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01be" officeooo:paragraph-rsid="001401be"/>
    </style:style>
    <style:style style:name="P2" style:family="paragraph" style:parent-style-name="Standard">
      <style:text-properties officeooo:rsid="001401be" officeooo:paragraph-rsid="001556d6"/>
    </style:style>
    <style:style style:name="P3" style:family="paragraph" style:parent-style-name="Standard">
      <style:text-properties officeooo:rsid="001401be" officeooo:paragraph-rsid="0017370a"/>
    </style:style>
    <style:style style:name="P4" style:family="paragraph" style:parent-style-name="Standard">
      <style:text-properties officeooo:rsid="001401be" officeooo:paragraph-rsid="0017a0e7"/>
    </style:style>
    <style:style style:name="P5" style:family="paragraph" style:parent-style-name="Standard">
      <style:text-properties officeooo:rsid="001401be" officeooo:paragraph-rsid="0022f836"/>
    </style:style>
    <style:style style:name="P6" style:family="paragraph" style:parent-style-name="Standard">
      <style:text-properties officeooo:rsid="001401be" officeooo:paragraph-rsid="00233050"/>
    </style:style>
    <style:style style:name="P7" style:family="paragraph" style:parent-style-name="Standard">
      <style:text-properties officeooo:rsid="0017370a" officeooo:paragraph-rsid="0017370a"/>
    </style:style>
    <style:style style:name="P8" style:family="paragraph" style:parent-style-name="Standard">
      <style:text-properties officeooo:rsid="00173f5f" officeooo:paragraph-rsid="00173f5f"/>
    </style:style>
    <style:style style:name="P9" style:family="paragraph" style:parent-style-name="Standard">
      <style:text-properties officeooo:rsid="00173f5f" officeooo:paragraph-rsid="001dfdca"/>
    </style:style>
    <style:style style:name="P10" style:family="paragraph" style:parent-style-name="Standard">
      <style:text-properties officeooo:rsid="00173f5f" officeooo:paragraph-rsid="001e27b2"/>
    </style:style>
    <style:style style:name="P11" style:family="paragraph" style:parent-style-name="Standard">
      <style:text-properties officeooo:rsid="0017a0e7" officeooo:paragraph-rsid="0017a0e7"/>
    </style:style>
    <style:style style:name="P12" style:family="paragraph" style:parent-style-name="Standard">
      <style:text-properties officeooo:rsid="0017a0e7" officeooo:paragraph-rsid="001e27b2"/>
    </style:style>
    <style:style style:name="P13" style:family="paragraph" style:parent-style-name="Standard">
      <style:text-properties officeooo:rsid="0016474f" officeooo:paragraph-rsid="001b5125"/>
    </style:style>
    <style:style style:name="P14" style:family="paragraph" style:parent-style-name="Standard">
      <style:text-properties officeooo:rsid="001d6972" officeooo:paragraph-rsid="001d6972"/>
    </style:style>
    <style:style style:name="P15" style:family="paragraph" style:parent-style-name="Standard">
      <style:text-properties officeooo:rsid="001dfdca" officeooo:paragraph-rsid="001dfdca"/>
    </style:style>
    <style:style style:name="P16" style:family="paragraph" style:parent-style-name="Standard">
      <style:text-properties officeooo:rsid="001fe429" officeooo:paragraph-rsid="001401be"/>
    </style:style>
    <style:style style:name="P17" style:family="paragraph" style:parent-style-name="Standard">
      <style:text-properties officeooo:rsid="001fe429" officeooo:paragraph-rsid="00233050"/>
    </style:style>
    <style:style style:name="P18" style:family="paragraph" style:parent-style-name="Standard">
      <style:text-properties officeooo:rsid="00b3bc45" officeooo:paragraph-rsid="0025b4bb"/>
    </style:style>
    <style:style style:name="P19" style:family="paragraph" style:parent-style-name="Standard">
      <style:text-properties officeooo:rsid="00a348dc" officeooo:paragraph-rsid="0025b4bb"/>
    </style:style>
    <style:style style:name="P20" style:family="paragraph" style:parent-style-name="Standard">
      <style:text-properties officeooo:rsid="00a3fdb2" officeooo:paragraph-rsid="0025b4bb"/>
    </style:style>
    <style:style style:name="P21" style:family="paragraph" style:parent-style-name="Standard">
      <style:text-properties officeooo:rsid="00a574c6" officeooo:paragraph-rsid="0025b4bb"/>
    </style:style>
    <style:style style:name="P22" style:family="paragraph" style:parent-style-name="Standard">
      <style:text-properties officeooo:rsid="00a6a1d7" officeooo:paragraph-rsid="0025b4bb"/>
    </style:style>
    <style:style style:name="P23" style:family="paragraph" style:parent-style-name="Standard">
      <style:text-properties officeooo:rsid="00a7f889" officeooo:paragraph-rsid="0025b4bb"/>
    </style:style>
    <style:style style:name="P24" style:family="paragraph" style:parent-style-name="Standard">
      <style:text-properties officeooo:rsid="00a816c7" officeooo:paragraph-rsid="0025b4bb"/>
    </style:style>
    <style:style style:name="P25" style:family="paragraph" style:parent-style-name="Standard">
      <style:text-properties officeooo:rsid="00a9e5d1" officeooo:paragraph-rsid="0025b4bb"/>
    </style:style>
    <style:style style:name="P26" style:family="paragraph" style:parent-style-name="Standard">
      <style:text-properties officeooo:rsid="00aae1a7" officeooo:paragraph-rsid="0025b4bb"/>
    </style:style>
    <style:style style:name="P27" style:family="paragraph" style:parent-style-name="Standard">
      <style:text-properties officeooo:rsid="00ab1234" officeooo:paragraph-rsid="0025b4bb"/>
    </style:style>
    <style:style style:name="P28" style:family="paragraph" style:parent-style-name="Standard">
      <style:text-properties officeooo:rsid="00ac7fb2" officeooo:paragraph-rsid="0025b4bb"/>
    </style:style>
    <style:style style:name="P29" style:family="paragraph" style:parent-style-name="Standard">
      <style:text-properties officeooo:rsid="00ae16dc" officeooo:paragraph-rsid="0025b4bb"/>
    </style:style>
    <style:style style:name="P30" style:family="paragraph" style:parent-style-name="Standard">
      <style:text-properties officeooo:rsid="00aeaaf1" officeooo:paragraph-rsid="0025b4bb"/>
    </style:style>
    <style:style style:name="P31" style:family="paragraph" style:parent-style-name="Standard">
      <style:text-properties officeooo:rsid="00aef52f" officeooo:paragraph-rsid="0025b4bb"/>
    </style:style>
    <style:style style:name="P32" style:family="paragraph" style:parent-style-name="Standard">
      <style:text-properties officeooo:rsid="00aef52f" officeooo:paragraph-rsid="005ead5f"/>
    </style:style>
    <style:style style:name="P33" style:family="paragraph" style:parent-style-name="Standard">
      <style:text-properties officeooo:rsid="00af2ec2" officeooo:paragraph-rsid="0025b4bb"/>
    </style:style>
    <style:style style:name="P34" style:family="paragraph" style:parent-style-name="Standard">
      <style:text-properties officeooo:rsid="00af2ec2" officeooo:paragraph-rsid="004fc4f5"/>
    </style:style>
    <style:style style:name="P35" style:family="paragraph" style:parent-style-name="Standard">
      <style:text-properties officeooo:rsid="00b0a158" officeooo:paragraph-rsid="0025b4bb"/>
    </style:style>
    <style:style style:name="P36" style:family="paragraph" style:parent-style-name="Standard">
      <style:text-properties officeooo:rsid="00b0a158" officeooo:paragraph-rsid="004fc4f5"/>
    </style:style>
    <style:style style:name="P37" style:family="paragraph" style:parent-style-name="Standard">
      <style:text-properties officeooo:rsid="00b47930" officeooo:paragraph-rsid="0025b4bb"/>
    </style:style>
    <style:style style:name="P38" style:family="paragraph" style:parent-style-name="Standard">
      <style:text-properties officeooo:rsid="00b5f4ae" officeooo:paragraph-rsid="0025b4bb"/>
    </style:style>
    <style:style style:name="P39" style:family="paragraph" style:parent-style-name="Standard">
      <style:text-properties officeooo:rsid="00b66133" officeooo:paragraph-rsid="0025b4bb"/>
    </style:style>
    <style:style style:name="P40" style:family="paragraph" style:parent-style-name="Standard">
      <style:text-properties officeooo:rsid="00b6d477" officeooo:paragraph-rsid="0025b4bb"/>
    </style:style>
    <style:style style:name="P41" style:family="paragraph" style:parent-style-name="Standard">
      <style:text-properties officeooo:rsid="00256ac3" officeooo:paragraph-rsid="0025b4bb"/>
    </style:style>
    <style:style style:name="P42" style:family="paragraph" style:parent-style-name="Standard">
      <style:text-properties officeooo:rsid="00b7edd0" officeooo:paragraph-rsid="0025b4bb"/>
    </style:style>
    <style:style style:name="P43" style:family="paragraph" style:parent-style-name="Standard">
      <style:text-properties officeooo:rsid="00b898f0" officeooo:paragraph-rsid="0025b4bb"/>
    </style:style>
    <style:style style:name="P44" style:family="paragraph" style:parent-style-name="Standard">
      <style:text-properties officeooo:rsid="00b8e395" officeooo:paragraph-rsid="0025b4bb"/>
    </style:style>
    <style:style style:name="P45" style:family="paragraph" style:parent-style-name="Standard">
      <style:text-properties officeooo:rsid="00ba33fc" officeooo:paragraph-rsid="0025b4bb"/>
    </style:style>
    <style:style style:name="P46" style:family="paragraph" style:parent-style-name="Standard">
      <style:text-properties officeooo:rsid="00bbf414" officeooo:paragraph-rsid="0025b4bb"/>
    </style:style>
    <style:style style:name="P47" style:family="paragraph" style:parent-style-name="Standard">
      <style:text-properties officeooo:rsid="00bbf414" officeooo:paragraph-rsid="0072d913"/>
    </style:style>
    <style:style style:name="P48" style:family="paragraph" style:parent-style-name="Standard">
      <style:text-properties officeooo:rsid="00bd3075" officeooo:paragraph-rsid="0025b4bb"/>
    </style:style>
    <style:style style:name="P49" style:family="paragraph" style:parent-style-name="Standard">
      <style:text-properties fo:font-weight="bold" officeooo:rsid="008ddd3b" officeooo:paragraph-rsid="0026c722" style:font-weight-asian="bold" style:font-weight-complex="bold"/>
    </style:style>
    <style:style style:name="P50" style:family="paragraph" style:parent-style-name="Standard">
      <style:text-properties fo:font-style="normal" fo:font-weight="normal" officeooo:rsid="00df2724" officeooo:paragraph-rsid="0026c722" style:font-style-asian="normal" style:font-weight-asian="normal" style:font-style-complex="normal" style:font-weight-complex="normal"/>
    </style:style>
    <style:style style:name="P51" style:family="paragraph" style:parent-style-name="Standard">
      <style:text-properties fo:font-style="normal" fo:font-weight="normal" officeooo:rsid="00baba40" officeooo:paragraph-rsid="0026c722" style:font-style-asian="normal" style:font-weight-asian="normal" style:font-style-complex="normal" style:font-weight-complex="normal"/>
    </style:style>
    <style:style style:name="P52" style:family="paragraph" style:parent-style-name="Standard">
      <style:text-properties fo:font-style="normal" fo:font-weight="normal" officeooo:rsid="00bb28cd" officeooo:paragraph-rsid="0026c722" style:font-style-asian="normal" style:font-weight-asian="normal" style:font-style-complex="normal" style:font-weight-complex="normal"/>
    </style:style>
    <style:style style:name="P53" style:family="paragraph" style:parent-style-name="Standard">
      <style:text-properties fo:font-style="normal" fo:font-weight="normal" officeooo:rsid="00bb973d" officeooo:paragraph-rsid="0026c722" style:font-style-asian="normal" style:font-weight-asian="normal" style:font-style-complex="normal" style:font-weight-complex="normal"/>
    </style:style>
    <style:style style:name="P54" style:family="paragraph" style:parent-style-name="Standard">
      <style:text-properties fo:font-style="normal" fo:font-weight="normal" officeooo:rsid="00bc3d51" officeooo:paragraph-rsid="0026c722" style:font-style-asian="normal" style:font-weight-asian="normal" style:font-style-complex="normal" style:font-weight-complex="normal"/>
    </style:style>
    <style:style style:name="P55" style:family="paragraph" style:parent-style-name="Standard">
      <style:text-properties fo:font-style="normal" fo:font-weight="normal" officeooo:rsid="00bc5286" officeooo:paragraph-rsid="0026c722" style:font-style-asian="normal" style:font-weight-asian="normal" style:font-style-complex="normal" style:font-weight-complex="normal"/>
    </style:style>
    <style:style style:name="P56" style:family="paragraph" style:parent-style-name="Standard">
      <style:text-properties fo:font-style="normal" fo:font-weight="normal" officeooo:rsid="00be12ce" officeooo:paragraph-rsid="0026c722" style:font-style-asian="normal" style:font-weight-asian="normal" style:font-style-complex="normal" style:font-weight-complex="normal"/>
    </style:style>
    <style:style style:name="P57" style:family="paragraph" style:parent-style-name="Standard">
      <style:text-properties fo:font-style="normal" fo:font-weight="normal" officeooo:rsid="00beed92" officeooo:paragraph-rsid="0026c722" style:font-style-asian="normal" style:font-weight-asian="normal" style:font-style-complex="normal" style:font-weight-complex="normal"/>
    </style:style>
    <style:style style:name="P58" style:family="paragraph" style:parent-style-name="Standard">
      <style:text-properties fo:font-style="normal" fo:font-weight="normal" officeooo:rsid="00bf1ee2" officeooo:paragraph-rsid="0026c722" style:font-style-asian="normal" style:font-weight-asian="normal" style:font-style-complex="normal" style:font-weight-complex="normal"/>
    </style:style>
    <style:style style:name="P59" style:family="paragraph" style:parent-style-name="Standard">
      <style:text-properties fo:font-style="normal" fo:font-weight="normal" officeooo:rsid="00bfa8e2" officeooo:paragraph-rsid="0026c722" style:font-style-asian="normal" style:font-weight-asian="normal" style:font-style-complex="normal" style:font-weight-complex="normal"/>
    </style:style>
    <style:style style:name="P60" style:family="paragraph" style:parent-style-name="Standard">
      <style:text-properties fo:font-style="normal" fo:font-weight="normal" officeooo:rsid="00c06aa2" officeooo:paragraph-rsid="0026c722" style:font-style-asian="normal" style:font-weight-asian="normal" style:font-style-complex="normal" style:font-weight-complex="normal"/>
    </style:style>
    <style:style style:name="P61" style:family="paragraph" style:parent-style-name="Standard">
      <style:text-properties fo:font-style="normal" fo:font-weight="normal" officeooo:rsid="00c07ce4" officeooo:paragraph-rsid="0026c722" style:font-style-asian="normal" style:font-weight-asian="normal" style:font-style-complex="normal" style:font-weight-complex="normal"/>
    </style:style>
    <style:style style:name="P62" style:family="paragraph" style:parent-style-name="Standard">
      <style:text-properties fo:font-style="normal" fo:font-weight="normal" officeooo:rsid="00c1e106" officeooo:paragraph-rsid="0026c722" style:font-style-asian="normal" style:font-weight-asian="normal" style:font-style-complex="normal" style:font-weight-complex="normal"/>
    </style:style>
    <style:style style:name="P63" style:family="paragraph" style:parent-style-name="Standard">
      <style:text-properties fo:font-style="normal" fo:font-weight="normal" officeooo:rsid="00c3b218" officeooo:paragraph-rsid="0026c722" style:font-style-asian="normal" style:font-weight-asian="normal" style:font-style-complex="normal" style:font-weight-complex="normal"/>
    </style:style>
    <style:style style:name="P64" style:family="paragraph" style:parent-style-name="Standard">
      <style:text-properties fo:font-style="normal" fo:font-weight="normal" officeooo:rsid="00c42746" officeooo:paragraph-rsid="0026c722" style:font-style-asian="normal" style:font-weight-asian="normal" style:font-style-complex="normal" style:font-weight-complex="normal"/>
    </style:style>
    <style:style style:name="P65" style:family="paragraph" style:parent-style-name="Standard">
      <style:text-properties fo:font-style="normal" fo:font-weight="normal" officeooo:rsid="00c5328e" officeooo:paragraph-rsid="0026c722" style:font-style-asian="normal" style:font-weight-asian="normal" style:font-style-complex="normal" style:font-weight-complex="normal"/>
    </style:style>
    <style:style style:name="P66" style:family="paragraph" style:parent-style-name="Standard">
      <style:text-properties fo:font-style="normal" fo:font-weight="normal" officeooo:rsid="00c6159f" officeooo:paragraph-rsid="0026c722" style:font-style-asian="normal" style:font-weight-asian="normal" style:font-style-complex="normal" style:font-weight-complex="normal"/>
    </style:style>
    <style:style style:name="P67" style:family="paragraph" style:parent-style-name="Standard">
      <style:text-properties fo:font-style="normal" fo:font-weight="normal" officeooo:rsid="00c62521" officeooo:paragraph-rsid="0026c722" style:font-style-asian="normal" style:font-weight-asian="normal" style:font-style-complex="normal" style:font-weight-complex="normal"/>
    </style:style>
    <style:style style:name="P68" style:family="paragraph" style:parent-style-name="Standard">
      <style:text-properties fo:font-style="normal" fo:font-weight="normal" officeooo:rsid="00c7f31c" officeooo:paragraph-rsid="0026c722" style:font-style-asian="normal" style:font-weight-asian="normal" style:font-style-complex="normal" style:font-weight-complex="normal"/>
    </style:style>
    <style:style style:name="P69" style:family="paragraph" style:parent-style-name="Standard">
      <style:text-properties fo:font-style="normal" fo:font-weight="normal" officeooo:rsid="00c959e7" officeooo:paragraph-rsid="0026c722" style:font-style-asian="normal" style:font-weight-asian="normal" style:font-style-complex="normal" style:font-weight-complex="normal"/>
    </style:style>
    <style:style style:name="P70" style:family="paragraph" style:parent-style-name="Standard">
      <style:text-properties fo:font-style="normal" fo:font-weight="normal" officeooo:rsid="00ca7979" officeooo:paragraph-rsid="0026c722" style:font-style-asian="normal" style:font-weight-asian="normal" style:font-style-complex="normal" style:font-weight-complex="normal"/>
    </style:style>
    <style:style style:name="P71" style:family="paragraph" style:parent-style-name="Standard">
      <style:text-properties fo:font-style="normal" fo:font-weight="normal" officeooo:rsid="00cb4f3c" officeooo:paragraph-rsid="0026c722" style:font-style-asian="normal" style:font-weight-asian="normal" style:font-style-complex="normal" style:font-weight-complex="normal"/>
    </style:style>
    <style:style style:name="P72" style:family="paragraph" style:parent-style-name="Standard">
      <style:text-properties fo:font-style="normal" fo:font-weight="normal" officeooo:rsid="00cd3c99" officeooo:paragraph-rsid="0026c722" style:font-style-asian="normal" style:font-weight-asian="normal" style:font-style-complex="normal" style:font-weight-complex="normal"/>
    </style:style>
    <style:style style:name="P73" style:family="paragraph" style:parent-style-name="Standard">
      <style:text-properties fo:font-style="normal" fo:font-weight="normal" officeooo:rsid="00ced52e" officeooo:paragraph-rsid="0026c722" style:font-style-asian="normal" style:font-weight-asian="normal" style:font-style-complex="normal" style:font-weight-complex="normal"/>
    </style:style>
    <style:style style:name="P74" style:family="paragraph" style:parent-style-name="Standard">
      <style:text-properties fo:font-style="normal" fo:font-weight="normal" officeooo:rsid="00cf3102" officeooo:paragraph-rsid="0026c722" style:font-style-asian="normal" style:font-weight-asian="normal" style:font-style-complex="normal" style:font-weight-complex="normal"/>
    </style:style>
    <style:style style:name="P75" style:family="paragraph" style:parent-style-name="Standard">
      <style:text-properties fo:font-style="normal" fo:font-weight="normal" officeooo:rsid="00d0baee" officeooo:paragraph-rsid="0026c722" style:font-style-asian="normal" style:font-weight-asian="normal" style:font-style-complex="normal" style:font-weight-complex="normal"/>
    </style:style>
    <style:style style:name="P76" style:family="paragraph" style:parent-style-name="Standard">
      <style:text-properties fo:font-style="normal" fo:font-weight="normal" officeooo:rsid="00d21297" officeooo:paragraph-rsid="0026c722" style:font-style-asian="normal" style:font-weight-asian="normal" style:font-style-complex="normal" style:font-weight-complex="normal"/>
    </style:style>
    <style:style style:name="P77" style:family="paragraph" style:parent-style-name="Standard">
      <style:text-properties fo:font-style="normal" fo:font-weight="normal" officeooo:rsid="00d32213" officeooo:paragraph-rsid="0026c722" style:font-style-asian="normal" style:font-weight-asian="normal" style:font-style-complex="normal" style:font-weight-complex="normal"/>
    </style:style>
    <style:style style:name="P78" style:family="paragraph" style:parent-style-name="Standard">
      <style:text-properties fo:font-style="normal" fo:font-weight="normal" officeooo:rsid="00d4ff90" officeooo:paragraph-rsid="0026c722" style:font-style-asian="normal" style:font-weight-asian="normal" style:font-style-complex="normal" style:font-weight-complex="normal"/>
    </style:style>
    <style:style style:name="P79" style:family="paragraph" style:parent-style-name="Standard">
      <style:text-properties fo:font-style="normal" fo:font-weight="normal" officeooo:rsid="00d5695d" officeooo:paragraph-rsid="0026c722" style:font-style-asian="normal" style:font-weight-asian="normal" style:font-style-complex="normal" style:font-weight-complex="normal"/>
    </style:style>
    <style:style style:name="P80" style:family="paragraph" style:parent-style-name="Standard">
      <style:text-properties fo:font-style="normal" fo:font-weight="normal" officeooo:rsid="00d69a82" officeooo:paragraph-rsid="0026c722" style:font-style-asian="normal" style:font-weight-asian="normal" style:font-style-complex="normal" style:font-weight-complex="normal"/>
    </style:style>
    <style:style style:name="P81" style:family="paragraph" style:parent-style-name="Standard">
      <style:text-properties fo:font-style="normal" fo:font-weight="normal" officeooo:rsid="00d74017" officeooo:paragraph-rsid="0026c722" style:font-style-asian="normal" style:font-weight-asian="normal" style:font-style-complex="normal" style:font-weight-complex="normal"/>
    </style:style>
    <style:style style:name="P82" style:family="paragraph" style:parent-style-name="Standard">
      <style:text-properties fo:font-style="normal" fo:font-weight="normal" officeooo:rsid="00d80efe" officeooo:paragraph-rsid="0026c722" style:font-style-asian="normal" style:font-weight-asian="normal" style:font-style-complex="normal" style:font-weight-complex="normal"/>
    </style:style>
    <style:style style:name="P83" style:family="paragraph" style:parent-style-name="Standard">
      <style:text-properties fo:font-style="normal" fo:font-weight="normal" officeooo:rsid="00d8ddcf" officeooo:paragraph-rsid="0026c722" style:font-style-asian="normal" style:font-weight-asian="normal" style:font-style-complex="normal" style:font-weight-complex="normal"/>
    </style:style>
    <style:style style:name="P84" style:family="paragraph" style:parent-style-name="Standard">
      <style:text-properties fo:font-style="normal" fo:font-weight="normal" officeooo:rsid="00daa6a3" officeooo:paragraph-rsid="0026c722" style:font-style-asian="normal" style:font-weight-asian="normal" style:font-style-complex="normal" style:font-weight-complex="normal"/>
    </style:style>
    <style:style style:name="P85" style:family="paragraph" style:parent-style-name="Standard">
      <style:text-properties fo:font-style="normal" fo:font-weight="normal" officeooo:rsid="00dc00c2" officeooo:paragraph-rsid="0026c722" style:font-style-asian="normal" style:font-weight-asian="normal" style:font-style-complex="normal" style:font-weight-complex="normal"/>
    </style:style>
    <style:style style:name="P86" style:family="paragraph" style:parent-style-name="Standard">
      <style:text-properties fo:font-style="normal" fo:font-weight="normal" officeooo:rsid="00dc2e96" officeooo:paragraph-rsid="0026c722" style:font-style-asian="normal" style:font-weight-asian="normal" style:font-style-complex="normal" style:font-weight-complex="normal"/>
    </style:style>
    <style:style style:name="P87" style:family="paragraph" style:parent-style-name="Standard">
      <style:text-properties fo:font-style="normal" fo:font-weight="normal" officeooo:rsid="00ddac28" officeooo:paragraph-rsid="0026c722" style:font-style-asian="normal" style:font-weight-asian="normal" style:font-style-complex="normal" style:font-weight-complex="normal"/>
    </style:style>
    <style:style style:name="P88" style:family="paragraph" style:parent-style-name="Standard">
      <style:text-properties fo:font-style="normal" fo:font-weight="normal" officeooo:rsid="00de4846" officeooo:paragraph-rsid="0026c722" style:font-style-asian="normal" style:font-weight-asian="normal" style:font-style-complex="normal" style:font-weight-complex="normal"/>
    </style:style>
    <style:style style:name="P89" style:family="paragraph" style:parent-style-name="Standard">
      <style:text-properties fo:font-style="normal" fo:font-weight="normal" officeooo:rsid="00df10be" officeooo:paragraph-rsid="0026c722" style:font-style-asian="normal" style:font-weight-asian="normal" style:font-style-complex="normal" style:font-weight-complex="normal"/>
    </style:style>
    <style:style style:name="P90" style:family="paragraph" style:parent-style-name="Standard">
      <style:text-properties fo:font-style="normal" fo:font-weight="normal" officeooo:rsid="00df2a53" officeooo:paragraph-rsid="0026c722" style:font-style-asian="normal" style:font-weight-asian="normal" style:font-style-complex="normal" style:font-weight-complex="normal"/>
    </style:style>
    <style:style style:name="P91" style:family="paragraph" style:parent-style-name="Standard">
      <style:text-properties fo:font-style="normal" fo:font-weight="normal" officeooo:rsid="00e05ba7" officeooo:paragraph-rsid="0026c722" style:font-style-asian="normal" style:font-weight-asian="normal" style:font-style-complex="normal" style:font-weight-complex="normal"/>
    </style:style>
    <style:style style:name="P92" style:family="paragraph" style:parent-style-name="Standard">
      <style:text-properties fo:font-style="normal" fo:font-weight="normal" officeooo:rsid="00e0fba5" officeooo:paragraph-rsid="0026c722" style:font-style-asian="normal" style:font-weight-asian="normal" style:font-style-complex="normal" style:font-weight-complex="normal"/>
    </style:style>
    <style:style style:name="P93" style:family="paragraph" style:parent-style-name="Standard">
      <style:text-properties fo:font-style="normal" fo:font-weight="normal" officeooo:rsid="00e2110a" officeooo:paragraph-rsid="0026c722" style:font-style-asian="normal" style:font-weight-asian="normal" style:font-style-complex="normal" style:font-weight-complex="normal"/>
    </style:style>
    <style:style style:name="P94" style:family="paragraph" style:parent-style-name="Standard">
      <style:text-properties fo:font-style="normal" fo:font-weight="normal" officeooo:rsid="00e31d4d" officeooo:paragraph-rsid="0026c722" style:font-style-asian="normal" style:font-weight-asian="normal" style:font-style-complex="normal" style:font-weight-complex="normal"/>
    </style:style>
    <style:style style:name="P95" style:family="paragraph" style:parent-style-name="Standard">
      <style:text-properties fo:font-style="normal" fo:font-weight="normal" officeooo:rsid="00e34393" officeooo:paragraph-rsid="0026c722" style:font-style-asian="normal" style:font-weight-asian="normal" style:font-style-complex="normal" style:font-weight-complex="normal"/>
    </style:style>
    <style:style style:name="P96" style:family="paragraph" style:parent-style-name="Standard">
      <style:text-properties fo:font-style="normal" fo:font-weight="normal" officeooo:rsid="00e3a954" officeooo:paragraph-rsid="0026c722" style:font-style-asian="normal" style:font-weight-asian="normal" style:font-style-complex="normal" style:font-weight-complex="normal"/>
    </style:style>
    <style:style style:name="P97" style:family="paragraph" style:parent-style-name="Standard">
      <style:text-properties fo:font-style="normal" fo:font-weight="normal" officeooo:rsid="00e723e2" officeooo:paragraph-rsid="0026c722" style:font-style-asian="normal" style:font-weight-asian="normal" style:font-style-complex="normal" style:font-weight-complex="normal"/>
    </style:style>
    <style:style style:name="P98" style:family="paragraph" style:parent-style-name="Standard">
      <style:text-properties fo:font-style="normal" fo:font-weight="normal" officeooo:rsid="00e3abcc" officeooo:paragraph-rsid="0026c722" style:font-style-asian="normal" style:font-weight-asian="normal" style:font-style-complex="normal" style:font-weight-complex="normal"/>
    </style:style>
    <style:style style:name="P99" style:family="paragraph" style:parent-style-name="Standard">
      <style:text-properties fo:font-style="normal" fo:font-weight="normal" officeooo:rsid="00e44c6e" officeooo:paragraph-rsid="0026c722" style:font-style-asian="normal" style:font-weight-asian="normal" style:font-style-complex="normal" style:font-weight-complex="normal"/>
    </style:style>
    <style:style style:name="P100" style:family="paragraph" style:parent-style-name="Standard">
      <style:text-properties fo:font-style="normal" fo:font-weight="normal" officeooo:rsid="00e8bf2c" officeooo:paragraph-rsid="0026c722" style:font-style-asian="normal" style:font-weight-asian="normal" style:font-style-complex="normal" style:font-weight-complex="normal"/>
    </style:style>
    <style:style style:name="P101" style:family="paragraph" style:parent-style-name="Standard">
      <style:text-properties fo:font-style="normal" fo:font-weight="normal" officeooo:rsid="00e91b0e" officeooo:paragraph-rsid="0026c722" style:font-style-asian="normal" style:font-weight-asian="normal" style:font-style-complex="normal" style:font-weight-complex="normal"/>
    </style:style>
    <style:style style:name="P102" style:family="paragraph" style:parent-style-name="Standard">
      <style:text-properties fo:font-style="normal" fo:font-weight="normal" officeooo:rsid="00b8738b" officeooo:paragraph-rsid="0026c722" style:font-style-asian="normal" style:font-weight-asian="normal" style:font-style-complex="normal" style:font-weight-complex="normal"/>
    </style:style>
    <style:style style:name="P103" style:family="paragraph" style:parent-style-name="Standard">
      <style:text-properties fo:font-style="normal" fo:font-weight="normal" officeooo:rsid="0089f440" officeooo:paragraph-rsid="0026c722" style:font-style-asian="normal" style:font-weight-asian="normal" style:font-style-complex="normal" style:font-weight-complex="normal"/>
    </style:style>
    <style:style style:name="P104" style:family="paragraph" style:parent-style-name="Standard">
      <style:text-properties fo:font-style="normal" fo:font-weight="normal" officeooo:rsid="008b93d3" officeooo:paragraph-rsid="0026c722" style:font-style-asian="normal" style:font-weight-asian="normal" style:font-style-complex="normal" style:font-weight-complex="normal"/>
    </style:style>
    <style:style style:name="P105" style:family="paragraph" style:parent-style-name="Standard">
      <style:text-properties fo:font-style="normal" fo:font-weight="normal" officeooo:rsid="008bc763" officeooo:paragraph-rsid="0026c722" style:font-style-asian="normal" style:font-weight-asian="normal" style:font-style-complex="normal" style:font-weight-complex="normal"/>
    </style:style>
    <style:style style:name="P106" style:family="paragraph" style:parent-style-name="Standard">
      <style:text-properties fo:font-style="normal" fo:font-weight="normal" officeooo:rsid="008caac0" officeooo:paragraph-rsid="0026c722" style:font-style-asian="normal" style:font-weight-asian="normal" style:font-style-complex="normal" style:font-weight-complex="normal"/>
    </style:style>
    <style:style style:name="P107" style:family="paragraph" style:parent-style-name="Standard">
      <style:text-properties fo:font-style="normal" fo:font-weight="normal" officeooo:rsid="008e58f0" officeooo:paragraph-rsid="0026c722" style:font-style-asian="normal" style:font-weight-asian="normal" style:font-style-complex="normal" style:font-weight-complex="normal"/>
    </style:style>
    <style:style style:name="P108" style:family="paragraph" style:parent-style-name="Standard">
      <style:text-properties fo:font-style="normal" fo:font-weight="normal" officeooo:rsid="008e7984" officeooo:paragraph-rsid="0026c722" style:font-style-asian="normal" style:font-weight-asian="normal" style:font-style-complex="normal" style:font-weight-complex="normal"/>
    </style:style>
    <style:style style:name="P109" style:family="paragraph" style:parent-style-name="Standard">
      <style:text-properties fo:font-style="normal" fo:font-weight="normal" officeooo:rsid="008f11be" officeooo:paragraph-rsid="0026c722" style:font-style-asian="normal" style:font-weight-asian="normal" style:font-style-complex="normal" style:font-weight-complex="normal"/>
    </style:style>
    <style:style style:name="P110" style:family="paragraph" style:parent-style-name="Standard">
      <style:text-properties fo:font-style="normal" fo:font-weight="normal" officeooo:rsid="0090bc77" officeooo:paragraph-rsid="0026c722" style:font-style-asian="normal" style:font-weight-asian="normal" style:font-style-complex="normal" style:font-weight-complex="normal"/>
    </style:style>
    <style:style style:name="P111" style:family="paragraph" style:parent-style-name="Standard">
      <style:text-properties fo:font-style="normal" fo:font-weight="normal" officeooo:rsid="009103ef" officeooo:paragraph-rsid="0026c722" style:font-style-asian="normal" style:font-weight-asian="normal" style:font-style-complex="normal" style:font-weight-complex="normal"/>
    </style:style>
    <style:style style:name="P112" style:family="paragraph" style:parent-style-name="Standard">
      <style:text-properties fo:font-style="normal" fo:font-weight="normal" officeooo:rsid="00922a32" officeooo:paragraph-rsid="0026c722" style:font-style-asian="normal" style:font-weight-asian="normal" style:font-style-complex="normal" style:font-weight-complex="normal"/>
    </style:style>
    <style:style style:name="P113" style:family="paragraph" style:parent-style-name="Standard">
      <style:text-properties fo:font-style="normal" fo:font-weight="normal" officeooo:rsid="0093f470" officeooo:paragraph-rsid="0026c722" style:font-style-asian="normal" style:font-weight-asian="normal" style:font-style-complex="normal" style:font-weight-complex="normal"/>
    </style:style>
    <style:style style:name="P114" style:family="paragraph" style:parent-style-name="Standard">
      <style:text-properties fo:font-style="normal" fo:font-weight="normal" officeooo:rsid="0094c4ae" officeooo:paragraph-rsid="0026c722" style:font-style-asian="normal" style:font-weight-asian="normal" style:font-style-complex="normal" style:font-weight-complex="normal"/>
    </style:style>
    <style:style style:name="P115" style:family="paragraph" style:parent-style-name="Standard">
      <style:text-properties fo:font-style="normal" fo:font-weight="normal" officeooo:rsid="0095061b" officeooo:paragraph-rsid="0026c722" style:font-style-asian="normal" style:font-weight-asian="normal" style:font-style-complex="normal" style:font-weight-complex="normal"/>
    </style:style>
    <style:style style:name="P116" style:family="paragraph" style:parent-style-name="Standard">
      <style:text-properties fo:font-style="normal" fo:font-weight="normal" officeooo:rsid="00960d69" officeooo:paragraph-rsid="0026c722" style:font-style-asian="normal" style:font-weight-asian="normal" style:font-style-complex="normal" style:font-weight-complex="normal"/>
    </style:style>
    <style:style style:name="P117" style:family="paragraph" style:parent-style-name="Standard">
      <style:text-properties fo:font-style="normal" fo:font-weight="normal" officeooo:rsid="009871da" officeooo:paragraph-rsid="0026c722" style:font-style-asian="normal" style:font-weight-asian="normal" style:font-style-complex="normal" style:font-weight-complex="normal"/>
    </style:style>
    <style:style style:name="P118" style:family="paragraph" style:parent-style-name="Standard">
      <style:text-properties fo:font-style="normal" fo:font-weight="normal" officeooo:rsid="0098c8e9" officeooo:paragraph-rsid="0026c722" style:font-style-asian="normal" style:font-weight-asian="normal" style:font-style-complex="normal" style:font-weight-complex="normal"/>
    </style:style>
    <style:style style:name="P119" style:family="paragraph" style:parent-style-name="Standard">
      <style:text-properties fo:font-style="normal" fo:font-weight="normal" officeooo:rsid="009a9276" officeooo:paragraph-rsid="0026c722" style:font-style-asian="normal" style:font-weight-asian="normal" style:font-style-complex="normal" style:font-weight-complex="normal"/>
    </style:style>
    <style:style style:name="P120" style:family="paragraph" style:parent-style-name="Standard">
      <style:text-properties fo:font-style="normal" fo:font-weight="normal" officeooo:rsid="009bf2f1" officeooo:paragraph-rsid="0026c722" style:font-style-asian="normal" style:font-weight-asian="normal" style:font-style-complex="normal" style:font-weight-complex="normal"/>
    </style:style>
    <style:style style:name="P121" style:family="paragraph" style:parent-style-name="Standard">
      <style:text-properties fo:font-style="normal" fo:font-weight="normal" officeooo:rsid="009ce934" officeooo:paragraph-rsid="0026c722" style:font-style-asian="normal" style:font-weight-asian="normal" style:font-style-complex="normal" style:font-weight-complex="normal"/>
    </style:style>
    <style:style style:name="P122" style:family="paragraph" style:parent-style-name="Standard">
      <style:text-properties fo:font-style="normal" fo:font-weight="normal" officeooo:rsid="009e4b4e" officeooo:paragraph-rsid="0026c722" style:font-style-asian="normal" style:font-weight-asian="normal" style:font-style-complex="normal" style:font-weight-complex="normal"/>
    </style:style>
    <style:style style:name="P123" style:family="paragraph" style:parent-style-name="Standard">
      <style:text-properties fo:font-style="normal" fo:font-weight="normal" officeooo:rsid="009fddf6" officeooo:paragraph-rsid="0026c722" style:font-style-asian="normal" style:font-weight-asian="normal" style:font-style-complex="normal" style:font-weight-complex="normal"/>
    </style:style>
    <style:style style:name="P124" style:family="paragraph" style:parent-style-name="Standard">
      <style:text-properties fo:font-style="normal" fo:font-weight="normal" officeooo:rsid="00a18924" officeooo:paragraph-rsid="0026c722" style:font-style-asian="normal" style:font-weight-asian="normal" style:font-style-complex="normal" style:font-weight-complex="normal"/>
    </style:style>
    <style:style style:name="P125" style:family="paragraph" style:parent-style-name="Standard">
      <style:text-properties fo:font-style="normal" fo:font-weight="normal" officeooo:rsid="00a194d5" officeooo:paragraph-rsid="0026c722" style:font-style-asian="normal" style:font-weight-asian="normal" style:font-style-complex="normal" style:font-weight-complex="normal"/>
    </style:style>
    <style:style style:name="P126" style:family="paragraph" style:parent-style-name="Standard">
      <style:text-properties fo:font-style="normal" fo:font-weight="normal" officeooo:rsid="00a3476f" officeooo:paragraph-rsid="0026c722" style:font-style-asian="normal" style:font-weight-asian="normal" style:font-style-complex="normal" style:font-weight-complex="normal"/>
    </style:style>
    <style:style style:name="P127" style:family="paragraph" style:parent-style-name="Standard">
      <style:text-properties fo:font-style="normal" fo:font-weight="normal" officeooo:rsid="00a50baa" officeooo:paragraph-rsid="0026c722" style:font-style-asian="normal" style:font-weight-asian="normal" style:font-style-complex="normal" style:font-weight-complex="normal"/>
    </style:style>
    <style:style style:name="P128" style:family="paragraph" style:parent-style-name="Standard">
      <style:text-properties fo:font-style="normal" fo:font-weight="normal" officeooo:rsid="00a5a4f7" officeooo:paragraph-rsid="0026c722" style:font-style-asian="normal" style:font-weight-asian="normal" style:font-style-complex="normal" style:font-weight-complex="normal"/>
    </style:style>
    <style:style style:name="P129" style:family="paragraph" style:parent-style-name="Standard">
      <style:text-properties fo:font-style="normal" fo:font-weight="normal" officeooo:rsid="00a69fed" officeooo:paragraph-rsid="0026c722" style:font-style-asian="normal" style:font-weight-asian="normal" style:font-style-complex="normal" style:font-weight-complex="normal"/>
    </style:style>
    <style:style style:name="P130" style:family="paragraph" style:parent-style-name="Standard">
      <style:text-properties fo:font-style="normal" fo:font-weight="normal" officeooo:rsid="00a89e7f" officeooo:paragraph-rsid="0026c722" style:font-style-asian="normal" style:font-weight-asian="normal" style:font-style-complex="normal" style:font-weight-complex="normal"/>
    </style:style>
    <style:style style:name="P131" style:family="paragraph" style:parent-style-name="Standard">
      <style:text-properties fo:font-style="normal" fo:font-weight="normal" officeooo:rsid="00a8e669" officeooo:paragraph-rsid="0026c722" style:font-style-asian="normal" style:font-weight-asian="normal" style:font-style-complex="normal" style:font-weight-complex="normal"/>
    </style:style>
    <style:style style:name="P132" style:family="paragraph" style:parent-style-name="Standard">
      <style:text-properties fo:font-style="normal" fo:font-weight="normal" officeooo:rsid="00aa9696" officeooo:paragraph-rsid="0026c722" style:font-style-asian="normal" style:font-weight-asian="normal" style:font-style-complex="normal" style:font-weight-complex="normal"/>
    </style:style>
    <style:style style:name="P133" style:family="paragraph" style:parent-style-name="Standard">
      <style:text-properties fo:font-style="normal" fo:font-weight="normal" officeooo:rsid="00ab051b" officeooo:paragraph-rsid="0026c722" style:font-style-asian="normal" style:font-weight-asian="normal" style:font-style-complex="normal" style:font-weight-complex="normal"/>
    </style:style>
    <style:style style:name="P134" style:family="paragraph" style:parent-style-name="Standard">
      <style:text-properties fo:font-style="normal" fo:font-weight="normal" officeooo:rsid="00ac3564" officeooo:paragraph-rsid="0026c722" style:font-style-asian="normal" style:font-weight-asian="normal" style:font-style-complex="normal" style:font-weight-complex="normal"/>
    </style:style>
    <style:style style:name="P135" style:family="paragraph" style:parent-style-name="Standard">
      <style:text-properties fo:font-style="normal" fo:font-weight="normal" officeooo:rsid="00ad2aa1" officeooo:paragraph-rsid="0026c722" style:font-style-asian="normal" style:font-weight-asian="normal" style:font-style-complex="normal" style:font-weight-complex="normal"/>
    </style:style>
    <style:style style:name="P136" style:family="paragraph" style:parent-style-name="Standard">
      <style:text-properties fo:font-style="normal" fo:font-weight="normal" officeooo:rsid="00ad578b" officeooo:paragraph-rsid="0026c722" style:font-style-asian="normal" style:font-weight-asian="normal" style:font-style-complex="normal" style:font-weight-complex="normal"/>
    </style:style>
    <style:style style:name="P137" style:family="paragraph" style:parent-style-name="Standard">
      <style:text-properties fo:font-style="normal" fo:font-weight="normal" officeooo:rsid="00ad9026" officeooo:paragraph-rsid="0026c722" style:font-style-asian="normal" style:font-weight-asian="normal" style:font-style-complex="normal" style:font-weight-complex="normal"/>
    </style:style>
    <style:style style:name="P138" style:family="paragraph" style:parent-style-name="Standard">
      <style:text-properties fo:font-style="normal" fo:font-weight="normal" officeooo:rsid="00ae6225" officeooo:paragraph-rsid="0026c722" style:font-style-asian="normal" style:font-weight-asian="normal" style:font-style-complex="normal" style:font-weight-complex="normal"/>
    </style:style>
    <style:style style:name="P139" style:family="paragraph" style:parent-style-name="Standard">
      <style:text-properties fo:font-style="normal" fo:font-weight="normal" officeooo:rsid="00af99e7" officeooo:paragraph-rsid="0026c722" style:font-style-asian="normal" style:font-weight-asian="normal" style:font-style-complex="normal" style:font-weight-complex="normal"/>
    </style:style>
    <style:style style:name="P140" style:family="paragraph" style:parent-style-name="Standard">
      <style:text-properties fo:font-style="normal" fo:font-weight="normal" officeooo:rsid="00b0aad5" officeooo:paragraph-rsid="0026c722" style:font-style-asian="normal" style:font-weight-asian="normal" style:font-style-complex="normal" style:font-weight-complex="normal"/>
    </style:style>
    <style:style style:name="P141" style:family="paragraph" style:parent-style-name="Standard">
      <style:text-properties fo:font-style="normal" fo:font-weight="normal" officeooo:rsid="00b297cd" officeooo:paragraph-rsid="0026c722" style:font-style-asian="normal" style:font-weight-asian="normal" style:font-style-complex="normal" style:font-weight-complex="normal"/>
    </style:style>
    <style:style style:name="P142" style:family="paragraph" style:parent-style-name="Standard">
      <style:text-properties fo:font-style="normal" fo:font-weight="normal" officeooo:rsid="00b35b45" officeooo:paragraph-rsid="0026c722" style:font-style-asian="normal" style:font-weight-asian="normal" style:font-style-complex="normal" style:font-weight-complex="normal"/>
    </style:style>
    <style:style style:name="P143" style:family="paragraph" style:parent-style-name="Standard">
      <style:text-properties fo:font-style="normal" fo:font-weight="normal" officeooo:rsid="00b3a8f8" officeooo:paragraph-rsid="0026c722" style:font-style-asian="normal" style:font-weight-asian="normal" style:font-style-complex="normal" style:font-weight-complex="normal"/>
    </style:style>
    <style:style style:name="P144" style:family="paragraph" style:parent-style-name="Standard">
      <style:text-properties fo:font-style="normal" fo:font-weight="normal" officeooo:rsid="00b4368a" officeooo:paragraph-rsid="0026c722" style:font-style-asian="normal" style:font-weight-asian="normal" style:font-style-complex="normal" style:font-weight-complex="normal"/>
    </style:style>
    <style:style style:name="P145" style:family="paragraph" style:parent-style-name="Standard">
      <style:text-properties fo:font-style="normal" fo:font-weight="normal" officeooo:rsid="00b52a76" officeooo:paragraph-rsid="0026c722" style:font-style-asian="normal" style:font-weight-asian="normal" style:font-style-complex="normal" style:font-weight-complex="normal"/>
    </style:style>
    <style:style style:name="P146" style:family="paragraph" style:parent-style-name="Standard">
      <style:text-properties fo:font-style="normal" fo:font-weight="normal" officeooo:rsid="00b68f85" officeooo:paragraph-rsid="0026c722" style:font-style-asian="normal" style:font-weight-asian="normal" style:font-style-complex="normal" style:font-weight-complex="normal"/>
    </style:style>
    <style:style style:name="P147" style:family="paragraph" style:parent-style-name="Standard">
      <style:text-properties fo:font-style="normal" fo:font-weight="normal" officeooo:rsid="00b82bb6" officeooo:paragraph-rsid="0026c722" style:font-style-asian="normal" style:font-weight-asian="normal" style:font-style-complex="normal" style:font-weight-complex="normal"/>
    </style:style>
    <style:style style:name="P148" style:family="paragraph" style:parent-style-name="Standard">
      <style:text-properties fo:font-style="normal" fo:font-weight="normal" officeooo:rsid="00a2024d" officeooo:paragraph-rsid="0026c722" style:font-style-asian="normal" style:font-weight-asian="normal" style:font-style-complex="normal" style:font-weight-complex="normal"/>
    </style:style>
    <style:style style:name="P149" style:family="paragraph" style:parent-style-name="Standard">
      <style:text-properties fo:font-style="normal" fo:font-weight="normal" officeooo:rsid="00759f38" officeooo:paragraph-rsid="0026c722" style:font-style-asian="normal" style:font-weight-asian="normal" style:font-style-complex="normal" style:font-weight-complex="normal"/>
    </style:style>
    <style:style style:name="P150" style:family="paragraph" style:parent-style-name="Standard">
      <style:text-properties fo:font-style="normal" fo:font-weight="normal" officeooo:rsid="0075e34b" officeooo:paragraph-rsid="0026c722" style:font-style-asian="normal" style:font-weight-asian="normal" style:font-style-complex="normal" style:font-weight-complex="normal"/>
    </style:style>
    <style:style style:name="P151" style:family="paragraph" style:parent-style-name="Standard">
      <style:text-properties fo:font-style="normal" fo:font-weight="normal" officeooo:rsid="007620b7" officeooo:paragraph-rsid="0026c722" style:font-style-asian="normal" style:font-weight-asian="normal" style:font-style-complex="normal" style:font-weight-complex="normal"/>
    </style:style>
    <style:style style:name="P152" style:family="paragraph" style:parent-style-name="Standard">
      <style:text-properties fo:font-style="normal" fo:font-weight="normal" officeooo:rsid="00774718" officeooo:paragraph-rsid="0026c722" style:font-style-asian="normal" style:font-weight-asian="normal" style:font-style-complex="normal" style:font-weight-complex="normal"/>
    </style:style>
    <style:style style:name="P153" style:family="paragraph" style:parent-style-name="Standard">
      <style:text-properties fo:font-style="normal" fo:font-weight="normal" officeooo:rsid="00775c75" officeooo:paragraph-rsid="0026c722" style:font-style-asian="normal" style:font-weight-asian="normal" style:font-style-complex="normal" style:font-weight-complex="normal"/>
    </style:style>
    <style:style style:name="P154" style:family="paragraph" style:parent-style-name="Standard">
      <style:text-properties fo:font-style="normal" fo:font-weight="normal" officeooo:rsid="00786989" officeooo:paragraph-rsid="0026c722" style:font-style-asian="normal" style:font-weight-asian="normal" style:font-style-complex="normal" style:font-weight-complex="normal"/>
    </style:style>
    <style:style style:name="P155" style:family="paragraph" style:parent-style-name="Standard">
      <style:text-properties fo:font-style="normal" fo:font-weight="normal" officeooo:rsid="007911df" officeooo:paragraph-rsid="0026c722" style:font-style-asian="normal" style:font-weight-asian="normal" style:font-style-complex="normal" style:font-weight-complex="normal"/>
    </style:style>
    <style:style style:name="P156" style:family="paragraph" style:parent-style-name="Standard">
      <style:text-properties fo:font-style="normal" fo:font-weight="normal" officeooo:rsid="00795d59" officeooo:paragraph-rsid="0026c722" style:font-style-asian="normal" style:font-weight-asian="normal" style:font-style-complex="normal" style:font-weight-complex="normal"/>
    </style:style>
    <style:style style:name="P157" style:family="paragraph" style:parent-style-name="Standard">
      <style:text-properties fo:font-style="normal" fo:font-weight="normal" officeooo:rsid="00799e32" officeooo:paragraph-rsid="0026c722" style:font-style-asian="normal" style:font-weight-asian="normal" style:font-style-complex="normal" style:font-weight-complex="normal"/>
    </style:style>
    <style:style style:name="P158" style:family="paragraph" style:parent-style-name="Standard">
      <style:text-properties fo:font-style="normal" fo:font-weight="normal" officeooo:rsid="007b7bc2" officeooo:paragraph-rsid="0026c722" style:font-style-asian="normal" style:font-weight-asian="normal" style:font-style-complex="normal" style:font-weight-complex="normal"/>
    </style:style>
    <style:style style:name="P159" style:family="paragraph" style:parent-style-name="Standard">
      <style:text-properties fo:font-style="normal" fo:font-weight="normal" officeooo:rsid="007c3514" officeooo:paragraph-rsid="0026c722" style:font-style-asian="normal" style:font-weight-asian="normal" style:font-style-complex="normal" style:font-weight-complex="normal"/>
    </style:style>
    <style:style style:name="P160" style:family="paragraph" style:parent-style-name="Standard">
      <style:text-properties fo:font-style="normal" fo:font-weight="normal" officeooo:rsid="007d587b" officeooo:paragraph-rsid="0026c722" style:font-style-asian="normal" style:font-weight-asian="normal" style:font-style-complex="normal" style:font-weight-complex="normal"/>
    </style:style>
    <style:style style:name="P161" style:family="paragraph" style:parent-style-name="Standard">
      <style:text-properties fo:font-style="normal" fo:font-weight="normal" officeooo:rsid="007eb22d" officeooo:paragraph-rsid="0026c722" style:font-style-asian="normal" style:font-weight-asian="normal" style:font-style-complex="normal" style:font-weight-complex="normal"/>
    </style:style>
    <style:style style:name="P162" style:family="paragraph" style:parent-style-name="Standard">
      <style:text-properties fo:font-style="normal" fo:font-weight="normal" officeooo:rsid="0081ecd3" officeooo:paragraph-rsid="0026c722" style:font-style-asian="normal" style:font-weight-asian="normal" style:font-style-complex="normal" style:font-weight-complex="normal"/>
    </style:style>
    <style:style style:name="P163" style:family="paragraph" style:parent-style-name="Standard">
      <style:text-properties fo:font-style="normal" fo:font-weight="normal" officeooo:rsid="007f10d0" officeooo:paragraph-rsid="0026c722" style:font-style-asian="normal" style:font-weight-asian="normal" style:font-style-complex="normal" style:font-weight-complex="normal"/>
    </style:style>
    <style:style style:name="P164" style:family="paragraph" style:parent-style-name="Standard">
      <style:text-properties fo:font-style="normal" fo:font-weight="normal" officeooo:rsid="007f6ec7" officeooo:paragraph-rsid="0026c722" style:font-style-asian="normal" style:font-weight-asian="normal" style:font-style-complex="normal" style:font-weight-complex="normal"/>
    </style:style>
    <style:style style:name="P165" style:family="paragraph" style:parent-style-name="Standard">
      <style:text-properties fo:font-style="normal" fo:font-weight="normal" officeooo:rsid="008040eb" officeooo:paragraph-rsid="0026c722" style:font-style-asian="normal" style:font-weight-asian="normal" style:font-style-complex="normal" style:font-weight-complex="normal"/>
    </style:style>
    <style:style style:name="P166" style:family="paragraph" style:parent-style-name="Standard">
      <style:text-properties fo:font-style="normal" fo:font-weight="normal" officeooo:rsid="0089eeff" officeooo:paragraph-rsid="0026c722" style:font-style-asian="normal" style:font-weight-asian="normal" style:font-style-complex="normal" style:font-weight-complex="normal"/>
    </style:style>
    <style:style style:name="P167" style:family="paragraph" style:parent-style-name="Standard">
      <style:text-properties fo:font-style="normal" fo:font-weight="normal" officeooo:rsid="008adad3" officeooo:paragraph-rsid="0026c722" style:font-style-asian="normal" style:font-weight-asian="normal" style:font-style-complex="normal" style:font-weight-complex="normal"/>
    </style:style>
    <style:style style:name="P168" style:family="paragraph" style:parent-style-name="Standard">
      <style:text-properties fo:font-style="normal" fo:font-weight="normal" officeooo:rsid="0088a3c9" officeooo:paragraph-rsid="0026c722" style:font-style-asian="normal" style:font-weight-asian="normal" style:font-style-complex="normal" style:font-weight-complex="normal"/>
    </style:style>
    <style:style style:name="P169" style:family="paragraph" style:parent-style-name="Standard">
      <style:text-properties fo:font-style="normal" fo:font-weight="normal" officeooo:rsid="0088a3c9" officeooo:paragraph-rsid="0065fa3f" style:font-style-asian="normal" style:font-weight-asian="normal" style:font-style-complex="normal" style:font-weight-complex="normal"/>
    </style:style>
    <style:style style:name="P170" style:family="paragraph" style:parent-style-name="Standard">
      <style:text-properties fo:font-style="normal" fo:font-weight="normal" officeooo:rsid="0088a3c9" officeooo:paragraph-rsid="00673bd9" style:font-style-asian="normal" style:font-weight-asian="normal" style:font-style-complex="normal" style:font-weight-complex="normal"/>
    </style:style>
    <style:style style:name="P171" style:family="paragraph" style:parent-style-name="Standard">
      <style:text-properties fo:font-style="normal" fo:font-weight="normal" officeooo:rsid="008c91c6" officeooo:paragraph-rsid="0026c722" style:font-style-asian="normal" style:font-weight-asian="normal" style:font-style-complex="normal" style:font-weight-complex="normal"/>
    </style:style>
    <style:style style:name="P172" style:family="paragraph" style:parent-style-name="Standard">
      <style:text-properties fo:font-style="normal" fo:font-weight="normal" officeooo:rsid="008c926e" officeooo:paragraph-rsid="0026c722" style:font-style-asian="normal" style:font-weight-asian="normal" style:font-style-complex="normal" style:font-weight-complex="normal"/>
    </style:style>
    <style:style style:name="P173" style:family="paragraph" style:parent-style-name="Standard">
      <style:text-properties fo:font-style="normal" fo:font-weight="normal" officeooo:rsid="008d7595" officeooo:paragraph-rsid="0026c722" style:font-style-asian="normal" style:font-weight-asian="normal" style:font-style-complex="normal" style:font-weight-complex="normal"/>
    </style:style>
    <style:style style:name="P174" style:family="paragraph" style:parent-style-name="Standard">
      <style:text-properties fo:font-style="normal" fo:font-weight="normal" officeooo:rsid="008e0324" officeooo:paragraph-rsid="0026c722" style:font-style-asian="normal" style:font-weight-asian="normal" style:font-style-complex="normal" style:font-weight-complex="normal"/>
    </style:style>
    <style:style style:name="P175" style:family="paragraph" style:parent-style-name="Standard">
      <style:text-properties fo:font-style="normal" fo:font-weight="normal" officeooo:rsid="008fd25f" officeooo:paragraph-rsid="0026c722" style:font-style-asian="normal" style:font-weight-asian="normal" style:font-style-complex="normal" style:font-weight-complex="normal"/>
    </style:style>
    <style:style style:name="P176" style:family="paragraph" style:parent-style-name="Standard">
      <style:text-properties fo:font-style="normal" fo:font-weight="normal" officeooo:rsid="0096beb4" officeooo:paragraph-rsid="0026c722" style:font-style-asian="normal" style:font-weight-asian="normal" style:font-style-complex="normal" style:font-weight-complex="normal"/>
    </style:style>
    <style:style style:name="P177" style:family="paragraph" style:parent-style-name="Standard">
      <style:text-properties fo:font-style="normal" fo:font-weight="normal" officeooo:rsid="0098772e" officeooo:paragraph-rsid="0026c722" style:font-style-asian="normal" style:font-weight-asian="normal" style:font-style-complex="normal" style:font-weight-complex="normal"/>
    </style:style>
    <style:style style:name="P178" style:family="paragraph" style:parent-style-name="Standard">
      <style:text-properties fo:font-style="normal" fo:font-weight="normal" officeooo:rsid="0099e459" officeooo:paragraph-rsid="0026c722" style:font-style-asian="normal" style:font-weight-asian="normal" style:font-style-complex="normal" style:font-weight-complex="normal"/>
    </style:style>
    <style:style style:name="P179" style:family="paragraph" style:parent-style-name="Standard">
      <style:text-properties fo:font-style="normal" fo:font-weight="normal" officeooo:rsid="009b62ea" officeooo:paragraph-rsid="0026c722" style:font-style-asian="normal" style:font-weight-asian="normal" style:font-style-complex="normal" style:font-weight-complex="normal"/>
    </style:style>
    <style:style style:name="P180" style:family="paragraph" style:parent-style-name="Standard">
      <style:text-properties fo:font-style="normal" fo:font-weight="normal" officeooo:rsid="009bc413" officeooo:paragraph-rsid="0026c722" style:font-style-asian="normal" style:font-weight-asian="normal" style:font-style-complex="normal" style:font-weight-complex="normal"/>
    </style:style>
    <style:style style:name="P181" style:family="paragraph" style:parent-style-name="Standard">
      <style:text-properties fo:font-style="normal" fo:font-weight="normal" officeooo:rsid="009d5f0a" officeooo:paragraph-rsid="0026c722" style:font-style-asian="normal" style:font-weight-asian="normal" style:font-style-complex="normal" style:font-weight-complex="normal"/>
    </style:style>
    <style:style style:name="P182" style:family="paragraph" style:parent-style-name="Standard">
      <style:text-properties fo:font-style="normal" fo:font-weight="normal" officeooo:rsid="00923f07" officeooo:paragraph-rsid="0026c722" style:font-style-asian="normal" style:font-weight-asian="normal" style:font-style-complex="normal" style:font-weight-complex="normal"/>
    </style:style>
    <style:style style:name="P183" style:family="paragraph" style:parent-style-name="Standard">
      <style:text-properties fo:font-style="normal" fo:font-weight="normal" officeooo:rsid="0093413c" officeooo:paragraph-rsid="0026c722" style:font-style-asian="normal" style:font-weight-asian="normal" style:font-style-complex="normal" style:font-weight-complex="normal"/>
    </style:style>
    <style:style style:name="P184" style:family="paragraph" style:parent-style-name="Standard">
      <style:text-properties fo:font-style="normal" fo:font-weight="normal" officeooo:rsid="00953f54" officeooo:paragraph-rsid="0026c722" style:font-style-asian="normal" style:font-weight-asian="normal" style:font-style-complex="normal" style:font-weight-complex="normal"/>
    </style:style>
    <style:style style:name="P185" style:family="paragraph" style:parent-style-name="Standard">
      <style:text-properties fo:font-style="normal" fo:font-weight="normal" officeooo:rsid="00a060cc" officeooo:paragraph-rsid="0026c722" style:font-style-asian="normal" style:font-weight-asian="normal" style:font-style-complex="normal" style:font-weight-complex="normal"/>
    </style:style>
    <style:style style:name="P186" style:family="paragraph" style:parent-style-name="Standard">
      <style:text-properties fo:font-style="normal" fo:font-weight="normal" officeooo:rsid="00a19403" officeooo:paragraph-rsid="0026c722" style:font-style-asian="normal" style:font-weight-asian="normal" style:font-style-complex="normal" style:font-weight-complex="normal"/>
    </style:style>
    <style:style style:name="P187" style:family="paragraph" style:parent-style-name="Standard">
      <style:text-properties fo:font-style="normal" fo:font-weight="normal" officeooo:rsid="0073ec4a" officeooo:paragraph-rsid="0026c722" style:font-style-asian="normal" style:font-weight-asian="normal" style:font-style-complex="normal" style:font-weight-complex="normal"/>
    </style:style>
    <style:style style:name="P188" style:family="paragraph" style:parent-style-name="Standard">
      <style:text-properties fo:font-style="normal" fo:font-weight="normal" officeooo:rsid="00680cdf" officeooo:paragraph-rsid="0026c722" style:font-style-asian="normal" style:font-weight-asian="normal" style:font-style-complex="normal" style:font-weight-complex="normal"/>
    </style:style>
    <style:style style:name="P189" style:family="paragraph" style:parent-style-name="Standard">
      <style:text-properties fo:font-style="normal" fo:font-weight="normal" officeooo:rsid="00692725" officeooo:paragraph-rsid="0026c722" style:font-style-asian="normal" style:font-weight-asian="normal" style:font-style-complex="normal" style:font-weight-complex="normal"/>
    </style:style>
    <style:style style:name="P190" style:family="paragraph" style:parent-style-name="Standard">
      <style:text-properties fo:font-style="normal" fo:font-weight="normal" officeooo:rsid="00699e4e" officeooo:paragraph-rsid="0026c722" style:font-style-asian="normal" style:font-weight-asian="normal" style:font-style-complex="normal" style:font-weight-complex="normal"/>
    </style:style>
    <style:style style:name="P191" style:family="paragraph" style:parent-style-name="Standard">
      <style:text-properties fo:font-style="normal" fo:font-weight="normal" officeooo:rsid="006aae72" officeooo:paragraph-rsid="0026c722" style:font-style-asian="normal" style:font-weight-asian="normal" style:font-style-complex="normal" style:font-weight-complex="normal"/>
    </style:style>
    <style:style style:name="P192" style:family="paragraph" style:parent-style-name="Standard">
      <style:text-properties fo:font-style="normal" fo:font-weight="normal" officeooo:rsid="006bb926" officeooo:paragraph-rsid="0026c722" style:font-style-asian="normal" style:font-weight-asian="normal" style:font-style-complex="normal" style:font-weight-complex="normal"/>
    </style:style>
    <style:style style:name="P193" style:family="paragraph" style:parent-style-name="Standard">
      <style:text-properties fo:font-style="normal" fo:font-weight="normal" officeooo:rsid="006c7dd8" officeooo:paragraph-rsid="0026c722" style:font-style-asian="normal" style:font-weight-asian="normal" style:font-style-complex="normal" style:font-weight-complex="normal"/>
    </style:style>
    <style:style style:name="P194" style:family="paragraph" style:parent-style-name="Standard">
      <style:text-properties fo:font-style="normal" fo:font-weight="normal" officeooo:rsid="006e2a64" officeooo:paragraph-rsid="0026c722" style:font-style-asian="normal" style:font-weight-asian="normal" style:font-style-complex="normal" style:font-weight-complex="normal"/>
    </style:style>
    <style:style style:name="P195" style:family="paragraph" style:parent-style-name="Standard">
      <style:text-properties fo:font-style="normal" fo:font-weight="normal" officeooo:rsid="006f8831" officeooo:paragraph-rsid="0026c722" style:font-style-asian="normal" style:font-weight-asian="normal" style:font-style-complex="normal" style:font-weight-complex="normal"/>
    </style:style>
    <style:style style:name="P196" style:family="paragraph" style:parent-style-name="Standard">
      <style:text-properties fo:font-style="normal" fo:font-weight="normal" officeooo:rsid="006ec392" officeooo:paragraph-rsid="0026c722" style:font-style-asian="normal" style:font-weight-asian="normal" style:font-style-complex="normal" style:font-weight-complex="normal"/>
    </style:style>
    <style:style style:name="P197" style:family="paragraph" style:parent-style-name="Standard">
      <style:text-properties fo:font-style="normal" fo:font-weight="normal" officeooo:rsid="007115ff" officeooo:paragraph-rsid="0026c722" style:font-style-asian="normal" style:font-weight-asian="normal" style:font-style-complex="normal" style:font-weight-complex="normal"/>
    </style:style>
    <style:style style:name="P198" style:family="paragraph" style:parent-style-name="Standard">
      <style:text-properties fo:font-style="normal" fo:font-weight="normal" officeooo:rsid="007189f6" officeooo:paragraph-rsid="0026c722" style:font-style-asian="normal" style:font-weight-asian="normal" style:font-style-complex="normal" style:font-weight-complex="normal"/>
    </style:style>
    <style:style style:name="P199" style:family="paragraph" style:parent-style-name="Standard">
      <style:text-properties fo:font-style="normal" fo:font-weight="normal" officeooo:rsid="0071b191" officeooo:paragraph-rsid="0026c722" style:font-style-asian="normal" style:font-weight-asian="normal" style:font-style-complex="normal" style:font-weight-complex="normal"/>
    </style:style>
    <style:style style:name="P200" style:family="paragraph" style:parent-style-name="Standard">
      <style:text-properties fo:font-style="normal" fo:font-weight="normal" officeooo:rsid="00728465" officeooo:paragraph-rsid="0026c722" style:font-style-asian="normal" style:font-weight-asian="normal" style:font-style-complex="normal" style:font-weight-complex="normal"/>
    </style:style>
    <style:style style:name="P201" style:family="paragraph" style:parent-style-name="Standard">
      <style:text-properties fo:font-style="normal" fo:font-weight="normal" officeooo:rsid="0073169b" officeooo:paragraph-rsid="0026c722" style:font-style-asian="normal" style:font-weight-asian="normal" style:font-style-complex="normal" style:font-weight-complex="normal"/>
    </style:style>
    <style:style style:name="P202" style:family="paragraph" style:parent-style-name="Standard">
      <style:text-properties fo:font-style="normal" fo:font-weight="normal" officeooo:rsid="002f0c4c" officeooo:paragraph-rsid="002f0c4c" style:font-style-asian="normal" style:font-weight-asian="normal" style:font-style-complex="normal" style:font-weight-complex="normal"/>
    </style:style>
    <style:style style:name="P203" style:family="paragraph" style:parent-style-name="Standard">
      <style:text-properties fo:font-style="normal" fo:font-weight="normal" officeooo:rsid="0030c6e8" officeooo:paragraph-rsid="0030c6e8" style:font-style-asian="normal" style:font-weight-asian="normal" style:font-style-complex="normal" style:font-weight-complex="normal"/>
    </style:style>
    <style:style style:name="P204" style:family="paragraph" style:parent-style-name="Standard">
      <style:text-properties fo:font-style="normal" fo:font-weight="normal" officeooo:rsid="00311d4b" officeooo:paragraph-rsid="00311d4b" style:font-style-asian="normal" style:font-weight-asian="normal" style:font-style-complex="normal" style:font-weight-complex="normal"/>
    </style:style>
    <style:style style:name="P205" style:family="paragraph" style:parent-style-name="Standard">
      <style:text-properties fo:font-style="normal" fo:font-weight="normal" officeooo:rsid="0033086e" officeooo:paragraph-rsid="0033086e" style:font-style-asian="normal" style:font-weight-asian="normal" style:font-style-complex="normal" style:font-weight-complex="normal"/>
    </style:style>
    <style:style style:name="P206" style:family="paragraph" style:parent-style-name="Standard">
      <style:text-properties fo:font-style="normal" fo:font-weight="normal" officeooo:rsid="0033086e" officeooo:paragraph-rsid="0034bc8d" style:font-style-asian="normal" style:font-weight-asian="normal" style:font-style-complex="normal" style:font-weight-complex="normal"/>
    </style:style>
    <style:style style:name="P207" style:family="paragraph" style:parent-style-name="Standard">
      <style:text-properties fo:font-style="normal" fo:font-weight="normal" officeooo:rsid="0034bc8d" officeooo:paragraph-rsid="0034bc8d" style:font-style-asian="normal" style:font-weight-asian="normal" style:font-style-complex="normal" style:font-weight-complex="normal"/>
    </style:style>
    <style:style style:name="P208" style:family="paragraph" style:parent-style-name="Standard">
      <style:text-properties fo:font-style="normal" fo:font-weight="normal" officeooo:rsid="003590c5" officeooo:paragraph-rsid="003590c5" style:font-style-asian="normal" style:font-weight-asian="normal" style:font-style-complex="normal" style:font-weight-complex="normal"/>
    </style:style>
    <style:style style:name="P209" style:family="paragraph" style:parent-style-name="Standard">
      <style:text-properties fo:font-style="normal" fo:font-weight="normal" officeooo:rsid="00376b30" officeooo:paragraph-rsid="00376b30" style:font-style-asian="normal" style:font-weight-asian="normal" style:font-style-complex="normal" style:font-weight-complex="normal"/>
    </style:style>
    <style:style style:name="P210" style:family="paragraph" style:parent-style-name="Standard">
      <style:text-properties fo:font-style="normal" fo:font-weight="normal" officeooo:rsid="0065fa3f" officeooo:paragraph-rsid="00673bd9" style:font-style-asian="normal" style:font-weight-asian="normal" style:font-style-complex="normal" style:font-weight-complex="normal"/>
    </style:style>
    <style:style style:name="P211" style:family="paragraph" style:parent-style-name="Standard">
      <style:text-properties fo:font-style="normal" officeooo:rsid="0057b7ed" officeooo:paragraph-rsid="0026c722" style:font-style-asian="normal" style:font-style-complex="normal"/>
    </style:style>
    <style:style style:name="P212" style:family="paragraph" style:parent-style-name="Standard">
      <style:text-properties fo:font-style="normal" officeooo:rsid="0059abfc" officeooo:paragraph-rsid="0026c722" style:font-style-asian="normal" style:font-style-complex="normal"/>
    </style:style>
    <style:style style:name="P213" style:family="paragraph" style:parent-style-name="Standard">
      <style:text-properties fo:font-style="normal" officeooo:rsid="005ab397" officeooo:paragraph-rsid="0026c722" style:font-style-asian="normal" style:font-style-complex="normal"/>
    </style:style>
    <style:style style:name="P214" style:family="paragraph" style:parent-style-name="Standard">
      <style:text-properties fo:font-style="normal" officeooo:rsid="005aecfd" officeooo:paragraph-rsid="0026c722" style:font-style-asian="normal" style:font-style-complex="normal"/>
    </style:style>
    <style:style style:name="P215" style:family="paragraph" style:parent-style-name="Standard">
      <style:text-properties fo:font-style="normal" officeooo:rsid="005b8f12" officeooo:paragraph-rsid="0026c722" style:font-style-asian="normal" style:font-style-complex="normal"/>
    </style:style>
    <style:style style:name="P216" style:family="paragraph" style:parent-style-name="Standard">
      <style:text-properties fo:font-style="normal" officeooo:rsid="005be851" officeooo:paragraph-rsid="0026c722" style:font-style-asian="normal" style:font-style-complex="normal"/>
    </style:style>
    <style:style style:name="P217" style:family="paragraph" style:parent-style-name="Standard">
      <style:text-properties fo:font-style="normal" officeooo:rsid="005cf952" officeooo:paragraph-rsid="0026c722" style:font-style-asian="normal" style:font-style-complex="normal"/>
    </style:style>
    <style:style style:name="P218" style:family="paragraph" style:parent-style-name="Standard">
      <style:text-properties fo:font-style="normal" officeooo:rsid="005e27c5" officeooo:paragraph-rsid="0026c722" style:font-style-asian="normal" style:font-style-complex="normal"/>
    </style:style>
    <style:style style:name="P219" style:family="paragraph" style:parent-style-name="Standard">
      <style:text-properties fo:font-style="normal" officeooo:rsid="005ea01c" officeooo:paragraph-rsid="0026c722" style:font-style-asian="normal" style:font-style-complex="normal"/>
    </style:style>
    <style:style style:name="P220" style:family="paragraph" style:parent-style-name="Standard">
      <style:text-properties fo:font-style="normal" officeooo:rsid="005ff882" officeooo:paragraph-rsid="0026c722" style:font-style-asian="normal" style:font-style-complex="normal"/>
    </style:style>
    <style:style style:name="P221" style:family="paragraph" style:parent-style-name="Standard">
      <style:text-properties fo:font-style="normal" officeooo:rsid="006073ef" officeooo:paragraph-rsid="0026c722" style:font-style-asian="normal" style:font-style-complex="normal"/>
    </style:style>
    <style:style style:name="P222" style:family="paragraph" style:parent-style-name="Standard">
      <style:text-properties fo:font-style="normal" officeooo:rsid="0060aa98" officeooo:paragraph-rsid="0026c722" style:font-style-asian="normal" style:font-style-complex="normal"/>
    </style:style>
    <style:style style:name="P223" style:family="paragraph" style:parent-style-name="Standard">
      <style:text-properties fo:font-style="normal" officeooo:rsid="006123a7" officeooo:paragraph-rsid="0026c722" style:font-style-asian="normal" style:font-style-complex="normal"/>
    </style:style>
    <style:style style:name="P224" style:family="paragraph" style:parent-style-name="Standard">
      <style:text-properties fo:font-style="normal" officeooo:rsid="0061bedc" officeooo:paragraph-rsid="0026c722" style:font-style-asian="normal" style:font-style-complex="normal"/>
    </style:style>
    <style:style style:name="P225" style:family="paragraph" style:parent-style-name="Standard">
      <style:text-properties fo:font-style="normal" officeooo:rsid="00639e3e" officeooo:paragraph-rsid="0026c722" style:font-style-asian="normal" style:font-style-complex="normal"/>
    </style:style>
    <style:style style:name="P226" style:family="paragraph" style:parent-style-name="Standard">
      <style:text-properties fo:font-style="normal" officeooo:rsid="00652467" officeooo:paragraph-rsid="0026c722" style:font-style-asian="normal" style:font-style-complex="normal"/>
    </style:style>
    <style:style style:name="P227" style:family="paragraph" style:parent-style-name="Standard">
      <style:text-properties fo:font-style="normal" officeooo:rsid="00671a14" officeooo:paragraph-rsid="0026c722" style:font-style-asian="normal" style:font-style-complex="normal"/>
    </style:style>
    <style:style style:name="P228" style:family="paragraph" style:parent-style-name="Standard">
      <style:text-properties fo:font-style="normal" officeooo:rsid="006804c6" officeooo:paragraph-rsid="0026c722" style:font-style-asian="normal" style:font-style-complex="normal"/>
    </style:style>
    <style:style style:name="P229" style:family="paragraph" style:parent-style-name="Standard">
      <style:text-properties fo:font-style="normal" officeooo:rsid="0069febf" officeooo:paragraph-rsid="0026c722" style:font-style-asian="normal" style:font-style-complex="normal"/>
    </style:style>
    <style:style style:name="P230" style:family="paragraph" style:parent-style-name="Standard">
      <style:text-properties fo:font-style="normal" officeooo:rsid="006a8ef4" officeooo:paragraph-rsid="0026c722" style:font-style-asian="normal" style:font-style-complex="normal"/>
    </style:style>
    <style:style style:name="P231" style:family="paragraph" style:parent-style-name="Standard">
      <style:text-properties fo:font-style="normal" officeooo:rsid="006ae599" officeooo:paragraph-rsid="0026c722" style:font-style-asian="normal" style:font-style-complex="normal"/>
    </style:style>
    <style:style style:name="P232" style:family="paragraph" style:parent-style-name="Standard">
      <style:text-properties fo:font-style="normal" officeooo:rsid="006be6f1" officeooo:paragraph-rsid="0026c722" style:font-style-asian="normal" style:font-style-complex="normal"/>
    </style:style>
    <style:style style:name="P233" style:family="paragraph" style:parent-style-name="Standard">
      <style:text-properties fo:font-style="normal" officeooo:rsid="006ca858" officeooo:paragraph-rsid="0026c722" style:font-style-asian="normal" style:font-style-complex="normal"/>
    </style:style>
    <style:style style:name="P234" style:family="paragraph" style:parent-style-name="Standard">
      <style:text-properties fo:font-style="normal" officeooo:rsid="006ce295" officeooo:paragraph-rsid="0026c722" style:font-style-asian="normal" style:font-style-complex="normal"/>
    </style:style>
    <style:style style:name="P235" style:family="paragraph" style:parent-style-name="Standard">
      <style:text-properties fo:font-style="normal" officeooo:rsid="006d77ea" officeooo:paragraph-rsid="0026c722" style:font-style-asian="normal" style:font-style-complex="normal"/>
    </style:style>
    <style:style style:name="P236" style:family="paragraph" style:parent-style-name="Standard">
      <style:text-properties fo:font-style="normal" officeooo:rsid="006e7cab" officeooo:paragraph-rsid="0026c722" style:font-style-asian="normal" style:font-style-complex="normal"/>
    </style:style>
    <style:style style:name="P237" style:family="paragraph" style:parent-style-name="Standard">
      <style:text-properties fo:font-style="normal" officeooo:rsid="00700ad3" officeooo:paragraph-rsid="0026c722" style:font-style-asian="normal" style:font-style-complex="normal"/>
    </style:style>
    <style:style style:name="P238" style:family="paragraph" style:parent-style-name="Standard">
      <style:text-properties fo:font-style="normal" officeooo:rsid="00707c0e" officeooo:paragraph-rsid="0026c722" style:font-style-asian="normal" style:font-style-complex="normal"/>
    </style:style>
    <style:style style:name="P239" style:family="paragraph" style:parent-style-name="Standard">
      <style:text-properties fo:font-style="normal" officeooo:rsid="0071f224" officeooo:paragraph-rsid="0026c722" style:font-style-asian="normal" style:font-style-complex="normal"/>
    </style:style>
    <style:style style:name="P240" style:family="paragraph" style:parent-style-name="Standard">
      <style:text-properties fo:font-style="normal" officeooo:rsid="0071fc22" officeooo:paragraph-rsid="0026c722" style:font-style-asian="normal" style:font-style-complex="normal"/>
    </style:style>
    <style:style style:name="P241" style:family="paragraph" style:parent-style-name="Standard">
      <style:text-properties fo:font-style="normal" officeooo:rsid="0073a5e8" officeooo:paragraph-rsid="0026c722" style:font-style-asian="normal" style:font-style-complex="normal"/>
    </style:style>
    <style:style style:name="P242" style:family="paragraph" style:parent-style-name="Standard">
      <style:text-properties fo:font-style="normal" officeooo:rsid="00747cf8" officeooo:paragraph-rsid="0026c722" style:font-style-asian="normal" style:font-style-complex="normal"/>
    </style:style>
    <style:style style:name="P243" style:family="paragraph" style:parent-style-name="Standard">
      <style:text-properties fo:font-style="normal" officeooo:rsid="0074c011" officeooo:paragraph-rsid="0026c722" style:font-style-asian="normal" style:font-style-complex="normal"/>
    </style:style>
    <style:style style:name="P244" style:family="paragraph" style:parent-style-name="Standard">
      <style:text-properties fo:font-style="normal" officeooo:rsid="00758482" officeooo:paragraph-rsid="0026c722" style:font-style-asian="normal" style:font-style-complex="normal"/>
    </style:style>
    <style:style style:name="P245" style:family="paragraph" style:parent-style-name="Standard">
      <style:text-properties fo:font-style="normal" officeooo:rsid="00775d86" officeooo:paragraph-rsid="0026c722" style:font-style-asian="normal" style:font-style-complex="normal"/>
    </style:style>
    <style:style style:name="P246" style:family="paragraph" style:parent-style-name="Standard">
      <style:text-properties fo:font-style="normal" officeooo:rsid="0078009c" officeooo:paragraph-rsid="0026c722" style:font-style-asian="normal" style:font-style-complex="normal"/>
    </style:style>
    <style:style style:name="P247" style:family="paragraph" style:parent-style-name="Standard">
      <style:text-properties fo:font-style="normal" officeooo:rsid="0053c84b" officeooo:paragraph-rsid="0026c722" style:font-style-asian="normal" style:font-style-complex="normal"/>
    </style:style>
    <style:style style:name="P248" style:family="paragraph" style:parent-style-name="Standard">
      <style:text-properties fo:font-style="normal" officeooo:rsid="00368863" officeooo:paragraph-rsid="0026c722" style:font-style-asian="normal" style:font-style-complex="normal"/>
    </style:style>
    <style:style style:name="P249" style:family="paragraph" style:parent-style-name="Standard">
      <style:text-properties fo:font-style="normal" officeooo:rsid="0037d395" officeooo:paragraph-rsid="0026c722" style:font-style-asian="normal" style:font-style-complex="normal"/>
    </style:style>
    <style:style style:name="P250" style:family="paragraph" style:parent-style-name="Standard">
      <style:text-properties fo:font-style="normal" officeooo:rsid="00382147" officeooo:paragraph-rsid="0026c722" style:font-style-asian="normal" style:font-style-complex="normal"/>
    </style:style>
    <style:style style:name="P251" style:family="paragraph" style:parent-style-name="Standard">
      <style:text-properties fo:font-style="normal" officeooo:rsid="0039d1ea" officeooo:paragraph-rsid="0026c722" style:font-style-asian="normal" style:font-style-complex="normal"/>
    </style:style>
    <style:style style:name="P252" style:family="paragraph" style:parent-style-name="Standard">
      <style:text-properties fo:font-style="normal" officeooo:rsid="003d41c6" officeooo:paragraph-rsid="0026c722" style:font-style-asian="normal" style:font-style-complex="normal"/>
    </style:style>
    <style:style style:name="P253" style:family="paragraph" style:parent-style-name="Standard">
      <style:text-properties fo:font-style="normal" officeooo:rsid="003e232c" officeooo:paragraph-rsid="0026c722" style:font-style-asian="normal" style:font-style-complex="normal"/>
    </style:style>
    <style:style style:name="P254" style:family="paragraph" style:parent-style-name="Standard">
      <style:text-properties fo:font-style="normal" officeooo:rsid="00402259" officeooo:paragraph-rsid="0026c722" style:font-style-asian="normal" style:font-style-complex="normal"/>
    </style:style>
    <style:style style:name="P255" style:family="paragraph" style:parent-style-name="Standard">
      <style:text-properties fo:font-style="normal" officeooo:rsid="0042f1d0" officeooo:paragraph-rsid="0026c722" style:font-style-asian="normal" style:font-style-complex="normal"/>
    </style:style>
    <style:style style:name="P256" style:family="paragraph" style:parent-style-name="Standard">
      <style:text-properties fo:font-style="normal" officeooo:rsid="0043bc42" officeooo:paragraph-rsid="0026c722" style:font-style-asian="normal" style:font-style-complex="normal"/>
    </style:style>
    <style:style style:name="P257" style:family="paragraph" style:parent-style-name="Standard">
      <style:text-properties fo:font-style="normal" officeooo:rsid="0043e430" officeooo:paragraph-rsid="0026c722" style:font-style-asian="normal" style:font-style-complex="normal"/>
    </style:style>
    <style:style style:name="P258" style:family="paragraph" style:parent-style-name="Standard">
      <style:text-properties fo:font-style="normal" officeooo:rsid="00443034" officeooo:paragraph-rsid="0026c722" style:font-style-asian="normal" style:font-style-complex="normal"/>
    </style:style>
    <style:style style:name="P259" style:family="paragraph" style:parent-style-name="Standard">
      <style:text-properties fo:font-style="normal" officeooo:rsid="00443034" officeooo:paragraph-rsid="00747b2c" style:font-style-asian="normal" style:font-style-complex="normal"/>
    </style:style>
    <style:style style:name="P260" style:family="paragraph" style:parent-style-name="Standard">
      <style:text-properties fo:font-style="normal" officeooo:rsid="0045c324" officeooo:paragraph-rsid="0026c722" style:font-style-asian="normal" style:font-style-complex="normal"/>
    </style:style>
    <style:style style:name="P261" style:family="paragraph" style:parent-style-name="Standard">
      <style:text-properties fo:font-style="normal" officeooo:rsid="0046659b" officeooo:paragraph-rsid="0026c722" style:font-style-asian="normal" style:font-style-complex="normal"/>
    </style:style>
    <style:style style:name="P262" style:family="paragraph" style:parent-style-name="Standard">
      <style:text-properties fo:font-style="normal" officeooo:rsid="0046cf21" officeooo:paragraph-rsid="0026c722" style:font-style-asian="normal" style:font-style-complex="normal"/>
    </style:style>
    <style:style style:name="P263" style:family="paragraph" style:parent-style-name="Standard">
      <style:text-properties fo:font-style="normal" officeooo:rsid="00489aca" officeooo:paragraph-rsid="0026c722" style:font-style-asian="normal" style:font-style-complex="normal"/>
    </style:style>
    <style:style style:name="P264" style:family="paragraph" style:parent-style-name="Standard">
      <style:text-properties fo:font-style="normal" officeooo:rsid="0048d590" officeooo:paragraph-rsid="0026c722" style:font-style-asian="normal" style:font-style-complex="normal"/>
    </style:style>
    <style:style style:name="P265" style:family="paragraph" style:parent-style-name="Standard">
      <style:text-properties fo:font-style="normal" officeooo:rsid="004a5f44" officeooo:paragraph-rsid="0026c722" style:font-style-asian="normal" style:font-style-complex="normal"/>
    </style:style>
    <style:style style:name="P266" style:family="paragraph" style:parent-style-name="Standard">
      <style:text-properties fo:font-style="normal" officeooo:rsid="004b6877" officeooo:paragraph-rsid="0026c722" style:font-style-asian="normal" style:font-style-complex="normal"/>
    </style:style>
    <style:style style:name="P267" style:family="paragraph" style:parent-style-name="Standard">
      <style:text-properties fo:font-style="normal" officeooo:rsid="004d37a5" officeooo:paragraph-rsid="0026c722" style:font-style-asian="normal" style:font-style-complex="normal"/>
    </style:style>
    <style:style style:name="P268" style:family="paragraph" style:parent-style-name="Standard">
      <style:text-properties fo:font-style="normal" officeooo:rsid="004dee2e" officeooo:paragraph-rsid="0026c722" style:font-style-asian="normal" style:font-style-complex="normal"/>
    </style:style>
    <style:style style:name="P269" style:family="paragraph" style:parent-style-name="Standard">
      <style:text-properties fo:font-style="normal" officeooo:rsid="004f5bb0" officeooo:paragraph-rsid="0026c722" style:font-style-asian="normal" style:font-style-complex="normal"/>
    </style:style>
    <style:style style:name="P270" style:family="paragraph" style:parent-style-name="Standard">
      <style:text-properties fo:font-style="normal" officeooo:rsid="00511e41" officeooo:paragraph-rsid="0026c722" style:font-style-asian="normal" style:font-style-complex="normal"/>
    </style:style>
    <style:style style:name="P271" style:family="paragraph" style:parent-style-name="Standard">
      <style:text-properties fo:font-style="normal" officeooo:rsid="0052e6ca" officeooo:paragraph-rsid="0026c722" style:font-style-asian="normal" style:font-style-complex="normal"/>
    </style:style>
    <style:style style:name="P272" style:family="paragraph" style:parent-style-name="Standard">
      <style:text-properties fo:font-style="normal" officeooo:rsid="00540716" officeooo:paragraph-rsid="0026c722" style:font-style-asian="normal" style:font-style-complex="normal"/>
    </style:style>
    <style:style style:name="P273" style:family="paragraph" style:parent-style-name="Standard">
      <style:text-properties fo:font-style="normal" officeooo:rsid="0055a86a" officeooo:paragraph-rsid="0026c722" style:font-style-asian="normal" style:font-style-complex="normal"/>
    </style:style>
    <style:style style:name="P274" style:family="paragraph" style:parent-style-name="Standard">
      <style:paragraph-properties fo:text-align="start" style:justify-single-word="false"/>
      <style:text-properties fo:font-style="normal" officeooo:rsid="003de73f" officeooo:paragraph-rsid="0026c722" style:font-style-asian="normal" style:font-style-complex="normal"/>
    </style:style>
    <style:style style:name="P275" style:family="paragraph" style:parent-style-name="Standard">
      <style:text-properties fo:font-style="normal" officeooo:rsid="003de73f" officeooo:paragraph-rsid="0026c722" style:font-style-asian="normal" style:font-style-complex="normal"/>
    </style:style>
    <style:style style:name="P276" style:family="paragraph" style:parent-style-name="Standard">
      <style:text-properties fo:font-style="normal" officeooo:rsid="002a6519" officeooo:paragraph-rsid="0026c722" style:font-style-asian="normal" style:font-style-complex="normal"/>
    </style:style>
    <style:style style:name="P277" style:family="paragraph" style:parent-style-name="Standard">
      <style:text-properties fo:font-style="normal" officeooo:rsid="002fa2b7" officeooo:paragraph-rsid="0026c722" style:font-style-asian="normal" style:font-style-complex="normal"/>
    </style:style>
    <style:style style:name="P278" style:family="paragraph" style:parent-style-name="Standard">
      <style:text-properties fo:font-style="normal" officeooo:rsid="0030580b" officeooo:paragraph-rsid="0026c722" style:font-style-asian="normal" style:font-style-complex="normal"/>
    </style:style>
    <style:style style:name="P279" style:family="paragraph" style:parent-style-name="Standard">
      <style:text-properties fo:font-style="normal" officeooo:rsid="0030ed5f" officeooo:paragraph-rsid="0026c722" style:font-style-asian="normal" style:font-style-complex="normal"/>
    </style:style>
    <style:style style:name="P280" style:family="paragraph" style:parent-style-name="Standard">
      <style:text-properties fo:font-style="normal" officeooo:rsid="0031d31b" officeooo:paragraph-rsid="0026c722" style:font-style-asian="normal" style:font-style-complex="normal"/>
    </style:style>
    <style:style style:name="P281" style:family="paragraph" style:parent-style-name="Standard">
      <style:text-properties fo:font-style="normal" officeooo:rsid="003320d7" officeooo:paragraph-rsid="0026c722" style:font-style-asian="normal" style:font-style-complex="normal"/>
    </style:style>
    <style:style style:name="P282" style:family="paragraph" style:parent-style-name="Standard">
      <style:text-properties fo:font-style="normal" officeooo:rsid="00335a26" officeooo:paragraph-rsid="0026c722" style:font-style-asian="normal" style:font-style-complex="normal"/>
    </style:style>
    <style:style style:name="P283" style:family="paragraph" style:parent-style-name="Standard">
      <style:text-properties fo:font-style="normal" officeooo:rsid="0034a976" officeooo:paragraph-rsid="0026c722" style:font-style-asian="normal" style:font-style-complex="normal"/>
    </style:style>
    <style:style style:name="P284" style:family="paragraph" style:parent-style-name="Standard">
      <style:text-properties fo:font-style="normal" officeooo:rsid="00359aa8" officeooo:paragraph-rsid="0026c722" style:font-style-asian="normal" style:font-style-complex="normal"/>
    </style:style>
    <style:style style:name="P285" style:family="paragraph" style:parent-style-name="Standard">
      <style:text-properties fo:font-style="normal" officeooo:rsid="00360eb8" officeooo:paragraph-rsid="0026c722" style:font-style-asian="normal" style:font-style-complex="normal"/>
    </style:style>
    <style:style style:name="P286" style:family="paragraph" style:parent-style-name="Standard">
      <style:text-properties fo:font-style="normal" officeooo:rsid="003745d3" officeooo:paragraph-rsid="0026c722" style:font-style-asian="normal" style:font-style-complex="normal"/>
    </style:style>
    <style:style style:name="P287" style:family="paragraph" style:parent-style-name="Standard">
      <style:text-properties fo:font-style="normal" officeooo:rsid="0039186e" officeooo:paragraph-rsid="0026c722" style:font-style-asian="normal" style:font-style-complex="normal"/>
    </style:style>
    <style:style style:name="P288" style:family="paragraph" style:parent-style-name="Standard">
      <style:text-properties fo:font-style="normal" officeooo:rsid="004aa43e" officeooo:paragraph-rsid="0026c722" style:font-style-asian="normal" style:font-style-complex="normal"/>
    </style:style>
    <style:style style:name="P289" style:family="paragraph" style:parent-style-name="Standard">
      <style:text-properties fo:font-style="normal" officeooo:rsid="002bf1f9" officeooo:paragraph-rsid="0026c722" style:font-style-asian="normal" style:font-style-complex="normal"/>
    </style:style>
    <style:style style:name="P290" style:family="paragraph" style:parent-style-name="Standard">
      <style:text-properties fo:font-style="normal" officeooo:rsid="003d5531" officeooo:paragraph-rsid="0026c722" style:font-style-asian="normal" style:font-style-complex="normal"/>
    </style:style>
    <style:style style:name="P291" style:family="paragraph" style:parent-style-name="Standard">
      <style:text-properties fo:font-style="normal" officeooo:rsid="002c6c51" officeooo:paragraph-rsid="0026c722" style:font-style-asian="normal" style:font-style-complex="normal"/>
    </style:style>
    <style:style style:name="P292" style:family="paragraph" style:parent-style-name="Standard">
      <style:text-properties fo:font-style="normal" officeooo:rsid="002d153a" officeooo:paragraph-rsid="0026c722" style:font-style-asian="normal" style:font-style-complex="normal"/>
    </style:style>
    <style:style style:name="P293" style:family="paragraph" style:parent-style-name="Standard">
      <style:text-properties fo:font-style="normal" officeooo:rsid="002e7b43" officeooo:paragraph-rsid="0026c722" style:font-style-asian="normal" style:font-style-complex="normal"/>
    </style:style>
    <style:style style:name="P294" style:family="paragraph" style:parent-style-name="Standard">
      <style:text-properties fo:font-style="normal" officeooo:rsid="0040bc8e" officeooo:paragraph-rsid="0026c722" style:font-style-asian="normal" style:font-style-complex="normal"/>
    </style:style>
    <style:style style:name="P295" style:family="paragraph" style:parent-style-name="Standard">
      <style:text-properties fo:font-style="normal" officeooo:rsid="003deaf6" officeooo:paragraph-rsid="0026c722" style:font-style-asian="normal" style:font-style-complex="normal"/>
    </style:style>
    <style:style style:name="P296" style:family="paragraph" style:parent-style-name="Standard">
      <style:text-properties fo:font-style="normal" officeooo:rsid="003f6c6b" officeooo:paragraph-rsid="0026c722" style:font-style-asian="normal" style:font-style-complex="normal"/>
    </style:style>
    <style:style style:name="P297" style:family="paragraph" style:parent-style-name="Standard">
      <style:text-properties fo:font-style="normal" officeooo:rsid="0048c747" officeooo:paragraph-rsid="0026c722" style:font-style-asian="normal" style:font-style-complex="normal"/>
    </style:style>
    <style:style style:name="P298" style:family="paragraph" style:parent-style-name="Standard">
      <style:text-properties fo:font-style="normal" officeooo:rsid="0023eece" officeooo:paragraph-rsid="0026c722" style:font-style-asian="normal" style:font-style-complex="normal"/>
    </style:style>
    <style:style style:name="P299" style:family="paragraph" style:parent-style-name="Standard">
      <style:text-properties fo:font-style="normal" officeooo:rsid="00241b9f" officeooo:paragraph-rsid="0026c722" style:font-style-asian="normal" style:font-style-complex="normal"/>
    </style:style>
    <style:style style:name="P300" style:family="paragraph" style:parent-style-name="Standard">
      <style:text-properties fo:font-style="normal" officeooo:rsid="002536f9" officeooo:paragraph-rsid="0026c722" style:font-style-asian="normal" style:font-style-complex="normal"/>
    </style:style>
    <style:style style:name="P301" style:family="paragraph" style:parent-style-name="Standard">
      <style:text-properties fo:font-style="normal" officeooo:rsid="00302a32" officeooo:paragraph-rsid="0026c722" style:font-style-asian="normal" style:font-style-complex="normal"/>
    </style:style>
    <style:style style:name="P302" style:family="paragraph" style:parent-style-name="Standard">
      <style:text-properties fo:font-style="normal" officeooo:rsid="00514e54" officeooo:paragraph-rsid="00514e54" style:font-style-asian="normal" style:font-style-complex="normal"/>
    </style:style>
    <style:style style:name="P303" style:family="paragraph" style:parent-style-name="Standard">
      <style:text-properties fo:font-style="normal" officeooo:rsid="0052fffe" officeooo:paragraph-rsid="0052fffe" style:font-style-asian="normal" style:font-style-complex="normal"/>
    </style:style>
    <style:style style:name="P304" style:family="paragraph" style:parent-style-name="Standard">
      <style:text-properties fo:font-style="normal" officeooo:rsid="00538400" officeooo:paragraph-rsid="00538400" style:font-style-asian="normal" style:font-style-complex="normal"/>
    </style:style>
    <style:style style:name="P305" style:family="paragraph" style:parent-style-name="Standard">
      <style:text-properties fo:font-variant="normal" fo:text-transform="none" fo:color="#252525" style:font-name="Liberation Serif" fo:font-size="12pt" fo:letter-spacing="normal" fo:font-style="normal" fo:font-weight="normal" officeooo:rsid="00754840" officeooo:paragraph-rsid="0026c722" style:font-size-asian="12pt" style:font-style-asian="normal" style:font-size-complex="12pt" style:font-style-complex="normal"/>
    </style:style>
    <style:style style:name="P306" style:family="paragraph" style:parent-style-name="Standard">
      <style:text-properties fo:font-variant="normal" fo:text-transform="none" fo:color="#252525" style:font-name="Liberation Serif" fo:font-size="12pt" fo:letter-spacing="normal" fo:font-style="normal" fo:font-weight="normal" officeooo:rsid="0048c747" officeooo:paragraph-rsid="0026c722" style:font-size-asian="12pt" style:font-style-asian="normal" style:font-size-complex="12pt" style:font-style-complex="normal"/>
    </style:style>
    <style:style style:name="P307" style:family="paragraph" style:parent-style-name="Standard">
      <style:text-properties fo:font-variant="normal" fo:text-transform="none" fo:color="#252525" style:font-name="Liberation Serif" fo:font-size="12pt" fo:letter-spacing="normal" fo:font-style="normal" fo:font-weight="normal" officeooo:rsid="0049244a" officeooo:paragraph-rsid="0026c722" style:font-size-asian="12pt" style:font-style-asian="normal" style:font-size-complex="12pt" style:font-style-complex="normal"/>
    </style:style>
    <style:style style:name="P308" style:family="paragraph" style:parent-style-name="Standard">
      <style:text-properties fo:font-variant="normal" fo:text-transform="none" fo:color="#252525" style:font-name="Liberation Serif" fo:font-size="12pt" fo:letter-spacing="normal" fo:font-style="normal" fo:font-weight="normal" officeooo:rsid="0049244a" officeooo:paragraph-rsid="0057b500" style:font-size-asian="12pt" style:font-style-asian="normal" style:font-size-complex="12pt" style:font-style-complex="normal"/>
    </style:style>
    <style:style style:name="P309" style:family="paragraph" style:parent-style-name="Standard">
      <style:text-properties fo:font-variant="normal" fo:text-transform="none" fo:color="#252525" style:font-name="Liberation Serif" fo:font-size="12pt" fo:letter-spacing="normal" fo:font-style="normal" fo:font-weight="normal" officeooo:rsid="004c29fe" officeooo:paragraph-rsid="0026c722" style:font-size-asian="12pt" style:font-style-asian="normal" style:font-size-complex="12pt" style:font-style-complex="normal"/>
    </style:style>
    <style:style style:name="P310"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11" style:family="paragraph" style:parent-style-name="Standard">
      <style:text-properties fo:font-variant="normal" fo:text-transform="none" fo:color="#252525" style:font-name="Liberation Serif" fo:font-size="12pt" fo:letter-spacing="normal" fo:font-style="normal" fo:font-weight="normal" officeooo:rsid="004c83fc" officeooo:paragraph-rsid="0026c722" style:font-size-asian="12pt" style:font-style-asian="normal" style:font-size-complex="12pt" style:font-style-complex="normal"/>
    </style:style>
    <style:style style:name="P312" style:family="paragraph" style:parent-style-name="Standard">
      <style:text-properties fo:font-variant="normal" fo:text-transform="none" fo:color="#252525" style:font-name="Liberation Serif" fo:font-size="12pt" fo:letter-spacing="normal" fo:font-style="normal" fo:font-weight="normal" officeooo:rsid="004d028b" officeooo:paragraph-rsid="0026c722" style:font-size-asian="12pt" style:font-style-asian="normal" style:font-size-complex="12pt" style:font-style-complex="normal"/>
    </style:style>
    <style:style style:name="P313" style:family="paragraph" style:parent-style-name="Standard">
      <style:text-properties fo:font-variant="normal" fo:text-transform="none" fo:color="#252525" style:font-name="Liberation Serif" fo:font-size="12pt" fo:letter-spacing="normal" fo:font-style="normal" fo:font-weight="normal" officeooo:rsid="004d6bb4" officeooo:paragraph-rsid="0026c722" style:font-size-asian="12pt" style:font-style-asian="normal" style:font-size-complex="12pt" style:font-style-complex="normal"/>
    </style:style>
    <style:style style:name="P314" style:family="paragraph" style:parent-style-name="Standard">
      <style:text-properties fo:font-variant="normal" fo:text-transform="none" fo:color="#252525" style:font-name="Liberation Serif" fo:font-size="12pt" fo:letter-spacing="normal" fo:font-style="normal" fo:font-weight="normal" officeooo:rsid="004dbda3" officeooo:paragraph-rsid="0026c722" style:font-size-asian="12pt" style:font-style-asian="normal" style:font-size-complex="12pt" style:font-style-complex="normal"/>
    </style:style>
    <style:style style:name="P315" style:family="paragraph" style:parent-style-name="Standard">
      <style:text-properties fo:font-variant="normal" fo:text-transform="none" fo:color="#252525" style:font-name="Liberation Serif" fo:font-size="12pt" fo:letter-spacing="normal" fo:font-style="normal" fo:font-weight="normal" officeooo:rsid="004eabf6" officeooo:paragraph-rsid="0026c722" style:font-size-asian="12pt" style:font-style-asian="normal" style:font-size-complex="12pt" style:font-style-complex="normal"/>
    </style:style>
    <style:style style:name="P316" style:family="paragraph" style:parent-style-name="Standard">
      <style:text-properties fo:font-variant="normal" fo:text-transform="none" fo:color="#252525" style:font-name="Liberation Serif" fo:font-size="12pt" fo:letter-spacing="normal" fo:font-style="normal" fo:font-weight="normal" officeooo:rsid="004ffab0" officeooo:paragraph-rsid="0026c722" style:font-size-asian="12pt" style:font-style-asian="normal" style:font-size-complex="12pt" style:font-style-complex="normal"/>
    </style:style>
    <style:style style:name="P317" style:family="paragraph" style:parent-style-name="Standard">
      <style:text-properties fo:font-variant="normal" fo:text-transform="none" fo:color="#252525" style:font-name="Liberation Serif" fo:font-size="12pt" fo:letter-spacing="normal" fo:font-style="normal" fo:font-weight="normal" officeooo:rsid="00516ef0" officeooo:paragraph-rsid="0026c722" style:font-size-asian="12pt" style:font-style-asian="normal" style:font-size-complex="12pt" style:font-style-complex="normal"/>
    </style:style>
    <style:style style:name="P318" style:family="paragraph" style:parent-style-name="Standard">
      <style:text-properties fo:font-variant="normal" fo:text-transform="none" fo:color="#252525" style:font-name="Liberation Serif" fo:font-size="12pt" fo:letter-spacing="normal" fo:font-style="normal" fo:font-weight="normal" officeooo:rsid="0052e88f" officeooo:paragraph-rsid="0026c722" style:font-size-asian="12pt" style:font-style-asian="normal" style:font-size-complex="12pt" style:font-style-complex="normal"/>
    </style:style>
    <style:style style:name="P319" style:family="paragraph" style:parent-style-name="Standard">
      <style:text-properties fo:font-variant="normal" fo:text-transform="none" fo:color="#252525" style:font-name="Liberation Serif" fo:font-size="12pt" fo:letter-spacing="normal" fo:font-style="normal" fo:font-weight="normal" officeooo:rsid="00544b81" officeooo:paragraph-rsid="0026c722" style:font-size-asian="12pt" style:font-style-asian="normal" style:font-size-complex="12pt" style:font-style-complex="normal"/>
    </style:style>
    <style:style style:name="P320" style:family="paragraph" style:parent-style-name="Standard">
      <style:text-properties fo:font-variant="normal" fo:text-transform="none" fo:color="#252525" style:font-name="Liberation Serif" fo:font-size="12pt" fo:letter-spacing="normal" fo:font-style="normal" fo:font-weight="normal" officeooo:rsid="00551f37" officeooo:paragraph-rsid="0026c722" style:font-size-asian="12pt" style:font-style-asian="normal" style:font-size-complex="12pt" style:font-style-complex="normal"/>
    </style:style>
    <style:style style:name="P321" style:family="paragraph" style:parent-style-name="Standard">
      <style:text-properties fo:font-variant="normal" fo:text-transform="none" fo:color="#252525" style:font-name="Liberation Serif" fo:font-size="12pt" fo:letter-spacing="normal" fo:font-style="normal" fo:font-weight="normal" officeooo:rsid="00563e71" officeooo:paragraph-rsid="0026c722" style:font-size-asian="12pt" style:font-style-asian="normal" style:font-size-complex="12pt" style:font-style-complex="normal"/>
    </style:style>
    <style:style style:name="P322" style:family="paragraph" style:parent-style-name="Standard">
      <style:text-properties fo:font-variant="normal" fo:text-transform="none" fo:color="#252525" style:font-name="Liberation Serif" fo:font-size="12pt" fo:letter-spacing="normal" fo:font-style="normal" fo:font-weight="normal" officeooo:rsid="0056f52c" officeooo:paragraph-rsid="0026c722" style:font-size-asian="12pt" style:font-style-asian="normal" style:font-size-complex="12pt" style:font-style-complex="normal"/>
    </style:style>
    <style:style style:name="P323" style:family="paragraph" style:parent-style-name="Standard">
      <style:text-properties fo:font-variant="normal" fo:text-transform="none" fo:color="#252525" style:font-name="Liberation Serif" fo:font-size="12pt" fo:letter-spacing="normal" fo:font-style="normal" fo:font-weight="normal" officeooo:rsid="005800e7" officeooo:paragraph-rsid="0026c722" style:font-size-asian="12pt" style:font-style-asian="normal" style:font-size-complex="12pt" style:font-style-complex="normal"/>
    </style:style>
    <style:style style:name="P324" style:family="paragraph" style:parent-style-name="Standard">
      <style:text-properties fo:font-variant="normal" fo:text-transform="none" fo:color="#252525" style:font-name="Liberation Serif" fo:font-size="12pt" fo:letter-spacing="normal" fo:font-style="normal" fo:font-weight="normal" officeooo:rsid="0058d58a" officeooo:paragraph-rsid="0026c722" style:font-size-asian="12pt" style:font-style-asian="normal" style:font-size-complex="12pt" style:font-style-complex="normal"/>
    </style:style>
    <style:style style:name="P325" style:family="paragraph" style:parent-style-name="Standard">
      <style:text-properties fo:font-variant="normal" fo:text-transform="none" fo:color="#252525" style:font-name="Liberation Serif" fo:font-size="12pt" fo:letter-spacing="normal" fo:font-style="normal" fo:font-weight="normal" officeooo:rsid="0059b464" officeooo:paragraph-rsid="0026c722" style:font-size-asian="12pt" style:font-style-asian="normal" style:font-size-complex="12pt" style:font-style-complex="normal"/>
    </style:style>
    <style:style style:name="P326" style:family="paragraph" style:parent-style-name="Standard">
      <style:text-properties fo:font-variant="normal" fo:text-transform="none" fo:color="#252525" style:font-name="Liberation Serif" fo:font-size="12pt" fo:letter-spacing="normal" fo:font-style="normal" fo:font-weight="normal" officeooo:rsid="005aff5a" officeooo:paragraph-rsid="0026c722" style:font-size-asian="12pt" style:font-style-asian="normal" style:font-size-complex="12pt" style:font-style-complex="normal"/>
    </style:style>
    <style:style style:name="P327" style:family="paragraph" style:parent-style-name="Standard">
      <style:text-properties fo:font-variant="normal" fo:text-transform="none" fo:color="#252525" style:font-name="Liberation Serif" fo:font-size="12pt" fo:letter-spacing="normal" fo:font-style="normal" fo:font-weight="normal" officeooo:rsid="005c97c8" officeooo:paragraph-rsid="0026c722" style:font-size-asian="12pt" style:font-style-asian="normal" style:font-size-complex="12pt" style:font-style-complex="normal"/>
    </style:style>
    <style:style style:name="P328" style:family="paragraph" style:parent-style-name="Standard">
      <style:text-properties fo:font-variant="normal" fo:text-transform="none" fo:color="#252525" style:font-name="Liberation Serif" fo:font-size="12pt" fo:letter-spacing="normal" fo:font-style="normal" fo:font-weight="normal" officeooo:rsid="005dcfa1" officeooo:paragraph-rsid="0026c722" style:font-size-asian="12pt" style:font-style-asian="normal" style:font-size-complex="12pt" style:font-style-complex="normal"/>
    </style:style>
    <style:style style:name="P329" style:family="paragraph" style:parent-style-name="Standard">
      <style:text-properties fo:font-variant="normal" fo:text-transform="none" fo:color="#252525" style:font-name="Liberation Serif" fo:font-size="12pt" fo:letter-spacing="normal" fo:font-style="normal" fo:font-weight="normal" officeooo:rsid="005ee32c" officeooo:paragraph-rsid="0026c722" style:font-size-asian="12pt" style:font-style-asian="normal" style:font-size-complex="12pt" style:font-style-complex="normal"/>
    </style:style>
    <style:style style:name="P330" style:family="paragraph" style:parent-style-name="Standard">
      <style:text-properties fo:font-variant="normal" fo:text-transform="none" fo:color="#252525" style:font-name="Liberation Serif" fo:font-size="12pt" fo:letter-spacing="normal" fo:font-style="normal" fo:font-weight="normal" officeooo:rsid="005fbebe" officeooo:paragraph-rsid="0026c722" style:font-size-asian="12pt" style:font-style-asian="normal" style:font-size-complex="12pt" style:font-style-complex="normal"/>
    </style:style>
    <style:style style:name="P331" style:family="paragraph" style:parent-style-name="Standard">
      <style:text-properties fo:font-variant="normal" fo:text-transform="none" fo:color="#252525" style:font-name="Liberation Serif" fo:font-size="12pt" fo:letter-spacing="normal" fo:font-style="normal" fo:font-weight="normal" officeooo:rsid="0061134a" officeooo:paragraph-rsid="0026c722" style:font-size-asian="12pt" style:font-style-asian="normal" style:font-size-complex="12pt" style:font-style-complex="normal"/>
    </style:style>
    <style:style style:name="P332" style:family="paragraph" style:parent-style-name="Standard">
      <style:text-properties fo:font-variant="normal" fo:text-transform="none" fo:color="#252525" style:font-name="Liberation Serif" fo:font-size="12pt" fo:letter-spacing="normal" fo:font-style="normal" fo:font-weight="normal" officeooo:rsid="0061afee" officeooo:paragraph-rsid="0026c722" style:font-size-asian="12pt" style:font-style-asian="normal" style:font-size-complex="12pt" style:font-style-complex="normal"/>
    </style:style>
    <style:style style:name="P333" style:family="paragraph" style:parent-style-name="Standard">
      <style:text-properties fo:font-variant="normal" fo:text-transform="none" fo:color="#252525" style:font-name="Liberation Serif" fo:font-size="12pt" fo:letter-spacing="normal" fo:font-style="normal" fo:font-weight="normal" officeooo:rsid="0062b3dc" officeooo:paragraph-rsid="0026c722" style:font-size-asian="12pt" style:font-style-asian="normal" style:font-size-complex="12pt" style:font-style-complex="normal"/>
    </style:style>
    <style:style style:name="P334" style:family="paragraph" style:parent-style-name="Standard">
      <style:text-properties fo:font-variant="normal" fo:text-transform="none" fo:color="#252525" style:font-name="Liberation Serif" fo:font-size="12pt" fo:letter-spacing="normal" fo:font-style="normal" fo:font-weight="normal" officeooo:rsid="006331b2" officeooo:paragraph-rsid="0026c722" style:font-size-asian="12pt" style:font-style-asian="normal" style:font-size-complex="12pt" style:font-style-complex="normal"/>
    </style:style>
    <style:style style:name="P335" style:family="paragraph" style:parent-style-name="Standard">
      <style:text-properties fo:font-variant="normal" fo:text-transform="none" fo:color="#252525" style:font-name="Liberation Serif" fo:font-size="12pt" fo:letter-spacing="normal" fo:font-style="normal" fo:font-weight="normal" officeooo:rsid="0064a7fe" officeooo:paragraph-rsid="0026c722" style:font-size-asian="12pt" style:font-style-asian="normal" style:font-size-complex="12pt" style:font-style-complex="normal"/>
    </style:style>
    <style:style style:name="P336" style:family="paragraph" style:parent-style-name="Standard">
      <style:text-properties fo:font-variant="normal" fo:text-transform="none" fo:color="#252525" style:font-name="Liberation Serif" fo:font-size="12pt" fo:letter-spacing="normal" fo:font-style="normal" fo:font-weight="normal" officeooo:rsid="00662dc9" officeooo:paragraph-rsid="0026c722" style:font-size-asian="12pt" style:font-style-asian="normal" style:font-size-complex="12pt" style:font-style-complex="normal"/>
    </style:style>
    <style:style style:name="P337" style:family="paragraph" style:parent-style-name="Standard">
      <style:text-properties fo:font-variant="normal" fo:text-transform="none" fo:color="#252525" style:font-name="Liberation Serif" fo:font-size="12pt" fo:letter-spacing="normal" fo:font-style="normal" fo:font-weight="normal" officeooo:rsid="0066c4c5" officeooo:paragraph-rsid="0026c722" style:font-size-asian="12pt" style:font-style-asian="normal" style:font-size-complex="12pt" style:font-style-complex="normal"/>
    </style:style>
    <style:style style:name="P338" style:family="paragraph" style:parent-style-name="Standard">
      <style:text-properties fo:font-variant="normal" fo:text-transform="none" fo:color="#252525" style:font-name="Liberation Serif" fo:font-size="12pt" fo:letter-spacing="normal" fo:font-style="normal" fo:font-weight="normal" officeooo:rsid="0068b8db" officeooo:paragraph-rsid="0026c722" style:font-size-asian="12pt" style:font-style-asian="normal" style:font-size-complex="12pt" style:font-style-complex="normal"/>
    </style:style>
    <style:style style:name="P339" style:family="paragraph" style:parent-style-name="Standard">
      <style:text-properties fo:font-variant="normal" fo:text-transform="none" fo:color="#252525" style:font-name="Liberation Serif" fo:font-size="12pt" fo:letter-spacing="normal" fo:font-style="normal" fo:font-weight="normal" officeooo:rsid="0069bb2f" officeooo:paragraph-rsid="0026c722" style:font-size-asian="12pt" style:font-style-asian="normal" style:font-size-complex="12pt" style:font-style-complex="normal"/>
    </style:style>
    <style:style style:name="P340" style:family="paragraph" style:parent-style-name="Standard">
      <style:text-properties fo:font-variant="normal" fo:text-transform="none" fo:color="#252525" style:font-name="Liberation Serif" fo:font-size="12pt" fo:letter-spacing="normal" fo:font-style="normal" fo:font-weight="normal" officeooo:rsid="006b21ea" officeooo:paragraph-rsid="0026c722" style:font-size-asian="12pt" style:font-style-asian="normal" style:font-size-complex="12pt" style:font-style-complex="normal"/>
    </style:style>
    <style:style style:name="P341" style:family="paragraph" style:parent-style-name="Standard">
      <style:text-properties fo:font-variant="normal" fo:text-transform="none" fo:color="#252525" style:font-name="Liberation Serif" fo:font-size="12pt" fo:letter-spacing="normal" fo:font-style="normal" fo:font-weight="normal" officeooo:rsid="006cccfe" officeooo:paragraph-rsid="0026c722" style:font-size-asian="12pt" style:font-style-asian="normal" style:font-size-complex="12pt" style:font-style-complex="normal"/>
    </style:style>
    <style:style style:name="P342" style:family="paragraph" style:parent-style-name="Standard">
      <style:text-properties fo:font-variant="normal" fo:text-transform="none" fo:color="#252525" style:font-name="Liberation Serif" fo:font-size="12pt" fo:letter-spacing="normal" fo:font-style="normal" fo:font-weight="normal" officeooo:rsid="006df73b" officeooo:paragraph-rsid="0026c722" style:font-size-asian="12pt" style:font-style-asian="normal" style:font-size-complex="12pt" style:font-style-complex="normal"/>
    </style:style>
    <style:style style:name="P343" style:family="paragraph" style:parent-style-name="Standard">
      <style:text-properties fo:font-variant="normal" fo:text-transform="none" fo:color="#252525" style:font-name="Liberation Serif" fo:font-size="12pt" fo:letter-spacing="normal" fo:font-style="normal" fo:font-weight="normal" officeooo:rsid="0072ecc1" officeooo:paragraph-rsid="0026c722" style:font-size-asian="12pt" style:font-style-asian="normal" style:font-size-complex="12pt" style:font-style-complex="normal"/>
    </style:style>
    <style:style style:name="P344" style:family="paragraph" style:parent-style-name="Standard">
      <style:text-properties fo:font-variant="normal" fo:text-transform="none" fo:color="#252525" style:font-name="Liberation Serif" fo:font-size="12pt" fo:letter-spacing="normal" fo:font-style="normal" fo:font-weight="normal" officeooo:rsid="00741402" officeooo:paragraph-rsid="0026c722" style:font-size-asian="12pt" style:font-style-asian="normal" style:font-size-complex="12pt" style:font-style-complex="normal"/>
    </style:style>
    <style:style style:name="P345" style:family="paragraph" style:parent-style-name="Standard">
      <style:text-properties fo:font-variant="normal" fo:text-transform="none" fo:color="#252525" style:font-name="Liberation Serif" fo:font-size="12pt" fo:letter-spacing="normal" fo:font-style="normal" fo:font-weight="normal" officeooo:rsid="0076abf1" officeooo:paragraph-rsid="0026c722" style:font-size-asian="12pt" style:font-style-asian="normal" style:font-size-complex="12pt" style:font-style-complex="normal"/>
    </style:style>
    <style:style style:name="P346" style:family="paragraph" style:parent-style-name="Standard">
      <style:text-properties fo:font-variant="normal" fo:text-transform="none" fo:color="#252525" style:font-name="Liberation Serif" fo:font-size="12pt" fo:letter-spacing="normal" fo:font-style="normal" fo:font-weight="normal" officeooo:rsid="00772ed1" officeooo:paragraph-rsid="0026c722" style:font-size-asian="12pt" style:font-style-asian="normal" style:font-size-complex="12pt" style:font-style-complex="normal"/>
    </style:style>
    <style:style style:name="P347" style:family="paragraph" style:parent-style-name="Standard">
      <style:text-properties fo:font-variant="normal" fo:text-transform="none" fo:color="#252525" style:font-name="Liberation Serif" fo:font-size="12pt" fo:letter-spacing="normal" fo:font-style="normal" fo:font-weight="normal" officeooo:rsid="0057b500" officeooo:paragraph-rsid="0057b500" style:font-size-asian="12pt" style:font-style-asian="normal" style:font-size-complex="12pt" style:font-style-complex="normal"/>
    </style:style>
    <style:style style:name="P348" style:family="paragraph" style:parent-style-name="Standard">
      <style:text-properties fo:font-variant="normal" fo:text-transform="none" fo:color="#252525" style:font-name="Liberation Serif" fo:font-size="12pt" fo:letter-spacing="normal" fo:font-style="normal" fo:font-weight="normal" officeooo:rsid="006a012c" officeooo:paragraph-rsid="006a012c" style:font-size-asian="12pt" style:font-style-asian="normal" style:font-size-complex="12pt" style:font-style-complex="normal"/>
    </style:style>
    <style:style style:name="P349" style:family="paragraph" style:parent-style-name="Standard">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350" style:family="paragraph" style:parent-style-name="Standard">
      <style:text-properties fo:font-variant="normal" fo:text-transform="none" fo:color="#252525" style:font-name="Liberation Serif" fo:font-size="12pt" fo:letter-spacing="normal" fo:font-style="normal" fo:font-weight="normal" officeooo:rsid="00287c99" officeooo:paragraph-rsid="0026c722" style:font-size-asian="12pt" style:font-size-complex="12pt"/>
    </style:style>
    <style:style style:name="P351" style:family="paragraph" style:parent-style-name="Standard">
      <style:text-properties fo:font-variant="normal" fo:text-transform="none" fo:color="#252525" style:font-name="Liberation Serif" fo:font-size="12pt" fo:letter-spacing="normal" fo:font-style="normal" fo:font-weight="normal" officeooo:rsid="002a6827" officeooo:paragraph-rsid="0026c722" style:font-size-asian="12pt" style:font-size-complex="12pt"/>
    </style:style>
    <style:style style:name="P352"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c722" style:font-size-asian="12pt" style:font-size-complex="12pt"/>
    </style:style>
    <style:style style:name="P353"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c722" style:font-size-asian="12pt" style:font-size-complex="12pt"/>
    </style:style>
    <style:style style:name="P35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c722" style:font-size-asian="12pt" style:font-size-complex="12pt"/>
    </style:style>
    <style:style style:name="P35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c722" style:font-size-asian="12pt" style:font-size-complex="12pt"/>
    </style:style>
    <style:style style:name="P356"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357"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6c722" style:font-size-asian="12pt" style:font-style-asian="normal" style:font-size-complex="12pt" style:font-style-complex="normal"/>
    </style:style>
    <style:style style:name="P358" style:family="paragraph" style:parent-style-name="Standard">
      <style:text-properties fo:font-variant="normal" fo:text-transform="none" fo:color="#252525" style:font-name="Liberation Serif" fo:font-size="12pt" fo:letter-spacing="normal" fo:font-style="italic" fo:font-weight="normal" officeooo:rsid="0026c09b" officeooo:paragraph-rsid="0026c722" style:font-size-asian="12pt" style:font-style-asian="italic" style:font-size-complex="12pt" style:font-style-complex="italic"/>
    </style:style>
    <style:style style:name="P359" style:family="paragraph" style:parent-style-name="Standard">
      <style:text-properties fo:font-variant="normal" fo:text-transform="none" fo:color="#252525" style:font-name="Liberation Serif" fo:font-size="12pt" fo:letter-spacing="normal" fo:font-style="italic" fo:font-weight="normal" officeooo:rsid="00544b81" officeooo:paragraph-rsid="0026c722" style:font-size-asian="12pt" style:font-style-asian="italic" style:font-size-complex="12pt" style:font-style-complex="italic"/>
    </style:style>
    <style:style style:name="P360" style:family="paragraph" style:parent-style-name="Standard">
      <style:text-properties fo:font-variant="normal" fo:text-transform="none" fo:color="#252525" style:font-name="Liberation Serif" fo:font-size="12pt" fo:letter-spacing="normal" fo:font-style="italic" fo:font-weight="normal" officeooo:rsid="00563e71" officeooo:paragraph-rsid="0026c722" style:font-size-asian="12pt" style:font-style-asian="italic" style:font-size-complex="12pt" style:font-style-complex="italic"/>
    </style:style>
    <style:style style:name="P361" style:family="paragraph" style:parent-style-name="Standard">
      <style:text-properties fo:font-variant="normal" fo:text-transform="none" fo:color="#252525" style:font-name="Liberation Serif" fo:font-size="12pt" fo:letter-spacing="normal" fo:font-style="italic" fo:font-weight="normal" officeooo:rsid="0062b3dc" officeooo:paragraph-rsid="0026c722" style:font-size-asian="12pt" style:font-style-asian="italic" style:font-size-complex="12pt" style:font-style-complex="italic"/>
    </style:style>
    <style:style style:name="P362" style:family="paragraph" style:parent-style-name="Standard">
      <style:text-properties fo:font-variant="normal" fo:text-transform="none" fo:color="#252525" style:font-name="Liberation Serif" fo:font-size="12pt" fo:letter-spacing="normal" fo:font-style="italic" fo:font-weight="normal" officeooo:rsid="0068b8db" officeooo:paragraph-rsid="0026c722" style:font-size-asian="12pt" style:font-style-asian="italic" style:font-size-complex="12pt" style:font-style-complex="italic"/>
    </style:style>
    <style:style style:name="P363" style:family="paragraph" style:parent-style-name="Standard">
      <style:text-properties fo:font-variant="normal" fo:text-transform="none" fo:color="#252525" style:font-name="Liberation Serif" fo:font-size="12pt" fo:letter-spacing="normal" fo:font-style="italic" fo:font-weight="normal" officeooo:rsid="006cccfe" officeooo:paragraph-rsid="0026c722" style:font-size-asian="12pt" style:font-style-asian="italic" style:font-size-complex="12pt" style:font-style-complex="italic"/>
    </style:style>
    <style:style style:name="P364" style:family="paragraph" style:parent-style-name="Standard">
      <style:text-properties fo:font-variant="normal" fo:text-transform="none" fo:color="#000000" style:font-name="Liberation Serif" fo:font-size="12pt" fo:letter-spacing="normal" fo:font-style="normal" fo:font-weight="normal" officeooo:rsid="00afb44c" officeooo:paragraph-rsid="0026c722" style:font-size-asian="12pt" style:font-weight-asian="normal" style:font-size-complex="12pt" style:font-weight-complex="normal"/>
    </style:style>
    <style:style style:name="P365" style:family="paragraph" style:parent-style-name="Standard">
      <style:text-properties fo:font-variant="normal" fo:text-transform="none" fo:color="#000000" style:font-name="Liberation Serif" fo:font-size="12pt" fo:letter-spacing="normal" fo:font-style="normal" fo:font-weight="normal" officeooo:rsid="00b094c0" officeooo:paragraph-rsid="0026c722" style:font-size-asian="12pt" style:font-weight-asian="normal" style:font-size-complex="12pt" style:font-weight-complex="normal"/>
    </style:style>
    <style:style style:name="P366" style:family="paragraph" style:parent-style-name="Standard">
      <style:text-properties fo:font-variant="normal" fo:text-transform="none" fo:color="#000000" style:font-name="Liberation Serif" fo:font-size="12pt" fo:letter-spacing="normal" fo:font-style="normal" fo:font-weight="normal" officeooo:rsid="00b25cfb" officeooo:paragraph-rsid="0026c722" style:font-size-asian="12pt" style:font-weight-asian="normal" style:font-size-complex="12pt" style:font-weight-complex="normal"/>
    </style:style>
    <style:style style:name="P367" style:family="paragraph" style:parent-style-name="Standard">
      <style:text-properties fo:font-variant="normal" fo:text-transform="none" fo:color="#000000" style:font-name="Liberation Serif" fo:font-size="12pt" fo:letter-spacing="normal" fo:font-style="normal" fo:font-weight="normal" officeooo:rsid="00b451d1" officeooo:paragraph-rsid="0026c722" style:font-size-asian="12pt" style:font-weight-asian="normal" style:font-size-complex="12pt" style:font-weight-complex="normal"/>
    </style:style>
    <style:style style:name="P368" style:family="paragraph" style:parent-style-name="Standard">
      <style:text-properties fo:font-variant="normal" fo:text-transform="none" fo:color="#000000" style:font-name="Liberation Serif" fo:font-size="12pt" fo:letter-spacing="normal" fo:font-style="normal" fo:font-weight="normal" officeooo:rsid="00b46fd8" officeooo:paragraph-rsid="0026c722" style:font-size-asian="12pt" style:font-weight-asian="normal" style:font-size-complex="12pt" style:font-weight-complex="normal"/>
    </style:style>
    <style:style style:name="P369" style:family="paragraph" style:parent-style-name="Standard">
      <style:text-properties fo:font-variant="normal" fo:text-transform="none" fo:color="#000000" style:font-name="Liberation Serif" fo:font-size="12pt" fo:letter-spacing="normal" fo:font-style="normal" fo:font-weight="normal" officeooo:rsid="00b5dcd4" officeooo:paragraph-rsid="0026c722" style:font-size-asian="12pt" style:font-weight-asian="normal" style:font-size-complex="12pt" style:font-weight-complex="normal"/>
    </style:style>
    <style:style style:name="P370" style:family="paragraph" style:parent-style-name="Standard">
      <style:text-properties fo:font-variant="normal" fo:text-transform="none" fo:color="#000000" style:font-name="Liberation Serif" fo:font-size="12pt" fo:letter-spacing="normal" fo:font-style="normal" fo:font-weight="normal" officeooo:rsid="00b5faf1" officeooo:paragraph-rsid="0026c722" style:font-size-asian="12pt" style:font-weight-asian="normal" style:font-size-complex="12pt" style:font-weight-complex="normal"/>
    </style:style>
    <style:style style:name="P371" style:family="paragraph" style:parent-style-name="Standard">
      <style:text-properties fo:font-variant="normal" fo:text-transform="none" fo:color="#000000" style:font-name="Liberation Serif" fo:font-size="12pt" fo:letter-spacing="normal" fo:font-style="normal" fo:font-weight="normal" officeooo:rsid="00b63ba4" officeooo:paragraph-rsid="0026c722" style:font-size-asian="12pt" style:font-weight-asian="normal" style:font-size-complex="12pt" style:font-weight-complex="normal"/>
    </style:style>
    <style:style style:name="P372" style:family="paragraph" style:parent-style-name="Standard">
      <style:text-properties fo:font-variant="normal" fo:text-transform="none" fo:color="#000000" style:font-name="Liberation Serif" fo:font-size="12pt" fo:letter-spacing="normal" fo:font-style="normal" fo:font-weight="normal" officeooo:rsid="00b79d7b" officeooo:paragraph-rsid="0026c722" style:font-size-asian="12pt" style:font-weight-asian="normal" style:font-size-complex="12pt" style:font-weight-complex="normal"/>
    </style:style>
    <style:style style:name="P373" style:family="paragraph" style:parent-style-name="Standard">
      <style:text-properties fo:font-variant="normal" fo:text-transform="none" fo:color="#000000" style:font-name="Liberation Serif" fo:font-size="12pt" fo:letter-spacing="normal" fo:font-style="normal" fo:font-weight="normal" officeooo:rsid="00b8bc36" officeooo:paragraph-rsid="0026c722" style:font-size-asian="12pt" style:font-weight-asian="normal" style:font-size-complex="12pt" style:font-weight-complex="normal"/>
    </style:style>
    <style:style style:name="P374" style:family="paragraph" style:parent-style-name="Standard">
      <style:text-properties fo:font-variant="normal" fo:text-transform="none" fo:color="#000000" style:font-name="Liberation Serif" fo:font-size="12pt" fo:letter-spacing="normal" fo:font-style="normal" fo:font-weight="normal" officeooo:rsid="00b901a0" officeooo:paragraph-rsid="0026c722" style:font-size-asian="12pt" style:font-weight-asian="normal" style:font-size-complex="12pt" style:font-weight-complex="normal"/>
    </style:style>
    <style:style style:name="P375" style:family="paragraph" style:parent-style-name="Standard">
      <style:text-properties fo:font-variant="normal" fo:text-transform="none" fo:color="#000000" style:font-name="Liberation Serif" fo:font-size="12pt" fo:letter-spacing="normal" fo:font-style="normal" fo:font-weight="normal" officeooo:rsid="00bad7ae" officeooo:paragraph-rsid="0026c722" style:font-size-asian="12pt" style:font-weight-asian="normal" style:font-size-complex="12pt" style:font-weight-complex="normal"/>
    </style:style>
    <style:style style:name="P376" style:family="paragraph" style:parent-style-name="Standard">
      <style:text-properties fo:font-variant="normal" fo:text-transform="none" fo:color="#000000" style:font-name="Liberation Serif" fo:font-size="12pt" fo:letter-spacing="normal" fo:font-style="normal" fo:font-weight="normal" officeooo:rsid="00bb4702" officeooo:paragraph-rsid="0026c722" style:font-size-asian="12pt" style:font-weight-asian="normal" style:font-size-complex="12pt" style:font-weight-complex="normal"/>
    </style:style>
    <style:style style:name="P377" style:family="paragraph" style:parent-style-name="Standard">
      <style:text-properties fo:font-variant="normal" fo:text-transform="none" fo:color="#000000" style:font-name="Liberation Serif" fo:font-size="12pt" fo:letter-spacing="normal" fo:font-style="normal" fo:font-weight="normal" officeooo:rsid="00bb990d" officeooo:paragraph-rsid="0026c722" style:font-size-asian="12pt" style:font-weight-asian="normal" style:font-size-complex="12pt" style:font-weight-complex="normal"/>
    </style:style>
    <style:style style:name="P378" style:family="paragraph" style:parent-style-name="Standard">
      <style:text-properties fo:font-variant="normal" fo:text-transform="none" fo:color="#000000" style:font-name="Liberation Serif" fo:font-size="12pt" fo:letter-spacing="normal" fo:font-style="normal" fo:font-weight="normal" officeooo:rsid="00bdc080" officeooo:paragraph-rsid="0026c722" style:font-size-asian="12pt" style:font-weight-asian="normal" style:font-size-complex="12pt" style:font-weight-complex="normal"/>
    </style:style>
    <style:style style:name="P379" style:family="paragraph" style:parent-style-name="Standard">
      <style:text-properties fo:font-variant="normal" fo:text-transform="none" fo:color="#000000" style:font-name="Liberation Serif" fo:font-size="12pt" fo:letter-spacing="normal" fo:font-style="normal" fo:font-weight="normal" officeooo:rsid="00bf026e" officeooo:paragraph-rsid="0026c722" style:font-size-asian="12pt" style:font-weight-asian="normal" style:font-size-complex="12pt" style:font-weight-complex="normal"/>
    </style:style>
    <style:style style:name="P380" style:family="paragraph" style:parent-style-name="Standard">
      <style:text-properties fo:font-variant="normal" fo:text-transform="none" fo:color="#000000" style:font-name="Liberation Serif" fo:font-size="12pt" fo:letter-spacing="normal" fo:font-style="normal" fo:font-weight="normal" officeooo:rsid="00c0fb6f" officeooo:paragraph-rsid="0026c722" style:font-size-asian="12pt" style:font-weight-asian="normal" style:font-size-complex="12pt" style:font-weight-complex="normal"/>
    </style:style>
    <style:style style:name="P381" style:family="paragraph" style:parent-style-name="Standard">
      <style:text-properties fo:font-variant="normal" fo:text-transform="none" fo:color="#000000" style:font-name="Liberation Serif" fo:font-size="12pt" fo:letter-spacing="normal" fo:font-style="normal" fo:font-weight="normal" officeooo:rsid="00c2a795" officeooo:paragraph-rsid="0026c722" style:font-size-asian="12pt" style:font-weight-asian="normal" style:font-size-complex="12pt" style:font-weight-complex="normal"/>
    </style:style>
    <style:style style:name="P382" style:family="paragraph" style:parent-style-name="Standard">
      <style:text-properties fo:font-variant="normal" fo:text-transform="none" fo:color="#000000" style:font-name="Liberation Serif" fo:font-size="12pt" fo:letter-spacing="normal" fo:font-style="normal" fo:font-weight="normal" officeooo:rsid="00c434d6" officeooo:paragraph-rsid="0026c722" style:font-size-asian="12pt" style:font-weight-asian="normal" style:font-size-complex="12pt" style:font-weight-complex="normal"/>
    </style:style>
    <style:style style:name="P383" style:family="paragraph" style:parent-style-name="Standard">
      <style:text-properties fo:font-variant="normal" fo:text-transform="none" fo:color="#000000" style:font-name="Liberation Serif" fo:font-size="12pt" fo:letter-spacing="normal" fo:font-style="normal" fo:font-weight="normal" officeooo:rsid="00c45b30" officeooo:paragraph-rsid="0026c722" style:font-size-asian="12pt" style:font-weight-asian="normal" style:font-size-complex="12pt" style:font-weight-complex="normal"/>
    </style:style>
    <style:style style:name="P384" style:family="paragraph" style:parent-style-name="Standard">
      <style:text-properties fo:font-variant="normal" fo:text-transform="none" fo:color="#000000" style:font-name="Liberation Serif" fo:font-size="12pt" fo:letter-spacing="normal" fo:font-style="normal" fo:font-weight="normal" officeooo:rsid="00c57746" officeooo:paragraph-rsid="0026c722" style:font-size-asian="12pt" style:font-weight-asian="normal" style:font-size-complex="12pt" style:font-weight-complex="normal"/>
    </style:style>
    <style:style style:name="P385" style:family="paragraph" style:parent-style-name="Standard">
      <style:text-properties fo:font-variant="normal" fo:text-transform="none" fo:color="#000000" style:font-name="Liberation Serif" fo:font-size="12pt" fo:letter-spacing="normal" fo:font-style="normal" fo:font-weight="normal" officeooo:rsid="00c6abfb" officeooo:paragraph-rsid="0026c722" style:font-size-asian="12pt" style:font-weight-asian="normal" style:font-size-complex="12pt" style:font-weight-complex="normal"/>
    </style:style>
    <style:style style:name="P386" style:family="paragraph" style:parent-style-name="Standard">
      <style:text-properties fo:font-variant="normal" fo:text-transform="none" fo:color="#000000" style:font-name="Liberation Serif" fo:font-size="12pt" fo:letter-spacing="normal" fo:font-style="normal" fo:font-weight="normal" officeooo:rsid="00c890fb" officeooo:paragraph-rsid="0026c722" style:font-size-asian="12pt" style:font-weight-asian="normal" style:font-size-complex="12pt" style:font-weight-complex="normal"/>
    </style:style>
    <style:style style:name="P387" style:family="paragraph" style:parent-style-name="Standard">
      <style:text-properties fo:font-variant="normal" fo:text-transform="none" fo:color="#000000" style:font-name="Liberation Serif" fo:font-size="12pt" fo:letter-spacing="normal" fo:font-style="normal" fo:font-weight="normal" officeooo:rsid="00c8faee" officeooo:paragraph-rsid="0026c722" style:font-size-asian="12pt" style:font-weight-asian="normal" style:font-size-complex="12pt" style:font-weight-complex="normal"/>
    </style:style>
    <style:style style:name="P388" style:family="paragraph" style:parent-style-name="Standard">
      <style:text-properties fo:font-variant="normal" fo:text-transform="none" fo:color="#000000" style:font-name="Liberation Serif" fo:font-size="12pt" fo:letter-spacing="normal" fo:font-style="normal" fo:font-weight="normal" officeooo:rsid="00caa736" officeooo:paragraph-rsid="0026c722" style:font-size-asian="12pt" style:font-weight-asian="normal" style:font-size-complex="12pt" style:font-weight-complex="normal"/>
    </style:style>
    <style:style style:name="P389" style:family="paragraph" style:parent-style-name="Standard">
      <style:text-properties fo:font-variant="normal" fo:text-transform="none" fo:color="#000000" style:font-name="Liberation Serif" fo:font-size="12pt" fo:letter-spacing="normal" fo:font-style="normal" fo:font-weight="normal" officeooo:rsid="00cc404b" officeooo:paragraph-rsid="0026c722" style:font-size-asian="12pt" style:font-weight-asian="normal" style:font-size-complex="12pt" style:font-weight-complex="normal"/>
    </style:style>
    <style:style style:name="P390" style:family="paragraph" style:parent-style-name="Standard">
      <style:text-properties fo:font-variant="normal" fo:text-transform="none" fo:color="#000000" style:font-name="Liberation Serif" fo:font-size="12pt" fo:letter-spacing="normal" fo:font-style="normal" fo:font-weight="normal" officeooo:rsid="00cdfad9" officeooo:paragraph-rsid="0026c722" style:font-size-asian="12pt" style:font-weight-asian="normal" style:font-size-complex="12pt" style:font-weight-complex="normal"/>
    </style:style>
    <style:style style:name="P391" style:family="paragraph" style:parent-style-name="Standard">
      <style:text-properties fo:font-variant="normal" fo:text-transform="none" fo:color="#000000" style:font-name="Liberation Serif" fo:font-size="12pt" fo:letter-spacing="normal" fo:font-style="normal" fo:font-weight="normal" officeooo:rsid="00ce5df9" officeooo:paragraph-rsid="0026c722" style:font-size-asian="12pt" style:font-weight-asian="normal" style:font-size-complex="12pt" style:font-weight-complex="normal"/>
    </style:style>
    <style:style style:name="P392" style:family="paragraph" style:parent-style-name="Standard">
      <style:text-properties fo:font-variant="normal" fo:text-transform="none" fo:color="#000000" style:font-name="Liberation Serif" fo:font-size="12pt" fo:letter-spacing="normal" fo:font-style="normal" fo:font-weight="normal" officeooo:rsid="00ce9c9d" officeooo:paragraph-rsid="0026c722" style:font-size-asian="12pt" style:font-weight-asian="normal" style:font-size-complex="12pt" style:font-weight-complex="normal"/>
    </style:style>
    <style:style style:name="P393" style:family="paragraph" style:parent-style-name="Standard">
      <style:text-properties fo:font-variant="normal" fo:text-transform="none" fo:color="#000000" style:font-name="Liberation Serif" fo:font-size="12pt" fo:letter-spacing="normal" fo:font-style="normal" fo:font-weight="normal" officeooo:rsid="00cfd5c5" officeooo:paragraph-rsid="0026c722" style:font-size-asian="12pt" style:font-weight-asian="normal" style:font-size-complex="12pt" style:font-weight-complex="normal"/>
    </style:style>
    <style:style style:name="P394" style:family="paragraph" style:parent-style-name="Standard">
      <style:text-properties fo:font-variant="normal" fo:text-transform="none" fo:color="#000000" style:font-name="Liberation Serif" fo:font-size="12pt" fo:letter-spacing="normal" fo:font-style="normal" fo:font-weight="normal" officeooo:rsid="00d0e860" officeooo:paragraph-rsid="0026c722" style:font-size-asian="12pt" style:font-weight-asian="normal" style:font-size-complex="12pt" style:font-weight-complex="normal"/>
    </style:style>
    <style:style style:name="P395" style:family="paragraph" style:parent-style-name="Standard">
      <style:text-properties fo:font-variant="normal" fo:text-transform="none" fo:color="#000000" style:font-name="Liberation Serif" fo:font-size="12pt" fo:letter-spacing="normal" fo:font-style="normal" fo:font-weight="normal" officeooo:rsid="00d1b5f9" officeooo:paragraph-rsid="0026c722" style:font-size-asian="12pt" style:font-weight-asian="normal" style:font-size-complex="12pt" style:font-weight-complex="normal"/>
    </style:style>
    <style:style style:name="P396" style:family="paragraph" style:parent-style-name="Standard">
      <style:text-properties fo:font-variant="normal" fo:text-transform="none" fo:color="#000000" style:font-name="Liberation Serif" fo:font-size="12pt" fo:letter-spacing="normal" fo:font-style="normal" fo:font-weight="normal" officeooo:rsid="00d23ae9" officeooo:paragraph-rsid="0026c722" style:font-size-asian="12pt" style:font-weight-asian="normal" style:font-size-complex="12pt" style:font-weight-complex="normal"/>
    </style:style>
    <style:style style:name="P397" style:family="paragraph" style:parent-style-name="Standard">
      <style:text-properties fo:font-variant="normal" fo:text-transform="none" fo:color="#000000" style:font-name="Liberation Serif" fo:font-size="12pt" fo:letter-spacing="normal" fo:font-style="normal" fo:font-weight="normal" officeooo:rsid="00d2456a" officeooo:paragraph-rsid="0026c722" style:font-size-asian="12pt" style:font-weight-asian="normal" style:font-size-complex="12pt" style:font-weight-complex="normal"/>
    </style:style>
    <style:style style:name="P398" style:family="paragraph" style:parent-style-name="Standard">
      <style:text-properties fo:font-variant="normal" fo:text-transform="none" fo:color="#000000" style:font-name="Liberation Serif" fo:font-size="12pt" fo:letter-spacing="normal" fo:font-style="normal" fo:font-weight="normal" officeooo:rsid="00d3bfc9" officeooo:paragraph-rsid="0026c722" style:font-size-asian="12pt" style:font-weight-asian="normal" style:font-size-complex="12pt" style:font-weight-complex="normal"/>
    </style:style>
    <style:style style:name="P399" style:family="paragraph" style:parent-style-name="Standard">
      <style:text-properties fo:font-variant="normal" fo:text-transform="none" fo:color="#000000" style:font-name="Liberation Serif" fo:font-size="12pt" fo:letter-spacing="normal" fo:font-style="normal" fo:font-weight="normal" officeooo:rsid="00d54b8a" officeooo:paragraph-rsid="0026c722" style:font-size-asian="12pt" style:font-weight-asian="normal" style:font-size-complex="12pt" style:font-weight-complex="normal"/>
    </style:style>
    <style:style style:name="P400" style:family="paragraph" style:parent-style-name="Standard">
      <style:text-properties fo:font-variant="normal" fo:text-transform="none" fo:color="#000000" style:font-name="Liberation Serif" fo:font-size="12pt" fo:letter-spacing="normal" fo:font-style="normal" fo:font-weight="normal" officeooo:rsid="00d78b5f" officeooo:paragraph-rsid="0026c722" style:font-size-asian="12pt" style:font-weight-asian="normal" style:font-size-complex="12pt" style:font-weight-complex="normal"/>
    </style:style>
    <style:style style:name="P401" style:family="paragraph" style:parent-style-name="Standard">
      <style:text-properties fo:font-variant="normal" fo:text-transform="none" fo:color="#000000" style:font-name="Liberation Serif" fo:font-size="12pt" fo:letter-spacing="normal" fo:font-style="normal" fo:font-weight="normal" officeooo:rsid="00d831d8" officeooo:paragraph-rsid="0026c722" style:font-size-asian="12pt" style:font-weight-asian="normal" style:font-size-complex="12pt" style:font-weight-complex="normal"/>
    </style:style>
    <style:style style:name="P402" style:family="paragraph" style:parent-style-name="Standard">
      <style:text-properties fo:font-variant="normal" fo:text-transform="none" fo:color="#000000" style:font-name="Liberation Serif" fo:font-size="12pt" fo:letter-spacing="normal" fo:font-style="normal" fo:font-weight="normal" officeooo:rsid="00ade86a" officeooo:paragraph-rsid="0026c722" style:font-size-asian="12pt" style:font-weight-asian="normal" style:font-size-complex="12pt" style:font-weight-complex="normal"/>
    </style:style>
    <style:style style:name="P403" style:family="paragraph" style:parent-style-name="Standard">
      <style:text-properties fo:font-variant="normal" fo:text-transform="none" fo:color="#000000" style:font-name="Liberation Serif" fo:font-size="12pt" fo:letter-spacing="normal" fo:font-style="normal" fo:font-weight="normal" officeooo:rsid="00964eca" officeooo:paragraph-rsid="0026c722" style:font-size-asian="12pt" style:font-weight-asian="normal" style:font-size-complex="12pt" style:font-weight-complex="normal"/>
    </style:style>
    <style:style style:name="P404" style:family="paragraph" style:parent-style-name="Standard">
      <style:text-properties fo:font-variant="normal" fo:text-transform="none" fo:color="#000000" style:font-name="Liberation Serif" fo:font-size="12pt" fo:letter-spacing="normal" fo:font-style="normal" fo:font-weight="normal" officeooo:rsid="00aa5285" officeooo:paragraph-rsid="0026c722" style:font-size-asian="12pt" style:font-weight-asian="normal" style:font-size-complex="12pt" style:font-weight-complex="normal"/>
    </style:style>
    <style:style style:name="P405" style:family="paragraph" style:parent-style-name="Standard">
      <style:text-properties fo:font-variant="normal" fo:text-transform="none" fo:color="#000000" style:font-name="Liberation Serif" fo:font-size="12pt" fo:letter-spacing="normal" fo:font-style="normal" fo:font-weight="normal" officeooo:rsid="00ab0b31" officeooo:paragraph-rsid="0026c722" style:font-size-asian="12pt" style:font-weight-asian="normal" style:font-size-complex="12pt" style:font-weight-complex="normal"/>
    </style:style>
    <style:style style:name="P406" style:family="paragraph" style:parent-style-name="Standard">
      <style:text-properties fo:font-variant="normal" fo:text-transform="none" fo:color="#000000" style:font-name="Liberation Serif" fo:font-size="12pt" fo:letter-spacing="normal" fo:font-style="normal" fo:font-weight="normal" officeooo:rsid="00ad04ae" officeooo:paragraph-rsid="0026c722" style:font-size-asian="12pt" style:font-weight-asian="normal" style:font-size-complex="12pt" style:font-weight-complex="normal"/>
    </style:style>
    <style:style style:name="P407" style:family="paragraph" style:parent-style-name="Standard">
      <style:text-properties fo:font-variant="normal" fo:text-transform="none" fo:color="#000000" style:font-name="Liberation Serif" fo:font-size="12pt" fo:letter-spacing="normal" fo:font-style="normal" fo:font-weight="normal" officeooo:rsid="00ad04ae" officeooo:paragraph-rsid="00465101" style:font-size-asian="12pt" style:font-weight-asian="normal" style:font-size-complex="12pt" style:font-weight-complex="normal"/>
    </style:style>
    <style:style style:name="P4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6c722" style:font-size-asian="12pt" style:font-weight-asian="normal" style:font-size-complex="12pt" style:font-weight-complex="normal"/>
    </style:style>
    <style:style style:name="P4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6c722" style:font-size-asian="12pt" style:font-weight-asian="normal" style:font-size-complex="12pt" style:font-weight-complex="normal"/>
    </style:style>
    <style:style style:name="P4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6c722" style:font-size-asian="12pt" style:font-weight-asian="normal" style:font-size-complex="12pt" style:font-weight-complex="normal"/>
    </style:style>
    <style:style style:name="P4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c722" style:font-size-asian="12pt" style:font-size-complex="12pt"/>
    </style:style>
    <style:style style:name="P412"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4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6c722" style:font-size-asian="12pt" style:font-size-complex="12pt"/>
    </style:style>
    <style:style style:name="P4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6c722" style:font-size-asian="12pt" style:font-size-complex="12pt"/>
    </style:style>
    <style:style style:name="P4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6c722" style:font-size-asian="12pt" style:font-size-complex="12pt"/>
    </style:style>
    <style:style style:name="P4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6c722" style:font-size-asian="12pt" style:font-size-complex="12pt"/>
    </style:style>
    <style:style style:name="P4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6c722" style:font-size-asian="12pt" style:font-size-complex="12pt"/>
    </style:style>
    <style:style style:name="P4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6c722" style:font-size-asian="12pt" style:font-size-complex="12pt"/>
    </style:style>
    <style:style style:name="P4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6c722" style:font-size-asian="12pt" style:font-size-complex="12pt"/>
    </style:style>
    <style:style style:name="P4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6c722" style:font-size-asian="12pt" style:font-size-complex="12pt"/>
    </style:style>
    <style:style style:name="P4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6c722" style:font-size-asian="12pt" style:font-size-complex="12pt"/>
    </style:style>
    <style:style style:name="P4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6c722" style:font-size-asian="12pt" style:font-size-complex="12pt"/>
    </style:style>
    <style:style style:name="P4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6c722" style:font-size-asian="12pt" style:font-size-complex="12pt"/>
    </style:style>
    <style:style style:name="P4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6c722" style:font-size-asian="12pt" style:font-size-complex="12pt"/>
    </style:style>
    <style:style style:name="P4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6c722" style:font-size-asian="12pt" style:font-size-complex="12pt"/>
    </style:style>
    <style:style style:name="P4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6c722" style:font-size-asian="12pt" style:font-size-complex="12pt"/>
    </style:style>
    <style:style style:name="P4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6c722" style:font-size-asian="12pt" style:font-size-complex="12pt"/>
    </style:style>
    <style:style style:name="P4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6c722" style:font-size-asian="12pt" style:font-size-complex="12pt"/>
    </style:style>
    <style:style style:name="P4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6c722" style:font-size-asian="12pt" style:font-size-complex="12pt"/>
    </style:style>
    <style:style style:name="P4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6c722" style:font-size-asian="12pt" style:font-size-complex="12pt"/>
    </style:style>
    <style:style style:name="P4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6c722" style:font-size-asian="12pt" style:font-size-complex="12pt"/>
    </style:style>
    <style:style style:name="P4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6c722" style:font-size-asian="12pt" style:font-size-complex="12pt"/>
    </style:style>
    <style:style style:name="P4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55c68d" style:font-size-asian="12pt" style:font-size-complex="12pt"/>
    </style:style>
    <style:style style:name="P4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6c722" style:font-size-asian="12pt" style:font-size-complex="12pt"/>
    </style:style>
    <style:style style:name="P4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6c722" style:font-size-asian="12pt" style:font-size-complex="12pt"/>
    </style:style>
    <style:style style:name="P4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6c722" style:font-size-asian="12pt" style:font-size-complex="12pt"/>
    </style:style>
    <style:style style:name="P4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6c722" style:font-size-asian="12pt" style:font-size-complex="12pt"/>
    </style:style>
    <style:style style:name="P4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6c722" style:font-size-asian="12pt" style:font-size-complex="12pt"/>
    </style:style>
    <style:style style:name="P4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6c722" style:font-size-asian="12pt" style:font-size-complex="12pt"/>
    </style:style>
    <style:style style:name="P4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6c722" style:font-size-asian="12pt" style:font-size-complex="12pt"/>
    </style:style>
    <style:style style:name="P4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6c722" style:font-size-asian="12pt" style:font-size-complex="12pt"/>
    </style:style>
    <style:style style:name="P4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6c722" style:font-size-asian="12pt" style:font-size-complex="12pt"/>
    </style:style>
    <style:style style:name="P4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6c722" style:font-size-asian="12pt" style:font-size-complex="12pt"/>
    </style:style>
    <style:style style:name="P4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6c722" style:font-size-asian="12pt" style:font-size-complex="12pt"/>
    </style:style>
    <style:style style:name="P4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6c722" style:font-size-asian="12pt" style:font-size-complex="12pt"/>
    </style:style>
    <style:style style:name="P4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6c722" style:font-size-asian="12pt" style:font-size-complex="12pt"/>
    </style:style>
    <style:style style:name="P4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6c722" style:font-size-asian="12pt" style:font-size-complex="12pt"/>
    </style:style>
    <style:style style:name="P4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6c722" style:font-size-asian="12pt" style:font-size-complex="12pt"/>
    </style:style>
    <style:style style:name="P4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6c722" style:font-size-asian="12pt" style:font-size-complex="12pt"/>
    </style:style>
    <style:style style:name="P4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6c722" style:font-size-asian="12pt" style:font-size-complex="12pt"/>
    </style:style>
    <style:style style:name="P4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6c722" style:font-size-asian="12pt" style:font-size-complex="12pt"/>
    </style:style>
    <style:style style:name="P4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6c722" style:font-size-asian="12pt" style:font-size-complex="12pt"/>
    </style:style>
    <style:style style:name="P4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6c722" style:font-size-asian="12pt" style:font-size-complex="12pt"/>
    </style:style>
    <style:style style:name="P4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c722" style:font-size-asian="12pt" style:font-size-complex="12pt"/>
    </style:style>
    <style:style style:name="P4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c722" style:font-size-asian="12pt" style:font-size-complex="12pt"/>
    </style:style>
    <style:style style:name="P4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c722" style:font-size-asian="12pt" style:font-size-complex="12pt"/>
    </style:style>
    <style:style style:name="P4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c722" style:font-size-asian="12pt" style:font-size-complex="12pt"/>
    </style:style>
    <style:style style:name="P4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c722" style:font-size-asian="12pt" style:font-size-complex="12pt"/>
    </style:style>
    <style:style style:name="P4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c722" style:font-size-asian="12pt" style:font-size-complex="12pt"/>
    </style:style>
    <style:style style:name="P4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c722" style:font-size-asian="12pt" style:font-size-complex="12pt"/>
    </style:style>
    <style:style style:name="P4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c722" style:font-size-asian="12pt" style:font-size-complex="12pt"/>
    </style:style>
    <style:style style:name="P4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c722" style:font-size-asian="12pt" style:font-size-complex="12pt"/>
    </style:style>
    <style:style style:name="P4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c722" style:font-size-asian="12pt" style:font-size-complex="12pt"/>
    </style:style>
    <style:style style:name="P4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c722" style:font-size-asian="12pt" style:font-size-complex="12pt"/>
    </style:style>
    <style:style style:name="P4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c722" style:font-size-asian="12pt" style:font-size-complex="12pt"/>
    </style:style>
    <style:style style:name="P4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c722" style:font-size-asian="12pt" style:font-size-complex="12pt"/>
    </style:style>
    <style:style style:name="P4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c722" style:font-size-asian="12pt" style:font-size-complex="12pt"/>
    </style:style>
    <style:style style:name="P4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c722" style:font-size-asian="12pt" style:font-size-complex="12pt"/>
    </style:style>
    <style:style style:name="P4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c722" style:font-size-asian="12pt" style:font-size-complex="12pt"/>
    </style:style>
    <style:style style:name="P4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c722" style:font-size-asian="12pt" style:font-size-complex="12pt"/>
    </style:style>
    <style:style style:name="P4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c722" style:font-size-asian="12pt" style:font-size-complex="12pt"/>
    </style:style>
    <style:style style:name="P4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c722" style:font-size-asian="12pt" style:font-size-complex="12pt"/>
    </style:style>
    <style:style style:name="P4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40aa89" style:font-size-asian="12pt" style:font-size-complex="12pt"/>
    </style:style>
    <style:style style:name="P4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c722" style:font-size-asian="12pt" style:font-size-complex="12pt"/>
    </style:style>
    <style:style style:name="P4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c722" style:font-size-asian="12pt" style:font-size-complex="12pt"/>
    </style:style>
    <style:style style:name="P4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c722" style:font-size-asian="12pt" style:font-size-complex="12pt"/>
    </style:style>
    <style:style style:name="P4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c722" style:font-size-asian="12pt" style:font-size-complex="12pt"/>
    </style:style>
    <style:style style:name="P4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c722" style:font-size-asian="12pt" style:font-size-complex="12pt"/>
    </style:style>
    <style:style style:name="P4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c722" style:font-size-asian="12pt" style:font-size-complex="12pt"/>
    </style:style>
    <style:style style:name="P4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c722" style:font-size-asian="12pt" style:font-size-complex="12pt"/>
    </style:style>
    <style:style style:name="P4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c722" style:font-size-asian="12pt" style:font-size-complex="12pt"/>
    </style:style>
    <style:style style:name="P4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c722" style:font-size-asian="12pt" style:font-size-complex="12pt"/>
    </style:style>
    <style:style style:name="P4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c722" style:font-size-asian="12pt" style:font-size-complex="12pt"/>
    </style:style>
    <style:style style:name="P4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6c722" style:font-size-asian="12pt" style:font-size-complex="12pt"/>
    </style:style>
    <style:style style:name="P4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6c722" style:font-size-asian="12pt" style:font-size-complex="12pt"/>
    </style:style>
    <style:style style:name="P4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6c722" style:font-size-asian="12pt" style:font-size-complex="12pt"/>
    </style:style>
    <style:style style:name="P4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6c722" style:font-size-asian="12pt" style:font-size-complex="12pt"/>
    </style:style>
    <style:style style:name="P4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6c722" style:font-size-asian="12pt" style:font-size-complex="12pt"/>
    </style:style>
    <style:style style:name="P4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6c722" style:font-size-asian="12pt" style:font-size-complex="12pt"/>
    </style:style>
    <style:style style:name="P4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6c722" style:font-size-asian="12pt" style:font-size-complex="12pt"/>
    </style:style>
    <style:style style:name="P4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6c722" style:font-size-asian="12pt" style:font-size-complex="12pt"/>
    </style:style>
    <style:style style:name="P4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3d7719" style:font-size-asian="12pt" style:font-size-complex="12pt"/>
    </style:style>
    <style:style style:name="P4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3e1302" style:font-size-asian="12pt" style:font-size-complex="12pt"/>
    </style:style>
    <style:style style:name="P4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3f186c" style:font-size-asian="12pt" style:font-size-complex="12pt"/>
    </style:style>
    <style:style style:name="P4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61286f" style:font-size-asian="12pt" style:font-size-complex="12pt"/>
    </style:style>
    <style:style style:name="P4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7a38fd" style:font-size-asian="12pt" style:font-size-complex="12pt"/>
    </style:style>
    <style:style style:name="P497"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6c722" style:font-size-asian="12pt" style:font-style-asian="italic" style:font-size-complex="12pt" style:font-style-complex="italic"/>
    </style:style>
    <style:style style:name="P498"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6c722" style:font-size-asian="12pt" style:font-style-asian="italic" style:font-size-complex="12pt" style:font-style-complex="italic"/>
    </style:style>
    <style:style style:name="P499"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c722" style:font-size-asian="12pt" style:font-style-asian="italic" style:font-size-complex="12pt" style:font-style-complex="italic"/>
    </style:style>
    <style:style style:name="P50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6c722" style:font-size-asian="12pt" style:font-weight-asian="normal" style:font-size-complex="12pt" style:font-weight-complex="normal"/>
    </style:style>
    <style:style style:name="P50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6c722" style:font-size-asian="12pt" style:font-weight-asian="normal" style:font-size-complex="12pt" style:font-weight-complex="normal"/>
    </style:style>
    <style:style style:name="P50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6c722" style:font-size-asian="12pt" style:font-weight-asian="normal" style:font-size-complex="12pt" style:font-weight-complex="normal"/>
    </style:style>
    <style:style style:name="P50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6c722" style:font-size-asian="12pt" style:font-weight-asian="normal" style:font-size-complex="12pt" style:font-weight-complex="normal"/>
    </style:style>
    <style:style style:name="P50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6c722" style:font-size-asian="12pt" style:font-weight-asian="normal" style:font-size-complex="12pt" style:font-weight-complex="normal"/>
    </style:style>
    <style:style style:name="P50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6c722" style:font-size-asian="12pt" style:font-weight-asian="normal" style:font-size-complex="12pt" style:font-weight-complex="normal"/>
    </style:style>
    <style:style style:name="P50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c722" style:font-size-asian="12pt" style:font-weight-asian="normal" style:font-size-complex="12pt" style:font-weight-complex="normal"/>
    </style:style>
    <style:style style:name="P50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c722" style:font-size-asian="12pt" style:font-weight-asian="normal" style:font-size-complex="12pt" style:font-weight-complex="normal"/>
    </style:style>
    <style:style style:name="P50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c722" style:font-size-asian="12pt" style:font-weight-asian="normal" style:font-size-complex="12pt" style:font-weight-complex="normal"/>
    </style:style>
    <style:style style:name="P50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c722" style:font-size-asian="12pt" style:font-weight-asian="normal" style:font-size-complex="12pt" style:font-weight-complex="normal"/>
    </style:style>
    <style:style style:name="P5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c722" style:font-size-asian="12pt" style:font-weight-asian="normal" style:font-size-complex="12pt" style:font-weight-complex="normal"/>
    </style:style>
    <style:style style:name="P5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c722" style:font-size-asian="12pt" style:font-weight-asian="normal" style:font-size-complex="12pt" style:font-weight-complex="normal"/>
    </style:style>
    <style:style style:name="P512" style:family="paragraph" style:parent-style-name="Standard">
      <style:text-properties officeooo:rsid="00145ffb" officeooo:paragraph-rsid="0026c722"/>
    </style:style>
    <style:style style:name="P513" style:family="paragraph" style:parent-style-name="Standard">
      <style:text-properties officeooo:rsid="0016c570" officeooo:paragraph-rsid="0026c722"/>
    </style:style>
    <style:style style:name="P514" style:family="paragraph" style:parent-style-name="Standard">
      <style:text-properties officeooo:rsid="0017566a" officeooo:paragraph-rsid="0026c722"/>
    </style:style>
    <style:style style:name="P515" style:family="paragraph" style:parent-style-name="Standard">
      <style:text-properties officeooo:rsid="0017cc44" officeooo:paragraph-rsid="0026c722"/>
    </style:style>
    <style:style style:name="P516" style:family="paragraph" style:parent-style-name="Standard">
      <style:text-properties fo:font-style="italic" officeooo:rsid="0017cc44" officeooo:paragraph-rsid="0026c722" style:font-style-asian="italic" style:font-style-complex="italic"/>
    </style:style>
    <style:style style:name="P517" style:family="paragraph" style:parent-style-name="Standard">
      <style:text-properties fo:font-style="italic" officeooo:rsid="001c5ad8" officeooo:paragraph-rsid="0026c722" style:font-style-asian="italic" style:font-style-complex="italic"/>
    </style:style>
    <style:style style:name="P518" style:family="paragraph" style:parent-style-name="Standard">
      <style:text-properties fo:font-style="italic" officeooo:rsid="002f6bfd" officeooo:paragraph-rsid="0026c722" style:font-style-asian="italic" style:font-style-complex="italic"/>
    </style:style>
    <style:style style:name="P519" style:family="paragraph" style:parent-style-name="Standard">
      <style:text-properties fo:font-style="italic" officeooo:rsid="0026c09b" officeooo:paragraph-rsid="0026c722" style:font-style-asian="italic" style:font-style-complex="italic"/>
    </style:style>
    <style:style style:name="P520" style:family="paragraph" style:parent-style-name="Standard">
      <style:text-properties fo:font-style="italic" officeooo:rsid="0058bd82" officeooo:paragraph-rsid="0026c722" style:font-style-asian="italic" style:font-style-complex="italic"/>
    </style:style>
    <style:style style:name="P521" style:family="paragraph" style:parent-style-name="Standard">
      <style:text-properties fo:font-style="italic" officeooo:rsid="006ce295" officeooo:paragraph-rsid="0026c722" style:font-style-asian="italic" style:font-style-complex="italic"/>
    </style:style>
    <style:style style:name="P522" style:family="paragraph" style:parent-style-name="Standard">
      <style:text-properties fo:font-style="italic" officeooo:rsid="0034f860" officeooo:paragraph-rsid="0026c722" style:font-style-asian="italic" style:font-style-complex="italic"/>
    </style:style>
    <style:style style:name="P523" style:family="paragraph" style:parent-style-name="Standard">
      <style:text-properties fo:font-style="italic" officeooo:rsid="00511e41" officeooo:paragraph-rsid="0026c722" style:font-style-asian="italic" style:font-style-complex="italic"/>
    </style:style>
    <style:style style:name="P524" style:family="paragraph" style:parent-style-name="Standard">
      <style:text-properties fo:font-style="italic" officeooo:rsid="0052e6ca" officeooo:paragraph-rsid="0026c722" style:font-style-asian="italic" style:font-style-complex="italic"/>
    </style:style>
    <style:style style:name="P525" style:family="paragraph" style:parent-style-name="Standard">
      <style:paragraph-properties fo:text-align="start" style:justify-single-word="false"/>
      <style:text-properties fo:font-style="italic" officeooo:rsid="004ec5a9" officeooo:paragraph-rsid="0026c722" style:font-style-asian="italic" style:font-style-complex="italic"/>
    </style:style>
    <style:style style:name="P526" style:family="paragraph" style:parent-style-name="Standard">
      <style:paragraph-properties fo:text-align="start" style:justify-single-word="false"/>
      <style:text-properties fo:font-style="italic" officeooo:rsid="004fbcd3" officeooo:paragraph-rsid="0026c722" style:font-style-asian="italic" style:font-style-complex="italic"/>
    </style:style>
    <style:style style:name="P527" style:family="paragraph" style:parent-style-name="Standard">
      <style:text-properties fo:font-style="italic" officeooo:rsid="001b6782" officeooo:paragraph-rsid="0026c722" style:font-style-asian="italic" style:font-style-complex="italic"/>
    </style:style>
    <style:style style:name="P528" style:family="paragraph" style:parent-style-name="Standard">
      <style:text-properties fo:font-style="italic" officeooo:rsid="0021016f" officeooo:paragraph-rsid="0026c722" style:font-style-asian="italic" style:font-style-complex="italic"/>
    </style:style>
    <style:style style:name="P529" style:family="paragraph" style:parent-style-name="Standard">
      <style:text-properties fo:font-style="italic" officeooo:rsid="00250f8f" officeooo:paragraph-rsid="0026c722" style:font-style-asian="italic" style:font-style-complex="italic"/>
    </style:style>
    <style:style style:name="P530" style:family="paragraph" style:parent-style-name="Standard">
      <style:text-properties fo:font-style="italic" officeooo:rsid="002a6519" officeooo:paragraph-rsid="0026c722" style:font-style-asian="italic" style:font-style-complex="italic"/>
    </style:style>
    <style:style style:name="P531" style:family="paragraph" style:parent-style-name="Standard">
      <style:text-properties fo:font-style="italic" officeooo:rsid="002fa2b7" officeooo:paragraph-rsid="0026c722" style:font-style-asian="italic" style:font-style-complex="italic"/>
    </style:style>
    <style:style style:name="P532" style:family="paragraph" style:parent-style-name="Standard">
      <style:text-properties fo:font-style="italic" officeooo:rsid="00302a32" officeooo:paragraph-rsid="0026c722" style:font-style-asian="italic" style:font-style-complex="italic"/>
    </style:style>
    <style:style style:name="P533" style:family="paragraph" style:parent-style-name="Standard">
      <style:text-properties fo:font-style="italic" officeooo:rsid="00386298" officeooo:paragraph-rsid="0026c722" style:font-style-asian="italic" style:font-style-complex="italic"/>
    </style:style>
    <style:style style:name="P534" style:family="paragraph" style:parent-style-name="Standard">
      <style:text-properties fo:font-style="italic" officeooo:rsid="0023eece" officeooo:paragraph-rsid="0026c722" style:font-style-asian="italic" style:font-style-complex="italic"/>
    </style:style>
    <style:style style:name="P535" style:family="paragraph" style:parent-style-name="Standard">
      <style:text-properties fo:font-style="italic" officeooo:rsid="002b1724" officeooo:paragraph-rsid="0026c722" style:font-style-asian="italic" style:font-style-complex="italic"/>
    </style:style>
    <style:style style:name="P536" style:family="paragraph" style:parent-style-name="Standard">
      <style:text-properties fo:font-style="italic" officeooo:rsid="002bf0cd" officeooo:paragraph-rsid="0026c722" style:font-style-asian="italic" style:font-style-complex="italic"/>
    </style:style>
    <style:style style:name="P537" style:family="paragraph" style:parent-style-name="Standard">
      <style:text-properties fo:font-style="italic" officeooo:rsid="002d9934" officeooo:paragraph-rsid="0026c722" style:font-style-asian="italic" style:font-style-complex="italic"/>
    </style:style>
    <style:style style:name="P538" style:family="paragraph" style:parent-style-name="Standard">
      <style:text-properties fo:font-style="italic" fo:font-weight="normal" officeooo:rsid="00960d69" officeooo:paragraph-rsid="0026c722" style:font-style-asian="italic" style:font-weight-asian="normal" style:font-style-complex="italic" style:font-weight-complex="normal"/>
    </style:style>
    <style:style style:name="P539" style:family="paragraph" style:parent-style-name="Standard">
      <style:text-properties fo:font-style="italic" fo:font-weight="normal" officeooo:rsid="0098c8e9" officeooo:paragraph-rsid="0026c722" style:font-style-asian="italic" style:font-weight-asian="normal" style:font-style-complex="italic" style:font-weight-complex="normal"/>
    </style:style>
    <style:style style:name="P540" style:family="paragraph" style:parent-style-name="Standard">
      <style:text-properties fo:font-style="italic" fo:font-weight="normal" officeooo:rsid="006406f6" officeooo:paragraph-rsid="0026c722" style:font-style-asian="italic" style:font-weight-asian="normal" style:font-style-complex="italic" style:font-weight-complex="normal"/>
    </style:style>
    <style:style style:name="P541" style:family="paragraph" style:parent-style-name="Standard">
      <style:text-properties fo:font-style="italic" fo:font-weight="normal" officeooo:rsid="00677f4c" officeooo:paragraph-rsid="0026c722" style:font-style-asian="italic" style:font-weight-asian="normal" style:font-style-complex="italic" style:font-weight-complex="normal"/>
    </style:style>
    <style:style style:name="P542" style:family="paragraph" style:parent-style-name="Standard">
      <style:text-properties fo:font-style="italic" fo:font-weight="normal" officeooo:rsid="00918406" officeooo:paragraph-rsid="0026c722" style:font-style-asian="italic" style:font-weight-asian="normal" style:font-style-complex="italic" style:font-weight-complex="normal"/>
    </style:style>
    <style:style style:name="P543" style:family="paragraph" style:parent-style-name="Standard">
      <style:text-properties fo:font-style="italic" officeooo:paragraph-rsid="0026c722"/>
    </style:style>
    <style:style style:name="P544" style:family="paragraph" style:parent-style-name="Standard">
      <style:text-properties fo:font-style="italic" style:text-underline-style="none" officeooo:rsid="0021016f" officeooo:paragraph-rsid="0026c722" style:font-style-asian="italic" style:font-style-complex="italic"/>
    </style:style>
    <style:style style:name="P545" style:family="paragraph" style:parent-style-name="Standard">
      <style:text-properties officeooo:rsid="00191dac" officeooo:paragraph-rsid="0026c722"/>
    </style:style>
    <style:style style:name="P546" style:family="paragraph" style:parent-style-name="Standard">
      <style:text-properties officeooo:rsid="001b03b4" officeooo:paragraph-rsid="0026c722"/>
    </style:style>
    <style:style style:name="P547" style:family="paragraph" style:parent-style-name="Standard">
      <style:text-properties officeooo:rsid="001c5ad8" officeooo:paragraph-rsid="0026c722"/>
    </style:style>
    <style:style style:name="P548" style:family="paragraph" style:parent-style-name="Standard">
      <style:text-properties officeooo:rsid="001da51c" officeooo:paragraph-rsid="0026c722"/>
    </style:style>
    <style:style style:name="P549" style:family="paragraph" style:parent-style-name="Standard">
      <style:text-properties officeooo:rsid="001f488d" officeooo:paragraph-rsid="0026c722"/>
    </style:style>
    <style:style style:name="P550" style:family="paragraph" style:parent-style-name="Standard">
      <style:text-properties officeooo:rsid="001f7635" officeooo:paragraph-rsid="0026c722"/>
    </style:style>
    <style:style style:name="P551" style:family="paragraph" style:parent-style-name="Standard">
      <style:text-properties officeooo:rsid="00208949" officeooo:paragraph-rsid="0026c722"/>
    </style:style>
    <style:style style:name="P552" style:family="paragraph" style:parent-style-name="Standard">
      <style:text-properties officeooo:rsid="00220a3b" officeooo:paragraph-rsid="0026c722"/>
    </style:style>
    <style:style style:name="P553" style:family="paragraph" style:parent-style-name="Standard">
      <style:text-properties officeooo:rsid="002e126b" officeooo:paragraph-rsid="0026c722"/>
    </style:style>
    <style:style style:name="P554" style:family="paragraph" style:parent-style-name="Standard">
      <style:text-properties officeooo:rsid="002e8b7c" officeooo:paragraph-rsid="0026c722"/>
    </style:style>
    <style:style style:name="P555" style:family="paragraph" style:parent-style-name="Standard">
      <style:text-properties officeooo:rsid="002e8b7c" officeooo:paragraph-rsid="005ead5f"/>
    </style:style>
    <style:style style:name="P556" style:family="paragraph" style:parent-style-name="Standard">
      <style:text-properties officeooo:rsid="002f6bfd" officeooo:paragraph-rsid="0026c722"/>
    </style:style>
    <style:style style:name="P557" style:family="paragraph" style:parent-style-name="Standard">
      <style:text-properties officeooo:rsid="002fbf86" officeooo:paragraph-rsid="0026c722"/>
    </style:style>
    <style:style style:name="P558" style:family="paragraph" style:parent-style-name="Standard">
      <style:text-properties officeooo:rsid="00232808" officeooo:paragraph-rsid="0026c722"/>
    </style:style>
    <style:style style:name="P559" style:family="paragraph" style:parent-style-name="Standard">
      <style:text-properties officeooo:rsid="0024e02d" officeooo:paragraph-rsid="0026c722"/>
    </style:style>
    <style:style style:name="P560" style:family="paragraph" style:parent-style-name="Standard">
      <style:text-properties officeooo:rsid="0026c09b" officeooo:paragraph-rsid="0026c722"/>
    </style:style>
    <style:style style:name="P561" style:family="paragraph" style:parent-style-name="Standard">
      <style:text-properties officeooo:rsid="002a6827" officeooo:paragraph-rsid="0026c722"/>
    </style:style>
    <style:style style:name="P562" style:family="paragraph" style:parent-style-name="Standard">
      <style:text-properties fo:color="#000000" style:font-name="Liberation Serif" fo:font-style="normal" fo:font-weight="normal" officeooo:rsid="00837824" officeooo:paragraph-rsid="0026c722" style:font-style-asian="normal" style:font-weight-asian="normal" style:font-style-complex="normal" style:font-weight-complex="normal"/>
    </style:style>
    <style:style style:name="P563" style:family="paragraph" style:parent-style-name="Standard">
      <style:text-properties fo:color="#000000" style:font-name="Liberation Serif" fo:font-style="normal" fo:font-weight="normal" officeooo:rsid="0083b5db" officeooo:paragraph-rsid="0026c722" style:font-style-asian="normal" style:font-weight-asian="normal" style:font-style-complex="normal" style:font-weight-complex="normal"/>
    </style:style>
    <style:style style:name="P564" style:family="paragraph" style:parent-style-name="Standard">
      <style:text-properties fo:color="#000000" style:font-name="Liberation Serif" fo:font-style="normal" fo:font-weight="normal" officeooo:rsid="0084cd8e" officeooo:paragraph-rsid="0026c722" style:font-style-asian="normal" style:font-weight-asian="normal" style:font-style-complex="normal" style:font-weight-complex="normal"/>
    </style:style>
    <style:style style:name="P565" style:family="paragraph" style:parent-style-name="Standard">
      <style:text-properties fo:color="#000000" style:font-name="Liberation Serif" fo:font-style="normal" fo:font-weight="normal" officeooo:rsid="00852e37" officeooo:paragraph-rsid="0026c722" style:font-style-asian="normal" style:font-weight-asian="normal" style:font-style-complex="normal" style:font-weight-complex="normal"/>
    </style:style>
    <style:style style:name="P566" style:family="paragraph" style:parent-style-name="Standard">
      <style:text-properties fo:color="#000000" style:font-name="Liberation Serif" fo:font-style="normal" fo:font-weight="normal" officeooo:rsid="008628be" officeooo:paragraph-rsid="0026c722" style:font-style-asian="normal" style:font-weight-asian="normal" style:font-style-complex="normal" style:font-weight-complex="normal"/>
    </style:style>
    <style:style style:name="P567" style:family="paragraph" style:parent-style-name="Standard">
      <style:text-properties fo:color="#000000" style:font-name="Liberation Serif" fo:font-style="normal" fo:font-weight="normal" officeooo:rsid="00a6bcfd" officeooo:paragraph-rsid="0026c722" style:font-style-asian="normal" style:font-weight-asian="normal" style:font-style-complex="normal" style:font-weight-complex="normal"/>
    </style:style>
    <style:style style:name="P568" style:family="paragraph" style:parent-style-name="Standard">
      <style:paragraph-properties fo:text-align="start" style:justify-single-word="false"/>
      <style:text-properties fo:color="#000000" fo:font-weight="normal" officeooo:rsid="00abb5e9" officeooo:paragraph-rsid="0026c722" style:font-weight-asian="normal" style:font-weight-complex="normal"/>
    </style:style>
    <style:style style:name="P569" style:family="paragraph" style:parent-style-name="Standard">
      <style:paragraph-properties fo:text-align="start" style:justify-single-word="false"/>
      <style:text-properties fo:color="#000000" fo:font-weight="normal" officeooo:rsid="00abb5e9" officeooo:paragraph-rsid="007456ed" style:font-weight-asian="normal" style:font-weight-complex="normal"/>
    </style:style>
    <style:style style:name="P570" style:family="paragraph" style:parent-style-name="Standard">
      <style:paragraph-properties fo:text-align="start" style:justify-single-word="false"/>
      <style:text-properties fo:color="#000000" fo:font-weight="normal" officeooo:rsid="00a8edb0" officeooo:paragraph-rsid="0026c722" style:font-weight-asian="normal" style:font-weight-complex="normal"/>
    </style:style>
    <style:style style:name="P571" style:family="paragraph" style:parent-style-name="Standard">
      <style:paragraph-properties fo:text-align="start" style:justify-single-word="false"/>
      <style:text-properties fo:color="#000000" fo:font-weight="normal" officeooo:rsid="00a93855" officeooo:paragraph-rsid="0026c722" style:font-weight-asian="normal" style:font-weight-complex="normal"/>
    </style:style>
    <style:style style:name="P572" style:family="paragraph" style:parent-style-name="Standard">
      <style:paragraph-properties fo:text-align="start" style:justify-single-word="false"/>
      <style:text-properties fo:color="#000000" fo:font-weight="normal" officeooo:rsid="00a93857" officeooo:paragraph-rsid="0026c722" style:font-weight-asian="normal" style:font-weight-complex="normal"/>
    </style:style>
    <style:style style:name="P573" style:family="paragraph" style:parent-style-name="Standard">
      <style:paragraph-properties fo:text-align="start" style:justify-single-word="false"/>
      <style:text-properties fo:color="#000000" fo:font-weight="normal" officeooo:rsid="00a9b32b" officeooo:paragraph-rsid="0026c722" style:font-weight-asian="normal" style:font-weight-complex="normal"/>
    </style:style>
    <style:style style:name="P574" style:family="paragraph" style:parent-style-name="Standard">
      <style:paragraph-properties fo:text-align="start" style:justify-single-word="false"/>
      <style:text-properties fo:color="#000000" fo:font-weight="normal" officeooo:rsid="00ab2761" officeooo:paragraph-rsid="0026c722" style:font-weight-asian="normal" style:font-weight-complex="normal"/>
    </style:style>
    <style:style style:name="P575" style:family="paragraph" style:parent-style-name="Standard">
      <style:paragraph-properties fo:text-align="start" style:justify-single-word="false"/>
      <style:text-properties fo:color="#000000" fo:font-weight="normal" officeooo:rsid="007456ed" officeooo:paragraph-rsid="007456ed" style:font-weight-asian="normal" style:font-weight-complex="normal"/>
    </style:style>
    <style:style style:name="P576" style:family="paragraph" style:parent-style-name="Standard">
      <style:paragraph-properties fo:text-align="start" style:justify-single-word="false"/>
      <style:text-properties fo:color="#000000" officeooo:paragraph-rsid="0026c722"/>
    </style:style>
    <style:style style:name="P577" style:family="paragraph" style:parent-style-name="Standard">
      <style:paragraph-properties fo:text-align="start" style:justify-single-word="false"/>
      <style:text-properties fo:color="#000000" officeooo:rsid="009eb229" officeooo:paragraph-rsid="0026c722"/>
    </style:style>
    <style:style style:name="P578" style:family="paragraph" style:parent-style-name="Standard">
      <style:paragraph-properties fo:text-align="start" style:justify-single-word="false"/>
      <style:text-properties fo:color="#000000" officeooo:rsid="0099a223" officeooo:paragraph-rsid="0026c722"/>
    </style:style>
    <style:style style:name="P579" style:family="paragraph" style:parent-style-name="Standard">
      <style:paragraph-properties fo:text-align="start" style:justify-single-word="false"/>
      <style:text-properties fo:color="#000000" officeooo:rsid="009da80a" officeooo:paragraph-rsid="0026c722"/>
    </style:style>
    <style:style style:name="P580" style:family="paragraph" style:parent-style-name="Standard">
      <style:paragraph-properties fo:text-align="start" style:justify-single-word="false"/>
      <style:text-properties fo:color="#000000" officeooo:rsid="00a00e90" officeooo:paragraph-rsid="0026c722"/>
    </style:style>
    <style:style style:name="P581" style:family="paragraph" style:parent-style-name="Standard">
      <style:paragraph-properties fo:text-align="start" style:justify-single-word="false"/>
      <style:text-properties fo:color="#000000" officeooo:rsid="00a1715b" officeooo:paragraph-rsid="0026c722"/>
    </style:style>
    <style:style style:name="P582" style:family="paragraph" style:parent-style-name="Standard">
      <style:paragraph-properties fo:text-align="start" style:justify-single-word="false"/>
      <style:text-properties fo:color="#000000" officeooo:rsid="00a1780c" officeooo:paragraph-rsid="0026c722"/>
    </style:style>
    <style:style style:name="P583" style:family="paragraph" style:parent-style-name="Standard">
      <style:paragraph-properties fo:text-align="start" style:justify-single-word="false"/>
      <style:text-properties fo:color="#000000" fo:font-style="italic" officeooo:rsid="00a1780c" officeooo:paragraph-rsid="0026c722" style:font-style-asian="italic" style:font-style-complex="italic"/>
    </style:style>
    <style:style style:name="P584" style:family="paragraph" style:parent-style-name="Standard">
      <style:paragraph-properties fo:text-align="start" style:justify-single-word="false"/>
      <style:text-properties fo:color="#000000" officeooo:rsid="00a29fac" officeooo:paragraph-rsid="0026c722"/>
    </style:style>
    <style:style style:name="P585" style:family="paragraph" style:parent-style-name="Standard">
      <style:paragraph-properties fo:text-align="start" style:justify-single-word="false"/>
      <style:text-properties fo:color="#000000" officeooo:rsid="00a48ac7" officeooo:paragraph-rsid="0026c722"/>
    </style:style>
    <style:style style:name="P586" style:family="paragraph" style:parent-style-name="Standard">
      <style:paragraph-properties fo:text-align="start" style:justify-single-word="false"/>
      <style:text-properties fo:color="#000000" officeooo:rsid="00a791d5" officeooo:paragraph-rsid="0026c722"/>
    </style:style>
    <style:style style:name="P587" style:family="paragraph" style:parent-style-name="Standard">
      <style:paragraph-properties fo:text-align="start" style:justify-single-word="false"/>
      <style:text-properties fo:color="#000000" officeooo:rsid="00a7a4b2" officeooo:paragraph-rsid="0026c722"/>
    </style:style>
    <style:style style:name="P588" style:family="paragraph" style:parent-style-name="Standard">
      <style:paragraph-properties fo:text-align="start" style:justify-single-word="false"/>
      <style:text-properties fo:color="#000000" officeooo:rsid="00a8edb0" officeooo:paragraph-rsid="0026c722"/>
    </style:style>
    <style:style style:name="P589" style:family="paragraph" style:parent-style-name="Standard">
      <style:text-properties officeooo:rsid="008628be" officeooo:paragraph-rsid="0026c722"/>
    </style:style>
    <style:style style:name="P590" style:family="paragraph" style:parent-style-name="Standard">
      <style:text-properties officeooo:rsid="0087af18" officeooo:paragraph-rsid="0026c722"/>
    </style:style>
    <style:style style:name="P591" style:family="paragraph" style:parent-style-name="Standard">
      <style:text-properties officeooo:rsid="0088a3c9" officeooo:paragraph-rsid="0026c722"/>
    </style:style>
    <style:style style:name="P592" style:family="paragraph" style:parent-style-name="Standard">
      <style:text-properties officeooo:paragraph-rsid="0026c722"/>
    </style:style>
    <style:style style:name="P593" style:family="paragraph" style:parent-style-name="Standard">
      <style:text-properties officeooo:rsid="00512ccb" officeooo:paragraph-rsid="0026c722"/>
    </style:style>
    <style:style style:name="P594" style:family="paragraph" style:parent-style-name="Standard">
      <style:text-properties officeooo:rsid="0052a079" officeooo:paragraph-rsid="0026c722"/>
    </style:style>
    <style:style style:name="P595" style:family="paragraph" style:parent-style-name="Standard">
      <style:text-properties officeooo:rsid="0053660c" officeooo:paragraph-rsid="0026c722"/>
    </style:style>
    <style:style style:name="P596" style:family="paragraph" style:parent-style-name="Standard">
      <style:text-properties officeooo:rsid="0054cf07" officeooo:paragraph-rsid="0026c722"/>
    </style:style>
    <style:style style:name="P597" style:family="paragraph" style:parent-style-name="Standard">
      <style:text-properties officeooo:rsid="0056bdd7" officeooo:paragraph-rsid="0026c722"/>
    </style:style>
    <style:style style:name="P598" style:family="paragraph" style:parent-style-name="Standard">
      <style:text-properties officeooo:rsid="005840f4" officeooo:paragraph-rsid="0026c722"/>
    </style:style>
    <style:style style:name="P599" style:family="paragraph" style:parent-style-name="Standard">
      <style:text-properties officeooo:rsid="0058925c" officeooo:paragraph-rsid="0026c722"/>
    </style:style>
    <style:style style:name="P600" style:family="paragraph" style:parent-style-name="Standard">
      <style:text-properties officeooo:rsid="0058bd82" officeooo:paragraph-rsid="0026c722"/>
    </style:style>
    <style:style style:name="P601" style:family="paragraph" style:parent-style-name="Standard">
      <style:text-properties officeooo:rsid="0059617b" officeooo:paragraph-rsid="0026c722"/>
    </style:style>
    <style:style style:name="P602" style:family="paragraph" style:parent-style-name="Standard">
      <style:text-properties officeooo:rsid="005989fb" officeooo:paragraph-rsid="0026c722"/>
    </style:style>
    <style:style style:name="P603" style:family="paragraph" style:parent-style-name="Standard">
      <style:text-properties officeooo:rsid="0059fd1e" officeooo:paragraph-rsid="0026c722"/>
    </style:style>
    <style:style style:name="P604" style:family="paragraph" style:parent-style-name="Standard">
      <style:text-properties officeooo:rsid="005a5971" officeooo:paragraph-rsid="0026c722"/>
    </style:style>
    <style:style style:name="P605" style:family="paragraph" style:parent-style-name="Standard">
      <style:text-properties officeooo:rsid="005a5b14" officeooo:paragraph-rsid="0026c722"/>
    </style:style>
    <style:style style:name="P606" style:family="paragraph" style:parent-style-name="Standard">
      <style:text-properties officeooo:rsid="005b5f7e" officeooo:paragraph-rsid="0026c722"/>
    </style:style>
    <style:style style:name="P607" style:family="paragraph" style:parent-style-name="Standard">
      <style:text-properties officeooo:rsid="005ca9f7" officeooo:paragraph-rsid="0026c722"/>
    </style:style>
    <style:style style:name="P608" style:family="paragraph" style:parent-style-name="Standard">
      <style:text-properties officeooo:rsid="005e2cfd" officeooo:paragraph-rsid="0026c722"/>
    </style:style>
    <style:style style:name="P609" style:family="paragraph" style:parent-style-name="Standard">
      <style:text-properties officeooo:rsid="005eb0f2" officeooo:paragraph-rsid="0026c722"/>
    </style:style>
    <style:style style:name="P610" style:family="paragraph" style:parent-style-name="Standard">
      <style:text-properties fo:font-weight="normal" officeooo:rsid="005eb0f2" officeooo:paragraph-rsid="0026c722" style:font-weight-asian="normal" style:font-weight-complex="normal"/>
    </style:style>
    <style:style style:name="P611" style:family="paragraph" style:parent-style-name="Standard">
      <style:text-properties fo:font-weight="normal" officeooo:rsid="006015b2" officeooo:paragraph-rsid="0026c722" style:font-weight-asian="normal" style:font-weight-complex="normal"/>
    </style:style>
    <style:style style:name="P612" style:family="paragraph" style:parent-style-name="Standard">
      <style:text-properties fo:font-weight="normal" officeooo:rsid="00607778" officeooo:paragraph-rsid="0026c722" style:font-weight-asian="normal" style:font-weight-complex="normal"/>
    </style:style>
    <style:style style:name="P613" style:family="paragraph" style:parent-style-name="Standard">
      <style:text-properties fo:font-weight="normal" officeooo:rsid="00621e67" officeooo:paragraph-rsid="0026c722" style:font-weight-asian="normal" style:font-weight-complex="normal"/>
    </style:style>
    <style:style style:name="P614" style:family="paragraph" style:parent-style-name="Standard">
      <style:text-properties fo:font-weight="normal" officeooo:rsid="006406f6" officeooo:paragraph-rsid="0026c722" style:font-weight-asian="normal" style:font-weight-complex="normal"/>
    </style:style>
    <style:style style:name="P615" style:family="paragraph" style:parent-style-name="Standard">
      <style:text-properties fo:font-weight="normal" officeooo:rsid="00651b11" officeooo:paragraph-rsid="0026c722" style:font-weight-asian="normal" style:font-weight-complex="normal"/>
    </style:style>
    <style:style style:name="P616" style:family="paragraph" style:parent-style-name="Standard">
      <style:text-properties fo:font-weight="normal" officeooo:rsid="0065251b" officeooo:paragraph-rsid="0026c722" style:font-weight-asian="normal" style:font-weight-complex="normal"/>
    </style:style>
    <style:style style:name="P617" style:family="paragraph" style:parent-style-name="Standard">
      <style:text-properties fo:font-weight="normal" officeooo:rsid="00659fb0" officeooo:paragraph-rsid="0026c722" style:font-weight-asian="normal" style:font-weight-complex="normal"/>
    </style:style>
    <style:style style:name="P618" style:family="paragraph" style:parent-style-name="Standard">
      <style:text-properties fo:font-weight="normal" officeooo:rsid="0065f66a" officeooo:paragraph-rsid="0026c722" style:font-weight-asian="normal" style:font-weight-complex="normal"/>
    </style:style>
    <style:style style:name="P619" style:family="paragraph" style:parent-style-name="Standard">
      <style:text-properties fo:font-weight="normal" officeooo:rsid="006653bc" officeooo:paragraph-rsid="0026c722" style:font-weight-asian="normal" style:font-weight-complex="normal"/>
    </style:style>
    <style:style style:name="P620" style:family="paragraph" style:parent-style-name="Standard">
      <style:text-properties fo:font-weight="normal" officeooo:rsid="00669619" officeooo:paragraph-rsid="0026c722" style:font-weight-asian="normal" style:font-weight-complex="normal"/>
    </style:style>
    <style:style style:name="P621" style:family="paragraph" style:parent-style-name="Standard">
      <style:text-properties fo:font-weight="normal" officeooo:rsid="0066f4cb" officeooo:paragraph-rsid="0026c722" style:font-weight-asian="normal" style:font-weight-complex="normal"/>
    </style:style>
    <style:style style:name="P622" style:family="paragraph" style:parent-style-name="Standard">
      <style:text-properties fo:font-weight="normal" officeooo:rsid="00676855" officeooo:paragraph-rsid="0026c722" style:font-weight-asian="normal" style:font-weight-complex="normal"/>
    </style:style>
    <style:style style:name="P623" style:family="paragraph" style:parent-style-name="Standard">
      <style:text-properties fo:font-weight="normal" officeooo:rsid="00677f4c" officeooo:paragraph-rsid="0026c722" style:font-weight-asian="normal" style:font-weight-complex="normal"/>
    </style:style>
    <style:style style:name="P624" style:family="paragraph" style:parent-style-name="Standard">
      <style:text-properties fo:font-weight="normal" officeooo:rsid="00a6bcfd" officeooo:paragraph-rsid="0026c722" style:font-weight-asian="normal" style:font-weight-complex="normal"/>
    </style:style>
    <style:style style:name="P625" style:family="paragraph" style:parent-style-name="Standard">
      <style:text-properties fo:font-weight="normal" officeooo:rsid="004bd1ab" officeooo:paragraph-rsid="0026c722" style:font-weight-asian="normal" style:font-weight-complex="normal"/>
    </style:style>
    <style:style style:name="P626" style:family="paragraph" style:parent-style-name="Standard">
      <style:text-properties fo:font-weight="normal" officeooo:rsid="008ddd3b" officeooo:paragraph-rsid="0026c722" style:font-weight-asian="normal" style:font-weight-complex="normal"/>
    </style:style>
    <style:style style:name="P627" style:family="paragraph" style:parent-style-name="Standard">
      <style:text-properties fo:font-weight="normal" officeooo:rsid="008f97eb" officeooo:paragraph-rsid="0026c722" style:font-weight-asian="normal" style:font-weight-complex="normal"/>
    </style:style>
    <style:style style:name="P628" style:family="paragraph" style:parent-style-name="Standard">
      <style:text-properties fo:font-weight="normal" officeooo:rsid="00918406" officeooo:paragraph-rsid="0026c722" style:font-weight-asian="normal" style:font-weight-complex="normal"/>
    </style:style>
    <style:style style:name="P629" style:family="paragraph" style:parent-style-name="Standard">
      <style:text-properties fo:font-weight="normal" officeooo:rsid="00924d63" officeooo:paragraph-rsid="0026c722" style:font-weight-asian="normal" style:font-weight-complex="normal"/>
    </style:style>
    <style:style style:name="P630" style:family="paragraph" style:parent-style-name="Standard">
      <style:text-properties fo:font-weight="normal" officeooo:rsid="0093ca7c" officeooo:paragraph-rsid="0026c722" style:font-weight-asian="normal" style:font-weight-complex="normal"/>
    </style:style>
    <style:style style:name="P631" style:family="paragraph" style:parent-style-name="Standard">
      <style:text-properties fo:font-weight="normal" officeooo:rsid="00955834" officeooo:paragraph-rsid="0026c722" style:font-weight-asian="normal" style:font-weight-complex="normal"/>
    </style:style>
    <style:style style:name="P632" style:family="paragraph" style:parent-style-name="Standard">
      <style:text-properties fo:font-weight="normal" officeooo:rsid="00964eca" officeooo:paragraph-rsid="0026c722" style:font-weight-asian="normal" style:font-weight-complex="normal"/>
    </style:style>
    <style:style style:name="P633" style:family="paragraph" style:parent-style-name="Standard">
      <style:text-properties fo:font-weight="normal" officeooo:rsid="009dd6a4" officeooo:paragraph-rsid="0026c722" style:font-weight-asian="normal" style:font-weight-complex="normal"/>
    </style:style>
    <style:style style:name="P634" style:family="paragraph" style:parent-style-name="Standard">
      <style:text-properties fo:font-weight="normal" officeooo:rsid="009f4f8b" officeooo:paragraph-rsid="0026c722" style:font-weight-asian="normal" style:font-weight-complex="normal"/>
    </style:style>
    <style:style style:name="P635" style:family="paragraph" style:parent-style-name="Standard">
      <style:text-properties fo:font-weight="normal" officeooo:rsid="00a0078c" officeooo:paragraph-rsid="0026c722" style:font-weight-asian="normal" style:font-weight-complex="normal"/>
    </style:style>
    <style:style style:name="P636" style:family="paragraph" style:parent-style-name="Standard">
      <style:text-properties fo:font-weight="normal" officeooo:rsid="00a1a9d4" officeooo:paragraph-rsid="0026c722" style:font-weight-asian="normal" style:font-weight-complex="normal"/>
    </style:style>
    <style:style style:name="P637" style:family="paragraph" style:parent-style-name="Standard">
      <style:text-properties fo:font-weight="normal" officeooo:rsid="00a26655" officeooo:paragraph-rsid="0026c722" style:font-weight-asian="normal" style:font-weight-complex="normal"/>
    </style:style>
    <style:style style:name="P638" style:family="paragraph" style:parent-style-name="Standard">
      <style:text-properties fo:font-weight="normal" officeooo:rsid="00a27656" officeooo:paragraph-rsid="0026c722" style:font-weight-asian="normal" style:font-weight-complex="normal"/>
    </style:style>
    <style:style style:name="P639" style:family="paragraph" style:parent-style-name="Standard">
      <style:text-properties fo:font-weight="normal" officeooo:rsid="00a4734b" officeooo:paragraph-rsid="0026c722" style:font-weight-asian="normal" style:font-weight-complex="normal"/>
    </style:style>
    <style:style style:name="P640" style:family="paragraph" style:parent-style-name="Standard">
      <style:text-properties fo:font-weight="normal" officeooo:rsid="00a48815" officeooo:paragraph-rsid="0026c722" style:font-weight-asian="normal" style:font-weight-complex="normal"/>
    </style:style>
    <style:style style:name="P641" style:family="paragraph" style:parent-style-name="Standard">
      <style:text-properties fo:font-weight="normal" officeooo:rsid="00a5d74f" officeooo:paragraph-rsid="0026c722" style:font-weight-asian="normal" style:font-weight-complex="normal"/>
    </style:style>
    <style:style style:name="P642" style:family="paragraph" style:parent-style-name="Standard">
      <style:text-properties fo:font-weight="normal" officeooo:rsid="00a7c598" officeooo:paragraph-rsid="0026c722" style:font-weight-asian="normal" style:font-weight-complex="normal"/>
    </style:style>
    <style:style style:name="P643" style:family="paragraph" style:parent-style-name="Standard">
      <style:text-properties fo:font-weight="normal" officeooo:rsid="00a92773" officeooo:paragraph-rsid="0026c722" style:font-weight-asian="normal" style:font-weight-complex="normal"/>
    </style:style>
    <style:style style:name="P644" style:family="paragraph" style:parent-style-name="Standard">
      <style:text-properties fo:font-weight="normal" officeooo:rsid="004b13c2" officeooo:paragraph-rsid="004b13c2" style:font-weight-asian="normal" style:font-weight-complex="normal"/>
    </style:style>
    <style:style style:name="P645" style:family="paragraph" style:parent-style-name="Standard">
      <style:text-properties fo:font-weight="normal" officeooo:rsid="004cdbe4" officeooo:paragraph-rsid="004cdbe4" style:font-weight-asian="normal" style:font-weight-complex="normal"/>
    </style:style>
    <style:style style:name="P646" style:family="paragraph" style:parent-style-name="Standard">
      <style:text-properties fo:font-weight="normal" officeooo:rsid="0062dff9" officeooo:paragraph-rsid="0062dff9" style:font-weight-asian="normal" style:font-weight-complex="normal"/>
    </style:style>
    <style:style style:name="P647" style:family="paragraph" style:parent-style-name="Standard">
      <style:text-properties fo:font-weight="normal" officeooo:rsid="0064bb5c" officeooo:paragraph-rsid="0064bb5c" style:font-weight-asian="normal" style:font-weight-complex="normal"/>
    </style:style>
    <style:style style:name="P648" style:family="paragraph" style:parent-style-name="Standard">
      <style:text-properties officeooo:rsid="006015b2" officeooo:paragraph-rsid="0026c722"/>
    </style:style>
    <style:style style:name="P649" style:family="paragraph" style:parent-style-name="Standard">
      <style:text-properties officeooo:rsid="00607778" officeooo:paragraph-rsid="0026c722"/>
    </style:style>
    <style:style style:name="P650" style:family="paragraph" style:parent-style-name="Standard">
      <style:text-properties officeooo:rsid="00621e67" officeooo:paragraph-rsid="0026c722"/>
    </style:style>
    <style:style style:name="P651" style:family="paragraph" style:parent-style-name="Standard">
      <style:text-properties officeooo:rsid="006406f6" officeooo:paragraph-rsid="0026c722"/>
    </style:style>
    <style:style style:name="P652" style:family="paragraph" style:parent-style-name="Standard">
      <style:text-properties officeooo:rsid="00651b11" officeooo:paragraph-rsid="0026c722"/>
    </style:style>
    <style:style style:name="P653" style:family="paragraph" style:parent-style-name="Standard">
      <style:text-properties officeooo:rsid="0065251b" officeooo:paragraph-rsid="0026c722"/>
    </style:style>
    <style:style style:name="P654" style:family="paragraph" style:parent-style-name="Standard">
      <style:text-properties officeooo:rsid="00659fb0" officeooo:paragraph-rsid="0026c722"/>
    </style:style>
    <style:style style:name="P655" style:family="paragraph" style:parent-style-name="Standard">
      <style:text-properties officeooo:rsid="00421ed5" officeooo:paragraph-rsid="0026c722"/>
    </style:style>
    <style:style style:name="P656" style:family="paragraph" style:parent-style-name="Standard">
      <style:text-properties officeooo:rsid="0020c1ae" officeooo:paragraph-rsid="0026c722"/>
    </style:style>
    <style:style style:name="P657" style:family="paragraph" style:parent-style-name="Standard">
      <style:text-properties officeooo:rsid="0020ef86" officeooo:paragraph-rsid="0026c722"/>
    </style:style>
    <style:style style:name="P658" style:family="paragraph" style:parent-style-name="Standard">
      <style:text-properties officeooo:rsid="0022c475" officeooo:paragraph-rsid="0026c722"/>
    </style:style>
    <style:style style:name="P659" style:family="paragraph" style:parent-style-name="Standard">
      <style:text-properties officeooo:rsid="00242202" officeooo:paragraph-rsid="0026c722"/>
    </style:style>
    <style:style style:name="P660" style:family="paragraph" style:parent-style-name="Standard">
      <style:text-properties officeooo:rsid="0025ab70" officeooo:paragraph-rsid="0026c722"/>
    </style:style>
    <style:style style:name="P661" style:family="paragraph" style:parent-style-name="Standard">
      <style:text-properties officeooo:rsid="002680e2" officeooo:paragraph-rsid="0026c722"/>
    </style:style>
    <style:style style:name="P662" style:family="paragraph" style:parent-style-name="Standard">
      <style:text-properties officeooo:rsid="00463b81" officeooo:paragraph-rsid="0026c722"/>
    </style:style>
    <style:style style:name="P663" style:family="paragraph" style:parent-style-name="Standard">
      <style:text-properties officeooo:rsid="004777ed" officeooo:paragraph-rsid="0026c722"/>
    </style:style>
    <style:style style:name="P664" style:family="paragraph" style:parent-style-name="Standard">
      <style:text-properties officeooo:rsid="004992d1" officeooo:paragraph-rsid="0026c722"/>
    </style:style>
    <style:style style:name="P665" style:family="paragraph" style:parent-style-name="Standard">
      <style:text-properties style:text-underline-style="none" officeooo:rsid="0049e387" officeooo:paragraph-rsid="0026c722"/>
    </style:style>
    <style:style style:name="P666" style:family="paragraph" style:parent-style-name="Standard">
      <style:text-properties style:text-underline-style="none" officeooo:rsid="004a4ed7" officeooo:paragraph-rsid="0026c722"/>
    </style:style>
    <style:style style:name="P667" style:family="paragraph" style:parent-style-name="Standard">
      <style:text-properties style:text-underline-style="none" officeooo:rsid="004b1717" officeooo:paragraph-rsid="0026c722"/>
    </style:style>
    <style:style style:name="P668" style:family="paragraph" style:parent-style-name="Standard">
      <style:text-properties style:text-underline-style="none" officeooo:rsid="004bd1ab" officeooo:paragraph-rsid="0026c722"/>
    </style:style>
    <style:style style:name="P669" style:family="paragraph" style:parent-style-name="Standard">
      <style:text-properties style:text-underline-style="none" fo:font-weight="normal" officeooo:rsid="00a6bcfd" officeooo:paragraph-rsid="0026c722" style:font-weight-asian="normal" style:font-weight-complex="normal"/>
    </style:style>
    <style:style style:name="P670" style:family="paragraph" style:parent-style-name="Standard">
      <style:text-properties style:text-underline-style="none" fo:font-weight="normal" officeooo:rsid="004bd1ab" officeooo:paragraph-rsid="0026c722" style:font-weight-asian="normal" style:font-weight-complex="normal"/>
    </style:style>
    <style:style style:name="P671" style:family="paragraph" style:parent-style-name="Standard">
      <style:text-properties style:text-underline-style="none" fo:font-weight="normal" officeooo:rsid="004d67ee" officeooo:paragraph-rsid="0026c722" style:font-weight-asian="normal" style:font-weight-complex="normal"/>
    </style:style>
    <style:style style:name="P672" style:family="paragraph" style:parent-style-name="Standard">
      <style:text-properties officeooo:rsid="0049e387" officeooo:paragraph-rsid="0026c722"/>
    </style:style>
    <style:style style:name="P673" style:family="paragraph" style:parent-style-name="Standard">
      <style:text-properties officeooo:rsid="004b1717" officeooo:paragraph-rsid="0026c722"/>
    </style:style>
    <style:style style:name="P674" style:family="paragraph" style:parent-style-name="Standard">
      <style:text-properties officeooo:rsid="0026e4e3" officeooo:paragraph-rsid="0026c722"/>
    </style:style>
    <style:style style:name="P675" style:family="paragraph" style:parent-style-name="Standard">
      <style:text-properties officeooo:rsid="002875b6" officeooo:paragraph-rsid="0026c722"/>
    </style:style>
    <style:style style:name="P676" style:family="paragraph" style:parent-style-name="Standard">
      <style:text-properties officeooo:rsid="0029da0b" officeooo:paragraph-rsid="0026c722"/>
    </style:style>
    <style:style style:name="P677" style:family="paragraph" style:parent-style-name="Standard">
      <style:text-properties officeooo:rsid="002b584b" officeooo:paragraph-rsid="0026c722"/>
    </style:style>
    <style:style style:name="P678" style:family="paragraph" style:parent-style-name="Standard">
      <style:text-properties officeooo:rsid="002d409a" officeooo:paragraph-rsid="0026c722"/>
    </style:style>
    <style:style style:name="P679" style:family="paragraph" style:parent-style-name="Standard">
      <style:text-properties officeooo:rsid="002d985b" officeooo:paragraph-rsid="0026c722"/>
    </style:style>
    <style:style style:name="P680" style:family="paragraph" style:parent-style-name="Standard">
      <style:text-properties officeooo:rsid="002f624b" officeooo:paragraph-rsid="0026c722"/>
    </style:style>
    <style:style style:name="P681" style:family="paragraph" style:parent-style-name="Standard">
      <style:text-properties officeooo:rsid="0030b023" officeooo:paragraph-rsid="0026c722"/>
    </style:style>
    <style:style style:name="P682" style:family="paragraph" style:parent-style-name="Standard">
      <style:text-properties officeooo:rsid="003263d8" officeooo:paragraph-rsid="0026c722"/>
    </style:style>
    <style:style style:name="P683" style:family="paragraph" style:parent-style-name="Standard">
      <style:text-properties officeooo:rsid="00339408" officeooo:paragraph-rsid="0026c722"/>
    </style:style>
    <style:style style:name="P684" style:family="paragraph" style:parent-style-name="Standard">
      <style:text-properties officeooo:rsid="00342b87" officeooo:paragraph-rsid="0026c722"/>
    </style:style>
    <style:style style:name="P685" style:family="paragraph" style:parent-style-name="Standard">
      <style:text-properties officeooo:rsid="00349530" officeooo:paragraph-rsid="0026c722"/>
    </style:style>
    <style:style style:name="P686" style:family="paragraph" style:parent-style-name="Standard">
      <style:text-properties officeooo:rsid="003496f9" officeooo:paragraph-rsid="0026c722"/>
    </style:style>
    <style:style style:name="P687" style:family="paragraph" style:parent-style-name="Standard">
      <style:text-properties officeooo:rsid="0034c1b8" officeooo:paragraph-rsid="0026c722"/>
    </style:style>
    <style:style style:name="P688" style:family="paragraph" style:parent-style-name="Standard">
      <style:text-properties officeooo:rsid="0035d6c2" officeooo:paragraph-rsid="0026c722"/>
    </style:style>
    <style:style style:name="P689" style:family="paragraph" style:parent-style-name="Standard">
      <style:text-properties officeooo:rsid="00360c8e" officeooo:paragraph-rsid="0026c722"/>
    </style:style>
    <style:style style:name="P690" style:family="paragraph" style:parent-style-name="Standard">
      <style:text-properties officeooo:rsid="0036e301" officeooo:paragraph-rsid="0026c722"/>
    </style:style>
    <style:style style:name="P691" style:family="paragraph" style:parent-style-name="Standard">
      <style:text-properties officeooo:rsid="0037be3f" officeooo:paragraph-rsid="0026c722"/>
    </style:style>
    <style:style style:name="P692" style:family="paragraph" style:parent-style-name="Standard">
      <style:text-properties officeooo:rsid="0039b8e8" officeooo:paragraph-rsid="0026c722"/>
    </style:style>
    <style:style style:name="P693" style:family="paragraph" style:parent-style-name="Standard">
      <style:text-properties officeooo:rsid="003b290e" officeooo:paragraph-rsid="0026c722"/>
    </style:style>
    <style:style style:name="P694" style:family="paragraph" style:parent-style-name="Standard">
      <style:text-properties officeooo:rsid="003bef91" officeooo:paragraph-rsid="0026c722"/>
    </style:style>
    <style:style style:name="P695" style:family="paragraph" style:parent-style-name="Standard">
      <style:text-properties officeooo:rsid="003bef91" officeooo:paragraph-rsid="006ce0ca"/>
    </style:style>
    <style:style style:name="P696" style:family="paragraph" style:parent-style-name="Standard">
      <style:text-properties officeooo:rsid="003dbbd7" officeooo:paragraph-rsid="0026c722"/>
    </style:style>
    <style:style style:name="P697" style:family="paragraph" style:parent-style-name="Standard">
      <style:text-properties officeooo:rsid="003dbbd7" officeooo:paragraph-rsid="006ce0ca"/>
    </style:style>
    <style:style style:name="P698" style:family="paragraph" style:parent-style-name="Standard">
      <style:text-properties officeooo:rsid="003e599c" officeooo:paragraph-rsid="0026c722"/>
    </style:style>
    <style:style style:name="P699" style:family="paragraph" style:parent-style-name="Standard">
      <style:text-properties officeooo:rsid="004177a6" officeooo:paragraph-rsid="0026c722"/>
    </style:style>
    <style:style style:name="P700" style:family="paragraph" style:parent-style-name="Standard">
      <style:text-properties officeooo:rsid="00419bf0" officeooo:paragraph-rsid="0026c722"/>
    </style:style>
    <style:style style:name="P701" style:family="paragraph" style:parent-style-name="Standard">
      <style:text-properties officeooo:rsid="004e11e7" officeooo:paragraph-rsid="0026c722"/>
    </style:style>
    <style:style style:name="P702" style:family="paragraph" style:parent-style-name="Standard">
      <style:text-properties officeooo:rsid="00426800" officeooo:paragraph-rsid="0026c722"/>
    </style:style>
    <style:style style:name="P703" style:family="paragraph" style:parent-style-name="Standard">
      <style:text-properties officeooo:rsid="00442dea" officeooo:paragraph-rsid="0026c722"/>
    </style:style>
    <style:style style:name="P704" style:family="paragraph" style:parent-style-name="Standard">
      <style:text-properties officeooo:rsid="004e5935" officeooo:paragraph-rsid="0026c722"/>
    </style:style>
    <style:style style:name="P705" style:family="paragraph" style:parent-style-name="Standard">
      <style:text-properties officeooo:rsid="007e5998" officeooo:paragraph-rsid="0026c722"/>
    </style:style>
    <style:style style:name="P706" style:family="paragraph" style:parent-style-name="Standard">
      <style:text-properties officeooo:rsid="007fea55" officeooo:paragraph-rsid="0026c722"/>
    </style:style>
    <style:style style:name="P707" style:family="paragraph" style:parent-style-name="Standard">
      <style:text-properties officeooo:rsid="00827297" officeooo:paragraph-rsid="0026c722"/>
    </style:style>
    <style:style style:name="P708" style:family="paragraph" style:parent-style-name="Standard">
      <style:text-properties officeooo:rsid="0083b966" officeooo:paragraph-rsid="0026c722"/>
    </style:style>
    <style:style style:name="P709" style:family="paragraph" style:parent-style-name="Standard">
      <style:text-properties officeooo:rsid="0085babf" officeooo:paragraph-rsid="0026c722"/>
    </style:style>
    <style:style style:name="P710" style:family="paragraph" style:parent-style-name="Standard">
      <style:text-properties officeooo:rsid="008410cd" officeooo:paragraph-rsid="0026c722"/>
    </style:style>
    <style:style style:name="P711" style:family="paragraph" style:parent-style-name="Standard">
      <style:text-properties officeooo:rsid="00847705" officeooo:paragraph-rsid="0026c722"/>
    </style:style>
    <style:style style:name="P712" style:family="paragraph" style:parent-style-name="Standard">
      <style:text-properties officeooo:rsid="0084b6e5" officeooo:paragraph-rsid="0026c722"/>
    </style:style>
    <style:style style:name="P713" style:family="paragraph" style:parent-style-name="Standard">
      <style:text-properties officeooo:rsid="008713d0" officeooo:paragraph-rsid="0026c722"/>
    </style:style>
    <style:style style:name="P714" style:family="paragraph" style:parent-style-name="Standard">
      <style:text-properties officeooo:rsid="008723b0" officeooo:paragraph-rsid="0026c722"/>
    </style:style>
    <style:style style:name="P715" style:family="paragraph" style:parent-style-name="Standard">
      <style:text-properties officeooo:rsid="00882147" officeooo:paragraph-rsid="0026c722"/>
    </style:style>
    <style:style style:name="P716" style:family="paragraph" style:parent-style-name="Standard">
      <style:text-properties officeooo:rsid="0089ff23" officeooo:paragraph-rsid="0026c722"/>
    </style:style>
    <style:style style:name="P717" style:family="paragraph" style:parent-style-name="Standard">
      <style:text-properties officeooo:rsid="008a13b1" officeooo:paragraph-rsid="0026c722"/>
    </style:style>
    <style:style style:name="P718" style:family="paragraph" style:parent-style-name="Standard">
      <style:text-properties officeooo:rsid="008a8378" officeooo:paragraph-rsid="0026c722"/>
    </style:style>
    <style:style style:name="P719" style:family="paragraph" style:parent-style-name="Standard">
      <style:text-properties officeooo:rsid="008be9c9" officeooo:paragraph-rsid="0026c722"/>
    </style:style>
    <style:style style:name="P720" style:family="paragraph" style:parent-style-name="Standard">
      <style:text-properties officeooo:rsid="008c8054" officeooo:paragraph-rsid="0026c722"/>
    </style:style>
    <style:style style:name="P721" style:family="paragraph" style:parent-style-name="Standard">
      <style:text-properties officeooo:rsid="008cb9c4" officeooo:paragraph-rsid="0026c722"/>
    </style:style>
    <style:style style:name="P722" style:family="paragraph" style:parent-style-name="Standard">
      <style:text-properties officeooo:rsid="008d98b2" officeooo:paragraph-rsid="0026c722"/>
    </style:style>
    <style:style style:name="P723" style:family="paragraph" style:parent-style-name="Standard">
      <style:text-properties officeooo:rsid="008ddd3b" officeooo:paragraph-rsid="0026c722"/>
    </style:style>
    <style:style style:name="P724" style:family="paragraph" style:parent-style-name="Standard">
      <style:text-properties officeooo:rsid="007cf371" officeooo:paragraph-rsid="0026c722"/>
    </style:style>
    <style:style style:name="P725" style:family="paragraph" style:parent-style-name="Standard">
      <style:text-properties officeooo:rsid="0078009c" officeooo:paragraph-rsid="0026c722"/>
    </style:style>
    <style:style style:name="P726" style:family="paragraph" style:parent-style-name="Standard">
      <style:text-properties officeooo:rsid="00784194" officeooo:paragraph-rsid="0026c722"/>
    </style:style>
    <style:style style:name="P727" style:family="paragraph" style:parent-style-name="Standard">
      <style:text-properties officeooo:rsid="00793063" officeooo:paragraph-rsid="0026c722"/>
    </style:style>
    <style:style style:name="P728" style:family="paragraph" style:parent-style-name="Standard">
      <style:text-properties officeooo:rsid="0079aca3" officeooo:paragraph-rsid="0026c722"/>
    </style:style>
    <style:style style:name="P729" style:family="paragraph" style:parent-style-name="Standard">
      <style:text-properties officeooo:rsid="007aa12c" officeooo:paragraph-rsid="0026c722"/>
    </style:style>
    <style:style style:name="P730" style:family="paragraph" style:parent-style-name="Standard">
      <style:text-properties officeooo:rsid="007b072f" officeooo:paragraph-rsid="0026c722"/>
    </style:style>
    <style:style style:name="P731" style:family="paragraph" style:parent-style-name="Standard">
      <style:text-properties officeooo:rsid="007ce959" officeooo:paragraph-rsid="0026c722"/>
    </style:style>
    <style:style style:name="P732" style:family="paragraph" style:parent-style-name="Standard">
      <style:text-properties officeooo:rsid="002c8906" officeooo:paragraph-rsid="0026c722"/>
    </style:style>
    <style:style style:name="P733" style:family="paragraph" style:parent-style-name="Standard">
      <style:text-properties officeooo:rsid="002df102" officeooo:paragraph-rsid="0026c722"/>
    </style:style>
    <style:style style:name="P734" style:family="paragraph" style:parent-style-name="Standard">
      <style:text-properties officeooo:rsid="002f22be" officeooo:paragraph-rsid="0026c722"/>
    </style:style>
    <style:style style:name="P735" style:family="paragraph" style:parent-style-name="Standard">
      <style:text-properties officeooo:rsid="0030dee2" officeooo:paragraph-rsid="0026c722"/>
    </style:style>
    <style:style style:name="P736" style:family="paragraph" style:parent-style-name="Standard">
      <style:text-properties officeooo:rsid="0031adbc" officeooo:paragraph-rsid="0026c722"/>
    </style:style>
    <style:style style:name="P737" style:family="paragraph" style:parent-style-name="Standard">
      <style:text-properties officeooo:rsid="0031c13f" officeooo:paragraph-rsid="0026c722"/>
    </style:style>
    <style:style style:name="P738" style:family="paragraph" style:parent-style-name="Standard">
      <style:text-properties officeooo:rsid="00328b72" officeooo:paragraph-rsid="0026c722"/>
    </style:style>
    <style:style style:name="P739" style:family="paragraph" style:parent-style-name="Standard">
      <style:text-properties officeooo:rsid="00335eda" officeooo:paragraph-rsid="0026c722"/>
    </style:style>
    <style:style style:name="P740" style:family="paragraph" style:parent-style-name="Standard">
      <style:text-properties officeooo:rsid="00344f94" officeooo:paragraph-rsid="0026c722"/>
    </style:style>
    <style:style style:name="P741" style:family="paragraph" style:parent-style-name="Standard">
      <style:text-properties officeooo:rsid="0034f860" officeooo:paragraph-rsid="0026c722"/>
    </style:style>
    <style:style style:name="P742" style:family="paragraph" style:parent-style-name="Standard">
      <style:paragraph-properties fo:text-align="start" style:justify-single-word="false"/>
      <style:text-properties style:font-name="Liberation Serif" fo:font-size="12pt" officeooo:rsid="00407f3f" officeooo:paragraph-rsid="0026c722" style:font-size-asian="12pt" style:font-size-complex="12pt"/>
    </style:style>
    <style:style style:name="P743" style:family="paragraph" style:parent-style-name="Standard">
      <style:paragraph-properties fo:text-align="start" style:justify-single-word="false"/>
      <style:text-properties style:font-name="Liberation Serif" fo:font-size="12pt" officeooo:rsid="00424aa2" officeooo:paragraph-rsid="0026c722" style:font-size-asian="12pt" style:font-size-complex="12pt"/>
    </style:style>
    <style:style style:name="P744" style:family="paragraph" style:parent-style-name="Standard">
      <style:paragraph-properties fo:text-align="start" style:justify-single-word="false"/>
      <style:text-properties style:font-name="Liberation Serif" fo:font-size="12pt" officeooo:rsid="0042d153" officeooo:paragraph-rsid="0026c722" style:font-size-asian="12pt" style:font-size-complex="12pt"/>
    </style:style>
    <style:style style:name="P745" style:family="paragraph" style:parent-style-name="Standard">
      <style:paragraph-properties fo:text-align="start" style:justify-single-word="false"/>
      <style:text-properties style:font-name="Liberation Serif" fo:font-size="12pt" officeooo:rsid="0042d6ae" officeooo:paragraph-rsid="0026c722" style:font-size-asian="12pt" style:font-size-complex="12pt"/>
    </style:style>
    <style:style style:name="P746" style:family="paragraph" style:parent-style-name="Standard">
      <style:paragraph-properties fo:text-align="start" style:justify-single-word="false"/>
      <style:text-properties style:font-name="Liberation Serif" fo:font-size="12pt" officeooo:rsid="0044c916" officeooo:paragraph-rsid="0026c722" style:font-size-asian="12pt" style:font-size-complex="12pt"/>
    </style:style>
    <style:style style:name="P747" style:family="paragraph" style:parent-style-name="Standard">
      <style:paragraph-properties fo:text-align="start" style:justify-single-word="false"/>
      <style:text-properties style:font-name="Liberation Serif" fo:font-size="12pt" officeooo:rsid="007ee649" officeooo:paragraph-rsid="0026c722" style:font-size-asian="12pt" style:font-size-complex="12pt"/>
    </style:style>
    <style:style style:name="P748" style:family="paragraph" style:parent-style-name="Standard">
      <style:paragraph-properties fo:text-align="start" style:justify-single-word="false"/>
      <style:text-properties style:font-name="Liberation Serif" fo:font-size="12pt" officeooo:rsid="007fd72a" officeooo:paragraph-rsid="0026c722" style:font-size-asian="12pt" style:font-size-complex="12pt"/>
    </style:style>
    <style:style style:name="P749" style:family="paragraph" style:parent-style-name="Standard">
      <style:paragraph-properties fo:text-align="start" style:justify-single-word="false"/>
      <style:text-properties style:font-name="Liberation Serif" fo:font-size="12pt" officeooo:rsid="0088519a" officeooo:paragraph-rsid="0026c722" style:font-size-asian="12pt" style:font-size-complex="12pt"/>
    </style:style>
    <style:style style:name="P750" style:family="paragraph" style:parent-style-name="Standard">
      <style:paragraph-properties fo:text-align="start" style:justify-single-word="false"/>
      <style:text-properties style:font-name="Liberation Serif" fo:font-size="12pt" officeooo:rsid="00806eb1" officeooo:paragraph-rsid="0026c722" style:font-size-asian="12pt" style:font-size-complex="12pt"/>
    </style:style>
    <style:style style:name="P751" style:family="paragraph" style:parent-style-name="Standard">
      <style:paragraph-properties fo:text-align="start" style:justify-single-word="false"/>
      <style:text-properties style:font-name="Liberation Serif" fo:font-size="12pt" officeooo:rsid="0081a6ba" officeooo:paragraph-rsid="0026c722" style:font-size-asian="12pt" style:font-size-complex="12pt"/>
    </style:style>
    <style:style style:name="P752" style:family="paragraph" style:parent-style-name="Standard">
      <style:paragraph-properties fo:text-align="start" style:justify-single-word="false"/>
      <style:text-properties style:font-name="Liberation Serif" fo:font-size="12pt" officeooo:rsid="009d8efe" officeooo:paragraph-rsid="0026c722" style:font-size-asian="12pt" style:font-size-complex="12pt"/>
    </style:style>
    <style:style style:name="P753" style:family="paragraph" style:parent-style-name="Standard">
      <style:paragraph-properties fo:text-align="start" style:justify-single-word="false"/>
      <style:text-properties style:font-name="Liberation Serif" fo:font-size="12pt" officeooo:rsid="00a67f25" officeooo:paragraph-rsid="0026c722" style:font-size-asian="12pt" style:font-size-complex="12pt"/>
    </style:style>
    <style:style style:name="P754" style:family="paragraph" style:parent-style-name="Standard">
      <style:paragraph-properties fo:text-align="start" style:justify-single-word="false"/>
      <style:text-properties style:font-name="Liberation Serif" fo:font-size="12pt" officeooo:rsid="00839450" officeooo:paragraph-rsid="0026c722" style:font-size-asian="12pt" style:font-size-complex="12pt"/>
    </style:style>
    <style:style style:name="P755" style:family="paragraph" style:parent-style-name="Standard">
      <style:paragraph-properties fo:text-align="start" style:justify-single-word="false"/>
      <style:text-properties style:font-name="Liberation Serif" fo:font-size="12pt" officeooo:rsid="00843148" officeooo:paragraph-rsid="0026c722" style:font-size-asian="12pt" style:font-size-complex="12pt"/>
    </style:style>
    <style:style style:name="P756" style:family="paragraph" style:parent-style-name="Standard">
      <style:paragraph-properties fo:text-align="start" style:justify-single-word="false"/>
      <style:text-properties style:font-name="Liberation Serif" fo:font-size="12pt" officeooo:rsid="008432ec" officeooo:paragraph-rsid="0026c722" style:font-size-asian="12pt" style:font-size-complex="12pt"/>
    </style:style>
    <style:style style:name="P757" style:family="paragraph" style:parent-style-name="Standard">
      <style:paragraph-properties fo:text-align="start" style:justify-single-word="false"/>
      <style:text-properties style:font-name="Liberation Serif" fo:font-size="12pt" officeooo:rsid="0084ae01" officeooo:paragraph-rsid="0026c722" style:font-size-asian="12pt" style:font-size-complex="12pt"/>
    </style:style>
    <style:style style:name="P758" style:family="paragraph" style:parent-style-name="Standard">
      <style:paragraph-properties fo:text-align="start" style:justify-single-word="false"/>
      <style:text-properties style:font-name="Liberation Serif" fo:font-size="12pt" officeooo:rsid="00860e8e" officeooo:paragraph-rsid="0026c722" style:font-size-asian="12pt" style:font-size-complex="12pt"/>
    </style:style>
    <style:style style:name="P759" style:family="paragraph" style:parent-style-name="Standard">
      <style:paragraph-properties fo:text-align="start" style:justify-single-word="false"/>
      <style:text-properties style:font-name="Liberation Serif" fo:font-size="12pt" officeooo:rsid="00892a39" officeooo:paragraph-rsid="0026c722" style:font-size-asian="12pt" style:font-size-complex="12pt"/>
    </style:style>
    <style:style style:name="P760" style:family="paragraph" style:parent-style-name="Standard">
      <style:paragraph-properties fo:text-align="start" style:justify-single-word="false"/>
      <style:text-properties style:font-name="Liberation Serif" fo:font-size="12pt" officeooo:rsid="008a7f31" officeooo:paragraph-rsid="0026c722" style:font-size-asian="12pt" style:font-size-complex="12pt"/>
    </style:style>
    <style:style style:name="P761" style:family="paragraph" style:parent-style-name="Standard">
      <style:paragraph-properties fo:text-align="start" style:justify-single-word="false"/>
      <style:text-properties style:font-name="Liberation Serif" fo:font-size="12pt" officeooo:rsid="008b0e2b" officeooo:paragraph-rsid="0026c722" style:font-size-asian="12pt" style:font-size-complex="12pt"/>
    </style:style>
    <style:style style:name="P762" style:family="paragraph" style:parent-style-name="Standard">
      <style:paragraph-properties fo:text-align="start" style:justify-single-word="false"/>
      <style:text-properties style:font-name="Liberation Serif" fo:font-size="12pt" officeooo:rsid="008c6bbf" officeooo:paragraph-rsid="0026c722" style:font-size-asian="12pt" style:font-size-complex="12pt"/>
    </style:style>
    <style:style style:name="P763" style:family="paragraph" style:parent-style-name="Standard">
      <style:paragraph-properties fo:text-align="start" style:justify-single-word="false"/>
      <style:text-properties style:font-name="Liberation Serif" fo:font-size="12pt" officeooo:rsid="008d2635" officeooo:paragraph-rsid="0026c722" style:font-size-asian="12pt" style:font-size-complex="12pt"/>
    </style:style>
    <style:style style:name="P764" style:family="paragraph" style:parent-style-name="Standard">
      <style:paragraph-properties fo:text-align="start" style:justify-single-word="false"/>
      <style:text-properties style:font-name="Liberation Serif" fo:font-size="12pt" officeooo:rsid="008e748d" officeooo:paragraph-rsid="0026c722" style:font-size-asian="12pt" style:font-size-complex="12pt"/>
    </style:style>
    <style:style style:name="P765" style:family="paragraph" style:parent-style-name="Standard">
      <style:paragraph-properties fo:text-align="start" style:justify-single-word="false"/>
      <style:text-properties style:font-name="Liberation Serif" fo:font-size="12pt" officeooo:rsid="00906fe7" officeooo:paragraph-rsid="0026c722" style:font-size-asian="12pt" style:font-size-complex="12pt"/>
    </style:style>
    <style:style style:name="P766" style:family="paragraph" style:parent-style-name="Standard">
      <style:paragraph-properties fo:text-align="start" style:justify-single-word="false"/>
      <style:text-properties style:font-name="Liberation Serif" fo:font-size="12pt" officeooo:rsid="00918178" officeooo:paragraph-rsid="0026c722" style:font-size-asian="12pt" style:font-size-complex="12pt"/>
    </style:style>
    <style:style style:name="P767" style:family="paragraph" style:parent-style-name="Standard">
      <style:paragraph-properties fo:text-align="start" style:justify-single-word="false"/>
      <style:text-properties style:font-name="Liberation Serif" fo:font-size="12pt" officeooo:rsid="00923238" officeooo:paragraph-rsid="0026c722" style:font-size-asian="12pt" style:font-size-complex="12pt"/>
    </style:style>
    <style:style style:name="P768" style:family="paragraph" style:parent-style-name="Standard">
      <style:paragraph-properties fo:text-align="start" style:justify-single-word="false"/>
      <style:text-properties style:font-name="Liberation Serif" fo:font-size="12pt" officeooo:rsid="00935c03" officeooo:paragraph-rsid="0026c722" style:font-size-asian="12pt" style:font-size-complex="12pt"/>
    </style:style>
    <style:style style:name="P769" style:family="paragraph" style:parent-style-name="Standard">
      <style:paragraph-properties fo:text-align="start" style:justify-single-word="false"/>
      <style:text-properties style:font-name="Liberation Serif" fo:font-size="12pt" officeooo:rsid="007c982d" officeooo:paragraph-rsid="0026c722" style:font-size-asian="12pt" style:font-size-complex="12pt"/>
    </style:style>
    <style:style style:name="P770" style:family="paragraph" style:parent-style-name="Standard">
      <style:paragraph-properties fo:text-align="start" style:justify-single-word="false"/>
      <style:text-properties style:font-name="Liberation Serif" fo:font-size="12pt" officeooo:rsid="0067902a" officeooo:paragraph-rsid="0026c722" style:font-size-asian="12pt" style:font-size-complex="12pt"/>
    </style:style>
    <style:style style:name="P771" style:family="paragraph" style:parent-style-name="Standard">
      <style:paragraph-properties fo:text-align="start" style:justify-single-word="false"/>
      <style:text-properties style:font-name="Liberation Serif" fo:font-size="12pt" officeooo:rsid="0067fb3f" officeooo:paragraph-rsid="0026c722" style:font-size-asian="12pt" style:font-size-complex="12pt"/>
    </style:style>
    <style:style style:name="P772" style:family="paragraph" style:parent-style-name="Standard">
      <style:paragraph-properties fo:text-align="start" style:justify-single-word="false"/>
      <style:text-properties style:font-name="Liberation Serif" fo:font-size="12pt" officeooo:rsid="00693058" officeooo:paragraph-rsid="0026c722" style:font-size-asian="12pt" style:font-size-complex="12pt"/>
    </style:style>
    <style:style style:name="P773" style:family="paragraph" style:parent-style-name="Standard">
      <style:paragraph-properties fo:text-align="start" style:justify-single-word="false"/>
      <style:text-properties style:font-name="Liberation Serif" fo:font-size="12pt" officeooo:rsid="006946a3" officeooo:paragraph-rsid="0026c722" style:font-size-asian="12pt" style:font-size-complex="12pt"/>
    </style:style>
    <style:style style:name="P774" style:family="paragraph" style:parent-style-name="Standard">
      <style:paragraph-properties fo:text-align="start" style:justify-single-word="false"/>
      <style:text-properties style:font-name="Liberation Serif" fo:font-size="12pt" officeooo:rsid="0069a009" officeooo:paragraph-rsid="0026c722" style:font-size-asian="12pt" style:font-size-complex="12pt"/>
    </style:style>
    <style:style style:name="P775" style:family="paragraph" style:parent-style-name="Standard">
      <style:paragraph-properties fo:text-align="start" style:justify-single-word="false"/>
      <style:text-properties style:font-name="Liberation Serif" fo:font-size="12pt" officeooo:rsid="006b59b5" officeooo:paragraph-rsid="0026c722" style:font-size-asian="12pt" style:font-size-complex="12pt"/>
    </style:style>
    <style:style style:name="P776" style:family="paragraph" style:parent-style-name="Standard">
      <style:paragraph-properties fo:text-align="start" style:justify-single-word="false"/>
      <style:text-properties style:font-name="Liberation Serif" fo:font-size="12pt" officeooo:rsid="006bd89c" officeooo:paragraph-rsid="0026c722" style:font-size-asian="12pt" style:font-size-complex="12pt"/>
    </style:style>
    <style:style style:name="P777" style:family="paragraph" style:parent-style-name="Standard">
      <style:paragraph-properties fo:text-align="start" style:justify-single-word="false"/>
      <style:text-properties style:font-name="Liberation Serif" fo:font-size="12pt" officeooo:rsid="006cc6ec" officeooo:paragraph-rsid="0026c722" style:font-size-asian="12pt" style:font-size-complex="12pt"/>
    </style:style>
    <style:style style:name="P778" style:family="paragraph" style:parent-style-name="Standard">
      <style:paragraph-properties fo:text-align="start" style:justify-single-word="false"/>
      <style:text-properties style:font-name="Liberation Serif" fo:font-size="12pt" officeooo:rsid="006d7f5b" officeooo:paragraph-rsid="0026c722" style:font-size-asian="12pt" style:font-size-complex="12pt"/>
    </style:style>
    <style:style style:name="P779" style:family="paragraph" style:parent-style-name="Standard">
      <style:paragraph-properties fo:text-align="start" style:justify-single-word="false"/>
      <style:text-properties style:font-name="Liberation Serif" fo:font-size="12pt" officeooo:rsid="006da8bc" officeooo:paragraph-rsid="0026c722" style:font-size-asian="12pt" style:font-size-complex="12pt"/>
    </style:style>
    <style:style style:name="P780" style:family="paragraph" style:parent-style-name="Standard">
      <style:paragraph-properties fo:text-align="start" style:justify-single-word="false"/>
      <style:text-properties style:font-name="Liberation Serif" fo:font-size="12pt" officeooo:rsid="0071940c" officeooo:paragraph-rsid="0026c722" style:font-size-asian="12pt" style:font-size-complex="12pt"/>
    </style:style>
    <style:style style:name="P781" style:family="paragraph" style:parent-style-name="Standard">
      <style:paragraph-properties fo:text-align="start" style:justify-single-word="false"/>
      <style:text-properties style:font-name="Liberation Serif" fo:font-size="12pt" officeooo:rsid="006e0277" officeooo:paragraph-rsid="0026c722" style:font-size-asian="12pt" style:font-size-complex="12pt"/>
    </style:style>
    <style:style style:name="P782" style:family="paragraph" style:parent-style-name="Standard">
      <style:paragraph-properties fo:text-align="start" style:justify-single-word="false"/>
      <style:text-properties style:font-name="Liberation Serif" fo:font-size="12pt" officeooo:rsid="00119402" officeooo:paragraph-rsid="0026c722" style:font-size-asian="12pt" style:font-size-complex="12pt"/>
    </style:style>
    <style:style style:name="P783" style:family="paragraph" style:parent-style-name="Standard">
      <style:paragraph-properties fo:text-align="start" style:justify-single-word="false"/>
      <style:text-properties style:font-name="Liberation Serif" fo:font-size="12pt" officeooo:rsid="006f5d59" officeooo:paragraph-rsid="0026c722" style:font-size-asian="12pt" style:font-size-complex="12pt"/>
    </style:style>
    <style:style style:name="P784" style:family="paragraph" style:parent-style-name="Standard">
      <style:paragraph-properties fo:text-align="start" style:justify-single-word="false"/>
      <style:text-properties style:font-name="Liberation Serif" fo:font-size="12pt" officeooo:rsid="006fcd8c" officeooo:paragraph-rsid="0026c722" style:font-size-asian="12pt" style:font-size-complex="12pt"/>
    </style:style>
    <style:style style:name="P785" style:family="paragraph" style:parent-style-name="Standard">
      <style:paragraph-properties fo:text-align="center" style:justify-single-word="false"/>
      <style:text-properties style:font-name="Liberation Serif" fo:font-size="12pt" officeooo:rsid="006fcd8c" officeooo:paragraph-rsid="0026c722" style:font-size-asian="12pt" style:font-size-complex="12pt"/>
    </style:style>
    <style:style style:name="P786" style:family="paragraph" style:parent-style-name="Standard">
      <style:paragraph-properties fo:text-align="start" style:justify-single-word="false"/>
      <style:text-properties style:font-name="Liberation Serif" fo:font-size="12pt" officeooo:rsid="007313e0" officeooo:paragraph-rsid="0026c722" style:font-size-asian="12pt" style:font-size-complex="12pt"/>
    </style:style>
    <style:style style:name="P787" style:family="paragraph" style:parent-style-name="Standard">
      <style:paragraph-properties fo:text-align="start" style:justify-single-word="false"/>
      <style:text-properties style:font-name="Liberation Serif" fo:font-size="12pt" officeooo:rsid="00739619" officeooo:paragraph-rsid="0026c722" style:font-size-asian="12pt" style:font-size-complex="12pt"/>
    </style:style>
    <style:style style:name="P788" style:family="paragraph" style:parent-style-name="Standard">
      <style:paragraph-properties fo:text-align="start" style:justify-single-word="false"/>
      <style:text-properties style:font-name="Liberation Serif" fo:font-size="12pt" officeooo:rsid="00751b15" officeooo:paragraph-rsid="0026c722" style:font-size-asian="12pt" style:font-size-complex="12pt"/>
    </style:style>
    <style:style style:name="P789" style:family="paragraph" style:parent-style-name="Standard">
      <style:paragraph-properties fo:text-align="start" style:justify-single-word="false"/>
      <style:text-properties style:font-name="Liberation Serif" fo:font-size="12pt" officeooo:rsid="0076dd02" officeooo:paragraph-rsid="0026c722" style:font-size-asian="12pt" style:font-size-complex="12pt"/>
    </style:style>
    <style:style style:name="P790" style:family="paragraph" style:parent-style-name="Standard">
      <style:paragraph-properties fo:text-align="start" style:justify-single-word="false"/>
      <style:text-properties style:font-name="Liberation Serif" fo:font-size="12pt" officeooo:rsid="007854ca" officeooo:paragraph-rsid="0026c722" style:font-size-asian="12pt" style:font-size-complex="12pt"/>
    </style:style>
    <style:style style:name="P791" style:family="paragraph" style:parent-style-name="Standard">
      <style:paragraph-properties fo:text-align="start" style:justify-single-word="false"/>
      <style:text-properties style:font-name="Liberation Serif" fo:font-size="12pt" officeooo:rsid="007854ca" officeooo:paragraph-rsid="004b13c2" style:font-size-asian="12pt" style:font-size-complex="12pt"/>
    </style:style>
    <style:style style:name="P792" style:family="paragraph" style:parent-style-name="Standard">
      <style:paragraph-properties fo:text-align="start" style:justify-single-word="false"/>
      <style:text-properties style:font-name="Liberation Serif" fo:font-size="12pt" officeooo:rsid="0078e134" officeooo:paragraph-rsid="0026c722" style:font-size-asian="12pt" style:font-size-complex="12pt"/>
    </style:style>
    <style:style style:name="P793" style:family="paragraph" style:parent-style-name="Standard">
      <style:paragraph-properties fo:text-align="start" style:justify-single-word="false"/>
      <style:text-properties style:font-name="Liberation Serif" fo:font-size="12pt" officeooo:rsid="0079e7d4" officeooo:paragraph-rsid="0026c722" style:font-size-asian="12pt" style:font-size-complex="12pt"/>
    </style:style>
    <style:style style:name="P794" style:family="paragraph" style:parent-style-name="Standard">
      <style:paragraph-properties fo:text-align="start" style:justify-single-word="false"/>
      <style:text-properties style:font-name="Liberation Serif" fo:font-size="12pt" officeooo:rsid="007ad935" officeooo:paragraph-rsid="0026c722" style:font-size-asian="12pt" style:font-size-complex="12pt"/>
    </style:style>
    <style:style style:name="P795" style:family="paragraph" style:parent-style-name="Standard">
      <style:paragraph-properties fo:text-align="start" style:justify-single-word="false"/>
      <style:text-properties style:font-name="Liberation Serif" fo:font-size="12pt" officeooo:rsid="007b60db" officeooo:paragraph-rsid="0026c722" style:font-size-asian="12pt" style:font-size-complex="12pt"/>
    </style:style>
    <style:style style:name="P796" style:family="paragraph" style:parent-style-name="Standard">
      <style:paragraph-properties fo:text-align="start" style:justify-single-word="false"/>
      <style:text-properties style:font-name="Liberation Serif" fo:font-size="12pt" officeooo:rsid="007c4fb1" officeooo:paragraph-rsid="0026c722" style:font-size-asian="12pt" style:font-size-complex="12pt"/>
    </style:style>
    <style:style style:name="P797" style:family="paragraph" style:parent-style-name="Standard">
      <style:paragraph-properties fo:text-align="start" style:justify-single-word="false"/>
      <style:text-properties style:font-name="Liberation Serif" fo:font-size="12pt" officeooo:rsid="0062889f" officeooo:paragraph-rsid="0026c722" style:font-size-asian="12pt" style:font-size-complex="12pt"/>
    </style:style>
    <style:style style:name="P798" style:family="paragraph" style:parent-style-name="Standard">
      <style:paragraph-properties fo:text-align="start" style:justify-single-word="false"/>
      <style:text-properties style:font-name="Liberation Serif" fo:font-size="12pt" officeooo:rsid="0061c07f" officeooo:paragraph-rsid="0026c722" style:font-size-asian="12pt" style:font-size-complex="12pt"/>
    </style:style>
    <style:style style:name="P799" style:family="paragraph" style:parent-style-name="Standard">
      <style:paragraph-properties fo:text-align="start" style:justify-single-word="false"/>
      <style:text-properties style:font-name="Liberation Serif" fo:font-size="12pt" officeooo:rsid="0061d2fd" officeooo:paragraph-rsid="0026c722" style:font-size-asian="12pt" style:font-size-complex="12pt"/>
    </style:style>
    <style:style style:name="P800" style:family="paragraph" style:parent-style-name="Standard">
      <style:paragraph-properties fo:text-align="start" style:justify-single-word="false"/>
      <style:text-properties style:font-name="Liberation Serif" fo:font-size="12pt" officeooo:rsid="004b13c2" officeooo:paragraph-rsid="004b13c2" style:font-size-asian="12pt" style:font-size-complex="12pt"/>
    </style:style>
    <style:style style:name="P801" style:family="paragraph" style:parent-style-name="Standard">
      <style:paragraph-properties fo:text-align="start" style:justify-single-word="false"/>
      <style:text-properties style:font-name="Liberation Serif" fo:font-size="12pt" fo:font-style="italic" officeooo:rsid="008a7f31" officeooo:paragraph-rsid="0026c722" style:font-size-asian="12pt" style:font-style-asian="italic" style:font-size-complex="12pt" style:font-style-complex="italic"/>
    </style:style>
    <style:style style:name="P802" style:family="paragraph" style:parent-style-name="Standard">
      <style:paragraph-properties fo:text-align="start" style:justify-single-word="false"/>
      <style:text-properties style:font-name="Liberation Serif" fo:font-size="12pt" fo:font-style="italic" officeooo:rsid="008b0e2b" officeooo:paragraph-rsid="0026c722" style:font-size-asian="12pt" style:font-style-asian="italic" style:font-size-complex="12pt" style:font-style-complex="italic"/>
    </style:style>
    <style:style style:name="P803" style:family="paragraph" style:parent-style-name="Standard">
      <style:paragraph-properties fo:text-align="start" style:justify-single-word="false"/>
      <style:text-properties style:font-name="Liberation Serif" fo:font-size="12pt" fo:font-style="italic" officeooo:rsid="006bd89c" officeooo:paragraph-rsid="0026c722" style:font-size-asian="12pt" style:font-style-asian="italic" style:font-size-complex="12pt" style:font-style-complex="italic"/>
    </style:style>
    <style:style style:name="P804" style:family="paragraph" style:parent-style-name="Standard">
      <style:paragraph-properties fo:text-align="start" style:justify-single-word="false"/>
      <style:text-properties style:font-name="Liberation Serif" fo:font-size="12pt" fo:font-style="italic" officeooo:rsid="007c4fb1" officeooo:paragraph-rsid="0026c722" style:font-size-asian="12pt" style:font-style-asian="italic" style:font-size-complex="12pt" style:font-style-complex="italic"/>
    </style:style>
    <style:style style:name="P805" style:family="paragraph" style:parent-style-name="Standard">
      <style:paragraph-properties fo:text-align="start" style:justify-single-word="false"/>
      <style:text-properties style:font-name="Liberation Serif" fo:font-size="12pt" fo:font-style="italic" officeooo:rsid="0061c07f" officeooo:paragraph-rsid="0026c722" style:font-size-asian="12pt" style:font-style-asian="italic" style:font-size-complex="12pt" style:font-style-complex="italic"/>
    </style:style>
    <style:style style:name="P806" style:family="paragraph" style:parent-style-name="Standard">
      <style:paragraph-properties fo:text-align="start" style:justify-single-word="false"/>
      <style:text-properties officeooo:paragraph-rsid="0026c722"/>
    </style:style>
    <style:style style:name="P807" style:family="paragraph" style:parent-style-name="Standard">
      <style:paragraph-properties fo:text-align="start" style:justify-single-word="false"/>
      <style:text-properties officeooo:rsid="003880fd" officeooo:paragraph-rsid="0026c722"/>
    </style:style>
    <style:style style:name="P808" style:family="paragraph" style:parent-style-name="Standard">
      <style:paragraph-properties fo:text-align="start" style:justify-single-word="false"/>
      <style:text-properties officeooo:rsid="0039af5e" officeooo:paragraph-rsid="0026c722"/>
    </style:style>
    <style:style style:name="P809" style:family="paragraph" style:parent-style-name="Standard">
      <style:paragraph-properties fo:text-align="start" style:justify-single-word="false"/>
      <style:text-properties officeooo:rsid="003ba0f9" officeooo:paragraph-rsid="0026c722"/>
    </style:style>
    <style:style style:name="P810" style:family="paragraph" style:parent-style-name="Standard">
      <style:paragraph-properties fo:text-align="start" style:justify-single-word="false"/>
      <style:text-properties officeooo:rsid="003d042c" officeooo:paragraph-rsid="0026c722"/>
    </style:style>
    <style:style style:name="P811" style:family="paragraph" style:parent-style-name="Standard">
      <style:paragraph-properties fo:text-align="start" style:justify-single-word="false"/>
      <style:text-properties officeooo:rsid="003d9d92" officeooo:paragraph-rsid="0026c722"/>
    </style:style>
    <style:style style:name="P812" style:family="paragraph" style:parent-style-name="Standard">
      <style:paragraph-properties fo:text-align="start" style:justify-single-word="false"/>
      <style:text-properties officeooo:rsid="003edffd" officeooo:paragraph-rsid="0026c722"/>
    </style:style>
    <style:style style:name="P813" style:family="paragraph" style:parent-style-name="Standard">
      <style:paragraph-properties fo:text-align="start" style:justify-single-word="false"/>
      <style:text-properties officeooo:rsid="00407f3f" officeooo:paragraph-rsid="0026c722"/>
    </style:style>
    <style:style style:name="P814" style:family="paragraph" style:parent-style-name="Standard">
      <style:paragraph-properties fo:text-align="start" style:justify-single-word="false"/>
      <style:text-properties officeooo:rsid="004d6178" officeooo:paragraph-rsid="0026c722"/>
    </style:style>
    <style:style style:name="P815" style:family="paragraph" style:parent-style-name="Standard">
      <style:paragraph-properties fo:text-align="start" style:justify-single-word="false"/>
      <style:text-properties officeooo:rsid="004e18da" officeooo:paragraph-rsid="0026c722"/>
    </style:style>
    <style:style style:name="P816" style:family="paragraph" style:parent-style-name="Standard">
      <style:paragraph-properties fo:text-align="start" style:justify-single-word="false"/>
      <style:text-properties officeooo:rsid="0051cb42" officeooo:paragraph-rsid="0026c722"/>
    </style:style>
    <style:style style:name="P817" style:family="paragraph" style:parent-style-name="Standard">
      <style:paragraph-properties fo:text-align="start" style:justify-single-word="false"/>
      <style:text-properties officeooo:rsid="004eab2e" officeooo:paragraph-rsid="0026c722"/>
    </style:style>
    <style:style style:name="P818" style:family="paragraph" style:parent-style-name="Standard">
      <style:paragraph-properties fo:text-align="start" style:justify-single-word="false"/>
      <style:text-properties officeooo:rsid="004eea3f" officeooo:paragraph-rsid="0026c722"/>
    </style:style>
    <style:style style:name="P819" style:family="paragraph" style:parent-style-name="Standard">
      <style:paragraph-properties fo:text-align="start" style:justify-single-word="false"/>
      <style:text-properties officeooo:rsid="0036b841" officeooo:paragraph-rsid="0026c722"/>
    </style:style>
    <style:style style:name="P820" style:family="paragraph" style:parent-style-name="Standard">
      <style:paragraph-properties fo:text-align="start" style:justify-single-word="false"/>
      <style:text-properties officeooo:rsid="0037edf1" officeooo:paragraph-rsid="0026c722"/>
    </style:style>
    <style:style style:name="P821" style:family="paragraph" style:parent-style-name="Standard">
      <style:paragraph-properties fo:text-align="start" style:justify-single-word="false"/>
      <style:text-properties officeooo:rsid="003940ec" officeooo:paragraph-rsid="0026c722"/>
    </style:style>
    <style:style style:name="P822" style:family="paragraph" style:parent-style-name="Standard">
      <style:paragraph-properties fo:text-align="start" style:justify-single-word="false"/>
      <style:text-properties officeooo:rsid="003a9c02" officeooo:paragraph-rsid="0026c722"/>
    </style:style>
    <style:style style:name="P823" style:family="paragraph" style:parent-style-name="Standard">
      <style:paragraph-properties fo:text-align="start" style:justify-single-word="false"/>
      <style:text-properties officeooo:rsid="003d51b9" officeooo:paragraph-rsid="0026c722"/>
    </style:style>
    <style:style style:name="P824" style:family="paragraph" style:parent-style-name="Standard">
      <style:paragraph-properties fo:text-align="start" style:justify-single-word="false"/>
      <style:text-properties officeooo:rsid="003e1e56" officeooo:paragraph-rsid="0026c722"/>
    </style:style>
    <style:style style:name="P825" style:family="paragraph" style:parent-style-name="Standard">
      <style:paragraph-properties fo:text-align="start" style:justify-single-word="false"/>
      <style:text-properties officeooo:rsid="00401194" officeooo:paragraph-rsid="0026c722"/>
    </style:style>
    <style:style style:name="P826" style:family="paragraph" style:parent-style-name="Standard">
      <style:paragraph-properties fo:text-align="start" style:justify-single-word="false"/>
      <style:text-properties officeooo:rsid="0040cc3a" officeooo:paragraph-rsid="0026c722"/>
    </style:style>
    <style:style style:name="P827" style:family="paragraph" style:parent-style-name="Standard">
      <style:paragraph-properties fo:text-align="start" style:justify-single-word="false"/>
      <style:text-properties officeooo:rsid="00428734" officeooo:paragraph-rsid="0026c722"/>
    </style:style>
    <style:style style:name="P828" style:family="paragraph" style:parent-style-name="Standard">
      <style:paragraph-properties fo:text-align="start" style:justify-single-word="false"/>
      <style:text-properties officeooo:rsid="0042c49f" officeooo:paragraph-rsid="0026c722"/>
    </style:style>
    <style:style style:name="P829" style:family="paragraph" style:parent-style-name="Standard">
      <style:paragraph-properties fo:text-align="start" style:justify-single-word="false"/>
      <style:text-properties officeooo:rsid="0044344f" officeooo:paragraph-rsid="0026c722"/>
    </style:style>
    <style:style style:name="P830" style:family="paragraph" style:parent-style-name="Standard">
      <style:paragraph-properties fo:text-align="start" style:justify-single-word="false"/>
      <style:text-properties officeooo:rsid="00467252" officeooo:paragraph-rsid="0026c722"/>
    </style:style>
    <style:style style:name="P831" style:family="paragraph" style:parent-style-name="Standard">
      <style:paragraph-properties fo:text-align="start" style:justify-single-word="false"/>
      <style:text-properties officeooo:rsid="00474790" officeooo:paragraph-rsid="0026c722"/>
    </style:style>
    <style:style style:name="P832" style:family="paragraph" style:parent-style-name="Standard">
      <style:paragraph-properties fo:text-align="start" style:justify-single-word="false"/>
      <style:text-properties officeooo:rsid="004869f2" officeooo:paragraph-rsid="0026c722"/>
    </style:style>
    <style:style style:name="P833" style:family="paragraph" style:parent-style-name="Standard">
      <style:paragraph-properties fo:text-align="start" style:justify-single-word="false"/>
      <style:text-properties officeooo:rsid="00490955" officeooo:paragraph-rsid="0026c722"/>
    </style:style>
    <style:style style:name="P834" style:family="paragraph" style:parent-style-name="Standard">
      <style:paragraph-properties fo:text-align="start" style:justify-single-word="false"/>
      <style:text-properties officeooo:rsid="0049c245" officeooo:paragraph-rsid="0026c722"/>
    </style:style>
    <style:style style:name="P835" style:family="paragraph" style:parent-style-name="Standard">
      <style:paragraph-properties fo:text-align="start" style:justify-single-word="false"/>
      <style:text-properties officeooo:rsid="004ad756" officeooo:paragraph-rsid="0026c722"/>
    </style:style>
    <style:style style:name="P836" style:family="paragraph" style:parent-style-name="Standard">
      <style:paragraph-properties fo:text-align="start" style:justify-single-word="false"/>
      <style:text-properties officeooo:rsid="004bc6a6" officeooo:paragraph-rsid="0026c722"/>
    </style:style>
    <style:style style:name="P837" style:family="paragraph" style:parent-style-name="Standard">
      <style:paragraph-properties fo:text-align="start" style:justify-single-word="false"/>
      <style:text-properties officeooo:rsid="004bde2d" officeooo:paragraph-rsid="0026c722"/>
    </style:style>
    <style:style style:name="P838" style:family="paragraph" style:parent-style-name="Standard">
      <style:paragraph-properties fo:text-align="start" style:justify-single-word="false"/>
      <style:text-properties officeooo:rsid="004ec5a9" officeooo:paragraph-rsid="0026c722"/>
    </style:style>
    <style:style style:name="P839" style:family="paragraph" style:parent-style-name="Standard">
      <style:paragraph-properties fo:text-align="start" style:justify-single-word="false"/>
      <style:text-properties officeooo:rsid="004fbcd3" officeooo:paragraph-rsid="0026c722"/>
    </style:style>
    <style:style style:name="P840" style:family="paragraph" style:parent-style-name="Standard">
      <style:paragraph-properties fo:text-align="start" style:justify-single-word="false"/>
      <style:text-properties officeooo:rsid="005088f9" officeooo:paragraph-rsid="0026c722"/>
    </style:style>
    <style:style style:name="P841" style:family="paragraph" style:parent-style-name="Standard">
      <style:paragraph-properties fo:text-align="start" style:justify-single-word="false"/>
      <style:text-properties officeooo:rsid="0050e9a4" officeooo:paragraph-rsid="0026c722"/>
    </style:style>
    <style:style style:name="P842" style:family="paragraph" style:parent-style-name="Standard">
      <style:paragraph-properties fo:text-align="start" style:justify-single-word="false"/>
      <style:text-properties officeooo:rsid="00525e5d" officeooo:paragraph-rsid="0026c722"/>
    </style:style>
    <style:style style:name="P843" style:family="paragraph" style:parent-style-name="Standard">
      <style:paragraph-properties fo:text-align="start" style:justify-single-word="false"/>
      <style:text-properties officeooo:rsid="0053f61b" officeooo:paragraph-rsid="0026c722"/>
    </style:style>
    <style:style style:name="P844" style:family="paragraph" style:parent-style-name="Standard">
      <style:paragraph-properties fo:text-align="start" style:justify-single-word="false"/>
      <style:text-properties officeooo:rsid="0055e101" officeooo:paragraph-rsid="0026c722"/>
    </style:style>
    <style:style style:name="P845" style:family="paragraph" style:parent-style-name="Standard">
      <style:paragraph-properties fo:text-align="start" style:justify-single-word="false"/>
      <style:text-properties officeooo:rsid="005644c9" officeooo:paragraph-rsid="0026c722"/>
    </style:style>
    <style:style style:name="P846" style:family="paragraph" style:parent-style-name="Standard">
      <style:paragraph-properties fo:text-align="start" style:justify-single-word="false"/>
      <style:text-properties officeooo:rsid="0057f4c5" officeooo:paragraph-rsid="0026c722"/>
    </style:style>
    <style:style style:name="P847" style:family="paragraph" style:parent-style-name="Standard">
      <style:paragraph-properties fo:text-align="start" style:justify-single-word="false"/>
      <style:text-properties officeooo:rsid="0059b85f" officeooo:paragraph-rsid="0026c722"/>
    </style:style>
    <style:style style:name="P848" style:family="paragraph" style:parent-style-name="Standard">
      <style:paragraph-properties fo:text-align="start" style:justify-single-word="false"/>
      <style:text-properties officeooo:rsid="005abcac" officeooo:paragraph-rsid="0026c722"/>
    </style:style>
    <style:style style:name="P849" style:family="paragraph" style:parent-style-name="Standard">
      <style:paragraph-properties fo:text-align="start" style:justify-single-word="false"/>
      <style:text-properties officeooo:rsid="005b4a53" officeooo:paragraph-rsid="0026c722"/>
    </style:style>
    <style:style style:name="P850" style:family="paragraph" style:parent-style-name="Standard">
      <style:paragraph-properties fo:text-align="start" style:justify-single-word="false"/>
      <style:text-properties officeooo:rsid="005bea5b" officeooo:paragraph-rsid="0026c722"/>
    </style:style>
    <style:style style:name="P851" style:family="paragraph" style:parent-style-name="Standard">
      <style:paragraph-properties fo:text-align="start" style:justify-single-word="false"/>
      <style:text-properties officeooo:rsid="005c1402" officeooo:paragraph-rsid="0026c722"/>
    </style:style>
    <style:style style:name="P852" style:family="paragraph" style:parent-style-name="Standard">
      <style:paragraph-properties fo:text-align="start" style:justify-single-word="false"/>
      <style:text-properties officeooo:rsid="005ce215" officeooo:paragraph-rsid="0026c722"/>
    </style:style>
    <style:style style:name="P853" style:family="paragraph" style:parent-style-name="Standard">
      <style:paragraph-properties fo:text-align="start" style:justify-single-word="false"/>
      <style:text-properties officeooo:rsid="00666f67" officeooo:paragraph-rsid="0026c722"/>
    </style:style>
    <style:style style:name="P854" style:family="paragraph" style:parent-style-name="Standard">
      <style:paragraph-properties fo:text-align="start" style:justify-single-word="false"/>
      <style:text-properties officeooo:rsid="005ea1a4" officeooo:paragraph-rsid="0026c722"/>
    </style:style>
    <style:style style:name="P855" style:family="paragraph" style:parent-style-name="Standard">
      <style:paragraph-properties fo:text-align="start" style:justify-single-word="false"/>
      <style:text-properties officeooo:rsid="00601095" officeooo:paragraph-rsid="0026c722"/>
    </style:style>
    <style:style style:name="P856" style:family="paragraph" style:parent-style-name="Standard">
      <style:paragraph-properties fo:text-align="start" style:justify-single-word="false"/>
      <style:text-properties officeooo:rsid="0061c07f" officeooo:paragraph-rsid="0026c722"/>
    </style:style>
    <style:style style:name="P857" style:family="paragraph" style:parent-style-name="Standard">
      <style:text-properties officeooo:rsid="00148d51" officeooo:paragraph-rsid="0026c722"/>
    </style:style>
    <style:style style:name="P858" style:family="paragraph" style:parent-style-name="Standard">
      <style:text-properties officeooo:rsid="001675a3" officeooo:paragraph-rsid="0026c722"/>
    </style:style>
    <style:style style:name="P859" style:family="paragraph" style:parent-style-name="Standard">
      <style:text-properties officeooo:rsid="00169220" officeooo:paragraph-rsid="0026c722"/>
    </style:style>
    <style:style style:name="P860" style:family="paragraph" style:parent-style-name="Standard">
      <style:text-properties officeooo:rsid="00179163" officeooo:paragraph-rsid="0026c722"/>
    </style:style>
    <style:style style:name="P861" style:family="paragraph" style:parent-style-name="Standard">
      <style:text-properties officeooo:rsid="0018f1cc" officeooo:paragraph-rsid="0026c722"/>
    </style:style>
    <style:style style:name="P862" style:family="paragraph" style:parent-style-name="Standard">
      <style:text-properties officeooo:rsid="0019dd93" officeooo:paragraph-rsid="0026c722"/>
    </style:style>
    <style:style style:name="P863" style:family="paragraph" style:parent-style-name="Standard">
      <style:text-properties officeooo:rsid="001b6782" officeooo:paragraph-rsid="0026c722"/>
    </style:style>
    <style:style style:name="P864" style:family="paragraph" style:parent-style-name="Standard">
      <style:text-properties officeooo:rsid="001b9dff" officeooo:paragraph-rsid="0026c722"/>
    </style:style>
    <style:style style:name="P865" style:family="paragraph" style:parent-style-name="Standard">
      <style:text-properties officeooo:rsid="001d3a33" officeooo:paragraph-rsid="0026c722"/>
    </style:style>
    <style:style style:name="P866" style:family="paragraph" style:parent-style-name="Standard">
      <style:text-properties officeooo:rsid="001daa88" officeooo:paragraph-rsid="0026c722"/>
    </style:style>
    <style:style style:name="P867" style:family="paragraph" style:parent-style-name="Standard">
      <style:text-properties officeooo:rsid="001fa5cc" officeooo:paragraph-rsid="0026c722"/>
    </style:style>
    <style:style style:name="P868" style:family="paragraph" style:parent-style-name="Standard">
      <style:text-properties officeooo:rsid="001fb796" officeooo:paragraph-rsid="0026c722"/>
    </style:style>
    <style:style style:name="P869" style:family="paragraph" style:parent-style-name="Standard">
      <style:text-properties officeooo:rsid="0021016f" officeooo:paragraph-rsid="0026c722"/>
    </style:style>
    <style:style style:name="P870" style:family="paragraph" style:parent-style-name="Standard">
      <style:text-properties officeooo:rsid="0021090e" officeooo:paragraph-rsid="0026c722"/>
    </style:style>
    <style:style style:name="P871" style:family="paragraph" style:parent-style-name="Standard">
      <style:text-properties officeooo:rsid="0021cedc" officeooo:paragraph-rsid="0026c722"/>
    </style:style>
    <style:style style:name="P872" style:family="paragraph" style:parent-style-name="Standard">
      <style:text-properties officeooo:rsid="002325e9" officeooo:paragraph-rsid="0026c722"/>
    </style:style>
    <style:style style:name="P873" style:family="paragraph" style:parent-style-name="Standard">
      <style:text-properties officeooo:rsid="00232b1e" officeooo:paragraph-rsid="0026c722"/>
    </style:style>
    <style:style style:name="P874" style:family="paragraph" style:parent-style-name="Standard">
      <style:text-properties officeooo:rsid="0023bce1" officeooo:paragraph-rsid="0026c722"/>
    </style:style>
    <style:style style:name="P875" style:family="paragraph" style:parent-style-name="Standard">
      <style:text-properties officeooo:rsid="00245216" officeooo:paragraph-rsid="0026c722"/>
    </style:style>
    <style:style style:name="P876" style:family="paragraph" style:parent-style-name="Standard">
      <style:text-properties officeooo:rsid="00250f8f" officeooo:paragraph-rsid="0026c722"/>
    </style:style>
    <style:style style:name="P877" style:family="paragraph" style:parent-style-name="Standard">
      <style:text-properties officeooo:rsid="00260a75" officeooo:paragraph-rsid="0026c722"/>
    </style:style>
    <style:style style:name="P878" style:family="paragraph" style:parent-style-name="Standard">
      <style:text-properties officeooo:rsid="0027882a" officeooo:paragraph-rsid="0026c722"/>
    </style:style>
    <style:style style:name="P879" style:family="paragraph" style:parent-style-name="Standard">
      <style:text-properties officeooo:rsid="0028ac4c" officeooo:paragraph-rsid="0026c722"/>
    </style:style>
    <style:style style:name="P880" style:family="paragraph" style:parent-style-name="Standard">
      <style:text-properties officeooo:rsid="002a6519" officeooo:paragraph-rsid="0026c722"/>
    </style:style>
    <style:style style:name="P881" style:family="paragraph" style:parent-style-name="Standard">
      <style:text-properties officeooo:rsid="00386298" officeooo:paragraph-rsid="0026c722"/>
    </style:style>
    <style:style style:name="P882" style:family="paragraph" style:parent-style-name="Standard">
      <style:text-properties officeooo:rsid="003a1f0c" officeooo:paragraph-rsid="0026c722"/>
    </style:style>
    <style:style style:name="P883" style:family="paragraph" style:parent-style-name="Standard">
      <style:text-properties officeooo:rsid="003acdb2" officeooo:paragraph-rsid="0026c722"/>
    </style:style>
    <style:style style:name="P884" style:family="paragraph" style:parent-style-name="Standard">
      <style:text-properties officeooo:rsid="003afa8c" officeooo:paragraph-rsid="0026c722"/>
    </style:style>
    <style:style style:name="P885" style:family="paragraph" style:parent-style-name="Standard">
      <style:text-properties officeooo:rsid="003dfc55" officeooo:paragraph-rsid="0026c722"/>
    </style:style>
    <style:style style:name="P886" style:family="paragraph" style:parent-style-name="Standard">
      <style:text-properties officeooo:rsid="003bc3fa" officeooo:paragraph-rsid="0026c722"/>
    </style:style>
    <style:style style:name="P887" style:family="paragraph" style:parent-style-name="Standard">
      <style:text-properties officeooo:rsid="003e3f8d" officeooo:paragraph-rsid="0026c722"/>
    </style:style>
    <style:style style:name="P888" style:family="paragraph" style:parent-style-name="Standard">
      <style:text-properties officeooo:rsid="003fefc7" officeooo:paragraph-rsid="0026c722"/>
    </style:style>
    <style:style style:name="P889" style:family="paragraph" style:parent-style-name="Standard">
      <style:text-properties officeooo:rsid="004054e8" officeooo:paragraph-rsid="0026c722"/>
    </style:style>
    <style:style style:name="P890" style:family="paragraph" style:parent-style-name="Standard">
      <style:text-properties officeooo:rsid="00411b18" officeooo:paragraph-rsid="0026c722"/>
    </style:style>
    <style:style style:name="P891" style:family="paragraph" style:parent-style-name="Standard">
      <style:text-properties officeooo:rsid="0042d792" officeooo:paragraph-rsid="0026c722"/>
    </style:style>
    <style:style style:name="P892" style:family="paragraph" style:parent-style-name="Standard">
      <style:text-properties officeooo:rsid="0042f5cd" officeooo:paragraph-rsid="0026c722"/>
    </style:style>
    <style:style style:name="P893" style:family="paragraph" style:parent-style-name="Standard">
      <style:text-properties officeooo:rsid="0044410a" officeooo:paragraph-rsid="0026c722"/>
    </style:style>
    <style:style style:name="P894" style:family="paragraph" style:parent-style-name="Standard">
      <style:text-properties officeooo:rsid="0045cc3a" officeooo:paragraph-rsid="0026c722"/>
    </style:style>
    <style:style style:name="P895" style:family="paragraph" style:parent-style-name="Standard">
      <style:text-properties officeooo:rsid="0046b405" officeooo:paragraph-rsid="0026c722"/>
    </style:style>
    <style:style style:name="P896" style:family="paragraph" style:parent-style-name="Standard">
      <style:text-properties officeooo:rsid="00483590" officeooo:paragraph-rsid="0026c722"/>
    </style:style>
    <style:style style:name="P897" style:family="paragraph" style:parent-style-name="Standard">
      <style:text-properties officeooo:rsid="0017587b" officeooo:paragraph-rsid="0026c722"/>
    </style:style>
    <style:style style:name="P898" style:family="paragraph" style:parent-style-name="Standard">
      <style:text-properties officeooo:rsid="0019026f" officeooo:paragraph-rsid="0026c722"/>
    </style:style>
    <style:style style:name="P899" style:family="paragraph" style:parent-style-name="Standard">
      <style:text-properties officeooo:rsid="001a1a28" officeooo:paragraph-rsid="0026c722"/>
    </style:style>
    <style:style style:name="P900" style:family="paragraph" style:parent-style-name="Standard">
      <style:text-properties officeooo:rsid="001be43f" officeooo:paragraph-rsid="0026c722"/>
    </style:style>
    <style:style style:name="P901" style:family="paragraph" style:parent-style-name="Standard">
      <style:text-properties officeooo:rsid="001dc92f" officeooo:paragraph-rsid="0026c722"/>
    </style:style>
    <style:style style:name="P902" style:family="paragraph" style:parent-style-name="Standard">
      <style:text-properties officeooo:rsid="0020aec9" officeooo:paragraph-rsid="0026c722"/>
    </style:style>
    <style:style style:name="P903" style:family="paragraph" style:parent-style-name="Standard">
      <style:text-properties officeooo:rsid="00218739" officeooo:paragraph-rsid="0026c722"/>
    </style:style>
    <style:style style:name="P904" style:family="paragraph" style:parent-style-name="Standard">
      <style:text-properties officeooo:rsid="00235825" officeooo:paragraph-rsid="0026c722"/>
    </style:style>
    <style:style style:name="P905" style:family="paragraph" style:parent-style-name="Standard">
      <style:text-properties officeooo:rsid="0023eece" officeooo:paragraph-rsid="0026c722"/>
    </style:style>
    <style:style style:name="P906" style:family="paragraph" style:parent-style-name="Standard">
      <style:text-properties officeooo:rsid="002536f9" officeooo:paragraph-rsid="0026c722"/>
    </style:style>
    <style:style style:name="P907" style:family="paragraph" style:parent-style-name="Standard">
      <style:text-properties officeooo:rsid="0025a2b8" officeooo:paragraph-rsid="0026c722"/>
    </style:style>
    <style:style style:name="P908" style:family="paragraph" style:parent-style-name="Standard">
      <style:text-properties officeooo:rsid="002790b5" officeooo:paragraph-rsid="0026c722"/>
    </style:style>
    <style:style style:name="P909" style:family="paragraph" style:parent-style-name="Standard">
      <style:text-properties officeooo:rsid="002907fa" officeooo:paragraph-rsid="0026c722"/>
    </style:style>
    <style:style style:name="P910" style:family="paragraph" style:parent-style-name="Standard">
      <style:text-properties officeooo:rsid="0029871a" officeooo:paragraph-rsid="0026c722"/>
    </style:style>
    <style:style style:name="P911" style:family="paragraph" style:parent-style-name="Standard">
      <style:text-properties officeooo:rsid="002b1724" officeooo:paragraph-rsid="0026c722"/>
    </style:style>
    <style:style style:name="P912" style:family="paragraph" style:parent-style-name="Standard">
      <style:text-properties officeooo:rsid="002bf0cd" officeooo:paragraph-rsid="0026c722"/>
    </style:style>
    <style:style style:name="P913" style:family="paragraph" style:parent-style-name="Standard">
      <style:text-properties officeooo:rsid="002d9391" officeooo:paragraph-rsid="0026c722"/>
    </style:style>
    <style:style style:name="P914" style:family="paragraph" style:parent-style-name="Standard">
      <style:text-properties officeooo:rsid="002d9934" officeooo:paragraph-rsid="0026c722"/>
    </style:style>
    <style:style style:name="P915" style:family="paragraph" style:parent-style-name="Standard">
      <style:text-properties officeooo:rsid="002e2a9b" officeooo:paragraph-rsid="0026c722"/>
    </style:style>
    <style:style style:name="P916" style:family="paragraph" style:parent-style-name="Standard">
      <style:text-properties officeooo:rsid="00302a32" officeooo:paragraph-rsid="0026c722"/>
    </style:style>
    <style:style style:name="P917" style:family="paragraph" style:parent-style-name="Standard">
      <style:text-properties officeooo:rsid="0047bfa3" officeooo:paragraph-rsid="0047bfa3"/>
    </style:style>
    <style:style style:name="P918" style:family="paragraph" style:parent-style-name="Standard">
      <style:text-properties officeooo:rsid="0053c991" officeooo:paragraph-rsid="0053c991"/>
    </style:style>
    <style:style style:name="P919" style:family="paragraph" style:parent-style-name="Standard">
      <style:text-properties officeooo:rsid="005ead5f" officeooo:paragraph-rsid="005ead5f"/>
    </style:style>
    <style:style style:name="P920" style:family="paragraph" style:parent-style-name="Standard">
      <style:text-properties officeooo:rsid="007741b9" officeooo:paragraph-rsid="007741b9"/>
    </style:style>
    <style:style style:name="P921"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26c722" style:font-size-asian="12pt" style:font-size-complex="12pt"/>
    </style:style>
    <style:style style:name="P922" style:family="paragraph" style:parent-style-name="Text_20_body">
      <style:paragraph-properties fo:margin-top="0in" fo:margin-bottom="0in" loext:contextual-spacing="true"/>
      <style:text-properties officeooo:rsid="000a8372" officeooo:paragraph-rsid="0025b4bb"/>
    </style:style>
    <style:style style:name="P923" style:family="paragraph" style:parent-style-name="Text_20_body">
      <style:paragraph-properties fo:margin-top="0in" fo:margin-bottom="0in" loext:contextual-spacing="true"/>
      <style:text-properties officeooo:rsid="000457e2" officeooo:paragraph-rsid="0025b4bb"/>
    </style:style>
    <style:style style:name="P924" style:family="paragraph" style:parent-style-name="Text_20_body">
      <style:paragraph-properties fo:margin-top="0in" fo:margin-bottom="0in" loext:contextual-spacing="true"/>
      <style:text-properties officeooo:rsid="000457e2" officeooo:paragraph-rsid="0026c722"/>
    </style:style>
    <style:style style:name="P925" style:family="paragraph" style:parent-style-name="Text_20_body">
      <style:paragraph-properties fo:margin-top="0in" fo:margin-bottom="0in" loext:contextual-spacing="true"/>
      <style:text-properties officeooo:paragraph-rsid="0025b4bb"/>
    </style:style>
    <style:style style:name="P926" style:family="paragraph" style:parent-style-name="Text_20_body">
      <style:paragraph-properties fo:margin-top="0in" fo:margin-bottom="0in" loext:contextual-spacing="true"/>
      <style:text-properties fo:font-style="normal" fo:font-weight="normal" officeooo:rsid="00e05ba7" officeooo:paragraph-rsid="0026c722" style:font-style-asian="normal" style:font-weight-asian="normal" style:font-style-complex="normal" style:font-weight-complex="normal"/>
    </style:style>
    <style:style style:name="P927" style:family="paragraph" style:parent-style-name="Text_20_body">
      <style:paragraph-properties fo:margin-top="0in" fo:margin-bottom="0in" loext:contextual-spacing="true"/>
      <style:text-properties fo:font-style="normal" fo:font-weight="normal" officeooo:rsid="00e0fba5" officeooo:paragraph-rsid="0026c722" style:font-style-asian="normal" style:font-weight-asian="normal" style:font-style-complex="normal" style:font-weight-complex="normal"/>
    </style:style>
    <style:style style:name="P928" style:family="paragraph" style:parent-style-name="Text_20_body">
      <style:paragraph-properties fo:margin-top="0in" fo:margin-bottom="0in" loext:contextual-spacing="true"/>
      <style:text-properties officeooo:paragraph-rsid="0026c722"/>
    </style:style>
    <style:style style:name="P929" style:family="paragraph" style:parent-style-name="Text_20_body">
      <style:paragraph-properties fo:margin-top="0in" fo:margin-bottom="0in" loext:contextual-spacing="true"/>
      <style:text-properties officeooo:rsid="001a2483" officeooo:paragraph-rsid="0026c722"/>
    </style:style>
    <style:style style:name="P930" style:family="paragraph" style:parent-style-name="Text_20_body">
      <style:paragraph-properties fo:margin-top="0in" fo:margin-bottom="0in" loext:contextual-spacing="true"/>
      <style:text-properties officeooo:rsid="001b1a49" officeooo:paragraph-rsid="0026c722"/>
    </style:style>
    <style:style style:name="P931" style:family="paragraph" style:parent-style-name="Text_20_body">
      <style:paragraph-properties fo:margin-top="0in" fo:margin-bottom="0in" loext:contextual-spacing="true"/>
      <style:text-properties officeooo:rsid="001d970e" officeooo:paragraph-rsid="0026c722"/>
    </style:style>
    <style:style style:name="P93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26c722" style:font-size-asian="12pt" style:font-size-complex="12pt"/>
    </style:style>
    <style:style style:name="P93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26c722" style:font-size-asian="12pt" style:font-size-complex="12pt"/>
    </style:style>
    <style:style style:name="P93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26c722" style:font-size-asian="12pt" style:font-size-complex="12pt"/>
    </style:style>
    <style:style style:name="P93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26c722" style:font-size-asian="12pt" style:font-size-complex="12pt"/>
    </style:style>
    <style:style style:name="P93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26c722" style:font-size-asian="12pt" style:font-size-complex="12pt"/>
    </style:style>
    <style:style style:name="P93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26c722" style:font-size-asian="12pt" style:font-size-complex="12pt"/>
    </style:style>
    <style:style style:name="P93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26c722" style:font-size-asian="12pt" style:font-size-complex="12pt"/>
    </style:style>
    <style:style style:name="P93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26c722" style:font-size-asian="12pt" style:font-size-complex="12pt"/>
    </style:style>
    <style:style style:name="P94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26c722" style:font-size-asian="12pt" style:font-size-complex="12pt"/>
    </style:style>
    <style:style style:name="P94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26c722" style:font-size-asian="12pt" style:font-size-complex="12pt"/>
    </style:style>
    <style:style style:name="P94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81b97" style:font-size-asian="12pt" style:font-size-complex="12pt"/>
    </style:style>
    <style:style style:name="P94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2e966c" style:font-size-asian="12pt" style:font-size-complex="12pt"/>
    </style:style>
    <style:style style:name="P94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288cf3" style:font-size-asian="12pt" style:font-size-complex="12pt"/>
    </style:style>
    <style:style style:name="P94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294f0e" style:font-size-asian="12pt" style:font-size-complex="12pt"/>
    </style:style>
    <style:style style:name="P94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2a7e09" style:font-size-asian="12pt" style:font-size-complex="12pt"/>
    </style:style>
    <style:style style:name="P94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2b8a54" style:font-size-asian="12pt" style:font-size-complex="12pt"/>
    </style:style>
    <style:style style:name="P94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2d88aa" style:font-size-asian="12pt" style:font-size-complex="12pt"/>
    </style:style>
    <style:style style:name="P949" style:family="paragraph" style:parent-style-name="Text_20_body">
      <style:paragraph-properties fo:margin-top="0in" fo:margin-bottom="0in" loext:contextual-spacing="true"/>
      <style:text-properties officeooo:rsid="00054ec2" officeooo:paragraph-rsid="0026c722"/>
    </style:style>
    <style:style style:name="P950" style:family="paragraph" style:parent-style-name="Text_20_body">
      <style:paragraph-properties fo:margin-top="0in" fo:margin-bottom="0in" loext:contextual-spacing="true"/>
      <style:text-properties officeooo:rsid="00101382" officeooo:paragraph-rsid="0026c722"/>
    </style:style>
    <style:style style:name="P951" style:family="paragraph" style:parent-style-name="Text_20_body">
      <style:paragraph-properties fo:margin-top="0in" fo:margin-bottom="0in" loext:contextual-spacing="true"/>
      <style:text-properties officeooo:rsid="0009b6cd" officeooo:paragraph-rsid="0026c722"/>
    </style:style>
    <style:style style:name="P952" style:family="paragraph" style:parent-style-name="Text_20_body">
      <style:paragraph-properties fo:margin-top="0in" fo:margin-bottom="0in" loext:contextual-spacing="true"/>
      <style:text-properties officeooo:rsid="00436dfc" officeooo:paragraph-rsid="0026c722"/>
    </style:style>
    <style:style style:name="P953" style:family="paragraph" style:parent-style-name="Text_20_body">
      <style:paragraph-properties fo:margin-top="0in" fo:margin-bottom="0in" loext:contextual-spacing="true"/>
      <style:text-properties officeooo:rsid="0043ccf6" officeooo:paragraph-rsid="0026c722"/>
    </style:style>
    <style:style style:name="P954" style:family="paragraph" style:parent-style-name="Text_20_body">
      <style:paragraph-properties fo:margin-top="0in" fo:margin-bottom="0in" loext:contextual-spacing="true"/>
      <style:text-properties officeooo:rsid="00458e92" officeooo:paragraph-rsid="0026c722"/>
    </style:style>
    <style:style style:name="P955" style:family="paragraph" style:parent-style-name="Text_20_body">
      <style:paragraph-properties fo:margin-top="0in" fo:margin-bottom="0in" loext:contextual-spacing="true"/>
      <style:text-properties officeooo:rsid="0046b5de" officeooo:paragraph-rsid="0026c722"/>
    </style:style>
    <style:style style:name="P956" style:family="paragraph" style:parent-style-name="Text_20_body">
      <style:paragraph-properties fo:margin-top="0in" fo:margin-bottom="0in" loext:contextual-spacing="true"/>
      <style:text-properties officeooo:rsid="0047dfcb" officeooo:paragraph-rsid="0026c722"/>
    </style:style>
    <style:style style:name="P957" style:family="paragraph" style:parent-style-name="Text_20_body">
      <style:paragraph-properties fo:margin-top="0in" fo:margin-bottom="0in" loext:contextual-spacing="true"/>
      <style:text-properties officeooo:rsid="0049aaae" officeooo:paragraph-rsid="0026c722"/>
    </style:style>
    <style:style style:name="P958" style:family="paragraph" style:parent-style-name="Text_20_body">
      <style:paragraph-properties fo:margin-top="0in" fo:margin-bottom="0in" loext:contextual-spacing="true"/>
      <style:text-properties officeooo:rsid="001e7ca7" officeooo:paragraph-rsid="0026c722"/>
    </style:style>
    <style:style style:name="P959" style:family="paragraph" style:parent-style-name="Text_20_body">
      <style:paragraph-properties fo:margin-top="0in" fo:margin-bottom="0in" loext:contextual-spacing="true"/>
      <style:text-properties officeooo:rsid="002030dc" officeooo:paragraph-rsid="0026c722"/>
    </style:style>
    <style:style style:name="P960" style:family="paragraph" style:parent-style-name="Text_20_body">
      <style:paragraph-properties fo:margin-top="0in" fo:margin-bottom="0in" loext:contextual-spacing="true"/>
      <style:text-properties officeooo:rsid="00209a25" officeooo:paragraph-rsid="0026c722"/>
    </style:style>
    <style:style style:name="P961" style:family="paragraph" style:parent-style-name="Text_20_body">
      <style:paragraph-properties fo:margin-top="0in" fo:margin-bottom="0in" loext:contextual-spacing="true"/>
      <style:text-properties officeooo:rsid="0019bf8c" officeooo:paragraph-rsid="0026c722"/>
    </style:style>
    <style:style style:name="P962" style:family="paragraph" style:parent-style-name="Text_20_body">
      <style:paragraph-properties fo:margin-top="0in" fo:margin-bottom="0in" loext:contextual-spacing="true"/>
      <style:text-properties officeooo:rsid="001bb191" officeooo:paragraph-rsid="0026c722"/>
    </style:style>
    <style:style style:name="P963" style:family="paragraph" style:parent-style-name="Text_20_body">
      <style:paragraph-properties fo:margin-top="0in" fo:margin-bottom="0in" loext:contextual-spacing="true"/>
      <style:text-properties officeooo:rsid="001cace5" officeooo:paragraph-rsid="0026c722"/>
    </style:style>
    <style:style style:name="P964" style:family="paragraph" style:parent-style-name="Text_20_body">
      <style:paragraph-properties fo:margin-top="0in" fo:margin-bottom="0in" loext:contextual-spacing="true"/>
      <style:text-properties officeooo:rsid="0065fa3f" officeooo:paragraph-rsid="0065fa3f"/>
    </style:style>
    <style:style style:name="P965" style:family="paragraph" style:parent-style-name="Standard">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9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6c722" style:font-size-asian="12pt" style:font-weight-asian="normal" style:font-size-complex="12pt" style:font-weight-complex="normal"/>
    </style:style>
    <style:style style:name="P9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6c722" style:font-size-asian="12pt" style:font-weight-asian="normal" style:font-size-complex="12pt" style:font-weight-complex="normal"/>
    </style:style>
    <style:style style:name="P9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6c722" style:font-size-asian="12pt" style:font-weight-asian="normal" style:font-size-complex="12pt" style:font-weight-complex="normal"/>
    </style:style>
    <style:style style:name="P9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6c722" style:font-size-asian="12pt" style:font-weight-asian="normal" style:font-size-complex="12pt" style:font-weight-complex="normal"/>
    </style:style>
    <style:style style:name="P9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6c722" style:font-size-asian="12pt" style:font-weight-asian="normal" style:font-size-complex="12pt" style:font-weight-complex="normal"/>
    </style:style>
    <style:style style:name="P9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6c722" style:font-size-asian="12pt" style:font-weight-asian="normal" style:font-size-complex="12pt" style:font-weight-complex="normal"/>
    </style:style>
    <style:style style:name="P9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6c722" style:font-size-asian="12pt" style:font-weight-asian="normal" style:font-size-complex="12pt" style:font-weight-complex="normal"/>
    </style:style>
    <style:style style:name="P9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6c722" style:font-size-asian="12pt" style:font-weight-asian="normal" style:font-size-complex="12pt" style:font-weight-complex="normal"/>
    </style:style>
    <style:style style:name="P9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6c722" style:font-size-asian="12pt" style:font-weight-asian="normal" style:font-size-complex="12pt" style:font-weight-complex="normal"/>
    </style:style>
    <style:style style:name="P9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6c722" style:font-size-asian="12pt" style:font-weight-asian="normal" style:font-size-complex="12pt" style:font-weight-complex="normal"/>
    </style:style>
    <style:style style:name="P9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6c722" style:font-size-asian="12pt" style:font-weight-asian="normal" style:font-size-complex="12pt" style:font-weight-complex="normal"/>
    </style:style>
    <style:style style:name="P9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6c722" style:font-size-asian="12pt" style:font-weight-asian="normal" style:font-size-complex="12pt" style:font-weight-complex="normal"/>
    </style:style>
    <style:style style:name="P9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6c722" style:font-size-asian="12pt" style:font-weight-asian="normal" style:font-size-complex="12pt" style:font-weight-complex="normal"/>
    </style:style>
    <style:style style:name="P9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6c722" style:font-size-asian="12pt" style:font-weight-asian="normal" style:font-size-complex="12pt" style:font-weight-complex="normal"/>
    </style:style>
    <style:style style:name="P9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6c722" style:font-size-asian="12pt" style:font-weight-asian="normal" style:font-size-complex="12pt" style:font-weight-complex="normal"/>
    </style:style>
    <style:style style:name="P9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6c722" style:font-size-asian="12pt" style:font-weight-asian="normal" style:font-size-complex="12pt" style:font-weight-complex="normal"/>
    </style:style>
    <style:style style:name="P9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6c722" style:font-size-asian="12pt" style:font-weight-asian="normal" style:font-size-complex="12pt" style:font-weight-complex="normal"/>
    </style:style>
    <style:style style:name="P9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6c722" style:font-size-asian="12pt" style:font-weight-asian="normal" style:font-size-complex="12pt" style:font-weight-complex="normal"/>
    </style:style>
    <style:style style:name="P9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6c722" style:font-size-asian="12pt" style:font-weight-asian="normal" style:font-size-complex="12pt" style:font-weight-complex="normal"/>
    </style:style>
    <style:style style:name="P9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6c722" style:font-size-asian="12pt" style:font-weight-asian="normal" style:font-size-complex="12pt" style:font-weight-complex="normal"/>
    </style:style>
    <style:style style:name="P9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6c722" style:font-size-asian="12pt" style:font-weight-asian="normal" style:font-size-complex="12pt" style:font-weight-complex="normal"/>
    </style:style>
    <style:style style:name="P9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6c722" style:font-size-asian="12pt" style:font-weight-asian="normal" style:font-size-complex="12pt" style:font-weight-complex="normal"/>
    </style:style>
    <style:style style:name="P9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6c722" style:font-size-asian="12pt" style:font-weight-asian="normal" style:font-size-complex="12pt" style:font-weight-complex="normal"/>
    </style:style>
    <style:style style:name="P9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6c722" style:font-size-asian="12pt" style:font-weight-asian="normal" style:font-size-complex="12pt" style:font-weight-complex="normal"/>
    </style:style>
    <style:style style:name="P9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6c722" style:font-size-asian="12pt" style:font-weight-asian="normal" style:font-size-complex="12pt" style:font-weight-complex="normal"/>
    </style:style>
    <style:style style:name="P9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6c722" style:font-size-asian="12pt" style:font-weight-asian="normal" style:font-size-complex="12pt" style:font-weight-complex="normal"/>
    </style:style>
    <style:style style:name="P9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6c722" style:font-size-asian="12pt" style:font-weight-asian="normal" style:font-size-complex="12pt" style:font-weight-complex="normal"/>
    </style:style>
    <style:style style:name="P9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747b2c" style:font-size-asian="12pt" style:font-weight-asian="normal" style:font-size-complex="12pt" style:font-weight-complex="normal"/>
    </style:style>
    <style:style style:name="P99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6c722" style:font-size-asian="12pt" style:font-weight-asian="normal" style:font-size-complex="12pt" style:font-weight-complex="normal"/>
    </style:style>
    <style:style style:name="P99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6c722" style:font-size-asian="12pt" style:font-weight-asian="normal" style:font-size-complex="12pt" style:font-weight-complex="normal"/>
    </style:style>
    <style:style style:name="P99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6c722" style:font-size-asian="12pt" style:font-weight-asian="normal" style:font-size-complex="12pt" style:font-weight-complex="normal"/>
    </style:style>
    <style:style style:name="P99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6c722" style:font-size-asian="12pt" style:font-weight-asian="normal" style:font-size-complex="12pt" style:font-weight-complex="normal"/>
    </style:style>
    <style:style style:name="P99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6c722" style:font-size-asian="12pt" style:font-weight-asian="normal" style:font-size-complex="12pt" style:font-weight-complex="normal"/>
    </style:style>
    <style:style style:name="P99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6c722" style:font-size-asian="12pt" style:font-weight-asian="normal" style:font-size-complex="12pt" style:font-weight-complex="normal"/>
    </style:style>
    <style:style style:name="P100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6c722" style:font-size-asian="12pt" style:font-weight-asian="normal" style:font-size-complex="12pt" style:font-weight-complex="normal"/>
    </style:style>
    <style:style style:name="P10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6c722" style:font-size-asian="12pt" style:font-weight-asian="normal" style:font-size-complex="12pt" style:font-weight-complex="normal"/>
    </style:style>
    <style:style style:name="P10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6c722" style:font-size-asian="12pt" style:font-weight-asian="normal" style:font-size-complex="12pt" style:font-weight-complex="normal"/>
    </style:style>
    <style:style style:name="P10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6c722" style:font-size-asian="12pt" style:font-weight-asian="normal" style:font-size-complex="12pt" style:font-weight-complex="normal"/>
    </style:style>
    <style:style style:name="P1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6c722" style:font-size-asian="12pt" style:font-weight-asian="normal" style:font-size-complex="12pt" style:font-weight-complex="normal"/>
    </style:style>
    <style:style style:name="P1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6c722" style:font-size-asian="12pt" style:font-weight-asian="normal" style:font-size-complex="12pt" style:font-weight-complex="normal"/>
    </style:style>
    <style:style style:name="P1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6c722" style:font-size-asian="12pt" style:font-weight-asian="normal" style:font-size-complex="12pt" style:font-weight-complex="normal"/>
    </style:style>
    <style:style style:name="P1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6c722" style:font-size-asian="12pt" style:font-weight-asian="normal" style:font-size-complex="12pt" style:font-weight-complex="normal"/>
    </style:style>
    <style:style style:name="P1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6c722" style:font-size-asian="12pt" style:font-weight-asian="normal" style:font-size-complex="12pt" style:font-weight-complex="normal"/>
    </style:style>
    <style:style style:name="P1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6c722" style:font-size-asian="12pt" style:font-weight-asian="normal" style:font-size-complex="12pt" style:font-weight-complex="normal"/>
    </style:style>
    <style:style style:name="P1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6c722" style:font-size-asian="12pt" style:font-weight-asian="normal" style:font-size-complex="12pt" style:font-weight-complex="normal"/>
    </style:style>
    <style:style style:name="P1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6c722" style:font-size-asian="12pt" style:font-weight-asian="normal" style:font-size-complex="12pt" style:font-weight-complex="normal"/>
    </style:style>
    <style:style style:name="P1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6c722" style:font-size-asian="12pt" style:font-weight-asian="normal" style:font-size-complex="12pt" style:font-weight-complex="normal"/>
    </style:style>
    <style:style style:name="P1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6c722" style:font-size-asian="12pt" style:font-weight-asian="normal" style:font-size-complex="12pt" style:font-weight-complex="normal"/>
    </style:style>
    <style:style style:name="P1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6c722" style:font-size-asian="12pt" style:font-weight-asian="normal" style:font-size-complex="12pt" style:font-weight-complex="normal"/>
    </style:style>
    <style:style style:name="P1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6c722" style:font-size-asian="12pt" style:font-weight-asian="normal" style:font-size-complex="12pt" style:font-weight-complex="normal"/>
    </style:style>
    <style:style style:name="P1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6c722" style:font-size-asian="12pt" style:font-weight-asian="normal" style:font-size-complex="12pt" style:font-weight-complex="normal"/>
    </style:style>
    <style:style style:name="P1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6c722" style:font-size-asian="12pt" style:font-weight-asian="normal" style:font-size-complex="12pt" style:font-weight-complex="normal"/>
    </style:style>
    <style:style style:name="P1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6c722" style:font-size-asian="12pt" style:font-weight-asian="normal" style:font-size-complex="12pt" style:font-weight-complex="normal"/>
    </style:style>
    <style:style style:name="P1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6c722" style:font-size-asian="12pt" style:font-weight-asian="normal" style:font-size-complex="12pt" style:font-weight-complex="normal"/>
    </style:style>
    <style:style style:name="P1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6c722" style:font-size-asian="12pt" style:font-weight-asian="normal" style:font-size-complex="12pt" style:font-weight-complex="normal"/>
    </style:style>
    <style:style style:name="P1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6c722" style:font-size-asian="12pt" style:font-weight-asian="normal" style:font-size-complex="12pt" style:font-weight-complex="normal"/>
    </style:style>
    <style:style style:name="P1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6c722" style:font-size-asian="12pt" style:font-weight-asian="normal" style:font-size-complex="12pt" style:font-weight-complex="normal"/>
    </style:style>
    <style:style style:name="P1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6c722" style:font-size-asian="12pt" style:font-weight-asian="normal" style:font-size-complex="12pt" style:font-weight-complex="normal"/>
    </style:style>
    <style:style style:name="P1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6c722" style:font-size-asian="12pt" style:font-weight-asian="normal" style:font-size-complex="12pt" style:font-weight-complex="normal"/>
    </style:style>
    <style:style style:name="P1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6c722" style:font-size-asian="12pt" style:font-weight-asian="normal" style:font-size-complex="12pt" style:font-weight-complex="normal"/>
    </style:style>
    <style:style style:name="P1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6c722" style:font-size-asian="12pt" style:font-weight-asian="normal" style:font-size-complex="12pt" style:font-weight-complex="normal"/>
    </style:style>
    <style:style style:name="P1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6c722" style:font-size-asian="12pt" style:font-weight-asian="normal" style:font-size-complex="12pt" style:font-weight-complex="normal"/>
    </style:style>
    <style:style style:name="P1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6c722" style:font-size-asian="12pt" style:font-weight-asian="normal" style:font-size-complex="12pt" style:font-weight-complex="normal"/>
    </style:style>
    <style:style style:name="P1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6c722" style:font-size-asian="12pt" style:font-weight-asian="normal" style:font-size-complex="12pt" style:font-weight-complex="normal"/>
    </style:style>
    <style:style style:name="P1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6c722" style:font-size-asian="12pt" style:font-weight-asian="normal" style:font-size-complex="12pt" style:font-weight-complex="normal"/>
    </style:style>
    <style:style style:name="P1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6c722" style:font-size-asian="12pt" style:font-weight-asian="normal" style:font-size-complex="12pt" style:font-weight-complex="normal"/>
    </style:style>
    <style:style style:name="P1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6c722" style:font-size-asian="12pt" style:font-weight-asian="normal" style:font-size-complex="12pt" style:font-weight-complex="normal"/>
    </style:style>
    <style:style style:name="P1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6c722" style:font-size-asian="12pt" style:font-weight-asian="normal" style:font-size-complex="12pt" style:font-weight-complex="normal"/>
    </style:style>
    <style:style style:name="P1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6c722" style:font-size-asian="12pt" style:font-weight-asian="normal" style:font-size-complex="12pt" style:font-weight-complex="normal"/>
    </style:style>
    <style:style style:name="P1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6c722" style:font-size-asian="12pt" style:font-weight-asian="normal" style:font-size-complex="12pt" style:font-weight-complex="normal"/>
    </style:style>
    <style:style style:name="P1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6c722" style:font-size-asian="12pt" style:font-weight-asian="normal" style:font-size-complex="12pt" style:font-weight-complex="normal"/>
    </style:style>
    <style:style style:name="P1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6c722" style:font-size-asian="12pt" style:font-weight-asian="normal" style:font-size-complex="12pt" style:font-weight-complex="normal"/>
    </style:style>
    <style:style style:name="P1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6c722" style:font-size-asian="12pt" style:font-weight-asian="normal" style:font-size-complex="12pt" style:font-weight-complex="normal"/>
    </style:style>
    <style:style style:name="P1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6c722" style:font-size-asian="12pt" style:font-weight-asian="normal" style:font-size-complex="12pt" style:font-weight-complex="normal"/>
    </style:style>
    <style:style style:name="P1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6c722" style:font-size-asian="12pt" style:font-weight-asian="normal" style:font-size-complex="12pt" style:font-weight-complex="normal"/>
    </style:style>
    <style:style style:name="P1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6c722" style:font-size-asian="12pt" style:font-weight-asian="normal" style:font-size-complex="12pt" style:font-weight-complex="normal"/>
    </style:style>
    <style:style style:name="P1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6c722" style:font-size-asian="12pt" style:font-weight-asian="normal" style:font-size-complex="12pt" style:font-weight-complex="normal"/>
    </style:style>
    <style:style style:name="P1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6c722" style:font-size-asian="12pt" style:font-weight-asian="normal" style:font-size-complex="12pt" style:font-weight-complex="normal"/>
    </style:style>
    <style:style style:name="P1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6c722" style:font-size-asian="12pt" style:font-weight-asian="normal" style:font-size-complex="12pt" style:font-weight-complex="normal"/>
    </style:style>
    <style:style style:name="P1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6c722" style:font-size-asian="12pt" style:font-weight-asian="normal" style:font-size-complex="12pt" style:font-weight-complex="normal"/>
    </style:style>
    <style:style style:name="P1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6c722" style:font-size-asian="12pt" style:font-weight-asian="normal" style:font-size-complex="12pt" style:font-weight-complex="normal"/>
    </style:style>
    <style:style style:name="P1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6c722" style:font-size-asian="12pt" style:font-weight-asian="normal" style:font-size-complex="12pt" style:font-weight-complex="normal"/>
    </style:style>
    <style:style style:name="P1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604954" style:font-size-asian="12pt" style:font-weight-asian="normal" style:font-size-complex="12pt" style:font-weight-complex="normal"/>
    </style:style>
    <style:style style:name="P1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6b7e3d" style:font-size-asian="12pt" style:font-weight-asian="normal" style:font-size-complex="12pt" style:font-weight-complex="normal"/>
    </style:style>
    <style:style style:name="P1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6c0309" style:font-size-asian="12pt" style:font-weight-asian="normal" style:font-size-complex="12pt" style:font-weight-complex="normal"/>
    </style:style>
    <style:style style:name="P1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6c722" style:font-size-asian="12pt" style:font-style-asian="italic" style:font-weight-asian="normal" style:font-size-complex="12pt" style:font-style-complex="italic" style:font-weight-complex="normal"/>
    </style:style>
    <style:style style:name="P1052" style:family="paragraph" style:parent-style-name="Text_20_body">
      <style:text-properties officeooo:rsid="001a0412" officeooo:paragraph-rsid="0026c722"/>
    </style:style>
    <style:style style:name="P1053" style:family="paragraph" style:parent-style-name="Text_20_body">
      <style:text-properties officeooo:rsid="001b03ec" officeooo:paragraph-rsid="0026c722"/>
    </style:style>
    <style:style style:name="P1054" style:family="paragraph" style:parent-style-name="Text_20_body">
      <style:text-properties officeooo:rsid="001c3f7b" officeooo:paragraph-rsid="0026c722"/>
    </style:style>
    <style:style style:name="P1055" style:family="paragraph" style:parent-style-name="Text_20_body">
      <style:text-properties officeooo:rsid="001c3f7b" officeooo:paragraph-rsid="0072d913"/>
    </style:style>
    <style:style style:name="P1056" style:family="paragraph" style:parent-style-name="Text_20_body">
      <style:text-properties officeooo:rsid="001d7ae8" officeooo:paragraph-rsid="0026c722"/>
    </style:style>
    <style:style style:name="P1057" style:family="paragraph" style:parent-style-name="Text_20_body">
      <style:text-properties fo:font-style="normal" fo:font-weight="normal" officeooo:rsid="001d7ae8" officeooo:paragraph-rsid="0026c722" style:font-style-asian="normal" style:font-weight-asian="normal" style:font-style-complex="normal" style:font-weight-complex="normal"/>
    </style:style>
    <style:style style:name="P1058" style:family="paragraph" style:parent-style-name="Text_20_body">
      <style:text-properties officeooo:paragraph-rsid="0026c722"/>
    </style:style>
    <style:style style:name="P1059" style:family="paragraph" style:parent-style-name="Text_20_body">
      <style:paragraph-properties fo:margin-top="0in" fo:margin-bottom="0.1in" loext:contextual-spacing="true"/>
      <style:text-properties fo:font-style="italic" officeooo:rsid="002fbf86" officeooo:paragraph-rsid="0026c722" style:font-style-asian="italic" style:font-style-complex="italic"/>
    </style:style>
    <style:style style:name="P1060" style:family="paragraph" style:parent-style-name="Text_20_body">
      <style:paragraph-properties fo:margin-top="0in" fo:margin-bottom="0.1in" loext:contextual-spacing="true"/>
      <style:text-properties fo:font-style="italic" officeooo:paragraph-rsid="0026c722" style:font-style-asian="italic" style:font-style-complex="italic"/>
    </style:style>
    <style:style style:name="P1061" style:family="paragraph" style:parent-style-name="Text_20_body">
      <style:paragraph-properties fo:margin-top="0in" fo:margin-bottom="0.1in" loext:contextual-spacing="true"/>
      <style:text-properties officeooo:rsid="002fbf86" officeooo:paragraph-rsid="0026c722"/>
    </style:style>
    <style:style style:name="P1062" style:family="paragraph" style:parent-style-name="Text_20_body">
      <style:paragraph-properties fo:margin-top="0in" fo:margin-bottom="0.1in" loext:contextual-spacing="true"/>
      <style:text-properties officeooo:rsid="003e34b1" officeooo:paragraph-rsid="0026c722"/>
    </style:style>
    <style:style style:name="P1063" style:family="paragraph" style:parent-style-name="Text_20_body">
      <style:paragraph-properties fo:margin-top="0in" fo:margin-bottom="0.1in" loext:contextual-spacing="true"/>
      <style:text-properties officeooo:rsid="00401452" officeooo:paragraph-rsid="0026c722"/>
    </style:style>
    <style:style style:name="P1064" style:family="paragraph" style:parent-style-name="Text_20_body">
      <style:paragraph-properties fo:margin-top="0in" fo:margin-bottom="0.1in" loext:contextual-spacing="true"/>
      <style:text-properties officeooo:rsid="003178b2" officeooo:paragraph-rsid="0026c722"/>
    </style:style>
    <style:style style:name="P1065" style:family="paragraph" style:parent-style-name="Text_20_body">
      <style:paragraph-properties fo:margin-top="0in" fo:margin-bottom="0.1in" loext:contextual-spacing="true"/>
      <style:text-properties officeooo:paragraph-rsid="0026c722"/>
    </style:style>
    <style:style style:name="P1066" style:family="paragraph" style:parent-style-name="Text_20_body">
      <style:paragraph-properties fo:margin-top="0in" fo:margin-bottom="0.1in" loext:contextual-spacing="true"/>
      <style:text-properties officeooo:rsid="006ce0ca" officeooo:paragraph-rsid="006ea8c6"/>
    </style:style>
    <style:style style:name="P1067" style:family="paragraph" style:parent-style-name="Text_20_body">
      <style:paragraph-properties fo:margin-top="0in" fo:margin-bottom="0.1in" loext:contextual-spacing="true"/>
      <style:text-properties officeooo:rsid="006ea8c6" officeooo:paragraph-rsid="006ea8c6"/>
    </style:style>
    <style:style style:name="P1068"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26c722" style:font-size-asian="12pt" style:font-size-complex="12pt"/>
    </style:style>
    <style:style style:name="P1069"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6c722" style:font-size-asian="12pt" style:font-size-complex="12pt"/>
    </style:style>
    <style:style style:name="P1070"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6c722" style:font-size-asian="12pt" style:font-size-complex="12pt"/>
    </style:style>
    <style:style style:name="P1071"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6c722" style:font-size-asian="12pt" style:font-size-complex="12pt"/>
    </style:style>
    <style:style style:name="P1072"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6c722" style:font-size-asian="12pt" style:font-size-complex="12pt"/>
    </style:style>
    <style:style style:name="P1073"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6c722" style:font-size-asian="12pt" style:font-size-complex="12pt"/>
    </style:style>
    <style:style style:name="P1074"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6c722" style:font-size-asian="12pt" style:font-size-complex="12pt"/>
    </style:style>
    <style:style style:name="P1075"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6c722" style:font-size-asian="12pt" style:font-size-complex="12pt"/>
    </style:style>
    <style:style style:name="P1076"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6c722" style:font-size-asian="12pt" style:font-size-complex="12pt"/>
    </style:style>
    <style:style style:name="P1077"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6c722" style:font-size-asian="12pt" style:font-size-complex="12pt"/>
    </style:style>
    <style:style style:name="P1078"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6c722" style:font-size-asian="12pt" style:font-size-complex="12pt"/>
    </style:style>
    <style:style style:name="P1079"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6c722" style:font-size-asian="12pt" style:font-size-complex="12pt"/>
    </style:style>
    <style:style style:name="P1080"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6c722" style:font-size-asian="12pt" style:font-size-complex="12pt"/>
    </style:style>
    <style:style style:name="P1081"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6c722" style:font-size-asian="12pt" style:font-size-complex="12pt"/>
    </style:style>
    <style:style style:name="P1082"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6c722" style:font-size-asian="12pt" style:font-size-complex="12pt"/>
    </style:style>
    <style:style style:name="P1083"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6c722" style:font-size-asian="12pt" style:font-size-complex="12pt"/>
    </style:style>
    <style:style style:name="P1084"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6c722" style:font-size-asian="12pt" style:font-size-complex="12pt"/>
    </style:style>
    <style:style style:name="P1085"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6c722" style:font-size-asian="12pt" style:font-size-complex="12pt"/>
    </style:style>
    <style:style style:name="P1086"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6c722" style:font-size-asian="12pt" style:font-size-complex="12pt"/>
    </style:style>
    <style:style style:name="P1087"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6c722" style:font-size-asian="12pt" style:font-size-complex="12pt"/>
    </style:style>
    <style:style style:name="P1088"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6c722" style:font-size-asian="12pt" style:font-size-complex="12pt"/>
    </style:style>
    <style:style style:name="P1089"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6c722" style:font-size-asian="12pt" style:font-size-complex="12pt"/>
    </style:style>
    <style:style style:name="P1090"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6c722" style:font-size-asian="12pt" style:font-size-complex="12pt"/>
    </style:style>
    <style:style style:name="P1091"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6c722" style:font-size-asian="12pt" style:font-size-complex="12pt"/>
    </style:style>
    <style:style style:name="P1092"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6c722" style:font-size-asian="12pt" style:font-size-complex="12pt"/>
    </style:style>
    <style:style style:name="P1093"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6c722" style:font-size-asian="12pt" style:font-size-complex="12pt"/>
    </style:style>
    <style:style style:name="P1094"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5963a8" style:font-size-asian="12pt" style:font-size-complex="12pt"/>
    </style:style>
    <style:style style:name="P1095"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6c722" style:font-size-asian="12pt" style:font-size-complex="12pt"/>
    </style:style>
    <style:style style:name="P1096"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6c722" style:font-size-asian="12pt" style:font-size-complex="12pt"/>
    </style:style>
    <style:style style:name="P1097"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6c722" style:font-size-asian="12pt" style:font-size-complex="12pt"/>
    </style:style>
    <style:style style:name="P1098"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6c722" style:font-size-asian="12pt" style:font-size-complex="12pt"/>
    </style:style>
    <style:style style:name="P1099"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6c722" style:font-size-asian="12pt" style:font-size-complex="12pt"/>
    </style:style>
    <style:style style:name="P1100"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6c722" style:font-size-asian="12pt" style:font-size-complex="12pt"/>
    </style:style>
    <style:style style:name="P1101"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6c722" style:font-size-asian="12pt" style:font-size-complex="12pt"/>
    </style:style>
    <style:style style:name="P1102"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26c722" style:font-size-asian="12pt" style:font-size-complex="12pt"/>
    </style:style>
    <style:style style:name="P1103"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26c722" style:font-size-asian="12pt" style:font-size-complex="12pt"/>
    </style:style>
    <style:style style:name="P1104"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26c722" style:font-size-asian="12pt" style:font-size-complex="12pt"/>
    </style:style>
    <style:style style:name="P1105"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26c722" style:font-size-asian="12pt" style:font-size-complex="12pt"/>
    </style:style>
    <style:style style:name="P1106"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26c722" style:font-size-asian="12pt" style:font-size-complex="12pt"/>
    </style:style>
    <style:style style:name="P1107"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26c722" style:font-size-asian="12pt" style:font-size-complex="12pt"/>
    </style:style>
    <style:style style:name="P1108"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26c722" style:font-size-asian="12pt" style:font-size-complex="12pt"/>
    </style:style>
    <style:style style:name="P1109"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26c722" style:font-size-asian="12pt" style:font-size-complex="12pt"/>
    </style:style>
    <style:style style:name="P1110"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26c722" style:font-size-asian="12pt" style:font-size-complex="12pt"/>
    </style:style>
    <style:style style:name="P1111"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26c722" style:font-size-asian="12pt" style:font-size-complex="12pt"/>
    </style:style>
    <style:style style:name="P1112"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26c722" style:font-size-asian="12pt" style:font-size-complex="12pt"/>
    </style:style>
    <style:style style:name="P1113"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26c722" style:font-size-asian="12pt" style:font-size-complex="12pt"/>
    </style:style>
    <style:style style:name="P1114"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26c722" style:font-size-asian="12pt" style:font-size-complex="12pt"/>
    </style:style>
    <style:style style:name="P1115"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26c722" style:font-size-asian="12pt" style:font-size-complex="12pt"/>
    </style:style>
    <style:style style:name="P1116"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26c722" style:font-size-asian="12pt" style:font-size-complex="12pt"/>
    </style:style>
    <style:style style:name="P1117"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26c722" style:font-size-asian="12pt" style:font-size-complex="12pt"/>
    </style:style>
    <style:style style:name="P1118" style:family="paragraph" style:parent-style-name="Standard">
      <style:text-properties fo:font-style="normal" officeooo:rsid="0023eece" officeooo:paragraph-rsid="0026c722" style:font-style-asian="normal" style:font-style-complex="normal"/>
    </style:style>
    <style:style style:name="P1119" style:family="paragraph" style:parent-style-name="Standard">
      <style:text-properties fo:font-style="normal" officeooo:rsid="00241b9f" officeooo:paragraph-rsid="010d048b" style:font-style-asian="normal" style:font-style-complex="normal"/>
    </style:style>
    <style:style style:name="P1120" style:family="paragraph" style:parent-style-name="Standard">
      <style:text-properties fo:font-style="normal" officeooo:rsid="002536f9" officeooo:paragraph-rsid="0026c722" style:font-style-asian="normal" style:font-style-complex="normal"/>
    </style:style>
    <style:style style:name="P1121" style:family="paragraph" style:parent-style-name="Standard">
      <style:text-properties fo:font-style="normal" officeooo:rsid="002536f9" officeooo:paragraph-rsid="010d048b" style:font-style-asian="normal" style:font-style-complex="normal"/>
    </style:style>
    <style:style style:name="P1122" style:family="paragraph" style:parent-style-name="Standard">
      <style:text-properties fo:font-variant="normal" fo:text-transform="none" fo:color="#252525" style:font-name="Liberation Serif" fo:font-size="12pt" fo:letter-spacing="normal" fo:font-style="normal" fo:font-weight="normal" officeooo:rsid="004537ed" officeooo:paragraph-rsid="010c4e4d" style:font-size-asian="12pt" style:font-weight-asian="bold" style:font-size-complex="12pt" style:font-weight-complex="bold"/>
    </style:style>
    <style:style style:name="P1123" style:family="paragraph" style:parent-style-name="Standard">
      <style:text-properties fo:font-variant="normal" fo:text-transform="none" fo:color="#252525" style:font-name="Liberation Serif" fo:font-size="12pt" fo:letter-spacing="normal" fo:font-style="normal" fo:font-weight="normal" officeooo:rsid="004537ed" officeooo:paragraph-rsid="0026c722" style:font-size-asian="12pt" style:font-weight-asian="bold" style:font-size-complex="12pt" style:font-weight-complex="bold"/>
    </style:style>
    <style:style style:name="P1124" style:family="paragraph" style:parent-style-name="Standard">
      <style:text-properties officeooo:rsid="0017587b" officeooo:paragraph-rsid="010c4e4d"/>
    </style:style>
    <style:style style:name="P1125" style:family="paragraph" style:parent-style-name="Standard">
      <style:text-properties officeooo:rsid="0017587b" officeooo:paragraph-rsid="0026c722"/>
    </style:style>
    <style:style style:name="P1126" style:family="paragraph" style:parent-style-name="Standard">
      <style:text-properties officeooo:rsid="0019026f" officeooo:paragraph-rsid="0026c722"/>
    </style:style>
    <style:style style:name="P1127" style:family="paragraph" style:parent-style-name="Standard">
      <style:text-properties officeooo:rsid="0019026f" officeooo:paragraph-rsid="010c4e4d"/>
    </style:style>
    <style:style style:name="P1128" style:family="paragraph" style:parent-style-name="Standard">
      <style:text-properties officeooo:rsid="010c4e4d" officeooo:paragraph-rsid="010c4e4d"/>
    </style:style>
    <style:style style:name="P1129" style:family="paragraph" style:parent-style-name="Standard">
      <style:text-properties officeooo:rsid="001a1a28" officeooo:paragraph-rsid="010c4e4d"/>
    </style:style>
    <style:style style:name="P1130" style:family="paragraph" style:parent-style-name="Standard">
      <style:text-properties officeooo:rsid="001be43f" officeooo:paragraph-rsid="010c4e4d"/>
    </style:style>
    <style:style style:name="P1131" style:family="paragraph" style:parent-style-name="Standard">
      <style:text-properties officeooo:rsid="001be43f" officeooo:paragraph-rsid="0026c722"/>
    </style:style>
    <style:style style:name="P1132" style:family="paragraph" style:parent-style-name="Standard">
      <style:text-properties officeooo:rsid="001dc92f" officeooo:paragraph-rsid="010c4e4d"/>
    </style:style>
    <style:style style:name="P1133" style:family="paragraph" style:parent-style-name="Standard">
      <style:text-properties officeooo:rsid="001dc92f" officeooo:paragraph-rsid="0026c722"/>
    </style:style>
    <style:style style:name="P1134" style:family="paragraph" style:parent-style-name="Standard">
      <style:text-properties officeooo:rsid="0020aec9" officeooo:paragraph-rsid="010d048b"/>
    </style:style>
    <style:style style:name="P1135" style:family="paragraph" style:parent-style-name="Standard">
      <style:text-properties officeooo:rsid="0020aec9" officeooo:paragraph-rsid="0026c722"/>
    </style:style>
    <style:style style:name="P1136" style:family="paragraph" style:parent-style-name="Standard">
      <style:text-properties officeooo:rsid="00218739" officeooo:paragraph-rsid="0026c722"/>
    </style:style>
    <style:style style:name="P1137" style:family="paragraph" style:parent-style-name="Standard">
      <style:text-properties officeooo:rsid="00235825" officeooo:paragraph-rsid="0026c722"/>
    </style:style>
    <style:style style:name="P1138" style:family="paragraph" style:parent-style-name="Standard">
      <style:text-properties officeooo:rsid="00235825" officeooo:paragraph-rsid="010d048b"/>
    </style:style>
    <style:style style:name="P1139" style:family="paragraph" style:parent-style-name="Standard">
      <style:text-properties officeooo:rsid="0025a2b8" officeooo:paragraph-rsid="010d048b"/>
    </style:style>
    <style:style style:name="P1140" style:family="paragraph" style:parent-style-name="Standard">
      <style:text-properties officeooo:rsid="0025a2b8" officeooo:paragraph-rsid="0026c722"/>
    </style:style>
    <style:style style:name="P1141" style:family="paragraph" style:parent-style-name="Standard">
      <style:text-properties officeooo:rsid="002790b5" officeooo:paragraph-rsid="0026c722"/>
    </style:style>
    <style:style style:name="P1142" style:family="paragraph" style:parent-style-name="Standard">
      <style:text-properties officeooo:rsid="002790b5" officeooo:paragraph-rsid="010d048b"/>
    </style:style>
    <style:style style:name="T1" style:family="text">
      <style:text-properties officeooo:rsid="001556d6"/>
    </style:style>
    <style:style style:name="T2" style:family="text">
      <style:text-properties officeooo:rsid="0017370a"/>
    </style:style>
    <style:style style:name="T3" style:family="text">
      <style:text-properties officeooo:rsid="0017a0e7"/>
    </style:style>
    <style:style style:name="T4" style:family="text">
      <style:text-properties officeooo:rsid="001401be"/>
    </style:style>
    <style:style style:name="T5" style:family="text">
      <style:text-properties officeooo:rsid="00197cf0"/>
    </style:style>
    <style:style style:name="T6" style:family="text">
      <style:text-properties officeooo:rsid="001b5125"/>
    </style:style>
    <style:style style:name="T7" style:family="text">
      <style:text-properties officeooo:rsid="001c44c9"/>
    </style:style>
    <style:style style:name="T8" style:family="text">
      <style:text-properties officeooo:rsid="001d6972"/>
    </style:style>
    <style:style style:name="T9" style:family="text">
      <style:text-properties officeooo:rsid="001dfdca"/>
    </style:style>
    <style:style style:name="T10" style:family="text">
      <style:text-properties officeooo:rsid="001e27b2"/>
    </style:style>
    <style:style style:name="T11" style:family="text">
      <style:text-properties officeooo:rsid="0021a842"/>
    </style:style>
    <style:style style:name="T12" style:family="text">
      <style:text-properties officeooo:rsid="0023f269"/>
    </style:style>
    <style:style style:name="T13" style:family="text">
      <style:text-properties officeooo:rsid="0025b4bb"/>
    </style:style>
    <style:style style:name="T14" style:family="text">
      <style:text-properties officeooo:rsid="00a574c6"/>
    </style:style>
    <style:style style:name="T15" style:family="text">
      <style:text-properties officeooo:rsid="00a7f889"/>
    </style:style>
    <style:style style:name="T16" style:family="text">
      <style:text-properties officeooo:rsid="00aae1a7"/>
    </style:style>
    <style:style style:name="T17" style:family="text">
      <style:text-properties officeooo:rsid="00ac7fb2"/>
    </style:style>
    <style:style style:name="T18" style:family="text">
      <style:text-properties officeooo:rsid="00ae16dc"/>
    </style:style>
    <style:style style:name="T19" style:family="text">
      <style:text-properties officeooo:rsid="00aeaaf1"/>
    </style:style>
    <style:style style:name="T20" style:family="text">
      <style:text-properties officeooo:rsid="00aef52f"/>
    </style:style>
    <style:style style:name="T21" style:family="text">
      <style:text-properties officeooo:rsid="00b0a158"/>
    </style:style>
    <style:style style:name="T22" style:family="text">
      <style:text-properties officeooo:rsid="00b47930"/>
    </style:style>
    <style:style style:name="T23" style:family="text">
      <style:text-properties officeooo:rsid="00b5f4ae"/>
    </style:style>
    <style:style style:name="T24" style:family="text">
      <style:text-properties officeooo:rsid="0009b6cd"/>
    </style:style>
    <style:style style:name="T25" style:family="text">
      <style:text-properties officeooo:rsid="0023a90b"/>
    </style:style>
    <style:style style:name="T26" style:family="text">
      <style:text-properties officeooo:rsid="000a8372"/>
    </style:style>
    <style:style style:name="T27" style:family="text">
      <style:text-properties officeooo:rsid="00b898f0"/>
    </style:style>
    <style:style style:name="T28" style:family="text">
      <style:text-properties officeooo:rsid="00bbf414"/>
    </style:style>
    <style:style style:name="T29" style:family="text">
      <style:text-properties officeooo:rsid="00bd3075"/>
    </style:style>
    <style:style style:name="T30" style:family="text">
      <style:text-properties officeooo:rsid="00be12ce"/>
    </style:style>
    <style:style style:name="T31" style:family="text">
      <style:text-properties officeooo:rsid="00bb28cd"/>
    </style:style>
    <style:style style:name="T32" style:family="text">
      <style:text-properties officeooo:rsid="00bb973d"/>
    </style:style>
    <style:style style:name="T33" style:family="text">
      <style:text-properties officeooo:rsid="00bc5286"/>
    </style:style>
    <style:style style:name="T34" style:family="text">
      <style:text-properties officeooo:rsid="00beed92"/>
    </style:style>
    <style:style style:name="T35" style:family="text">
      <style:text-properties officeooo:rsid="00bf1ee2"/>
    </style:style>
    <style:style style:name="T36" style:family="text">
      <style:text-properties officeooo:rsid="00c06aa2"/>
    </style:style>
    <style:style style:name="T37" style:family="text">
      <style:text-properties officeooo:rsid="00c07ce4"/>
    </style:style>
    <style:style style:name="T38" style:family="text">
      <style:text-properties officeooo:rsid="00c3b218"/>
    </style:style>
    <style:style style:name="T39" style:family="text">
      <style:text-properties officeooo:rsid="00c5328e"/>
    </style:style>
    <style:style style:name="T40" style:family="text">
      <style:text-properties officeooo:rsid="00c42746"/>
    </style:style>
    <style:style style:name="T41" style:family="text">
      <style:text-properties officeooo:rsid="00c6159f"/>
    </style:style>
    <style:style style:name="T42" style:family="text">
      <style:text-properties officeooo:rsid="00c62521"/>
    </style:style>
    <style:style style:name="T43" style:family="text">
      <style:text-properties officeooo:rsid="00c7f31c"/>
    </style:style>
    <style:style style:name="T44" style:family="text">
      <style:text-properties officeooo:rsid="00c959e7"/>
    </style:style>
    <style:style style:name="T45" style:family="text">
      <style:text-properties officeooo:rsid="00ca7979"/>
    </style:style>
    <style:style style:name="T46" style:family="text">
      <style:text-properties officeooo:rsid="00ced52e"/>
    </style:style>
    <style:style style:name="T47" style:family="text">
      <style:text-properties officeooo:rsid="00cf3102"/>
    </style:style>
    <style:style style:name="T48" style:family="text">
      <style:text-properties officeooo:rsid="00d21297"/>
    </style:style>
    <style:style style:name="T49" style:family="text">
      <style:text-properties officeooo:rsid="00d32213"/>
    </style:style>
    <style:style style:name="T50" style:family="text">
      <style:text-properties officeooo:rsid="00d4ff90"/>
    </style:style>
    <style:style style:name="T51" style:family="text">
      <style:text-properties officeooo:rsid="00d5695d"/>
    </style:style>
    <style:style style:name="T52" style:family="text">
      <style:text-properties officeooo:rsid="00d69a82"/>
    </style:style>
    <style:style style:name="T53" style:family="text">
      <style:text-properties officeooo:rsid="00d80efe"/>
    </style:style>
    <style:style style:name="T54" style:family="text">
      <style:text-properties officeooo:rsid="00d8ddcf"/>
    </style:style>
    <style:style style:name="T55" style:family="text">
      <style:text-properties officeooo:rsid="00dc00c2"/>
    </style:style>
    <style:style style:name="T56" style:family="text">
      <style:text-properties officeooo:rsid="00dc2e96"/>
    </style:style>
    <style:style style:name="T57" style:family="text">
      <style:text-properties officeooo:rsid="00ddac28"/>
    </style:style>
    <style:style style:name="T58" style:family="text">
      <style:text-properties officeooo:rsid="00df10be"/>
    </style:style>
    <style:style style:name="T59" style:family="text">
      <style:text-properties officeooo:rsid="00e05ba7"/>
    </style:style>
    <style:style style:name="T60" style:family="text">
      <style:text-properties officeooo:rsid="0021b70c"/>
    </style:style>
    <style:style style:name="T61" style:family="text">
      <style:text-properties officeooo:rsid="0020fce5"/>
    </style:style>
    <style:style style:name="T62" style:family="text">
      <style:text-properties officeooo:rsid="00e2110a"/>
    </style:style>
    <style:style style:name="T63" style:family="text">
      <style:text-properties officeooo:rsid="00e31d4d"/>
    </style:style>
    <style:style style:name="T64" style:family="text">
      <style:text-properties officeooo:rsid="00e34393"/>
    </style:style>
    <style:style style:name="T65" style:family="text">
      <style:text-properties officeooo:rsid="00e723e2"/>
    </style:style>
    <style:style style:name="T66" style:family="text">
      <style:text-properties officeooo:rsid="00e8bf2c"/>
    </style:style>
    <style:style style:name="T67" style:family="text">
      <style:text-properties officeooo:rsid="00e91b0e"/>
    </style:style>
    <style:style style:name="T68" style:family="text">
      <style:text-properties officeooo:rsid="001789d3"/>
    </style:style>
    <style:style style:name="T69" style:family="text">
      <style:text-properties officeooo:rsid="0017b182"/>
    </style:style>
    <style:style style:name="T70" style:family="text">
      <style:text-properties officeooo:rsid="00183f9a"/>
    </style:style>
    <style:style style:name="T71" style:family="text">
      <style:text-properties officeooo:rsid="001a0412"/>
    </style:style>
    <style:style style:name="T72" style:family="text">
      <style:text-properties officeooo:rsid="001c3f7b"/>
    </style:style>
    <style:style style:name="T73" style:family="text">
      <style:text-properties officeooo:rsid="0026c722"/>
    </style:style>
    <style:style style:name="T74" style:family="text">
      <style:text-properties officeooo:rsid="0016c570"/>
    </style:style>
    <style:style style:name="T75" style:family="text">
      <style:text-properties officeooo:rsid="001631b8"/>
    </style:style>
    <style:style style:name="T76" style:family="text">
      <style:text-properties officeooo:rsid="0017566a"/>
    </style:style>
    <style:style style:name="T77" style:family="text">
      <style:text-properties officeooo:rsid="0017cc44"/>
    </style:style>
    <style:style style:name="T78" style:family="text">
      <style:text-properties fo:font-style="italic"/>
    </style:style>
    <style:style style:name="T79" style:family="text">
      <style:text-properties fo:font-style="italic" style:font-style-asian="italic" style:font-style-complex="italic"/>
    </style:style>
    <style:style style:name="T80" style:family="text">
      <style:text-properties fo:font-style="italic" officeooo:rsid="00401452" style:font-style-asian="italic" style:font-style-complex="italic"/>
    </style:style>
    <style:style style:name="T81" style:family="text">
      <style:text-properties fo:font-style="italic" officeooo:rsid="00a26655" style:font-style-asian="italic" style:font-style-complex="italic"/>
    </style:style>
    <style:style style:name="T82" style:family="text">
      <style:text-properties fo:font-style="italic" officeooo:rsid="00443034" style:font-style-asian="italic" style:font-style-complex="italic"/>
    </style:style>
    <style:style style:name="T83" style:family="text">
      <style:text-properties fo:font-style="italic" officeooo:rsid="00707b09" style:font-style-asian="italic" style:font-style-complex="italic"/>
    </style:style>
    <style:style style:name="T84" style:family="text">
      <style:text-properties fo:font-style="italic" officeooo:rsid="008ae14f" style:font-style-asian="italic" style:font-style-complex="italic"/>
    </style:style>
    <style:style style:name="T85" style:family="text">
      <style:text-properties fo:font-style="italic" officeooo:rsid="0021090e" style:font-style-asian="italic" style:font-style-complex="italic"/>
    </style:style>
    <style:style style:name="T86" style:family="text">
      <style:text-properties fo:font-style="italic" officeooo:rsid="00245216" style:font-style-asian="italic" style:font-style-complex="italic"/>
    </style:style>
    <style:style style:name="T87" style:family="text">
      <style:text-properties fo:font-style="italic" officeooo:rsid="0010dad4" style:font-style-asian="italic" style:font-style-complex="italic"/>
    </style:style>
    <style:style style:name="T88" style:family="text">
      <style:text-properties fo:font-style="italic" officeooo:rsid="0030580b" style:font-style-asian="italic" style:font-style-complex="italic"/>
    </style:style>
    <style:style style:name="T89" style:family="text">
      <style:text-properties fo:font-style="italic" officeooo:rsid="00483590" style:font-style-asian="italic" style:font-style-complex="italic"/>
    </style:style>
    <style:style style:name="T90" style:family="text">
      <style:text-properties fo:font-style="italic" officeooo:rsid="005800e7" style:font-style-asian="italic" style:font-style-complex="italic"/>
    </style:style>
    <style:style style:name="T91" style:family="text">
      <style:text-properties fo:font-style="italic" officeooo:rsid="0029871a" style:font-style-asian="italic" style:font-style-complex="italic"/>
    </style:style>
    <style:style style:name="T92" style:family="text">
      <style:text-properties fo:font-style="italic" officeooo:rsid="006ce295" style:font-style-asian="italic" style:font-style-complex="italic"/>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officeooo:rsid="006ca858" style:font-style-asian="normal" style:font-style-complex="normal"/>
    </style:style>
    <style:style style:name="T95" style:family="text">
      <style:text-properties fo:font-style="italic" style:text-underline-style="none" style:font-style-asian="italic" style:font-style-complex="italic"/>
    </style:style>
    <style:style style:name="T96" style:family="text">
      <style:text-properties officeooo:rsid="001b03b4"/>
    </style:style>
    <style:style style:name="T97" style:family="text">
      <style:text-properties officeooo:rsid="001c5ad8"/>
    </style:style>
    <style:style style:name="T98" style:family="text">
      <style:text-properties officeooo:rsid="001da51c"/>
    </style:style>
    <style:style style:name="T99" style:family="text">
      <style:text-properties officeooo:rsid="001f488d"/>
    </style:style>
    <style:style style:name="T100" style:family="text">
      <style:text-properties officeooo:rsid="00220a3b"/>
    </style:style>
    <style:style style:name="T101" style:family="text">
      <style:text-properties officeooo:rsid="00232808"/>
    </style:style>
    <style:style style:name="T102" style:family="text">
      <style:text-properties officeooo:rsid="002a6827"/>
    </style:style>
    <style:style style:name="T103" style:family="text">
      <style:text-properties officeooo:rsid="002e126b"/>
    </style:style>
    <style:style style:name="T104" style:family="text">
      <style:text-properties officeooo:rsid="002e8b7c"/>
    </style:style>
    <style:style style:name="T105" style:family="text">
      <style:text-properties officeooo:rsid="002fbf86"/>
    </style:style>
    <style:style style:name="T106" style:family="text">
      <style:text-properties officeooo:rsid="003178b2"/>
    </style:style>
    <style:style style:name="T107" style:family="text">
      <style:text-properties officeooo:rsid="00331ce2"/>
    </style:style>
    <style:style style:name="T108" style:family="text">
      <style:text-properties officeooo:rsid="002d758b"/>
    </style:style>
    <style:style style:name="T109" style:family="text">
      <style:text-properties officeooo:rsid="0024e02d"/>
    </style:style>
    <style:style style:name="T110" style:family="text">
      <style:text-properties officeooo:rsid="0026c09b"/>
    </style:style>
    <style:style style:name="T111" style:family="text">
      <style:text-properties fo:font-variant="normal" fo:text-transform="none" fo:color="#252525" style:font-name="Liberation Serif" fo:font-size="12pt" fo:letter-spacing="normal" fo:font-weight="normal" style:font-size-asian="12pt" style:font-size-complex="12pt"/>
    </style:style>
    <style:style style:name="T112" style:family="text">
      <style:text-properties fo:font-variant="normal" fo:text-transform="none" fo:color="#252525" style:font-name="Liberation Serif" fo:font-size="12pt" fo:letter-spacing="normal" fo:font-weight="normal" officeooo:rsid="0010dad4" style:font-size-asian="12pt" style:font-size-complex="12pt"/>
    </style:style>
    <style:style style:name="T113"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14"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11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1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117" style:family="text">
      <style:text-properties fo:font-variant="normal" fo:text-transform="none" fo:color="#252525" style:font-name="Liberation Serif" fo:font-size="12pt" fo:letter-spacing="normal" fo:font-style="normal" fo:font-weight="normal" style:font-size-asian="12pt" style:font-size-complex="12pt"/>
    </style:style>
    <style:style style:name="T118"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19"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20"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21"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22"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23"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124"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25"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26"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127" style:family="text">
      <style:text-properties fo:font-variant="normal" fo:text-transform="none" fo:color="#252525" fo:letter-spacing="normal" fo:font-style="normal" fo:font-weight="normal"/>
    </style:style>
    <style:style style:name="T128" style:family="text">
      <style:text-properties fo:font-variant="normal" fo:text-transform="none" fo:color="#252525" fo:letter-spacing="normal" fo:font-style="normal" fo:font-weight="normal" officeooo:rsid="0010dad4"/>
    </style:style>
    <style:style style:name="T129" style:family="text">
      <style:text-properties fo:font-variant="normal" fo:text-transform="none" fo:color="#252525" fo:letter-spacing="normal" fo:font-style="normal" fo:font-weight="normal" officeooo:rsid="0084ae01"/>
    </style:style>
    <style:style style:name="T130" style:family="text">
      <style:text-properties fo:font-variant="normal" fo:text-transform="none" fo:color="#252525" fo:letter-spacing="normal" fo:font-style="normal" fo:font-weight="normal" officeooo:rsid="00860e8e"/>
    </style:style>
    <style:style style:name="T131"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132" style:family="text">
      <style:text-properties fo:font-variant="normal" fo:text-transform="none" fo:color="#000000" style:font-name="Liberation Serif" fo:font-size="12pt" fo:letter-spacing="normal" fo:font-style="normal" fo:font-weight="normal" style:font-size-asian="12pt" style:font-size-complex="12pt"/>
    </style:style>
    <style:style style:name="T133"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134" style:family="text">
      <style:text-properties fo:font-variant="normal" fo:text-transform="none" fo:color="#000000" style:font-name="Liberation Serif" fo:font-size="12pt" fo:letter-spacing="normal" fo:font-style="normal" style:font-size-asian="12pt" style:font-size-complex="12pt"/>
    </style:style>
    <style:style style:name="T135" style:family="text">
      <style:text-properties fo:font-variant="normal" fo:text-transform="none" fo:color="#000000" style:font-name="Liberation Serif" fo:font-size="12pt" fo:letter-spacing="normal" fo:font-style="normal" officeooo:rsid="00507a23" style:font-size-asian="12pt" style:font-size-complex="12pt"/>
    </style:style>
    <style:style style:name="T136" style:family="text">
      <style:text-properties fo:font-variant="normal" fo:text-transform="none" fo:color="#000000" style:font-name="Liberation Serif" fo:font-size="12pt" fo:letter-spacing="normal" fo:font-style="normal" officeooo:rsid="004e18da" style:font-size-asian="12pt" style:font-size-complex="12pt"/>
    </style:style>
    <style:style style:name="T137" style:family="text">
      <style:text-properties fo:font-variant="normal" fo:text-transform="none" fo:color="#000000" style:font-name="Liberation Serif" fo:font-size="12pt" fo:letter-spacing="normal" fo:font-style="normal" officeooo:rsid="004eab2e" style:font-size-asian="12pt" style:font-size-complex="12pt"/>
    </style:style>
    <style:style style:name="T138" style:family="text">
      <style:text-properties fo:font-variant="normal" fo:text-transform="none" fo:color="#000000" style:font-name="Liberation Serif" fo:font-size="12pt" fo:letter-spacing="normal" fo:font-style="normal" officeooo:rsid="0051cb42" style:font-size-asian="12pt" style:font-size-complex="12pt"/>
    </style:style>
    <style:style style:name="T139"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140"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141"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142" style:family="text">
      <style:text-properties fo:font-variant="normal" fo:text-transform="none" fo:color="#000000" style:font-name="Liberation Serif" fo:letter-spacing="normal" fo:font-weight="normal" style:font-weight-asian="normal" style:font-weight-complex="normal"/>
    </style:style>
    <style:style style:name="T143" style:family="text">
      <style:text-properties fo:font-variant="normal" fo:text-transform="none" fo:color="#000000" fo:letter-spacing="normal" fo:font-style="italic" style:font-style-asian="italic" style:font-style-complex="italic"/>
    </style:style>
    <style:style style:name="T144" style:family="text">
      <style:text-properties fo:font-variant="normal" fo:text-transform="none" fo:color="#000000" fo:letter-spacing="normal" fo:font-style="normal"/>
    </style:style>
    <style:style style:name="T145" style:family="text">
      <style:text-properties fo:font-variant="normal" fo:text-transform="none" fo:color="#000000" fo:letter-spacing="normal" fo:font-style="normal" officeooo:rsid="0042d153"/>
    </style:style>
    <style:style style:name="T146" style:family="text">
      <style:text-properties fo:font-variant="normal" fo:text-transform="none" fo:color="#000000" fo:letter-spacing="normal" fo:font-style="normal" officeooo:rsid="00424aa2"/>
    </style:style>
    <style:style style:name="T147" style:family="text">
      <style:text-properties fo:font-variant="normal" fo:text-transform="none" fo:color="#000000" fo:letter-spacing="normal" fo:font-style="normal" officeooo:rsid="0042d6ae"/>
    </style:style>
    <style:style style:name="T148" style:family="text">
      <style:text-properties fo:font-variant="normal" fo:text-transform="none" fo:color="#000000" fo:letter-spacing="normal" fo:font-style="normal" officeooo:rsid="00119402"/>
    </style:style>
    <style:style style:name="T149" style:family="text">
      <style:text-properties fo:font-variant="normal" fo:text-transform="none" style:font-name="Liberation Serif" fo:font-size="12pt" fo:letter-spacing="normal" officeooo:rsid="00935c03" style:font-size-asian="12pt" style:font-size-complex="12pt"/>
    </style:style>
    <style:style style:name="T150" style:family="text">
      <style:text-properties fo:font-variant="normal" fo:text-transform="none" style:font-name="Liberation Serif" fo:font-size="12pt" fo:letter-spacing="normal" officeooo:rsid="009eb229" style:font-size-asian="12pt" style:font-size-complex="12pt"/>
    </style:style>
    <style:style style:name="T1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1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1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1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1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156" style:family="text">
      <style:text-properties officeooo:rsid="0019f4c4"/>
    </style:style>
    <style:style style:name="T157" style:family="text">
      <style:text-properties officeooo:rsid="001b1a49"/>
    </style:style>
    <style:style style:name="T158" style:family="text">
      <style:text-properties officeooo:rsid="001a2483"/>
    </style:style>
    <style:style style:name="T159" style:family="text">
      <style:text-properties officeooo:rsid="001ed1a2"/>
    </style:style>
    <style:style style:name="T160" style:family="text">
      <style:text-properties officeooo:rsid="001cdd15"/>
    </style:style>
    <style:style style:name="T161" style:family="text">
      <style:text-properties officeooo:rsid="00355caa"/>
    </style:style>
    <style:style style:name="T162" style:family="text">
      <style:text-properties officeooo:rsid="00054ec2"/>
    </style:style>
    <style:style style:name="T163" style:family="text">
      <style:text-properties officeooo:rsid="000c877d"/>
    </style:style>
    <style:style style:name="T164" style:family="text">
      <style:text-properties officeooo:rsid="000cfd9c"/>
    </style:style>
    <style:style style:name="T165" style:family="text">
      <style:text-properties officeooo:rsid="00056cd8"/>
    </style:style>
    <style:style style:name="T166" style:family="text">
      <style:text-properties officeooo:rsid="000e5b49"/>
    </style:style>
    <style:style style:name="T167" style:family="text">
      <style:text-properties officeooo:rsid="0006cea1"/>
    </style:style>
    <style:style style:name="T168" style:family="text">
      <style:text-properties officeooo:rsid="000f548e"/>
    </style:style>
    <style:style style:name="T169" style:family="text">
      <style:text-properties officeooo:rsid="00101382"/>
    </style:style>
    <style:style style:name="T170" style:family="text">
      <style:text-properties officeooo:rsid="00081a43"/>
    </style:style>
    <style:style style:name="T171" style:family="text">
      <style:text-properties officeooo:rsid="0010fa7c"/>
    </style:style>
    <style:style style:name="T172" style:family="text">
      <style:text-properties officeooo:rsid="0012c534"/>
    </style:style>
    <style:style style:name="T173" style:family="text">
      <style:text-properties officeooo:rsid="0009833a"/>
    </style:style>
    <style:style style:name="T174" style:family="text">
      <style:text-properties officeooo:rsid="00143ca5"/>
    </style:style>
    <style:style style:name="T175" style:family="text">
      <style:text-properties officeooo:rsid="0014fb53"/>
    </style:style>
    <style:style style:name="T176" style:family="text">
      <style:text-properties officeooo:rsid="0015e52d"/>
    </style:style>
    <style:style style:name="T177" style:family="text">
      <style:text-properties officeooo:rsid="0043ccf6"/>
    </style:style>
    <style:style style:name="T178" style:family="text">
      <style:text-properties officeooo:rsid="00458e92"/>
    </style:style>
    <style:style style:name="T179" style:family="text">
      <style:text-properties officeooo:rsid="0049aaae"/>
    </style:style>
    <style:style style:name="T180" style:family="text">
      <style:text-properties officeooo:rsid="0017c7b0"/>
    </style:style>
    <style:style style:name="T181" style:family="text">
      <style:text-properties officeooo:rsid="0018ad64"/>
    </style:style>
    <style:style style:name="T182" style:family="text">
      <style:text-properties officeooo:rsid="0019bf8c"/>
    </style:style>
    <style:style style:name="T183" style:family="text">
      <style:text-properties officeooo:rsid="002030dc"/>
    </style:style>
    <style:style style:name="T184" style:family="text">
      <style:text-properties officeooo:rsid="00209a25"/>
    </style:style>
    <style:style style:name="T185" style:family="text">
      <style:text-properties officeooo:rsid="001a7c82"/>
    </style:style>
    <style:style style:name="T186" style:family="text">
      <style:text-properties officeooo:rsid="001bb191"/>
    </style:style>
    <style:style style:name="T187" style:family="text">
      <style:text-properties officeooo:rsid="000c8217"/>
    </style:style>
    <style:style style:name="T188" style:family="text">
      <style:text-properties officeooo:rsid="00386ad1"/>
    </style:style>
    <style:style style:name="T189" style:family="text">
      <style:text-properties officeooo:rsid="0038d9c9"/>
    </style:style>
    <style:style style:name="T190" style:family="text">
      <style:text-properties officeooo:rsid="0039069f"/>
    </style:style>
    <style:style style:name="T191" style:family="text">
      <style:text-properties officeooo:rsid="00401452"/>
    </style:style>
    <style:style style:name="T192" style:family="text">
      <style:text-properties officeooo:rsid="003a8afc"/>
    </style:style>
    <style:style style:name="T193" style:family="text">
      <style:text-properties officeooo:rsid="003bb5c1"/>
    </style:style>
    <style:style style:name="T194" style:family="text">
      <style:text-properties officeooo:rsid="003cf4d6"/>
    </style:style>
    <style:style style:name="T195" style:family="text">
      <style:text-properties officeooo:rsid="008bc763"/>
    </style:style>
    <style:style style:name="T196" style:family="text">
      <style:text-properties officeooo:rsid="008caac0"/>
    </style:style>
    <style:style style:name="T197" style:family="text">
      <style:text-properties officeooo:rsid="008e58f0"/>
    </style:style>
    <style:style style:name="T198" style:family="text">
      <style:text-properties officeooo:rsid="008e7984"/>
    </style:style>
    <style:style style:name="T199" style:family="text">
      <style:text-properties officeooo:rsid="0090bc77"/>
    </style:style>
    <style:style style:name="T200" style:family="text">
      <style:text-properties officeooo:rsid="0093f470"/>
    </style:style>
    <style:style style:name="T201" style:family="text">
      <style:text-properties officeooo:rsid="0095061b"/>
    </style:style>
    <style:style style:name="T202" style:family="text">
      <style:text-properties officeooo:rsid="00119402"/>
    </style:style>
    <style:style style:name="T203" style:family="text">
      <style:text-properties officeooo:rsid="0096a68a"/>
    </style:style>
    <style:style style:name="T204" style:family="text">
      <style:text-properties officeooo:rsid="0098c8e9"/>
    </style:style>
    <style:style style:name="T205" style:family="text">
      <style:text-properties officeooo:rsid="009a9276"/>
    </style:style>
    <style:style style:name="T206" style:family="text">
      <style:text-properties officeooo:rsid="009ce934"/>
    </style:style>
    <style:style style:name="T207" style:family="text">
      <style:text-properties officeooo:rsid="00a18924"/>
    </style:style>
    <style:style style:name="T208" style:family="text">
      <style:text-properties officeooo:rsid="00a194d5"/>
    </style:style>
    <style:style style:name="T209" style:family="text">
      <style:text-properties officeooo:rsid="00a50baa"/>
    </style:style>
    <style:style style:name="T210" style:family="text">
      <style:text-properties officeooo:rsid="00a5a4f7"/>
    </style:style>
    <style:style style:name="T211" style:family="text">
      <style:text-properties officeooo:rsid="00a69fed"/>
    </style:style>
    <style:style style:name="T212" style:family="text">
      <style:text-properties officeooo:rsid="00a8e669"/>
    </style:style>
    <style:style style:name="T213" style:family="text">
      <style:text-properties officeooo:rsid="00aa9696"/>
    </style:style>
    <style:style style:name="T214" style:family="text">
      <style:text-properties style:font-name="Liberation Serif"/>
    </style:style>
    <style:style style:name="T215" style:family="text">
      <style:text-properties style:font-name="Liberation Serif" fo:font-size="12pt" style:font-size-asian="12pt" style:font-size-complex="12pt"/>
    </style:style>
    <style:style style:name="T216" style:family="text">
      <style:text-properties style:font-name="Liberation Serif" fo:font-size="12pt" officeooo:rsid="0010dad4" style:font-size-asian="12pt" style:font-size-complex="12pt"/>
    </style:style>
    <style:style style:name="T217" style:family="text">
      <style:text-properties style:font-name="Liberation Serif" fo:font-size="12pt" officeooo:rsid="00935c03" style:font-size-asian="12pt" style:font-size-complex="12pt"/>
    </style:style>
    <style:style style:name="T218" style:family="text">
      <style:text-properties style:font-name="Liberation Serif" fo:font-size="12pt" officeooo:rsid="0061c07f" style:font-size-asian="12pt" style:font-size-complex="12pt"/>
    </style:style>
    <style:style style:name="T219" style:family="text">
      <style:text-properties style:font-name="Liberation Serif" fo:font-size="12pt" fo:font-style="italic" style:font-size-asian="12pt" style:font-style-asian="italic" style:font-size-complex="12pt" style:font-style-complex="italic"/>
    </style:style>
    <style:style style:name="T220" style:family="text">
      <style:text-properties style:font-name="Liberation Serif" fo:font-size="12pt" fo:font-style="italic" officeooo:rsid="0010dad4" style:font-size-asian="12pt" style:font-style-asian="italic" style:font-size-complex="12pt" style:font-style-complex="italic"/>
    </style:style>
    <style:style style:name="T221" style:family="text">
      <style:text-properties style:font-name="Liberation Serif" fo:font-size="12pt" fo:font-style="italic" officeooo:rsid="00483590" style:font-size-asian="12pt" style:font-style-asian="italic" style:font-size-complex="12pt" style:font-style-complex="italic"/>
    </style:style>
    <style:style style:name="T222" style:family="text">
      <style:text-properties style:font-name="Liberation Serif" fo:font-style="italic" style:font-style-asian="italic" style:font-style-complex="italic"/>
    </style:style>
    <style:style style:name="T223" style:family="text">
      <style:text-properties officeooo:rsid="00ac3564"/>
    </style:style>
    <style:style style:name="T224" style:family="text">
      <style:text-properties officeooo:rsid="00ad2aa1"/>
    </style:style>
    <style:style style:name="T225" style:family="text">
      <style:text-properties officeooo:rsid="00ad578b"/>
    </style:style>
    <style:style style:name="T226" style:family="text">
      <style:text-properties officeooo:rsid="00ad9026"/>
    </style:style>
    <style:style style:name="T227" style:family="text">
      <style:text-properties officeooo:rsid="00ae6225"/>
    </style:style>
    <style:style style:name="T228" style:family="text">
      <style:text-properties officeooo:rsid="00b0aad5"/>
    </style:style>
    <style:style style:name="T229" style:family="text">
      <style:text-properties officeooo:rsid="00b35b45"/>
    </style:style>
    <style:style style:name="T230" style:family="text">
      <style:text-properties officeooo:rsid="00b3a8f8"/>
    </style:style>
    <style:style style:name="T231" style:family="text">
      <style:text-properties officeooo:rsid="00b68f85"/>
    </style:style>
    <style:style style:name="T232" style:family="text">
      <style:text-properties officeooo:rsid="00b52a76"/>
    </style:style>
    <style:style style:name="T233" style:family="text">
      <style:text-properties officeooo:rsid="00b82bb6"/>
    </style:style>
    <style:style style:name="T234" style:family="text">
      <style:text-properties officeooo:rsid="00b8738b"/>
    </style:style>
    <style:style style:name="T235" style:family="text">
      <style:text-properties officeooo:rsid="0090bd45"/>
    </style:style>
    <style:style style:name="T236" style:family="text">
      <style:text-properties officeooo:rsid="00775c75"/>
    </style:style>
    <style:style style:name="T237" style:family="text">
      <style:text-properties officeooo:rsid="00786989"/>
    </style:style>
    <style:style style:name="T238" style:family="text">
      <style:text-properties officeooo:rsid="007911df"/>
    </style:style>
    <style:style style:name="T239" style:family="text">
      <style:text-properties officeooo:rsid="007b7bc2"/>
    </style:style>
    <style:style style:name="T240" style:family="text">
      <style:text-properties officeooo:rsid="0088e959"/>
    </style:style>
    <style:style style:name="T241" style:family="text">
      <style:text-properties officeooo:rsid="007c3514"/>
    </style:style>
    <style:style style:name="T242" style:family="text">
      <style:text-properties officeooo:rsid="007d587b"/>
    </style:style>
    <style:style style:name="T243" style:family="text">
      <style:text-properties officeooo:rsid="0081ecd3"/>
    </style:style>
    <style:style style:name="T244" style:family="text">
      <style:text-properties officeooo:rsid="00837824"/>
    </style:style>
    <style:style style:name="T245"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246"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247" style:family="text">
      <style:text-properties officeooo:rsid="0087af18"/>
    </style:style>
    <style:style style:name="T248" style:family="text">
      <style:text-properties officeooo:rsid="0088a3c9"/>
    </style:style>
    <style:style style:name="T249" style:family="text">
      <style:text-properties officeooo:rsid="007f10d0"/>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fo:font-weight="bold" style:font-weight-asian="bold" style:font-weight-complex="bold"/>
    </style:style>
    <style:style style:name="T252" style:family="text">
      <style:text-properties officeooo:rsid="008040eb"/>
    </style:style>
    <style:style style:name="T253" style:family="text">
      <style:text-properties officeooo:rsid="0096beb4"/>
    </style:style>
    <style:style style:name="T254" style:family="text">
      <style:text-properties officeooo:rsid="008adad3"/>
    </style:style>
    <style:style style:name="T255" style:family="text">
      <style:text-properties officeooo:rsid="008c91c6"/>
    </style:style>
    <style:style style:name="T256" style:family="text">
      <style:text-properties officeooo:rsid="008c926e"/>
    </style:style>
    <style:style style:name="T257" style:family="text">
      <style:text-properties officeooo:rsid="008d7595"/>
    </style:style>
    <style:style style:name="T258" style:family="text">
      <style:text-properties officeooo:rsid="008e0324"/>
    </style:style>
    <style:style style:name="T259" style:family="text">
      <style:text-properties officeooo:rsid="008fd25f"/>
    </style:style>
    <style:style style:name="T260" style:family="text">
      <style:text-properties officeooo:rsid="0098772e"/>
    </style:style>
    <style:style style:name="T261" style:family="text">
      <style:text-properties officeooo:rsid="009b62ea"/>
    </style:style>
    <style:style style:name="T262" style:family="text">
      <style:text-properties officeooo:rsid="009bc413"/>
    </style:style>
    <style:style style:name="T263" style:family="text">
      <style:text-properties officeooo:rsid="009d5f0a"/>
    </style:style>
    <style:style style:name="T264" style:family="text">
      <style:text-properties officeooo:rsid="0093413c"/>
    </style:style>
    <style:style style:name="T265" style:family="text">
      <style:text-properties officeooo:rsid="00964e0e"/>
    </style:style>
    <style:style style:name="T266" style:family="text">
      <style:text-properties officeooo:rsid="0053660c"/>
    </style:style>
    <style:style style:name="T267" style:family="text">
      <style:text-properties officeooo:rsid="0058925c"/>
    </style:style>
    <style:style style:name="T268" style:family="text">
      <style:text-properties officeooo:rsid="0058bd82"/>
    </style:style>
    <style:style style:name="T269" style:family="text">
      <style:text-properties officeooo:rsid="005989fb"/>
    </style:style>
    <style:style style:name="T270" style:family="text">
      <style:text-properties officeooo:rsid="0059617b"/>
    </style:style>
    <style:style style:name="T271" style:family="text">
      <style:text-properties officeooo:rsid="0059fd1e"/>
    </style:style>
    <style:style style:name="T272" style:family="text">
      <style:text-properties officeooo:rsid="005a5971"/>
    </style:style>
    <style:style style:name="T273" style:family="text">
      <style:text-properties officeooo:rsid="005a5b14"/>
    </style:style>
    <style:style style:name="T274" style:family="text">
      <style:text-properties officeooo:rsid="005e2cfd"/>
    </style:style>
    <style:style style:name="T275" style:family="text">
      <style:text-properties officeooo:rsid="005ca9f7"/>
    </style:style>
    <style:style style:name="T276" style:family="text">
      <style:text-properties fo:font-weight="normal" style:font-weight-asian="normal" style:font-weight-complex="normal"/>
    </style:style>
    <style:style style:name="T277" style:family="text">
      <style:text-properties fo:font-weight="normal" officeooo:rsid="00137bde" style:font-weight-asian="normal" style:font-weight-complex="normal"/>
    </style:style>
    <style:style style:name="T278" style:family="text">
      <style:text-properties fo:font-weight="normal" officeooo:rsid="00607778" style:font-weight-asian="normal" style:font-weight-complex="normal"/>
    </style:style>
    <style:style style:name="T279" style:family="text">
      <style:text-properties fo:font-weight="normal" officeooo:rsid="00621e67" style:font-weight-asian="normal" style:font-weight-complex="normal"/>
    </style:style>
    <style:style style:name="T280" style:family="text">
      <style:text-properties fo:font-weight="normal" officeooo:rsid="006406f6" style:font-weight-asian="normal" style:font-weight-complex="normal"/>
    </style:style>
    <style:style style:name="T281" style:family="text">
      <style:text-properties fo:font-weight="normal" officeooo:rsid="0065251b" style:font-weight-asian="normal" style:font-weight-complex="normal"/>
    </style:style>
    <style:style style:name="T282" style:family="text">
      <style:text-properties officeooo:rsid="006653bc"/>
    </style:style>
    <style:style style:name="T283" style:family="text">
      <style:text-properties officeooo:rsid="0066f4cb"/>
    </style:style>
    <style:style style:name="T284" style:family="text">
      <style:text-properties officeooo:rsid="00676855"/>
    </style:style>
    <style:style style:name="T285" style:family="text">
      <style:text-properties officeooo:rsid="006f8831"/>
    </style:style>
    <style:style style:name="T286" style:family="text">
      <style:text-properties officeooo:rsid="00699e4e"/>
    </style:style>
    <style:style style:name="T287" style:family="text">
      <style:text-properties officeooo:rsid="006aae72"/>
    </style:style>
    <style:style style:name="T288" style:family="text">
      <style:text-properties officeooo:rsid="006bb926"/>
    </style:style>
    <style:style style:name="T289" style:family="text">
      <style:text-properties officeooo:rsid="006c7dd8"/>
    </style:style>
    <style:style style:name="T290" style:family="text">
      <style:text-properties officeooo:rsid="006e2a64"/>
    </style:style>
    <style:style style:name="T291" style:family="text">
      <style:text-properties officeooo:rsid="007115ff"/>
    </style:style>
    <style:style style:name="T292" style:family="text">
      <style:text-properties officeooo:rsid="0075653d"/>
    </style:style>
    <style:style style:name="T293" style:family="text">
      <style:text-properties officeooo:rsid="007189f6"/>
    </style:style>
    <style:style style:name="T294" style:family="text">
      <style:text-properties officeooo:rsid="0071b191"/>
    </style:style>
    <style:style style:name="T295" style:family="text">
      <style:text-properties officeooo:rsid="0073ec4a"/>
    </style:style>
    <style:style style:name="T296" style:family="text">
      <style:text-properties officeooo:rsid="002d409a"/>
    </style:style>
    <style:style style:name="T297" style:family="text">
      <style:text-properties officeooo:rsid="0020ef86"/>
    </style:style>
    <style:style style:name="T298" style:family="text">
      <style:text-properties officeooo:rsid="00242202"/>
    </style:style>
    <style:style style:name="T299" style:family="text">
      <style:text-properties officeooo:rsid="0026e4e3"/>
    </style:style>
    <style:style style:name="T300" style:family="text">
      <style:text-properties officeooo:rsid="004777ed"/>
    </style:style>
    <style:style style:name="T301" style:family="text">
      <style:text-properties officeooo:rsid="0047c497"/>
    </style:style>
    <style:style style:name="T302" style:family="text">
      <style:text-properties officeooo:rsid="0049e387"/>
    </style:style>
    <style:style style:name="T303" style:family="text">
      <style:text-properties style:text-underline-style="none"/>
    </style:style>
    <style:style style:name="T304" style:family="text">
      <style:text-properties style:text-underline-style="none" officeooo:rsid="0049e387"/>
    </style:style>
    <style:style style:name="T305" style:family="text">
      <style:text-properties style:text-underline-style="none" officeooo:rsid="004a4ed7"/>
    </style:style>
    <style:style style:name="T306" style:family="text">
      <style:text-properties style:text-underline-style="none" officeooo:rsid="004bd1ab"/>
    </style:style>
    <style:style style:name="T307" style:family="text">
      <style:text-properties style:text-underline-style="none" officeooo:rsid="004d67ee"/>
    </style:style>
    <style:style style:name="T308" style:family="text">
      <style:text-properties officeooo:rsid="00527266"/>
    </style:style>
    <style:style style:name="T309" style:family="text">
      <style:text-properties officeooo:rsid="0029da0b"/>
    </style:style>
    <style:style style:name="T310" style:family="text">
      <style:text-properties officeooo:rsid="002b584b"/>
    </style:style>
    <style:style style:name="T311" style:family="text">
      <style:text-properties officeooo:rsid="0037be3f"/>
    </style:style>
    <style:style style:name="T312" style:family="text">
      <style:text-properties officeooo:rsid="002d985b"/>
    </style:style>
    <style:style style:name="T313" style:family="text">
      <style:text-properties officeooo:rsid="002f624b"/>
    </style:style>
    <style:style style:name="T314" style:family="text">
      <style:text-properties officeooo:rsid="0030b023"/>
    </style:style>
    <style:style style:name="T315" style:family="text">
      <style:text-properties officeooo:rsid="003e599c"/>
    </style:style>
    <style:style style:name="T316" style:family="text">
      <style:text-properties officeooo:rsid="004002f5"/>
    </style:style>
    <style:style style:name="T317" style:family="text">
      <style:text-properties officeooo:rsid="003263d8"/>
    </style:style>
    <style:style style:name="T318" style:family="text">
      <style:text-properties officeooo:rsid="00339408"/>
    </style:style>
    <style:style style:name="T319" style:family="text">
      <style:text-properties officeooo:rsid="00342b87"/>
    </style:style>
    <style:style style:name="T320" style:family="text">
      <style:text-properties officeooo:rsid="00349530"/>
    </style:style>
    <style:style style:name="T321" style:family="text">
      <style:text-properties officeooo:rsid="003496f9"/>
    </style:style>
    <style:style style:name="T322" style:family="text">
      <style:text-properties officeooo:rsid="0034c1b8"/>
    </style:style>
    <style:style style:name="T323" style:family="text">
      <style:text-properties officeooo:rsid="0035d6c2"/>
    </style:style>
    <style:style style:name="T324" style:family="text">
      <style:text-properties officeooo:rsid="00360c8e"/>
    </style:style>
    <style:style style:name="T325" style:family="text">
      <style:text-properties officeooo:rsid="0036e301"/>
    </style:style>
    <style:style style:name="T326" style:family="text">
      <style:text-properties officeooo:rsid="0039b8e8"/>
    </style:style>
    <style:style style:name="T327" style:family="text">
      <style:text-properties officeooo:rsid="004177a6"/>
    </style:style>
    <style:style style:name="T328" style:family="text">
      <style:text-properties officeooo:rsid="00421ed5"/>
    </style:style>
    <style:style style:name="T329" style:family="text">
      <style:text-properties officeooo:rsid="00426800"/>
    </style:style>
    <style:style style:name="T330" style:family="text">
      <style:text-properties officeooo:rsid="004e5935"/>
    </style:style>
    <style:style style:name="T331" style:family="text">
      <style:text-properties officeooo:rsid="00442dea"/>
    </style:style>
    <style:style style:name="T332" style:family="text">
      <style:text-properties officeooo:rsid="00463b81"/>
    </style:style>
    <style:style style:name="T333" style:family="text">
      <style:text-properties officeooo:rsid="00449ad8"/>
    </style:style>
    <style:style style:name="T334" style:family="text">
      <style:text-properties officeooo:rsid="0014a091"/>
    </style:style>
    <style:style style:name="T335" style:family="text">
      <style:text-properties officeooo:rsid="001625bb"/>
    </style:style>
    <style:style style:name="T336" style:family="text">
      <style:text-properties officeooo:rsid="0017ebbe"/>
    </style:style>
    <style:style style:name="T337" style:family="text">
      <style:text-properties officeooo:rsid="0019392f"/>
    </style:style>
    <style:style style:name="T338" style:family="text">
      <style:text-properties officeooo:rsid="0019a0ce"/>
    </style:style>
    <style:style style:name="T339" style:family="text">
      <style:text-properties officeooo:rsid="001a233e"/>
    </style:style>
    <style:style style:name="T340" style:family="text">
      <style:text-properties officeooo:rsid="001a3c73"/>
    </style:style>
    <style:style style:name="T341" style:family="text">
      <style:text-properties officeooo:rsid="001a937c"/>
    </style:style>
    <style:style style:name="T342" style:family="text">
      <style:text-properties officeooo:rsid="001b7569"/>
    </style:style>
    <style:style style:name="T343" style:family="text">
      <style:text-properties officeooo:rsid="001cff84"/>
    </style:style>
    <style:style style:name="T344" style:family="text">
      <style:text-properties officeooo:rsid="001d9219"/>
    </style:style>
    <style:style style:name="T345" style:family="text">
      <style:text-properties officeooo:rsid="004230d8"/>
    </style:style>
    <style:style style:name="T346" style:family="text">
      <style:text-properties officeooo:rsid="001e9e8f"/>
    </style:style>
    <style:style style:name="T347" style:family="text">
      <style:text-properties officeooo:rsid="0024809a"/>
    </style:style>
    <style:style style:name="T348" style:family="text">
      <style:text-properties officeooo:rsid="0027d8d1"/>
    </style:style>
    <style:style style:name="T349" style:family="text">
      <style:text-properties officeooo:rsid="00299e63"/>
    </style:style>
    <style:style style:name="T350" style:family="text">
      <style:text-properties officeooo:rsid="002d6d2b"/>
    </style:style>
    <style:style style:name="T351" style:family="text">
      <style:text-properties officeooo:rsid="002d77b4"/>
    </style:style>
    <style:style style:name="T352" style:family="text">
      <style:text-properties officeooo:rsid="002e2c9a"/>
    </style:style>
    <style:style style:name="T353" style:family="text">
      <style:text-properties officeooo:rsid="0030e5b5"/>
    </style:style>
    <style:style style:name="T354" style:family="text">
      <style:text-properties officeooo:rsid="003264cf"/>
    </style:style>
    <style:style style:name="T355" style:family="text">
      <style:text-properties officeooo:rsid="0035ffa9"/>
    </style:style>
    <style:style style:name="T356" style:family="text">
      <style:text-properties officeooo:rsid="0038a08c"/>
    </style:style>
    <style:style style:name="T357" style:family="text">
      <style:text-properties officeooo:rsid="0036dc1d"/>
    </style:style>
    <style:style style:name="T358" style:family="text">
      <style:text-properties officeooo:rsid="0039fadc"/>
    </style:style>
    <style:style style:name="T359" style:family="text">
      <style:text-properties officeooo:rsid="003cce3e"/>
    </style:style>
    <style:style style:name="T360" style:family="text">
      <style:text-properties officeooo:rsid="003e04a5"/>
    </style:style>
    <style:style style:name="T361" style:family="text">
      <style:text-properties officeooo:rsid="003f02d4"/>
    </style:style>
    <style:style style:name="T362" style:family="text">
      <style:text-properties officeooo:rsid="00409d68"/>
    </style:style>
    <style:style style:name="T363" style:family="text">
      <style:text-properties officeooo:rsid="0043aa47"/>
    </style:style>
    <style:style style:name="T364" style:family="text">
      <style:text-properties officeooo:rsid="00445e4a"/>
    </style:style>
    <style:style style:name="T365" style:family="text">
      <style:text-properties officeooo:rsid="00464aa0"/>
    </style:style>
    <style:style style:name="T366" style:family="text">
      <style:text-properties officeooo:rsid="004980ad"/>
    </style:style>
    <style:style style:name="T367" style:family="text">
      <style:text-properties officeooo:rsid="0049ef61"/>
    </style:style>
    <style:style style:name="T368" style:family="text">
      <style:text-properties officeooo:rsid="010cade0"/>
    </style:style>
    <style:style style:name="T369" style:family="text">
      <style:text-properties officeooo:rsid="010de117"/>
    </style:style>
    <style:style style:name="T370" style:family="text">
      <style:text-properties officeooo:rsid="01108fb0"/>
    </style:style>
    <style:style style:name="T371" style:family="text">
      <style:text-properties officeooo:rsid="0112831f"/>
    </style:style>
    <style:style style:name="T372" style:family="text">
      <style:text-properties officeooo:rsid="0113277e"/>
    </style:style>
    <style:style style:name="T373" style:family="text">
      <style:text-properties officeooo:rsid="0116fa58"/>
    </style:style>
    <style:style style:name="T374" style:family="text">
      <style:text-properties officeooo:rsid="011ab6d8"/>
    </style:style>
    <style:style style:name="T375" style:family="text">
      <style:text-properties officeooo:rsid="011e7912"/>
    </style:style>
    <style:style style:name="T376" style:family="text">
      <style:text-properties officeooo:rsid="012030d4"/>
    </style:style>
    <style:style style:name="T377" style:family="text">
      <style:text-properties officeooo:rsid="012200e0"/>
    </style:style>
    <style:style style:name="T378" style:family="text">
      <style:text-properties officeooo:rsid="0123db19"/>
    </style:style>
    <style:style style:name="T379" style:family="text">
      <style:text-properties officeooo:rsid="0125211a"/>
    </style:style>
    <style:style style:name="T380" style:family="text">
      <style:text-properties officeooo:rsid="0125502f"/>
    </style:style>
    <style:style style:name="T381" style:family="text">
      <style:text-properties officeooo:rsid="0125ca44"/>
    </style:style>
    <style:style style:name="T382" style:family="text">
      <style:text-properties officeooo:rsid="012715de"/>
    </style:style>
    <style:style style:name="T383" style:family="text">
      <style:text-properties officeooo:rsid="012735ab"/>
    </style:style>
    <style:style style:name="T384" style:family="text">
      <style:text-properties officeooo:rsid="01297723"/>
    </style:style>
    <style:style style:name="T385" style:family="text">
      <style:text-properties officeooo:rsid="012b706c"/>
    </style:style>
    <style:style style:name="T386" style:family="text">
      <style:text-properties officeooo:rsid="012e0b21"/>
    </style:style>
    <style:style style:name="T387" style:family="text">
      <style:text-properties officeooo:rsid="012e0d3c"/>
    </style:style>
    <style:style style:name="T388" style:family="text">
      <style:text-properties officeooo:rsid="013153cb"/>
    </style:style>
    <style:style style:name="T389" style:family="text">
      <style:text-properties officeooo:rsid="01330aca"/>
    </style:style>
    <style:style style:name="T390" style:family="text">
      <style:text-properties officeooo:rsid="01340983"/>
    </style:style>
    <style:style style:name="T391" style:family="text">
      <style:text-properties fo:color="#252525" officeooo:rsid="0010dad4"/>
    </style:style>
    <style:style style:name="T392" style:family="text">
      <style:text-properties fo:color="#252525" fo:font-weight="normal" officeooo:rsid="0010dad4"/>
    </style:style>
    <style:style style:name="T393" style:family="text">
      <style:text-properties officeooo:rsid="01340bbe"/>
    </style:style>
    <style:style style:name="T394" style:family="text">
      <style:text-properties officeooo:rsid="01357368"/>
    </style:style>
    <style:style style:name="T395" style:family="text">
      <style:text-properties officeooo:rsid="01389b99"/>
    </style:style>
    <style:style style:name="T396" style:family="text">
      <style:text-properties officeooo:rsid="01370e3d"/>
    </style:style>
    <style:style style:name="T397" style:family="text">
      <style:text-properties officeooo:rsid="00e1e3aa"/>
    </style:style>
    <style:style style:name="T398" style:family="text">
      <style:text-properties officeooo:rsid="00e2b847"/>
    </style:style>
    <style:style style:name="T399" style:family="text">
      <style:text-properties officeooo:rsid="00e41cc1"/>
    </style:style>
    <style:style style:name="T400" style:family="text">
      <style:text-properties officeooo:rsid="00e42958"/>
    </style:style>
    <style:style style:name="T401" style:family="text">
      <style:text-properties officeooo:rsid="00e548b9"/>
    </style:style>
    <style:style style:name="T402" style:family="text">
      <style:text-properties officeooo:rsid="00e6f3ed"/>
    </style:style>
    <style:style style:name="T403" style:family="text">
      <style:text-properties officeooo:rsid="00e8469d"/>
    </style:style>
    <style:style style:name="T404" style:family="text">
      <style:text-properties officeooo:rsid="00e86138"/>
    </style:style>
    <style:style style:name="T405" style:family="text">
      <style:text-properties officeooo:rsid="00e8a522"/>
    </style:style>
    <style:style style:name="T406" style:family="text">
      <style:text-properties officeooo:rsid="00ea0b6b"/>
    </style:style>
    <style:style style:name="T407" style:family="text">
      <style:text-properties officeooo:rsid="00ecd483"/>
    </style:style>
    <style:style style:name="T408" style:family="text">
      <style:text-properties officeooo:rsid="00f717d2"/>
    </style:style>
    <style:style style:name="T409" style:family="text">
      <style:text-properties officeooo:rsid="00f5402a"/>
    </style:style>
    <style:style style:name="T410" style:family="text">
      <style:text-properties officeooo:rsid="00ee3cd6"/>
    </style:style>
    <style:style style:name="T411" style:family="text">
      <style:text-properties officeooo:rsid="00f00a5a"/>
    </style:style>
    <style:style style:name="T412" style:family="text">
      <style:text-properties officeooo:rsid="00f023e8"/>
    </style:style>
    <style:style style:name="T413" style:family="text">
      <style:text-properties officeooo:rsid="00f0835f"/>
    </style:style>
    <style:style style:name="T414" style:family="text">
      <style:text-properties officeooo:rsid="00fb8317"/>
    </style:style>
    <style:style style:name="T415" style:family="text">
      <style:text-properties officeooo:rsid="00fcfcec"/>
    </style:style>
    <style:style style:name="T416" style:family="text">
      <style:text-properties officeooo:rsid="00fe44d3"/>
    </style:style>
    <style:style style:name="T417" style:family="text">
      <style:text-properties officeooo:rsid="00fea48d"/>
    </style:style>
    <style:style style:name="T418" style:family="text">
      <style:text-properties officeooo:rsid="00fff779"/>
    </style:style>
    <style:style style:name="T419" style:family="text">
      <style:text-properties officeooo:rsid="0100d175"/>
    </style:style>
    <style:style style:name="T420" style:family="text">
      <style:text-properties officeooo:rsid="01012f23"/>
    </style:style>
    <style:style style:name="T421" style:family="text">
      <style:text-properties officeooo:rsid="0102db44"/>
    </style:style>
    <style:style style:name="T422" style:family="text">
      <style:text-properties officeooo:rsid="010597a5"/>
    </style:style>
    <style:style style:name="T423" style:family="text">
      <style:text-properties officeooo:rsid="0103fcf0"/>
    </style:style>
    <style:style style:name="T424" style:family="text">
      <style:text-properties officeooo:rsid="0106e993"/>
    </style:style>
    <style:style style:name="T425" style:family="text">
      <style:text-properties officeooo:rsid="01075b78"/>
    </style:style>
    <style:style style:name="T426" style:family="text">
      <style:text-properties officeooo:rsid="01085ea3"/>
    </style:style>
    <style:style style:name="T427" style:family="text">
      <style:text-properties officeooo:rsid="0108d255"/>
    </style:style>
    <style:style style:name="T428" style:family="text">
      <style:text-properties officeooo:rsid="010a0ef7"/>
    </style:style>
    <style:style style:name="T429" style:family="text">
      <style:text-properties officeooo:rsid="00b094c0"/>
    </style:style>
    <style:style style:name="T430" style:family="text">
      <style:text-properties officeooo:rsid="00b25cfb"/>
    </style:style>
    <style:style style:name="T431" style:family="text">
      <style:text-properties officeooo:rsid="00b451d1"/>
    </style:style>
    <style:style style:name="T432" style:family="text">
      <style:text-properties officeooo:rsid="00b46fd8"/>
    </style:style>
    <style:style style:name="T433" style:family="text">
      <style:text-properties officeooo:rsid="00b79d7b"/>
    </style:style>
    <style:style style:name="T434" style:family="text">
      <style:text-properties officeooo:rsid="00b5dcd4"/>
    </style:style>
    <style:style style:name="T435" style:family="text">
      <style:text-properties officeooo:rsid="00b5faf1"/>
    </style:style>
    <style:style style:name="T436" style:family="text">
      <style:text-properties officeooo:rsid="00b63ba4"/>
    </style:style>
    <style:style style:name="T437" style:family="text">
      <style:text-properties officeooo:rsid="00d5986a"/>
    </style:style>
    <style:style style:name="T438" style:family="text">
      <style:text-properties officeooo:rsid="00bc3e5d"/>
    </style:style>
    <style:style style:name="T439" style:family="text">
      <style:text-properties fo:font-weight="bold" style:font-weight-asian="bold" style:font-weight-complex="bold"/>
    </style:style>
    <style:style style:name="T440" style:family="text">
      <style:text-properties officeooo:rsid="00bad7ae"/>
    </style:style>
    <style:style style:name="T441" style:family="text">
      <style:text-properties officeooo:rsid="00e32815"/>
    </style:style>
    <style:style style:name="T442" style:family="text">
      <style:text-properties officeooo:rsid="00bd174a"/>
    </style:style>
    <style:style style:name="T443" style:family="text">
      <style:text-properties officeooo:rsid="00bf026e"/>
    </style:style>
    <style:style style:name="T444" style:family="text">
      <style:text-properties officeooo:rsid="00c0fb6f"/>
    </style:style>
    <style:style style:name="T445" style:family="text">
      <style:text-properties officeooo:rsid="00c434d6"/>
    </style:style>
    <style:style style:name="T446" style:family="text">
      <style:text-properties officeooo:rsid="00c57746"/>
    </style:style>
    <style:style style:name="T447" style:family="text">
      <style:text-properties officeooo:rsid="00c8faee"/>
    </style:style>
    <style:style style:name="T448" style:family="text">
      <style:text-properties officeooo:rsid="00cc404b"/>
    </style:style>
    <style:style style:name="T449" style:family="text">
      <style:text-properties officeooo:rsid="00cdfad9"/>
    </style:style>
    <style:style style:name="T450" style:family="text">
      <style:text-properties officeooo:rsid="00ce5df9"/>
    </style:style>
    <style:style style:name="T451" style:family="text">
      <style:text-properties officeooo:rsid="00e0ea6c"/>
    </style:style>
    <style:style style:name="T452" style:family="text">
      <style:text-properties officeooo:rsid="00ce9c9d"/>
    </style:style>
    <style:style style:name="T453" style:family="text">
      <style:text-properties officeooo:rsid="00cfd5c5"/>
    </style:style>
    <style:style style:name="T454" style:family="text">
      <style:text-properties officeooo:rsid="00d23ae9"/>
    </style:style>
    <style:style style:name="T455" style:family="text">
      <style:text-properties officeooo:rsid="00d78b5f"/>
    </style:style>
    <style:style style:name="T456" style:family="text">
      <style:text-properties officeooo:rsid="00d2456a"/>
    </style:style>
    <style:style style:name="T457" style:family="text">
      <style:text-properties officeooo:rsid="00d3bfc9"/>
    </style:style>
    <style:style style:name="T458" style:family="text">
      <style:text-properties officeooo:rsid="00d831d8"/>
    </style:style>
    <style:style style:name="T459" style:family="text">
      <style:text-properties style:text-position="super 58%" style:text-underline-style="solid" style:text-underline-width="auto" style:text-underline-color="font-color" fo:font-weight="bold" style:font-weight-asian="bold" style:font-weight-complex="bold"/>
    </style:style>
    <style:style style:name="T460" style:family="text">
      <style:text-properties style:text-position="63% 58%" style:text-underline-style="solid" style:text-underline-width="auto" style:text-underline-color="font-color" fo:font-weight="bold" style:font-weight-asian="bold" style:font-weight-complex="bold"/>
    </style:style>
    <style:style style:name="T461" style:family="text">
      <style:text-properties style:text-position="63% 58%" fo:font-weight="bold" style:font-weight-asian="bold" style:font-weight-complex="bold"/>
    </style:style>
    <style:style style:name="T462" style:family="text">
      <style:text-properties style:text-position="0% 100%"/>
    </style:style>
    <style:style style:name="T463" style:family="text">
      <style:text-properties officeooo:rsid="00d9c5ab"/>
    </style:style>
    <style:style style:name="T464" style:family="text">
      <style:text-properties officeooo:rsid="00e29949"/>
    </style:style>
    <style:style style:name="T465" style:family="text">
      <style:text-properties officeooo:rsid="00de5634"/>
    </style:style>
    <style:style style:name="T466" style:family="text">
      <style:text-properties officeooo:rsid="007fea55"/>
    </style:style>
    <style:style style:name="T467" style:family="text">
      <style:text-properties officeooo:rsid="00815361"/>
    </style:style>
    <style:style style:name="T468" style:family="text">
      <style:text-properties officeooo:rsid="0083b966"/>
    </style:style>
    <style:style style:name="T469" style:family="text">
      <style:text-properties officeooo:rsid="0085babf"/>
    </style:style>
    <style:style style:name="T470" style:family="text">
      <style:text-properties officeooo:rsid="00847705"/>
    </style:style>
    <style:style style:name="T471" style:family="text">
      <style:text-properties officeooo:rsid="0084b6e5"/>
    </style:style>
    <style:style style:name="T472" style:family="text">
      <style:text-properties officeooo:rsid="00882147"/>
    </style:style>
    <style:style style:name="T473" style:family="text">
      <style:text-properties officeooo:rsid="0089ff23"/>
    </style:style>
    <style:style style:name="T474" style:family="text">
      <style:text-properties officeooo:rsid="008723b0"/>
    </style:style>
    <style:style style:name="T475" style:family="text">
      <style:text-properties officeooo:rsid="008a13b1"/>
    </style:style>
    <style:style style:name="T476" style:family="text">
      <style:text-properties officeooo:rsid="008a8378"/>
    </style:style>
    <style:style style:name="T477" style:family="text">
      <style:text-properties officeooo:rsid="0097406d"/>
    </style:style>
    <style:style style:name="T478" style:family="text">
      <style:text-properties officeooo:rsid="009ca9de"/>
    </style:style>
    <style:style style:name="T479" style:family="text">
      <style:text-properties officeooo:rsid="008cb9c4"/>
    </style:style>
    <style:style style:name="T480" style:family="text">
      <style:text-properties officeooo:rsid="009812cb"/>
    </style:style>
    <style:style style:name="T481" style:family="text">
      <style:text-properties officeooo:rsid="008d98b2"/>
    </style:style>
    <style:style style:name="T482" style:family="text">
      <style:text-properties officeooo:rsid="00918406"/>
    </style:style>
    <style:style style:name="T483" style:family="text">
      <style:text-properties officeooo:rsid="00955834"/>
    </style:style>
    <style:style style:name="T484" style:family="text">
      <style:text-properties officeooo:rsid="00964eca"/>
    </style:style>
    <style:style style:name="T485" style:family="text">
      <style:text-properties officeooo:rsid="00a0078c"/>
    </style:style>
    <style:style style:name="T486" style:family="text">
      <style:text-properties officeooo:rsid="00a26655"/>
    </style:style>
    <style:style style:name="T487" style:family="text">
      <style:text-properties officeooo:rsid="00a27656"/>
    </style:style>
    <style:style style:name="T488" style:family="text">
      <style:text-properties officeooo:rsid="00a4734b"/>
    </style:style>
    <style:style style:name="T489" style:family="text">
      <style:text-properties officeooo:rsid="00b1f484"/>
    </style:style>
    <style:style style:name="T490" style:family="text">
      <style:text-properties officeooo:rsid="00ae3f28"/>
    </style:style>
    <style:style style:name="T491" style:family="text">
      <style:text-properties officeooo:rsid="00a48815"/>
    </style:style>
    <style:style style:name="T492" style:family="text">
      <style:text-properties officeooo:rsid="00a5d74f"/>
    </style:style>
    <style:style style:name="T493" style:family="text">
      <style:text-properties officeooo:rsid="00a6bcfd"/>
    </style:style>
    <style:style style:name="T494" style:family="text">
      <style:text-properties officeooo:rsid="00a92773"/>
    </style:style>
    <style:style style:name="T495" style:family="text">
      <style:text-properties officeooo:rsid="00a9d61a"/>
    </style:style>
    <style:style style:name="T496" style:family="text">
      <style:text-properties officeooo:rsid="009a22e4"/>
    </style:style>
    <style:style style:name="T497" style:family="text">
      <style:text-properties officeooo:rsid="00984aef"/>
    </style:style>
    <style:style style:name="T498" style:family="text">
      <style:text-properties officeooo:rsid="009ab18e"/>
    </style:style>
    <style:style style:name="T499" style:family="text">
      <style:text-properties officeooo:rsid="00ade86a"/>
    </style:style>
    <style:style style:name="T500" style:family="text">
      <style:text-properties officeooo:rsid="007cfadf"/>
    </style:style>
    <style:style style:name="T501" style:family="text">
      <style:text-properties officeooo:rsid="0059abfc"/>
    </style:style>
    <style:style style:name="T502" style:family="text">
      <style:text-properties officeooo:rsid="005ab397"/>
    </style:style>
    <style:style style:name="T503" style:family="text">
      <style:text-properties officeooo:rsid="005aecfd"/>
    </style:style>
    <style:style style:name="T504" style:family="text">
      <style:text-properties officeooo:rsid="005b8f12"/>
    </style:style>
    <style:style style:name="T505" style:family="text">
      <style:text-properties officeooo:rsid="005cf952"/>
    </style:style>
    <style:style style:name="T506" style:family="text">
      <style:text-properties officeooo:rsid="005ea01c"/>
    </style:style>
    <style:style style:name="T507" style:family="text">
      <style:text-properties officeooo:rsid="0060aa98"/>
    </style:style>
    <style:style style:name="T508" style:family="text">
      <style:text-properties officeooo:rsid="0061bedc"/>
    </style:style>
    <style:style style:name="T509" style:family="text">
      <style:text-properties officeooo:rsid="0069febf"/>
    </style:style>
    <style:style style:name="T510" style:family="text">
      <style:text-properties officeooo:rsid="006a8ef4"/>
    </style:style>
    <style:style style:name="T511" style:family="text">
      <style:text-properties officeooo:rsid="007f3f66"/>
    </style:style>
    <style:style style:name="T512" style:family="text">
      <style:text-properties officeooo:rsid="006ae599"/>
    </style:style>
    <style:style style:name="T513" style:family="text">
      <style:text-properties officeooo:rsid="0080c7f5"/>
    </style:style>
    <style:style style:name="T514" style:family="text">
      <style:text-properties fo:font-style="normal" officeooo:rsid="006ca858" style:font-style-asian="normal" style:font-style-complex="normal"/>
    </style:style>
    <style:style style:name="T515" style:family="text">
      <style:text-properties fo:font-style="normal" officeooo:rsid="0078009c" style:font-style-asian="normal" style:font-style-complex="normal"/>
    </style:style>
    <style:style style:name="T516" style:family="text">
      <style:text-properties fo:font-style="normal" officeooo:rsid="0046cf21" style:font-style-asian="normal" style:font-style-complex="normal"/>
    </style:style>
    <style:style style:name="T517" style:family="text">
      <style:text-properties officeooo:rsid="007e3671"/>
    </style:style>
    <style:style style:name="T518" style:family="text">
      <style:text-properties officeooo:rsid="0071fc22"/>
    </style:style>
    <style:style style:name="T519" style:family="text">
      <style:text-properties officeooo:rsid="0074c011"/>
    </style:style>
    <style:style style:name="T520" style:family="text">
      <style:text-properties officeooo:rsid="00775d86"/>
    </style:style>
    <style:style style:name="T521" style:family="text">
      <style:text-properties officeooo:rsid="0078009c"/>
    </style:style>
    <style:style style:name="T522" style:family="text">
      <style:text-properties officeooo:rsid="00793063"/>
    </style:style>
    <style:style style:name="T523" style:family="text">
      <style:text-properties officeooo:rsid="007b072f"/>
    </style:style>
    <style:style style:name="T524" style:family="text">
      <style:text-properties officeooo:rsid="007cf371"/>
    </style:style>
    <style:style style:name="T525" style:family="text">
      <style:text-properties officeooo:rsid="00382147"/>
    </style:style>
    <style:style style:name="T526" style:family="text">
      <style:text-properties officeooo:rsid="002df102"/>
    </style:style>
    <style:style style:name="T527" style:family="text">
      <style:text-properties officeooo:rsid="002f22be"/>
    </style:style>
    <style:style style:name="T528" style:family="text">
      <style:text-properties officeooo:rsid="0031adbc"/>
    </style:style>
    <style:style style:name="T529" style:family="text">
      <style:text-properties officeooo:rsid="00328b72"/>
    </style:style>
    <style:style style:name="T530" style:family="text">
      <style:text-properties officeooo:rsid="004a5f44"/>
    </style:style>
    <style:style style:name="T531" style:family="text">
      <style:text-properties officeooo:rsid="00335eda"/>
    </style:style>
    <style:style style:name="T532" style:family="text">
      <style:text-properties officeooo:rsid="0034f860"/>
    </style:style>
    <style:style style:name="T533" style:family="text">
      <style:text-properties officeooo:rsid="00368863"/>
    </style:style>
    <style:style style:name="T534" style:family="text">
      <style:text-properties officeooo:rsid="00402259"/>
    </style:style>
    <style:style style:name="T535" style:family="text">
      <style:text-properties officeooo:rsid="0037d395"/>
    </style:style>
    <style:style style:name="T536" style:family="text">
      <style:text-properties officeooo:rsid="003b4c5f"/>
    </style:style>
    <style:style style:name="T537" style:family="text">
      <style:text-properties officeooo:rsid="003e232c"/>
    </style:style>
    <style:style style:name="T538" style:family="text">
      <style:text-properties officeooo:rsid="00511e41"/>
    </style:style>
    <style:style style:name="T539" style:family="text">
      <style:text-properties officeooo:rsid="0043bc42"/>
    </style:style>
    <style:style style:name="T540" style:family="text">
      <style:text-properties officeooo:rsid="0043e430"/>
    </style:style>
    <style:style style:name="T541" style:family="text">
      <style:text-properties officeooo:rsid="0045c324"/>
    </style:style>
    <style:style style:name="T542" style:family="text">
      <style:text-properties officeooo:rsid="0046659b"/>
    </style:style>
    <style:style style:name="T543" style:family="text">
      <style:text-properties officeooo:rsid="0046cf21"/>
    </style:style>
    <style:style style:name="T544" style:family="text">
      <style:text-properties fo:font-size="12pt" fo:font-style="italic" style:font-size-asian="12pt" style:font-style-asian="italic" style:font-size-complex="12pt" style:font-style-complex="italic"/>
    </style:style>
    <style:style style:name="T545" style:family="text">
      <style:text-properties fo:font-size="12pt" style:font-size-asian="12pt" style:font-size-complex="12pt"/>
    </style:style>
    <style:style style:name="T546" style:family="text">
      <style:text-properties officeooo:rsid="0048d590"/>
    </style:style>
    <style:style style:name="T547" style:family="text">
      <style:text-properties officeooo:rsid="004b6877"/>
    </style:style>
    <style:style style:name="T548" style:family="text">
      <style:text-properties officeooo:rsid="004d37a5"/>
    </style:style>
    <style:style style:name="T549" style:family="text">
      <style:text-properties officeooo:rsid="0052e6ca"/>
    </style:style>
    <style:style style:name="T550" style:family="text">
      <style:text-properties officeooo:rsid="0053c84b"/>
    </style:style>
    <style:style style:name="T551" style:family="text">
      <style:text-properties officeooo:rsid="00540716"/>
    </style:style>
    <style:style style:name="T552" style:family="text">
      <style:text-properties officeooo:rsid="0055a86a"/>
    </style:style>
    <style:style style:name="T553" style:family="text">
      <style:text-properties officeooo:rsid="00691a0d"/>
    </style:style>
    <style:style style:name="T554" style:family="text">
      <style:text-properties officeooo:rsid="00698433"/>
    </style:style>
    <style:style style:name="T555" style:family="text">
      <style:text-properties officeooo:rsid="0071e4c4"/>
    </style:style>
    <style:style style:name="T556" style:family="text">
      <style:text-properties officeooo:rsid="006cc920"/>
    </style:style>
    <style:style style:name="T557" style:family="text">
      <style:text-properties officeooo:rsid="006d5c7d"/>
    </style:style>
    <style:style style:name="T558" style:family="text">
      <style:text-properties officeooo:rsid="006dec21"/>
    </style:style>
    <style:style style:name="T559" style:family="text">
      <style:text-properties officeooo:rsid="00707b09"/>
    </style:style>
    <style:style style:name="T560" style:family="text">
      <style:text-properties officeooo:rsid="00736f48"/>
    </style:style>
    <style:style style:name="T561" style:family="text">
      <style:text-properties officeooo:rsid="00754e44"/>
    </style:style>
    <style:style style:name="T562" style:family="text">
      <style:text-properties officeooo:rsid="0077d629"/>
    </style:style>
    <style:style style:name="T563" style:family="text">
      <style:text-properties officeooo:rsid="00777484"/>
    </style:style>
    <style:style style:name="T564" style:family="text">
      <style:text-properties officeooo:rsid="00784df3"/>
    </style:style>
    <style:style style:name="T565" style:family="text">
      <style:text-properties officeooo:rsid="007bd020"/>
    </style:style>
    <style:style style:name="T566" style:family="text">
      <style:text-properties officeooo:rsid="007d0f2d"/>
    </style:style>
    <style:style style:name="T567" style:family="text">
      <style:text-properties officeooo:rsid="007e6a91"/>
    </style:style>
    <style:style style:name="T568" style:family="text">
      <style:text-properties officeooo:rsid="0080359b"/>
    </style:style>
    <style:style style:name="T569" style:family="text">
      <style:text-properties officeooo:rsid="0080e20b"/>
    </style:style>
    <style:style style:name="T570" style:family="text">
      <style:text-properties officeooo:rsid="008149fa"/>
    </style:style>
    <style:style style:name="T571" style:family="text">
      <style:text-properties officeooo:rsid="0082cb84"/>
    </style:style>
    <style:style style:name="T572" style:family="text">
      <style:text-properties officeooo:rsid="0083b2a5"/>
    </style:style>
    <style:style style:name="T573" style:family="text">
      <style:text-properties officeooo:rsid="0088033a"/>
    </style:style>
    <style:style style:name="T574" style:family="text">
      <style:text-properties officeooo:rsid="00891d5d"/>
    </style:style>
    <style:style style:name="T575" style:family="text">
      <style:text-properties officeooo:rsid="008ae14f"/>
    </style:style>
    <style:style style:name="T576" style:family="text">
      <style:text-properties officeooo:rsid="008daf08"/>
    </style:style>
    <style:style style:name="T577" style:family="text">
      <style:text-properties officeooo:rsid="006bdf89"/>
    </style:style>
    <style:style style:name="T578" style:family="text">
      <style:text-properties officeooo:rsid="003ba0f9"/>
    </style:style>
    <style:style style:name="T579" style:family="text">
      <style:text-properties officeooo:rsid="003d042c"/>
    </style:style>
    <style:style style:name="T580" style:family="text">
      <style:text-properties officeooo:rsid="003edffd"/>
    </style:style>
    <style:style style:name="T581" style:family="text">
      <style:text-properties officeooo:rsid="003880fd"/>
    </style:style>
    <style:style style:name="T582" style:family="text">
      <style:text-properties officeooo:rsid="0047c1eb"/>
    </style:style>
    <style:style style:name="T583" style:family="text">
      <style:text-properties officeooo:rsid="0049711a"/>
    </style:style>
    <style:style style:name="T584" style:family="text">
      <style:text-properties officeooo:rsid="0049beef"/>
    </style:style>
    <style:style style:name="T585" style:family="text">
      <style:text-properties officeooo:rsid="004e18da"/>
    </style:style>
    <style:style style:name="T586" style:family="text">
      <style:text-properties officeooo:rsid="005e84f1"/>
    </style:style>
    <style:style style:name="T587" style:family="text">
      <style:text-properties officeooo:rsid="00527f1d"/>
    </style:style>
    <style:style style:name="T588" style:family="text">
      <style:text-properties officeooo:rsid="00528893"/>
    </style:style>
    <style:style style:name="T589" style:family="text">
      <style:text-properties officeooo:rsid="0059366c"/>
    </style:style>
    <style:style style:name="T590" style:family="text">
      <style:text-properties officeooo:rsid="00547873"/>
    </style:style>
    <style:style style:name="T591" style:family="text">
      <style:text-properties officeooo:rsid="00573fd7"/>
    </style:style>
    <style:style style:name="T592" style:family="text">
      <style:text-properties officeooo:rsid="005a8f8a"/>
    </style:style>
    <style:style style:name="T593" style:family="text">
      <style:text-properties officeooo:rsid="005bbb74"/>
    </style:style>
    <style:style style:name="T594" style:family="text">
      <style:text-properties officeooo:rsid="006c6e5a"/>
    </style:style>
    <style:style style:name="T595" style:family="text">
      <style:text-properties officeooo:rsid="005ff56c"/>
    </style:style>
    <style:style style:name="T596" style:family="text">
      <style:text-properties officeooo:rsid="0060764f"/>
    </style:style>
    <style:style style:name="T597" style:family="text">
      <style:text-properties officeooo:rsid="0060f4d2"/>
    </style:style>
    <style:style style:name="T598" style:family="text">
      <style:text-properties officeooo:rsid="00617935"/>
    </style:style>
    <style:style style:name="T599" style:family="text">
      <style:text-properties officeooo:rsid="00625a48"/>
    </style:style>
    <style:style style:name="T600" style:family="text">
      <style:text-properties officeooo:rsid="0062989a"/>
    </style:style>
    <style:style style:name="T601" style:family="text">
      <style:text-properties officeooo:rsid="0063c2f1"/>
    </style:style>
    <style:style style:name="T602" style:family="text">
      <style:text-properties officeooo:rsid="006ac2db"/>
    </style:style>
    <style:style style:name="T603" style:family="text">
      <style:text-properties officeooo:rsid="0064e381"/>
    </style:style>
    <style:style style:name="T604" style:family="text">
      <style:text-properties officeooo:rsid="0066714b"/>
    </style:style>
    <style:style style:name="T605" style:family="text">
      <style:text-properties officeooo:rsid="00695d85"/>
    </style:style>
    <style:style style:name="T606" style:family="text">
      <style:text-properties officeooo:rsid="0067f54c"/>
    </style:style>
    <style:style style:name="T607" style:family="text">
      <style:text-properties officeooo:rsid="008151e4"/>
    </style:style>
    <style:style style:name="T608" style:family="text">
      <style:text-properties officeooo:rsid="00839450"/>
    </style:style>
    <style:style style:name="T609" style:family="text">
      <style:text-properties officeooo:rsid="00843148"/>
    </style:style>
    <style:style style:name="T610" style:family="text">
      <style:text-properties officeooo:rsid="0088519a"/>
    </style:style>
    <style:style style:name="T611" style:family="text">
      <style:text-properties officeooo:rsid="00892a39"/>
    </style:style>
    <style:style style:name="T612" style:family="text">
      <style:text-properties officeooo:rsid="008a7f31"/>
    </style:style>
    <style:style style:name="T613" style:family="text">
      <style:text-properties officeooo:rsid="008b0e2b"/>
    </style:style>
    <style:style style:name="T614" style:family="text">
      <style:text-properties officeooo:rsid="008c6bbf"/>
    </style:style>
    <style:style style:name="T615" style:family="text">
      <style:text-properties officeooo:rsid="00906fe7"/>
    </style:style>
    <style:style style:name="T616" style:family="text">
      <style:text-properties officeooo:rsid="008d2635"/>
    </style:style>
    <style:style style:name="T617" style:family="text">
      <style:text-properties officeooo:rsid="008e748d"/>
    </style:style>
    <style:style style:name="T618" style:family="text">
      <style:text-properties officeooo:rsid="00918178"/>
    </style:style>
    <style:style style:name="T619" style:family="text">
      <style:text-properties officeooo:rsid="00923238"/>
    </style:style>
    <style:style style:name="T620" style:family="text">
      <style:text-properties officeooo:rsid="00a93857"/>
    </style:style>
    <style:style style:name="T621" style:family="text">
      <style:text-properties officeooo:rsid="009bdaa0"/>
    </style:style>
    <style:style style:name="T622" style:family="text">
      <style:text-properties officeooo:rsid="009c7266"/>
    </style:style>
    <style:style style:name="T623" style:family="text">
      <style:text-properties officeooo:rsid="00a29fac"/>
    </style:style>
    <style:style style:name="T624" style:family="text">
      <style:text-properties officeooo:rsid="00a48ac7"/>
    </style:style>
    <style:style style:name="T625" style:family="text">
      <style:text-properties officeooo:rsid="00a646f6"/>
    </style:style>
    <style:style style:name="T626" style:family="text">
      <style:text-properties officeooo:rsid="00a7a4b2"/>
    </style:style>
    <style:style style:name="T627" style:family="text">
      <style:text-properties officeooo:rsid="00a93855"/>
    </style:style>
    <style:style style:name="T628" style:family="text">
      <style:text-properties officeooo:rsid="00ab2761"/>
    </style:style>
    <style:style style:name="T629" style:family="text">
      <style:text-properties officeooo:rsid="00abb5e9"/>
    </style:style>
    <style:style style:name="T630" style:family="text">
      <style:text-properties officeooo:rsid="006cc6ec"/>
    </style:style>
    <style:style style:name="T631" style:family="text">
      <style:text-properties officeooo:rsid="00693058"/>
    </style:style>
    <style:style style:name="T632" style:family="text">
      <style:text-properties officeooo:rsid="0069a009"/>
    </style:style>
    <style:style style:name="T633" style:family="text">
      <style:text-properties officeooo:rsid="006b59b5"/>
    </style:style>
    <style:style style:name="T634" style:family="text">
      <style:text-properties officeooo:rsid="0071940c"/>
    </style:style>
    <style:style style:name="T635" style:family="text">
      <style:text-properties officeooo:rsid="006f5d59"/>
    </style:style>
    <style:style style:name="T636" style:family="text">
      <style:text-properties officeooo:rsid="0011d025"/>
    </style:style>
    <style:style style:name="T637" style:family="text">
      <style:text-properties officeooo:rsid="00751b15"/>
    </style:style>
    <style:style style:name="T638" style:family="text">
      <style:text-properties officeooo:rsid="0076dd02"/>
    </style:style>
    <style:style style:name="T639" style:family="text">
      <style:text-properties officeooo:rsid="0078e134"/>
    </style:style>
    <style:style style:name="T640" style:family="text">
      <style:text-properties officeooo:rsid="007b60db"/>
    </style:style>
    <style:style style:name="T641" style:family="text">
      <style:text-properties officeooo:rsid="007c4fb1"/>
    </style:style>
    <style:style style:name="T642" style:family="text">
      <style:text-properties officeooo:rsid="0037edf1"/>
    </style:style>
    <style:style style:name="T643" style:family="text">
      <style:text-properties officeooo:rsid="003a9c02"/>
    </style:style>
    <style:style style:name="T644" style:family="text">
      <style:text-properties officeooo:rsid="003b9bb4"/>
    </style:style>
    <style:style style:name="T645" style:family="text">
      <style:text-properties officeooo:rsid="00401194"/>
    </style:style>
    <style:style style:name="T646" style:family="text">
      <style:text-properties officeooo:rsid="004ec5a9"/>
    </style:style>
    <style:style style:name="T647" style:family="text">
      <style:text-properties officeooo:rsid="00428734"/>
    </style:style>
    <style:style style:name="T648" style:family="text">
      <style:text-properties officeooo:rsid="0045f1e5"/>
    </style:style>
    <style:style style:name="T649" style:family="text">
      <style:text-properties officeooo:rsid="0042c49f"/>
    </style:style>
    <style:style style:name="T650" style:family="text">
      <style:text-properties officeooo:rsid="00459de5"/>
    </style:style>
    <style:style style:name="T651" style:family="text">
      <style:text-properties officeooo:rsid="0046415f"/>
    </style:style>
    <style:style style:name="T652" style:family="text">
      <style:text-properties officeooo:rsid="0044344f"/>
    </style:style>
    <style:style style:name="T653" style:family="text">
      <style:text-properties officeooo:rsid="00474790"/>
    </style:style>
    <style:style style:name="T654" style:family="text">
      <style:text-properties officeooo:rsid="004ad756"/>
    </style:style>
    <style:style style:name="T655" style:family="text">
      <style:text-properties officeooo:rsid="0049c245"/>
    </style:style>
    <style:style style:name="T656" style:family="text">
      <style:text-properties officeooo:rsid="004bde2d"/>
    </style:style>
    <style:style style:name="T657" style:family="text">
      <style:text-properties officeooo:rsid="004cd541"/>
    </style:style>
    <style:style style:name="T658" style:family="text">
      <style:text-properties officeooo:rsid="005088f9"/>
    </style:style>
    <style:style style:name="T659" style:family="text">
      <style:text-properties officeooo:rsid="00525e5d"/>
    </style:style>
    <style:style style:name="T660" style:family="text">
      <style:text-properties officeooo:rsid="0053f61b"/>
    </style:style>
    <style:style style:name="T661" style:family="text">
      <style:text-properties officeooo:rsid="0057f4c5"/>
    </style:style>
    <style:style style:name="T662" style:family="text">
      <style:text-properties officeooo:rsid="0059b85f"/>
    </style:style>
    <style:style style:name="T663" style:family="text">
      <style:text-properties officeooo:rsid="00651d35"/>
    </style:style>
    <style:style style:name="T664" style:family="text">
      <style:text-properties officeooo:rsid="005bea5b"/>
    </style:style>
    <style:style style:name="T665" style:family="text">
      <style:text-properties officeooo:rsid="005c1402"/>
    </style:style>
    <style:style style:name="T666" style:family="text">
      <style:text-properties officeooo:rsid="00638235"/>
    </style:style>
    <style:style style:name="T667" style:family="text">
      <style:text-properties officeooo:rsid="00666f67"/>
    </style:style>
    <style:style style:name="T668" style:family="text">
      <style:text-properties officeooo:rsid="0066d953"/>
    </style:style>
    <style:style style:name="T669" style:family="text">
      <style:text-properties officeooo:rsid="001675a3"/>
    </style:style>
    <style:style style:name="T670" style:family="text">
      <style:text-properties officeooo:rsid="002b5368"/>
    </style:style>
    <style:style style:name="T671" style:family="text">
      <style:text-properties officeooo:rsid="001fa5cc"/>
    </style:style>
    <style:style style:name="T672" style:family="text">
      <style:text-properties officeooo:rsid="001fb796"/>
    </style:style>
    <style:style style:name="T673" style:family="text">
      <style:text-properties officeooo:rsid="0021016f"/>
    </style:style>
    <style:style style:name="T674" style:family="text">
      <style:text-properties officeooo:rsid="0021090e"/>
    </style:style>
    <style:style style:name="T675" style:family="text">
      <style:text-properties officeooo:rsid="0023694b"/>
    </style:style>
    <style:style style:name="T676" style:family="text">
      <style:text-properties officeooo:rsid="00245216"/>
    </style:style>
    <style:style style:name="T677" style:family="text">
      <style:text-properties officeooo:rsid="00260a75"/>
    </style:style>
    <style:style style:name="T678" style:family="text">
      <style:text-properties officeooo:rsid="0028ac4c"/>
    </style:style>
    <style:style style:name="T679" style:family="text">
      <style:text-properties officeooo:rsid="002bf1f9"/>
    </style:style>
    <style:style style:name="T680" style:family="text">
      <style:text-properties officeooo:rsid="0030580b"/>
    </style:style>
    <style:style style:name="T681" style:family="text">
      <style:text-properties officeooo:rsid="003320d7"/>
    </style:style>
    <style:style style:name="T682" style:family="text">
      <style:text-properties officeooo:rsid="00335a26"/>
    </style:style>
    <style:style style:name="T683" style:family="text">
      <style:text-properties officeooo:rsid="003d5531"/>
    </style:style>
    <style:style style:name="T684" style:family="text">
      <style:text-properties officeooo:rsid="0034a976"/>
    </style:style>
    <style:style style:name="T685" style:family="text">
      <style:text-properties officeooo:rsid="00360eb8"/>
    </style:style>
    <style:style style:name="T686" style:family="text">
      <style:text-properties officeooo:rsid="003745d3"/>
    </style:style>
    <style:style style:name="T687" style:family="text">
      <style:text-properties officeooo:rsid="00359aa8"/>
    </style:style>
    <style:style style:name="T688" style:family="text">
      <style:text-properties officeooo:rsid="0045105f"/>
    </style:style>
    <style:style style:name="T689" style:family="text">
      <style:text-properties officeooo:rsid="0039186e"/>
    </style:style>
    <style:style style:name="T690" style:family="text">
      <style:text-properties officeooo:rsid="004c0264"/>
    </style:style>
    <style:style style:name="T691" style:family="text">
      <style:text-properties officeooo:rsid="003965df"/>
    </style:style>
    <style:style style:name="T692" style:family="text">
      <style:text-properties officeooo:rsid="00460858"/>
    </style:style>
    <style:style style:name="T693" style:family="text">
      <style:text-properties officeooo:rsid="004787e5"/>
    </style:style>
    <style:style style:name="T694" style:family="text">
      <style:text-properties officeooo:rsid="002d153a"/>
    </style:style>
    <style:style style:name="T695" style:family="text">
      <style:text-properties officeooo:rsid="003ca18f"/>
    </style:style>
    <style:style style:name="T696" style:family="text">
      <style:text-properties officeooo:rsid="0040bc8e"/>
    </style:style>
    <style:style style:name="T697" style:family="text">
      <style:text-properties officeooo:rsid="003de73f"/>
    </style:style>
    <style:style style:name="T698" style:family="text">
      <style:text-properties officeooo:rsid="003f6c6b"/>
    </style:style>
    <style:style style:name="T699" style:family="text">
      <style:text-properties officeooo:rsid="00386298"/>
    </style:style>
    <style:style style:name="T700" style:family="text">
      <style:text-properties officeooo:rsid="0044410a"/>
    </style:style>
    <style:style style:name="T701" style:family="text">
      <style:text-properties officeooo:rsid="003a1f0c"/>
    </style:style>
    <style:style style:name="T702" style:family="text">
      <style:text-properties officeooo:rsid="003afa8c"/>
    </style:style>
    <style:style style:name="T703" style:family="text">
      <style:text-properties officeooo:rsid="003bc3fa"/>
    </style:style>
    <style:style style:name="T704" style:family="text">
      <style:text-properties officeooo:rsid="003dfc55"/>
    </style:style>
    <style:style style:name="T705" style:family="text">
      <style:text-properties officeooo:rsid="003fefc7"/>
    </style:style>
    <style:style style:name="T706" style:family="text">
      <style:text-properties officeooo:rsid="004054e8"/>
    </style:style>
    <style:style style:name="T707" style:family="text">
      <style:text-properties officeooo:rsid="00411b18"/>
    </style:style>
    <style:style style:name="T708" style:family="text">
      <style:text-properties officeooo:rsid="0042f5cd"/>
    </style:style>
    <style:style style:name="T709" style:family="text">
      <style:text-properties officeooo:rsid="0042d792"/>
    </style:style>
    <style:style style:name="T710" style:family="text">
      <style:text-properties officeooo:rsid="0046b405"/>
    </style:style>
    <style:style style:name="T711" style:family="text">
      <style:text-properties officeooo:rsid="00483590"/>
    </style:style>
    <style:style style:name="T712" style:family="text">
      <style:text-properties officeooo:rsid="004b4ef1"/>
    </style:style>
    <style:style style:name="T713" style:family="text">
      <style:text-properties officeooo:rsid="00792a82"/>
    </style:style>
    <style:style style:name="T714" style:family="text">
      <style:text-properties officeooo:rsid="004aa76e"/>
    </style:style>
    <style:style style:name="T715" style:family="text">
      <style:text-properties officeooo:rsid="004c83fc"/>
    </style:style>
    <style:style style:name="T716" style:family="text">
      <style:text-properties officeooo:rsid="004eabf6"/>
    </style:style>
    <style:style style:name="T717" style:family="text">
      <style:text-properties officeooo:rsid="004ffab0"/>
    </style:style>
    <style:style style:name="T718" style:family="text">
      <style:text-properties officeooo:rsid="00516ef0"/>
    </style:style>
    <style:style style:name="T719" style:family="text">
      <style:text-properties officeooo:rsid="0052e88f"/>
    </style:style>
    <style:style style:name="T720" style:family="text">
      <style:text-properties officeooo:rsid="00544b81"/>
    </style:style>
    <style:style style:name="T721" style:family="text">
      <style:text-properties officeooo:rsid="00551f37"/>
    </style:style>
    <style:style style:name="T722" style:family="text">
      <style:text-properties officeooo:rsid="00563e71"/>
    </style:style>
    <style:style style:name="T723" style:family="text">
      <style:text-properties officeooo:rsid="005aff5a"/>
    </style:style>
    <style:style style:name="T724" style:family="text">
      <style:text-properties officeooo:rsid="0061134a"/>
    </style:style>
    <style:style style:name="T725" style:family="text">
      <style:text-properties officeooo:rsid="0056f52c"/>
    </style:style>
    <style:style style:name="T726" style:family="text">
      <style:text-properties officeooo:rsid="005800e7"/>
    </style:style>
    <style:style style:name="T727" style:family="text">
      <style:text-properties officeooo:rsid="006331b2"/>
    </style:style>
    <style:style style:name="T728" style:family="text">
      <style:text-properties officeooo:rsid="005c97c8"/>
    </style:style>
    <style:style style:name="T729" style:family="text">
      <style:text-properties officeooo:rsid="005dcfa1"/>
    </style:style>
    <style:style style:name="T730" style:family="text">
      <style:text-properties officeooo:rsid="005fc91e"/>
    </style:style>
    <style:style style:name="T731" style:family="text">
      <style:text-properties officeooo:rsid="00772ed1"/>
    </style:style>
    <style:style style:name="T732" style:family="text">
      <style:text-properties officeooo:rsid="00648d31"/>
    </style:style>
    <style:style style:name="T733" style:family="text">
      <style:text-properties officeooo:rsid="00774f5e"/>
    </style:style>
    <style:style style:name="T734" style:family="text">
      <style:text-properties officeooo:rsid="0066c4c5"/>
    </style:style>
    <style:style style:name="T735" style:family="text">
      <style:text-properties officeooo:rsid="0068b8db"/>
    </style:style>
    <style:style style:name="T736" style:family="text">
      <style:text-properties officeooo:rsid="00712cb3"/>
    </style:style>
    <style:style style:name="T737" style:family="text">
      <style:text-properties officeooo:rsid="00693915"/>
    </style:style>
    <style:style style:name="T738" style:family="text">
      <style:text-properties officeooo:rsid="0069bb2f"/>
    </style:style>
    <style:style style:name="T739" style:family="text">
      <style:text-properties officeooo:rsid="0076abf1"/>
    </style:style>
    <style:style style:name="T740" style:family="text">
      <style:text-properties officeooo:rsid="0033a04a"/>
    </style:style>
    <style:style style:name="T741" style:family="text">
      <style:text-properties officeooo:rsid="0036c88c"/>
    </style:style>
    <style:style style:name="T742" style:family="text">
      <style:text-properties officeooo:rsid="0019026f"/>
    </style:style>
    <style:style style:name="T743" style:family="text">
      <style:text-properties officeooo:rsid="001be43f"/>
    </style:style>
    <style:style style:name="T744" style:family="text">
      <style:text-properties officeooo:rsid="00218739"/>
    </style:style>
    <style:style style:name="T745" style:family="text">
      <style:text-properties officeooo:rsid="00347f80"/>
    </style:style>
    <style:style style:name="T746" style:family="text">
      <style:text-properties officeooo:rsid="0035dcde"/>
    </style:style>
    <style:style style:name="T747" style:family="text">
      <style:text-properties officeooo:rsid="00355b9f"/>
    </style:style>
    <style:style style:name="T748" style:family="text">
      <style:text-properties officeooo:rsid="002536f9"/>
    </style:style>
    <style:style style:name="T749" style:family="text">
      <style:text-properties officeooo:rsid="002790b5"/>
    </style:style>
    <style:style style:name="T750" style:family="text">
      <style:text-properties officeooo:rsid="002907fa"/>
    </style:style>
    <style:style style:name="T751" style:family="text">
      <style:text-properties officeooo:rsid="0029871a"/>
    </style:style>
    <style:style style:name="T752" style:family="text">
      <style:text-properties officeooo:rsid="0035df36"/>
    </style:style>
    <style:style style:name="T753" style:family="text">
      <style:text-properties officeooo:rsid="002bf0cd"/>
    </style:style>
    <style:style style:name="T754" style:family="text">
      <style:text-properties officeooo:rsid="0031b898"/>
    </style:style>
    <style:style style:name="T755" style:family="text">
      <style:text-properties officeooo:rsid="0034256c"/>
    </style:style>
    <style:style style:name="T756" style:family="text">
      <style:text-properties officeooo:rsid="00465231"/>
    </style:style>
    <style:style style:name="T757" style:family="text">
      <style:text-properties officeooo:rsid="00288cf3"/>
    </style:style>
    <style:style style:name="T758" style:family="text">
      <style:text-properties officeooo:rsid="00294f0e"/>
    </style:style>
    <style:style style:name="T759" style:family="text">
      <style:text-properties officeooo:rsid="002d88aa"/>
    </style:style>
    <style:style style:name="T760" style:family="text">
      <style:text-properties officeooo:rsid="002e966c"/>
    </style:style>
    <style:style style:name="T761" style:family="text">
      <style:text-properties officeooo:rsid="0034bc8d"/>
    </style:style>
    <style:style style:name="T762" style:family="text">
      <style:text-properties officeooo:rsid="003590c5"/>
    </style:style>
    <style:style style:name="T763" style:family="text">
      <style:text-properties officeooo:rsid="003d7719"/>
    </style:style>
    <style:style style:name="T764" style:family="text">
      <style:text-properties officeooo:rsid="003e1302"/>
    </style:style>
    <style:style style:name="T765" style:family="text">
      <style:text-properties officeooo:rsid="003f186c"/>
    </style:style>
    <style:style style:name="T766" style:family="text">
      <style:text-properties officeooo:rsid="0040aa89"/>
    </style:style>
    <style:style style:name="T767" style:family="text">
      <style:text-properties officeooo:rsid="00465101"/>
    </style:style>
    <style:style style:name="T768" style:family="text">
      <style:text-properties officeooo:rsid="004b13c2"/>
    </style:style>
    <style:style style:name="T769" style:family="text">
      <style:text-properties officeooo:rsid="004cdbe4"/>
    </style:style>
    <style:style style:name="T770" style:family="text">
      <style:text-properties officeooo:rsid="004fc4f5"/>
    </style:style>
    <style:style style:name="T771" style:family="text">
      <style:text-properties officeooo:rsid="0050d76f"/>
    </style:style>
    <style:style style:name="T772" style:family="text">
      <style:text-properties officeooo:rsid="0052fffe"/>
    </style:style>
    <style:style style:name="T773" style:family="text">
      <style:text-properties officeooo:rsid="00538400"/>
    </style:style>
    <style:style style:name="T774" style:family="text">
      <style:text-properties officeooo:rsid="0053c991"/>
    </style:style>
    <style:style style:name="T775" style:family="text">
      <style:text-properties officeooo:rsid="0055c68d"/>
    </style:style>
    <style:style style:name="T776" style:family="text">
      <style:text-properties officeooo:rsid="0057b500"/>
    </style:style>
    <style:style style:name="T777" style:family="text">
      <style:text-properties officeooo:rsid="005963a8"/>
    </style:style>
    <style:style style:name="T778" style:family="text">
      <style:text-properties officeooo:rsid="005ad8e8"/>
    </style:style>
    <style:style style:name="T779" style:family="text">
      <style:text-properties officeooo:rsid="005ca9b9"/>
    </style:style>
    <style:style style:name="T780" style:family="text">
      <style:text-properties officeooo:rsid="005e2e0d"/>
    </style:style>
    <style:style style:name="T781" style:family="text">
      <style:text-properties officeooo:rsid="005ead5f"/>
    </style:style>
    <style:style style:name="T782" style:family="text">
      <style:text-properties officeooo:rsid="00604954"/>
    </style:style>
    <style:style style:name="T783" style:family="text">
      <style:text-properties officeooo:rsid="0061286f"/>
    </style:style>
    <style:style style:name="T784" style:family="text">
      <style:text-properties officeooo:rsid="0064bb5c"/>
    </style:style>
    <style:style style:name="T785" style:family="text">
      <style:text-properties officeooo:rsid="0065fa3f"/>
    </style:style>
    <style:style style:name="T786" style:family="text">
      <style:text-properties officeooo:rsid="00673bd9"/>
    </style:style>
    <style:style style:name="T787" style:family="text">
      <style:text-properties officeooo:rsid="006ce0ca"/>
    </style:style>
    <style:style style:name="T788" style:family="text">
      <style:text-properties officeooo:rsid="006d87d3"/>
    </style:style>
    <style:style style:name="T789" style:family="text">
      <style:text-properties officeooo:rsid="006f22e9"/>
    </style:style>
    <style:style style:name="T790" style:family="text">
      <style:text-properties officeooo:rsid="0070efe2"/>
    </style:style>
    <style:style style:name="T791" style:family="text">
      <style:text-properties officeooo:rsid="0072d913"/>
    </style:style>
    <style:style style:name="T792" style:family="text">
      <style:text-properties officeooo:rsid="007456ed"/>
    </style:style>
    <style:style style:name="T793" style:family="text">
      <style:text-properties officeooo:rsid="00747b2c"/>
    </style:style>
    <style:style style:name="T794" style:family="text">
      <style:text-properties officeooo:rsid="0079171c"/>
    </style:style>
    <style:style style:name="T795" style:family="text">
      <style:text-properties officeooo:rsid="007a38fd"/>
    </style:style>
    <style:style style:name="T796" style:family="text">
      <style:text-properties officeooo:rsid="007a4c4d"/>
    </style:style>
    <style:style style:name="T797" style:family="text">
      <style:text-properties officeooo:rsid="007b60a0"/>
    </style:style>
    <style:style style:name="T798" style:family="text">
      <style:text-properties officeooo:rsid="010c4e4d"/>
    </style:style>
    <style:style style:name="T799" style:family="text">
      <style:text-properties officeooo:rsid="010d04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8"/>
      <text:p text:style-name="P908">Медовый месяц совпал с моим отпуском на заводе.</text:p>
      <text:p text:style-name="P908">Наша первая супружеская размолвка случилась на <text:span text:style-name="T750">третий день.</text:span></text:p>
      <text:p text:style-name="P909">Я сидел во дворе, разбирал ноты какого-то испанского гитарного этюда. Она прошла из хаты в сарай и позвала меня.</text:p>
      <text:p text:style-name="P909">Я ещё минуты две подёргал струны и пришёл.</text:p>
      <text:p text:style-name="P909">Она заплакала, что она мне не нужна и я не обращаю на неё внимания. Так разве с жёнами обращаются?</text:p>
      <text:p text:style-name="P909">Пришлось заглаживать вину единственным известным мне способом.</text:p>
      <text:p text:style-name="P909">Хоть и не понял — в чём вина?</text:p>
      <text:p text:style-name="P909"/>
      <text:p text:style-name="P909">Э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909">Впрочем, возможно я и теперь чего-то не так понял.</text:p>
      <text:p text:style-name="P909"/>
      <text:p text:style-name="P909">Моего отца она покорила фаршированной луком и рисом рыбой по рецепту приморского города.</text:p>
      <text:p text:style-name="P909">Мне тоже очень понравилось. Жаль редко она её готовила.</text:p>
      <text:p text:style-name="P909"/>
      <text:p text:style-name="P909">Лёха Кузько принёс благую весть — мы будем играть в ДК завода КЭМЗ, он договорился.</text:p>
      <text:p text:style-name="P909">Я обрадовался; если не играешь — это не жизнь.</text:p>
      <text:p text:style-name="P909">И к тому же, когда мы с Ольгой ходили к «шпицам» на танцы и там на площадке вспыхивала драка, я боялся за её живот, хоть его и не было ещё видно.</text:p>
      <text:p text:style-name="P909"/>
      <text:p text:style-name="P909">На танцы в КЭМЗ приходила толпа из далёких от Лунатика районов. Хоть «шпицы» и лучше нас, но после их танцев <text:s text:c="2"/>трамвая не дождёшься.</text:p>
      <text:p text:style-name="P910">Но некоторые хлопцы с Посёлка приезжают вк нам в ДК КЭМЗ.</text:p>
      <text:p text:style-name="P910">Люди любят вливаться в толпу.</text:p>
      <text:p text:style-name="P909">Владю и Чубу забрали в армию, на бас-гитаре теперь Сур, сосед Чубы, ещё десятиклассник.</text:p>
      <text:p text:style-name="P909">С нами стал петь загребельский хлопец Фофик, <text:span text:style-name="T751">его коронный номер песня Макаревича:</text:span></text:p>
      <text:p text:style-name="P909"><text:span text:style-name="T79"><text:tab/><text:tab/><text:tab/></text:span><text:span text:style-name="T91">Я пью до дна за тех, кто в море..</text:span><text:span text:style-name="T751">.</text:span></text:p>
      <text:p text:style-name="P910">и ещё про американского лётчика сбитого в небе над Вьетнамом:</text:p>
      <text:p text:style-name="P910"><text:span text:style-name="T79"><text:tab/><text:tab/><text:tab/>Мой «фантом», как пуля быстрый..</text:span>.</text:p>
      <text:p text:style-name="P910"/>
      <text:p text:style-name="P910">Только недавно я узнал, что это переделка «Секретного агента Мэла Тормé. Ещё из 50-х.</text:p>
      <text:p text:style-name="P910">Всё же в музыке они нас всегда обгоняли.</text:p>
      <text:p text:style-name="P910"/>
      <text:p text:style-name="P910">Однажды ночью Ольга полезла с поцелуями к моему члену, но я крикнул:</text:p>
      <text:p text:style-name="P910">- Мне не нужна жена вафлистка!</text:p>
      <text:p text:style-name="P910">Она отдёрнулась, а я тут же пожалел о своей дурости. <text:span text:style-name="T765">Идиот!! </text:span>Зачем? Ведь так же хорошо было!</text:p>
      <text:p text:style-name="P910">Влился в толпу тупых бурсаков.</text:p>
      <text:p text:style-name="P910">Когда в сарае стало слишком холодно, мы перешли на кушетку в кухне.</text:p>
      <text:p text:style-name="P910">На ночь я плотно закрывал двустворчатую дверь между кухней и комнатой, где спали родители и мои брат с сестрой.</text:p>
      <text:p text:style-name="P910">Не потому, что мы каждую ночь занимались любовью, а чтобы они там не знали в какую ночь мы это делаем.</text:p>
      <text:p text:style-name="P910">На танцах в КЭМЗе Ольга редко танцевала — слишком большой живот, а вокруг прыгают <text:span text:style-name="T765">и </text:span>не смотрят куда.</text:p>
      <text:p text:style-name="P910">Её светло-коричневая мини-дублёнка <text:s text:c="2"/>тоже стала застёгиваться с трудом.</text:p>
      <text:p text:style-name="P910">Однажды ночью она начала плакать, что я её совсем разлюбил такую. Но это неправда, мне её было жалко и хотелось защитить от всего.</text:p>
      <text:p text:style-name="P911"><text:soft-page-break/>Она плакала, пока не заставила меня заняться с ней любовью. И было хорошо, только приходилось очень осторожничать, чтоб никак животу не повредить.</text:p>
      <text:p text:style-name="P911"/>
      <text:p text:style-name="P911">Через четыре дня Ольга родила мою первую дочь — Елену.</text:p>
      <text:p text:style-name="P535"><text:tab/><text:tab/><text:tab/><text:tab/></text:p>
      <text:p text:style-name="P911">Дети цветы жизни, пока не распищатся...</text:p>
      <text:p text:style-name="P535"><text:tab/><text:tab/><text:tab/><text:tab/>Нашу Ленку-мордочку</text:p>
      <text:p text:style-name="P535"><text:tab/><text:tab/><text:tab/><text:tab/>Выброшу я в форточку,</text:p>
      <text:p text:style-name="P911"><text:span text:style-name="T79"><text:tab/><text:tab/><text:tab/><text:tab/>Чтоб она не плакала..</text:span>.</text:p>
      <text:p text:style-name="P911">Маленькие груди Ольги оказались весьма млекообильными. <text:s/>После кормления приходилось даже сдаивать в стакан излишки.</text:p>
      <text:p text:style-name="P911">Ну, конечно же, она добилась, чтобы я попробовал.</text:p>
      <text:p text:style-name="P911">О вкусах не спорят, но что эти младенцы в нём нашли? Пастеризованное и то лучше.</text:p>
      <text:p text:style-name="P911"/>
      <text:p text:style-name="P911">Тётя Нина сказала, что ребёнка надо обязательно окрестить.</text:p>
      <text:p text:style-name="P911">Мы понесли Ленку в какую-то хату в районе двенадцатой школы. Во дворе было много народу.</text:p>
      <text:p text:style-name="P911">Вобщем, церковь, но без креста — типа, подпольная.</text:p>
      <text:p text:style-name="P911">Внутри тоже — хата хатой, только мебели нет.</text:p>
      <text:p text:style-name="P911">Ребёнка вынули из конверта, наскоро смочили, чтоб заревела и выдали крестик.</text:p>
      <text:p text:style-name="P911"/>
      <text:p text:style-name="P911">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911">Все сразу проголосовали «за», но посочувствовали, что я не исключён и у меня ещё десять лет будут вычитать из зарплаты комсомольские взносы.</text:p>
      <text:p text:style-name="P911">Позже я узнал, что поп-креститель каждый месяц должен сдавать списки посетителей его хаты. Вот те и подпольщик.</text:p>
      <text:p text:style-name="P911">А в феврале я проштрафился ещё больше.</text:p>
      <text:p text:style-name="P911">Лёха ехал в город Коросте<text:span text:style-name="T752">н</text:span>ь, привезти электрогитары для КЭМЗа.</text:p>
      <text:p text:style-name="P911">Я тоже хотел с ним поехать, но когда начал отпрашиваться в цеху, <text:span text:style-name="T753">мне сказали подождать начальника.</text:span></text:p>
      <text:p text:style-name="P912">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912">Тут меня зло взяло и я ушёл, всё равно ещё не переодевался. А Лёха, оказывается, уже уехал.</text:p>
      <text:p text:style-name="P912">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912"/>
      <text:p text:style-name="P912"><text:span text:style-name="T79"><text:tab/><text:tab/>Вы лучше лес рубите на гробы — в прорыв идут штрафные батальоны.</text:span>..</text:p>
      <text:p text:style-name="P912"/>
      <text:p text:style-name="P912">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912">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912">Короче, лучше Кузнечного места не найти, если занимаешься вокалом. Ори — сколько влезет, никто тебя не слышит. Вот и я — сам себя не слышу, но ору:</text:p>
      <text:p text:style-name="P912"><text:tab/><text:tab/><text:tab/><text:span text:style-name="T79">О, мами,</text:span></text:p>
      <text:p text:style-name="P536"><text:s text:c="2"/><text:tab/><text:tab/><text:tab/>О, мами-мами блу,</text:p>
      <text:p text:style-name="P912"><text:soft-page-break/><text:span text:style-name="T79"><text:tab/><text:tab/><text:tab/>О мами блу.</text:span>..</text:p>
      <text:p text:style-name="P912">Но это я ору, пока Боря узнаёт сколько чего на сегодня.</text:p>
      <text:p text:style-name="P912">Боря — мой напарник, его тоже перевели в подсобники за нарушение трудовой дисциплины, а сам он кузнец из Кузнечного.</text:p>
      <text:p text:style-name="P912">Ему лет за тридцать, светловолосый, невысокий. И не скажешь, что кузнец. Залетел за пьянку.</text:p>
      <text:p text:style-name="P912">Наша работа — загружать болванки в печи.</text:p>
      <text:p text:style-name="P912">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912">Болванки, конечно, неподъёмные, поэтому тут есть тельферный кран.</text:p>
      <text:p text:style-name="P913">Я их цепляю захватом-клещами, а Боря орудует кнопками пульта, что висит с крана, и переправляет их на вагонетку.</text:p>
      <text:p text:style-name="P913">Там я их направляю и придерживаю, пока расстегнётся захват.</text:p>
      <text:p text:style-name="P913">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913">Мы выталкиваем её в основной корпус на поворотный круг. Он похож на крышку канализационного люка, но он подвижный.</text:p>
      <text:p text:style-name="P913">Мы проворачиваем на нём нашу вагонетку на 90 градусов и катим дальше по рельсам узкоколейки до нужной печи.</text:p>
      <text:p text:style-name="P913">Самое трудное — сдвинуть вагонетку с места; тут приходится упираться рогом, а когда начнёт потихоньку двигаться, то всё — ты наша!</text:p>
      <text:p text:style-name="P913">Перед жерлом печи — полка.</text:p>
      <text:p text:style-name="P913">Прикрывая лицо от огненного жара изнутри, Боря ставит на неё трубу-ролик, шириной в полметра.</text:p>
      <text:p text:style-name="P913">На ролик мы взваливаем продолговатую лопату с приподнятыми бортиками, чтобы болванки не скатывались по сторонам.</text:p>
      <text:p text:style-name="P913">Рукоять лопаты длиной метров пять. Она не из железа, а стальная, сечением шесть на четыре сантиметра.</text:p>
      <text:p text:style-name="P913">Заканчивается рукоять поперечиной, за которую могут ухватить двое рабочих — по одному с каждой стороны от рукояти.</text:p>
      <text:p text:style-name="P913">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913">Он отгоняет тельфер обратно к вагонетке, подходит ко мне и мы ухватываем каждый свою половину поперечины.</text:p>
      <text:p text:style-name="P913">- И!..</text:p>
      <text:p text:style-name="P913">Мы толкаем лопату по ролику на три-четыре широких шага.</text:p>
      <text:p text:style-name="P914">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914">Вот почему Боря работает в брезентовом фартуке кузнеца, а я дожигаю свой когда-то любимый красный свитер.</text:p>
      <text:p text:style-name="P914">Защитно вскинув плечи, мы вытаскиваем лопату обратно на ролик и Боря идёт за следующей болванкой.</text:p>
      <text:p text:style-name="P914"><text:tab/><text:tab/><text:tab/><text:span text:style-name="T79">Туда-сюда... обратно...</text:span></text:p>
      <text:p text:style-name="P914"><text:span text:style-name="T79"><text:tab/><text:tab/><text:tab/>А как оно приятно!.</text:span>.</text:p>
      <text:p text:style-name="P914">Потом мы гоним порожнюю вагонетку за новой партией болванок.</text:p>
      <text:p text:style-name="P914">В печи их тоже надо укладывать слоями и рядами, иначе не поместятся.</text:p>
      <text:p text:style-name="P914">Чем больше загружено, тем короче пробежки с лопатой.</text:p>
      <text:p text:style-name="P914">Я не сразу освоил синхронный прыжок и Боря крыл меня неслышным в грохоте и гуле матом.</text:p>
      <text:p text:style-name="P914">Недолетевшая до нужного места болванка будет делать мозги при загрузке остальных.</text:p>
      <text:p text:style-name="P914">Но навык <text:s/>гитариста помог мне уловить ритм.</text:p>
      <text:p text:style-name="P914"><text:soft-page-break/>Боря немногословен. У меня с вентилятором больше общения. Дуэтом.</text:p>
      <text:p text:style-name="P914">Но однажды Боря прокричал мне в самое ухо:</text:p>
      <text:p text:style-name="P914">-Сегодня загрузили сорок тонн!</text:p>
      <text:p text:style-name="P914">Он улыбался. Трудовая победа. Фигня — пустые слова. Просто мы сделали это.</text:p>
      <text:p text:style-name="P914">Работаем мы в две смены — во вторую и в третью, а в первую наши болванки достают из печей на наковальни.</text:p>
      <text:p text:style-name="P914">А в день получки я глазам своим не поверил — у меня за месяц сто двадцать рублей!</text:p>
      <text:p text:style-name="P914">«...на нижеоплачиваемую должность...»</text:p>
      <text:p text:style-name="P914"><text:tab/><text:tab/><text:tab/><text:span text:style-name="T79">- Ha-ha, Mr. Lebedev!</text:span></text:p>
      <text:p text:style-name="P914"><text:span text:style-name="T79"><text:tab/><text:tab/><text:tab/>- Ha-ha, Mr. Heath!</text:span>..</text:p>
      <text:p text:style-name="P915">А кузнецам кассирка вообще по три нераспечатанные пачки выдавала! Три сотни, плюс там ещё рублями.</text:p>
      <text:p text:style-name="P915">Да, Боря! Пить надо меньше.</text:p>
      <text:p text:style-name="P914"/>
      <text:p text:style-name="P537"><text:tab/><text:tab/><text:tab/>Туда-сюда... обратно...</text:p>
      <text:p text:style-name="P914"><text:span text:style-name="T79"><text:tab/><text:tab/><text:tab/>А как оно приятно!.</text:span>.</text:p>
      <text:p text:style-name="P915">Всегда проклинал, проклинаю и буду проклинать ту ночь, когда я испустил тот вопль тупого бурсака.</text:p>
      <text:p text:style-name="P915">Слово — не воробей... Сказанного не воротишь...</text:p>
      <text:p text:style-name="P915">А Ольге хотелось чего-то ещё...</text:p>
      <text:p text:style-name="P915">Один раз, когда я бросал болванки в её печь, она начала требовать:</text:p>
      <text:p text:style-name="P915">- Скажи!.. что!.. ты сейчас!.. делаешь?..</text:p>
      <text:p text:style-name="P915">- Я с тобой!.. занимаюсь!.. любовью!..</text:p>
      <text:p text:style-name="P915">- Не так скажи!..</text:p>
      <text:p text:style-name="P915">- Я!.. люблю!.. тебя!..</text:p>
      <text:p text:style-name="P915">- Не!.. так!...</text:p>
      <text:p text:style-name="P915">- А!.. как?..</text:p>
      <text:p text:style-name="P915">- Сам!.. знаешь!..</text:p>
      <text:p text:style-name="P915">И я начал выстанывать:</text:p>
      <text:p text:style-name="P915">- Я!.. е!.. бу!.. тебя!..</text:p>
      <text:p text:style-name="P915">- А!..</text:p>
      <text:p text:style-name="P915">- Я!.. тебя!.. е!.. бу!.. </text:p>
      <text:p text:style-name="P915">- О!..</text:p>
      <text:p text:style-name="P915">Тёмная кухня. Ребёнок спит. Что она <text:span text:style-name="T740">ещё </text:span>понимает...</text:p>
      <text:p text:style-name="P915"/>
      <text:p text:style-name="P915">В другой раз из темноты:</text:p>
      <text:p text:style-name="P915">- Ударь меня!</text:p>
      <text:p text:style-name="P915">- Ты чё?</text:p>
      <text:p text:style-name="P915">- Нет, ударь меня!</text:p>
      <text:p text:style-name="P915">Заставила, шлёпнул слегка по щеке.</text:p>
      <text:p text:style-name="P915">- Не так! Ударь сильно!</text:p>
      <text:p text:style-name="P915">Всё равно не отстанет. Ударил звучнее. <text:span text:style-name="T754">Лежит, п</text:span>лачет.</text:p>
      <text:p text:style-name="P915">- Ты чё?</text:p>
      <text:p text:style-name="P915"><text:span text:style-name="T754"><text:s/>П</text:span>лачет.</text:p>
      <text:p text:style-name="P915">Пришлось утешать единственным известным мне способом. И было хорошо.</text:p>
      <text:p text:style-name="P915">Потом лежу думаю. Зачем ей это?</text:p>
      <text:p text:style-name="P915">Пощёчина за проступок? Ничего за ней такого не знаю.</text:p>
      <text:p text:style-name="P915">До меня? Без меня? Вместо?..</text:p>
      <text:p text:style-name="P915"/>
      <text:p text:style-name="P915">Есть мысли, которые лучше не начинать думать, а если уж начал, то лучше до конца не додумывать...</text:p>
      <text:p text:style-name="P915">В конце мая истёк срок моего наказания и я получил повестку явиться двадцать седьмого <text:soft-page-break/>числа для призыва в армию.</text:p>
      <text:p text:style-name="P915"/>
      <text:p text:style-name="P915">И снова было застолье во дворе, потому что на Посёлке проводы в армию почти что свадьба.</text:p>
      <text:p text:style-name="P915">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915">Наутро меня проводили до двухэтажного Дома глухонемых на проспекте Мира.</text:p>
      <text:p text:style-name="P916">Там было много призывников в кепках и ещё больше провожающих.</text:p>
      <text:p text:style-name="P916">Толик Архипенко всех заверял, что у меня всё будет хорошо. Ольга плакала.</text:p>
      <text:p text:style-name="P916">Призывников посадили в два больших автобуса, те было тронулись, но выйдя на проспект снова остановились — кого-то не хватало.</text:p>
      <text:p text:style-name="P916">Мы вышли на обочину.</text:p>
      <text:p text:style-name="P916">Провожающие ломанулись через дорогу. Ольга добежала первой.</text:p>
      <text:p text:style-name="P916">Она целовала меня мягкими мокрыми губами и прижималась мягкой грудью без лифчика, под залитой слезами кофточкой <text:span text:style-name="T755">в полоску </text:span>с коротким рукавом.</text:p>
      <text:p text:style-name="P916">Тут подвезли нехватку. Нам опять сказали сесть в автобус.</text:p>
      <text:p text:style-name="P916"><text:s/><text:span text:style-name="T740">З</text:span>авёлся <text:span text:style-name="T740">м</text:span>отор. </text:p>
      <text:p text:style-name="P301">Дверь захлопнулась и <text:span text:style-name="T73">автобус повёз делать</text:span> <text:span text:style-name="T73">из меня </text:span>защитник<text:span text:style-name="T73">а</text:span> родины и настоящ<text:span text:style-name="T73">его</text:span> мужчин<text:span text:style-name="T73">у</text:span>.</text:p>
      <text:p text:style-name="P301"/>
      <text:p text:style-name="P532"><text:tab/><text:tab/><text:tab/><text:span text:style-name="T699">Отшлифуем плац ногами,</text:span></text:p>
      <text:p text:style-name="P533"><text:tab/><text:tab/><text:tab/>Он как новый заблестит</text:p>
      <text:p text:style-name="P533"><text:tab/><text:tab/><text:tab/>У солдат в груди широкой</text:p>
      <text:p text:style-name="P881"><text:span text:style-name="T79"><text:tab/><text:tab/><text:tab/>Сердце бравое стучит..</text:span>.</text:p>
      <text:p text:style-name="P881"><text:tab/><text:tab/><text:tab/><text:tab/><text:tab/>(на муз. «Розпрягайте, хлопцi коней...)<text:tab/><text:tab/><text:tab/></text:p>
      <text:p text:style-name="P881">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За это меня признали годным к <text:span text:style-name="T700">нестроевой </text:span>службе в строительных войсках.</text:p>
      <text:p text:style-name="P881">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В отличие от Персея, на второй ноге у меня был носок.</text:p>
      <text:p text:style-name="P881">А что поделаешь? Рано утром, при команде покинуть вагон я обыскал не только то плацкартное купе, в котором спал на голой полке, но и соседние. Второй туфли нигде не оказалось.</text:p>
      <text:p text:style-name="P881">У меня постепенно зарождалось подозрение, что пропажа — дело рук Валика Назаренко из Кролевца.</text:p>
      <text:p text:style-name="P881">У него была пачка почтовых открыток и на каждом вокзале, <text:s text:c="2"/>проходящих по перрону мимо окон нашего вагона, он просил опустить в почтовый ящик надписанную им открытку.</text:p>
      <text:p text:style-name="P881">Кто откажет молодому пареньку, которого везут хоть не в тюремном, но запертом вагоне?</text:p>
      <text:p text:style-name="P881">Когда мы отъезжали, Валик делал умный вид и сам себе задавал вопрос:</text:p>
      <text:p text:style-name="P881">- Кому бы ещё написать?</text:p>
      <text:p text:style-name="P881">И сам же отвечал:</text:p>
      <text:p text:style-name="P881">- А! Знаю!</text:p>
      <text:p text:style-name="P881">И он писал ещё открытку или две, что едет служить в армию и уже проехал Ростов.</text:p>
      <text:p text:style-name="P881">Потом он зачитывал свои произведения в нашем плацкартном купе. Все они были одинаковы и одинаково кончались «с приветом, Валик».</text:p>
      <text:p text:style-name="P881">В какой-то момент, я предложил ему хотя бы в некоторых менять слова местами, для разнообразия, чтоб получилось «Валик с приветом».</text:p>
      <text:p text:style-name="P881">Все дружно рассмеялись, но хорошо смеётся тот, кто смеётся последним, а мне, в одном носке, было не до смеха.</text:p>
      <text:p text:style-name="P881">Похоже, мой каламбурчик прибумеранжился обратно, и моя туфля не доехала до Ставрополя.</text:p>
      <text:p text:style-name="P881"><text:soft-page-break/>Сволочь рыжая ответила шуткой за шутку. Однако, не пойман — не шутник.</text:p>
      <text:p text:style-name="P881">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01">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882">Грузовики свернули в ворота, а шоссе потянулось дальше между леском и забором, который кончался ещё через сто метров.</text:p>
      <text:p text:style-name="P882"/>
      <text:p text:style-name="P882">Перед бане у нас спросили: будут ли желающие отослать свою гражданскую одежду домой.</text:p>
      <text:p text:style-name="P882">Таких не оказалось. Все шли в армию в бросовых одеждах, которые и сбросили на траву у крыльца бани.</text:p>
      <text:p text:style-name="P882">Только в столовой ростовского сборно-распределительного пункта я видел призывника в костюме и галстуке.</text:p>
      <text:p text:style-name="P882">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882">Он не был острижен, и ничего не ел; просто сидел глядя перед собой. Вернее, обратив взор внутрь себя. Ведь это мы только со стороны такие одинаковые, а внутри есть что посмотреть — такие эпопеи разворачиваются, покруче Илиады с Одиссеей.</text:p>
      <text:p text:style-name="P882">Вот он и сидел в расслабленном на толстой шее галстуке, не замечая сочувственных взглядов, не зная что будет там, куда отвезут.</text:p>
      <text:p text:style-name="P882">В одиннадцатом ВСО имелся необходимый минимум для жизни множества людей в одном месте.</text:p>
      <text:p text:style-name="P882">Пять длинных бараков обитых изнутри крашеной фанерой, а снаружи обложенных белым кирпичом «на ребро». 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883">Три параллельных дороге барака окружала асфальтная дорожка, а в глубине, за средним, стояло более широкое, но тоже одноэтажное здание столовой и клуба части.</text:p>
      <text:p text:style-name="P883">Ещё глубже — <text:s/>здание бани, кочегарки и швейно-сапожной мастерской.</text:p>
      <text:p text:style-name="P883">Напротив входа в столовую — плац из корявого бетона, а за ним ещё один барак-казарма. </text:p>
      <text:p text:style-name="P883">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883"><text:span text:style-name="T702">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884">За плацем влево — два ряда крепких сараев, это вещевые и пищевые склады, а если прямо — три высокие бокса для автомобилей.</text:p>
      <text:p text:style-name="P884">Позади складов, немного на отшибе, <text:s/>в углу прямоугольной территории части, приземистое строение свинарника.</text:p>
      <text:p text:style-name="P884">Ах, да, ещё у ворот, напротив проходной с гауптвахтой, тесная коробка военного магазинчика.</text:p>
      <text:p text:style-name="P884">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884">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03">самовольную отлучку из расположения части</text:span>. <text:s/>А шоссе через шесть километров приводит в село Дёмино, куда солдаты тоже ходят в самоволку, как разумеется, и в сам город Ставрополь.</text:p>
      <text:p text:style-name="P884">Но всего этого я ещё не знал, выходя из бани в новоодетом х/б обмундировании и в кирзовых сапогах <text:span text:style-name="T703">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text:span><text:soft-page-break/><text:span text:style-name="T703">на 60 сантиметров, для обмотки ступней ног — намного практичнее носков. Летом, сняв носки, видишь грязные разводы от пыли; портянки грязнеют сами, но ноги остаются чистым. Но портянки нужно правильно наматывать — плотно и без складок, иначе сотрёшь ноги в кровь.</text:span></text:p>
      <text:p text:style-name="P885">Опять-таки, зимой портянки без носков теплее, чем портянки поверх носков, хотя оба способа не уберегают от обморожения пальцев в сапогах.</text:p>
      <text:p text:style-name="P884"/>
      <text:p text:style-name="P886">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883"/>
      <text:p text:style-name="P886">Нас завели в клуб части со сценой без занавеса и рядами деревянных кресел с фанерными спинками <text:span text:style-name="T704">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885">Нас отвели туда,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885">Раз за разом повторялись одни и те же укоманды:</text:p>
      <text:p text:style-name="P885">- Взвод построиться!</text:p>
      <text:p text:style-name="P885">- Разойдись!</text:p>
      <text:p text:style-name="P885">Хотелось есть, но утешала мысль, что нескольких из нас уже послали в столовую приготовить столы к обеду. И, наконец-то:</text:p>
      <text:p text:style-name="P885">- Построиться на обед!</text:p>
      <text:p text:style-name="P885">- Шагом... арш!</text:p>
      <text:p text:style-name="P887">В отличие от клуба, в который подымаешься по крыльцу из трёх ступеней, в столовую нужно спускаться на столько же.</text:p>
      <text:p text:style-name="P887">Тут стояли два карé длинных белых столов, поделённые центральным проходом, по десять столов в каждом и парой коричневых лавок из цельной доски по обе стороны от каждого для размещения десяти седоков на каждой.</text:p>
      <text:p text:style-name="P887">Гладко шлифованный бетонный пол придавал помещению невнятную гулкость.</text:p>
      <text:p text:style-name="P887">Вдоль всей левой стены тянулись две ступени к трём окнам из других помещений с широким, обитым крашеной жестью, подоконником. </text:p>
      <text:p text:style-name="P887">Слева, самое маленькое — хлеборезка с квадратной дверц<text:span text:style-name="T705">ей</text:span>-ставенк<text:span text:style-name="T705">ой</text:span>; затем длинное окно кухни, <text:span text:style-name="T705">где исходили паром широченные цилиндры никелированных котлов для варки обеда, а рядом с ними пара поваров в солдатских штанах, тапочках и белых курточках в жирных пятнах. У одного на голове был белый матерчатый берет. Из последнего, такого же длинного окна посудомойки <text:s/>доносился шум горячей воды бьющей в длинные жестяные корыта для мытья посуды.</text:span></text:p>
      <text:p text:style-name="P888">Дальняя стена напротив входа — глухая; она отделяет столовую от клуба. В правой стене, высоко над полом вставлены деревянные рамы больших окон.</text:p>
      <text:p text:style-name="P888"><text:s/>Расставленные на столах миски пошарпанной белой эмали отмечают места посадки на лавках. <text:span text:style-name="T706">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span></text:p>
      <text:p text:style-name="P889">Поваря начали швырять на подоконник перед окном раздатки пятилитровые белые кастрюли, они же бачки, и что-то неразборчиво орать. Начался первый обед в армейской жизни.</text:p>
      <text:p text:style-name="P889">Борщ был красный и горячий. Его разливали по мискам черпаком, из кастрюли принесённой от окна раздатки.</text:p>
      <text:p text:style-name="P889">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889">Если внимательно присмотреться к мелкому узору голенища кирзовых сапог, начинаешь <text:s/><text:soft-page-break/>понимать до чего точно прозвана армейская каша.</text:p>
      <text:p text:style-name="P889">Каша была жидкая и тоже горячая.</text:p>
      <text:p text:style-name="P889">Компот разлитый по кружкам из алюминиевых чайников был не таким горячим, но тоже жидким.</text:p>
      <text:p text:style-name="P889">Вокруг стоял вокзально-колодезный шум и гам.</text:p>
      <text:p text:style-name="P889">Поев, орудия насыщения нужно самому отнести к окну посудомойки и разложить их в соответствующие стопки или кучи. <text:span text:style-name="T707">По мере их накопления <text:s/>посудомойщик сам сбросит в какое-то из корыт, куда бьёт струя горячей воды из крана.</text:span></text:p>
      <text:p text:style-name="P890">Теперь можно покинуть столовую и идти к казарме «учебки», чтоб не пропустить следующую команду на построение.</text:p>
      <text:p text:style-name="P890">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Если же масло принесено одним куском, его делит на порции наиболее авторитетный военнослужащий из оказавшихся за твоим столом.</text:p>
      <text:p text:style-name="P890">Кусок масла может быть уменьшен подошедшим к столу солдатом-старослужащим. Так же как и количество кускового сахара для чая.</text:p>
      <text:p text:style-name="P890">Рацион неприхотливый, но выжить можно.</text:p>
      <text:p text:style-name="P890">Под осень он ещё более упрощается: на первое — вода с капустой, на второе — капуста без воды, на третье — вода без капусты.</text:p>
      <text:p text:style-name="P890">Однако, в кирзухе иногда плавают кусочки сала, ведь при части есть свинарник; но ничего кроме сала.</text:p>
      <text:p text:style-name="P890">А по праздникам к чаю давали белые булочки-пышки.</text:p>
      <text:p text:style-name="P890"/>
      <text:p text:style-name="P890">Первое время я не мог есть солдатской пищи.</text:p>
      <text:p text:style-name="P890">Не то, чтобы брезговал, а просто, <text:span text:style-name="T708">как ни старался,</text:span> не получалось запихивать в себя всё это. Застревало в горле.</text:p>
      <text:p text:style-name="P890">В один из обедов, сидевший за столом солдат более старшего призыва, глядя на мои <text:span text:style-name="T708">старательные </text:span>муки, засмеялся и сказал:</text:p>
      <text:p text:style-name="P890">- Ничего! Втянешься — будешь хáвать всё подряд.</text:p>
      <text:p text:style-name="P890">Он оказался прав. Всё дело в том, что в стройбате не едят, а «хавают». </text:p>
      <text:p text:style-name="P890">- <text:span text:style-name="T709">Рота пошла хавать — догоняй!</text:span></text:p>
      <text:p text:style-name="P890">- <text:span text:style-name="T709">А что сегодня хавать дают?</text:span></text:p>
      <text:p text:style-name="P891">Как только я перестал есть и начал хавать — всё встало на свои места. Иногда даже брал добавку.</text:p>
      <text:p text:style-name="P891">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891">- Пошёл на …, салабон!</text:p>
      <text:p text:style-name="P891">Не потому, что он генетический мизантроп, а просто его тоже шугали и шпыняли, когда он был салагой.</text:p>
      <text:p text:style-name="P891">Хотя, может и не послать — исключения везде бывают...</text:p>
      <text:p text:style-name="P891"/>
      <text:p text:style-name="P891">За два года срочной службы солдат подымается по иерархической лестнице.</text:p>
      <text:p text:style-name="P891">Первые шесть месяцев он — салага, молодой, салабон. </text:p>
      <text:p text:style-name="P891">Следующие полгода, когда придут новые молодые, он становится «черпаком».</text:p>
      <text:p text:style-name="P891">Год службы позади, после тебя пришли ещё два призыва и ты уже — <text:s/>«фазан». </text:p>
      <text:p text:style-name="P891">Последние полгода над тобою нет старослужащих, ты сам — «дед».</text:p>
      <text:p text:style-name="P891">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891"/>
      <text:p text:style-name="P892">Терминология иерархии не столь уж и иероглифична.</text:p>
      <text:p text:style-name="P892"><text:soft-page-break/>«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891"/>
      <text:p text:style-name="P893">Чтобы пройти эту лестницу, надо прожить два года.</text:p>
      <text:p text:style-name="P893">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Второй разновидности времени в армии больше, чем первой.</text:p>
      <text:p text:style-name="P893">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893">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893">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893">Для календарного иглопрокалывания необходим дисциплинированный ум и недюжинная сила воли. </text:p>
      <text:p text:style-name="P893">Ни у одного фазана такого календарика я не видел. Вечность, она кого угодно образумит и смирит любую гордыню.</text:p>
      <text:p text:style-name="P893"/>
      <text:p text:style-name="P894">Первый день службы закончился заполночь — нас тренировали ложиться спать и подыматься после сна за сорок пять секунд.</text:p>
      <text:p text:style-name="P894">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894">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894">А как не толкаться? Ширина межкубричного прохода определяется шириной стоящей в конце него тумбочки.</text:p>
      <text:p text:style-name="P894">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894">Если в проходе есть койка деда, тумбочка безраздельно — его, это не обсуждается. Фазан может поделиться самой нижней полкой, но не всякий.</text:p>
      <text:p text:style-name="P894">Стройбат приучает жить налегке, не обременять себя лишними вещами. 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894">Решать проблемы через офицеров — вредно для здоровья. <text:span text:style-name="T710">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span></text:p>
      <text:p text:style-name="P894"/>
      <text:p text:style-name="P895">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895">Найдя искомое к чему придраться, они командуют общий «подъём!» и тренировка начинается <text:s/>сначала.</text:p>
      <text:p text:style-name="P895"><text:soft-page-break/>Вряд ли мы начали лучше справляться, скорей всего сержантам тоже захотелось спать. 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11">Её далёкий свет не помеха, можно закрыть глаза и...</text:span></text:p>
      <text:p text:style-name="P895">- <text:span text:style-name="T711">Учебка, подъём!!!</text:span></text:p>
      <text:p text:style-name="P896">Что? За что? О, чёрт, это — утро! А ночь когда?</text:p>
      <text:p text:style-name="P896">Я же говорил, время в армии — это сука паскудная!</text:p>
      <text:p text:style-name="P896">Проводится пара тренировочных подъёмов, но без пристрастия, а для острастки. Впереди завтрак и повар «дед» из окна раздатки кухни устроит сержантам <text:span text:style-name="T79">ф</text:span><text:span text:style-name="T219">ел</text:span><text:span text:style-name="T115">и́ </text:span><text:span text:style-name="T113">атендр</text:span><text:span text:style-name="T115">э́ <text:s/></text:span><text:span text:style-name="T124">за задержку.</text:span></text:p>
      <text:p text:style-name="P896"/>
      <text:p text:style-name="P896">У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При это трахнувший кричал:</text:p>
      <text:p text:style-name="P896">- Его величество — король!</text:p>
      <text:p text:style-name="P896">И вот однажды, в Лувре, приближается очередной по номеру Людовик <text:s/>к двери ведущей в общий зал, а глашатая не видно.</text:p>
      <text:p text:style-name="P896">Может, какой-то беспорядок в своём обмундировании поправлял. <text:s/>А как войти без траханья, если ты король?</text:p>
      <text:p text:style-name="P896">Но в последний момент, откуда ни возьмись, ввернулся придворный с палкой в дверной проём и, как положено по уставу — бац!</text:p>
      <text:p text:style-name="P896">- Его величество — король!</text:p>
      <text:p text:style-name="P896">Вобщем, королю даже маршировать на месте не пришлось, но он, входя, служителя по-королевски, эдак, пожурил:</text:p>
      <text:p text:style-name="P890">- <text:span text:style-name="T89">Ж</text:span><text:span text:style-name="T711">е</text:span><text:span text:style-name="T115">и́ </text:span><text:span text:style-name="T711"><text:s/></text:span><text:span text:style-name="T89">ф</text:span><text:span text:style-name="T221">ел</text:span><text:span text:style-name="T115">и́ </text:span><text:span text:style-name="T116">атендр</text:span><text:span text:style-name="T115">э́.</text:span></text:p>
      <text:p text:style-name="P890"><text:span text:style-name="T125">В переводе с французского это значит «мне чуть было не пришлось ждать».</text:span><text:span text:style-name="T115"> </text:span></text:p>
      <text:p text:style-name="P297"><text:span text:style-name="T112">Н</text:span><text:span text:style-name="T111">о дед-повар по другому переведёт:</text:span></text:p>
      <text:p text:style-name="P306">-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297"><text:span text:style-name="T111">И сержанту нечем крыть такой </text:span><text:span text:style-name="T116">фел</text:span><text:span text:style-name="T115">и́ </text:span><text:span text:style-name="T116">атендр</text:span><text:span text:style-name="T115">э́, </text:span><text:span text:style-name="T111">потому что он хоть и не «петух», но пока ещё «фазан».</text:span></text:p>
      <text:p text:style-name="P297"/>
      <text:p text:style-name="P306">Какое отношение имеют короли к стройбату? <text:s/>Самое что ни на есть прямое.</text:p>
      <text:p text:style-name="P306">Неофициально, военно-строительные отряды Советского Союза именовались «королевскими войсками».</text:p>
      <text:p text:style-name="P306">Смекаешь?</text:p>
      <text:p text:style-name="P306">Идём дальше.</text:p>
      <text:p text:style-name="P306"/>
      <text:p text:style-name="P306">Обмундирование военного строителя состояло из пилотки цвета хаки. В неё ввинчивалась небольшая красно-вишнёвая звёздочка с жёлтеньким серп-и-молотом посередине.</text:p>
      <text:p text:style-name="P307">Звёздочка — очень важная деталь. Именно она определяет где у пилотки зад, а где перед.</text:p>
      <text:p text:style-name="P307">Исходя из своей формы, пилотка не в состоянии покрыть уши солдата.</text:p>
      <text:p text:style-name="P307">При сильном ветре или дожде можно отвернуть пилоткины лацканы и натянуть на череп, но это придаёт военнослужащему вид гопника в <text:s/>колпаке <text:span text:style-name="T712">типа «гандон»</text:span>.</text:p>
      <text:p text:style-name="P308">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347"><text:s/>Предполагалось, что данный выкрутас придаст ему вид Наполеона в треуголке, но в целом всё смотрелось как долбоёб и <text:s/>сбоку звёздочка.</text:p>
      <text:p text:style-name="P307"/>
      <text:p text:style-name="P309"><text:s/><text:span text:style-name="T713">Г</text:span>олов<text:span text:style-name="T713">у</text:span> военн<text:span text:style-name="T713">ого</text:span> строител<text:span text:style-name="T713">я могла </text:span><text:s/>также украша<text:span text:style-name="T713">ть ф</text:span>уражк<text:span text:style-name="T713">а</text:span>, но, <text:span text:style-name="T713">по уставу,</text:span> <text:s/><text:span text:style-name="T713">та</text:span> сопровожда<text:span text:style-name="T713">ла</text:span>сь кителем и брюками поверх тупорыло уставной обуви из чёрной кожи. </text:p>
      <text:p text:style-name="P309">Это, <text:span text:style-name="T713">кратко именуемая</text:span> называ<text:span text:style-name="T713">ется</text:span> «парадкой» <text:span text:style-name="T714">—</text:span> парадн<text:span text:style-name="T713">ая</text:span> форм<text:span text:style-name="T713">а</text:span>, с чёрными погонами на плечах. <text:s/>Чёрный всегда в моде.</text:p>
      <text:p text:style-name="P309"><text:soft-page-break/>Чёрные <text:s/>петлицы на воротнике кителя украшали миниатюрные эмблемы военных строителей из жёлтого сплава. <text:span text:style-name="T715">Эта же эмблема повторялась в нарукавном шевроне без металлических примесей.</text:span></text:p>
      <text:p text:style-name="P357">Краткое Геральдическое Истолкование Эмблемы</text:p>
      <text:p text:style-name="P310"/>
      <text:p text:style-name="P307">«<text:span text:style-name="T715">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311">Из-под кителя виднелась рубашка цвета хаки и галстук более тёмного хаки с белой резинкой от трусов, которая пряталась под воротник рубашки и <text:span text:style-name="T713">скрытно</text:span> держала галстук.</text:p>
      <text:p text:style-name="P311"/>
      <text:p text:style-name="P311">Но вернёмся к «повседневке» <text:span text:style-name="T714">— </text:span>повседневной форме, которая начиналась пилоткой.</text:p>
      <text:p text:style-name="P311">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312"><text:s/>От <text:s/>отложного воротничка и до низа <text:span text:style-name="T714">— </text:span>полы заканчиваются на середине ляжек <text:span text:style-name="T714">— </text:span>курточка застёгивается пуговицами из лёгкой пластмассы с барельефом <text:s/>звезды и скрещённых серпа и молота у неё в центре.</text:p>
      <text:p text:style-name="P312">В широких манжетах рукавов <text:span text:style-name="T714">—</text:span> <text:s/>более мелкие, а в остальном такие же пуговицами.</text:p>
      <text:p text:style-name="P313">В полах, чуть ниже пояса, прямые карманы, не накладные, но с клапанами, чтобы песок не засыпался.</text:p>
      <text:p text:style-name="P312">Под левым бортом курточки, на уровне сердца, внутренний карман из холстины цвета хаки.</text:p>
      <text:p text:style-name="P314">Штаны повседневки — образец прагматичности.</text:p>
      <text:p text:style-name="P314">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314">Внизу труб-штанин имелись также штрипки, но их просто обрезали, чтобы не делали мозги и не натирали ноги.</text:p>
      <text:p text:style-name="P314"/>
      <text:p text:style-name="P314">Зимою головным убором являлась шапка-ушанка из серого искусственного меха.</text:p>
      <text:p text:style-name="P314">Наличие шнурков на длинных отворотах позволяет носить шапку-ушанку четырьмя способами:</text:p>
      <text:p text:style-name="P314">1) «уши вверх» <text:s/>— в виде венца царя Соломона;</text:p>
      <text:p text:style-name="P314">2) «уши под затылком» <text:s/>— в виде затаившегося кролика;</text:p>
      <text:p text:style-name="P314">3) «уши распущены» <text:s/>— типа, гордо реет буревестник;</text:p>
      <text:p text:style-name="P314">4) «уши под подбородком» <text:s/>— типа, партнёр для спарринга.</text:p>
      <text:p text:style-name="P314"/>
      <text:p text:style-name="P314">Поверх повседневки зимой одевалась <text:span text:style-name="T716">ф</text:span>уфайка длиной чуть ниже пояса.</text:p>
      <text:p text:style-name="P314">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315">Вместо фуфайки мог быть бушлат, превосходящий фуфайку по многим параметрам.</text:p>
      <text:p text:style-name="P315">Во-первых, в нём ваты вдвое больше и, значит, он теплее.</text:p>
      <text:p text:style-name="P315">Во-вторых, длиной он доходит до середины ляжек, прикрывая пах и ягодицы от изуверств зимней непогоды.</text:p>
      <text:p text:style-name="P315"/>
      <text:p text:style-name="P315">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315">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315"/>
      <text:p text:style-name="P315">Вот, вкратце, как одевался военный строитель, он же стройбатовец.</text:p>
      <text:p text:style-name="P315"/>
      <text:p text:style-name="P315"><text:soft-page-break/>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315">Впоследствии, когда мы их износили и они стали раритетом, «фазаны» кипятком ссали <text:span text:style-name="T717">чтоб раздобыть себе такую, непохожую на всех.</text:span></text:p>
      <text:p text:style-name="P315"/>
      <text:p text:style-name="P316">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p>
      <text:p text:style-name="P316"/>
      <text:p text:style-name="P316">Входом в барак-казарму служила пристройка-тамбур по центру длинной боковой стены.</text:p>
      <text:p text:style-name="P316">Тамбур — это прихожая три на три метра вымощенная крупной серой плиткой, в которой окон больше, чем стен.</text:p>
      <text:p text:style-name="P316">Снаружи перед дверью 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316">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316">В центре беседки снова <text:span text:style-name="T718">неглубокая бетонированная яма, но уже круглая, чтобы сидящим вдоль бортиков военнослужащим было куда бросать свои окурки — дневальные уберут.</text:span></text:p>
      <text:p text:style-name="P317">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317">Ничего не забыл?</text:p>
      <text:p text:style-name="P317">Ах, да! Ещё трава по сторонам асфальтной дорожки.</text:p>
      <text:p text:style-name="P317"/>
      <text:p text:style-name="P317">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317"/>
      <text:p text:style-name="P317">Мне раньше казалось, что амброзия — взвеселяющий напиток на пирушках вечно юных, бессмертных богов Олимпа, а она оказалась жутко вредной травой.</text:p>
      <text:p text:style-name="P317">Нам показали листки с типографским текстом и её чёрно-белым изображением — найти среди травы похожих на картинку и — искоренить. Обезвредить <text:span text:style-name="T719">распространяющего </text:span>аллерги<text:span text:style-name="T719">ю</text:span> <text:span text:style-name="T719">преступника.</text:span></text:p>
      <text:p text:style-name="P318">Это хорошее задание, потому что сержанты куда-то исчезают на часок и можно не спеша знакомиться.</text:p>
      <text:p text:style-name="P318">Из Конотопа, например, только я один, зато много земляков из Сумской области — Бурынь, Кролевец, Шостка.</text:p>
      <text:p text:style-name="P318">Вообще, весь наш майский призыв с Украины, но днепропетровцев привезли раньше нас. Они уже прошли учебку и распределены по ротам.</text:p>
      <text:p text:style-name="P318">Пользуясь отсутствием сержантов, некоторые из них прокрались в беседку у тамбура — выуживают из круглой ямы <text:span text:style-name="T720">окурки</text:span> покрупнее, что мы побросали туда при команде на построение.</text:p>
      <text:p text:style-name="P318">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318"/>
      <text:p text:style-name="P318">В новоодёванном обмундировании неудобно отрабатывать «отбой-подъём», пуговицы туго пролазят в петли. </text:p>
      <text:p text:style-name="P318">По совету Вити Стреляного, я расширил петли ручкой алюминиевой ложки в столовой и — <text:span text:style-name="T720">стали</text:span> влетать как миленькие.</text:p>
      <text:p text:style-name="P318"/>
      <text:p text:style-name="P319">Ближайшая цель строевой подготовки — показать себя на построении в день присяги.</text:p>
      <text:p text:style-name="P319"><text:soft-page-break/>В «учебке» нас три взвода, а строевая песня — одна.</text:p>
      <text:p text:style-name="P359"><text:tab/><text:tab/><text:tab/>Через две,</text:p>
      <text:p text:style-name="P359"><text:tab/><text:tab/><text:tab/>Через две весны,</text:p>
      <text:p text:style-name="P359"><text:tab/><text:tab/><text:tab/>Через две,</text:p>
      <text:p text:style-name="P359"><text:tab/><text:tab/><text:tab/>Через две зимы — </text:p>
      <text:p text:style-name="P359"><text:tab/><text:tab/><text:tab/>Отслужу, как надо,</text:p>
      <text:p text:style-name="P319"><text:span text:style-name="T79"><text:tab/><text:tab/><text:tab/>И — вернусь..</text:span>.</text:p>
      <text:p text:style-name="P319">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319">А вслед за ними притопывали мы — третий взвод — и орали про третью пару зим и вёсен, и в этом чувствовался явный перебор.</text:p>
      <text:p text:style-name="P319">Даже в строю новобранцев раздавались сдержанные смешки; сержанты двух первых взводов смеялись в открытую, а наш нервничал.</text:p>
      <text:p text:style-name="P319">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благо взвода. <text:span text:style-name="T721">Бумагу и ручку взять у дежурного по роте.</text:span></text:p>
      <text:p text:style-name="P319"/>
      <text:p text:style-name="P320">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320">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320">Эти трое — дежурный и два дневальных — называются «нарядом» и они заступают в наряд на одни сутки, а потом их сменит другой наряд.</text:p>
      <text:p text:style-name="P320"/>
      <text:p text:style-name="P320">Дежурны<text:span text:style-name="T722">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22">плакатная</text:span> <text:s/>голов<text:span text:style-name="T722">а</text:span> <text:span text:style-name="T722">В</text:span>ождя <text:span text:style-name="T722">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321">Музыка к песне проблем не составляла — все знали популярную </text:p>
      <text:p text:style-name="P321"><text:tab/><text:tab/><text:tab/><text:span text:style-name="T79">Маруся, раз-два-три,</text:span></text:p>
      <text:p text:style-name="P360"><text:tab/><text:tab/><text:tab/>Калина,</text:p>
      <text:p text:style-name="P321"><text:span text:style-name="T79"><text:tab/><text:tab/><text:tab/>Чорнявая дивчына..</text:span>.</text:p>
      <text:p text:style-name="P321">Но не всем было известно, что это переделка из другой песни «Розпрягайте, хлопцi, коней...»,</text:p>
      <text:p text:style-name="P321"><text:s/>так что ей уже не привыкать:</text:p>
      <text:p text:style-name="P321"><text:tab/><text:tab/><text:tab/><text:span text:style-name="T79">Мы громче всех споём</text:span></text:p>
      <text:p text:style-name="P360"><text:tab/><text:tab/><text:tab/>И строевым лучше всех пройдём — </text:p>
      <text:p text:style-name="P360"><text:tab/><text:tab/><text:tab/>Во-о-от</text:p>
      <text:p text:style-name="P360"><text:tab/><text:tab/><text:tab/>Идёт</text:p>
      <text:p text:style-name="P360"><text:tab/><text:tab/><text:tab/>Наш третий</text:p>
      <text:p text:style-name="P321"><text:span text:style-name="T79"><text:tab/><text:tab/><text:tab/>Взвод..</text:span>.</text:p>
      <text:p text:style-name="P321">Сидя над листом бумаги, я вертел ручку в пальцах и подбирал в уме слова, подгонял их так и эдак. </text:p>
      <text:p text:style-name="P321">И бытовка вокруг меня, и запах хэбэ от моей гимнастёрки, и <text:span text:style-name="T723">стёртая </text:span>прав<text:span text:style-name="T724">ым</text:span> <text:span text:style-name="T723">сапогом кожа</text:span> <text:s text:c="2"/>отступили на второй план. Я был в самовольной отлучке из армии.</text:p>
      <text:p text:style-name="P321">Да, мы разучили и спели её.</text:p>
      <text:p text:style-name="P321"/>
      <text:p text:style-name="P321">В конце дня <text:span text:style-name="T723">выдалась минута по</text:span>кури<text:span text:style-name="T723">ть</text:span> в беседке и вокруг неё.</text:p>
      <text:p text:style-name="P321"><text:s/>Мимо проходил старшина четвёртой роты — мужик лет сорока с добродушным круглым лицом и круглым пузом.</text:p>
      <text:p text:style-name="P321"><text:soft-page-break/>Он остановился спросить откуда мы призывались. Наверное, ему нечего было делать до отъезда в город — после пяти часов из офицерского состава в <text:span text:style-name="T725">отряде</text:span> оставался лишь дежурный по части. <text:span text:style-name="T725">Остальных офицеров, старшин и прапорщиков, а также две пары женщин из бухгалтерии в штабе части, везли в Ставрополь.</text:span></text:p>
      <text:p text:style-name="P322">Один из нас, по имени Ваня, видя гуманное расположение старшего по званию, заискивающе улыбнулся и спросил:</text:p>
      <text:p text:style-name="P322">- Товарищ старшина, а меня могут за это комиссовать?</text:p>
      <text:p text:style-name="P322">Он набычился и упёр указательный палец в широкий шрам на своём темени, окружённый щетиной обритых волос.</text:p>
      <text:p text:style-name="P322">- Чё, нашёл чем <text:s/>от армии закосить? - сказал старшина. - А хý. ты угадал!</text:p>
      <text:p text:style-name="P322">И он отечески-увещевательно хлопнул Ваню по спине широкой ладонью.</text:p>
      <text:p text:style-name="P322">От звучного шлепка Ваня прогнулся в обратную сторону и болезненно скривил рот:</text:p>
      <text:p text:style-name="P322">- Ой!</text:p>
      <text:p text:style-name="P322">Солдаты с готовностью засмеялись шутке старшины.</text:p>
      <text:p text:style-name="P322"/>
      <text:p text:style-name="P322">А тактические занятия мне даже понравились.</text:p>
      <text:p text:style-name="P322">Все три взвода «учебки» построили в одну колонну и вывели за территорию части.</text:p>
      <text:p text:style-name="P322">Сержанты объяснили, что «вспышка» <text:s text:c="2"/>— <text:s/>это ядерный взрыв и нужно залечь головой в его направлении.</text:p>
      <text:p text:style-name="P322">Последовала команда «бегом марш!» и, когда вся колонна перешла на нестройную рысцу, один из сержантов крикнул:</text:p>
      <text:p text:style-name="P322">- Вспышка справа!</text:p>
      <text:p text:style-name="P322">С оживлёнными вскриками мы вразнобой повалились на траву. <text:s/>Это повторилось несколько раз.</text:p>
      <text:p text:style-name="P322"/>
      <text:p text:style-name="P322">Когда мы стали «дедами» и <text:s text:c="2"/>мои <text:s/>сопризывник<text:span text:style-name="T726">и вспоминали эти «вспышка слева! вспышка справа!» как одно из мытарств «молодой» службы, я их не понимал.</text:span></text:p>
      <text:p text:style-name="P322"><text:span text:style-name="T726">Не понимаю до сих пор. Бегать по летнему полю, кувыркаться в зелёной</text:span> <text:span text:style-name="T726">траве, когда есть на то силы и охота — это ж в кайф!</text:span></text:p>
      <text:p text:style-name="P322"><text:tab/><text:tab/><text:tab/><text:span text:style-name="T90">Как молоды мы были,</text:span></text:p>
      <text:p text:style-name="P322"><text:span text:style-name="T79"><text:tab/><text:tab/><text:tab/></text:span><text:span text:style-name="T90">Как молоды мы были..</text:span><text:span text:style-name="T726">.</text:span></text:p>
      <text:p text:style-name="P320"/>
      <text:p text:style-name="P323">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323">Нет, никакого автоматического, либо какого-нибудь иного оружия мы при этом не держали.</text:p>
      <text:p text:style-name="P323">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323">Позади стола, лицом к нам, стояли два офицера.</text:p>
      <text:p text:style-name="P323">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323">Напоследок лейтенант спросил нет ли у кого-нибудь из нас медицинского образования.</text:p>
      <text:p text:style-name="P323">После общей небольшой заминки из строя вышел молодой солдат и сказал, что он помогал фельдшеру в медпункте своего села.</text:p>
      <text:p text:style-name="P323">Его оставили в четвёртой роте, как и трёх профессиональных водителей.</text:p>
      <text:p text:style-name="P323">С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p>
      <text:p text:style-name="P324">Потом нам зачитали кому где служить. </text:p>
      <text:p text:style-name="P324">Я попал в первую роту — роту каменщиков. </text:p>
      <text:p text:style-name="P324">Вторая и третья — штукатуры. Четвёртая — шофера и что-то ещё.</text:p>
      <text:p text:style-name="P324"><text:soft-page-break/>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324"/>
      <text:p text:style-name="P324">В природе нет ничего более отвратительного по своему звучанию, чем команда дневального «рота! подъём!» <text:s text:c="2"/></text:p>
      <text:p text:style-name="P324">З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324">- Рё-о-т-я-а! Пад-ё<text:span text:style-name="T727">оо</text:span>м!</text:p>
      <text:p text:style-name="P324">Око за око. Ухо за ухо.</text:p>
      <text:p text:style-name="P324"/>
      <text:p text:style-name="P324">После первой ночи в казарме первой роты из моих личных вещей в тумбочке кубрика осталась только начатая пачка лезвий «Нева» за 25 коп.</text:p>
      <text:p text:style-name="P324">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324"><text:span text:style-name="T723">Мне</text:span> вспомнил<text:span text:style-name="T723">ись</text:span> днепропетровц<text:span text:style-name="T723">ы</text:span>, <text:span text:style-name="T723">стрелявшие</text:span> бычки в яме беседки.</text:p>
      <text:p text:style-name="P324">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325">Над каждым из десяти очок кто-то сидел и над каждым сидящим стояла очередь из пары ожидающих и даже к мочестоку не сразу-то доступишься.</text:p>
      <text:p text:style-name="P326">Шёл шумный обмен новостями о происшествиях минувшего дня.</text:p>
      <text:p text:style-name="P326">- Он чё — готовый был?</text:p>
      <text:p text:style-name="P326">- Сам знаешь.</text:p>
      <text:p text:style-name="P326">- Поймали?</text:p>
      <text:p text:style-name="P326">- А <text:s text:c="2"/>хýй его знает. Ищут.</text:p>
      <text:p text:style-name="P326">- <text:span text:style-name="T728">Поймают.</text:span></text:p>
      <text:p text:style-name="P326">- <text:span text:style-name="T728">Сам знаешь.</text:span></text:p>
      <text:p text:style-name="P326">У кранов умывальника те же происшествия, но в подробностях.</text:p>
      <text:p text:style-name="P326">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326">Без чего-то восемь к проходной подъезжает «козёл» ком<text:span text:style-name="T724">бата</text:span> <text:span text:style-name="T728">и маленький автобус с офицерами и бухгалтершами.</text:span></text:p>
      <text:p text:style-name="P327">Ком<text:span text:style-name="T724">бат</text:span>, замполит и начальник штаба <text:span text:style-name="T729">выходят на середину плаца</text:span>, бухгалтерши позади барака-<text:span text:style-name="T729">казармы</text:span> третьей роты направляются к четвёртой: половина того барака — <text:s/>это штаб части.</text:p>
      <text:p text:style-name="P327">Начинается развод.</text:p>
      <text:p text:style-name="P328">Дежурный по части докладывает командованию, что здесь происшествий не было.</text:p>
      <text:p text:style-name="P328">Начальник штаба приказывает двум солдатам третьей роты вый ти из строя и встать лицом к построению. Вчера они нарушали воинскую дисциплину на строительных объектах в городе. </text:p>
      <text:p text:style-name="P328">Начальник штаба объявляет меру наказания — десять суток ареста.</text:p>
      <text:p text:style-name="P328">Седовласый ком<text:span text:style-name="T724">бат</text:span>, водя по сторонам широкими стёклами очков в роговой оправе, начинает обличительную речь.</text:p>
      <text:p text:style-name="P328">О чём речь — понять невозможно, потому что он маразматик и с половины начатого предложения сбивается на следующее, но тоже до половины.</text:p>
      <text:p text:style-name="P329">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329">Наконец, замполит говорит заорáторившемуся полковнику, что хватит уже. Тот договаривает ещё пару матюков и утихает.</text:p>
      <text:p text:style-name="P329">Дежурный по части сдаёт дежурство следующему, <text:s text:c="2"/>заступают в наряд <text:span text:style-name="T730">новые </text:span>дежурные по рота<text:span text:style-name="T730">м</text:span>, нарушители дисциплины бредут к проходной; там их запрут на «губу» <text:span text:style-name="T729">— </text:span>в <text:span text:style-name="T730">тёмной</text:span> <text:soft-page-break/>комнатушк<text:span text:style-name="T730">е</text:span> без окон, но с нарами.</text:p>
      <text:p text:style-name="P329">Начальник штаба командует отправляться к месту работ.</text:p>
      <text:p text:style-name="P329">Мы шагаем к воротам, за которыми нас уже ждут грузовики.</text:p>
      <text:p text:style-name="P329">Ком<text:span text:style-name="T724">бат</text:span> всполошился <text:span text:style-name="T729">— </text:span>он вспомнил что ещё хотел сказать, когда говорил.</text:p>
      <text:p text:style-name="P329">А вот хуя тебе, муд<text:span text:style-name="T731">озвон</text:span>!</text:p>
      <text:p text:style-name="P330">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331">Ну, всё. </text:p>
      <text:p text:style-name="P331">Отъехала проходная, побежали столбики кирпичного забора. Поворот вправо и мы едем вдоль лесочка к городу.</text:p>
      <text:p text:style-name="P331">Ничего, что сидеть не на чем; мы держимся за борта и друг за друга. Мы в город едем!</text:p>
      <text:p text:style-name="P331">Вобщем-то, это оказалось окраиной и возле нашего объекта ещё угадываются останки лесополосы.</text:p>
      <text:p text:style-name="P331">Девятиэтажный жилой дом из двух секций. <text:s/>Кладка белым силикатным кирпичом выведена уже до пятого этажа.</text:p>
      <text:p text:style-name="P331">Командир нашего отделения-бригады приказывает складывать на поддоны кирпич из наваленной самосвалами кучи.</text:p>
      <text:p text:style-name="P348">Поддон — это четыре толстые доски по метр двадцать прибитые к двум поперечным брусьям по девяносто сантиметров длиной, которые служат поддону ножками, чтобы заводить под него стальные тросы строп башенного крана.</text:p>
      <text:p text:style-name="P331">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331">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331">Мелкорослы Гриша Дорфман печально смотрит в свои ладони.</text:p>
      <text:p text:style-name="P331">Кроме того, белую пыль трудно стряхнуть с наших хэбэ и сапогов, а спецовок нам не выдавали.</text:p>
      <text:p text:style-name="P331">Тот же грузовик везёт нас обратно в часть на обед. Прохожие на тротуарах ходят без строя и им нет дела до стройбатовцев в грузовике.</text:p>
      <text:p text:style-name="P332">На выезде из города, где от трассы отделяется шоссе к нашей части, стоит группы зданий промышленного вида.</text:p>
      <text:p text:style-name="P332">Ребята нашей бригады-отделения начинают вопить и махать в ту сторону, как футбольные болельщики, когда их команда выходит на поле.</text:p>
      <text:p text:style-name="P332">Витя Стреляный нехотя поясняет, что там — зона.</text:p>
      <text:p text:style-name="P332">Понятно — солидарность.</text:p>
      <text:p text:style-name="P332">30% личного состава стройбата — это граждане отбывшие срок за не слишком тяжкие преступления. Остальные 70% не признаны годными для строевой службы по состоянию здоровья, или же не докосили, как я.</text:p>
      <text:p text:style-name="P332">Комбат, в моменты просветления от своего хронического маразматизма, ухитряется выдавать чёткие определения:</text:p>
      <text:p text:style-name="P332">- Сброд калек и зэков, ёб вашу мать, блядь!</text:p>
      <text:p text:style-name="P332"/>
      <text:p text:style-name="P332">С работы нас привозят уже в сумерках.</text:p>
      <text:p text:style-name="P332">Вечернюю проверку после ужина проводит командир роты, капитан Писак.</text:p>
      <text:p text:style-name="P332">Рота построилась в две шеренги в обе стороны от тумбочки на входе в казарму.</text:p>
      <text:p text:style-name="P332">«Молодые» <text:s/>— таков закон — в первом ряду.</text:p>
      <text:p text:style-name="P332">Стоя лицом к строю, Писак читает фамилии в списке и, не подымая головы, вслушивается в:</text:p>
      <text:p text:style-name="P332">-Я!</text:p>
      <text:p text:style-name="P332">- Я!</text:p>
      <text:p text:style-name="P332">- Я!</text:p>
      <text:p text:style-name="P332">Когда очередь дошла до «молодых», он подходит и становится напротив сказавшего «я», пару <text:soft-page-break/>секунд ощупывает твоё лицо немигающим взглядом из-под козырька фуражки. Потом выкликает следующего.</text:p>
      <text:p text:style-name="P333">И — всё, его фотографическая память запомнила тебя на два года вперёд и спустя месяц, вместо:</text:p>
      <text:p text:style-name="P333">- Как фамилия, рядовой?</text:p>
      <text:p text:style-name="P333">Он скажет:</text:p>
      <text:p text:style-name="P333">- Рядовой Огольцов!</text:p>
      <text:p text:style-name="P333">- Да, товарищ капитан!</text:p>
      <text:p text:style-name="P333">- Блатуешь, рядовой Огольцов?</text:p>
      <text:p text:style-name="P333">- Никак нет, товарищ капитан!</text:p>
      <text:p text:style-name="P333">- А бляха почему на яйцах? Сержант Солопов!</text:p>
      <text:p text:style-name="P333">- Слушаю, товарищ капитан!</text:p>
      <text:p text:style-name="P333">- Рядовому Огольцову пять нарядов вне очереди.</text:p>
      <text:p text:style-name="P333">- Есть, товарищ капитан.</text:p>
      <text:p text:style-name="P333">Ну, да, когда мы подходили к девятиэтажке я малость послабил ремень поверх гимнастёрки. Откуда мне было знать, что он выйдет из лесополосы?</text:p>
      <text:p text:style-name="P333"/>
      <text:p text:style-name="P333">В тот день я во всю пытался выслужиться перед сержантом. Он послал меня ровнять лопатой грунт под прокладку бордюров. Как я хуярил! Метров двести, если не больше. Может сержант, видя моё рвение, похерит наряды?</text:p>
      <text:p text:style-name="P361"><text:tab/><text:tab/><text:tab/>Два солдата из стройбата</text:p>
      <text:p text:style-name="P333"><text:span text:style-name="T79"><text:tab/><text:tab/><text:tab/>Заменяют экскаватор..</text:span>.</text:p>
      <text:p text:style-name="P333">Двое прохожих по недалёкому тротуару до того впечатлились, что подошли и стали приглашать распить с ними бутылку вина.</text:p>
      <text:p text:style-name="P333">- Нет. Спасибо. Не могу.</text:p>
      <text:p text:style-name="P333">На вечерней проверке сержант поманил меня пальцем из строя — <text:s/>«на полы».</text:p>
      <text:p text:style-name="P333">«На полы» значит — когда все улягутся по кубрикам, подмести все проходы и, принося воду из умывальника у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Воду менять почаще, чтоб не оставалось грязных разводов.</text:p>
      <text:p text:style-name="P333">Потом доложить дежурному по роте, чтоб он принял работу.</text:p>
      <text:p text:style-name="P333">Если примет, можно делать отбой и радоваться, что сегодня не послан «на полы» в столовую.</text:p>
      <text:p text:style-name="P333">И уснуть, едва голова упадёт на подушку, а через секунду:</text:p>
      <text:p text:style-name="P324">- Рё-о-т-я-а! Пад-ё<text:span text:style-name="T727">оо</text:span>м!</text:p>
      <text:p text:style-name="P334">Пять нарядов — пять «на полы».</text:p>
      <text:p text:style-name="P334">- Ваньку в психушку увезли.</text:p>
      <text:p text:style-name="P334">- Какого?</text:p>
      <text:p text:style-name="P334">- Сам знаешь. Шрам на голове.</text:p>
      <text:p text:style-name="P334">- За шо?</text:p>
      <text:p text:style-name="P334">- На подъёме не стал обуваться. Говорит — в сапоги мышь залезла.</text:p>
      <text:p text:style-name="P334">- Косит, или заёб в голову зашёл?</text:p>
      <text:p text:style-name="P334">- А хуй его знает. Там проверят.</text:p>
      <text:p text:style-name="P334"/>
      <text:p text:style-name="P334">Первый выходной день у нас был в августе. До этого с восьми до сумерек на объектах, а тут — целое воскресенье в части.</text:p>
      <text:p text:style-name="P334">«Молодые» постирали свои пропылённые хэбэ. Бродят по части в трусах, майках и кирзовых сапогах, как те фрицы в фильме «Один шанс из тысячи».</text:p>
      <text:p text:style-name="P334"/>
      <text:p text:style-name="P334">За время истёкшее до первого выходного наше отделение перестало приветствовать криком зону у развилки шоссе.</text:p>
      <text:p text:style-name="P334">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334"><text:soft-page-break/>Рядовой Алимонов, он же Алимоша, научил меня докуривать стрельнутый у товарищей бычок «Примы» до трёх миллиметров от конца сигареты.</text:p>
      <text:p text:style-name="P334">А один раз нам выплатили получку.</text:p>
      <text:p text:style-name="P334">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Но в ведомости мы расписывались, конечно, за три рубля восемьдесят копеек. Потому что <text:span text:style-name="T732">всем известно, кого ни спроси, <text:s/>что рядовой Советской армии ежемесячно получает 3 руб. 80 коп. </text:span></text:p>
      <text:p text:style-name="P334"><text:span text:style-name="T732">Э</text:span>то <text:span text:style-name="T732">такая же</text:span> аксиома <text:span text:style-name="T732">как про Волгу и Каспийское море.</text:span></text:p>
      <text:p text:style-name="P335">Посреди лета, на вечерней проверке, замполит роты объявил, что моей жене, по её просьбе, послана справка, что я служу в армии.</text:p>
      <text:p text:style-name="P335">- <text:span text:style-name="T733">А я не знал, что </text:span>ты женатый, Голиков.</text:p>
      <text:p text:style-name="P335">- <text:span text:style-name="T733">А ты не спрашивал.</text:span></text:p>
      <text:p text:style-name="P335">Им-то некогда было в колониях для малолетних преступников.</text:p>
      <text:p text:style-name="P335"/>
      <text:p text:style-name="P336">Ольга, Конотоп, завод, танцы — кажутся чем-то нереальным; из другой далёкой жизни.</text:p>
      <text:p text:style-name="P336">От неё приходят письма.</text:p>
      <text:p text:style-name="P336">«...а вечерами смотрю как девушки с парнями своими идут гулять а я всё одна и так обидно аж плачу...» </text:p>
      <text:p text:style-name="P336">Мама тоже письма пишет; брат с сестрой прислали по паре штук.</text:p>
      <text:p text:style-name="P336">Во внутреннем кармане на груди у меня уже плотненькая пачка их писем.</text:p>
      <text:p text:style-name="P336">Я не знаю что писать в ответ.</text:p>
      <text:p text:style-name="P336">«Здравствуй, получил твоё письмо, за которое большое спасибо...»</text:p>
      <text:p text:style-name="P336">А дальше?</text:p>
      <text:p text:style-name="P336">«... отслужу, как надо, и — вернусь...»?</text:p>
      <text:p text:style-name="P336">Ничего в голову не лезет, уже и думаю только матом.</text:p>
      <text:p text:style-name="P336">Вроде, близкие люди — роднее не бывает, а какая-то во мне отстранённость.</text:p>
      <text:p text:style-name="P336"/>
      <text:p text:style-name="P336">Как в тот раз, когда мы уже сидели в кузове грузовика под девятиэтажкой и дожидались кого-то из переодевающихся каменщиков.</text:p>
      <text:p text:style-name="P336">Один из старослужащих начал доставать Мишу Хмельницкого, за то, что тот хохол. Миша, пряча глаза, бормотал, что никакой он не хохол, просто фамилия такая.</text:p>
      <text:p text:style-name="P336">Мы все сидели молча.</text:p>
      <text:p text:style-name="P336">Старослужащий начал смеяться — что за призыв такой с Украины — ни одного хохла!</text:p>
      <text:p text:style-name="P336">- Ладно, я — хохол, ну, и что?</text:p>
      <text:p text:style-name="P336">Только когда эти слова каким-то странным эхом вернулись в кузов от белеющей сквозь сумерки кирпичной стены, мне дошло, что <text:s/>я сказал это.</text:p>
      <text:p text:style-name="P336">Странно слышать себя со стороны, <text:span text:style-name="T734">если не ожидаешь. Какая-то самоотстранённость.</text:span></text:p>
      <text:p text:style-name="P337">Старослужащий заткнулся. И действительно — что дальше-то?</text:p>
      <text:p text:style-name="P337"/>
      <text:p text:style-name="P337">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337">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337"/>
      <text:p text:style-name="P337">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337">- А ты по какой ходил?</text:p>
      <text:p text:style-name="P337">- Статья шестьсот семнадцатая, часть вторая с отягчающими обстоятельствами.</text:p>
      <text:p text:style-name="P337">- Чё пиздишь? Такой статьи нету.</text:p>
      <text:p text:style-name="P337">- Недавно ввели — за людоедство.</text:p>
      <text:p text:style-name="P337"><text:soft-page-break/></text:p>
      <text:p text:style-name="P337">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337">Опять-таки, не все одинаковы.</text:p>
      <text:p text:style-name="P337">У одного всего три слова на плече, неброским скромным шрифтом — «in vino veritas», с такой татуировкой можно и за доктора философии сойти. Латинист, <text:span text:style-name="T735">ебёна вошь.</text:span></text:p>
      <text:p text:style-name="P338">Имеются и свои табу. За татуировку не по чину — жестокая расправа. И со словом «вафли» тоже надо поосторожнее.</text:p>
      <text:p text:style-name="P338">Алимоша после той получки зашёл в магазинчик напротив проходной и, показав пальцем на пачку вафлей, сказал продавщице:</text:p>
      <text:p text:style-name="P338">- А дайте мне ото печенье в клеточку.</text:p>
      <text:p text:style-name="P338">Но его это не спасло.</text:p>
      <text:p text:style-name="P338">- Чё, Алимоша, на вафли потянуло?</text:p>
      <text:p text:style-name="P338">- Да, пошёл ты...</text:p>
      <text:p text:style-name="P338"/>
      <text:p text:style-name="P338">А как не восхититься, <text:span text:style-name="T736">не прийти в умиление от незатейливо безыскусных, но таких поэтично</text:span> <text:s/><text:span text:style-name="T736"><text:s/></text:span>задорны<text:span text:style-name="T736">х</text:span> <text:s/>дуэл<text:span text:style-name="T736">ей</text:span> из <text:span text:style-name="T737">пересмешливых </text:span>лагерных двустиший?</text:p>
      <text:p text:style-name="P338"><text:tab/><text:tab/><text:tab/>- <text:span text:style-name="T79">Я ебал тебя в лесу,</text:span></text:p>
      <text:p text:style-name="P362"><text:tab/><text:tab/><text:tab/> <text:s/>Хочешь — справку принесу?.. </text:p>
      <text:p text:style-name="P362"/>
      <text:p text:style-name="P362"><text:tab/><text:tab/><text:tab/>- Я ебал тебя на пне — <text:s/></text:p>
      <text:p text:style-name="P362"><text:tab/><text:tab/><text:tab/> <text:s/>Вот и справочка при мне!..</text:p>
      <text:p text:style-name="P362"/>
      <text:p text:style-name="P362"><text:tab/><text:tab/><text:tab/>- Я ебал тебя в малине </text:p>
      <text:p text:style-name="P338"><text:span text:style-name="T79"><text:tab/><text:tab/><text:tab/> <text:s/>Вместе с справками твоими!</text:span>.. </text:p>
      <text:p text:style-name="P338">И победная завершающая точка:</text:p>
      <text:p text:style-name="P338"><text:tab/><text:tab/><text:tab/>- <text:span text:style-name="T79">Нечем крыть? Нет туза? </text:span></text:p>
      <text:p text:style-name="P338"><text:span text:style-name="T79"><text:tab/><text:tab/><text:tab/> <text:s/>На, вот — хуй, протри глаза!</text:span>..</text:p>
      <text:p text:style-name="P339"/>
      <text:p text:style-name="P339">Кроме игры слов случаются и практические шутки.</text:p>
      <text:p text:style-name="P339">После обеда, стоя у проходной, ожидаем свой грузовик. Саша Хворостюк и Витя Стреляный накануне вечером побрили головы лезвием, теперь выделяются нежно-белой кожей над загаром лиц.</text:p>
      <text:p text:style-name="P339">- А вот, если <text:s/>мне на темени зарубку сделать — стану я на хуй похожим?- спрашивает меня Витя.</text:p>
      <text:p text:style-name="P337">- <text:span text:style-name="T738">Витёк, ты и без зарубки похож.</text:span></text:p>
      <text:p text:style-name="P337">- <text:span text:style-name="T738">Будь другом, возьми меня за уши — сдрочи.</text:span></text:p>
      <text:p text:style-name="P339">Разве другу откажешь? Стиснув его уши дёргаю вверх-вниз.</text:p>
      <text:p text:style-name="P339">- Тьфу-тьфу-тьфу...</text:p>
      <text:p text:style-name="P339">Я не понял — белая слюна мелких плевков падает на грудь моей гимнастёрки...</text:p>
      <text:p text:style-name="P339">- Это я кончил,- поясняет он.</text:p>
      <text:p text:style-name="P339">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Нет, отмахался, только пилотку сбили. Это внутренние разборки третьей роты. Водитель грузовика сигналит нам, чтоб лезли в кузов.</text:p>
      <text:p text:style-name="P339"/>
      <text:p text:style-name="P340">Девятиэтажку кладут и ночью, под гирляндой из электролампочек над стеной.</text:p>
      <text:p text:style-name="P340">Из нашего призыва в ночной смене двое — долговязый солдат, который на гражданке работал каменщиком, да я.</text:p>
      <text:p text:style-name="P340">Ему дали мастерок и он тоже ведёт кладку, а я лопатой подношу раствор из железного ящика <text:soft-page-break/>на стену. Ночи тут холодные и мы поодевали неизвестно чьи затасканные бушлаты и фуфайки.</text:p>
      <text:p text:style-name="P340">В темноте за стеной вырисовывается кабинка башенного крана, а в ней неясное лицо кранового.</text:p>
      <text:p text:style-name="P340">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340">Наконец, один из каменщиков становится на два из четырёх крючков «паука», — связки из <text:s text:c="2"/>стальных тросов — которыми цепляют растворные ящики и поддоны с кирпичом. Руками он хватается за те же тросы. Крановой врубает свою махину, подымает и разворачивает стрелу крана и несё стоящую на крюках фигуру далеко вниз, где горит одинокая лампочка растворной площадки.</text:p>
      <text:p text:style-name="P340">Какая техника безопасности? Тут все свои.</text:p>
      <text:p text:style-name="P340">Снизу крановой подымает поддон кирпича, а на нём чайник.</text:p>
      <text:p text:style-name="P340">Поддон приняли на линию между каменщиками и скомандовали крановому отвести стрелу. </text:p>
      <text:p text:style-name="P341">Один из крюков «паука» подцепил «молодого» каменщика за ремень на спине бушлата и поднял в воздух.</text:p>
      <text:p text:style-name="P341">Вознесение не слишком высокое — на метр, не более, потому что сразу поднялся свист и крики «майна».</text:p>
      <text:p text:style-name="P341">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341">- Харэ! Харэ!</text:p>
      <text:p text:style-name="P341">Что означает «хорош вам баловаться», хотя, возможно, это было и случайностью, потому что «старики» тоже кричали крановому «майна! вниз!» </text:p>
      <text:p text:style-name="P341">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363"><text:tab/><text:tab/><text:tab/>Нету лучшей красоты,</text:p>
      <text:p text:style-name="P341"><text:span text:style-name="T79"><text:tab/><text:tab/><text:tab/>Чем поссать с высоты..</text:span>.</text:p>
      <text:p text:style-name="P341">Он спрыгнул с угла и вернулся на линию — продолжать кладку.</text:p>
      <text:p text:style-name="P341"/>
      <text:p text:style-name="P341">Но не всегда всё обходилось...</text:p>
      <text:p text:style-name="P341">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341">Ну, и свалились оба в шахту.</text:p>
      <text:p text:style-name="P341">Благодаря закону ускорения тел в свободном падении, здоровяк первым достиг дна шахты и всмятку расшибся на куче строительного мусора.</text:p>
      <text:p text:style-name="P341">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341"/>
      <text:p text:style-name="P342">Раз в месяц на утреннем разводе нам зачитывали приказы о тех, или иных летальных исходах </text:p>
      <text:p text:style-name="P342">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337"/>
      <text:p text:style-name="P343">Всех «молодых» в начале службы нагружают, но наше отделение было самым «молодым» из «молодых».</text:p>
      <text:p text:style-name="P343">Так сложилась цепь неблагоприятных обстоятельств.</text:p>
      <text:p text:style-name="P343">Прапорщик, он же командир взвода, поймал сержанта, он же командир нашего отделения, с двумя бутылками вина из гастронома.</text:p>
      <text:p text:style-name="P343"/>
      <text:p text:style-name="P343">Что такое прапорщик? </text:p>
      <text:p text:style-name="P343"><text:soft-page-break/>Это «дед», которому нравится блатовать — вона как молодые перед ним трепещут! <text:s/>— <text:s/>и который понимает, что после дембеля, на гражданке, он — никто.</text:p>
      <text:p text:style-name="P343">На гражданке другая иерархия.</text:p>
      <text:p text:style-name="P343">Вот почему такой «дед» остаётся на сверхсрочную службу.</text:p>
      <text:p text:style-name="P343">Четыре месяца школы прапорщиков и он приходит в ту же часть с одной звёздочкой на беспросветном погоне.</text:p>
      <text:p text:style-name="P343">Ходит в парадке, шугает всех, получает сто двадцать в месяц.</text:p>
      <text:p text:style-name="P343">Как не порадоваться за человека нашедшего своё место в жизни?</text:p>
      <text:p text:style-name="P343">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343">Перед строем стоял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343">Короче, этот пацан, который даже и не «дед», а всего лишь прапор, решил устроить воспитательно-показательную ораторию.</text:p>
      <text:p text:style-name="P343">Мол, этот изменник <text:s/>родины покинул товарищей на трудовом посту, предательски ушёл в гастроном, но был пойман с поличным.</text:p>
      <text:p text:style-name="P344">Дотолкал прапор свою речугу до конца, а что дальше — не знает.</text:p>
      <text:p text:style-name="P344">Но он, по-видимому, не так давно смотрел сериал из жизни <text:s/>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344">Так этот Песталоцци с одной звёздочкой начинает из себя кинозвезду строить:</text:p>
      <text:p text:style-name="P344">- Ты бросил товарищей ради вина! Ну, так пей!</text:p>
      <text:p text:style-name="P344">В жизни совсем другое кино.</text:p>
      <text:p text:style-name="P344">Вместо того, чтоб понурить голову, сержант её задрал и засадил бутылку с горлá — не отрываясь.</text:p>
      <text:p text:style-name="P344">Вторую не успел — прапорщик очнулся, подбежал и разбил её о щебень.</text:p>
      <text:p text:style-name="P344">Сержанта отвезли в часть и заперли на «губе» в проходной, а утром разжаловали в рядовые и послали каменщиком в ту бригаду, где он и был до нашего призыва.</text:p>
      <text:p text:style-name="P344">А как иначе? Чтоб он десять суток отлёживал бока на «губе» и даром хлеб ел? Не выйдет!</text:p>
      <text:p text:style-name="P344">Ведь, даже и без татуировки на лбу, все мы — рабы СССР.</text:p>
      <text:p text:style-name="P344"/>
      <text:p text:style-name="P305">Бригадиром нам поставили рядового «черпака» по фамилии Простомолóтов.</text:p>
      <text:p text:style-name="P305">- Зовите меня просто — Молотов.</text:p>
      <text:p text:style-name="P305">Интеллектуал. Очки носит. Про Молотова знает, но — «черпак» и, хотя ему дали лычку ефрейтора, «деды» им помыкают, а он и не пикнет, чтобы взяли какое-то другое отделение «молодых».</text:p>
      <text:p text:style-name="P305">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305">Всю ночь напролёт. До пяти утра.</text:p>
      <text:p text:style-name="P305">Правда, последний мешок, по частям, вынесли вёдрами на мусорку, присыпав очистками, чтоб дежурный по кухне не врубился. Типа, отходы.</text:p>
      <text:p text:style-name="P305">А потом как заведено развод и <text:s/>— на работу.</text:p>
      <text:p text:style-name="P305"/>
      <text:p text:style-name="P305">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305">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text:soft-page-break/>следующий самосвал; и будут ещё и ещё.</text:p>
      <text:p text:style-name="P305">А внутри алебастр надо тоже перегонять в соседний отсек подвала, иначе всё не поместится.</text:p>
      <text:p text:style-name="P305">Не забуду синюшный цвет лица Васи из Бурыни в свете подвальной лампочки, когда он там заснул на алебастровом бархане.</text:p>
      <text:p text:style-name="P305"/>
      <text:p text:style-name="P305">Вобщем, <text:s/>Простомолóтов, права армейская поговорка:</text:p>
      <text:p text:style-name="P305">- Лучше иметь дочь проститутку, чем сына ефрейтора.</text:p>
      <text:p text:style-name="P305"/>
      <text:p text:style-name="P305">Приехал папа Гриши Дорфмана и переговорил с кем-то в штабе.</text:p>
      <text:p text:style-name="P305">Гришу перевели в четвёртую роту и дали должность портного. Вскоре Гриша уже щеголяет в пэша и даже не ночует в казарме, ведь у него швейная мастерская рядом с баней.</text:p>
      <text:p text:style-name="P305">Пэша значит «полушерстяное обмундирование», <text:span text:style-name="T739">материал поплотнее хэбэ, цвета тёмной болотной тины — один из оттенков хаки.</text:span></text:p>
      <text:p text:style-name="P345">В пэша ходят аристократы срочной службы: водитель «козла» комбата, например, или киномеханик, он же почтальон.</text:p>
      <text:p text:style-name="P345">Великое дело — иметь папу умеющего вести переговоры.</text:p>
      <text:p text:style-name="P345"/>
      <text:p text:style-name="P345">А Ванькá, всё-таки, комиссовали.</text:p>
      <text:p text:style-name="P345">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345">- Тикайте! Там — бомба!</text:p>
      <text:p text:style-name="P345">Люди шарахались.</text:p>
      <text:p text:style-name="P345">А когда прибыли в родную хату <text:s/>Ванькá, он спокойно <text:s/>проговорил:</text:p>
      <text:p text:style-name="P345">- Вот так, сержант, умные люди в армии служат.</text:p>
      <text:p text:style-name="P345"/>
      <text:p text:style-name="P345">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345">Гитара...</text:p>
      <text:p text:style-name="P345">Я стоял и слушал, хоть слушать было нечего — кто-то коряво пытался сыграть <text:s/>аккорды «Шыз-гары», но с ритмом не ладилось; он бил балалаечным боем.</text:p>
      <text:p text:style-name="P345">Я не выдержал и вернулся к входной двери в клуб. Она оказалась открытой.</text:p>
      <text:p text:style-name="P345">В конце зала, по бокам от окошечек кинобудки — две двери. Одна — настежь, звук гитары — оттуда.</text:p>
      <text:p text:style-name="P345">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345">Другой солдат, тоже в тапочках, напротив него; у стены на стуле.</text:p>
      <text:p text:style-name="P345">- Чё нада?!</text:p>
      <text:p text:style-name="P345">- Это вы Shocking Blue <text:span text:style-name="T731">сыграть хотите. Я могу показать.</text:span></text:p>
      <text:p text:style-name="P346">Они переглянулись.</text:p>
      <text:p text:style-name="P346">- Ну, покажи.</text:p>
      <text:p text:style-name="P305"/>
      <text:p text:style-name="P857">Красота спасёт мир?</text:p>
      <text:p text:style-name="P857">Ну, это ещё бабушка надвое сказала.</text:p>
      <text:p text:style-name="P857">Уж больно расплывчатая это штука — красота.</text:p>
      <text:p text:style-name="P857">Другое дело — музыка. Она способна творить конкретные чудеса. Наводить мосты. Отбрасывать лишнее.</text:p>
      <text:p text:style-name="P857"/>
      <text:p text:style-name="P857">Вместо «фазана» Замешкевича, «черпака» Рассолова и «салаги» Огольцова остались просто три парня, передающих гитару из рук в руки.</text:p>
      <text:p text:style-name="P857">Через пару дней в жестяную обивку двери в комнату постучал изъеденными известковым раствором пальцами днепропетровский Саша Рудько.</text:p>
      <text:p text:style-name="P857"><text:soft-page-break/>Музыкант Александр Рудько.</text:p>
      <text:p text:style-name="P857">Бас-гитарист. Работал в областной филармонии.</text:p>
      <text:p text:style-name="P857">Так началось создание ВИА «Орион» в нашем военно-строительном отряде на аппаратуре и инструментах оставшихся от прежних призывов.</text:p>
      <text:p text:style-name="P857">Ребята ходили в штаб, говорили с замполитом. Сашу Рудько назначили завклубом части.</text:p>
      <text:p text:style-name="P857">Но он так и не завёл себе пэша и ночевал в казарме второй роты и стоял там на вечерних проверках.</text:p>
      <text:p text:style-name="P857">Он знал нотную грамоту. Играл на всё, что подвернётся. Учил нас делать распевку «ми-мэ-ма-мо-му» и страдальчески моргал мутновато-голубым взглядом на мою лажу в пении.</text:p>
      <text:p text:style-name="P857">У него был большой, припухший от постоянных насморков нос, и он картавил.</text:p>
      <text:p text:style-name="P857">Но он был Музыкант.</text:p>
      <text:p text:style-name="P857"/>
      <text:p text:style-name="P857">А я начал вести двойную жизнь.</text:p>
      <text:p text:style-name="P857">После ужина — в клуб до вечерней проверки.</text:p>
      <text:p text:style-name="P857">- <text:span text:style-name="T669">Разрешите стать в строй, товарищ старшина?</text:span></text:p>
      <text:p text:style-name="P857">- <text:span text:style-name="T669">А ты чё опаздываешь, Огольцов?</text:span></text:p>
      <text:p text:style-name="P857">- <text:span text:style-name="T669">Был в клубе.</text:span></text:p>
      <text:p text:style-name="P857">-<text:span text:style-name="T669">И чем это вы, клубники, там занимаетесь?</text:span></text:p>
      <text:p text:style-name="P858">В строю хаханьки в поддержку намёка.</text:p>
      <text:p text:style-name="P858">- Занимаемся сольфеджио, товарищ старшина!</text:p>
      <text:p text:style-name="P858">У старшины тупо застывает лицо. Он таких слов отродясь не слыхал. </text:p>
      <text:p text:style-name="P858">В строю хаханьки погромче, но уже в обратном направлении.</text:p>
      <text:p text:style-name="P858">- Замполит части в курсе, товарищ старшина.</text:p>
      <text:p text:style-name="P858">- Встань в строй, саф... сажл... Ссука!</text:p>
      <text:p text:style-name="P858"/>
      <text:p text:style-name="P858">А в рабочее время я — <text:s/>как все.</text:p>
      <text:p text:style-name="P858">Нас перебросили на пятиэтажку — её готовят к сдаче. Витя Новиков и Валик Назаренко зазвали меня в пустую квартиру. Мы распили бутылку вина с горлá. Забытый кайф.</text:p>
      <text:p text:style-name="P858">До вечерней проверки всё выветрилось. Да и по скольку там было-то?</text:p>
      <text:p text:style-name="P858">На вечерней проверке капитан Писак посылает дневального в посудомойку за кружкой — будет тест на употребление алкоголя.</text:p>
      <text:p text:style-name="P858">Продвигаясь вдоль строя, Писак даёт солдатам кружку — дыхнуть в неё, потом нюхает оттуда. Двоим уже приказал выйти из строя.</text:p>
      <text:p text:style-name="P858">Когда он протянул кружку мне, я понял, что это — капец. Я сам себя выдал ещё до выдоха в неё тем, что меня бросает то в жар, то в холод.</text:p>
      <text:p text:style-name="P858">За бляху он дал мне пять нарядов, а теперь — полный капец.</text:p>
      <text:p text:style-name="P859">Писак нюхнул из кружки и, не глядя мне в глаза, садистски выговаривает:</text:p>
      <text:p text:style-name="P859">- Вот, если человек не пил — сразу видно.</text:p>
      <text:p text:style-name="P859">После проверки Витя Стреляный с улыбкой говорит:</text:p>
      <text:p text:style-name="P859">- Ты был белее стенки.</text:p>
      <text:p text:style-name="P859">Как будто я сам не знаю! Писак, сучара! Что за кошки-мышки?</text:p>
      <text:p text:style-name="P859"/>
      <text:p text:style-name="P860">И снова выходной. Аж не верится.</text:p>
      <text:p text:style-name="P860">Вечером показали кино. Польский фильм «Анатомия любви» с намёками на эротику.</text:p>
      <text:p text:style-name="P860">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у голые титьки.</text:p>
      <text:p text:style-name="P860">Для близких друзей и личного пользования. Кретины.</text:p>
      <text:p text:style-name="P860">Утром, стоя в ряду мочящихся в сортире, я грустно встряхнул свой <text:s/>и, застёгиваясь, безмолвно сказал ему <text:span text:style-name="T670">среди общего гама</text:span>:</text:p>
      <text:p text:style-name="P860">- Такие дела, кореш. Быть тебе два года только сливным краном.</text:p>
      <text:p text:style-name="P860"/>
      <text:p text:style-name="P860"><text:soft-page-break/>На работе носилками вытаскивали строительный мусор и лишний грунт из подвала; делали планировку.</text:p>
      <text:p text:style-name="P860">Все такие молчаливо тоскливые после вчерашнего фильма.</text:p>
      <text:p text:style-name="P860">В перекуре я, от нечего делать, начал доставать Алимошу.</text:p>
      <text:p text:style-name="P860">Он всё отмалчивался, или кратко посылал, а потом вдруг вскочил и набросился на меня с кулаками.</text:p>
      <text:p text:style-name="P860">Пришлось отмахиваться как умею. А умею я, прямо скажем — никак.</text:p>
      <text:p text:style-name="P860">Тут зашёл Простомолóтов, крикнул прекратить и мы опять взялись за носилки.</text:p>
      <text:p text:style-name="P860">Я пару ходок сделал, смотрю, а боль в правой руке не утихает. Неудачно ударился большим пальцем об татаро-монгольскую Алимошину рожу.</text:p>
      <text:p text:style-name="P860">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861">Когда приехали, он сказал мне подождать во дворе, а сам зашёл в какое-то здание. Хорошая территория. Густой сад с деревьями жёлтой алычи. Жаль аппетита нет — рука ноет.</text:p>
      <text:p text:style-name="P861">Сидя на скамейке возле здания, я заснул.</text:p>
      <text:p text:style-name="P861">Открываю глаза — круглая морда с длинными кошачьими усами прямо передо мной. Я аж дёрнулся, хорошо спинка скамьи удержала.</text:p>
      <text:p text:style-name="P861">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861">Тут мой сопровождающий вышел, отвёл меня на проверку; оказалось перелом.</text:p>
      <text:p text:style-name="P861">Они мне кисть щупают, а я шиплю, как гусак, и второй рукой сам себя по боку хлопаю, словно крылом перебитым.</text:p>
      <text:p text:style-name="P861">Ладно, говорят, и так срастётся. Обмотали кисть бинтом, гипсом обмазали и оставили меня в госпитале. Спасибо, Алимоша!</text:p>
      <text:p text:style-name="P861">Но мыться одной левой рукой неудобно.</text:p>
      <text:p text:style-name="P861"/>
      <text:p text:style-name="P861">Что может быть лучше перелома? Никаких уколов — лежи и жди, пока срастётся.</text:p>
      <text:p text:style-name="P861">В столовой столики на четверых обедающих и стулья, а не лавки. 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Какая разница где спать?</text:p>
      <text:p text:style-name="P861">Столовая тоже на первом, в конце коридора.</text:p>
      <text:p text:style-name="P861">Нас не слишком много. В моей палате кроме меня один грузин Резо, а коек четыре.</text:p>
      <text:p text:style-name="P862">Чёрные волосы у Резо такие длинные, что может зачёсывать их назад. Явно «дед».</text:p>
      <text:p text:style-name="P862">Руку держит плотно прижатой к боку.</text:p>
      <text:p text:style-name="P862">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862">Стряпуха теперь его навещает. Они уходят в сад пониже аллеи, а потом Резо приносит алычу в карманах пижамной куртки; угощает меня, но мне не хочется.</text:p>
      <text:p text:style-name="P862">А соседняя палата заполнена. Там даже есть один из нашего стройбата.</text:p>
      <text:p text:style-name="P862">Тоже «дед», но русский — <text:s/>Санёк. Волосы русые, а правая бровь слизнута плоским шрамом.</text:p>
      <text:p text:style-name="P862">Он ходил в самоволку на своём тракторе, куда-то там врезался, или перевернулся. Пришлось ампутировать ноги выше колен.</text:p>
      <text:p text:style-name="P862">В столовую он не ходит. Ему ребята из его палаты оттуда приносят, хотя у него есть костыли и пара высоких протезов рядом с койкой.</text:p>
      <text:p text:style-name="P862">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862">«Здравствуйте, незнакомая Валентина...»</text:p>
      <text:p text:style-name="P862">Иногда его навещают водители сослуживцы из нашей части. После этого он орёт песни и <text:soft-page-break/>скандалит с дежурным по госпиталю, но ему это сходит с рук; всё равно сегодня-завтра комиссуют.</text:p>
      <text:p text:style-name="P863">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а Мао цзе Дун обиделся за своего корифана Сталина и в обеих великих державах перестали петь </text:p>
      <text:p text:style-name="P527"><text:tab/><text:tab/><text:tab/>Москва — Пекин,</text:p>
      <text:p text:style-name="P863"><text:span text:style-name="T79"><text:tab/><text:tab/><text:tab/>Навеки дружба..</text:span>.</text:p>
      <text:p text:style-name="P863">А куда денешься, если читать нечего? Вот и читаешь социалистический реализм в духе Жеминь Жибао.</text:p>
      <text:p text:style-name="P863"/>
      <text:p text:style-name="P863">В соседней палате переполох на весь коридор — комбайнёрша Валентина ответила на письма личным визитом.</text:p>
      <text:p text:style-name="P863">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863">Красавчик в пижаме ей втолковывает, что Санёк сейчас выйдет — у него процедура.</text:p>
      <text:p text:style-name="P863">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863">Но Валентина — молодец, минуты три с ним на скамейке перед входом посидела. <text:s/>Потом тот же красавчик повёл её по тропинке к выходу через прореху в заборе.</text:p>
      <text:p text:style-name="P864">А Санёк в тот день опять нажрался.</text:p>
      <text:p text:style-name="P864"/>
      <text:p text:style-name="P864">Через два дня по той же тропинке... Смотрю — не врубаюсь... Не может быть!</text:p>
      <text:p text:style-name="P864">Ольга!</text:p>
      <text:p text:style-name="P864">Точно — она!</text:p>
      <text:p text:style-name="P864">Подбежала. Обнялись. Только волосы уже тёмно-рыжие и незнакомые брюки в больших жёлтых цветах.</text:p>
      <text:p text:style-name="P864">В тот же вечер я в тех брюках пошёл с ней в парк на танцплощадку. Ещё какая-то водолазка в обтяжку. А на ней, конечно, мини-юбка.</text:p>
      <text:p text:style-name="P864">На площадке какие-то местные начали вязаться, но меня два «черпака» из нашей части опознали и подошли. <text:s/>Один в гражданке, второй в пэша. Я и имён их не знаю. Местные врубились, что стройбат гуляет в самоволке и — отвалили.</text:p>
      <text:p text:style-name="P864"/>
      <text:p text:style-name="P865">У Ольги в жизни — ворох новостей.</text:p>
      <text:p text:style-name="P865">Она опять уехала в Феодосию, а там в яслях мест нет. Она с Леночкой пошла в горисполком на приём к председателю и тот тоже — нет мест, говорит. Так она Леночку просто на стол ему положила и ушла. Он до самой лестницы за ней бежал:</text:p>
      <text:p text:style-name="P865">- Женщина! Заберите ребёнка!</text:p>
      <text:p text:style-name="P865">Вобщем, нашли место. Сейчас её мама за Леночкой смотрит, вот только по пути в Ставрополь в поезде у неё деньги вытащили.</text:p>
      <text:p text:style-name="P865">И моё обручальное кольцо пропало. 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865">На следующий день она заняла деньги на обратный путь у стряпухи, что как раз проведывала Резо, и ушла по той же тропинке.</text:p>
      <text:p text:style-name="P865">Мне сняли гипс с руки и выписали.</text:p>
      <text:p text:style-name="P865">Я поехал на юго-восточную окраину Ставрополя и от Кольцевого пошёл под высокими деревьями вдоль трассы на Элисту <text:s/>к развилке на Дёмино.</text:p>
      <text:p text:style-name="P865">На грунтовой обочине лежали редкие ярко-жёлтые листья. Светило солнце, но чувствовалось, что уже осень. А где же лето?</text:p>
      <text:p text:style-name="P865"><text:soft-page-break/>На трассе затормозил один из стройбатовских грузовиков. Водитель крикнул мне:</text:p>
      <text:p text:style-name="P865">- Домой?</text:p>
      <text:p text:style-name="P865">Я ответил, что да, домой, и запрыгнул в кузов; потому что ни с работы, ни из самоволки мы не возвращались в «часть», или в «казарму».</text:p>
      <text:p text:style-name="P865">Мы возвращались домой.</text:p>
      <text:p text:style-name="P865"/>
      <text:p text:style-name="P866">Дома тоже оказалось не без новостей.</text:p>
      <text:p text:style-name="P86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866">Избивали.</text:p>
      <text:p text:style-name="P86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86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866"><text:s/>Карлуха блатовал только на том основании, что он «дед», но «деды» из тех, кто срок мотал и пайку хавал за него не писанулись против Серого.</text:p>
      <text:p text:style-name="P866">Так что всё, типа, поутихло, но напряжённость сохраняется.</text:p>
      <text:p text:style-name="P866"/>
      <text:p text:style-name="P866">На волне этой напряжённости какой-то «фазан» ко мне прицепился:</text:p>
      <text:p text:style-name="P866">- Ты чё — блатной?</text:p>
      <text:p text:style-name="P866">Скажешь «да», так за слова отвечать надо, а для меня статьи Уголовного Кодекса такая же закрытая книга, как и формулы органической химии.</text:p>
      <text:p text:style-name="P866">Я сказал «нет», он завёл меня в бытовку и начал стричь «под ноль» ручной машинкой — мол, чересчур оброс для «молодого».</text:p>
      <text:p text:style-name="P866">А мне не жалко, за два года ещё отрастут. Только машинка тупая и пару раз дерганула очень больно.</text:p>
      <text:p text:style-name="P866">В бытовке присутствовал штукатур из третьей роты, который пришёл своих земляков-армян проведать.</text:p>
      <text:p text:style-name="P866">Он <text:s/><text:span text:style-name="T671">и предложил </text:span>«<text:span text:style-name="T671">фазану» <text:s/>— <text:s text:c="2"/>«давай я докончу», а тот уже и сам не рад, что начал — отдал машинку.</text:span></text:p>
      <text:p text:style-name="P867">Вобщем, достригал меня Роберт Закарян, а когда машинка заедала, он говорил «извини».</text:p>
      <text:p text:style-name="P867">Я уж и забыл, что такие слова бывают.</text:p>
      <text:p text:style-name="P867"/>
      <text:p text:style-name="P867">Потом он тоже начал приходить в клуб и стал вокалистом «Ориона». У него чистейшее русское произношение, потому что вырос на севере.</text:p>
      <text:p text:style-name="P867">Его отца посадили за диссидентство, или что-то такое, а когда там выпустили на «химию», мать Роберта взяла его и брата и переехала но тот же север.</text:p>
      <text:p text:style-name="P867">Потом отец подал заявление на выезд из Союза. Года два волокитили, отец умер, а тут и разрешение дали.</text:p>
      <text:p text:style-name="P867">До выезда ещё оставалось время и Роберт поехал в Сочи отдохнуть. Там он познакомился с девушкой Валей из Тулы и влюбился. Они обменялись адресами и когда Роберт вернулся домой, то сказал, что никуда не поедет.</text:p>
      <text:p text:style-name="P867">А бумаги уже все оформлены на семью, если он откажется, то и мать с братом не выпустят. </text:p>
      <text:p text:style-name="P867">Брат лез в драку, но Роберт стоял на своём. Потом мать начала плакать и он поехал с ними в Париж к родственникам, которые и присылали вызов.</text:p>
      <text:p text:style-name="P867">Он работал там на стройке, языка не знал, друзей не имел и мечтал только про Валю из Тулы.</text:p>
      <text:p text:style-name="P867">Через год с туристической группой Роберт Закарян приезжает в Москву и в первый же вечер, отделившись от группы в гостинице, махнул в Тулу.</text:p>
      <text:p text:style-name="P867">Десять дней он жил там в доме родителей Вали, а потом её мать уговорила его сдаться властям.</text:p>
      <text:p text:style-name="P867">В тульском <text:s/>КГБ ему обрадовались, потому что <text:span text:style-name="T672">в Москве уже на ушах стояли из-за исчезнувшего туриста из Парижа.</text:span></text:p>
      <text:p text:style-name="P868"><text:soft-page-break/>Его враз на самолёт и — во Францию.</text:p>
      <text:p text:style-name="P868">В Париже он обратился в советское посольство с просьбой пустить обратно к любимой.</text:p>
      <text:p text:style-name="P868">Потом каждую неделю приходил туда и работник посольства, с татуировкой «Толик» на руке, качал головой и говорил, что на заявление нет ответа.</text:p>
      <text:p text:style-name="P868">Только через год Толик сказал, что пришёл положительный ответ.</text:p>
      <text:p text:style-name="P868">Роберт приехал в Тулу, женился на Вале, у них родилась дочь и его забрали в стройбат.</text:p>
      <text:p text:style-name="P868"/>
      <text:p text:style-name="P86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круглым лицом в обрамлении светлых волос; дочь-младенчик в чепчике с мелкими кружевами.</text:p>
      <text:p text:style-name="P868">Так что в стройбате не одни только зэки с калеками, но и двойные эмигранты тоже попадаются.</text:p>
      <text:p text:style-name="P868"/>
      <text:p text:style-name="P868">К седьмому ноября ВИА «Орион» выступил со своим первым концертом в клубе части.</text:p>
      <text:p text:style-name="P86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868">В составе нашего вокально-инструментального ансамбля имелся также трубач Коля Комисаренко, он же Комиссар, <text:s/><text:span text:style-name="T673">невысокий чернявый парень из Днепра жизнерадостно еврейской наружности.</text:span></text:p>
      <text:p text:style-name="P869">Играл он старательно, но лажал не меньше, чем я в своём пении. </text:p>
      <text:p text:style-name="P86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869"/>
      <text:p text:style-name="P869">Для концерта мы переоделись в парадки (трое в чужие, потому что парадку выдают после одного года службы).</text:p>
      <text:p text:style-name="P869">Исполнили «Полюшко-Поле» (типа, как патриотическая). </text:p>
      <text:p text:style-name="P86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869">Зато Роберту похлопали за его номер (типа, как лирическая). <text:s/></text:p>
      <text:p text:style-name="P86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544"><text:tab/><text:tab/><text:tab/>Я тебя могу простить,</text:p>
      <text:p text:style-name="P869"><text:span text:style-name="T95"><text:tab/><text:tab/><text:tab/>Как птицу в небо отпустить..</text:span>.</text:p>
      <text:p text:style-name="P86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528"><text:tab/><text:tab/><text:tab/>Под чадрой твоей подружки</text:p>
      <text:p text:style-name="P528"><text:tab/><text:tab/><text:tab/>Не подружка, а твой дед.</text:p>
      <text:p text:style-name="P869"><text:span text:style-name="T79"><text:tab/><text:tab/><text:tab/>Э, Эмина!.</text:span>.</text:p>
      <text:p text:style-name="P869"><text:span text:style-name="T674">А песня «Дожди», из репертуара Фофика (ДК КЭМЗ, г. Конотоп), удостоилась единодушной овации (типа, как хит сезона).</text:span><text:tab/></text:p>
      <text:p text:style-name="P870">Однако, в устной рецензии замполита части высказанной в узком кругу после концерта, заключительная песня получила самую низкую оценку.</text:p>
      <text:p text:style-name="P869">- <text:span text:style-name="T674">Рудько! Эти твои Дожди уже все настопиздили...</text:span></text:p>
      <text:p text:style-name="P870">Он состроил слащаво-гнусавый голос, подразумевая эстрадных звёзд:</text:p>
      <text:p text:style-name="P870">- <text:s/>Дожди... ты меня жди... <text:s/>да, не буду я ждать... и пошёл ты на хуй...</text:p>
      <text:p text:style-name="P870">Мы невольно засмеялись.</text:p>
      <text:p text:style-name="P869"><text:span text:style-name="T674">Эту, конкретно, песню он слышал в первый раз, но в точности ухватил суть лирики музыкальной массовой продукции данного пошиба.</text:span><text:tab/></text:p>
      <text:p text:style-name="P869"><text:tab/><text:tab/><text:tab/><text:span text:style-name="T85">Я сквозь дожди пройду,</text:span></text:p>
      <text:p text:style-name="P869"><text:soft-page-break/><text:span text:style-name="T79"><text:tab/><text:tab/><text:tab/></text:span><text:span text:style-name="T85">Ведь я тебя люблю-у-у-у!</text:span><text:span text:style-name="T674">..</text:span></text:p>
      <text:p text:style-name="P870"/>
      <text:p text:style-name="P870">А в бригаде у нас опять поменялся командир отделения.</text:p>
      <text:p text:style-name="P870">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870">Скорее всего, в какой-то момент не скрыл от прапорщика своё интеллектуальное превосходство; «заблатовал», как говорят в стройбате.</text:p>
      <text:p text:style-name="P870">На его место пришёл азербайджанец Алик Алиев в фазанисто подогнанном хэбэ.</text:p>
      <text:p text:style-name="P871">Стройный парень высокого роста с красивым круглым лицом, в котором чистая тонкая кожа обтягивала высокие скулы и развитую челюсть.</text:p>
      <text:p text:style-name="P871">Через неделю ему дали звание ефрейтора, он построил наше отделение, хлопнул ладонью о кулак и радостно объявил:</text:p>
      <text:p text:style-name="P871">- Юбать буду!</text:p>
      <text:p text:style-name="P871">Но он несколько поторопился в своих радостных предвкушениях.</text:p>
      <text:p text:style-name="P871"><text:span text:style-name="T675">В отделении нашем нашлись</text:span>, не менее рослые, <text:span text:style-name="T675">но более сдержанные в эмоциях рядовые, которые спокойно</text:span> поделились с Алик<text:span text:style-name="T675">ом</text:span> своими понятиями — и он <text:span text:style-name="T675">их</text:span> тоже понял <text:span text:style-name="T675">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871">Ну, а ко мне у него с самого начала не было никаких претензий. <text:s/></text:p>
      <text:p text:style-name="P871">Будучи рядовым, он оказался невольным свидетелем <text:span text:style-name="T675">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871">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871">Конечно, нам не позволялось до отбоя лечь в кубрике на заправленную койку — это привилегия «дедов», но оставались ещё табуреты в проходе и бытовке.</text:p>
      <text:p text:style-name="P871">А сидеть в беседке перед тамбуром стало уже слишком холодно.</text:p>
      <text:p text:style-name="P871">Потом началась зима.</text:p>
      <text:p text:style-name="P871">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 можно было сидеть.</text:p>
      <text:p text:style-name="P871"/>
      <text:p text:style-name="P872">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872">Рядом тянулся пустой в такую пору тротуар к отдалённому кварталу пятиэтажек.</text:p>
      <text:p text:style-name="P872">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872">Мне надоело слушать сто раз слышанные прибаутки и я замедлено пошёл к свету далёкой электролампочки на торцевой стене девятиэтажки.</text:p>
      <text:p text:style-name="P872">Один из способов преодоление тягучести времени — это поглощение пространства.</text:p>
      <text:p text:style-name="P872">Вот я и топал в темноте, зная, что без меня не уедут, как не уедут и без пары «стариков»-каменщиков, что не спеша переодеваются в девятиэтажке. </text:p>
      <text:p text:style-name="P872">Вскрики, ухи и хохоты товарищей остались за спиной.</text:p>
      <text:p text:style-name="P872">Я шёл размеренным <text:s/>шагом, думая ни о чём.</text:p>
      <text:p text:style-name="P872">Такие размышления ещё именуют прекраснодушным томлением, это когда ничего конкретно не додумываешь до конца, а всё равно, почему-то, грустно...</text:p>
      <text:p text:style-name="P872">Так я зашёл уже в останки лесополосы, когда <text:s/>из грустного далёка донёсся приглушённый зов.</text:p>
      <text:p text:style-name="P872">Что-то позвало меня.</text:p>
      <text:p text:style-name="P872"><text:soft-page-break/>Я вернулся в сейчас-и-здесь, нехотя оглянулся и увидал накатывающий на меня задний борт грузовика.</text:p>
      <text:p text:style-name="P872">Отскочить я не успел, а только лишь начал прыжок, не успев даже толком оттолкнуться от дороги.</text:p>
      <text:p text:style-name="P873">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873">- Мы тебе столько кричали,- сказал Витя Стреляный, когда мы ехали домой.</text:p>
      <text:p text:style-name="P873">Ну, не знаю. Я услышал только один. И очень издалека.</text:p>
      <text:p text:style-name="P873">Дня два болело правое плечо.</text:p>
      <text:p text:style-name="P873"/>
      <text:p text:style-name="P874">В конце декабря наше отделение перебросили на стоквартирный. Вернее, на его начало.</text:p>
      <text:p text:style-name="P874">Там имелся лишь котлован под укладку блоков фундамента, и стоял башенный кран на непродолжительных подкрановых путях. <text:s/>Да был ещё обитый жестью вагончик с дверью и двумя окошками.</text:p>
      <text:p text:style-name="P874">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874">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874">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874">Половина вагончика оказалась набитой новёхонькими лопатами и нам даже выдали неслыханную роскошь — брезентовые рукавицы.</text:p>
      <text:p text:style-name="P874">Разумеется, лопатам грунт тоже был не по зубам — тут требовались ломы.</text:p>
      <text:p text:style-name="P874">И их привезли — <text:span text:style-name="T676">целый самосвал — и со звоном свалили у вагончика.</text:span></text:p>
      <text:p text:style-name="P875">Увесистые такие ломы. Метра за полтора длинною. Вот только, самодельные.</text:p>
      <text:p text:style-name="P875">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875">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875">Но если не мы, то кто же встанет на защиту родины от недоструганых головотяпов и жирножопых соплежуев?</text:p>
      <text:p text:style-name="P875">Стройбат всё покроет!</text:p>
      <text:p text:style-name="P875"/>
      <text:p text:style-name="P875">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876">Рукавицы давно стёрлись в прах. Вместо них хватаемся за морозную арматуру тряпками из обнаруженной в вагончике ветоши.</text:p>
      <text:p text:style-name="P876">Удар арматурины в грунт отколупывает от него корявый кусочек размером с грецкий орех. Потом ещё осколок, потом ещё.</text:p>
      <text:p text:style-name="P876">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876">Как сказал Витя Стреляный:</text:p>
      <text:p text:style-name="P876"><text:tab/><text:tab/><text:tab/><text:span text:style-name="T79">Привезли нас у Ставрóполь </text:span><text:span text:style-name="T86">—</text:span></text:p>
      <text:p text:style-name="P529"><text:tab/><text:tab/><text:tab/>Землю колупати,</text:p>
      <text:p text:style-name="P529"><text:tab/><text:tab/><text:tab/>А вона ж така твердá <text:span text:style-name="T676">—</text:span></text:p>
      <text:p text:style-name="P876"><text:span text:style-name="T79"><text:tab/><text:tab/><text:tab/>В рот</text:span><text:span text:style-name="T87"> її <text:s/>є</text:span><text:span text:style-name="T79">бати.</text:span>..</text:p>
      <text:p text:style-name="P876">Но у меня подозрение, что это переделка из лагерной частушки эпохи первых пятилеток, <text:soft-page-break/>сложенная в шахтах Донбасса. </text:p>
      <text:p text:style-name="P876"/>
      <text:p text:style-name="P876">Впрочем и тут есть место наслаждению — <text:s/>о, как сладко дремлется, сидя на полу, опёршись спиной на спины товарищей!</text:p>
      <text:p text:style-name="P876"/>
      <text:p text:style-name="P876">Через три часа мы открыли, что на глубине после полуметра мерзлота переходит в грунт поддающийся штыковой лопате.</text:p>
      <text:p text:style-name="P876">Через три дня мы разработали технологию проходки.</text:p>
      <text:p text:style-name="P876">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Ага, блядь!</text:p>
      <text:p text:style-name="P876">Да, стройбат сделал это.</text:p>
      <text:p text:style-name="P876">И хотя до конца траншеи ещё многие дни пáхоты, победа будет за нами.</text:p>
      <text:p text:style-name="P876">Мы сломили хребет сумеркам заполярной ночи спустившейся аж до Ставрополя.</text:p>
      <text:p text:style-name="P876"/>
      <text:p text:style-name="P876">Кроме вагончика, от холода можно укрыться в подъезде многоквартирной пятиэтажки по ту сторону котлована.</text:p>
      <text:p text:style-name="P876">Когда не пронизывает ветром, то и сигарета греет, если найдётся у кого стрельнуть.</text:p>
      <text:p text:style-name="P876"/>
      <text:p text:style-name="P876">Пока я грелся по подъездам, <text:span text:style-name="T677">Алимоша и Новиков исследовали прилегающие земли и обнаружили там молочную фабрику и хлебозавод. Только через забор надо перелазить.</text:span></text:p>
      <text:p text:style-name="P877">Они вернулись раздутые, как шары, от засунутых под фуфайки трёхгранных картонных пирамидок по поллитра молока и буханок хлеба.</text:p>
      <text:p text:style-name="P877">С того дня мы отряжаем туда гонца по очереди. Рабочие без вопросов позволяют загружаться прямо с конвейера.</text:p>
      <text:p text:style-name="P877">Иногда выходим на улицы просить деньги у прохожих. </text:p>
      <text:p text:style-name="P877">- Брат, на бутылку 27 копеек не хватает; выручи, а?</text:p>
      <text:p text:style-name="P877">- Сестрёнка, на «Беломор» 11 копеек не дашь? А то уже уши попухли.</text:p>
      <text:p text:style-name="P877">Алимоша объяснил мне нюансы. </text:p>
      <text:p text:style-name="P877">К пенсионерам лучше не обращаться — пустой номер, а то ещё и вякать начнут.</text:p>
      <text:p text:style-name="P877">И ни в коем случае не просить круглую сумму. Вместо 27 он тебе, как минимум, сам 30 даст; а вместо 11 — «пятнашку». </text:p>
      <text:p text:style-name="P877">Зачем деньги?</text:p>
      <text:p text:style-name="P877">Ну, вместо махорки по 9 коп., или «Памира» за 11 коп. можно купить «термоядерный» кубинский «Партогас», или ту же «Приму»; а индийские Red&amp;White с фильтром — кислятина в золотистых фантиках.</text:p>
      <text:p text:style-name="P877">И вино, конечно, выпиваем иногда. С устатку, под хлебозаводскую закусь.</text:p>
      <text:p text:style-name="P877"/>
      <text:p text:style-name="P877">Как низко я пал! Побираюсь на улицах! И мне не стыдно?</text:p>
      <text:p text:style-name="P877"/>
      <text:p text:style-name="P877">Ну, во-первых, у нас это поточнее называется: не «побираться», а «шакалить».</text:p>
      <text:p text:style-name="P877">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878">Может я, местами, и благородный человек, но, в целом, не испанский гранд; это точно.</text:p>
      <text:p text:style-name="P878"/>
      <text:p text:style-name="P878">В феврале кончилась хлебозаводская масленица — нас перебросили на строительство медицинского центра.</text:p>
      <text:p text:style-name="P878">Тут подвал уже был покрыт бетонными плитами перекрытий, но не до конца и <text:s text:c="2"/>под ним, на больших кучах песка, мы <text:s/>разводили костёр из разбиваемых ломами досок, потому что никакого вагончика и близко не было.</text:p>
      <text:p text:style-name="P878">Территория будущего центра оказалась большой, но на отшибе — шакалить негде.</text:p>
      <text:p text:style-name="P878"><text:soft-page-break/></text:p>
      <text:p text:style-name="P878">Грузовики, которыми нас возили, предоставляла местная автобаза, с гражданскими водителями.</text:p>
      <text:p text:style-name="P878">Нам попался ухарь-асс.</text:p>
      <text:p text:style-name="P878">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878">При этом подранный и не закреплённый брезентовый верх кузова вздувался и пузырился, как парашют приземлившегося диверсанта.</text:p>
      <text:p text:style-name="P878">Водитель скалился кривозубой улыбкой из-под тощих усов — ему по кайфу было блатовать, типа, цыганской романтикой.</text:p>
      <text:p text:style-name="P878">Выхлопная труба его машины могла <text:span text:style-name="T678">громко </text:span>бахкать, <text:s/>но стрельбу он приберегал для проезда вдоль городских тротуаров — шугать прохожих. Ба-бах!</text:p>
      <text:p text:style-name="P878">- Ой, мамочки!..</text:p>
      <text:p text:style-name="P879">Ребята что-то поясняли насчёт этих хлопков и карбюратора, но я в этом всё равно не смыслю.</text:p>
      <text:p text:style-name="P879"/>
      <text:p text:style-name="P879">В один из первых дней на новом месте я отправился в туалет паркового типа на краю территории.</text:p>
      <text:p text:style-name="P879">Малую нужду мы справляли где придётся и за этим я туда, конечно бы, не пошёл.</text:p>
      <text:p text:style-name="P879">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879">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879">Отдалённый слитный гул голосов, без каких-либо отчётливых слов, но явственный ровный гул без всплесков.</text:p>
      <text:p text:style-name="P879">Потом я достал из внутреннего кармана куртки письмо. От этих писем у меня уже давно карман распух.</text:p>
      <text:p text:style-name="P879">Не глядя от кого письмо, я использовал его как туалетную бумагу, встал, застегнулся и вдруг — увидел источник гула.</text:p>
      <text:p text:style-name="P879">Дощатые стены и перегородки пустого туалета были сплошь испещрены надписями.</text:p>
      <text:p text:style-name="P879">Карандашами, ручками написаны, процарапаны имена, названия населённых пунктов, даты.</text:p>
      <text:p text:style-name="P879">Некоторые залазили поверх других — не хватало свободного места.</text:p>
      <text:p text:style-name="P879">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879">Они уже там — погружены — потому и слов не разобрать, один только гул, но руки ещё дописывают метку: «Андрон ...»</text:p>
      <text:p text:style-name="P880">В стройбате общечеловеческая тяга оставлять по себе отметину не исчезает, но становится анонимной.</text:p>
      <text:p text:style-name="P880">Здесь не увидишь классического «тут был Вася», здесь расписываются за всех:</text:p>
      <text:p text:style-name="P530"><text:tab/><text:tab/><text:tab/>Орёл, ДМБ-73</text:p>
      <text:p text:style-name="P276">Читай: «призваны из города Орёл <text:span text:style-name="T679">(</text:span>или орловской области<text:span text:style-name="T679">)</text:span> демобилизуемся в 1973 году».</text:p>
      <text:p text:style-name="P276">Графитом, мелом, краской на стенах, на трубах, на жести.</text:p>
      <text:p text:style-name="P276">На любом объекте возводи<text:span text:style-name="T679">вшемся</text:span> ставропольским стройбатом за год-два до 1973-го, найдётся такая надпись.</text:p>
      <text:p text:style-name="P276">Затем будет «Тула, ДМБ-74».</text:p>
      <text:p text:style-name="P276">Придёт черёд и для «Сумы, ДМБ-75», «Днепр, ДМБ-75», но до этого ещё так далеко!</text:p>
      <text:p text:style-name="P276"/>
      <text:p text:style-name="P277"/>
      <text:p text:style-name="P277">«Орион» принял участие в городском музыкальном конкурсе. Мы исполнили два номера, но никакого места не заняли. <text:span text:style-name="T680">Мне вообще показалось, что весь конкурс был затеян, чтоб </text:span><text:soft-page-break/><text:span text:style-name="T680">показать какого-то местного певца. Молодой парень мог петь без микрофона на весь зал. Вот что такое голос.</text:span></text:p>
      <text:p text:style-name="P278">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531"><text:tab/><text:tab/><text:tab/><text:span text:style-name="T680">Из резерваций, брат мой, знай:</text:span></text:p>
      <text:p text:style-name="P277"><text:span text:style-name="T79"><text:tab/><text:tab/><text:tab/></text:span><text:span text:style-name="T88">Одна дорога — прямо в рай..</text:span><text:span text:style-name="T680">.</text:span> </text:p>
      <text:p text:style-name="P278">В этом конкурсе у нас уже играла целая группа «медяшек».</text:p>
      <text:p text:style-name="P278">Переведённый неизвестно за что и не помню откуда прапорщик Джафар Джафаров пришёл в клуб части и сказал, что он играет на трубе.</text:p>
      <text:p text:style-name="P278">Своей внешностью он оставлял приятное впечатление мягкости. 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279">И он действительно играл на трубе, которую приносил и уносил с собою.</text:p>
      <text:p text:style-name="P279">Комиссар здорово подтянулся рядом с ним.</text:p>
      <text:p text:style-name="P279">Ещё в клуб зачастил Серый — укротитель Карлухи.</text:p>
      <text:p text:style-name="P279">На работу он забил ещё в самом начале службы и в стройбате просто мотал очередной срок в два года. А чё, та же колония только режим помягче и спецуха цвета хаки.</text:p>
      <text:p text:style-name="P279">Приехав утром на объект, он уходил в город и возвращался лишь к вечернему грузовику.</text:p>
      <text:p text:style-name="P279">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Серый шёл по жизни блатной стезёй потомственного блатного.</text:p>
      <text:p text:style-name="P280">В комнате музыкантов он делился отчётами о своих недавних похождениях в городе или шугал Комиссара.</text:p>
      <text:p text:style-name="P280">Это было неправильно, потому что и Комиссар, и он — одного призыва, но у Серого зонный кодекс перевешивал стройбатовский.</text:p>
      <text:p text:style-name="P280">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280">На сцене он становился татуировкой к залу и горделиво косил глазом на живописную работу неизвестного автора.</text:p>
      <text:p text:style-name="P280">Наверное, Серого заело, что Комиссар блатует более броской наколкой, чем его паук-крестовик, знак для посвящённых, вот он и цеплялся.</text:p>
      <text:p text:style-name="P280"/>
      <text:p text:style-name="P280">Впрочем, там где у меня стоит слово «наверное» не стóит слишком-то верить нá слово — наверняка вокруг него идут предположения да измышления всякие. <text:span text:style-name="T681">Вариантов и толкований может быть целая уйма, но этим «наверное» все отметаешь и оставляешь одно, может быть, и не самое верное.</text:span></text:p>
      <text:p text:style-name="P281">Слово требует осторожного с ним обращения. </text:p>
      <text:p text:style-name="P281">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281">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p>
      <text:p text:style-name="P281"/>
      <text:p text:style-name="P281">Взять того же Юру Замешкевича. Покуда он может, заперев кочегарку, укрыться в клубе и никому глаза не мозолить, <text:span text:style-name="T682">а побренькать на гитаре, выпить кружечку чифира принесённого из кухни, он — свой.</text:span></text:p>
      <text:p text:style-name="P282">Человек тонкого душевного склада, изысканный ценитель истинной музыки, верный друг, прекрасный товарищ и <text:s/>надёжный брат; одним словом — лабух.</text:p>
      <text:p text:style-name="P282">Но вот приехала к нему жена и ждёт на проходной, а он бегает в поисках парадки и шинели, <text:soft-page-break/>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282">Конечно, я ору!</text:p>
      <text:p text:style-name="P282">Потом боль проходит, но остаётся неизбывное недоумение.</text:p>
      <text:p text:style-name="P282">Зачем?</text:p>
      <text:p text:style-name="P282">Ответа не нашёл я ни у наивного примитивиста Фрейда с его братией, ни в Упанишадах с Бхагаватами, ни в двух Заветах, ни в Коране.</text:p>
      <text:p text:style-name="P282">Лишь в «Истории России с древнейших времён», когда Лже-Дмитрий прятался в палатах, <text:span text:style-name="T683">тот</text:span> казак, что его обнаружил, вытащил на расправу ухватив за «потаённый узел».</text:p>
      <text:p text:style-name="P283">Но там хотя бы прослеживается какая-то цель, а тут...</text:p>
      <text:p text:style-name="P283">Что ему с этого?</text:p>
      <text:p text:style-name="P283"/>
      <text:p text:style-name="P283">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283">Этому есть даже специальное научное наименование; когда, допустим, ты в состоянии проссыкать до трёх метров льда, но в чём-то всё же и ты сам хуй проссышь — получается трансцендентализм.</text:p>
      <text:p text:style-name="P281"/>
      <text:p text:style-name="P280">Так чем же мы занимались в клубе <text:span text:style-name="T684">помимо сольфеджио, репетиций и обмозгования трансцендентальных вопросов?</text:span></text:p>
      <text:p text:style-name="P283">Промелькнувшим, вскользь, чифиром?</text:p>
      <text:p text:style-name="P283">Его горечь была редким лакомством. Да и водка случалась не чаще.</text:p>
      <text:p text:style-name="P283">У нас имелся кодовый стук в дверь комнаты начальника клуба, она же музыкантская.</text:p>
      <text:p text:style-name="P283">Правильно постучишь — откроется дверь, а если нет, то иди откуда пришёл, или голос подай, покричи чё те нада...</text:p>
      <text:p text:style-name="P283">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284">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284">Конечно, замполит нас всё равно назвал притоном алкашей и тунеядцев, но прямых улик уже не было.</text:p>
      <text:p text:style-name="P284"/>
      <text:p text:style-name="P284">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284">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284">Тебе не интересно слушать в седьмой раз?</text:p>
      <text:p text:style-name="P284">Выходи в пустой кинозал, там тебе Роберт расскажет про жизнь в Париже, где все всё про всех знают; например, что Жан Марэ — голубой.</text:p>
      <text:p text:style-name="P284">Жаль, конечно. В «Фантомасе» он мне не понравился, но в роли Д'Aртаньяна из «Железной маски» <text:s/>— <text:s/>само воплощение мужественности.</text:p>
      <text:p text:style-name="P284">Что этот Париж с людьми делает.</text:p>
      <text:p text:style-name="P284">Серый поведает как шугал влюблённые парочки на своём «кутке».</text:p>
      <text:p text:style-name="P284">За калитку выйдет, на батиной двустволке курки взведёт:</text:p>
      <text:p text:style-name="P284">- Ну, шо, Ромео, догулялся?</text:p>
      <text:p text:style-name="P284">Тот, конешно, рвёт когти, но, сука, зигзагами и через плечо советы выкрикивает:</text:p>
      <text:p text:style-name="P284">- Беги! Света, беги!</text:p>
      <text:p text:style-name="P284">Или как он первый раз своей молодой жене навешал и наутро у неё глаза позаплывали, как у китаёзы.</text:p>
      <text:p text:style-name="P284"><text:soft-page-break/>Или Джафаров, поглаживая красивый мягкий блеск своей трубы, расскажет как он ещё пацан был и на одной халтуре подглядел <text:span text:style-name="T685">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284">- <text:span text:style-name="T685">Но такая, блядь, женщина. Клянусь честным словом! Красавица.</text:span></text:p>
      <text:p text:style-name="P285">А когда он служил в сводном оркестре, их руководитель вообще по городу <text:span text:style-name="T686">с тубой ходил. Самая большая труба в духовых оркестрах. Халтуру искал. Да.</text:span></text:p>
      <text:p text:style-name="P286">Ходит и смотрит <text:span text:style-name="T687">— </text:span>куда похоронные венки понесут и он туда же. «Военный оркестр нужен на похороны? Можем договориться». Клянусь, такой проныра. Но оркестр, конечно, не в полном составе. Такая халтура называется «жмурика лабать». Да.</text:p>
      <text:p text:style-name="P286">Один раз так же вот лабать приходим. На втором этаже, дверь открыта, зашли.</text:p>
      <text:p text:style-name="P286">Родственники сидят плачут. Всё как положено. Но что-то уж очень слишком плачут. И на музыкантов ноль внимания.</text:p>
      <text:p text:style-name="P286">Руководитель к той, с кем договаривался:</text:p>
      <text:p text:style-name="P286">- Чё за дела?</text:p>
      <text:p text:style-name="P286">- Ой, у нас горе! Наверно, похороны придётся отменить.</text:p>
      <text:p text:style-name="P286">Заводит нас в другую комнату — там ещё больше плачут. По центру стол, на нём гроб. Всё как положено. А в гробу покойник сидит. Ну, в натуре, <text:span text:style-name="T688">клянусь</text:span> — сидит!</text:p>
      <text:p text:style-name="P286">Он при жизни горбатый был. Горб большой, лечь не получается. Накрылась халтура.</text:p>
      <text:p text:style-name="P286">Руководитель подходит — <text:span text:style-name="T689">на лоб ему надавил; тот через горб перекинулся — лёг как надо; только теперь ноги кверху — брык! — и торчат. Крышка не закроется.</text:span></text:p>
      <text:p text:style-name="P286">- <text:span text:style-name="T689">Мы так уже пробовали,- говорит та, с кем договорено, и ревёт громче всех в комнате.</text:span></text:p>
      <text:p text:style-name="P287">Но руководитель молодец <text:span text:style-name="T687">— </text:span>догадался: все, говорит, пусть из комнаты выйдут, а останутся одни музыканты.</text:p>
      <text:p text:style-name="P287">Вобщем, вытащили его, опустили на пол, перевернули и сверху гробом <text:s/><text:span text:style-name="T687">— <text:s/></text:span>хрясь! Не пропадать же халтуре.</text:p>
      <text:p text:style-name="P287">- И помогло?- сквозь слёзы спрашиваю я.</text:p>
      <text:p text:style-name="P287">- Что-то треснуло, но — клянусь! <text:span text:style-name="T687">— </text:span>распрямился.</text:p>
      <text:p text:style-name="P287">Гроб на место поставили, его положили — лежит как положено; вот только...</text:p>
      <text:p text:style-name="P287">- ?? (у меня уже нет сил спрашивать)</text:p>
      <text:p text:style-name="P287">- Ноги на десять сантиметров из гроба вытарчивают; он же длиннее стал...</text:p>
      <text:p text:style-name="P287">В байке лабуха <text:span text:style-name="T690">про горбатого жмурика </text:span>реальность переплетается с вымыслом, я <text:span text:style-name="T690">испускаю дух на деревянном кресле кинозала, задохшись в пароксизмах <text:s/>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288">«Цеховики» <text:s text:c="2"/>— это люди, которые делают бизнес в условиях развитого социализма, но за это им приходится платить.</text:p>
      <text:p text:style-name="P288"><text:span text:style-name="T690">М. </text:span>Горбачёв приучил ставропольских цеховиков, чтобы плату они приносили исключительно в конверте, как во всём цивилизованном мире. </text:p>
      <text:p text:style-name="P279"/>
      <text:p text:style-name="P289">Не хочу, чтобы сложилось впечатление, будто стройбат — это беспросветно унылый каторжный труд. 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691">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290">Весной девушек прибавляется и они начинают выплёскиваться за пределы тротуаров.</text:p>
      <text:p text:style-name="P290">Во всяком случае, в конце дня две девушки появились даже на территории будущего медицинского центра.</text:p>
      <text:p text:style-name="P290">Я шёл к месту сбора, куда приезжает за нами грузовик, они метрах в тридцати впереди. Наверное, куда-то путь срезали; идут себе не спеша, говорят о чём-то.</text:p>
      <text:p text:style-name="P290">Вдруг разговор их оборвался, минуя место сбора, они перешли на скорый шаг и скрылись из виду.</text:p>
      <text:p text:style-name="P290"><text:soft-page-break/>А там уже сидит Саша Хворостюк — первым явился.</text:p>
      <text:p text:style-name="P290">Унасестился на невысокий столбик — руками в колени широко расставленных ног, <text:span text:style-name="T692">типа, в позе ППП — «пахан параши петухов»</text:span> — и, с<text:span text:style-name="T693">высока так</text:span>, водит клювом по сторонам. Из расстёгнутой ширинки хэбэ свисает его член.</text:p>
      <text:p text:style-name="P290">Потому и девахи отсюда ломанулись; больше тут срезать не будут.</text:p>
      <text:p text:style-name="P290">Вот ведь ёбаный утконос!</text:p>
      <text:p text:style-name="P291"/>
      <text:p text:style-name="P291">А иногда в стройбате вообще вдруг окунаешься в мир иной — без траншей, лопат, поддонов и шуганины...</text:p>
      <text:p text:style-name="P291">Всё шло как заведено, <text:span text:style-name="T694">но, въехав в город, грузовик повёз нас незнакомым маршрутом.</text:span></text:p>
      <text:p text:style-name="P292">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292">Грузовик остановился у <text:s/>здания городского цирка, мы спрыгнули вслед за Аликом и мужик в гражданке сказал что надо делать.</text:p>
      <text:p text:style-name="P292">В цирке идёт пересменка — одна труппа выезжает, а на её месте начинает гастроли цирк лилипутов.</text:p>
      <text:p text:style-name="P293">Какая роль достаётся стройбату в промежутке между двумя цирками?</text:p>
      <text:p text:style-name="P293">Точно! Погрузить один и разгрузить второй.</text:p>
      <text:p text:style-name="P293">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293">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293">Если б он вырос на два сантиметра короче, то его не загребли бы даже и в стройбат; а так — <text:span text:style-name="T695">метр пятьдесят шесть есть? — </text:span><text:s/>годен!</text:p>
      <text:p text:style-name="P293">Один из лилипутов даже о чём-то негромко поговорил с ним; он так никогда и не признался о чём.</text:p>
      <text:p text:style-name="P293">Скорее всего его сманивали в номер силовых акробатов, когда на нижнем силаче выстраивается целая пирамида из более легковесных гимнастов.</text:p>
      <text:p text:style-name="P293">Одна из лилипуточек позвала меня помочь ей.</text:p>
      <text:p text:style-name="P293">Мы покинули здание <text:s/>через боковой ход и она повела меня к ряду вагончиков на автомобильных колёсах.</text:p>
      <text:p text:style-name="P293">Как-то странно идти за женщиной, которая тебе по пояс; чувствуешь себя слоном в индийской деревушке.</text:p>
      <text:p text:style-name="P277">Она поднялась на высокое крыльцо, вскинула руку над головой, подёргала ручку двери и тонким голосом попросила меня открыть.</text:p>
      <text:p text:style-name="P277">Я опустил ладонь на ручку, чуть налёг, чтоб повернулась, и распахнул дверь.</text:p>
      <text:p text:style-name="P277">- Спасибо!</text:p>
      <text:p text:style-name="P277">- Пожалуйста.</text:p>
      <text:p text:style-name="P277">До чего, оказывается, неудобно жить в мире не подогнанном под тебя.</text:p>
      <text:p text:style-name="P277">Я вернулся в цирк, где Алик Алиев самозабвенно гонялся по кругу арены за низкорослым пони, который в гробу видал таких джигитов в кирзовых сапогах.</text:p>
      <text:p text:style-name="P294">Оркестр духовых наскоро репетировал цирковые марши с присущей им нагловатой фальшивинкой.</text:p>
      <text:p text:style-name="P277">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277">Исполненная цыплячьим писком матерщина теряет <text:span text:style-name="T696">в </text:span>сво<text:span text:style-name="T696">ём</text:span> удельн<text:span text:style-name="T696">ом</text:span> вес<text:span text:style-name="T696">е</text:span>, но <text:s/>накал эмоций скандалистки не уступал глубине страстей в шекспировских твореньях.</text:p>
      <text:p text:style-name="P277"/>
      <text:p text:style-name="P290"><text:soft-page-break/>Ольга приехала посреди дня. </text:p>
      <text:p text:style-name="P290">Нас привезли на обед и мне сказали: «твоя жена на проходной».</text:p>
      <text:p text:style-name="P290">Я — туда, потом — в штаб. Увольнительную дали только до утра. Говорят, комбат не здесь, <text:span text:style-name="T697">после утреннего развода продлят.</text:span></text:p>
      <text:p text:style-name="P275">Потом пока парадку нашёл — старшины нет, а ключ от каптёрки у него. В хэбэ городские военные патрули на увольнительную не посмотрят — загребут.</text:p>
      <text:p text:style-name="P275">В город мы приехали вечером, но у неё место в гостинице уже было.</text:p>
      <text:p text:style-name="P275">Номер на двоих с умывальником.</text:p>
      <text:p text:style-name="P275">Тут к нам какой-то рыжий парень постучался. Ольга говорит — познакомься, мы вместе в поезде ехали.</text:p>
      <text:p text:style-name="P275">Он в свой номер пригласил, там у него встреча с друзьями.</text:p>
      <text:p text:style-name="P275">Мы пошли, только Ольга попросила, чтоб я говорил, будто она моя сестра — она ему в поезде лапшу вешала, что к брату едет.</text:p>
      <text:p text:style-name="P275">Ну, ладно. Сара с Авраамом тоже так прикидывались.</text:p>
      <text:p text:style-name="P275">У него в номере длинный стол весь вином заставленный — гусарская пирушка. Он учился в ставропольском военном авиационном училище лётчиков-штурманов, но его за что-то там отчислили и вот приехал друзей проведать. А они уже курсанты третьего курса.</text:p>
      <text:p text:style-name="P275">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275">Тут у них вокруг стола свои воспоминания, тосты. Мы тоже выпиваем.</text:p>
      <text:p text:style-name="P275">Смотрю, этот рыжий свою ладонь Ольге на коленку — она между ним и мной сидела.</text:p>
      <text:p text:style-name="P275">Ну, что? Хватить его бутылкой по голове? Так брату не положено — вдруг будущего зятя спугну?</text:p>
      <text:p text:style-name="P275">Она, конечно, руку его сняла, а я, типа, ничего не видел. Ушли мы.</text:p>
      <text:p text:style-name="P275">Она говорит, а что такого?</text:p>
      <text:p text:style-name="P275">И правда, в Конотопе на Миру, когда мы у фонтана на скамейке всем кодлом покурить садились, ей тоже коленки гладили, а она точно так же снимала. Но тогда мы ещё не состояли в браке.</text:p>
      <text:p text:style-name="P275"/>
      <text:p text:style-name="P295">Утром, когда я бежал к УАЗику, что привозил прапоров в часть, Джафаров от смеха по кузову укатывался:</text:p>
      <text:p text:style-name="P295">- Ты бежал как в замедленной съёмке. Клянусь, видно, что стараешься, а на одном месте. Хорошо хоть ветра нету.</text:p>
      <text:p text:style-name="P295">Увольнительную мне дали до вечерней проверки. Суки.</text:p>
      <text:p text:style-name="P295">Когда я вернулся, Ольга всё спала, <text:s text:c="2"/>в кофточке наизнанку.</text:p>
      <text:p text:style-name="P295">Потом уже надо было освобождать номер — он на одни сутки.</text:p>
      <text:p text:style-name="P295">Я сказал ей, что должен вернуться в часть к вечерней проверке, а она сказала, что вечером у неё поезд.</text:p>
      <text:p text:style-name="P295">Мы ещё в кино сходили; какая-то сказка про персидского Геракла по имени Рустам.</text:p>
      <text:p text:style-name="P295">Потом посидели на скамейке внизу Комсомольской Горки.</text:p>
      <text:p text:style-name="P295">Она сказала, что ей пора на поезд, но провожать не надо, и заплакала.</text:p>
      <text:p text:style-name="P295">Прохожие хмыкали — классическая картина Репина: девушка залетела, а солдату по барабану.</text:p>
      <text:p text:style-name="P295">Она ушла. Я ещё немного посидел и поехал домой.</text:p>
      <text:p text:style-name="P295">На следующий день в столовой я опрокинул на себя миску супа. Горячий. Сам не знаю как это вышло. Все как-то так посмотрели, молча.</text:p>
      <text:p text:style-name="P295">Облился. Что за знак?</text:p>
      <text:p text:style-name="P295">Кофточка наизнанку.</text:p>
      <text:p text:style-name="P295">Есть мысли, которые лучше не начинать думать...</text:p>
      <text:p text:style-name="P295"/>
      <text:p text:style-name="P295">Замполит сказал Саше Рудько, чтоб к 9-му мая в отряде был духовой оркестр, или он из <text:soft-page-break/>начальников клуба пойдёт пахать на стройке, а старшина его до конца службы на полах сгноит.</text:p>
      <text:p text:style-name="P295">И — пожалуйста! За три недели у нас духовой оркестр.</text:p>
      <text:p text:style-name="P295">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698">да ещё клубный художник, Саша Лопатко, в большой барабан колотушкой бýхает.</text:span></text:p>
      <text:p text:style-name="P296">Он тоже был в нашем отделении, но потом его папа приехал на переговоры с командованием отряда. Кстати, папа у него — поп. Возможно, за это и в стройбат определили, как поповича. Боевую технику ведь не каждому доверять можно.</text:p>
      <text:p text:style-name="P296">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296">На 9 мая мы переоделись в парадку и нас маленьким УАЗиком возили по строительным объектам. В сопровождении замполита на «козле». Праздники для бездельников, а стройбат всегда на боевом посту.</text:p>
      <text:p text:style-name="P296">Отделениям-бригадам приказывали временно оставить работ и построиться.</text:p>
      <text:p text:style-name="P296">Замполит толкал совсем краткую речь (комбат бы на полчаса завёлся сам не зная о чём), мы играли «Сопки» и «Славянку», и солнце играло на трубах.</text:p>
      <text:p text:style-name="P296">Чтобы получился праздник, обязательно нужен духовой оркестр.</text:p>
      <text:p text:style-name="P274"/>
      <text:p text:style-name="P819"/>
      <text:p text:style-name="P819">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819">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819">Все, кроме незаменимого бас-гитариста, Саши Рудько.</text:p>
      <text:p text:style-name="P819">Под длинную песню Роберта Закаряна, я обнимал крупнотелую дёминчанку Ирину.</text:p>
      <text:p text:style-name="P819">Жизнь улыбалась мне.</text:p>
      <text:p text:style-name="P819">Кочегар Юра Замешкевич уходил на дембель и поставил в известность зампотыла Аветисяна, что только я смогу сменить его на этом посту. <text:s/></text:p>
      <text:p text:style-name="P819">Его убедительно поддержал повар Владимир Рассолов, которому оставалось служить ещё полгода. По ходу ходатайства <text:span text:style-name="T642">повар поздравил Аветисяна с получением долгожданного майорского звания.</text:span></text:p>
      <text:p text:style-name="P820">Майор Аветисян выразил согласие зачислить меня в славные ряды «чмо».</text:p>
      <text:p text:style-name="P820">Э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820">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p>
      <text:p text:style-name="P820"/>
      <text:p text:style-name="P820">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821">Меня перевели в четвёртую роту, где числилось всё «чмо», и Юра уехал на дембель.</text:p>
      <text:p text:style-name="P821">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821">Я передал ему науку Юры Замешкевича и мы стали работать в две смены.</text:p>
      <text:p text:style-name="P821"/>
      <text:p text:style-name="P821"><text:soft-page-break/>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821">Однако, постоянно в работе только один котёл — остальные в резерве и для отопления в зимний период. Летом наша задача обеспечить подачу пара в котлы кухни для варки пищи. <text:span text:style-name="T643">Не считая </text:span><text:s/>бан<text:span text:style-name="T643">и</text:span> раз в месяц.</text:p>
      <text:p text:style-name="P822">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822">Тишина — это неоценимая благодать.</text:p>
      <text:p text:style-name="P822"/>
      <text:p text:style-name="P822">Направо от входной двери насосная — гонять горячую воду по системе отопления, а если, не сворачивая в неё, пройти дальше, то позади пары котлов этого зала, в углу — дверь в мастерскую, где есть окно, деревянный верстак и железный ящик, в котором хранится молоток и тупое зубило; <text:span text:style-name="T644">н</text:span>ад <text:span text:style-name="T644">самим же </text:span>ящиком <text:span text:style-name="T644">выключатель электролампочки под потолком и </text:span>узкое зеркало вмурованное в штукатурку стены.</text:p>
      <text:p text:style-name="P821"/>
      <text:p text:style-name="P823">Приход лета ЧМО в/ч 41769 отметило общей попойкой.</text:p>
      <text:p text:style-name="P823">Отрядная машина, развозящая <text:s text:c="2"/>ужин для военнослужащих сторожей и тех, кто занят особо неотложным трудом на объектах, вернулась с ящиком водки контрабандно сложенной в опорожнённом пищевом котле-термосе.</text:p>
      <text:p text:style-name="P823">Дежурный на КПП ограничивается мимолётным взглядом в кузов поверх борта возвращающихся в часть машин.</text:p>
      <text:p text:style-name="P823">Возлияние началось после отбоя у дальних боксов. Меня тоже позвали — кочегар нужный в солдатском быту человек.</text:p>
      <text:p text:style-name="P823">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823">Прежде мне ещё не приходилось пить водку с горлá. Сперва гадостно, а потом сама льётся. Жаль закусь быстро кончилась.</text:p>
      <text:p text:style-name="P824">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824">Спакуха, кенты! Како дежурны бля кака часть? Пшёл он! Я сам дежурны!.. бля... </text:p>
      <text:p text:style-name="P824">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824">Я бормотал ей выговоры за непостоянство и этому полю тоже, что устроило тут морскую качку. </text:p>
      <text:p text:style-name="P824">Потом я свалился и попытался приподняться на локтях, но земное притяжение оказалось неодолимым, а поле таким ласкающе мягким.</text:p>
      <text:p text:style-name="P824">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824"/>
      <text:p text:style-name="P824">Пожалуй, я чересчур послабил удила своих грёз, когда решил, что <text:span text:style-name="T645">до конца службы буду кантоваться в пределах клуба и кочегарки.</text:span></text:p>
      <text:p text:style-name="P825">После одной из ночных смен майор Аветисян застал меня спящим в мастерской и приказал отправляться в роту.</text:p>
      <text:p text:style-name="P825"><text:soft-page-break/>И это в то время, когда многие чмошники манкировали даже вечерней проверкой.</text:p>
      <text:p text:style-name="P825">Штабной писарь спал в санчасти. У художника Лопатко вообще своя комната в клубе.</text:p>
      <text:p text:style-name="P825">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825">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825">«Идиот» Достоевского.</text:p>
      <text:p text:style-name="P825">У-ух! Вот это — книга.</text:p>
      <text:p text:style-name="P825">Кульминация за кульминацией. После школьной программы и не подумаешь, что он так может.</text:p>
      <text:p text:style-name="P825">А больше в штабе и брать нечего — всего одна полка книг, но после Достоевского на Б. Полевого с Н. Островским совсем не стоит.</text:p>
      <text:p text:style-name="P825"/>
      <text:p text:style-name="P825">Рудько в клубе дал буклет Beatles in America про их турне там. Кто-то из «молодых» привёз с собой. Я взялся перевести — текста немного, всё больше фотографии.</text:p>
      <text:p text:style-name="P825">Однако, без словаря моего школьного запаса хватает с пятого на десятое. Так что перевод получился с домыслами и пропусками, но Рудько и так был доволен.</text:p>
      <text:p text:style-name="P825"/>
      <text:p text:style-name="P825">Вобщем — рутина из шипения пара, гуденья мотора, вечерних проверок и — снова в клуб.</text:p>
      <text:p text:style-name="P825">А утром всё сначала. Вот Джафаров в кочегарку заскочил. Лицо белое, рубаха на спине тоже — где-то об побелку теранýлся.</text:p>
      <text:p text:style-name="P825">- Спрячь! Начальник штаба за мной!</text:p>
      <text:p text:style-name="P826">Я в дверь гляжу, а тот уже сюда от кухни прёт своей боксёрской походочкой. Джафаров еле успел через окошко мастерской в бурьян за кочегаркой выпрыгнуть.</text:p>
      <text:p text:style-name="P826">- Никак нет, товарищ майор, сюда никто не заходил.</text:p>
      <text:p text:style-name="P826">Но у него нюх, как у собаки и уже слышу за углом:</text:p>
      <text:p text:style-name="P826">- Прапорщик Джафаров! Ко мне!</text:p>
      <text:p text:style-name="P826">Пиздарики тебе, прапорщик. <text:span text:style-name="T646">Чего это начштаба за ним ка с хуя сорвался</text:span>? <text:span text:style-name="T646">Хотя</text:span>, <text:span text:style-name="T646">какая в хуй разница</text:span>...</text:p>
      <text:p text:style-name="P826">А вечером в поле другая охота. Четвёртая рота обложили крысу и загнали в трубу с заглушкой; плеснули туда бензина и подожгли. Она выскочила и скачет по полю, как ком пламени, а они следом — культурно-спортивный досуг.</text:p>
      <text:p text:style-name="P826">Потом, в ночную смену, я увидел крысиный выводок в проходе вокруг печи с котлами и с криком бросился на них — затоптать; но разбежались.</text:p>
      <text:p text:style-name="P826">За что, спрашивается, я я вдруг так крыс возненавидел?</text:p>
      <text:p text:style-name="P826">Инстинкт самосохранения. Они ведь людям, и мне в том числе, не простят сожжение той крысы; <text:s/>вот я и кинулся их превентивно перебить. Придурок.</text:p>
      <text:p text:style-name="P826">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Еле проснулся.</text:p>
      <text:p text:style-name="P826">Ваня потом с умным видом пояснял, что это, мол, домовой. <text:span text:style-name="T647">Вот они там, в Крыму, тупые. Кочегарка это — дом? Откуда тут домовому быть.</text:span></text:p>
      <text:p text:style-name="P827">А та тварь сидела как раз в том месте на груди, что я побрил станком перед вмурованным в стену зеркалом. Ну, чтоб видуха стала, как у мачо, а то у меня там волосни не больше, чем у Вани на верхней губе. Но фиг я угадал, как было, так и осталось.</text:p>
      <text:p text:style-name="P827"/>
      <text:p text:style-name="P827">После очередной вечерней проверки я ушёл в Дёмино и там нашёл дом той Ирины, с которой познакомились на танцах. У неё ещё и старшая сестра оказалась. Начала со мной тет-а-теты устраивать, мол, Ирине, за её девятнадцать лет ещё ни один подлец не попадался и можно ли на мой военный билет взглянуть?</text:p>
      <text:p text:style-name="P827">Это, типа намекнула, что <text:s/>её младшая сестра — целка.</text:p>
      <text:p text:style-name="P827">- Не бойся; я — не подлец.</text:p>
      <text:p text:style-name="P827"><text:soft-page-break/>А насчёт военного билета, что у меня во внутреннем кармане хэбэ лежит — какой билет? <text:span text:style-name="T648">Там же как раскроешь, справа внизу «жена Ольга Абрамовна». Билета нет. </text:span>Нам его только в увольнение из сейфа выдают.</text:p>
      <text:p text:style-name="P827">Потом пришёл муж старшей сестры, Сеня. Сперва, типа, ревновать начал, но потом чай попили и я ушёл.</text:p>
      <text:p text:style-name="P827">Через неделю <text:s/>в кочегарку <text:span text:style-name="T649">солдатик из четвёртой роты зарулил. Там, говорит, у забора какая-то девушка меня спрашивает.</text:span> </text:p>
      <text:p text:style-name="P828">Я — туда, а там — Ирина.</text:p>
      <text:p text:style-name="P828">Дёминские иногда из Ставрополя в своё село по шоссе пешком ходят; парами, или по три, а тут — одна.</text:p>
      <text:p text:style-name="P828">Привет. Привет. Поцелуи. Договорились, что после проверки приду.</text:p>
      <text:p text:style-name="P828">- Проводишь меня немного?</text:p>
      <text:p text:style-name="P828">Это значит вдоль всего забора, мимо штаба, мимо КПП.</text:p>
      <text:p text:style-name="P828">- Нет. Я тебя возле того угла подожду.</text:p>
      <text:p text:style-name="P828">Я прошёл по дорожкам внутри части, она, параллельно, по шоссе. От дальнего угла даже малость проводил.</text:p>
      <text:p text:style-name="P827"/>
      <text:p text:style-name="P828">Теперь вот жалею — такую возможность упустил. Как красиво могли бы мы пройти вдвоём вдоль всего стройбата. Не спеша.</text:p>
      <text:p text:style-name="P828">А если б дежурный прапор остановил у <text:s/>КПП, я б мог ему сказать...</text:p>
      <text:p text:style-name="P828">Хотя какая теперь разница что мог бы я ему сказать, если упустил — струсил и прошёл через часть, как шавка...</text:p>
      <text:p text:style-name="P828"/>
      <text:p text:style-name="P828">Ночью она разделась до трусов, но не дальше.</text:p>
      <text:p text:style-name="P828">Трусы были большие и свободно растягивались. Вероятно, после всех тех, кто, как и я, хотел, но не сумел стать подлецом.</text:p>
      <text:p text:style-name="P828">Под утро я ушёл несолоно хлебавши, на этот раз даже без чая.</text:p>
      <text:p text:style-name="P828">Шесть километров по шоссе, когда вокруг тебя природа пробуждается для нового дня — это прекрасно.</text:p>
      <text:p text:style-name="P828">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828">Идиотизм. Я в жизни не садился на коня. Но так вдруг захотелось.</text:p>
      <text:p text:style-name="P828">Он начал уходить, а я преследовать, но не догнал, а только насквозь промочил <text:span text:style-name="T650">хэбэ </text:span>в росяных травах.</text:p>
      <text:p text:style-name="P828">Я вернулся на шоссе и шёл дальше, и орал всякие песни — всё равно здесь некому слышать мою лажу:</text:p>
      <text:p text:style-name="P828"><text:span text:style-name="T79"><text:tab/><text:tab/>Спи — ночь в и-ю-не только шеееееееееееесть часов!.</text:span>.</text:p>
      <text:p text:style-name="P828"/>
      <text:p text:style-name="P828">Потом я получил <text:span text:style-name="T651">от неё </text:span>письмо отправленное из Ставрополя:</text:p>
      <text:p text:style-name="P828">«...болит душа — <text:span text:style-name="T652">по ком? <text:s text:c="2"/>— по тебе!..»</text:span></text:p>
      <text:p text:style-name="P829">Красивые слова; <text:span text:style-name="T651">но я, </text:span>увы, уже достался той, что «...была безмерно счастлива...»</text:p>
      <text:p text:style-name="P829"/>
      <text:p text:style-name="P829">На письмо я не стал отвечать, но искренне надеюсь, что Ирине всё же попался подходящий подлец, <text:span text:style-name="T651">и что стали </text:span>они жи<text:span text:style-name="T651">ть</text:span>-<text:span text:style-name="T651">поживать, да добра наживать</text:span>...</text:p>
      <text:p text:style-name="P828"/>
      <text:p text:style-name="P830">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830"/>
      <text:p text:style-name="P830">Когда я заикнулся об этом майору Аветисяну, он и слушать не захотел: разве Ваня продержится без сменщика десять дней?</text:p>
      <text:p text:style-name="P830">Ваня сказал, что да, продержится и тогда Аветисян пообещал мне отпуск, так и быть, если чя сделаю косметический ремонт кочегарки, то есть побелю её изнутри.</text:p>
      <text:p text:style-name="P830"><text:soft-page-break/>Слесарь рядовой Тер-Терян показал мне место в бурьянах, где зарыта была в земле известь недоиспользованная в предыдущих ремонтах.</text:p>
      <text:p text:style-name="P830">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 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830">Но неделю циркового ремонта не выдержит никакой Том Сойер — два громадных высоченных зала и большущие речи с парой спаренных котлов в каждой.</text:p>
      <text:p text:style-name="P830">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653">мы с ней и так будем, и так, и даже так</text:span> — ...шлёп-плюх... ...шлёп-плюх... <text:s/>— <text:span text:style-name="T653">десять ночей, которые потрясут мир</text:span> — ...шлёп-плюх... ...шлёп-плюх... <text:s/></text:p>
      <text:p text:style-name="P831">И вот ремонт закончен. Бетонный пол в обоих залах забрызганы разнокалиберными белыми каплями, трубы наскоро обтёрты. Побелка не то, чтобы очень равномерная, но повсеместная — без пропусков; два зала и две громадины печи.</text:p>
      <text:p text:style-name="P831">- Товарищ майор, ремонт закончен.</text:p>
      <text:p text:style-name="P831">- Это ремонт называется?</text:p>
      <text:p text:style-name="P831">- Товарищ майор, вы же обещали.</text:p>
      <text:p text:style-name="P831">- Я ничего не обещал!</text:p>
      <text:p text:style-name="P831">Так майор Аветисян поимел Тома Сойера.</text:p>
      <text:p text:style-name="P831">ШЛЁП-ПЛЮХ!..</text:p>
      <text:p text:style-name="P831"/>
      <text:p text:style-name="P831">После ужина Серый зашёл в кочегарку. В части все всё обо всём знают.</text:p>
      <text:p text:style-name="P831">- Наебáл?</text:p>
      <text:p text:style-name="P831">- Да.</text:p>
      <text:p text:style-name="P831">- Ничё. Ща мы в Париж полетаем.</text:p>
      <text:p text:style-name="P831">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831">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832">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832"><text:s/>Хоть я никогда ещё не видел как это делается, всё же знаю, что это он забил косяк.</text:p>
      <text:p text:style-name="P832">- Взрывай,- он подносит горящую спичку.</text:p>
      <text:p text:style-name="P832">- Дым в себе держи.</text:p>
      <text:p text:style-name="P832">Мы выкуриваем косяк, передавая его друг другу. Я старательно повторяю его способ втягивания и задержки дыма.</text:p>
      <text:p text:style-name="P832">- Ну, чё?</text:p>
      <text:p text:style-name="P832">- Чё чё?</text:p>
      <text:p text:style-name="P832">- Ты чё? Тебя не цапануло? Ну, ты — лосяра!</text:p>
      <text:p text:style-name="P832">- Извини.</text:p>
      <text:p text:style-name="P832">Он разочарованно уходит на вечернюю проверку.</text:p>
      <text:p text:style-name="P832"/>
      <text:p text:style-name="P832">Через неделю, во время варки ужина в кочегарку скромно и тихо зашли пара солдат среднеазиатской наружности: отдельная рота, или из крымских.</text:p>
      <text:p text:style-name="P832">- Нам пробить нада,- застенчиво говорит один.</text:p>
      <text:p text:style-name="P832"><text:soft-page-break/>- Дрянь. Сам знаешь.</text:p>
      <text:p text:style-name="P832">Я не очень-то понимаю о чём речь, но неудобно выглядеть невежей перед «молодыми».</text:p>
      <text:p text:style-name="P832">- Ладно.</text:p>
      <text:p text:style-name="P832">Они выходят и возвращаются уже вчетвером; в руках какие-то неполные мешки. Я отвожу их в комнатку мастерской и возвращаюсь в зал с воющим мотором.</text:p>
      <text:p text:style-name="P833">Пару раз я заглядывал в мастерскую с разложенной по верстаку травой; они встречали меня благодарно-радостными улыбками и я уходил — зачем отрывать от дела занятых людей?</text:p>
      <text:p text:style-name="P833">Уходили они часа через два, когда в кочегарке уже было тихо.</text:p>
      <text:p text:style-name="P833">- Мы там оставили,- сказал последний.</text:p>
      <text:p text:style-name="P833">В неглубокую коробочку, что давно уже валялась на верстаке, насыпана пригоршня коричневатой липкой пыли.</text:p>
      <text:p text:style-name="P833">Я поставил её в железный ящик и забыл.</text:p>
      <text:p text:style-name="P833">Конечно, я вспомнил о той коробочке, когда с получки вместо обычной «Примы» <text:s/>купил в магазинчике пачку «Беломор-канала».</text:p>
      <text:p text:style-name="P833">Повторив процедуру Серого, я забил косяк и выкурил.</text:p>
      <text:p text:style-name="P833"/>
      <text:p text:style-name="P833">Во-о!.. Чё это?.. Ни себе чего!..</text:p>
      <text:p text:style-name="P833">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833"/>
      <text:p text:style-name="P833">Так я стал нашаваном, одним из просветлённо посвящённых, которые тащатся от дури, она же дрянь, она же травка, она же анаша, она же... …</text:p>
      <text:p text:style-name="P833"/>
      <text:p text:style-name="P834">Одним из первых о моём переходе в новое качество догадался старшина четвёртой роты прапорщик Гирок, потомок немецких колонистов.</text:p>
      <text:p text:style-name="P834">Он увидел меня погружённым в увлечённое чтение обрывков прошлогоднего номера «Красной Звезды» наклееного на жестяной стэнд в траве у бетонного края плаца.</text:p>
      <text:p text:style-name="P834">Солнце изливало палящий зной на мою пилотку. А чё? К политзанятиям готовлюсь...</text:p>
      <text:p text:style-name="P834">Американцы терпят поражение во Вьетнаме, наш корреспондент из Сайгона...</text:p>
      <text:p text:style-name="P834">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834">С моих просветлённых глаз спала пелена непонимания и выяснилось, что в «Орионе» с дурью знались все, просто вся по своему.</text:p>
      <text:p text:style-name="P834">Карпеша с Рассолом — деловито. Джафаров — мягко. </text:p>
      <text:p text:style-name="P834">У Рудько гомеопатическая система — небольшие косячки-маячки через определённые промежутки времени.</text:p>
      <text:p text:style-name="P834">Роберт — <text:s/>когда угощают, через раз.</text:p>
      <text:p text:style-name="P834">Похоже, я едва не отстал от поезда.</text:p>
      <text:p text:style-name="P834">Но самая классная дрянь у художника, Саши Лопатко. <text:s/>В его комнате я попадал в состояние невесомости, как на орбитальной станции «Салют».</text:p>
      <text:p text:style-name="P834">Только у этого жлобяры не выпросишь. Рудько тоже говорил, что в жизни не видал такого страшного эгоиста.</text:p>
      <text:p text:style-name="P834">И ведь, казалось бы, папа у него такой хороший — служитель культа, должен же был привить сыну любовь к ближнему...</text:p>
      <text:p text:style-name="P834"/>
      <text:p text:style-name="P834">По укýрке, тáска бывает разных видов: то таким становишься спокойным, тебе хорошо, пушисто, и хочешь, чтоб всем было хорошо; <text:span text:style-name="T654">и</text:span> не хочешь никому пушнину ломать.</text:p>
      <text:p text:style-name="P835"><text:soft-page-break/>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Это называется «приход поймать».</text:p>
      <text:p text:style-name="P835">Это самая опасная <text:s/><text:span text:style-name="T655">тáска, </text:span>если ты телекомментатор.</text:p>
      <text:p text:style-name="P835">Ещё, бывает, приколешься к чему-нибудь и делаешь, делаешь, уже и не надо — а всё делаешь. Как те зэки, что на лесоповале дубовую рощу завалили лобзиками.</text:p>
      <text:p text:style-name="P835">Или «поросячья <text:s text:c="2"/><text:span text:style-name="T655">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835">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835">Или просто мысли такие приходят — ахуеть! — но не задерживаются, на что-то ещё отвлекаешься. Вобщем, игра теней на клубящейся пелене тумана.</text:p>
      <text:p text:style-name="P835">Музыку слушать под кайфом — вот самый кайф.</text:p>
      <text:p text:style-name="P835">У нас проигрыватель на этажерке с долгоиграющим диском Burn от Deep Purple.</text:p>
      <text:p text:style-name="P835">Поставил, возле динамика на пол сел и пока одну сторону не доиграет вс на обложку диска смотришь — там их бюстики, типа, в бронзе и у каждого из головы язычок пламени, как из зажигалки, чуваки понимают как тащится.</text:p>
      <text:p text:style-name="P836">Самый облом, когда дурь вдруг иссякнет; к кому ни кинешься — ни у кого нет. Это называется «подсос».</text:p>
      <text:p text:style-name="P836">Все злые как собаки, потому что ж кумар долбает, давит, у некоторых чуваков даже ломка начинается. Ну, в натуре, ломает их. Аж смотреть жалко.</text:p>
      <text:p text:style-name="P836">Один раз меня Серый колёсами подогрел. Он из города привёз.</text:p>
      <text:p text:style-name="P836">- Чё будешь?</text:p>
      <text:p text:style-name="P836">- А чё оно?</text:p>
      <text:p text:style-name="P836">- Ништяк.</text:p>
      <text:p text:style-name="P836">- Ну, давай.</text:p>
      <text:p text:style-name="P836">Он даёт, я глотаю; когда полпачки кончилось говорю:</text:p>
      <text:p text:style-name="P836">- А доза какая?</text:p>
      <text:p text:style-name="P836">- Всё ништяк.</text:p>
      <text:p text:style-name="P836">Так целую пачку и заглотал.</text:p>
      <text:p text:style-name="P836">В ушах потом гул стоит, как от водопада, а уже ночь. О — кочегарка. Ваня на смене. Я зашёл. Он мне чёт гаарит, а я не врубаюсь. Зачем-то вокруг печи ходить начал.</text:p>
      <text:p text:style-name="P836">Он мне потом рассказывал, что я в проходе остановился и полчаса стоял как памятник. В бронзе.</text:p>
      <text:p text:style-name="P836">И, главное, боюсь спать ложиться; это ж я каким-то снотворным облопался — а вдруг не проснусь? Обошлось.</text:p>
      <text:p text:style-name="P836">А он падла и сам дозы не знает, эксперименты на людях — выживу или нет.</text:p>
      <text:p text:style-name="P836">- Ну, ты, блядь лосяра!</text:p>
      <text:p text:style-name="P836">К Ване жена приезжала из их деревни под Симферополем.</text:p>
      <text:p text:style-name="P836">Я гляжу тут не стройбат, а клуб женатиков. Опять я за двоих без пересменки.</text:p>
      <text:p text:style-name="P836">Она уехала, Ваня в хэбэ переоделся, пришёл в кочегарку — грустный такой. <text:span text:style-name="T656">За окнами тьма.</text:span></text:p>
      <text:p text:style-name="P836">А тут Рудько пришёл. У него опять насморк; в санчасти дали каких-то порошков — ингаляцию делать. Он на кухне кружку взял — пришёл в кочегарку. </text:p>
      <text:p text:style-name="P836">Порошки в кружку высыпал, из-под крана кипятком заварил, сверху какой-то картонкой накрыл, чтоб не сразу остывало.</text:p>
      <text:p text:style-name="P836">Сидим с ним за круглым столом, о чём-то беседуем; он картонку сдвинет, занюхает, накроет и — опять беседуем.</text:p>
      <text:p text:style-name="P836">А Ваня в кочегарке уже всякого насмотрелся и из соседнего зала <text:span text:style-name="T656">все эти манипуляции просёк и сделал свои выводы. Решительным шагом подходит и:</text:span></text:p>
      <text:p text:style-name="P836">- <text:span text:style-name="T656">Рудько! Дай и мне!</text:span></text:p>
      <text:p text:style-name="P836">- <text:span text:style-name="T656">Чего дай?</text:span></text:p>
      <text:p text:style-name="P836"><text:soft-page-break/>- <text:span text:style-name="T656">Ну — это!</text:span></text:p>
      <text:p text:style-name="P837">И на кружку показывает.</text:p>
      <text:p text:style-name="P837">А Рудько ж интеллигент, думает — если у него насморк, так и у других бывает.</text:p>
      <text:p text:style-name="P837">- На.</text:p>
      <text:p text:style-name="P837">Ваня картонку сдвинул, пару раз — глубоко <text:s/>так! — занюхал, и, смотрю, у него глаза под лоб закатило, причём даже крест-накрест.</text:p>
      <text:p text:style-name="P837">А чё? Я поверю. Самовнушение — великая сила. Вера горами движет.</text:p>
      <text:p text:style-name="P837">Вот он поверил, что Рудько тут «<text:span text:style-name="T657">голубую</text:span> фею» вёдрами херячит и у него сейчас галлюцинации начнутся. Спасать надо парня.</text:p>
      <text:p text:style-name="P837">- Ваня,- говорю,- я тут вчера в столовой с одним татарином из вашего призыва толковал.</text:p>
      <text:p text:style-name="P837">- Ну, и чё?</text:p>
      <text:p text:style-name="P837">-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знакомый твой?</text:p>
      <text:p text:style-name="P837">Вобщем, откачал Ваню от галлюцинаций. <text:span text:style-name="T646">Закон боевой дружбы, сам пропадай, а товарища выручай.</text:span></text:p>
      <text:p text:style-name="P837"/>
      <text:p text:style-name="P838">По-моему, «Орион» предоставлял свои музуслуги безвозмездно, то есть даром. Во всяком случае, не помню, чтоб в разговорах упоминались какие-нибудь деньги за халтуру.</text:p>
      <text:p text:style-name="P838">Для нас — просто вырваться за пределы в/ч 41769, играть танцы для людей одетых в гражданское платье было бесценной платой. Так что, если угодно, нам платили минутами свободы. Время — деньги.</text:p>
      <text:p text:style-name="P838">Перепадало ли что-то на уровне командования, то есть замполиту? Понятия не имею, так что и врать не буду.</text:p>
      <text:p text:style-name="P838"/>
      <text:p text:style-name="P838">В симферопольском призыве пришёл и влился в «Орион» знающий себе цену музыкант — Юра Николаев.</text:p>
      <text:p text:style-name="P838">Свой прейскурант он изучил на гражданке, работая <text:s/>в ресторане на ритм-гитаре. 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525"><text:tab/><text:tab/><text:tab/>Есть вода, холодная вода!</text:p>
      <text:p text:style-name="P838"><text:span text:style-name="T79"><text:tab/><text:tab/><text:tab/>Пейте воду с водкой, господа!.</text:span>.</text:p>
      <text:p text:style-name="P839">После третьего графинчика шёл тяжёлый рок:</text:p>
      <text:p text:style-name="P526"><text:tab/><text:tab/><text:tab/>...где течёт журча водою Нил,</text:p>
      <text:p text:style-name="P526"><text:tab/><text:tab/><text:tab/> <text:s text:c="2"/>жил своею жизнью беззаботной</text:p>
      <text:p text:style-name="P839"><text:span text:style-name="T79"><text:tab/><text:tab/><text:tab/> <text:s text:c="2"/>маленький зелёный крокодил!.</text:span>.<text:tab/></text:p>
      <text:p text:style-name="P839">А когда клиент целиком созрел, катило сюрреалистическое:</text:p>
      <text:p text:style-name="P526"><text:tab/><text:tab/><text:tab/>Цвели дрова и лошади чирикали,</text:p>
      <text:p text:style-name="P839"><text:span text:style-name="T79"><text:tab/><text:tab/><text:tab/>Верблюд из Африки приехал на коньках..</text:span>.</text:p>
      <text:p text:style-name="P839">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839">На фиктивную должность звукооператора обычно примазывались не меньше двух чмошников.</text:p>
      <text:p text:style-name="P839">Но танцы — дело сезонное. Танцы для новогодних вечеров, а летом, вернее в начале осени, нас позвали только один раз. Вечер танцев на хлебозаводе.</text:p>
      <text:p text:style-name="P839">Тот ли это самый, где мы брали подаяние с конвейера, не могу знать. 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839">Разумеется, я много танцевал и так покорил одну из своих партнёрш, что она не кобенясь вышла со мной из зала.</text:p>
      <text:p text:style-name="P839">По тёмной лестничной клетке мы поднялись на третий этаж, но там перед запертой дверью в <text:soft-page-break/>коридор распивали вино эти чмошные звукооператоры.</text:p>
      <text:p text:style-name="P839">На первом этаже картина почти повторилась, только тут уже <text:s/>её сотрудницы дымили сигаретами.</text:p>
      <text:p text:style-name="P839">Я повлёк её на выход; она покорно вышла во двор.</text:p>
      <text:p text:style-name="P839">Бляяядь! <text:span text:style-name="T658">Голая заасфальтированная площадка залита светом дуговой лампы. Ни одного закоулка. Единственное затенённое место — антрацитно чёрная полоска тени от столба, что держит лампу посреди двора.</text:span></text:p>
      <text:p text:style-name="P840">Я сам себе показался щенком Тузиком, который спёр резиновую грелку, но не может найти место где её подрать.</text:p>
      <text:p text:style-name="P840">Пришлось давать обратный ход.</text:p>
      <text:p text:style-name="P840"/>
      <text:p text:style-name="P840">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840">Она не появилась на свидании назначенном <text:s/>в парке на следующий вечер.</text:p>
      <text:p text:style-name="P840">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840"><text:s/>Нет её и вряд ли будет. Пора заворачивать оглобли.</text:p>
      <text:p text:style-name="P840">- Солдат, спички найдутся?</text:p>
      <text:p text:style-name="P840">Патлатый парень с сумкой на широком ремне через плечо.</text:p>
      <text:p text:style-name="P840">Я достал спички из кармана хэбэ, он взял их и расстегнул зиппер на сумке. Сверху, кроме пачки сигарет лежал коробок спичек.</text:p>
      <text:p text:style-name="P840">- Ой, я такой забывчивый. Закуришь?</text:p>
      <text:p text:style-name="P840">Он протянул мне пачку, приоткрыв крышечку на фильтрах. Я вытащил одну.</text:p>
      <text:p text:style-name="P840">- Ах, здесь такой шум, даже голова разболелась. Может отойдём?- Он правой рукой взворошил ширококудрую стрижку тёмных волос.</text:p>
      <text:p text:style-name="P840">...я не понял... он это, типа, меня снимает?..</text:p>
      <text:p text:style-name="P840">Невысокий аккуратненький парень, чуть патлатый, сумка под локтем.</text:p>
      <text:p text:style-name="P840">- Можно.</text:p>
      <text:p text:style-name="P840">Мы отходим в сопровождении взглядов обычной возле танцплощадок части публики, что не заходят внутрь.</text:p>
      <text:p text:style-name="P841">Медленно шагая, мы идём никуда. Он всё говорит, говорит. Такие женственные интонации.</text:p>
      <text:p text:style-name="P841">Он рассказывает мне анекдот из жизни голубых. В Москве поймали и в ментовке бьют, а он кричит: «ну, капитан, я же хотел только в ротик, а не в зубы!»</text:p>
      <text:p text:style-name="P841">Игра слов, но не смешно, хотя понятно. И с ним всё понятно. Интересно, дальше что.</text:p>
      <text:p text:style-name="P841">- Хочешь вина?</text:p>
      <text:p text:style-name="P841">- Можно.</text:p>
      <text:p text:style-name="P841">Мы заходим в ближайший гастроном от парка. Он покупает бутылку вина, советуется со мной — подойдёт? Первый раз такое вижу — «Горный цветок».</text:p>
      <text:p text:style-name="P841">Здесь светло и все тоже молча пялятся.</text:p>
      <text:p text:style-name="P841">Он радостно выбивает в кассе чек, засовывает бутылку в сумочку. </text:p>
      <text:p text:style-name="P841">Мы возвращаемся в парк, в верхнюю его часть, где нет скамеек и фонарей. Стоя в темноте у шеренги подстриженных кустов, мы распиваем вино, не до конца.</text:p>
      <text:p text:style-name="P841">Он опускается вплотную передо мной на колени и расстёгивает пуговицы в ширинке моего хэбэ.</text:p>
      <text:p text:style-name="P841">Вобщем-то, возбуждает. Потом становится тепло и мокро.</text:p>
      <text:p text:style-name="P841">Его голова, едва виднеясь в темноте, качает вперёд-назад. Я передвигаю бляху ремня за спину, чтоб лбом не стукнулся.</text:p>
      <text:p text:style-name="P841">Он меняет ритм, меняет темп. Передохнул. Начинает снова. Как-то это... монотонно. Долго мне ещё так стоять? Чмо-ок. Опять тайм-аут?</text:p>
      <text:p text:style-name="P841">- Негодяй! Ты был с блядью, поэтому не можешь кончить! Негодяй!</text:p>
      <text:p text:style-name="P841">- Да не был я ни с кем.</text:p>
      <text:p text:style-name="P841"><text:soft-page-break/>Я застёгиваюсь, а он <text:span text:style-name="T659">жалобно сетует, что у меня такой подходящий — ровно тринадцать — но ничего не вышло.</text:span></text:p>
      <text:p text:style-name="P842">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842">- Тут ещё осталось — будешь?</text:p>
      <text:p text:style-name="P842">- Ах, нет.</text:p>
      <text:p text:style-name="P842">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842">Потом он меня обнимает, но не целует — ведь я наказан, я был с блядью, негодяй — и уходит сентиментально манящей походкой в сторону уличных фонарей за деревьями парка.</text:p>
      <text:p text:style-name="P842">Мальчик из города Нальчик. Судя по анекдоту, жизнь у них не сахар. Таись и прячься, пока не поймают.</text:p>
      <text:p text:style-name="P842">Ну, чё? Пора домой двигать?</text:p>
      <text:p text:style-name="P842"/>
      <text:p text:style-name="P842">Пришло письмо от Ольги, что она получила письмо от моего сослуживца.</text:p>
      <text:p text:style-name="P842">Он анонимно сообщал ей о моих амурных самовольных хождениях в разные стороны от дислокации воинской части 41769, она же одиннадцатый ВСО.</text:p>
      <text:p text:style-name="P842">Меня до глубины души возмутила наглость грязных инсинуаций. Ведь ни в Дёмино, ни на хлебозаводе ничего не получилось! А тот голубой вообще не в счёт. Я ведь даже и не кончил.</text:p>
      <text:p text:style-name="P842">Поэтому в ответном письме я открыто и чес<text:span text:style-name="T660">т</text:span>но <text:span text:style-name="T660">заявил, что ничего такого, что он там наподразумевал, <text:s/>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843">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843"/>
      <text:p text:style-name="P843">И тут я снова упираюсь в трансцендентальность.</text:p>
      <text:p text:style-name="P843">Зачем? Какой в этом прок анонимщику?</text:p>
      <text:p text:style-name="P843">А если Ольга просто так брала меня на пушку, то всё равно — зачем?</text:p>
      <text:p text:style-name="P843">Как всё-таки ограничены возможности человеческого разума. Во всяком случае — моего.</text:p>
      <text:p text:style-name="P843"/>
      <text:p text:style-name="P844">Ваня ушёл на вечернюю проверку — сегодня моя ночная смена.</text:p>
      <text:p text:style-name="P844">Пришёл Серый и привёл «молодого» водителя из симферопольских. Оба на поддаче; понятно, у «молодого» деньги есть, то-то он с ним и кентуется.</text:p>
      <text:p text:style-name="P844">И тут Серый повёл какой-то непонятный базар, типа, на меня у ребят обиды. Я не понял. Какие ребята? Что за обиды?</text:p>
      <text:p text:style-name="P844">Ща, паймёшь, ну, пашли. И входную дверь на крючок.</text:p>
      <text:p text:style-name="P844">Зашли мы втроём в мастерскую и Серый враз слинял. Я не понял.</text:p>
      <text:p text:style-name="P844">Этот верзила «молодой» стоит, в глаза мне не смотрит:</text:p>
      <text:p text:style-name="P844">- Ты чё ребят закладываешь?</text:p>
      <text:p text:style-name="P844">И кулаком в лицо. Я плечо подставил, за дверь выскочил — тот следом. </text:p>
      <text:p text:style-name="P844">А за печью лом стоит. Я за лом схватился, кричу:</text:p>
      <text:p text:style-name="P844">- Серый! Кого я, блядь, закладывал?</text:p>
      <text:p text:style-name="P844">А Серый тут же в проходе стоял; увидел, что я с ломом и мне серию по корпусу. Я лом уронил.</text:p>
      <text:p text:style-name="P844">Да и хватался-то скорее инстинктивно, для острастки.</text:p>
      <text:p text:style-name="P844">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844">Серый на него полканá спустил:</text:p>
      <text:p text:style-name="P844">- Пошёл на хуй отсюда!</text:p>
      <text:p text:style-name="P845"><text:soft-page-break/>Тот задним уполз, Серый опять ко мне, а у меня вся грудь в крови — куртка была нараспашку и он, когда ударил, родинку сорвал.</text:p>
      <text:p text:style-name="P845">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845">Так я и не понял что за хуйня. Потом его увидел спросил, он толком ничего не сказал, опять «смотри, если чё». Короче, пахана из себя строил.</text:p>
      <text:p text:style-name="P845"/>
      <text:p text:style-name="P845">С того случая у меня на дежурствах занятие появилось. </text:p>
      <text:p text:style-name="P845">Мотор воет, котёл шипит, а я, на круглый стол опёршись, всё одну думу думаю. Часами думаю. Как мне Серого грохнуть.</text:p>
      <text:p text:style-name="P845">Грохнуть, конечно, не проблема — всё тем же ломом, а что потом?</text:p>
      <text:p text:style-name="P845">Надо так грохнуть, чтоб самому не загреметь — но как?</text:p>
      <text:p text:style-name="P845">Яму в поле выкопать и то нечем — в мастерской только молоток с зубилом. У кого-то попросить — так потом всплывёт.</text:p>
      <text:p text:style-name="P845">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845">Самое правильное — в топку котла, там от форсунки пламя на два метра, <text:span text:style-name="T661">испепелит бесследно.</text:span></text:p>
      <text:p text:style-name="P846">Вот только Ваня придёт меня сменять, а тут жареным пахнет, попробуй объясни.</text:p>
      <text:p text:style-name="P846">Проблема явно не имела решения и я неделю за неделей ходил по замкнутому кругу, пока дежурный повар не скажет, что можно выключать котёл.</text:p>
      <text:p text:style-name="P846">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846">Пока, Ваня! И ты, круглый стол, наперсник безмолвный бесплодных раздумий...</text:p>
      <text:p text:style-name="P846"/>
      <text:p text:style-name="P846">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846">Он сидел на корточках над очком и в руках держал распахнутую перед носом газету.</text:p>
      <text:p text:style-name="P846">Я охуел! 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846">И тут он меня, сука, в конец добил.</text:p>
      <text:p text:style-name="P846">Чуть-чуть так приподнялся, кивнул степенно и говорит:</text:p>
      <text:p text:style-name="P846">- Добрый вечер.</text:p>
      <text:p text:style-name="P846">Распроебут твою, блядь, каркалыгу! Ну, Вася! Где он слова такие, блядь, находит?</text:p>
      <text:p text:style-name="P846"/>
      <text:p text:style-name="P846">Период моей «дедовщины» проплывал довольно сумбурно. </text:p>
      <text:p text:style-name="P846">Я уже не принадлежал к шатии чмошников, но переводить меня из четвёртой роты ещё куда-то всего на полгода поленились.</text:p>
      <text:p text:style-name="P846">Вот мне и пришлось трудиться то здесь, то там. <text:span text:style-name="T662">Больше всего на РБУ.</text:span></text:p>
      <text:p text:style-name="P847">РБУ — это не реактивно-бомбовая установка, а растворо-бетонный узел.</text:p>
      <text:p text:style-name="P847">Хотя, конечно, «дед» не перетрудится; могу покидать песок лопатой, а могу и не кидать.</text:p>
      <text:p text:style-name="P847">Здесь отделением командовал Михаил Хмельницкий из нашего призыва. Забурел, в сержантских лычках.</text:p>
      <text:p text:style-name="P847">На кирпичный завод меня тоже отряжали, там «молодых» не было, сам укладывал кирпич-сырец в кольцевой печи для обжига.</text:p>
      <text:p text:style-name="P847">Кольцевая печь внутри как арочный тоннель и работает беспрерывно.</text:p>
      <text:p text:style-name="P847">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847">Жар, конечно, и сюда доходит — работаешь в одном хэбэ.</text:p>
      <text:p text:style-name="P847">Ещё жарчее свежеобожжённый кирпич на те же ленты транспортёра выгружать — он и через <text:soft-page-break/>рукавицы руки печёт, а от арочных стен таким жаром пышет, что до нательной рубахи разденешься. <text:s/></text:p>
      <text:p text:style-name="P847">А следующая смена на этом месте опять сырец уложит, и так без конца — закольцованный цикл.</text:p>
      <text:p text:style-name="P848">Или в какой-то городок возили, Светлоград, кажется, грузил продукцию на тамошнем заводе керамической плитки.</text:p>
      <text:p text:style-name="P848">Ну, и в казарме стал больше времени проводить.</text:p>
      <text:p text:style-name="P848">«Молодые» при нештатных ситуациях ко мне за советом обращались.</text:p>
      <text:p text:style-name="P848">Например, такси остановилось за забором, а в нём сержант из нашей роты — в отрýбе.</text:p>
      <text:p text:style-name="P848">Я перелез, гляжу он на заднем сиденьи валяется голый до пояса. Таксист говорит ничего не надо, только машину освободи. А сержант как боров, насилу через забор вдвоём перекинули.</text:p>
      <text:p text:style-name="P848">Ну, потом в сушилку его — это комната без окон рядом с каптёркой, где после рабочего дня бушлаты сушат над тэнами, там и дрых.</text:p>
      <text:p text:style-name="P848"/>
      <text:p text:style-name="P848">Узбеки один раз из полученной своей посылки угостили. <text:s/>Сушёная дыня косичкой заплетена. Сладкая. Вспомнилась та посылка, что родители мне прислали — четыре банки сгущёнки, я её в клуб отнёс.</text:p>
      <text:p text:style-name="P848">А узбеки сами подошли и угостили — я и не знал, что у них посылка. Наверное, потому, что хоть я и «дед», а в столовой ихние пайки масла с сахаром не обжимаю.</text:p>
      <text:p text:style-name="P848"/>
      <text:p text:style-name="P849">Командир роты, капитан Черных, куда-то перевёлся из стройбата, или у него штрафной срок кончился. 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849">Так комбат нам собрание устроил в ленинской комнате.</text:p>
      <text:p text:style-name="P849">На стол уселся, типа, князь, брюки чуть не до колен вздёрнулись, а из-под них носки с туфлями и волосы седые.</text:p>
      <text:p text:style-name="P849">А мы перед ним на принесённых из казармы табуретах, ждём чего умного скажет.</text:p>
      <text:p text:style-name="P849">У художника Гойи целая серия таких картинок есть.</text:p>
      <text:p text:style-name="P849">- Вы что, блядь, забастовку устраивать? А? Как в Италии? Так хуй вы угадали! У них там — макароны! Бывает одна длинная макарона, а другая — нет. Потому что пополам обломана.</text:p>
      <text:p text:style-name="P849">И сидит, через очки вокруг зырит. <text:span text:style-name="T663">Ф</text:span>илин <text:span text:style-name="T663">мохноногий</text:span>. Переваривает чего это он сейчас тут выдал.</text:p>
      <text:p text:style-name="P849">А мы напротив сидим и преданно на него смотрим. Отцы-командиры. Ну, блядь, и армия!..</text:p>
      <text:p text:style-name="P849">- Вам дана высшая материя, блядь — мозг! Серое, <text:span text:style-name="T663">еби о,</text:span> вещество!</text:p>
      <text:p text:style-name="P849">Ага, это он там у себя уже в следующую извилину забурился. Ни хуя себе — армия!..</text:p>
      <text:p text:style-name="P849"/>
      <text:p text:style-name="P849">На утреннем разводе начштаба объявил, что вчера в городе он видел кого-то из солдат отряда в самоволке. Он даже и погнался, но тот убежал. Но возмездия не миновать; сейчас он, начштаба, пройдёт вдоль строя личного состава и обнаружит самовольщика.</text:p>
      <text:p text:style-name="P849">И он пошёл внимательно вглядываясь в лица первой роты, второй роты, третьей роты, четвёрто<text:span text:style-name="T664">й</text:span> роты. Всё — дупель-пусто; дальше только проходная и ворота.</text:p>
      <text:p text:style-name="P850">Также медленно он вернулся вдоль строя к первой. Вот ведь долбоёб. Если ты за кем-то гонялся так он тебе и выйдет утром на развод, жди больше, глазки закрой — ротик открой. <text:s/>Тот где-то в сушилке кантуется. Или дневального подменил. Может вообще из тех бригад, что месяцами безвыездно в городе.</text:p>
      <text:p text:style-name="P850">Пошёл на третий заход. Первая рота, вторая рота, третья рота, четвёртая рота. За дурной головой и ногам покоя нет. Ну, блядь и ар..</text:p>
      <text:p text:style-name="P850">- Вот он!- боксёрский палец майора уставлен на меня.</text:p>
      <text:p text:style-name="P850">- Чё? Да если б за мной гонялся , ещё до развода б вывел!</text:p>
      <text:p text:style-name="P850">- На гауптвахту!</text:p>
      <text:p text:style-name="P850">Дежурный по части и два «черпака» в красных повязках подходят с требованием отдать им бляху и ведут меня к проходной. Я на ходу продолжаю доказывать, что он, сука, и сам знает, <text:soft-page-break/>что это не я был, но меня запирают в глухой комнатушке «губы».</text:p>
      <text:p text:style-name="P850">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665">Грузовик с песком уже у ворот.</text:span></text:p>
      <text:p text:style-name="P850">Жмуря глаза от вьюжного ветра, я добросовестно бросаю лопатой песок через железный борт. Въехав в город, грузовик направляется за следующей порцией песка, <text:span text:style-name="T665">но мои с ним пути расходятся у первого же светофора.</text:span></text:p>
      <text:p text:style-name="P851">Потом я нашакалил на бутылку, или две и очнулся уже в сумерках, сидящим на скамье внизу Комсомольской Горки. </text:p>
      <text:p text:style-name="P851">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851">Прохожих прибавляется — конец рабочего дня служащих. Спешат домой, до меня им дела нет — солдатик тихо культурно отдыхает.</text:p>
      <text:p text:style-name="P851">- Эй! Замёрзнешь!- один всё же потряс мою коленку.</text:p>
      <text:p text:style-name="P851">- Пшёл, бля, на хуй!</text:p>
      <text:p text:style-name="P851">- Как ты смеешь?! Я — работник КГБ!</text:p>
      <text:p text:style-name="P851">- И твою КГБ — на хуй!</text:p>
      <text:p text:style-name="P851">- Я вот патруль позову!</text:p>
      <text:p text:style-name="P851">Потом я поднялся в набитый битком автобус, меня корёжило от холода и в плотной массе пассажиров открылся вдруг тоннель приведший к высвобожденному сиденью.</text:p>
      <text:p text:style-name="P851">Всё-таки любит наш народ защитников отечества.</text:p>
      <text:p text:style-name="P851"/>
      <text:p text:style-name="P851">На Новый год мы играли в кулинарном училище. Точнее, играли они, а я при «Орионе» был просто по инерции.</text:p>
      <text:p text:style-name="P851">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851">Зато на электрогитаре он играл как соло-гитарист из Led Zeppelin на диске «Лестница в небо».</text:p>
      <text:p text:style-name="P851">Рудько его боготворил, я тоже преклонялся, но характер у него был паскудный.</text:p>
      <text:p text:style-name="P851">- Ну, чё ты так Длинный?</text:p>
      <text:p text:style-name="P851">- Я всегда самое своё гавно показываю, чтоб отцепились и в покое оставили.</text:p>
      <text:p text:style-name="P852">Смеялся он хорошо, но редко. Пацан пацаном, а на гитаре — бог.</text:p>
      <text:p text:style-name="P852">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852">Ему из Пятигорска его гитару <text:s text:c="2"/>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Не в клубе ж такие вещи держать.</text:p>
      <text:p text:style-name="P852">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666">от </text:span>Хендрикса, который <text:span text:style-name="T667">всё равно</text:span> Джимми.</text:p>
      <text:p text:style-name="P853">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852"><text:span text:style-name="T667">Так что</text:span> одна из будущих кулинарок <text:span text:style-name="T667">имела законное основание </text:span>под<text:span text:style-name="T667">ойти</text:span> к Юре Николаеву и <text:span text:style-name="T667">спросить</text:span>:</text:p>
      <text:p text:style-name="P852">- Пгостите, пожалуйста, а вы гусские нагодные иггаете?</text:p>
      <text:p text:style-name="P852">Это она так картавила.</text:p>
      <text:p text:style-name="P852">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852">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text:soft-page-break/>высматривает.</text:p>
      <text:p text:style-name="P852">- Пгостите, пожалуйста, а вы гусские нагодные иггаете?</text:p>
      <text:p text:style-name="P854">Нечеловеческим усилием <text:s text:c="2"/>воин на стуле собрал свою волю в кулак, сосредоточился, навёл резкость органов своей оптики и — различил, что к нему девушка обращается.</text:p>
      <text:p text:style-name="P854">-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854">Девушке не в жилу, что её второй раз отсылают, но, видно, упорная попалась; дошла до Рудько и вопрос свой повторила.</text:p>
      <text:p text:style-name="P854">- Извините,- говорит Рудько и смотрит присущим ему страдальчески туманным голубым взором.- Мы гусские вообще не иггаем.</text:p>
      <text:p text:style-name="P854">Ещё и носом шмыгнул. Он бы и рад по другому, но не может — сам картавый. Но она-то об этом не знала!</text:p>
      <text:p text:style-name="P854">Вот и толкуй о врождённых комплексах — всё благоприобретается с опытом.</text:p>
      <text:p text:style-name="P854">Я на том вечере со ставропольской гречанкой целовался, Валя Папаяни. </text:p>
      <text:p text:style-name="P854">Только целовался. Она сказала, что она тут преподавательница и ей двадцать семь лет.</text:p>
      <text:p text:style-name="P854">Так на следующее утро на разводе комбат объявление сделал:</text:p>
      <text:p text:style-name="P854">- Вчера один из наших музыкантов шестидесятисемилетнюю проблядь под лестницей разложил!</text:p>
      <text:p text:style-name="P854">Вот маразматик — двадцать семь от шестидесяти семи не отличает. Это ему тот кусок дерьма — прапор из четвёртой роты заложил.</text:p>
      <text:p text:style-name="P854"/>
      <text:p text:style-name="P854">Дня через два опять где-то играли новогодний вечер, но там я уже не танцевал. Потому что там была такая дурь, что всем дурям — дурь.</text:p>
      <text:p text:style-name="P855">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855">Потом я пошёл по залу бродить. И люди там как будто каждый из листа фанеры выпилен, то есть плоский, всего в двух измерениях.</text:p>
      <text:p text:style-name="P855">Я хочу заглянуть что у них на обратной стороне плоскости, а не получается — кто-то уже следующий нарисовался и тоже двухмерный. А издалека и медленно так — музыка.</text:p>
      <text:p text:style-name="P855">Иногда повыше всех голов на паре стебельков шарики глазных яблок проплывают, как перископики — <text:s/>это те псевдо-звукооператоры по залу бродят. Во они тащатся! Такие смешные. И сами тоже смеются. <text:s/>Где они такую дурь достали?</text:p>
      <text:p text:style-name="P855">Домой нас привезли уже заполночь.</text:p>
      <text:p text:style-name="P855">Стоял скрипучий арктический мороз. Под светом колючих звёзд в небе мы перенесли аппаратуру на сцену пустого холодного кинозала. </text:p>
      <text:p text:style-name="P855">Никто ничего не говорил. Ни сил. Ни желания.</text:p>
      <text:p text:style-name="P855">Ибо всё есть пустота, полная пустота и пустота пустот.</text:p>
      <text:p text:style-name="P855"/>
      <text:p text:style-name="P855">Ах, да! Вместе с тем симферопольским призывом привезли ещё ребят из Молдавии и Москвы. Немного — человек по десять.</text:p>
      <text:p text:style-name="P855">У молдаван такие <text:span text:style-name="T215">чудн</text:span><text:span text:style-name="T123">ы́</text:span><text:span text:style-name="T215">е </text:span><text:span text:style-name="T218">фамилии — Рару, Шушу. Но имена, правда, обычные.</text:span></text:p>
      <text:p text:style-name="P798">Вася Шушу получил извещение, что на городской почтамт ему пришла посылка до востребования. Он взял с собой Лёлика из Москвы, <text:span text:style-name="T785">Виталика</text:span> из Симферополя и меня позвал.</text:p>
      <text:p text:style-name="P798">Получили мы посылку, зашли в какую-то столовую на второй этаж.</text:p>
      <text:p text:style-name="P798"><text:s/>Вася посылку открыл, а там — </text:p>
      <text:p text:style-name="P805"><text:tab/><text:tab/><text:tab/>вино, молдавское вино — </text:p>
      <text:p text:style-name="P856"><text:span text:style-name="T219"><text:tab/><text:tab/><text:tab/>оно на радость нам дано..</text:span><text:span text:style-name="T215">.</text:span></text:p>
      <text:p text:style-name="P798">Взяли какие-то макароны с чем-то. Вася по стаканам под столом разливает — прикончили, не знаю сколько литров.</text:p>
      <text:p text:style-name="P798">Ну, чё — погнали?</text:p>
      <text:p text:style-name="P798"><text:soft-page-break/>Спустились на первый этаж и Лёлик там в урну помочился, пока В<text:span text:style-name="T785">итал</text:span>ик его, типа, загораживал для соблюдения приличий.</text:p>
      <text:p text:style-name="P798">Этот Лёлик вообще отмороженный. </text:p>
      <text:p text:style-name="P798">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798">Не помню зачем я туда заходил, но Лёлик как меня увидел — у него этот лом в руках затрепетал. До того ему захотелось меня грохнуть. Ни за что. Просто потому, что подвернулся.</text:p>
      <text:p text:style-name="P798">Но, видно, у него тоже квадратура круга не решённая. Грохнуть — грохнешь, а труп куда?</text:p>
      <text:p text:style-name="P798">Короче — обошлось.</text:p>
      <text:p text:style-name="P798">Вышли мы из столовой, идём, беседуем.</text:p>
      <text:p text:style-name="P798">Яркое солнце, белый снежок. Жизнь — прекрасна.</text:p>
      <text:p text:style-name="P798">Тут Лёлик и Вася начинают выяснять чья отчизна лучше — Москва или Молдавия?</text:p>
      <text:p text:style-name="P798">Так, слово по слову, стали друг друга за грудки хватать. Но В<text:span text:style-name="T785">итал</text:span>ик — молодец, зачем, говорит, на улице? Давай в какой-нибудь двор зайдём.</text:p>
      <text:p text:style-name="P798">Зашли между каких-то двухэтажек. В<text:span text:style-name="T785">итал</text:span>ик тут уже как лондонский рефери поясняет: бляхами не драться, лежачего не бить.</text:p>
      <text:p text:style-name="P799">Скинули они бушлаты, шапки и ремни и — пошла молодецкая забава.</text:p>
      <text:p text:style-name="P799">Оба за метр восемьдесят, кулаки — как гири. Один другого ахнет — по двору эхо отдаётся. Эх, окропим снежок красненьким!</text:p>
      <text:p text:style-name="P799">Вася Лёлику бровь разбил, кровь брызнула; Лёлик на одно колено упал. Вася к бельевым верёвкам отошёл и не добивает — богатыри по правилам бьются.</text:p>
      <text:p text:style-name="P799">Тут по крылечку какой-то мужик в тельняшке сбежал, говорит, кто-то из двухэтажки в милицию позвонил.</text:p>
      <text:p text:style-name="P799">Короче, матч откладывается. Оделись служивые, Лёлик снегом умылся и покинули мы ристалище.</text:p>
      <text:p text:style-name="P799">Но бойцовский задор никак не уляжется.</text:p>
      <text:p text:style-name="P799">Разделились мы на пары. Впереди иду я с Лёликом и его убеждаю, что Москва — столица нашей Родины, лучший город Земли; а метрах в десяти сзади В<text:span text:style-name="T785">итал</text:span>ик с Васей <text:s text:c="2"/>Фет-Фрумоса обсуждают.</text:p>
      <text:p text:style-name="P799">Мирно так себе идём, не спеша.</text:p>
      <text:p text:style-name="P799">И тут справа «волжанка» тормознула и из неё два мента в шинелях — прыг на тротуар. Обложили.</text:p>
      <text:p text:style-name="P799">Мы с Лёликом бляхи расстегнули, захлестнули на кулак и машем — <text:s/>не подходи, мол!</text:p>
      <text:p text:style-name="P799">Тот, что слева пушку выхватил. Такая маленькая чёрная дырочка, а вокруг неё кружочек солнца, смотрит мне прямо в лицо.</text:p>
      <text:p text:style-name="P799">А тут и вторая пара собеседников подходит. До того увлеклись, что по сторонам не смотрели. А тут <text:s/>- опаньки! <text:s/>— <text:s/>резкая смена декораций: два солдата с бляхами против двух ментов с пистолетом.</text:p>
      <text:p text:style-name="P799">У В<text:span text:style-name="T785">италик</text:span>а от переизбытка чувств и ассоциаций ноги подкосились и он лишь в последний момент успел спиной на забор опереться.</text:p>
      <text:p text:style-name="P797"><text:span text:style-name="T668">Исполать</text:span> тебе, земля Молдав<text:span text:style-name="T668">ская</text:span>, <text:span text:style-name="T668">ты </text:span>взрасти<text:span text:style-name="T668">ла</text:span> <text:span text:style-name="T668">доблестного</text:span> Вас<text:span text:style-name="T668">ю</text:span> Шушу! <text:span text:style-name="T668">И</text:span>стинный <text:span text:style-name="T668">воин</text:span>, преисполненный духом товарищества и боевого братства, обхватил он могучим объятием ближайшего к нему мента, <text:span text:style-name="T668">что</text:span> без пушки <text:span text:style-name="T668">был</text:span>, и крикнул:</text:p>
      <text:p text:style-name="P797">- Беги!</text:p>
      <text:p text:style-name="P797">Повторять не пришлось.</text:p>
      <text:p text:style-name="P797">О, боги! Как я боялся! Как бежал!</text:p>
      <text:p text:style-name="P797">Вокруг меня и подо мной мелькали заборы, деревья, переулки, холмы, буераки, крепостные валы и горные кряжи...</text:p>
      <text:p text:style-name="P797">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797"><text:soft-page-break/>Вечером в казарму пришёл только Лёлик. Ему надо было застирать куртку от крови из разбитой брови. Я отвёл его в кочегарку.</text:p>
      <text:p text:style-name="P797">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797">Накрылся мой косметический ремонт.</text:p>
      <text:p text:style-name="P797">Позлорадствовал ли я? </text:p>
      <text:p text:style-name="P797">Если да, то не очень — мне уже всё было пó хуй.</text:p>
      <text:p text:style-name="P770"/>
      <text:p text:style-name="P770">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770">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630">как </text:span>загляну<text:span text:style-name="T630">ли</text:span> снизу, <text:span text:style-name="T630">то</text:span> увидали там мелкозернистый монолит.</text:p>
      <text:p text:style-name="P770">Песок отправляли мокрым и морозы обратили его в сплошной большой параллелепипед по форме вагона.</text:p>
      <text:p text:style-name="P770">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770">У организации пошла голова кругом; проблема — хоть «караул» кричи. </text:p>
      <text:p text:style-name="P770">А кем у нас решаются неразрешимые проблемы? Верно — стройбатом!</text:p>
      <text:p text:style-name="P770">Вот нас и привезли в трёх грузовиках на станцию. </text:p>
      <text:p text:style-name="P771">Правда, на этот раз ломы гладкими оказались; только снизу через люки долбить бесполезно — лом отпрыгивает на тебя же. Сверху будем ебашить и — через борта лопатами. Ходят слухи, что даже отбойный молотки подвезут, а пока — вперёд!</text:p>
      <text:p text:style-name="P771">Я малость попробовал и бросил — слишком такая монотонщина приелась за годы службы; но и просто так стоять — холодно.</text:p>
      <text:p text:style-name="P771">Михаил Хмельницкий мне деньги дал — сходить за «сугревом». Сам-то не может, он — сержант, ему за узбеками присматривать надо.</text:p>
      <text:p text:style-name="P771">И откуда только у людей деньги берутся? </text:p>
      <text:p text:style-name="P771">Проще простого: РБУ раствор готовит, <text:s/>сколько у <text:s/>водителя в бумажке-заявке написано, столько и приготовит. </text:p>
      <text:p text:style-name="P771">А если заявки нет? </text:p>
      <text:p text:style-name="P771">Тогда водитель даёт другую бумажку. </text:p>
      <text:p text:style-name="P771">Кому даёт?</text:p>
      <text:p text:style-name="P771">Командиру отделения работающего на РБУ. </text:p>
      <text:p text:style-name="P771">Пошёл я в город. Места незнакомые, не сразу магазин нашёл.</text:p>
      <text:p text:style-name="P771">Затарился. Бутылки — под бушлат, <text:span text:style-name="T631">снизу бляхой подпоясал; полненький такой стал. Кто говорил — в стройбате плохо кормят?</text:span></text:p>
      <text:p text:style-name="P772">Иду обратно опустив голову, не от стеснительности — просто снег в лицо летит.</text:p>
      <text:p text:style-name="P772">- Почему честь не отдаёте? Вас что — не учили?</text:p>
      <text:p text:style-name="P772">По уставу ты каждому старшему по званию козырять должен. Так ведь не видел я, а потом, если козырну, бутылки под бушлатом зазвякают.</text:p>
      <text:p text:style-name="P772">- Виноват, товарищ...</text:p>
      <text:p text:style-name="P772">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772">- ...товарищ генерал-майор. Задумался.</text:p>
      <text:p text:style-name="P772">- Задумался он! Идите!</text:p>
      <text:p text:style-name="P772">И это правильно. Генералу с солдатом в чёрных погонах разговаривать, практически, не о чем.</text:p>
      <text:p text:style-name="P772">Единственный офицер, что за два года мен «вы» сказал.</text:p>
      <text:p text:style-name="P772"><text:soft-page-break/></text:p>
      <text:p text:style-name="P772">На место сибиряка Черных к нам новый комроты <text:s/>перевёлся, или его перевели, <text:s/>из Монгольских степей; тоже капитан.</text:p>
      <text:p text:style-name="P772">Нос такой длинный, аж до верхней губы достаёт. Сам общительный такой. Когда его дежурство, он в кабинете не сидит, всё по казарме расхаживает, солдатикам про сертификаты рассказывает, или бороться затеет. И после борьбы такой радостный весь, глазки блестят, по щекам красные пятна, а губа за нос цепляется.</text:p>
      <text:p text:style-name="P772">Я смотрю, что-то в его ужимках знакомое мелькает, а что не вруб... Ну, да! Мальчик из Нальчика!</text:p>
      <text:p text:style-name="P773">Но ведь офицер! И жена есть.</text:p>
      <text:p text:style-name="P773">Вобщем, окрестил я его по имени монгольской валюты «тугриком» и кликуха враз прижилась среди личного состава роты.</text:p>
      <text:p text:style-name="P773">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773">- Я не выдержал и говорю:</text:p>
      <text:p text:style-name="P773">- не хочешь выбрасывать — отдай кому-то из солдат.</text:p>
      <text:p text:style-name="P773">Он сразу:</text:p>
      <text:p text:style-name="P773">- Кто сказал? Выйти из строя!</text:p>
      <text:p text:style-name="P773">Вышел я. Он ко мне подходит, демонстративно так ремешок часов расстёгивает:</text:p>
      <text:p text:style-name="P773">- На!</text:p>
      <text:p text:style-name="P773">Я взял и в карман сунул, хотя он, конечно, на другой исход рассчитывал.</text:p>
      <text:p text:style-name="P773">Но как я на следующий день с этими часами намучался!</text:p>
      <text:p text:style-name="P773">Полдня ходил по улицам, чтоб толкнуть — никто покупать не хочет; думают как стройбатовец, так и часы краденые. И хорошие ж часы, отец мой в Москве за такие 25 рублей платил, а я за 7 отдать согласен. Первый раз не шакалю, а товар предлагаю. Дохлая <text:span text:style-name="T632">вещь</text:span> коммерция, если спроса нет.</text:p>
      <text:p text:style-name="P774">Под конец занёс я их в часовую мастерскую, мастер трёшку предложил и я согласился.</text:p>
      <text:p text:style-name="P774">Выхожу из мастерской с честно заработанными и — надо же совпадение! <text:s/>— <text:s/>подваливает ко мне какой-то ханыга:</text:p>
      <text:p text:style-name="P774">- Солдат! Часы у меня купи, за троячку отдам!</text:p>
      <text:p text:style-name="P774">Эти алкаши до того оборзели, уже даже к стройбату пристают.</text:p>
      <text:p text:style-name="P774">Через неделю мне Ваня рассказал, что у него в кочегарке повар из «молодых» в мастерской на верстаке спал. Тугрик дежурным по части был и даже в кочегарку свой длинный нос сунул. «Молодого» спящим на матрасе увидел, за хуй его схватил:</text:p>
      <text:p text:style-name="P774">- Дай! Ну, дай!</text:p>
      <text:p text:style-name="P774">Вобщем, Ваня говорил, что Тугрик уже у двух «молодых» поваров сосёт, а один из них его жену поёбывает.</text:p>
      <text:p text:style-name="P774">В казарме один раз начал на меня наезжать:</text:p>
      <text:p text:style-name="P774">- Не слишком ли ты себя «дедом» ставишь?</text:p>
      <text:p text:style-name="P774">Я в ответ ничего не сказал. Ни слова. Только губы вытянул и три звука издал «чмок-чмок-чмок».</text:p>
      <text:p text:style-name="P774">Он молча развернулся и отошёл по проходу. С тех пор меня не замечает. Вот такой я негодяй оказался. Негодяй противный!</text:p>
      <text:p text:style-name="P774"/>
      <text:p text:style-name="P774">В роте новенький появился, его перевели из другого стройбата, аж где-то в Дагестане.</text:p>
      <text:p text:style-name="P774">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774">Кавказец какой-то. Кто их разберёт: в одном Дагестане аж 48 народностей. Всё время молчит ни с кем <text:s text:c="2"/>не разговаривает. <text:span text:style-name="T633">К нему тоже подходить опасаются. Типа, новый зверь в привычной клетке.</text:span></text:p>
      <text:p text:style-name="P775"><text:soft-page-break/>Как-то вечером сидит он на табурете с газетой. Я мимо шёл по проходу. Чё-то заголовок какой-то меня заинтересовал. В натуре, не шугаю, просто хочу глянуть и отдать. А он:</text:p>
      <text:p text:style-name="P775">- Уйди!</text:p>
      <text:p text:style-name="P775">- Ты чё! Блатуешь, салага?</text:p>
      <text:p text:style-name="P775">Он вскочил. Так я до него даже дотянуться не успел. Сразу стаей набежали и его метелить <text:s/>начали. <text:s/>Он вырвался — убежал из роты.</text:p>
      <text:p text:style-name="P775">Что характерно — не «деды», а «черпаки». Потом уже я догадался — они эти несколько дней на него злобу и страх копили за то, что не такой как они. Не по национальному признаку, а за то, что у него такая семейная трагедия из-за которой тебя может грохнуть без оглядки на квадратуру круга. Стая страхом цементируется.</text:p>
      <text:p text:style-name="P775">А он в штаб убежал — не рискнул в Дагестан податься. Оттуда дежурный по части старлей пришёл и отвёл меня на «губу».</text:p>
      <text:p text:style-name="P775">Там уже один из днепровский отдыхал. У него хорошая дрянь оказалась.</text:p>
      <text:p text:style-name="P775">Раскумарились. 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775">Вобщем, такой себе рыцарь-тамплиер из Днепропетровска. </text:p>
      <text:p text:style-name="P776">Но если ты настолько франк-масон, тебя в стройбат загребли бы? </text:p>
      <text:p text:style-name="P776">Но я ему не мешал свой структурный анализ излагать, ведь дурь у него же.</text:p>
      <text:p text:style-name="P776">Тут дверь открывается и вкатывается татарский колобочек. </text:p>
      <text:p text:style-name="P776">Кто это такой смешной и кругленький?</text:p>
      <text:p text:style-name="P776">Алимоша! А тебя за что?</text:p>
      <text:p text:style-name="P776">Дежурный по части снял с грузовика за прибытие в расположение части в нетрезвом состоянии. </text:p>
      <text:p text:style-name="P776">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776">Так расстёгнутым его к нам и привели. </text:p>
      <text:p text:style-name="P776">Минут через пять Алимоша в дверь постучал, спросил у дежурных по КПП старлей ушёл или нет.</text:p>
      <text:p text:style-name="P776">Ушёл.</text:p>
      <text:p text:style-name="P776">Тут Алимоша из рукава фуфайки достал бутылку вина и велел отнести в первую роту Вите Новикову, а то ребята заждались уже.</text:p>
      <text:p text:style-name="P776">Дежурные ушли исполнять поручение, а Алимоша из второго рукава достал вторую бутылку и остался без бицепсов. Ну, и как водится</text:p>
      <text:p text:style-name="P803"><text:tab/><text:tab/><text:tab/>...бойцы вспоминали минувшие дни</text:p>
      <text:p text:style-name="P776"><text:span text:style-name="T79"><text:tab/><text:tab/><text:tab/> <text:s text:c="2"/>и битвы где вместе рубились они..</text:span>.</text:p>
      <text:p text:style-name="P774"/>
      <text:p text:style-name="P776">Утром нас, конечно ж, выпустили — кому-то ж надо пятилетку выполнять. А кавказца, что шантажировал самоубийством вслед за серией убийств перевели в отдельную роту.</text:p>
      <text:p text:style-name="P776"/>
      <text:p text:style-name="P777">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777">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777">И этот узбек, что метрах в трёх от нас мокрую тряпку по полу таскал, вдруг тоже заржал!</text:p>
      <text:p text:style-name="P777">Короче, на нас глядючи, подзарядился и его тем же руслом поволокло — на <text:s/>шáру, без дури.</text:p>
      <text:p text:style-name="P777">Подозвали его, пяточку предложили, но он отказался. Ну, ясно, шугается ещё — вдруг кусок <text:soft-page-break/>из его роты сюда заглянет как тут что.</text:p>
      <text:p text:style-name="P777">А потом смотрю — он в бригаде с РБУ в одном со мной грузовике домой ездит.</text:p>
      <text:p text:style-name="P777">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777">Узбеки в задумчивость впадают, и дорога быстрей кончается. Молодец акын, или, может, ашуг. Ну, короче — лабух.</text:p>
      <text:p text:style-name="P777">Сержант Миша Хмельницкий никак имя его не мог <text:s/>выговорить, под конец говорит:</text:p>
      <text:p text:style-name="P777">- Ладно! Будешь — Вася!</text:p>
      <text:p text:style-name="P777">Вот как-то едем домой, Хмель и говорит:</text:p>
      <text:p text:style-name="P777">- Вася! Пой!</text:p>
      <text:p text:style-name="P777">Я вижу, что тому неохота, настроения нет, а Хмель не унимается:</text:p>
      <text:p text:style-name="P777">- Ты чё, не понял? Тебе сказано — пой!</text:p>
      <text:p text:style-name="P777">Ну, тот и запел. Узбеки на него волком смотрят, по своему матерят: чё, мол, ты у этой падлы канарейкой заделался?</text:p>
      <text:p text:style-name="P777">Языка я не знаю, но оно и так понятно.</text:p>
      <text:p text:style-name="P777">Лабух куплета два проаманил и — на коду. А Хмель опять пристаёт:</text:p>
      <text:p text:style-name="P777">- Пой, Вася!</text:p>
      <text:p text:style-name="P778">Тот опять завёл на высоких нотах. Тут смотрю узбеки расцвели, в одном месте хохотнули даже. Ну, понятно, это он в песне слова переделал:</text:p>
      <text:p text:style-name="P778"><text:span text:style-name="T79"><text:tab/><text:tab/><text:tab/>Вай, сержант, я твой мама ебал!.</text:span>.</text:p>
      <text:p text:style-name="P778">А Хмель не врубается:</text:p>
      <text:p text:style-name="P778">- Во! Молодец! Ещё давай!</text:p>
      <text:p text:style-name="P778">Тот ещё даёт:</text:p>
      <text:p text:style-name="P778"><text:tab/><text:tab/><text:tab/><text:span text:style-name="T79">Вай, сержант, я твой рот ебал!.</text:span>.</text:p>
      <text:p text:style-name="P778">Узбеки со смеху дохнут, а сержанту понравилось:</text:p>
      <text:p text:style-name="P778">- Хорошо, Вася!</text:p>
      <text:p text:style-name="P778">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778"/>
      <text:p text:style-name="P778">А линял я к тихой мышке.</text:p>
      <text:p text:style-name="P778">Вообще-то её Таней зовут, просто про себя я её так называл.</text:p>
      <text:p text:style-name="P778">Блондиночка.</text:p>
      <text:p text:style-name="P778">Когда я к ней в троллейбусе первый раз подошёл, она тихо так всё отвечала.</text:p>
      <text:p text:style-name="P778">А как не подойти? Несколько раз её в одном и том же троллейбусе видел, в котором от Кольцевого до РБУ ездил.</text:p>
      <text:p text:style-name="P778">Она мне уже потом сказала:</text:p>
      <text:p text:style-name="P778">- Я тебя ещё в феврале приметила. У тебя в самые морозы бушлат нараспашку был, вся шея открытая.</text:p>
      <text:p text:style-name="P778"><text:span text:style-name="T79"><text:tab/><text:tab/><text:tab/>...лишь тех мы женщин выбираем, которые нас выбрали уже..</text:span>.</text:p>
      <text:p text:style-name="P778"/>
      <text:p text:style-name="P778">Она старше меня года на два. </text:p>
      <text:p text:style-name="P778">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778">- Рару! Спорим — разденусь?</text:p>
      <text:p text:style-name="P778">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778">Но это ещё до того было, как она мне про мою шею рассказывала.</text:p>
      <text:p text:style-name="P779">Скорее всего, это на меня та встреча с юродивым повлияла.</text:p>
      <text:p text:style-name="P779">Ещё в феврале я на 50-квартирном с неделю околачивался; на том самом, что мы когда-то ломами из арматуры начинали, а теперь уже к сдаче движется.</text:p>
      <text:p text:style-name="P779">И ребята мне сказали, в одной улочке неподалёку какой-то старик босиком ходит. Я <text:soft-page-break/>специально два раза ходил, пока его застал.</text:p>
      <text:p text:style-name="P779">Старик с бородой; седая — аж жёлтая, шапка на нём, пальто. Тощий и длинный, но вряд ли наркоман — он по своему тащится. У него штаны закатаны и ноги от колен голые.</text:p>
      <text:p text:style-name="P779">Метлой дорожку в снегу прометает. Снег падает, а он босиком ходит и прометает. И пусто вокруг. Посмотрел я на него, и он на меня — искоса. Помолчали. И я ушёл.</text:p>
      <text:p text:style-name="P779"/>
      <text:p text:style-name="P779">Каждый верит, что он прав. И каждый верит по своему. У ставропольских мужиков вера, почему-то, с ногами связана.</text:p>
      <text:p text:style-name="P779">Через много лет по телевизору про одного мужика передача была. Так тот вообще из Ставрополя аж до Москвы на коленках прополз. Куски автомобильных покрышек на колени привязывал и — вперёд...</text:p>
      <text:p text:style-name="P779">Для возрождения веры и благообразия в христолюбивом народе России.</text:p>
      <text:p text:style-name="P779">Я не против. Я — <text:span text:style-name="T634">неверующий, но </text:span>веротерпимый.</text:p>
      <text:p text:style-name="P779">Настоящая веротерпимость только среди неверующих и бывает. Остальные все прикидываются, <text:s/>а на самом деле хотят всех в свою веру обратить. <text:span text:style-name="T634">Даже те же атеисты, которые верят, что бога нет.</text:span></text:p>
      <text:p text:style-name="P780">Неверующий это когда верить нечем, нет соответствующего органа. Доктор сказал «мы отрежем только аппендикс», но хряпнул лишку и оттяпал то, чем верят.</text:p>
      <text:p text:style-name="P779">А если веры нет, то и обращать некуда.</text:p>
      <text:p text:style-name="P779">Так что ползайте себе на здоровье, в позу лотоса садитесь, лбом в землю упирайтесь — да что угодно! — лишь бы не на моей грядке.</text:p>
      <text:p text:style-name="P779">Я — веротерпимый.</text:p>
      <text:p text:style-name="P779"/>
      <text:p text:style-name="P781">Но в стройбате той весной мне не до теологии было, когда я ожидал троллейбус номер пять на Кольцевом.</text:p>
      <text:p text:style-name="P781">Их несколько прошло, пока Таня приехала.</text:p>
      <text:p text:style-name="P781">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781">Долго и тихо обнимались, стоя у батареи под лестничным маршем первого этажа. Тихо совокупились, всё так же стоя.</text:p>
      <text:p text:style-name="P781">Вышли снова на тротуар и я её проводил до другого подъезда другой пятиэтажки.</text:p>
      <text:p text:style-name="P781">Потом долго не удавалось повторить тихое наслаждение — подъезды стали почему-то слишком людные.</text:p>
      <text:p text:style-name="P781">Пару рапз мы ходили в кино на дневной сеанс, но вокруг детвора сидела.</text:p>
      <text:p text:style-name="P781">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781">И что характерно, если ты Писак, так иди командуй своей первой ротой, а у меня комроты — Тугрик.</text:p>
      <text:p text:style-name="P781">Но потом я всё-таки пришёл к ней домой. Совсем не в том подъезде, куда провожал её в первый раз.</text:p>
      <text:p text:style-name="P781">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781">Дома у неё оказалась мама и дочка трёх лет.</text:p>
      <text:p text:style-name="P781">Потом её мама с её дочкой вышли в магазин, а мы сели на ковре и она раскрыла альбом с фотографиями.</text:p>
      <text:p text:style-name="P781">И в альбоме и на ковре она была очень симпатичная, эта тихая мышка блондиночка Таня.</text:p>
      <text:p text:style-name="P781">Мне стоило лишь протянуть руку, положить на плечо её домашнего халатика и разложить её рядом с альбомом, но я так и не смог. Не знаю что, но что-то меня не пустило.</text:p>
      <text:p text:style-name="P781"/>
      <text:p text:style-name="P782">В те непостижимо далёкие времена я ещё не знал, что все мои невзгоды или радости, взлёты и падения, <text:s/>все мои <text:span text:style-name="T635">наслаждения</text:span> и <text:span text:style-name="T635">лишения</text:span>, <text:span text:style-name="T636">исходят</text:span> от той сволочи в не<text:span text:style-name="T636">достиж</text:span>имо далёком <text:soft-page-break/>будущем, которая сейчас слагает это письмо тебе, лёжа в палатке посреди тёмного леса <text:span text:style-name="T636">под неумолчное</text:span> журча<text:span text:style-name="T636">нье </text:span>струй реки по имени Варанда...</text:p>
      <text:p text:style-name="P782"/>
      <text:p text:style-name="P783">Потом вернулась из магазина её мама с внучкой и принесла сетку оранжевых апельсинов.</text:p>
      <text:p text:style-name="P783">Дальнейшие наши встречи проходили вне её дома и она начала интересоваться содержанием записей в моём военном билете. Туфта насчёт сейфа не прокатила — она была на два года старше.</text:p>
      <text:p text:style-name="P783">В отряде у меня что-то захороводилось, пошёл какой-то сумбур и мы потеряли друг друга из виду.</text:p>
      <text:p text:style-name="P783">Уже перед самым дембелем я заходил к ней, но мама сказала, что она не дома.</text:p>
      <text:p text:style-name="P783">Я дождался её у её подъезда, мы прошли в широкий ночной двор между пятиэтажками и она тихо отдалась мне на столе детской площадки.</text:p>
      <text:p text:style-name="P783">Однако, кончил я слишком быстро, куда быстрее, чем в подъезде. Мне это не понравилось и я прервал с ней отношения, как и хотел Писак.</text:p>
      <text:p text:style-name="P783"/>
      <text:p text:style-name="P783">Чем ближе дембель, тем меньше спится. </text:p>
      <text:p text:style-name="P783">Куда вы удалились — те блаженные времена, когда я, салага, засыпал едва коснувшись головой подушки?</text:p>
      <text:p text:style-name="P783">А теперь? Проверка прошла, в клуб сходил, вернулся в роту, а сна ни в одном глазу.</text:p>
      <text:p text:style-name="P783">Вот и собираются вокруг такие же полуночники; лежим на койках кубрика, базарим о том, о сём. Или дуры гоняем.</text:p>
      <text:p text:style-name="P783">Гнать дуру — значит рассказывать длинную историю, и не обязательно реальную.</text:p>
      <text:p text:style-name="P783"/>
      <text:p text:style-name="P783">Ч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783">Но тогда вместо «гонять дуру», говорили «тискать роман».</text:p>
      <text:p text:style-name="P783"/>
      <text:p text:style-name="P783">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783">К <text:s/>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783">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783">Конечно, этот вопрос возникнет не у слушателей, а у меня, и не сразу, но всё таки...</text:p>
      <text:p text:style-name="P784">Во время расправы с бароном, проводившейся самым изуверским образом, Хмель вдруг крикнул:</text:p>
      <text:p text:style-name="P784">- Дневальный!</text:p>
      <text:p text:style-name="P784">От тумбочки в конце прохода пришёл дневальный и Хмель ему сказал:</text:p>
      <text:p text:style-name="P784">- Он уже заебал свои храпом — ебан<text:span text:style-name="T128">и́</text:span> его в лобешник, пусть упокоится.</text:p>
      <text:p text:style-name="P784">- Кто?</text:p>
      <text:p text:style-name="P784">- Вон тот салага через два кубрика.</text:p>
      <text:p text:style-name="P784">Дневальный склонился над нарушителем покоя, прислушался к сонному дыханию:</text:p>
      <text:p text:style-name="P784">- Не, вроде не этот.</text:p>
      <text:p text:style-name="P784">В разговор включился Лёлик:</text:p>
      <text:p text:style-name="P784">- Ну, всё равно ебан<text:span text:style-name="T128">и́</text:span> — какая в хуй разница.</text:p>
      <text:p text:style-name="P784"/>
      <text:p text:style-name="P784"><text:soft-page-break/>Глубина философской мудрости этих слов до сих пор заставляет меня прослезиться:</text:p>
      <text:p text:style-name="P785">«всё равно ебан<text:span text:style-name="T128">и́</text:span> — какая в хуй разница»</text:p>
      <text:p text:style-name="P784">Это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p>
      <text:p text:style-name="P784"/>
      <text:p text:style-name="P786">Солдат-дембель живёт в постоянном напряжении. 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786">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786">А я когда же?</text:p>
      <text:p text:style-name="P786">И чем заполнить ещё и этот день тягостного нескончаемого ожидания?</text:p>
      <text:p text:style-name="P786"/>
      <text:p text:style-name="P786">Промаявшись часов до трёх в расположении части, я сел в кабину УАЗа-хлебовозки, чтобы поехать в Ставрополь. В крытый брезентом кузов забрался Лёлик и кто-то из его кентов, тоже в самоволку.</text:p>
      <text:p text:style-name="P786">Мы выехали через КПП и погнали по мокрому после недавней грозы шоссе. Асфальт по краям его был повыбит, поэтому та белая легковушка, что выскочила из-за поворота нам навстречу, пёрла посреди шоссе.</text:p>
      <text:p text:style-name="P786">Водитель хлебовозки увернулся, соскочив правыми колёсами на грязь обочины. А тут поворот — <text:s/>он крутанул руль влево и дал по тормозам.</text:p>
      <text:p text:style-name="P786">УАЗ выскочил на шоссе, но нас понесло юзом по мокрому асфальту. Машина мчала вперёд то левым, то правым бортом, не обращая внимания куда крутит руль водитель.</text:p>
      <text:p text:style-name="P786">Под конец нас вообще развернуло в обратную сторону и, проехав сколько-то задом-наперёд, машина опрокинулась под откос.</text:p>
      <text:p text:style-name="P787">Он был невысоким — метра два, поэтому мы перевернулись не больше двух раз.</text:p>
      <text:p text:style-name="P787">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787">На него я и приземлился. Машина лежала на боку. Но из кабины он вылез первым, через окно двери над головой. Я последовал за ним. Ребята из кузова уже стояли рядом с водителем. Повезло.</text:p>
      <text:p text:style-name="P787">На шоссе заскрипел тормозами «козёл» комбата. Не дожидаясь продолжения, я ушёл в <text:s/>зелёную листву опушки.</text:p>
      <text:p text:style-name="P787">- Это кто ещё был?</text:p>
      <text:p text:style-name="P787">- Не знаю, из отдельной роты попросился...</text:p>
      <text:p text:style-name="P787">Через два километра лес кончился, у меня улеглась напряжённая дрожь в руках и пошёл <text:s text:c="2"/>Ставрополь.</text:p>
      <text:p text:style-name="P787">Я поехал в кино — снять адреналин. «Как украсть миллион» с Питером О' Тулом.</text:p>
      <text:p text:style-name="P787">Или это был «Повторный брак» с Бельмондо?</text:p>
      <text:p text:style-name="P787">Нет! После Бельмондо я познакомился с Надей.</text:p>
      <text:p text:style-name="P787">Студентка чего-то там. Мы долго гуляли, я её обнял, но когда начал целовать, она укусила меня за язык.</text:p>
      <text:p text:style-name="P787">- Я знаю на что ты намекаешь!</text:p>
      <text:p text:style-name="P787">Вот дура! Какие тут намёки? Я даже говорить не могу, больно же!</text:p>
      <text:p text:style-name="P787">Я проводил её до одноэтажного дома, где она снимала квартиру. Она зашла туда и вынесла банку сгущёнки. Типа, утешительный приз раненому бойцу.</text:p>
      <text:p text:style-name="P787">Я обнял её на прощанье, но целовать не мог. Оставшись один, я посмотрел на банку у себя в руках, потом на стену дома, но гвоздика нигде не оказалось. <text:s/>Поставив банку на перила, я ушёл. <text:span text:style-name="T637">Какое уж там наслаждение с прокушенным языком.</text:span></text:p>
      <text:p text:style-name="P787"><text:soft-page-break/></text:p>
      <text:p text:style-name="P788">В отряде остались всего четыре дембеля — я, Серый, Рыжий из Днепра, и Саша Рудько.</text:p>
      <text:p text:style-name="P788">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788">Утром, до начала развода, рядом с сортиром хоровод.</text:p>
      <text:p text:style-name="P788">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788">Ничего страшного не произошло, крану даже ремонт не нужен, но начштаба утром как узнал — взбеленился и догнал Серого возле сортира.</text:p>
      <text:p text:style-name="P788">- Бляааадь!!</text:p>
      <text:p text:style-name="P788">Какой замах! Какой хук! Майор вложил в удар весь вес своего габаритного тела и — … промахнулся.</text:p>
      <text:p text:style-name="P788">Отскочил Серый.</text:p>
      <text:p text:style-name="P788">М-да... Эх, майор, а я-то думал, что ты боксёр...</text:p>
      <text:p text:style-name="P788">Начштабу помогли подняться, Серого сопроводили на «губу».</text:p>
      <text:p text:style-name="P788">На разводе замполит объявил, что Рыжий отправляется на дембель, а мы с Рудько — завтра.</text:p>
      <text:p text:style-name="P788">- Товарищ замполит, мне характеристику надо.</text:p>
      <text:p text:style-name="P788">- Какую ещё характеристику?</text:p>
      <text:p text:style-name="P788">- Для поступления в институт.</text:p>
      <text:p text:style-name="P788">- Ну, ты, блядь, борзой! Охуел? Алкоголик, наркоман, дебошир. Я тебе такую дам характеристику ни одна зона не примет — прямиком на крытку повезут. <text:s/><text:span text:style-name="T638">В этом наша вина перед обществом, что ты вообще отсюда выходишь! Ну, ничего, общество с тобой справится — в мелкий порошок перетрёт.</text:span></text:p>
      <text:p text:style-name="P789">Нам троим выдали в штабе деньги. Ничего себе! Так я ещё и заработал!</text:p>
      <text:p text:style-name="P789">Сто двадцать рублей за два года честного труда.</text:p>
      <text:p text:style-name="P789">Мы с Рудько поехали провожать Рыжего и заодно экипироваться.</text:p>
      <text:p text:style-name="P789">В дорогу Рудько купил себе спортивную сумку, а я дипломат-кейс; они только-только входили в моду.</text:p>
      <text:p text:style-name="P789">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что на мне, нужно было вернуть в каптёрку третьей роты.</text:p>
      <text:p text:style-name="P789">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789">Я не напомнил Рыжему о ней. Я её украл.</text:p>
      <text:p text:style-name="P789">В какой-то момент он отрезвело глянул на меня — может вспомню? Но я смолчал.</text:p>
      <text:p text:style-name="P789">Он снова захмелел и пошёл к остановке; вот между нами десять метров; двадцать...</text:p>
      <text:p text:style-name="P789">Но я так и не окликнул:</text:p>
      <text:p text:style-name="P789">- Рыжий! Ты ж забыл!</text:p>
      <text:p text:style-name="P789">И никакая падла с берегов Варанды не оправдает эту мою подлость.</text:p>
      <text:p text:style-name="P789">Следующим утром на разводе мы с Рудько стояли лицом к строю и начштаба объявил, что мы уходим на дембель.</text:p>
      <text:p text:style-name="P789">Мы сделали поворот «налево!» <text:s/>— я со своим дипломатом и Рудько с синей спортивной сумкой.</text:p>
      <text:p text:style-name="P790">Через пару шагов комбат углядел на мне вельветовые туфли.</text:p>
      <text:p text:style-name="P790">- Это чё за еби о мать?!</text:p>
      <text:p text:style-name="P790">- Да, ну, его на хуй,- сказал начштаба.- Пускай валит отсюда.</text:p>
      <text:p text:style-name="P790">И я пошёл перетираться в порошок.</text:p>
      <text:p text:style-name="P790"/>
      <text:p text:style-name="P791"><text:soft-page-break/>Но и сутки спустя я всё ещё был в Ставрополе. В его аэропорту деревенского вида. </text:p>
      <text:p text:style-name="P800">Мало «отслужить как надо», надо ещё суметь вернуться.</text:p>
      <text:p text:style-name="P791">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639">пробежал по взлётной полосе и под крылом самолёта, под гул моторов, поплыли редкие облачка и топографические пейзажи.</text:span> </text:p>
      <text:p text:style-name="P792">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792">Главное, оно ему надо? Он же в гражданке был. Подвыпивший, вот и решил пошугать.</text:p>
      <text:p text:style-name="P792">- Ты чё тут? Немедленно в часть, Комбату скажу на разводе.</text:p>
      <text:p text:style-name="P792">- А я скажу, что ты был пьяный как свинья.</text:p>
      <text:p text:style-name="P792">Никто никому ничего не сказал.</text:p>
      <text:p text:style-name="P792">И тот майор тоже в гражданке был. Вообще не знаю откуда он и что.</text:p>
      <text:p text:style-name="P792">- Я — майор!- кричит.- <text:s/>Ты что себе позволяешь?!</text:p>
      <text:p text:style-name="P792">А почём я знаю, что ты майор, если ты в гражданке? Вот у меня всё ясно. Глянь на погоны — рядовой стройбата.</text:p>
      <text:p text:style-name="P792">Это мы с ним из-за буфетчицы в кафе сцепились. Ядрёная баба. Она сперва больше ко мне имела склонность, пока он майором не объявился. Может врал? Нет такую бабу не проведёшь.</text:p>
      <text:p text:style-name="P792"/>
      <text:p text:style-name="P792">Я всё ещё принадлежу стройбату, какая-то часть меня осталась в нём. Навсегда. Какую-то часть его я уношу в себе. До конца.</text:p>
      <text:p text:style-name="P792"/>
      <text:p text:style-name="P792">Но ни о чём таком я не думаю. Я — просто дембель летящий домой. Не домой, в смысле, в казарму, а домой, в смысле, домой.</text:p>
      <text:p text:style-name="P792">Хотя мать писала, что дом продали и купили пол-хаты дальше на Посёлке. Ничего, найду, адрес знаю.</text:p>
      <text:p text:style-name="P792">Но долго думать о Конотопе не получается; думать о нём я отвык, вот и думаю о привычном.</text:p>
      <text:p text:style-name="P793">Как мы водили пятигорского ударника в лётное училище, <text:s/>показывать на что он годен.</text:p>
      <text:p text:style-name="P793">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793">Такая была идея.</text:p>
      <text:p text:style-name="P793">Они как раз на сцене репетировали. Зал, как летний кинотеатр — без крыши.</text:p>
      <text:p text:style-name="P793">Длинный гитару их взял, ударник за барабаны сел. Ну, и врезали попурри из Джимми и Джимми. Отвели душу. Как трактором проехали по тем курсантам в голубых погонах.</text:p>
      <text:p text:style-name="P793">Им же барабанщик нужен типа того, что за пионерским знаменем рядом с горнистом ходит:</text:p>
      <text:p text:style-name="P793">ду-ду-ду-дý, ду-ду-ду-дý.</text:p>
      <text:p text:style-name="P793">Вряд ли они своему замполиту хоть слово об этом приходе сказали. Чистенькие такие. Ухоженные.</text:p>
      <text:p text:style-name="P792"/>
      <text:p text:style-name="P794">Неужели всё позади? И больше не будет вечерних проверок9 Ни комроты, ни начштаба, ни кусков...</text:p>
      <text:p text:style-name="P794">Лечу домой.</text:p>
      <text:p text:style-name="P794">Дома будет всё ништяк. Не зря же мечтал все эти два года; точнее не позволял себе думать о доме.</text:p>
      <text:p text:style-name="P794">Мой первый полёт в самолёте. Не тащиться же двое суток поездом.</text:p>
      <text:p text:style-name="P794">Вот только запястье щемит. Та дура в гостинице вчера вечером. Она бы дала, да негде.</text:p>
      <text:p text:style-name="P794">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794">Сеанс окончен.</text:p>
      <text:p text:style-name="P794">А я не принуждал, сама за руку ухватила и начала когти запускать. Не Ставрополь, а <text:soft-page-break/>рассадник садисток.</text:p>
      <text:p text:style-name="P794">Может Ольга и не заметит. А увидит — так что? Мало ли какие раны-шрамы можно получить на боевом посту.</text:p>
      <text:p text:style-name="P794">АН-24 приземлился в Ростове. Я вышел в туалет возле взлётного поля и на обратном пути был остановлен военным патрулём.</text:p>
      <text:p text:style-name="P794">Конечно, вельветовые туфли не по уставу, но, братцы, дембель я — пролётом к дому, у меня уже самолёт винтами гудит. Отпустили.</text:p>
      <text:p text:style-name="P794">Дозаправка в Харькове и вот он — залитый уже совсем по-летнему ярким солнцем — аэропорт Борисполь.</text:p>
      <text:p text:style-name="P794">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794">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794">Я сказал, что мне на железнодорожный вокзал и он предложил мне подождать в машине, пока <text:span text:style-name="T640">он </text:span>найдёт попутчиков. <text:span text:style-name="T640">До Киева оставалось ещё сорок восемь километров.</text:span></text:p>
      <text:p text:style-name="P795">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795">Тут он привёл двух офицеров — майора и подполковника, но помоложе, чем у нас в отряде; и мы поехали.</text:p>
      <text:p text:style-name="P795">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А может это был день отключённых светофоров — праздник свободного вождения — обгоняй кто кого и как может.</text:p>
      <text:p text:style-name="P795">Расплачиваясь у вокзала подполковник сказал:</text:p>
      <text:p text:style-name="P795">- Ну, шеф, ты и летаешь!</text:p>
      <text:p text:style-name="P795">Так что, скорее всего, у таксиста и впрямь был улёт на шáру.</text:p>
      <text:p text:style-name="P795">В 1975 году дипломаты типа «кейс» встречались не так уж часто и потому привлекали к себе внимание своим деловым видом.</text:p>
      <text:p text:style-name="P795">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795">Они проверили мою дембельскую бумагу и сличили меня с фоткой двухлетней давности в моём военном билете. Придраться не к чему.</text:p>
      <text:p text:style-name="P795">И тут я допустил ошибку, посмотрев на свои туфли. Старший патруля проследил за моим взглядом и увидел вопиющее нарушение уставной формы одежды.</text:p>
      <text:p text:style-name="P795">Меня повели в комендатуру под центральной лестницей, что вела высоко вверх к многотонному беломраморному изваянию головы Ленина.</text:p>
      <text:p text:style-name="P795">Дежурный <text:span text:style-name="T641">офицер </text:span>комендатуры вокзала <text:span text:style-name="T641">велел мне открыть дипломат и сразу понял, что я — дембель: колготки, бутылка водки и краденая скатерть с бахромой.</text:span></text:p>
      <text:p text:style-name="P795">- <text:span text:style-name="T641">Иди,- сказал он. - Вернёшься в ботинках — получишь свой кейс.</text:span></text:p>
      <text:p text:style-name="P796">Я рванулся в громадный кассовый зал налево.</text:p>
      <text:p text:style-name="P796">В кассу московского направления стояла длинная очередь, а в ней — метров за тридцать от кассы — я увидел солдата в парадке.</text:p>
      <text:p text:style-name="P796">Он был большого роста — значит и нога не маленькая, и он был грустный — значит возвращается после отпуска дослуживать ещё год.</text:p>
      <text:p text:style-name="P796">- Тебе куда?</text:p>
      <text:p text:style-name="P796">- До Москвы.</text:p>
      <text:p text:style-name="P796">- Пошли.</text:p>
      <text:p text:style-name="P796">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796">Он взял билет до Москвы, а я до Конотопа.</text:p>
      <text:p text:style-name="P796">Когда мы отошли, я обрисовал ему ситуацию с кейсом. Фазан не в силах отказать дембелю.</text:p>
      <text:p text:style-name="P796"><text:soft-page-break/>Мы сели на одну из множества скамеек для ожидающих и поменялись обувью.</text:p>
      <text:p text:style-name="P796">- Где это ты так быстро?- спросил дежурный офицер комендатуры.</text:p>
      <text:p text:style-name="P796">- Купил у цыгана на перроне.</text:p>
      <text:p text:style-name="P796">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Шнурки на одолжённых ботинках распустились и хлопали по платформе, но мы всё равно успели.</text:p>
      <text:p text:style-name="P796">Поезд торопливо стучал по рельсам, нёсся в Конотоп, а напряжение во мне не спадало, я подгонял его и не находил себе места.</text:p>
      <text:p text:style-name="P796">Лишь поздно вечером, сойдя на четвёртой платформе конотопского вокзала, я поверил, что — всё.</text:p>
      <text:p text:style-name="P804"><text:tab/><text:tab/><text:tab/>Отслужил солдат службу долгую,</text:p>
      <text:p text:style-name="P796"><text:span text:style-name="T79"><text:tab/><text:tab/><text:tab/>Службу долгую, службу ратную..</text:span>.</text:p>
      <text:p text:style-name="P769">Меня снова вёз всё тот же третий номер трамвая, но теперь аж до конечной.</text:p>
      <text:p text:style-name="P769">Темнота за окнами заставляла стёкла неясно отражать китель и фуражку солдатской парадки.</text:p>
      <text:p text:style-name="P769">На конечной я спросил где тут улица Декабристов, и мне сказали, что надо идти в ту сторону.</text:p>
      <text:p text:style-name="P769">Заборы. Хаты за калитками. Редкие фонари. Незнакомая окраина.</text:p>
      <text:p text:style-name="P769">Спросив ещё кого-то по пути, я вышел на улицу Декабристов и пошёл вдоль неё, пока не различил в темноте табличку с номером тринадцать.</text:p>
      <text:p text:style-name="P769">Зайдя через калитку, я постучал в первую дверь. Она открылась.</text:p>
      <text:p text:style-name="P769">Это мой отец такой седой?</text:p>
      <text:p text:style-name="P769">В падающем через проём двери свете, он недоверчиво присматривался к моей парадной форме.</text:p>
      <text:p text:style-name="P769">- Сергей?</text:p>
      <text:p text:style-name="P769">Он обернулся в дом.</text:p>
      <text:p text:style-name="P769">- Галя! Сергей пришёл!</text:p>
      <text:p text:style-name="P769">Мать выскочила на крыльцо и с громким плачем уткнулась в китель парадки.</text:p>
      <text:p text:style-name="P769">Я неловко погладил её вздрагивающее плечо.</text:p>
      <text:p text:style-name="P769">- Ну, чё, ты, мам, вернулся же.</text:p>
      <text:p text:style-name="P769">Мне и впрямь непонятно было о чём тут плакать.</text:p>
      <text:p text:style-name="P769">Э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p>
      <text:p text:style-name="P769">Она оглянулась на испуганную девочку замершую у кухонного стола и, доканчивая последний взрыд, сказала:</text:p>
      <text:p text:style-name="P769">- Чего ты, глупенькая? Это папа твой приехал.</text:p>
      <text:p text:style-name="P769">Потом снова повернулась ко мне.</text:p>
      <text:p text:style-name="P769">- А как же ты Ольгу не встретил? Разминулись? У неё третья смена. Она на кирпичном работает.</text:p>
      <text:p text:style-name="P769"/>
      <text:p text:style-name="P769">Отслужил...</text:p>
      <text:p text:style-name="P769"/>
      <text:p text:style-name="P747"/>
      <text:p text:style-name="P747"><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747">Она пришла с работы и обняла мня поверх одеяла, и я проснулся и ответил на поцелуй.</text:p>
      <text:p text:style-name="P747">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748">До чего же всё повторяется в жизни. Что было, то и будет.</text:p>
      <text:p text:style-name="P748">Разница только в деталях, в сопутствующих обстоятельствах. Например, что моя мать <text:soft-page-break/>вернулась с Базара (а не из магазина) без апельсинов, и что меня ничто не сдержало в этот раз.</text:p>
      <text:p text:style-name="P749">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748"/>
      <text:p text:style-name="P748">Нет ничего эластичнее времени. Текущий год не имеет ни конца, ни края; год прожитый из длящегося периода превращается в точку во времени. Точка не имеет протяжённости — кончается даже не начавшись.</text:p>
      <text:p text:style-name="P748">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750">А про минувший час? Ах, да! Там было шестьдесят минут. </text:p>
      <text:p text:style-name="P750">Пустопорожнее жонглирование цифрами.</text:p>
      <text:p text:style-name="P750">Десятилетие — та же точка. После отбытия этой точки в школе у человека начинает расти щетина. Если она случилась в местах не столь отдалённых — ноют суставы, особенно в правом плече, но это всего лишь точка...</text:p>
      <text:p text:style-name="P750"/>
      <text:p text:style-name="P750">Неделю спустя после дембеля стройбатовская вечность стала всего лишь <text:span text:style-name="T607">обрывками воспоминаний наколотых на точку в</text:span> прошло<text:span text:style-name="T607">м</text:span>. <text:span text:style-name="T607">Саму же её т</text:span>ечение<text:span text:style-name="T607">м</text:span> жизни снесло <text:s/>невесть куда, <text:span text:style-name="T607">да и не важно куда, потому что</text:span> <text:span text:style-name="T607">нужно</text:span> струиться <text:span text:style-name="T607">дальше</text:span>.</text:p>
      <text:p text:style-name="P750"/>
      <text:p text:style-name="P751">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751"/>
      <text:p text:style-name="P751">Пришла пора окунаться в течение гражданской жизни.</text:p>
      <text:p text:style-name="P752">Умер мастер Боря Сакун. Архипенки уехали на Камчатку. Вот где рай рыбакам.</text:p>
      <text:p text:style-name="P753">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751">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751">Первый выход в свет в компании друзей не слишком-то меня потешил.</text:p>
      <text:p text:style-name="P751">Мы собрались у Влади, я на радостях забил косяк, но они затянулись лишь пару раз каждый — из вежливости.</text:p>
      <text:p text:style-name="P751">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Меня это не слишком восхитило. В стройбате мне доводилось и не такое видеть и я не хотел напоминаний.</text:p>
      <text:p text:style-name="P751">Вобщем, мой способ тащиться оказался им не в кайф, так же как и м<text:span text:style-name="T608">не</text:span> — ихний.</text:p>
      <text:p text:style-name="P754">Мы остались друзьями, но в дальнейшей жизни текли, в основном, раздельными струями.</text:p>
      <text:p text:style-name="P754">Взятого в библиотеке Клуба капитана Блада я смог прочесть и до половины — дребедень. А когда-то был моей настольной книгой.</text:p>
      <text:p text:style-name="P754">- Что это у тебя там в газете на шкафу?- спросила Ольга.</text:p>
      <text:p text:style-name="P754">- Гандон с усиками. Хочешь?</text:p>
      <text:p text:style-name="P754">- Нет!</text:p>
      <text:p text:style-name="P754">Наверняка ведь посмотрела, прежде чем спросить. Или я её переоценил?</text:p>
      <text:p text:style-name="P754">Она представила меня незнаемой части течения — подвела к своему сотруднику с кирпичного, что встретился нам возле первого магазина.</text:p>
      <text:p text:style-name="P754">Мужик лет за тридцать. Он назвал своё имя, я — своё и мы тут же забыли услышанное.</text:p>
      <text:p text:style-name="P754">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text:soft-page-break/>Лучше б мы и не подходили.</text:p>
      <text:p text:style-name="P754">А по ту сторону Путепровода уже к нам подошёл полузнакомый Халимоненко, по кличке Халимон.</text:p>
      <text:p text:style-name="P754">Он потребовал, чтобы Ольга с ним поговорила. Она попросила меня подождать и отошла вместе с ним метра на три, на том же длинном двуступенчатом крыльце перед магазином.</text:p>
      <text:p text:style-name="P754">До меня доносились обрывки слов «участковый», «мало не будет».</text:p>
      <text:p text:style-name="P754">Неприятно стоять так вот отодвинутым в сторонку, но ведь меня попросили.</text:p>
      <text:p text:style-name="P754">Ещё одна моя ненужная черта — бездумно исполнять о чём попросят и начинать думать, когда уже поздно.</text:p>
      <text:p text:style-name="P754">Их разговор закончился и она вернулась ко мне <text:span text:style-name="T609">в сопровождении его хозяйского «смотри!» вдогонку.</text:span></text:p>
      <text:p text:style-name="P755">Ольга объяснила, что у Халимона из сарая пытались увести его мотоцикл и он, по недоразумению, решил будто и она причастно.</text:p>
      <text:p text:style-name="P755">Мифы бывают разные — полезные, как мифы Древней Греции, и бесполезные, как тот, будто служба в армии превращает юношей в мужчин.</text:p>
      <text:p text:style-name="P755">Брехня! Будь оно так, я бы сказал Халимону:</text:p>
      <text:p text:style-name="P755">- Это моя женщина — со мной говори!</text:p>
      <text:p text:style-name="P755">Не то, чтобы я его боялся, просто мне тогда и в голову не пришло так сказать. Армия <text:s/>не сделала из меня мужчину.</text:p>
      <text:p text:style-name="P755"/>
      <text:p text:style-name="P755">Ольга предложила пойти в субботу в Парк КПВРЗ, где играла танцы группа «Песнедары» из Бахмача. От Конотопа до райцентра Бахмач полчаса езды электричкой в сторону Киева. Что за группа может быть из такого захолустья?</text:p>
      <text:p text:style-name="P756">Но Ольга сказала, что играют они хорошо и что она меня там познакомит с Лялькой, он же Валентин Батрак, братом Вити Батрака, он же Раб.</text:p>
      <text:p text:style-name="P756">«Песнедары» звучали очень даже неплохо благодаря их клавишнику — длинному парню в причёске как у Анжелы Дэвис. Они пели «Smoke on the Water» группы Deep Purple и «Mexico» группы «Чикаго».</text:p>
      <text:p text:style-name="P756">Потом с Мира подъехал Лялька и Ольга представила нас.</text:p>
      <text:p text:style-name="P756">Высокий тощий, в причёске из длинных чуть взбитых волос и такая же светлая бородка а л<text:span text:style-name="T128">я́ </text:span><text:span text:style-name="T127">кардинал Ришелье.</text:span></text:p>
      <text:p text:style-name="P352">Один лишь взгляд в просветлённый взор друг друга сказал, что нам нужно поискать более уединённое место, чем танцплощадка.</text:p>
      <text:p text:style-name="P352">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756"/>
      <text:p text:style-name="P352">У моего отца, оказывается, имелся план использования моей благоприобретённой специальности.</text:p>
      <text:p text:style-name="P352">Он составил проект пристроить <text:s/>к 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756"><text:span text:style-name="T127">Мне не хотелось объяснять, что хоть в военном билете в графе <text:s/>военной специальности у меня стоит «каменщик», </text:span><text:span text:style-name="T129">на службе моим главным оружием были лом с лопатой; и я сказал — конечно, нет проблем.</text:span></text:p>
      <text:p text:style-name="P353">На кирпичном закупили машину кирпича. Завезли песок, цемент и — началась стройка века.</text:p>
      <text:p text:style-name="P353">Вода от хаты оказалась чуть дальше, чем на Нежинской, но до окраин Посёлка водопровод не доходил и воду приходилось доставать из глубокого колодца, крутя коленчатую ручку толстотрубного вала, на который наматывалась многометровая цепь с жестяным ведром на конце.</text:p>
      <text:p text:style-name="P353">Лето выдалось жарким во всех отношениях — и погодой, и трудовым накалом. Задачи, поставленные в планах отца были исполнены.</text:p>
      <text:p text:style-name="P353">Качество?</text:p>
      <text:p text:style-name="P353"><text:soft-page-break/>Швы кладки толстоваты; но отвесность проёмов и углов меня и до сих пор не заставляют краснеть.</text:p>
      <text:p text:style-name="P757"><text:span text:style-name="T127">Встав на военный учёт в военкомате, я отослал посылку с парадкой в в</text:span><text:span text:style-name="T130">ойсковую часть</text:span><text:span text:style-name="T127"> 41769, </text:span><text:span text:style-name="T130">вложив трёхрублёвку во внутренний карман.</text:span></text:p>
      <text:p text:style-name="P354">Дошли ли деньги?</text:p>
      <text:p text:style-name="P354">Мать мне сказала, что в каждое из своих писем и в ту посылку она тоже вкладывала по три рубля. </text:p>
      <text:p text:style-name="P354">И хоть бы раз упомянула! Я бы написал не делать так, потому что до меня доходили только письма; спасибо и на том.</text:p>
      <text:p text:style-name="P758"/>
      <text:p text:style-name="P354">Вскоре и мне пришло письмо из Ставрополя от писаря при штабе одиннадцатого ВСО. Он, как и было между нами уловлено, прислал чистый лист бумаги с оттиском печати части.</text:p>
      <text:p text:style-name="P354">Оставалось лишь заполнить страницу характеристикой для поступления в вуз и поставить подпись комбата.</text:p>
      <text:p text:style-name="P354">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354">Не замполиты горшки обжигают.</text:p>
      <text:p text:style-name="P354">Я попросил отца переписать текст на бумагу из штаба, поскольку у его почерка более офицерский вид.</text:p>
      <text:p text:style-name="P354">Отец написал мне характеристику, чуть замявшись, когда дошло до подписи:</text:p>
      <text:p text:style-name="P354">- А если поймают?</text:p>
      <text:p text:style-name="P354">Я заверил его, что комбат и сам не распознаёт своей подписи по причине хронически прохудившейся памяти.</text:p>
      <text:p text:style-name="P355">Долг платежом красен и, за <text:span text:style-name="T610">доблестный </text:span><text:s/>труд <text:s/>в то лето, мой отец поставил <text:span text:style-name="T610">вполне</text:span> подполковничью подпись рядом с печатью в/ч.</text:p>
      <text:p text:style-name="P755"/>
      <text:p text:style-name="P749">Поступать я отправился не в Киев, а, по совету матери, в нежинский пединститут на факультет английского языка.</text:p>
      <text:p text:style-name="P749">До Нежина всего два часа электричкой, а педагогичность заведения <text:s/>меня не слишком отпугивала, главное — я смогу читать на английском.</text:p>
      <text:p text:style-name="P749">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611">за спиной белой статуи Ленина.</text:span></text:p>
      <text:p text:style-name="P759">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759">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759">Он не стал особо придираться к моим хромающим познаниям. Вряд ли мне это сошло с рук, знай он, что моего деда звали Иосифом, а тестя Абрамом.</text:p>
      <text:p text:style-name="P759">Декан Антонюк являл собой тип воинствующего антисемита. 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Типа, юный подпольщик <text:span text:style-name="T612">в борьбе gegen Anzeigen оккупационных властей третьего рейха.</text:span></text:p>
      <text:p text:style-name="P760">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760"/>
      <text:p text:style-name="P760">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text:soft-page-break/>учительница языка и литературы конотопской средней школы номер тринадцать Зоя Ильинична.</text:p>
      <text:p text:style-name="P760">А на устном экзамене мне повезло — попался билет с образом князя Андрея из романа «Война и мир». Правда экзаменатор попытался посадить меня дополнительным вопросом:</text:p>
      <text:p text:style-name="P760">- Расскажите какое-нибудь стихотворение кого-нибудь из советских поэтов.</text:p>
      <text:p text:style-name="P760">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801"><text:tab/><text:tab/><text:tab/>Клён ты мой опавший,</text:p>
      <text:p text:style-name="P760"><text:span text:style-name="T79"><text:tab/><text:tab/><text:tab/>Клён заледенелый..</text:span>.</text:p>
      <text:p text:style-name="P760">На втором куплете он сдался и я получил проходной балл.</text:p>
      <text:p text:style-name="P760"/>
      <text:p text:style-name="P760">В промежутке между экзаменами я купил пару воздушных шаров для Леночки. В торговой сети <text:s text:c="2"/>Конотопа они появлялись редко, <text:span text:style-name="T613">а мне не нравилось, что помимо пары кукол её любимой игрушкой был чемодан, который она вытаскивала посреди кухни и объявляла:</text:span></text:p>
      <text:p text:style-name="P760">- <text:span text:style-name="T613">Плачьте дед и баба, Лена едет на БАМ!</text:span></text:p>
      <text:p text:style-name="P761">В ту пору в программе теленовостей «Время» <text:s/>каждый вечер и уже который год показывали трудовые успехи на прокладке железнодорожного пути Байкало-Амурской магистрали.</text:p>
      <text:p text:style-name="P802"><text:tab/><text:tab/><text:tab/>Приезжай ко мне на БАМ,</text:p>
      <text:p text:style-name="P761"><text:span text:style-name="T79"><text:tab/><text:tab/><text:tab/>Я тебе на рельсах дам..</text:span>.</text:p>
      <text:p text:style-name="P761"/>
      <text:p text:style-name="P761">Мне казалось, <text:span text:style-name="T614">что</text:span> <text:s/>неправильно, <text:span text:style-name="T614">когда</text:span> ребёнок растёт <text:span text:style-name="T614">слишком</text:span> заполитизированным, и <text:span text:style-name="T614">я</text:span> <text:span text:style-name="T614">помнил</text:span> как на Объекте мы любили играть воздушными шариками.</text:p>
      <text:p text:style-name="P761">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762">Поскольку своим поведением дым доказывает, что он легче воздуха, то наполненный им воздушный шарик должен взлететь. Нужно только решить техническую проблему — как засунуть дым в шарик?</text:p>
      <text:p text:style-name="P762">На помощь пришёл жизненный опыт.</text:p>
      <text:p text:style-name="P762">У нашаванов есть способ взаимной помощи друг другу для обеспечения скорейшего улёта под кодовым названием «паровозик».</text:p>
      <text:p text:style-name="P762">Один из них берёт косяк горящим концом в рот, соблюдая, разумеется, осторожность, чтобы не обжечься, и — дует. В результате из мундштука папиросы валит плотный густой дым, который втягивает в себя второй нашаван.</text:p>
      <text:p text:style-name="P762">Для шарика, конечно, сгодится и простая папироса. Я раскурил её, одел шарик на мундштук и вдул, что было мочи.</text:p>
      <text:p text:style-name="P762">Я не учёл, что дым «паровозика» заглатывается потребителем, а воздух из шарика стремиться вернуться обратно.</text:p>
      <text:p text:style-name="P762">Короче, вдутый мною дым вы<text:span text:style-name="T615">шиб</text:span> табак папиросы мне в глотку вместе с горящим концом.</text:p>
      <text:p text:style-name="P762"><text:span text:style-name="T616">Собаке нечего делать, так она яйца лижет, говаривал мой отец; порою лучше лизать, чем заниматься проблемами воздухоплавания.</text:span> </text:p>
      <text:p text:style-name="P762">Табак я выкашлял, конечно, но огонь папиросы прижёг мне гортань где-то аж позади гландов. Вот что случается, когда филологи суются в область физики. <text:span text:style-name="T616">Во-первых, больно, во-вторых, надо по аптекам искать фурацелин для полоскания.</text:span></text:p>
      <text:p text:style-name="P763">Но самое обидное, до слёз обидное, что даже этот опыт не пойдёт мне впрок. Некоторые придурки неспособны учиться даже <text:span text:style-name="T615">и </text:span>на собственном опыте; ведь невозможно же предугадать какие ещё шарики с паровозиками взбредут мне на ум завтра.</text:p>
      <text:p text:style-name="P763"/>
      <text:p text:style-name="P763">Меня зачислили студентом первого курса, но триумфальный отъезд в Конотоп попытался задержать комендант общежития. Он обнаружил недостачу одного из стёкол в окне моей комнаты.</text:p>
      <text:p text:style-name="P763">Стекла там не было и при моём вселении, но он и слушать не хотел — плати и всё! Или найди мастера, чтоб вставил.</text:p>
      <text:p text:style-name="P763"><text:soft-page-break/>Требуемой суммы у меня <text:s/>не оказалось <text:span text:style-name="T617">и возмущала несправедливость требования. Так что я поднялся этажом выше и вытащил стекло из окна в туалете. Размеры совпали. Как я люблю стандартизацию!</text:span></text:p>
      <text:p text:style-name="P764">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764"/>
      <text:p text:style-name="P765">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618">однажды вызванный по случаю простуды Леночки.</text:span></text:p>
      <text:p text:style-name="P766">Я ответил, что тот доктор чересчур умный и что я буду приезжать по субботам.</text:p>
      <text:p text:style-name="P766">Чтоб как-то её утешить, я согласился на её настоятельное желание покрасить мне волосы перекисью водорода. 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766">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766">Из-за того что я крашены блондин, вокруг меня начал увиваться местный юноша с интонациями мальчика из Нальчика. <text:s/>Когда я его послал, он трагически заявил, что его жизнь разбита мною — он не поехал в Москву, хотя и мог бы, но отстал.</text:p>
      <text:p text:style-name="P766">Ольга незамедлительно поставила меня в известность, что я в Нежине тусуюсь с пидорами. Я потребовал назвать имя накапавшего ей такую ложную информацию. Она указала некоего Шурика, чья сестра тоже училась в НГПИ на математичку.</text:p>
      <text:p text:style-name="P766">В Лунатике на танцах Лялька, по моей просьбе, вызвал Шурика в неосвещённую аллею для разговора со мной. Я ударил его по лицу и Шурик убежал. Преследовать его я не стал, а только по-стройбатовски кричал вслед:</text:p>
      <text:p text:style-name="P766">- Иди сюда, бля!..</text:p>
      <text:p text:style-name="P766">Странный способ вернуть убегающего, если вдуматься.</text:p>
      <text:p text:style-name="P766"/>
      <text:p text:style-name="P766">Занятия в Старом корпусе длились с девяти до почти двух, <text:span text:style-name="T619">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767">Напротив общаги стоит высокая двухэтажная столовая в стекляно-кубическом стиле.</text:p>
      <text:p text:style-name="P767">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перестук избранных тарелок о подносы и подносов об узкие рейки, по которым их толкали вдоль кухонного прилавка в сторону сидящей в конце пути кассирше за кассовым аппаратом в белом халате и белом матерчатом раструбе на волосах.</text:p>
      <text:p text:style-name="P767">Орден монахинь кассиреанок.</text:p>
      <text:p text:style-name="P767">Окинув взглядом тарелки на пластмассовом подносе, она оглашала приговор — от 60 коп. до 1 руб. — принимала плату, давала сдачу и с лязгом выбивала чек из аппарата.</text:p>
      <text:p text:style-name="P767">Иногда особо любознательные студенты эксперимента ради, стоя в разных местах подвижной очереди, брали одинаковый набор еды.</text:p>
      <text:p text:style-name="P768">Оценки кассиршей таких контрольных наборов не совпадали между собой. Она творила цену на лету, по вдохновению, с учётом внешнего вида клиента, погодных условий на дворе и уровня шума в зале.</text:p>
      <text:p text:style-name="P576"><text:span text:style-name="T217">Поев, посетители спускались на первый этаж мимо начертанной на стене лестничной площадки запредельно краткой мудрости </text:span><text:span text:style-name="T149"><text:s/></text:span><text:span text:style-name="T150">Е</text:span><text:span text:style-name="T151"> = mc</text:span><text:span text:style-name="T152">2</text:span><text:span text:style-name="T154">. Пустое брюхо к ученью глухо, а после обеда изволь постичь </text:span><text:span text:style-name="T155">теорию относительности</text:span><text:span text:style-name="T154">.</text:span></text:p>
      <text:p text:style-name="P577"><text:span text:style-name="T154">К</text:span><text:span text:style-name="T153">стати, неизвестно кто мудрее — Эйнштейн, или тот, кто нашёл такое правильное место </text:span><text:soft-page-break/><text:span text:style-name="T153">применения его формуле.</text:span></text:p>
      <text:p text:style-name="P506">На первом этаже находился вечно запертый зал торжеств, где два раза в год случались свадьбы.</text:p>
      <text:p text:style-name="P506">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506">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507">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507">Графоман всегда найдёт повод предаться своей скрытой страсти.</text:p>
      <text:p text:style-name="P507">Теперь можно вернуться к общаге.</text:p>
      <text:p text:style-name="P507">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507">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507">Что до самой музыкальной фразы, то она является старинным лабуховским матюком. Стоит её сыграть и любой лабух усечёт, что ты кому-то говоришь:</text:p>
      <text:p text:style-name="P507">- Да пошёл ты на …!</text:p>
      <text:p text:style-name="P507">По одному слогу под каждую ноту.</text:p>
      <text:p text:style-name="P507">За входной дверью — остеклённый внутренний тамбур с ещё одной дверь в вестибюль.</text:p>
      <text:p text:style-name="P507">Тут, в правом углу, стол дежурной вахтёрши. У неё над головой большой квадрат фанеры на стене, утыканный гвоздиками, на которых висят ключи от комнат.</text:p>
      <text:p text:style-name="P507">Если гвоздик под номером 72 пуст, значит кто-то из моих сожителей в комнате и ключ у него.</text:p>
      <text:p text:style-name="P507">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507">Этажи <text:s text:c="2"/>поделены между факультетами; второй этаж — биофак, третий — англофак, четвёртый — математика и пятый — музпед.</text:p>
      <text:p text:style-name="P508">На любом этаже с лестницы заходишь в длинный полутёмный коридор с окном до пола в каждом из его концов. Всё остальное убранство составляют стены да двери над шлифованным бетонным полом. 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508">Комната 72 находится рядом с умывальником. К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508">В центре комнаты тёмно-коричневый стол с задвинутыми под него стульями — иначе не пройти к окну. <text:s/>Под подоконником ещё две тумбочки. Чтоб вышло по одной на каждого жильца. На стенах засаленные, местами драные обои. <text:s/>В белёном пыльном потолке круглая жестяная коробка для лампочки. Имеются две розетки и выключатель у двери.</text:p>
      <text:p text:style-name="P508">Но с полуночи и до шести утра свет в комнатах выключает дежурная вахтёрша рубильником электрощита на первом этаже.</text:p>
      <text:p text:style-name="P508">Коли охота грызть гранит науки, то на первом же есть читальный зал с такими же коричневыми столами и круглосуточным освещением; рядом с залом для просмотра телепередач.</text:p>
      <text:p text:style-name="P509">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509">Мои сожители по комнате-пеналу четверокурсники.</text:p>
      <text:p text:style-name="P509">Федор Величко из глубинного села на просторах нэньки-Украины. Его прямые волосы над прямым лбом чем-то напоминают соломенную крышу сарая в тихом хуторе.</text:p>
      <text:p text:style-name="P509"><text:soft-page-break/>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509">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509">В чайных походах его иногда сопровождает Марк Новоселицкий из Киева.</text:p>
      <text:p text:style-name="P509">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509">Свете Хавкиной, первокурснице из Чернигова, Марк и Саша заплатили за чаепитие чёрной неблагодарностью.</text:p>
      <text:p text:style-name="P509">Выпили и, усевшись на покрывала коек девушек, начали обсуждать и хаять этих нехороших людей — евреев.</text:p>
      <text:p text:style-name="P510">Света, миловидная чернокудрая дочь одного из колен Израилевых, менялась в лице на каждое из их антисемитских замечаний, но терпела молча. 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510">Четвёртый четверокурсник, Яша Демьянко из Полтавы, живёт где-то в городе на квартире, но почти ежевечерне навещает однокурсников. </text:p>
      <text:p text:style-name="P510">Мы играем в «дурака». Яша самый сильный игрок и ростом он выше всех.</text:p>
      <text:p text:style-name="P510">У него длинное прибалтийское лицо в обрамлении длинных кудрей. Как и Фёдор, он разговаривает исключительно на украинской мове. Остальные говорят на русском, но мы отлично понимаем друг друга.</text:p>
      <text:p text:style-name="P510">Ещё в комнату приходит четверокурсница Света из Нежина. Она официальная невеста Марка, их родители уже тоже знакомы. В карты она не играет и держит Марка в ежовых рукавицах:</text:p>
      <text:p text:style-name="P510">- Что такое, Марик? Я не поняла!</text:p>
      <text:p text:style-name="P510">- Ну, Свет<text:span text:style-name="T620">ик</text:span>, <text:span text:style-name="T620">ну, </text:span>я только...- виновато опустив глаза под стёклами очков, начинает оправдываться провинившийся.</text:p>
      <text:p text:style-name="P510">Потом он провожает её домой, возвращается и, когда в комнатах отключат свет, приводит свою однокурсницу Катраниху. Минуты две они молча поскрипят на его койке и разойдутся.</text:p>
      <text:p text:style-name="P510">И это правильно, потому что завтра снова день учёбы и <text:s/>занятий.</text:p>
      <text:p text:style-name="P511">У Катранихи широкая натура, она очень гостеприимна.</text:p>
      <text:p text:style-name="P511">Когда в Киеве один урка грабанул республиканский Дом моды и решил залечь на дно, то заехал электричкой аж до Нежина и неделю ночевал в её комнате. Всех её сожительниц по комнате он каждый вечер водил по двум нежинским ресторанам.</text:p>
      <text:p text:style-name="P511">В конце недели уголовный розыск, по следам импортных тканей, что урка пытался толкнуть на базаре, поднялся на третий этаж нашего общежития. </text:p>
      <text:p text:style-name="P511">Оперативников было двое, один из них достал чёрный пистолет и постучал в дверь комнаты Катранихи, но от урки уже и след простыл.</text:p>
      <text:p text:style-name="P511">Взяли его только через месяц в Мариуполе. Во всяком случае, так рассказывал оперативник с пистолетом своей жене, тоже четверокурснице англофака.</text:p>
      <text:p text:style-name="P511">Один раз Катраниха пригласила меня в кинотеатр им. Ленинского Комсомола, метров за двести от столовой напротив озера в Графском парке.</text:p>
      <text:p text:style-name="P511">Мы посмотрели фильм «Зорро» с Аленом Делоном. Ну, не знаю; сцена фехтования на шпагах, по-моему, чересчур затянута.</text:p>
      <text:p text:style-name="P511">Вобщем, зря она потратила на меня столько времени, я не мог смотреть на неё как на женщину, зная, что она девушка моего сожителя по пеналу. <text:span text:style-name="T621">Такой я, всё-таки, старомодный.</text:span></text:p>
      <text:p text:style-name="P578">Когда я стал студентом, <text:span text:style-name="T622">то даже и не помышлял о нарушении</text:span> супружеск<text:span text:style-name="T622">ой</text:span> верност<text:span text:style-name="T622">и</text:span>.</text:p>
      <text:p text:style-name="P578">Целую неделю.</text:p>
      <text:p text:style-name="P578">А потом где-то на этаже нашлась незанятая комната, а к ней нашёлся ключ, а к ним моя однокурсница — Ирина из Бахмача.</text:p>
      <text:p text:style-name="P579">В той комнате мы провели с ней <text:s/>ночь до самого рассвета. Она оказалась стойкой приверженицей тактильных утех и не ниже резинки.</text:p>
      <text:p text:style-name="P579"><text:soft-page-break/>Опять! За что?!</text:p>
      <text:p text:style-name="P579">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579">Через два дня она решительно преградила мне путь в полутёмном коридоре общаги:</text:p>
      <text:p text:style-name="P579">- Ты не сказал, что ты женатый!</text:p>
      <text:p text:style-name="P579">- А ты не спрашивала.</text:p>
      <text:p text:style-name="P579"/>
      <text:p text:style-name="P579">И в этом, на мой взгляд, основной изъян цивилизации.</text:p>
      <text:p text:style-name="P577">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577">Но вместо вакханки молодой вьющейся в моих объятиях змеёй, я в который раз упираюсь в факт использования влагалища в роли капкана.</text:p>
      <text:p text:style-name="P577">Горьки твои плоды, цивилизация!</text:p>
      <text:p text:style-name="P577">Поиграйся титьками и — вали отсюда! Женишься — хоть ложкой хлебай.</text:p>
      <text:p text:style-name="P577">И кому какое дело до твоих самоугрызений, что не смог пробудить ответного пыла? Не смог — значит импотент.</text:p>
      <text:p text:style-name="P577">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577">Она скажет «нет» и я начинаю укрощать свою целеустремлённость, чего бы мне это ни стоило.</text:p>
      <text:p text:style-name="P577">Всё потому, что люблю честные сделки. Ну, и родился слишком поздно — после происхождения семьи, частной собственности и государства.</text:p>
      <text:p text:style-name="P577"/>
      <text:p text:style-name="P580">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580">Потом долго дожидаться автобуса, штурмом втискиваться в него и долго ехать до главной площади.</text:p>
      <text:p text:style-name="P580">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580">Однажды всю дорогу от вокзала до площади я уговаривал Якова Демьянко продать мне рубаху.</text:p>
      <text:p text:style-name="P580">Белая нарядная, в широкую жёлто-синюю клетку из тонких линий. <text:s/>Яков привёз её из Полтавы фарцануть, то есть продать по договорной цене и показал мне в автобусе из портфеля. </text:p>
      <text:p text:style-name="P580">Вот я и пристал, а он никак не соглашался, потому что на нём была такая же, а мы с ним с одного факультета. Нехорошо, если двое в одинаковом.</text:p>
      <text:p text:style-name="P580">Пришлось поклясться, что буду одевать её только с его разрешения, когда у него постирана, или ещё там что.</text:p>
      <text:p text:style-name="P580">Мы жили в эпоху дефицита и <text:span text:style-name="T623">отлично </text:span>знали об этом.</text:p>
      <text:p text:style-name="P580">Меня не шокировало, что у однокурсницы сидевшей рядом на общей лекции, прорехи в колготках заклеены изолентой. Всё равно из-под юбки не видно, а колготки итальянские.</text:p>
      <text:p text:style-name="P580"/>
      <text:p text:style-name="P580">Федя, Яков и я крепко сдружились на почве сухого вина.</text:p>
      <text:p text:style-name="P580">После занятий мы шли в гастроном за универмагом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581">Яков был сторонником умеренности и его дозу составляла всего «одна довга». Мы же с <text:soft-page-break/>Фёдором придерживались более либеральных воззрений.</text:p>
      <text:p text:style-name="P581">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581">Но наш маршрут покороче. Мы спускались в густую прибрежную траву недалеко от католической часовни и ложились там для возлияния.</text:p>
      <text:p text:style-name="P581">Дно винных бутылок покрывал толстый слой осадка, но мы умели пить с горла не взбаламучивая его. 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581">Борцы с загрязнением окружающей среды не одобрили бы наши действия, но молодым беззаботным студентам все поллюции по колено. Кроме того, если сравнивать наше поведение со студенческими подвигами Михаила Ломоносова в германских университетах, мы — просто агнцы невинные. Читая о его фортелях понимаешь — не зря шёл человек пешком аж от Архангельска и до Москвы. Тяга к знаниям знает куда тянуть.</text:p>
      <text:p text:style-name="P582">И в той траве, куда она нас притянула, мы вели просвещённые беседы о том, о сём, перемежая их прихлёбами из «довгих».</text:p>
      <text:p text:style-name="P582">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582">А латинист Литвинов, по кличке Люпус, безжалостная скотина.</text:p>
      <text:p text:style-name="P582">- Упражнение пятое. Прочтите седьмое предложение.</text:p>
      <text:p text:style-name="P582">А как прочтёшь, если впервые видишь? Конечно, это из домашнего задания, но где время брать на всё те задания?</text:p>
      <text:p text:style-name="P582">- Седьмое напечатано за шестым.</text:p>
      <text:p text:style-name="P582">- …</text:p>
      <text:p text:style-name="P582">- Перед восьмым.</text:p>
      <text:p text:style-name="P582">- …</text:p>
      <text:p text:style-name="P582">- Садитесь — два.</text:p>
      <text:p text:style-name="P582">Спокоен. Невозмутим. Голова похожа на электролампочку, только волос побольше.</text:p>
      <text:p text:style-name="P582">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582">- Выходите за меня замуж.</text:p>
      <text:p text:style-name="P582">Она просекла, что в летнюю сессию по латыни будет не зачёт, а экзамен и поняла — сопротивление бесполезно.</text:p>
      <text:p text:style-name="P582">И мы условились, что когда Федя с Яшей получат диплом, то на прощальной пирушке я забреду в Остёр с бокалом шампанского. Как в фильме «Земля Санникова» поручик царской армии заходит в полосу прибоя вслед уплывающей к открытиям шхуне.</text:p>
      <text:p text:style-name="P583"><text:tab/><text:tab/><text:tab/>Есть только миг между прошлым и будущим,</text:p>
      <text:p text:style-name="P582"><text:span text:style-name="T79"><text:tab/><text:tab/><text:tab/>Именно он называется жизнь..</text:span>.</text:p>
      <text:p text:style-name="P582">Потом мы, размякшие и счастливые, подымаемся из травы и идём к общежитию, обгоняя застывшие посреди реки горлышки ленивых бутылок.</text:p>
      <text:p text:style-name="P582">Мы жили в эпоху застоя, но ещё не знали об этом.</text:p>
      <text:p text:style-name="P582"/>
      <text:p text:style-name="P584">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584">Ирина из Бахмача, похоже, оповестила англофачных артемид, что я не кошерная дичь.</text:p>
      <text:p text:style-name="P584">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584">Но я всё равно пел.</text:p>
      <text:p text:style-name="P584"><text:soft-page-break/>Иногда с пятого этажа спускались ребята из музпеда и просили одолжить гитару хотя бы на вечер.</text:p>
      <text:p text:style-name="P584">Наверное, хотели отдохнуть.</text:p>
      <text:p text:style-name="P584">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584">И люди под меня танцевали!</text:p>
      <text:p text:style-name="P584">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584">Не на всякой свадьбе бывает «живая музыка».</text:p>
      <text:p text:style-name="P584"/>
      <text:p text:style-name="P584">В начале октября меня вызвали в отдел кадров НГПИ.</text:p>
      <text:p text:style-name="P584">Начальник отдела кадров, не глядя мне в лицо, предложил пройти в дополнительную комнату в его кабинете, а сам остался сидеть, где сидел.</text:p>
      <text:p text:style-name="P584">Там тоже имелся стол, а за ним физкультурного вида мужчина с бритым лицом лет за сорок и блекло-тёмными волосами неопределённой длины.</text:p>
      <text:p text:style-name="P584">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624">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585">Ух, ты! Мечты сбываются и не надо идти к участковому Соловью!</text:p>
      <text:p text:style-name="P585">Капитан КГБ сам пришёл и сделал мне предложение, от которого <text:span text:style-name="T625">невозможно</text:span> отказаться; не зря же в юных грёзах я примерял рубаху Баниониса из «Мёртвого сезона».</text:p>
      <text:p text:style-name="P585">Осталось обсудить детали.</text:p>
      <text:p text:style-name="P586">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586">На том мы и расстались.</text:p>
      <text:p text:style-name="P586">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586">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586">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586">Похоже, в КГБ всё поставлено с ног на голову — сперва он меня вербует в разведчики, а потом начинает собирать справки стоит ли это делать. Хотя, возможно, тут есть доля и моей вины — <text:span text:style-name="T626">слишком уж красивую характеристику я себе составил при поступлении в вуз. А ведь недаром говорил великий и мудрый крановщик Гавкалов из СМП-615 (о котором попозже), что «слишком хорошо — это совсем <text:s/>не хорошо».</text:span></text:p>
      <text:p text:style-name="P586">Я спросил, не сообщает ли замполит ещё и о моём ограблении банка, на что капитан хмыкнул, но всё же пожелал узнать за что именно меня так невзлюбил замполит.</text:p>
      <text:p text:style-name="P586">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587">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text:soft-page-break/>кармане обывателя».</text:p>
      <text:p text:style-name="P587">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587">Неудобно перед капитаном, что не оправдываю возложенных на меня надежд, но что я ему расскажу?</text:p>
      <text:p text:style-name="P588">Что Игорёша Рекун, мой однокурсник, поступивший в институт прямо со школьной скамьи, влюбился в Ольгу Жидову из Чернигова?</text:p>
      <text:p text:style-name="P588">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588">Однажды его в коридоре остановил четверокурсник Марк Новоселицкий, мой сокомнатник.</text:p>
      <text:p text:style-name="P588">- Ты что — у них за водоноса?- спросил с усмешкой он.</text:p>
      <text:p text:style-name="P588">- Ну, и что? - не сробел вчерашний школьник, вскинув <text:span text:style-name="T627">острый носик со стёклами очков чайного цвета и жуя, с независимым видом, жевательную резинку.</text:span></text:p>
      <text:p text:style-name="P588">- <text:span text:style-name="T627">В Ольгу Жидову влюбился?</text:span></text:p>
      <text:p text:style-name="P588">- Ну, и что?</text:p>
      <text:p text:style-name="P588">- <text:span text:style-name="T627">Может, и жениться на ней хочешь?</text:span></text:p>
      <text:p text:style-name="P588">- Ну, и что?</text:p>
      <text:p text:style-name="P588">- <text:span text:style-name="T627">Как ты можешь жениться, если я её трахал?</text:span></text:p>
      <text:p text:style-name="P570">- Ну, и что?</text:p>
      <text:p text:style-name="P571">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571">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571">Короче, нечем мне выслужиться перед кагебистом и нечем подсушить подмоченную замполитом репутацию.</text:p>
      <text:p text:style-name="P571">А ведь если бы закрыли на неё глаза и на факт крещения дочери в подпольной церкви, и на оскорбление работника КГБ на Комсомольской горке св Ставрополе, то я, глядишь, и без разведшколы в президенты б вышел. Мама всегда говорила, что я очень способный.</text:p>
      <text:p text:style-name="P571">По сути дела, я собственными руками отравил свои студенческие годы. Эти две встречи в месяц с безымянным капитаном выматывали меня как неизбывная зубная боль. Я глушил и гнал от себя мысли об этом, но они возвращались, как к больному смертельной болезнью мысли о близящемся конце. В моменты самых ломоносовских разгулов вдруг вспоминалось, что через три дня мне опять на встречу; что хотя «сексот» всего лишь сокращение от «секретный сотрудник», но звучит парашнее, чем «чмо».</text:p>
      <text:p text:style-name="P571">А деваться некуда — у них моё заявление и доносы с подписью «Павел». Даже если залечу на зону, там враз «кум» подкатит, чтоб я стучал и дальше, иначе архивы КГБ дотекут до «пахана».</text:p>
      <text:p text:style-name="P571">Жить мне стало тесно, как Синдбаду-Мореходу, когда в каком-то из путешествий на ше<text:span text:style-name="T777">ю</text:span> ему примостился подлый старик и душил ногами при непослушании.</text:p>
      <text:p text:style-name="P572">Но почему чекист вдруг оказался безымянным? Он называл мне своё имя-отчество, вот только убей — не <text:s/>вспомню. Не то, чтобы боюсь — нет, а просто провал в памяти. Как ни напрягаюсь, не могу вспомнить. А впрочем, не слишком-то и хочется.</text:p>
      <text:p text:style-name="P572"/>
      <text:p text:style-name="P572">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572">Ещё один был в первом этаже вокзала, но днём тот работал как столовая, поэтому я его не считаю.</text:p>
      <text:p text:style-name="P572">Эпически провинциальная глушь; до умиления. Даже базарная площадь, в сущности, всего лишь улица, но просто очень широкая, от моста до универмага.</text:p>
      <text:p text:style-name="P572">В ресторан мы ходили очень редко и то не все — Яша и Фёдор отказывались.</text:p>
      <text:p text:style-name="P572"><text:soft-page-break/>Их замещала Светочка, невеста Марика.</text:p>
      <text:p text:style-name="P572">Длинные белые скатерти на столах и широкая зелёная дорожка на полу от входа и до ширмы в правом углу, за которой окно на кухню.</text:p>
      <text:p text:style-name="P572">Очень долго надо ждать, пока официантка принесёт заказанный гуляш с картошкой.</text:p>
      <text:p text:style-name="P572">Саша Остролуцкий всякий раз начинает тереть салфеткой свои ложку-вилку-нож. Типа, он такой чистоплотный. Хорошо хоть мизинчик при этом не отставляет. Чистоплюй детдомовский.</text:p>
      <text:p text:style-name="P572">Светочка вполголоса опять шпыняет Марика: «что такое?»</text:p>
      <text:p text:style-name="P573">Наконец-то из-за ширмы выходит официантка с подносом в руках, но относит его к другому столику.</text:p>
      <text:p text:style-name="P573">Но потом очередь доходит и до нас. Тарелки переставляются с подноса на скатерть. Саша разливает водочку из круглого, как колба в опытах по химии, графинчика. </text:p>
      <text:p text:style-name="P573">Вздрогнем!</text:p>
      <text:p text:style-name="P573">И после второй стопки ты уже участник остроумной застольной беседы. Твои ухватистые пальцы так ловко покручивают вилку. Музыка динамиков за ширмой звучит уже не так резко. Ты ненавязчиво обводишь взглядом зал.</text:p>
      <text:p text:style-name="P573">Какую тут можно пригласить для медленного танца на зелёной дорожке?</text:p>
      <text:p text:style-name="P573">Марик всех знает: с какого факультета вон за тем столом, и даже курс какой. А про местных всё знает Светик.</text:p>
      <text:p text:style-name="P573">Золотая молодёжь. Прожигатели жизни.</text:p>
      <text:p text:style-name="P573">В конце Марик платит за всех из мягкого коричневого кошелька — в общежитии рассчитаемся за свои доли.</text:p>
      <text:p text:style-name="P573">Вобщем, Марик неплохой, только любит поучать. Возвращаемся с ним из душа на первом этаже, он непременно заглянет в вестибюль, поблагодарить вахтёршу тётю Дину за горячую водичку. Неважно, что она тут ни при чём, зато теперь готова делать тебе одолжения. Это как если пообещать кому-нибудь что-нибудь. Неизвестно когда ты выполнишь обещанное и выполнишь ли вообще, но человек уже зависит от тебя <text:span text:style-name="T628">и, в ожидании исполнения, будет за тебя.</text:span></text:p>
      <text:p text:style-name="P574">По-моему, он просто передавал то, чему его с детства учил отец. Еврейская мудрость — из поколения в поколение. Вот от кого чекисты научились сулить разведшколу.</text:p>
      <text:p text:style-name="P574">За обучение уму-разуму я расплачиваюсь книгой «Замок Отранто» в толстом коричневом переплёте, которую по его просьбе украл в библиотеке Клуба КПВРЗ. Это легко — засунул под ремень брюк по кожухом и вышел записать какую-то ещё в свой формуляр.</text:p>
      <text:p text:style-name="P574"/>
      <text:p text:style-name="P574">Пиры у себя в комнате обходятся дешевле. Яша с Федей пошли за «Кальвадосом» в плоских бутылках; мы с Остролуцким на кухню.</text:p>
      <text:p text:style-name="P574">На этаже две кухни, каждая рядом с лестничной площадкой, в каждой по две газовые плиты, один кран с раковиной и <text:s/>дверцы ящиков <text:span text:style-name="T629">в три ряда, как в автоматических камерах хранения, только не железные, а из ДСП.</text:span></text:p>
      <text:p text:style-name="P568">Мы чистим картошку. Много картошки. </text:p>
      <text:p text:style-name="P568">У Саши спортивно-подтянутый вид, зиппер курточки подтянут до верху, висюлька собачки болтается под подбородком.</text:p>
      <text:p text:style-name="P569">Ладно, хватит. Теперь нарежем. <text:span text:style-name="T792">Ты постой там у двери, просто обопрись.</text:span></text:p>
      <text:p text:style-name="P569">Посмотрим, что у нас тут есть.</text:p>
      <text:p text:style-name="P568">Он открывает дверцу ящика и выгружает кусок сливочного масла на огромную сковороду. А тут <text:span text:style-name="T792">и </text:span>лучок <text:span text:style-name="T792">есть</text:span>, отлично!</text:p>
      <text:p text:style-name="P568">Он <text:s/><text:span text:style-name="T792">с такой непринуждённостью </text:span>проверяет ящики, <text:span text:style-name="T792">что</text:span> мне как-то не сразу доходит, <text:span text:style-name="T792">что мы с ним</text:span> граб<text:span text:style-name="T792">им</text:span> «торб<text:span text:style-name="T792">ы</text:span>» <text:span text:style-name="T792">однофакультетниц</text:span>. Так <text:span text:style-name="T792">запросто и </text:span>ловко <text:s/>у него всё <text:span text:style-name="T792">это </text:span>получается, что и язык не повернётся назвать это воровством.</text:p>
      <text:p text:style-name="P575">Ну, ладно, его оправдывает полуголодное детство в детдоме, а мне-то как после такого смотреть в глаза Робин Гуду?</text:p>
      <text:p text:style-name="P568">Никогда я не ел чего-то вкуснее той студенческой картошки; но «Кальвадос» такая гадость, <text:soft-page-break/>им даже и опохмеляться противно.</text:p>
      <text:p text:style-name="P807"/>
      <text:p text:style-name="P807">Из Индии вернулся <text:span text:style-name="T577">Жора</text:span> Ильченко.</text:p>
      <text:p text:style-name="P807">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807">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807">Издательство Penguin, рассказы В. С. Моэма.</text:p>
      <text:p text:style-name="P807">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807">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807">Тем более, что есть где поместить — рядом с расписанием и стенгазетой англофака, рядом с лингафонной лабораторией, висит газета Translator с отпечатанными на машинке переводами студентов.</text:p>
      <text:p text:style-name="P807">Рассказ хоть и короткий, но самую суть всех этих латиноамериканских революционеров представляет. Там ведь оно как: набирает себе банду, даёт себе звание полковника, или генерала и начинает освободительную войну под лозунгом «Свобода или смерть!», пока не станет диктатором.</text:p>
      <text:p text:style-name="P807">Однако, у этого освободителя из рассказа, который пока был ещё без шрама, боеприпасов не хватило.</text:p>
      <text:p text:style-name="P808">На рассвете перед расстрелом он зарезал свою девушку, которая прибежала попрощаться. До того сильно они любили друг друга.</text:p>
      <text:p text:style-name="P808">И за это правящий диктатор его не расстрелял вместе с остальными, а приказал депортировать в соседнюю латиноамериканскую страну. И он там спивался и продавал лотерейные билеты.</text:p>
      <text:p text:style-name="P808">Один раз лопнула бутылка пива и от её стекла остался шрам на его лице.</text:p>
      <text:p text:style-name="P808">Такая вот незамысловатая история, но Моэм в своих рассказах умеет подать кинематографически краткие, но ощутимые детали. Выпукло пишет зараза.</text:p>
      <text:p text:style-name="P808">В английском языке слова короткие, если не считать заимствованных. Одно предложение смотрится как горстка риса, а смыслов в нём на полмешка.</text:p>
      <text:p text:style-name="P808">А в русском слова, из-за своих суффиксов с приставками, длинные как спагетти, или паутина, из которой и выплетается о чём, собственно речь.</text:p>
      <text:p text:style-name="P808">Перевод я собирался в два вечера закончить, а вышло две <text:s/>недели.</text:p>
      <text:p text:style-name="P808"><text:s text:c="2"/>Translator редактировал преподаватель теоретической грамматики, или ещё чего-то изучаемого на старших курсах, Александр Васильевич Жомнир.</text:p>
      <text:p text:style-name="P808">Интересный тип. Сейчас бы его назвали неформалом, а тогда это означало — непойманный диссидент. Правда, он больше смахивал на украинского националиста, но всё равно непойманн<text:span text:style-name="T578">ого</text:span>, иначе не пустили б в институте преподавать.</text:p>
      <text:p text:style-name="P809">Длинные серо-белые волосы он зачёсывал назад, но они тут же падали обратно на широкий лоб и густые брови. В движениях его чудилась годами отрабатываемая неуклюжесть и он круглил вскинутые плечи, как будто собирался принять на них мешок картошки. Типа, хуторянский пасечник, или мельник, который пробился в профессор<text:span text:style-name="T579">á</text:span> <text:span text:style-name="T579">лингвохирургии.</text:span></text:p>
      <text:p text:style-name="P810">В институт он приезжал на велосипеде, как мужик, но интеллектуально пристёгивал его висячим замком за спицы.</text:p>
      <text:p text:style-name="P810"/>
      <text:p text:style-name="P810">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810">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810"><text:soft-page-break/>Через две недели я принёс Жомниру украинский вариант всё того же Человека со шрамом.</text:p>
      <text:p text:style-name="P810">Он оживился, заблистал глазами и камня на камне не оставил от моих трудов.</text:p>
      <text:p text:style-name="P810">Обидно было, но я видел, что он прав.</text:p>
      <text:p text:style-name="P810">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Борьба оказалась настолько увлекательной, что я отвёз гитару обратно в Конотоп.</text:p>
      <text:p text:style-name="P810"/>
      <text:p text:style-name="P810">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810">Отношения наши оставались неизменно бурными и оставляли чувство глубокого удовлетворения.</text:p>
      <text:p text:style-name="P810">Кроме того раза, когда я устроил хронометраж.</text:p>
      <text:p text:style-name="P811">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Он начал подымать меня на смех, что так долго не бывает и мы поспорили.</text:p>
      <text:p text:style-name="P811">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811">Вернувшись в воскресенье в Нежин, я честно признался Марику, что оказалось всего пять минут и он победно расцвёл.</text:p>
      <text:p text:style-name="P811">А в остальные разы всё было хорошо — минуты теряли всякий смысл.</text:p>
      <text:p text:style-name="P811">Перед этим мы шли в Лунатик, где тесно танцевали медленные и размашисто быстрые танцы, Она в любом была хороша.</text:p>
      <text:p text:style-name="P811">Наблюдали пару драк на паркете — Лялька называл их гладиаторскими боями — и выходили из зала в неосвещённый коридор библиотечного крыла.</text:p>
      <text:p text:style-name="P811">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811">Тут было хорошо и мысли о сексотстве не такими назойливыми, как в Нежине.</text:p>
      <text:p text:style-name="P811">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811">В кабинете по переливанию крови меня обули в белые бахилы и уложили на покрытый холодной клеёнкой стол. Поразило выражение глаз тамошних работниц, вернее полное его отсутствие, глаза словно задёрнуты тусклой ширмой, как у уснулых рыб. <text:span text:style-name="T580">Они подступили ко мне с гибким шлангом и иглой у него на конце, которую надо воткнуть в вену, чтоб кровь потекла через шланг.</text:span></text:p>
      <text:p text:style-name="P812">Они сделала три попытки, но вену проколоть так и не смогли, та упруго откатывалась от иглы введённой под кожу. <text:s/>Поудивлявшись, они сжалились и поставили отметку в бумажке просто так и тот аборт обошёлся бесплатно.</text:p>
      <text:p text:style-name="P812"/>
      <text:p text:style-name="P812">Отступать я не мог, да и не хотел. 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812">И пришёл день, когда он поднял кустистую бровь и сказал, что теперь — ничего и перевод будет помещён в номере Translator'a на следующий месяц.</text:p>
      <text:p text:style-name="P812">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ОВ.</text:p>
      <text:p text:style-name="P812">Жомнир отвечал попроще <text:span text:style-name="T581">— </text:span>не его вина, что щирi украинцы ДемьянКО и ВеличКО так за четыре года и не почухались.</text:p>
      <text:p text:style-name="P812"><text:soft-page-break/></text:p>
      <text:p text:style-name="P813">Наступила весна, а с ней <text:span text:style-name="T581">— <text:s/></text:span>самая чистая любовь моей жизни. </text:p>
      <text:p text:style-name="P813">Все её называли Швычей, а я Надькой.</text:p>
      <text:p text:style-name="P813">Она возродила во мне веру, что женское начало ещё живо в этом затруханном цивилизацией мире.</text:p>
      <text:p text:style-name="P813">Мы любили друг друга. Упивались любовью. Любовь ради любви и есть чистая любовь.</text:p>
      <text:p text:style-name="P813">С чего это я расписываюсь за обоих? Какое тому основание?</text:p>
      <text:p text:style-name="P813">Она была девственницей не искушённой в науке притворства.</text:p>
      <text:p text:style-name="P813">Так может я снова забыл сказать что женат?</text:p>
      <text:p text:style-name="P813">В этом не было необходимости — она заканчивала четвёртый курс англофака и жила на том же самом третьем этаже общаги.</text:p>
      <text:p text:style-name="P813">Редкостное сочетание: <text:span text:style-name="T215">девственность и четвёртый курс.</text:span></text:p>
      <text:p text:style-name="P742"><text:span text:style-name="T79"><text:tab/><text:tab/><text:tab/></text:span><text:span text:style-name="T143">Есть многое на свете, друг Горацио, что и не снилось нашим мудрецам..</text:span><text:span text:style-name="T144">.</text:span></text:p>
      <text:p text:style-name="P454">В комнате напротив нашей ребята четверокурсники устроили чей-то день рождения, позвали и меня. Мы с нею оказались сидящими на одной койке, и когда кто-то выключил свет, я чисто рефлективно расстегнул молнию спортивной курточки на ней.</text:p>
      <text:p text:style-name="P454">Она мгновенно задёрнула её обратно. Свет включили — всё чопорно и губы бантиком, но Марик в темноте слыхал вжиканье вниз-вверх и начал насмехаться. Она ушла, тем всё и кончилось.</text:p>
      <text:p text:style-name="P454">На следующий день Швыча встретила меня в коридоре общежития всё в том же спортивном костюме, заговорили и улыбнулась.</text:p>
      <text:p text:style-name="P454">О, улыбка Надьки — это да!</text:p>
      <text:p text:style-name="P454">Эти ямочки на щеках, эти чёртовы искры в чёрных глазах! </text:p>
      <text:p text:style-name="P454">Она отвечала всем параметрам украинской красотки. 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Потому что она занималась именно этим спортом.</text:p>
      <text:p text:style-name="P454">И, спрашивается, зачем я ей?</text:p>
      <text:p text:style-name="P454">Да, очень просто — летом она выходила замуж.</text:p>
      <text:p text:style-name="P743"><text:span text:style-name="T144">Не за меня, конечно, а за какого-то лейтенанта какого-то военного училища, </text:span><text:span text:style-name="T145">который после свадьбы должен увезти её к месту своей службы.</text:span></text:p>
      <text:p text:style-name="P455">Времени оставалось не так уж много и мы не хотели его терять. Мы любили любить друг друга и хотели ещё и ещё.</text:p>
      <text:p text:style-name="P455">Но это потом, а сперва нужно было разобраться с её девственностью.</text:p>
      <text:p text:style-name="P744"><text:span text:style-name="T144">Две первых встречи мы провели в отсеке умывальника </text:span><text:span text:style-name="T146">— </text:span><text:span text:style-name="T144">с одним окном, одной раковиной, одним подоконником и одной дверью </text:span><text:span text:style-name="T146">—</text:span><text:span text:style-name="T144"> зачем-то отгороженном от остальных раковин.</text:span></text:p>
      <text:p text:style-name="P455">Меблировка скудная, но для начальных стадий узнавания друг друга и такой достаточно, тем более, что дверь открывается внутрь.</text:p>
      <text:p text:style-name="P455">А затем ребята из 71-й комнаты куда-то уехали, оставив ключ <text:span text:style-name="T577">Жоре</text:span> Ильченко.</text:p>
      <text:p text:style-name="P455">Вообще-то, он жил на квартире, но кто откажется от ключа свободной комнаты в общаге?</text:p>
      <text:p text:style-name="P455">Только ключ они передали не из рук в руки, а оставили на гвоздике возле дежурной в вестибюле. 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455">Вечером мы с Надькой уединились в той комнате и заперлись изнутри.</text:p>
      <text:p text:style-name="P455">Когда стуки в дверь прекратились и в гулком коридоре утихли крики <text:span text:style-name="T577">Жор</text:span>ы Ильченко:</text:p>
      <text:p text:style-name="P455">- Кто-нибудь видел Огольцова?!</text:p>
      <text:p text:style-name="P455">Надька начала постепенно снимать свою спортивку, сопровождая стриптиз эпохи застоя припевкой из довоенной кинокартины «Цирк»:</text:p>
      <text:p text:style-name="P499"><text:tab/><text:tab/><text:tab/>Тики-тики-дуу!</text:p>
      <text:p text:style-name="P744"><text:span text:style-name="T143"><text:tab/><text:tab/><text:tab/>Я из пушки в небо уйду!</text:span><text:span text:style-name="T144">..</text:span></text:p>
      <text:p text:style-name="P455">хотя немного нервничала.</text:p>
      <text:p text:style-name="P744"><text:soft-page-break/><text:span text:style-name="T144">Мы легли на койку у окна. По ту сторону двойной перегородки из гипсовых плит находилась моя комната, 72. </text:span><text:span text:style-name="T147">Там под окном стояла койка Феди рядом с розеткой вывалившейся из стены.</text:span></text:p>
      <text:p text:style-name="P456"><text:s text:c="3"/>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456">Мы с ней не знали, что нас прослушивают, но даже и зная б не остановились.</text:p>
      <text:p text:style-name="P456">На следующий день ребята из 71-й вернулись и ключ пришлось отдать.</text:p>
      <text:p text:style-name="P745"/>
      <text:p text:style-name="P456">В понедельник в умывальнике Надька была грустна и молчалива, но я сумел выпытать причину.</text:p>
      <text:p text:style-name="P456">Марк Новоселицкий распустил на четвёртом курсе грязный слух, что Огольцов Швычу в умывальнике раком...</text:p>
      <text:p text:style-name="P456">Я так и чувствовал, что он к ней неравнодушен. Иначе с чего бы так вслушивался во вжиканье зиппера на том дне рождения. Ну, погоди, морда жидовская!</text:p>
      <text:p text:style-name="P456">Во вторник он пошёл в душ, а когда вернулся с влажными ещё волосами, то в комнате застал меня одного. Я запер дверь на ключ и сказал:</text:p>
      <text:p text:style-name="P456">- Снимай очки, Марик. Я тебя бить буду.</text:p>
      <text:p text:style-name="P456">Очки он так и не снял, а начал бегать вокруг коричневого стола с подсунутыми под него стульями. Пришлось сдвинуть стол к тумбочке и ему не осталось места делать витки по орбите.</text:p>
      <text:p text:style-name="P457">В закутке между подоконником, койкой и столом он стоял понурив голову, как Андрий, сын Тараса Бульбы — безропотный агнец готовый к закланию.</text:p>
      <text:p text:style-name="P457">Я ударил его в подбородок, чтоб не повредить очки, и на повышенных тонах пообещал, что если он, блядь, ещё хоть одно слово про Швычу...</text:p>
      <text:p text:style-name="P457">Когда я закончил нагорную проповедь, он с заискивающей улыбкой поправил свои очки и сказал:</text:p>
      <text:p text:style-name="P457">- А здорово ты меня ебанýл, а?</text:p>
      <text:p text:style-name="P457">Мудрость впитанная с молоком матери. И, что характерно, на лету ухватил выражения из проповеди. Способность к языкам у них в крови.</text:p>
      <text:p text:style-name="P457">В четверг, в конце свидания в умывальнике она задумчиво сказала:</text:p>
      <text:p text:style-name="P457">- А ведь он правду говорил...</text:p>
      <text:p text:style-name="P457">Меня заело, что я, типа, исполняю планы предначертанные Мариком. То же мне — пророк Натан. Но где выход?</text:p>
      <text:p text:style-name="P457">Манна небесная явилась в виде студента первого курса музпеда.</text:p>
      <text:p text:style-name="P457">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457">Но почему? Ведь я не просил и понятия не имел о существовании той комнаты. Да, осенью я давал ему гитару, но с тех пор мы не общались. Откуда он узнал?!!!</text:p>
      <text:p text:style-name="P746"/>
      <text:p text:style-name="P746"><text:span text:style-name="T144">(</text:span><text:span text:style-name="T148">В те непостижимо далёкие времена я ещё не знал, что все мои </text:span><text:span text:style-name="T144">удачи</text:span><text:span text:style-name="T148"> или радости, </text:span><text:span text:style-name="T144">все </text:span><text:span text:style-name="T148">взлёты и...</text:span></text:p>
      <text:p text:style-name="P746"><text:span text:style-name="T148">- </text:span><text:span text:style-name="T144">Заткнись там в своём спальнике!)</text:span></text:p>
      <text:p text:style-name="P746"/>
      <text:p text:style-name="P457">И всё. 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457">Она стала, типа, первокурсницей. Когда наш курс ездил в Киев на экскурсию для иностранных туристов, она тоже присоединилась.</text:p>
      <text:p text:style-name="P457">Гид в том автобусе говорил исключительно на английском:</text:p>
      <text:p text:style-name="P457">- Look to your left... Look to your right...</text:p>
      <text:p text:style-name="P457">В конце экскурсии он спросил:</text:p>
      <text:p text:style-name="P457">- Do you have any questions?</text:p>
      <text:p text:style-name="P457"><text:soft-page-break/>Я до того втянулся в роль интуриста, что задал вопрос:</text:p>
      <text:p text:style-name="P457">- Are you a Communist, Mr. Guide?</text:p>
      <text:p text:style-name="P457">Он малость не ожидал, но ответил:</text:p>
      <text:p text:style-name="P457">- I am a Candidate to the Communist Party Membership.</text:p>
      <text:p text:style-name="P457">- OK. I see Comrade Guide.</text:p>
      <text:p text:style-name="P457">Потом мы с Надькой сидели на скамье в скверике одной из улиц, что спускаются к Хрещатику.</text:p>
      <text:p text:style-name="P457">Светило солнце и плавали облачка. Мы с Надькой целовались долгими поцелуями.</text:p>
      <text:p text:style-name="P457">Рядом сидел печальный Игорь Рекун и бросал кусочки печенья разномастным голубям, что шумно толпились на асфальте у наших ног.</text:p>
      <text:p text:style-name="P458">Надеюсь Киев в тот день почувствовал, что он тоже хоть <text:span text:style-name="T582">и </text:span>маленький, но <text:span text:style-name="T582">тоже </text:span>Париж.</text:p>
      <text:p text:style-name="P458"/>
      <text:p text:style-name="P459">Почему меня так мучило сексотство? Я ведь никого не закладывал. Ка<text:span text:style-name="T583">гебист</text:span> даже вздыхал на мою <text:span text:style-name="T583">без</text:span>результативность. </text:p>
      <text:p text:style-name="P459">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583">шестёрка», даже если и не капает, всё равно «шестёрка».</text:span></text:p>
      <text:p text:style-name="P460">В то же время, оставалось чувство неловкости перед капитаном. Особенно после того, как я не уважил его зимой.</text:p>
      <text:p text:style-name="P460">Он попросил меня продать ему мой кожух, чтоб он в нём ходил на охоту.</text:p>
      <text:p text:style-name="P460">Короткий чёрный кожух из косматой овчины, отцовский ещё с Объекта. 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460">Продать кожух всё равно, что продать часть себя.</text:p>
      <text:p text:style-name="P460">Ему-то я всего этого не сказал, просто ответил, что не могу.</text:p>
      <text:p text:style-name="P460">Он не стал настаивать, а может просто проверял мою готовность продать самого себя.</text:p>
      <text:p text:style-name="P460">Зато в мае я его порадовал за всё.</text:p>
      <text:p text:style-name="P460">За все те пустые доносы, что я писал под его диктовку, мол, ничего особенного не замечено, чтобы накапливались бумажки с моим почерком за подписью «Павел» <text:span text:style-name="T584">и я ещё глубже насаживался б на крючок.</text:span></text:p>
      <text:p text:style-name="P460"/>
      <text:p text:style-name="P461">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461">Мы с Федей оторвались от игры в «дурака» на одеяле его койки, Остролуцкий сел на свою, и выслушали правила.</text:p>
      <text:p text:style-name="P461">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461">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461">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461">Заглянувший в комнату Саша Нестерук помахал своим чёрным шарфом и объявил анархию матерью порядка,</text:p>
      <text:p text:style-name="P461">Мы с Федей объявили себя махновцами, чтоб посылать всех, кто помешает нам и дальше играть в «дурака».</text:p>
      <text:p text:style-name="P461">Полтавчанин Яков, разумеется, стал представителем Украинской Центральной рады.</text:p>
      <text:p text:style-name="P461">Поржали и разошлись.</text:p>
      <text:p text:style-name="P461">Наутро никто и не вспоминал и не вспомнил бы, если б я в тот день на встрече с кагебистом не проболтался сдуру об игре в партии.</text:p>
      <text:p text:style-name="P462">Капитан оживился и вместо обычных двух строк вымотал из меня целую страницу фамилий <text:soft-page-break/>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462">И — понеслась!</text:p>
      <text:p text:style-name="P462">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462">Студенты с вытянувшимися лицами возвращались в общагу, пересказывали ход допросов, тревожно обсуждали возможный исход.</text:p>
      <text:p text:style-name="P462">При однопартийной системе можно запросто и не получить диплом после четырёх лет обучения.</text:p>
      <text:p text:style-name="P462">Через три недели состоялось общефакультетское собрание о том, что в нашей студенческой среде органы обнаружили нездоровые тенденции...</text:p>
      <text:p text:style-name="P462">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462">Потом начали выборочно вызывать игроков к большой доске аудитории.</text:p>
      <text:p text:style-name="P462">Липес сказал, что он заходил случайно на две минуты попросить чайник и не успел вникнуть что за игра там шла.</text:p>
      <text:p text:style-name="P462">Сергей Нестеренко из Киева с места в карьер врубил декламацию отрывка из пьесы Шекспира:</text:p>
      <text:p text:style-name="P462"><text:span text:style-name="T79"><text:tab/><text:tab/><text:tab/>Romans! Countrymen! Lend me your ears!</text:span>..</text:p>
      <text:p text:style-name="P462">Его призвали прекратить балаган и он вернулся на место.</text:p>
      <text:p text:style-name="P462">А Яков Демьянко даже рад был случаю строить логические силлогизмы на украинском языке <text:span text:style-name="T585">по поводу беспрецедентного прецедента</text:span>.</text:p>
      <text:p text:style-name="P463">Последним, как зачинщик, вышел Марк Новоселицкий и повинился, что не подумал насколько это плохая игра и обещал, что больше не будет.</text:p>
      <text:p text:style-name="P463">Собрание закончилось вынесением выговора всем из списка капитана и призывом блюсти честь советской молодёжи.</text:p>
      <text:p text:style-name="P463">По пути в общагу мне казалось, что все косятся на меня и перешёптываются за спиной.</text:p>
      <text:p text:style-name="P463">Саша Остролуцкий для снятия стресса от допросов в КГБ выпил бутылку водки не закусывая и ему стало плохо, но он успел выбежать в туалет.</text:p>
      <text:p text:style-name="P463">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463">Однако, капитан доказал начальству своей Конторы, что не даром получает зарплату.</text:p>
      <text:p text:style-name="P463">А я вот всё думаю, что не зря ко мне в кочегарку приходил Серый с разборкой за стукачество. Просто он перепутал время, предвосхитил события.</text:p>
      <text:p text:style-name="P464">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464">О, да! Деньги не серебром, сумма тоже не совпадает, но эти деньги жгли мне руки и я хотел поскорей приехать в Конотоп и обменять их на дурь.</text:p>
      <text:p text:style-name="P464">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Зачем я исковеркал себе жизнь?</text:p>
      <text:p text:style-name="P463"/>
      <text:p text:style-name="P463">Между Новым корпусом и общагой тянется довольно широкий ров для стока избытка воды из озера Графского парка в Остёр.</text:p>
      <text:p text:style-name="P465">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Она провисал где-то за метр от неподвижной воды заросшей тиной.</text:p>
      <text:p text:style-name="P465">- Перейду — спорим? - сказал я.</text:p>
      <text:p text:style-name="P465"><text:soft-page-break/>Надька закричала, что «нет, не надо!», а Игорёк сразу сказал:</text:p>
      <text:p text:style-name="P465">- Спорим!</text:p>
      <text:p text:style-name="P465">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465">- А-а!- заорал я и оглянулся. Игорёк помахал мне:</text:p>
      <text:p text:style-name="P465">-Ну, а теперь обратно!</text:p>
      <text:p text:style-name="P465">Ищи дурака! Я — Огольцов, но не настолько же.</text:p>
      <text:p text:style-name="P465">Зачем я вообще на неё полез?</text:p>
      <text:p text:style-name="P465">Подштопать мужское самолюбие.</text:p>
      <text:p text:style-name="P465">За день перед этим наш курс устроил пикник на берегу Остра, почти за городом. Там Надька вызвала меня соревноваться в плавании. Заплыв на сто метров вдоль реки.</text:p>
      <text:p text:style-name="P465">Она сразу ушла вперёд, а мне через двадцать метров дошло, что мой кандыбинский полукроль <text:s/>- фигня рядом с её мощным брассом. Что оставалось делать?</text:p>
      <text:p text:style-name="P465">Я вылез на берег и первым добежал к финишу, нарвав по пути цветы в траве для встречи победительницы.</text:p>
      <text:p text:style-name="P465">- Ты чемпионка, Надь!</text:p>
      <text:p text:style-name="P814"/>
      <text:p text:style-name="P465">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466">Я удивился, ведь его там не было, но Федя сказал, что весь англофак уже знает.</text:p>
      <text:p text:style-name="P815"><text:span text:style-name="T134">Мы выпили, </text:span><text:span text:style-name="T135">Федя начал жаловаться на проректора Будовского, который испортил ему всю зачётку — за четыре года обучения там стоят одни лишь тройки, а <text:s text:c="2"/>гад Будовский взял и четвёрку поставил, хоть Федя и просил его не делать этого.</text:span></text:p>
      <text:p text:style-name="P816"><text:span text:style-name="T135">П</text:span><text:span text:style-name="T134">о этому поводу Яков поделился философской поговоркой «плыв, плыв, а перед берегом втопывся».</text:span></text:p>
      <text:p text:style-name="P816">Мы<text:span text:style-name="T136"> снова выпили и, вдохновившись ярким тёплым днём, я сказал, что канатоходство — ерунда и мне по силам взобраться даже на вон тот вяз.</text:span></text:p>
      <text:p text:style-name="P815"><text:span text:style-name="T134">Его широкий неохватный </text:span><text:span text:style-name="T137">ствол раздваивался метрах в восьми над землёй.</text:span></text:p>
      <text:p text:style-name="P467">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467">Я малость смухлевал — позади вяза росло тонкое дерево, откуда можно перебраться в развилку вяза — поднялся на условленную высоту и благополучно возвратился на родную землю.</text:p>
      <text:p text:style-name="P467">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817"><text:span text:style-name="T134">Когда мы </text:span><text:span text:style-name="T138">допили и по</text:span><text:span text:style-name="T134">шли обратно в общагу, я показал им трубу надо рвом — вот она, канатоходная.</text:span></text:p>
      <text:p text:style-name="P467">У Яши взыграло ретивое и он сказал, что тут и переходить-то нечего и он запросто это докажет за две «довгих». Только пусть я подержу его штаны.</text:p>
      <text:p text:style-name="P467">Чего не сделаешь для старшего товарища по факультету, наставнику в преферанс и в затяжного «дурака»?</text:p>
      <text:p text:style-name="P467">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467">Он не знал насколько коварна эта труба над серединой рва.</text:p>
      <text:p text:style-name="P467">Вобщем, там оказалось не так уж и глубоко.</text:p>
      <text:p text:style-name="P468">Когда он выбрался обратно на берег, к цветовой гамме облепившей его торс рубахи добавилась зелень тины.</text:p>
      <text:p text:style-name="P468">Терять ему уже было нечего и он пошёл во второй раз с таким же успехом, как и в первый.</text:p>
      <text:p text:style-name="P468">Я начал ржать и Федя, для поддержания чести четвёртого курса, отдал мне свои штаны и <text:soft-page-break/>тоже пошёл по шаткой железяке.</text:p>
      <text:p text:style-name="P468">После приводнения ему хватило ума вылезти на тот берег.</text:p>
      <text:p text:style-name="P468">Чёрт побери! Как я угорал с их штанами в руках!</text:p>
      <text:p text:style-name="P468">Хорошо хоть общага рядом, а там четверокурсник без штанов не такая уж и редкость, подумаешь что мокрый.</text:p>
      <text:p text:style-name="P818"/>
      <text:p text:style-name="P468">Но смеялся я, похоже, не к добру.</text:p>
      <text:p text:style-name="P468">Приехав домой в Конотоп, я узнал, что Ольга пропала. Вчера ушла на работу и больше её не видели.</text:p>
      <text:p text:style-name="P468">Моя мать ходила к её тётке, но и та ничего не знает.</text:p>
      <text:p text:style-name="P468">По настоянию матери я поужинал и отправился к тёте Нине в надежде на более свежие новости. Та опечаленно качала головой, ничего.</text:p>
      <text:p text:style-name="P468">Тогда я пошёл на кирпичный завод. Уже давно стемнело и в цеху основного корпуса горел жёлтый свет.</text:p>
      <text:p text:style-name="P468">Оказывается, на конотопском кирпичном печь не кольцевая, а с вагонками, туда-сюда.</text:p>
      <text:p text:style-name="P468">В цеху я встретил одного мужика и спросил где Ольга.</text:p>
      <text:p text:style-name="P468">- А где ей быть? Таскается в городе,- со злостью ответил он.</text:p>
      <text:p text:style-name="P468">Я узнал его — тот самый с кем она меня знакомила возле первого магазина. А он меня? Не знаю.</text:p>
      <text:p text:style-name="P468">Я вышел в ночь на территории завода. Таскается. Но, может, ещё придёт на третью смену? Мне всё равно идти некуда.</text:p>
      <text:p text:style-name="P468">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468">Так я и сидел там, посреди ночи, думая мысли, которые лучше не начинать думать, а если уж начал, то лучше не додумывать до конца.</text:p>
      <text:p text:style-name="P468">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468">Вот только что?</text:p>
      <text:p text:style-name="P818"><text:span text:style-name="T134">Распахнулся прямоугольник жёлтого света, из двери цеха вышел мужик и захлопнул свет темнотой. </text:span><text:span text:style-name="T135">Опять открыл, зашёл и — снова темно. Выходил помочиться.</text:span></text:p>
      <text:p text:style-name="P469">Мне тут делать нечего. Пойду домой.</text:p>
      <text:p text:style-name="P469">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469">Я не стал ждать дальнейшего развития событий и уехал в Нежин. Главное — жива-здорова, а у меня завтра утром экзамен.</text:p>
      <text:p text:style-name="P469">Люпус поставил мне четвёрку.</text:p>
      <text:p text:style-name="P469">Перед дверью в аудиторию, где шёл экзамен, я зычным голосом взревел:</text:p>
      <text:p text:style-name="P806"><text:span text:style-name="T139"><text:s text:c="2"/><text:tab/><text:tab/><text:tab/></text:span><text:span text:style-name="T140">Gaudeamus igitur</text:span><text:span text:style-name="T141">..</text:span><text:span text:style-name="T133">.</text:span></text:p>
      <text:p text:style-name="P806"><text:span text:style-name="T133">Пропажа и заочное появление жены не там, где хотелось бы, меня примяли, но главное начать, а дальше оно само пойдёт</text:span><text:span text:style-name="T215"><text:line-break/></text:span><text:span text:style-name="T219"><text:tab/><text:tab/><text:tab/></text:span><text:span text:style-name="T140">Juvenes dum sumus!.</text:span><text:span text:style-name="T132">.</text:span></text:p>
      <text:p text:style-name="P411">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Прощай, латынь.</text:p>
      <text:p text:style-name="P818"/>
      <text:p text:style-name="P470">После экзамена я вернулся в Конотоп и мать мне рассказала, что утром приходила Ольга. Та не заметила, что мать в спальне, и сразу бросилась в комнату, к зеркалу в шифоньере.</text:p>
      <text:p text:style-name="P470">Блузку расстегнула и стала рассматривать пятна на груди.</text:p>
      <text:p text:style-name="P470"><text:span text:style-name="T586">Клеймо владельца. </text:span>Каждому — своё; кому иероглифы на запястье, кому ожерелье из засосов на грудь.</text:p>
      <text:p text:style-name="P470">- Накричала на неё, чтоб убиралась где была. Она собрала одежду и ушла. Что теперь будет?</text:p>
      <text:p text:style-name="P470">Я пожал плечами:</text:p>
      <text:p text:style-name="P470"><text:soft-page-break/>- Что теперь может быть?</text:p>
      <text:p text:style-name="P470">- <text:s/>Ленку я ей не отдам,- сказала моя мать.</text:p>
      <text:p text:style-name="P470">Всё это было очень тягостно.</text:p>
      <text:p text:style-name="P470">Ольга пришла на следующее утро, но уже в водолазке. Сказала, что ночует у тёти Нины, потому что моя мать её выгнала.</text:p>
      <text:p text:style-name="P470">Начала вешать мне лапшу про отдых на Сейму со Светкой в домике знакомых дяди Коли.</text:p>
      <text:p text:style-name="P470">Я попросил её не напрягаться, <text:span text:style-name="T587">всё равно мы разводимся.</text:span></text:p>
      <text:p text:style-name="P470">- <text:span text:style-name="T587">А Леночка?</text:span></text:p>
      <text:p text:style-name="P470">- <text:span text:style-name="T587">Останется здесь.</text:span></text:p>
      <text:p text:style-name="P471">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471"/>
      <text:p text:style-name="P471">В жизни всегда есть выбор.</text:p>
      <text:p text:style-name="P471">Можно копать землю, а можно и не копать.</text:p>
      <text:p text:style-name="P471">Подав на развод, признаёшь себя рогоносцем, принимающим ответные меры в рамках текущих правил общественной морали.</text:p>
      <text:p text:style-name="P471">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471">Маленький нюанс в том, что <text:s text:c="2"/>истинный ахулинамист не замечает никакой дилеммы — он так и живёт в своё удовольствие. </text:p>
      <text:p text:style-name="P471">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471">Выбор всегда трагедия — выбирая одно, утрачиваешь другое.</text:p>
      <text:p text:style-name="P471">Не люблю выбирать, предоставляю трагедию другим — судьбе, или случаю.</text:p>
      <text:p text:style-name="P471">Но в тот момент я вместо монетки использовал Ольгу и сказал ей, что всё будет забыто, мы начнём с чистого листа, <text:span text:style-name="T588">если она до конца дня достанет мне дури на один косяк.</text:span></text:p>
      <text:p text:style-name="P472">Она ушла и вернулась под вечер усталая, сказала, что обошла весь город, но ни у кого не нашлось. Перст судьбы. <text:span text:style-name="T763">Жестокий случай.</text:span></text:p>
      <text:p text:style-name="P472"><text:span text:style-name="T79"><text:tab/><text:tab/><text:tab/>Alea jacta est!.</text:span>.</text:p>
      <text:p text:style-name="P472"/>
      <text:p text:style-name="P492">Если бы Ольга достала косяк, мне, как благородному человеку, оставалось бы только сдержать данное слово. Нам пришлось бы жить дальше <text:span text:style-name="T764">и теперь это письмо тебе писал бы кто-нибудь другой. 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span></text:p>
      <text:p text:style-name="P493">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Сам виноват глядел бы лучше на что наступаешь в мезозойском прошлом.</text:p>
      <text:p text:style-name="P494">Всего один косяк вернул бы мне семейную идиллию с идеальной женщиной. Она ведь не торговала собой, не обменивалась на деньги, или другие какие-то выгоды и мне изменяла ради личного удовольствия. Натуральный обмен утехами; ты — мне, я — тебе. </text:p>
      <text:p text:style-name="P494">То, что она менялась с кем-то там ещё не умаляло моего наслажденья ею. Зачем же я <text:span text:style-name="T766">так тупо отказался от того что хотел и получал? Устои общества не оставляли мне другого выбора как влиться в толпу тупорылых бурсаков...</text:span></text:p>
      <text:p text:style-name="P472"/>
      <text:p text:style-name="P473">Она сделала мне отличный минет <text:span text:style-name="T766">на прощанье </text:span>и попросила прийти назавтра к тёте Нине для чего-то важного.</text:p>
      <text:p text:style-name="P472">Так, <text:span text:style-name="T764">по воле жестокого случая</text:span>, я стал рогоносцем.</text:p>
      <text:p text:style-name="P472"><text:soft-page-break/></text:p>
      <text:p text:style-name="P474">Долгое время я всё не мог понять за что так не люблю Лермонтова; теперь знаю — за его ложь.</text:p>
      <text:p text:style-name="P474">Лермонтов лгал с первого же шага, со стихотворения на смерть Пушкина.</text:p>
      <text:p text:style-name="P474"><text:span text:style-name="T79"><text:tab/><text:tab/><text:tab/>...с свинцом в груди... поникнув... головой..</text:span>.</text:p>
      <text:p text:style-name="P474">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474">Но следующей лжи я уж никак не могу простить.</text:p>
      <text:p text:style-name="P474"><text:span text:style-name="T79"><text:tab/><text:tab/><text:tab/>...восстал он против мнений света..</text:span>.</text:p>
      <text:p text:style-name="P474">Голубчик, Лермонтуша! Не восставал он, а именно что в точности исполнил предписания света на подобный случай. <text:span text:style-name="T589">Неукоснительно, с рабской верноподданностью исполнил.</text:span></text:p>
      <text:p text:style-name="P475">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475">Любимым ищешь оправданья.</text:p>
      <text:p text:style-name="P475">Вдруг он не тупо подчинился диктату обычаев и нравов, а наоборот — с умыслом использовал их в личных целях?</text:p>
      <text:p text:style-name="P475">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475">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p>
      <text:p text:style-name="P475"/>
      <text:p text:style-name="P472">На следующий день, на хате у тёти Нины, та повторила уже слышанное мною от Ольги, насчёт нашей новой совместной жизни. Потом она ушла на работу во вторую смену.</text:p>
      <text:p text:style-name="P472">Мы с Ольгой выпили по стакану самогона и целый час терзали друг друга в гостиной и на кухне.</text:p>
      <text:p text:style-name="P472">Когда мы оделись, Ольга спросила — что же дальше?</text:p>
      <text:p text:style-name="P472">Я ответил, что вопрос решён и, увы, не мною.</text:p>
      <text:p text:style-name="P472">Она заплакала и сказала, что знает что теперь ей и начала глотать какие-то таблетки. Две я сумел отнять, но их было больше.</text:p>
      <text:p text:style-name="P472">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472">Наверное, их не каждый день вызывают по поводу таблеток, но машина «скорой помощи» обогнала меня на обратном пути.</text:p>
      <text:p text:style-name="P472">В хате тёти Нины Ольга вяло, но самостоятельно сидела на табурете посреди кухни и нехотя отвечала врачу и медсестры в белых халатах. В руках у неё была большая кружка, а на полу возле ног — таз, куда делала промывание желудка.</text:p>
      <text:p text:style-name="P476">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476">Через два дня мне сказали, что Ольгу видели на Вокзале, когда она садилась на московский поезд с каким-то чернявым парнем.</text:p>
      <text:p text:style-name="P476">Скорее всего — тот самый, которому она изменяла со мной два дня назад.</text:p>
      <text:p text:style-name="P476"/>
      <text:p text:style-name="P476">В конце месяца я поехал в Нежин на выпускной вечер четвёртого курса, потому что обещал Надьке.</text:p>
      <text:p text:style-name="P476">Он проходил в Зале торжеств на первом этаже столовой.</text:p>
      <text:p text:style-name="P476">Надька была самой красивой, в длинном платье из лёгкого шифона, как у невест на свадьбе, только розовом.</text:p>
      <text:p text:style-name="P476">Под конец все пошли на берег Остра за общагу и устроили костёр из общих тетрадей с конспектами лекций, которые писали четыре года.</text:p>
      <text:p text:style-name="P476"><text:soft-page-break/>Светила полная луна, костёр бесцельно горел языками <text:span text:style-name="T590">националистически </text:span>жёлто-синего пламени.</text:p>
      <text:p text:style-name="P476">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477">Он был карликом — всем по пояс, но говорили, что очень умный.</text:p>
      <text:p text:style-name="P477">Одна из выпускниц, самая некрасивая и, по с<text:span text:style-name="T591">плетня</text:span>м, тупая и грубая, согласилась выйти за него замуж, чтобы не ехать по распределению работать в селе. Сама она тоже была из села, так что знала от чего отказывается, делая такой выбор.</text:p>
      <text:p text:style-name="P474">Для нашей прощальной брачной ночи с Надькой мы поднялись в её комнату, где даже были занавесочки на окнах.</text:p>
      <text:p text:style-name="P474">Мы прощались, засыпали и просыпались, и снова прощались; и брассом, и кролем на спине, и вольным стилем.</text:p>
      <text:p text:style-name="P474">Когда белесый свет утра залил комнату поверх занавесок <text:span text:style-name="T592">и </text:span>она потянулась за первым в своей жизни минетом, <text:s/>я устало отстранился. Пускай её будущему мужу хоть в чём-то достанется быть первым.</text:p>
      <text:p text:style-name="P474">Всем нам — рогатикам — нужно по братски делиться друг с другом.</text:p>
      <text:p text:style-name="P474"/>
      <text:p text:style-name="P478">Мужику делать нечего, так он работу себе находит.</text:p>
      <text:p text:style-name="P478">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478">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478">Для заполнения своего культурного досуга я отправлялся к Ляльке.</text:p>
      <text:p text:style-name="P478">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478">Отец его по молодости блатовал, а под старость стал идейным вдохновителем следующих поколений блатняков.</text:p>
      <text:p text:style-name="P478">Возвращаясь с зоны, они с умилением вспоминали, как Лялькин стар<text:span text:style-name="T392">ы́</text:span>й приходил на заседание их суда в пиджаке поверх одной майки, давал напутственные наставления и там держать хвост пистолетом, пререкался с судьёй и принудительно покидал зал.</text:p>
      <text:p text:style-name="P478">Его я не застал.</text:p>
      <text:p text:style-name="P478">Зато его тёща, Лялькина бабка, всё ещё жила затворницей в спальне с видом на рубероид крыши «Снежинки» вместе с дряхлой, но злой болонкой Бэбой.</text:p>
      <text:p text:style-name="P495">Лялька сменил своего пахана насчёт моральной поддержки подзалетевшим хлопцам. 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495"/>
      <text:p text:style-name="P478">Балкон гостиной выходил в широкий <text:span text:style-name="T783">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478">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478">Рубашечки, джинсы Ляльки всегда подогнаны были тип-то<text:span text:style-name="T783">п</text:span>.</text:p>
      <text:p text:style-name="P478">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478">На том балконе мы с ним слушали Чеслава Немана, Слейда, АС/ДС.</text:p>
      <text:p text:style-name="P478">Когда в дверь звонили, Лялька выходил в прихожую и вёл посетителя на кухню — он по мелочам толкал шмотки.</text:p>
      <text:p text:style-name="P479">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text:soft-page-break/>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хард-рок — Эроу-Смит, или Блэк Шабаш. Эти доморощенные натур-философы понятий справедливости больше одной песни не выдерживали и покидали застеленный ковром диван.</text:p>
      <text:p text:style-name="P479">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479">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479">Короче, я нужен был ему как оазис среди всех этих поборников справедливости.</text:p>
      <text:p text:style-name="P479">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479">В Лунатике на танцах он встречался со своей девушкой Валентиной, <text:span text:style-name="T593">у которой были прекрасные испанские глаза, как сказал один резак в виде комплимента:</text:span></text:p>
      <text:p text:style-name="P479">- <text:span text:style-name="T593">Вот взял бы вырезал и — на стенку.</text:span></text:p>
      <text:p text:style-name="P480">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480">В аллее парка он остановил нас, попросил у неё извинения и разрешения переговорить со мной. Она пошла дальше в неспешной толпе текущей к выходу из парка, а мы отодвинулись к подстриженным кустам, чтоб не мешать движению.</text:p>
      <text:p text:style-name="P480">Я различал, что Квэк бухой, не до отруба, но не слабо. </text:p>
      <text:p text:style-name="P480">Он облокотился на меня лбом и, на всякий, подпёршись взглядом в землю, сказал:</text:p>
      <text:p text:style-name="P480">- Сергей, я был с Ольгой.</text:p>
      <text:p text:style-name="P480">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480">Во-первых, под бухаловом такие тонкости он не догонит, а во-вторых, мне надо догонять Веру Яценко.</text:p>
      <text:p text:style-name="P480">Я проводил её в один из двухэтажных домов на проспекте Мира и, когда мы стояли в тёмном дворе, туда нарисовался Квэк <text:span text:style-name="T586">и попёр вперёд с неуместными восклицаниями</text:span>.</text:p>
      <text:p text:style-name="P481">Я сделал пару шагов ему навстречу и нанёс удар в голову. Он свалился и заорал:</text:p>
      <text:p text:style-name="P481">- Так вот как вы встречаете? Подготовились?!</text:p>
      <text:p text:style-name="P481">Наверное и впрямь у пьяных есть свой ангел-хранитель, но тем превентивным ударом я выбил себе палец на руке и больше бить не мог.</text:p>
      <text:p text:style-name="P481">Когда он поднялся, поединок перешёл в борцовское единоборство. </text:p>
      <text:p text:style-name="P481">Мы покатались по земле, а когда Вера Яценко пригрозила позвать брата, или папу, мы покинули двор.</text:p>
      <text:p text:style-name="P481">Идя в одном и том же направлении мы постепенно разговорились, обсудили детали минувшей схватки и неоспоримые достоинства Веры. Вопрос Ольги не затрагивался.</text:p>
      <text:p text:style-name="P481">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span text:style-name="T594">Шлак хорош от осенней грязи, но как татáми он на втором месте после гаревой дорожки.</text:span></text:p>
      <text:p text:style-name="P481">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481">Н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481">Иногда мне кажется, что единственное место, где он ещё существует, это мои воспоминания о нём.</text:p>
      <text:p text:style-name="P481"/>
      <text:p text:style-name="P482">Вскоре меня вызвали в отделение милиции рядом с Пятым магазином отчитаться в попытке <text:soft-page-break/>самоубийства Ольги, про которую им сообщила «скорая помощь».</text:p>
      <text:p text:style-name="P482">Я доказал, что соучастником не был и меня отпустили.</text:p>
      <text:p text:style-name="P482">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482">Я попросил Владю помочь и мы потащили тот тюк вдоль путей на Вокзал для сдачи в багажное отделение.</text:p>
      <text:p text:style-name="P482">Мы тащили его продев никелированную трубу от оконного карниза под верёвку, которой он был обвязан. Тем же способом, как доисторические охотники, или дикари-аборигены носят забитую дичь. <text:span text:style-name="T595">Только мы несли в обратном направлении — прочь; потому что это была не добыча, а утрата.</text:span></text:p>
      <text:p text:style-name="P483">В отделении я написал на полотне феодосийский адрес и получил квитанцию с указанием веса.</text:p>
      <text:p text:style-name="P483">Когда мы вышли оттуда, Владя явно хотел мне что-то сказать, но сдержался. Я всегда знал, что он тактичнее Квэка.</text:p>
      <text:p text:style-name="P483">Есть мысли, которые лучше не начинать...</text:p>
      <text:p text:style-name="P483">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483"/>
      <text:p text:style-name="P483">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483">Второкурсники и третьекурсники всех факультетов, как всегда, закричали «ура!»</text:p>
      <text:p text:style-name="P483">На следующий день пара больших автобусов повезли второкурсников по московской трассе до райцентра Борзны, а оттуда <text:span text:style-name="T596">по ухабистой дороге в село Большевик, но последний километр одолеть не смогли — грязь оказалась слишком глубокой.</text:span></text:p>
      <text:p text:style-name="P484">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484">Многие тащили «торбы» <text:s/>— <text:s/>матерчатые сумки с продуктами питания взятыми с собою из дому. </text:p>
      <text:p text:style-name="P484">Моя ноша <text:s/>полегче — гитара, положенная гладкой стороной грифа на плечо, да курево в карманах, <text:span text:style-name="T597">поэтому прогулка была бы в кайф, если б не промокали кеды</text:span>. </text:p>
      <text:p text:style-name="P485">Впереди меня красный свитер, синие джинсы, чёрные сапоги и белая косынка-козырёк тащат свою «торбу».</text:p>
      <text:p text:style-name="P485">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484">- <text:span text:style-name="T597">Девушка, у вас сапоги сорок пятого размера?</text:span></text:p>
      <text:p text:style-name="P485">Надменный взгляд через плечо:</text:p>
      <text:p text:style-name="P485">- Сорок шестого.</text:p>
      <text:p text:style-name="P485">Каков привет, таков ответ. Подъехал, конечно, не ахти как, но хорошо хоть ответила.</text:p>
      <text:p text:style-name="P485">Обгоняя её, я оглянулся улыбнуться неприступно недовольному лицу и пошёл дальше. У меня нет привычки подмигивать девушкам, хоть, говорят, они это любят.</text:p>
      <text:p text:style-name="P485">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485">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485">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485">Четырёхкоечные комнаты в двух деревянных двухэтажных зданиях <text:span text:style-name="T598">предоставлены </text:span><text:soft-page-break/><text:span text:style-name="T598">студенткам, а студентам отвéден большой зал на втором этаже клуба, тоже деревянного.</text:span></text:p>
      <text:p text:style-name="P486">Каждому выдали матрас с подушкой и солдатским одеялом и комплект постельного белья.</text:p>
      <text:p text:style-name="P486">Поднявшись с этой скаткой поднялся в клуб, я поразился простоте дизайна общей спальни. Невысокий сплошной настил из дощатых щитов представлял собой знакомые мне нары — типа, схлопотал месяц «губы».</text:p>
      <text:p text:style-name="P486">Тридцать, или около того, матрасов расстелены поверх щитов вплотную друг к другу; для отдыха на них надо вползать с конца на четвереньках.</text:p>
      <text:p text:style-name="P486">К счастью, <text:s/>недалеко от входа стоял высокий биллиардный стол с изношенным зелёным сукном.</text:p>
      <text:p text:style-name="P486">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486">Так что спал я в четырёх метрах от общих нар, на полметра выше обще массы и без храпящих под ухом соседей.</text:p>
      <text:p text:style-name="P486">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486">Питание в столовой было трёхрáзовым, <text:span text:style-name="T599">студенты воротили от него нос, но я их не понимал — хавка, как хавка.</text:span></text:p>
      <text:p text:style-name="P487">На следующее утро мы вышли на уборку хмеля.</text:p>
      <text:p text:style-name="P487">Он рос рядами трёхметровых сплетений стеблей доросших до проволок над полем. Сплетение нужно сдёрнуть наземь и обобрать с него светло-зелёные мягкие шишечки, гроздьями растущие на стеблях среди тёмно-зелёной листвы.</text:p>
      <text:p text:style-name="P487">Когда шишечки наполнят неглубокую плетёную корзину с двумя ручками, как у банной шайки, их надо отнести в ящик на весах. Преподаватель-весовщик запишет в тетрадку твои килограммы, потому что труд этот будет оплачен, после вычетов за питание и постель.</text:p>
      <text:p text:style-name="P487">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487">Конечно, оставались ещё такие стимулы как поле, звенящее задорными голосами молодёжи, и разнообразные, но все привлекательные, формы студенток, но мои привыкшие к лому и струнам пальцы наотрез отказывались принимать участие в этом по китайски усидчивом крестьянском труде.</text:p>
      <text:p text:style-name="P487">Мой первый день работы на плантации хмеля стал также и последним.</text:p>
      <text:p text:style-name="P487">В дальнейшем я исполнял разные работы: <text:span text:style-name="T600">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488">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488">Скорее всего, за те три дня на ферме, где я пилил и прибивал горбыли поверх навозной жижи. Один раз от сильного удара молотком в щель между неровных досок грязь цвиркнула прямо мне в лицо.</text:p>
      <text:p text:style-name="P488">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488">Но основным занятием на ферме была игра в «дурака» с мужиками. 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488"/>
      <text:p text:style-name="P488">Сейчас эпоха поменялась и такие же карты, но в цвете, продаются в привокзальных киосках.</text:p>
      <text:p text:style-name="P488"/>
      <text:p text:style-name="P488"><text:soft-page-break/>Один из работавших в сушилке студентов, рыжий Григорий с биофака, тоже играл со мной в «дурака» после работы. Ему очень хотелось выиграть. Азартный малый даже поменял колоду карт на обычные, но школа Якова Демьянко приносила свои плоды и к концу месяца он проиграл мне бутылок двадцать пять — ящик водки. Впрочем, памятуя детдомовскую мудрость Саши Остролуцкого, что синица в руке лучше жура<text:span text:style-name="T601">в</text:span>ля в небе, <text:s/><text:span text:style-name="T601">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 не видел</text:span></text:p>
      <text:p text:style-name="P489">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489">Мы пленника мнения о нас. <text:span text:style-name="T602">Если мне скажут, что кто-то стал алкашом оттого, что noblesse oblige — я поверю.</text:span></text:p>
      <text:p text:style-name="P489">Например, один филфаковский студент и пара-другая студенток забрели на ферму. Там стоял бык в стойле, прикованный железной цепью. Парень подбросил быку клок сена от коровы из соседнего стойла. Бык, унюхав коровий дух, начал яриться, реветь и возбуждаться.</text:p>
      <text:p text:style-name="P489">Я всего лишь проходил мимо — и всё!</text:p>
      <text:p text:style-name="P489">В вечерней сводке новостей в столовой обсуждают как Огольцов водил девушек филфака на экскурсию — показывал бычий член.</text:p>
      <text:p text:style-name="P489">«Имидж» <text:s/>— <text:s/>страшная сила и никому не докажешь, что, при моём трепетном отношении к девушкам, я им даже и не подмигиваю.</text:p>
      <text:p text:style-name="P489"/>
      <text:p text:style-name="P489">Ознакомившись с Большевистскими условиями <text:s/>труда и быта, я, для начала, уехал в Конотоп.</text:p>
      <text:p text:style-name="P489">Во-первых, сменить промокшие кеды, и потом, в Конотопе меня тоже ждала страда уборки урожая.</text:p>
      <text:p text:style-name="P489">Ещё в августе мы с Лялькой совершили пару краеведческих обходов уголков города не лежащих на его основных магистралях. <text:span text:style-name="T603">В тихих, немноголюдных улочках провели мы учёт небольших, но пышных плантаций конопли, приветливо колыхавшей нам из-за заборов мягкими аврисами ветвей с вызревающими головками.</text:span></text:p>
      <text:p text:style-name="P490">Гидом был он, а я экскурсантом, восхищённым трудолюбием конотопчан, заботливо возделывающих свои приусадебные участки.</text:p>
      <text:p text:style-name="P490">Пришла пора помочь им в сборе урожая.</text:p>
      <text:p text:style-name="P490">Конечно, не везде дожидались моей бескорыстной шефской помощи, но нашлись и несжатые нивки.</text:p>
      <text:p text:style-name="P490">Я был благородный грабитель, с понятиями о справедливости, не уносил больше двух деревцев с одной плантации; да и этих попробуй допри.</text:p>
      <text:p text:style-name="P490">Куда?</text:p>
      <text:p text:style-name="P490">В ближайший закоулок поглуше для хищнической переработки. </text:p>
      <text:p text:style-name="P490">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490">Элементарная безграмотность и больше ничего.</text:p>
      <text:p text:style-name="P490">После трудовых ночных бдений в Конотопе, мне уже было с чем окунуться в трудовые будни Большевика.</text:p>
      <text:p text:style-name="P490">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490">Они объявили о своём желании поиграть в биллиард.</text:p>
      <text:p text:style-name="P490">Из любопытства — как можно играть такими шарами? <text:s/>— <text:s/>я свернул свой матрас и переложил его на стул под стенкой.</text:p>
      <text:p text:style-name="P490">Да, никак не можно. Мало того, что выщербленные шары движутся вприпрыжку, так ещё сама припрыжка выбирает куда ей прыгать. <text:span text:style-name="T604">Полная хаотичность исключает всякое эстетическое удовольствие от этой строго выверенной игры.</text:span></text:p>
      <text:p text:style-name="P491">Когда им тоже это дошло, они представились как два брата из соседнего села. Особого ажиотажа среди сидящих на нарах студентов это не вызвало и братья покинули спальню.</text:p>
      <text:p text:style-name="P491"><text:soft-page-break/>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Яве».</text:p>
      <text:p text:style-name="P491">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491">Родители Стёпы обрадовались такому нечаянному совпадению и накрыли стол для боевых сослуживцев.</text:p>
      <text:p text:style-name="P491">После второго стакана, вжившись в роль, я спросил Стёпу — помнит ли он немку <text:s/>Эльзу, блондинку-официантку из гаштета за углом?</text:p>
      <text:p text:style-name="P491">Стёпа опешил и начал внимательно ко мне приглядываться — вдруг мы и впрямь спали в соседних кубриках?</text:p>
      <text:p text:style-name="P491">День спустя мы со Стёпой пошли наносить визиты девушкам-студенткам, вернувшимся после ужина по своим комнатам.</text:p>
      <text:p text:style-name="P491">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491">Её занимали филфаковки Оля, <text:span text:style-name="T605">Аня</text:span>, Вера и Ира, с которыми мне очень приятно было познакомиться. Ну, а им ничего другого тоже не оставалось — без танцплощадок, кинотеатров и даже телевизора поблизости.</text:p>
      <text:p text:style-name="P453">Оля, невысокая задорная девушка в короткой стрижке волнистых жёлтых волос, спросила: где же моя визитная карточка — гитара?</text:p>
      <text:p text:style-name="P453">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 разговор, в котором не важно о чем, а лишь бы слушать голос и прослеживать смену выражений лица и движение глаз.</text:p>
      <text:p text:style-name="P453">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453">Я увидел бескрайне чёрную украинскую ночь; она обступала со всех сторон и где-то по краям своим уже гудела осенними холодами. Единственным светлым пятном, не считая фонаря, было это лицо напротив, уже улыбающееся, и от него расходились тонкие частые лучики, как бывает, если прижмурился не до конца. <text:s/>Но я совсем не жмурился, а <text:span text:style-name="T795">просто</text:span> изумлялся до чего красиво оно, это непривычное к улыбками лицо. <text:span text:style-name="T795">Словно круг света в обступившей нас тьме. Спасательный круг, что поможет выстоять в бурях предсказанных <text:s/>гулом на дальнем горизонте и свистом холодных ветров.</text:span></text:p>
      <text:p text:style-name="P496">Таких возвышенных выражений у меня, конечно, и в мыслях не было, я просто смотрел на её лицо и всё сильней и сильней влюблялся.</text:p>
      <text:p text:style-name="P453"/>
      <text:p text:style-name="P453">На следующий день её не оказалось в столовой на обеде. Вера сказала, что Ира сегодня дежурная — убирает комнату.</text:p>
      <text:p text:style-name="P453">Когда я подошёл к зданию обветшалого общежития, она вышла на крылечко со шваброй в руках, в коротком халатике.</text:p>
      <text:p text:style-name="P453">Наиболее широко распространённый способ оценки женской красоты и привлекательности это — замер объёмов.</text:p>
      <text:p text:style-name="P453">Знатоки и ценители начинают прикидывать каков объём груди, бёдер. Гурманы учитывают охват талии...</text:p>
      <text:p text:style-name="P453">Абсолютное дилетантство. Но что возьмёшь со всех этих разновозрастных недорослей-придурков?</text:p>
      <text:p text:style-name="P453">Самая пленительная часть женщины, которой она покорит тебя сразу и навсегда — это её коленки.</text:p>
      <text:p text:style-name="P453">Если при взгляде на них у тебя теплеет на сердце, расправляются плечи, углубляется <text:soft-page-break/>дыхание; знай — это она, ничего красивее уже не будет.</text:p>
      <text:p text:style-name="P453">Если же такого не случится, ищи дальше — авось повезёт.</text:p>
      <text:p text:style-name="P453">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606">самые </text:span>коленки.</text:p>
      <text:p text:style-name="P453">Ты, конечно же, уже догадалась, что это была твоя мать.</text:p>
      <text:p text:style-name="P414"/>
      <text:p text:style-name="P414">Таким образом, до твоего рождения оставалось ещё три года. Срок вполне достаточный для того, чтоб скончались , как минимум, две любви, если верить выкладкам Зигмунда Фрейда.</text:p>
      <text:p text:style-name="P414">Такое вот посягательство на святость догмы. Разумеется, подобный выпад легко парировать приёмом «терц» <text:s/>— мол, не бывает правил без исключений.</text:p>
      <text:p text:style-name="P414">Смотря для кого. </text:p>
      <text:p text:style-name="P414">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414">Так что причислить старину Зигги к твердолобым упрямцам-учёным не получается. Ему нужно поменять лигу. Послать в ряды таких прославленный корифеев, как Шарль Перро, Ганс Христиан Андерсен <text:span text:style-name="T553">и так далее, вплоть до безымянных творцов Тысячи и одной ночи.</text:span></text:p>
      <text:p text:style-name="P415">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415">Возможно ли такое? Ведь сколько уже поколений были зачаты и, в свою очередь, зачали с благословения его психоанализа! 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415">Неоспоримая истина; именно нетерпимость к пустоте и произвела все эти библии-кораны-веды-илиады и веру в домовых.</text:p>
      <text:p text:style-name="P415">И, послушные наивной мудрости природы, <text:span text:style-name="T554">кончаем разливаться мыслию по древу и приступаем к заполнению трёх лет, пока ты соизволишь появиться на свет.</text:span></text:p>
      <text:p text:style-name="P415"/>
      <text:p text:style-name="P416">В комнате девушек мы уже со всем определились, то есть всем уже стало ясно к кому я прихожу.</text:p>
      <text:p text:style-name="P416">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416">Страховка не помешает, когда твоей девушке сообщают: «так он же женатый!»</text:p>
      <text:p text:style-name="P416">Я не отрицал, что имею такой факт в биографии, но он уже позади. И она поверила даже не проверив паспорт!</text:p>
      <text:p text:style-name="P416">В тот вечер в комнату зашла ещё и молоденькая преподавательница с филфака, наверное, проверить — что тут вообще творится.</text:p>
      <text:p text:style-name="P416">Кроме меня тут объявился ещё один влюблённый — чех Ян.</text:p>
      <text:p text:style-name="P416">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416">Чехи и пиво — близнецы-братья.</text:p>
      <text:p text:style-name="P416">Жена Яна осталась с детьми в Чехии, он по ней скучал и, от тоски, влюбился в Олю. Начал вечерами приходить, о чём-то ей говорить, но о чём — непонятно, потому что по-чешски, а <text:span text:style-name="T555">если б не языковый барьер</text:span> я <text:span text:style-name="T555">бы </text:span>его про 68-й год расспросил.</text:p>
      <text:p text:style-name="P416">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417">А магазинную водку пить отказался. На стакан показывает, морщится и по сердцу себя прихлопывает — мол, у меня несовместимость с этим пойлом.</text:p>
      <text:p text:style-name="P417">Но когда пришла преподавательница с контрольным визитом, Яна в комнате не было.</text:p>
      <text:p text:style-name="P417"><text:soft-page-break/>Она смотрит: мы с Ирой хоть и на одной койке сидим, но чинно — каждый у противоположной спинки. Всё пристойненько. Садитесь, чайку попьём.</text:p>
      <text:p text:style-name="P417">А тут в коридоре — трах-тарарах! Ах, ты! Ух, ты! Да, всех вашу!</text:p>
      <text:p text:style-name="P417">И дверь комнаты — шарах! <text:s/>— настежь.</text:p>
      <text:p text:style-name="P417">А за ней пять-шесть хлопцев в две шеренги в тёмном коридоре.</text:p>
      <text:p text:style-name="P417">Преподавалка от стола обернулась:</text:p>
      <text:p text:style-name="P417">- Что происходит?!</text:p>
      <text:p text:style-name="P417">- А ты хто така?!</text:p>
      <text:p text:style-name="P417">Она решила их авторитетом подавить, кричит:</text:p>
      <text:p text:style-name="P417">- Девочки! Скажите им кто я!</text:p>
      <text:p text:style-name="P417">М все четыре девочки, в один голос, словно с детсада этот стих учили:</text:p>
      <text:p text:style-name="P417">- Это препо-давательница!</text:p>
      <text:p text:style-name="P417">А в ответ:</text:p>
      <text:p text:style-name="P417">- Так пошла она на …!</text:p>
      <text:p text:style-name="P417">Да. Плохо мы ещё воспитываем нашу молодёжь. И не только сельскую.</text:p>
      <text:p text:style-name="P417">Во время этого монтажа-диалога я, конечно, сообразил, что они по мою душу пришли.</text:p>
      <text:p text:style-name="P417">За вечер до этого в общую спальню в клубе прибегала девушка из соседнего общежития сказать, <text:s/>что там местные ребята буянят. 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 Короче, патовая <text:span text:style-name="T556">позиция</text:span>.</text:p>
      <text:p text:style-name="P418">Для решения этюда, я того, что покрупнее выбрал и девушку спрашиваю:</text:p>
      <text:p text:style-name="P418">- Этот обидел?</text:p>
      <text:p text:style-name="P418">- Да!</text:p>
      <text:p text:style-name="P418">Нна! Засветил я ему. Местные слиняли. Конфликт решён.</text:p>
      <text:p text:style-name="P418">Потом он с двумя друзьями меня возле клуба дождался, говорит:</text:p>
      <text:p text:style-name="P418">- Это не я был.</text:p>
      <text:p text:style-name="P418">- Извини,- говорю, - у меня выбора не было.</text:p>
      <text:p text:style-name="P418">Как я ему объясню, что меня начштаба вышколил — по факту нарушения должен быть факт наказания? Только тот, что характерно, у меня прощения не просил.</text:p>
      <text:p text:style-name="P418">Но, как видно, моё извинение не приняли и хлопцы пришли показать большевистскую вендетту.</text:p>
      <text:p text:style-name="P418">Я из-под койки пустую бутылку от шампанского выудил, что после Яна осталась, и встал перед дверью.</text:p>
      <text:p text:style-name="P418">Они хоть лают, но шаг сделать стесняются — бутылка увесистая.</text:p>
      <text:p text:style-name="P418">Откуда им знать, что у меня по боевым искусствам — фиг с двумя минусами?</text:p>
      <text:p text:style-name="P418">Тут в коридоре раздались шаги и позади них Стёпа завиднелся. Он вмиг прощёлкал что к чему и ударил с тыла. Я тоже выскочил в коридор с боевым кличем:</text:p>
      <text:p text:style-name="P418">- Иди сюда, блядь!</text:p>
      <text:p text:style-name="P418">Сработало не хуже, чем на Шурика — хлопцы дрогнули и побежали.</text:p>
      <text:p text:style-name="P418">Мы со Стёпой добавляли им стимуляции, но бутылки у меня уже не было, не помню где делась.</text:p>
      <text:p text:style-name="P418">Помню только как они дружно сбежали вниз по лестнице, а Стёпа следом.</text:p>
      <text:p text:style-name="P418">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418">Он уже не сопротивлялся, просто висел на перилах и смотрел вниз на деревянные ступеньки, куда ему предстояло лететь.</text:p>
      <text:p text:style-name="P418">И я обхватил его — noblesse oblige! — но тут до меня донёсся крик; <text:span text:style-name="T557">совсем далёкий, едва слышный, похожий на тот, что окликал меня на заснеженной дороге возле девятиэтажки в Ставрополе.</text:span></text:p>
      <text:p text:style-name="P419">Я посмотрел вниз, потом на обвисшего хлопца. Зачем?</text:p>
      <text:p text:style-name="P419">И я ушёл по коридору в комнату.</text:p>
      <text:p text:style-name="P419">Не спорю, всё это более, чем странно, но иногда бывает. Кому-то слышатся голоса, а я <text:soft-page-break/>слышалл крики.</text:p>
      <text:p text:style-name="P419"/>
      <text:p text:style-name="P419">И снова она не пришла на обед. Я пошёл в их комнату. Она сидела <text:s/>одна и не хотела разговаривать. Я присел рядом на койку, взял её руку.</text:p>
      <text:p text:style-name="P419">Мне нравилась эта рука и пальцы — длинные, <text:s/>а чем ближе к концу, тем уже.</text:p>
      <text:p text:style-name="P419">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419">Вот и теперь спросил только что случилось.</text:p>
      <text:p text:style-name="P419">Она со всхлипами рассказала, что утром на плантации старший преподаватель её стыдил и позорил. 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419">А что рассказывать? Какая преподавательница?</text:p>
      <text:p text:style-name="P419">- По немецкому-уууу...- и она расплакалась.</text:p>
      <text:p text:style-name="P419">- Да плюнь ты на них на всех, пошли со мной!</text:p>
      <text:p text:style-name="P419">- Куда?</text:p>
      <text:p text:style-name="P419">Как будто я знал куда, но она согласилась и мы пошли.</text:p>
      <text:p text:style-name="P419">Сначала это было поле кукурузы, но не то, по которому мы шли с автобусов. Стебли низкорослые и редкие.</text:p>
      <text:p text:style-name="P419">Среди поля пониже мы вышли к уединённой длинной скирде. День был тёплый и ясный.</text:p>
      <text:p text:style-name="P419">Мы валялись на соломе, что выбилась из скирды с одного краю, разговаривали, целовались.</text:p>
      <text:p text:style-name="P419">Мне хотелось открыть ей всё душу; даже про то, что я нашаван.</text:p>
      <text:p text:style-name="P419">И я ужасно хотел её, только солнце мешало. 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419">Вернулись мы в темноте и на подходе нас встретила Аня, сказать, что в комнату нельзя — там засада. И старший преподаватель орал, что <text:span text:style-name="T558">мы не вышли на работу и нас видели и </text:span>этим займётся деканат и ректор.</text:p>
      <text:p text:style-name="P420">Потом вокруг нас собрались также Оля, Вера, Ян и стали держать совет что делать.</text:p>
      <text:p text:style-name="P420">Ян крутил головой и говорил уже не по-чешски, что «так не ест харашо».</text:p>
      <text:p text:style-name="P420">Оля прикрикнула на него, что молчал бы уж лучше да пошёл в столовую принёс нам что-нибудь поесть; ему открою.</text:p>
      <text:p text:style-name="P420">Олю он понимал без перевода и скоро вернулся с газетным свёртком для гонимых «миловици».</text:p>
      <text:p text:style-name="P420">Я и не знал, что я такой голодный.</text:p>
      <text:p text:style-name="P420">Вскоре составился план кампании студентов против препов.</text:p>
      <text:p text:style-name="P420">Ира и я пойдём в Борзну, откуда Вера родом, и переночуем у её родителей. Утром она поедет в Нежин, как будто приболела, а я приеду в Большевик, как будто из Конотопа и ни о чём ни сном, ни духом.</text:p>
      <text:p text:style-name="P420">Чех Ян вывел нас на дорогу за селом, благословил и дальше «миловат, миловици миловат» <text:s/>— сентиментальный таборит, и мы ушли в ночь.</text:p>
      <text:p text:style-name="P420">Ночь выдалась тёмная и ветреная, а дорога вся в колдобинах и длиннее десяти километров, про которые говорила Вера.</text:p>
      <text:p text:style-name="P420">Ира очень устала, под конец я даже протащил её верхом на себе, как гоголевский Хома Брут ведьму, от одного придорожного столба до другого.</text:p>
      <text:p text:style-name="P420">Ира уже бывала в доме Веры и нашла его даже среди ночи. Родители Веры постелили нам на полу в гостиной и обещали разбудить Иру к семичасовому автобусу на Нежин.</text:p>
      <text:p text:style-name="P420">На мои объятия Ира сказала, что слишком устала и ей рано вставать.</text:p>
      <text:p text:style-name="P420">Она скоро уснула, а я ещё долго лежал и тихо радовался, что мы сделали этого старшего придурка преподавателя. Нет туза? На-ко, вот — протри глаза!</text:p>
      <text:p text:style-name="P420"/>
      <text:p text:style-name="P420">Утром её уже не было и брат Веры отвёз меня в Большевик на своей «Яве».</text:p>
      <text:p text:style-name="P421"><text:soft-page-break/>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421">Только брат Веры выразил разочарование, когда я ответил, что у меня с Ирой ничего не было на полу их гостиной.</text:p>
      <text:p text:style-name="P421"/>
      <text:p text:style-name="P421">Она долго не приезжала из Нежина и я опять пошёл на поводу своего «имиджа».</text:p>
      <text:p text:style-name="P421">Трое мужиков из Борзны приехали проложить водопровод. Траншея по колено, для полдюймовой трубы.</text:p>
      <text:p text:style-name="P421">Я мимо проходил, чуть-чуть помог от нечего делать. Они расчувствовались и достали водку, но без закуски.</text:p>
      <text:p text:style-name="P421">Расстелили старую кухонную клеёнку под вишней, ноги в траншею опустили — так сидеть удобнее и — распили.</text:p>
      <text:p text:style-name="P421">А тут старший преподаватель нагрянул. Факт налицо — опять я не работаю, а беспробудно пьянствую. Погоди, вернёмся в Нежин.</text:p>
      <text:p text:style-name="P421">Пока младший из мужиков ходил ещё за водярой, я заглянул на плантацию. Мои однокурсницы стали выступать, что я своих не замечаю, а только с девушками с филфака знаюсь. Я им ответил, что с детства я славянофил и аглицкие говядины меня не возбуждают и вообще филфак for ever!</text:p>
      <text:p text:style-name="P421">Потом меня позвали от траншеи, мы допили и ту бутылку, опять почти без закуски и я вырубился на той же клеёнке-скатерти. Типа, кушать подано...</text:p>
      <text:p text:style-name="P421">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421">Хотя расстояние от дороги до траншеи составляло метра четыре, мне всё равно стыдно было об этом слушать. Но это потом.</text:p>
      <text:p text:style-name="P421"/>
      <text:p text:style-name="P422">Через три дня Вера ходила в Борзну и я пошёл тоже — позвонить Ире в Нежин.</text:p>
      <text:p text:style-name="P422">- Привет.</text:p>
      <text:p text:style-name="P422">- Привет.</text:p>
      <text:p text:style-name="P422">- Как ты?</text:p>
      <text:p text:style-name="P422">- Ничего.</text:p>
      <text:p text:style-name="P422">- Ты... это... приезжай... я тебе песню написал.</text:p>
      <text:p text:style-name="P422">А что ещё взять с меня такого?</text:p>
      <text:p text:style-name="P422">Вообще-то я не песню написал, а переделку — подстановочные слова для <text:span text:style-name="T559">популярной тогда </text:span>песни <text:span text:style-name="T559">It's raining, It's pouring...</text:span></text:p>
      <text:p text:style-name="P497"><text:tab/><text:tab/><text:tab/><text:span text:style-name="T559">Снова шепчет дождь под окном моим,</text:span></text:p>
      <text:p text:style-name="P497"><text:s/><text:tab/><text:tab/><text:tab/><text:span text:style-name="T559">Мне напомнить солнечные дни,</text:span></text:p>
      <text:p text:style-name="P497"><text:tab/><text:tab/><text:tab/><text:span text:style-name="T559">Капли шелестом своим</text:span></text:p>
      <text:p text:style-name="P497"><text:tab/><text:tab/><text:tab/><text:span text:style-name="T559">Мне твердят, что счастье дым,</text:span></text:p>
      <text:p text:style-name="P497"><text:tab/><text:tab/><text:tab/><text:span text:style-name="T559">Так трудно не поверить им,</text:span></text:p>
      <text:p text:style-name="P497"><text:tab/><text:tab/><text:tab/><text:span text:style-name="T559">Когда один, один.</text:span></text:p>
      <text:p text:style-name="P497"/>
      <text:p text:style-name="P497"><text:tab/><text:tab/><text:tab/><text:span text:style-name="T559">Ну, скажи о чём ты плачешь, дождь?</text:span></text:p>
      <text:p text:style-name="P497"><text:tab/><text:tab/><text:tab/><text:span text:style-name="T559">Что ты хочешь от меня и ждёшь?</text:span></text:p>
      <text:p text:style-name="P497"><text:tab/><text:tab/><text:tab/><text:span text:style-name="T559">Ты мне не поможешь</text:span></text:p>
      <text:p text:style-name="P497"><text:tab/><text:tab/><text:tab/><text:span text:style-name="T559">И понять не сможешь,</text:span></text:p>
      <text:p text:style-name="P497"><text:tab/><text:tab/><text:tab/><text:span text:style-name="T559">Что давно прошло всё,</text:span></text:p>
      <text:p text:style-name="P497"><text:tab/><text:tab/><text:tab/><text:span text:style-name="T559">Ветер листья носит,</text:span></text:p>
      <text:p text:style-name="P422"><text:span text:style-name="T79"><text:tab/><text:tab/><text:tab/></text:span><text:span text:style-name="T83">Ты мне дней минувших не вернёшь..</text:span><text:span text:style-name="T559">.</text:span></text:p>
      <text:p text:style-name="P423">Замполит бы не одобрил, что опять про дождь, но в оригинале тоже так и гармония классная.</text:p>
      <text:p text:style-name="P423"/>
      <text:p text:style-name="P423">С Верой мы ходили не по дороге, а известным ей коротким путём — через поле. Там есть <text:soft-page-break/>одно место, укромное углубление, словно от бывшей землянки; всё травой заросло. Мы там легли отдохнуть.</text:p>
      <text:p text:style-name="P423">Вера девушка красивая — черноволосая смуглянка с правильными чертами лица, а по характеру бой-девка.</text:p>
      <text:p text:style-name="P423">Когда Вере надоело, что я всё только про Иру говорю, мы пошли дальше. На выходе из землянки я заметил в траве фантики от конфет. Похоже, это был местный дом свиданий, где я так не оправдал свой «имидж».</text:p>
      <text:p text:style-name="P423">Уже много позже Ира мне рассказывала, что <text:span text:style-name="T555">в один из </text:span>длинны<text:span text:style-name="T555">х</text:span> вечер<text:span text:style-name="T555">ов</text:span> в Большевике, <text:span text:style-name="T555">ещё до моего появления </text:span><text:s/>в их комнате, <text:span text:style-name="T555">они один раз устроили шаманские танцы при закрытых дверях.</text:span></text:p>
      <text:p text:style-name="P424">Вера прицепила на свои спортивные штаны кусок колбасы и две луковицы. </text:p>
      <text:p text:style-name="P424">Так и прыгала: Уу! Уу!</text:p>
      <text:p text:style-name="P424">Эти смуглые славянки кому хочешь фору дадут; в чём и кроется разгадка музыки Игоря Стравинского.</text:p>
      <text:p text:style-name="P424"/>
      <text:p text:style-name="P424">Ира приехала и я переночевал в их комнате. </text:p>
      <text:p text:style-name="P424">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424">Аня не спала и потом Ире рассказывала, что взяла и сама себя поцеловала в предплечье.</text:p>
      <text:p text:style-name="P424">...но мне всё равно понравилось.</text:p>
      <text:p text:style-name="P424">Уже днём Ира мне сказала:</text:p>
      <text:p text:style-name="P424">- Знаешь, похоже я преодолела психологический барьер.</text:p>
      <text:p text:style-name="P420">- <text:span text:style-name="T555">Так и физический, похоже, тоже.</text:span></text:p>
      <text:p text:style-name="P420"/>
      <text:p text:style-name="P424">После того как Оля отказалась выйти за него замуж, бедняга Ян совсем обрусел. </text:p>
      <text:p text:style-name="P424">Неразделённая любовь моментально содрала с него лак цивилизации.</text:p>
      <text:p text:style-name="P424">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424">Гомеопатия по большевистски.</text:p>
      <text:p text:style-name="P425">В последний вечер перед отъездом Вера очень заботливо постелила нам с Ирой в соседней комнате, которая уже освободилась.</text:p>
      <text:p text:style-name="P425">Я не стал выключать свет и Ира потом рассказывала, что испугалась, когда увидела с чем я на неё лезу.</text:p>
      <text:p text:style-name="P425">До прихода автобусов она со мной почти не разговаривала: да, нет, ничего.</text:p>
      <text:p text:style-name="P425">Я так и не выпытал, что Оля её убедила — всё это колхозный роман и в Нежине я о ней и не вспомню.</text:p>
      <text:p text:style-name="P425">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425"/>
      <text:p text:style-name="P425">- <text:span text:style-name="T560">Говорят, ты с дочкой преподавателя романы крутишь?</text:span></text:p>
      <text:p text:style-name="P426">- Говорят, ты замуж вышла?</text:p>
      <text:p text:style-name="P426">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426">Он, кстати, понял, что она не девочка. После первой брачной ночи спросил, мол, ну, обычно женщины, как бы сравнивают.</text:p>
      <text:p text:style-name="P426">- Да, сравнивают,- ответила она и больше не добавила ни слова.</text:p>
      <text:p text:style-name="P426">Вот так прихлопнула нáхрен мужа. Наступила и размазала. Нет, чтобы словом ласковым утешить, обнадёжить. С тебя убудет?</text:p>
      <text:p text:style-name="P426">Всё-таки безжалостные твари эти бабы. А потом ещё спрашиваем — <text:s/>откуда Тугрики берутся?</text:p>
      <text:p text:style-name="P426"><text:soft-page-break/>Однако, иногда лучше заниматься любовью, чем говорить.</text:p>
      <text:p text:style-name="P426">И мы легли на бывшую Федину, а теперь мою койку, потому что она у окна.</text:p>
      <text:p text:style-name="P426">Первый и единственный раз в своей жизни я был с замужней женщиной. Да и то — по знакомству.</text:p>
      <text:p text:style-name="P426">Когда мы оделись и обнялись на прощанье, она дважды воскликнула:</text:p>
      <text:p text:style-name="P426">- Я — блядь!</text:p>
      <text:p text:style-name="P426">Да так радостно. Типа, Архимед в своей знаменитой пробежке после бани.</text:p>
      <text:p text:style-name="P426">«Эврика! Я нашла себя! Буду знать чем мне в Монголии заняться!»</text:p>
      <text:p text:style-name="P426">Прощай, Надька. Всё равно ты — самая безоблачная моя любовь.</text:p>
      <text:p text:style-name="P426"/>
      <text:p text:style-name="P426">Старший преп-надзиратель сдержал свою угрозу в отношении меня.</text:p>
      <text:p text:style-name="P426">Опять в лекционной аудитории общее факультетское собрание, чтобы поставить перед ректоратом вопрос о моём отчислении.</text:p>
      <text:p text:style-name="P426">Накануне, по совету Вирича, я созвал собрание своего курса — ну, тех, кто живёт в общаге — <text:span text:style-name="T561">в своей комнате, чтобы сплотить ряды.</text:span></text:p>
      <text:p text:style-name="P427">Вирич — четверокурсник, он тоже <text:s/>после армии.</text:p>
      <text:p text:style-name="P427">Набились — битком. Друг на дружке сидели, и не подумал бы что 72-я может стольких вместить. Кроме Игоря и Володи — сплошные девушки.</text:p>
      <text:p text:style-name="P427">Мне пришлось на подоконнике ютиться.</text:p>
      <text:p text:style-name="P427">Так ещё как сплотились! Пришли ведь объединённые одной целью — полюбоваться на меня раздавленного, из «имиджа» выдернутого, на подоконнике распятого.</text:p>
      <text:p text:style-name="P427">Аж слюна из глаз капает, как у тех, что на площадях собирались публичные казни смотреть.</text:p>
      <text:p text:style-name="P427">Заодно и суд Линча устроили за то, что в Большевике от наших девушек нос воротил. Аукнулся мне тот лозунг «филфак for ever!»</text:p>
      <text:p text:style-name="P427">Одна из девушек рассказала даже, будто я ей с глазу на глаз такое сказал, что она, умирать будет, а этого не забудет и мне не простит. <text:span text:style-name="T562">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span></text:p>
      <text:p text:style-name="P428"><text:span text:style-name="T778">Аж и</text:span> меня заинтриговала: <text:span text:style-name="T778">что это за такие неизгладимые слова я знаю? Т</text:span>ем более что до этого момента <text:span text:style-name="T778">мне и в голову не приходило</text:span>, что она <text:span text:style-name="T778">с моего курса</text:span>; клянусь — первый раз вижу!</text:p>
      <text:p text:style-name="P428">Надоел мне этот самосуд.</text:p>
      <text:p text:style-name="P428">- Ладно,- говорю.- Спасибо за поддержку, но мне на завтра ещё домашние задания готовить надо.</text:p>
      <text:p text:style-name="P428">Ирина из Бахмача аж заржала.</text:p>
      <text:p text:style-name="P429">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429">Потом Вирич сделал попытку переломить монотонное настроение.</text:p>
      <text:p text:style-name="P429">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Я бесстрашно бросился на посягнувших, хотя у одного в руках было горлышко от разбитой бутылки.</text:p>
      <text:p text:style-name="P429">Вирич продемонстрировал аудитории как надо правильно держать горлышко в руке и пояснил, что такое оружие опаснее, чем нож. Информацию восприняли похолодев от внимания.</text:p>
      <text:p text:style-name="P429">В общих чертах, он не слишком отклонился. В тот вечер из вестибюля Славик с Двойкой прибежали, говорят, там первокурсницы в истерике — их подружку в парке держат, не пускают.</text:p>
      <text:p text:style-name="P429">Мы втроём и побежали, местных шуганули, <text:span text:style-name="T563">а полонённая первокурсница на нас халяву развернула, что мы ей личную жизнь ломаем. Видно кто-то из кандидатов в насильники приглянулся красной девице. Чтоб я когда-нибудь ещё хоть раз писанýся за этих кошёлок в активном поиске!</text:span></text:p>
      <text:p text:style-name="P430"><text:soft-page-break/>Но деталь с горлышком это уже плод <text:span text:style-name="T778">полёта</text:span> фантазии Вирича, я такого не видел.</text:p>
      <text:p text:style-name="P430">Под конец мне слово дали.</text:p>
      <text:p text:style-name="P430">-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430">Дальше стереотипно повинился, а л<text:span text:style-name="T392">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430">Хотя это было ясно ещё до того как началось — отчислили б меня тогда, откуда б ты взялась?</text:p>
      <text:p text:style-name="P431">Некоторые осколки просто обязаны пролетать мимо.</text:p>
      <text:p text:style-name="P431"/>
      <text:p text:style-name="P431">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431">На встрече выяснилось, что я в этой конторе по рукам пошёл.</text:p>
      <text:p text:style-name="P431">Капитана, за проявленные героизм и бдительность в деле «о партийных играх», поощрили переводом из провинциальной глуши в столичный Киев. Он не скрывал радости по этому поводу, передавая меня, как инвентарь, своему преемнику.</text:p>
      <text:p text:style-name="P431">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431">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431">Но не всякому под силу закончить этот факультет.</text:p>
      <text:p text:style-name="P431">Двое студентов нашего филфака перевелись туда учиться, так через месяц <text:span text:style-name="T564">плюнули на все карьерные перспективы и вернулись обратно.</text:span></text:p>
      <text:p text:style-name="P432">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432">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Классический пример борьбы за выживание — чем больше выживешь других, тем труднее тебя выжить.</text:p>
      <text:p text:style-name="P432"/>
      <text:p text:style-name="P433">Этот молодой чернявый <text:span text:style-name="T775">ходил в длинном кожухе и на мой не зарился. Он </text:span>оказался<text:span text:style-name="T775"> </text:span>поромантичней повышенного капитана, а может просто облениться не успел, и <text:span text:style-name="T775">потому </text:span>назначал мне встречи в различных городских учреждениях.</text:p>
      <text:p text:style-name="P432">То в ЗАГСе, когда уже закрыт после рабочего дня, то в бюро по туризму. Один разна кухне пустой квартиры на четвёртом этаже пятиэтажки недалеко от главной площади.</text:p>
      <text:p text:style-name="P432">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Сразу чувствуется Европа.</text:p>
      <text:p text:style-name="P432">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432">Однако, послужить и этому трамплином я уже не мог. Будя. Нахлебался.</text:p>
      <text:p text:style-name="P434">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434">Миновали игривые времена.</text:p>
      <text:p text:style-name="P434">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434">Конечно, тот сексот мне не представился, что он секретный сотрудник под псевдонимом «Вовчик», но я его всё равно вычислил.</text:p>
      <text:p text:style-name="P434"><text:soft-page-break/>Нормальный студент с физмата обратится ко мне с просьбой, чтоб я его подтянул по английскому? При моём-то «имидже».</text:p>
      <text:p text:style-name="P434">Он оправдывался тем, что мы живём в одном общежитии. Хорошо, если смогу — помогу.</text:p>
      <text:p text:style-name="P434">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434">Теперь я могу вернуться за стол, где уже начата «пуля» в преферанс. И что он может украдкой записать в тетрадку: «семь червей», «вист», «пас», «мизер»?</text:p>
      <text:p text:style-name="P434">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434">Некурящему физматовцу хватило всего двух занятий, чтоб убедиться — да, студенческая масса абсолютно аморфна: по две копейки за вист.</text:p>
      <text:p text:style-name="P434"/>
      <text:p text:style-name="P434">Но один раз чернявый продиктовал мне донос на Жомнира. <text:span text:style-name="T565">Ничего неблагонадёжного, просто что в такой-то день, в такой-то час Жомнир выходил из лингафонной лаборатории.</text:span></text:p>
      <text:p text:style-name="P435">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435">По-моему, донос ему понадобился когда узнал, что я бываю на дому у Жомнира для обсуждения моих переводов в Translator, с которыми я так и не завязал. Такая бумажка завсегда пригодиться может:</text:p>
      <text:p text:style-name="P435">- Почерк вам знаком, Александр Васильевич?</text:p>
      <text:p text:style-name="P435"/>
      <text:p text:style-name="P435">Последним моим заданием стало знакомство с американцами.</text:p>
      <text:p text:style-name="P435">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435">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435">Живые американцы тогда в диковинку были. На выставке толкучка жуткая — поплотнее, чем даже в Мавзолей Ленина на Красной площади в Москве.</text:p>
      <text:p text:style-name="P435">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435">В одном закутке надувная свинья стояла, симпатичная такая — <text:span text:style-name="T566">крупными цветами изрисована в стиле мультика «Жёлтая субмарина» Beatles.</text:span></text:p>
      <text:p text:style-name="P436">А рядом с цветастой свиньёй — девушка. Так себе, если не знать, что американка, во второй раз и не глянешь. Стоит и твердит, как заводная:</text:p>
      <text:p text:style-name="P436">- This is a piglet! This is a piglet!</text:p>
      <text:p text:style-name="P436">Глаза словно стеклом затянуты, наверно, обалдела часами перед <text:s text:c="2"/>толпой стоять, что с гулом мимо валит, как Ниагарский водопад. </text:p>
      <text:p text:style-name="P408">- This is a piglet! This is a piglet!</text:p>
      <text:p text:style-name="P408">А кто её поймёт в этом людском потоке? Мне жалко стало, притормозил, говорю:</text:p>
      <text:p text:style-name="P408">- Call it «porosyonok».</text:p>
      <text:p text:style-name="P408">- This is a piglet! This is a piglet!</text:p>
      <text:p text:style-name="P408">На тот момент две великие нации ещё не созрели для диалога.</text:p>
      <text:p text:style-name="P408">Вышли мы со Славиком из ангара и раскумарились на промозглом весеннем ветру республиканской ВДНХа.</text:p>
      <text:p text:style-name="P408">А чернявому я доложил, что американцы зашуганные какие-то. Он понял, что из «зашуганных», как и из «аморфных» дело не сошьёшь и — опечалился.</text:p>
      <text:p text:style-name="P408">Задание это оказалось последним потому, что после него я сам себе яму выкопал.</text:p>
      <text:p text:style-name="P408">Чернявый уже внаглую требовал написать хоть что-нибудь новое. И тут мне подвернулось — и ему в радость, и людям без вреда.</text:p>
      <text:p text:style-name="P408">В читальном зале института, в Новом корпусе, я перелистывал биографию Богдана <text:soft-page-break/>Хмельницкого и на одной из страниц увидел карандашную пометку на украинском языке «Богдан Хмельницкий — предатель украинского народа».</text:p>
      <text:p text:style-name="P408">Вот на эту пометку я и донёс. Он обрадовался — раз воссоединитель с Россией предателем назван, то это махровый украинский национализм.</text:p>
      <text:p text:style-name="P408">- А страница какая?</text:p>
      <text:p text:style-name="P408">- Ну, где-то посередине.</text:p>
      <text:p text:style-name="P408">Вобщем, изъяли эту книгу, долистались до страницы и на следующем свидании:</text:p>
      <text:p text:style-name="P408">- <text:span text:style-name="T567">А ведь в книге это ты написал.</text:span></text:p>
      <text:p text:style-name="P408">- <text:span text:style-name="T567">Что?!</text:span></text:p>
      <text:p text:style-name="P408">- <text:span text:style-name="T567">Почерк твой — вот что! Лучше сам признайся — зачем?</text:span></text:p>
      <text:p text:style-name="P409">Короче, на пушку берёт, экспертизой стращает.</text:p>
      <text:p text:style-name="P409">Через месяц он мне объяснил, что у меня буква «а» хоть и похожа, но другая. Так ему графолог говорил.</text:p>
      <text:p text:style-name="P409">И, что характерно, не извинился даже.</text:p>
      <text:p text:style-name="P409">Вобщем, я, типа, обиделся и перестал ходить на свидания, сколько бы он ни семафорил.</text:p>
      <text:p text:style-name="P409">А при случайных встречах в городе сводил общение к безразличной незаинтересованности.</text:p>
      <text:p text:style-name="P409">Ему, похоже, дошло, что от такого сексота пользы — как от двух тузов в прикупе на мизер с дырками и — отстал.</text:p>
      <text:p text:style-name="P409">Так в архивах КГБ перестали копиться доносы с моим почерком и подписью «Павел». Но я ни разу в жизни об этом не пожалел — особой любви между нами никогда не было.</text:p>
      <text:p text:style-name="P409"/>
      <text:p text:style-name="P409">Да, но теперь придётся отмотать назад — что это за Славик с Двойкой?</text:p>
      <text:p text:style-name="P409">Они пришли в мою общаговую жизнь на смену Феде с Яковом. Первокурсники.</text:p>
      <text:p text:style-name="P409">Славик из Чернигова поступил на англофак и даже поселился в одной со мною комнате. 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ведения переговоров с командованием части.</text:p>
      <text:p text:style-name="P409">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409">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410">Стройбатовец найдёт в себе решимость задать прямой вопрос и, после прямого ответа, попросить. В просвещённых кругах это называется «упасть на хвост».</text:p>
      <text:p text:style-name="P410">Дурь сплотила нас и сделала, практически, неразлучными.</text:p>
      <text:p text:style-name="P410">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410">В Конотопе мы к Ляльке зашли, а тот спросил у меня — помню ли я того фраера питерского?</text:p>
      <text:p text:style-name="P410">Как не помнить, мне ещё ботинки на нём понравились: увесистые такие, коричневые и шнурки толстые. Лялька тогда его покорял широтой размаха жизни провинциального захолустья. Завёл его в свой подвал, где травка до кондиции доходит; мы ещё там курнули — ничего, доходчивая травка.</text:p>
      <text:p text:style-name="P410">- Так эта гнида,- говорит Лялька,- на той неделе мой подвал бомбанул. Дверь сломал и всё вынес. Его Серёга Король на вокзале видел с рюкзаком, на ленинградский поезд садился.</text:p>
      <text:p text:style-name="P410">Да, чистая работа: Питер — культурная столица.</text:p>
      <text:p text:style-name="P410">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437">На обратной электричке совсем невтерпёж стало, я из лялькиной в тамбуре косяк забил, пока Славик вокруг меня <text:s text:c="2"/>ширму в меховой шапке изображал. <text:span text:style-name="T568">Выкурили, в вагон зашли сели напротив друг друга.</text:span></text:p>
      <text:p text:style-name="P438"><text:soft-page-break/>Он на меня смотрит, я на него. В надежде, так сказать, может это меня просто ещё цапанýть не успело?</text:p>
      <text:p text:style-name="P438">Но всё это туфта. Если начинаешь такие надежды строить, значит в дряни дозы не больше, чем в кухонном венике.</text:p>
      <text:p text:style-name="P438">В Нежин приехали поздно. Подавленные такие, обезнадёженные. Пока до общаги доехали совсем поздно стало. Но, на всякий, прошли к Старому корпусу.</text:p>
      <text:p text:style-name="P438">Безлюдье. Ночь. Зима.</text:p>
      <text:p text:style-name="P438">Я из чердачной забил. Затяжку сделал. Славик рядом стоит, но сдерживается.</text:p>
      <text:p text:style-name="P438">Я ещё раз затянулся и сказал:</text:p>
      <text:p text:style-name="P438">-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438">И передал косяк в его вожделеющие пальцы.</text:p>
      <text:p text:style-name="P438"/>
      <text:p text:style-name="P438">Ну, а Двойка из Бахмача, вообще-то был Сашей. Я его сперва «Двоечником» назвал, но потом укоротилось до «Двойки».</text:p>
      <text:p text:style-name="P438">Он же дал мне кличку «Ахуля», от моего излюбленного словосочетания «А хули!»</text:p>
      <text:p text:style-name="P438"><text:s/>И даже не из Бахмача он, а из села, что к Бахмачу примыкает. Вот он и строил из себя наивное дитё природы, сельского хлопца, типа, «ми люди з села, темнi, нам аби грошi та харчi хорошi».</text:p>
      <text:p text:style-name="P439">Родители его не слабо харчевали, каждый выходной собирали в дорогу добрячую «торбу». Так что здоровый получился детинушка.</text:p>
      <text:p text:style-name="P439">Суть человека лучше всего проявляется в его способе смеяться. </text:p>
      <text:p text:style-name="P439">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439">Учился он на филфаке и, следовательно, жил на втором этаже общаги. Тоже был хвостопад, но главное не в этом.</text:p>
      <text:p text:style-name="P439">Главный фактор, что сделал нас троицей «не-разлей-вода», это — преферанс.</text:p>
      <text:p text:style-name="P439">Отличная игра, если вникнуть. <text:span text:style-name="T569">Покер, храп, кинг или его уменьшенная модификация, ералаш — <text:s/>это игры для актёров. Преферанс — интеллектуальная игра разума.</text:span></text:p>
      <text:p text:style-name="P440">Просто мне в него катастрофически не везло.</text:p>
      <text:p text:style-name="P440">Я пытался зауздать и объездить фортуну и потому отчаянно рисковал. «Сизые» мизерá являлись визитной карточкой Ахули.</text:p>
      <text:p text:style-name="P440">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440">В результате, получив две-три взятки, а то и «паровоз» на «сизом» мизере, безучастно и вяло досиживал до конца расписываемого «сороковничка».</text:p>
      <text:p text:style-name="P440">Мне платили студенческую стипендию в размере 45 руб. Почти каждый выходной моя мать давала мне десятку перед отъездом в Нежин.</text:p>
      <text:p text:style-name="P440">Всё уходило на карточные долги, ну, ещё на столовую. </text:p>
      <text:p text:style-name="P440">Ни о каких «довгих» с сухим вином не могло быть и речи. <text:s/>Я перешёл на здоровый образ трезвой жизни, хотя постоянное безденежье заколёбывало.</text:p>
      <text:p text:style-name="P440">Причём Двойка со Славиком играли «на лапу», то есть сговорившись, а это значит — забудь надежду о том, что у тебя сыграет второй король, или третья дама. Играя «на лапу», двое в 50% случаев оставят одного без взятки, или без виста. Таков закон — суровый, но справедливый: в картишки нет братишки, <text:span text:style-name="T570">среди друзей хлебальником не щёлкай.</text:span></text:p>
      <text:p text:style-name="P440"/>
      <text:p text:style-name="P441">К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441">Разница лишь в том, что ты больше в одну маршрутку с ними не сядешь, а в преферансе ты <text:soft-page-break/>назавтра придёшь к ним и скажешь:</text:p>
      <text:p text:style-name="P441">-Ну, чё распишем пульку?</text:p>
      <text:p text:style-name="P441">Об их сговоре мне напрямую было сказано годы спустя после окончания института.</text:p>
      <text:p text:style-name="P441">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Я должен был укротить фортуну даже при столь неблагоприятных обстоятельствах — двое на одного.</text:p>
      <text:p text:style-name="P441">Зная, что в 72-й «играют», к нам приходили преферансисты и с других факультетов. С теми у меня сохранялся примерный паритет. Мог бы оставаться и в выигрыше, не будь так падок на ненадёжные — «сизые» — мизерá.</text:p>
      <text:p text:style-name="P441"/>
      <text:p text:style-name="P441">Помимо партнёрства в карты Двойка стал источником полезных знакомств. </text:p>
      <text:p text:style-name="P441">Симпатичные воспитанные «голубые» из местных пару раз приходили в нашу комнату.</text:p>
      <text:p text:style-name="P441">Один рассказывал «голубые» анекдоты:</text:p>
      <text:p text:style-name="P441">- Палучи, фашист праклятый, гранату ат савецкава гомосексуалиста!</text:p>
      <text:p text:style-name="P441">Он смешно, очень точно передавал «голубые» интонации.</text:p>
      <text:p text:style-name="P441">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571">солидные часы из-под шмоток англичанина.</text:span></text:p>
      <text:p text:style-name="P442">Мы снова смеялись.</text:p>
      <text:p text:style-name="P442">Нет, Двойка не был «голубым». Я вообще ни одного «голубого» в институте не встретил. В чём смысл? Поступить и оказаться в группе из одних девушек?</text:p>
      <text:p text:style-name="P442">Так что они просто промелькнули, как весёлый эпизод.</text:p>
      <text:p text:style-name="P442">Но доктор Гриша оказался полезным. Один раз он сделал мне больничный аж на двенадцать дней; написал в диагнозе какой-то бронхитис.</text:p>
      <text:p text:style-name="P442">Такой милый мужчинка, волосы очень красивые, даже слово «причёска» не подойдёт, лучше сказать — волнистая шевелюра.</text:p>
      <text:p text:style-name="P442">Лицо приятное, только рост небольшой. Зато большой коричневый мягкий портфель и походка от бедра, а ниже пояса — шарнирная.</text:p>
      <text:p text:style-name="P442">С ним у меня были вполне дружеские отношения, несмотря на разность ориентации. Не то, что с Тугриком. Кстати, Гриша тоже был женат и имел двух детей; мальчиков.</text:p>
      <text:p text:style-name="P442">А больничный на три дня, за острое респираторное заболевание, ОРЗ, я мог и без Гриши получать.</text:p>
      <text:p text:style-name="P442">Позади Старого корпуса стояло одноэтажное зданьице — институтский медпункт. Перед занятиями приходишь, тебе дают градусник и, если есть температура, получи ОРЗ и гуляй три дня. Только нужно ещё зайти в свою группу и предупредить старосту, чтобы в журнале пометки «absent» не писала, всё равно через три дня справку принесу.</text:p>
      <text:p text:style-name="P442">Двойка, как специалист биологии рассказал, что при напряжении мышц температура вокруг них повышается. А подмышкой мышцы есть. Я как градусник туда поставлю, начинаю их сокращать и расслаблять под одеждой, пока старшая медсестра по прозвищу Пилюля не скажет:</text:p>
      <text:p text:style-name="P442">-Хватит уже.</text:p>
      <text:p text:style-name="P442">Я нагонял не меньше 37.3. Пилюля всё удивлялась отчего я так часто хвораю, или иммунитета нет?</text:p>
      <text:p text:style-name="P442"><text:span text:style-name="T572">Впоследствии она</text:span> разозлилась и стала мне по два градусника выдавать. <text:span text:style-name="T572">Так разница составляла всего одну десятую: 37.3 и 37.2 <text:s text:c="2"/>— <text:s/>всё равно ОРЗ.</text:span></text:p>
      <text:p text:style-name="P443">И тогда Пилюля озверела:</text:p>
      <text:p text:style-name="P443">- Хватит! Раз так — вот тебе направление, иди ложись в городскую больницу.</text:p>
      <text:p text:style-name="P443">Но и я не пошёл на попятную, отправился в больницу и пролежал там полторы недели; <text:span text:style-name="T771">за </text:span>ни за что, фактически, <text:span text:style-name="T771">из чистой принципиальности</text:span>.</text:p>
      <text:p text:style-name="P443"/>
      <text:p text:style-name="P444">При всём при этом, не нужно сбрасывать со счетов и моё основное занятие — учёбу.</text:p>
      <text:p text:style-name="P444"><text:soft-page-break/>Я отсиживал практические занятия, иногда посещал общие лекции, сдавал зачёты и экзамены.</text:p>
      <text:p text:style-name="P444">И кроме того я занимался самообразованием. </text:p>
      <text:p text:style-name="P444">На втором курсе мне посчастливилось встретить «Конармию» и Одесские рассказы» Ивана Бабеля. Он убедил меня: что и после революции в России остались писатели, а не одни <text:s/><text:span text:style-name="T771">только Шолох</text:span>овы-<text:span text:style-name="T771">Проскурины-Марковы</text:span>.</text:p>
      <text:p text:style-name="P445">На третьем, в институтской читалке я обнаружил журналы с «Мастером и Маргаритой» Булгакова. Он меня потряс.</text:p>
      <text:p text:style-name="P445">На четвёртом курсе нескончаемые, как течение Нила, «Иосиф и его братья» ходили со мной на лекции.</text:p>
      <text:p text:style-name="P445">И это не считая обычного чтива, что, не имея отношения <text:s/>к моему образованию, просто заполняло время.</text:p>
      <text:p text:style-name="P445">Скажем, прошёл по общаге слушок: Ефремов! «Таис Афинская»! Потолок! Вершина и предел мечтаний!</text:p>
      <text:p text:style-name="P445">Илюша Липес дал мне эту гетеру на два дня; пришлось даже, когда отключат в комнатах свет, выходить в коридор и читать под светильником у <text:span text:style-name="T573">окна и</text:span> двере<text:span text:style-name="T573">й</text:span> в умывальник и мужской туалет. Запахнувшись в чёрный кожух и с голыми ногами, потому что лень одеваться, <text:span text:style-name="T573">если перед этим лежал под одеялом койки. А что такого? На пляже не бывали?</text:span></text:p>
      <text:p text:style-name="P446">Но при всём уважении к Илюше, это не литература, а иллюстрация к учебнику «История древнего мира» за пятый класс средней школы. Я там такие же цветные картинки видел на всю страницу — рабы Египта тащат к пирамиде каменные блоки по песку. Красочно, конечно, но лубки и литература не одно и то же.</text:p>
      <text:p text:style-name="P446">Вот только наперёд не знаешь: где найдёшь, где потеряешь. Когда я там у тёмного замёрзшего окна читал описание древнего ритуального празднества, по ходу которого <text:span text:style-name="T574">бегали средь ночи нагишом, <text:s/>у меня опять случилось видение.</text:span></text:p>
      <text:p text:style-name="P447">Всего на секунду, <text:span text:style-name="T575">но</text:span> я оказался в тёмной греческой ночи и бежал совершенно нагой под чёрными деревьями и большими влажными звёздами.</text:p>
      <text:p text:style-name="P447">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447">Ну? Что тут будешь делать? А делай как все — отмахнись, забудь и <text:s/>живи дальше.</text:p>
      <text:p text:style-name="P447">Но книжка сама по себе всё равно — нудятина.</text:p>
      <text:p text:style-name="P447"/>
      <text:p text:style-name="P447">Точно также и лекции: теорграмматика, теорфонетика, научный коммунизм, эстетика...</text:p>
      <text:p text:style-name="P413">Хотя лекторов я, отчасти, даже и понимаю; им ведь и самим пришлось всё эту херню заучивать. Теперь, на основании перенесённых мук, на нас, студентах, вымещают неудовлетворённость несправедливым устройством жизни.</text:p>
      <text:p text:style-name="P498"><text:tab/><text:tab/><text:tab/><text:span text:style-name="T575">Приходи ко мне в перинхму,</text:span></text:p>
      <text:p text:style-name="P413"><text:span text:style-name="T79"><text:tab/><text:tab/><text:tab/></text:span><text:span text:style-name="T84">Позиготимся чуток..</text:span><text:span text:style-name="T575">.</text:span></text:p>
      <text:p text:style-name="P413">По настоящему, мне всего одна лекция понравилась теоретическая... грамматика?.. фонетика?.. вобщем, Скнар нам её читал. Фамилия у него такая, а сам неплохой мужик. Когда я в горбольницу ложился, он мне «Тихого американца» дал с собою, на английском языке. </text:p>
      <text:p text:style-name="P413">В одиночку мне б там трудно пришлось — сосед по палате до того громко храпел, что аж оконные занавески <text:span text:style-name="T575">пузыри</text:span>лись.</text:p>
      <text:p text:style-name="P448">Перед лекцией на выходной я в Конотопе зашёл к Ляльке. Него дома не было, только брат, Рабентус. Он меня подогрел.</text:p>
      <text:p text:style-name="P448">Такой травы я ещё не видал. Типа, тонкие сухие скелетики веточек. И такого прихода, как от неё, тоже ещё никогда не получал.</text:p>
      <text:p text:style-name="P448">На Рабентуса смотрю как через линзу: вверху и внизу узко, а середина растянута. Он приметил, что у меня таскалово зашкаливает, посоветовал лицо из-под крана ополоснуть. Без толку.</text:p>
      <text:p text:style-name="P448"><text:soft-page-break/>Но помню, что надо в Нежин ехать. По дороге на вокзал ещё к Игорю Рекуну зашёл, на проспекте Мира. Мамаша его:</text:p>
      <text:p text:style-name="P448">- Как приятно познакомиться! Садитесь, покушайте на дорожку.</text:p>
      <text:p text:style-name="P448">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448"><text:tab/><text:tab/><text:tab/><text:span text:style-name="T79">Мир — обезглавленный небом.</text:span>..</text:p>
      <text:p text:style-name="P448">потом ещё</text:p>
      <text:p text:style-name="P448"><text:tab/><text:tab/><text:tab/><text:span text:style-name="T79">Ватные тучи лезут и трутся об мозг сквозь череп.</text:span>..</text:p>
      <text:p text:style-name="P449">всякая сюрреалистическая хренотень; не то меня в конец накрыло б.</text:p>
      <text:p text:style-name="P449">Вобщем, только уже в электричке, между станциями Плиски и Круты, у меня отходняк пошёл.</text:p>
      <text:p text:style-name="P449">А те психоделические лоскутья Жомнир потом в факультетской газете поместил, рядом с Translator'ом, до того ему понравилось.</text:p>
      <text:p text:style-name="P449">Но речь не об этом, а про лекцию Скнара.</text:p>
      <text:p text:style-name="P449">Мне ж тогда Рабентус на пару косяков уделил. Так я, зная какая это термоядерная дурь, уже не злоупотреблял, проявлял умеренность.</text:p>
      <text:p text:style-name="P449">И вот в такой, умеренном до тихого, состоянии зашёл я на лекцию, а то до общаги идти далеко показалось.</text:p>
      <text:p text:style-name="P449">Сидим, значит, а Скнар читает из-за кафедры.</text:p>
      <text:p text:style-name="P449">Я смотрю — хорошая какая кафедра! Фанера жёлтая, вся полированная.</text:p>
      <text:p text:style-name="P449">Потом вдруг не понял — что за дела? Скнар зачем-то на латынь перешёл. Прислушиваюсь: точно — латынь! Причём шпарит покруче Люпуса, но так распевно как-то, и глаза вверх устремил, типа, к тебе взываю de profundis!</text:p>
      <text:p text:style-name="P449">Я насторожился — Скнар, или не Скнар?</text:p>
      <text:p text:style-name="P449">Присматриваюсь, а от Скнара там один только бюст остался. Серьёзно, на жёлтой кафедру стоит бюст Скнара, без рук даже — одни плечи. Но голова говорить продолжает.</text:p>
      <text:p text:style-name="P449">А на верхней губе у него ямочка, и вот стала она углубляться, темнеть и превращаться в усики <text:span text:style-name="T576">Адольфа Гитлера.</text:span></text:p>
      <text:p text:style-name="P450">Ну, ни хрена себе! В советском вузе бюст Гитлера лекцию читает, причём на латыни!</text:p>
      <text:p text:style-name="P450"><text:span text:style-name="T779">Молодец Скнар! Не всякий преп решится отчебучить такую психоделическую лекцию. Без него </text:span>я <text:s/>б и поныне думал, что если лекция, то обязательно туфта. Стереотипы, они очень привязчивы.</text:p>
      <text:p text:style-name="P450"/>
      <text:p text:style-name="P450">А у Жомнира я на дому учился.</text:p>
      <text:p text:style-name="P450">Как очередной рассказ переведу, приношу к нему домой и он его целый вечер драконит — тут не то, там не так.</text:p>
      <text:p text:style-name="P450">Да я и без него чувствовал, что фраза «лорд впав на рейки» <text:s/>— не то; но почему? И как по другому сказать?</text:p>
      <text:p text:style-name="P450">- А то вже твоя справа. Шукай.</text:p>
      <text:p text:style-name="P450">- Может так: «лорд жвакнувся на рельси»?</text:p>
      <text:p text:style-name="P450">- Нi! Це вже перебор.</text:p>
      <text:p text:style-name="P450">Угодить ему невозможно, всегда найдёт к чему придраться. И потому работа с Жомниром стала хорошей школой не сдаваться.</text:p>
      <text:p text:style-name="P450">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450">Не толстая такая книжица, страниц на двести; автор Питер Бенчли, писатель в третьем поколении, то есть и дед , и папа занимались тем же ремеслом. Название — «Челюсти», про акулу-людоедку.</text:p>
      <text:p text:style-name="P450">Профессиональный винегрет, всего понемногу — откушенные конечности, любовная линия, шериф, мафия проездом.</text:p>
      <text:p text:style-name="P450">Правда, заключительная сцена гибели акулы без зазрения совести списана из «Моби Дика», но кто теперь читает Мелвилла?</text:p>
      <text:p text:style-name="P450"><text:soft-page-break/>Я исписал несколько общих тетрадок. Закончил зимой в Конотопе. Значит это была ночь с субботы на воскресенье, или зимние каникулы.</text:p>
      <text:p text:style-name="P451">Часы на стене кухни показывали далеко заполночь, последнюю точку я намалевал на полстраницы <text:span text:style-name="T576">— </text:span>хотел извести пасту в ручке, но она так и не кончилась.</text:p>
      <text:p text:style-name="P451">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Пришлось поскорее заснуть — никогда не любил ужастики.</text:p>
      <text:p text:style-name="P451">А тетрадки те моя сеста Наташа потом дала кому-то почитать и они бесследно ушли по рукам.</text:p>
      <text:p text:style-name="P451"/>
      <text:p text:style-name="P451">Всё это хорошо, но когда же о главном?</text:p>
      <text:p text:style-name="P451">Ира.</text:p>
      <text:p text:style-name="P451">Мои отношения с ней в тот период можно передать одним словом — мýка.</text:p>
      <text:p text:style-name="P451">Если хорошенько поднапрячься, то можно и пару слов подобрать — мýка мученическая.</text:p>
      <text:p text:style-name="P451">Начать с того, что возобновление с ней отношений в Нежине оказалось непростым делом.</text:p>
      <text:p text:style-name="P451">Зачем возобновлять?</text:p>
      <text:p text:style-name="P451">Так ведь я ж был влюблён! С первого взгляда на той тропе через мокрые кукурузные стебли.</text:p>
      <text:p text:style-name="P451">И не следует забывать, что по своей натуре я — однолюб. Раз уж влюбился, то разлюбливать, перелюбливать уже не по мне.</text:p>
      <text:p text:style-name="P451">Недаром из крылатых выражений отец мой чаще всего повторял, что моя лень-матушка раньше меня родилась.</text:p>
      <text:p text:style-name="P451">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452">Начиная с одежды — в эпоху дефицита она умудрялась выглядеть по-европейски, как в фильмах итало-франко-германского производства.</text:p>
      <text:p text:style-name="P452">Переходя к белью — я в жизни ещё не видел столь утончённо женского белья.</text:p>
      <text:p text:style-name="P452">Обращаясь к самому важному — к телу.</text:p>
      <text:p text:style-name="P452">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452">А вот походка у неё современно немецкая — размашисто широкий шаг, решительный взмах рук.</text:p>
      <text:p text:style-name="P452">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452">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452">Но это не сразу.</text:p>
      <text:p text:style-name="P452">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452">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449"/>
      <text:p text:style-name="P413"/>
      <text:p text:style-name="P732">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732">Кляня себя за мягкотелость и всякое отсутствие мужской гордости, я отправился туда.</text:p>
      <text:p text:style-name="P732">Ира лежала на одной из коек, почему-то без кофты, но в как всегда <text:span text:style-name="T525">в </text:span>красивом женском белье. Девушки тактично оставили нас одних.</text:p>
      <text:p text:style-name="P732"><text:soft-page-break/>Я присел на койку рядом с ней, стараясь не подавать вида насколько пленён красотой её торса и странно бледного лица.</text:p>
      <text:p text:style-name="P732">Она сказала, что у неё была беременность и молодой хирург-гинеколог сделал ей аборт на дому под наркозом.</text:p>
      <text:p text:style-name="P732">Аборт под наркозом? На дому? Молодой?</text:p>
      <text:p text:style-name="P732">Некоторые мысли лучше не начинать...</text:p>
      <text:p text:style-name="P732">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732">- Я люблю тебя, Ира. Всегда знай, что я тебя люблю.</text:p>
      <text:p text:style-name="P732"/>
      <text:p text:style-name="P732">И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732">А в нынешний просвещённый век слабый пол нам уже на голову сел и ножки свесил, причём продолжает прикидываться слабым.</text:p>
      <text:p text:style-name="P732"/>
      <text:p text:style-name="P732">В дополнение к <text:span text:style-name="T526">недоразумениям из-за плотной опеки подруг, у нас на первой стадии любви никак не складывались половые отношения.</text:span></text:p>
      <text:p text:style-name="P733">То есть условия для отношений имелись. Без проблем. </text:p>
      <text:p text:style-name="P733">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Проблема коренилась глубже, ещё со школьной скамьи.</text:p>
      <text:p text:style-name="P733">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733">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733">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733"/>
      <text:p text:style-name="P733">Дальше — больше. Смена настроения переросла в прямой саботаж. Как ещё назвать, если в конце акта партнёрша выдёргивается из-под тебя?</text:p>
      <text:p text:style-name="P733">Мне стоило немалых усилий, чтобы добиться признания — причина непостижимого поведения в явственных позывах к неудержимому мочеиспусканию.</text:p>
      <text:p text:style-name="P733">Да здравствует наша советская система образования — самая лучшая система в мире!</text:p>
      <text:p text:style-name="P733">Деревенских жителей она не смогла искалечить до такой степени — <text:span text:style-name="T527">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734">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Картинки в конце книги дети проходили самостоятельно <text:span text:style-name="T526">—</text:span> за весь учебный год класс успевал дойти лишь до половины учебника.</text:p>
      <text:p text:style-name="P734">Откуда же бедной дочери преподавательницы знать разницу между оргазмом и мочеиспусканием?</text:p>
      <text:p text:style-name="P734">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734"/>
      <text:p text:style-name="P734">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734"><text:soft-page-break/></text:p>
      <text:p text:style-name="P734">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734">Я как раз вернулся с провожания Иры в подъезд её дома и мне сказали, что в 74-й на столе есть куриный суп.</text:p>
      <text:p text:style-name="P734">Одно из преимуществ студенческой столовой в том, что после неё ты в любое время суток найдёшь в себе место для куриного супа.</text:p>
      <text:p text:style-name="P735">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735">Я обтёр ложку, сел на свободную койку и начал есть. Девушка с простынёй запротестовала, что свет мешает ей уснуть.</text:p>
      <text:p text:style-name="P735">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735"><text:span text:style-name="T79"><text:tab/><text:tab/><text:tab/>Чем меньше женщину мы любим, тем больше нравимся мы ей..</text:span>.</text:p>
      <text:p text:style-name="P735">Зализывать раны после мук с Ирой я подымался на пятый этаж. Света просто создана для этого.</text:p>
      <text:p text:style-name="P735">Небольшого роста, в мальчишеской стрижке, с грудями от Playboy. Она была хороша по всякому, но фирменное её достоинство это — минет. А ещё она буквально теряла голову от прикосновения к её соскам. Счастливый дар природы — и ей хорошо и тебе тоже.</text:p>
      <text:p text:style-name="P735"/>
      <text:p text:style-name="P735">Кроме физиологических проблем подаренных советской школой у меня с Ирой порою возникали непримиримые идеологические разногласия.</text:p>
      <text:p text:style-name="P735">В институте устроили субботник. Наш курс в Графском парке сгребал опавшие листья в большущие кучи и мы с Игорем Рекуном их поджигали.</text:p>
      <text:p text:style-name="P735">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735">- Сергей, не ломайся! Все так делают. Мы не в Америке.</text:p>
      <text:p text:style-name="P735">С волками жить — по волчьи выть. Когда Графский парк утонул в белом дыме, мы разошлись.</text:p>
      <text:p text:style-name="P735">Возле Старого корпуса я увидел девушку в спортивке. Она меня сразу чем-то п<text:span text:style-name="T528">ри</text:span>влекла. Даже не знаю чем. <text:span text:style-name="T528">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736">И я до того расчувствовался, что сразу рассказал, как только что в неё заново влюбился.</text:p>
      <text:p text:style-name="P736">- Ты не знал, что это я и — влюбился?</text:p>
      <text:p text:style-name="P736">- Да! Представляешь?</text:p>
      <text:p text:style-name="P736">- Как ты мог!</text:p>
      <text:p text:style-name="P736">- Так в тебя же...</text:p>
      <text:p text:style-name="P736">- Ты не знал, что это я!</text:p>
      <text:p text:style-name="P736">- Да пойми же, раз это оказалась ты, значит у меня нет шансов полюбить другую. Могу только тебя.</text:p>
      <text:p text:style-name="P736">- Раз ты только что не меня полюбил, то сможешь и ещё!</text:p>
      <text:p text:style-name="P736">- Кого ещё? Разве не ясно, что других как ты нет?</text:p>
      <text:p text:style-name="P736">- Ты ничего не понимаешь!</text:p>
      <text:p text:style-name="P736">- Хорошо. Так мне в тебя влюбляться нельзя?</text:p>
      <text:p text:style-name="P736">- Нет!</text:p>
      <text:p text:style-name="P736">- Никогда?</text:p>
      <text:p text:style-name="P736">- Нет!</text:p>
      <text:p text:style-name="P736">Замкнутый круг. Люби меня, <text:span text:style-name="T529">но</text:span> не влюбля<text:span text:style-name="T529">йся</text:span>.</text:p>
      <text:p text:style-name="P736">А она хороша в спортивке, так классно движется.</text:p>
      <text:p text:style-name="P736"><text:soft-page-break/></text:p>
      <text:p text:style-name="P737">П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737">Почему? Слишком простодушен и чересчур падок на новизну.</text:p>
      <text:p text:style-name="P737">Стоило услыхать от Илюши Липеса незнакомое слово «волы», и я увязался за ним как цуцик.</text:p>
      <text:p text:style-name="P737">- Ну, что? Пойдёшь к волам?</text:p>
      <text:p text:style-name="P737">«Волы» мне представлялись чем-то, типа, <text:span text:style-name="T530">бесплатных</text:span> гетер <text:span text:style-name="T530">без комплексов</text:span>, а оказались те <text:s/>же девушки, каких и в общаге вáлом. А у одно<text:span text:style-name="T529">й</text:span> из волиц день рождения.</text:p>
      <text:p text:style-name="P738">И вот теперь эта полутёмная большая комната в доме древней застройки и мы в ней общим кругом, типа, веселимся, типа, танцуем быстрый. Оно мне надо?</text:p>
      <text:p text:style-name="P738">Потом лягу с какой-нибудь на одну из двух кроватей, она меня будет потчевать открытым верхом, закрытым низом и говорить:</text:p>
      <text:p text:style-name="P738">- Не мучай ни меня, ни себя.</text:p>
      <text:p text:style-name="P738">От этой тоски воловьей вышел я в коридор и позвонил Ире, ещё раз объясниться, что я её люблю. Лох сентименталист.</text:p>
      <text:p text:style-name="P738">А она сразу:</text:p>
      <text:p text:style-name="P738">- Это что там за музыка? Ты где?</text:p>
      <text:p text:style-name="P738">Обычно я ей из будки в вестибюле общаги звоню. Та почти звуконепроницаемая — вокруг застеклённый отсек тамбура. По полчаса говорим. Совершенно ни о чём. Просто <text:s/>люблю слушать её голос. Она там слово скажет, а я тут умлеваю.</text:p>
      <text:p text:style-name="P738">- Да, так, в одном месте, потом скажу, не телефонный разговор. Я люблю тебя. Пока.</text:p>
      <text:p text:style-name="P738">Тогда все знали, что телефоны прослушиваются, так что фраза «не телефонный разговор» исключала дальнейшие расспросы.</text:p>
      <text:p text:style-name="P738">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738">Такое наплёл, что и на уши не налезет. Надо очень захотеть, чтоб такому поверить. Хотя, может, и поверила после тех икон.</text:p>
      <text:p text:style-name="P738">Ах, да, иконы...</text:p>
      <text:p text:style-name="P738">Мне сказали меня Вирич к себе зовёт, я и пошёл. Он на зимних каникулах отдыхал в Карпатах и вместе с лыжами одну ногу поломал, потому сам не ходит — загипсованный.</text:p>
      <text:p text:style-name="P738">Он с женой-студенткой в городе на квартире <text:span text:style-name="T531">жил</text:span>. <text:span text:style-name="T531">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739">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739">Если б не гипс, Вирич не допустил бы чтоб наши святыни...</text:p>
      <text:p text:style-name="P739">Короче, могу я бомбануть их обратно и восстановить историческую справедливость?</text:p>
      <text:p text:style-name="P739">Насчёт разности религиозных конфессий это он зря старался. 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739">А вот с просьбой бомбануть, это он по адресу. Нет проблем. Мне ведь что скажут, я и делаю.</text:p>
      <text:p text:style-name="P739"/>
      <text:p text:style-name="P739">Дождался когда все утром на занятия уйдут. Ногой в запертую дверь саданул — замок сразу выскочил. Всё точно: под койкой портфель, в портфеле иконы. Вот у них нюх у этих сербов, даже в третьем поколении.</text:p>
      <text:p text:style-name="P739">Портфель я оставил, а иконы вынес в отсек умывальника. Примерно такие, как у бабы Кати висела, только доски побольше.</text:p>
      <text:p text:style-name="P739">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739">- Чё это у тебя руки так дрожат? Курей воровал, что ли?</text:p>
      <text:p text:style-name="P739"><text:soft-page-break/>Пальцы просто ходуном ходили в неудержимом треморе. Но не такая дрожь, как после того перевертухеса в УАЗе. Та была напряжённо мелкая, а эта крупно так бьёт. Вот до чего святотатство-то доводит.</text:p>
      <text:p text:style-name="P740">За отпечатки я не переживал. Илюша же не пойдёт в уголовный розыск:</text:p>
      <text:p text:style-name="P740">- Снимите, пожалуйста, отпечатки с моего портфеля, где я держал иконы из ограбленного храма.</text:p>
      <text:p text:style-name="P740">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740">Потом, как, примерный студент, на занятия сходил; а после столовой подымаюсь на третий этаж — там шум стоит. В комнате Липеса дверь сломали! Я пошёл посмотрел — действительно дверь выбита. Это надо же! А что пропало?</text:p>
      <text:p text:style-name="P740">Молчит Илюша, только цыкает от расстройства.</text:p>
      <text:p text:style-name="P740">А потом я решил окончательно порвать с Ирой. Ну, сколько можно мучится? Тем более, раз у неё совершенно нет ко мне никакого доверия.</text:p>
      <text:p text:style-name="P740">Получаю письмо:</text:p>
      <text:p text:style-name="P740">«Сергей, я давно увлечена тобою, но сказать не решалась. Сегодня буду ждать тебя в 7 часов возле Старого корпуса. Люба».</text:p>
      <text:p text:style-name="P740">В тот вечер, когда проводил Иру, в ней вдруг в подъезде такое плаве страсти воспылало:</text:p>
      <text:p text:style-name="P740">- Не уходи, ещё побудь немного.</text:p>
      <text:p text:style-name="P740">А я смотрю на часах уже без десяти семь.</text:p>
      <text:p text:style-name="P740">- Да, ребята там ждут. Договорились «пулю» расписать.</text:p>
      <text:p text:style-name="P740">- Подождут, куда денутся.</text:p>
      <text:p text:style-name="P740">Еле вырвался. <text:s/>К Старому корпусу успел ровно в семь; я на подходе под фонарём часы проверил.</text:p>
      <text:p text:style-name="P740">А на площади перед Старым корпусом — ни души.</text:p>
      <text:p text:style-name="P740">Но я не стал там останавливаться, курить, ждать. Нет. <text:s/>Пересёк наискосок пустую площадь. Только малость шаг замедлил. Могу же я на ходу полюбоваться природой зимнего вечера? Вон та сосна на кедр похожа. Может и вправду кедр? <text:span text:style-name="T532">До того густые ветки — там сова живёт, <text:s/>ей за теми ветками даже и днём сумерки. А на сугробе под кедровой сосной остатки её трапез мелкими грызунами. Санитар природы.</text:span></text:p>
      <text:p text:style-name="P741">И, кстати, я ни капли не соврал. Захожу в 72-ю, а Славик с Двойкой тут как тут:</text:p>
      <text:p text:style-name="P741">- Чё? Запишем «пульку»?</text:p>
      <text:p text:style-name="P741">Я не сразу узнал, что то письмо подружка Иры под её диктовку написала. Все клюют на новизну, но лохи ещё и попадаются.</text:p>
      <text:p text:style-name="P741"/>
      <text:p text:style-name="P741">Ну, и к тому же появилась Мария.</text:p>
      <text:p text:style-name="P741">Брюнетка Бальзаковского возраста.</text:p>
      <text:p text:style-name="P741">Когда она мне улыбнулась на тротуаре, я не сразу понял с чего это. Оказывается, она на пару минут заходила тогда к волам на день рожденья. Вобщем, объяснила в каком доме живёт и номер квартиры сказала.</text:p>
      <text:p text:style-name="P741">У меня тот день напряжённый был — вечером концерт в актовом зале Старого корпуса — но я нашёл время и деньги на бутылку водки.</text:p>
      <text:p text:style-name="P741">Нёс её по способу Алимоши, в рукаве; такой твёрдый бицепс получается. Пришёл по адресу; четвёртый этаж. Дверь налево.</text:p>
      <text:p text:style-name="P741">Она открыла. Мы немного пообедали и — на диван.</text:p>
      <text:p text:style-name="P741">Не люблю кончать едва начав, но и такое бывает.</text:p>
      <text:p text:style-name="P741">- Извини, - говорю,- спешу. В пять часов концерт.</text:p>
      <text:p text:style-name="P741">Какой? Где?</text:p>
      <text:p text:style-name="P741">Она во втором ряду сидела, <text:span text:style-name="T533">когда я со сцены, уже с бас-гитарой, уже как ведущий вокалист, орал:</text:span></text:p>
      <text:p text:style-name="P522"><text:tab/><text:tab/><text:tab/><text:span text:style-name="T533">Ты помнишь плыли в вышине-е-е!..</text:span></text:p>
      <text:p text:style-name="P522"><text:tab/><text:tab/><text:tab/><text:span text:style-name="T533">И вдруг погасли две звезды-ы-ы?!..</text:span></text:p>
      <text:p text:style-name="P248"><text:soft-page-break/>Третьекурсник Витя К<text:span text:style-name="T534">о</text:span>ноневич играл на ритм-гитаре и подпевал в терцию; а на барабанах тоже с его курса — Лёша, кажется? — из местных жевжиков.</text:p>
      <text:p text:style-name="P248">После концерта мы с ней гуляли. 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248">У неё был сын шестиклассник, но я его ни разу не видел — не пересекались как-то. </text:p>
      <text:p text:style-name="P248">Уютная однокомнатная квартира. Кроме дивана — широкая двуспальная кровать, а рядом с ней ламповы радиоприёмник на тумбочке. Всю ночь негромко играет себе чего-то на средних волнах и шкала мерцает жёлтым.</text:p>
      <text:p text:style-name="P248">Кончала она красиво.</text:p>
      <text:p text:style-name="P248">- Ещё! Ещё! А! Ещё хочу-у-у!</text:p>
      <text:p text:style-name="P248">Может и отработанное, но всё равно красиво.</text:p>
      <text:p text:style-name="P248">И не переносила запаха семени, просила сразу же пойти в ванную. Я шёл беспрекословно — оно того стоило.</text:p>
      <text:p text:style-name="P248">За это она делала мне массаж, такая у неё специальность. Не понимаю почему за ним так с ума сходят. Ах, массаж! Но я и тут не прекословил.</text:p>
      <text:p text:style-name="P248">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248">Я не был в претензии, понимал, что медицинской сестре, даже и массажистке, как-то приходится выживать в этом мире.</text:p>
      <text:p text:style-name="P248">Тело у неё было красивое, как <text:span text:style-name="T535">на чёрно-белых фотках советской любительской порнографии, да и сама она тоже в таком закарпатском стиле. Но в постели сорочку не снимала, или совсем редко, говорила какая-то проблема с грудью, мастит, что ли. А меня после стольких упоров в «открытый верх, закрытый низ» такая перемена даже освежала. Тем более, что низом она знала как пользоваться.</text:span></text:p>
      <text:p text:style-name="P248">- <text:span text:style-name="T535">А можно я так?</text:span></text:p>
      <text:p text:style-name="P249">И устроит такое, чего я и не воображал возможным, да и вообще не воображал. Ещё как можно!</text:p>
      <text:p text:style-name="P249">Когда она заглядывала в 72-ю, то умело пользовалась тамошней незамысловатой мебелью.</text:p>
      <text:p text:style-name="P249">Отношения между актами у нас были дружескими и благожелательными. Она делилась планами покупки домашних тапочек для меня и обещала вылечить, когда заболею венерическим заболеванием.</text:p>
      <text:p text:style-name="P249">Она рассказывала... </text:p>
      <text:p text:style-name="P249">Впрочем, это неважно, а то я никогда не кончу. Как после кружки спирта.</text:p>
      <text:p text:style-name="P249">Одним словом, хочу сказать: Бальзак — не дурак, хоть и француз.</text:p>
      <text:p text:style-name="P249"/>
      <text:p text:style-name="P250">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250">Пройдя в институтских колоннах по площади, этого члена надо ещё отнести в Старый корпус и сдать завхозу.</text:p>
      <text:p text:style-name="P250">Когда я уже вышел от завхоза, Славик меня предупредил, что перед корпусом видел Иру и она его спрашивала где я.</text:p>
      <text:p text:style-name="P250">Славик знал, что у меня с ней уже скоро месяц как всё кончено, потому и предупредил.</text:p>
      <text:p text:style-name="P250">Разлука эта мне давалась нелегко.</text:p>
      <text:p text:style-name="P250">Пустынно тянулись вечера без её голоса по телефону. И мне не хватало её немецкой походки издалека. Случайно увидев её в институте, я ещё раз убеждался, что красивее неё нет никого и у меня сжималось сердце. Но лучше уж перетерпеть и поставить, в конце концов, точку.</text:p>
      <text:p text:style-name="P250">Поэтому, во избежание невыносимой мучительной встречи, я решил отсидеться в Старом корпусе пока она уйдёт.</text:p>
      <text:p text:style-name="P250">Тем более, что накануне, на загородной вылазке с Марией, мы условились провести Первомай у неё.</text:p>
      <text:p text:style-name="P250">Для вылазки мы поехали на вокзал и в лучах заката пошли вдоль путей в лесок на окраине. <text:soft-page-break/>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250">Мы нашли поляну и в наступившей темноте я разложил костёр. Было совсем тепло и она даже плащ сняла. С вином мы обошлись без стаканов.</text:p>
      <text:p text:style-name="P250">- Ещё! Ещё!</text:p>
      <text:p text:style-name="P250">Костёр, оказывается уже догорел и в переливчатом мерцании его углей неразборчивая тень метнулась поперёк поляны. Собака.</text:p>
      <text:p text:style-name="P251">Как же она испугалась! Нет ничего умилительней женских страхов. Ты, типа, былинный витязь и охранительно приобнимаешь её за плечи. Мне даже опять захотелось.</text:p>
      <text:p text:style-name="P250">- Ещё! Ещё!</text:p>
      <text:p text:style-name="P251">Возвращались уже среди ночи и долго ждали автобус. Это оказался последний, что везёт рабочих оборонного завода «Прогресс» после второй смены. Вернее работниц — в салоне почти сплошь женщины. Они так неприязненно смотрели на Марию. Мы-то пашем, а эта сучка стерва заполночь с хахалем вожжается.</text:p>
      <text:p text:style-name="P251">Весной даже бабы звереют.</text:p>
      <text:p text:style-name="P251"/>
      <text:p text:style-name="P251">То есть эта встреча с Ирой мне уже была ненужна.</text:p>
      <text:p text:style-name="P251">Я ещё минут двадцать поволынил, прежде чем выйти из Старого корпуса.</text:p>
      <text:p text:style-name="P251">- Серёжа!</text:p>
      <text:p text:style-name="P251">Она всё-таки дождалась между колоннами высокого крыльца.</text:p>
      <text:p text:style-name="P251">Ну, что я могу поделать, если она такая красивая? Если у меня стискивает дыхание и ёкает сердце?</text:p>
      <text:p text:style-name="P251">Мы зашли за угол с доской «Здесь учился Н. В. Гоголь» и остановились для разговора у высокого цоколя стены под старинными окнами.</text:p>
      <text:p text:style-name="P251">Меня поразила её бледность. Не серовато-болезненная, а словно <text:span text:style-name="T536">тонкий</text:span> фарфор. <text:span text:style-name="T536">До прозрачности</text:span> белый фарфор. Уже не знаю от чего больше сжимается сердце: от её красоты, или жалости к ней.</text:p>
      <text:p text:style-name="P252">Конечно же, я тупая скотина, столько мучил и себя и её. Я снова её обнимаю. Она смеётся и плачет у меня на груди. Как я люблю её!</text:p>
      <text:p text:style-name="P252">Этот проклятый месяц она приходила домой и просто пластом лежала. Боль буквально физическая. И всё безразлично. Мама не знала что и делать.</text:p>
      <text:p text:style-name="P252">- Что с тобой, Ирочка?</text:p>
      <text:p text:style-name="P252">- Ничего.</text:p>
      <text:p text:style-name="P252">Скотина. Подлец. До чего бледная. Какая красивая.</text:p>
      <text:p text:style-name="P252">- Приходи. В комнате никого.</text:p>
      <text:p text:style-name="P252">Она радостно отправилась домой переодеться и сказать маме, что празднует и ночует у подружки.</text:p>
      <text:p text:style-name="P252"/>
      <text:p text:style-name="P252">В советских праздниках мне больше всего нравилось именно это вот затишье после демонстрации. Улицы пустеют, машин и пешеходов почти нет, Люди разошлись по домам, начинают праздновать.</text:p>
      <text:p text:style-name="P252">Общага тоже стоит пустая. Кроме 72-й комнаты на третьем этаже. Это наша комната, наш этаж, наша общага, наш праздник. Праздник примирения.</text:p>
      <text:p text:style-name="P252">Света чуть было не испортила праздник. </text:p>
      <text:p text:style-name="P252">Пользуясь <text:s/>царящими вокруг безлюдьем и тишью, я вышел в туалет в одних трусах, а потом зашёл в умывальник. Тут она меня и прищучила.</text:p>
      <text:p text:style-name="P252">- Это что за дела?</text:p>
      <text:p text:style-name="P252">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252">- <text:span text:style-name="T537">Да ты что?! Это же Ира!</text:span></text:p>
      <text:p text:style-name="P253"><text:soft-page-break/>Нет, она только что туда заглянула, а та спиной стоит у окна — откуда может быть у Ирки такой пеньюар?</text:p>
      <text:p text:style-name="P253">Как будто я знаю. Сам первый раз вижу.</text:p>
      <text:p text:style-name="P253"/>
      <text:p text:style-name="P253">На второй день я утром вышел из общаги. В гастрономе на площади продавали редкий дефицит — бело-синие банки сгущёнки.</text:p>
      <text:p text:style-name="P253">Гордый своей добычей, я вернулся в 72-ю, а Ира с койки у окна сказала:</text:p>
      <text:p text:style-name="P253">- Что? Сгущёнку принёс?</text:p>
      <text:p text:style-name="P253">Я ох.. опешил, то есть.</text:p>
      <text:p text:style-name="P253">- Это ты как это?</text:p>
      <text:p text:style-name="P253">- У тебя такой нос довольный, сразу видно.</text:p>
      <text:p text:style-name="P253">И с такими способностями писать подмётные письма? Что-то тут не то.</text:p>
      <text:p text:style-name="P253"/>
      <text:p text:style-name="P253">Так я сдался и мы стали жить-поживать одной общей дружной семьёй. Полигамия называется. <text:span text:style-name="T538">Мне в ней досталась роль связующего звена.</text:span></text:p>
      <text:p text:style-name="P253"><text:s/>Связующее звено должен усвоить одно золотое правило — никаких имён.</text:p>
      <text:p text:style-name="P253">«Милая» — самое оно; и ей приятно и недоразумений нет. Возможно, кто-то предпочтёт «зайку», или «рыбку», это дело вкуса, но, по моему скромному мнению к чему лишний зоопарк разводить?</text:p>
      <text:p text:style-name="P253">- Да, милая. Конечно, милая.</text:p>
      <text:p text:style-name="P253"/>
      <text:p text:style-name="P253">Сцен Света больше не устраивала. Она чётко знала своё место: после Иры, перед Марией.</text:p>
      <text:p text:style-name="P253">Официально девушки не были представлены, но знали о существовании друг дружки.</text:p>
      <text:p text:style-name="P253">Ира и Света наверняка, а Мария, скорей всего — да.</text:p>
      <text:p text:style-name="P253">В общении с милыми я особо эту тему не затрагивал — кто что знает, чего не знает, но Нежин провинциальный городок, где все всё про всех.</text:p>
      <text:p text:style-name="P253">Когда на третьем курсе я проходил педагогическую практику во школе № 2, какая-то из преподавательниц на перемене начала выдавать информацию о Марии. Она старательно смотрела не на меня, а на мою однокурсницу, что тоже проходила там практику.</text:p>
      <text:p text:style-name="P253">Это была очень старательная студентка. И она очень старательно готовилась к своему первому уроку. <text:span text:style-name="T534">У себя дома она собрала всех-всех своих кукол и куколок, усадила на крышку пианино и готовилась:</text:span></text:p>
      <text:p text:style-name="P253">- <text:span text:style-name="T534">Good morning, children!</text:span></text:p>
      <text:p text:style-name="P253"/>
      <text:p text:style-name="P254">Инфантилизм — смертоносное оружие, он для меня страшнее пулемёта. То есть, хочу сказать, от него меня на рвоту тянет.</text:p>
      <text:p text:style-name="P254">То ли дело молодожёны на нашем этаже.</text:p>
      <text:p text:style-name="P254">Когда они поженились, им отдали целую комнату. В смысле студентов отселили, а мебель осталась.</text:p>
      <text:p text:style-name="P254">Иногда, чтобы расслабиться после напряжённого умственного труда в ходе учебного процесса, они устраивали «скачки» по субботам.</text:p>
      <text:p text:style-name="P254">Приглашали в гости какую-нибудь парочку с ночёвкой и после ужина начинали заезды со сменой партнёров, или партнёрш меняли. Детали мне не известны, я в скачках не участвовал. Витя Кононевич гостевал там как основной жокей.</text:p>
      <text:p text:style-name="P254">По-моему, если честно, секс — занятие лишь для двоих, настолько он интимен.</text:p>
      <text:p text:style-name="P254">Понимаю, что я старомоден, но таким уж уродился.</text:p>
      <text:p text:style-name="P254"/>
      <text:p text:style-name="P255">Летом на пионерскую практику я поехал в лагерь «Юный строитель» рядом с Седневым. Во время Черниговского княжества там крепость стояла для обороны от татар, литвы, <text:s/>или новгородцев — это уж кто нагрянет.</text:p>
      <text:p text:style-name="P255"><text:s/>А теперь от крепости одна башня осталась. От башни крутой спуск к реке Снов с песчаными берегами; за мостом и сосновым лесом два лагеря бок о бок: «Юный строитель» и «Юный <text:soft-page-break/>химик», а дальше уже пшеничные поля.</text:p>
      <text:p text:style-name="P255">В «Строителе» я практиковался на должности подменного воспитателя, 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255">Уезжали они не часто — дорога до Чернигова не близкая — так что основная моя работа заключалась в <text:span text:style-name="T539">передачи музыки из радиоузла и в объявлении отбоя на «мёртвый» час и на ночь.</text:span> <text:span text:style-name="T539">Я почему-то делал это пидарастическим голосом:</text:span></text:p>
      <text:p text:style-name="P255">- <text:span text:style-name="T539">Внимания! В лагири абивляица аутбой. Павтаряйу — аутбой!</text:span></text:p>
      <text:p text:style-name="P256">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256">Пару раз спортзал послужил трапезной для послеотбойного застолья воспитателей и вожатых.</text:p>
      <text:p text:style-name="P256">Дверь в дальней стене спортзала выходила на сцену небольшого зрительного зала в окружении сосен под открытым небом.</text:p>
      <text:p text:style-name="P256">Я валялся где попало, читал что подвернётся в лагерной библиотеке и отпускал бороду, потому что после лагеря собирался ехать в студенческий стройотряд. Одним словом, вёл образ жизни небритого отщепенца.</text:p>
      <text:p text:style-name="P256">Должность старшей пионервожатой исполняла моя однокурсница, Ирина из Бахмача. Мне как-то не сразу дошло, что она меня обхаживает, пока не пригласила в ту старинную башню Седнева, куда встроен романтический ресторан. </text:p>
      <text:p text:style-name="P256">Стены в полтора метра, а по равнине далеко внизу галопом пролетают тени от облаков, как всадники разбойной ватаги.</text:p>
      <text:p text:style-name="P256">Она угощала ликёром из ежевики. Мне не понравился — слишком приторная хрень.</text:p>
      <text:p text:style-name="P256">За два года обучения у неё явно поменялись приоритеты и взгляд на жизнь, по сравнению с той ночью, что мы с ней провели на первом курсе.</text:p>
      <text:p text:style-name="P256">Однако, всерьёз воспринять её в практических целях я не мог. <text:span text:style-name="T540">И дело вовсе не в злопамятности, типа «ах, не дала, так теперь иди погуляй». Нет, я не такой.</text:span></text:p>
      <text:p text:style-name="P257">Всё из-за моей послушной исполнительности; мне один раз скажут «нет» и я послушно отступлю, а чтобы впоследствии снова приступил нужно сказать «иди сюда». Она же понадеялась обойтись намёками.</text:p>
      <text:p text:style-name="P257">Не мог я сосредоточиться и на другой практикантке, тоже Ирине, но из Нежина; дочери проректора Будовского. Во-первых, мне не импонировала его лысина и моральный облик, а во-вторых, сразу ж видно, что она ещё целка.</text:p>
      <text:p text:style-name="P257">Так что лавры первенства неизбежно достались блондинке-физруку, опять-таки Ирине, но из соседнего лагеря.</text:p>
      <text:p text:style-name="P257">Сначала мы встречались на берегу реки в компании с её «спидолой», но в спортзале оказалось теплее.</text:p>
      <text:p text:style-name="P257">Один раз ко мне приезжала группа гостей: Славик, Двойка и Петюня для игры в преферанс и Света для всего остального.</text:p>
      <text:p text:style-name="P257">После игры мальчики побегали по спортзалу за ёжиком, которого принесли ко мне пионеры, 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257">Я выдал мальчикам лагерные одеяла — не спать же им на голых досках, и выключил свет.</text:p>
      <text:p text:style-name="P257">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257">Один раз я съездил в Нежин, типа, на выходной, но там повёл себя как свинья. Облопался колёсами и в столовой на вокзале чуть не уснул на тарелке с борщом. Ира возмутилась и ушла. Пришлось Славику, который тоже ехал в Чернигов, тащить меня как овощ в дизель-поезд. Потому что ветка до Чернигова не электрофицирована.</text:p>
      <text:p text:style-name="P257"><text:soft-page-break/>В поезде я проспался, но мне всё равно было нудно. Как и большую часть той практики.</text:p>
      <text:p text:style-name="P257">Нудно, что соврал мужику в поле, который спросил из какого я лагеря. Зачем сказал, что из «Химика»?</text:p>
      <text:p text:style-name="P258">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258">Секунда промедления, момент упущен и трофей достался шофёру лагеря.</text:p>
      <text:p text:style-name="P258">Нудно, что ныряя с обрыва чересчур запрокинулся и, типа, вывихнул хребет.</text:p>
      <text:p text:style-name="P258">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259"><text:span text:style-name="T793">Не знаю какую аборигеновую маску изобразил мой анфас, н</text:span>о фары <text:span text:style-name="T793">потушили</text:span>. </text:p>
      <text:p text:style-name="P259">Потом Ирина из Бахмача насмешки строила — вот уж не знала, что у меня такой маленький. Меня и это не задело — как-то всё нудно...</text:p>
      <text:p text:style-name="P592"><text:span text:style-name="T82"><text:tab/><text:tab/><text:tab/></text:span><text:bookmark text:name="L1"/><text:span text:style-name="T79">Дар напрасный, дар случайный,<text:line-break/></text:span><text:bookmark text:name="L2"/><text:span text:style-name="T79"><text:tab/><text:tab/><text:tab/>Жизнь, зачем ты мне дана?.</text:span>.</text:p>
      <text:p text:style-name="P258">А вот что на день Посейдона пионеры двух лагерей меня поймали и бросили в пруд рядом с речкой не нудно, а правильно. Сперва обидно, мокро, а потом смешно — молодцы, шпингалеты! Так и надо!</text:p>
      <text:p text:style-name="P258">В ночь перед отъездом мы с Ириной физруком опять сидели над рекой. <text:s/>Звёзд высыпало столько, что за ними и неба не видно и меня охватило томление, что как-то всё уходит, утрачивается.</text:p>
      <text:p text:style-name="P258">Она не дала и мы просто сидели, опёршись спиной в спину. <text:span text:style-name="T541">Звёзды светили снизу, из широкого плёса тихого Снова и сверху тоже. Вот они были и будут, а удержать их всё равно невозможно. Всё утекает.</text:span></text:p>
      <text:p text:style-name="P260">Это «спидола» виновата, начала вдруг читать проповедь на английском. О чём конкретно я не понял, потому что не про семью Паркеров из институтских текстов, но догадался, что проповедь.</text:p>
      <text:p text:style-name="P260">Я проводил её до «Химика». Она зашла и заперла ворота, но я её снова окликнул. Мы взобрались на ворота с двух сторон и простились по-лагерному — поцелуем поверх решётки.</text:p>
      <text:p text:style-name="P260">Прости-прощай, утрата.</text:p>
      <text:p text:style-name="P260"/>
      <text:p text:style-name="P260">С городом Прилуки я знаком был давно, но заочно. На пачках «Примы» сзади напечатано «сигаретна ф-ка м. Прилуки».</text:p>
      <text:p text:style-name="P260">Город Прилуки построили немцы во время его оккупации, поэтому улицы в нём строго параллельны и методично перпендикулярны друг другу. За исключением той окраинной, где впоследствии построили автовокзал.</text:p>
      <text:p text:style-name="P260"/>
      <text:p text:style-name="P260">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260">А я, типа, ведущий специалист, потому что у меня в военном билете написано «каменщик».</text:p>
      <text:p text:style-name="P260">В отряде две девушки и пятнадцать студентом, не считая командного звена.</text:p>
      <text:p text:style-name="P260">Нас разместили в общежитии «химиков», но только на одну ночь — утром поедем <text:span text:style-name="T542">в 4-ю автобазу, что на шоссе между селом Ивковцы и посёлком Ладан.</text:span></text:p>
      <text:p text:style-name="P260">«<text:span text:style-name="T542">Химики» это заключённые, которых за примерное поведение выпускают из зоны доматывать свой срок «на химии». Какой-нибудьь завод, или фабрика с вредным для здоровья производством, шахта, стройка — всё годится, чтобы стать «химией» для примерных зэков.</text:span></text:p>
      <text:p text:style-name="P261">Контроль за «химиками» довольно жёсткий — в общагу 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Опять же какая-никакая зарплата. А если мент-воспитатель на тебя в обиде, то отвезут обратно на зону.</text:p>
      <text:p text:style-name="P261"><text:soft-page-break/></text:p>
      <text:p text:style-name="P261">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261">- Катраниха! Ни хрена себе! Это ты?</text:p>
      <text:p text:style-name="P261">- Тише ты! Мои ученики могут увидеть. Я ж тут учительница.</text:p>
      <text:p text:style-name="P261">Ну, конечно, извини запамятовал. Она уже год как сеет тут разумное, доброе вечное.</text:p>
      <text:p text:style-name="P261"/>
      <text:p text:style-name="P261">4-я автобаза сама по себе — ни в селе, ни в городе; <text:span text:style-name="T543">сразу за лесополосой вдоль шоссе.</text:span></text:p>
      <text:p text:style-name="P262">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262">Потом одноэтажное здание кочегарки, а дальше обширная территория автобазы за высоким кирпичным забором.</text:p>
      <text:p text:style-name="P262">На территории — гаражи, столовая и много других строений, часть которых ещё не достроена; посередине вырыт большой глубокий котлован. 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262">Но это в дальнейшем, а пока — вот лопаты и — «бери больше, кидай дальше». Так всё знакомо. Только форма другая.</text:p>
      <text:p text:style-name="P262">После работы кочегары-«химики», Юра и Помидор, открывают задвижку и из железной трубы высоко в стене кочегарки бьёт широкая струя воды. Становись на излёте струи и — купайся. Вода, конечно, холодная, но ведь сейчас лето.</text:p>
      <text:p text:style-name="P262">Через неделю командир отряда созвал общее собрание. Вопрос один — питание, потому что то, чем кормят в столовой не еда, а...</text:p>
      <text:p text:style-name="P262">Ну, не знаю, хавка, как хавка.</text:p>
      <text:p text:style-name="P262">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262">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592"><text:span text:style-name="T516"><text:tab/><text:tab/><text:tab/></text:span><text:span text:style-name="T544">Яростный стройотряд.<text:line-break/><text:tab/><text:tab/><text:tab/>Словно степной пожар..</text:span><text:span text:style-name="T545">.</text:span></text:p>
      <text:p text:style-name="P263">Студенты нахваливают стряпню девушек. </text:p>
      <text:p text:style-name="P263">Вобщем, да, горячее, чем в столовой, а в остальном такая же хавка, как хавка.</text:p>
      <text:p text:style-name="P263">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251"><text:tab/><text:tab/><text:tab/><text:span text:style-name="T79">Из полей уносится печаль,<text:line-break/><text:tab/><text:tab/><text:tab/>Из души уходит прочь тревога,<text:line-break/><text:tab/><text:tab/><text:tab/>Впереди у жизни только даль.</text:span>..</text:p>
      <text:p text:style-name="P263">После танцев сквозь ночь на цистерне с ветерком,</text:p>
      <text:p text:style-name="P263">Один раз поехали в Ладан.</text:p>
      <text:p text:style-name="P263">Многосмысленное имя. Но у меня имидж не лыком шит — до смысла не враз докопаешься. Патлы ниже ушей, бородёнка кучерявая, а на волосах жгутом скрученный грязный бинт, чтоб на глаза не падали. То ли поп-расстрига, то ли мастеровой, или Рембо с чёрно-белых фоток?</text:p>
      <text:p text:style-name="P263">Но когда в буфете Рембо потребовал, чтоб бутылку биомицина разом вылили в пивной бокал, всё встало на свои места — алкаш с автобазы.</text:p>
      <text:p text:style-name="P263">Третьекурсник Саша Чалов подъехал из Прилук, он там живёт. Как раз после ладанской бормотухи. Подъехал с другом своим и винищем. «Солнце в бокале». А ведь научились всё же в нашей стране делать поэтичные наклейки.</text:p>
      <text:p text:style-name="P263">Я после этого «солнца» поверх того плодово-ягодного почувствовал, что отлежаться надо. <text:soft-page-break/>Хотел в кустах лесополосы, но Саша с другом отволокли меня на второй этаж на койку. </text:p>
      <text:p text:style-name="P263">Вот это и называется «медвежья услуга»; пришлось блевать в окно, как та струя из кочегарки.</text:p>
      <text:p text:style-name="P263">Они приезжали сказать, что им бас-гитарист нужен для «халтур» на свадьбах <text:span text:style-name="T546">в городе</text:span>. </text:p>
      <text:p text:style-name="P264">Две свадьбы отхалтурили на выходные, но бесплатно — родственники музыкантов оказались. Работа за харчи. Так на вторую я трёх физматовцев прихватил с собою, типа, звукооператоры.</text:p>
      <text:p text:style-name="P264">«Химик» Помидор свою кликуху внешним видом заслужил — кожа лица красная, <text:span text:style-name="T530">как из бани,</text:span> и <text:span text:style-name="T530">волосы оранжево-</text:span>рыжи<text:span text:style-name="T530">е</text:span>.</text:p>
      <text:p text:style-name="P264">Он самый жизнерадостный «химик» на свете. И я бы радовался жизни, если б умел вот также манипулировать колодой карт. Потасует, сдаст и у него на руках вос<text:span text:style-name="T530">ьмерная в</text:span> черв<text:span text:style-name="T530">ях</text:span>. И не заметишь как.</text:p>
      <text:p text:style-name="P265">В котловане мы работали неумело, но с энтузиазмом, пока в конце месяца прораб не закрыл наряды. По ним получалось, что заработок, после вычета аванса, равняется месячной стипендии. А тут ещё и гвозди кончились, нечем сколачивать опалубку. Энтузиазм иссяк, а до окончания стройотряда ещё десять дней. Без гвоздей получится простóй, в котором мы проедим и то, что заработали.</text:p>
      <text:p text:style-name="P265">Отряд направил делегацию для переговоров с директором автобазы. В неё включили меня, как ведущего специалиста, и одну из девушек. Она ничего не смыслила в строительстве и гвоздях нужного размера, зато была блондинка, что придаёт правильный импульс процессу любых переговоров.</text:p>
      <text:p text:style-name="P265">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Без б<text:span text:style-name="T547">лондинки вряд ли бы он догадался упомянуть про машину, потому что он сам её вёл, а она сидела между нами.</text:span></text:p>
      <text:p text:style-name="P266">Меня удивило, как это среди встречных машин на шоссе он распознаёт автобазовские задолго до того, как завиднеются их номерные знаки.</text:p>
      <text:p text:style-name="P266">Главный инженер объяснил, что своих он видит по рогам и спросил не знаю ли я Чомбе.</text:p>
      <text:p text:style-name="P266">Конечно, я знал Чомбе, который расстрелял Патриса Лумумбу из пулемёта, <text:span text:style-name="T548">когда я был ещё пионером. Однако, я засомневался при чём тут диктатор из не помню <text:s/>уж какой африканской страны, потому что тогда я ещё был пионером. Так что я сказал, что нет, не знаю.</text:span></text:p>
      <text:p text:style-name="P267">Главный инженер пояснил, что Чомбе это директор четвёртой автобазы, к которому мы сейчас едем. </text:p>
      <text:p text:style-name="P267">Этот местный Чомбе распорядился нарисовать белой краской большую римскую цифру пять на радиаторах всех машин автобазы. Отметина видна издалека и без проблем опознаёшь своих, а шофера кроют Чомбе по матери, потому что труднее делать левые ходки.</text:p>
      <text:p text:style-name="P267">Впрочем, его и раньше звали Чомбе, ещё до этих рогов.</text:p>
      <text:p text:style-name="P267">На полевом стане из четырёх вагончиков с колёсами на краю сжатого поля директора не оказалось. Сказали, что он косит на другом.</text:p>
      <text:p text:style-name="P267">Главный инженер с запчастями и блондинка из нашего отряда остались возле вагончиков, а я поехал к Чомбе.</text:p>
      <text:p text:style-name="P267">Новенькую водовозку марки УАЗ вёл десятилетний мальчик, сын диктатора.</text:p>
      <text:p text:style-name="P268">По жёлтому жаркому полю в облаке густой пыли ездил коричневый комбайн с надписью «Нива» на боку. 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268">Комбайн стучал и грохотал и ехал сквозь пыль дальше. Впервые в жизни я поднялся на борт комбайна, но всё шло само собой — вот лесенка, вот дверь.</text:p>
      <text:p text:style-name="P268">В тесной кабине сидел человек в кепке, глядя через стекло передней стенки на густые колосья, которые валил и втягивал его комбайн. 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я кончились и мы ничего не заработаем.</text:p>
      <text:p text:style-name="P268">Под грохот мотора колосья дёргались и падали на широкий вращающийся вал и клочьями плыли вверх по транспортёру.</text:p>
      <text:p text:style-name="P268"><text:soft-page-break/>Директор сказал, что посмотрит что можно сделать и пусть к нему заедет главный инженер.</text:p>
      <text:p text:style-name="P268">Я вылез из кабинки в пыль из бункера, спустился по лесенке и спрыгнул на ходу.</text:p>
      <text:p text:style-name="P268">Ни лица, ни цвета кожи человека в кепке я так и не увидел, но чувствовал, что некоторые диктаторы достойны уважения.</text:p>
      <text:p text:style-name="P269">В вагончике с длинным столом под клеёнкой шёл обед и нас тоже накормили.</text:p>
      <text:p text:style-name="P269">Такой обед не назвать хавкой, это уже харч.</text:p>
      <text:p text:style-name="P269">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269">Съев всё это я переполнился до краёв.</text:p>
      <text:p text:style-name="P269">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269">Заливать компот было <text:span text:style-name="T538">совершенно некуда</text:span>, но <text:span text:style-name="T538">постепенно </text:span>я вцедил и его.</text:p>
      <text:p text:style-name="P269">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269">Там я аккуратно повалился на охапку сухого сена под яблоней в надежде отлежаться прежде, чем лопну.</text:p>
      <text:p text:style-name="P270">А, таки, попустило!</text:p>
      <text:p text:style-name="P270">К тому времени, когда в сад пришла блондинка, я чувствовал себя в норме.</text:p>
      <text:p text:style-name="P270">Она села под ту же яблоню, опёрлась на неё спиной и пару раз мне мило улыбнулась.</text:p>
      <text:p text:style-name="P270">Меня поразило до чего точное стечение обстоятельств — она и я в саду под яблоней, не хватает только змея. 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270">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270">За пару дней до окончания стройотряда на автобазу снова приехал Саша Чалов. Просто так — распить солнце в бокале.</text:p>
      <text:p text:style-name="P270">Слегка встряхнув свой портфель, он, как обычно, продекламировал своё любимое четверостишье:</text:p>
      <text:p text:style-name="P523"><text:tab/><text:tab/><text:tab/>Одна звенеть не будет,</text:p>
      <text:p text:style-name="P523"><text:tab/><text:tab/><text:tab/>А две звенят не так,</text:p>
      <text:p text:style-name="P523"><text:tab/><text:tab/><text:tab/>Когда такие люди</text:p>
      <text:p text:style-name="P270"><text:span text:style-name="T79"><text:tab/><text:tab/><text:tab/>В стране советской есть</text:span>.</text:p>
      <text:p text:style-name="P270">Последняя строка, безусловно, ломает всякую рифму, но это ни в коей мере не снижает оптимистичность <text:span text:style-name="T549">звучания и воодушевляющий посыл.</text:span></text:p>
      <text:p text:style-name="P271">Кочегары-«химики» помогли разобраться с содержимым портфеля, вышло по бутылке на рыло — никто не ужрался и Саша Чалов уехал.</text:p>
      <text:p text:style-name="P271">Помидор с Юрой хотели уже уходить, но по дороге постучали в дверь комнаты девушек. Дверь оказалась запертой. Они постучали настойчивее, а потом расшалились, вспомнили своё школьно-хулиганское отрочество и начали засовывать под дверь листки горящей бумаги. Девушки <text:s/>за дверью оборонялись водой из чайника.</text:p>
      <text:p text:style-name="P271">Валяясь на койке я занял позицию подстрекателя и орал в потолок:</text:p>
      <text:p text:style-name="P271">- Ату их!</text:p>
      <text:p text:style-name="P271">Во мне вдруг вспыхнула злоба на весь женский род, типа, из-за них всё так наперекос<text:span text:style-name="T112">я́</text:span>к, что и сам не знаю чего мне надо. И я продолжал орать гадости.</text:p>
      <text:p text:style-name="P271">Будь дверь открыта с самого начала, «химики» просто зашли бы потрандели и вышли, но теперь в них играл охотничий азарт.</text:p>
      <text:p text:style-name="P271">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271">К ним в комнату ломились зэки и, что ещё страшнее, я дурнуватым голосом вопил из общей спальни:</text:p>
      <text:p text:style-name="P271">- Суки! Волчары! Пидараски!</text:p>
      <text:p text:style-name="P271"><text:soft-page-break/>Наконец, один из физматовцев подошёл к моей койке и сказал, что так нельзя.</text:p>
      <text:p text:style-name="P271">Я крикнул Помидору, что хватит и они с Юрой сразу умотали. У «химиков» с логикой полный порядок.</text:p>
      <text:p text:style-name="P271">Назавтра я постучал в дверь девушек. Она была не заперта. Я зашёл и попросил прощения.</text:p>
      <text:p text:style-name="P271">- Боишься, что из института полетишь за это? - спросила та, которая шатенка.</text:p>
      <text:p text:style-name="P271">Вряд ли бы она поверила, что мне просто стыдно. И вряд ли б поняла, что я уж и сам в толк не возьму — боюсь, или хочу исключения.</text:p>
      <text:p text:style-name="P271">А всё же до чего иногда хочется плюнуть самому себе в рожу. Но из песни слова не выкинешь и вся эта мерзость это тоже — я.</text:p>
      <text:p text:style-name="P271"/>
      <text:p text:style-name="P271">Из заработанных в стройотряде грошей я купил Лене куклу.</text:p>
      <text:p text:style-name="P271">Конечно, сам бы не догадался, но радиостанция «Маяк» по три раза на дню крутила самый модный шлягер:</text:p>
      <text:p text:style-name="P524"><text:tab/><text:tab/><text:tab/>Папа подари!</text:p>
      <text:p text:style-name="P524"><text:tab/><text:tab/><text:tab/>Папа подари!</text:p>
      <text:p text:style-name="P271"><text:span text:style-name="T79"><text:tab/><text:tab/><text:tab/>Папа подари мне куклу!.</text:span>.</text:p>
      <text:p text:style-name="P271">Так что по ходу дня где-нибудь её да и услышишь. Или сама по себе начинает крутиться в голове, пока — клац! — а ведь это идея!</text:p>
      <text:p text:style-name="P271">За куклой я поехал в Универмаг, но кукол там не оказалось. Одно из двух — или эпоха дефицита, или идея дошла мне с запозданием.</text:p>
      <text:p text:style-name="P271">Пришлось покупать собаку. <text:span text:style-name="T550">Тоже самую дорогую и большую, в метр ростом; одета в штаны и рубаху. Та же, практически, кукла, только голова собачья.</text:span></text:p>
      <text:p text:style-name="P271"/>
      <text:p text:style-name="P247">Лена росла здоровым ребёнком, ходила в детский комбинат «Солнышко», недалеко, тоже на Посёлке.</text:p>
      <text:p text:style-name="P247">Весь сентябрь я отводил её туда и приходил за нею, <text:s/>потому что кто работал в стройотряде освобождается от шефской помощи колхозам.</text:p>
      <text:p text:style-name="P247">Бороду я сбрил, а патлы оставил и один раз пошёл с братом на танцы.</text:p>
      <text:p text:style-name="P247">В Лунатике на танцах уже играли не «Шпицы», а Саша Баша. </text:p>
      <text:p text:style-name="P247">А м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а вдруг проболтается , что на Байконуре кроме космонавтов каждую неделю экспериментальные баллистические ракеты запускают.</text:p>
      <text:p text:style-name="P247">Кроме длинных патлов на мне ещё были тёмные очки в оправе «мона лиза». Вечером тёмные очки ни к чему, но тонкая оправа «мона лиза» считалась попсóвым символом модного чувака. <text:s/>Так же, как и потёртые джинсы.</text:p>
      <text:p text:style-name="P247">Их толкали по 120-150 руб., что больше среднемесячной зарплаты рабочего. </text:p>
      <text:p text:style-name="P247">В Конотоп их привозили смуглокожие алжирцы, что обучались в инженерно-строительном техникуме.</text:p>
      <text:p text:style-name="P247">Эти алжирцы до того наивные.</text:p>
      <text:p text:style-name="P247">- Он говориль выйдем будем поговориль. Я выйдиль он меня ногой удариль. Зачему?</text:p>
      <text:p text:style-name="P247">Но, при всей наивности, цену на джинсы они не спускали.</text:p>
      <text:p text:style-name="P247">Так что на мне <text:span text:style-name="T551">была джиннóта за 30 руб., какая-то непонятная бразильская хрень, и не трётся вовсе, не то что Лялькины «Levi's».</text:span></text:p>
      <text:p text:style-name="P272">Так что хотя в тёмных очках вечером плохо видно, на танцах им есть оправдание.</text:p>
      <text:p text:style-name="P272">На площадку мы зашли уже после перерыва, толкучка полным ходом. Брат пошёл свою девушку искать, а я стою недалеко от сцены — слушаю.</text:p>
      <text:p text:style-name="P272">Соло-гитарист у Баши неплохой, без натуги играет.</text:p>
      <text:p text:style-name="P272">Какой-то хлюст из толпы нарисовался и вылупился на меня. Ну, ещё бы — такие патлы, столичный вид. Он ушёл.</text:p>
      <text:p text:style-name="P272">Я дальше стою и минут через несколько смотрю — опять он, но уже с каким-то кентом. Подваливают ко мне, синхронно так назад откачнулись и — летят в меня два кулака.</text:p>
      <text:p text:style-name="P272"><text:soft-page-break/>Я в плечо принял, но общая масса двойного удара меня смела и я, типа, улетел в другое пространство.</text:p>
      <text:p text:style-name="P272">Без балды — другое, будто под воду. </text:p>
      <text:p text:style-name="P272">Звук танцев моментально отключился и я лечу, вернее, качусь по бетону площадки. А с разных сторон несутся ноги и стараются нанести удар. <text:span text:style-name="T552">Причём ноги почему-то не цельные, а только от ступни до колена. Так и просвистывают тут и там, только беззвучно. Но не попали.</text:span></text:p>
      <text:p text:style-name="P273">Я вскочил и запрыгнул на скамейку под круговой оградой. Спиной к трубам. Тут и звук вернулся. Девушки визжат, Баша в микрофон:</text:p>
      <text:p text:style-name="P273">- Друзья, пожалуйста, соблюдайте...</text:p>
      <text:p text:style-name="P273">А перед скамейкой несколько хлопцев лицом ко мне и один, плотный такой кричит:</text:p>
      <text:p text:style-name="P273">- Ты кто? Ты кто? Очки сними!</text:p>
      <text:p text:style-name="P273">Я «мону лизу» сдёрнул и кто-то крикнул:</text:p>
      <text:p text:style-name="P273">- Из Орфеев!</text:p>
      <text:p text:style-name="P273">Это оказались хлопцы с Посёлка, хоть я их и не знал. Они взяли меня в плотное кольцо и с площадки вывели, а сами вернулись на общую разборку.</text:p>
      <text:p text:style-name="P273">В тот день резаки с Деповской хотели доказать, что Лунатик их территория.</text:p>
      <text:p text:style-name="P273">На выходе из парка я сошёлся с братом. У него была бровь разбита. Пришлось идти на Вокзал и замывать кровь под краном в мужском туалете.</text:p>
      <text:p text:style-name="P247"/>
      <text:p text:style-name="P211"/>
      <text:p text:style-name="P211">Труднее всего найти рукавицы, что сам же заткнул себе за пояс.</text:p>
      <text:p text:style-name="P211">Я ходил грабить плантации конопли аж чуть ли не до Кандыбино, а тут за забором, в соседском огороде густая рощица растёт. Ограниченный кругозор — вдаль смотрю, а под носом не вижу.</text:p>
      <text:p text:style-name="P211">Пришлось восстанавливать историческую справедливость. Чтоб замести следы, я перебросил срубленные кусты через другой забор соседа на улицу, а потом уже через свою калитку в сарай.</text:p>
      <text:p text:style-name="P211">Проба показала, что качество на высоте. Я отнёс малость Ляльке, чтоб и ему запушистилось, не зря же он меня эти два года подогревал.</text:p>
      <text:p text:style-name="P211"/>
      <text:p text:style-name="P211">Подвалила удача — растворяй ворота. В Нежине, в Графском парке, напротив кинотеатра стоит неприметная хата, а рядом кусточков пять и совсем без забора. Как не пошефствовать?</text:p>
      <text:p text:style-name="P211">Но встала проблема хранения собранного без потерь.</text:p>
      <text:p text:style-name="P211">Отнести в общагу? Под койку? Не смешно.</text:p>
      <text:p text:style-name="P211">Я обошёл здание выискивая подходящий закуток, <text:span text:style-name="T501">но всё безрезультатно, пока в умывальнике на четвёртом этаже не увидел стол. Не такой, как в комнатах студентов, а с ящиком под столешницей. 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Потом по мере надобности заходил отщипнуть на день-два потребления.</text:span></text:p>
      <text:p text:style-name="P211"/>
      <text:p text:style-name="P212">Мои однокурсницы вернулись из колхоза в шоке. <text:span text:style-name="T502">Притихшие такие, призадумавшиеся о смысле жизни. То есть, правильно ли они в ней разобрались?</text:span></text:p>
      <text:p text:style-name="P213">Оказывается, во время шефской помощи какому-то колхозу два тамошних хлопца подрались на ножах. Из-за кого? Из-за Тани, что в одной со мной группе учится.</text:p>
      <text:p text:style-name="P213">В прошлом году эти твари безжалостные — мои однокурсницы — попросили меня прикинуться, будто я влюбился в неё. Для смеху, до того она неприметная и невзрачная. А меня — тупого лосяру — долго подбивать не надо:</text:p>
      <text:p text:style-name="P213">- Таня, я тебя люблю всей глубиной! А какое у тебя взаимное чувство?</text:p>
      <text:p text:style-name="P213">Два дня на переменах приставал, пока не попросила оставить её в покое. Чуть не плакала. Я устыдился и отстал.</text:p>
      <text:p text:style-name="P213">А теперь — нате вам, стервы! Кого хлопцы избрали до беспамятства?</text:p>
      <text:p text:style-name="P213"><text:soft-page-break/>И теперь девушки 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Не придуривался?</text:p>
      <text:p text:style-name="P213">Спасибо хлопцам за алиби.</text:p>
      <text:p text:style-name="P213"/>
      <text:p text:style-name="P213">Но мне не давала покоя неправильность хранения конопли в ящике стола. 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213">И по первому ноябрьскому снежку я понёс её на новое место хранение, <text:span text:style-name="T503">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214">Меня сопровождали Славик, Двойка и Ира, типа государственная комиссия при запуске космонавта с площадки в Байконуре.</text:p>
      <text:p text:style-name="P214">Я отдал пальто и шапку Ире, сунул свёрток под рубаху и — стартовал. 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При выходе на крышу возникли непредвиденные проблемы. Лестница заканчивалась под карнизом, пришлось цепляться за жесть ж<text:span text:style-name="T504">ё</text:span>лоба и переваливать через него. Из этого момента мне запомнилась беспросветная тьма позднего вечера. Нас было только трое — жесть, темень и я.</text:p>
      <text:p text:style-name="P214"><text:span text:style-name="T504">Сама крыша оказалась довольно скользкой, хоть и не слишком крутой. Пришлось передвигаться наступая на гребешки жести. </text:span>Когда я <text:span text:style-name="T504">добрался до слухового окна, оно оказалось наглухо заколоченным толстыми досками изнутри. От ворот поворот.</text:span></text:p>
      <text:p text:style-name="P215">На подходе к месту, где нужно было перевалить через жёлоб, я вдруг оскользнулся, но не упал, выпрямился,стиснул зубы и ощерившись проговорил:</text:p>
      <text:p text:style-name="P215">- На публику играешь, падла?</text:p>
      <text:p text:style-name="P215">Потом я опустился на четвереньки, свесил ноги через выступ карниза и нащупал ими перекладины лестницы. На обратном спуске я подумал, что ещё ничего, если б просто упал, а вдруг на кого-нибудь?</text:p>
      <text:p text:style-name="P215">Некоторые мысли лучше не начинать думать...</text:p>
      <text:p text:style-name="P215"/>
      <text:p text:style-name="P215">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215">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216">Кстати, на этот раз никаких трясущихся пальцев не наблюдалось.</text:p>
      <text:p text:style-name="P216">Как всё-таки быстро формируются навыки.</text:p>
      <text:p text:style-name="P216">Возможно сказалось и то, что я работал не на Вирича, а на себя.</text:p>
      <text:p text:style-name="P216"/>
      <text:p text:style-name="P216">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216">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216">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216">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303"><text:soft-page-break/></text:p>
      <text:p text:style-name="P216"/>
      <text:p text:style-name="P216">В ходе работы, примерно на полпути до завершения, своими критическими замечаниями со мной поделился отец.</text:p>
      <text:p text:style-name="P216">У Пьюзо речь шла о вечерах отдыха голливудских кинозвёзд в специально оборудованном для этого клубе. Мне никак не удавалось передать на русском американский термин «blow job». <text:s/><text:span text:style-name="T505">Описательные варианты казались слишком длинными, а варианты краткие чересчур нецензурными.</text:span></text:p>
      <text:p text:style-name="P217">Одну из неудачных попыток я выдрал из тетради и сунул в плиту-печь на растопку.</text:p>
      <text:p text:style-name="P217">Вечером мой отец открыл чугунную дверцу, чтобы положить дрова в топку, достал смятый тетрадный листок и, ознакомившись с одержимым, спросил :</text:p>
      <text:p text:style-name="P217">- Что ты тут за … …?</text:p>
      <text:p text:style-name="P217">Я не стал оспаривать его мнение по двум причинам.</text:p>
      <text:p text:style-name="P217">Во-первых, то, что в печатном тексте воспринимается как эротика, в переписанном от руки виде смотрится как пошлая порнуха.</text:p>
      <text:p text:style-name="P217">Достаточно вспомнить рукописный рассказ в тонкой тетрадке, ходивший среди учеников старших классов конотопской средней школы номер тринадцать. Там имелся такой пассаж: «...она вскинула свои ажурные ножки ему на плечи...»</text:p>
      <text:p text:style-name="P217">Не знаю почему, но у меня эти «ажурные ножки» сразу же и неразрывно заассоциировались с Эйфелевой башней. Спрашивается: какая может быть эротика с Эйфелевой башней на плечах?</text:p>
      <text:p text:style-name="P217">При этом, <text:s/>неизвестно ещё как на меня подействовали бы те же ножки, попадись они мне в ровной строке типографского набора. По одёжке встречают.</text:p>
      <text:p text:style-name="P217">Во-вторых, я всегда с уважением относился к тонкому литературному чутью моего отца.</text:p>
      <text:p text:style-name="P217">В газете «Труд» он читал лишь телепрограмму на неделю, а остальному содержанию, бегло взглянув на заголовки, давал следующее определение:</text:p>
      <text:p text:style-name="P217">- Ни в склад, ни в лад — поцелуй блоху в кирпич.</text:p>
      <text:p text:style-name="P217">Точнее не скажешь.</text:p>
      <text:p text:style-name="P217">Кроме того, он обладал поразительной лингвистической изобретательностью. Возможно, тут сказались его рязанские корни. Рязанщина всегда лежала на перепутьи языковых контактов.</text:p>
      <text:p text:style-name="P218">Ну, например. </text:p>
      <text:p text:style-name="P218">Напряжённо сдвинув поседелые брови над пластмассовой оправой очков, он за кухонным столом мастерит какую-то «железку». Вправляет «энту» в «энту».</text:p>
      <text:p text:style-name="P218">Я прохожу между столом и плитой-печью от двери к окну, потом от окна к двери. Не отрывая взгляд от «железки», он говорит:</text:p>
      <text:p text:style-name="P218">- Чё ты тыркаешься?</text:p>
      <text:p text:style-name="P218">Ни в одном словаре не найти этого слова. </text:p>
      <text:p text:style-name="P218">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218">- А как же мне не тыркаться? Коли сикулька запенькала?</text:p>
      <text:p text:style-name="P218">Он роняет «железку» на стол. Долгий взгляд поверх оправы очков. Потом произносит:</text:p>
      <text:p text:style-name="P218">- Тьфу!</text:p>
      <text:p text:style-name="P218">И тут, кстати, вся суть проблемы отцов и детей — наплодят себе подобных, а потом тьфукают.</text:p>
      <text:p text:style-name="P218"/>
      <text:p text:style-name="P218">Возвращаясь к «Крёстному отцу». </text:p>
      <text:p text:style-name="P218">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218">Вон у того же британца Моэма — первый абзац рассказа как аккорд, вступление в фугу.</text:p>
      <text:p text:style-name="P218">В первом абзаце, помимо поверхностных деталей, рассыпаны узелки-зёрнышки, <text:span text:style-name="T506">что </text:span><text:soft-page-break/><text:span text:style-name="T506">перерастут в дальнейшее повествование и развязку, которая перекликается с первым абзацем.</text:span></text:p>
      <text:p text:style-name="P219">Вот где мастерство ремесла. А у Голливудописцев ремесло без мастерства. Отец мой сказал бы:</text:p>
      <text:p text:style-name="P219">- Тьфу!</text:p>
      <text:p text:style-name="P303">Вот и Пьюзо из той же когорты. Он стал первым, кто за своё творение выручил <text:span text:style-name="T77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304">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не смог дочитать эту песню даже в переводе на украинский язык, скучно стало.</text:p>
      <text:p text:style-name="P219"/>
      <text:p text:style-name="P219">Я заметил его на долю секунды раньше, чем он меня. Сцепившись взглядами, мы сближались на тротуаре вдоль здания Профком отделения дороги.</text:p>
      <text:p text:style-name="P219">Мы знали, что в живых останется только один. Или никто.</text:p>
      <text:p text:style-name="P219">Боковым зрением я отмечал редких прохожих, но пространство между нами оставалось свободным.</text:p>
      <text:p text:style-name="P219">Мы сходились. Поединок неизбежен.</text:p>
      <text:p text:style-name="P219">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219">Если хочешь выжить в Конотопе, ты должен выхватывать пистолет первым.</text:p>
      <text:p text:style-name="P219">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219">Я сунул «кольт» обратно в кобуру, он распрямился и мы обнялись:</text:p>
      <text:p text:style-name="P219">- Куба!</text:p>
      <text:p text:style-name="P219">- Серый!</text:p>
      <text:p text:style-name="P220">Прохожие обходят нас стороной. Да — это Куба. </text:p>
      <text:p text:style-name="P220">Он лыбится золотом сменившим его зубы, утраченные в портовых драках дальних странствий, но это — Куба.</text:p>
      <text:p text:style-name="P220">- Как ты?</text:p>
      <text:p text:style-name="P220"/>
      <text:p text:style-name="P220">Странно, все меняются — <text:s/>полнеют, лысеют, стареют — кроме друзей.</text:p>
      <text:p text:style-name="P220">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220">Просто теперь Кубе есть что рассказать про жизнь бороздящую Мировой океан.</text:p>
      <text:p text:style-name="P221">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221">Мы пьём, закусываем и слушаем рассказы морехода Кубы.</text:p>
      <text:p text:style-name="P221">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221">Экипаж состоял из него одного, но он соблюдал морской этикет; громко кричал с мостика:</text:p>
      <text:p text:style-name="P221">- Отдать швартовые!</text:p>
      <text:p text:style-name="P221">Затем перебегал на нос баржи, стоявшей у дальнего причала в устье реки и кричал:</text:p>
      <text:p text:style-name="P221">- Есть отдать швартовые!</text:p>
      <text:p text:style-name="P221">Перепрыгивал на причал и отвязывал канат, а потом заскакивал обратно — отдать и выполнить команду «малый назад!»</text:p>
      <text:p text:style-name="P221"><text:soft-page-break/>Молодец! Это по-нашенски! Выпьем!</text:p>
      <text:p text:style-name="P221">А заграницей в портах есть специальные дома отдыха моряков. Оборудованы как люкс-отель.</text:p>
      <text:p text:style-name="P221">Ресторан, номера, бассейн.</text:p>
      <text:p text:style-name="P221">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221">Вобщем, спускают из бассейна воду и наполняют снова, а немцы часа полтора сидят за столиками над своим пивом и ждут.</text:p>
      <text:p text:style-name="P221">- Русише швайнен!</text:p>
      <text:p text:style-name="P221">Сами они свиньи. Фашистюги недорезанные! Выпьем!</text:p>
      <text:p text:style-name="P221">В Гонконге, не то Таиланде, наши пришвартовались, сходили в город, идут обратно по пирсу.</text:p>
      <text:p text:style-name="P221">А там бригада ихних грузчиков — щуплые все такие, <text:span text:style-name="T507">живут же на одном рисе и морепродуктах. </text:span></text:p>
      <text:p text:style-name="P222">Наш боцман — богатырь, два метра ростом — одного взял за шиворот, от земли поднял.</text:p>
      <text:p text:style-name="P222">- Эх, браток! Так вот всю жизнь и маешься, да? Тоска!</text:p>
      <text:p text:style-name="P222">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Того потом час на пирсе водой отливали.</text:p>
      <text:p text:style-name="P222">Пральна! За Брюса Ли! Выпем!</text:p>
      <text:p text:style-name="P222">Не, Куба жениться и не думает. Они же все бляди.</text:p>
      <text:p text:style-name="P222">Кораблю на рейде перед отплытием. Жена на буксирном катере подошла. Счастливого плавания, милый!</text:p>
      <text:p text:style-name="P222">На обратном пути в рубке двум мотористам и рулевому по очереди дала.</text:p>
      <text:p text:style-name="P222">За свободу! За блядей! Выпем!</text:p>
      <text:p text:style-name="P222">А товар из загрáнки трудно провозить. У замполита корабля в команде не меньше двух сексотов. Ящик вискаря везёшь, и то — всýчат.</text:p>
      <text:p text:style-name="P222">- Так я не поял. На корабле там замполит есть?</text:p>
      <text:p text:style-name="P222">- Обзательно.</text:p>
      <text:p text:style-name="P222">- Так лучче я и дальше буду сухопутной крысой!</text:p>
      <text:p text:style-name="P222">Пральна! За крыс! Выпем!</text:p>
      <text:p text:style-name="P222"/>
      <text:p text:style-name="P222">Но я чётко помнил, что шёл в аптеку; мать попросила до отъезда в Нежин съездить за лекарством.</text:p>
      <text:p text:style-name="P222">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222">- Не! Не! Я сё зна, сё бу ништяк!</text:p>
      <text:p text:style-name="P223">На Переезде я пересел в трамвай до Универмага, за которым была та самая аптека.</text:p>
      <text:p text:style-name="P223">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223">С горьким сожалением пришлось выдохнуть, я молча развернулся и сокрушённо вышел.</text:p>
      <text:p text:style-name="P223">Площадь я всё же как-то пересёк, но понял, что дальше — кранты, и переключился в режим подчинения ангелу-хранителю.</text:p>
      <text:p text:style-name="P223">Он завернул меня в дворы пятиэтажек, выбрал правильный подъезд и проследил, чтоб я не сверзился на тёмной лестнице в незнакомый подвал. 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223">Проснулся я в негнущемся состоянии, но всё же успел на последнюю электричку до Нежина.</text:p>
      <text:p text:style-name="P223">На следующий выходной я снова вызвался сходить в аптеку за лекарством, если мать напомнит название, но она сказала, что уже не надо.</text:p>
      <text:p text:style-name="P223"/>
      <text:p text:style-name="P223"><text:soft-page-break/>В фойе Нового корпуса проводился предновогодний вечер танцев для студентов. </text:p>
      <text:p text:style-name="P223">Мы с Ирой танцевали там и какая-то преподавательница с биофака пришла в восторг и объявила нам, что мы созданы друг для друга. </text:p>
      <text:p text:style-name="P223">Приятно такое слышать, тем более от специалиста разбирающегося в особях.</text:p>
      <text:p text:style-name="P223">Но потом у меня разошёлся зиппер на джинсах. <text:span text:style-name="T508">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224">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224">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224">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224">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224">В какой-то момент я отвлёкся от этого противостояния, взглянул на Иру и — поразился. Она цвела счастьем. Никогда прежде я не видел столько радости в её глазах.</text:p>
      <text:p text:style-name="P224">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225">Женщина — это самка, для которой миг наивысшего блаженства тот, когда два самца готовы сшибиться ради неё рогами. <text:span text:style-name="T768">За призовую самку.</text:span></text:p>
      <text:p text:style-name="P225">Вот так. </text:p>
      <text:p text:style-name="P225">Пигмалионишь, превращая статую в живую плоть; пашешь как папа Карло, а кто-то придёт на готовенькое? Неадекватно получается.</text:p>
      <text:p text:style-name="P225">Новый год Ира встречала в общаге. До её прихода я сервировал стол на двоих, а потом вдруг решил сделать ей сюрприз, точнее — новогодний подарок.</text:p>
      <text:p text:style-name="P225">Меня как-то приучили думать, что чем дольше, тем лучше. В смысле большая продолжительность акта является показателем его качественности.</text:p>
      <text:p text:style-name="P225">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225">Пришлось изыскивать иные средства, с опорой на жизненный опыт. Он подсказывал, что из двух актов второй всегда длиннее. Так что я решил предварить акт актом.</text:p>
      <text:p text:style-name="P225">По коридору как раз бегала Пляма.</text:p>
      <text:p text:style-name="P225">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226">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226">Возможно, имелись и другие причины — она упоминала, что её муж вообще ничего не носит под джинсами. Ну, не знаю; для меня всё это слишком сложно.</text:p>
      <text:p text:style-name="P226">Техническая помощь проводилась в нейтральной, разумеется, комнате и орогенитальным способом, но, увы, безрезультатно.</text:p>
      <text:p text:style-name="P226">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226">А ведь какой был стройный план!</text:p>
      <text:p text:style-name="P226">И какая готовность к беззаветному самопожертвованию!</text:p>
      <text:p text:style-name="P226">Минет Пляме, которая понятия не имеет где у неё вообще эти эрогенные зоны — что может явиться более ярким свидетельством любви и заботы по отношению к девушке?</text:p>
      <text:p text:style-name="P226">Но я не сказал Ире, что пошёл на всё ради того, чтобы ей было хорошо.</text:p>
      <text:p text:style-name="P226">У меня нет привычки подчёркивать свои положительные стороны и афишировать <text:soft-page-break/>благородные поступки.</text:p>
      <text:p text:style-name="P226">Позднее в ту новогоднюю ночь, когда мы с Ирой опять сели за стол, обернувшись в простыни как в тоги, Пляма прошла мимо открытой двери в коридор. Там стоял шум поздравлений друг друга с Новым годом теми, кто встречал его в общаге.</text:p>
      <text:p text:style-name="P226">Она вежливо постучала в дверной косяк, была приглашена за стол, угощена вином и стала расспрашивать Иру о её житье-бытье.</text:p>
      <text:p text:style-name="P226">Ира прогнала ей дуру, будто она замужем и её муж-геолог редко бывает дома.</text:p>
      <text:p text:style-name="P226">Пляма, которая недавно перевелась из Киева в Нежин, верила всему, а мы хохотали.</text:p>
      <text:p text:style-name="P226">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226"/>
      <text:p text:style-name="P227">Закончилась зимняя сессия и мы с Ирой поехали в Борзну — её подруга Вера выходила замуж за жениха в солидном чине майора. В отличие от моей первой борзнянской свадьбы, эту гуляли не на дому, а большой кафе-столовой на главной площади райцентра и аж два дня.</text:p>
      <text:p text:style-name="P227">После первого дня мы с Ирой провели ночь в небольшой хате среди заснеженных огородов.</text:p>
      <text:p text:style-name="P227">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228">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228">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228">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228">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228">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228">На второй день пиршества Ира приревновала меня к местной красотке, которая вызвала меня из зала через брата Веры по кличке Моцарт. </text:p>
      <text:p text:style-name="P228">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span text:style-name="T509">Вокруг гомонила группа зрителей из вышедшей на воздух молодёжи.</text:span></text:p>
      <text:p text:style-name="P229">Я развернулся уходить и упёрся в непрощающий взгляд Иры.</text:p>
      <text:p text:style-name="P229">За столом пришлось долго её убеждать, что я никак не содействовал выбрыкам перебравшей красотки. 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229">Его армянская принадлежность выяснилась, когда он в сумерках повёз нас прокатиться на его «жигулях». 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229">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229">Позднее Ира мне говорила, что Валя родила Толика после работы официанткой в Киеве, или стала официанткой после родов — тут я не уверен.</text:p>
      <text:p text:style-name="P229">Армянин — текущий спутник её жизни — не вмешивался в воспитательный процесс.</text:p>
      <text:p text:style-name="P229">Мы выехали на трассу и через пару километров остановились на заснеженной обочине. <text:span text:style-name="T510">Водитель включил магнитофон и достал бутылку шампанского с завёрнутым в фольгу </text:span><text:soft-page-break/><text:span text:style-name="T510">горлышком.</text:span></text:p>
      <text:p text:style-name="P230"><text:span text:style-name="T511">Красота а</text:span>рмянск<text:span text:style-name="T511">ой</text:span> музык<text:span text:style-name="T511">и</text:span> <text:span text:style-name="T511">открывается не сразу</text:span>, к ней нужно обвыкнуться; <text:s/><text:span text:style-name="T511">в тот раз она ещё была непостижимой для меня, но я терпел: кто катает — того и музыка</text:span>.</text:p>
      <text:p text:style-name="P230">На дороге остановилась патрульная машина и два милиционера в шинелях и фуражках, несмотря на зиму, подошли к «жигулям».</text:p>
      <text:p text:style-name="P230">Армянин вышел вести переговоры, что тут всё путём.</text:p>
      <text:p text:style-name="P230">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230">Поэтому вторую ночь мы провели в большой обустроенной хате кого-то из зажиточных родственников.</text:p>
      <text:p text:style-name="P230">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230"/>
      <text:p text:style-name="P230">В Нежин нас отвёз армянин. По пути я почему-то думал про негритёнка Толика, вслед которому тюкают и крестятся борзнянские старухи.</text:p>
      <text:p text:style-name="P230">Каково это — видеть, что ты не такой как все?</text:p>
      <text:p text:style-name="P230">Дед Пушкина тоже был чистопородный эфиоп, но тот хоть в детстве пообщался с нормальными людьми.</text:p>
      <text:p text:style-name="P230">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230">Я не знал и знать не хотел.</text:p>
      <text:p text:style-name="P230">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230">Ну, спасибочки! Выходит я не зря пыхтел эти полтора года. Или ей просто стало меня жалко?</text:p>
      <text:p text:style-name="P230"/>
      <text:p text:style-name="P230">Как уже говорилось, в феврале я на полторы недели попал в больницу из-за своей принципиальности. После недели лечения меня нашла там моя сестра Наташа.</text:p>
      <text:p text:style-name="P230">В Конотопе на улице Декабристов телефон <text:span text:style-name="T512">имелся у соседей</text:span> за четыре хаты от родителей, <text:span text:style-name="T512">но я не знал номера, а если би знал, то вряд ли б догадался позвонить. Полторы недели — не два года.</text:span></text:p>
      <text:p text:style-name="P231">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231">- Ну, а ещё ты как вообще?- спросила сестра, когда я рассказал про оборзевшую Пилюлю.</text:p>
      <text:p text:style-name="P231">- А ещё у меня есть Ира,- сказал я и стал доказывать сестре, что Ира не такая как все.</text:p>
      <text:p text:style-name="P231">- Ну-ну,- неопределённо ответила Наташа.</text:p>
      <text:p text:style-name="P231"/>
      <text:p text:style-name="P231">При выписке я вдруг почувствовал, что отдал слишком много сил борьбе за правое дело. </text:p>
      <text:p text:style-name="P231">Я даже распустил уши кроличьей шапки-ушанки по пути в общагу.</text:p>
      <text:p text:style-name="P231">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231">А теперь? Ничто не губит нам здоровье хуже больницы.</text:p>
      <text:p text:style-name="P231"/>
      <text:p text:style-name="P302">Пришла весна и ко мне подошёл Витёк с музпеда, с древне-римскими завитками коротких светлых волос на голове. Тот самый, кому на первом курсе я давал гитару, а на втором он дал мне ключ от комнаты на пятом этаже. Теперь у него просьба за своего приятеля Володю.</text:p>
      <text:p text:style-name="P302">Но почему тот сам не подошёл? Ведь мы с ним участвовали в сборной музпеда с англофаком в КВН против остальных факультетов и заняли почётное третье место из трёх.</text:p>
      <text:p text:style-name="P302"><text:soft-page-break/>Ну, он, типа, от скромности попросил, чтобы со мною говорил Витёк. Вобщем, у него жена забеременела, а для аборта ему надо кровь сдавать, а у него ещё курс лечения не закончился. Три пера, понимаешь? </text:p>
      <text:p text:style-name="P302">А чё тут непонятного? Конечно, схожу сдам за него. Они ж ведь мне тогда ключ дали для нашей любви с Надькой. Подумаешь — стакан крови. Весной мне такого добра не жалко. А Надька такого стóила.</text:p>
      <text:p text:style-name="P231"/>
      <text:p text:style-name="P232">Мужской туалет на третьем этаже общаги, помимо прямого своего назначения, заставлял студенческую массу очнуться от аморфной спячки.</text:p>
      <text:p text:style-name="P232">Масса расклеивающая листовки, не такая уж и аморфная масса.</text:p>
      <text:p text:style-name="P233">Не думаю, что это делал кто-то один, просто это вошло в моду.</text:p>
      <text:p text:style-name="P233">Однако, КГБ, при всех его сексотах, тут поживиться было нечем — в сортире клеили заголовки вырезанные из центральной прессы.</text:p>
      <text:p text:style-name="P233">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513">них</text:span> под иным углом, не предусмотренным редакцией печатного органа.</text:p>
      <text:p text:style-name="P233">Сидя на корточках на краю унитаза, по другому воспринимаешь вполне обыденные</text:p>
      <text:p text:style-name="P592"><text:span text:style-name="T94"><text:tab/><text:tab/><text:tab/>На заботу партии ответим делом</text:span><text:span text:style-name="T514"> </text:span></text:p>
      <text:p text:style-name="P543"><text:tab/><text:tab/><text:tab/>Каждым звеном цепь крепка </text:p>
      <text:p text:style-name="P543"><text:tab/><text:tab/><text:tab/>Все те же 45 минут </text:p>
      <text:p text:style-name="P592"><text:span text:style-name="T514"><text:tab/><text:tab/><text:tab/></text:span><text:span text:style-name="T78">Качество - прежде всего </text:span></text:p>
      <text:p text:style-name="P543"><text:tab/><text:tab/><text:tab/>По ускоренному графику</text:p>
      <text:p text:style-name="P543"><text:tab/><text:tab/><text:tab/>Никакой амнистии бракоделам!</text:p>
      <text:p text:style-name="P543"><text:tab/><text:tab/><text:tab/>Во имя мира и процветания</text:p>
      <text:p text:style-name="P234">Туалетный юмор выплёскивался даже на кафель стенки над писсуарами.</text:p>
      <text:p text:style-name="P234">Я, как обычно, проскочил мимо первого с заголовком </text:p>
      <text:p text:style-name="P521"><text:tab/><text:tab/><text:tab/>Воды севера потекут на юг</text:p>
      <text:p text:style-name="P234">и тормознулся у второго с двумя заголовками</text:p>
      <text:p text:style-name="P521"><text:tab/><text:tab/><text:tab/>Биатлон — спорт мужественных</text:p>
      <text:p text:style-name="P521"><text:tab/><text:tab/><text:tab/>Наша цель - коммунизм</text:p>
      <text:p text:style-name="P234">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235">Я похолодел. <text:span text:style-name="T92">Биатлон</text:span></text:p>
      <text:p text:style-name="P235">Неужто?.. Да, нет, не может быть!..</text:p>
      <text:p text:style-name="P235">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Чисто машинально. Рефлекс сработал.</text:p>
      <text:p text:style-name="P235">Она во мне никогда ничего не вызывала. Говорю же — стечение обстоятельств. И с ней я почувствовал не больше, чем партнёры Люси Манчини из «Крёстного отца» до того хирургического вмешательства. Типа, как в колокол.</text:p>
      <text:p text:style-name="P235">Зуд и жжение не унимались. Всё полигамию пришлось отменить на неопределённый срок.</text:p>
      <text:p text:style-name="P235">Двойка посоветовал проконсультироваться у доктора Гриши. Тот понимающе покивал и сообщил, что в общаге уже отмечены несколько случаев заражения гонореей.</text:p>
      <text:p text:style-name="P235">В смысле триппер? Да. Симптомы очень похожи, но чтобы знать наверняка необходим лабораторный анализ семени.</text:p>
      <text:p text:style-name="P235">Ни хрена себе! Но я же не умею, в жизни не дрочил. Гриша вызвался помочь.</text:p>
      <text:p text:style-name="P235">Мы заперлись в одной из комнат — он, я и Света, ну, на всякий, типа, на подхвате.</text:p>
      <text:p text:style-name="P235">Гриша достал из большого мягкого портфеля стеклянную пробирку с пробкой и дал её мне — собрать то, что польётся.</text:p>
      <text:p text:style-name="P235">Я спустил джинсы с трусами до колен и сел на стул. Гриша опустился на койку напротив, Света рядом с ним.</text:p>
      <text:p text:style-name="P235"><text:soft-page-break/>Он принялся гонять мою крайнюю плоть вверх-вниз. Мы втроём с напряжённым вниманием уставились на торчащий член, по которому металась кисть Гриши.</text:p>
      <text:p text:style-name="P235">Через пару минут Гриша начал взволнованно глотать слюну и объявил, что член слишком сух — нужно смочить.</text:p>
      <text:p text:style-name="P236">Меня порадовало присутствие Светы и я сказал, что ладно, ничего, я сам как-нибудь, только пробирку заберу.</text:p>
      <text:p text:style-name="P236">Я застегнул джинсы и Гриша дал мне из портфеля хорошее средство — «рефадин» в капсулах.</text:p>
      <text:p text:style-name="P236">Памятуя посулы Марии вылечить меня в случае венерического заболевания, я позвонил ей и она мне назначила придти в тот же вечер.</text:p>
      <text:p text:style-name="P236">Когда я объяснил, что у меня гонорее и нужно добыть семя для анализа, она раскрыла постель и начала раздеваться. Я снова объяснил ей, что у меня гонорея, но она сказала, что это ничего.</text:p>
      <text:p text:style-name="P236">Тогда я тоже начал раздеваться, но предупредил, что соберу семя в пробирку. Она согласилась.</text:p>
      <text:p text:style-name="P236">Возможно, та её пружина предохраняет не только от беременности, но и от триппера тоже.</text:p>
      <text:p text:style-name="P236">Я просто положил пробирку на тумбочку рядом с приёмником и мы приступили.</text:p>
      <text:p text:style-name="P236">Таис Афинская дала Александру Македонскому какое-то снадобье, чтоб они смогли заниматься этим всю ночь.</text:p>
      <text:p text:style-name="P236">Не могу сказать, что всю нашу ночь с Марией у меня была непрестанная эрекция.</text:p>
      <text:p text:style-name="P236">После её очередных «Ещё! Ещё!» мы отдыхали, а потом приступали вновь, потому что я не мог кончить до самого наступления рассвета.</text:p>
      <text:p text:style-name="P236">Может меня сдерживало соседство откупоренной ампулы? Не знаю, я не специалист.</text:p>
      <text:p text:style-name="P236">Уже при свете льющегося от балконной двери утра я сопроводил её «Ещё! Ещё!» своими стонами и выдернулся.</text:p>
      <text:p text:style-name="P236">- Нет! Нет!- <text:span text:style-name="T517">крикнула она вслед.-</text:span> В меня!- но было поздно.</text:p>
      <text:p text:style-name="P236">С чувством исполнения долга, я излился в лабораторную пробирку и накрепко захлопнул крышку.</text:p>
      <text:p text:style-name="P236">Она осталась <text:span text:style-name="T517">явно </text:span>недовольна, но таков был уговор.</text:p>
      <text:p text:style-name="P236"><text:s/>Наивно возомнив, что самое трудное позади, я поспешил с пробиркой к Грише и радостно показал добытую с таким трудом влагу за стеклом.</text:p>
      <text:p text:style-name="P236">Он снял свой белый докторский халат, взял большой мягкий портфель и мы покинули его рабочий кабинет.</text:p>
      <text:p text:style-name="P237">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Пробирка с непроанализированным семенем не отставала, затаившись в заднем кармане моих джинсов.</text:p>
      <text:p text:style-name="P237">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237">Часам к двум мы вчетвером — он, портфель, я и пробирка — оказались даже зачем-то на вокзале и решили, что хватит; симптомы и без анализа сходятся. </text:p>
      <text:p text:style-name="P237">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237">Выбрасывать было жалко — как-то, типа- сроднился, да и досталась такой дорогой ценой, но и таскать её дальше с собой не находилось причин.</text:p>
      <text:p text:style-name="P237">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237">До электрички оставалось ещё минут десять и меня вдруг что-то потянуло к бюсту Ленина.</text:p>
      <text:p text:style-name="P237">Увиденное там буквально меня ошарашило.</text:p>
      <text:p text:style-name="P237">Из жерла серой урны упруго и неудержимо выпирала густая зелёная поросль.</text:p>
      <text:p text:style-name="P237">Не сразу получилось догадаться, что это должно быть туда всунули кусты обстриженные <text:soft-page-break/>вокруг пьедестала.</text:p>
      <text:p text:style-name="P238">Шагая по платформе к вагону электрички, я напоследок гордо оглянулся — кусты кустами, но в этом семени ядрёная сила! Если вовремя абстрагироваться от излишних подробностей.</text:p>
      <text:p text:style-name="P238"/>
      <text:p text:style-name="P238">«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238">Мария тоже умыла руки, вероломно обидевшись, что я предпочёл какую-то стекляшку её природной вазе.</text:p>
      <text:p text:style-name="P238"/>
      <text:p text:style-name="P238">Меня исцелила Ира. Просто отвела к своей знакомой пожилой женщине в какую-то детскую больницу барачного типа.</text:p>
      <text:p text:style-name="P238">Женщина в белом завела меня за ширму в коридоре, чтоб скрыть от взоров очереди. Я расстегнулся, чуть прогнулся и получил укол в ягодицу. И всё. Больше ничего не потребовалось.</text:p>
      <text:p text:style-name="P238">И наступило лето.</text:p>
      <text:p text:style-name="P238"/>
      <text:p text:style-name="P239">Как я провёл лето.</text:p>
      <text:p text:style-name="P239">Как и любое ничем не примечательное лето — пристойно, прилежно, трудолюбиво.</text:p>
      <text:p text:style-name="P239">Прежде всего я стал селекционером; этим словом за бугром называют мичуринцев.</text:p>
      <text:p text:style-name="P239">Среди грядок вскопанных в конце огорода на Декабристов 13 росли и крепли дружные всходы конопли.</text:p>
      <text:p text:style-name="P239">Посевным материалом послужили семена из награбленных у соседа кустов. Хотя называть их «кустами» язык не поворачивается. <text:span text:style-name="T518">Они больше смахивают на раскидистые саженцы молодых деревьев.</text:span></text:p>
      <text:p text:style-name="P240">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С улицы эту стену видно не было, но от соседей ничего не утаишь.</text:p>
      <text:p text:style-name="P240">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240">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Непродуманная реклама может повредить деловой деятельности.</text:p>
      <text:p text:style-name="P241">Кстати, вопрос задавала жена ограбленного соседа, который помимо пенсии пристроился ещё и сторожем в ПМС. И в этом нет моей вины, что сокращённое название Путевой Машинной Станции совпадает с аббревиатурой предменструального синдрома.</text:p>
      <text:p text:style-name="P241">Особых угрызений совести я не испытывал — оставшееся после грабительского налёта вполне достаточно, чтоб он дотянул до следующего сезона. Это лишь теперь, ретроспективно, возникает мысль о возможности наличия у него своих клиентов с канарейками.</text:p>
      <text:p text:style-name="P241">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241">Физически работа её не изнуряла и вернувшись домой после рабочего дня она, по большей части, делилась новостями об отношениях в коллективе комплектовки, где трудились одни только женщины за исключением начальника и мастера. </text:p>
      <text:p text:style-name="P242">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242">Нужна хорошая школа, чтобы одаривая комплиментами не скатиться в повторение уже сказанного.</text:p>
      <text:p text:style-name="P242"><text:soft-page-break/>Иногда начальник комплектовки крутил головой, приговаривая:</text:p>
      <text:p text:style-name="P242">- Вот ведь жидовка! И тут умудрилась.</text:p>
      <text:p text:style-name="P242">А мать моя радостно смеялась и ему в ответ, и дома, пересказывая свой новый зачётный комплимент.</text:p>
      <text:p text:style-name="P242">Мой брат Саша работал в ПМС — ездил с бригадой менять шпалы и трамбовать гальку насыпей вибратором типа «штопка» на перегонах железнодорожных магистралей. Только он из всех рабочих бригады имел среднетехническое <text:s/>образование с железнодорожным уклоном.</text:p>
      <text:p text:style-name="P242">Наша сестра Наташа, пока нет работы, водила мою дочь Лену в детский сад-комбинат и обратно.</text:p>
      <text:p text:style-name="P242">Меня же, по ходатайству отца в отделе кадров Рембазы, <text:span text:style-name="T519">временно приняли туда до конца лета в строительный цех. 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span></text:p>
      <text:p text:style-name="P243">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243">Когда кончалось курево я ходил стрелять у отца. Он работал слесарем в цеху с культурным режимом, где запрещалось курить в других местах кроме открытой беседки во дворе.</text:p>
      <text:p text:style-name="P243">В цеху к отцу относились с уважением за его золотые руки и за готовность показать как это делается.</text:p>
      <text:p text:style-name="P243">Когда видишь, что человек и сам мается и работу мучает можно посмеяться втихаря, да и пойти дальше. Отец мой не таков, он не терпел безграмотности. Постоит в сторонке болезненно дёргая щекой, подойдёт, возьмёт инструмент — покажет.</text:p>
      <text:p text:style-name="P243">- Ну, что ж тут такого заумного?</text:p>
      <text:p text:style-name="P243">Поэтому его и уважали и не обижались, что он бурчит:</text:p>
      <text:p text:style-name="P243">- <text:span text:style-name="T517">Всё-то у вас с</text:span><text:span text:style-name="T112">и́</text:span><text:span text:style-name="T517">кось-нáкось! </text:span>Чему вас только учат?</text:p>
      <text:p text:style-name="P243">Многие рабочие Рембазы пришли туда из близлежащего села Поповки и в «бурсах» не обучались.</text:p>
      <text:p text:style-name="P244">Поповка настолько интегрировалась с Рембазой, что в селе попадались изгороди с применением вертолётных лопастей. Списанных, конечно. 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244"/>
      <text:p text:style-name="P244">В необлицованной половине хаты на Декабристов проживала пенсионерка тётя Зина. Она заплетала полуседые волосы в крепкие девичьи косы и подвязывала их крендельками. На крыльце её, у двери, большую часть года <text:s text:c="2"/>висела жёлто-высохшая <text:s text:c="2"/>круговая коса с вплетёнными в неё луковицами. </text:p>
      <text:p text:style-name="P244">В жизнь двора хаты тётя Зина не вмешивалась и всем улыбалась, потому что сын её никогда не приезжал из-за Уральского хребта. </text:p>
      <text:p text:style-name="P244">Весной, по слову отца, мы с братом вскапывали её часть огорода. <text:span text:style-name="T520">Когда-то она очень дружила с Ольгой и на меня затаила обиду из-за развода, но всё равно улыбалась.</text:span></text:p>
      <text:p text:style-name="P245">Жилплощади в облицованной половине хаты хватало всем — три комнаты, кухня, веранда плюс летняя комната во дворе под одной крышей с сараем.</text:p>
      <text:p text:style-name="P245">Среди обитателей этой площади одна только пятилетняя Лена была некурящей.</text:p>
      <text:p text:style-name="P245">Все, за исключение Наташи с её «Столичными» по 40 коп., смолили «Беломор-канал» за 22 коп. </text:p>
      <text:p text:style-name="P245">Сестра однажды подсчитала, что в семье за месяц на курево уходит 25-30 руб.</text:p>
      <text:p text:style-name="P245"/>
      <text:p text:style-name="P245">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245">Об Ире она знала от Наташи и из последующих <text:s/>расспросов у меня. Она её даже видела — на общей фотографии с борзнянской свадьбы.</text:p>
      <text:p text:style-name="P245">Снимок был сделан в фотоателье райцентра, где гости и родственники молодых стояли в три <text:soft-page-break/>ряда на скамейках нисходящей высоты, позади жениха и невесты на стульях.</text:p>
      <text:p text:style-name="P245">Мать попросила показать которая там Ира, а я сказал:</text:p>
      <text:p text:style-name="P245">- Сама найди.</text:p>
      <text:p text:style-name="P246">На снимке рядом со мной стоят три девушки, а Ира в диагонально противоположном углу. Палец матери тронул её лицо.</text:p>
      <text:p text:style-name="P246">- Она?</text:p>
      <text:p text:style-name="P246">Я чувствовал, что её почему-то ужасно не хочется, чтобы это оказалась она, но я не мог соврать матери:</text:p>
      <text:p text:style-name="P246">- Как ты угадала?</text:p>
      <text:p text:style-name="P246">- Не знаю.</text:p>
      <text:p text:style-name="P592"><text:span text:style-name="T515">Первым произведением в прозе на украинском языке явилась повесть «Конотопская ведьма» </text:span>Григория Квитки-Основьяненко, <text:span text:style-name="T521">написанная в 1833 году.</text:span></text:p>
      <text:p text:style-name="P725">Спроси «почему?» и тебе любой ответит «не знаю».</text:p>
      <text:p text:style-name="P725">Поэтому в сентябре, вслед за безмятежным летом 1977-го, последовало знакомство твоей матери и бабки.</text:p>
      <text:p text:style-name="P725"/>
      <text:p text:style-name="P725">Конечно, Иру я и до этого привозил в Конотоп, знакомил с местным высшим светом. 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726">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726">Кент проживал на четвёртом этаже со своей кошкой и швырял её обо что попадя. Не все дрессируют животных лаской. </text:p>
      <text:p text:style-name="P726">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726">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726">Эти кошки <text:s/>порой хуже сорок-воровок.</text:p>
      <text:p text:style-name="P726">Света в подъезде, конечно, не было и я шёл первым, нащупывая ступеньки ногами <text:span text:style-name="T522">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Так мы и спускались. </text:span></text:p>
      <text:p text:style-name="P727">В тот раз мы ночевали у Чепы, который уже стал примаком, жил в добротной хате, где в гараже стояли два мотоцикла «Ява» — один его, второй подрастающего брата жены. </text:p>
      <text:p text:style-name="P727">Нам предоставили целую спальню и, выходя, Чепа с женой многозначительно оставили на спинке кровати махровое полотенце. 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728">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728">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728"/>
      <text:p text:style-name="P728">Кроме Иры, в целях знакомства с родителями, <text:s/>в Конотоп я привёз ещё Славика.</text:p>
      <text:p text:style-name="P728">Моя сеста и он насторожённо обмеряли друг друга внимательными взглядами, но обнюхиваться не стали.</text:p>
      <text:p text:style-name="P728">И это правильно, потому что Славика я привёз с другой целью — постоять на стрёме.</text:p>
      <text:p text:style-name="P728"/>
      <text:p text:style-name="P728">«Нет более страшной силы, чем сила привычки...» <text:span text:style-name="T522">— </text:span>сказал в одном из 58-ми томов своих <text:soft-page-break/>произведений В. И. Ленин; и, цитируя беляка-полковника и кинофильма «Чапаев»:</text:p>
      <text:p text:style-name="P728">- И в этом большевистский вождь прав...</text:p>
      <text:p text:style-name="P728"/>
      <text:p text:style-name="P729">У меня солидная плантация конопли, которой хватит до следующего сезона и даже ещё останется, несмотря на хвостопадов Славика и Двойку.</text:p>
      <text:p text:style-name="P729">И у меня же привычка грабить чужие плантации.</text:p>
      <text:p text:style-name="P729">Кто победит <text:span text:style-name="T522">— </text:span>расчёт или привычка? Делайте ставки, господа!</text:p>
      <text:p text:style-name="P729">С Лениным иногда не поспоришь.</text:p>
      <text:p text:style-name="P729">Но что ещё, кроме привычки, ломает все расчёты?</text:p>
      <text:p text:style-name="P729">Что нас вдаль ведёт? Что толкает к новому, неизведанному?</text:p>
      <text:p text:style-name="P729">Надежда <text:span text:style-name="T522">— «</text:span>а вдруг повезёт?»</text:p>
      <text:p text:style-name="P729">Вера <text:span text:style-name="T522">— «</text:span>ведь есть же, где-то же есть!..»</text:p>
      <text:p text:style-name="P729">Любовь к познанию и переменам...</text:p>
      <text:p text:style-name="P729"/>
      <text:p text:style-name="P729">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729">Батюк когда-то был легендой и образцом для юношества не только Посёлка, но и города.</text:p>
      <text:p text:style-name="P729">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729">Кто сказал, что пьяный? А ты догони, проверь!</text:p>
      <text:p text:style-name="P729">Облаву на него устроили на Зеленчаке, так он скакнул меж тополей и по трамвайной рельсе ушёл.</text:p>
      <text:p text:style-name="P729">Слово «байкер» притащилось в Конотоп намного позже — у нас был Батюк.</text:p>
      <text:p text:style-name="P729">И вдруг весть, сотрясшая хлопцев как Вавилонскую башню — Батюк погиб!</text:p>
      <text:p text:style-name="P729">- Да, не — живой! В хирургическом.</text:p>
      <text:p text:style-name="P729">А скорость была всего 60, правда, автобус навстречу тоже ехал, когда Батюк втаранился бесшлемной головой ему в радиатор.</text:p>
      <text:p text:style-name="P729">- <text:span text:style-name="T523">Ото ж, хлопцы! Шлём нужная вещь — потом мозги соскребать не надо; всё в шлёме аккуратно остаётся.</text:span></text:p>
      <text:p text:style-name="P730">Батюк выжил, только сшитое из лоскутков лицо стало клетчатым. Мотоцикл у него отобрали и права тоже. С тех пор так и не выдают.</text:p>
      <text:p text:style-name="P730">В знак протеста он облысел. Устроился куда-то грузчиком. Вобщем, Батюк уже не легенда.</text:p>
      <text:p text:style-name="P730">Правда, мопед купил. Обделал по самое «не балýйся» <text:span text:style-name="T522">— </text:span>ветровое стекло, зеркала заднего вида, висюльки там всякие; все дела. Седло под длинным белым мехом.</text:p>
      <text:p text:style-name="P730">И, что примечательно, на мопед без шлёма не садится. Мотоциклетный шлём, тоже белый.</text:p>
      <text:p text:style-name="P730"/>
      <text:p text:style-name="P730">Теперь спрашивается — пойду я бомбануть его коноплю, а он вдруг выскочит — откуда мне знать что у него под тем белым шлёмом осталось?</text:p>
      <text:p text:style-name="P730">Вобщем, Славика я тоже привёз, раз уж места на всех хватает.</text:p>
      <text:p text:style-name="P730">Когда уже хорошо стемнело, мы с ним вышли.</text:p>
      <text:p text:style-name="P730"><text:span text:style-name="T79"><text:tab/><text:tab/><text:tab/>Раз пошли на дело — я и Рабинович..</text:span>.</text:p>
      <text:p text:style-name="P730">Ира очень нервничала и попросила запереть её в летней комнате.</text:p>
      <text:p text:style-name="P730">- В чём проблема? Изнутри запрись.</text:p>
      <text:p text:style-name="P730">- Нет — ты.</text:p>
      <text:p text:style-name="P731">Ну, запер снаружи и ключ ей обратно через форточку отдал — неизвестно ж когда вернёмся...</text:p>
      <text:p text:style-name="P731"/>
      <text:p text:style-name="P731">Всё-таки, много чего я никогда, <text:span text:style-name="T500">наверно,</text:span> так и не смогу понять...</text:p>
      <text:p text:style-name="P731"/>
      <text:p text:style-name="P731">Когда мы вернулись с добычей, Ира её продегустировала.</text:p>
      <text:p text:style-name="P731">Нет, она даже сигарет не курила, но по запаху травки определяла — «даст», или нет. С точностью до 80%.</text:p>
      <text:p text:style-name="P731"><text:soft-page-break/>Вобщем «батюковка» оказалась из оставшихся 20%; я у себя на плантации <text:span text:style-name="T500">такую </text:span>б<text:span text:style-name="T500"> </text:span>не <text:span text:style-name="T500">сажал</text:span>.</text:p>
      <text:p text:style-name="P731"/>
      <text:p text:style-name="P731">А в Нежине, рядом с мостом через Остёр, что у базарной площади, Славик тоже выявил плантацию. Позвал меня, показал — пышные такие красотули, как перья страусиные.</text:p>
      <text:p text:style-name="P731">Но весь участок высоким забором обнесен, не то, что в Графском парке.</text:p>
      <text:p text:style-name="P731">Ну, пошли мы; а куда денешься — привычка...</text:p>
      <text:p text:style-name="P731">Значит, через забор я перелез и призрачной походкой краснокожего приблизился к однолетним деревцам.</text:p>
      <text:p text:style-name="P731">Хата в стороне стоит, не мешает; свет лишь в одном окошке.</text:p>
      <text:p text:style-name="P731">Ну, пусть человек свою телепрограмму смотрит, я не против.</text:p>
      <text:p text:style-name="P731">Но только я шелестнýл пышными крас<text:span text:style-name="T524">отк</text:span>ами, смотрю — а по земле от хаты такие пульсирующие толчки докатываются «ты-дын! ты-дын!»; и свет <text:span text:style-name="T500">окна </text:span>закрылся силуэтом этой галопирующей собаки Баскервилей.</text:p>
      <text:p text:style-name="P724">Всё решилось в доли мгновенья, причём без меня — инстинктом, заложенным в наш спинной мозг бесчисленными поколениями загрызенных предков.</text:p>
      <text:p text:style-name="P724">Мне оставалось только наблюдать, как забор скакнул <text:s/>навстречу и моя правая толчковая лягнула его верхнюю рейку.</text:p>
      <text:p text:style-name="P724">Где-то невообразимо далеко внизу, возле мерцающей в ночной тьме узкой прожилки Остра, толчком волкодава сотрясся неразличимый уже забор.</text:p>
      <text:p text:style-name="P724">Я покинул верхние слои стратосферы, но на полпути к луне опомнился, что запаса воздуха в лёгких не хватит для возвращения на родную землю.</text:p>
      <text:p text:style-name="P724">Так я не стал «Аполлоном-14»...</text:p>
      <text:p text:style-name="P724">Славика спасло только то, что он успел отбежать от точки моего приземления.</text:p>
      <text:p text:style-name="P724">Потому что среди предков, формировавших наш спинной мозг, немало <text:span text:style-name="T500">кого расплющили</text:span>.</text:p>
      <text:p text:style-name="P705"/>
      <text:p text:style-name="P705">Четвёртый курс в колхоз не посылали, мы проходили школьную практику, но уже не в городских, а в сельских школах. На этот раз вместо отзыва школьного учителя — <text:s/>какие мы замечательные будущие педагоги — которым завершалась практика на третьем курсе, <text:span text:style-name="T466">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706">Око за око, так сказать, ведь мы их тоже оценивали на протяжении четырёх лет.</text:p>
      <text:p text:style-name="P706"><text:span text:style-name="T467">Когда нас, первокурсников, разделили на группы обучения, к</text:span>уратор<text:span text:style-name="T467">ом</text:span> моей <text:span text:style-name="T467">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707">При помощи своей должности он её трудоустроил преподавательницей англофака сразу как только получила диплом об окончании НГПИ, но она его бросила и уехала с кем-то в Киев.</text:p>
      <text:p text:style-name="P707">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707">Куратором второй группы была Нонна, тоже в очках, но моложе Пановой и без косметической штукатурки. Однажды на каком-то субботнике Вирич подослал меня к ней со стаканом белого вина, типа, не хотите ли ситра — жажду утолить? Она улыбнулась мне приятной улыбкой и — отказалась. Нонна всем приятно улыбалась, но никого не арканила.</text:p>
      <text:p text:style-name="P707">Куратор третьей группы опять-таки носила очки, была блондинкой и полнейшей дурой. <text:span text:style-name="T468">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708">К такому выводу меня склонила её привычка на каждом общем собрании факультета склонять его имя. Типа того римского сенатора, с его неизменным призывом разрушить Карфаген.</text:p>
      <text:p text:style-name="P708">Местный мальчик из зажиточной семьи, никому не грубит, пару раз в месяц появляется на <text:soft-page-break/>занятиях. Чего ещё надо?</text:p>
      <text:p text:style-name="P708">Она буквально всех заколебала своим гласом вопиющей в пустыне.</text:p>
      <text:p text:style-name="P708">На четвёртом уже курсе в большой четвёртой аудитории опять вышла к кафедре:</text:p>
      <text:p text:style-name="P708">- Полюбуйтесь! Брюнчугин даже на общее собрание не изволил явиться!</text:p>
      <text:p text:style-name="P708">И тут даже ветер снаружи не выдержал и с размаху захлопнул раскрытые по случаю наступившей весны рамы высоких окон. Чуть стёкла не вылетели. Она аж пригнулась и позабыла что там дальше идёт про Карфаген.</text:p>
      <text:p text:style-name="P708">И, наконец, куратор без очков, куратор не женского пола, куратор четвёртой группы — Рома <text:span text:style-name="T469">Гуревич</text:span>. Он тоже еврей, как <text:span text:style-name="T469">остальные, известные мне Гуревичи </text:span>и <text:span text:style-name="T469">тот же </text:span><text:s/>Близнюк, <text:span text:style-name="T469">только</text:span> постарше и полысее. </text:p>
      <text:p text:style-name="P709">И он вечно чем-то занят и с кем-то говорит, и пылко жестикулирует. </text:p>
      <text:p text:style-name="P710">Один раз я пересдавал ему зачёт в Старом, разумеется, корпусе. </text:p>
      <text:p text:style-name="P710">Я проследил как он вышел и Нового корпуса в правильном направлении, вернулся к Старому и стал дожидаться его подхода. </text:p>
      <text:p text:style-name="P710">Через десять минут я забеспокоился и прочесал двести метров асфальтной дорожки между Старым и Новым корпусом. <text:s/>Он ещё только дошёл до угла Нового, постоянно останавливаясь и оживлённо дебатируя с каждым встречным-поперечным преподавателем.</text:p>
      <text:p text:style-name="P710">Я вернулся на исходную позицию, но уже сел на скамье под берёзами. Ещё через двадцать минут он, наконец, завиднелся возле большого печального бюста Гоголя. Есть середина пути! А куда денешься, если у тебя несданный зачёт?</text:p>
      <text:p text:style-name="P710">Шестьдесят две минуты ушло у Ромы, чтоб преодолеть эти грёбанные двести метров, <text:span text:style-name="T470">но, думаю, это не предел его возможностей. За это я и дал ему кличку «кипучий бездельник».</text:span></text:p>
      <text:p text:style-name="P711">Официальным его прозвищем было «Рома-Фонетист».</text:p>
      <text:p text:style-name="P711">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Не зря же его звали «Фонетист».</text:p>
      <text:p text:style-name="P711">Кроме фонетики была ещё масса других предметов, различных и нужных.</text:p>
      <text:p text:style-name="P711">К примеру, Сравнительная Лексикосемантографоструктуросиология — язык сломаешь, пока экзамен сдашь.</text:p>
      <text:p text:style-name="P711">Эту самую Лексикос.. ну, вобщем — ...логию <text:span text:style-name="T471">нам преподавала потомственная преподавательница. 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span></text:p>
      <text:p text:style-name="P712">Заменить её никто не мог — она по этому предмету даже учебник написала. Тощая такая брошюрка со смазанным типографским шрифтом, автор... Фамилия такая... на <text:s/>свистящий, <text:span text:style-name="T469">кажется, </text:span><text:s/>звук, или, <text:span text:style-name="T469">всё-таки,</text:span> на шипящий?.. вобщем, короче, чем название предмета.</text:p>
      <text:p text:style-name="P712">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712">Расстёгиваешь рубаху на груди, на две-три пуговицы, и слегка пощипываешь волосы на солнечном сплетении. </text:p>
      <text:p text:style-name="P712">Всё.</text:p>
      <text:p text:style-name="P712">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712">Обожаю девственниц.</text:p>
      <text:p text:style-name="P712">Жомнир говорил, что после даже самого краткого разговора с нею его тянет принять ванну, <text:span text:style-name="T472">но о вкусах не спорят</text:span>.</text:p>
      <text:p text:style-name="P709">Не помню, пошёл ли я в душ после экзамена по этой самой сравнительной <text:span text:style-name="T471">— </text:span>как её? <text:span text:style-name="T471">—</text:span> на котором тоже пришлось грудь чесать.</text:p>
      <text:p text:style-name="P709">Но это всё предметы по специальности, а были ж ещё и общие, на которые являлись преподаватели с других факультетов и кафедр. И каждый мнил себя доном Корлеоне и вымогал уважения; типа, своей лекцией он сделал мне предложение, от которого я не смогу <text:soft-page-break/>отказаться и, вернувшись в общагу, погружусь в штудирование преподанного предмета.</text:p>
      <text:p text:style-name="P709">Ага, как только — так сразу.</text:p>
      <text:p text:style-name="P713">Единственным, кто вызвал мою симпатию был С<text:span text:style-name="T473">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713">На его экзамен я пришёл из общаги и погнал какую-то околёсицу <text:span text:style-name="T473">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713"/>
      <text:p text:style-name="P713">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713">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713">Каждый одевается под свой имидж. <text:s/>Берет, плащ, портфель — читай «преподаватель».</text:p>
      <text:p text:style-name="P713">Можешь представить сантехника в таком же прикиде? То-то же.</text:p>
      <text:p text:style-name="P713"/>
      <text:p text:style-name="P713">Мне мать накануне практики пошила куртку. <text:span text:style-name="T474">Покроем как энцефалитка у геологов, но из толстой брезентухи зелёного цвета. Мне она понравилась, особенно цвет — робингудовский такой.</text:span></text:p>
      <text:p text:style-name="P714"/>
      <text:p text:style-name="P714">Самым ярким впечатлением от практики стала встреча по футболу между командами сахарного завода и локомотивного депо станции Фастов. Эта игра в чемпионате на кубок профкома <text:span text:style-name="T473">Ю</text:span>го-<text:span text:style-name="T473">З</text:span>ападной железной дороги проходила на пришкольном футбольном поле.</text:p>
      <text:p text:style-name="P714">Я вышел посмотреть на перемене и — приторчал.</text:p>
      <text:p text:style-name="P715">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715">Зрителей было раз-два и — обчёлся: во-первых, нахмуренный мужик в рабочей робе, во-вторых, я.</text:p>
      <text:p text:style-name="P715">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715">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715">Оса укусом в шею обломала мне кайф.</text:p>
      <text:p text:style-name="P715">Я отшатнулся, дёрнулся и в паре метров за спиной увидел Игоря Рекуна, что крался с коварной усмешкой.</text:p>
      <text:p text:style-name="P715">Я не стал скрывать ни косяка, ни дыма.</text:p>
      <text:p text:style-name="P715">-Игорёк, если хочешь что-то спросить, говори прямо и спереди.</text:p>
      <text:p text:style-name="P716">Улыбка стёрлась, мол, нет, ничего, и он ушёл в школу, где прозвенел очередной звонок.</text:p>
      <text:p text:style-name="P716"><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716">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716">- Гол!- закричал нападающий и вся команда гостей.</text:p>
      <text:p text:style-name="P716">- Нету!- заорали местные мужики.</text:p>
      <text:p text:style-name="P716">Отбегая на свою половину поля, нападающий наткнулся на стенку из трёх местных.</text:p>
      <text:p text:style-name="P716">- Гола не было!- рыкнули они на него.</text:p>
      <text:p text:style-name="P716">- А я ничего и не говорю!- ответил он, оббегая вокруг выстроившейся стенки с нескрываемо <text:soft-page-break/>довольной улыбкой.</text:p>
      <text:p text:style-name="P716">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716">Я подошёл ко второму зрителю и спросил напрямик:</text:p>
      <text:p text:style-name="P716">- Чё, был гол, или как?</text:p>
      <text:p text:style-name="P716">Рабочий молча хмуро кивнул.</text:p>
      <text:p text:style-name="P716">Я порадовался, что хоть и немая, но есть, таки, правда на свете.</text:p>
      <text:p text:style-name="P716">Судья назначил назначил свободный от ворот местных. Матч за первенство в чемпионате на кубок <text:s/><text:span text:style-name="T474">профкома </text:span>Ю<text:span text:style-name="T474">го-</text:span>З<text:span text:style-name="T474">ападной железной дороги </text:span>закончился вничью, со счётом 0:0.</text:p>
      <text:p text:style-name="P716"/>
      <text:p text:style-name="P716">Жомнир предупредил, что, как руководитель практики, не может поставить мне больше тройки за хроническое ненаписание планов-конспектов к урокам. <text:s/>А я не мог себя заставить даже списать эти планы у Игорька; у меня физически не получалось рассаживать кукол вдоль крышки пианино.</text:p>
      <text:p text:style-name="P716">Я сказал, что пусть он не переживает и ставит что хочет. Мне это действительно было абсолютно... без разницы.</text:p>
      <text:p text:style-name="P716">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716">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716">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716"/>
      <text:p text:style-name="P716">Ладно, хватит о посторонних.</text:p>
      <text:p text:style-name="P716">Местом твоего зачатия послужил четвёртый этаж общаги, причём место это приготовила сама Ира, <text:span text:style-name="T475">поскольку в той комнате проживали девушки, а я на физмате знал только ту пару из стройотряда, но они жили в городе.</text:span></text:p>
      <text:p text:style-name="P717">Перед этим я в очередной раз влюбился в Иру, но сперва прекратил полигамию.</text:p>
      <text:p text:style-name="P717">А как же? Ведь только Ире я обязан спасительным уколом от триппера.</text:p>
      <text:p text:style-name="P717">Так что на четвёртый курс я приехал осознавшим и перекованным, о чём сухо оповестил Свету при её поползновениях к прежней фамильярности. Мы стали шапочным знакомством.</text:p>
      <text:p text:style-name="P717">И Марии я вернул книжку Бабеля, правда, зачем-то выбрав для этого поздний вечер.</text:p>
      <text:p text:style-name="P717">Она открыла дверь на лестничную площадку в незастёгнутом халате поверх ночной сорочки.</text:p>
      <text:p text:style-name="P717">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717">Я не стал развивать эту теорию, а просто сдал книгу, поблагодарил и ушёл.</text:p>
      <text:p text:style-name="P717">И с тех пор свою любовь безраздельно дарил только Ире. Тем более, что опять же ж влюбился.</text:p>
      <text:p text:style-name="P717">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717">Там мы свернули не вниз, а вверх, хотя четвёртого этажа в Старом корпусе нет и подъём преграждает перегородка с запертой дверью на чердак.</text:p>
      <text:p text:style-name="P717">Поднявшись до середины ступеней, мы поцеловались.</text:p>
      <text:p text:style-name="P717">Е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476">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718"><text:soft-page-break/>Но я не хотел только лишь вспоминать, я хотел оставить её себе, или самому остаться в ней, среди этой до отчаянье невыразимой красоты.</text:p>
      <text:p text:style-name="P718">Поцелуи не помогли остановить мгновенье.</text:p>
      <text:p text:style-name="P718">У меня не оставалось иного выхода кроме как влюбиться.</text:p>
      <text:p text:style-name="P718"/>
      <text:p text:style-name="P718">Тем же вечером на лестнице в общаге Ира дала мне ключ от комнаты физматовок, чтоб я открыл и зашёл, а она придёт через минуту в целях конспирации.</text:p>
      <text:p text:style-name="P718">Мы не включили свет.</text:p>
      <text:p text:style-name="P718">Это была койка у окна на невидимый за темнотой берег Остра.</text:p>
      <text:p text:style-name="P718">С Ирой предохранялся всегда я, то есть следил за тем, чтоб вовремя убраться во избежание абортов под наркозом или без.</text:p>
      <text:p text:style-name="P718">Но в тот вечер...</text:p>
      <text:p text:style-name="P718">...ещё немного!.. я ведь контролирую!.. рано ещё!.. ещё чуть-чуть!.. одну капелюшечку!.. у-у!.. опаньки!.. поздно... поезд ушёл...</text:p>
      <text:p text:style-name="P718"/>
      <text:p text:style-name="P718">Ты была в том поезде среди толпы точно таких же попутчиков, но оказалась чуть-чуть пошустрее.</text:p>
      <text:p text:style-name="P718"/>
      <text:p text:style-name="P718">Ну, а дальше — плавный переход к отработанной уже однажды технологии: как благородный человек я обязан жениться.</text:p>
      <text:p text:style-name="P718"/>
      <text:p text:style-name="P719">Когда Ира ещё училась в школе, то на мосту через Остёр нашла колечко. Обычное жёлтое колечко, какими торгуют киоски среди прочей бижутерии. Ира принесла его домой и её мама, Гаина Михайловна, огорчилась и опечалилась, но ничего не сказала дочери.</text:p>
      <text:p text:style-name="P719"/>
      <text:p text:style-name="P719">Был ли брак Иры с разведённым мною мезальянсом?</text:p>
      <text:p text:style-name="P719">Несомненно и неоспоримо.</text:p>
      <text:p text:style-name="P719">Достаточно сопоставить родительские пары:</text:p>
      <text:p text:style-name="P719">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719">слесарь Рембазы — заместитель директора Нежинского хлебокомбината.</text:p>
      <text:p text:style-name="P719">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719">И всё-таки, даже в эпоху развитого социализма всё восставало и противилось нашему браку.</text:p>
      <text:p text:style-name="P719">Начать с того, что во время поездки с Ирой в Киев у меня был кол в анусе.</text:p>
      <text:p text:style-name="P719">В Киеве предстояло отоварить талоны в салонах для новобрачных. </text:p>
      <text:p text:style-name="P719">Мне, со штампом о разводе в паспорте, никаких скидок на обручальное кольцо не полагалось, но моя сеста Наташа пообещала одолжить узкое золотое колечко, которое зачем-то носила на большом пальце руки.</text:p>
      <text:p text:style-name="P720">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text:s/>снятого с <text:span text:style-name="T477">упомянутого</text:span> орудия казни по <text:span text:style-name="T477">чуть</text:span> запоздалой амнистии. Добейте меня, паны-братья!</text:p>
      <text:p text:style-name="P720">Бедная Ира! <text:span text:style-name="T478">О таком ли спутнике в </text:span>салон для новобрачных <text:span text:style-name="T478">мечтает любая</text:span> девушка в <text:span text:style-name="T477">своих</text:span> <text:span text:style-name="T478">заветных</text:span> грёзах? <text:s/><text:span text:style-name="T477">Отнюдь и ещё раз</text:span> отнюдь!</text:p>
      <text:p text:style-name="P720"/>
      <text:p text:style-name="P917">Мне же те мýки служат наглядным напоминанием истины от Гераклита: в одну и ту же речку не ходи — надерут задницу. Увы, премудрости былого нас ничему не учат, пока не сядем на ежа собственной голой ….</text:p>
      <text:p text:style-name="P917"/>
      <text:p text:style-name="P720">Тем не менее в ту поездку невеста была укомплектована, а мне куплены коричневые туфли <text:soft-page-break/>голландской фирмы Topman. 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720">Вот для кого я волочил тот кол.</text:p>
      <text:p text:style-name="P720"/>
      <text:p text:style-name="P720">Мне вскоре полегчало и мы приступили к поискам костюма жениху. Мы прочесали универмаги крупных станций между Нежином и Киевом — Носовка, Кобыжчи, Бобровица — безрезультатно.</text:p>
      <text:p text:style-name="P720">Отыскался он лишь в Чернигове — вдали от электрофицированных магистралей — <text:span text:style-name="T479">и сидел вполне прилично.</text:span></text:p>
      <text:p text:style-name="P720"/>
      <text:p text:style-name="P721">За неделю до свадьбы я оставил общагу и перешёл жить в трёхкомнатную квартиру родителей Иры.</text:p>
      <text:p text:style-name="P721">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721">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721">Не <text:span text:style-name="T480">в силах </text:span>преодолеть языковый барьер, он постучал в дверь юной учительницы и <text:span text:style-name="T480">немо </text:span>наставил на неё двустволку. В смысле, будь моей, или ничьей не будешь. Братья Ивана успели его обезоружить, но глубина чувств влюблённого тронула Тоню, чтоб выжить среди красот <text:s/>природы <text:span text:style-name="T480">Закарпатья</text:span>.</text:p>
      <text:p text:style-name="P721">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721">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481">л</text:span>ожить и сделать праздничным. <text:s/><text:span text:style-name="T481">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сватовство майора на противоположной стене комнаты.</text:span></text:p>
      <text:p text:style-name="P722">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722">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722">Вдоль стены с таким же почти ковром, как у моих родителей, стояла двуспальная кровать для молодожёнов.</text:p>
      <text:p text:style-name="P722">Оставалось только пожениться.</text:p>
      <text:p text:style-name="P722"/>
      <text:p text:style-name="P723">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723">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49">Гладить брюки нужно с четырёх сторон.</text:p>
      <text:p text:style-name="P626">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626">Закончив глажку я повесил брюки на стул в гостиной и ушёл спать.</text:p>
      <text:p text:style-name="P626">Меня разбудил плач Иры.</text:p>
      <text:p text:style-name="P626">Я вышел в гостиную и под угрюмо-траурное молчание Гаины Михайловны различил отпечаток утюга на одной из брючин на спинке стула.</text:p>
      <text:p text:style-name="P627">Бедная Ира!</text:p>
      <text:p text:style-name="P627">Ожёг, пусть и без чётких очертаний, явственно менял дымчастый оттенок тёмно-серых брюк во что-то зеленоватое. Я готов был поклясться, что накануне не видел ничего такого, но <text:soft-page-break/>пропалина приходилась на одну из двух проглаженных мною сторон.</text:p>
      <text:p text:style-name="P627">Мне с трудом удалось уговорить Иру всё же поехать в ЗАГС — нам через слишком многое пришлось пройти, чтобы теперь пойти на попятную.</text:p>
      <text:p text:style-name="P627">Я торжественно пообещал ей прятать брючину в складки её длинного подвенечного платья. И почему это невесты перед свадьбой всегда плачут?</text:p>
      <text:p text:style-name="P627">Бедная Ира!</text:p>
      <text:p text:style-name="P627">В ЗАГСе пришлось очень долго ждать, потому что этот сволочь, мой свидетель Славик, явился лишь после того, как мой брат Саша поставил подпись вместо него. Хорошо хоть паспорт не проверили.</text:p>
      <text:p text:style-name="P627">Да, мо<text:span text:style-name="T477">и</text:span> брат <text:span text:style-name="T477">и</text:span> сестр<text:span text:style-name="T477">а</text:span> приехали из Конотопа на бракосочетание, а пятичасовой электричкой отбыли обратно.</text:p>
      <text:p text:style-name="P627">И вот он — головокружительный миг обмена кольцами в знак любви и верности. <text:span text:style-name="T482">Палец невесты окольцован — жёлтое с бледным, золото поверх слоновой кости. Теперь уж не невеста, а жена берёт с блюдца кольцо для меня. <text:s/>Мой палец вдвигается... вдвигается палец... </text:span></text:p>
      <text:p text:style-name="P628">Колечко от Наташи застряло, сука, на суставе, хотя в предварительных пробах вроде, типа, <text:span text:style-name="T477">на</text:span>лазило... Я вполголоса обещаю молодой жене, что потом всуну и сжимаю руку в кулак для маскировки недонатянутого <text:s/>кольца.</text:p>
      <text:p text:style-name="P542"><text:tab/><text:tab/><text:tab/>Обручальное кольцо-О!</text:p>
      <text:p text:style-name="P628"><text:span text:style-name="T79"><text:tab/><text:tab/><text:tab/>Не простое украшенье..</text:span>.</text:p>
      <text:p text:style-name="P629">Бедная Ира!</text:p>
      <text:p text:style-name="P629">Но что ей оставалось делать? Зарождающийся материнский инстинкт не позволял оставить тебя незаконнорóжденной.</text:p>
      <text:p text:style-name="P629">Зато мой брат Саша на фотографиях из ЗАГСа вышел очень хорошо; смотрится как молодой сицилианский мафиозо.</text:p>
      <text:p text:style-name="P629">Потом молодые со свидетелями (Славик уже подменил Сашу) по нежинской традиции поехали прокатиться на такси.</text:p>
      <text:p text:style-name="P629">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630">Свадьбу гуляли скромно, по семейному — за исключением двух свидетелей, все свои.</text:p>
      <text:p text:style-name="P630">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630">Гаина Михайловна, как всякая правильно эрудированная женщина, давно прибрала мужа к рукам, скрутила в бараний рог и вила из него верёвки, <text:span text:style-name="T483">пользуясь паническим страхом мужиков пред перспективой стать рогатиком. Ходи по струнке и ограничивайся двумя стаканами пива в праздник, если тебе их не наставили пока что...</text:span></text:p>
      <text:p text:style-name="P631">Весьма растяжимое «если», однако.</text:p>
      <text:p text:style-name="P631">Тоня и Ваня по очереди держали малютку-дочку в своей спальне, а их трёхлетний Игорёк тоже сидел за столом.</text:p>
      <text:p text:style-name="P631">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631"/>
      <text:p text:style-name="P631">Когда мы с Ирой удалились в свою спальню для первой брачной ночи, я включил транзисторный радиоприёмник на столике перед трюмо.</text:p>
      <text:p text:style-name="P631">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 Одеяло оказалось слишком толстым и мы отбросили его сплетаясь в узаконенных супружеских объятиях.</text:p>
      <text:p text:style-name="P631">Всё шло не так уж плохо, но потом дверь в спальню распахнулась и мой тесть выключил <text:soft-page-break/>транзистор.</text:p>
      <text:p text:style-name="P631">Я не стал прятать свою наготу, просто остановился сидя. Ира тоже замерла.</text:p>
      <text:p text:style-name="P631">Иван Алексеевич, не поднимая глаз вышел из спальни в беззвучном мерцании факела из ниши между ковром и шифонером. <text:span text:style-name="T484">Владетельный принц трёхкомнатного замка. </text:span></text:p>
      <text:p text:style-name="P632">Откуда я знал, что ему это громко? Мог бы просто крикнуть с дивана. Ладно, начнём сначала.</text:p>
      <text:p text:style-name="P632"/>
      <text:p text:style-name="P632">Потом три дня пришлось есть оливье, но пол-таза всё равно прокисло. А кто бы сомневался? Попробуй столько съесть без выпивки.</text:p>
      <text:p text:style-name="P632"/>
      <text:p text:style-name="P632">Так, в общих чертах, заключаются мезальянсные браки.</text:p>
      <text:p text:style-name="P632"/>
      <text:p text:style-name="P633">Тесть, вобщем-то, мне нравился и я прощал ему отсутствие нормальных инструментов на полках ниши и его неверие в мои способности починить древний утюг. 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633"/>
      <text:p text:style-name="P633">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а, что знает своё дело, искрошив несколько советских армий.</text:p>
      <text:p text:style-name="P634">Оглушённый мощью и потрясённый зрелищем артиллерийского расстрела, Ваня в толпе десятков тысяч прочих уцелевших <text:s text:c="2"/>был увезён в лагерь для военнопленных на территории Германии.</text:p>
      <text:p text:style-name="P634"/>
      <text:p text:style-name="P634">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634">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634">Отсюда разница в хавке для пленных различной национальности.</text:p>
      <text:p text:style-name="P634">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634"/>
      <text:p text:style-name="P634">В одном из вагонов такого эшелона оказалось несколько мешков чёрных семечек.</text:p>
      <text:p text:style-name="P634">Немцы не могли угадать назначение этого продукта — он не описан ни в одной кулинарной книге. 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634">Так эти мешки и валялись, нерационально загр<text:span text:style-name="T485">о</text:span>м<text:span text:style-name="T485">о</text:span>ж<text:span text:style-name="T485">д</text:span>ая складское помещение, <text:span text:style-name="T485">покуда один охранник не сообразил как их применить.</text:span></text:p>
      <text:p text:style-name="P635">Он <text:s/>организовал спортивное мероприятие — забеги на сто метров. Победитель получал пакет семечек.</text:p>
      <text:p text:style-name="P635">Под крики охранников-болельщиков, молодой и рослых, хотя и отощавший Ваня прибежал первым и получил приз. <text:s/>Во втором забеге он снова был недосягаем, но охранник сказал, что хватит с него и отдал семечки пришедшему вторым.</text:p>
      <text:p text:style-name="P635">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635"/>
      <text:p text:style-name="P635">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635">И это понятно, ведь иногда чувствуешь, что да пошло оно всё, потому что тебе уже пó …</text:p>
      <text:p text:style-name="P635"/>
      <text:p text:style-name="P635">Когда у Вани подкатил такой момент, он, учитывая опыт предыдущих товарищей, не пошёл <text:soft-page-break/>на восток, а свернул на запад и потому оказался во Франции.</text:p>
      <text:p text:style-name="P635">Около года семья французского фермера прятала его в сарае от немецких патрулей, а в отсутствие патрулей он помогал по хозяйству.</text:p>
      <text:p text:style-name="P635">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635"/>
      <text:p text:style-name="P635">Когда Сталин потребовал от своих союзников вернуть всех освобождённых из немецкого плена, американцы не стали спорить.</text:p>
      <text:p text:style-name="P635">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636">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636">За что?</text:p>
      <text:p text:style-name="P636">Заранее. Чтоб<text:span text:style-name="T486">ы</text:span> воспоминаниями о пережитом в немецком плен <text:s/>не подпортили <text:span text:style-name="T486">б</text:span>, часом,картину <text:span text:style-name="T486">старательно слагаемую в умах и памяти советского народа</text:span>.</text:p>
      <text:p text:style-name="P636"><text:span text:style-name="T79"><text:tab/><text:tab/><text:tab/></text:span><text:span text:style-name="T81">Ничто не забыто, никто не забыт..</text:span><text:span text:style-name="T486">.</text:span></text:p>
      <text:p text:style-name="P637">При условии, что воспоминания <text:s/>правильно процензурированы.</text:p>
      <text:p text:style-name="P636">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636">- ...а помнишь, как на 23 февраля мы купили шампанское и пошли поздравить наших ребят-лётчиков?</text:p>
      <text:p text:style-name="P636"><text:span text:style-name="T487">Т</text:span>а-<text:span text:style-name="T487">д</text:span>ах!!!</text:p>
      <text:p text:style-name="P636">Оказывается, не только Штирлиц пил спиртное в этот день, но и пленённые советские асы тоже...</text:p>
      <text:p text:style-name="P636"/>
      <text:p text:style-name="P636">В Ленинграде Ваня и Гаина оформили свой брак и тут же завербовались на работу в одну из советских центральноазиатский республик. И это правильно, там они смогли пересидеть последующие отловы бывших военнопленных <text:span text:style-name="T486">и прочих, повидавших несоветскую жизнь.</text:span></text:p>
      <text:p text:style-name="P637">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637"/>
      <text:p text:style-name="P637">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637"/>
      <text:p text:style-name="P637">К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637"/>
      <text:p text:style-name="P637">Судьба Ивана Алексеевича может послужить доводом в пользу этой теории.</text:p>
      <text:p text:style-name="P637">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637">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637">Хотя зачем ему это.</text:p>
      <text:p text:style-name="P637"/>
      <text:p text:style-name="P638">На четвёртом курсе я стал почти примерным студентом — <text:s/>посещаемость занятий возросла у <text:soft-page-break/>меня неимоверно.</text:p>
      <text:p text:style-name="P638">Не мог же я оставаться в квартире, когда Ира идёт в институт.</text:p>
      <text:p text:style-name="P638">На лекциях я углублялся в долгую историю Иосифа и его братьев. Она становилась намного выпуклее и неторопливей после выкуренного косяка.</text:p>
      <text:p text:style-name="P638">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638">Эта белая паутинная пушинка появлялась на пальто всякий раз, если я выкуривал косяк в учебном заведении.</text:p>
      <text:p text:style-name="P638">Да, вместо кожуха я ходил уже в демисезонном тёмно-верблюжьем пальто, которое купил ещё у Алёши Очерета, когда тот был на последнем курсе.</text:p>
      <text:p text:style-name="P638">Феномен пушинки я про себя окрестил «бог шельму метит». <text:span text:style-name="T488">Иногда, в виде эксперимента, я воздерживался и она не появлялась. Так что прежде, чем одеть пальто я осматривал его в поисках белой метки. Она ни разу не подвела.</text:span></text:p>
      <text:p text:style-name="P638"/>
      <text:p text:style-name="P639">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639"><text:span text:style-name="T79"><text:tab/><text:tab/><text:tab/>Он смотрел на неё, как смотрит пёс на хрустальную вазу..</text:span>.</text:p>
      <text:p text:style-name="P639">Изредка мы приходили в общагу, чтобы чинно расписать пулю в 72-й комнате.</text:p>
      <text:p text:style-name="P639">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639">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639">Однажды уже по весне, она первой вышла из общаги пока я задержался в вестибюле с Двойкой. Когда я вышел, она стояла возле здания и скандалила со студентом в окне этажа <text:span text:style-name="T489">биофака</text:span>. Не поняв смысла сарафана, <text:span text:style-name="T489">второкурсник</text:span> попытался зацепить её; <text:span text:style-name="T490">борзый второкурсник</text:span>. Я потребовал от него извинений даме и получил наглый отказ. <text:span text:style-name="T491">Пока я подымался к нему в комнату ко мне присоединился Двойка, но и их оказалось трое. </text:span></text:p>
      <text:p text:style-name="P640">Последовала неразборчивая драка с переменным успехом, из соседних комнат подбегало подкрепление. Мне запомнился момент, когда я стоял на койке, а один из них явно хотел получить от меня удар ногой в лицо, но я сдержался. </text:p>
      <text:p text:style-name="P640">Под конец я лежал на полу заваленный телами трёх противников, которые старались меня обездвижить, а где-то в углу Двойка отбивался от остальных. </text:p>
      <text:p text:style-name="P640">В этот момент дверь распахнулась и на пороге встала Ира с неизвестно где взятой линейкой в руках и громким криком:</text:p>
      <text:p text:style-name="P640">- Всех перережу!</text:p>
      <text:p text:style-name="P640">Меня настолько поразила абсурдность ситуации — пиратский крик Иры, эта деревянная линейка и ты у неё в животе — что я захохотал. Все присутств<text:span text:style-name="T492">ующие последовали моему примеру.</text:span></text:p>
      <text:p text:style-name="P641"><text:span text:style-name="T489">Не получается</text:span> всерьёз драться с кем только что смеялся заодно. Мне помогли подняться и мы ушли.</text:p>
      <text:p text:style-name="P641"/>
      <text:p text:style-name="P641">Невозможность остановить мгновенье заставила меня поменять приоритеты.</text:p>
      <text:p text:style-name="P641">Моей задачей стало охранять её. Охранять от суматохи в раздевалке. От её подружек со змеиными жалами:</text:p>
      <text:p text:style-name="P641">- Привет. Ой, ты как-то подурнела сегодня.</text:p>
      <text:p text:style-name="P641">Охранять от всего этого мира, готового в любой момент нанести удар откуда не ждёшь. Поэтому я затаился и следил за ним.</text:p>
      <text:p text:style-name="P641">Такая моя позиция привела к отчуждению от общаги, от курса, от института.</text:p>
      <text:p text:style-name="P641">Только с <text:s/>Жомниром я продолжал общаться. Он стал научным руководителем моей курсовой работы «Ирония в рассказе В. С. Моэма «The Judgement Seat». </text:p>
      <text:p text:style-name="P641"><text:soft-page-break/>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Для сборника понадобится 202-25 рассказов.</text:p>
      <text:p text:style-name="P641">Я продолжал приходить к нему домой и он в шутку говорил, что его жена, Мария Антоновна, в меня влюбилась.</text:p>
      <text:p text:style-name="P641">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641">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493">стопками книг и просто бумагами, да ещё окно в стене напротив двери.</text:span></text:p>
      <text:p text:style-name="P624">Мне это нравилось.</text:p>
      <text:p text:style-name="P624">Ещё мне понравился рассказ Иры о бесчеловечности Жомнира. 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624">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624">Прежде я считал, что поэтессы способны лишь кружева плести, в смысле, выдавать дамское рукоделье за высокую поэзию.</text:p>
      <text:p text:style-name="P624">Марина не такая, она умеет, когда надо, насиловать слова.</text:p>
      <text:p text:style-name="P624"/>
      <text:p text:style-name="P624">Я вспомнил её в тамбуре электрички, когда ехал из Конотопа. Туда я продолжал ездить, хотя и не так часто. Из чувства долга перед Леночкой. </text:p>
      <text:p text:style-name="P624">Она всегда была хорошим ребёнком и я её даже любил. Просто не умею играть и сюсюкать с детишками. Больше, чем на десять минут меня не хватает.</text:p>
      <text:p text:style-name="P624">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624">Достать её оказалось непросто. Тоже самое повторилось и со вторым лацканом.</text:p>
      <text:p text:style-name="P624">Вонзённая игла — точь-в-точь как в той ранней поэме Цветаевой.</text:p>
      <text:p text:style-name="P624">Я выбросил иглы в прорези над стеклом в дверях грохочущей к Нежину электрички.</text:p>
      <text:p text:style-name="P624">Откуда они взялись? Воткнула мать, как в той поэме? Или купил их вместе с пальто у Алёши? И что заставило меня найти их?</text:p>
      <text:p text:style-name="P624">На некоторые вопросы я так и не смогу узнать ответа. Никогда...</text:p>
      <text:p text:style-name="P624"/>
      <text:p text:style-name="P624">Тёщу мою беспокоили мои визиты к Жомниру. Она переживала чем меня там угощают — лишь бы не варёной колбасой.</text:p>
      <text:p text:style-name="P624">По-видимому, она боялась, что колбасой можно перепрограммировать человека, сделать из него зомби, как в фильме «Матрица». Она не знала, что я — робот нового поколения, которые зомбируются через печатный текст.</text:p>
      <text:p text:style-name="P624">Гаина Михайловна, а ничего, что Жомнир дал мне книгу Гессе, в прозе которого один абзац может тянуться страницы две?</text:p>
      <text:p text:style-name="P624">О том, что печатный текст через <text:s/>зомбированного меня <text:s/>воздействует на окружающую действительность мне стало известно из личного опыта.</text:p>
      <text:p text:style-name="P624">Например, в туалете квартиры родителей Иры для гигиены нарезан журнал «За рулём». Сидя на унитазе, я прочитываю статью о большегрузных автомобилях, прежде, чем употребить её в качестве туалетной бумаги. Выхожу из дому — опаньки! Улицу Красных партизан невозможно перейти — запружена потоком КАМАЗов и БЕЛАЗов. Потом мне, конечно, вкручивают, будто на московской трассе ремонтировали дорожное покрытие и направили движение в объезд, через Нежин.</text:p>
      <text:p text:style-name="P624">Так они с этим ремонтом ждали пока схожу прочесть нарезку из журнала «За рулём»?</text:p>
      <text:p text:style-name="P624"/>
      <text:p text:style-name="P624"><text:soft-page-break/>Отношения с Гаиной Михайловной у меня сложились по классическому образцу «зять — тёща», но с поправкой на интеллигентность относящихся.</text:p>
      <text:p text:style-name="P624">Сперва всё шло нормально, но через пару недель она вдруг начала застёгивать отложной воротник своего халата булавкой под горлом.</text:p>
      <text:p text:style-name="P642">Халат домашний, с глубоким вырезом, но я этого даже как-то и не замечал. Но теперь деваться некуда — между булавкой и верхней пуговицей образовалась широкая прореха, а любая прореха притягивает взгляд.</text:p>
      <text:p text:style-name="P642">Я не стал интересоваться у предыдущего зятя случался ли такой симптом <text:s/>раньше и с какой периодичностью. Просто пришлось держать взгляд на привязи. Хотя что там увидишь? Женщина давно привяла.</text:p>
      <text:p text:style-name="P642"/>
      <text:p text:style-name="P642">Однажды мы с ней остались наедине во всей квартире. За окном вечерело.</text:p>
      <text:p text:style-name="P642">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642">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642">Эшелон остановился в поле. Охранники распахнули двери вагонов и что-то кричали — она ещё не знала немецкого.</text:p>
      <text:p text:style-name="P642">Неподалёку в ложбине протекал ручей. Им показали, что можно к воде. Они радостно бросились к ручью; пили, умывали лица.</text:p>
      <text:p text:style-name="P642">Вдруг раздались крики и застрочил автомат — одна из девушек хотела убежать и её убили.</text:p>
      <text:p text:style-name="P642">Обратно к вагонам их всех провели мимо убитой. Она лежала на спине с открытыми глазами и была такая красивая.</text:p>
      <text:p text:style-name="P642">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642">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642">Свет люстры всё разбил — вместо испуганной девушки Гаины у шкафа стояла пожилая женщина с нелепой прорехой из воротники и злым взглядом из-под крашенной пряди волос.</text:p>
      <text:p text:style-name="P642">А нечего чары ломать.</text:p>
      <text:p text:style-name="P642">Так я оказался <text:span text:style-name="T494">классически неприемлемым зятем.</text:span></text:p>
      <text:p text:style-name="P642"/>
      <text:p text:style-name="P643">Лично я особого антагонизма к тёще не испытывал, но не могу не отметить, что у бабушки твоей порою чувства брали верх над разумом.</text:p>
      <text:p text:style-name="P643">Она была непримиримой антисемиткой. Наверное, сказывались годы проведённые в зажиточной немецкой семье. Люди склонны подражать чувствам окружающих.</text:p>
      <text:p text:style-name="P643">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643">Её возмущало, что кругом одни евреи и возмущало безразличие мужа к её возмущениям против эскалации сионизма.</text:p>
      <text:p text:style-name="P643">Развернёт перед носом газету и, когда уже никто не помнит о чём с ним говорила, отвечает:</text:p>
      <text:p text:style-name="P643">- Что? <text:span text:style-name="T495">Ну, д</text:span>а...</text:p>
      <text:p text:style-name="P643">Опора в жизни называется.</text:p>
      <text:p text:style-name="P643"/>
      <text:p text:style-name="P643">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643">До смешного доходит — пойти к ректору, одесскому еврею Арвату, — жаловаться на засилье нежинских евреев в НГПИ!</text:p>
      <text:p text:style-name="P403"><text:span text:style-name="T496">E</text:span>ine <text:span text:style-name="T497">lächerlich</text:span> Wasserkunst!.. <text:span text:style-name="T498">или как там у Рильке.</text:span></text:p>
      <text:p text:style-name="P403"/>
      <text:p text:style-name="P404"><text:soft-page-break/>Но жизнь не стояла на месте, живот у Иры рос. По нему уже начали пробегать волны от твоих коленок и пяток. Довольно крепкие были — мой нос это помнит.</text:p>
      <text:p text:style-name="P405">И вот однажды Ира испуганным голосом сказала мне позвать её маму. Та пришла в спальню.</text:p>
      <text:p text:style-name="P405">- Что это, мама?</text:p>
      <text:p text:style-name="P405">На безупречно гладкой статуэтной коже, внизу, под совсем уже большим животом наметились неровные бороздки.</text:p>
      <text:p text:style-name="P405">- Затяжки.</text:p>
      <text:p text:style-name="P405">- Это пройдёт после родов?</text:p>
      <text:p text:style-name="P405">Гаина Михайловна, хмуро опустив голову, промолчала.</text:p>
      <text:p text:style-name="P405">Началась экзаменационная сессия. Иру почти не спрашивали, сразу говорили дать зачётку.</text:p>
      <text:p text:style-name="P405"/>
      <text:p text:style-name="P405">Вечером 14 июня у Иры отошли воды и мы с ней пошли в роддом.</text:p>
      <text:p text:style-name="P405">Там удивились, что роженица явилась пешком, отдали мне её одежду, а саму Иру увели в предродовую палату.</text:p>
      <text:p text:style-name="P405">Там я уже не мог её охранять.</text:p>
      <text:p text:style-name="P405">Одежду я отнёс домой и пришёл обратно.</text:p>
      <text:p text:style-name="P405">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405">При моём приближении КАМАЗ вдруг прыгнул вперёд и из длинной лужи на мостовой грянула поверх бордюра волна грязной пены. Я успел подпрыгнуть; пена с шипением уползла восвояси. Я приземлился на мокрый тротуар.</text:p>
      <text:p text:style-name="P405">Убирайся, дракон, в своё логово — некогда с тобой возиться, сегодня у меня миссия поважнее. КАМАЗ уфырчал в сторону Красных партизан.</text:p>
      <text:p text:style-name="P405">В приёмной мне сказали, что ещё нет и роды состоятся утром.</text:p>
      <text:p text:style-name="P405">Роддом находился в длинном одноэтажном здании, вход с торца. Сбоку от здания стояла шатрообразная беседка, как в стройбате, но пошире и без выемки-урны в центре.</text:p>
      <text:p text:style-name="P405">Я зашёл в беседку, сел на брусья скамьи вдоль её круглой стенки и начал ждать. В пустой узкой <text:s/>спальне без Иры мне нечего делать.</text:p>
      <text:p text:style-name="P405">От ворот к приёмной прошла пара — мужчина вёл беременную. Обратно он ушёл один. Значит, не только мы так. Наверно, день такой.</text:p>
      <text:p text:style-name="P405">Высоко над роддомом светила полная луна. Я выкурил косяк и она стала далёким выходом из длинного туннеля с пульсирующими стенками.</text:p>
      <text:p text:style-name="P406">Окно родильной палаты смотрело <text:s/>на беседку и было распахнуто настежь. Что это родильная я догадался, когда там вспыхнул свет зачернённый мелкой металлической сеткой от комаров и раздались крики роженицы.</text:p>
      <text:p text:style-name="P406">Это кричала не Ира, не её голос, наверное, та, что пришла второй. Когда свет погас, я на всякий сходил в приёмную. А вдруг роды меняют голос.</text:p>
      <text:p text:style-name="P406">Мне сказали, что нет ещё.</text:p>
      <text:p text:style-name="P406">Косяков я больше не курил, тот первый остался единственным.</text:p>
      <text:p text:style-name="P406">Когда закричала вторая, я узнал родной голос — Ира!</text:p>
      <text:p text:style-name="P406">Но в приёмной мне сказали, что нет ещё.</text:p>
      <text:p text:style-name="P406">Меня послали к окну предродовой, с другой стороны здания.</text:p>
      <text:p text:style-name="P406">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406">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406">- Кердун на смене?</text:p>
      <text:p text:style-name="P406">- Нет.</text:p>
      <text:p text:style-name="P406">Я вернулся в беседку. Сидел обхватив себя руками от холода. В белёсых предрассветных сумерках круг беседки пересёк непонятный <text:s/>тёмный шар с белым цилиндром спереди. <text:soft-page-break/>Только когда он скрылся в траве, я догадался, что это ёжик, чья мордочка застряла в стаканчике из-под мороженого.</text:p>
      <text:p text:style-name="P406">Лучи солнца протянулись к белым облакам. Скоро согреюсь. Из центра крыши вдруг пробежала отвесная нить паутины с тяжёлым пауком на конце. Едва он достиг пола, поперёк беседки пропорхнул воробей.</text:p>
      <text:p text:style-name="P407">Видеть я умею знаки; жаль читать их <text:span text:style-name="T767">не могу</text:span>.</text:p>
      <text:p text:style-name="P406">Ёжик, паук, птица. Трое волхвов?</text:p>
      <text:p text:style-name="P406">В родильной опять кто-то начал кричать. Когда <text:s/>крики стихли <text:span text:style-name="T499">две женщины за сеткой позвали меня подойти. Одна из них держала младенца в воздетых руках. Между ножек что-то болталось.</text:span></text:p>
      <text:p text:style-name="P406">«<text:span text:style-name="T499">Сын!»- успел я подумать.</text:span></text:p>
      <text:p text:style-name="P406">- <text:span text:style-name="T499">Поздравляем с дочкой!</text:span></text:p>
      <text:p text:style-name="P406">«<text:span text:style-name="T499">Пупок»,- поправил я сам себя.</text:span></text:p>
      <text:p text:style-name="P402">Тёща встретила меня улыбкой и поздравлениями — она позвонила в роддом по телефону.</text:p>
      <text:p text:style-name="P402">Я занял деньги у Тони и побежал на базар.</text:p>
      <text:p text:style-name="P402">Тоня дала мне 25 руб., более мелких у неё не нашлось.</text:p>
      <text:p text:style-name="P402">Я метался по базару, скупая букеты роз. Розы, мне только розы. Пока не кончились 25 руб.</text:p>
      <text:p text:style-name="P402">Тогда я снова поспешил к роддому, таща этот шар из букетов. Одноногий инвалид на костылях рядом с пятиэтажкой тёщи радостно мне улыбнулся — он знал куда я спешу.</text:p>
      <text:p text:style-name="P402">Сестре в приёмной роддома пришлось позвать на помощь ещё двух, чтоб занести цветы в коридор.</text:p>
      <text:p text:style-name="P402">Ира потом рассказывала, что ещё лежала там на каталке и её ненадолго покрыли теми розами, потому что в палату цветы нельзя.</text:p>
      <text:p text:style-name="P402">Потом букеты поделили между медсёстрами и акушерками, и те забрали по домам. Достался даже и Кердун, которая с утра заступила на смену.</text:p>
      <text:p text:style-name="P402">Неважно! Главное — <text:s/>что ты родилась.</text:p>
      <text:p text:style-name="P402"><text:span text:style-name="T79"><text:tab/><text:tab/><text:tab/>Миллион, миллион, миллион алых роз..</text:span>.</text:p>
      <text:p text:style-name="P1058"/>
      <text:p text:style-name="P1058">Египтологи до сих пор спорят зачем прекрасным женским лицам сфинксов приделывали висячую бороду.</text:p>
      <text:p text:style-name="P364">Разгадку показала Ира. То есть сначала она показала мне в окно тебя. Белая ткань туго обвивала тебя с головой, оставляя лишь кружок лица с накрепко зажмуренными глазами. Такая же ткань угловато топорщилась поверх волос Иры, а половина её лица пряталась под широкой повязкой, как у грабителей банков только белой.</text:p>
      <text:p text:style-name="P364">Она отнесла тебя куда-то, снова вернулась к стеклу окна и сказала, что глаза у тебя синие-пресиние, просто ты уже спишь после кормления. Чтобы сказать это, она отвязала верхние тесёмки повязки, оставив нижние как было, и повязка повязка повисла под подбородком.</text:p>
      <text:p text:style-name="P364">Прекрасное лицо под ним бородка! Сфинксы только что покормили детёнышей — вот что изображали египтяне.</text:p>
      <text:p text:style-name="P364"/>
      <text:p text:style-name="P364">Увидев тебя зажмуренную в роддоме, я понял, что теперь мне надо охранять не только Иру, но вас обеих.</text:p>
      <text:p text:style-name="P364">По возвращении на Красных партизан 15, я ужаснулся от вида двери в нашу узкую спальню. Просто таки обляпана грязью; из одного сгустка даже свисала волосина. Я нагрел воды и вымыл дверь с обеих сторон, а потом и оконную раму.</text:p>
      <text:p text:style-name="P364">Чистота послужит линией обороны, как охранительный меловой круг Хомы Брута от Вия и прочей нежити.</text:p>
      <text:p text:style-name="P364">Когда Тоня <text:span text:style-name="T429">передала мне</text:span> коляску своих детей, <text:span text:style-name="T42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365">Нет, я никому ничего не сказал, тут никто ни при чём — у нас с миром один на один.</text:p>
      <text:p text:style-name="P365"><text:soft-page-break/></text:p>
      <text:p text:style-name="P364">В институте <text:span text:style-name="T430">у Иры оставался ещё один госэкзамен. Если пропустить, то придётся ждать целый год и сдавать со следующим выпускным курсом. 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span></text:p>
      <text:p text:style-name="P366">На шестой день Ира вышла в комнату <text:span text:style-name="T431">для</text:span> посетител<text:span text:style-name="T431">ей</text:span> и сказала, что у тебя уже всё в порядке и можно хоть сейчас домой, если выпишут.</text:p>
      <text:p text:style-name="P366">Я развил бурную деятельность; побежал к заведующей родильным отделением, доказывал ей необходимость немедленной выписки в связи с госэкзаменом. <text:span text:style-name="T431">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span></text:p>
      <text:p text:style-name="P367">На автобусных остановках густыми рядами накапливались ожидающие под бездонным небом с галактическими облаками в недосягаемой вышине. Велосипед мчал мимо них, как метла Маргариты. Когда я спрыгивал с него у затаившегося в переулке учреждения, ведьмацкое отродье лягнул меня задним колесом в пах и беззвучно, но радостно заигогокал.</text:p>
      <text:p text:style-name="P367">Я вбежал в кабинет, где две женщины дожидались окончания рабочего дня. Опять начались переговоры и уговоры. Они куда-то позвонили и заявили наотрез — без БЦЖ никакой выписки; завтра сделают прививку и — пожалуйста.</text:p>
      <text:p text:style-name="P367">Обратно я ехал помедленней, удручённо вправляя часто спадавшую цепь, вернул велосипед и зашёл в комнату посетителей, где оказалась Тоня. Я с жаром начал убеждать её, что мы запросто можем похитить Иру и ребёнка, вот только за вещами сбегаю. </text:p>
      <text:p text:style-name="P367">Тоня <text:span text:style-name="T43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368">В комнату пришла Ира и вместе с Тоней стала объяснять мне, что один день не играет никакой роли.</text:p>
      <text:p text:style-name="P368">Наступил вечер, я проводил Тоню до квартиры их родителей, но оставаться в спальне даже с помытой дверью я не мог.</text:p>
      <text:p text:style-name="P368">Я снова пошёл к роддому, однако не стал заходить в беседку. Снова выслушивать крики и вой рожениц у меня не хватило бы сил. Поэтому я отправился в дозор. Как последний воин-охранитель из дружины дядьки Черномора.</text:p>
      <text:p text:style-name="P368">Шёл я замедленной походкой, потому что впереди была ещё целая ночь. </text:p>
      <text:p text:style-name="P368">Она оказалась такой тёмной, что проходя мимо пятиэтажки Жомнира я угодил правой ногой в <text:s/>глубокую лужу-выбоину на тротуаре. Надо же! От дракона увернулся, но рядом с логовом Лавана так опростоволосился.</text:p>
      <text:p text:style-name="P368">Я пошёл дальше и под водонапорной колонкой <text:span text:style-name="T433">через дорогу от</text:span> запертых ворот нежинского консервного комбината помыл ногу и выстирал носок.</text:p>
      <text:p text:style-name="P368">Из-за поворота к заводу «Прогресс» выдребезжала кавалькада ярко освещённых изнутри, но совершенно пустых автобусов. Я накрепко выжал носок и одел его обратно.</text:p>
      <text:p text:style-name="P368">Так, в одном сухом, втором влажном носке, я пришёл на вокзал. </text:p>
      <text:p text:style-name="P368">Дозорному нельзя останавливаться.</text:p>
      <text:p text:style-name="P368">Я сделал круг по полутёмному кассовому залу, потом по залу ожидания возле запертого ресторана. Поднялся на второй этаж.</text:p>
      <text:p text:style-name="P368">Никогда прежде я не замечал как по ночам <text:s/>меняются <text:s/>глаза людей. Не у всех. Но у некоторых они становятся неестественно остекленелыми. <text:s/>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Знайте — дозор здесь!</text:p>
      <text:p text:style-name="P368">На автомобильном мосту меня застиг дождь. Тихий летний дождь.</text:p>
      <text:p text:style-name="P368">Я не собирался идти в Прилуки, поэтому по<text:span text:style-name="T434">шё</text:span>л обратно <text:span text:style-name="T434">на Красных партизан. Дождь не усиливался и не переставал. Мы так и шли вдвоём — не спеша.</text:span></text:p>
      <text:p text:style-name="P369"><text:soft-page-break/>Дверь открыл Иван Алексеевич, в прихожей за его спиной виднелась Гаина Михайловна.</text:p>
      <text:p text:style-name="P369">- Ты где бродишь? Дождь идёт.</text:p>
      <text:p text:style-name="P369">- Он тёплый.</text:p>
      <text:p text:style-name="P369">- Может побить тебя?</text:p>
      <text:p text:style-name="P369">- Не стоит.</text:p>
      <text:p text:style-name="P369">В спальне я сбросил всю мокрую одежду и лёг голым. Как и во все предыдущие ночи я расправил ночнушку Иры во всю длину и обнял вокруг, чтобы хоть так охранять.</text:p>
      <text:p text:style-name="P369">Много позже я узнал, что семья решила будто в ту ночь я ходил на блядки.</text:p>
      <text:p text:style-name="P369"/>
      <text:p text:style-name="P369">Вечером следующего дня я принёс тебя из роддома, завёрнутую в стёганное атласное одеяло и какие-то кружева с тюлью. Ира шла рядом, с букетом цветов, которые заранее купила Тоня. Не розы.</text:p>
      <text:p text:style-name="P369"/>
      <text:p text:style-name="P369">Наутро Ира сдала последний госэкзамен. Я ждал её под колоннами у входа и, обняв за талию, помог спуститься по крутым ступеням. 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369">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369">Как всегда в таких случаях, туда набилась толпа народу. Кофта оказалась последней и как раз Ириного размера. Пока я радовался удаче, её ухватили какая-то девушка с матерью. Явно из села.</text:p>
      <text:p text:style-name="P369">Девушка примеряла и вопросительно посмотрела на мать, которая <text:s/>держала снятую ею куртку.</text:p>
      <text:p text:style-name="P369">В универмаг я ходил со Славиком. Мы встали сбоку и начали комментировать.</text:p>
      <text:p text:style-name="P369">- Так ничего, только рукава слишком уж короткие.</text:p>
      <text:p text:style-name="P369">- Ну, давай ещё чего-нибудь посмотрим.</text:p>
      <text:p text:style-name="P369">Мать покачала головой и девушка неохотно сняла кофту. Я тут же схватил и послал Славика выбить чек.</text:p>
      <text:p text:style-name="P369">Ире даже понравилось, что рукава именно на три-четверти.</text:p>
      <text:p text:style-name="P369">Всё это было ещё до т<text:span text:style-name="T435">еб</text:span>я.</text:p>
      <text:p text:style-name="P370">А за твоё рождение, по старинному красивому славянскому обычаю с меня полагался «магарыч».</text:p>
      <text:p text:style-name="P370">В ресторане «Чайка» на площади, Славик, Двойка и я распили пару графинчиков водки. На официантке было платье в чёрно-белую полоску и Двойке понравилось как я её назвал — <text:s/>«строката сукня». <text:s/>Он потребовал тост.</text:p>
      <text:p text:style-name="P369">- <text:span text:style-name="T435">Это не просто за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370">Двойка начал выступать, что насчёт форм это я спёр у Томаса Манна. Он тоже читал «Иосифа и его братьев».</text:p>
      <text:p text:style-name="P370">Следующий тост я поднял за девочку с прекрасными синими глазами, то есть за тебя.</text:p>
      <text:p text:style-name="P370">Двойка сделал умный вид и начал толкать про какие-то каузальные гены — он же с биофака — и что цвет через месяц изменится на карий, возможно, тёмно-карий. Сучара биофачная со своими каузальными генами!</text:p>
      <text:p text:style-name="P370"/>
      <text:p text:style-name="P370">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370">Потом на сцену поднялся чернявый незнакомец и сказал, что каждым из нас на входе в зал получен лист бумаги и карандаш.</text:p>
      <text:p text:style-name="P370">Не всё ещё хорошо и правильно в наших школах и сейчас нужно описать что нам не <text:soft-page-break/>понравилось во время практик в школе или даже когда мы сами ещё учились. <text:span text:style-name="T436">Когда какой-нибудь педагог неправильно повёл себя, на наш взгляд, или не то говорил. Начать нужно такими словами «А ещё помню как...», а дальше оно само пойдёт.</text:span></text:p>
      <text:p text:style-name="P371">Он закончил инструкцию и мне стало ясно насколько я отстал от жизни. <text:s/>КГБ освоили конвейерное производство шестёрок. Сотни сексотов в один <text:span text:style-name="T433">присест</text:span>! <text:span text:style-name="T437">И без каких-либо наживок в виде разведшколы.</text:span></text:p>
      <text:p text:style-name="P371">Не напишу — а вдруг диплом не выдадут или зашлют в дыру дальше некуда?</text:p>
      <text:p text:style-name="P371">Ладно, напишу: один раз — не пидарас...</text:p>
      <text:p text:style-name="P371">А именно с этого раза и начинается. Потом подойдут в той дыре, сочинение это покажут, ещё чевой-то продиктуют...</text:p>
      <text:p text:style-name="P371">Ладно, бляди, напишу!</text:p>
      <text:p text:style-name="P371">В спинку каждого столика в актовом зале была вделана, типа, досочка из пластмассы. Отстёгивешь в переднем кресле и — пиши на ней.</text:p>
      <text:p text:style-name="P371">Я отстегнул и написал.</text:p>
      <text:p text:style-name="P371">«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371">Этот донос в КГБ я подписал своим настоящим именем <text:span text:style-name="T433">и горжусь им поныне</text:span>.</text:p>
      <text:p text:style-name="P371"/>
      <text:p text:style-name="P372">Великое открытие Карла Маркса по поводу возникновения прибавочной стоимости осталось, к сожалению, половинчатым.</text:p>
      <text:p text:style-name="P372">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372">И эта недооткрытая Марксом истина приложима не только к способам производства, но и любой другой сфере <text:s/>человеческой деятельности.</text:p>
      <text:p text:style-name="P372">(Успели записать? Ну, дописывайте, пока я открою вторую бутылку...)</text:p>
      <text:p text:style-name="P373">Отсюда вытекает, что в мире нет плохих людей, но не существует и хороших. Добро от зла отделяет доля секунды.</text:p>
      <text:p text:style-name="P373">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373">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373">И так всегда — на костре, на колу, на гильотине, на электрическом стуле, в петле, у стенки ; да как угодно! <text:s/>— казнят всегда невинных. Это — не те; те — не эти. Но даже и те в миг злодеяния всего лишь исполняли приказ.</text:p>
      <text:p text:style-name="P373">Чей? На кого пахал?</text:p>
      <text:p text:style-name="P373"><text:span text:style-name="T438">Да знай я</text:span> ответ, разве б я <text:span text:style-name="T439">тут</text:span> жил?</text:p>
      <text:p text:style-name="P373">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373"/>
      <text:p text:style-name="P373">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373">- Ангелочек! Ангелочек!</text:p>
      <text:p text:style-name="P373">И ты буквально разрывалась от крика.</text:p>
      <text:p text:style-name="P373">- Гаина Михайловна! Это не ангелочек, а девочка!</text:p>
      <text:p text:style-name="P374">В ответном взгляде тёщи мелькнул отблеск злобы пославшего её, но аргументировано <text:soft-page-break/>опровергнуть моё утверждение она не могла и молча вышла.</text:p>
      <text:p text:style-name="P374">Я точно знал, что уговаривать ребёнка с неокрепшей психикой, ещё плохо ориентирующегося в мире — неправильно. Да ещё с открытой форточкой! Типа, лети туда, где хорошо, где порхают такие же ангелочки!</text:p>
      <text:p text:style-name="P374">Я начал убеждать тебя, что девочка Лилечка, а никакой не ангелочек.</text:p>
      <text:p text:style-name="P374">Ты всё ещё плакала, но уже не так истошно — душа не пыталась оторваться от тела.</text:p>
      <text:p text:style-name="P374">Но что же не так? Я переложил тебя на постель и раскрыл пелёнку. Ты плакала, выгибаясь младенческим тельцем. 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 Изумлённо распахнув свои синие глаза, ты умолкла.</text:p>
      <text:p text:style-name="P374">Я снова запеленал тебя и отнёс в коляску. Ты уснула.</text:p>
      <text:p text:style-name="P374"/>
      <text:p text:style-name="P374">Твои пелёнки гладил я, чтоб всё держать под бдительным контролем.</text:p>
      <text:p text:style-name="P374">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374">Проблема в том, что мне <text:s text:c="2"/>неизвестно было как правильнее развешивать пелёнки — изнанкой на верёвку, или лицом?</text:p>
      <text:p text:style-name="P374">Первую я повесил так, вторую эдак. И тут с небес на столб в центре спустился белый голубь и протестующе взворковал...</text:p>
      <text:p text:style-name="P374">Спасибо, друг! Буду знать!</text:p>
      <text:p text:style-name="P374">С тех пор все пелёнки я вешал лишь лицевой стороной к верёвке.</text:p>
      <text:p text:style-name="P374"/>
      <text:p text:style-name="P374">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440">На будущий год исполняется столетие со дня рождения другого английского писателя. Было бы легче. А Моэм, вообще-то, голубой...</text:span></text:p>
      <text:p text:style-name="P375">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Или Моэм, или ничего.</text:p>
      <text:p text:style-name="P375">Он пожал плечами.</text:p>
      <text:p text:style-name="P375">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375">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375">Всё.</text:p>
      <text:p text:style-name="P375">Вечером в дверь квартиры позвонил Жомнир и пригласил меня выйти во двор.</text:p>
      <text:p text:style-name="P375">У дверей подъезда стоял его велосипед. Под тёмной листвой густых вишен уже собирались сумерки и ползли к белью стирок на общих верёвках. От предыдущей пятиэтажки № 13 группа Eagles выдавала «Отель Калифорния»:</text:p>
      <text:p text:style-name="P375"><text:span text:style-name="T79"><text:tab/><text:tab/><text:tab/>Warm smell of colitas rising up in the air..</text:span>.</text:p>
      <text:p text:style-name="P375">Тогда я ещё не знал до чего трагически жуткий у неё конец, а просто балдел от гитарной партии...</text:p>
      <text:p text:style-name="P375">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375">Он уехал, а я уважительно восхитился мастерству старой школы. Пускай они понятия не имеют <text:s/>о программировании через текст и наивно верят в чары варёной колбасы, но одним припудриванием взять Жомнира за жабры!.. Ай, да тёща!</text:p>
      <text:p text:style-name="P375"/>
      <text:p text:style-name="P375">Пелёнки я гладил не только из охранных соображений, но и чтоб время скоротать.</text:p>
      <text:p text:style-name="P375">Ира, как мать с ребёнком освобождалась от отработки за диплом. Меня распределили куда-то <text:soft-page-break/>в Закарпатье, но я не очень-то вникал куда, потому что работать в школе не собирался нигде и никогда.</text:p>
      <text:p text:style-name="P375">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376">Было принято решение, что я отправлюсь туда, когда тебе исполнится один месяц, потому что Ире пока одной трудно. </text:p>
      <text:p text:style-name="P376">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дной булавкой против сглаза.</text:p>
      <text:p text:style-name="P376"/>
      <text:p text:style-name="P376">Из Конотопа приехал мой брат Саша и ты совершила свой первый выезд в Графский парк.</text:p>
      <text:p text:style-name="P376">С нами пошли ещё Славик и Ира. Мы со Славиком раскумарились возле озера, а брат мой таким не баловался.</text:p>
      <text:p text:style-name="P376">Возвращались мы через калитку возле здания музпеда, где надо переступать железную полосу приваренную высоко на землёй, <text:s/>а коляске не проехать. 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376">- Пошёл отсюда!</text:p>
      <text:p text:style-name="P376">Славик стушевался и тебя перенесли мы с Сашей. Мне было гордо и приятно, что у меня такой брат, а <text:s/>теб<text:span text:style-name="T441">е</text:span> заботливый дядя — <text:span text:style-name="T441">не уступил тебя Славику</text:span>.</text:p>
      <text:p text:style-name="P376"/>
      <text:p text:style-name="P376">Второй твой выезд туда же состоялся по приезду из Киева брата Иры.</text:p>
      <text:p text:style-name="P376">Игорь был с женой и она его постоянно шпыняла, а он примирительным тоном пытался сглаживать острые углы. Мне подумалось, что у неё, наверно, ПМС, но в дальнейшем выяснилось, что ПМС этот у неё пожизненно.</text:p>
      <text:p text:style-name="P376">Во время прогулки она то и дело раскрывала свой зонт и тут же начинался дождик.</text:p>
      <text:p text:style-name="P376">На десятый раз Ире тоже дошло в чём причина и следствие. Она попросила жену Игоря больше не раскрывать зонт. Та обрадовалась, что её заметили и оценили и на обратном пути дождя не было.</text:p>
      <text:p text:style-name="P376"/>
      <text:p text:style-name="P377">Семейным прозвищем Ивана Алексеевича было «князь» и такое обращение его тешило. Ну, ещё бы — из крестьянских мальчиков да в князья!</text:p>
      <text:p text:style-name="P377">Хотя внешне оно ему тоже подходило, особенно когда раскроет газету — весь такой сытно вальяжный в белой майке и синих спортивных штанах.</text:p>
      <text:p text:style-name="P377">Вобщем, баловали его этим прозвищем и было за что; ведь он — добытчик.</text:p>
      <text:p text:style-name="P377">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377">Привёз и поставил на кухне, у батареи центрального отопления под подоконником. 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span text:style-name="T772">Это как предмет гордости, охотничий трофей, типа бивней на стене, или меча от рыбы, или … эти, ветвистые... вобщем, тоже на стену вешают...</text:span></text:p>
      <text:p text:style-name="P377">Ну, погордись ты неделю, пусть — две, а то уж скоро месяц, как его обходить приходится, уже и тёща ворчит.</text:p>
      <text:p text:style-name="P377">- Что? Ну, да...</text:p>
      <text:p text:style-name="P377">И тут мне подвернулась одна из прочитанных 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377">Сложил я эту газету определённым образом, чтоб заголовок только видно было, отнёс <text:soft-page-break/>вечером на кухню и нежно так — голубоватым жестом — разместил его поверх мешка с гречкой. Потом вернулся к двери, <text:s/>потушил свет и ушёл спать, оставив в темноте мешок с заголовком «Гробница князя».</text:p>
      <text:p text:style-name="P377">Утром мешка не было. <text:span text:style-name="T442">Всё-таки</text:span>, <text:span text:style-name="T442">как</text:span> зять, <text:s/>я — <text:s/>классический «от<text:span text:style-name="T391">э́</text:span> падло».</text:p>
      <text:p text:style-name="P377"/>
      <text:p text:style-name="P378">За день дол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378">В сосновом лесу Леночка подобрала серое перо неизвестной птицы и я сунул его ей в волосы. Оно так и держалось там.</text:p>
      <text:p text:style-name="P378">Индейцы не дураки — такие перья делают человека частью свободного мира, возникает контакт и взаимопонимание.</text:p>
      <text:p text:style-name="P378">Когда мы возвращались в лагерную цивилизацию, вовремя подбежавший порыв ветра встрепенул ей волосы и унёс перо. Она даже не заметила.</text:p>
      <text:p text:style-name="P378"/>
      <text:p text:style-name="P378">В день отъезда всё висело на волоске, точнее на паутинке.</text:p>
      <text:p text:style-name="P378">Я это заметил, когда вышел в подъезд раскумариться. В квартире я вообще не курил.</text:p>
      <text:p text:style-name="P378">Паутинка свисала от верхней перекладины рассохшейся дверной рамы входа и на конце её болталась обгорелая спичка. Долго ли продержится?</text:p>
      <text:p text:style-name="P378">Горелые спички в щель над рамой всегда засовывал я, потому что в подъезде урны не было. После того как Тонин Игорёк изобличил мою связь с коноплей, мне было без разницы что в моём дыму унюшат проходящие мимо соседи. Сколько выдержит паутинка?</text:p>
      <text:p text:style-name="P378">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378">Успею ли?</text:p>
      <text:p text:style-name="P378">Ира провожала меня на электричку до Киева. Когда мы подымались в автобус, мне вслед с какого-то балкона пятиэтажки взрыднула Пугачёва:</text:p>
      <text:p text:style-name="P378"><text:span text:style-name="T79"><text:tab/><text:tab/><text:tab/>Приезжай хоть на денёк!.</text:span>.</text:p>
      <text:p text:style-name="P378">Вещей у меня немного было — портфель с книгой рассказов Моэма на английском языке, в мягкой розовой обложке, издательства «Просвещение»; <text:span text:style-name="T443">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В синей спортивной сумке с плечевым ремнём уложена смена белья, джинсы и пошитая матерью зелёная куртка.</text:span></text:p>
      <text:p text:style-name="P379">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379">- Дома на подоконнике я что-то оставил — пусть так и будет до моего приезда.</text:p>
      <text:p text:style-name="P379">- Что?</text:p>
      <text:p text:style-name="P379">- Сама увидишь. Я приеду за вами ровно через месяц.</text:p>
      <text:p text:style-name="P379">- Как туда доедешь, сразу позвони.</text:p>
      <text:p text:style-name="P379">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Электричка потянула, прибавила ходу и застучала по рельсам в сторону Киева.</text:p>
      <text:p text:style-name="P379"/>
      <text:p text:style-name="P379">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379">По полю каждого бежали ряды волнистых тонких линий, типа, море, а в центре — кружочек.</text:p>
      <text:p text:style-name="P379">У одного в кружочке маленький парусник-яхта, а у другого — якорь. <text:span text:style-name="T444">Когда я приеду, приложу их — кружок к кружку. Кораблик на якорь. Это будет ритуал возвращения.</text:span></text:p>
      <text:p text:style-name="P380"><text:soft-page-break/>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380">Я ошалел — как обратно?</text:p>
      <text:p text:style-name="P380">В разговоре ещё участвовала Тоня и Ира, а тестя срочно вызвали на хлебокомбинат.</text:p>
      <text:p text:style-name="P380">Не подымая глаз от клеёнки на столе, тёща невнятно говорила про какое-то сложное положение, вон и Ваня не смог пробиться.</text:p>
      <text:p text:style-name="P380">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380">На тот момент я уже понимал, что в мире идёт непрестанная битва — но между кем и кем?</text:p>
      <text:p text:style-name="P380">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380">Точно — люди?..</text:p>
      <text:p text:style-name="P380">Ну, я не знаю как ещё назвать.</text:p>
      <text:p text:style-name="P380">Проговариваются? О чём?</text:p>
      <text:p text:style-name="P380">О том, чего не бывает в жизни к которой нас приучают... Ваню отрядили, как эмиссара, он не пробился... а вы за кого?.. ЧП на хлебокомбинате — часть вселенской битвы... Кто за кого? Кто на кого?..</text:p>
      <text:p text:style-name="P380">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380">Тоня ушла в свою спальню — успокоить детей и Ваню.</text:p>
      <text:p text:style-name="P380">Она вернулась оттуда с горящей свечой. В её мерцающем свете я увидел, что говорю с матерями. С теми самыми, которых так вскользь и с опаской упомянул Гёте.</text:p>
      <text:p text:style-name="P380">Три матери — старая, но могучая, средняя и начинающая — Ира. Она мне не союзник, она одна из них. Мне нужно их убедить, иначе ничего не выйдет.</text:p>
      <text:p text:style-name="P381">С бушующей за стёклами грозой и моргающей свечой на столе, я всё же получил «добро» от матерей. В заключение Гаина Михайловна сказала:</text:p>
      <text:p text:style-name="P381">- Если что-то не так... совсем... в крайнем <text:s/>случае... обращайся к главному.</text:p>
      <text:p text:style-name="P381"/>
      <text:p text:style-name="P381">Ночью я видел вещий сон.</text:p>
      <text:p text:style-name="P381">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381">- Если убрать жир, то может и получится...</text:p>
      <text:p text:style-name="P381">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381"/>
      <text:p text:style-name="P381">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381">Электричка спешила дальше, но не могла убежать от них.</text:p>
      <text:p text:style-name="P381">В тамбур вышел мужик с рядочком медалей на пиджаке. Ветеран войны. Вот кто знал с кем и за что...</text:p>
      <text:p text:style-name="P381">Мы завели дружелюбную болтовню ни о чём. На остановке с перрона зашёл человек со связкой длинных реек. Он разделил нас ими и прошёл в вагон. Ветеран вдруг испуганно уставился в верхний угол тамбура позади меня. Я знал, что там ничего нет, но раз <text:span text:style-name="T445">он разглядел</text:span>, значит есть <text:span text:style-name="T445">и я зашёл в вагон под полку с моими вещами, потому что приближался Киев.</text:span></text:p>
      <text:p text:style-name="P382">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text:soft-page-break/>которую ещё нам с Ольгой показал Лёха Кузько.</text:p>
      <text:p text:style-name="P382">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382">Поев, я вернулся на вокзал и начал обходить его. Стеклянноглазых было меньше, чем в ночь обхода нежинского вокзала, но попадались и тоже сразу делали вид, что они тут просто так.</text:p>
      <text:p text:style-name="P382">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Ничего — чисто. Спасибо.</text:p>
      <text:p text:style-name="P382">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382">Потом я долго стоял перед прилавком «Союзпечать», <text:s/>с разложенными по стопкам номерами <text:s/>различных газет, журналами, почтовыми конвертами.</text:p>
      <text:p text:style-name="P382">Но я всё время смотрел только на одну открытку. Там было синее-синее небо.</text:p>
      <text:p text:style-name="P383">Мне пришлось долго ждать, пока не раздались шаги за спиной. Я не оборачивался. Шаги остановились. На синий цвет легла монетка размером с радужку. Я повернулся и не оглядываясь ушёл — теперь никакие каузальные гены не сменят цвет твоих глаз на <text:span text:style-name="T446">карий</text:span>.</text:p>
      <text:p text:style-name="P384">Только тут ко мне прорвался голос вокзальных репродукторов:</text:p>
      <text:p text:style-name="P384">- Поезд Киев-Одесса отправляется от третьей платформы. Просим провожающих покинуть вагоны.</text:p>
      <text:p text:style-name="P384"/>
      <text:p text:style-name="P384">В ту пору никакие, даже самые смелые умы в своих безудержных полётах фантазии не помышляли об установке камер наблюдения в общественных местах.</text:p>
      <text:p text:style-name="P384">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384">Ответ один — бдительность таксиста.</text:p>
      <text:p text:style-name="P385">Под «причиной» подразумевается привычное понимание данного термина в описании окружающей реальной действительности с ортодоксальными причинно-следственными связями. 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p>
      <text:p text:style-name="P385">Итак, вернёмся к водителю такси на стоянке у подземного перехода к залу автоматических камер хранения при железнодорожном вокзале поездов дальнего следования.</text:p>
      <text:p text:style-name="P385">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На нём был серый пиджак и серые брюки, несовпадающего с пиджаком оттенка. Под пиджаком виднелась летняя рубаха синего цвета.</text:p>
      <text:p text:style-name="P386">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386">Водитель, естественно, отказался.</text:p>
      <text:p text:style-name="P386">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386">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386">Что оставалось делать водителю? Он позвонил оперативному работнику, у которого числился секретным сотрудником с псевдонимом «Трактор».</text:p>
      <text:p text:style-name="P386"><text:soft-page-break/>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386">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386">- Садись в машину, сейчас поедем.</text:p>
      <text:p text:style-name="P386">Я отвернулся.</text:p>
      <text:p text:style-name="P386">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386">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386">Он стал тереться об меня сзади. Очередь непонимающе оглядывалась. <text:span text:style-name="T447">Я безучастно стоял с сумкой на одном плече и портфелем в другой руке. Неприглядную сцену прекратило появление автобуса с надписью «Полёт» на борту.</text:span></text:p>
      <text:p text:style-name="P387">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387">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387">Всё по канонам криминальных фильмов с участием Бельмондо в главной роли.</text:p>
      <text:p text:style-name="P387">Так что меня можно программировать не только текстом, но и через фильмы тоже.</text:p>
      <text:p text:style-name="P387">В дальнейшей жизни и вплоть до настоящего времени я не курил ни «дури», ни анаши, ни «дряни» ни иже с ними.</text:p>
      <text:p text:style-name="P387">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387">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387">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пальни для ночёвки сидя.</text:p>
      <text:p text:style-name="P387"/>
      <text:p text:style-name="P388">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388">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448">и</text:span> <text:span text:style-name="T448">с наглостью </text:span>победител<text:span text:style-name="T448">я</text:span> <text:span text:style-name="T448">демонстрировал открытую шею поверх её спинки.</text:span></text:p>
      <text:p text:style-name="P389">Почувствовав иглу <text:s/>правее кадыка, я схватился за кожу в районе сонной артерии.</text:p>
      <text:p text:style-name="P389">Разумеется, никакой иглы там не оказалось, <text:span text:style-name="T449">но ощущение глубоко вонзённой или, скорее, впопыхах выдернутой оттуда иглы долго не проходило. Ближайшие полчаса я морщился и потирал пустую шею.</text:span></text:p>
      <text:p text:style-name="P390">В кассе мне ответили, что в Южный отсюда рейсов нет, туда ходят автобусы местного сообщения и мне нужно на автостанцию номер три у <text:span text:style-name="T450">Нового базара</text:span>.</text:p>
      <text:p text:style-name="P390">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390">Ё-моё — я в Одессе!</text:p>
      <text:p text:style-name="P390">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390"><text:soft-page-break/>Я положил туда вещи, набрал шифр, опустил в щель 15 копеек и захлопнул дверцу. Она не заперлась; потому-<text:span text:style-name="T450">то</text:span> и камера не занята.</text:p>
      <text:p text:style-name="P390">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390">На гребне подкатывающей эйфории я вышел из автостанции в Одессу.</text:p>
      <text:p text:style-name="P390"/>
      <text:p text:style-name="P391">Не каждому выпадает в жизни испытать полное счастье. Я — счастливчик; более того — могу указать время и место испытанного мною абсолютного счастья. Это те несколько часов первого выхода в Одессу.</text:p>
      <text:p text:style-name="P391">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391">Вот идёт навстречу женщина, радуясь собственной красоте. И есть чему! Ах, хороша! И она победно расцветает. Но у меня есть Ира. Женщина грустнеет и потупясь проходит мимо.</text:p>
      <text:p text:style-name="P391">Скучающему кавказцу средних лет я подбросил мысль «Э, Джавад! Помню твой удар кинжалом!» и плечи его <text:span text:style-name="T451">горестно </text:span>осели, дёрнув усом, <text:span text:style-name="T451">он заугрюмился от нежданно всплывшего воспоминания про вероломный выпад неизвестного ему Джавада</text:span>.</text:p>
      <text:p text:style-name="P391"><text:s/>Ладно, не будем о грустном!</text:p>
      <text:p text:style-name="P391">Мимо спешит быстроногая стайка пионерского звена в алых галстуках <text:span text:style-name="T452">и белых рубашках</text:span>. <text:span text:style-name="T451">Спешат на торжества по случаю прибытия меня.</text:span></text:p>
      <text:p text:style-name="P392">Я захожу в большой книжный магазин, сделать выбор на будущее. Общаюсь с продавцами и посетителями не раскрывая рта.</text:p>
      <text:p text:style-name="P392">Прохожу по знаменитой лестнице с памятником Ришелье, который не кардинал. 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392">- Пионеры! Кораблю красивее вагонов! - кричу я им.</text:p>
      <text:p text:style-name="P392">Они, оглянувшись, улыбаются — узнали меня.</text:p>
      <text:p text:style-name="P392">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392">Помыв руки и освежив лицо под краном в туалете, я подымаюсь на верхний этаж.</text:p>
      <text:p text:style-name="P392">Официантка приносит суп. На скатерти заглаженная утюгом складка. Я провожу по ней ладонью — складка исчезает. Ну, ещё бы — столько пелёнок перегладил.</text:p>
      <text:p text:style-name="P392">Я приступаю есть рыбный суп по рецептам портового города. Зал пуст.</text:p>
      <text:p text:style-name="P392">Неподалёку возвышение с колонками и усилителями ресторанной группы. Что бы такое послушать? <text:span text:style-name="T453">Ну, пусть будет Smokie. Я щёлкаю пальцами. Тишина. Что такое? Я не всемогущий?!! Или по другому включается?</text:span></text:p>
      <text:p text:style-name="P393">И тут меня охватывает сокрушительное, как нежданный удар, чувство просчёта. Где-то допущен непоправимый просчёт. Где-то я ошибся.</text:p>
      <text:p text:style-name="P393">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393">Я начинаю ходить от стола к столу. Подошедшей официантке объясняю, что я не могу есть, я что-то забыл.</text:p>
      <text:p text:style-name="P393">- Что?</text:p>
      <text:p text:style-name="P393">- Я забыл пиджак в туалете,- говорю я первое, что взбрело на ум.</text:p>
      <text:p text:style-name="P393">Дверь в зал открывается и аккуратненький пенсионер объявляет, что меня зовут в раздевалку. </text:p>
      <text:p text:style-name="P393">Я спускаюсь вниз к барьеру раздевалки, где женщина с одесским выговором отдаёт мне пиджак, который тот старичок принёс ей из туалета.</text:p>
      <text:p text:style-name="P393">- А ведь полные карманы были,- с укором говорит мне она.</text:p>
      <text:p text:style-name="P393">Я подымаюсь заплатить за суп из перламутра.</text:p>
      <text:p text:style-name="P393"/>
      <text:p text:style-name="P393">Это как в той настольной игре, когда подымаешься всё выше и выше по извилистой дорожке <text:soft-page-break/>из цифр, а потом стремительно скатываешься в трубу прочерченную до самого низа. </text:p>
      <text:p text:style-name="P393">Я выкатываюсь на улицу из ресторана «Братислава», где сознательно оставил в туалете свой пиджак, потому что в нём документы и деньги, а я вступил и был принят в новый сверкающий мир, где деньги и документы ни к <text:s/>чему.</text:p>
      <text:p text:style-name="P393">По пути на автостанцию я замечаю длинную прореху у себя на брюках. На бедре. От правого кармана. И уже дальше иду прикрывая её пиджаком с пустыми карманами — без даров от нового мира, которые не сумел сохранить.</text:p>
      <text:p text:style-name="P393">В автоматической камере хранения моих вещей не оказалось.</text:p>
      <text:p text:style-name="P394">На последний рубль я покупаю билет в Южный и вместе с копейками сдачи прячу в задний карман.</text:p>
      <text:p text:style-name="P394">Автобус битком; пассажиры стоят в проходе. Моя соседка по сиденью неслышно вздыхая трёт неровное пятно на своей юбке.</text:p>
      <text:p text:style-name="P394">Я знаю — пятно моя вина, как и то, что душный автобус останавливается у каждого светофора — красный. 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394">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394"/>
      <text:p text:style-name="P394">На окраине посёлка я уважительно здороваюсь с пацаном лет двенадцати и прошу иголку с ниткой.</text:p>
      <text:p text:style-name="P394">Он понимающе отводит меня в укромный бурьян позади забора из крупных каменных кубиков с широкими швами раствора кладки, уходи и возвращается с другом, у которого есть игла с длинной чёрной ниткой.</text:p>
      <text:p text:style-name="P395">Пацаны садятся на забор спиной ко мне, я снимаю брюки и начинаю зашивать разошедшийся шов. По ту сторону забора гремят колёса и моторы машин по непростым дорогам <text:s/>нескончаемой вселенской битвы. Пацаны сидят, как будто вовсе не при делах, пряча за спиной раненого члена РВС в бурьянах. С благодарностью возвращаю им иглу и нитку.</text:p>
      <text:p text:style-name="P395">Оставшись один, достаю «Беломор» <text:s/>и закуриваю, Обгорелую спичку целиком вгоняю в землю. Как она взвыла! Истошным, отчаянным голосом та пегая корова под соседним деревом. Да я же не знал!</text:p>
      <text:p text:style-name="P395">Я пошёл через заросли ивняка, над которым зависла большущая как аист птица в сопровождении эскорта из птиц поменьше. Так вот он — главный. <text:s/>Бог ты или дьявол уже не понять, слишком всё сплелось и спуталось в этом мире.</text:p>
      <text:p text:style-name="P395">А тут вот он я, без всего — документы, блокнотик, ручка и платочек с корабликом. Давай заключать договор, <text:span text:style-name="T454">так </text:span>уж положено.</text:p>
      <text:p text:style-name="P396">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396">Порыв ветра взвихрил кусты, но когда я обернулся билет был всё там же, только перевёрнут на обратную, чистую сторону. Значит такая у тебя подпись? <text:span text:style-name="T455">Чётко — не подделаешь!</text:span></text:p>
      <text:p text:style-name="P396"/>
      <text:p text:style-name="P396">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396">Работники выходили по двое-трое на тускло освещённых улицах, пока водитель не сказал и мне сходить на углу большой пустынной площади.</text:p>
      <text:p text:style-name="P396">Я пошёл вдоль заборов неширокой улицы, потом свернул налево. Следующий поворот тоже был налево. У себя за спиной я слышал цоканье когтей по асфальту. Судя по звуку, это была <text:soft-page-break/>очень большая <text:span text:style-name="T456">собака, но я совсем не боялся и не оглядывался, а просто шёл дальше.</text:span></text:p>
      <text:p text:style-name="P397">Впереди открылась та же площадь и, не доходя до неё метров двадцать, я остановился.</text:p>
      <text:p text:style-name="P397">Да, точно, здесь мой пост.</text:p>
      <text:p text:style-name="P397">И я там стоял в льющемся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397">Когда сзади подъехал самосвал, я не уступил дорогу, а лишь вскинул вверх правую руку — ведь это мой пост. 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На дороге остались чёрные следы покрышек. Так нельзя оставлять по этим знакам последует тьма. Я принялся затирать следы подошвами своих туфлей. Надолго их хватит? <text:span text:style-name="T457">Подымался ветер, от площади прибежала и потёрлась мне об ногу распахнутая газета. Я различил заголовок «Гробница князя». Долго же ты добиралась. Она прощально шелестнула и поскользила дальше по асфальту.</text:span></text:p>
      <text:p text:style-name="P398">Небо стало сереть. Усталая, но довольная кошка осторожно вернулась через дорогу к пятиэтажке продолжать свою <text:span text:style-name="T455">великосветскую </text:span>барскую жизнь в благородном сословии; вслед ей раздавался молящий скулёж и бряцанье цепи.</text:p>
      <text:p text:style-name="P398">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И я понял, что теперь мне можно оставить этот постт и вышел на площадь.</text:p>
      <text:p text:style-name="P398"/>
      <text:p text:style-name="P398">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398">Он дал мне стакан воды и мы <text:span text:style-name="T455">с ним </text:span>оба <text:span text:style-name="T455">внимательно </text:span>следили проглочу ли я чёрную соринку, что плавала на поверхности.</text:p>
      <text:p text:style-name="P398">Я выпил до дна, Соринка осталась на стенке. Чёрный старик сказал мне как пройти в Бюро по трудоустройству.</text:p>
      <text:p text:style-name="P398">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398">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398">- Пью за тебя, любовь!</text:p>
      <text:p text:style-name="P398">И потом выпил.</text:p>
      <text:p text:style-name="P398"/>
      <text:p text:style-name="P398">Когда я вернулся в Бюро, вторая работница тое уже пришла.</text:p>
      <text:p text:style-name="P398">Намётанным глазом я сразу определил, что она — это смерть, а та, что пришла первой — любовь.</text:p>
      <text:p text:style-name="P399">Смерть просмотрела мои документы и недовольно объявила, что я уже бывал в разводе, а любовь улыбнулась и сказала — ну, и что?</text:p>
      <text:p text:style-name="P399">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399">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Хорошо? Машину для Марии.</text:p>
      <text:p text:style-name="P399"/>
      <text:p text:style-name="P400">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text:soft-page-break/>повёз меня загород в кузове грузовика.</text:p>
      <text:p text:style-name="P400">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400">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400">- Ты что творишь?!- крикнул главный, но я видел, что ему понравилась эта расправа.</text:p>
      <text:p text:style-name="P400">Водитель поволок утопленниц в раскрытую дверь склада.</text:p>
      <text:p text:style-name="P400">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400">- Чуть не забыл, Мария просила прислать ей машину,- сказал я, хотя на самом деле всё время помнил, просто выбирал правильный момент.</text:p>
      <text:p text:style-name="P400">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458">и после воды из этого крана никакая игла не прокусит мне шею.</text:span></text:p>
      <text:p text:style-name="P401">Я отошёл утираясь сразу промокшим крошечным платочком.</text:p>
      <text:p text:style-name="P401">Грузовик снова выехал на шоссе и повёз меня дальше. Дорого пошла резко вниз и справа открылось пустое пространство. Необозримое поле. Я не понимал что это такое, но через секунду оно пришло в движение и длинные невысокие волны с белыми гребешками побежали к берегу. Так это же море!</text:p>
      <text:p text:style-name="P401">Я достал блокнотик и, сверяясь с часами на руке, вписал рядом с задней обложкой:</text:p>
      <text:p text:style-name="P401"><text:tab/><text:tab/><text:tab/>«20 июля 1979 г.</text:p>
      <text:p text:style-name="P401"><text:tab/><text:tab/><text:tab/>13 <text:span text:style-name="T459">30 </text:span><text:span text:style-name="T460">15</text:span></text:p>
      <text:p text:style-name="P412"><text:span text:style-name="T461"><text:tab/><text:tab/><text:tab/></text:span><text:span text:style-name="T462">Ира</text:span></text:p>
      <text:p text:style-name="P500"><text:tab/><text:tab/><text:tab/>Сергей</text:p>
      <text:p text:style-name="P500"><text:tab/><text:tab/><text:tab/>Лилиана»</text:p>
      <text:p text:style-name="P500">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463">е</text:span> с туннелем под одной из стен, куда уходили рельсы узкоколейки мимо домика конторы шахты «Дофиновка».</text:p>
      <text:p text:style-name="P500"/>
      <text:p text:style-name="P501">В затенённой комнате стояли три старых кресла с деревянными подлокотниками. В одном, спиной к шторам окна, сидел мастер шахты; лет сорока пяти, лысеватый, с усами.</text:p>
      <text:p text:style-name="P501">Из кресла напротив главный инженер со смехом рассказывал, как сбросил цепных змей в воду.</text:p>
      <text:p text:style-name="P501">Мастер не разделял веселья по поводу моего промаха.</text:p>
      <text:p text:style-name="P501">Инженер послушно стих и по его настороженной уважительности к сидящему напротив было видно, кто тут на самом деле главный.</text:p>
      <text:p text:style-name="P501">Я сидел справа от мастера и, по его слову, протянул ему свой паспорт, малость стесняясь замызганности страниц.</text:p>
      <text:p text:style-name="P501">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Мы с главным инженером заворожённо наблюдали; <text:s/>нам не дано творить чудес и теперь яснее ясного — <text:s/>кто здесь главнее.</text:p>
      <text:p text:style-name="P501">Похоже, я, таки, дошёл до самого главного.</text:p>
      <text:p text:style-name="P501">Он давно покинул облака и принял вид мастера на неприметной шахте.</text:p>
      <text:p text:style-name="P501">Его имя? Нельзя поминать всуе, могу лишь поделиться, что отчеством он «Яковлевич».</text:p>
      <text:p text:style-name="P501">Я сказал, что все мои вещи пропали на автостанции и у меня совсем нет денег, а мне нужно <text:soft-page-break/>позвонить жене — она волнуется.</text:p>
      <text:p text:style-name="P501">Главный инженер тут же протянул мне синюю пятирублёвку и сказал, что жить я буду в общежитии, что у въезда в котлован.</text:p>
      <text:p text:style-name="P501">Я понимал, что и общежитие и шахта — это просто видимость, поэтому снял с купюры тёмную пушинку-метку и нежно положил её на подлокотник кресла.</text:p>
      <text:p text:style-name="P501"/>
      <text:p text:style-name="P502">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502">Его искал я и в Одессе, где нередко бывал, чтобы звонить в Нежин по междугороднему телефону из переговорного пункта на улице Пушкинской.</text:p>
      <text:p text:style-name="P502">Откуда деньги? Занимал у общежитии до аванса или зарплаты у Славика Аксянова, или его жены Люды.</text:p>
      <text:p text:style-name="P502">Якобы, общежитие, <text:s/>из, якобы, фермы, якобы, переделанной имелись четыре комнаты по сторонам длинного — из конца в конец — коридора.</text:p>
      <text:p text:style-name="P502">В одной комнате жила бездетная молодая семья Аксяновых, в другой <text:span text:style-name="T464">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502">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502">Наутро Славик с побитым видом спросил что это я там делал весь вечер после ремонта.</text:p>
      <text:p text:style-name="P502">- Сафари,- кратко ответил я, не вдаваясь в подробности — вид у него и без того был слишком жалким.</text:p>
      <text:p text:style-name="P503">Другие двери в коридоре были заперты, кроме первой направо от входа, где находился душ.</text:p>
      <text:p text:style-name="P502">Остальных работников шахты привозил по утрам грузовик из Вапнярки и Новой Дофиновки.</text:p>
      <text:p text:style-name="P503">Подъезжая они гикали и свистели в кузове как черти, но сами себя называли махновцами.</text:p>
      <text:p text:style-name="P503">Через день, парами, они наполняли большой бак душа водой, которую таскали из неприметной будки сложенной из кубика, где был глубокий колодец с ведром на цепи.</text:p>
      <text:p text:style-name="P503">Электрические тэны нагревали воду задолго до конца рабочей смены.</text:p>
      <text:p text:style-name="P503">В стороне от барака-общежития, на поросшем бурьяном склоне стояла обитая жестью будка туалета типа сортир. 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503"/>
      <text:p text:style-name="P503">С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503">Создателем «потока» считается ирландец Джеймс Джойс, хотя тот всё валит на другого — французского писателя, у которого, якобы, перенял его.</text:p>
      <text:p text:style-name="P503">Гораздо раньше, хотя и не в таких масштабах, этот поток встречается у несостоявшейся тёщи князя Мышкина в романе Достоевского «Идиот». Похоже, он одно из тех открытий, котор<text:span text:style-name="T465">ы</text:span>е <text:span text:style-name="T465">приходится </text:span>дела<text:span text:style-name="T465">ть</text:span> неоднократно и в разных местах; <text:span text:style-name="T465">в данном случае о том, что человек способен обмениваться мыслями сам с собой.</text:span></text:p>
      <text:p text:style-name="P503"/>
      <text:p text:style-name="P504">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504">Какой там поток? Это был водопад!</text:p>
      <text:p text:style-name="P504">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504">- Вы видели такое?</text:p>
      <text:p text:style-name="P504">А звёзды равнодушно отвечали:</text:p>
      <text:p text:style-name="P504"><text:soft-page-break/>- <text:span text:style-name="T451">Видали и похлеще</text:span>...</text:p>
      <text:p text:style-name="P504">И продолжали <text:span text:style-name="T451">перемаргиваться</text:span> дальше, как миллионы миллионов лет до нашей эры.</text:p>
      <text:p text:style-name="P504">И меня это ничуть не напрягало — эта постоянная и напряжённая работа мысли. 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505">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p>
      <text:p text:style-name="P502"/>
      <text:p text:style-name="P965"/>
      <text:p text:style-name="P1006">Шахта «Дофиновка» добывала кубик — в виде каменных блоков 20х20х40 см нарезанных из залегающих под землёй пластов известняка.</text:p>
      <text:p text:style-name="P1006">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006">В конце каждой такой ветви-штольни стояла камнерезная машина, которая и нарезала кубики в стене перед своим носом.</text:p>
      <text:p text:style-name="P1006">Такова общая картина.</text:p>
      <text:p text:style-name="P1006"/>
      <text:p text:style-name="P1006">А в деталях — моего наставника в крепильном деле звали Ростиславом, <text:span text:style-name="T397">только он на это имя не откликался, настолько привык, что его все зовут Чарликом.</text:span></text:p>
      <text:p text:style-name="P1007">Первым делом он меня повёл в штольню машины № 3, потому что на ней работал Капитонович, которого Чарлик звал только по отчеству и побаивался. Сам-то он всего лишь мелкий бес, а Капитонович крутой чертяка отбывший срок в десять лет.</text:p>
      <text:p text:style-name="P1007">Мы светили себе под ноги фонарями, которые <text:span text:style-name="T398">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398">поверх изредка подложенных шпал, за что-нибудь запнёшься и навернёшься так, что мало не покажется.</text:span></text:p>
      <text:p text:style-name="P1008">Поэтому в шахте все носят пластмассовые каски и каждое утро перед спуском в неё расписываются в журнале, что получили инструктаж по технике безопасности и знают на что идут.</text:p>
      <text:p text:style-name="P1008">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008">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008">В шахте потолок называется кровлей, но об этом чуть позже.</text:p>
      <text:p text:style-name="P1008">Впереди показался жёлтый свет пары облепленных пылью лампочек <text:span text:style-name="T399">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009">Он работал без напарника, мечтая о заработке в 300 руб. в месяц.</text:p>
      <text:p text:style-name="P1009">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009"><text:soft-page-break/>Теперь в какую-нибудь щель надо вогнать толстый лом и выломить брус кубика. Потом ещё парочку, а остальные можно выламывать ударами кувалды.</text:p>
      <text:p text:style-name="P1009">Капитонович ждал нас, потому что за пару дней машина далеко отодвинула стенку распиловки кубиков от окончания узкоколейки.</text:p>
      <text:p text:style-name="P1009">Мы с Чарликом продляем её парой 3-метровых рельсов и теперь по ним можно подогнать две-три вагонетки поближе <text:span text:style-name="T400">для укладки наломанных кубиков.</text:span></text:p>
      <text:p text:style-name="P1010">Вагонетки в шахте, в отличие от заводских, называют «вагонками» или «капелевками». Возможно в честь белогвардейского генерала Каппеля, но достоверно не знаю.</text:p>
      <text:p text:style-name="P1010">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010">Потом из котлована спустится маленький рудничный локомотив и увезёт вагонки на-горá, попутно прицепляя подогнанные к выходам из других штолен.</text:p>
      <text:p text:style-name="P1010">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Без этой кладки некуда было б девать песок.</text:p>
      <text:p text:style-name="P1010">Откуда тут песок?</text:p>
      <text:p text:style-name="P1010"><text:span text:style-name="T401">Когда машина, мешая вой электромотора с лязгом цепной пилы, делает пропил в стене, от цепи бьёт струя песка, а не опилок. <text:s/>Он скапливается как бархан вокруг машины и, если его не перебросать совковой лопатой в «карман» позади</text:span> <text:span text:style-name="T401">кладки, не останется места для узкоколейки.</text:span></text:p>
      <text:p text:style-name="P1011">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011">Капитонович с расстановкой поясняет, что когда тут было море, на нём горел пароход, так в породе и остался. Чарлик подхалимски хихикает, а я стараюсь не думать, что десять лет дают за убийство, потому что Капитонович мне нравится.</text:p>
      <text:p text:style-name="P1011"/>
      <text:p text:style-name="P1011">Перед уходом мы крепи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402">Второй конец мы подымаем к противоположной нише и и заводим внутрь, но не до конца, чтоб не вытащить бревно из первой. </text:span></text:p>
      <text:p text:style-name="P1012">Это бревно называется «площак».</text:p>
      <text:p text:style-name="P1012">Площак мы подпираем двумя брёвнами покороче — «стояками» — впритык к боковым стенам. Крепление кровли шахты готово.</text:p>
      <text:p text:style-name="P1012">Откуда брёвна?</text:p>
      <text:p text:style-name="P1012">Ну, метров на тридцать ушли в темноту штольни и вытащили из предыдущих креплений. Откуда ж ещё?</text:p>
      <text:p text:style-name="P1012">За три месяца моей работы в шахте «Дофиновка» туда поступило ровно три новых бревна. Я лично обдирал с них кору приспособой под названием «струг», а потом Славик Аксянов увёз <text:soft-page-break/>их на вагонке в шахту.</text:p>
      <text:p text:style-name="P1012">Так что кровля держалась на сэкономленных материалах.</text:p>
      <text:p text:style-name="P1012">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012">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Не очень большая, полметра на полметра и толщиной всего сантиметров десять.</text:p>
      <text:p text:style-name="P1012">Он тут сразу вспомнил про Алика 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403">догоняет</text:span>. <text:s/>Так задом наперёд и бежал, крича при этом:</text:p>
      <text:p text:style-name="P1012">- Ебал шахту! Ебал деньги!</text:p>
      <text:p text:style-name="P1012">Но про кого он это орал — вот в чём вопрос.</text:p>
      <text:p text:style-name="P1013">Так что «кровля» шахты это вовсе не крыша.</text:p>
      <text:p text:style-name="P1013">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Но замурованы не все.</text:p>
      <text:p text:style-name="P1013">Однажды мастер показал мне аварийный выход. Через такой вот не замурованный ход в бывший стволовой тоннель, где когда-то лошади вагонки таскали, и тоннель выводит в тот же котлован, только повыше нынешнего. Так у того ствола тоже свои штольни. Когда Чарлик в отпуск ушёл и я остался один в крепильщиках, то из тех штолен площаки добывал. </text:p>
      <text:p text:style-name="P1013">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013">- Для вас по спецзаказу из Рио-де-Жанейро!</text:p>
      <text:p text:style-name="P1013">Бревно с плеча сбросил, а оно — хрясь! — и ровно надвое; слишком древний материал.</text:p>
      <text:p text:style-name="P1013">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013">Фонарь с чёрным проводом <text:span text:style-name="T404">в брезентовую сумочку с лямкой, чтоб носить на плече. В сумочке коробка аккумулятора и на ней цифра 16. Это — мой.</text:span></text:p>
      <text:p text:style-name="P1014">В заброшенных штольнях я его включал и один раз в его свете увидел неземную красоту.</text:p>
      <text:p text:style-name="P1014">Даже не понял что это такое белое висит под кровлей. 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1014">Красиво, аж жуть берёт.</text:p>
      <text:p text:style-name="P1014">А у меня в руке топор для проверки площаков на гнилость. Я топором сверху махнул и белое на пол упало. Смотрю — а вместо красоты большой плевок. Тут только догадался — это плесень была.</text:p>
      <text:p text:style-name="P1014">Потом ещё такие же гирлянды попадались, но уже только коричневые — в наказание, что красоту убил.</text:p>
      <text:p text:style-name="P1014"/>
      <text:p text:style-name="P1014">Потом Чарлик вернулся, на шахту поступил Вася. Он стал крепильщиком, а меня перевели <text:s/>в помощники машиниста камнерезной машины.</text:p>
      <text:p text:style-name="P1014"><text:soft-page-break/>Ну, тут не так романтично и шума намного больше, <text:s/>а <text:span text:style-name="T405">нос и рот</text:span> надо завязывать от пыли. Зато — ба! — знакомые всё лица! Лом, лопата и кувалда.</text:p>
      <text:p text:style-name="P1014"/>
      <text:p text:style-name="P1015">Но всё это на первый взгляд непосвящённого. </text:p>
      <text:p text:style-name="P1015">Что же на самом деле производила шахта «Дофиновка» под негласным началом самого главного — Яковлевича?</text:p>
      <text:p text:style-name="P1015">Да, разное. Кому что.</text:p>
      <text:p text:style-name="P1015">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 Прицыкнет клыком в золотой коронке и у машиниста негромко спрашивает:</text:p>
      <text:p text:style-name="P1015">- Что, есть песочек?</text:p>
      <text:p text:style-name="P1015">После этого в я начал <text:s/>конце каждой смены вытряхивать песок из карманов робы — меня на золото не купишь! Тем более, что не знаю как его превращать в презренный металл. Толик со второй машины, когда увидел, очень удивился.</text:p>
      <text:p text:style-name="P1015">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015">Мастер мне почто прямо об этом сказал, когда мы с ним проходили мимо:</text:p>
      <text:p text:style-name="P1015">- Такая ценность, а никто не догадается поднять. Валяются тут.</text:p>
      <text:p text:style-name="P1015">А зачем на шахте алюминиевые слитки?</text:p>
      <text:p text:style-name="P1015"/>
      <text:p text:style-name="P1015">Что до кубиков, то это были души.</text:p>
      <text:p text:style-name="P1015">Пятая машина, где машинистом Гитлер, он же Адольф — ну, так его все звали — производила души людей.</text:p>
      <text:p text:style-name="P1016">Ваня, с первой, всё обижался, что наверху с его вагонок много кубика бракуют, а от Адольфа всё проходит, хот<text:span text:style-name="T406">я</text:span> чуть ли не половина <text:span text:style-name="T406">вывезенного на-горá с пятой машины</text:span>— полный «бут».</text:p>
      <text:p text:style-name="P1016">Но, если вдуматься, так оно и есть — многие человеческие души с изъянами бывают.</text:p>
      <text:p text:style-name="P1016">И что парадоксально, тёзка Гитлера столько душ загубил, а он их <text:span text:style-name="T406">тут </text:span>штампует, пусть и с большим процентом брака, да ещё над Ваней посмеивается.</text:p>
      <text:p text:style-name="P1016">Для кого пилят души остальными машинами я мог<text:span text:style-name="T406">у</text:span> только догадываться. Архангелам? Демонам? Титанам?</text:p>
      <text:p text:style-name="P1016"/>
      <text:p text:style-name="P1017">Именно это больше всего меня и удручало — моё невежество. </text:p>
      <text:p text:style-name="P1017">Да, я чувствовал <text:s/>свою избранность, но оставался до слёз безграмотным избранным. Продвижение к пониманию шло наощупь, по наитию.</text:p>
      <text:p text:style-name="P1017">Иногда находило озарение, как в том случае, когда после смены я поехал на грузовике в Новую Дофиновку за съестным на завтрашний обед.</text:p>
      <text:p text:style-name="P1017">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017">-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017">Домой я вернулся через поля вдоль лесополосы. Я зашёл в свою комнату, но отдыхать не <text:soft-page-break/>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017">Я плохо переношу детский плач. </text:p>
      <text:p text:style-name="P1017">Вдруг мне вспомнилась попутчица, завязавшая свою косынку по-другому по ходу нахваливания тогда ещё молчавшего ребёнка. 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017">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Бинго!</text:p>
      <text:p text:style-name="P1017"/>
      <text:p text:style-name="P1017">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018">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018"/>
      <text:p text:style-name="P1018">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018"/>
      <text:p text:style-name="P1018">Есть три разновидности стеклянноглазых. </text:p>
      <text:p text:style-name="P1018">Те, у кого они ярко прозрачные — безвредны. Они, конечно, одержимы, но всего лишь с целью получения информации — что тут и как. </text:p>
      <text:p text:style-name="P1018">Кто получатель? Когдатошние жители Олимпа в своих нынешних оболочках.</text:p>
      <text:p text:style-name="P1018">Те, у которых муть в стекле, работают сами на себя — ищут где бы «кровцы испить», или как-то по-другому подзарядиться из тебя.</text:p>
      <text:p text:style-name="P1018">- Там будет подземный переход, он для людей, но и нам можно, - сказала мне одна из таких, приняв, как видно, за своего, когда в незнакомом <text:span text:style-name="T407">и плохо освещённом </text:span>районе ночной Одесс<text:span text:style-name="T407">ы</text:span> я спросил у неё как пройти к автовокзалу — <text:s/>излюбленной их кормушке.</text:p>
      <text:p text:style-name="P1019">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019">При обходе медицинской комиссии анализ крови мне делали в Вапнярке. 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Будто я по глазам не вижу зачем та тут. <text:span text:style-name="T408">М</text:span>едсестра мне палец проколола и сдавила, то кровь, вместо того, чтоб каплей проступить, ударила вдруг фонтанчиком толщиной с иголку, <text:span text:style-name="T408">как при сцеживании молока из груди женщины. Я в жизни такого не видел, а у той дамы аж зонд из распахнутой челюсти выпал. Типа, алкаш подставлял стопарик, а ему туда плеснули всю трёхлитровую банку. Столько добра пропадает!</text:span></text:p>
      <text:p text:style-name="P1020">Насчёт добычи крови клыками — это <text:span text:style-name="T409">бабушкины </text:span>сказки. Они подпитываются неприметнее, по неизвестной мне технологии, но эффективно.</text:p>
      <text:p text:style-name="P1020"/>
      <text:p text:style-name="P1020"><text:soft-page-break/>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410">когда</text:span> я мыл руки под рукомойником на столбе, <text:span text:style-name="T410">выйдя из <text:s/>шахты, чтоб пообедать в общежитии.</text:span></text:p>
      <text:p text:style-name="P1021">Меня он не знал, потому что посторонний и держал в руке особым способом изогнутую проволоку алюминиевого цвета, сантиметров двадцати. </text:p>
      <text:p text:style-name="P1021">Увидев в его глазах сталисто-сизую поволоку и то, как мягко он ко мне подкрадывается, я понял, что мне кранты. Ему оставалось лишь протянуть руку, но тут из бурьянов выскочил маленький котёнок <text:s/>и тернýлся загривком о брючину моей чёрной робы. Сизеглазый моментально утратил ко мне всякий интерес, убрал свою проволоку и вернулся к машине. Котёнок-спаситель снова скрылся в зарослях.</text:p>
      <text:p text:style-name="P1021"/>
      <text:p text:style-name="P1021">Но чаще приходилось полагаться только лишь на собственную осмотрительность.</text:p>
      <text:p text:style-name="P1021">Как на узком пляже под обрывом Чабанки. </text:p>
      <text:p text:style-name="P1021">Я хотел поплавать в море и даже зашёл уже в спокойно набегающие волны, <text:span text:style-name="T411">но остановился — между морем и мной, на двух выступающих из воды валунах — стояли два рыбака в плавках с удочками в руках. Между ними оставалось достаточно места, чтобы проплыть вперёд, но я-то понимал, что удилища это шлагбаум запирающий путь в море. Выждав момент, когда они одновременно вскинули свои удочки, я нырнул и поплыл прочь от пляжа.</text:span></text:p>
      <text:p text:style-name="P1022">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022">Потом я снова плыл на спине, покуда не почувствовал прикосновение к своему плечу.</text:p>
      <text:p text:style-name="P1022">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Тогда я развернулся и поплыл обратно к далёкому уже берегу.</text:p>
      <text:p text:style-name="P1022">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782">получалось</text:span> выписать все три буквы <text:span text:style-name="T412">до конца</text:span>.</text:p>
      <text:p text:style-name="P1048">Крохотные острые обломки ракушек в песке расцарапали мой палец до крови и я сдался.</text:p>
      <text:p text:style-name="P1022"/>
      <text:p text:style-name="P1023">А самый первый раз я зашёл в море на пляже Новой Дофиновки. Я туда пошёл после работы, вдоль лимана.</text:p>
      <text:p text:style-name="P1023">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Потом пошли заросли камышей и шоссе, за которым — море.</text:p>
      <text:p text:style-name="P1023">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Корабли эти настолько большие, что в порту, наверное, не помещаются, вот и стоят прямо в море.</text:p>
      <text:p text:style-name="P1023"/>
      <text:p text:style-name="P1023">Со Славиком Аксяновым у меня сперва были нормальные отношения, хотя я видел, что в <text:soft-page-break/>прошлой жизни он служил нацистским офицером в лагере смерти, а в нынешней чересчур любит привлекать к себе внимание пустыми базарами.</text:p>
      <text:p text:style-name="P1023">Я ему даже помогал доски пилить для топчана.</text:p>
      <text:p text:style-name="P1023">От Чабанки до шахты тоже два километра и тоже по грунтовке через поле, но без лесополосы. И в том поле за мной всегда мухи увязывались целым роем. Летят и не отстают. А я не хотел привести за собою «хвост» и тем самым выдать местоположение шахты; и нашёл способ ухода от мух.</text:p>
      <text:p text:style-name="P1023">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413">го конца; мухи, роем, следом — и шёл на выход в другом конце. 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span></text:p>
      <text:p text:style-name="P1024">Славик попросил разрешения взять доски с пола в старой ферме, чтоб сделать себе с женой топчан, потому что ожидал приезда тёщи.</text:p>
      <text:p text:style-name="P1024">Мы с ним пошли и понавыдёргивали ломом досок. Ничего, крепкие оказались, только прибиты слишком длинными гвоздями.</text:p>
      <text:p text:style-name="P1024">Потом он стал советоваться о размерах будущего топчана.</text:p>
      <text:p text:style-name="P1024">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024">С учётом назначения изделия, я ему предложил оптимальный вариант — 2 метра 10 сантиметров. В смысле 10 на двоих, самое оно для молодой семьи.</text:p>
      <text:p text:style-name="P1024">А он упёрся — хочу 2 метра 30 сантиметров!</text:p>
      <text:p text:style-name="P1024">Ну, тебе видней, чего ты хочешь.</text:p>
      <text:p text:style-name="P1024">Он откуда-то притащил «козёл», на котором дрова пилят. Доску на «козла»; рулеткой отметку, и — поехали! Потом остановились перекурить.</text:p>
      <text:p text:style-name="P1025">Тут проходит мимо его жена, Люда, пальцем на «козла» показывает и Славику, возмущённо так, заявляет:</text:p>
      <text:p text:style-name="P1025">- Если ты думаешь, что я на <text:span text:style-name="T251">это</text:span> лягу, то не надейся!!!</text:p>
      <text:p text:style-name="P1025">Так я окончательно убедился, что она частица иного мира. Какая нормальная женщина «козла» не видала?</text:p>
      <text:p text:style-name="P1025">К тому же она ещё умела мысли читать.</text:p>
      <text:p text:style-name="P1025">Я один раз в ихнюю комнату зашёл — Славик борщ наяривал и телевизор смотрел. От борща я отказался, сел у двери и жду пока доест. 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025">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025">Тут я и подумал про себя, в уме то есть: «Так ты не только нацист, а ещё и рогатик!»</text:p>
      <text:p text:style-name="P1025">Люда эти мысли прочитала, сразу к холодильнику подошла и ножки не опустила. Доедал он уже без рогов.</text:p>
      <text:p text:style-name="P1025">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Называется подгонка методом тыка.</text:p>
      <text:p text:style-name="P1025">А когда его тёща приехала, он вообще звереть начал. Приходил ко мне в комнату и рожи <text:soft-page-break/>корчил. Мне-то цель его гримас без объяснений понятна — хотел, чтобы я с ума сошёл.</text:p>
      <text:p text:style-name="P1025">Один раз Ваня, машинист с первой машины, позвал меня разделить с ним трапезу в штольне.</text:p>
      <text:p text:style-name="P1025">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1026">Ваня когда снял крышку с той алюминиевой кастрюли, так там доверху всё рёбра с мясом. 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026">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026">Красивое зрелище получилось — полная луна льёт свет на дугообразную траекторию, по которой слиток летит и поблескивает белым цветом.</text:p>
      <text:p text:style-name="P1026">Может я всё-таки ошибался и на шахте добывали платину?</text:p>
      <text:p text:style-name="P1026">Теперь уже мне пришлось ретироваться задом наперёд по способу армянина Алика.</text:p>
      <text:p text:style-name="P1026">Жена Люда увела его с арены показательных выступлений.</text:p>
      <text:p text:style-name="P1026">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026">- Обратитесь в комсомольскую организацию предприятия.</text:p>
      <text:p text:style-name="P1027">И эти не от мира сего. Я же говорю — они на каждом шагу.</text:p>
      <text:p text:style-name="P1025"/>
      <text:p text:style-name="P1028">Но, если самый главный это Яковлевич, то кто же тогда главный инженер?</text:p>
      <text:p text:style-name="P1028">Догадаться не сложно — кто антипод Творца? <text:s/>Князь тьмы и повелитель всех нечистых, кто ж ещё.</text:p>
      <text:p text:style-name="P1028">Это заметно даже по их взаимоотношениям — уважительный, но вооружённый нейтралитет.</text:p>
      <text:p text:style-name="P1029">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Хотя, конечно, под землёй <text:s/>его вотчина.</text:p>
      <text:p text:style-name="P1028"/>
      <text:p text:style-name="P1028">Ты скажешь: неужели возможен контакт между столь диаметральными противоположностями. Не забывай — на дворе стоял двадцатый век, вторая его половина, когда всё настолько переплелось и перепуталось, что простая геометрия уже не помогала...</text:p>
      <text:p text:style-name="P1028"/>
      <text:p text:style-name="P1029">Я занял позицию сочувствующего мастеру, он нравился мне и без чудес; с меня, собственно, и одного хватило.</text:p>
      <text:p text:style-name="P1029">Кстати, главный после главного тоже свои верительные грамоты предъявил. Однажды в обеденный перерыв приехал провести профсоюзное собрание. Расположились под деревьями рядом с общежитием. Сел он на стул, ещё и туфли с носками скинул: а где, мол, копыта? Нетути! </text:p>
      <text:p text:style-name="P1029">Но меня-то иллюзорностями не провести. </text:p>
      <text:p text:style-name="P1029">Чертяки-махновцы в траве разлеглись в своих чёрных робах. Один я в белой нейлоновой <text:soft-page-break/>рубахе, которую в шахте под куртку одевал и каждый день стирал под душем.</text:p>
      <text:p text:style-name="P1029">Нейлон отлично стирается: раз-два и — чистый, а сохнет и того быстрее.</text:p>
      <text:p text:style-name="P1029">Каску я тоже снял, типа, ты бескопытность тут демонстрируешь, так полюбуйся на мою безрогость. Все остальные в касках, особенно Славик Аксянов.</text:p>
      <text:p text:style-name="P1030">Минут десять в таком раскладе попрофсоюзились и вдруг — петух закукарекал. 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И — усвистали в сторону Новой Дофиновки.</text:p>
      <text:p text:style-name="P1030">Не ясно, что ли? Кто бежит при петушином крике?</text:p>
      <text:p text:style-name="P1030"/>
      <text:p text:style-name="P1030">С ним у меня не то, чтобы противостояния, но трения случались.</text:p>
      <text:p text:style-name="P1030">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030">- Ну, что тебе заплатить? Троячки хватит?</text:p>
      <text:p text:style-name="P1030">Меня тут заело — полдня под солнцем карячился, а он, как ханыге какому-то три рубля предлагает. Ты, конечно, князь тьмы, но и я избранный, пусть хоть и не посвящённый.</text:p>
      <text:p text:style-name="P1030">- Нет, пусть мне заплатят по расценкам.</text:p>
      <text:p text:style-name="P1030">- По расценкам ты и этого не получишь.</text:p>
      <text:p text:style-name="P1030">Я ему не поверил, на следующий день взял отгул и поехал в шахтуправление. Мне показали где сидит главный бухгалтер Вицман. Только я к нему в кабинет — у него зазвонил телефон.</text:p>
      <text:p text:style-name="P1030">Он трубку снял:</text:p>
      <text:p text:style-name="P1030">- Вас слушают.</text:p>
      <text:p text:style-name="P1031">Именно так, слово в слово — <text:s/>«вас слушают». <text:s/>Чисто, гладко, описательно. Ни с какого боку не уцепиться. Вот что значит Вицман!</text:p>
      <text:p text:style-name="P1031">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031">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031"/>
      <text:p text:style-name="P1031">И открылось мне, не ведавшему истины доселе, <text:span text:style-name="T414">что в ножки поклониться надлежит мастерам, прорабам, инженерам и прочему т. д., за их приписки и туфту в нарядах на выполнение работ. Без них рабочий класс давно бы вымер вместе с семьями. Кормильцы они и благодетели. Вот только какая падла те расценки составляла? Я б с ним по-братски лопатой поделился.</text:span></text:p>
      <text:p text:style-name="P1031"/>
      <text:p text:style-name="P1032">А в другой раз выплату аванса задержали и я к главному инженеру на дом пошёл, в Одессу. По случаю субботы отгул не понадобился.</text:p>
      <text:p text:style-name="P1032">Он возле Горбатого моста окопался в собственном доме с женой и сыном пятиклассником. Угостил меня томатным соком домашнего приготовления. Ага...</text:p>
      <text:p text:style-name="P1032">Всё, как положено — красная, густая, солоноватая жидкость. А куда денешься? Маргарита <text:soft-page-break/>тоже пила.</text:p>
      <text:p text:style-name="P1032">Зато чёрный чай я до сих пор по его рецепту завариваю, как он объяснял.</text:p>
      <text:p text:style-name="P1032">В тот вечер он ещё воспоминанием поделился про <text:span text:style-name="T415">трудовую деятельность</text:span> в Заполярье, <text:span text:style-name="T415">где он после работы клал пару кирпичей на электроплитку и сверху жену свою усаживал для приведения в рабочее состояние на ночь.</text:span></text:p>
      <text:p text:style-name="P1032"/>
      <text:p text:style-name="P1032"/>
      <text:p text:style-name="P1033">Один раз нечистые путч затеяли, хотели поменять расклад устройства мира. Накануне инженер Пугачов приехал и в общежитии одну из запертых дверей открыл, под видом раздачи продовольственных продуктов до зарплаты.</text:p>
      <text:p text:style-name="P1033">Я по коридору проходил, Славик Аксянов мне кричит:</text:p>
      <text:p text:style-name="P1033">- Иди и ты получай!</text:p>
      <text:p text:style-name="P1033">В комнате человек пять махновцев и на столе ящик с пачками «Примы». Пугачов им по 5-10 пачек раздаёт. Продукты, да? Боеприпасами снабжает!</text:p>
      <text:p text:style-name="P1033">- Спасибо, но я «Беломор» курю.</text:p>
      <text:p text:style-name="P1033">На выходе я ещё услышал, как Славик Аксянов чертяк подбадривает:</text:p>
      <text:p text:style-name="P1033">- Ничего! Молодость всё спишет!</text:p>
      <text:p text:style-name="P1034">На следующий день в Одессе не работал ни один светофор. Весь день творился полный бедлам. Троллейбусы прыгали как угорелые. 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033"/>
      <text:p text:style-name="P1033">В Одессе той поры самым устойчивым и общеупотребительным выражением одобрения было «то, шо любишь!». </text:p>
      <text:p text:style-name="P1033">- <text:span text:style-name="T416">Как вам Сонечкин жених?</text:span></text:p>
      <text:p text:style-name="P1033">- <text:span text:style-name="T416">То, шо любишь!</text:span></text:p>
      <text:p text:style-name="P1034">А вместо «нет» говорили «хуй маме!», но поскольку вокруг была Одесса-мама это звучало даже патриотично.</text:p>
      <text:p text:style-name="P1034">- Так «Черноморец» выиграл, или <text:span text:style-name="T781">что</text:span>?</text:p>
      <text:p text:style-name="P1034">- Хуй маме!</text:p>
      <text:p text:style-name="P1034"/>
      <text:p text:style-name="P1035">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035">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Так они мой след заметали.</text:p>
      <text:p text:style-name="P1035"/>
      <text:p text:style-name="P1035">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035">- Нежин! Кто-нибудь ожидает Нежин?!</text:p>
      <text:p text:style-name="P1035">Я папиросу в урну, вбегаю обратно:</text:p>
      <text:p text:style-name="P1035">- Я! Я ожидаю!</text:p>
      <text:p text:style-name="P1035">А телефонистка в микрофон:</text:p>
      <text:p text:style-name="P1035"><text:soft-page-break/>- Ну, вот и ждите!</text:p>
      <text:p text:style-name="P1035">Весь зал так и грохнул.</text:p>
      <text:p text:style-name="P1035">Это тоже меня <text:s/>от чего-то уберегали.</text:p>
      <text:p text:style-name="P1035">Мужик там один стоял. Его номер соединили:</text:p>
      <text:p text:style-name="P1035">- Челябинск на линии! Зайдите в пятую кабину!</text:p>
      <text:p text:style-name="P1035">А мужик так разочарованно:</text:p>
      <text:p text:style-name="P1035">- Э-э!..</text:p>
      <text:p text:style-name="P1035">И пошёл куда сказано. Вот это — просвещённый! По одному лишь номеру кабины знает наперёд чем разговор закончится.</text:p>
      <text:p text:style-name="P1035"/>
      <text:p text:style-name="P1034">С Одессой я тогда хорошо познакомился. В основном пешком.</text:p>
      <text:p text:style-name="P1034">Нашёл публичную библиотеку № 2. И Привоз нашёл, где грузчики в синих халатах толкают перед собой вокзальные тележки и кричат «ноги! Ноги!», чтоб им дорогу уступали. </text:p>
      <text:p text:style-name="P1034">Там старая цыганка по своим обрядам на меня заклятье наложила, когда я гроздь винограда <text:s/>ел. <text:span text:style-name="T417">Не знаю за что, но ей виднее.</text:span></text:p>
      <text:p text:style-name="P1034">«<text:span text:style-name="T417">Фабрика желудочного сока» <text:s/>— <text:s/>я и не представлял, что такие предприятия бывают.</text:span></text:p>
      <text:p text:style-name="P1036">Когда я проходил через дворы пятиэтажек, забивающие «козла» мужики сильнее грохали костяшками об стол — отпугивали кошек, чтоб те мне тротуар не перебегали. Союзники.</text:p>
      <text:p text:style-name="P1036">В Одессу я ездил автобусом, только пару раз пешком — там всего километров двадцать. И один раз от Вапнярки до Новой Дофиновки прошёл вдоль берега моря; по обрыву.</text:p>
      <text:p text:style-name="P1036">Там в одном месте какая-то военная установка за колючей проволокой. Часовой закричал оттуда, что ходить нельзя, стал документы спрашивать. Я ему через проволоку платочек показал, с корабликом в кружочке. Он понял, что уровень иной.</text:p>
      <text:p text:style-name="P1036">- Ладно, иди куда шёл.</text:p>
      <text:p text:style-name="P1036"/>
      <text:p text:style-name="P1036">С того обрыва вид моря очень красивый. Спокойное, почти гладкое. Под солнцем отблёскивает. Иногда набегал ветер, чтоб <text:s/>рябью по воде <text:span text:style-name="T418">изображать</text:span> различные виды галактик, спиральные в основном; <text:span text:style-name="T418">он их срисовывал с облаков над морем.</text:span></text:p>
      <text:p text:style-name="P1036"/>
      <text:p text:style-name="P1037">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419">и почему-то </text:span>в чёрной матросской форме, бескозырка с ленточками. Я поближе встал и тихонько спрашиваю:</text:p>
      <text:p text:style-name="P1037">- Серый — это ты?</text:p>
      <text:p text:style-name="P1037">Он не отозвался, хотя точно слышал.</text:p>
      <text:p text:style-name="P1037"/>
      <text:p text:style-name="P1038">А в другой раз это оказался мой отец. Возле газетного киоска. 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1038">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038"/>
      <text:p text:style-name="P1038">Такие встречи кого угодно доведут задаться вопросом: что происходит?</text:p>
      <text:p text:style-name="P1038">Но тут без монады не разобраться.</text:p>
      <text:p text:style-name="P1038"><text:soft-page-break/>Монада — это такая прибамбаса из философии, которую каждый понимает по-своему.</text:p>
      <text:p text:style-name="P1038">Для кого-то это — единичность, а для другого — совокупность единичностей. Например, когда парень девушку спрашивает:</text:p>
      <text:p text:style-name="P1038">- Скажи! Я для тебя один из многих, или из многих один?</text:p>
      <text:p text:style-name="P1038">Тут второй «один» и есть та самая монада, а может и наоборот.</text:p>
      <text:p text:style-name="P1038">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038">Вот все вместе они и есть монада, потому что один и тот же человек.</text:p>
      <text:p text:style-name="P1038">Теперь остаётся лишь предположить, что монады могут складываться по разным признакам; <text:span text:style-name="T420">например, тембр голоса; и всё становится на свои места.</text:span></text:p>
      <text:p text:style-name="P1039">Смотря каким концом к тебе монада развёрнута: отсюда — отец, с того края — бомж у киоска с Бурденко разговаривает.</text:p>
      <text:p text:style-name="P1039">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p>
      <text:p text:style-name="P1039"/>
      <text:p text:style-name="P1039">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039">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и в необычайно бурной криминогенной обстановке.</text:p>
      <text:p text:style-name="P1039">Редкий случай, когда печатный текст не смог меня убедить. В то лето я сам был там и ничего такого не заметил.</text:p>
      <text:p text:style-name="P1039">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039">За все мои неоднократные обходы и проходы по Одессе мною были отмечены всего два случая взаимопроникновения наших параллельных миров.</text:p>
      <text:p text:style-name="P1039"/>
      <text:p text:style-name="P1039">Первый <text:span text:style-name="T421">случился</text:span> утром в <text:s/>автобусе Гвардейское — Одесса, <text:span text:style-name="T421">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040">Он был прощён при содействии сидевшей рядом с парнем его молодой спутницы.</text:p>
      <text:p text:style-name="P1040"/>
      <text:p text:style-name="P1040">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040">Дежурный лейтенант, услыхав тот же вопрос, сказал мне малость подождать.</text:p>
      <text:p text:style-name="P1040">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422">р</text:span>еты, пока у меня за спиной раздавались вскрики, удары и вопли.</text:p>
      <text:p text:style-name="P1040"><text:soft-page-break/>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040">Больше я туда не смотрел до самого конца экзекуции, тем более что на мне под брюками были точно такие же трусы.</text:p>
      <text:p text:style-name="P1040">Получив полагающееся ему по службе наслаждение, лейтенант всё-таки закурил и сказал, что миллиона пока нет; может тысяч шестьсот.</text:p>
      <text:p text:style-name="P1040"/>
      <text:p text:style-name="P1040">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040">Выбрав скамейку подальше от фонарного столба, я лёг; а когда вспомнил, что <text:span text:style-name="T423">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041">Машины вокруг сквера почти перестали ездить, но лежать было жёстко. Однако, я принципиально не разжмуривал глаз, потому что ночь — для сна.</text:p>
      <text:p text:style-name="P1041">И я не спал, когда услышал осторожные шаги вдоль закруглённой аллейки. 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Я их принципа не посмотрел кто.</text:p>
      <text:p text:style-name="P1041">Утром я очнулся на скамейке достаточно озябший и задубевший, но, в отличие от Эдгара По, живой. Я засунул деньги поглубже и встал.</text:p>
      <text:p text:style-name="P1041">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Долго же добирались.</text:p>
      <text:p text:style-name="P1041">От крыла одного из них отделилось перо и зигзагообразно кувыркаясь начало падать в сквер.</text:p>
      <text:p text:style-name="P1041">Запрокинув голову, я следил за траекторией пера и шёл на сближение, невзирая на вскопанные грядки с чахлыми цветами.</text:p>
      <text:p text:style-name="P1041">Подставив ладонь под перо, я поймал его, вернулся обратно на тротуар аллеи и нежно опустил в урну со словами:</text:p>
      <text:p text:style-name="P1041">- Не при мне пожалуйста.</text:p>
      <text:p text:style-name="P1041"/>
      <text:p text:style-name="P1041">Малоизвестный немецкий поэт первой половины ХХ-го века однажды посетовал, что поэт он <text:span text:style-name="T422">никудышный</text:span>, иначе не допустил бы мировой бойни.</text:p>
      <text:p text:style-name="P1042">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p>
      <text:p text:style-name="P1042"/>
      <text:p text:style-name="P1042">Впрочем, только лишь думать — мало, надо ещё и придумывать; как сказал где-то Валентин Батрак, он же Лялька.</text:p>
      <text:p text:style-name="P1042"/>
      <text:p text:style-name="P1042">Когда вышел оговóренный срок и пришло время ехать а тобой и Ирой, то привозить вас было, фактически, некуда. Однако, мною дано было слово приехать через месяц и выбора не <text:soft-page-break/>оставалось; а заодно объясню причины отсрочки переезда.</text:p>
      <text:p text:style-name="P1042">Денег не было не только у меня, но и у всех, кого я спрашивал, и тогда явилась идея сдать обручальное кольцо в ломбард.</text:p>
      <text:p text:style-name="P1042"/>
      <text:p text:style-name="P1042">Пока я его нашёл, он уже успел открыться и очередь начиналась от входной двери.</text:p>
      <text:p text:style-name="P1042">Ломбард — это длинная комната с барьерами-стойками вдоль трёх стен, а над ними окошечки в листовом стекле, <text:span text:style-name="T424">а одно даже с решёткой. К нему-то, самому дальнему, и толпилась очередь.</text:span></text:p>
      <text:p text:style-name="P1043">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043">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043">С моим такого не случилось и я получил 30 руб. и квитанцию ломбарда.</text:p>
      <text:p text:style-name="P1043">На следующее утро я приехал на Новый базар и купил синюю пластмассовую сетку, а в неё четыре килограмма абрикосов, немного твердоватых, правда. Потом я зашёл в цветочный ряд и сказал, что мне нужны три красные розы.</text:p>
      <text:p text:style-name="P1043">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043">- Эти?</text:p>
      <text:p text:style-name="P1043">- Да.</text:p>
      <text:p text:style-name="P1043">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043">После приобретения билета до вылета оставалось пять часов, а я уже устал жить с занятыми руками. <text:span text:style-name="T425">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044">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044">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044">Уборщица усмехнулась, но не стала спорить <text:span text:style-name="T426">и отдала мне розы торчавшие из жестяного ведра с водой</text:span>, только предупредила, что они попробовали абрикосы.</text:p>
      <text:p text:style-name="P1044">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044">В начале первого <text:span text:style-name="T426">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044">Вот что значит спорить с уборщицей.</text:p>
      <text:p text:style-name="P1044"/>
      <text:p text:style-name="P1044"><text:soft-page-break/>При взлёте я всё думал и переживал, чтобы без меня не привезли асфальт.</text:p>
      <text:p text:style-name="P1044">На том профсоюзном собрании главный инженер объявил, что строители не успели завершить работы — у них пошли «диезные дела». <text:s/>Для незнакомых с нотной записью он приложил <text:span text:style-name="T426">два пальца правой руки к двум на левой, крест-накрест, изобразив решётку.</text:span></text:p>
      <text:p text:style-name="P1045">Поэтому заканчивать придётся тем, кто будет жить.</text:p>
      <text:p text:style-name="P1045">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045">На переезд в незавершёнку записалась семья Аксяновых и я, а бессарабцы не захотели.</text:p>
      <text:p text:style-name="P1045">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045">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1045">Вот почему, пока самолёт набирал высоту, я не хотел чтоб без меня привозили асфальт.</text:p>
      <text:p text:style-name="P1045">Потом я начал смотреть в иллюминатор. 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Я подымал подумал: не заблудился бы лётчик среди всех этих звёзд. <text:span text:style-name="T427">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045"/>
      <text:p text:style-name="P1046">В шесть утра я сошёл с поезда Киев-Москва на нежинском вокзале и первым автобусом приехал на Красных партизан, 15.</text:p>
      <text:p text:style-name="P1046">Дверь открыл Иван Алексеевич и начал удивляться, что я так исхудал.</text:p>
      <text:p text:style-name="P1046">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046">Вы ещё спали.</text:p>
      <text:p text:style-name="P1046">Я положил розы на стол перед трюмо и заглянул за тюлевую занавеску окна — на подоконнике платочка с якорем не было. Ладно, потом спрошу.</text:p>
      <text:p text:style-name="P1046">Я разделся, лёг и обнял Иру в длинной белой ночнушке.</text:p>
      <text:p text:style-name="P1046">- Ой! Это ты?</text:p>
      <text:p text:style-name="P1046">- Да.</text:p>
      <text:p text:style-name="P1046">- Ой! Ты что такой тощий?!</text:p>
      <text:p text:style-name="P1046">- Тише, ребёнка разбудишь.</text:p>
      <text:p text:style-name="P1046"/>
      <text:p text:style-name="P1046">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046">- Да, она у нас в конторе сидит.</text:p>
      <text:p text:style-name="P1046">- Она жаловалась, что ты вообще никого слушать не хочешь, только мастера.</text:p>
      <text:p text:style-name="P1046">- Ей откуда знать, она наверху сидит.</text:p>
      <text:p text:style-name="P1046">- Значит, знает. А как там?</text:p>
      <text:p text:style-name="P1046">- Там — класс... Море такое — вообще... Корабли над полем...</text:p>
      <text:p text:style-name="P1046"><text:soft-page-break/>- Совсем как кощей стал... Ты там был с кем-нибудь?</text:p>
      <text:p text:style-name="P1046">- Ты что?!</text:p>
      <text:p text:style-name="P1046">- Тихо, ребёнка разбудишь! Ну... ты так делал... раньше никогда так не делал...</text:p>
      <text:p text:style-name="P1046">- А-а... У камнерезной машины перенял. Её диски так движутся.</text:p>
      <text:p text:style-name="P1046">- Какая у тебя там должность?</text:p>
      <text:p text:style-name="P1046">- Длинная — помощник машиниста камнерезной машины. Но сам себя я покороче называю — фалличный ассоциатор.</text:p>
      <text:p text:style-name="P1046">- Это что?</text:p>
      <text:p text:style-name="P1046">- Из древне-греческого. Долго рассказывать.</text:p>
      <text:p text:style-name="P1046">- <text:span text:style-name="T428">А жилищные условия там как?</text:span></text:p>
      <text:p text:style-name="P1046">- <text:span text:style-name="T428">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046">- <text:span text:style-name="T428">Ну, ты худющий!</text:span></text:p>
      <text:p text:style-name="P1046">- <text:span text:style-name="T428">Тише, ребёнка разбудишь.</text:span></text:p>
      <text:p text:style-name="P1046"/>
      <text:p text:style-name="P1047">Но ты всё равно проснулась.</text:p>
      <text:p text:style-name="P1047"/>
      <text:p text:style-name="P1047">- Слушай, а платочек где, что я на подоконнике оставил?</text:p>
      <text:p text:style-name="P1047">- Какой платочек? Я не видела.</text:p>
      <text:p text:style-name="P1047">Вобщем, всё верно. Чтобы увидеть надо знать что ищешь. Вон и я в первую минуту море не признал...</text:p>
      <text:p text:style-name="P1047"/>
      <text:p text:style-name="P1047">Так кораблик не нашёл своё пристанище, а потом и вовсе пропал.</text:p>
      <text:p text:style-name="P1047">Может до сих пор бороздит где-то просторы вселенной.</text:p>
      <text:p text:style-name="P1046"/>
      <text:p text:style-name="P1047">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047">Я, со своей стороны, никаких перемен не ощутил после такой неортодоксальной утраты девственности. 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047">Что касается случая в нашем, не святом семействе, то это результат программирования через роман француза Эрве Базена, который я читал ещё в отрочестве. Там, правда, до родов не дошло, но всё-таки мне не всё можно давать читать.</text:p>
      <text:p text:style-name="P1047"/>
      <text:p text:style-name="P1005">Я съездил в Конотоп за тёплыми вещами — кожух, резиновые сапоги. Отец отдал мне свой чёрный флотский бушлат с пуговицами в два ряда. Я даже гитару взял, потому что ехал обосновываться всерьёз и надолго.</text:p>
      <text:p text:style-name="P1005">В Конотопе тоже все охали, что от меня только половина осталась, но я себя великолепно <text:s/>чувствовал.</text:p>
      <text:p text:style-name="P1005">Моя мать зашила вещи в белую холстину. Получился большой и плотный тюк.</text:p>
      <text:p text:style-name="P1005">Но нужно было сделать ещё <text:s/>одно дело. Сделать и — унести ноги. Сделать и залечь на дно в шахте «Дофиновка».</text:p>
      <text:p text:style-name="P967"/>
      <text:p text:style-name="P967"><text:soft-page-break/>На протяжении этих пяти с чем-то лет я знал что за всё надо платить; ничто не даётся даром. И речь идёт не о деньгах за плитку, или ком запаренной анаши; это — само собой. Я имею в виду плату по большому счёту за «пушнину», приходы и улёты.</text:p>
      <text:p text:style-name="P967"><text:s/>И чем ближе к финальной черте в корыте общего писсуара на киевском автовокзале, тем явственнее я осознавал, что мне известно даже кто платит непомерно высокую, дороже всяких денег, цену за мой кайф.</text:p>
      <text:p text:style-name="P967">У меня не было ни желания, ни возможности разделить это знание с кем-либо — настолько <text:s/>это полный бред и ахинея. 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И нет мне прощения.</text:p>
      <text:p text:style-name="P967">Ничто не берётся ниоткуда, это — непреложная истина.</text:p>
      <text:p text:style-name="P967">Тактильные ощущения первого моего улёта <text:span text:style-name="T368">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968">Вопрос: если не я, то кто же получает по мозгам?</text:p>
      <text:p text:style-name="P968">К концу 5-(с-чем-то)-летнего срока употребления пришёл ответ.</text:p>
      <text:p text:style-name="P968">Отряды красных кхмеров, захватывая очередную деревню, убивали жителей-крестьян, таких же камбоджийцев, как и сами. 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Я их видел. Мне было за что испытывать чувство вины.</text:p>
      <text:p text:style-name="P968">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968">В Одессе я оказался в самой гуще вселенской битвы неизвестно кого неизвестно с кем. </text:p>
      <text:p text:style-name="P968">В ходе непостижимых перипетий я стал кому-то союзником, а кому-то врагом, оставаясь в полном неведении — кому? </text:p>
      <text:p text:style-name="P968">Ясно одно — те, с кем я волею судеб оказался по разные стороны баррикад, не преминут меня выследить и свести счёты.</text:p>
      <text:p text:style-name="P968">Недаром, сходя — ни свет, ни зар<text:span text:style-name="T369">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span text:style-name="T369">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что им не составит труда. И там они неизбежно выйдут на плантацию конопли в конце огорода хаты моих родителей на Посёлке. С неисчислимыми и невообразимыми последствиями самого ужасного свойства.</text:span></text:p>
      <text:p text:style-name="P969">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969">В сарае на Декабристов 13 я взял штыковую лопату и направился к плантации на крайней грядке.</text:p>
      <text:p text:style-name="P969">Они стояли махрово-гордые своим почти трёхметровым ростом. Налитые, пронзительно пахучие.</text:p>
      <text:p text:style-name="P969"><text:soft-page-break/>...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p>
      <text:p text:style-name="P970">И они падали — одна за другой, одна рядом с другой, одна на другую — от ударов штыка вглубь, отделяющих от корней, обрывающих жизнь.</text:p>
      <text:p text:style-name="P970">Я сложил их в высокую груду, снова пошёл в сарай и вернулся с канистрой бензина. Высоко поднялось трескучее пламя, поплыл густой белый дым.</text:p>
      <text:p text:style-name="P970">Всполошившаяся тётя Зина позвала мою мать, та встревоженно поспешила в огород.</text:p>
      <text:p text:style-name="P970">- Серёжа!.. Что ты... Зачем... Как это...</text:p>
      <text:p text:style-name="P970">Не отрывая глаз от огня я ответил на застрявший вопрос:</text:p>
      <text:p text:style-name="P970">- Так надо!</text:p>
      <text:p text:style-name="P970">Она ушла и вместо неё пришёл мой брат Саша.</text:p>
      <text:p text:style-name="P970">- Серёга, ты что это делаешь?</text:p>
      <text:p text:style-name="P970">- Так надо!</text:p>
      <text:p text:style-name="P970">Мо брат всегда верил, будто я знаю что делаю, даже когда я не знал.</text:p>
      <text:p text:style-name="P970">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970"/>
      <text:p text:style-name="P970">В Одессу я прилетел затемно, зато успел на 6-часовой автобус от Нового базара проходивший через Новую Дофиновку.</text:p>
      <text:p text:style-name="P970">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970">В огороде крайнего дома среди редеющих сумерков 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370">В глазах мужика застыла остекленелость, а глаз бабы я не видел — она их прятала.</text:span></text:p>
      <text:p text:style-name="P971">Необъяснимая картина в такую рань, но меня уже трудно было чем-либо удивить.</text:p>
      <text:p text:style-name="P971"/>
      <text:p text:style-name="P971">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971">Я снова втянулся в трудовые будни.</text:p>
      <text:p text:style-name="P971">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971">«Ну, это не деньги,»- подумал я и швырнул монету через плечо между деревьев лесополосы.</text:p>
      <text:p text:style-name="P971">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971"/>
      <text:p text:style-name="P971">Умер электрик-одиночка, не доходя до общежития от Чабанки. Его нашли на третий день.</text:p>
      <text:p text:style-name="P971">Я всегда знал, что это опасный отрезок пути; летом там постоянно летают круглые шарообразные пушинки, похожие на морские мины, но, конечно, белые. Наверное, он не <text:soft-page-break/>увернулся.</text:p>
      <text:p text:style-name="P971">Его хоронили на обрыве между шоссе и морем. На кладбище посёлка.</text:p>
      <text:p text:style-name="P971">Капитонович нёс впереди деревянный крест, словно знамя наизготовку, а сам обвязался узким длинным рушником, как на свадьбе.</text:p>
      <text:p text:style-name="P971">Что с них взять? Они людских обычаев не знают, просто слыхали звон.</text:p>
      <text:p text:style-name="P971">В отцовском бушлате моряка с жёлтыми пуговицами я изображал колоритную фигуру, типа, мы — из Кронштадта, но тоже помогал засыпать могилу.</text:p>
      <text:p text:style-name="P971">Потом мы на автобусе вернулись в общежитие, где работницы шахты приготовили поминальную тризну из своих домашних припасов.</text:p>
      <text:p text:style-name="P971">Я облопался не меньше, чем на полевом стане у Чомбе.</text:p>
      <text:p text:style-name="P971"/>
      <text:p text:style-name="P972">В общежитие снова привезли рацию и мне пришлось переехать в комнату покинутую электриком. Потом ко мне подселили Васю, нового крепильщика.</text:p>
      <text:p text:style-name="P972">Я поначалу засомневался какого он пола, когда случайно заметил красно-бурые следы на простыни его койки, как от менструации.</text:p>
      <text:p text:style-name="P972">Он сказал, что ему под одеяло закатился помидор и он во сне его ногами раздавил, хотя я его ни о чём не спрашивал. Просто остров Беллами какой-то. Но до чего простые объяснения порой находятся для непостижимых, на первый взгляд, фактов.</text:p>
      <text:p text:style-name="P972"/>
      <text:p text:style-name="P972">Осень вступила в свои права. Я застеклил окно в одной из комнат нашей будущей квартиры, но асфальт всё не привозили.</text:p>
      <text:p text:style-name="P972">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у них скрывается беглец от работы по распределению.</text:p>
      <text:p text:style-name="P971">- <text:span text:style-name="T371">Так что пиши заявление.</text:span></text:p>
      <text:p text:style-name="P971">- <text:span text:style-name="T371">Какое?</text:span></text:p>
      <text:p text:style-name="P971">- <text:span text:style-name="T371">С просьбой уволить тебя по собственному желанию.</text:span></text:p>
      <text:p text:style-name="P971">- <text:span text:style-name="T371">У меня такого желания нет.</text:span></text:p>
      <text:p text:style-name="P971">- <text:span text:style-name="T371">После такого письма оставить тебя тут не можем.</text:span></text:p>
      <text:p text:style-name="P972">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Так, вместо избранного, я стал всего лишь стороною.</text:p>
      <text:p text:style-name="P972"/>
      <text:p text:style-name="P972">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972">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972"/>
      <text:p text:style-name="P972">Когда я привозил чайник из Одессы, то пришлось всю дорогу от Новой Дофиновки до общежития петь ему песни, чтоб не боялся. Вечер был поздний и очень тёмный, как в заброшенных штольнях без фонаря. Приходилось по памяти вписываться в повороты грунтовки, нащупывая её ногами.</text:p>
      <text:p text:style-name="P972"/>
      <text:p text:style-name="P972"><text:soft-page-break/>Тюк я отправил багажом с железнодорожного вокзала. <text:span text:style-name="T372">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972"/>
      <text:p text:style-name="P973">В нашу комнату заглянул Славик Аксянов. Мы съели полную сковороду жареной картошки под «Болеро» Равеля из радиоприёмника Васи.</text:p>
      <text:p text:style-name="P973">Я сказал Славику, чтоб он навесил дверь на будку туалет а над лиманом. Она валяется в бурьянах, я видел.</text:p>
      <text:p text:style-name="P973">Он пообещал исполнить мою последнюю просьбу. Однако, я, на всякий, сказал, что если не сделает — я буду являться ему, как тень отца Гамлета.</text:p>
      <text:p text:style-name="P973">В его глазах мелькнул неподдельный испуг.</text:p>
      <text:p text:style-name="P973">Кто бы мог подумать, что они тоже боятся привидений!</text:p>
      <text:p text:style-name="P973"/>
      <text:p text:style-name="P974">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974">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974">Теперь ей грозили неприятности на работе, а у меня отнимут диплом, если только министерство просвещение не аннулирует моё распределение.</text:p>
      <text:p text:style-name="P974">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974">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974">Единственное, к чему можно было придраться - <text:s/>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974">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975">Свою защиту я построил на страстном желании трудиться на ниве просвещения и именно на склонах Карпатских гор, но с семьёй как?</text:p>
      <text:p text:style-name="P975">Он предложил мне забрать тебя и Иру с собою.</text:p>
      <text:p text:style-name="P975">А как же вторая, вернее, первая дочь?</text:p>
      <text:p text:style-name="P975">Наличие Леночки оказалось для него сюрпризом. Он, по инерции, хотел и её отправить со всеми вместе. Мне пришлось показать паспорт, что она от предыдущего брака и с горечью признать отсутствие данных о местонахождении её матери.</text:p>
      <text:p text:style-name="P975">Это был шах и мат. 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975">Я получу свободный диплом, если представлю справку от уличкома в Конотопе, что Леночка действительно проживает на Декабристов 13.</text:p>
      <text:p text:style-name="P975"/>
      <text:p text:style-name="P975">Тем временем в Нежин прибыл тюк отправленный мною из Одессы.</text:p>
      <text:p text:style-name="P975">Больше, чем инструменты, <text:s/>Ивана Алексеевича обрадовало ситечко для заварочного чайника. <text:soft-page-break/>Он давно мечтал о таком, но в магазинах нигде нет.</text:p>
      <text:p text:style-name="P975">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975">Но ведь при поступлении на работу везде проходят медкомиссию, и без маминых советов. </text:p>
      <text:p text:style-name="P975">Пришлось мне уяснить, что возникла необходимость в специальной проверке — на нормальность.</text:p>
      <text:p text:style-name="P976">Моё поведение вселяло опасения и в будущем могло дискредитировать добропорядочную семью её родителей в глазах общественности.</text:p>
      <text:p text:style-name="P976">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976">К тому же, Иру потрясло известие из Конотопа о моём изуверском всесожжении плантации конопли, что, хоть и не включалось в список отклонений, говорило о многом.</text:p>
      <text:p text:style-name="P976">Крыть мне было нечем — она права по всем пунктам.</text:p>
      <text:p text:style-name="P976"/>
      <text:p text:style-name="P976">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976">Прогулка навеяла элегическое настроение. 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976">Они словно космический корабль по возвращении из экспедиции на другой край вселенной — ещё живы, но уже не модны...</text:p>
      <text:p text:style-name="P976">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976">Не поспоришь и с заторможенностью моих ответов. <text:span text:style-name="T373">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977">Идиот! Всего-то и требовалось:</text:p>
      <text:p text:style-name="P977">- А? Да...</text:p>
      <text:p text:style-name="P977">Ну, а насчёт ниточек и стерильных линиях обороны вокруг твоей коляски я тебе уже рассказывал.</text:p>
      <text:p text:style-name="P977">Но в то время я даже и не думал спорить и что-либо доказывать — тем более, что за дождь с конопле нет у меня оправданий — а просто пошёл туда, куда меня повела Ира.</text:p>
      <text:p text:style-name="P977">Это оказался коридор второго этажа незнакомого мне здания с широким и досками крашеного пола.</text:p>
      <text:p text:style-name="P977">Было людно. На стене висел лист ватмана с рисунком в стиле журнала «Весёлые картинки», где чайник, обращаясь к мочалке, говорил:</text:p>
      <text:p text:style-name="P977">- Ты зачем сказала блюдцу, что я дуршлаг?</text:p>
      <text:p text:style-name="P977">Скорее всего дар от кого-то из меценатствующих посетителей.</text:p>
      <text:p text:style-name="P977">Молодой человек в офицерском бушлате, но без знаков различия, радостно рассматривал эту <text:soft-page-break/>картину. Фуражку он носил сдвинутой набекрень, но немного чересчур по озорному.</text:p>
      <text:p text:style-name="P978">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978">В точности, как говорил мой отец:</text:p>
      <text:p text:style-name="P978">- Сидят, деньги получают, а обратишься — я не Копенгаген, я не Копенгаген!</text:p>
      <text:p text:style-name="P978"/>
      <text:p text:style-name="P978">Черниговская психбольница находится за четыре километра от города. Остановка так и называется: «4-й километр».</text:p>
      <text:p text:style-name="P978">Это большой комплекс зданий в современном стиле крупноблочной архитектуры. Вот только от города далеко.</text:p>
      <text:p text:style-name="P978">Обширная территория обнесена бетонным забором, но ворота недалеко от остановки.</text:p>
      <text:p text:style-name="P978">Мы прошли во двор обложенных красноватой плиткой зданий различной высоты; некоторые соединялись переходами, или зданиями пониже.</text:p>
      <text:p text:style-name="P978">Иру заметно угнетал этот Bau Stile; если честно, работы архитектора Корбюзье мне тоже больше нравятся.</text:p>
      <text:p text:style-name="P978">Я сопроводил погрустневшую Иру до нужного отделения.</text:p>
      <text:p text:style-name="P978">В небольшом кабинете с одним окном нас приняла темноволосая женщина в белом халате — Тамара... отчество не помню, а врать не хочу.</text:p>
      <text:p text:style-name="P978">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978">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374">в случае невменяемости моих отклонений от нормы. Пришлось честно признаться, что таких у меня две — Элла Фицджеральд и Иоганн Себастьян Бах. Когда речь заходит о чём-то знáчимом, я дуру не гоню.</text:span></text:p>
      <text:p text:style-name="P979">Тамара сказала Ире, что такие отклонения не слишком опасны, но если Ира хочет и я не возражаю, то меня можно оставить для наблюдения.</text:p>
      <text:p text:style-name="P979">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979">Тамара согласилась и проводила нас в коридор. Из-за стеклянной двери в конце его доносился приглушённый шум <text:s/>многоголосого скопления людей.</text:p>
      <text:p text:style-name="P979"/>
      <text:p text:style-name="P980">К тому времени мой брат давно уже перешёл из ПМС в ХАЗ и работал на каком-то сложном фрезерно-шлифовальном станке. 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980">Конотопский филиал в Конотопе называли ХАЗ и стремились туда устроиться из-за высоких заработков. Саша получал там 200 руб. в месяц! Остальные поменьше, потому что сверхточный станок был только один.</text:p>
      <text:p text:style-name="P980">Ещё одно преимущество ХАЗа — его расположение на Посёлке — можно ходить домой обедать.</text:p>
      <text:p text:style-name="P980">Недостатолк в том, что работать приходилось более 8 часов в день.</text:p>
      <text:p text:style-name="P980">Нет, трудовое законодательство не нарушалось, ровно в пять Саша уходил домой, но работа <text:soft-page-break/>настигала его и там. 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980">Мне было жалко брата, но я ничем не мог ему помочь.</text:p>
      <text:p text:style-name="P980"/>
      <text:p text:style-name="P980">С зарплатой в 2020 руб. на Посёлке можно смело обзаводиться семьёй.</text:p>
      <text:p text:style-name="P980">Сашина избранница, Люда, работала в «Оптике» на Зеленчаке, а сама тоже была с Посёлка и завидной невестой — две отдельные хаты: папина и мамина. У молодых сразу решается жилищный вопрос и остаётся только жить припеваючи.</text:p>
      <text:p text:style-name="P980">Так мой брат стал примаком.</text:p>
      <text:p text:style-name="P980"/>
      <text:p text:style-name="P980">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ься для застилки кроватей в Олимпийской Деревне.</text:p>
      <text:p text:style-name="P980">Забегая вперёд, скажу, что и два года спустя постельное бельё оставалось одним из дефицитов. Не представляю, что они там с ним делали в этой деревне.</text:p>
      <text:p text:style-name="P980"/>
      <text:p text:style-name="P980">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980"/>
      <text:p text:style-name="P981">Поскольку свадебная суббота совпадала с днём рождения нашей мамы, я решил подарить ей цветы.</text:p>
      <text:p text:style-name="P981">Гаина Михайловна сказала: какие могут быть цветы 24 ноября? Но я всё равно пошёл на базар.</text:p>
      <text:p text:style-name="P981">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981">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981"/>
      <text:p text:style-name="P981">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981">Все ещё больше удивились, что вручил их я не невесте. Тут Саша вспомнил какой это день и успокоил гостей.</text:p>
      <text:p text:style-name="P981">Дальше всё шло как на обычной Поселковой свадьбе примака. Небольшое отличие состояло в том, что на ней я бросил курить.</text:p>
      <text:p text:style-name="P981">Сосед за столом начал мне доказывать о невозможности избавиться от этой привычки, тем более на вечеринке любого рода.</text:p>
      <text:p text:style-name="P981">Я потушил недокуренную сигарету и — всё.</text:p>
      <text:p text:style-name="P981">На данный момент я тоже некурящий.</text:p>
      <text:p text:style-name="P981"/>
      <text:p text:style-name="P981">Утром следующего дня на Декабристов 13 Ира объявила о предстоящей мне поездке на 4-й <text:soft-page-break/>километр от Чернигова. Последовал бурный обмен мнениями с моими родителями. Они категорически воспротивились и требовали, чтобы я отказался от этой поездки.</text:p>
      <text:p text:style-name="P981">Мне никак не удавалось объяснить присутствующим, что я обещал быть там в понедельник.</text:p>
      <text:p text:style-name="P981">Как выжить в мире где не можешь положиться даже на собственное слово?</text:p>
      <text:p text:style-name="P981">Тут Ира перешла на сторону моих родителей и дальше они <text:s/>продолжали убеждать меня втроём. Только Леночка молчала, сидя в уголке дивана.</text:p>
      <text:p text:style-name="P981">- Что?! Выучила на свою голову?!- шумел мой отец на мою мать. Потом он обратился ко мне.</text:p>
      <text:p text:style-name="P981">- Всё для тебя делали. Теперь ты сделай как тебе говорят. Или родители тебе не такие? Чем это? Скажи!</text:p>
      <text:p text:style-name="P981">- А и скажу!- ответил я и пристукнул кулаком по столу.- Почему ты перестал писать стихи?</text:p>
      <text:p text:style-name="P982">Отец смутился, пряча глаза от жены и невестки. Даже в глубоких морщинах на лбу пролегла небывалая прежде застенчивость.</text:p>
      <text:p text:style-name="P982">- Ну... я молодой был... тогда война была...</text:p>
      <text:p text:style-name="P982">Вот жизнь, а? Начнёшь гнать дуру, а нарываешься на чистосердечное признание.</text:p>
      <text:p text:style-name="P1049">А нынче на поэзии у него поставлен крест. Перешёл к ораторской карьере. </text:p>
      <text:p text:style-name="P1050">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р<text:span text:style-name="T794">мар</text:span> Каддафи, или <text:s/><text:span text:style-name="T794">такой же клоун как Ясир Арафат</text:span>?</text:p>
      <text:p text:style-name="P982"/>
      <text:p text:style-name="P982">В виде компромисса решили, что до отъезда в Чернигов я с матерью схожу к местному психиатру Тарасенко, от которого, жестоко прищурив глаз сообщил мой отец, никто не уходил.</text:p>
      <text:p text:style-name="P982">Потом я проводил Иру на электричку и по пути она снова уговаривала меня не ездить на 4-й километр. Но моё слово <text:s/>Тамаре уже вылетело — не поймаешь.</text:p>
      <text:p text:style-name="P982"/>
      <text:p text:style-name="P982">В большом и светлом здании конотопского медицинского центра, недалеко от стадиона «Локомотив», <text:s/>под каждой дверью стояли люди и только к психиатру Тарасенко очередь отсутствовала.</text:p>
      <text:p text:style-name="P982">Когда мы с матерью зашли в кабинет, он объяснил это несознательностью населения, а вот у них, за океаном, каждый четвёртый ходит на приём.</text:p>
      <text:p text:style-name="P982">Тарасенко работал не один, а с напарницей в непривычно обставленном кабинете.</text:p>
      <text:p text:style-name="P982">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982">Мать села на стул у стены, а медработники остались стоять по сторонам от стола.</text:p>
      <text:p text:style-name="P982">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982">Тут Тарасенко с напарницей, как по команде, кинулись хлопать дверцами стола, выдёргивать и с треском задвигать его ящики.</text:p>
      <text:p text:style-name="P983">Ноги я, конечно, подтянул, но стул не покинул, хотя и насторожился.</text:p>
      <text:p text:style-name="P983">Убедившись, что я не выскочил за дверь и не попытался вскарабкаться на жалюзи окна, Тарасенко прекратил тест и объявил, что я здоров, как бык.</text:p>
      <text:p text:style-name="P982"><text:soft-page-break/>- <text:span text:style-name="T375">Вот ему скажите!- воскликнула, всхлипывая, моя мать.- Хочет в Чернигов ехать в психбольницу.</text:span></text:p>
      <text:p text:style-name="P982">- <text:span text:style-name="T375">Зачем?</text:span></text:p>
      <text:p text:style-name="P982">- <text:span text:style-name="T375">Его жена посылает.</text:span></text:p>
      <text:p text:style-name="P982">- <text:span text:style-name="T375">Она что — врач?</text:span></text:p>
      <text:p text:style-name="P982">- <text:span text:style-name="T375">Нет!</text:span></text:p>
      <text:p text:style-name="P982">- <text:span text:style-name="T375">Тогда зачем? Мало кого куда посылают. Он ей раб, что ли?</text:span></text:p>
      <text:p text:style-name="P982">- <text:span text:style-name="T375">Да! Да! Раб!</text:span></text:p>
      <text:p text:style-name="P983">Так-то вот, Иосиф Яковлевич, по кличке Прекрасный, тебя в рабство продавали твои братья, а <text:s/>как бы тебе понравилось, если б сдала родная мать? </text:p>
      <text:p text:style-name="P983">Тарасенко ещё раз, уже как рабу, предписал мне никуда не ехать и мы покинули кабинет.</text:p>
      <text:p text:style-name="P983">По пути к трамвайной остановке моя мать спросила:</text:p>
      <text:p text:style-name="P983">- Ну, что — убедился?</text:p>
      <text:p text:style-name="P983">- Это ничего не меняет.</text:p>
      <text:p text:style-name="P983">- Если с тобой что-то сделают, я её убью,- сказала моя мать и заплакала.</text:p>
      <text:p text:style-name="P983">- Мама,- ответил я,- что за книжку ты недавно прочитала?</text:p>
      <text:p text:style-name="P983">Разумеется, <text:s/>я прекрасно знал, что мать моя давным-давно уж не читает книг, но надо же как-то поддержать разговор.</text:p>
      <text:p text:style-name="P983"/>
      <text:p text:style-name="P983">Из-за приёма со сдачей в рабство и нестыковки в расписаниях движения поездов, на 4-й километр под Черниговом я добрался уже поздним вечером.</text:p>
      <text:p text:style-name="P983">Однако, обусловленный понедельник ещё не истёк и я стал бить в железо ворот, вызвал недовольные крики охраны в проходной. <text:span text:style-name="T376">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984">Там я сдал свою одежду и получил взамен пижаму и пару кирзовых сапог. Левый ничего, но правый очень жал. Наверное, в отместку, что потревожил в поздний час. Затем через холод и темноту меня отвели в пятое отделение и сдали тамошнему дежурному медбрату.</text:p>
      <text:p text:style-name="P984">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377">Вдоль стен — тоже остеклённые — двери в палаты.</text:span></text:p>
      <text:p text:style-name="P985">Дежурный привёл меня в одну из них, указал свободную койку и вышел.</text:p>
      <text:p text:style-name="P985">В скудном свете проникающем сквозь стекло двери, я различил полдюжины коек, на которых лежали укрытые фигуры, и белые тумбочки. Разделся и лёг, подавляя невольный страх. </text:p>
      <text:p text:style-name="P985">По-видимому, моё появление заставило обитателей палаты затаиться, но постепенно они оттаяли.</text:p>
      <text:p text:style-name="P985">Кто-то невидимый спросил меня из угла я ли это; на него зашикали и он умолк. Я воздержался от ответа. Из коридора за стеклянной дверью донёсся далёкий вопль и тоже умолк.</text:p>
      <text:p text:style-name="P985">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985">- А что, Костя, хотел бы сейчас домашней колбаски?- спросил один из невидимых фигур невидимого другого.</text:p>
      <text:p text:style-name="P985">Мне стало смешно до чёртиков. Как быстро меня вычислили!</text:p>
      <text:p text:style-name="P985"><text:soft-page-break/>Уезжая в прошлы раз из Чернигова с Ирой, мы купили кольцо спиралевидной скрученной домашней колбасы. Вкусная.</text:p>
      <text:p text:style-name="P985">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В какой-то момент я не сумел сдержаться и они испуганно затихли.</text:p>
      <text:p text:style-name="P985"/>
      <text:p text:style-name="P985">Утро начиналось с шарканье подошв в широком коридоре. <text:span text:style-name="T378">С ярмом из вафельного полотенца на шее, я вышел туда в сапогах и, следуя потоку движения, нашёл умывальник и туалет.</text:span></text:p>
      <text:p text:style-name="P986">На завтрак была хавка, как хавка.</text:p>
      <text:p text:style-name="P986">Когда из города приехали врачи, Тамара заглянула в огромный коридор и окликнула меня по фамилии. Я приблизился с извинениями за поздний приезд. Она меня простила и ушла.</text:p>
      <text:p text:style-name="P986"/>
      <text:p text:style-name="P986">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986">В сапогах кроме меня оказался лишь один, с по-зэковски обритой головой. 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986">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986">Только инвалид на низенькой тележке не бродил, а ездил, отталкиваясь от пола руками. Он явно руководил частью общества способного понимать указания и распоряжения, у них шла тусовка в стиле чёрного рынка. </text:p>
      <text:p text:style-name="P986">Два-три щёголя держались вместе, <text:span text:style-name="T379">прогуливаясь сквозь общую суматоху. Темноволосый косил на пахана с интеллектуальным уклоном.</text:span></text:p>
      <text:p text:style-name="P987">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987">В шашки играть он не умел и когда на доске у него осталась всего одна, я предложил ничью и больше не играл. Не играл и в карты с щёголями.</text:p>
      <text:p text:style-name="P987">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987">В толпе пациентов раздавался радостный крик:</text:p>
      <text:p text:style-name="P987">- Лекарства!</text:p>
      <text:p text:style-name="P987">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987">Для заполнения свободного времени я пошёл путём Ленина и Дина Рида — мерить камеру шагами из конца в конец.</text:p>
      <text:p text:style-name="P987">Только коридор не одиночка: приходилось уклоняться от столкновений, тем более, что <text:s/>ходил я скорым шагом.</text:p>
      <text:p text:style-name="P987">Я выписывал длинный эллипс от двух окон <text:span text:style-name="T380">в одном конце до окна и запертой двери в другом конце коридора. Некоторые обратили внимание. Щёголь-блондин начал выбивать ритм индейских барабанов по обложке толстой книги, которую постоянно носил подмышкой, в </text:span><text:soft-page-break/><text:span text:style-name="T380">такт топанью моих сапог по полу.</text:span></text:p>
      <text:p text:style-name="P986">- <text:span text:style-name="T380">Чё ты дуру гонишь? Оно тебе надо?- крикнул мне темноволосый щёголь.</text:span></text:p>
      <text:p text:style-name="P986">- <text:span text:style-name="T380">Попробуй — приколешься!- крикнул я в ответ, уносясь к противоположному концу.</text:span></text:p>
      <text:p text:style-name="P988">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988">- Огольцов заразил Баранова!- закричал какой-то шестёрка к медсестре на стуле.</text:p>
      <text:p text:style-name="P988">Но та ни во что не вмешивалась.</text:p>
      <text:p text:style-name="P988">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Зато <text:span text:style-name="T381">движение</text:span> по орбите стало безболезненным.</text:p>
      <text:p text:style-name="P988"/>
      <text:p text:style-name="P989">Коготок увяз — всей птичке пропасть.</text:p>
      <text:p text:style-name="P989">Начинаешь что-то поправлять и следом вылазит другое нестерпимое неудобство.</text:p>
      <text:p text:style-name="P989">Пуговица на поясе пижамных штанов постоянно расстёгивалась — слишком петля раздолбана. Мне надоело поддерживать штаны рукой и я вновь вывел медсестру из состояния невмешательства просьбой об игле и нитке.</text:p>
      <text:p text:style-name="P989">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989">Мы долго шли гуськом за медсестрой — караван в пижамах; только на замыкающем была чёрная роба рабочего. После лестницы начался длинный коридор — переход в другое здание.</text:p>
      <text:p text:style-name="P989">За окнами виднелось предзимнее пожухлое поле с далёкими чёрно-жёлтыми стрелками, что указывают самолётам путь к аэродрому.</text:p>
      <text:p text:style-name="P989">На подоконниках стояли кактусы в горшочках и лежала писаная от руки инструкция для слишком сердобольных: «кактусы не поливать!»</text:p>
      <text:p text:style-name="P989">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382">а также цитаты более мелким шрифтом.</text:span></text:p>
      <text:p text:style-name="P990">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990">Я сел в последний ряд. Над сценой включились софиты и на неё вышел человек в белом халате, чем-то недовольный, с баяном.</text:p>
      <text:p text:style-name="P990">В дверь зала ещё две медсестры завели следующий караван — десяток женщин в серых халатах поверх казённо белого исподнего белья. Две-три из них сели на креслах посреди зала. К ним тут же присоседились щёголи из нашего каравана.</text:p>
      <text:p text:style-name="P990">Баянист заиграл и в проходе перед сценой начались танцы.</text:p>
      <text:p text:style-name="P990">По центральному проходу женщина лет сорока скорым шагом пронесла милую улыбку в конец зала и пригласила меня на белый танец.</text:p>
      <text:p text:style-name="P990">- Извините, вальс не для меня.</text:p>
      <text:p text:style-name="P990">Она ушла опустив голову. Утрата. Утрата.</text:p>
      <text:p text:style-name="P990">Несмотря на «Дунайские волны» вальс никто и не танцевал, а просто кому что взбредёт, но парами. Две пары поднялись на сцену — в одной из них юноша с асинхронными глазами, но <text:soft-page-break/>теперь оба его взгляда <text:span text:style-name="T383">устремлены на высокий мягкий пух серой мохеровой шапочки его партнёрши — медсестры в белом халате. Кто из них приглашал?</text:span></text:p>
      <text:p text:style-name="P991">Женщин увели первыми, потом наш караван. Замыкающий нас рабочий оторвался от цитаты в настенном плакате и занял своё место в строю, так и не сменив зэковской сцепки рук.</text:p>
      <text:p text:style-name="P991"/>
      <text:p text:style-name="P991">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Это оказался перевод с грузинского рассказов Тамаза Чиладзе. Мне очень понравились, а в оригинале, наверное, ещё лучше.</text:p>
      <text:p text:style-name="P991">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992">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Так красиво.</text:p>
      <text:p text:style-name="P993">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это не Баранов, он — жизнерадостный. </text:p>
      <text:p text:style-name="P993"><text:span text:style-name="T793">Взвинченный близостью освобождения,</text:span> я <text:span text:style-name="T793">по-ораторски сделал шаг вперёд</text:span> <text:span text:style-name="T793">и вы</text:span>крикнул, <text:span text:style-name="T793">что благодарен всем за всё и</text:span> обеща<text:span text:style-name="T793">ю</text:span> помнить. <text:span text:style-name="T793">В ответ вспыхнул стихийный митинг, но я уже вышел в коридор.</text:span></text:p>
      <text:p text:style-name="P992">По пути к Тамаре в одном из кабинетов я увидел одинокую старуху в халате и платке. Она ползала на четвереньках выстраивая в две линии на полу большие, как кирпич, кубики.</text:p>
      <text:p text:style-name="P992">Тамара сказала Ире, что <text:span text:style-name="T384">моё лечение ещё не начиналось, но раз так настаивает пусть забирает и не слишком переживает — такие отклонения как у меня не редкость среди докторов наук. Это она так её утешала.</text:span></text:p>
      <text:p text:style-name="P994">На меня этот капкан не сработал — к тому времени я уже нашёл эффективный способ держать свою мегаломанию в узде; а вот Ира, по-моему, поверила. 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Ждала, как минимум, два года, хотя у Фрейда сказано про полтора.</text:p>
      <text:p text:style-name="P994">Обращаясь ко мне, Тамара прописала мне средство возвращения в себя — каждый день по вечерам смотреть <text:span text:style-name="T793">информационную </text:span>программу «Время».</text:p>
      <text:p text:style-name="P994">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span text:style-name="T385">Потом мне это надоело и я перестал под предлогом, что горбатого могила исправит, вот тогда и стану как все.</text:span></text:p>
      <text:p text:style-name="P994"/>
      <text:p text:style-name="P995">Как прекрасен этот мир, если не заглядывать ему в корень!</text:p>
      <text:p text:style-name="P995">«...состоялся симпозиум под эгидой ЮНЕСКО...»</text:p>
      <text:p text:style-name="P995">Когда узнаёшь, что «эгида» <text:s/>— <text:s/>это шкура козла, а «симпозиум» — групповая пьянка; особо <text:soft-page-break/>остро осознаёшь, что в групповой попойке под козлиной шкурой только Юнески и не хватало...</text:p>
      <text:p text:style-name="P1051"><text:tab/><text:tab/><text:tab/>Как прекрасен этот мир, посмотри-и</text:p>
      <text:p text:style-name="P995"><text:span text:style-name="T79"><text:tab/><text:tab/><text:tab/>Как прекра-а-асен этот мир..</text:span>.</text:p>
      <text:p text:style-name="P995"/>
      <text:p text:style-name="P995">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Тогда там Конотопа не было, а был лишь конотопский район, но город рос и это место стало частью его — городским районом именуемым «На семи ветрах». Конотопчанам не занимать поэтического видения мира.</text:p>
      <text:p text:style-name="P995"/>
      <text:p text:style-name="P996">В начале декабря я пришёл в СМП-615, поскольку туда нет ни трамвайных, ни автобусных маршрутов — это же у чёрта на куличках, на семи ветрах.</text:p>
      <text:p text:style-name="P996">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Не спугнуть мень? Не сглазить? </text:p>
      <text:p text:style-name="P996">Сказать: что это его так с похмелья корёжило не получается — шла вторая половина дня. </text:p>
      <text:p text:style-name="P996">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На данный момент ведётся строительство 110-квартирного дома, а в очереди <text:s/>на улучш<text:span text:style-name="T386">ение</text:span> свои жилищны<text:span text:style-name="T386">х</text:span> услови<text:span text:style-name="T386">й </text:span><text:s/>23 желающих.</text:p>
      <text:p text:style-name="P997">Я написал заявление и стал 24-м в очереди. 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997">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С этим всё было предельно ясно и субординатно — отставной майор Петухов держал выражения лица под контролем.</text:p>
      <text:p text:style-name="P997"/>
      <text:p text:style-name="P997">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997">В СМП-615 насчитывалась всего одна такая бригада; <text:s/>все остальные: штукатуры, сварщики, плотники, сантехники — приходили после нас. Рабочие растворно-бетонного узла, крановщики, водителя, грузчики работали на нас; ну, и ещё куда пошлют. <text:span text:style-name="T387">Даже инженерно-технические работники и бухгалтерия были вторичны, по сравнению с нами.</text:span></text:p>
      <text:p text:style-name="P998">Именно мы приходили в глубокие котлованы и заполняли их кладкой многотонных бетонных блоков при содействии <text:s/>автокрановщика Гавкалова. </text:p>
      <text:p text:style-name="P998">Затем начиналась эпопея роста стен и «начинки» здания <text:s/>методом «кирпич на кирпич», в чём помогали крановщики башенного крана — Виталя, Коля и другой Коля.</text:p>
      <text:p text:style-name="P998">Менялись крановщики, менялись сварщики, но мы оставались, ибо кто, если не мы изменит пространство?</text:p>
      <text:p text:style-name="P998">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Воронам пришлось пересмотреть свои маршруты.</text:p>
      <text:p text:style-name="P998"><text:soft-page-break/>Конечно, многоквартирные жилые дома результат труда всех перечисленных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999">Непросто быть остриём. Ни стены кабинетов, ни стёкла кабин, ни шпангоуты бортов не укроют тебя от капризов и взбрыков погодных условий.</text:p>
      <text:p text:style-name="P999">Вся твоя защита — спецовка и башмаки; зимой добавится бушлат и шапка; всё остальное — не укрытое ими — становится добычей палящего солнца, секущих дождей режущих вихрей и трескучих морозов.</text:p>
      <text:p text:style-name="P999">Не всякий выдержит, не каждому дано день за днём оставаться каменщиком.</text:p>
      <text:p text:style-name="P999">Много с кем довелось мне работать и в СМП-615, и за его пределами, но именно эти двенадцать для меня навсегда останутся «нашей бригадой».</text:p>
      <text:p text:style-name="P999">Микола Хижняк — бригадир; </text:p>
      <text:p text:style-name="P999">два Петра — Лысун и Кирпа — каменщики;</text:p>
      <text:p text:style-name="P999">два Григория — Григорий и Гриня, он же Мелехов (после показа экранизации «Тихого Дона» по центральному телевидению) — каменщики;</text:p>
      <text:p text:style-name="P999">две Адреевны — Любовь и Анна — каменщицы;</text:p>
      <text:p text:style-name="P999">Лида и Вита — каменщицы;</text:p>
      <text:p text:style-name="P999">строповщицы — Катерина и Вера Шарапова; и </text:p>
      <text:p text:style-name="P999">Сергей Огольцов — каменщик.</text:p>
      <text:p text:style-name="P999"/>
      <text:p text:style-name="P999">В Конотопе легко отличить дома построенные нашей бригадой; все они — полосатые.</text:p>
      <text:p text:style-name="P999">Начиная этаж, круговой пояс <text:s/>мы ложили из красного кирпича <text:span text:style-name="T388">(6х12х25см)</text:span> с клеймом «КК» на ребре — «<text:span text:style-name="T388">конотопский кирпичный». «З» <text:s text:c="2"/>— <text:s/>«завод» — отсутствовала, вместо неё стояли палочки: «I» — выработан в первую смену, «II» — вторая смена, и так далее.</text:span></text:p>
      <text:p text:style-name="P1000">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000">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000">Глядя со стороны — ещё один этаж готов. Но быстро лишь сказка сказывается...</text:p>
      <text:p text:style-name="P1000">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и только из него, потому что силикатный, как и гипс, боится влаги.</text:p>
      <text:p text:style-name="P1000">Вот теперь этаж можно перекрывать бетонными плитами, которые подносит башенный кран на стальных тросах с крючками, которые <text:span text:style-name="T389">Катерина и Вера Шарапова завели в четыре петли верхней плиты в штабеле таких же плит длиною в 5,6 метров и шириною 1,2 метров, или <text:s/>в 1 метр ровно. Разница в ширине нужна, чтобы точно уложиться в расстояние между стенами <text:s/>лестничной клетки одного подъезда и другого. Перекрывать такие стены наглухо нельзя — в них выложены вентиляционные каналы кухонь.</text:span></text:p>
      <text:p text:style-name="P1001">А если завезены плиты только одной ширины и варьировать нечем? (В эпоху плановой экономики и дефицитов выбирать не приходится — завозишь что подвернётся, пока хоть это есть.)</text:p>
      <text:p text:style-name="P1001">Тоже не беда! </text:p>
      <text:p text:style-name="P1001"><text:soft-page-break/>Имеется лом, кувалда, два Петра, два Григория, один Серёга и Микола — сменяя друг друга, доведут плиту до нужной ширины.</text:p>
      <text:p text:style-name="P1001">Перекрытие этажа — ответственные момент, первые год-полтора мне такая честь не выпадала.</text:p>
      <text:p text:style-name="P1001">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390">е </text:span>её опирания на стену будет добавлен раствор, <text:span text:style-name="T390">или наоборот счищен. Ведь тут людям жить!</text:span></text:p>
      <text:p text:style-name="P1002">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002">- Поед<text:span text:style-name="T391">я́</text:span>т!</text:p>
      <text:p text:style-name="P1002">Это так он переиначил слово «пойдёт!»</text:p>
      <text:p text:style-name="P1002">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002">Технология выверенная десятилетиями.</text:p>
      <text:p text:style-name="P1002"/>
      <text:p text:style-name="P1002">Рабочие СМП-615 собирались на привокзальной площади к половине восьмого, когда от угла мощного двухэтажного <text:s/>здания вокзала выплеснет поток прибывших <text:s/>первой утренней электричкой <text:s/>рабочих и служащих из Бахмача, Халимоно<text:span text:style-name="T393">во</text:span>, Хутора Халимоново и Куколки.</text:p>
      <text:p text:style-name="P1003">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003">Движения автотранспорта на ней практически не наблюдалось, а стояли круги других организаций; но наш самый широкий и весёлый.</text:p>
      <text:p text:style-name="P1003">В кругу есть что-то семейное, зачаток общности; в нём ты видишь больше лиц, чем в строю.</text:p>
      <text:p text:style-name="P1003">Наконец, из улицы Ленина показывался наш автобус — «наша чаечка» (от тех «чаек» что встречают правительственные делегации в Шереметьевском аэропорту).</text:p>
      <text:p text:style-name="P1003">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Завершая свой неторопливый круг почёта по площади, он останавливался возле нашего круга и распахивал двери.</text:p>
      <text:p text:style-name="P1003">Отсюда <text:span text:style-name="T394">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004">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004"/>
      <text:p text:style-name="P1004">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text:soft-page-break/>рукояти наших кельм и кирочек, поверх железных отвесов. 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004">Женщины переодевались в вагончике мастера. 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004">Ночью в отсеке мастера спали сменявшие друг друга сторожа-пенсионеры.</text:p>
      <text:p text:style-name="P1004">Один из них, с боевой фамилией Рогов, носил гимнастёрку <text:span text:style-name="T395">с орденскими планками, </text:span><text:s/>офицерски<text:span text:style-name="T395">й</text:span> рем<text:span text:style-name="T395">ень</text:span>, галифе и хромовые сапоги. <text:span text:style-name="T396">На голове суконную фуражку по моде тридцатых годов, как у маршала Жукова на Халкин-Голе, когда тот ещё был комбригом. Из-под длинного суконного козырька у Рогова виднелось изношенное в походах лицо римского легионера-ветерана и обида на кого-то из руководителей собеса. Источником обиды стала реплика начальника своему заместителю по поводу Рогова:</text:span></text:p>
      <text:p text:style-name="P1004">- <text:span text:style-name="T396">Ладно, потерпи, их уже немного осталось.</text:span></text:p>
      <text:p text:style-name="P966">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966">Конотоп есть Конотоп, тут и милиционеры знакомы с первым президентом Индии.</text:p>
      <text:p text:style-name="P966">Во время своего дежурства бывший милиционер закрывал окно в отсеке мастера изнутри листом картона. Иначе он не мог заснуть.</text:p>
      <text:p text:style-name="P966">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966"><text:span text:style-name="T79"><text:tab/><text:tab/><text:tab/>Привычка свыше нам дана, замена счастию она..</text:span>.</text:p>
      <text:p text:style-name="P1069"/>
      <text:p text:style-name="P1069">После переодевания вся бригада сходилась в вагончике каменщиков на обмен новостями Семи Ветров, общежитий и поезда. 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069">- А как же!</text:p>
      <text:p text:style-name="P1069">Покуда не привезут раствор и кран не подаст его на линию, делать там каменщику нечего.</text:p>
      <text:p text:style-name="P1069">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069">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Когда такой пласт свалиться, кузов вздрагивает и бурно шатается от облегчения. Тут важно сохранить равновесие.</text:p>
      <text:p text:style-name="P1069">Самосвал уезжает оставив горку раствора на 4-5 ящиках. Это неверно — каждому каменщику полагается отдельный ящик. 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Больше не получается — на «пауке» только четыре крючка.</text:p>
      <text:p text:style-name="P1069">А тем временем каменщики подняли из вагончика на линию свои инструменты. Та часть <text:soft-page-break/>стены, на которой предстоит работать бригаде, называется «захватка». <text:span text:style-name="T334">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069">- <text:span text:style-name="T334">Какая опять падла?..</text:span></text:p>
      <text:p text:style-name="P1070">Шнýрка нужна для соблюдения общей горизонтальности кладки.</text:p>
      <text:p text:style-name="P1070">Справа от каменщика кран оставляет ящик с раствором, он же «банка». 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070">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Поэтому из каждого ящика торчит черенок лопаты.</text:p>
      <text:p text:style-name="P1070">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ё раствор поверх предыдущего ряда кирпичей для укладки следующего.</text:p>
      <text:p text:style-name="P1070">Слева от каменщика стоит поддон кирпичей, 300-400 штук, <text:span text:style-name="T335">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335">и, если это лицевой ряд, либо с лицевым рядом, если кладётся ряд задний.</text:span></text:p>
      <text:p text:style-name="P1071">Когда нужен кирпич особого размера — половинка, трёхчетвёрка или «чекушка» — каменщик пускает в ход кирочку — кайло в миниатюре — обрубая лишнее.</text:p>
      <text:p text:style-name="P1071">Когда кирпич на поддоне заканчивается, крановщик подаёт следующий, зацепленный Верой и Катериной.</text:p>
      <text:p text:style-name="P1071">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071">Упорядочено и последовательно зацикленное движение, можно даже сказать спиралевидное.</text:p>
      <text:p text:style-name="P1071">Уяснила?</text:p>
      <text:p text:style-name="P1071"><text:s/>Ну, а теперь можешь наплевать и забыть, потому что стройка это не цирк с ровным пес<text:span text:style-name="T336">оч</text:span>ком арены.</text:p>
      <text:p text:style-name="P1071">Стройка — опасная зона, где в непредвиденных местах затаились <text:s/>торчащие куски арматуры, <text:span text:style-name="T336">под ногой обламывается крепкий с виду кусок доски,</text:span> с крыши падает ведро кипящей смолы <text:span text:style-name="T790">(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336">вернувшийся с</text:span> зоны блатной швырнул <text:span text:style-name="T790">с четвёртого этажа, </text:span>просто так, не глядя — «на кого бог пошлёт».</text:p>
      <text:p text:style-name="P1072">По большому счёту, стройка — это жизнь. И тут, как в жизни, надо не только жить, но и — извини за патетику — выживать.</text:p>
      <text:p text:style-name="P1072">Да и каменщики не роботы, а люди. А люди, если хорошенько окрысятся, то кого угодно выживут... хотя, о чём это я?.. <text:s/>Ах, да — стройка!</text:p>
      <text:p text:style-name="P1072">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Дождись перекура и — пожалуйста! <text:span text:style-name="T337">Вплетай какой угодно символ куда душе угодно... Пока бригадир Хижняк не поднял <text:s/>шнýрку на следующий ряд и не прокричал вдоль линии «захватки»:</text:span></text:p>
      <text:p text:style-name="P1072">- <text:span text:style-name="T337">Гоним-гоним!</text:span></text:p>
      <text:p text:style-name="P1073">А Пётр Лысун скажет:</text:p>
      <text:p text:style-name="P1073">- Чё? Опять вперёд? А где перёд?</text:p>
      <text:p text:style-name="P1073">Вот тут хватай лопату и живи дальше.</text:p>
      <text:p text:style-name="P1073"/>
      <text:p text:style-name="P1073">В позапрошлом веке на границе с Англией, а может с Шотландией, один фермер неслáбо <text:soft-page-break/>зарабатывал на исцелениях. Причём без всякого шарлатанства.</text:p>
      <text:p text:style-name="P1073">Целил он душевнобольных. При условии, чтоб его близких и близко не было.</text:p>
      <text:p text:style-name="P1073">Привозят к нему такого, скажем, страждущего, который всех домашних заколебал особым видением мира, где он — чайник:</text:p>
      <text:p text:style-name="P1073">- Ах, осторожней, я фарфоровый! Разобьёте!</text:p>
      <text:p text:style-name="P1073">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073">К вечеру дня 88% стеклотары вспоминали о своём происхождении и <text:span text:style-name="T338">делали</text:span> ему <text:span text:style-name="T338">замечания</text:span>, что с <text:s/><text:span text:style-name="T338">человеком </text:span>нельзя так обращаться. </text:p>
      <text:p text:style-name="P1073">Самые упорные скороварки на второй день начинали прикидываться людьми и фермер возвращал семье и обществу вполне восстановленных членов. <text:span text:style-name="T338">За плату, конечно; плюс бонус — поле вспаханное надурня́к.</text:span></text:p>
      <text:p text:style-name="P1073"/>
      <text:p text:style-name="P1074">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1074">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1074">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1074">Молодая пара, с виду супруги. Сидят, <text:span text:style-name="T339">он</text:span> борщ <text:span text:style-name="T339">ест, а она, типа, присматривает</text:span>. Время малость не совсем для борща, но я не вмешиваюсь — может <text:span text:style-name="T339">это так</text:span> колдун прописал.</text:p>
      <text:p text:style-name="P1074">Баба провела Иру в следующую комнату и через две минуты оттуда вышел колдун.</text:p>
      <text:p text:style-name="P1074">Черноволосый, лет под пятьдесят в рубахе хаки от общевойсковой парадки.</text:p>
      <text:p text:style-name="P1075">Мы с ним посмотрели друг на друга и <text:s/>он вернулся к Ире. Вскоре она вышла вся взволнованная и мы пошли на автобус.</text:p>
      <text:p text:style-name="P1075">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Больше мне у колдуна делать нечего — меня должен подменить какой-нибудь единокровный родственник.</text:p>
      <text:p text:style-name="P1075">Так что потом вместо меня с Ирой пару раз ездила моя сестра Наташа.</text:p>
      <text:p text:style-name="P1075">Всем известно: что «дання» это приворотное зелье; применяется женским полом, чтоб в них влюблялись. Избранной жертве предлагают угоститься чем-то съестным, куда <text:s/>подмешана кровь от менструации приворачивающей.</text:p>
      <text:p text:style-name="P1075">Всё-таки, эксперименты на людях они первыми начали ставить.</text:p>
      <text:p text:style-name="P1075"/>
      <text:p text:style-name="P1075">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1075">Если, чисто гипотетически, допусти<text:span text:style-name="T340">т</text:span>ь, что дання имело место, тогда — кто, где, когда?</text:p>
      <text:p text:style-name="P1076">Не помню на котором году работы в СМП, в голове всплыли два предположения:</text:p>
      <text:p text:style-name="P1076">1) кефир, который принесла мне Мария, когда я принципиально лежал в нежинской городской больнице;</text:p>
      <text:p text:style-name="P1076">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1076">Однако, поскольку я ни на одну из них не запал, гипотеза с треском проваливается, а ичнянский колдун остаётся с носом и уходит на скамейку шарлатанов.</text:p>
      <text:p text:style-name="P1076"/>
      <text:p text:style-name="P1076">Когда Гаина Михайловна, потупя взгляд, осторожно спросила как ко мне относятся в бригаде, я прекрасно видел куда она клонит — как меня там терпят с моей подмоченной <text:soft-page-break/>репутацией?</text:p>
      <text:p text:style-name="P1076">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1076">- Ты своим дипломом позоришь нашу шахту!</text:p>
      <text:p text:style-name="P1076">То есть, делаешь из неё какой-то непонятный сброд.</text:p>
      <text:p text:style-name="P1076">В СМП-615 репутацию мне подмочила кассирша Комос. Она знала, что я учился в Нежине и знала даже на кого. 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1076">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1076">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1076">Вот эта заключительная поза мне как раз <text:span text:style-name="T341">и </text:span>не нравилась. Голова твоя где-то там, непонятно где, <text:span text:style-name="T341">а зад торчит снаружи на милость и усмотрение взволнованной очереди.</text:span></text:p>
      <text:p text:style-name="P1077">Когда я дошёл до окошка, то не стал сгибаться, а прсто придвинул ведомость к себе — на край подоконничка — и расписался. Тем более, что Комос видела, что это я на подходе.</text:p>
      <text:p text:style-name="P1077">Тут она и закричала из-за стекла:</text:p>
      <text:p text:style-name="P1077">- Серёжа! А где голова?</text:p>
      <text:p text:style-name="P1077">- Меня гильотинировали.</text:p>
      <text:p text:style-name="P1077">- Чего?! Да что ты из себя строишь? Думаешь диплом получил, так и — всё? Ты ведь с Ольгой к нам в гости приходил. Мы вместе самогон пили!</text:p>
      <text:p text:style-name="P1077">Вот чего не люблю, так это панибратства, поэтому кассирше Комос так прямо и сказал:</text:p>
      <text:p text:style-name="P1077">- Вы ошибаетесь. У вас в гостях мы пили спирт и берёзовый сок, а самогона не было.</text:p>
      <text:p text:style-name="P1077">Вобщем, поставил её на место; но зарплату она мне выдала и даже хватило вернуть Тоне те 25 руб., которые она мне одолжила на цветы, когда вы в роддоме были. До этого всё никак не получалось.</text:p>
      <text:p text:style-name="P1077">Так что мне не удалось скрыть от бригады свою дипломированность.</text:p>
      <text:p text:style-name="P1077">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1077">Думаю: а чего он валяется в серванте? Взял и привинтил. Летом, конечно.</text:p>
      <text:p text:style-name="P1077">Очень даже неплохо смотрелось — нежно-голубая эмаль значка с золотистой книжечкой на чёрной выгоревшей спецовке х/б. </text:p>
      <text:p text:style-name="P1077">Месяца полтора так ходил, а потом утром открываю шкафчик — спецовка на месте, а от значка только дырочка осталась. Но это не наши, тогда на объект много кого нагнали.</text:p>
      <text:p text:style-name="P1077"/>
      <text:p text:style-name="P1077">Так что тёще, в следующий свой приезд, я дал вполне предсказуемый ответ:</text:p>
      <text:p text:style-name="P1077">- Гаина Михайловна, в нашей бригаде десять человек ко мне относятся хорошо, а один положительно.</text:p>
      <text:p text:style-name="P1077">- Откуда ты знаешь?</text:p>
      <text:p text:style-name="P1077">- Анкетирование провёл. Устное, по отдельности.</text:p>
      <text:p text:style-name="P1077">- Так прямо и спрашивал «как вы ко мне относитесь?»</text:p>
      <text:p text:style-name="P1077">Интересно, а откуда бы я эти цифры взял? Кстати, некоторые потом тоже спрашивали:</text:p>
      <text:p text:style-name="P1077">- А ты ко мне как?</text:p>
      <text:p text:style-name="P1077"/>
      <text:p text:style-name="P1077">Да, жизнь перевернулась: прежде я на выходные ездил из Нежина в Конотоп, а теперь из Конотопа в Нежин.</text:p>
      <text:p text:style-name="P1077">В пятницу, после работы, электричкой в Нежин; в понедельник <text:span text:style-name="T342">утренней, шестичасовой — обратно.</text:span></text:p>
      <text:p text:style-name="P1078">Три раза утреннюю проспал и начал возвращаться по воскресеньям — опасался, что <text:soft-page-break/>опоздания на моё место в очереди на квартиру повлияют.</text:p>
      <text:p text:style-name="P1078">Когда в Америке существовало рабство негров, некоторые семьи оказались разделёнными. Допустим, муж на плантации у одного хозяина, а жена за несколько миль у другого. По праздникам муж её навещал. </text:p>
      <text:p text:style-name="P1078">Такая жена называлась «broad wife». Я когда узнал, то пожалел, что английский знаю, очень меня это, почему-то, расстроило.</text:p>
      <text:p text:style-name="P1077"/>
      <text:p text:style-name="P1078">Из-за того, что в Нежине нет трамваев, автобусы, пользуясь своей незаменимостью, совершенно распоясались.</text:p>
      <text:p text:style-name="P1078">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span text:style-name="T343">Потом покажется вдали, даря надежду — наконец-то! — и пройдёт мимо не останавливаясь, потому что и так битком.</text:span></text:p>
      <text:p text:style-name="P1079">Но в тот вечер нам с Ирой повезло. Только мы вышли на остановку, тут и автобус подошёл.</text:p>
      <text:p text:style-name="P1079">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1079">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1079">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1079">Но она в этот момент наклонилась застегнуть замок на сапогах и второй конец пояса охлестнул её согнутую спину.</text:p>
      <text:p text:style-name="P1079">Меня поразило до чего точь-в-точь как в кинофильме «Цыган», когда Будулай перед уходом на фронт хлестнул кнутом свою жену. Типа, у них такой обычай перед долгой разлукой.</text:p>
      <text:p text:style-name="P1079">Ира даже и не заметила, а я утешился мыслью, что я не цыган, и сейчас не война.</text:p>
      <text:p text:style-name="P1079">Когда автобус торопливо въехал на площадь, на остановке народу уже скопилась столько, что и в два не влезут.</text:p>
      <text:p text:style-name="P1079">Я сошёл первым и подал Ире руку — поддержать. </text:p>
      <text:p text:style-name="P1079">Она едва успела спуститься, как толпа ломанулась в двери автобуса, но я успел отгородить Иру спиной.</text:p>
      <text:p text:style-name="P1079">И тут <text:s/>раздался вскрик какой-то девушки — её чуть не сшибли с ног, но она успела ухватиться за борт автобуса у двери, чтоб не упасть, <text:span text:style-name="T344">а стадо так и пёрло по ступенькам в салон</text:span>.</text:p>
      <text:p text:style-name="P1080">Мне, как <text:span text:style-name="T345">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1080">- Извините!</text:p>
      <text:p text:style-name="P1080"><text:span text:style-name="T345">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1080">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1080">- При всём своём непротивленстве, такое не могу стерпеть.</text:p>
      <text:p text:style-name="P1080">И я ответил ударом на удар.</text:p>
      <text:p text:style-name="P1080">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1080"><text:soft-page-break/>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 — кто, кому, о чём? </text:p>
      <text:p text:style-name="P1081">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1081"><text:s/>Свора разбежалась, чтобы успеть вскочить в захлопывающиеся с той стороны двери. </text:p>
      <text:p text:style-name="P1081">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1081">Он отвёл нас на свою квартиру, которую снимал в частном доме вместе с Петюней Рафаловским и я расписал пулю с ними.</text:p>
      <text:p text:style-name="P1081">Потом они вышли провожать нас с Ирой. 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1081">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1081">Побитый стадом Ахуля в демисезонном пальто от Алёши Очерета? На такого не всякая позарится, пусть даже она тебе и жена. <text:span text:style-name="T346">В побоище на площади мне так и не смогли нанести повреждений, но как же <text:s/>было больно идти рядом с Петюней!</text:span></text:p>
      <text:p text:style-name="P1082">Они с Двойкой проводили нас до остановки, а потом даже и до моста через Остёр. Тут мы всё-таки смогли расстаться.</text:p>
      <text:p text:style-name="P1082">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1082">Меня буквально оглушила эта самореклама самца победителя. Я бы таким не стал делиться даже при его прошмандовках. Мразь.</text:p>
      <text:p text:style-name="P1082">Когда мы шли на Красных партизан, Ира не держалась за мою руку и всё больше отмалчивалась. Пришлось и мне заткнуться. Вот и извиняйся после этого перед незнакомыми девушками.</text:p>
      <text:p text:style-name="P1081"/>
      <text:p text:style-name="P1083">Руководство СМП-615 изыскало способ хотя бы отчасти сгладить факт наличия в нём каменщика с высшим образованием.</text:p>
      <text:p text:style-name="P1083">Меня назначили в заседатели товарищеского суда.</text:p>
      <text:p text:style-name="P1083">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Товарищеский суд это скорее мера морального воздействия, чем сурового воздаяния по всей строгости закона.</text:p>
      <text:p text:style-name="P1083">Должность заседателя не оплачивается и она выборная. Однако, не всегда удаётся провести чёткую грань между избранием и назначением.</text:p>
      <text:p text:style-name="P1083">Когда на профсоюзном собрании звучит вопрос «кто за?», то для присутствующих это не вопрос, а просто сигнал поднять руку. Классический пример вторичного рефлекса, не хуже, чем у собаки Павлова.</text:p>
      <text:p text:style-name="P1083">Точно такая же рефлексология и на комсомольских собраниях. Правда, в СМП-615 за моё там бытность состоялось только одно комсомольское собрание, да и то по причине проверяющего из горкома комсомола.</text:p>
      <text:p text:style-name="P1083">Вряд ли он сам стремился, скорее всего послали посмотреть каким ключом <text:s/>бьёт задорная молодая жизнь поезда в возрасте до 28 лет.</text:p>
      <text:p text:style-name="P1083">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1083"><text:soft-page-break/>- Да что ж вы такие пассивные?</text:p>
      <text:p text:style-name="P1083">Тут уже мне пришлось встать с места и ответить риторическим вопросом на вопрос:</text:p>
      <text:p text:style-name="P1083">- А кого, интересно, начнут вести активные, когда пассивных не останется?</text:p>
      <text:p text:style-name="P1083">Всё-таки диплом обязывает к определённой линии поведения.</text:p>
      <text:p text:style-name="P1083">Проверяющий оказался не подкованным для такого вопроса и собрание благополучно закрылось.</text:p>
      <text:p text:style-name="P1083"/>
      <text:p text:style-name="P1083">Вот руководство и решило, что оно проявит дань уважения системе высшего образования наше страны, если меня, как носителя диплома о таком образовании, воткнёт заседателем в товарищеский суд.</text:p>
      <text:p text:style-name="P1083">Такому суду, помимо председателя, требуются два заседателя, сроком на один год — до следующего отчётно-выборного профсоюзного собрания.</text:p>
      <text:p text:style-name="P1084">Пожалуй, на этой должности я проявил себя латентным тираном, предлагаю слишком драконовские меры пресечения.</text:p>
      <text:p text:style-name="P1084"/>
      <text:p text:style-name="P1084">Месяц одиночных исправительных работ для штукатура Трепетилихи в производственном корпусе на территории СМП. </text:p>
      <text:p text:style-name="P1084">Да для неё, считай, и день пропал, если за смену плюс проезды автобуса от вокзала и обратно она двоих-троих не забалакает до комы!</text:p>
      <text:p text:style-name="P1084">Конечно, от производственного корпуса до сторожки у ворот всего метров 200. В сторожке днём сидит Свайциха и у той язык тоже <text:s/>кошками не обволóчен, но суд приговорил на три месяца снять Трепетилиху с должности бригадира; <text:s/>а это по десятке в месяц.</text:p>
      <text:p text:style-name="P1084">Она ещё дёшево отделалась, поскольку её правонарушение могло иметь политический резонанс.</text:p>
      <text:p text:style-name="P1084">Судебное разбирательство выяснило, что дело было так:</text:p>
      <text:p text:style-name="P1084">Трепетилиха высунулась из окна 110-квартирного, где уже шли отделочные работы и увидела, что работница бухгалтерии СМП-615 идёт домой.</text:p>
      <text:p text:style-name="P1085">Ну, а почему не идти? Живёт она на Семи Ветрах — идти не далеко, а время уже полпятого.</text:p>
      <text:p text:style-name="P1085">Её ошибка в том, что она ответила на вопрос торчащей из окна Трепетилихи:</text:p>
      <text:p text:style-name="P1085">- А шо ты там ото несёшь?</text:p>
      <text:p text:style-name="P1085">- Рыбу.</text:p>
      <text:p text:style-name="P1085">Слово «рыба» послужило детонатором.</text:p>
      <text:p text:style-name="P1085">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1085">-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1085">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1085">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1085">Не знаю рыбу им подвезли, или другой эквивалент, но отделочные работы продолжились, а Трепетилиха пошла под суд. Наш, товарищеский.</text:p>
      <text:p text:style-name="P1085">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347">А это о многом говорит.</text:span></text:p>
      <text:p text:style-name="P1086">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как минимум пять.</text:p>
      <text:p text:style-name="P1086"><text:soft-page-break/>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1086"><text:span text:style-name="T79"><text:tab/><text:tab/><text:tab/>Есть женщины в русских селеньях..</text:span>.</text:p>
      <text:p text:style-name="P1086">Без ложной скромности скажу, что в сёлах конотопского района есть и покруче, чей потенциал возможно измерить только в мегатоннах.</text:p>
      <text:p text:style-name="P1086">- Шо за народ пошёл! Навалились всем селом! Еле-еле одгавкалась.</text:p>
      <text:p text:style-name="P1086"/>
      <text:p text:style-name="P1086">Сварщика Володю Шевцова я вообще хотел в ссылку отправить.</text:p>
      <text:p text:style-name="P1087">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1087">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1087">Но чемерг<text:span text:style-name="T348">é</text:span>сил по чёрному, особенно с получки.</text:p>
      <text:p text:style-name="P1087">На заседании суда председатель так и заявил:</text:p>
      <text:p text:style-name="P1087">- <text:span text:style-name="T348">Н</text:span>а вокзале после работы сходим, т<text:span text:style-name="T348">ак</text:span> Володя, пока до первого светофора дойдёт — уже готовый.</text:p>
      <text:p text:style-name="P1088">Ну, это он снаивничал: от вокзала до светофора на Переезде — два гастронома, не считая павильона «Встреча».</text:p>
      <text:p text:style-name="P1088">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1088">Суд отклонил подобную бесчеловечность, а сам Володя на меня обиделся, хотя виду не подал.</text:p>
      <text:p text:style-name="P1088">А жаль, он так интеллигентно матерился:</text:p>
      <text:p text:style-name="P1088">- Идите Вас на х..., пожалуйста.</text:p>
      <text:p text:style-name="P1088">Так и веет набережными культурной столицы.</text:p>
      <text:p text:style-name="P1088"/>
      <text:p text:style-name="P1088">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1088"/>
      <text:p text:style-name="P1088">По третьему делу проходил мастер-прораб бахмацкой бригады.</text:p>
      <text:p text:style-name="P1088">Там закончили какой-то строительный объект и одолженный в других организациях бульдозер делал зачистку — равнял прилегающую площадь.</text:p>
      <text:p text:style-name="P1088">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1088">Объект благополучно завершили, а прораба кто-то заложил: расхищение социалистической собственности.</text:p>
      <text:p text:style-name="P1088">На заседании суда у меня к преступнику был всего один вопрос:</text:p>
      <text:p text:style-name="P1088">- Что стало бы с треснувшей панелью, если бы ею не перекрыли погреб?</text:p>
      <text:p text:style-name="P1088">Он недовольно пожал плечами и ответил:</text:p>
      <text:p text:style-name="P1088">- А что может стать? Осталась бы под грунтом.</text:p>
      <text:p text:style-name="P1089">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1089">И этот мой вердикт не прокатил.</text:p>
      <text:p text:style-name="P1089">На следующем отчётно-выборном профсоюзном собрании никто и не заикнулся выбирать меня в товарищеский суд. Как будто у меня того диплома в жизни и не было.</text:p>
      <text:p text:style-name="P1089"/>
      <text:p text:style-name="P1089">Когда тебе исполнился один год, ты приезжала в Конотоп. На неделю, или две — не надолго.</text:p>
      <text:p text:style-name="P1089">В то лето шли частые грозы. После одной из них я повёз тебя в коляске на прогулку.</text:p>
      <text:p text:style-name="P1089"><text:soft-page-break/>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1089">На дороге было много больших луж, но мы с тобой дали круг чуть ли не по всему Посёлку — от конечной трамвая до богдана Хмельницкого и обратно по Профессийной.</text:p>
      <text:p text:style-name="P1089">Ты была тепло одета и спала под поднятым верхом и застёгнутым фартуком коляски.</text:p>
      <text:p text:style-name="P1089">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1089">Ты схватила его обеими руками, как рулевое колесо, но я отобрал эту мокрую резину.</text:p>
      <text:p text:style-name="P1089">Ты захныкала, но не надолго. До Декабристов оставалось уже не далеко и мы доехали на одной паре колёс коляски.</text:p>
      <text:p text:style-name="P1089">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1089">Через пару дней погода разгулялась и я вывез тебя на поле рядом с конечной трамвая.</text:p>
      <text:p text:style-name="P1089">Я достал тебя из неё и поставил на зелёную траву. Ты стояла не слишком твёрдо, опиралась на неё рукой.</text:p>
      <text:p text:style-name="P1089">Я лёг в траву рядом. Зелёное поле уходило вверх, в синее небо, и над ним пели жаворонки. Громко. Звонко.</text:p>
      <text:p text:style-name="P1089">Ты так и стояла. Пока на красных колготках не проступило тёмное пятно <text:span text:style-name="T349">влаги. Пришлось увозить тебя на переодевание.</text:span></text:p>
      <text:p text:style-name="P1089"/>
      <text:p text:style-name="P1090">В другой раз я взял запасные и повёз тебя на пруд Шаповаловки, куда мы с Кубой ездили на великах. Недалеко, километров пять. Ты спала всё дорогу.</text:p>
      <text:p text:style-name="P1090">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1090">Это как выход из космического корабля на неведомую планету.</text:p>
      <text:p text:style-name="P1090">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Ну ещё бы! Проснуться неизвестно где и совсем одной.</text:p>
      <text:p text:style-name="P1090">Мне пришлось показаться и мы покатили обратно.</text:p>
      <text:p text:style-name="P1090"/>
      <text:p text:style-name="P1090">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1091">Ты вдруг ухватилась за что-то висевшее рядом и встала в коляске.</text:p>
      <text:p text:style-name="P1091">Моя мать сказала мне убрать ребёнка, а ты отпустила бельё и подняла обе руки, как в танце. Вот как умею!</text:p>
      <text:p text:style-name="P1091">В глазах моей матери мелькнуло что-то такое тёмное и жуткое, что я инстинктивно отдёрнул тебя. 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1091">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1091">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1091"/>
      <text:p text:style-name="P1091">У меня в памяти есть два набора картинок — апокалиптические и душещемящие.</text:p>
      <text:p text:style-name="P1091">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1091">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text:soft-page-break/>восьми взмахнул рукой между тесных берегов склонённых колосьев солнечного пшеничного поля, такого же цвета, как его волосы.</text:p>
      <text:p text:style-name="P1091">То есть, я хочу сказать, что все картинки где ты, у меня во втором наборе.</text:p>
      <text:p text:style-name="P1091"/>
      <text:p text:style-name="P1092">После возвращения из Одессы я жил в постоянной агонии страха перед тем, что неизбежно должно произойти, а возможно уже и случилось. 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1092">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1092">Физическая боль милосерднее — часть мозга, куда приходят её сигналы, через какое-то время отключается и боль перестаёт доходить.</text:p>
      <text:p text:style-name="P1092">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1092">Во-вторых, альтернатива этой агонии представлялась не менее жуткой.</text:p>
      <text:p text:style-name="P1092"/>
      <text:p text:style-name="P1092">Нашу бригаду перебросили на остановку «Присеймовье», строить 2-квартирный дом для обходчиков рядом с железнодорожным мостом через Сейм.</text:p>
      <text:p text:style-name="P1092">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1093">Для заполнения времени перерывов я читал журнал «Всесвит», на который подписывался каждый год по совету Жомнира. Толстый журнал с переводами на украинский язык из всемирной литературы всех времён и народов.</text:p>
      <text:p text:style-name="P1093">Скоро мне это надоело и я опустил голову на страницу раскрытого журнала.</text:p>
      <text:p text:style-name="P1094">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777">мух</text:span>.</text:p>
      <text:p text:style-name="P1093">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1093">За взъерошенной страницей уже не видны быки моста через реку с длинным пустым островком намытого течением песка. <text:span text:style-name="T350">Рыбак с длинной удочкой на краю островка тоже пропадал за белой запоной с нерезкими пятнами слов.</text:span></text:p>
      <text:p text:style-name="P1095">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1095">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Я смотрел, а мог и не смотреть — ничего Ничего не меняло. <text:span text:style-name="T351">Всё утопало в Ничего. Даже всегдашняя боль отступила, её затопило Ничего, от которого мне ничего не надо.</text:span></text:p>
      <text:p text:style-name="P1096">Я лежал, как тот протянувшийся островок, вокруг которого журчит и плещет течение жизни, но он знает, что всё это одно и то же полное Ничего.</text:p>
      <text:p text:style-name="P1096">Это очень страшное знание. Как с таким жить? Как жить, когда ничего не хочешь и ничего не ждёшь? </text:p>
      <text:p text:style-name="P1096">Так что выбор у меня был невелик — или Ира и с нею агония, либо Ничего.</text:p>
      <text:p text:style-name="P1096"><text:soft-page-break/></text:p>
      <text:p text:style-name="P1096">В Конотоп Ира приезжала и одна. <text:span text:style-name="T352">Например, на Владину свадьбу в начале зимы.</text:span></text:p>
      <text:p text:style-name="P1097">Он женился на Алле, у которой уже был ребёнок и которая работала в большой столовой.</text:p>
      <text:p text:style-name="P1097">Свадьбу тоже устроили в той столовой на окраине города, где останавливается дизель-поезд на Дубовязовку.</text:p>
      <text:p text:style-name="P1097">«Живая музыка» включала в себя крепко облысевшего Чепу и, пока ещё, кучерявого Чубу. Владя тоже начал петь с ними по просьбе гостей. Всё было вкусно, громко и весело.</text:p>
      <text:p text:style-name="P1097">Но это было на второй день её приезда, а вечером первого дня меня ждали два открытия.</text:p>
      <text:p text:style-name="P1097">Во-первых, о скрытых ресурсах человеческого организма. </text:p>
      <text:p text:style-name="P1097">Поздно вечером мы с Ирой вышли через веранду в пристроенную комнату. Зимой она не отапливается и туда просто снесены всякие домашние вещи.</text:p>
      <text:p text:style-name="P1098">На плечи Ира набросила какую-то из курток с вешалки в кухне. Ей всегда нравилось что-то примерять.</text:p>
      <text:p text:style-name="P1098">В комнате среди прочего стояли два старых кресла, ещё с Объекта, с деревянными подлокотниками под жёлтым лаком и мы занялись любовью.</text:p>
      <text:p text:style-name="P1098">В такие моменты я не думаю ни о каких агониях...</text:p>
      <text:p text:style-name="P1098">Мне показалось, что кончили мы вместе, но Ира, с полузакрытыми глазами, стала стонать:</text:p>
      <text:p text:style-name="P1098">- Ещё!.. Ещё!..</text:p>
      <text:p text:style-name="P1098">До сих пор я твёрдо знал, что после оргазма нужно отлежаться хотя бы полчаса.</text:p>
      <text:p text:style-name="P1098">- Ещё!..</text:p>
      <text:p text:style-name="P1098">И я снова встал и мы снова продолжили над свежевыплеснутым семенем на досках пола.</text:p>
      <text:p text:style-name="P1098">Это невозможно, но так бывает.</text:p>
      <text:p text:style-name="P1098"/>
      <text:p text:style-name="P1098">Второе открытие — о белых пятнах в области сознания — случилось, когда мы с Ирой вернулись в гостиную.</text:p>
      <text:p text:style-name="P1098">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1098">На экран смотрела только Леночка из пока что не разложенного кресла-кровати.</text:p>
      <text:p text:style-name="P1098">Свет горел только в гостиной и здесь же негромко бубнил телевизор.</text:p>
      <text:p text:style-name="P1098">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1098">Всё так же охая и шаркая тапочками по полу, она, при нашей поддержке, двинулась к двери в <text:s/>тёмную кухню. Так, втроём. Мы миновали середину комнаты <text:span text:style-name="T353">под пятью белыми плафонами люстры, из которых только один рисовал круг желтоватого электрического света на потолке.</text:span></text:p>
      <text:p text:style-name="P1099">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До выхода на кухню оставался ещё метр пути.</text:p>
      <text:p text:style-name="P1099">Я испуганно взглянул на Иру поверх белого платка на голове моей матери. 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1099">Попросив Иру остановиться, я выскочил на кухню и включил там свет. Мы отвели её в спальню и посадили на кровать, где что-то сонно пробормотал мой отец.</text:p>
      <text:p text:style-name="P1099">Мы вернулись в гостиную. Я разложил кресло-кровать для Леночки и раздвинул диван для нас.</text:p>
      <text:p text:style-name="P1099">Скоро в хате настало сонное царство. </text:p>
      <text:p text:style-name="P1099">Только мне по вискам стучало тиканье настенных часов над телевизором. Оно тоже не знало что это было и за что мне такое.</text:p>
      <text:p text:style-name="P1099"/>
      <text:p text:style-name="P1099">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text:soft-page-break/>расставленных строк, хотя и соглашался, что и его варианты — не то.</text:p>
      <text:p text:style-name="P1099">- Ваша беда, Сергей, что мова не родной ваш язык. <text:span text:style-name="T354">Вы не впитали её с молоком матери.</text:span></text:p>
      <text:p text:style-name="P1100">Я не стал доказывать, что первые месяцы жизни меня прикармливали молоком гуцульских коров.</text:p>
      <text:p text:style-name="P1100">Он вышел в свою архивную камеру и вернулся с небольшой книжкой.</text:p>
      <text:p text:style-name="P1100">- Рассказы Гуцало... Вот как надо писать.</text:p>
      <text:p text:style-name="P1100">Жомнир начал вычитывать оттуда отдельные предложения, прищёлкивая языком в конце особо «красномовных», потом отдал книжечку мне — учиться.</text:p>
      <text:p text:style-name="P1101">Я прочёл этот сборник и другие книжечки Гуцало. Что поделать, если меня не цепляют описания перезвона утренней росы на огуречной рассаде?</text:p>
      <text:p text:style-name="P1101">(За что, кстати, Есенина тоже не люблю, хотя он и рязанский.)</text:p>
      <text:p text:style-name="P1101">К тому же, после «Зачарованной Десны» Гончара в эту тематику соваться стыдно — тут ты обречён на <text:s/>жалкое крохоборство.</text:p>
      <text:p text:style-name="P1101">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1101">Детали должны работать на конструкцию в целом.</text:p>
      <text:p text:style-name="P1101">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p>
      <text:p text:style-name="P1102">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1102">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1102">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Про некоторых даже сам Жомнир знал лишь из обзорных лекций в свои студенческие годы.</text:p>
      <text:p text:style-name="P1102">Пр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355">уровень фразы </text:span>«Мороз крепчал» из рассказа Чехова про писательницу-надомницу.</text:p>
      <text:p text:style-name="P1102">Украинская народная пословица гласит «где нет соловья, будешь слушать и воробья». </text:p>
      <text:p text:style-name="P1103">Во всех странах Европы есть писатели, давайте и у себя заведём. Заводные так и остались пересказчиками европейских мод, за что честь им и хвала — родная мова печатается на бумаге; но это уже политика, а я говорю о литературе.</text:p>
      <text:p text:style-name="P1103">В <text:span text:style-name="T356">украинской </text:span>литературе всего трое не ударят лицом в грязь перед <text:span text:style-name="T356">мировыми </text:span>стандартами.</text:p>
      <text:p text:style-name="P1103">Поэт Кандыба, он же Олесь, <text:span text:style-name="T357">который столько</text:span> лет ходи<text:span text:style-name="T357">л</text:span> по колено в крови на киевской бойне <text:span text:style-name="T357">и</text:span> при этом писал <text:span text:style-name="T356">мировые</text:span> стихи.</text:p>
      <text:p text:style-name="P1104">Писатель Василь Стефáник.</text:p>
      <text:p text:style-name="P1104">Писатель Лесь Мартóвич.</text:p>
      <text:p text:style-name="P1104">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пишет к восторгу и восхищению приличной европейской публики.</text:p>
      <text:p text:style-name="P1104"/>
      <text:p text:style-name="P1104">Так что после работы мне было чем заниматься.</text:p>
      <text:p text:style-name="P1104"/>
      <text:p text:style-name="P1105">Из электрички тоже получился неплохой рабочий кабинет. Полтора часа — то огромный кус 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text:soft-page-break/>языке.</text:p>
      <text:p text:style-name="P1105">Склоняясь над страницей <text:span text:style-name="T358">плотных строчек </text:span>из чёрных значков <text:span text:style-name="T358">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1106">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1106">Это было вкусное время.</text:p>
      <text:p text:style-name="P1106"/>
      <text:p text:style-name="P1106">Раскрытые тетрадка с книгой не помещались на портфеле, но проблеме письменного стола нашлось элегантное решение.</text:p>
      <text:p text:style-name="P1106">Переодевшись после работы, я вынимал из шкафчика кусок фанеры, что служил там полкой для головных уборов. Кусок фанеры 50х60см подмышкой не бросается в глаза и не мешает движению пешеходов.</text:p>
      <text:p text:style-name="P1106">По прибытии в Нежин письменный стол отлично умещался в ячейке автоматической камеры хранения, а портфель ехал на Красных партизан, <text:span text:style-name="T359">там в узкой спальне рядом с окном был стол под тюлевой скатертью, на котором стояло старое трюмо, но места хватало.</text:span></text:p>
      <text:p text:style-name="P1107">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1107">Один раз на обратном пути ячейку заклинило. В таких случаях её вскрывает дежурная по вокзалу ключом и в присутствии дежурного милиционера. Он спросил у меня какие вещи там поставлены. Чтобы не напрягать мужика, я даже и не заикнулся про стол, так он и в кусок фанеры не поверил! Когда дежурная открыла, а я вытащил эти 50х60см и отошёл, он ещё долго <text:s/>заглядывал в пыльную пустоту ячейки. Как говорит наш бригадир, Микола Хижняк — «зазирав, як сорока у кiстку».</text:p>
      <text:p text:style-name="P1107"/>
      <text:p text:style-name="P1107">А иногда в портфеле я привозил ещё и вещи для стирки, потому что Ира так сказала. Мне это приятно было, это как бы делало нас семьёй, пусть даже и в тёщиной стиральной машинке.</text:p>
      <text:p text:style-name="P1107">А вот первый семейный праздник у нас не удался.</text:p>
      <text:p text:style-name="P1107">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1107">Ира немного колебалась — идти, или нет? Ноя так и не смог её уговорить из-за своего косноязычия.</text:p>
      <text:p text:style-name="P1107">Чаще всего оно на меня нападает в бытовых ситуациях — не умею объяснять того, что и так понятно.</text:p>
      <text:p text:style-name="P1107">- Да, ну, пойдём, чё ты.</text:p>
      <text:p text:style-name="P1108">Тогда как стоящая рядом тёща аргументировано доказывает, что для выхода в ресторан нужно готовиться два дня.</text:p>
      <text:p text:style-name="P1108">- Ну, чё ты, пойдём, да.</text:p>
      <text:p text:style-name="P1108">А сказать, что это же у дочки самый первый день рождения в жизни и что такое не повторится уже никогда, а экспромты бывают даже лучше спланированных мероприятий — на такое у меня язык не поворачивается.</text:p>
      <text:p text:style-name="P1108">Это только на отвлечённые темы я за словом в карман не лезу.</text:p>
      <text:p text:style-name="P1108">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Вот глянет из окна проходящего поезда из трёх вагонов и увидит как гигантски Его тут любят.</text:p>
      <text:p text:style-name="P1108">Вокзал за два часа заранее оцепили милиционерами за триста метров во все стороны, хоть этот поезд пройдёт без остановки.</text:p>
      <text:p text:style-name="P1108">Меня забыли предупредить и я шёл с Посёлка вдоль путей, пока сержант милиции не остановил и не сказал, что на Вокзал нельзя.</text:p>
      <text:p text:style-name="P1108"><text:soft-page-break/>Ладно, говорю, мне Вокзал без надобности, я на Переезд иду — вон по той служебной дорожке обогну, чтобы джинсы об мазутные рельсы не пачкать.</text:p>
      <text:p text:style-name="P1108">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360">он изадал мне абсолютно обоснованный вопрос:</text:span></text:p>
      <text:p text:style-name="P1108">- <text:span text:style-name="T360">Ты что — больной?</text:span></text:p>
      <text:p text:style-name="P1109">И тогда, гордо приосанившись, я выдал:</text:p>
      <text:p text:style-name="P1109">- Я неизлечимо болен жизнью!</text:p>
      <text:p text:style-name="P1109">Во сказанул — аж самому понравилось! Сержант, от восхищения, не нашёлся чем ответить, но всё равно не пропустил.</text:p>
      <text:p text:style-name="P1109"/>
      <text:p text:style-name="P1109">Так что семейный праздник я отмечал в одиночку, хотя Ира и Гаина Михайловна дуэтом предрекали, что ничего хорошего из этого не выйдет.</text:p>
      <text:p text:style-name="P1109">И, таки, не вышло.</text:p>
      <text:p text:style-name="P1109">В «Полесье» мне насилу дали стопку водки — последняя, говорят, а коньяк даём только бутылкой. Но я же не алкаш, чтоб столько в одиночку на грудь принять.</text:p>
      <text:p text:style-name="P1109">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1109">«Чайка» от Красных партизан подальше отстоит и там мне удалось купить бутылку шампанского, которое я закусил салатом из петрушки.</text:p>
      <text:p text:style-name="P1109">А на обратном пути шампанское ударило мне в мочевой пузырь. </text:p>
      <text:p text:style-name="P1109">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361">во всяком случае, давало робкую надежду</text:span>.</text:p>
      <text:p text:style-name="P1110">Мочиться на тротуар — неправильно, поэтому я пошёл в туалет на базаре.</text:p>
      <text:p text:style-name="P1110">Ворота базара оказались давно уже запертыми и мне пришлось перелезть через них.</text:p>
      <text:p text:style-name="P1110">Это тоже не совсем правильно, но в темноте не очень заметно.</text:p>
      <text:p text:style-name="P1110">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невмоготу, что пришлось излить негодование по поводу диктатуры сообщающихся сосудом на ту же дверь, но надпись я не трогал.</text:p>
      <text:p text:style-name="P1110">Ну, и кто бы сомневался, что спускаясь по трубам ворот я был встречен нарядом милиции.</text:p>
      <text:p text:style-name="P1110">Добро пожаловать на родную землю.</text:p>
      <text:p text:style-name="P1110">Конечно, они не поверили, что кто-то пойдёт искать туалет, когда вокруг столько тротуара в темноте. Меня отвезли в вытрезвитель.</text:p>
      <text:p text:style-name="P1110">Тамошний врач для проверки моей стадии опьянения предложил выполнить несколько приседания.</text:p>
      <text:p text:style-name="P1110">- Пятки вместе — носки врозь?- уточнил я, просто чтоб пообщаться.</text:p>
      <text:p text:style-name="P1110">Но этот капилляр усложнил задачу и пришлось приседать со сдвинутыми ступнями.</text:p>
      <text:p text:style-name="P1110">Врач спросил сколько и чего я выпил, <text:span text:style-name="T362">получил чёткую информацию, пожал плечами и передал меня лейтенанту.</text:span></text:p>
      <text:p text:style-name="P1111">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1111">Потом мне просто указали на дверь, отказавшись хоть немного подвезти, а то вообще прикроют, если много буду варнякать.</text:p>
      <text:p text:style-name="P1111">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1111"/>
      <text:p text:style-name="P1112">Развитие наших с Ирой отношений шло постепенно и совершенно предсказуемо.</text:p>
      <text:p text:style-name="P1112"><text:soft-page-break/>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1112">Она даже смазывала глицерином мои запястья с потрескавшейся от мороза кожей.</text:p>
      <text:p text:style-name="P1112">- Ну, какой же ты дурачок!- говорила она и мне было очень приятно, хотя и больно.</text:p>
      <text:p text:style-name="P1112">На следующем этапе мы перестали целоваться.</text:p>
      <text:p text:style-name="P1112">Ещё позднее вместо объятий обходились <text:s/>дежурными:</text:p>
      <text:p text:style-name="P1112">- Как ты?</text:p>
      <text:p text:style-name="P1112">- Нормально.</text:p>
      <text:p text:style-name="P1112">И это правильно — что-то же надо говорить.</text:p>
      <text:p text:style-name="P1112">Отношения на этом не остановились и дверь мне начали открывать её родители. Тесть, в основном.</text:p>
      <text:p text:style-name="P1112">Иногда мне уже приходилось звонить в дверь дважды.</text:p>
      <text:p text:style-name="P1112">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1112"/>
      <text:p text:style-name="P1112">При нашем последнем поцелуе в прихожей я сразу понял, что что-то не так. Отняв губы, Ира как-то по виноватому изогнула шею и от неё пахнýло пóтом лисицы. <text:s/>Я никогда не нюхал лисьих самок, но моментально определил — лисою пахнет.</text:p>
      <text:p text:style-name="P1112">Позднее в тот приезд она мне рассказала, что была дома одна, <text:span text:style-name="T363">в дверь позвонили и это оказался какой-то её одноклассник, он на кухне упал перед нею ниц, обнимал и целовал её колени, но она велела ему уйти и ничего не было.</text:span></text:p>
      <text:p text:style-name="P1113">У меня, конечно, случился очередной приступ агонии, но я до онемения зажал зубами неправильно стучащее сердце и стал жить дальше. </text:p>
      <text:p text:style-name="P1113"/>
      <text:p text:style-name="P1113">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1113">Посреди стола стоял телевизор, но на клеёнке оставалось достаточно места для тарелки, вилки и хлебницы, чтобы я поужинал.</text:p>
      <text:p text:style-name="P1113">Экран я не загораживали и никому не мешал; разве что эстетически — демонстрацией своего жующего профиля слева от телевизора.</text:p>
      <text:p text:style-name="P1113">Потом я относил посуду на кухню и мыл её. А заодно и ту, что осталась от обеда и общего ужина в этот день. 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text:p>
      <text:p text:style-name="P1113">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1113">Цивилизация тогда ещё не докатилась до моющих средств с тому подобным, так что я использовал большой кусок марли, которую намыливал хозяйственным мылом. Ну, а полоскал, конечно, под краном. Всё по технологии, которую показала Гаина Михайловна.</text:p>
      <text:p text:style-name="P1113">Мне даже нравилось мыть посуду, особенно когда смотришь на синий цвет горящего газа под чайником.</text:p>
      <text:p text:style-name="P1113">Ещё мне доверяли выбивать ковёр с пола в гостиной.</text:p>
      <text:p text:style-name="P1113">Он был очень потёртый, так что и бить не жалко. Иногда Ира выходила во двор, где я его мутузил, и говорила, что хватит уже, а то соседей по дому жалко. А Гаина Михайловна однажды сказала, что по метод<text:span text:style-name="T364">у</text:span> моего выбивания сразу виден переводчик. <text:span text:style-name="T364">Не представляю, где она видела переводчиков выбивающих ковёр.</text:span></text:p>
      <text:p text:style-name="P1114">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1114">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text:soft-page-break/>чём говорить. 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1114">Потом пришлось долго рассказывать тёще как выглядит её сын, а выглядел он вполне нормально, но как монах. В этом офицерском госпитале всем выдают длинные синие халаты, а фуражки не забирают; <text:span text:style-name="T365">дивное получается сочетание в одежде, особенно если смотреть как пара пациентов гуляет вдоль аллеи — синие рясы и кокарды надо лбом. Особый орден: монахи-фуражканцы.</text:span></text:p>
      <text:p text:style-name="P1114"/>
      <text:p text:style-name="P1115">Но наибольшее доверие мне оказали при покраске полов квартиры красной краской. Не в один присест, конечно, потому что и во время ремонта где-то надо жить. Так, за пару приездов. А кухню и прихожую Иван Алексеевич красил в моё отсутствие.</text:p>
      <text:p text:style-name="P1115">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1115">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Кроме того были книги на английском и просто разнобой из книжных магазинов.</text:p>
      <text:p text:style-name="P1115"/>
      <text:p text:style-name="P1115">В СМП-615 подходящего материала для полок не оказалось и тогда я попросил тестя, чтоб мне прострогали рейки в мастерской его хлебокомбината и список дал с размерами.</text:p>
      <text:p text:style-name="P1115">Он когда привёз их в связке и поставил в прихожей, то начал мне доказывать, что ничего не выйдет; потом ещё и Иру позвал, говорит:</text:p>
      <text:p text:style-name="P1115">- Сама посмотри — разве из такого полки получатся?</text:p>
      <text:p text:style-name="P1116">Действительно, они казались слишком тонкими, но, прежде чем дать заказ, я долго обдумывал, чтоб полки получились лёгкими и прочными.</text:p>
      <text:p text:style-name="P1116">Материал, конечно, отвёз на Декабристов 13 — в Нежине нет ни условий, ни инструмента для такого дела.</text:p>
      <text:p text:style-name="P1116">И когда я нарезал шипы на рейках, выдолбил гнёзда и посадил на казеиновый клей, а потом ещё прошкурил и лаком покрыл, то полки даже моему отцу понравились. Вот только Ира, когда в Конотоп приезжала никак не отреагировала — ну, полки, как полки.</text:p>
      <text:p text:style-name="P1116">А Иван Алексеевич не виноват, что ошибся в прогнозах — ему, наверно, рабочий в той строгальной мастерской сказал, что невозможно, вот он и стал повторять.</text:p>
      <text:p text:style-name="P1116"/>
      <text:p text:style-name="P1116">Но потом мой маршрут в доме родителей Иры стал ещё короче.</text:p>
      <text:p text:style-name="P1116">Один раз тесть мне долго не открывал и, заходя в в прихожую, я услышал шум скандала. В семьях они случаются.</text:p>
      <text:p text:style-name="P1116">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1116">- Я хлеб поставила, остальное сам положи.</text:p>
      <text:p text:style-name="P1116">И скрылась опять — пререкаться с Ваней.</text:p>
      <text:p text:style-name="P1116">Ради моего появления <text:s/>театр боевых действий перенёсся в спальню Тониной семьи. В гостиной только слышно, что Ваня там в углу занял круговую оборону, а тёща, тесть и золовка по очереди и хором выкрикивали ему у кого что наболело. <text:span text:style-name="T366">К словам я не прислушивался, но различал, что Ваня отвечает короткими очередями, по бандеровски.</text:span></text:p>
      <text:p text:style-name="P1117">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Я хоть туда не заглядывал, но всё и так понятно было — семейные скандалы не блещут разнообразием диспозиции.</text:p>
      <text:p text:style-name="P1117">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Потом они настолько обнаглели, что выскочили из телевизора и <text:soft-page-break/>продолжили свою беготню по клеёнке стола. Воспользовались моментом, пока зрители отвлеклись на личные разборки в спальне.</text:p>
      <text:p text:style-name="P1117">Но мне-то известно, что от этого телевизора чего угодно можно ожидать.</text:p>
      <text:p text:style-name="P1117">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Вот он пулю себе в висок пустил и мозги мне прямо в тарелку — плюх!</text:p>
      <text:p text:style-name="P1117">А тёща рядом стоит для контроля — проявлю ли я правильное уважение её стряпне. Куда денешься? Пришлось хлебать с пылу, с жару.</text:p>
      <text:p text:style-name="P1117"/>
      <text:p text:style-name="P1117">Но <text:span text:style-name="T367">никто не уйдёт от</text:span> возмездия и теперь, <text:span text:style-name="T367">безнаказанно </text:span>пользуясь <text:span text:style-name="T367">моментом, </text:span><text:s/>что мы с ним один на один, я <text:s/>— щёлк! — и на другой канал <text:span text:style-name="T367">его</text:span>. </text:p>
      <text:p text:style-name="P1068">Оказалось самое оно — скрипичный квартет камерной музыки.</text:p>
      <text:p text:style-name="P1068">Но тут тесть из спальни выскочил на подзарядку. И чует — что-то оно его не стимулирует, как ожидалось. </text:p>
      <text:p text:style-name="P1068">Ему не сразу дошло, что это виолончель. Но причём виолончель к Центральной Азии?</text:p>
      <text:p text:style-name="P1068">А когда понял — на прежний канал перебросил. Дехкане ему оттуда дружным хором:</text:p>
      <text:p text:style-name="P1068">- Ала-ла-а!!!</text:p>
      <text:p text:style-name="P1068">Он глотнул, как живящий глоток, и, с пополненным боезапасом — снова ринулся в бой. </text:p>
      <text:p text:style-name="P1068"/>
      <text:p text:style-name="P1068">Вот с тех пор, после прихожей и ванной, я прямиком на кухню. Сам себе положу и ужинаю. В холодильник не заглядываю, чтобы Гаина Михайловна потом Ире тихие выговоры не делала.</text:p>
      <text:p text:style-name="P1068">По ходу ужина и ты на кухню прибегаешь, начинаешь что-то говорить на своём, пока ещё не очень понятном языке...</text:p>
      <text:p text:style-name="P1068">Впрочем, это я опять вперёд забежал.</text:p>
      <text:p text:style-name="P656"/>
      <text:p text:style-name="P656">Чтобы удержать Иру, мою Иру, чтобы она оставалась моей и только моей, я ступил на путь праведной жизни.</text:p>
      <text:p text:style-name="P656">Кодекс праведника в киоске на купишь, но он мне и не нужен был. Любой человек и без кодексов знает когда он правильно поступил, а когда нет.</text:p>
      <text:p text:style-name="P656">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296">уж ты-то</text:span> знаешь, что правильно, а что нет. Они похвалят и разойдутся, а тебе жить дальше и стараться забыть о том, что сделал, или глушить это ещё бóльшими неправильностями.</text:p>
      <text:p text:style-name="P656">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несправедливо. Вот на что я рассчитывал.</text:p>
      <text:p text:style-name="P656">Эту надежду и упование я тогда и не пытался даже определить словами, а просто очень старался всё и во всём делать правильно.</text:p>
      <text:p text:style-name="P656">Вот почему у каменщика Петра Лысуна на кладку санузла уходило на 2-3 часа меньше, чем у меня; <text:span text:style-name="T297">нет деревянных закладных? Ничего — гоним дальше, при установке двери плотники чего-нибудь схимичат.</text:span></text:p>
      <text:p text:style-name="P656"><text:span text:style-name="T297">Можно сказать «поедят!» и оставить «пузо» в перегородке, всё равно после нас <text:s/>придут</text:span> <text:span text:style-name="T297">штукатуры и заровняют толстым намётом раствора.</text:span></text:p>
      <text:p text:style-name="P657">Но это неправильно.</text:p>
      <text:p text:style-name="P657">Поэтому моей специализацией в бригаде были гипсовые перегородки, а у Петра — санузлы.</text:p>
      <text:p text:style-name="P657">Что, впрочем, не догма — всегда случаются моменты для «гоним-гоним!» и вынужденных рокировок.</text:p>
      <text:p text:style-name="P657"/>
      <text:p text:style-name="P657">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657"><text:soft-page-break/></text:p>
      <text:p text:style-name="P657">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657">- О! А это откуда?</text:p>
      <text:p text:style-name="P657">- Я у тебя его украл.</text:p>
      <text:p text:style-name="P657">После секундного замешательства все бывшие в комнате разразились громким хохотом, к которому невольно присоединился и я.</text:p>
      <text:p text:style-name="P657">Что тут весёлого? В рассказе «Джейн» Моэм поясняет — нет ничего смешнее правды.</text:p>
      <text:p text:style-name="P657">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657">Они простили меня без возмещения и даже не аннулировали мой формуляр читателя.</text:p>
      <text:p text:style-name="P658">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658">- Пойдите и возьмите Его, ибо Он не в себе.</text:p>
      <text:p text:style-name="P658">- Опять херню сморозил! Заучился! Тебя за этим в институт посылали?</text:p>
      <text:p text:style-name="P658">Тогда я понизил планку и перешёл на украинский фольклёр.</text:p>
      <text:p text:style-name="P658">- А когда батькова хата сгорит — в какой стрехе воробьям прятаться?</text:p>
      <text:p text:style-name="P658">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658">- <text:span text:style-name="T298">Мне перед людьми стыдно! <text:s/>В трамвай зайдёшь и — застыл как статуя, только в окно смотришь.</text:span></text:p>
      <text:p text:style-name="P659">Так что мне в том трамвае чечётку бить?</text:p>
      <text:p text:style-name="P659">- Нет! Просто будь как все: «привет!», «здорово!», «как <text:s/>дела?». Не будь же ты отщепенцем!</text:p>
      <text:p text:style-name="P659"/>
      <text:p text:style-name="P659">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лет крал ценные издания с места работы.</text:p>
      <text:p text:style-name="P659">Мне стало ясно, что я не один такой «не того». Но его-то что довело до праведничества?</text:p>
      <text:p text:style-name="P659">- Шубовидная форма шизофрении.</text:p>
      <text:p text:style-name="P659">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659"/>
      <text:p text:style-name="P659">А вот ичнянский колдун, после двух визитов к нему моей сестры Наташи, сказал, что дело сделано и я — здоров.</text:p>
      <text:p text:style-name="P659">Иру это очень обрадовало, а меня нет.</text:p>
      <text:p text:style-name="P659">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660">Я всё ещё мог видеть в мире где все, как все, прорывы невозможного, но уже как бы через ту пыльную решётку из романа Булгакова, которая отменяет пиратские бригантины среди неведомых морей.</text:p>
      <text:p text:style-name="P660">Пропал накал и полнокровное биение сопричастности. Одно дело, если ты в натуре несёшься на этом плоту с прыгающими под ногами брёвнами, и совсем другое, если это всего лишь компьютерная игра и в любой момент можно нажать паузу, когда закипит чайник.</text:p>
      <text:p text:style-name="P660">- Верните мне мою шизофрению,- с искренней грустью сказал я Наташе, но было поздно.</text:p>
      <text:p text:style-name="P659"/>
      <text:p text:style-name="P660">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660">На ней была жёлтая кофта с рукавами в три-четверти. И день тоже был солнечный, летний. Ира улыбнулась мне и сказала:</text:p>
      <text:p text:style-name="P660"><text:soft-page-break/>- Когда я стану плохой, ты меня такую помни, когда я люблю тебя.</text:p>
      <text:p text:style-name="P660">- Что ты болтаешь? Ты не можешь стать плохой.</text:p>
      <text:p text:style-name="P660">- Не спорь. Я знаю.</text:p>
      <text:p text:style-name="P660">- Как ты можешь знать?</text:p>
      <text:p text:style-name="P660">- Знаю. Я — ведьма.</text:p>
      <text:p text:style-name="P660">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660">- Не переживай,- сказал я.- Я ведь тоже ведьмак.</text:p>
      <text:p text:style-name="P660">Хотя какой я ведьмак, самое большее — чернокнижник.</text:p>
      <text:p text:style-name="P660"/>
      <text:p text:style-name="P660">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661">Ну, ладно, <text:s/>«читал» <text:s/>— слишком громко сказано. Больше страницы за один обед осилить я не мог — необоримо засыпал. Интересно, переводчик понимал что он переводит, или переводил «недоумевающим умом»?</text:p>
      <text:p text:style-name="P661">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Какая разница кто что покупает в мире, где все, как все? Лишь бы план продаж выполнить.</text:p>
      <text:p text:style-name="P661"/>
      <text:p text:style-name="P661">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661">Тогда-то я и принёс «Феноменологию», в виде эксперимента. Нет; пришлось читать до самого конца. 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661">Иногда себя спрашиваю: а изначальный лектор сам-то понимал о чём толкует, или просто зарабатывал на жизнь тем, что изобрёл <text:span text:style-name="T299">заковыристый способ жонглировать «вещью в себе», «вещью на себе» и прочими вещами в различных позициях? Но одно место я досконально понял — там где он рассуждает,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span></text:p>
      <text:p text:style-name="P661"/>
      <text:p text:style-name="P662">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662">После перестройки я переехал в комнату, а к Наташе приехала её подруга из Шостки. Они вместе учились в техникуме.</text:p>
      <text:p text:style-name="P662">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662">Невысокого роста, смуглая такая, но волосы крашенные и очень даже симпатичная фигура.</text:p>
      <text:p text:style-name="P662">Но я, конечно, держал себя в узде и глазам воли не давал; даже и не спрашивал отпуск у неё или как. 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662">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662">В Конотоп я вернулся как на крыльях <text:span text:style-name="T300">и сразу же позвал отца с матерью во двор. Они сели на </text:span><text:soft-page-break/><text:span text:style-name="T300">лавочку под деревом, а я на ступеньку крыльца веранды и рассказал о желании Иры переехать сюда. Я был совершенно не готов к тому, что произошло дальше.</text:span></text:p>
      <text:p text:style-name="P663">Моя мать скрестила руки на груди и сказала, что Иру она не примет, потому что вдвоём им тут не ужиться.</text:p>
      <text:p text:style-name="P663">Я слышал её слова, но не понимал как же так — моя мать всегда была за меня, а теперь сидит на лавочке скрестив руки и говорит, что Иру сюда не пустит. Я обратился за помощью к отцу — он пожал плечами:</text:p>
      <text:p text:style-name="P663">- А что я? Хата на неё записана, она тут хозяйка.</text:p>
      <text:p text:style-name="P663">Во дворе давно уже было темно, но в свете лампочки из веранды я видел насколько непримиримо спокойно сидит моя мать — её ничем не уговоришь.</text:p>
      <text:p text:style-name="P663">Отец ушёл в дом, а я так и сидел на ступеньке и тупо молчал.</text:p>
      <text:p text:style-name="P663">Звякнула калитка и вошла Наташина подруга, но одна, без Наташи.</text:p>
      <text:p text:style-name="P663">- А что это вы такие?- и она присела на лавочку рядом с моей матерью.</text:p>
      <text:p text:style-name="P663">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себе сготовите.</text:p>
      <text:p text:style-name="P663">Подруга поддакивала и повернулась так, что свет из веранды рельефно обрисовал её большие груди обтянутые мягкой водолазкой.</text:p>
      <text:p text:style-name="P663">Даже ошарашенный результатом переговоров с родителями, я понял, что обречён, и что оставшись один на один с такой грудью, без никого во всей хате, никакая узда не выдержит. <text:span text:style-name="T301">Себя-то я знаю — за эту неделю меня не спасёт даже совпадение её имени с именем моей матери. И неважно чем заполнен холодильник, но преуготованный к закланию невинный агнец — это я.</text:span></text:p>
      <text:p text:style-name="P663"/>
      <text:p text:style-name="P664">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664">- Где тут можно найти квартиру?</text:p>
      <text:p text:style-name="P664">В тридцать каком-то номере мне сказали, что в хате под берёзой напротив Нежинского магазина, кажется, сдают.</text:p>
      <text:p text:style-name="P664">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664">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664">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664">Для меня очень важно было уйти с Декабристов сегодня же <text:span text:style-name="T302">и мы условились за 20 руб. в </text:span><text:span text:style-name="T304">месяц. Впоследствии Лида из нашей бригады мне говорила, что на Семи Ветрах можно найти квартиру и за 18 руб., но я даже смотреть не ходил.</text:span></text:p>
      <text:p text:style-name="P665">Придя на улицу Декабристов, я одолжил у соседа Колесникова возок, поставил его у калитки, а уж потом зашёл во двор.</text:p>
      <text:p text:style-name="P665">Галя сидела в кресле гостиной и смотрела телевизор.</text:p>
      <text:p text:style-name="P665">Я вежливо поздоровался, сказал, что не голоден и прошёл в свою комнату — снимать книги с полок и разбирать этажерку. 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По этому газетному мостику я перетаскал книги и запчасти этажерки в ожидающий на улице возок.</text:p>
      <text:p text:style-name="P665">Всё уместилось, только ехать пришлось медленно — лежащие сверху лакированные полки <text:soft-page-break/>скользили друг по дружке.</text:p>
      <text:p text:style-name="P665">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665">Я вернул возок, собрал постельное и кое-что из одежды <text:s/>-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672"><text:span text:style-name="T303">В принципе это не её вина, что угодила в самую гущу семейной распри; зато потом она смогла выйти замуж за хлопца с Посёлка, хотя </text:span><text:span text:style-name="T305">и</text:span><text:span text:style-name="T303"> не насовсем, но это уже её история...</text:span></text:p>
      <text:p text:style-name="P672"/>
      <text:p text:style-name="P666">Домохозяйка любила цитировать своего покойного мужа и часто буха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666">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666">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666">Моя мать в сопровождении отца приходила посмотреть как я обустроился. <text:s/>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Я отвечал односложно. Но вежливо и они ушли.</text:p>
      <text:p text:style-name="P666">В начале осени посреди недели приехала Ира из Нежина. Она нашла нашу стройку на Семи Ветрах, я переоделся в вагончике и мы ушли.</text:p>
      <text:p text:style-name="P666">Мне всегда нравился её романтически широкий плащ ниже колен.</text:p>
      <text:p text:style-name="P666">Мы сходили в гости к Ляльке. Его жена, Валентина, с облегчением обрадовалась, что у нас всё хорошо.</text:p>
      <text:p text:style-name="P667">Пару ра,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673"/>
      <text:p text:style-name="P667">Но «размолвки» слишком громко сказано, просто иногда на Иру находило настроение покричать.</text:p>
      <text:p text:style-name="P667">Почему я такой некрасивый?!</text:p>
      <text:p text:style-name="P667">Это когда мы сходили на какую-то комедию четвёртого творческого объединения с голубоватым оттенком.</text:p>
      <text:p text:style-name="P667">Или — никому они не нужны, эти твои переводы!</text:p>
      <text:p text:style-name="P667">Но ссор между нами не получалось, потому что я её косноязычно уговаривал, что это же не наша роль, мы чужие слова повторяем.</text:p>
      <text:p text:style-name="P667">Тупо так выходит; сам-то, вроде, и понимаю, а высказать не могу.</text:p>
      <text:p text:style-name="P667">Только один раз я себя неправильно повёл, когда привёз получку из СМП-615 и положил возле трюмо.</text:p>
      <text:p text:style-name="P667">Ира спросила сколько там и начала кричать, что разве это деньги? Ей таких денег не надо.</text:p>
      <text:p text:style-name="P667">Тогда я взял эту тощую стопочку, но не стал мелочиться, а порвал ровно надвое и выбросил в форточку.</text:p>
      <text:p text:style-name="P667">Пока Ира во двор выскакивала, я себе места не находил из-за своей глупой несдержанности.</text:p>
      <text:p text:style-name="P667">В следующий мой приезд Ира <text:s/>с какой-то стыдливостью сказала, что банк принимает склеенные купюры.</text:p>
      <text:p text:style-name="P667">И это правильно, ведь банку тоже деньги нужны, а 70 руб. на дороге не валяются, В крайнем <text:soft-page-break/>случае под форточкой первого этажа, да и то в порванном состоянии.</text:p>
      <text:p text:style-name="P667">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Буквально сами собой и — надвое.</text:p>
      <text:p text:style-name="P673"/>
      <text:p text:style-name="P673"><text:span text:style-name="T303">Потом мы ещё зашли в новый Дом Культуры завода КПВРЗ, рядом с Базаром. </text:span><text:span text:style-name="T306">Говорят на строительство затрачено шесть миллионов рублей. Директором там Бомштейн стал — перешёл из Лунатика. Там на втором этаже бар и танцзал со столиками.</text:span></text:p>
      <text:p text:style-name="P668">Когда мы пришли ко мне на квартиру, у Прасковья как раз выпроваживала свою оргию вековух. Я представил её и Иру друг другу на кухне.</text:p>
      <text:p text:style-name="P668">Домохозяйка внимательно её осмотрела и, по-моему, ей тоже плащ Иры понравился. Она её даже вдруг поцеловала, а потом и меня заодно и ушла спать к себе за шторки.</text:p>
      <text:p text:style-name="P668">Ира хоть и состроила гримаску непонимания, но не посмела воспротивиться, а мне так и всё равно.</text:p>
      <text:p text:style-name="P668">Однажды мы с ней ехали в электричке и меня начал клеить сидевший напротив голубой. Ира так разъярилась! Даже пререкаться с ним начала. А мне просто смешно, я ж к ним безразличен; меня вон папа Саши Чалова в щёчку целовал, теперь полуподвыпившая Хвост. Какая разница?</text:p>
      <text:p text:style-name="P668">За всю свою жизнь мне не доводилось ощутить более <text:span text:style-name="T308">сладостного, вожделеюще </text:span>нежного и, вместе с тем, столь жадно <text:span text:style-name="T308">льнущего</text:span> <text:span text:style-name="T308">и облегающего </text:span>влагалища, чем в ту ночь; даже и с Ирой.</text:p>
      <text:p text:style-name="P668">Что стало решающим фактором? Обстановка монастырской кельи, или поцелуй от Прасковьи Хвост?</text:p>
      <text:p text:style-name="P669">На некоторые вопросы я так и не смогу узнать ответа. Никогда...</text:p>
      <text:p text:style-name="P624"/>
      <text:p text:style-name="P670">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670">Между вторым и третьим этажами там два лестничных пролёта, в одном уже успели положить наборные ступени, а во втором нет. Я, когда подымался в первый раз, не знал об этом, смотрю — впереди ступенек нет, только наклонный швеллер до площадки проложен.</text:p>
      <text:p text:style-name="P670">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670">Я повернулся боком и, встав лицом к стене, сделал пару острожных шагов вверх.</text:p>
      <text:p text:style-name="P670">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Из этой позиции начала восхождения по швеллеру я не мог даже сделать те же два шага обратно — стена не позволяла развернуть лицо к левому плечу, настолько зашкаливал этот центр тяжести.</text:p>
      <text:p text:style-name="P670">Я прижался к стене из красного кирпича как к чему-то самому родному и близкому и увидел незабываемую картину.</text:p>
      <text:p text:style-name="P670">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670">Когда руки вцеплялись как надо, я осторожно протаскивал ступни ног вверх по наклонному швеллеру. </text:p>
      <text:p text:style-name="P625"><text:span text:style-name="T303">Так мы и выбрались. Но я до сих пор уверен, что если б швы кладки в той стене были заполнены как положено, а не «гоним-гоним!», </text:span><text:span text:style-name="T307">то фиг бы меня спасли даже внутренние резервы организма.</text:span></text:p>
      <text:p text:style-name="P671">Из последовавшего прилива волны адреналина я понял за что скалолазы любят горы, но я бы так не рисковал.</text:p>
      <text:p text:style-name="P665"/>
      <text:p text:style-name="P661"/>
      <text:p text:style-name="P674"><text:soft-page-break/>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пересечённый толстым подземным кабелем телефонной связи. Там внизу даже бульдозер работал и заезжали КАМАЗы с гравием.</text:p>
      <text:p text:style-name="P674">Вдоль бетонной стены завода КПВРЗ остался метровый выступ с протоптанной тропкой по холмистым грудам грунта.</text:p>
      <text:p text:style-name="P674">По этой тропке я и шёл с целлофановым пакетом: вверх-вниз, вверх-вниз. </text:p>
      <text:p text:style-name="P674">Когда я увидал идущую впереди девочку в пальто из ткани в крупную жёлтую и серую клетку, то понял — дальше мне нельзя. Это не мой путь. </text:p>
      <text:p text:style-name="P674">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674">Но метра через два случилась обычная история. Я начал усомняться — разве я канатоходец, чтоб ходить по кабелям? Из-за такого же вот сомнения Симон, он же Камень, вместо прогулки по воде начал в неё проваливаться.</text:p>
      <text:p text:style-name="P675">Кабель затрепетал, стал ходить ходуном, увеличивая амплитуду; я взмахнул руками и полетел вниз.</text:p>
      <text:p text:style-name="P675">Хорошо, что пролетая успел уцепиться руками за кабель.</text:p>
      <text:p text:style-name="P675">Повисев пару секунд, я отпустился и, как парашютист, спрыгнул на дно котлована. Там я склонился над распростёртым лицом проститутки в широкополой шляпе с красным подбоем.</text:p>
      <text:p text:style-name="P675">Она смотрела вверх мимо меня.</text:p>
      <text:p text:style-name="P675">Откуда здесь проститутка на снегу? Зачем тут я?</text:p>
      <text:p text:style-name="P675">С ней понятно — при падении вылетела из целлофана. И я тут правильно — мой путь закончился на том кабеле; отсюда начинается другой...</text:p>
      <text:p text:style-name="P675">И я пошёл по дну котлована в далёкий его конец, чтобы выйти по спуску для КАМАЗов и поехать на работу, а после неё сойти с «чаечки» у автовокзала и купить билет и вбежать, размахивая им, в уже зафырчавший автобус:</text:p>
      <text:p text:style-name="P675">- У меня билет! У меня билет!</text:p>
      <text:p text:style-name="P675">Потому что Ира мне рассказала про свою загородную поездку в Заячьи Сосны, чтобы блюсти мне верность несмотря на шампанское в бардачке. Потому что — что мне ещё остаётся?</text:p>
      <text:p text:style-name="P675">Так я поехал в Ромны.</text:p>
      <text:p text:style-name="P675"/>
      <text:p text:style-name="P675">В Ромнах было совсем темно и холодно, но я нашёл гостиницу.</text:p>
      <text:p text:style-name="P675">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675">Номер оказался комнатой-пеналом на четверых, <text:span text:style-name="T309">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676">Делать мне было нечего, я выключил радио и свет, лёг и смотрел в темноту, пока не уснул.</text:p>
      <text:p text:style-name="P676">Утро, вопреки прогнозу, оказалось солнечным и ярким и я быстро нашёл психбольницу.</text:p>
      <text:p text:style-name="P676">Целлофан я оставил на снегу газона под большим деревом и, без поклажи, вошёл в распахнутые ворота, не пряча свободных рук.</text:p>
      <text:p text:style-name="P676">Когда сторожа поняли, что я никого не навещаю, а хочу сам тут остаться, меня отвели в небольшой кабинет.</text:p>
      <text:p text:style-name="P676">Молодой человек, похожий на лейтенанта милиции, но в белом халате, спросил зачем я пришёл.</text:p>
      <text:p text:style-name="P676">- Мне нужна справка, что я не сумашедший.</text:p>
      <text:p text:style-name="P676">Я прекрасно сознавал, что этими словами полностью сжигаю все корабли за собой и теперь меня точно прикроют.</text:p>
      <text:p text:style-name="P676">- А кто говорит, что вы сумасшедший?</text:p>
      <text:p text:style-name="P676">- Ну, в трамвае...</text:p>
      <text:p text:style-name="P676"><text:soft-page-break/>Он оживился и начал выспрашивать какую мне желательно печать на справку — круглую, или треугольную?</text:p>
      <text:p text:style-name="P676">- Это неважно, лишь бы <text:span text:style-name="T763">с </text:span>подпись<text:span text:style-name="T763">ю</text:span>.</text:p>
      <text:p text:style-name="P676">Он вызвал молодую врачиху и пожилую нянечку, чтобы мен отвели в душ, а потом в пятое отделение.</text:p>
      <text:p text:style-name="P676">Перед душем нянечка парикмахерской машинкой состригла мне наголо волосы в паху. Я стеснялся, но не противился — в чужой монастырь со своим уставом не лезут.</text:p>
      <text:p text:style-name="P676">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676">Когда мы вышли во двор, я сказал, что оставил целлофан за воротами. Нянечка отказывалась верить, но сходила и с изумлением принесла пакет. А что удивляться? У кого хватит духу стянуть целлофан <text:span text:style-name="T310">поставленный, как приманка, у ворот областной психбольницы?</text:span></text:p>
      <text:p text:style-name="P677">Врачиха его проверила и позволила взять с собой вместе с тетрадкой, ручкой и книгой на английском языке, где женский портрет на всё обложку.</text:p>
      <text:p text:style-name="P677"/>
      <text:p text:style-name="P677">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его постигла б неудача.</text:p>
      <text:p text:style-name="P677">Лестница заканчивается широкой площадкой перед запертой дверью <text:span text:style-name="T311">с</text:span> <text:span text:style-name="T311">парой </text:span>деревянн<text:span text:style-name="T311">ых</text:span> скам<text:span text:style-name="T311">е</text:span>й <text:span text:style-name="T311">по бокам</text:span>.</text:p>
      <text:p text:style-name="P678">За дверью, как и положено, начинается коридор. Его началом служит единственное, вертикально зарешечённое окно налево от двери, и он тянется к дальней, глухой, стене с краном и раковиной.</text:p>
      <text:p text:style-name="P678">По обе стороны его прямоугольные входы в палаты, которые сперва кажутся пещерами из-за отсутствия дверей. Свет внешнего мира проникает в них через решётку стёкла окон и только потом добирается до коридора; так что в пасмурную погоду в нём приходится включать электрические лампочки. Они скорее подчёркивают, чем разгоняют сумрак.</text:p>
      <text:p text:style-name="P678">На полпути вдоль коридора влево не хватает одной палаты, вместо неё тут холл с двумя окнами.</text:p>
      <text:p text:style-name="P678">В углу рядом с правым окном тогда стояло высокое трюмо, а в возвращающейся к коридору стене белая дверь с табличкой «манипуляционный кабинет».</text:p>
      <text:p text:style-name="P678">В левом углу — высокий ящик с выключенным телевизором, госпитальная кушетка под стеной и ещё одна белая дверь «старшая медсестра». <text:span text:style-name="T312">Кабинет с табличкой «главврач» давно пройден, он был сразу у окна в начале коридора.</text:span></text:p>
      <text:p text:style-name="P679">На полу уложены квадратики коричнево однотонной керамической плитки, что не слишком радовала глаз своей гаммой среди общей сумрачности, зато была очень чистой — привилегированные больные мыли её дважды в день мокрыми тряпками на швабрах.</text:p>
      <text:p text:style-name="P679"/>
      <text:p text:style-name="P679">Для выяснения насколько я опасен, меня сначала поместили в палату наблюдения напротив холла.</text:p>
      <text:p text:style-name="P679">В коридоре рядом с её бездверным входом стояло кресло на трубочках никелированных ножек, обтянутое коричневым кожзаменителем. В нём сидел пожилой, но крепкий мужик в белом халате и белой шапочке — медбрат. </text:p>
      <text:p text:style-name="P679">Одним ухом он был обращён в палату, а лицом посматривал вдоль коридора с редкими прохожими в пижамах и ещё одним медбратом, что маячил у дальних палат в таком же кресле и о чём-то беседовал с молодым человеком в пижаме и сапогах, который сидел перед ним на корточках, свесив руки поверх колен.</text:p>
      <text:p text:style-name="P679">Центровой медбрат завёл меня в палату и бряцнул своей связкой ключей по спинке <text:span text:style-name="T313">первой от входа </text:span>койки, <text:span text:style-name="T313">где лежал белобрысый хлопец в ярко-красной пижаме и мастурбировал, накрывшись простынёй. Из угла напротив грянул театрально мефистофелев хохот, но тут же осёкся.</text:span></text:p>
      <text:p text:style-name="P680"><text:soft-page-break/>Медбрат высмотрел мне третью от окна койку и я смиренно лёг.</text:p>
      <text:p text:style-name="P680">Между мной и окном лежал плотно укутанный синим халатом молодой человек с обритой головой и вглядывался в потолок. 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680">Потом он зажал голову ладонями и рассказал, что учился с ними в техникуме, но как-то вечером отец послал его собрать коров и на Подлипное наполз туман мохнатый от мороза и простудил ему голову без шапки, которая с тех пор и болит. <text:span text:style-name="T314">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span></text:p>
      <text:p text:style-name="P681">Сопалатники начали приставать к белобрысому, чтоб спел и он визгливо завёл свежий шлягер:</text:p>
      <text:p text:style-name="P681"><text:tab/><text:tab/><text:tab/><text:span text:style-name="T79">Спасите, спасите, спасите разбитое сердце моё,</text:span></text:p>
      <text:p text:style-name="P681"><text:span text:style-name="T79"><text:tab/><text:tab/><text:tab/>Найдите, найдите, найдите, найдите, найдите её..</text:span>.</text:p>
      <text:p text:style-name="P681">Через два часа, убедившись, что я не буйствую, меня позвала медсестра из коридора и отвела в девятую палату в первой половине коридора.</text:p>
      <text:p text:style-name="P681">Эта выглядела намного уютнее — всего пять коек, <text:span text:style-name="T315">только </text:span>дверной проём <text:span text:style-name="T315">слишком бли</text:span>з<text:span text:style-name="T315">ко к</text:span> угл<text:span text:style-name="T315">у</text:span> <text:span text:style-name="T315">и оттуда</text:span> немного вытарчива<text:span text:style-name="T316">ет</text:span> белый столик с белым табуретом под ним, но когда двери нет это не слишком мешает. И зоосадные вопли из соседних палат скоро тоже становятся обыденными звуками, перестаёшь обращать внимание.</text:p>
      <text:p text:style-name="P681">Вечером в коридоре раздался крик «на кухню!» и к выходу прошла группа привилегированных вместе с медбратом. <text:span text:style-name="T317">Через полчаса они вернулись и торопливо прошагали обратно, ускоряемые тяжестью двух котлов термосов с завинченными крышками. Ещё через несколько минут из конца коридора донеслось:</text:span></text:p>
      <text:p text:style-name="P681">- <text:span text:style-name="T317">Рабочие, на ужин!</text:span></text:p>
      <text:p text:style-name="P682">В столовую всегда первым делом звали рабочих, которые после завтрака и обеда куда-то ходили и носили чёрные спецовки вместо пижам.</text:p>
      <text:p text:style-name="P682">Потом кричали:</text:p>
      <text:p text:style-name="P682">- Вторая смена, на ужин!</text:p>
      <text:p text:style-name="P682">И, в последнюю очередь:</text:p>
      <text:p text:style-name="P682">- Третья смена, на ужин!</text:p>
      <text:p text:style-name="P682">В конце коридора в левой стене шли три запертые двери — душ, раздатка и столовая. На них табличек не было, но все знали где что.</text:p>
      <text:p text:style-name="P682">В душе брали вёдра и швабры для мытья полов под присмотром медбрата с ключом на связке, но всё равно один больной ухитрился там повеситься. Правда со второй попытки и не в один и тот же день.</text:p>
      <text:p text:style-name="P682">А для приёма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 Раза два в неделю в коридоре во второй половине дня кричали «Передача! У кого передача?! В столовую!» и кто знал, что у него там есть передача не доеденная во время свидания с родственниками, шёл в столовую, чтобы доесть. Некоторые об этом не знали, <text:span text:style-name="T318">или не желали знать, но таки помогали знающие сопалатники и даже отводили их в столовую, чтобы вместе съесть передачу.</text:span></text:p>
      <text:p text:style-name="P683">К рабочим я не относился и ел во вторую смену. <text:s/>Мы выстраивались в шумливую разнообразно одетую, но одинаково голодную очередь вдоль стены <text:s/>у двери, где стоял медбрат, пока внутри сметут со столов после предыдущих.</text:p>
      <text:p text:style-name="P683">Медбрат, <text:span text:style-name="T319">который заодно следил, чтоб кто-то не зашёл по второму разу,</text:span> говорил «давай!» и мы с шумом вливались через непривычно узкую дверь в комнату с тремя окнами и длинными, как в трапезной, столами. Они стояли в три ряда от стены до стены и узкий проход посередине делил их нашестеро.</text:p>
      <text:p text:style-name="P683">Мы садились за них, переступая через прибитые к полу лавки. Среди оживлённого шума и жестикуляций мы ждали пока вечно дежурный белобрысый мастурбант принесёт широкий <text:soft-page-break/>фанерный поднос с алюминиевыми мисками, ложками и хлебом. Кому доставалось — начинали есть, а остальные продолжали ждать дальше пока больной чмо-<text:span text:style-name="T315">раздатчик</text:span> <text:span text:style-name="T315">за окошком</text:span> наполняет следующий поднос. </text:p>
      <text:p text:style-name="P683">Мы съедали всё и начинали ждать поднос уставленный кружками с тягучим кисло-сладким киселём, чью пенку я так ненавидел в детстве.</text:p>
      <text:p text:style-name="P683">Один раз я проспал в палате и м<text:span text:style-name="T319">не</text:span> пришлось есть с третьей сменой. Тяжкое зрелище.</text:p>
      <text:p text:style-name="P683">Там люди обращаются <text:span text:style-name="T319">со своими лицами как с пластилином, выкорёживая что попало. Зато я узнал кто издаёт крики бабуина, когда я лежу в своей палате, и кто отвечает ему рёвом раненного слона. Членораздельных разговоров в третью смену не ведут.</text:span></text:p>
      <text:p text:style-name="P684">Иногда, правда, кто-то из второсменников замешивался в третью партию и вовсе не из любви к живой природе — успевали съесть пайку соседа, пока он корчит рожи оконной решётке.</text:p>
      <text:p text:style-name="P684">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684">Эти трапезы были самым шумным временем суток в пятом отделении. Если кто-то начинал чересчур шуметь в неурочный час, к нему сбегались пара медбратьев и, огрев связкой ключей по голове, фиксировали. То есть распинали в лежачем положении, привязывая его запястья и щиколотки к железным уголкам <text:span text:style-name="T320">вдоль сетки </text:span>койки с помощью полос белой ткани, явно надранных из б<text:span text:style-name="T320">ы</text:span>вших, <text:span text:style-name="T311">пожелтевших от употребления</text:span> простыней.</text:p>
      <text:p text:style-name="P685">Поев, все расходились по своим палатам или прогуливались неспешными парами по коричневой плитке коридорного пола.</text:p>
      <text:p text:style-name="P685">Не скажу, что мы там голодали — хавка, как хавка. Один раз на ужин раздали даже по два оладья. Пусть хоть холодные и без хлеба, они были смазаны каплей какого-то джема. </text:p>
      <text:p text:style-name="P685">Отдельной строкой стоит непостижимый пир горой, случившийся однажды в холле поздно вечером — откуда-то появились два <text:span text:style-name="T321">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321">тоже </text:span>вдруг напало просветление — банковавший на пиршестве толстяк-больной отгонял их от тазиков. <text:span text:style-name="T321">Дискриминация случается где угодно.</text:span></text:p>
      <text:p text:style-name="P686">Но главную усладу в жизнь отделения вносила статная льноволосая медсестра наволочкой от подушки, через которую угловато бугрились куски сахара рафинада.</text:p>
      <text:p text:style-name="P686">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Я, например, догадывался по два раза на дню.</text:p>
      <text:p text:style-name="P686"><text:s/>Есть сахар приходилось неприметно, потому что те, кому не хватало ума обратиться к первоисточнику в наволочке, догадывались просить у меня. Я пытался соврать, будто кончился, но вспомнив, что это неправильно, делился из второго кармана пижамы.</text:p>
      <text:p text:style-name="P686">Раз в двадцать дней в холл между половинами коридора приходила черноволосая женщина с тонким носом и, конечно, в белом халате. <text:span text:style-name="T322">Сразу чувствовалось, что из породы стекляноглазых, но я с этим уже завязал и поэтому принимал версию <text:s/>больных со стажем, что раньше она работала профессиональной акробаткой в цирке.</text:span></text:p>
      <text:p text:style-name="P687">Акробатка машинкой состригала нам щетину с лиц, а ножницами делала причёску, если не попросить, чтоб и голову тоже «под ноль».</text:p>
      <text:p text:style-name="P687">Культурную жизнь обеспечивал телевизор — час до и час после программы время, с перерывом на процедуры. 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687">На ночь в палатах включали свет. Наверное, чтоб никто ничего себе не сделал, или соседу.</text:p>
      <text:p text:style-name="P687">Спать при свете неудобно, потому что если во сне гуляешь на воле, то и там чувствуется эта неугасимая лампочка. В коридоре свет горел не так ярко, чтобы дежурные медбратья могли нормально отдыхать в своих креслах.</text:p>
      <text:p text:style-name="P687">Часам к двум ночи в девятую палату захаживал молодой хлопец — показать как ловко он жонглирует парой варёных яиц из передачи. 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text:soft-page-break/>оглядывалась на метровый член целеустремлённого преследователя. Судя по всему — копия с оригинала первой половины XIX столетия.</text:p>
      <text:p text:style-name="P687"><text:span text:style-name="T323">Забирать хлопца приходил щуплый мужик с неуловимыми глазами.</text:span> <text:span text:style-name="T323">По его версии, в психушку его забрали, когда он палкой перебил все стёкла в сельсовете.</text:span></text:p>
      <text:p text:style-name="P688">Он целовал хлопца в темечко под неотросшими волосами, называл «мнемормышем» и уводил обратно в свою палату. 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688">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688">Первым делом все стекались в уже туалет.</text:p>
      <text:p text:style-name="P688">2 унитаза на 80 человек слишком мало, поэтому очередь начиналась ещё в коридоре, внутри она продолжалась вдоль стен. 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Потом стало светлеть, я открыл глаза и вернулся в очередь.</text:p>
      <text:p text:style-name="P688">Для тех, кому совсем невтерпёж, за два метра не доходя до унитазов на плитках пола стоял жестяный таз с ручками. <text:span text:style-name="T324">Когда он наполнялся, говно руками вылавливали в отдельное ведро, чтоб вылить в унитаз, а мочу сливали в трап в углу.</text:span></text:p>
      <text:p text:style-name="P689">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689">Перед завтраком туалет запирался до окончания обеда, когда дверь его была опять открыта пока там мыли пол. Последняя помывка приходилась на заключительные полчаса после ужина.</text:p>
      <text:p text:style-name="P689">Рассеянный образ моей предыдущей жизни не позволил мне вышколить свой мочевой пузырь в достаточной мере, чтоб соответствовать такому расписанию. Ощутив позывы, я впадал в панику, что не дотерплю до следующего получаса открытых дверей.</text:p>
      <text:p text:style-name="P689">Обращаться к медбратьям, в связке которых имелся вожделенный ключ, не имело смысла; ответ один и тот же:</text:p>
      <text:p text:style-name="P689">- Иди отсюда! Туда нельзя — там помыто.</text:p>
      <text:p text:style-name="P689">Чтоб не получить связкой по голове приходилось слушаться.</text:p>
      <text:p text:style-name="P689">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её, как фонтаном парка.</text:p>
      <text:p text:style-name="P689">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689">Она долго не понимала моего бормотанья про мочевой пузырь, потом отперла дверь в души указав на трап, сказала:</text:p>
      <text:p text:style-name="P689">- Сцы тута!</text:p>
      <text:p text:style-name="P689">Недаром их называли сёстрами милосердия.</text:p>
      <text:p text:style-name="P689">В баню тоже водили партиями в какое-то другое здание.</text:p>
      <text:p text:style-name="P689">Надо было встать под душ в скользкую чугунную ванну с бурой прозеленью на стенках, <text:span text:style-name="T325">заново намылить мочалку и смыть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690">Вафельное полотенце промокало раньше, чем успеваешь обтереться и остальную влагу впитывало исподнее бельё.</text:p>
      <text:p text:style-name="P690">А д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Светит <text:soft-page-break/>солнце, тает снег. Там жизнь жизнь идёт и продолжается, а ты с этой стороны вертикальной решётки.</text:p>
      <text:p text:style-name="P691">Суббота в пятом отделении — день приёма посетителей, в другие дни не принимают.</text:p>
      <text:p text:style-name="P691">Когда <text:s/>в дверь позвонят, ближайшая медсестра выглянет посмотреть к кому это, и кричит фамилию вдоль коридора, а уж тому скажут, чтоб шёл за дверь на свидание.</text:p>
      <text:p text:style-name="P691">Мои родители проведали меня в первую же субботу.</text:p>
      <text:p text:style-name="P691">Я очень удивился, потому что никому ничего не сказал, уезжая в Ромны. 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691">Свидание проходило на лестничной площадке перед дверью пятого отделения; на одной из длинных скамеек.</text:p>
      <text:p text:style-name="P691">Мы сидели втроём рядом, <text:span text:style-name="T326">моя мать, сдвинув серый пуховой платок на плечи, говорила:</text:span></text:p>
      <text:p text:style-name="P691">- <text:span text:style-name="T326">Как же это с</text:span><text:span text:style-name="T123">ы́</text:span><text:span text:style-name="T326">ночка?- и начинала плакать, а отец, чтобы её успокоить, говорил:</text:span></text:p>
      <text:p text:style-name="P691">- <text:span text:style-name="T326">Ну, началá! Началá!</text:span></text:p>
      <text:p text:style-name="P692">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692">Я тоже ел; моя мать привезла всякие домашние пирожки и плюшки и пирожные эклер с заварным кремом из магазина «Кондитерские товары» на Переезде. Она знала что я люблю.</text:p>
      <text:p text:style-name="P692">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692">В другие субботы приезжали мой брат и сестра. Брат был без шапки, но хмурился как и наш отец и говорил:</text:p>
      <text:p text:style-name="P692">- Ну, чё ты, Серёга? Это ты зря.</text:p>
      <text:p text:style-name="P692">А Наташа не плакала, она делала мне выговоры:</text:p>
      <text:p text:style-name="P692">- Вот скажи, оно тебе надо? Молодец!</text:p>
      <text:p text:style-name="P692">Она сказала, что Ира не приезжала, но она ей звонила, чтобы сказать.</text:p>
      <text:p text:style-name="P692">Ира и в Ромны не приехала ни разу, но я понимал, что ей надо смотреть за ребёнком.</text:p>
      <text:p text:style-name="P692">8-го марта на столике-каталке в коридор вывезли пустые поздравительные открытки и я заполнил одну в Нежин Ире, что поздравляю и люблю. Когда написал, то и сам ужаснулся до чего почерк дрожащий и совсем не мой. Наверное, <text:span text:style-name="T787">из-за уколов</text:span>.</text:p>
      <text:p text:style-name="P692">Заведующая отделением разговоры про музыку не вела — она меня лечила.</text:p>
      <text:p text:style-name="P693">Мне делали уколы аминазина внутримышечно — три раза в день.</text:p>
      <text:p text:style-name="P693">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Кожа тоже не выдерживала и начала понемногу кровоточить, пачкая больничные кальсоны.</text:p>
      <text:p text:style-name="P693">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693">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693">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693">Через полчаса медсестра окликнула меня от входа в палату, в руке она держала шприц и победно улыбалась:</text:p>
      <text:p text:style-name="P693">- Думал, что всё, Огольцов?</text:p>
      <text:p text:style-name="P693">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693">Ты вспомнила — молодец, а улыбаться-то зачем?</text:p>
      <text:p text:style-name="P694">В этот момент она мне напомнила Свету из моего полигамийного прошлого. Причёской, <text:soft-page-break/>наверное.</text:p>
      <text:p text:style-name="P694">Ещё мне кололи инсулин внутривенно, но сперва заведующая предупредила родителей, чтобы они согласились.</text:p>
      <text:p text:style-name="P694">Бельтюков, молодой, но опытный сосед по палате, говорил, что инсулин добывают из печени быков, больше неоткуда. </text:p>
      <text:p text:style-name="P694">Назначение таких уколов в том, чтобы довести больного до комы. Это им помогает, кроме того процента на кого он неправильно действует. Но выживших больше.</text:p>
      <text:p text:style-name="P694">Главное успеть вывести больного обратно из коматозного состояния.</text:p>
      <text:p text:style-name="P694">Инсулин делали мне и Бельтюкову по утрам. 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обратно.</text:p>
      <text:p text:style-name="P695">Минут через 15-20 медсестра возвращалась и садилась за белый столик заполнять какие-то журналы — вот зачем он там <text:span text:style-name="T787">стоял </text:span>— <text:span text:style-name="T787">она следила за нами как за молоком на огне, </text:span>чтобы не <text:span text:style-name="T787">убежало</text:span>. </text:p>
      <text:p text:style-name="P697">Мы с Бельтюковым лежали на соседних койках, привязанные, и разговаривали, глядя в потолок, он был общительный и смахивал на стройбатовского водителя Виталика из Симферополя, а может и не очень. </text:p>
      <text:p text:style-name="P697">Когда наш разговор переходил в бессвязные восклицания: у него про засилье блядского матриархата, а у меня, что все люди братья, ну, как же вы этого не видите? — при этом голова у меня заламывалась назад до отказа, чтобы посмотреть вдоль позвоночника, только подушка мешала, и медсестра бросала свои журналы, потому что — пора, и нас выводили <text:span text:style-name="T787">из коматозы</text:span> уколами глюкозы внутривенн<text:span text:style-name="T787">о</text:span>.</text:p>
      <text:p text:style-name="P696">Потом нас отвязывали и давали по стакану воды с густым раствором сахара, потому что во рту было очень горячо и всё горело.</text:p>
      <text:p text:style-name="P696">Это не означает, что мы с Бельтюковым всякий раз кричали одно и тоже, просто основной тематикой наших психических расстройств была такой, когда под инсулином.</text:p>
      <text:p text:style-name="P696">По воскресеньям нам его не кололи.</text:p>
      <text:p text:style-name="P696">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696">Это тоже укол в ягодицу, но последствия распространяются и ниже по кости. Два дня приходится волочить ногу и испытывать болевые ощущения, будто сустав берцовой кости мелко раздроблён.</text:p>
      <text:p text:style-name="P696">Укол серы сломил мою волю.</text:p>
      <text:p text:style-name="P696"><text:s/><text:span text:style-name="T315">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Пришлось выбросить.</text:span></text:p>
      <text:p text:style-name="P698">Отношения с другими больными у меня были ровными — я и тут оставался отщепенцем.</text:p>
      <text:p text:style-name="P698">Запредельно отщипнувшимся до меня, конечно, дела не было, а которые соображали, по мере возможностей, те уважали ради сочувствия, что мне колю инсулин.</text:p>
      <text:p text:style-name="P698">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698">Минут через пять Бельтюков в той же очереди сделал Подрезу захват и так и удерживал. Он ничего мне не сказал, даже и взглядом, но тут и без намёков понятно, что прификсировал Подреза, чтобы я врезал от души куда захочу. Но я не стал — бить душевнобольных жалко, хоть и живот болит. </text:p>
      <text:p text:style-name="P698">Куда более ощутимый удар нанесла пропажа книги на английском, <text:span text:style-name="T327">на белом столике осталась только тетрадка с уже оконченным переводом.</text:span></text:p>
      <text:p text:style-name="P699">Я очень расстроился: эту книгу дал мне Жомнир, одолжив её у другой преподавательницы с кафедры английского языка — улыбчивой Нонны.</text:p>
      <text:p text:style-name="P699"><text:soft-page-break/>Но когда в таком встревоженном состоянии я обратился к заведующей, она с непонятным безразличием сказала, что никуда эта книга не денется. И оказалась права.</text:p>
      <text:p text:style-name="P699">Через три дня мне её вернули больные, отобрав у полуотщипнутого похитителя из седьмой палаты. Дольше он не смог её утаивать.</text:p>
      <text:p text:style-name="P699">Я его понимаю, в Советской Союзе не умели делать такие глянцевые мягкие обложки на книгах, а тут женщина в цвете, крупным планом, на фоне пятого отделения, Кто бы удержался?</text:p>
      <text:p text:style-name="P699">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А может формулы какого-то научного языка из запредельного будущего. Только я с этим уже завязал.</text:p>
      <text:p text:style-name="P700">Больные все очень разные, по кому-то сразу скажешь, что чокнутый — он и внешностью показывает сдвиг сознания; <text:s/>а по другому и не подумал бы.</text:p>
      <text:p text:style-name="P700">Вобщем, всякие бывают. 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Может и врал — убийц во втором отделении держат, где медбратья вообще звери.</text:p>
      <text:p text:style-name="P700">Есть лгуны — у него на руке татуировка «Коля»: а он всем доказывает, что его зовут Петя, ещё и обижается при этом.</text:p>
      <text:p text:style-name="P700">Цыба поразил меня своей эрудицией — начал рассказывать про неудачные попытки Хемингуэя, пока не догадался, что пистолетом надёжнее. А я до этого его за полностью того держал.</text:p>
      <text:p text:style-name="P700">Один, с виду нормальный, до того деликатным оказался — очень расстраивался, когда услышит, что <text:s/>мы всегда в дурдоме. И тут дурдом, и там дурдом.</text:p>
      <text:p text:style-name="P700">- Не говорите так, это — психбольница.</text:p>
      <text:p text:style-name="P700">Одного мужика я долго считал немым, а он — любознательный; просто долго вопросы готовит. Через месяц подошёл ко мне с глазу на глаз и спросил за самое наболевшее:</text:p>
      <text:p text:style-name="P700">- А твоя жена была целомудре<text:span text:style-name="T328">н</text:span>ной?</text:p>
      <text:p text:style-name="P655">Во-первых, немым такие слова неизвестны, а во-вторых, я ей в уши не заглядывал, как говорил Рабентус.</text:p>
      <text:p text:style-name="P655">А немой, как услыхал такое — плакать начал; молчит, а слёзы капают.</text:p>
      <text:p text:style-name="P655">В целом — довольно смурной дурдом.</text:p>
      <text:p text:style-name="P655">Ещё больные всё-всё знают; за четыре дня предупредили, что в пятницу меня позовут на комиссию, решать будут: выпустить меня, или лечить дальше.</text:p>
      <text:p text:style-name="P655">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655">- Да-да, конечно, да.</text:p>
      <text:p text:style-name="P655">Заведующая сказала, что меня будут готовить к выписке, но не выпустят пока родственники не заберут.</text:p>
      <text:p text:style-name="P655">Как же я испугался, что в субботу никто не приедет! Ведь уже была одна такая — ждал, да не дождался.</text:p>
      <text:p text:style-name="P655">Целый вечер я насилу сдерживал себя, чтоб не расплакаться. Буквально давил рыдание в горле — ещё неделю уколов я не выдержу.</text:p>
      <text:p text:style-name="P655">И утром всё время хотелось плакать, пока в коридоре не крикнули, что ко мне посетители. Мои родители приехали вдвоём и нас позвали в кабинет заведующей.</text:p>
      <text:p text:style-name="P655">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655">Как потом выяснилось, сумма составляла сорок рублей — дневной заработок бригады каменщиков из 6 человек. <text:span text:style-name="T329">В тот день на выписку пошли трое, значит она за утро заработала мою месячную зарплату. Как говорят в Конотопе — кто на что учился.</text:span></text:p>
      <text:p text:style-name="P701"><text:soft-page-break/>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Меня огорчила эта новость, но противиться не нашлось сил.</text:p>
      <text:p text:style-name="P655"/>
      <text:p text:style-name="P702">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702">Правда, Лида заметила <text:span text:style-name="T330">как</text:span> я прикорнул к поддону с кирпичом и задремал на солнышке, пока раствор не подвезли — такого раньше не <text:span text:style-name="T330">случалось</text:span>. 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702">Ну, а в целом, я стал намного покладистей. Единственное, <text:span text:style-name="T331">в чём лечение не дало результатов, </text:span><text:s/>— что так и не начал опускаться на четыре кости, когда <text:span text:style-name="T331">выводим стену до уровня панелей между этажами. 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span></text:p>
      <text:p text:style-name="P703">В чём-то так и не удаётся выбить из себя юного пионера — «<text:span text:style-name="T332">лучше нахитнутся с пятого этажа, чем класть угол стоя на коленях</text:span>»...</text:p>
      <text:p text:style-name="P703"/>
      <text:p text:style-name="P703">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span text:style-name="T333">Как у Заводного Апельсина, про которого я читал в кочегарке стройбата статью в журнале «Москва».</text:span></text:p>
      <text:p text:style-name="P703"/>
      <text:p text:style-name="P703">Потом я заметил, что у меня стал наклёвываться второй подбородок и выбросил 200-граммовую баночку с таблетками в сливную яму на Декабристов 13. Моя мать заметила это и начала кричать, что пожалуется психиатру Тарасенко о моём нарушении наказа заведующей.</text:p>
      <text:p text:style-name="P703">- Мама, как ты не понимаешь? Эти таблетки делают меня ненормальным.</text:p>
      <text:p text:style-name="P703">Я всегда гордился своей стройной поджаростью, хоть и сутуловат.</text:p>
      <text:p text:style-name="P703"/>
      <text:p text:style-name="P703">Всё стало как раньше. Почти.</text:p>
      <text:p text:style-name="P703">Стройка. </text:p>
      <text:p text:style-name="P703">Нежин; <text:span text:style-name="T330">в</text:span>еки вернулись на своё место, уже не надо жмуриться. </text:p>
      <text:p text:style-name="P703"><text:span text:style-name="T330">П</text:span>ереводы. </text:p>
      <text:p text:style-name="P704">Стихи.</text:p>
      <text:p text:style-name="P593"/>
      <text:p text:style-name="P593">Стихи начали появляться с началом моей строительной карьеры в СМП-615.</text:p>
      <text:p text:style-name="P593">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593">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593">Тогда оставалось последнее средство — перенести слова на бумагу и забыть.</text:p>
      <text:p text:style-name="P593">За шесть лет таких незваных проходимцев собралось штук 30, на двух языках, потому что каждый приходил на каком ему вздумается.</text:p>
      <text:p text:style-name="P593">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p>
      <text:p text:style-name="P593"/>
      <text:p text:style-name="P594"><text:soft-page-break/>Одно из первых я показал Ире и она сразу встрепенулась — кто это та мадонна в телогрейке?</text:p>
      <text:p text:style-name="P594">А мне откуда знать — случайно увидел в рабочей столовой в очереди на обед.</text:p>
      <text:p text:style-name="P594">Про стихи на «На музыку В. Косма» она ничего не спросила: сразу видно, что про неё. А когда сказала, что ей сказали, что это неплохое стихотворение, то я перестал ей показывать. Наверное, из ревности к неизвестному кому-то, кому она их дала на оценку.</text:p>
      <text:p text:style-name="P594">Когда я прочитал своему брату Саше «Интервью скифа...», его реакция была мгновенной:</text:p>
      <text:p text:style-name="P594">- Я тебя заложу!</text:p>
      <text:p text:style-name="P594">Если на твоё стихотворение сразу выныривает мысль про КГБ, то это хорошая публицистика.</text:p>
      <text:p text:style-name="P594">Плотнику Ивану почему-то понравилась строка про капусту на жале ножа. Полгода спустя он попросил ещё раз про капусту. Не знаю, что он в ней нашёл.</text:p>
      <text:p text:style-name="P594">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594">- Серёга! Коней огнём не подковывают, для этого подковы есть! Мерин ты перерваный!</text:p>
      <text:p text:style-name="P594">Он вырос в селе Красное и сызмальства <text:span text:style-name="T266">разбирался в</text:span> таких вещах.</text:p>
      <text:p text:style-name="P594"/>
      <text:p text:style-name="P594">Когда количество стихов перевалило за 20, то у меня качественно поменялось отношение к ним. Чего будут валяться? Жалко же.</text:p>
      <text:p text:style-name="P594">И я начал рассылать их в редакции журналов и книжных издательств. Как Мартин Иден из одноимённого романа Джека Лондона. И они возвращались ко мне , как и к нему, но с ответами на печатной машинке. <text:span text:style-name="T266">Они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Рецензия Грини так и осталась непревзойдённой:</text:span></text:p>
      <text:p text:style-name="P594">- <text:span text:style-name="T266">Мерин ты перерванный!</text:span></text:p>
      <text:p text:style-name="P595">Правда, какой-то литсотрудник известил меня, что в подобном стиле писали в 30-е годы. Может, он хотел указать на устарелость, а на самом деле осчастливил: у стихов есть стиль!</text:p>
      <text:p text:style-name="P595">Да ещё какой! В 30-е Союз Писателей ещё не был выхолощен чистками и репрессиями, в те времена люди ещё писали, а не готовили материалы к преддверию съездов.</text:p>
      <text:p text:style-name="P595">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595">Окончательным вразумлением послужил отзыв из журнала «Москва» на «усталую Аллу».</text:p>
      <text:p text:style-name="P595">Сразу видно, что литсотрудник проявил серьёзный и вдумчивый подход при рассмотрении полученного стихотворения. Одно слово оказалось ему неизвестным и он даже посмотрел в словаре что оно значит. Он забыл стереть в моём стихе свои карандашные пометки. </text:p>
      <text:p text:style-name="P595">Слово «вожделенье» осталось подчёркнутым, а рядом добавлено его толкование «похоть». Не знаю в каком словаре он это нашёл, но меня оно оскорбило.</text:p>
      <text:p text:style-name="P595">Последний удар нанесла фамилия рецензента под его ответом — Пушкин!</text:p>
      <text:p text:style-name="P596">Я представил Пушкина, который смотрит в словаре слово «вожделенье» и понял, что со стихами пора завязывать.</text:p>
      <text:p text:style-name="P596">Больше я их никуда не отсылал — не получился из меня Мартин Иден и фиг мне тут, а не Америка.</text:p>
      <text:p text:style-name="P596"/>
      <text:p text:style-name="P596">Летом ты опять приехала в Конотоп, но, конечно, уже без коляски.</text:p>
      <text:p text:style-name="P596">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596">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596">Я осторожно опустил свою пластмассовую каску на твои светлые прямые волосы и она сползла тебе аж до носа, но не смогла погасить твою довольную улыбку. Я помню эту улыбку из-под каски.</text:p>
      <text:p text:style-name="P596">Потом вы ушли по тротуару, а я смотрел вслед и вместе со мной смотрели Катерина и Вера <text:soft-page-break/>Шарапова, такие вдруг притихшие и погруснелые, потому что такая красота уходит — женщина в красном и ребёнок со светлыми прямыми волосами.</text:p>
      <text:p text:style-name="P596"/>
      <text:p text:style-name="P596">Тебе как раз исполнилось три года и я решил, что лучшим подарком на день рождения станет привычное лицо среди незнакомцев на Декабристов 13.</text:p>
      <text:p text:style-name="P596">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Тоня очень смелая женщина — не побоялась моей репутации вконец промокшей после Ромнов.</text:p>
      <text:p text:style-name="P596">Электричка оказалась переполненной и мы с ним до самого Бахмача <text:s/>стояли в проходе. Зато как вы потом обрадовались друг другу! Столько визга...</text:p>
      <text:p text:style-name="P596"/>
      <text:p text:style-name="P596">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596">Там на его территории между больших сосен стоят деревянные домики на четыре койки каждый и окна в них вкруговую, как на веранде.</text:p>
      <text:p text:style-name="P596">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596">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597">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597">Тебе захотелось пить и я попросил Леночку отвести тебя в лагерь — там всего метров триста по широкой тропе, потому что ужасно хотел Иру.</text:p>
      <text:p text:style-name="P597">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597">Вечером был сильный дождь с грозой, но ты не боялась, а наоборот хохотала, потому что я лежал на койке и ты топталась у меня по животу. Кому-то весело, а кому и больно — в три года ты была увесистым ребёнком, но Ира прикрикнула, чтобы терпел своё дитятко. Я ещё немного потерпел, а потом еле-еле тебя уговорил, что хватит уже. Это было хорошее лето.</text:p>
      <text:p text:style-name="P597"/>
      <text:p text:style-name="P597">В день отъезды ты опять сводила счёты с бельевой верёвкой, которой совсем не место от калитки до стойки крыльца.</text:p>
      <text:p text:style-name="P597">Ты взяла швабру и начала стукать её по полувысохшим простыням стирки. Моя мать на тебя закричала и жутко потемнела лицом, но ты уже крепко стояла на ногах, только пришлось отнять у тебя швабру.</text:p>
      <text:p text:style-name="P597">Когда мы выходили на трамвай, то Леночка вызвалась повезти тебя до конечной на своём дамской велосипеде с багажником. Все согласились, кроме меня, потому что у меня возникло плохое предчувствие, когда увидел какими взглядами обменялись моя мать и Леночка.</text:p>
      <text:p text:style-name="P598">Они посмотрели не друг на друга, а друг другу подноги, но в их спрятанных взглядах слышался диалог:</text:p>
      <text:p text:style-name="P598">- Да?</text:p>
      <text:p text:style-name="P598">- Сделай это!</text:p>
      <text:p text:style-name="P598">Я не выдумываю и не передёргиваю — этот диалог состоялся до того, как случилось остальное.</text:p>
      <text:p text:style-name="P598">Мы с Ирой тоже вышли за калитку. Я очень торопился и даже ушёл вперёд с сумками. </text:p>
      <text:p text:style-name="P598">Не доходя до поворота, я убедился, что спешу не зря, когда услыхал твой рёв.</text:p>
      <text:p text:style-name="P598">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598"><text:soft-page-break/>Единственная железяка на всём полукилометре от Декабристов 13 до конечной трамвая номер три.</text:p>
      <text:p text:style-name="P598">Мне всё стало ясно и я очень сдержанно попросил Леночку ехать домой — дальше мы сами.</text:p>
      <text:p text:style-name="P598">Подошедшая Ира начала тебя утешать, но ты проревела всю дорогу из-за такой большой шишки на лбу.</text:p>
      <text:p text:style-name="P598">Мы ехали молча, Ира была чем-то недовольна, а я совершенно опустошён.</text:p>
      <text:p text:style-name="P598">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598">Ира до самого Нежина оставалась недовольной, а я молчал и ничего ей не сказал.</text:p>
      <text:p text:style-name="P598"/>
      <text:p text:style-name="P598">Теперь у Леночки двое своих детей — красивые дочери.</text:p>
      <text:p text:style-name="P598">Вы с ней незнакомые друг другу женщины и никто ничего не помнит. Тем более она. Человек устроен забывать о плохом.</text:p>
      <text:p text:style-name="P598">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598">И только я во всём виноват, но честное слово, в том лагере отдыха я не выдержал бы Леночку на своём животе — ей было уже девять лет.</text:p>
      <text:p text:style-name="P598"/>
      <text:p text:style-name="P598">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598">Я работал лопатой на дне траншеи, когда увидел Бельтюкова на том мостике, <text:span text:style-name="T267">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599">Потом они пошли дальше — он нервничал, а она его плотно опекала и я понял истоки его негодования на матриархат, когда он под инсулином.</text:p>
      <text:p text:style-name="P599">Ещё я подумал, что это не последняя была его отбывка в психбольнице он же ходит там поверху, беззащитный. То ли дело — я, в траншее, в каске, заморятся меня достать гады.</text:p>
      <text:p text:style-name="P599">А в Ромнах я был добровольцем и полученных там университетов мне выше горла хватит.</text:p>
      <text:p text:style-name="P599"/>
      <text:p text:style-name="P599">При сдаче очередного рассказа Жомнир подогрел меня толстой книгой в твёрдой обложке.</text:p>
      <text:p text:style-name="P599">Монография про шизофрению.</text:p>
      <text:p text:style-name="P599">Он её купил, когда его дочь страдала тем же; ещё до замужества.</text:p>
      <text:p text:style-name="P599">Монография значит сборник статей различных авторов, но объединённых одной темой.</text:p>
      <text:p text:style-name="P599">Я проштудировал предложенный от всего сердца фолиант. В конце концов, это не варёная колбаса с добавками.</text:p>
      <text:p text:style-name="P599">А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268">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600">Другой исследователь скрупулёзно меряет всё, что подвернётся с не менее неутешительным результатом.</text:p>
      <text:p text:style-name="P600">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600"/>
      <text:p text:style-name="P600">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text:soft-page-break/>сказать:</text:p>
      <text:p text:style-name="P600">- Ну, х.. её знает, что она такое, шизофрения эта.</text:p>
      <text:p text:style-name="P520"><text:tab/><text:tab/><text:tab/>А подойди-ка с ласкою,</text:p>
      <text:p text:style-name="P520"><text:tab/><text:tab/><text:tab/>Да загляник-ка в глазки ей,</text:p>
      <text:p text:style-name="P600"><text:span text:style-name="T79"><text:tab/><text:tab/><text:tab/>Откроешь клад какого не видал.</text:span>..<text:tab/></text:p>
      <text:p text:style-name="P600">На данном этапе и при используемой <text:span text:style-name="T269">ныне </text:span>методологии, у науки имеется всего лишь только термин — «шизофрения», всё остальное покрыто туманом неопределённости.</text:p>
      <text:p text:style-name="P600">Главный козырный туз, он же лакмусова бумажка, это — голоса. <text:span text:style-name="T270">Их встретишь в любом учебнике по психиатрии.</text:span></text:p>
      <text:p text:style-name="P601">Если тебе слышатся голоса, а вокруг ни души, значит ты — шизофреник.</text:p>
      <text:p text:style-name="P601">Но если эти голоса говорят тебе:</text:p>
      <text:p text:style-name="P601">- Спаси Францию!</text:p>
      <text:p text:style-name="P601">Значит ты — святая, Жанна Д'Арк.</text:p>
      <text:p text:style-name="P601">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601"/>
      <text:p text:style-name="P602">Не жизнь, а малина специалисту от науки, где и светилам её не ясно что она такое. Поставить диагноз — проще, чем два пальца об асфальт. <text:span text:style-name="T271">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603">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603"/>
      <text:p text:style-name="P603">Сам термин, как и большинство его научных собратьев, взят из греческого и при исследовании корней обозначает «надтреснутый ум».</text:p>
      <text:p text:style-name="P603">«Надтреснутый ум в виде шубы».</text:p>
      <text:p text:style-name="P603">Ну, и кто из нас шизик?!</text:p>
      <text:p text:style-name="P603"/>
      <text:p text:style-name="P603">Они думают, что если обрядились в белые халаты и козыряют терминологией, в которой <text:s/>сами ни хрена не смыслят, то я им поверю больше, чем ичнянскому колдуну в рубахе цвета хаки, который <text:s/>теревенит про «кватеру»?</text:p>
      <text:p text:style-name="P603">Эскулапики вы мои дорогие! Да я ж из Конотопа. Мой одноклассник Володя Шерудило говорил:</text:p>
      <text:p text:style-name="P603">- Я не могу игнорировать данных квази-псевдоиллюзий, во избежание ультра диффузии моей транскоммуникабельности.</text:p>
      <text:p text:style-name="P603">После 8-го класса он ушёл в «бурсу», она же ПТУ-4, не то сейчас воглавлял бы Академию Наук <text:span text:style-name="T272">и сидели б вы у него в приёмной в трепетном ожидании — примет он, или нет, вас, ханориков созоровских?</text:span></text:p>
      <text:p text:style-name="P603"/>
      <text:p text:style-name="P604">Короче, пока никто не знает откуда берётся шизофрения, куда девается и сколько берёт за визит, то идите вы... да не просто идите, а идите вы... Вот именно.</text:p>
      <text:p text:style-name="P604"/>
      <text:p text:style-name="P604">С наступлением осени я уже знал, что это последняя наша осень вместе. Мне никто этого не говорил, но я чувствовал; постоянно.</text:p>
      <text:p text:style-name="P604">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 этими его теремками, горками.</text:p>
      <text:p text:style-name="P604">Качель на железных прутьях пронзительно вскрикивала — кратко, душераздирающе. Ира стояла в отдалении. Потом ты начинала бегать по жёлтым листьям на площадке от меня к ней и обратно; но даже это нас не сближало.</text:p>
      <text:p text:style-name="P604"><text:soft-page-break/>Мы возвращались теми же улочками без тротуаров.</text:p>
      <text:p text:style-name="P604">Я держал тебя за руку и не сводил глаз с плавной игры круглых бёдер под лёгким платьем шагающей впереди Иры.</text:p>
      <text:p text:style-name="P604"/>
      <text:p text:style-name="P604">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604">Меня ни в каких планах не было, да и быть не могло — <text:span text:style-name="T273">со мной Леночка; а оставить её ещё и без папы я не мог.</text:span></text:p>
      <text:p text:style-name="P605">Наши размолвки с Ирой стали менее отчаянными, но более частыми. Я чувствовал неуклонно продвижение к концу, когда уже стану совершенно отрезанным ломтём.</text:p>
      <text:p text:style-name="P605">Наверное, это же чувствовал Достоевский, когда его везли на эшафот, а он по знакомым улицам вычислял сколько ещё осталось до казни.</text:p>
      <text:p text:style-name="P605">Разница лишь в том, что я не мог знать сколько осталось до этих слов Иры, но знал, что услышу:</text:p>
      <text:p text:style-name="P605">- Уезжай в свой Конотоп! И чтоб ноги твоей в Нежине не было!</text:p>
      <text:p text:style-name="P605"/>
      <text:p text:style-name="P605">Когда Ира так сказала, то вместе с болью пришло и маленькое облегчение — не стало чего бояться. Свершилось.</text:p>
      <text:p text:style-name="P605"/>
      <text:p text:style-name="P605">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всё это делал раньше.</text:p>
      <text:p text:style-name="P605">Меня немного развеяла командировка в Киев.</text:p>
      <text:p text:style-name="P605">От СМП-615 там оказался я один и не знаю откуда съехались остальные рабочие на реконструкцию какого-то молочного завода.</text:p>
      <text:p text:style-name="P605">Мы жили в пассажирском вагоне загнанном в тупик на его территории. Нам выдали постельное бельё жёлтое от ветхости, но из-за этого же ласково мягкое. Я занимал вторую полку плацкартного купе, чтобы не сворачивать матрас.</text:p>
      <text:p text:style-name="P605">Повсюду звучала одна и та же песня:</text:p>
      <text:p text:style-name="P605"><text:span text:style-name="T79"><text:tab/><text:tab/><text:tab/>Листья жёлтые по городу кружатся..</text:span>.</text:p>
      <text:p text:style-name="P606">Вспоминались листья на площадке безлюдного детсада.</text:p>
      <text:p text:style-name="P606">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606">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606">Вот где настоящая философия!</text:p>
      <text:p text:style-name="P606">Он показал мне, что существует всего лишь две разновидности людей:</text:p>
      <text:p text:style-name="P606">1) законопослушные верноподданные;</text:p>
      <text:p text:style-name="P606">2) эксперименталисты.</text:p>
      <text:p text:style-name="P606">А прочие расы, классы и вероисповедания лишь средство натравливать людей друг на друга.</text:p>
      <text:p text:style-name="P606"/>
      <text:p text:style-name="P606">Потом я нашёл Дом Органной музыки. Наверно прежде в нём был католический костёл; пониже Республиканского Стадиона.</text:p>
      <text:p text:style-name="P606">На концерт я немного опоздал и дверь оказалась запертой, пришлось тарабанить. Мне открыли и я закричал как в ромненском автобусе:</text:p>
      <text:p text:style-name="P606">- У меня билет! У меня билет!</text:p>
      <text:p text:style-name="P606">- Хорошо, но потише можно? Концерт идёт.</text:p>
      <text:p text:style-name="P606">Там зал сразу за входом, без вестибюля.</text:p>
      <text:p text:style-name="P606">- Извините.</text:p>
      <text:p text:style-name="P606">Но он продолжал ещё что-то бубнить.</text:p>
      <text:p text:style-name="P606">- Мне что — по второму разу извиняться?</text:p>
      <text:p text:style-name="P606"><text:soft-page-break/>И он утих, потому что <text:span text:style-name="T274">под интеллигентским плащом </text:span>на мне <text:span text:style-name="T274">оказался</text:span> синий вельветовый пиджак рабочих и крестьян, а над головой торчала прядь волос, как <text:span text:style-name="T275">вздыбленная пружина. Приглаживать не получалось, даже после душа снова вставала дыбом. Лет через тридцать такие взрывы из волос стали обыденной модой. Так на меня подействовала разлука с Ирой.</text:span></text:p>
      <text:p text:style-name="P607">В первом отделении играли современную атональную симфонию — слушать просто мýка, кромсанье музыки; зато во втором звучал орган — фуги Баха.</text:p>
      <text:p text:style-name="P607"/>
      <text:p text:style-name="P607">Чудо случилось в <text:span text:style-name="T274">январе.</text:span></text:p>
      <text:p text:style-name="P608">Я приехал в Нежин к Жомниру и в автобусе на вокзале увидел Ивана Алексеевича. Он спросил меня что это я не приезжаю.</text:p>
      <text:p text:style-name="P608">Сдерживая в горле ком обиды, я ответил, что Ира запретила мне.</text:p>
      <text:p text:style-name="P608">- Да, ладно тебе — поехали!</text:p>
      <text:p text:style-name="P608">Я всё-таки сошёл на улице Шевченко и позвонил от Жомнира. Ира тоже сказала, да, приезжай.</text:p>
      <text:p text:style-name="P609">Оставшиеся семь остановок до Красных Партизан я ехал спокойным наружно, но весь бушуя внутри.</text:p>
      <text:p text:style-name="P609"/>
      <text:p text:style-name="P609">За месяцы моего отсутствия случилось немало перемен.</text:p>
      <text:p text:style-name="P609">Ира с тобою перешла в бывшую спальню семьи Тони, а тесть и тёща ушли в узкую спальню.</text:p>
      <text:p text:style-name="P609">Гостиная осталась без перемен: Неизвестная всё так же высокомерно смотрела поверх серванта, а сдобная купеческая дочь жеманно рысила от сватающегося майора.</text:p>
      <text:p text:style-name="P609">Зато у вас в спальне появилось новое трюмо уставленное толпой непонятных, но очень нужных косметических баночек. 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609">И мы стали жить дальше.</text:p>
      <text:p text:style-name="P609">Стройка. Нежин. Стройка. Нежин.</text:p>
      <text:p text:style-name="P609">Ира работала воспитательницей в детском саду на Красных партизан, за сто метров от дома.</text:p>
      <text:p text:style-name="P609">В её обязанности входила запись состояния здоровья детей её группы. На трюмо лежала тонкая тетрадка с записями <text:span text:style-name="T276">её почерком с наклоном влево</text:span> по числам месяца.</text:p>
      <text:p text:style-name="P609">Я её не открывал и даже старался на неё не смотреть, чтобы не умирать от ревности. Я понимал, что уже нет смысла в подвигах праведности, что от неизбежного уже не убежать — оно стало случившимся. <text:span text:style-name="T277">Просто некоторые мысли нельзя начинать думать, а если уж начал, то лучше не додумывать до конца...</text:span></text:p>
      <text:p text:style-name="P609"><text:span text:style-name="T277">М</text:span><text:span text:style-name="T276">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610">Жизнь стала как пробежка по наезженному лабиринту — сюда не сверни, туда не смотри , про то не думай...</text:p>
      <text:p text:style-name="P610">Затем Ира ввела порядок укладывать тебя рядом с собой на двуспальной кровати, а мне раскладывать кресло-кровать для сна.</text:p>
      <text:p text:style-name="P610">Иногда она приходила ко мне в темноте, иногда — нет, и тогда я долго не спал, а всё мучился ревностью и обидой.</text:p>
      <text:p text:style-name="P646">Всего один лишь раз я обрадовался её отказу.</text:p>
      <text:p text:style-name="P646">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Мне в жизни не делали клизму и не вставляли зонд, так что ощущение было незнакомым и необъяснимым в плотной толпе пассажиров в пальто и дублёнках. <text:span text:style-name="T784">После площади толпа поредела, но чувство, что меня поимели в прямой проход не исчезало.</text:span></text:p>
      <text:p text:style-name="P647">Именно по этой причине я в тот вечер не настаивал на сексе, леденея от страха, что поимевший меня в автобусе впоследствии и Иру поимеет. Конечно, очерёдность могла быть и <text:soft-page-break/>обратной, но я гнал от себя эту мысль...</text:p>
      <text:p text:style-name="P609"/>
      <text:p text:style-name="P610">В конце февраля в СМП-615 была рабочая суббота, но я твёрдо сказал, что не приду и уехал в Нежин.</text:p>
      <text:p text:style-name="P610">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611">Ты тоже пришла в спальню, мы немножко пошумели и Ира пришла разобрать постели. </text:p>
      <text:p text:style-name="P611">Она выключила свет, чтобы ты поскорее заснула, а сама вернулась в гостиную — по телевизору повторяли новогоднюю «Кинопанораму». </text:p>
      <text:p text:style-name="P611">Я остался сидеть в темноте перед новым трюмо. Я не составлял никаких планов, всё шло как-то само собой.</text:p>
      <text:p text:style-name="P611">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611">Я долго лежал заложив руки под голову. Машины по Красных партизан ходили всё реже, но не менее шумно и свет их фар бил по тюлевой занавеске окна. Бедная Тоня. Как они тут жили?</text:p>
      <text:p text:style-name="P611">Потом я стал думать про нас с Ирой: как мы до такого дóжили?</text:p>
      <text:p text:style-name="P611">Вот у меня, к примеру, осталась к ней лишь ревность и желание, все остальные чувства стараюсь подавлять, чтобы не стало ещё больнее, а эти подавить не могу. А у неё?</text:p>
      <text:p text:style-name="P611">В институте понятно — вытащила из колоды такого имиджа на зависть всем подругам. Подруги разъехались по направлению, а имидж оказался подмоченным. А тут и мама с колечком. Ты такая молодая. Ещё встретится хороший человек. Желательно лётчик, у них зарплата выше жалких 120 руб.</text:p>
      <text:p text:style-name="P611">И что в итоге? Имеет то, что имеем.</text:p>
      <text:p text:style-name="P648"><text:span text:style-name="T276">Советский Пушкин, камергер-литсотрудник назвал это похотью. Кретин. Похоть это когда уже нет вожделенья. Опять гудит машина, издалека со стороны авиагородка; по сету видно, что по тюли ползает. </text:span><text:span text:style-name="T278">Ползёт как гусеница, аркой подняв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612">Потом из-за двери в гостиную донеслись прощающиеся <text:s/>на ночь голоса.</text:p>
      <text:p text:style-name="P612">Зашла Ира. В свете уличного фонаря по ту сторону тюля и оконной рамы нашла нужный флакончик перед трюмо и снова вышла. Я напрягся.</text:p>
      <text:p text:style-name="P612">Она долго не возвращалась, а когда пришла и закрыла дверь, то склонилась над тобою — проверить крепко ли я сплю. Ты спала сном младенца и дальнейшее тебя не разбудило.</text:p>
      <text:p text:style-name="P612">Ира легла рядом со мной под одеяло, прикоснулась ко мне, резко отпрянула и вскрикнула:</text:p>
      <text:p text:style-name="P612">- Ты?!.. Вон отсюда!</text:p>
      <text:p text:style-name="P612">- Да, тише ты...</text:p>
      <text:p text:style-name="P612">- Папа!</text:p>
      <text:p text:style-name="P612">Она позвала на помощь, чтоб защитили от меня!</text:p>
      <text:p text:style-name="P649"><text:span text:style-name="T276">Я не трогал её, лишь безучастно лежал подперев голову рукой, в позе пляжника, что прикидывает сколько там народу в воде. </text:span><text:span text:style-name="T279">В меня вселилась созерцательность <text:s/>постороннего, потому что мне всё как-то стало всё равно.</text:span></text:p>
      <text:p text:style-name="P613">Спокойно и раздельно я произнёс:</text:p>
      <text:p text:style-name="P613">- Ты мне надоела.</text:p>
      <text:p text:style-name="P613">Я сказал это?! Неправда! Не надоела! Это не я! А впрочем — я, и эти слова — часть ритуала. Какого?! Какая разница — мне уже всё это всё равно.</text:p>
      <text:p text:style-name="P613">Всё так же опёршись головой на руку, я протянул ладонь второй и шлёпнул её по мягкой <text:soft-page-break/>щеке.</text:p>
      <text:p text:style-name="P613">Я?!</text:p>
      <text:p text:style-name="P613">Ударил?!</text:p>
      <text:p text:style-name="P613">Нет, конечно. Это был не удар, а часть ритуала. Она изумлённо притихла рядом, но было поздно. <text:s/>Я откинулся на подушку и подтянул одеяло до подбородка.</text:p>
      <text:p text:style-name="P613">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650"><text:span text:style-name="T276">Вита начала испускать традиционные <text:s/>крики семейных скандалов. Иван Алексеевич в пижаме стоял опустив голову, <text:s/>я видел как трудно даётся ему решение — а вдруг я голый? перед его княжьим гаремом? </text:span><text:span text:style-name="T280">Но я ничем не мог ему помочь — у меня тут роль созерцателя.</text:span></text:p>
      <text:p text:style-name="P614">Наконец, он сделал решительный шаг; даже два; схватил мою торчавшую из-под одеяла руку и сдёрнул меня на половик. Одеяло осталось на кровати.</text:p>
      <text:p text:style-name="P614">Я ещё немного полежал, пока тёща зачитывала отходную моей беспардонности — валяюсь тут в таком виде перед женщинами.</text:p>
      <text:p text:style-name="P614">Трусы и майка — спортивный вид для стадиона, но не для тёщ.</text:p>
      <text:p text:style-name="P614">Я молча встал и, неожиданно для себя, сделал глубокий поклон, стряхивая несуществующую пыль на волосах ниже колен. Ритуал, есть ритуал.</text:p>
      <text:p text:style-name="P651"><text:span text:style-name="T276"><text:tab/><text:tab/><text:tab/></text:span><text:span text:style-name="T93">Отречёмся от старого мира,</text:span></text:p>
      <text:p text:style-name="P651"><text:span text:style-name="T93"><text:tab/><text:tab/><text:tab/>Отряхнём его прах с наших ног!</text:span><text:span text:style-name="T276">..</text:span></text:p>
      <text:p text:style-name="P614">Я оделся и вышел в прихожую. Тёща вышла следом. Последить, чтобы не залез в холодильник?</text:p>
      <text:p text:style-name="P614">Её сменила притихшая, внимательная Ира. 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614">Графомана и могила не исправит.</text:p>
      <text:p text:style-name="P651"/>
      <text:p text:style-name="P614">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651"><text:span text:style-name="T276"><text:tab/><text:tab/><text:tab/></text:span><text:span text:style-name="T93">Дождь и солнце вместе не живут,</text:span></text:p>
      <text:p text:style-name="P540"><text:tab/><text:tab/><text:tab/>Разве что на несколько минут,</text:p>
      <text:p text:style-name="P540"><text:tab/><text:tab/><text:tab/>Кратких и прекрасных,</text:p>
      <text:p text:style-name="P540"><text:tab/><text:tab/><text:tab/>Когда в безумной ласке</text:p>
      <text:p text:style-name="P540"><text:tab/><text:tab/><text:tab/>Два самых-самых разных</text:p>
      <text:p text:style-name="P651"><text:span text:style-name="T93"><text:tab/><text:tab/><text:tab/>От счастья слёзы льют.</text:span><text:span text:style-name="T276">..</text:span></text:p>
      <text:p text:style-name="P615">За всё ночь мимо остановки проехали три автомашины, одна из них «волга». </text:p>
      <text:p text:style-name="P615">Мне было всё равно. Онемение чувств.</text:p>
      <text:p text:style-name="P615">В одноэтажном доме напротив дважды загорался и гас свет; должно быть пожилой человек ходил в туалет.</text:p>
      <text:p text:style-name="P615">В редеющей на рассвете темноте от авиагородка показался автобус и отвёз меня на вокзал.</text:p>
      <text:p text:style-name="P615">В половине восьмого я сошёл с электрички в Конотопе.</text:p>
      <text:p text:style-name="P615">Не знаю где я провёл около часа, потому что когда я пришёл на 50-квартирный, рабочая суббота шла полным ходом.</text:p>
      <text:p text:style-name="P615">Бульдозер во дворе окутывался сизым дымом и зарывался в гору грунта перед собой. Гриня и Лида были уже в рабочем.</text:p>
      <text:p text:style-name="P615">- Ты не поехал в Нежин?- спросила Лида.</text:p>
      <text:p text:style-name="P615">- Нет.</text:p>
      <text:p text:style-name="P615">Я достал из портфеля листок в клеточку с объяснением в профком на что потрачены 3 руб. при посещении больного.</text:p>
      <text:p text:style-name="P615">М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p>
      <text:p text:style-name="P615">Я положил листок на боковину одного из 1,5-метровых бетонных колец рядом с подъездом и <text:soft-page-break/>они расписались.</text:p>
      <text:p text:style-name="P615">- Ну, чё?- спросил Гриня.- Переодеваешься?</text:p>
      <text:p text:style-name="P615">Я всегда был против рабочих суббот, но что ещё оставалось делать?</text:p>
      <text:p text:style-name="P615">Переодевшись в вагончике, я взял лопату и пошёл, вместо Веры Шараповой, чистить кузов самосвала, что привёз раствор. Она давно подметила, что так я лечусь от ревности.</text:p>
      <text:p text:style-name="P652"/>
      <text:p text:style-name="P652"><text:span text:style-name="T276">Вечером, на Декабристов 13, я лежал в узком кресле-кровати навзничь в постойке «</text:span><text:span text:style-name="T281">смирно», только расслабленной. Долго лежать в одной позе — трудно, хочется перевернуться. Но я не позволял себе лишнего, потому что надо стать как можно неприметнее, а движение выдаёт.</text:span></text:p>
      <text:p text:style-name="P616">Я стал дном безграничного и безмерно пустого мира. На дне нужно быть обтекаемым, чтобы ничто не цеплялось, и катилось мимо и — дальше. Но до чего же она бескрайняя эта пустота!</text:p>
      <text:p text:style-name="P653"/>
      <text:p text:style-name="P616">Нет более страшного проклятия, чем «чтоб тебе пусто было!»; <text:s/>цель любых утрат и потерь в том, чтоб заставить тебя ощутить пустоту — чтобы тебе было пусто.</text:p>
      <text:p text:style-name="P653"/>
      <text:p text:style-name="P616">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644">Она приходит от безысходности, когда не знаешь как распорядиться случайным и напрасным даром — своей жизнью, <text:span text:style-name="T769">не видишь средств</text:span> убить отмерянную тебе вечность.</text:p>
      <text:p text:style-name="P644">Она приходит снять проблемы, дать жизни смысл — служение; показать цель — служение.</text:p>
      <text:p text:style-name="P617">Любовь — добровольное рабство и ревностное служение предмету любви: двуногому млекопитающему, или коллекции марок, или ...<text:span text:style-name="T768">ну, </text:span>неважно... кому как повезёт...</text:p>
      <text:p text:style-name="P645">Но вот оковы разбиты, тебе сказано: убирайся! Ты свободен! И ты оказываешься в пустоте, где нет ни цели, ни смысла, где надо просто жить — как кристалл, как трава, как дождевой червяк. Мы не рабы, рабы не мы.</text:p>
      <text:p text:style-name="P645">Нет! Я хочу обратно! Туда, где любовь.</text:p>
      <text:p text:style-name="P617">Она избав<text:span text:style-name="T769">и</text:span>т от жути видеть эту пустоту, <text:s/><text:span text:style-name="T769">по</text:span>дарит смысл суете сует. <text:span text:style-name="T769">Она станет тем</text:span>, кто всё за нас решит! Я <text:span text:style-name="T769">буду</text:span> лишь <text:span text:style-name="T769">покорно </text:span>исполня<text:span text:style-name="T769">ть</text:span> приказы!</text:p>
      <text:p text:style-name="P617"><text:span text:style-name="T769">Любовь</text:span> — песок, <text:span text:style-name="T769">чтобы</text:span> пугливо <text:span text:style-name="T769">зарывать и </text:span>пря<text:span text:style-name="T769">тать</text:span> страусиные головы.</text:p>
      <text:p text:style-name="P654"/>
      <text:p text:style-name="P617">Будь ты проклята, любовь! Как же без тебя пусто!</text:p>
      <text:p text:style-name="P616"/>
      <text:p text:style-name="P653"/>
      <text:p text:style-name="P618">Выжить в пустоте задача не из лёгких.</text:p>
      <text:p text:style-name="P618">Конечно, выбор всегда есть. Зачем выживать, если можно укромно прекратить мучения?</text:p>
      <text:p text:style-name="P618">Однако, с мыслью о самоубийстве я в жизни не игрался даже гипотетически. Не та программа.</text:p>
      <text:p text:style-name="P618">Ну, а раз выбора нет — вынужден решать задачу. Решение тоже одно — систематичность. Ничем иным пустоту не одолеть.</text:p>
      <text:p text:style-name="P618">Систематически глушить водку, или систематически бегать трусцой — не так уж и важно, главное — повторение определённого цикла.</text:p>
      <text:p text:style-name="P618">И тут у меня уже имелись определённые наработки, способные послужить опорой барахтанью в пустоте.</text:p>
      <text:p text:style-name="P618">Пятидневная рабочая неделя — раз.</text:p>
      <text:p text:style-name="P618">Участие в общественной жизни СМП-615 — два.</text:p>
      <text:p text:style-name="P618">Посещения Нежина для интеллектуального общения с Жомниром с периодичностью в два-три месяца.</text:p>
      <text:p text:style-name="P618">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618">По четвергам я ходил в баню с двумя заходами в парную. Веники и мыло продавались в кассе на первом этаже; <text:span text:style-name="T282">получив еженедельное удовольствие я оставлял их на крытых серым </text:span><text:soft-page-break/><text:span text:style-name="T282">мрамором столах в помывочном зале, унося с собой лишь сетку с грязным бельём.</text:span></text:p>
      <text:p text:style-name="P619">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619">По понедельникам у меня была стирка в тазу на дворовой лавочке; зимой она проводилась в пристроенной к сараю летней комнате. <text:s/>День глажки зависел от погодных условий вокруг бельевой верёвки, которая была натянута <text:s/>уже от крыльца к сараю, а не к калитке. Лучше поздно, чем никогда.</text:p>
      <text:p text:style-name="P619">Выходные заполнять труднее, но раз в месяц в кинотеатре «Мир» показывали очередной боевик Бельмондо, или комедию Жана Ришара.</text:p>
      <text:p text:style-name="P620">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что осталось после одного из твоих гостеваний на Декабристов 13.</text:p>
      <text:p text:style-name="P620">Коротковато — ноги остаются на песке, но какая разница?</text:p>
      <text:p text:style-name="P620">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620">- O, water, run into each corner of mine! We be of one blood, thou and me!</text:p>
      <text:p text:style-name="P620">Для составления этой фразы мне пришлось привлечь в соавторы Фицджеральда и Киплинга, но они и не противились.</text:p>
      <text:p text:style-name="P620">Затем я плыл обратно к визгам и брызгам, выходил на берег и переворачивался под солнцем на покрывальце вперемешку с чтением <text:span text:style-name="T282">«Morning Star» </text:span>без словаря — просто подчёркивал слова, которые надо будет выписать потом в тетрадку.</text:p>
      <text:p text:style-name="P620">Обедать я ходил на Хутор Таранский в его магазин — обычную хату под соломенной крышей, но с толстой поперечной полосой поперёк двери и висячим замком. <text:span text:style-name="T283">Завмаг, кряжистая баба, которая гордилась тем, что побывала даже и на Сахалине, открывала его всего на час. </text:span></text:p>
      <text:p text:style-name="P621">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621">Я систематически покупал одну банку консервов, пачку печенья и бутылку лимонада. 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621">Ассортимент на полках магазина не менялся. <text:s/>Покупая «Завтрак туриста», я видел, <text:span text:style-name="T284">что в следующее воскресенье у меня на обед «Килька в томатном соусе», а ещё через неделю «Икра кабачковая».</text:span></text:p>
      <text:p text:style-name="P622">Банка с наклейкой «Аджика» вселяла неясные опасения, но до неё ещё целый месяц. Может скомбинировать с маленькой баночкой вишнёвого варенья со следующей полки? Будет комплексный обед.</text:p>
      <text:p text:style-name="P622">Алюминиевую ложку я протирал обёрткой от печенья и прятал с обратной стороны хаты под соломенную стреху над глухой стеной; как кулацкий обрез.</text:p>
      <text:p text:style-name="P622">Такая Dolche Vita не снилась и Марчелло Мастрояни.</text:p>
      <text:p text:style-name="P622"/>
      <text:p text:style-name="P622">Как раз в той хате я купил куколку на твой день рожденья. На полках их было всего две — девочка и обезьянка. В резину каждой вделана пищалка — издавать звуки когда надавят.</text:p>
      <text:p text:style-name="P622">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622">Подарок можно было бы купить из Универмага в Конотопе, но там все игрушки из пластмассы. К тому же я хотел подарить что-то из этой зачарованной хаты с прохладной тенью посреди летнего зноя.</text:p>
      <text:p text:style-name="P622"/>
      <text:p text:style-name="P623"><text:soft-page-break/>Хотя не знаю, спасла ли бы меня какая угодно система без приложения к ней нашей бригады.</text:p>
      <text:p text:style-name="P623">Не то, чтобы в ней друг друга окружали заботливым вниманием, лаской и моральной поддержкой. Держи карман!</text:p>
      <text:p text:style-name="P623">В бригаде любят проехаться и погыгыкать на твой счёт. И там у каждого своих забот хватает, у всех семья, дети. За исключением рыжего Петра Кирпы, он же Кирпонос, но и его впоследствии окрутила Рая из бригады штукатурш.</text:p>
      <text:p text:style-name="P623">И всё-таки с 8 утра до 5 дня, при всех индивидуальных проблемах и заботах, наша бригада была семьёй.</text:p>
      <text:p text:style-name="P623">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623"/>
      <text:p text:style-name="P623">Матерятся ли каменщики при каменщицах?</text:p>
      <text:p text:style-name="P623">И да, и нет.</text:p>
      <text:p text:style-name="P623">Я ни разу не слыхал мата обращённого к кому-либо из женщин нашей бригады. Нет.</text:p>
      <text:p text:style-name="P623">Но когда крановщик ставит тебе на ногу поддон кирпича, ты сообщаешь ему об этом без оглядки кто вокруг и очень громко.</text:p>
      <text:p text:style-name="P623"/>
      <text:p text:style-name="P623">Матерятся ли женщины?</text:p>
      <text:p text:style-name="P623">И да, и нет.</text:p>
      <text:p text:style-name="P623">В травмоопасные моменты они орут «ой, мамоньки!», или просто визжат.</text:p>
      <text:p text:style-name="P623">А в промежутке между загрузкой раствора по ящикам и заводкой стальных, поперекрученных <text:s/>на хрен тросов строп под поддоны с кирпичом, Катерина могла запросто поделиться фольклёром:</text:p>
      <text:p text:style-name="P623"><text:tab/><text:tab/><text:tab/><text:span text:style-name="T222">Эх, ёб вашу мать, с вашими делами!</text:span></text:p>
      <text:p text:style-name="P541"><text:span text:style-name="T214"><text:tab/><text:tab/><text:tab/>Не хотите отдать дочь, так еб</text:span><text:span text:style-name="T126">и́</text:span><text:span text:style-name="T214">те сами</text:span>!</text:p>
      <text:p text:style-name="P188">Признаюсь, что проигрывание этой частушки в извилинах головного мозга иногда служило мне хорошим болеутоляющим.</text:p>
      <text:p text:style-name="P188">Но, в конце концов, разве на одном мате свет клином сходится?</text:p>
      <text:p text:style-name="P188"/>
      <text:p text:style-name="P188">Любовь Андреевна однажды пожаловалась <text:span text:style-name="T285">случайно заехавшему</text:span> на объект главному инженеру на обидные слова бригадира Хижняка, которыми тот определял всех женщин без разбору:</text:p>
      <text:p text:style-name="P188">- Засланки навыворот!</text:p>
      <text:p text:style-name="P188">До сих пор не улавливаю смысла этих слов, а вот её <text:span text:style-name="T285">почему-то </text:span>задело.</text:p>
      <text:p text:style-name="P188">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88">Муж на пять лет моложе её и до женитьбы ходил с ножом за голенищем, а она из него сделала примерного семьянина и безопасного члена общества.</text:p>
      <text:p text:style-name="P188">Но всё равно грустит, особенно зимой в морозы, когда раствор в ящиках при подъёме на линию берётся сантиметровой коркой.</text:p>
      <text:p text:style-name="P188">- Ой, мама! Как же у меня рученьки помёрзли!</text:p>
      <text:p text:style-name="P188">А этот паразит Серёга с другого конца захватки, сразу:</text:p>
      <text:p text:style-name="P188">-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88">- Паразит!</text:p>
      <text:p text:style-name="P188"/>
      <text:p text:style-name="P188">Анна Андреевна не такая красивая, но добрая. Особенно после обеда.</text:p>
      <text:p text:style-name="P188">Почти вся бригада на Семи Ветрах живёт и обедать домой ходят. <text:s/>Вот она в обед дома клюкнет и возвращается размякшей и подобревшей.</text:p>
      <text:p text:style-name="P189">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89"><text:soft-page-break/>Большинство каменщиков рубят кирпич кельмами, а мне, видите ли, кирочку подавай. Наверное, из-за созвучия имён...</text:p>
      <text:p text:style-name="P189"/>
      <text:p text:style-name="P189">Мужья Лиды и Виты тоже в СМП-615 работают, слесарят под началом главного механика. </text:p>
      <text:p text:style-name="P189">Выпивают, конечно, а мне на утро целый час в вагончике выслушивать выговоры тем падлам, которых тут и близко нет. Хотя выговоры от Лиды слушать можно — она их словно песню поёт, ну, а Вита подпевает.</text:p>
      <text:p text:style-name="P189">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89">- Сергей! Ты куда?</text:p>
      <text:p text:style-name="P189">Та часть стены, что я клал, осталась не затёртой и не расшитой, вот я и соскочил на бетонный козырёк над балконом пятого этажа. Но она-то козырька не видела! У неё на глазах человек сигает с крыши пятиэтажки и всё, на что она способна, так это:</text:p>
      <text:p text:style-name="P189">- Сергей! Ты куда?</text:p>
      <text:p text:style-name="P189">Вот вам женская логика и знание физики — вниз! Куда ж ещё?</text:p>
      <text:p text:style-name="P189"/>
      <text:p text:style-name="P189">Бригада у нас молодая, самому старшему, Григорию Григорьевичу, сорок лет. Он так прямо и говорит:</text:p>
      <text:p text:style-name="P189">- Мы ещё молодые.</text:p>
      <text:p text:style-name="P189">У него исключительный педагогический дар, если заметит, что его сын девятиклассник в трамвае, или на улице засмотрелся на женщину при всех делах, сразу мовит момент:</text:p>
      <text:p text:style-name="P189">- Хочешь, чтоб у тебя такая же была? Учись, зараза!</text:p>
      <text:p text:style-name="P189">Лицо у него круглое, наполеоновское из-за редкой пряди на лбу. Сам такой крепкий, солидный. Сколько раз я пытался обогнать его в кладке — бесполезно. Он уже кончит, а мне ещё с десяток кирпичей надо положить.</text:p>
      <text:p text:style-name="P189">И рассудительный. <text:span text:style-name="T286">Единственный случай, что подвела его <text:s/>рассудительность, это когда с обеда вернулся с двустволкой.</text:span></text:p>
      <text:p text:style-name="P190">Мы же строим в чистом поле — «строительный угодья». А тут молодой мастер Середа с базы заехал. Григорий Григорьевич и ему дал подержать. А потом они заспорили — попадёт Середа из ружья в шапку Григория Григорьевича, или нет?</text:p>
      <text:p text:style-name="P190">Ну, вышли за торцевую стену недостроенного здания, вокруг белым-бело, только лесополоса среди снегов чернеет.</text:p>
      <text:p text:style-name="P190">Он шапку высоко так подкинул, а Середа чуть выждал и пульнул.</text:p>
      <text:p text:style-name="P190">Шапка дёрнулась и — в снег.</text:p>
      <text:p text:style-name="P190">Григорий Григорьевич её поднял, а в донышке дырка — два пальца пролазят. Картечь крупной оказалась. А шапка хорошая была, из меха нутрии.</text:p>
      <text:p text:style-name="P190">Просто он не учёл, что Середа из Закарпатья, а там бандеровцев хоть уже и нет, но огнестрельное оружие сохранилось; отсюда и навыки.</text:p>
      <text:p text:style-name="P190"/>
      <text:p text:style-name="P190">А Вера Шарапова не грустит. Всё время песни поёт, смеётся. Разговорчивая со всеми.</text:p>
      <text:p text:style-name="P190">И она тоже самая красивая, но только на работе, пока на ней телогрейка и штаны спецовочные. А как переоденется, чтобы ехать электричкой в свою Куколку. Красота куда-то девается.</text:p>
      <text:p text:style-name="P190">Не знаю почему мне грустно стало, когда она про свою свадьбу рассказывала и все смеялись вместе с ней:</text:p>
      <text:p text:style-name="P190">- Дети — плачут! Петя — играет!</text:p>
      <text:p text:style-name="P190">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90">Вера Шарапова подметила, что когда кто-то при мне на головную боль жалуется, я достаю из штанов носовой платок и перескладываю его наизнанку. <text:span text:style-name="T287">Иногда она толкает локтем Катерину, мол, смотри чудеса дрессировки; прикладывает руку ко лбу и делает </text:span><text:soft-page-break/><text:span text:style-name="T287">страдальческое лицо:</text:span></text:p>
      <text:p text:style-name="P190">- <text:span text:style-name="T287">Ой, как же ж голова болит!</text:span></text:p>
      <text:p text:style-name="P191">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Про Гарри Поттера тогда ещё не знали.</text:p>
      <text:p text:style-name="P191"/>
      <text:p text:style-name="P191">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ы багажных вагонах.</text:p>
      <text:p text:style-name="P191">Ехать приходится далеко, иногда неделями. Пол вагона качается, колёсные пары на стыках гахкают и мысли всякие крутятся и крутятся. Вот как, к примеру, можно взять это золото?</text:p>
      <text:p text:style-name="P191">День крутятся, два — иногда неделями. Но безответно крутятся — неразрешимая задача.</text:p>
      <text:p text:style-name="P191">На лица со-охранников посмотрит — тоже задумчивые. А о чём? И начинает закрадываться страх: вдруг кто-то додумался до ответа? Составил план, нашёл подельников и на одном из перегонов положит всех одной обоймой и с золотом уйдёт.</text:p>
      <text:p text:style-name="P191">Устал Пётр от ожидания и ушёл в каменщики.</text:p>
      <text:p text:style-name="P191"/>
      <text:p text:style-name="P191">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91">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91">Меня подкупила его вера в мои врачебные данные. Как-то остановил меня на лестничном марше уходящем в небо:</text:p>
      <text:p text:style-name="P191">- Серёга, помоги!</text:p>
      <text:p text:style-name="P191">И, задрав губу показал беловатый прыщик на десне. Потом отстегнул безопасную булавку <text:span text:style-name="T288">с внутреннего кармана телогрейки, где в рабочее время он наручные часы держит, и протянул мне:</text:span></text:p>
      <text:p text:style-name="P191">- <text:span text:style-name="T288">Проколи, а то болит.</text:span></text:p>
      <text:p text:style-name="P192">Я начал объяснять, что так нельзя — мы ж тут в пыли, в грязи, без антисептиков; нужна дезинфекция.</text:p>
      <text:p text:style-name="P192">- А где я тебе тут дезинфекцию возьму?</text:p>
      <text:p text:style-name="P192">В кино показывали, что над огнём обеззараживают.</text:p>
      <text:p text:style-name="P192">Он подержал кончик булавки над зажжённой спичкой. Результат меня не утешил — остриё покрылось чёрной копотью. </text:p>
      <text:p text:style-name="P192">Гриня критически осмотрел булавку, отёр её о рукав телогрейки в многомесячной кирпичной и прочей пыли и протянул мне:</text:p>
      <text:p text:style-name="P192">- На! Коли!</text:p>
      <text:p text:style-name="P192">А куда денешься? Человек столько усилий затратил на дезинфекцию.</text:p>
      <text:p text:style-name="P192"/>
      <text:p text:style-name="P192">Микола Хижняк явился в Конотоп как тёмноволосые и кудрявые герои французских романов, что приезжают в Париж с парой су в кармане и честолюбивыми планами покорить столицу.</text:p>
      <text:p text:style-name="P192">Правда, у него была троячка и, вместо шляпы с пером, кепка, которая не спасала в тридцатиградусный мороз той ночи.</text:p>
      <text:p text:style-name="P192">Он не стал капитаном мушкетёров, но он единственный известный мне каменщик шестого разряда.</text:p>
      <text:p text:style-name="P192">У него есть квартира и мотоцикл «Урал» без коляски, и жена Катерина, которую, если ночью не спится, можно притянуть за уши.</text:p>
      <text:p text:style-name="P192">Ещё Микола Хижняк восполняет знания недополученные в вузе.</text:p>
      <text:p text:style-name="P192">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Какая-то у меня с ним несовместимость. Может из-за фамилии. Вот знаю, что надо, а не могу.</text:p>
      <text:p text:style-name="P192"><text:soft-page-break/>Как-то на плитах перекрытия Микола начал рассказывать мне длинную запутанную историю. Я сперва подумал, что 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 «Тэсс из рода Д'Эбервилей», <text:span text:style-name="T289">хотя по ходу Хижняк вплёл туда ещё какой-то билет на самолёт</text:span>.</text:p>
      <text:p text:style-name="P192"/>
      <text:p text:style-name="P193">Но официально самой красивой в бригаде считалась строповщица Катерина, ей Вера Шарапова это прямо так в глаза и говорила, хотя она и сама это знала, тем более, что жена бригадира, и пусть они и не расписаны, зато у них уже сын семиклассник от её первого брака.</text:p>
      <text:p text:style-name="P193">На голове Катерины косынка из полупрозрачного газа поверх жёлтых кудряшек, а на шее ожерелье из красных бусин. Под цвет помады на губах.</text:p>
      <text:p text:style-name="P193">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93">Про себя она думает, что красива, как Анфиса из сериала «Угрюм-река», особенно когда та явилась видением, чтобы Громов со скалы метнулся. 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93">- Иди, П<text:span text:style-name="T290">ро</text:span>шенька! Иди сюда!</text:p>
      <text:p text:style-name="P194">А может просто хотела проверить хватит ли у меня дури. Ведь ясно же, что того — даже от <text:span text:style-name="T285">живой </text:span>порн<text:span text:style-name="T285">ухи</text:span> отвернулся.</text:p>
      <text:p text:style-name="P194">Когда две парочки захотели заняться сексом на лоне природы и вышли загород из Семи Ветров, то зашли за полосу кустарника вдоль шоссе. В пылу желанья они не учли наш объект, и нашу бригаду, где все отложили инструменты и обменивались комментариями по ходу акта, как <text:span text:style-name="T285">римляне на трибунах Колизея, когда он ещё не требовал капитального ремонта</text:span>. </text:p>
      <text:p text:style-name="P195">В эпоху застоя ещё не знали тотализатора, чтоб делать ставки какая из пар финиширует первой.</text:p>
      <text:p text:style-name="P195">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95">- Тю! Ото и всё?</text:p>
      <text:p text:style-name="P194">Только один отвернулся, сел за поддон и смотрел в обратном направлении, <text:span text:style-name="T285">на</text:span> <text:span text:style-name="T285">дальнюю </text:span>групп<text:span text:style-name="T285">у</text:span> <text:s text:c="2"/>берёз посреди строительных угодий, <text:s/><text:span text:style-name="T285">высоких как деревья</text:span> <text:s/>в африканской саванне. Нормальные так не поступают.</text:p>
      <text:p text:style-name="P194"/>
      <text:p text:style-name="P194">Пётр Кирпа до женитьбы жил вдвоём с матерью и зимой <text:span text:style-name="T285">регулярно</text:span> хвалился, что поутру выходит в коридор, ломает кружкой лёд в ведре и пьёт холодную воду — аж в зубы заходит.</text:p>
      <text:p text:style-name="P194">В нашей бригаде он нравился мне меньше всех, но именно он помог мне доказать всем и, в первую очередь себе, что я настоящий каменщик.</text:p>
      <text:p text:style-name="P196">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96">Мы подняли половину второго этажа механического корпуса напротив столовой локомотивных бригад. 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96">Он захотел покрасоваться перед парой девушек в свежих ещё телогрейках, которые смешно выговаривают «йой!» вот и крикнул:</text:p>
      <text:p text:style-name="P196">- Держи, Серёга!</text:p>
      <text:p text:style-name="P196">И метнул в мою сторону кирочку поверх разделяющих нас поддонов и ящиков. Та летела, как томагавк, крутясь рукоятью.</text:p>
      <text:p text:style-name="P196">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Всё получилось само собой.</text:p>
      <text:p text:style-name="P196">Увидев, что я не нырнул за кирпичи уклоняясь от кирочки, а стою и держу её в гордо <text:soft-page-break/>поднятой руке, Кирпа сменил пластинку и сказал притихшим вдруг девушкам:</text:p>
      <text:p text:style-name="P196">- Вот такие каменщики у нас в бригаде!</text:p>
      <text:p text:style-name="P196">Так что мне есть чем гордиться в своей жизни.</text:p>
      <text:p text:style-name="P196"/>
      <text:p text:style-name="P195">Кроме куколки с пищиком я собрал тебе целый подарочный набор ко дню рождения.</text:p>
      <text:p text:style-name="P195">Такие чёрные пластмассовые фиговинки, которые электрики вставляют в распределительные коробки. Они походили на черепашек-ниндзя, хотя до создания этого мультика оставалось ещё лет двадцать с гаком. <text:span text:style-name="T291">Сразу же видно, что похожи на черепашек, а что они ниндзи я тогда ещё не знал. Кроме этих ещё белые керамические шашечки. Всё по две штуки.</text:span></text:p>
      <text:p text:style-name="P197">Это, типа, солдат на передовой собирает подарок из латунных стреляных гильз.</text:p>
      <text:p text:style-name="P197">Впрочем, наша бригада и была на передовой обжитого мира. Подарки с края ойкумены.</text:p>
      <text:p text:style-name="P197">Но из Универмага я тоже прикупил пару пупсиков; они не пищали: потому что пластмассовые, но вносили разнообразие. В конце концов, не война же.</text:p>
      <text:p text:style-name="P197"/>
      <text:p text:style-name="P197">Для меня важно было попасть в Нежин в неурочное время, когда никто не ожидает, чтобы не испортили праздника. Электричку из Конотопа, да ещё в день твоего рождения, как пить дать, превентивно встретят чёрно-белой шахматкой, тернýтся плечом и — готово. Лучше зайти с тыла и когда не ждут.</text:p>
      <text:p text:style-name="P197">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97">Гулял по Конотопу; туда-сюда. Когда проходил вдоль бетонной стены мясокомбината, у них там по верхней галерее скот на убой гнали. Какими человеческими голосами они там вопят! Хуже, чем в «Западном коридоре». Ведь всё <text:span text:style-name="T292">абсолютно </text:span>понимают — <text:span text:style-name="T292">куда их гонят и зачем</text:span>.</text:p>
      <text:p text:style-name="P197">Около полуночи я оказался на Кандыбино и решил искупаться. Снял с себя всё? А кто видит? Тёмные кусты смородины, или звёзды с луной? Так они и не такого насмотрелись.</text:p>
      <text:p text:style-name="P197">И зашёл в воду.</text:p>
      <text:p text:style-name="P197">А воздух вокруг аж дрожит от лягушиных стонов.</text:p>
      <text:p text:style-name="P197">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293">шумело-гудело:</text:span></text:p>
      <text:p text:style-name="P197">- <text:span text:style-name="T293">Иди! Иди! Вот он пруд! Иди же!</text:span></text:p>
      <text:p text:style-name="P198">Но у меня голосов не было, одни только лягушки.</text:p>
      <text:p text:style-name="P198">А потом я поплыл навстречу луне. Она как раз над рыбными озёрами всходила и не успела ещё уменьшится. Огромная полная луна.</text:p>
      <text:p text:style-name="P198">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98">Так и плыл как по волнам эфира, пока не стали за ноги цепляться прибрежные водоросли. Жутковато стало, русалки всякие в голову лезут и я поплыл обратно, но уже на спине, чтобы всё время луну видеть.</text:p>
      <text:p text:style-name="P198">Волосы после купания у меня остались мокрыми и на железнодорожный вокзал я пошёл обходным путём, чтобы высохнуть по дороге.</text:p>
      <text:p text:style-name="P198">На вокзале с каждой стороны часы есть, да ещё и во внутренних залах висят.</text:p>
      <text:p text:style-name="P198">А у меня часов нет, если какие одену на руку, они через день-два останавливаются, или врать начинают — неси в ремонт, или новые покупай.</text:p>
      <text:p text:style-name="P198">По пути я вспомнил того несчастного из сказок тысячи и одной ночи, что постоянно плакал и рвал одежду у себя на груди.</text:p>
      <text:p text:style-name="P198">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98">Года за два перед этим мы с Ирой на Десну поехали. <text:s/>Вдвоём, только я и она. Тебя Гаина Михайловна держала.</text:p>
      <text:p text:style-name="P198"><text:soft-page-break/>Туда — утренним черниговским автобусом. Обратно? Ну, что подвернётся...</text:p>
      <text:p text:style-name="P198">Когда я через окно Десну вдали увидел, то попросил водителя остановить автобус и мы сошли на шоссе. Потом пошли через поле. <text:s/>На другом <text:s/>бабы в белых платках сгребали сено в копны, <text:span text:style-name="T294">издали и не разобрать в каком ты столетии.</text:span></text:p>
      <text:p text:style-name="P199">Потом я перенёс Иру через протоку на длинную песчаную косу заросшую широкими зелёными листьями, мимо которой текла Десна. Мы постелили одеяло поверх листьев и провели там весь день.</text:p>
      <text:p text:style-name="P199">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А теперь вот только и осталось плакать да рвать на груди эту летнюю рубашку из ацетатного шёлка.</text:p>
      <text:p text:style-name="P199"/>
      <text:p text:style-name="P199">Остаток ночи я просидел на площади перед первым перроном. Скамейки там не очень удобные — без спинок. На одной из них и встречал редкие ночные поезда, вместе с тележками дежурных из багажного отделения, куда выбрасывают коробки и тюки посылок из <text:s/>почтовых вагонов. Провожал группки зябко зевающих пассажиров. Счастливого пути.</text:p>
      <text:p text:style-name="P199">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Это близко — <text:s/>почти сразу за парком Лунатика.</text:p>
      <text:p text:style-name="P199"/>
      <text:p text:style-name="P199">Этот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99">Но я не собирался стать снегом на голову, поэтому позвонил Ире на работу по телефону-автомату.</text:p>
      <text:p text:style-name="P199">Какой у неё красивый голос! Такой родной и близкий.</text:p>
      <text:p text:style-name="P199">Я сказал, что хочу повидать тебя и отдать подарок и она ответила, что, да, конечно, что ты дома с её мамой.</text:p>
      <text:p text:style-name="P199">Я пошёл на Красных партизан очень радостный, потому что Ира по телефону звучала совсем дружелюбно и даже как-то обрадованно.</text:p>
      <text:p text:style-name="P199"/>
      <text:p text:style-name="P200">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Я услышал, как ты о чём-то жалобно спрашиваешь в дверях гостиной и как тебя шёпотом зашикивает бабушка.</text:p>
      <text:p text:style-name="P200">Когда у человека голоса, они ему что-нибудь да говорят; слов я разобрать не мог, но отчётливо видел сквозь дверь тебя, четырёхлетнего ребёнка, тревожно задравшего голову вверх к бабушке — кто там? Серый Волк? плохой дядя — и видел мать Иры в халате и шестимесячной завивке с прижатым к губам пальцем:</text:p>
      <text:p text:style-name="P200">- Тшш!</text:p>
      <text:p text:style-name="P200">Я не из тех, кто ломится в запертую дверь и не хотел пугать тебя дальше.</text:p>
      <text:p text:style-name="P200">Я позвонил в дверь напротив и мне открыли. Там жили преподаватели НГПИ. Гроза-муж, он читал научный коммунизм, и Гроза-жена, которая преподавала у меня немецкий на каком-то курсе. Я оставил коробку с подарками Грозам и попросил передать тебе лично в руки.</text:p>
      <text:p text:style-name="P200">В Конотоп можно возвращаться и электричкой. Какая разница? И всего 1 руб. 10 коп.</text:p>
      <text:p text:style-name="P200"/>
      <text:p text:style-name="P200">Попытка жить праведной жизнью вызывает в человеке вредную привычку. Но то, чтобы пагубную, но бессмысленную — втягиваешься в это дело.</text:p>
      <text:p text:style-name="P200">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А залежалась она у меня потому, что я не знал куда распределился Витя Кононевич, а тут вдруг стороной прослышал, что книгу Вите дал вовсе не Жора, а Саша <text:soft-page-break/>Нестерук, настоящий её владелец. Пришлось снова ехать в Нежин.</text:p>
      <text:p text:style-name="P201">Когда я пришёл по адресу, что дал мне Вася Кропин, то Саши там не оказалось, а проживала молодая супружеская пара без детей, которые недавно въехали. Муж ходил в белой майке, жена в халате и по всему дому пахло жирной копчёной селёдкой. Чего ещё надо для счастья? Квартира, молодая женщина в любое время суток.</text:p>
      <text:p text:style-name="P201">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201">В электричке меня впервые посетила мысль — а может оно всё так и надо? 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201"/>
      <text:p text:style-name="P201">Мама Игоря сказала, что его дома нет и что он работает в здании горкома партии на первом этаже.</text:p>
      <text:p text:style-name="P201">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201">На входе в горком я назвал милиционеру номер комнаты и кто мне там нужен, он меня пропустил.</text:p>
      <text:p text:style-name="P201">Комната оказалась пустой, но стоило мне лишь подойти к окну, Игорёк враз нарисовался. Видно не хотел, чтобы я видел то, что увидел.</text:p>
      <text:p text:style-name="P201">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201">«Крестному отцу» он почти не удивился и обещал передать Саше Нестеруку.</text:p>
      <text:p text:style-name="P201">Наверное, при<text:span text:style-name="T295">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295">Зато теперь он пашет на стройке, а у тебя кабинет в горкоме партии, хотя пока что с кем-то на двоих.</text:span></text:p>
      <text:p text:style-name="P187">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глухой стены напротив под укрывистой серой побелкой; а больше — ничего.</text:p>
      <text:p text:style-name="P187">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87">Даже если и показать — не увидит.</text:p>
      <text:p text:style-name="P149"/>
      <text:p text:style-name="P149">И всё-таки меня неотступно преследовала надежда, настолько радостно звучал голос Иры при разговоре со мной по телефону. Может?..</text:p>
      <text:p text:style-name="P149">И она не виновата, что тёща решила выставить меня перед тобой озверелым двереломом. И <text:span text:style-name="T235">наверняка </text:span>даже не посоветова<text:span text:style-name="T235">вши</text:span>сь с Ирой, у которой голос был как у моей Иры...</text:p>
      <text:p text:style-name="P149">Чтобы удостоверить эти упованья, я поехал на Мир, на переговорный пункт междугородней телефонной связи рядом с Главпочтамтом.</text:p>
      <text:p text:style-name="P149">Стеклянная дверь и витринные стены отделили от шума трамваев и площадной суеты перед 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9">Она сняла свой телефон и кому-то сказала, чтобы дали Нежин, 4-59-83.</text:p>
      <text:p text:style-name="P149">Я сунул квитанцию в задний карман джинсов и стал ещё одним из немногочисленных ожидающих.</text:p>
      <text:p text:style-name="P149">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9"><text:soft-page-break/>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Ожидавший заходил в этот отсек с телефоном на маленькой полочке в углу и высоким табуретом с засиженным плюшевым сиденьем. Не знаю мягкое оно, или жёсткое — я никогда не садился.</text:p>
      <text:p text:style-name="P149">- Алма-Ата! Номер не отвечает! Что будете делать?</text:p>
      <text:p text:style-name="P149">- Повторите!</text:p>
      <text:p text:style-name="P150">В динамике слышались отголоски долгих гудков телефона в далёкой Алма-Ате.</text:p>
      <text:p text:style-name="P150">- Петразаводск! Двенадцатая кабина!</text:p>
      <text:p text:style-name="P150">Кто что говорит в узкой кабинке в зале не разобрать, если только не начнёт орать из-за плохой связи.</text:p>
      <text:p text:style-name="P150">- Алма-Ата! Номер <text:s/>не отвечает!</text:p>
      <text:p text:style-name="P150">- Снимайте!</text:p>
      <text:p text:style-name="P150">Не дождавшийся возвращает квитанцию, а ему его деньги.</text:p>
      <text:p text:style-name="P150">- Нежин на линии!</text:p>
      <text:p text:style-name="P150">Я захожу в кабинку и отворачиваюсь спиной к залу за стеклом в верхней половине её двери. Очень трудно говорить, когда так трепыхается сердце.</text:p>
      <text:p text:style-name="P150">- Позовите Иру, пожалуйста.</text:p>
      <text:p text:style-name="P150">- Кто говорит?</text:p>
      <text:p text:style-name="P150">- Сергей Огольцов.</text:p>
      <text:p text:style-name="P150">- Сейчас...</text:p>
      <text:p text:style-name="P150">- Да.</text:p>
      <text:p text:style-name="P150">И трепыханье враз унялось, стиснутое повеявшим из её голоса дыханьем вечной мерзлоты.</text:p>
      <text:p text:style-name="P150">Я здороваюсь что-то говорю, но слышу, что мне не пробиться сквозь намертво схватившийся лёд.</text:p>
      <text:p text:style-name="P150">- Слушай, я ничего не прошу, но девочке нужен отец.</text:p>
      <text:p text:style-name="P150">- Можешь не беспокоиться, у неё уже есть отец.</text:p>
      <text:p text:style-name="P150">- Да?.. Это... хорошо.</text:p>
      <text:p text:style-name="P150">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50">- Смотри, номер семь. Седьмой номер — это где тебя распинают...</text:p>
      <text:p text:style-name="P150"/>
      <text:p text:style-name="P150">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50">Ведь, если внимательно вдуматься, именно «Morning Star» виновата в моём повторном попадании в дурдом.</text:p>
      <text:p text:style-name="P150"/>
      <text:p text:style-name="P150">Когда ежедневно читаеш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такой пустой звук, как фамилии Суслов, или Подгорный, или кто там ещё в этом Политбюро ЦК КПСС.</text:p>
      <text:p text:style-name="P151">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51">То есть происходит сдвиг <text:s/>в сторону неадекватного восприятия окружающих реалий. Начинаешь себя вести, как шахтёр из графства Кент, или работник коммунального хозяйства города Манчестер.</text:p>
      <text:p text:style-name="P151">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p>
      <text:p text:style-name="P151">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text:soft-page-break/>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51">Звонок.</text:p>
      <text:p text:style-name="P151">ЧП.</text:p>
      <text:p text:style-name="P151">В СМП-615 забастовка и сидячая демонстрация. </text:p>
      <text:p text:style-name="P151">Сколько человек?</text:p>
      <text:p text:style-name="P151">Один.</text:p>
      <text:p text:style-name="P151">Где конкретно?</text:p>
      <text:p text:style-name="P151">На крыльце административно-бытового корпуса.</text:p>
      <text:p text:style-name="P151">Ничего не предпринимайте до приезда сотрудников.</text:p>
      <text:p text:style-name="P151"/>
      <text:p text:style-name="P151">Да, я сидел на бетонном крыльце двуступенчатого крыльца двухэтажного административно-бытового корпуса.</text:p>
      <text:p text:style-name="P151">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51">Да, забастовка была сидячей и, чтобы удобнее было сидеть, я взял деревянный стул в сторожке на проходной и притащил его на крыльцо административно-бытового корпуса.</text:p>
      <text:p text:style-name="P151"/>
      <text:p text:style-name="P152">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236">с торопливым перестуком пролетали скорые поезда, увесисто погромыхивали составы товарняков.</text:span></text:p>
      <text:p text:style-name="P153">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53">Я сидел сбоку от входа, чтобы не загораживать дорогу изредка проходящим работникам СМП-615. 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А главный механик и сам догадался прочитать.</text:p>
      <text:p text:style-name="P153">Вообще-то, эта доска пожизненно висела в вестибюле, рядом с окошечком кас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53"><text:tab/><text:tab/><text:tab/>«Наш профсоюзный босс — лгун!</text:p>
      <text:p text:style-name="P153"><text:tab/><text:tab/><text:tab/> Слаушевского — к ногтю!»</text:p>
      <text:p text:style-name="P153">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53">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237">В Голливуде он запросто сделал бы карьеру снимаясь в роли благородного шерифа в различных вестернах.</text:span></text:p>
      <text:p text:style-name="P154">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все.</text:p>
      <text:p text:style-name="P154">И он думал, что я его пойму, как все, когда он мне сегодня утром на объекте сообщил:</text:p>
      <text:p text:style-name="P154">- Не будет дела.</text:p>
      <text:p text:style-name="P154">- Как не будет?</text:p>
      <text:p text:style-name="P154">- А вот так — не будет дела.</text:p>
      <text:p text:style-name="P154">Разве мог он предположить, что его за это белым по коричневому обзовут «боссом» и <text:soft-page-break/>потребуют ногтевой расправы?</text:p>
      <text:p text:style-name="P154"/>
      <text:p text:style-name="P154">Симпатии — вещь недолговечная. Месяц назад я его обнять был готов, когда он мен сказал про путёвку в пионерлагерь «Артек». Конечно — хочу! Всё своё пионерское детство 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54">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54">- Не будет дела.</text:p>
      <text:p text:style-name="P154">Месяц назад Слаушевский ещё не знал, что кто-то ещё догадается, что «Артек» — <text:s/>это хорошо, потому-то и предложил путёвку мне хорошо, за счёт профсоюза.</text:p>
      <text:p text:style-name="P154">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54">- Не будет дела.</text:p>
      <text:p text:style-name="P154">Если живёшь на одну зарплату — должен быть понятливым. Как все. </text:p>
      <text:p text:style-name="P154">Пришмыгни носом, почеши в затылке, выматерись, наконец, и иди паши дальше. Зачем на Слаушевского бочку катить? Он тоже — как все.</text:p>
      <text:p text:style-name="P154"/>
      <text:p text:style-name="P154">Мне известно, как всё это обернулось бы в Англии, <text:span text:style-name="T238">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54"/>
      <text:p text:style-name="P155">Из-за бело 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55">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55">Он быстро вернулся, сел в машину и двое здоровяков вышли из неё ему на смену. Они подошли ко мне.</text:p>
      <text:p text:style-name="P155">- Пойдём.</text:p>
      <text:p text:style-name="P155">- Куда?</text:p>
      <text:p text:style-name="P155">- Там узнаешь.</text:p>
      <text:p text:style-name="P155">Неудобно разговаривать задирая голову в обе стороны. Я встал и положил руку на спинку стула:</text:p>
      <text:p text:style-name="P155">- Ну, хоть стул отнесу.</text:p>
      <text:p text:style-name="P155">- Без тебя уберут.</text:p>
      <text:p text:style-name="P155">И каждый из них уже ухватил двумя руками мой бицепс — кому какой ближе.</text:p>
      <text:p text:style-name="P155">Аккуратно и медленно, они повели меня к «волге».</text:p>
      <text:p text:style-name="P155">Вдалеке, в тени распахнутого входа в производственный корпус наблюдающая группа из двух слесарей и одного сварщика. Картина Репина «Арест пропагандиста».</text:p>
      <text:p text:style-name="P155">Архангел слева, видя моё непротивленство, ослабил хватку; он уже, типа, просто гуляет держа меня под руку. <text:s/>Я кричу водителю:</text:p>
      <text:p text:style-name="P155">- Этот левый сачкует!</text:p>
      <text:p text:style-name="P155">Хватки уравновешиваются и мы втроём садимся на заднее сиденье; я в центре, как король на именинах.</text:p>
      <text:p text:style-name="P155">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55">И меня повезли в Конотоп.</text:p>
      <text:p text:style-name="P156">После какой-то ещё проходной мне сказали пересесть в УАЗик с глухим фургоном, туда же <text:soft-page-break/>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56">Мы долго ждали, потом задняя дверь распахнулась. На тротуаре стоял психиатр Тарасенко.</text:p>
      <text:p text:style-name="P156">- Да, это — он.</text:p>
      <text:p text:style-name="P156">После этих его слов дверь снова захлопнулась и меня повезли в Ромны.</text:p>
      <text:p text:style-name="P156">Без какой-либо добровольности с моей стороны.</text:p>
      <text:p text:style-name="P150"/>
      <text:p text:style-name="P157">То, как ты выглядишь, напрямую зависит от того насколько хорошо относится к тебе зеркало, в которое ты смотришься. Я не раз замечал это; в одном — я шикарен! В другом: и этот упырь — я?</text:p>
      <text:p text:style-name="P157">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57">В те три месяца в Одессе я смахивал на актёра Конкина, или его вместо 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57">Красная пижама с жёлтенькими полосками, шатен с мягкими, чуть подсветлёнными солнцем волосами, но главное достоинство — цвет глаз.</text:p>
      <text:p text:style-name="P157">Небывалый цвет, невиданный — цвет плавящегося мёда.</text:p>
      <text:p text:style-name="P157">И пусть капитан Писак, составляя мой словесный портрет перед строем первой роты говорил:</text:p>
      <text:p text:style-name="P157">- Вы на глаза ему гляньте! Глаза-то — рысьи!</text:p>
      <text:p text:style-name="P157">Но нет: капитан, трюмо врать не станет — хорош! Жаль, что кроме меня никто не видит.</text:p>
      <text:p text:style-name="P157">В холле пусто, и в отделении тихо; десяток больных в палате наблюдения, а остальные весь световой день — с перерывом на обед — проводят на Площадке. Ведь это ж — лето!</text:p>
      <text:p text:style-name="P157"/>
      <text:p text:style-name="P157">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239">только теперь, зная уже что к чему; ну, не на полные два года, а скажем, на месяц там.</text:span></text:p>
      <text:p text:style-name="P158">Мне, тогдашнему допризывнику, такие разговоры казались неубедительными, а теперь соглашусь — одно и то же явление выглядит по-разному; <text:span text:style-name="T240">при первом взгляде</text:span> округлённ<text:span text:style-name="T240">о недоумевающих глаз </text:span><text:s/>оно выглядит таким, <text:span text:style-name="T240">а когда посмотреть</text:span> с высоты накопленного опыта, <text:span text:style-name="T240">то,</text:span> довольно-таки, эдаким.</text:p>
      <text:p text:style-name="P158">А один месяц — это фигня. В дурдом не закрывают меньше, чем на сорок пять дней.</text:p>
      <text:p text:style-name="P158">Сорок пять дней — это половина сезона; половина лета, половина весны, или когда там тебя прихватят.</text:p>
      <text:p text:style-name="P158">Как больной со стажем, я уже знал эти нюансы и некоторые другие, но но летом тут ещё не бывал.</text:p>
      <text:p text:style-name="P158">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58">Три экзекуции в день умножить на сорок пять.</text:p>
      <text:p text:style-name="P158">Я знал во что они превратят мой зад через полсезона.</text:p>
      <text:p text:style-name="P158">И, как более дешёвого больного, меня поместили в более обширную палату — номер восемь.</text:p>
      <text:p text:style-name="P158">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58"/>
      <text:p text:style-name="P158">У всякого лета имеются свои минусы и, в первую очередь — наплыв.</text:p>
      <text:p text:style-name="P158">Любой житель любого курортног<text:span text:style-name="T241">о</text:span> города согласится — как понаедут, то уровень жизни резко снижается.</text:p>
      <text:p text:style-name="P159"><text:soft-page-break/>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59">В те полсезона мне везло и так, и эдак.</text:p>
      <text:p text:style-name="P159">Зато имелось громадное «зато!» <text:s/>— лето снимало проблему помытого, и потому запертого туалета, ведь мы весь день проводили на Площадке.</text:p>
      <text:p text:style-name="P159"/>
      <text:p text:style-name="P159">Площадка — это квадрат 40 на 40 метров.</text:p>
      <text:p text:style-name="P159">Три стороны его периметра, включая ту, в которой калитка, это забор из толстых серых некрашеных досок, вертикально прибитых одна рядом с другой, высотою 2,2 м. Четвёртая сторона затянута крупной металлической сеткой, на высоту 2 метра от земли.</text:p>
      <text:p text:style-name="P159">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span text:style-name="T242">Пара стульев-кресел с подранным кожзаменителем <text:s/>приткнуты для устойчивости в кирпичные столбики опор — они для медбратьев. В дальнем конце навеса, ближе к сетке, две-три фанерные скамеечки с неудобными как у школьных парт спинками.</text:span></text:p>
      <text:p text:style-name="P160">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60">Точно такие же сеста для сидения оборудованы вдоль третьего забора, того самого, в котором устроена калитка.</text:p>
      <text:p text:style-name="P160">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60">Пол у Площадки — это плотно утоптанный грунт с примесью глины и слоем пыли такой же фактуры.</text:p>
      <text:p text:style-name="P161">И всё?</text:p>
      <text:p text:style-name="P161">Нет!</text:p>
      <text:p text:style-name="P161">Есть ещё два «зато!» — зелень травы на газоне по ту сторону сетки и — летнее небо с белыми облаками поверх всех и вся.</text:p>
      <text:p text:style-name="P161">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61">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61">После того, разумеется, как мы помоем ноги на площадке первого этажа. </text:p>
      <text:p text:style-name="P161">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61">В этом есть что-то библейское.</text:p>
      <text:p text:style-name="P161"/>
      <text:p text:style-name="P161"/>
      <text:p text:style-name="P161">Знакомых лиц я встретил штук десять. </text:p>
      <text:p text:style-name="P161">Цыба в первый же вечер поспешно подошёл по коридору, <text:s/>мельком взглянул и отвернулся:</text:p>
      <text:p text:style-name="P161">- Э! Уже не тот!</text:p>
      <text:p text:style-name="P161">И больше он не пожелал со мной общаться.</text:p>
      <text:p text:style-name="P161">Саша, который знал моего брата Сашу, так и оставался с обритой головой, но постоянно спал.</text:p>
      <text:p text:style-name="P161">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243">кому принесены шприцы для экзекуции.</text:span></text:p>
      <text:p text:style-name="P161"><text:soft-page-break/></text:p>
      <text:p text:style-name="P162">Первые час-два, покуда солнце не выжарит прохладу утра, я валялся на лавке вдоль дальнего забора — напротив навеса. </text:p>
      <text:p text:style-name="P162">За ним находится Площадка четвёртого отделения и там вопят и визжат не хуже нашего.</text:p>
      <text:p text:style-name="P162">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62">Они бурлили собственной жизнью, не замечая: что многократно обожжённая солнцем кожа их тел потрескалась до крови.</text:p>
      <text:p text:style-name="P162">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244">сидящего на корточках, чтобы удобнее чертить пальцем по земле, цепляясь локтем за свои же яйца.</text:span></text:p>
      <text:p text:style-name="P592"><text:span text:style-name="T245">- </text:span><text:span text:style-name="Emphasis"><text:span text:style-name="T131">Noli turbare</text:span></text:span><text:span text:style-name="T142"> </text:span><text:span text:style-name="T131">circulos meos!</text:span><text:span text:style-name="T246">.</text:span></text:p>
      <text:p text:style-name="P562">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562">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562">Жара и меня туда загоняла и я садился на одну из фанерных скамеечек, которые все игнорировали из-за их неудобства.</text:p>
      <text:p text:style-name="P562">Действительно, высидеть целый день на одной плоскости тяжело — под вечер не знаешь на какую ягодицу перевалиться.</text:p>
      <text:p text:style-name="P562">Сама Площадка пребывала в постоянном движении: туда-сюда, кругами.</text:p>
      <text:p text:style-name="P562">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563">Это лишь моё предположения, потому что сам я видел всего одну.</text:p>
      <text:p text:style-name="P563">Черноволосая, худая, лет за тридцать, она по пояс высунулась поверх забора и плавным движением и балетно плавным движением руки бросила большой цветок в пыль под топочущими ногами наших.</text:p>
      <text:p text:style-name="P563">Полудурки затеяли свалку вокруг цветка, а её сдёрнули с той стороны, но грудь была красивой формы.</text:p>
      <text:p text:style-name="P563">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563">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563">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563">Но я не мог позволить этой действительности поломать мою систему выживания в пустоте. В воскресенье я отправлялся на пляж.</text:p>
      <text:p text:style-name="P563">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563">Когда я там лежал с закрытыми глазами, то окружающий шумовой фон в точности воссоздавал вопли и визги переполненного летнего пляжа.</text:p>
      <text:p text:style-name="P563"><text:soft-page-break/>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564">В одно из воскресений дежурила заведующая и её до глубины души поразила фривольность моего костюма:</text:p>
      <text:p text:style-name="P564">- И это человек с высшим образованием!</text:p>
      <text:p text:style-name="P564">Как она догадалась, что под майкой больше ничего нет? 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564">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564">Я отказался под предлогом, что опять придётся расщеплять эти долбанные ядра — ну, их, не хочу! Больше он не подходил.</text:p>
      <text:p text:style-name="P564">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564">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564">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565">Юноша-медбрат, чтоб не испачкать свой белоснежный халат отогнал его прочь высокими пинками чёрных начищенных туфлей.</text:p>
      <text:p text:style-name="P565">- Вы представляете? Теперь дверь придётся мыть.</text:p>
      <text:p text:style-name="P565">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565">У Герберта Уэльса есть роман — «Когда спящий проснётся».</text:p>
      <text:p text:style-name="P565">Спящий бритоголовый Саша проснулся на койке под навесом и, не открывая глаз, сказал»</text:p>
      <text:p text:style-name="P565">- До чего смешная фамилия — Таратун.</text:p>
      <text:p text:style-name="P565">Секунду спустя на Площадке раздались крики медбрата. Я повернул голову: звякнув сеткой, Таратун преодолел её двухметровую высоту и — был таков.</text:p>
      <text:p text:style-name="P565">Медбрат, припадая на правую ногу подбежал следом, но — куда ему! Даже и пытаться не стал.</text:p>
      <text:p text:style-name="P565">Он отдал свой халат другому медбрату и ушёл. Вскоре появился медбрат ему на подмену.</text:p>
      <text:p text:style-name="P565">Площадка пребывала в возбуждении до самого вечера, даже дрочить перестали.</text:p>
      <text:p text:style-name="P565">Перед помывкой ног явился колченогий рыжий — довольный, как слон; он поймал этого падлу!</text:p>
      <text:p text:style-name="P565">Мы поднялись в отделение и заглянули в шестую палату, где Таратун уже лежал на койке прификсированный и умиротворённый причитающимся ему уколом серы.</text:p>
      <text:p text:style-name="P565">Он затягивался сигаретным дымом из бычка, который кто-то из полудурков держал перед его губами и негромко повествовал.</text:p>
      <text:p text:style-name="P565">Он убежал на окраину города и затаился в кустах глубокого оврага; его никто не видел, там вообще и хат нет. Как этот рыжий падла его нашёл?</text:p>
      <text:p text:style-name="P565"/>
      <text:p text:style-name="P565">А меня снедáла грусть-тоска. 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565">Как спящий Саша узнал о предстоящем побеге Таратуна за несколько секунд до его совершения?</text:p>
      <text:p text:style-name="P566"><text:soft-page-break/>Что привело рыжего в нужный овраг и именно к тому кусту, за которым скрывался беглец?</text:p>
      <text:p text:style-name="P567">На некоторые вопросы я так и не смогу узнать ответа. Никогда...</text:p>
      <text:p text:style-name="P566">А остальным до них и дела нет.</text:p>
      <text:p text:style-name="P566">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566">Один раз он стал говорить о каких-то фашистах готовых идти по трупам для достижения чего хотят. Я пожал плечами и сказал:</text:p>
      <text:p text:style-name="P566">- Цель оправдывает средства.</text:p>
      <text:p text:style-name="P566">А он решил, что я оправдываю тех фашистов и очень вспылил, но меня не ударил.</text:p>
      <text:p text:style-name="P566">Он, кстати, тоже из строителей и его забрали прямо со стройки, в восемь часов вечера.</text:p>
      <text:p text:style-name="P566">- У вас две смены?</text:p>
      <text:p text:style-name="P566">- Нет, мы до пяти, просто зашёл посмотреть, спланировать свою работу на завтра.</text:p>
      <text:p text:style-name="P566">Ну, дорогой! Ты после пяти пришёл на рабочее место? Они правы — твоё место здесь.</text:p>
      <text:p text:style-name="P589"/>
      <text:p text:style-name="P589">Ах, да! На Площадке была ещё музыка!</text:p>
      <text:p text:style-name="P589">Её делал больной баянист своим репертуаром из двух-трёх песен: «По Дону гуляет», «Ты — <text:s/>лягавый, я — блатной» и... кажется всё.</text:p>
      <text:p text:style-name="P589">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589">Этой парой песен баянист доводил Площадку до экстатично оргиастичного состояния, превращая нас к вечеру в едины<text:span text:style-name="T247">й</text:span> организм, где каждый орган делает что ему положено. Кто хором подпевал, кто пускался в пляс; даже <text:span text:style-name="T247">свободные в их керамическом загаре начинали визжать как-то в такт.</text:span></text:p>
      <text:p text:style-name="P590">Я видел пожилую медсестру, в порыве общего восторга, она тоже плясала и эйкала в кругу полудурков под жёлтой лампочкой в летних сумерках.</text:p>
      <text:p text:style-name="P590">Такая эйфория накатывала не ежедневно, но накатывала.</text:p>
      <text:p text:style-name="P590">Потом баяниста выписали — его сорокопятидневка истекла.</text:p>
      <text:p text:style-name="P590">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590"/>
      <text:p text:style-name="P590"><text:s/>Ваня Король был бы вполне нормальным, но фамилия довела его до мании величия и вот он среди нас, один из нас, но с монаршими замашками.</text:p>
      <text:p text:style-name="P590">Мало ему четвёртого отделения за щелями в заборе, он — гурман. Людовик-Солнце.</text:p>
      <text:p text:style-name="P590">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И это пример для подданных?</text:p>
      <text:p text:style-name="P590">Достигнув чего хотел, он опустошённо покидает сортир.</text:p>
      <text:p text:style-name="P590">Одна из штукатурш взяла щётку для побелки и, положив на крылечко, стала её подравнивать.</text:p>
      <text:p text:style-name="P591"><text:s/>Мужской голос прорезал какофонию джунглей Площадки</text:p>
      <text:p text:style-name="P590">- Доску подложи! <text:span text:style-name="T248">Б</text:span>етон рубишь, дура!</text:p>
      <text:p text:style-name="P591">Она никак не ждала указаний с этой стороны, думала тут одни керамические.</text:p>
      <text:p text:style-name="P591">Просто я не люблю, когда портят инструмент, Наверное, это у меня фамильное.</text:p>
      <text:p text:style-name="P566"/>
      <text:p text:style-name="P163">Пока что я лишь обозначил внешние контуры Площадки, её оболочку. Но в чём её суть?</text:p>
      <text:p text:style-name="P163">Какой смысл в этом хаотично бурлящем движении или забившей на всё неподвижности?</text:p>
      <text:p text:style-name="P163">Он существует? Безусловно.</text:p>
      <text:p text:style-name="P163">Бульонно кипящий хаос похлёбки из сумятливых ингредиентов и и недвижно залёгших на дно овощей, не что иное как срез составных и состояния рода человеческого.</text:p>
      <text:p text:style-name="P163">Вопрос «а вкусно ли варево?» к делу не относится.</text:p>
      <text:p text:style-name="P163"><text:soft-page-break/>Итак, навскидку, но без промаха, внутри Площадки легко выделить нижеследующие категории:</text:p>
      <text:p text:style-name="P163">а) нормальные, они же персонал, они же медбратья, они же падлы в белом и т. п., и т. д.;</text:p>
      <text:p text:style-name="P163">б) свихнутые, они же тронутые, они же чокнутые, они же шизики и т. п., и т. д.;</text:p>
      <text:p text:style-name="P163">в) полудурки, они же полуцвéты, они же пришибленные, они же отморозки и т. п., и т. д.;</text:p>
      <text:p text:style-name="P163">г) «не все дома», они же «сдвиг по фазе», они же «не в себе» и т. п., и т. д.;</text:p>
      <text:p text:style-name="P164">д) «невозвращенцы», они же «безвозвратно свободные», они же «в поле ветер, в поле дым» <text:span text:style-name="T249">и т. п., и т. д.</text:span></text:p>
      <text:p text:style-name="P164">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лишь цвет униформы.</text:p>
      <text:p text:style-name="P164">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64">Такая формация необходимо должна быть <text:span text:style-name="T250">текущей</text:span>.</text:p>
      <text:p text:style-name="P164">Свихнутый Дон-Кихот великолепно вписался бы в ряды нормальных в <text:span text:style-name="T250">предыдущей</text:span> формации.</text:p>
      <text:p text:style-name="P164">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64">Полудурки не в состоянии доходчиво изложить логику своих действий, О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65"><text:span text:style-name="T235">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Вот почему, если ты толкаешь свои бредовые идеи не располагая соответствующим дипломом — добро пожаловать в пятое отделение.</text:p>
      <text:p text:style-name="P165">Курорт Площадки ждёт вас!</text:p>
      <text:p text:style-name="P165">Да, но нужны ли мы друг другу? На кой ляд нормальным невозвращенцы?</text:p>
      <text:p text:style-name="P165">Не будем забывать о подвижности категорий — до прихода к абсолюту, они начинали в другой лиге.</text:p>
      <text:p text:style-name="P165">И также могут держать в надежде — а вдруг всплывут обратно из своих грубин?</text:p>
      <text:p text:style-name="P165"><text:tab/><text:tab/><text:tab/><text:span text:style-name="T79">Shine! Shine on!</text:span></text:p>
      <text:p text:style-name="P165"><text:span text:style-name="T79"><text:tab/><text:tab/><text:tab/>You, crazy diamond!.</text:span>.</text:p>
      <text:p text:style-name="P165">Не бойся! Не догонят! Им не подняться до сияющих вершин твоей абсолютной свободы.</text:p>
      <text:p text:style-name="P165"/>
      <text:p text:style-name="P165">К какой категории отношусь я лично? </text:p>
      <text:p text:style-name="P166">Методом исключения лишнего, неопровержимо оказываюсь свихнутым.</text:p>
      <text:p text:style-name="P166">Ведь нормальный не станет ржать непонятно с чего, когда один, а телевизор не включён на Comedy Club. <text:s/>К тому же я слышу голоса в<text:span text:style-name="T252">о сне, таить не стану. </text:span></text:p>
      <text:p text:style-name="P166">Я сплю, а они мне читают — таким отстранённым тоном — куски прозы. <text:s/>Неплохо сложенная <text:span text:style-name="T253">ёмкая </text:span>проза — я так не умею; смахивает на сценарии голливудовских фильмов. </text:p>
      <text:p text:style-name="P166">Голос сменяется визуальной иллюстрацией, а при смене <text:span text:style-name="T254">в сюжетной линии, он снова начинает бубнить. </text:span></text:p>
      <text:p text:style-name="P167">Мне эти голоса не нравятся — спать мешают, но как они отключаются не знаю.</text:p>
      <text:p text:style-name="P167"/>
      <text:p text:style-name="P167">В полудурки я не прохожу из-за своей брезгливости к нечистотам; физическим и прочим. Ну: а в категорию гениев у меня IQ не хватит. Я не проверялся, но точно знаю, что не хватит.</text:p>
      <text:p text:style-name="P167"/>
      <text:p text:style-name="P162"><text:soft-page-break/><text:span text:style-name="T254">Конечно, по ходу жизни приходится промелькивать в любых</text:span> категориях, ведь я всего лишь капля в струях текущей формации. Порой <text:span text:style-name="T254">и </text:span>меня выносит на стрежень, а ино — по перекатам <text:span text:style-name="T254">волочит</text:span>, или в затоне прохлаждаюсь.</text:p>
      <text:p text:style-name="P162">О чём, вобщем-то, и толкую в этом вот письме, к которому давно пора вернуться.</text:p>
      <text:p text:style-name="P159"/>
      <text:p text:style-name="P168">Всё возвращается на круги своя и через сорок пять дней я вернулся в нашу бригаду. Два месяца спустя ягодицы тоже пришли в свою форму. <text:span text:style-name="T254">Тело заплывчиво.</text:span></text:p>
      <text:p text:style-name="P168">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68"><text:tab/><text:tab/><text:tab/><text:span text:style-name="T79">Вот и лето прошло,</text:span></text:p>
      <text:p text:style-name="P168"><text:span text:style-name="T79"><text:tab/><text:tab/><text:tab/>Словно и не бывало.</text:span>..</text:p>
      <text:p text:style-name="P169">На Декабристов 13 появился Гена, муж моей сестры Наташи.</text:p>
      <text:p text:style-name="P21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уже получал пенсию, постоянно на всех покрикивал и пил свои лекарства — явный представитель руководящего звена.</text:p>
      <text:p text:style-name="P170"><text:span text:style-name="T786">У молодожёнов </text:span><text:s/>пока что не <text:span text:style-name="T786">всё ладилось</text:span> с <text:s/>родителями <text:span text:style-name="T786">мужа</text:span>, но всему своё время.</text:p>
      <text:p text:style-name="P168">Да, свадьбу я пропустил, но нет худа без добра — Леночка съездила всё же в «Артек».</text:p>
      <text:p text:style-name="P168">Дело выгорела, вопреки пессимистическим прогнозам Слаушевского. К тому же так дёшево — я и копейки не заплатил, всё за счёт профсоюза.</text:p>
      <text:p text:style-name="P168">Повидалась ли Леночка со своей матерью, Ольгой? Ведь Феодосия тоже в Крыму. </text:p>
      <text:p text:style-name="P168">Не знаю. Я так никогда и не научился задавать самые элементарные, простые вопросы.</text:p>
      <text:p text:style-name="P166"/>
      <text:p text:style-name="P167">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67">Крыша, конечно, не моя забота — от меня стены и проёмы. Ну, ещё там перегородки в ванной внутри хаты. <text:span text:style-name="T255">Так, по мелочам.</text:span></text:p>
      <text:p text:style-name="P167"/>
      <text:p text:style-name="P171">Почту, приходившую мне на Декабристов 13, перекладывали на вторую полку этажерки, рядом с фотографией Иры.</text:p>
      <text:p text:style-name="P171">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71"/>
      <text:p text:style-name="P17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71"/>
      <text:p text:style-name="P171">Однако, на этот раз нюхать было нечего — там лежал конверт, который мне сразу не понравился. <text:span text:style-name="T256">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72">Тут явно действовала рука дилетанта; проба пера подрастающего поколения.</text:p>
      <text:p text:style-name="P172"/>
      <text:p text:style-name="P172">Я вскрыл конверт сбоку, но всё равно пришлось отдирать бумажку прихваченную клеем, жертвуя кусками текста.</text:p>
      <text:p text:style-name="P172">- Что там, Серёжа?- тревожно спросила моя мать.</text:p>
      <text:p text:style-name="P172">- Тебе Леночка не сказала?</text:p>
      <text:p text:style-name="P172">- Нет.</text:p>
      <text:p text:style-name="P172">- Ну, ещё скажет.</text:p>
      <text:p text:style-name="P172"/>
      <text:p text:style-name="P172">Это был вызов в местный народный суд по поводу иска жительницы Нежина гражданки Иры, на расторжение брака, <text:span text:style-name="T257">поскольку семьи, фактически никогда не было, а я безвылазно </text:span><text:soft-page-break/><text:span text:style-name="T257">провожу время в психушках с диагнозом шизофреника.</text:span></text:p>
      <text:p text:style-name="P172"/>
      <text:p text:style-name="P173">В бракоразводной очереди на втором этаже народного суда я оказался вторым — вслед за парой местных расторженцев крупной комплекции. Они походили на пару голубей-дутышей, совершенно <text:s/>не разговаривали и каждый смотрел в другую сторону.</text:p>
      <text:p text:style-name="P173">Девушка немногим старше лет двадцати пригласила их зайти на процедуру.</text:p>
      <text:p text:style-name="P173"/>
      <text:p text:style-name="P173">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По одиночке, мужик впереди, они ушли.</text:p>
      <text:p text:style-name="P173"/>
      <text:p text:style-name="P173">В коридорного типа комнате два стола образовывали букву «Т». Судья сидел по центру перекладины, а пара народных заседателей по бокам; <text:span text:style-name="T258">тридцатилетний белобрысый мужик военноспортивной выправки слева, а справа женщина за сорок, которой давно всё насточертело.</text:span></text:p>
      <text:p text:style-name="P174">Девушка писарь сидела за вторым столом, где он сходился с верхним.</text:p>
      <text:p text:style-name="P174"/>
      <text:p text:style-name="P174">Судья мне сразу 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7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74">- А ну, сядь как положено! Не понял куда пришёл?- вызверился белобрысый.</text:p>
      <text:p text:style-name="P174">- Если вы покажите как сидеть в постойке «смирно», я с удовольствием повторю вашу позу, товарищ ефрейто...</text:p>
      <text:p text:style-name="P174">- Хорошо-хорошо!- вмешался судья. - Пусть сидит, как хочет.</text:p>
      <text:p text:style-name="P174">Потом он зачитал иск гражданки Иры про отсутствие семьи, и про психушки, и про диагноз. Закончив, он вопросил меня:</text:p>
      <text:p text:style-name="P174">- Что вы про всё это скажете?</text:p>
      <text:p text:style-name="P174">- Моя жена всегда и во всём права. <text:span text:style-name="T259">Каждое слово её — святая, чистая правда.</text:span></text:p>
      <text:p text:style-name="P175">Девушка-писарь запротоколировала, чтоб понимали — не только у Цезаря жена вне подозрений.</text:p>
      <text:p text:style-name="P175">Судья пустил в ход заготовку, которой по-видимому раскочегаривал разводящихся:</text:p>
      <text:p text:style-name="P175">- Но неужели в вашем браке не было чего-нибудь хорошего?</text:p>
      <text:p text:style-name="P175">- Как не быть? Мы были лучшими любовниками института.</text:p>
      <text:p text:style-name="P175">Покосившись на невинный румянец девушки-писаря, судья объявил, что этого достаточно и суду всё ясно.</text:p>
      <text:p text:style-name="P175"/>
      <text:p text:style-name="P175">Так были расторгнуты мои с Ирой брачные узы.</text:p>
      <text:p text:style-name="P175"/>
      <text:p text:style-name="P176">Хлёсткие отповеди народному судье расправили мою грудь, но не надолго.</text:p>
      <text:p text:style-name="P176">Всё снова вернулось к страдальческому «за что?!» <text:s/>— ведь я так любил, ведь я так старался...</text:p>
      <text:p text:style-name="P176">Вместо ответа оставалось лишь неизбывно томящее мечтание, что в один прекрасный день появится Ира и всё опять станет хорошо...</text:p>
      <text:p text:style-name="P17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76"/>
      <text:p text:style-name="P176">Однако, страдать бесперестанку занятие довольно утомительное и у меня постепенно сложилось мнение, что развод надо как-то отметить.</text:p>
      <text:p text:style-name="P176">Но как?</text:p>
      <text:p text:style-name="P176"><text:soft-page-break/>Обрядов на эту тему я не знал, оставалось лишь импровизировать. Несомненно одно — мне нужен день не такой, как другие.</text:p>
      <text:p text:style-name="P176">Именно за таким днём я и поехал в Киев.</text:p>
      <text:p text:style-name="P176">Бабье лето в тот год настолько распоясалось, что несмотря на первую неделю ноября я поехал туда в пиджаке.</text:p>
      <text:p text:style-name="P17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76">Таким вот фраером я вышел из метро на Крещатике и не спеша двинулся вдоль <text:span text:style-name="T260">его привольных тротуаров с мощными каштанами.</text:span></text:p>
      <text:p text:style-name="P177">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77">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77">Меня не удивили его сомнения — в ту эпоху не каждый мог позволить себе книгу за 31 руб. 60 коп. Если не считать, конечно, каменщиков празднующих свой развод.</text:p>
      <text:p text:style-name="P177">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77">Нет, это не такой день, и я подошёл к бордюру мостовой, мимо которого неслись пришепётывая шинами стайки такси по брусчатке.</text:p>
      <text:p text:style-name="P178">С вокзала я ещё съездил в магазин «Охотник» по адресу данному мне Гриней для покупки ему какой-то складной удочки.</text:p>
      <text:p text:style-name="P178">После шоппинга началась культурная программа.</text:p>
      <text:p text:style-name="P178">В Доме Органной музыки в тот вечер звучала органная музыка. Старые добрые фуги Баха.</text:p>
      <text:p text:style-name="P178">В детстве мой отец говорил мне, что под музыку надо представлять какие-нибудь картины.</text:p>
      <text:p text:style-name="P178">У меня никогда так не получалось. <text:span text:style-name="T261">Звуки слишком подчиняют себе, неоставляя места ничему другому.</text:span></text:p>
      <text:p text:style-name="P179"/>
      <text:p text:style-name="P179">В сумерках на тротуаре оказалось слишком прохладно и хотелось есть. Таксист повёз меня в ресторан гостиницы «Золотой колос».</text:p>
      <text:p text:style-name="P179">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79">А у меня, как всегда, ни брони, ни лат.</text:p>
      <text:p text:style-name="P179">В ресторане, чтоб сориентироваться, я взял для начала бутылку вина и ко мне присоседился мужик в берете.</text:p>
      <text:p text:style-name="P179">Если есть берет, но без портфеля — значит имеешь дело с электриком.</text:p>
      <text:p text:style-name="P179">Мы не успели распить и по бокалу, когда за столом возник молодой светловолосый парень. Он зачем-то начал складывать пальцы в позу «моргала выколю!». Электрик притих под беретом. В программе праздника у меня не было гладиаторских увеселений. Я встал:</text:p>
      <text:p text:style-name="P179">- Ладно, юноша, оставляю это застолье вам. Наслаждайтесь.</text:p>
      <text:p text:style-name="P179">Отойдя к официантам, я заплатил за вино и покинул ресторан.</text:p>
      <text:p text:style-name="P179">Парень рванулся следом в вестибюль, но запутался в стеклянных тамбурах входа, из которых не все открывались.</text:p>
      <text:p text:style-name="P179"/>
      <text:p text:style-name="P179">Ночевать на вокзале не празднично. Очередной таксист отвёз <text:span text:style-name="T262">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80">Поднявшись туда, я решил не испытывать судьбу своим нарядом и заказал ужин в номер — <text:soft-page-break/>рыбу с картошкой и вино, непременно белое, пожалуйста.</text:p>
      <text:p text:style-name="P180"/>
      <text:p text:style-name="P180">Проснувшись поздно утром, я вышел прогуляться по городу.</text:p>
      <text:p text:style-name="P180">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Да, похоже всей монаде придётся попыхтеть, чтоб выпутаться из подаренного застолья, но он сам нарвался.</text:p>
      <text:p text:style-name="P180"/>
      <text:p text:style-name="P180">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80">Зажравшаяся Африка.</text:p>
      <text:p text:style-name="P180">В дневном полусумраке ресторана я их не увидел — успели куда-то рассосаться, и целый зал достался мне одному.</text:p>
      <text:p text:style-name="P180">Я заказал какое-то блюдо в горшочке — так было написано в меню. И действительно, принесли керамический горшочек, а в нём картошку с мясом.</text:p>
      <text:p text:style-name="P180">Есть из горшочка оказалось очень неудобно и слишком горячо. Пришлось догадаться пересыпать часть порции в тарелку на столе <text:span text:style-name="T263">и потом постепенно добавлять из него же.</text:span></text:p>
      <text:p text:style-name="P181">Расплатившись, я зашёл в тихий пустой туалет и вышел оттуда совсем другим человеком; не таким, как входил в ресторан.</text:p>
      <text:p text:style-name="P181">В голове повторялись строки Ивана Франко:</text:p>
      <text:p text:style-name="P181"><text:tab/><text:tab/><text:tab/><text:span text:style-name="T79">Обрываються звiльна всi пута,</text:span></text:p>
      <text:p text:style-name="P181"><text:span text:style-name="T79"><text:tab/><text:tab/><text:tab/>Що в'язали нас з давним житт</text:span><text:span text:style-name="T220">є</text:span><text:span text:style-name="T79">м..</text:span>.</text:p>
      <text:p text:style-name="P181">Основная разница между мной и заходившим в ресторан мною заключалась в отсутствии пиджака, который я намеренно оставил висеть в туалете. Тот самый свадебный пиджак, в котором заключался мой брак с Ирой в нежинском ЗАГСе. </text:p>
      <text:p text:style-name="P181">Было ли это в программе праздника? Нет, скорее всего экспромт, но он мне понравился.</text:p>
      <text:p text:style-name="P181"/>
      <text:p text:style-name="P181">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81">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81">До демонстрации оставалось ещё два дня и ступени были пустые. 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81">Я шёл к метро и на вокзал и снова был готов к траншеям, стенам и перегородкам.</text:p>
      <text:p text:style-name="P181">Всё-таки, праздники нужны людям.</text:p>
      <text:p text:style-name="P178"/>
      <text:p text:style-name="P182">В том, что Панченко, типа, от не хрен делать, швырнул с четвёртого этажа четыре секции чугунного радиатора отопления, даже не глянув — а вдруг пришибёт кого-то? — имелся очень даже обоснованный резон.</text:p>
      <text:p text:style-name="P182"><text:span text:style-name="T263">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82"/>
      <text:p text:style-name="P182">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Да и пора уж — пятьдесят лет мужику.</text:p>
      <text:p text:style-name="P182"/>
      <text:p text:style-name="P182">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182">А жаль.</text:p>
      <text:p text:style-name="P182"><text:soft-page-break/>Эту, сперва несколько хаотичную должность мне удалось довести до выверенного совершенства.</text:p>
      <text:p text:style-name="P182">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264">как кого-нибудь из своей бригады. Но откуда мне было знать?!</text:span></text:p>
      <text:p text:style-name="P183">Проблема решилась радикально — в конце всякого рабочего дня я звонил в регистратуру больницы: а не поступал ли к вам кто из наших?</text:p>
      <text:p text:style-name="P183">Затем встал вопрос трёх рублей. Как потратить их, чтобы каждый страждущий получил равное количество утешения невзирая на пол, возраст и прочие склонности?</text:p>
      <text:p text:style-name="P183">Не сразу, без ложной скромности, но и этот вопрос нашёл своё наилучшее решение.</text:p>
      <text:p text:style-name="P183"/>
      <text:p text:style-name="P183">На один рублю закупалось питьё — неизменные три бутылки: пиво, ситро, кефир. Тебе не нравится пиво? Отдай соседям по палате.</text:p>
      <text:p text:style-name="P183">Второй рубль шёл на сладости: пирожные, зефиры и т. п.</text:p>
      <text:p text:style-name="P183">Для траты третьего рубля я заходил на Ж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83"/>
      <text:p text:style-name="P183">Пакет готов, можно идти навещать.</text:p>
      <text:p text:style-name="P183">Трения возникали лишь при последующих отчётах за потраченные троячки, которые мне возмещал профсоюз. Слаушевский никак не соглашался на упоминание в отчётах бутылки пива.</text:p>
      <text:p text:style-name="P183">Профсоюз и пиво — две вещи несовместные.</text:p>
      <text:p text:style-name="P183">Тогда, в качестве компромисса, я предлагал, чтоб он сам писал отчёты, а я подпишу что угодно.</text:p>
      <text:p text:style-name="P184">Вот какой, чётко сбалансированной системе жить оставалось лишь до ноябрьского отчётно-выборного собрания профсоюза СМП-615.</text:p>
      <text:p text:style-name="P184">И тем не менее, я успел накормить Панченко вафлями.</text:p>
      <text:p text:style-name="P184">Услыхав по телефону регистратуры, что от нас поступил некий Панченко, я понял, что откладывать нельзя <text:s/>- мне ни к чему риск скоропостижной выписки.</text:p>
      <text:p text:style-name="P184">На усладительный рубль я закупил ему вафли, а потом снова вафли и опять вафли — все в разных упаковках и из разных магазинов.</text:p>
      <text:p text:style-name="P184"/>
      <text:p text:style-name="P184">С тёмным вечером за окнами железнодорожной больницы, я похвалил интерьер его <text:s/>отделения и передал чуть звякнувший пакет. Он не мог отказаться, он знал, что там есть пиво.</text:p>
      <text:p text:style-name="P184">Почему я так <text:s/>хохотал мотаясь между магазинами в поисках вафлей разного цвета? Трудно сказать, но я смеялся до слёз.</text:p>
      <text:p text:style-name="P184"/>
      <text:p text:style-name="P184">Через пару дней Лида из нашей бригады спросила меня с глазу на глаз в вагончике:</text:p>
      <text:p text:style-name="P184">- Панченко навещал?</text:p>
      <text:p text:style-name="P184">- А как же.</text:p>
      <text:p text:style-name="P184">- Тоже пирожные?</text:p>
      <text:p text:style-name="P184">- Не. Ему только вафли...</text:p>
      <text:p text:style-name="P184">Она знала, что я принципиально не вру и — умолкла, а мне снова пришлось сдерживать неуместный смех.</text:p>
      <text:p text:style-name="P184">Вскоре в вагончик зачем-то зашёл Панченко. Осторожно взвешивая каждое слово Лида спросила навещал ли я его.</text:p>
      <text:p text:style-name="P184">- Да.</text:p>
      <text:p text:style-name="P184">- С передачей?</text:p>
      <text:p text:style-name="P184">- А там какие-то газетки, я их и не читал.</text:p>
      <text:p text:style-name="P184">Больше не было сказано ни слова. Остальное она высказала дома своему Мыколе. Что он уже <text:soft-page-break/>семейный мужик <text:span text:style-name="T265">и пусть поменьше слушает и заглядывает в рот этому вафлеглоту Панченко...</text:span></text:p>
      <text:p text:style-name="P184"/>
      <text:p text:style-name="P185">Я не сразу понят отчего бракоразводный процесс оставил во мне ощущение какой-то недовершённости. Чего-то ему не хватало.</text:p>
      <text:p text:style-name="P185">Отличительная черта моего тугодумия в том, что в конце концов мне доходит о чём я сперва и думать не думал.</text:p>
      <text:p text:style-name="P185">Оказывается, этот народный судья совершенно забыл даже и словом обмолвиться про алименты! Как будто я бездетный.</text:p>
      <text:p text:style-name="P185">На мои плечи легла задача исправить судебную ошибку.</text:p>
      <text:p text:style-name="P185">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85">Но поскольку ты была не единственным моим ребёнком, точно такую же сумму я отправлял и на Декабристов 13.</text:p>
      <text:p text:style-name="P185">«30 в Нежин, 30 в Конотоп» на несколько лет стало моим финансовым образом жизни и самой повторяемой строчкой в записной книжке.</text:p>
      <text:p text:style-name="P185">Почему именно столько? Не знаю. В сумме это составляло половину моей зарплаты и, помимо гигиенично-банно-прачечных расходов, я иногда покупал книги и ежедневно обедал в столовых.</text:p>
      <text:p text:style-name="P185"/>
      <text:p text:style-name="P186">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86">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86">Женщины тоже спрашивали почему именно 30 руб.</text:p>
      <text:p text:style-name="P186">С непонятно откуда и на кого нахлынувшей злостью, я ответил, что большего и не надо и, когда я начту получать по 3000 руб. в месяц, «тридцатки» в Нежин и Конотоп так и останутся «тридцатками».</text:p>
      <text:p text:style-name="P186">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86"/>
      <text:p text:style-name="P186">В какой-то период я посылал всего по 15 руб.</text:p>
      <text:p text:style-name="P186">Это случилось после того, как я случайно услышал разговор Наташи с моей матерью, что Ира когда-то продала мой кожух, оставив себе все деньги.</text:p>
      <text:p text:style-name="P186">Я замечал исчезновение кожуха, но куда и как он делся понятия не имел.</text:p>
      <text:p text:style-name="P186">Теперь, для восстановления репутации жены Цезаря мне пришлось понизить алиментную ставку, покуда не набралась сумма в 90 руб.</text:p>
      <text:p text:style-name="P186">Деньги я отвёз в Нежин и в почтовом отделении на Красных партизан попросил <text:s/>случайную посетительницу заполнить почтовый бланк под мою диктовку.</text:p>
      <text:p text:style-name="P148">В месте на бланке отведённом для приписок личного характера я написал корявым почерком с наклоном влево: «за кожух».</text:p>
      <text:p text:style-name="P148">Почему 90 руб.? Просто новенький и с длинными полами стоил 120 руб., а этот был коротким и ещё с Объекта — остальное чистая арифметика.</text:p>
      <text:p text:style-name="P148"/>
      <text:p text:style-name="P148">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8"/>
      <text:p text:style-name="P148">Тут интересно отметить, что мудрость посторонних не в силах сделать нас умнее.</text:p>
      <text:p text:style-name="P148"><text:soft-page-break/>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8">Я согласился с мудр<text:span text:style-name="T73">о</text:span>стью сентенции, но не воспользовался ею.</text:p>
      <text:p text:style-name="P148">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8">Меня поразило до чего» оказывается» это легко сделать — просто взять и заговорить. И мне приятно было выговаривать слова «мама», «папа»...</text:p>
      <text:p text:style-name="P148">Вот только слегка казалось, что это я обращаюсь не к своим родителям, или что это говорю не совсем я. Наверное с отвычки, а может из-за того что все мы уже так сильно изменились.</text:p>
      <text:p text:style-name="P148"/>
      <text:p text:style-name="P103">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03">Речь идёт о ежемесячных дежурствах в народной дружине.</text:p>
      <text:p text:style-name="P103">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03">Водитель автокрана, Мыкола К<text:span text:style-name="T787">о</text:span>т, приходил одним из первых и, не снимая кроличью шапку чёрного меха, листал за столом кипу газет за прошедший месяц.</text:p>
      <text:p text:style-name="P103">Мужики потихоньку подтягивались и, усевшись на стулья вдоль стен, начинали трандеть о том, о сём.</text:p>
      <text:p text:style-name="P104">К<text:span text:style-name="T787">о</text:span>т, не отрываясь от прессы дней минувших, предрекал, что начни мы даже с высот космической орбиты, разговор неизбежно скатится в бабью трещину. И он, как правило, оказывался прав.</text:p>
      <text:p text:style-name="P104">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04">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04">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04">Раза два перед нами выступали работники КГБ с ориентировками.</text:p>
      <text:p text:style-name="P104">Первый раз по случаю предстоящих ноябрьских праздников — нельзя допускать провокационных вылазок. Когда КГБист ушёл, явился припоздавший милиционер с вопросом — теперь всем ясно, что увидев шпиона надо тут же его хватать?</text:p>
      <text:p text:style-name="P104">Второй и последний раз КГБист делился секретной информацией для скорейшей поимки недавней сотрудницы КГБ, <text:span text:style-name="T195">которая вдруг скрылась и залегла на дно. </text:span></text:p>
      <text:p text:style-name="P105">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05">Мужики не сразу врубились о чём речь, а когда допéтрили, то сыпанули такими наводящими вопросами, что КГБист счёл за лучшее смыться. В конце концов, он всего лишь <text:span text:style-name="T196">ис</text:span>полнял приказ, за тупость которого не отве<text:span text:style-name="T196">чал.</text:span></text:p>
      <text:p text:style-name="P105"/>
      <text:p text:style-name="P106">В один из обходов мои «натройники» меня кидáнули.</text:p>
      <text:p text:style-name="P106">Ходить в красной повязке в группе из трёх ещё куда ни шло, но когда оглянёшься по сторонам и у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06">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Некоторые <text:soft-page-break/>помоложе оглядывались на странное явление — дружинник оборзело патрулирующий в одиночку.</text:p>
      <text:p text:style-name="P106">Большого ума не надо, чтоб вычислить — мои со-дружинники, сдёрнув повязки, заскочили в како<text:span text:style-name="T197">й</text:span>-то гастроном за бутылкой «бормотухи» и сейчас <text:span text:style-name="T197">в укромном месте </text:span>гурголят её <text:span text:style-name="T197">по очереди </text:span>с горла <text:span text:style-name="T197">для сугрева и общего тонуса.</text:span></text:p>
      <text:p text:style-name="P107">Где?</text:p>
      <text:p text:style-name="P107">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07">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07"/>
      <text:p text:style-name="P107">Но вместо плотника с водителем в конусе света неяркой фонарной лампы я нарвался на жанровую сцену.</text:p>
      <text:p text:style-name="P107">Девушка гуляла с юношей, когда их общий знакомый другой юноша — поплотнее и повыше — <text:s/>перехватил их и начал разборку.</text:p>
      <text:p text:style-name="P107">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07">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07">Мне оставалась лишь роль зрителя в красной повязке. Девушка подобрала куртку с шапкой и держала их, как когда-то Ира мою кроличью на главной площади Нежина.</text:p>
      <text:p text:style-name="P107">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непонятных проулков.</text:p>
      <text:p text:style-name="P107">Побеждённый поднялся и, увидев, что я всё ещё тут, разразился сумбурно пылкой речью о силе духа, ибо физическая сила — ничто, а сила духа — всё.</text:p>
      <text:p text:style-name="P107">В Конотопе каждый второй — прирождённый оратор.</text:p>
      <text:p text:style-name="P107">Чтобы морально поддержать Демосфена, я <text:span text:style-name="T198">сообщил, что во время схватки девушка держала именно его вещи, а не меховую шапку-«пирожок» его противника, которая тоже упала в снег.</text:span></text:p>
      <text:p text:style-name="P108">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08"/>
      <text:p text:style-name="P109">И мне такж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09">Впрочем, возвещение меня не слишком-то волновало — я сделал открытие, что мне нравится дарить подарки; даже больше, чем получать их самому.</text:p>
      <text:p text:style-name="P109">Но сначала мне пришлось найти ородскую оранжерею.</text:p>
      <text:p text:style-name="P109">Она, практически, находится у чёрта на куличках. Не доезжаю одной остановки до конечной второго номера трамвая, надо сойти, свернуть налево и и топать с полкилометра по улочкам времём гражданской войны. Типа, улица Юденича, или, там, Деникина.</text:p>
      <text:p text:style-name="P109">Названия, конечно, у них были советские, но вид самый белогвардейский.</text:p>
      <text:p text:style-name="P109">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09">А эти посадки ещё не созрели, калы «нерозцвiченi», то есть белые цветки ещё не превратился в широкие раструбы с отворотами.</text:p>
      <text:p text:style-name="P109">И тогда, без малейшего намёка на косноязычие, я выдал ей образчик ораторского искусства.</text:p>
      <text:p text:style-name="P109">Это ей, которая каждый день проходит среди зелени оранжерейных грядок, калы кажутся не <text:soft-page-break/>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99">ом</text:span>» <text:span text:style-name="T199">виде — самые прекрасные цветы.</text:span></text:p>
      <text:p text:style-name="P110">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две недели.</text:p>
      <text:p text:style-name="P110"/>
      <text:p text:style-name="P110">Решение было бесповоротным — пора подвести черту.</text:p>
      <text:p text:style-name="P110">И этот вот — последний из рассказов Моэма, который я перевожу. Хватит.</text:p>
      <text:p text:style-name="P110">Даже то обстоятельство, что заключительный рассказ пришлось переводить дважды, не могло поколебать моей решимости.</text:p>
      <text:p text:style-name="P110">Переводить вторично меня вынудил Толик Полос, когда сквозанýл мой портфель.</text:p>
      <text:p text:style-name="P110">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10">На Посёлке в такое время прохожих нет, во всяком случае вдоль путей в сторону Вокзала.</text:p>
      <text:p text:style-name="P110">Там, где заканчивается бетонная стена завода КПВРЗ, я вспомнил, что забыл взять деньги на электричку.</text:p>
      <text:p text:style-name="P110">Пришлось возвращаться, оставив портфель одиноко стоять с краю служебного прохода.</text:p>
      <text:p text:style-name="P110">Вернувшись от путей на улицы Посёлка, я скоро встретил Толика Полоса, что тоже учился в 13-й школе, но на два года младше меня.</text:p>
      <text:p text:style-name="P110">Я дошёл до Декабристов 13, взял деньги и вернулся к путям — портфеля не было. Кроме меня тут проходил только Толик. Или кто-то ещё?</text:p>
      <text:p text:style-name="P110">Ответ был получен неделю спустя в трамвае. Он 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10">Нужны ли более прямые доказательства, что одинокий портфель в пустынном месте подхватил именно он? Мне — нет.</text:p>
      <text:p text:style-name="P111">Порою в жизни я умею не только видеть, но и читать знаки.</text:p>
      <text:p text:style-name="P111"/>
      <text:p text:style-name="P111">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12">Так, хоть и с месячной задержкой, решение завязать с Моэмом было исполнено, но оно являлось лишь частью более широкого плана действий.</text:p>
      <text:p text:style-name="P112">В нём, как и во всех других моих планах, отсутствовали чёткие конкретные детали. Планы мои, они скорее и не планы вовсе, а, типа, ощущения, что надо сделать то-то и то-то. Детали к планам являются уже потом — по ходу исполнения.</text:p>
      <text:p text:style-name="P112">Возник же помянутый широкий план потому, что мен наконец-то дошло — никаких моих переводов Жомнир никуда не «засватает». Неважно почему, главное, что это точно.</text:p>
      <text:p text:style-name="P112">Что же теперь делать? </text:p>
      <text:p text:style-name="P112">В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12">Я приехал в Нежин и объявил ему о своём намерении забрать свои чёрно-серо-беловики.</text:p>
      <text:p text:style-name="P112">Жомнир не возражал и не расспрашивал. Он устроил застолье, ведь за эти годы я стал в их доме чем-то типа дальнего родственника; бедного, но иногда полезного, как, <text:span text:style-name="T200">скажем,</text:span> при оклейке гостиной комнаты его квартиры <text:span text:style-name="T200">новыми </text:span>обоями.</text:p>
      <text:p text:style-name="P113">Мы сели за квадратный стол, выдвинутый от стены в центр гостиной, и ели всё, что приносила с кухни Мария Антоновна. Мы пили крепкий самогон.</text:p>
      <text:p text:style-name="P113">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13">Я витиевато ответил, что они, отношения эти, оказались вполне плодотворными, имея ввиду <text:soft-page-break/>тебя. Потом я осторожно спросил про Иру: как она?</text:p>
      <text:p text:style-name="P113">- Что как?-ответил Жомнир.- Таскается по городу.</text:p>
      <text:p text:style-name="P113">Это садануло мне в солнечное сплетение, хотя не так сильно, как слова Иры про имеющегося у неё Сашу, которые передала моя сестра. Но более всего меня поразило полное совпадение ответа Жомнира со словами мужика на конотопском кирпичном заводе про Ольгу.</text:p>
      <text:p text:style-name="P113">При всей разнице в образовательном и культурном уровне, когда нам нужно шибануть ближнего, мы пользуемся одним и тем же каменным топором.</text:p>
      <text:p text:style-name="P113"/>
      <text:p text:style-name="P113">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13">Самогон оказался действительно крепким, но я помню как подкатила электричка и с шипением распахнула дверь на перрон.</text:p>
      <text:p text:style-name="P113">Отказавшись от помощи Жомнира, я пошёл в круглый туннель тамбура с отблесками никелированных поручней по бокам.</text:p>
      <text:p text:style-name="P114">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14"/>
      <text:p text:style-name="P114">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14">Она была пуста, потому что по расписанию до её отправления на <text:s/>Хутор Михайловский оставалось ещё часа два.</text:p>
      <text:p text:style-name="P114">Каменея мышцами живота, с остановившимся дыханием, я увидел, что поручень пуст. А остальных трёх целлофан тоже <text:s/>не просматривался. Дёрнув раздвижную дверь, я зашёл в пустой вагон и взглянул вдоль пустых полок над окнами.</text:p>
      <text:p text:style-name="P114">Я вернулся в тамбур и выдохнул: хху!</text:p>
      <text:p text:style-name="P114"/>
      <text:p text:style-name="P114">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14">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14">Кто?!</text:p>
      <text:p text:style-name="P114">Какая разница. Кто бы то ни был добыча радости не принесла — абсолютная бесполезность. Разве что печку растапливать — хватит на несколько зим...</text:p>
      <text:p text:style-name="P114"/>
      <text:p text:style-name="P114">Бездумно просидев около часа, я вспомнил, что это деньь дежурства СМП-615 в народной дружине и побрёл в опорный пункт, где тоже только сидел — отстранённо и молча. Только когда пришёл милиционер, я понял, что надо делать дальше.</text:p>
      <text:p text:style-name="P114">- Товарищ капитан, одолжите три рубля до следующего дежурства.</text:p>
      <text:p text:style-name="P114">- Я рублями не одалживаю, могу только сутками. Пятнадцать хватит?</text:p>
      <text:p text:style-name="P114"/>
      <text:p text:style-name="P114">Его острословие лишь подтвердило правильность принятого плана.</text:p>
      <text:p text:style-name="P114">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14">Я сказал, что потерял переводы Моэма, над которыми работал несколько лет. Теперь для их восстановления <text:span text:style-name="T201">мне нужны оригиналы, все из которых собраны в имеющемся у неё четырёхтомнике. Не могла бы она?..</text:span></text:p>
      <text:p text:style-name="P115">Всё так же мило улыбаясь, Нона принесла книги, сложила их в целлофановый пакет и передала мне. Как радостно стучало моё сердце — спасибо!</text:p>
      <text:p text:style-name="P115"/>
      <text:p text:style-name="P115">- Слышь, Мария Антоновна? Этот негодный Огольцов потерял все свои переводы в <text:soft-page-break/>электричке!</text:p>
      <text:p text:style-name="P115">- А зачем было хлопца поить?</text:p>
      <text:p text:style-name="P115">Мария Антоновна тоже не знала, что <text:span text:style-name="T202">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15"/>
      <text:p text:style-name="P538"><text:tab/><text:tab/><text:tab/>Привычка свыше нам дана,</text:p>
      <text:p text:style-name="P116"><text:span text:style-name="T79"><text:tab/><text:tab/><text:tab/>Замена счастию она..</text:span>.</text:p>
      <text:p text:style-name="P116">Эта бессмертная строка великого классика без обиняков намекает, что в третий раз в Ромны меня загребли уже чисто по привычке.</text:p>
      <text:p text:style-name="P116">Причём на этот раз почти все в СМП-615 знали, что н<text:span text:style-name="T203">е</text:span> сегодня-завтра меня прикроют.</text:p>
      <text:p text:style-name="P116"/>
      <text:p text:style-name="P117">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204">П</text:span>етухов, зав отдела кадров СМП-615.</text:p>
      <text:p text:style-name="P118">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18">- С утра песни поёт. Может пора?</text:p>
      <text:p text:style-name="P118">- Пусть поёт...</text:p>
      <text:p text:style-name="P118"/>
      <text:p text:style-name="P118">- Объяснительную написал стихами.</text:p>
      <text:p text:style-name="P118">- Какую объяснительную?</text:p>
      <text:p text:style-name="P118">- Он каску потерял, я потребовал написать объяснительную. Заберёте?</text:p>
      <text:p text:style-name="P118">- Рано...</text:p>
      <text:p text:style-name="P118"/>
      <text:p text:style-name="P118">- Свою рубаху засунул в дырку плиты перекрытия и засыпал раствором.</text:p>
      <text:p text:style-name="P118">- Вот — то, что надо. Следите, чтоб никуда не ушёл.</text:p>
      <text:p text:style-name="P118"/>
      <text:p text:style-name="P118">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18">- Спой, Серёга!</text:p>
      <text:p text:style-name="P539"><text:tab/><text:tab/><text:tab/>У меня была жена,</text:p>
      <text:p text:style-name="P539"><text:tab/><text:tab/><text:tab/>Она меня люби-и-ила,</text:p>
      <text:p text:style-name="P539"><text:tab/><text:tab/><text:tab/>Изменила только раз,</text:p>
      <text:p text:style-name="P539"><text:tab/><text:tab/><text:tab/>А потом, потом реши-ила:</text:p>
      <text:p text:style-name="P539"><text:tab/><text:tab/><text:tab/>Эх! Раз, да ещё раз,</text:p>
      <text:p text:style-name="P118"><text:span text:style-name="T79"><text:tab/><text:tab/><text:tab/>Да ещё много-много-много-много раз..</text:span>.</text:p>
      <text:p text:style-name="P118">Правда, бригаде больше нравилась Баллада о Гипсе:</text:p>
      <text:p text:style-name="P539"><text:tab/><text:tab/><text:tab/>И вот лежу я на спине — загипсованный,</text:p>
      <text:p text:style-name="P118"><text:span text:style-name="T79"><text:tab/><text:tab/><text:tab/>Кажный член у мине — расфасованный.</text:span>..</text:p>
      <text:p text:style-name="P118"/>
      <text:p text:style-name="P118">А каску я вовсе не терял, <text:span text:style-name="T205">а шиканул джентельменством.</text:span></text:p>
      <text:p text:style-name="P119">Шёл по Семи Ветрам с объекта на объект, а штукатурши ПМК-7 в молодой траве цветы 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19">Изо всей бригады в каске только я ходил, вот прораб Ваня и прицепился со своей объяснительной. А насчёт стихов это он мне польстил — там, верлибр всего-навсего...</text:p>
      <text:p text:style-name="P118"/>
      <text:p text:style-name="P120">С рубахой — да. С рубахой я нарвался по полной.</text:p>
      <text:p text:style-name="P120"><text:soft-page-break/>Подвела меня склонность к самоизобретённым ритуалам.</text:p>
      <text:p text:style-name="P120">Наступил первый день лета. Ну, как не отметить?</text:p>
      <text:p text:style-name="P120">Летом на стройке жара, даже если под спецовкой одета всего лишь майка, всё равно исходишь пóтом. Рубаха летом — лишний элемент.</text:p>
      <text:p text:style-name="P120">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20">И вот первого июня, выходя из вагончика я повязал её рукава поверх спецовки на голое тело, чтобы похоронить в какой-нибудь из множества ещё не забитых раствором дырок в панелях перекрытия. <text:s/>На объекте нет мусорных баков, а бросить её в очко дощатого сортира у меня рука не поднялась — как никак столько лет потели вместе.</text:p>
      <text:p text:style-name="P120"/>
      <text:p text:style-name="P120">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20">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span text:style-name="T206">Неровным полукругом пред ними стояли наша бригада, мастер Каренин и прораб Ваня.</text:span></text:p>
      <text:p text:style-name="P121">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21">Народ безмолвствовал. </text:p>
      <text:p text:style-name="P121">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21">Я беспрекословно подчинился, сел в фургон, где уже оказался какой-то алкаш, и нас увезли.</text:p>
      <text:p text:style-name="P121">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21">Потом в фургон подсел молодой охранник в гражданке и ещё один алкаш и нас накатанной дорожкой повезли в Ромны. 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21"/>
      <text:p text:style-name="P121">По приезду в психушку нас развели по разным направлениям и мен зачем-то сделали рентген в лежачем виде. Алкашей я больше не видал — в дурдоме ими занимается третье отделение, а меня ждало пятое.</text:p>
      <text:p text:style-name="P122">Эта мозговая промывка опять проходила на Площадке и в переполненной палате-спальне. Из категорий выше полностью свободных знакомым оказался только Саша, который знал моего брата Сашу, но он беспробудно спал.</text:p>
      <text:p text:style-name="P122">Как ветеран и ради человеколюбия я обратился к заведующей с мольбою заменить мне уколы аминазина на аминазин в таблетках. Она обещала подумать и за десять дней до окончания срока отменила мне уколы на ночь. За это я вспомнил её имя — Нина.</text:p>
      <text:p text:style-name="P122"/>
      <text:p text:style-name="P122">Больше ничего примечательного не случилось, кроме того, что я узнал способ оказания первой помощи в случае припадка эпилепсии.</text:p>
      <text:p text:style-name="P122">Надо ухватить эпилептика за ноги и отволочь с Площадки в тень под навесом. Тут он тоже будет биться спиною о землю, но постепенно снижая темп, пока не придёт в себя.</text:p>
      <text:p text:style-name="P122">Некоторые полудурки считают полезным сгонять ему мух с лица, но на течении припадка это не сказывается.</text:p>
      <text:p text:style-name="P122"/>
      <text:p text:style-name="P123">На тропе под высокой железнодорожной насыпью Петухов не сказал мне только одного — <text:soft-page-break/>почему меня в тот раз так плотно обложили и взяли под колпак неусыпного наблюдения.</text:p>
      <text:p text:style-name="P123">Но в этом не было нужды, потому что я об этом знал не хуже его.</text:p>
      <text:p text:style-name="P123"/>
      <text:p text:style-name="P123">Причина крылась в реконструкции роддома — длинного двухэтажного здания у перекрёстка <text:span text:style-name="T207">улицы Ленина и спуска от Универмага.</text:span></text:p>
      <text:p text:style-name="P124">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24">Исполнителями работ были четыре штукатурши и я. Мы справились за одну неделю.</text:p>
      <text:p text:style-name="P124">Когда женщины уже штукатурили поставленные мною перегородки, в коридоре появился мужик в чистом костюме и при галстуке.</text:p>
      <text:p text:style-name="P124">Увидав четырёх ядрёных баб, он начал распускать перед ними свой хвост на фоне занюханного подсобника, за которого он принял меня.</text:p>
      <text:p text:style-name="P124">Я вежливо попросил его приберечь свой пыл и не кашлять во все стороны.</text:p>
      <text:p text:style-name="P124">- Да ты знаешь с кем связался?! Я — первый секретарь горкома партии!</text:p>
      <text:p text:style-name="P124">- А я — каменщик четвёртого разряда.</text:p>
      <text:p text:style-name="P124">- Ну, ты меня узнаешь!</text:p>
      <text:p text:style-name="P124">И он ушёл, а через полчаса в коридор влетел взмыленный главный инженер СМП-615, он же парторг строительно-монтажного поезда.</text:p>
      <text:p text:style-name="P124">- Как ты смел материть первого секретаря горкома?!</text:p>
      <text:p text:style-name="P124">Штукатурши в один голос засвидетельствовали, что матюков и близко не было и главный инженер уехал.</text:p>
      <text:p text:style-name="P124"/>
      <text:p text:style-name="P124">Вот и всё. Проще не бывает — самец с рычагами власти против самца в заляпанной раствором спецовке.</text:p>
      <text:p text:style-name="P124">Единственное, что обидно, так это обвинение в матерщине. За все годы в СМП-615 я не произнёс ни одного матерного слова, даже в мыслях.</text:p>
      <text:p text:style-name="P124"/>
      <text:p text:style-name="P124">В начале осени намыливаясь в бане я вдруг заметил, что мой живот стал выпуклым, как жёсткие надкрылья майского жука, и такие же не поддающиеся втягиванию.</text:p>
      <text:p text:style-name="P124">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24">- Толстеешь, братец! И никуда не денешься — ты из нашей породы!</text:p>
      <text:p text:style-name="P124">Я без улыбки посмотрел на её круглое лицо, под которым — я знал это — расширяется ещё более круглая фигура, и промолчал.</text:p>
      <text:p text:style-name="P124">Мне не хотелось быть из такой породы и становиться круглым. Я не поддамся их аминазину! Нужны радикальные меры.</text:p>
      <text:p text:style-name="P124">Начать с тех самых ужинов на Декабристов 13 — <text:span text:style-name="T208">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25">Для начала я отказался от хлеба. </text:p>
      <text:p text:style-name="P125">ОК, я ем сколько кладёте, но хлеб не хочу и не буду. <text:s/>Причём я перестал брать его даже в столовых. 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25">«Хлеб мягкий, рот большой; откусишь — и сердце радуется».</text:p>
      <text:p text:style-name="P125">Ещё через месяц, увидав, что бесхлебная диета не срабатывает, я просто перестал ездить в столовую на обеденный перерыв. Это уравняло баланс. Завтрак в столовой плюс две порции ужина — получается трёхрáзовое питание.</text:p>
      <text:p text:style-name="P125">А обед?</text:p>
      <text:p text:style-name="P125">Обедал я, по выражению нашей бригады, Всесвитом, который ежемесячно приносил в вагончик для прочтения.</text:p>
      <text:p text:style-name="P125"><text:soft-page-break/>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25">Нарцисс вогнутобрюхий.</text:p>
      <text:p text:style-name="P125"/>
      <text:p text:style-name="P126">Е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 по своим понятиям.</text:p>
      <text:p text:style-name="P126"/>
      <text:p text:style-name="P126">Слово «аскетизм» один из самых курьёзных примеров насколько люди не понимают что они говорят.</text:p>
      <text:p text:style-name="P126">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26">Это настолько же неверно, как словом «спортсмен» обозначать одних лишь сумоистов.</text:p>
      <text:p text:style-name="P126">На самом деле, смысл корневого слова «аскеза» передаётся словом «тренировка».</text:p>
      <text:p text:style-name="P126"/>
      <text:p text:style-name="P126">Если ты захотел стать победителем пивного турни ра и каждый день для тренировки выпиваешь три литра пива, ты — аскет.</text:p>
      <text:p text:style-name="P126">Так же как и соседская девочка, что каждый день за стенкой гоняет скрипичные гаммы.</text:p>
      <text:p text:style-name="P126">Так-распротак твою аскезу со всеми вашими диезами!</text:p>
      <text:p text:style-name="P126"/>
      <text:p text:style-name="P126">То есть, аскет-отшельник, готовящий себя к жизни будущей на небесах, всего лишь частный случай среди остальных аскетов.</text:p>
      <text:p text:style-name="P126"><text:s/>Аскезы бывают затяжными и краткосрочными, в зависимости от её цели.</text:p>
      <text:p text:style-name="P126"/>
      <text:p text:style-name="P126">И в чём же, спрашивается, состояли мои цели, заставлявшие так ревностно блюсти свою поджарость и каждый будний день выписывать <text:span text:style-name="T209">незнакомые слова из газеты «Morning Star»?</text:span></text:p>
      <text:p text:style-name="P127">Как я уже объяснял, с конкретными деталями к общим планам у меня всё несколько туманно — я просто чувствую, что так надо, потому и делаю так.</text:p>
      <text:p text:style-name="P127">За выписками из «Morning Star» требовался г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27">Но что означает?</text:p>
      <text:p text:style-name="P127">Рыться в исписанных тетрадках слишком нудно, легче заново посмотреть в словаре и выписать его значение.</text:p>
      <text:p text:style-name="P127">А иногда попадались слова, про которые я знал, что они выписывались уже до двух-трёх раз; память называется!</text:p>
      <text:p text:style-name="P127">С такими приходилось расправляться составлением собственных примеров.</text:p>
      <text:p text:style-name="P127">Вот до чего доводит человека аскетизм; <text:span text:style-name="T210">даже если и</text:span> сам толком не знаешь — зачем оно мне надо?</text:p>
      <text:p text:style-name="P127"/>
      <text:p text:style-name="P128">Для меня это не стало искушением, я просто изумился.</text:p>
      <text:p text:style-name="P128">И она меня не соблазняла, а скорее пыталась востребовать исполнение родительского долга.</text:p>
      <text:p text:style-name="P128">Я слишком много задолжал Леночке. Не брал её на руки, не сажал к себе на колени, не гладил по волосам.</text:p>
      <text:p text:style-name="P128">Мы просто жили в одной хате, где ей когда-то сказали, что я её папа, но, в сущности, какой там я отец? Так — сухая формула. Бесконтактный папа.</text:p>
      <text:p text:style-name="P128">Конечно же, я не отталкивал её, а порой мог даже увлечься разговором с нею; однако для ребёнка такого, наверное, мало.</text:p>
      <text:p text:style-name="P128">И для отца такого наверняка мало, но так уж сложились мои отношения со всеми и каждым из моих пятерых детей.</text:p>
      <text:p text:style-name="P128"/>
      <text:p text:style-name="P128"><text:soft-page-break/>Когда родилась Леночка, я просто ещё не созрел для роли отца, Папа в восемнадцать лет? Бросьте смешить!.</text:p>
      <text:p text:style-name="P128">Потом нас развели стройбат с институтом.</text:p>
      <text:p text:style-name="P128"/>
      <text:p text:style-name="P128">При появлении на свет тебя я уже годился в отцы и любил тебя беззаветно, но слишком недолго — нас разлучила моя репутация.</text:p>
      <text:p text:style-name="P128"/>
      <text:p text:style-name="P128">С Рузанной я познакомился в её шесть лет. <text:s/>Она звала меня «папой» и я <text:s/>любил её <text:span text:style-name="T211">как дочь</text:span>, но первый раз обнял, когда она уезжала в Грецию к своему мужу Апостолосу.</text:p>
      <text:p text:style-name="P129">Опять всё та же бесконтактность.</text:p>
      <text:p text:style-name="P129"/>
      <text:p text:style-name="P129">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29"/>
      <text:p text:style-name="P129">Так отец пятерых детей и остался формальным папой.</text:p>
      <text:p text:style-name="P129">Бедные дети!</text:p>
      <text:p text:style-name="P129">Но жалеть надо не только их, ведь я тоже прожил жизнь лишённым их ласки.</text:p>
      <text:p text:style-name="P129"/>
      <text:p text:style-name="P129">Теперь вернёмся к тому, как Леночка попыталась исправить такое вопиющее положение.</text:p>
      <text:p text:style-name="P129">Она зашла в комнату и уселась ко мне на колени, отделяя от стола со словарём, тетрадкой и книгой. 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29">Что же меня оттолкнуло? Опасение скатиться к инцесту?</text:p>
      <text:p text:style-name="P129">Исключено, при моём роботизированном самоконтроле.</text:p>
      <text:p text:style-name="P129">Нет, скорее из-за выражения улыбки на её лице:</text:p>
      <text:p text:style-name="P129">«Ах, ты бедняжка!»</text:p>
      <text:p text:style-name="P129">- Ну, хватит, Леночка. Мне надо работать.</text:p>
      <text:p text:style-name="P129">Улыбка сменилась выражением злости и она начала мстительно прыгать, сидя у меня на коленях.</text:p>
      <text:p text:style-name="P129">- Что? Размечталась о сладких пирожках? Не рано ли?</text:p>
      <text:p text:style-name="P129">И я поднялся на ноги, как бездушный робот, лишив её площадки для подпрыгиваний.</text:p>
      <text:p text:style-name="P129"/>
      <text:p text:style-name="P129">Через пару дней, а может и неделю, вернувшись с работы я заметил перемены на полках этажерки. Там появилась чёрная дыра.</text:p>
      <text:p text:style-name="P130">Высокую скулу лица Иры, на любительской фотографии посреди ручья, пробило отверстие.</text:p>
      <text:p text:style-name="P130">Орудием этого вандализма, а может даже вудуизма, послужил остро заточенный карандаш или шариковая ручка.</text:p>
      <text:p text:style-name="P130">Вопрос «к<text:span text:style-name="T212">т</text:span>о?!» у меня не возникал. </text:p>
      <text:p text:style-name="P130">Какая разница?</text:p>
      <text:p text:style-name="P130">- Леночка! Иди-ка сюда!</text:p>
      <text:p text:style-name="P130">- <text:span text:style-name="T212">Что?</text:span></text:p>
      <text:p text:style-name="P130">- <text:span text:style-name="T212">Я, как отец, обязан заботиться о твоём образовании. Чтобы ты разбиралась: что есть что. Посмотри на фотографию на полке.</text:span></text:p>
      <text:p text:style-name="P130">- <text:span text:style-name="T212">Что?</text:span></text:p>
      <text:p text:style-name="P130">- <text:span text:style-name="T212">Вот это называется подлость.</text:span></text:p>
      <text:p text:style-name="P130">- <text:span text:style-name="T212">Это не я.</text:span></text:p>
      <text:p text:style-name="P130">- <text:span text:style-name="T212">Я не говорю, что это ты. Просто запомни что такое «подлость». А кто её сделал уже не важно.</text:span></text:p>
      <text:p text:style-name="P130"/>
      <text:p text:style-name="P131">Фотографию пришлось отнести в фотоателье на Клубной.</text:p>
      <text:p text:style-name="P131">Фотомастер Артур, молодой армянин умеющий переносить фотопортреты на керамику, сказал, что это поправимо.</text:p>
      <text:p text:style-name="P131"><text:soft-page-break/>Только я попросил увеличить снимок до размеров настенного портрета, оставив всё, что есть, и ручей тоже.</text:p>
      <text:p text:style-name="P131">Для восстановленного и увеличенного фото я ещё купил картонную рамочку и снова водрузил на полку.</text:p>
      <text:p text:style-name="P131">Увидев результат, моя мать истерично всхохотнула, что и осталось единственным комментарием.</text:p>
      <text:p text:style-name="P131">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31"/>
      <text:p text:style-name="P131">В преддверии двухлетия своего сына Андрея моя сестра Наташа пожаловалась, что нигде не купишь железную дорогу, <text:s/>чтобы собрать на полу боьшущий круг из крохотных рельсов, по которым бегал бы маленький поезд. Помнишь, как у нас на Объекте была?</text:p>
      <text:p text:style-name="P131">У меня сохранялось смутное детское воспоминание о прекрасной игрушке и эту жалобу я воспринял как повод вырваться из повседневной конотопской жизни. <text:span text:style-name="T213">Ведь я же любящий дядя!</text:span></text:p>
      <text:p text:style-name="P132">Для начала я смотался в Киев.</text:p>
      <text:p text:style-name="P132">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оза».</text:p>
      <text:p text:style-name="P132">Она хмыкнула и, чтоб мне, деревенщине лучше дошло, ответила:</text:p>
      <text:p text:style-name="P132">- Паровоза нема<text:span text:style-name="T216">є</text:span>.</text:p>
      <text:p text:style-name="P132">Меня это ничуть не удивило, ведь что Наташа скажет, так оно и есть.</text:p>
      <text:p text:style-name="P132">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32"/>
      <text:p text:style-name="P132">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32">Я отвёз добычу на Киевский вокзал и вернулся в центр — урвать свою долю культурной жизни.</text:p>
      <text:p text:style-name="P132">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32">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32">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32">- Конечно, джаз!</text:p>
      <text:p text:style-name="P132"/>
      <text:p text:style-name="P133">Говорят, что железнодорожный вокзал Чернигова построен при немцам, во время оккупации. </text:p>
      <text:p text:style-name="P133">И этим говорильщикам я верю. Почему?</text:p>
      <text:p text:style-name="P133">Да просто лишь за то, что они за это не получают зарплаты, в отличие от множества составителей бесчисленных советских учебников истории.</text:p>
      <text:p text:style-name="P133">И ещё говорят, что вид сверху черниговского вокзала являет собой тевтонский крест.</text:p>
      <text:p text:style-name="P133">С высоты птичьего полёта я его не рассматривал, однако, могу засвидетельствовать — из всех посещённых мною вокзалов, только там можешь в любое время суток набрать готовый крутой кипяток из специального медного крана.</text:p>
      <text:p text:style-name="P133"/>
      <text:p text:style-name="P133">Всё это к тому, что здание Центрального Театра Советской Армии сверху смотрится пятиконечной звездой. Говорят.</text:p>
      <text:p text:style-name="P133">Внутри же это добротное здание <text:span text:style-name="T223">с большим зрительным залом на первом этаже и выставочными стендами в широких галереях второго.</text:span></text:p>
      <text:p text:style-name="P134"><text:soft-page-break/>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34">А что ещё оставалось делать в незнакомой зимней Москве?</text:p>
      <text:p text:style-name="P134">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34">Затем я спустился в зал, где вскоре джазмены начали устанавливать и опробовать на сцене свои инструменты — ударник, виброфон, колонки.</text:p>
      <text:p text:style-name="P134">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34">Они покинули сцену, а зал начал потихоньку заполняться. Собралось до сотни слушателей привольно рассевшихся там и сям на мягких креслах.</text:p>
      <text:p text:style-name="P134">И начался концерт.</text:p>
      <text:p text:style-name="P134">Номера объявляла высокая толстая девушка в чёрном, иногда она ещё и пела.</text:p>
      <text:p text:style-name="P134">Я поглощал номер за номером и хотел лишь одного — пусть они не кончаются. Какой <text:span text:style-name="T791">диксиленд</text:span> на виброфоне! А бас-гитарист!</text:p>
      <text:p text:style-name="P134">Один раз он он остался наедине с девушкой и они, <text:span text:style-name="T791">оставшись вдвоём,</text:span> вдвоём сделали блюз <text:span text:style-name="T791">на пустой сцене</text:span>. О!</text:p>
      <text:p text:style-name="P134">Еврейчик вышел всего один раз. Он играл на там-таме.</text:p>
      <text:p text:style-name="P134">Играл? <text:span text:style-name="T224">Вся Африка не сумеет выдать такого на барабанах.</text:span></text:p>
      <text:p text:style-name="P135">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35">- Браво!!</text:p>
      <text:p text:style-name="P135"/>
      <text:p text:style-name="P135">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35">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Она положила и вздохнула над ними.</text:p>
      <text:p text:style-name="P135">А что поделаешь?</text:p>
      <text:p text:style-name="P135">Обычная дилемма жизни: или гусар — кровь с молоком, но без гроша в кармане, или замухрышка-генерал с обеспеченным доходом. </text:p>
      <text:p text:style-name="P135">У каждого <text:span text:style-name="T225">найдётся </text:span>свой рычаг для ублаготворения вздыхающих дам, <text:span text:style-name="T225">вот только </text:span>сфер<text:span text:style-name="T225">ы разные</text:span>.</text:p>
      <text:p text:style-name="P135"/>
      <text:p text:style-name="P136">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36">Гостиница «Полярная» уходила вверх от тротуара и где-то там терялась в тёмной высоте.</text:p>
      <text:p text:style-name="P136">Из регистратуры меня направили лифтом на невообразимо высокий этаж — где-то между двенадцатым и шестнадцатым.</text:p>
      <text:p text:style-name="P136">Номер оказался очень похожим на комнату отдыха на украинских вокзалах; был бы паспорт при себе да рублю за койку. Просто здесь побольше наставлено коек — штук двадцать и на них уже валялись постояльцы в спортивных костюмах.</text:p>
      <text:p text:style-name="P136">В этот момент желудок мне напомнил, что гоняясь за культурной жизнью я как-то забыл пообедать, и что жрать охота — дальше некуда.</text:p>
      <text:p text:style-name="P136">Я спросил где тут столовая или буфет и спортивные мужики, с каким-то даже злорадством, пояснили, что всё такое подобное тут закрывают в семь.</text:p>
      <text:p text:style-name="P136">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36"><text:soft-page-break/>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36">Я начал колотить в коричневое обрамление дверных стёкол. С той стороны показался мужик в фуражке и ж<text:span text:style-name="T226">ё</text:span>лтых полосках на пиджаке.</text:p>
      <text:p text:style-name="P136">При виде меня, <text:span text:style-name="T226">стоящего в мелком снегу бес шапки, в распахнутом на белой рубахе пиджаке на фоне чернильной темени позднего вечера, ему не оставалось иного вывода — я явно выходил из ресторана просвежиться, а теперь хочу обратно.</text:span></text:p>
      <text:p text:style-name="P137">Он отпер дверь и я устремился в зал.</text:p>
      <text:p text:style-name="P137">Ресторан занимал немалую площадь; в нём разместилось гулеванье сразу двух свадеб и ещё оставались свободные столики.</text:p>
      <text:p text:style-name="P137">Ждать пришлось долго, но наконец ко мне подошёл официант и я объяснил, что хочу просто поужинать без излишеств.</text:p>
      <text:p text:style-name="P137">Пока он приносил спартанский заказ, мне выпал случай пронаблюдать танец молодых из ближайшей ко мне свадьбы.</text:p>
      <text:p text:style-name="P137">Под конец танца дебелая невеста в белом платье заехала локтем в грудь тщедушному жениху и вернулась за стол. Схватившись за галстук, он заулыбался жалкой улыбкой, где не хватало нескольких зубов.</text:p>
      <text:p text:style-name="P137">Фундамент брачных отношений закладывался ещё на свадьбе. Бедняга! Угораздило же тебя... То есть — совет, да любовь!</text:p>
      <text:p text:style-name="P137"><text:s/>По счёту <text:s/>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37">Он назвался и не стал настаивать на рубле.</text:p>
      <text:p text:style-name="P137">В номер я поднялся сытым и довольным, а на расспросы постояльцев рассеянно пояснил, что <text:s/>ресторан внизу ещё работает.</text:p>
      <text:p text:style-name="P137"/>
      <text:p text:style-name="P137">В конотоп я приехал вечером следующего дня и гордо повёз подарок на Семь Ветров. <text:span text:style-name="T227">Семья Наташи уже жила там в девятиэтажке построенной ПМК-7.</text:span></text:p>
      <text:p text:style-name="P138">Поездка лифтом на четвёртый этаж показалась провинциально короткой, но дверь мне не открыли.</text:p>
      <text:p text:style-name="P138">Гена иногда уезжал на сессии своего заочного техникума на Донбассе, а Наташа могла выйти к какой-то из соседок.</text:p>
      <text:p text:style-name="P138">В виде помощи молодой семье я писал для Гены все работы по философии и истории. С паршивого шурина хоть шерсти клок.</text:p>
      <text:p text:style-name="P138">По пути на Декабристов 13 я завернул в переулки улицы Пирогова, где жили Генины родители.</text:p>
      <text:p text:style-name="P138">Папа его уже спал, а Наталья Савельевна сидела в гостиной с Андреем — её внуком и моим племянником.</text:p>
      <text:p text:style-name="P138">Я хотел оставить коробку и уйти, но она попросила собрать игрушку — всё равно Андрюша ещё не спит.</text:p>
      <text:p text:style-name="P138">Когда поезд, чуть жужжа, начал бегать кругами по полу гостиной, мы с Андреем сравнялись по возрасту.</text:p>
      <text:p text:style-name="P138"/>
      <text:p text:style-name="P139">Восстановление утраченных в хмельном столбняке переводов заняло около года. <text:span text:style-name="T228">Оттого, что они свежи ещё были в памяти, не получилось растянуть удовольствие.</text:span></text:p>
      <text:p text:style-name="P140">Поставив заключительную точку в последнем переводе, я повёз четырёхтомник Моэма в Нежин, вернуть Ноне.</text:p>
      <text:p text:style-name="P141">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1">Поздоровавшись с обеими, я пояснил Нонне про невозможность передать словами мою <text:soft-page-break/>благодарность ей за четыре тома оригиналов, которые привёз, вот, обратно.</text:p>
      <text:p text:style-name="P141">Она улыбнулась из-под очков и протянула руку за целлофановым пакетом. Я перехватил её руку, типа, для демократичного рукопожатия, в стиле героев Джека Лондона. Затем склонился и, отчасти неожиданно и для самого себя, я поцеловал ей руку. Только после этого пакет перешёл от меня к ней.</text:p>
      <text:p text:style-name="P141">Распрямившись, я уделил Пановой чопорный кивок и удалился.</text:p>
      <text:p text:style-name="P141">Хорошо хоть каблуками не щёлкнул, как поручик Ржевский.</text:p>
      <text:p text:style-name="P141"/>
      <text:p text:style-name="P141">В электричке моя эйфория сошла на первой же остановке и вместо неё насела неотвязная озабоченность.</text:p>
      <text:p text:style-name="P141">Какое, всё-таки, благо неумение строить детальные планы. <text:span text:style-name="T229">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2">Бздынь! А там и буль-буль...</text:p>
      <text:p text:style-name="P142"/>
      <text:p text:style-name="P142">Какое издательство станет рассматривать закорючки моего почерка? Но как превратить переводы в машинописный текст?</text:p>
      <text:p text:style-name="P142">Обучиться печатать самому — заманчивый план, вот только где машинку взять?</text:p>
      <text:p text:style-name="P142">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2">Вот только секретарша украинского не знает, и вообще печатает одним пальцем.</text:p>
      <text:p text:style-name="P142">О том, чтоб мне после работы приходить в контору на часок и мало-помалу... — и думать не моги: новый начальник чересчур ревнив. <text:span text:style-name="T230">На административный корпус у него воззрение как на персональный курятник, он не потерпит ничего подобного, даже после работы.</text:span></text:p>
      <text:p text:style-name="P142"/>
      <text:p text:style-name="P143">Упор в непредвиденную подробность крепко меня озаботил и полностью затормозил исполнение плана...</text:p>
      <text:p text:style-name="P143"/>
      <text:p text:style-name="P143">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4">Усомняться в словах сестры бесполезно; их просто надо принимать как данность.</text:p>
      <text:p text:style-name="P144">Однако, такая данность навалилась и придавила меня не на один день.</text:p>
      <text:p text:style-name="P144">Выручил случай. Бригадир Микола Хижняк предложил мне разобрать риштовку вдоль готовой перегородки на втором этаже.</text:p>
      <text:p text:style-name="P145">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5">Перегородок на этаже много и <text:s/>кóзлов на всех не хватает и тогда устраивается «рацуха» (так в бригаде переиначили слово «рацпредложение»).</text:p>
      <text:p text:style-name="P145">Несколько поддонов сшиваются попарно гвоздями и работают вместо <text:s/>кóзлов. <text:span text:style-name="T231">У поддонов рост пониже, поэтому поверх первого настила снова устанавливаются спаренные <text:s/></text:span>кóзл<text:span text:style-name="T231">ы для следующего.</text:span></text:p>
      <text:p text:style-name="P146">Вся эта приспособа смахивает на карточный домик и хлипче, чем <text:s/><text:span text:style-name="T232">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6">Мало кто любит разбирать риштовку, ну, а мне оно, типа, шахматного этюда. Просто от осколков надо вовремя уклоняться.</text:p>
      <text:p text:style-name="P146">Но в тот раз я послал шахматы к чёрту. Взбеленившись, как облопавшийся мухоморами <text:soft-page-break/>викинг, я выворачивал железным ломом доски визжавшие вылезающими гвоздями. <text:span text:style-name="T233">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span></text:p>
      <text:p text:style-name="P146">- <text:span text:style-name="T233">Свадьба?! Вот вам свадьба!</text:span></text:p>
      <text:p text:style-name="P147">Ноздри мои округлились, распираемые бешеным гневом и толчками гоняли сухую пыль, взбитую валящейся риштовкой, в меня и обратно.</text:p>
      <text:p text:style-name="P147">Хорошо хоть иногда давать себе волю до полного самозабвения. Только не каждому это дано.</text:p>
      <text:p text:style-name="P147">Я, например, отлично сознавал, что повторяю игру актёра из недавней экранизации странствий Одиссея.</text:p>
      <text:p text:style-name="P147">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7">В любом случае, за считанные минуты на месте риштовки валялась груда досок вперемешку с поддонами. <text:span text:style-name="T234">Клубы пыли заполнили помещение, а в коридоре Катерина, затаившись у дверного проёма, напряжённо вслушивалась — о какой это я свадьбе?</text:span></text:p>
      <text:p text:style-name="P147"/>
      <text:p text:style-name="P102">Моя сестра Наташа так никогда и не сообщила о новом замужестве Иры. Похоже в тот раз мы с Одисеем поломали нормальный ход её дальнейшей жизни.</text:p>
      <text:p text:style-name="P102"/>
      <text:p text:style-name="P102">В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02">Хотя если при монастыре найдётся правильный садовник от Боккаччо...</text:p>
      <text:p text:style-name="P102"/>
      <text:p text:style-name="P102">Опять меня заносит: мало мне своих проблем, чтоб лезть в королевские?</text:p>
      <text:p text:style-name="P102"/>
      <text:p text:style-name="P102">Зато именно Наташа подарила мне решение титанически непреодолимой проблемы превращения рукописей в печатный текст.</text:p>
      <text:p text:style-name="P102">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02"/>
      <text:p text:style-name="P512">Двухэтажный дом машинописного бюро напоминал «Черевкину школу». От входа наверх вела широкая деревянная лестница и там в паре смежных <text:span text:style-name="T74">комнат</text:span> машинистки с поразительной скоростью стрекотали своими печатными машинками. </text:p>
      <text:p text:style-name="P512">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512">Она назначила день, когда мне надо будет придти за готовым текстом. </text:p>
      <text:p text:style-name="P512">Замирая сердцем, я сказал, что у меня есть ещё переводы. Она ответила, что м<text:span text:style-name="T74">о</text:span>гу приносить и их — по одному, по два. <text:span text:style-name="T75">На мой вопрос об оплате она непонятно отмахнулась.</text:span></text:p>
      <text:p text:style-name="P513"/>
      <text:p text:style-name="P513">Месяца два с половиной, может три, я пробирался в назначенные Валей дни в машинописное бюро.</text:p>
      <text:p text:style-name="P513">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Когда я отдал Вале перевод последнего из рассказов и снова попытался выяснить насчёт оплаты, она опять отмахнулась.</text:p>
      <text:p text:style-name="P513"/>
      <text:p text:style-name="P513">Труд обязан вознаграждаться, поэтому я решил заплатить не деньгами, а подарком.</text:p>
      <text:p text:style-name="P513">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513"><text:soft-page-break/>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513">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513">- Мельхиор?- спросила машинистка из-за соседнего стола.</text:p>
      <text:p text:style-name="P513">Я не стал никому ничего объяснять: <text:s/>кто захочет — <text:span text:style-name="T76">найдёт способ определить из чего.</text:span></text:p>
      <text:p text:style-name="P513"/>
      <text:p text:style-name="P514">В тот месяц алименты в Нежин и Конотоп съехали на 15 руб.</text:p>
      <text:p text:style-name="P514"/>
      <text:p text:style-name="P514">За пару дней до первомая меня опять потянуло на ритуалы. С д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514">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514">Пётр Кирпа спросил что это я опять вытворяю и мне пришлось прогнать ему насчёт дня международной солидарности трудящихся. Он пообещал мне, что я допрыгаюсь, но бригада промолчала.</text:p>
      <text:p text:style-name="P514">Укладывая кирпич в стену захватки, мы иногда поглядывали на весело трепещущий кусок кумача над нашими трудовыми спинами.</text:p>
      <text:p text:style-name="P514"/>
      <text:p text:style-name="P514">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514">Я сел на маленькую табуреточку отцовского производства, чтобы завязать шнурки на чёрных кожаных туфлях.</text:p>
      <text:p text:style-name="P514">- <text:span text:style-name="T77">Ты никуда не пойдёшь,- сказала мне моя мать, стоя между мной и остеклённогй дверью веранды.</text:span></text:p>
      <text:p text:style-name="P514">- <text:span text:style-name="T77">Посидишь дома,- подтвердил мой отец и задвинул засовчик на двери — плод своего слесарного искусства в Рембазе.</text:span></text:p>
      <text:p text:style-name="P515">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516"><text:tab/><text:tab/><text:tab/>Ой, Днипро, Днипро, </text:p>
      <text:p text:style-name="P516"><text:tab/><text:tab/><text:tab/>Ты широк могуч,</text:p>
      <text:p text:style-name="P515"><text:span text:style-name="T79"><text:tab/><text:tab/><text:tab/>Над тобой плывут облака..</text:span>.</text:p>
      <text:p text:style-name="P515">Дальше я не знал слов, медленно поднялся и сделал шаг к выходу.</text:p>
      <text:p text:style-name="P515">Мой отец поймал мою шею в захват своими трудовыми руками молотобойца, дизелиста и слесаря. Меня всегда восхищала рельефность бицепсов его рук. Мать моя повисла на моём противоположном плече.</text:p>
      <text:p text:style-name="P515">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515">- Гадёныш!- крикнул мой отец.</text:p>
      <text:p text:style-name="P515">- Негодяй!- вторила ему моя мать.</text:p>
      <text:p text:style-name="P515">С победным смехом я воскликнул:</text:p>
      <text:p text:style-name="P515">- Мама! Догогонь!</text:p>
      <text:p text:style-name="P515">Так, по рассказам родителей, в двухлетнем возрасте я выговаривал «догони!»...</text:p>
      <text:p text:style-name="P515"/>
      <text:p text:style-name="P545">С тех пор я перестал разговаривать с родителями и перестал ходить на демонстрации.</text:p>
      <text:p text:style-name="P545">Вместо этого я сворачивал на Профессийной влево и шёл до самой окраины, где дома <text:soft-page-break/>сменялись лугом и деревьями лесополосы вдоль насыпи. Оттуда пустынная полевая дорога вела в сторону станции Куколка. </text:p>
      <text:p text:style-name="P545">До неё я не доходил, <text:span text:style-name="T96">а</text:span> через пару километров <text:span text:style-name="T96">переходил на отделяющуюся </text:span>от железнодорожной насыпи ветк<text:span text:style-name="T96">у</text:span> пути, по которому никто не ездит — он запасной на случай войны. 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545">Вот зачем понадобился объездной путь, который, не заходя в Конотоп, плавной дугой через пустые поля выводит к сеймовскому лесу.</text:p>
      <text:p text:style-name="P546">У остановки «Присеймовье» я сворачивал к реке, где когда-то, ещё неженатыми, мы отдыхали с Ирой.</text:p>
      <text:p text:style-name="P546">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546">Обратный путь лежал вдоль основной двухколейной магистрали. <text:s/>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97">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547">В целом получался замкнутый круг — откуда вышел, туда и вернулся, прошагав весь день. <text:s/>Эти сольные марш-броски заменили мне демонстрации.</text:p>
      <text:p text:style-name="P517"><text:tab/><text:tab/><text:tab/>...ах, о чём</text:p>
      <text:p text:style-name="P517"><text:tab/><text:tab/><text:tab/> <text:s text:c="2"/>мы хохочем?</text:p>
      <text:p text:style-name="P517"><text:tab/><text:tab/><text:tab/> <text:s text:c="2"/>ведь не очень</text:p>
      <text:p text:style-name="P547"><text:span text:style-name="T79"><text:tab/><text:tab/><text:tab/> <text:s text:c="2"/>охочи..</text:span>.</text:p>
      <text:p text:style-name="P547">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547">Я <text:span text:style-name="T98">отправился</text:span> в локомотивное депо, проник на его безлюдную и тихую, по поводу второго праздничного дня, территорию <text:span text:style-name="T98">и там вышел к незавершённому строительству административного корпуса.</text:span></text:p>
      <text:p text:style-name="P548">У груды силикатного кирпича наваленного самосвалами я установил пустой поддон и принялся складывать на него кирпичи.</text:p>
      <text:p text:style-name="P548">Иногда приходилось левым локтем зажимать грудь, пронзаемую уже не булавкой, а спицей.</text:p>
      <text:p text:style-name="P548">Когда на поддон были сложены все двенадцать рядов кирпича, я сказал себе, что жить буду и поднялся на незавершённый третий этаж.</text:p>
      <text:p text:style-name="P548">Тут я снял с угла кладки Весёлого Роджера, сунул его в дыру одной из плит перекрытия и присыпал засохшим раствором.</text:p>
      <text:p text:style-name="P548">Запугиванья Кирпы остались пустой угрозой — в то лето меня так и не увезли в Ромны. </text:p>
      <text:p text:style-name="P548">Неужто я поумнел? Сомневаюсь. <text:span text:style-name="T99">Просто как-то не подвернулись ничьи высокопоставленные мозоли.</text:span></text:p>
      <text:p text:style-name="P549">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549"/>
      <text:p text:style-name="P549">В моём не продуманном в подробностях плане подкатила несложная и приятная деталь — сборка отпечатанных текстов в один общий том рассказов.</text:p>
      <text:p text:style-name="P549">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549">Дырокол для пробивки страниц машинописного текста по размеру кольцевых застёжек я взял <text:soft-page-break/>у секретарши СМП-615. Начальник аж позеленел, увидав меня в пределах своей птицефабрики, но его мозоли ещё не доросли считаться высокопоставленными.</text:p>
      <text:p text:style-name="P549"/>
      <text:p text:style-name="P550">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550">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550">С не меньшей благовоспитанностью я сказал, что, по-моему, и сам найду, спасибо.</text:p>
      <text:p text:style-name="P550">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550">От Моэма он не открещивался и тогда я вынул и положил ему на стол увесистый том в серой пластиковой обложке.</text:p>
      <text:p text:style-name="P551">Он нехотя открыл, глянул на название первого рассказа — «Дождь» <text:s/>— и спросил кто меня прислал.</text:p>
      <text:p text:style-name="P551">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551">Но куда, при такой системе, независимому копьеносцу податься?!</text:p>
      <text:p text:style-name="P551">Он, на всякий случай, ещё раз раскрыл том где-то посередине и тут же захлопнул обложку.</text:p>
      <text:p text:style-name="P551">- Я просто посыльный,- ответил я.- Меня попросили отнести в ваше издательство, вот я и принёс.</text:p>
      <text:p text:style-name="P551">- Кто?</text:p>
      <text:p text:style-name="P551">Я открыл обложку и показал квадратик бумаги приклеенный к ней с изнанки, где, на всякий, значился мой конотопский адрес.</text:p>
      <text:p text:style-name="P551">- <text:span text:style-name="T100">Вот этот мой друг,- сказал я.</text:span></text:p>
      <text:p text:style-name="P552">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552">На следующий день в Конотопе, на улице Декабристов 13, меня ждала на полках этажерки бандероль в жёсткой горчично-коричневой бумаге почтовых отправлений.</text:p>
      <text:p text:style-name="P552">У меня не было причин открыть её. Зачем?</text:p>
      <text:p text:style-name="P552">По размерам и знакомому весу я и не глядя знал что там внутри.</text:p>
      <text:p text:style-name="P552">Годовой отчёт за минувшие шесть лет жизни — 472 страницы; 35 рассказов Моэма в переводе на украинский язык.</text:p>
      <text:p text:style-name="P552">Странно как она вообще не пришла в Конотоп раньше моего возвращения из Киева.</text:p>
      <text:p text:style-name="P552">А ещё странно, что эта нераспечатанная бандероль с нечитанными рассказами оставила меня таким отморожено безразличным.</text:p>
      <text:p text:style-name="P552">Ага... <text:span text:style-name="T101">Эти шесть лет не вписываются в феодально разгрáфленную систему книгоиздательского дела.</text:span></text:p>
      <text:p text:style-name="P552">- <text:span text:style-name="T101">Кто вас прислал в нашу квадратно-гнездовую реальность?</text:span></text:p>
      <text:p text:style-name="P552">- <text:span text:style-name="T102">Извините, не в ту дверь постучал.</text:span></text:p>
      <text:p text:style-name="P552">«<text:span text:style-name="T103">Прощайте, пэры и пэрухи, сэры и сэрухи!»,- как говаривал дядя Вадя, знаток вассальной зависимости из учебника средних веков.</text:span></text:p>
      <text:p text:style-name="P552"/>
      <text:p text:style-name="P553">Вместо экземпляра книги рассказов Моэма из небольшого, стотысячного тиража, на полках прочно улеглась увесистая бандероль. В том, что зависело от меня, план был исполнен по всем пунктам и это лишило жизнь всякой цели. </text:p>
      <text:p text:style-name="P553">Всё катилось по давно наезженной до блеска колее, но уже беспланово и бесцельно.</text:p>
      <text:p text:style-name="P553"><text:soft-page-break/>Впрочем, если не задаваться вопросом «зачем?», то и парной по четвергам с последующими парой бутылок пива достаточно, чтобы прожить ещё неделю. <text:span text:style-name="T104">Вон, тибетские монахи и без этого обходятся.</text:span></text:p>
      <text:p text:style-name="P554">Мне явно не доставало плотских утех.</text:p>
      <text:p text:style-name="P554">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554">Углублённый самодопрос прояснил, что это я высматриваю высокие австрийские сапоги.</text:p>
      <text:p text:style-name="P555"><text:span text:style-name="T781">Но в чём</text:span> моя вина, <text:span text:style-name="T781">если в Австрии</text:span> <text:span text:style-name="T781">выпускают настолько долговечную обувь, что ни в какую не изнашивается из памяти?</text:span></text:p>
      <text:p text:style-name="P919">Однако, откуда взяться летом сапогам?</text:p>
      <text:p text:style-name="P555">И чего ради <text:span text:style-name="T781">она</text:span> прие<text:span text:style-name="T781">дет</text:span> в Конотоп, а тем более на Декабристов 13?</text:p>
      <text:p text:style-name="P554">Такие риторические вопросы помогали выставлять себя на смех перед самим собою, но не могли предотвратить ночных поллюций.</text:p>
      <text:p text:style-name="P554"/>
      <text:p text:style-name="P556">Глубокой ночью сон мой прервался тем, что я вскинул голову и резко опустил её на деревянный подлокотник раздвижного дивана. </text:p>
      <text:p text:style-name="P556">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556">Включив лампу на столе, я вернулся и откинул одеяло. Блин! Тёмное влажное пятно красовалось на малиновой скатерти, которая давно лишилась бахромы и перешла в разряд покрывал.</text:p>
      <text:p text:style-name="P556">- Всё правильно,- сказал я сам себе.- Именно для этого ты её и украл.</text:p>
      <text:p text:style-name="P556">Потом я сделал в покрывале складку поверх пятна, чтоб не касаться мокрого, и лёг досыпать ночь.</text:p>
      <text:p text:style-name="P518"><text:tab/><text:tab/><text:tab/> <text:s text:c="2"/>Для меня дыры чёрные — </text:p>
      <text:p text:style-name="P518"><text:tab/><text:tab/><text:tab/> <text:s text:c="2"/>Белые пятна...</text:p>
      <text:p text:style-name="P518"><text:tab/><text:tab/><text:tab/>...И сплетаются в жгут без ответов вопросы,</text:p>
      <text:p text:style-name="P556"><text:span text:style-name="T79"><text:tab/><text:tab/><text:tab/> <text:s text:c="2"/>Окропя чёрным семенем белую простынь</text:span>.</text:p>
      <text:p text:style-name="P556"/>
      <text:p text:style-name="P556">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караул!» кричи. <text:span text:style-name="T105">У тебя тут, естественно, прёт ломовая эрекция, которую не в силах утаить оба ваших плаща. Причём отступать некуда — пассажиров больше, чем селёдок в бочке.</text:span></text:p>
      <text:p text:style-name="P557">Вот и стоишь, уныло глядя за стекло окна, типа, я тут не при чём.</text:p>
      <text:p text:style-name="P557">Но если не твой, то чей же?</text:p>
      <text:p text:style-name="P1059"><text:tab/><text:tab/><text:tab/>Благословенны будьте повороты</text:p>
      <text:p text:style-name="P1060"><text:tab/><text:tab/><text:tab/>и прочие извивы</text:p>
      <text:p text:style-name="P1060"><text:tab/><text:tab/><text:tab/>у путей трамвайных –</text:p>
      <text:p text:style-name="P1060"><text:tab/><text:tab/><text:tab/>Пособники</text:p>
      <text:p text:style-name="P1060"><text:tab/><text:tab/><text:tab/>сладчайших прикасательств,</text:p>
      <text:p text:style-name="P1065"><text:span text:style-name="T79"><text:tab/><text:tab/><text:tab/>вполне пристойных и почти случайных..</text:span>.</text:p>
      <text:p text:style-name="P1065"/>
      <text:p text:style-name="P1061">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1061">Но мне на кой хрен это либидо?! Я вам не Ван Гог, и не Волт Витмен.</text:p>
      <text:p text:style-name="P1061">Мой план исполнен и забандеролен.</text:p>
      <text:p text:style-name="P1061">Но как избавиться? Вот в чём вопрос.</text:p>
      <text:p text:style-name="P1061"/>
      <text:p text:style-name="P1062">Проклятое либидо настигало меня не только в общественном транспорте, или эротических <text:soft-page-break/>сновидениях, но даже и на рабочем месте. Просто здесь творческий оргазм начинался минуя стадию физиологической эрекции.</text:p>
      <text:p text:style-name="P1062"/>
      <text:p text:style-name="P1062">Например, на 100-квартирном меня привлекла незнакомая молодая штукатурша, 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1062">Я решил накропать свою Песню Песней, используя её как натурщицу.</text:p>
      <text:p text:style-name="P1062">Обычно штукатуры начинают свою работу на объекте после засыпки плит пола керамзитом.</text:p>
      <text:p text:style-name="P1062">Керамзит — хороший теплоизоляционный материал, вот только хрустит под ногами пока не покрыт стяжкой.</text:p>
      <text:p text:style-name="P1062">Обернувшись пару раз на мои осторожные шаги по керамзиту — я подходил к дверному проёму уточнить детали слагаемого шедевра — она спросила Трепетилиху, что затирала оконный откос:</text:p>
      <text:p text:style-name="P1062">- А может этот украл мой мастерок?</text:p>
      <text:p text:style-name="P1062">- Ты что!- ответила Трепетилиха.- Этот такой, что потопчется по твоему мастерку, но не <text:span text:style-name="T787">поцупит</text:span>.</text:p>
      <text:p text:style-name="P1063">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1059"><text:tab/><text:tab/><text:tab/>С высокой скалы сбросил либидо своё </text:p>
      <text:p text:style-name="P1059"><text:tab/><text:tab/><text:tab/>Я в синее море</text:p>
      <text:p text:style-name="P1059"><text:tab/><text:tab/><text:tab/>И увидал — </text:p>
      <text:p text:style-name="P1061"><text:span text:style-name="T79"><text:tab/><text:tab/><text:tab/></text:span><text:span text:style-name="T80">Как синее море т</text:span><text:span text:style-name="T79">онет в либидо моём..</text:span>.</text:p>
      <text:p text:style-name="P1061"/>
      <text:p text:style-name="P1064">Блин! Три залёта в Ромны и два развода не оставляют даже одного шанса из тысячи на серьёзные отношения. Вот и держишь себя в смирительной рубашке.</text:p>
      <text:p text:style-name="P1064"/>
      <text:p text:style-name="P1066">А вот вьюгу не зануздаешь. Хорошо хоть не в морду, а в спину; подгоняет меня к Вокзалу <text:span text:style-name="T788">в предутренних сумерках. Потоки снега на шквалистом ветру обращают сумерки в темень. По колено в сугробах, я <text:s/>бреду где должна быть дорожка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Да и смотреть там не на что: было — <text:s/>прошло.</text:span></text:p>
      <text:p text:style-name="P1067">Только зачем я вижу её обнажённое тело в этой белой пене пурги? И не одна — слепляется с кем-то. Не со мной...</text:p>
      <text:p text:style-name="P1067">Я оборачиваю лицо назад — под оплеухи снега, чтобы очнуться <text:s/>и не видеть. Включаю в мозгу взрыды органа из подвала Дома органной музыки, они обрывисты и не точны, но отвлекают. Наверное, я точно извращенец — при любовной сцене моей жены неизвестно с кем впадаю в эрекцию. Жена? Ну, ладно, не жена — любовь всей жизни. Заткнись, придурок!</text:p>
      <text:p text:style-name="P1067">Я отчаянно мотаю головой и со стоном пошатываюсь на ходу. <text:span text:style-name="T789">Твёрдый скользящий удар сзади по левому плечу призывает к порядку. Электричка из Нежина пробирается сквозь пургу к Вокзалу. Электрички всегда правы — у них нет отклонений. Вон и фонари над четвёртой платформой, а на площади автобус-«чаечка». Всё нормально, я такой же как все.</text:span></text:p>
      <text:p text:style-name="P1061"/>
      <text:p text:style-name="P1061">Весенним поздним вечером на привокзальной площади кому-то поплохело. Может, сердчишко подкачало, или ещё что, но рухнул мужчина на асфальт.</text:p>
      <text:p text:style-name="P1061">Однако, «скорая» — молодец; подкатила, когда ещё не утихли женские «ахи!» в небольшой сгрудившейся толпе.</text:p>
      <text:p text:style-name="P1061"><text:soft-page-break/>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1061">По аллее от входа в парк с площади навстречу мне задумчиво шагала явная сопереживательница происшествия. <text:span text:style-name="T106">Когда мы поравнялись, она вдруг повторила «ах!», но только потише; всплеснула руками, как в Лебедином озере, и повалилась на меня.</text:span></text:p>
      <text:p text:style-name="P1064">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1064">Она сидела молча, свесив голову, и я галантно помалкивал рядом — в густой тени дерева, отгородившего свет фонаря в аллее.</text:p>
      <text:p text:style-name="P1064">Я сидел рядом и зачитывал себе на тему бесполезности чего-то затевать с моим непроглядным прошлым в городе, где все друг друга знают.</text:p>
      <text:p text:style-name="P1064">Когда взаимное молчание стало чересчур навязчивым, она положила мне руку на плечо, сказала слабым голосом «спасибо» и ушла по аллее.</text:p>
      <text:p text:style-name="P1064">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07">своим либидо и ночами долгими, как у принцессы на горошине.</text:span></text:p>
      <text:p text:style-name="P1064"/>
      <text:p text:style-name="P1064">- <text:span text:style-name="T107">Так ты, родной, был с Катькой в парке?</text:span></text:p>
      <text:p text:style-name="P1064">- <text:span text:style-name="T107">О чём ты, Натаня?</text:span></text:p>
      <text:p text:style-name="P1064">- <text:span text:style-name="T107">Ладно тебе. Катька из нашей бухгалтерии сама рассказала: в Лунатике ей стало плохо и она упала на тебя.</text:span></text:p>
      <text:p text:style-name="P1064">- <text:span text:style-name="T107">Она меня с кем-то путает.</text:span></text:p>
      <text:p text:style-name="P1064">- <text:span text:style-name="T107">Врёшь!</text:span></text:p>
      <text:p text:style-name="P1064">- <text:span text:style-name="T787">Вот везёт же ж некоторым! Катьки на них в парках падают...</text:span></text:p>
      <text:p text:style-name="P558">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558">- Эй! Ты ж из «Орфеев»? Огольцов?</text:p>
      <text:p text:style-name="P558">…молодой мужик моего возраста, рядом с ним женщина, жена наверное, тоже идут к вокзалу...</text:p>
      <text:p text:style-name="P558">- Да.</text:p>
      <text:p text:style-name="P558">- Я тебя знаю! Ты учился в Нежине, а я знал твою жену Ольгу.</text:p>
      <text:p text:style-name="P558">...нет, никогда не видел, а мою жену знал не ты один...</text:p>
      <text:p text:style-name="P558">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558">- Во! Прикинь — идём и всё дорогу долбает меня во все дырки!</text:p>
      <text:p text:style-name="P558">...чего ж не понять — знал во все дырки, вот ведь допотопщина, тут бродишь весь в страданиях насчёт <text:span text:style-name="T108">флейты</text:span> Иры, а он всё ещё про Ольгу никак не уймётся...</text:p>
      <text:p text:style-name="P558">- Хорошо. Передавай привет моей жене Ольге.</text:p>
      <text:p text:style-name="P558">- Ну, ты... д-дурогон!</text:p>
      <text:p text:style-name="P558">Предоставив их друг другу, я сворачиваю с Клубной в парк, на дорожку ведущую <text:span text:style-name="T109">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559">Возле Базара в трамвай зашли Чепа и Владя.</text:p>
      <text:p text:style-name="P559">- Привет!- говорю я.</text:p>
      <text:p text:style-name="P559"><text:soft-page-break/>Чепа настороженно кивает и они тоже говорят:</text:p>
      <text:p text:style-name="P559">- Привет!</text:p>
      <text:p text:style-name="P559">Трамвай, громыхая, везёт нас к тринадцатой школе. У меня вырвался смешок.</text:p>
      <text:p text:style-name="P559">- О чём ты смеёшься, Сергей?- с небывалой корректностью спрашивает Чепа.</text:p>
      <text:p text:style-name="P559">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559">- <text:span text:style-name="T110">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ыдал:</text:span></text:p>
      <text:p text:style-name="P519"><text:tab/><text:tab/><text:tab/>Но твой расчёт не удалс<text:span text:style-name="T112">я́</text:span></text:p>
      <text:p text:style-name="P519"><text:span text:style-name="T112"><text:tab/><text:tab/><text:tab/>П</text:span><text:span text:style-name="T111">окрыть меня военной славой</text:span></text:p>
      <text:p text:style-name="P519"><text:span text:style-name="T111"><text:tab/><text:tab/><text:tab/>И за трубу я не бралс</text:span><text:span text:style-name="T112">я́ <text:s/></text:span><text:span text:style-name="T111">— </text:span></text:p>
      <text:p text:style-name="P560"><text:span text:style-name="T113"><text:tab/><text:tab/><text:tab/>Я в тот момент сидел в канаве..</text:span><text:span text:style-name="T117">.</text:span></text:p>
      <text:p text:style-name="P349">- Ты помнишь, Владя?</text:p>
      <text:p text:style-name="P349">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349">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349"/>
      <text:p text:style-name="P349">...этот переводчик из «Всесвита» неплохо сработал стихи того чеха... а на русском получится?</text:p>
      <text:p text:style-name="P358"><text:tab/><text:tab/><text:tab/>Иду и улыбаюсь сам себе</text:p>
      <text:p text:style-name="P358"><text:tab/><text:tab/><text:tab/>А как подумаю ЧТО</text:p>
      <text:p text:style-name="P358"><text:tab/><text:tab/><text:tab/>Обо мне решат прохожие,</text:p>
      <text:p text:style-name="P560"><text:span text:style-name="T113"><text:tab/><text:tab/><text:tab/></text:span><text:span text:style-name="T114">И</text:span><text:span text:style-name="T113"> вовсе — хохочу!.</text:span><text:span text:style-name="T117">.</text:span></text:p>
      <text:p text:style-name="P560"><text:span text:style-name="T117">...нет, во «Всесвите» лучше, </text:span><text:span text:style-name="T118">переводчик молодец, но </text:span><text:span text:style-name="T117">чех </text:span><text:span text:style-name="T118">ещё молодчее</text:span><text:span text:style-name="T117">,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118">насухо окаменевшей губки, что уже </text:span><text:span text:style-name="T119">год</text:span><text:span text:style-name="T118"> как завалилась за буфет... но этот чех и впрямь хорош, показал как </text:span><text:span text:style-name="T119">надо делать</text:span><text:span text:style-name="T118"> завещание поэта... до него одни только двухходовки: ах, похороните, чтоб по весне надо мной соловей песни пел... а меня та</text:span><text:span text:style-name="T119">м, где</text:span><text:span text:style-name="T118"> слыхать течен</text:span><text:span text:style-name="T119">и</text:span><text:span text:style-name="T118">е Днепра... </text:span><text:span text:style-name="T119">полный эгоизм и</text:span><text:span text:style-name="T118"> потребительс</text:span><text:span text:style-name="T119">тво</text:span><text:span text:style-name="T118">, то ли дело — <text:s/>хохотунчик, всё </text:span><text:span text:style-name="T119">чётко</text:span><text:span text:style-name="T118">, начиная с породы дерева: </text:span><text:span text:style-name="T119">заройте </text:span><text:span text:style-name="T118">под липу, </text:span><text:span text:style-name="T119">пусть</text:span><text:span text:style-name="T118"> корни </text:span><text:span text:style-name="T119">мои </text:span><text:span text:style-name="T118">соки </text:span><text:span text:style-name="T119">качают аж</text:span><text:span text:style-name="T118"> в цветы и</text:span><text:span text:style-name="T119">х </text:span><text:span text:style-name="T118">пчёлки </text:span><text:span text:style-name="T119">тот</text:span><text:span text:style-name="T118"> нектар </text:span><text:span text:style-name="T119">уносят</text:span><text:span text:style-name="T118"> в улей, </text:span><text:span text:style-name="T119">чтоб с</text:span><text:span text:style-name="T118"> мёд</text:span><text:span text:style-name="T119">ом</text:span><text:span text:style-name="T118"> </text:span><text:span text:style-name="T119">были</text:span><text:span text:style-name="T118"> булоч</text:span><text:span text:style-name="T119">ки</text:span><text:span text:style-name="T118"> </text:span><text:span text:style-name="T119">у молодых</text:span><text:span text:style-name="T118"> красот</text:span><text:span text:style-name="T119">ок</text:span><text:span text:style-name="T118">, </text:span><text:span text:style-name="T119">как сядут</text:span><text:span text:style-name="T118"> чай </text:span><text:span text:style-name="T119">пить</text:span><text:span text:style-name="T118">... вот </text:span><text:span text:style-name="T120">оно</text:span><text:span text:style-name="T118"> рыцарство! </text:span><text:span text:style-name="T120">он</text:span><text:span text:style-name="T118"> их и после смерти </text:span><text:span text:style-name="T120">на спец </text:span><text:span text:style-name="T118">па</text:span><text:span text:style-name="T120">ёк</text:span><text:span text:style-name="T118"> </text:span><text:span text:style-name="T120">сажает,</text:span><text:span text:style-name="T118"> закормлю, </text:span><text:span text:style-name="T120">говорит,</text:span><text:span text:style-name="T118"> деликатесами... но при чём тут Чехия? шизофрения наднациональна, </text:span><text:span text:style-name="T120">нерушима и неделима</text:span><text:span text:style-name="T118">... </text:span><text:span text:style-name="T120">хотя</text:span><text:span text:style-name="T121">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0">тебя фиксируют</text:span><text:span text:style-name="T121">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0">в самом уже термине </text:span><text:span text:style-name="T121">отрыв от бога: «божевiльний», причём существование и того и другого </text:span><text:span text:style-name="T122">за пределами доказуемости... </text:span><text:span text:style-name="T120">и,</text:span><text:span text:style-name="T122"> унюха</text:span><text:span text:style-name="T120">вши</text:span><text:span text:style-name="T122">, что привязь </text:span><text:span text:style-name="T120">уже</text:span><text:span text:style-name="T122"> не держит — вперёд! с упоеньем до умопомраченья... </text:span><text:span text:style-name="T120">только</text:span><text:span text:style-name="T122"> заруби на носу: на воле-то хорошо, да больно мокро и студёно... и в этом весь подвох: как уйти от диктата </text:span><text:span text:style-name="T120">берегущего</text:span><text:span text:style-name="T122">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0">т</text:span><text:span text:style-name="T122">ак быстро? </text:span><text:span text:style-name="T120">н</text:span><text:span text:style-name="T122">и себе чего!.. Меркуцио повезло </text:span><text:span text:style-name="T120">с</text:span><text:span text:style-name="T122"> друг</text:span><text:span text:style-name="T120">ом, </text:span><text:span text:style-name="T122"><text:s/>Ромео вовремя одёрнет: «ты о пустом болтаешь! гляди, не </text:span><text:span text:style-name="T120">то</text:span><text:span text:style-name="T122"> утопа</text:span><text:span text:style-name="T120">ешь</text:span><text:span text:style-name="T122"> на Циолковского»... не </text:span><text:soft-page-break/><text:span text:style-name="T122">понял, а что это Леночка перед калиткой прогуливается?..</text:span></text:p>
      <text:p text:style-name="P350">- Папа, к тебе гости.</text:p>
      <text:p text:style-name="P350">- Какие гости?</text:p>
      <text:p text:style-name="P350">- Не знаю, говорит, что твой друг.</text:p>
      <text:p text:style-name="P561"><text:span text:style-name="T122">З</text:span><text:span text:style-name="T117">вякнув клямкой калитки, я захожу во двор.</text:span></text:p>
      <text:p text:style-name="P351">На лавочке возле крыльца, подняв взгляд к нижним веткам от яблони за спиной, пуская вверх дым папиросы, сидит мой гость, он же друг.</text:p>
      <text:p text:style-name="P351">- Привет, Двойка.</text:p>
      <text:p text:style-name="P351">- Здорово, Ахуля.</text:p>
      <text:p text:style-name="P921"/>
      <text:p text:style-name="P924">Он явился электричкой из <text:span text:style-name="T156">недалёкого Бахмача в </text:span>соседней области и последней вечерней отбудет восвояси. <text:s/><text:span text:style-name="T156">До неё оставалось не так уже и много и мы не торопясь двинули на Вокзал.</text:span></text:p>
      <text:p text:style-name="P928">По пути мы повспоминали золотое времечко, <text:span text:style-name="T156">Славика с Петюней;</text:span> общи<text:span text:style-name="T156">ми словами</text:span> обрисовали свои дела за период, пока не виделись.</text:p>
      <text:p text:style-name="P928"><text:span text:style-name="T157">Ему, оказывается, известно, что </text:span>у <text:span text:style-name="T158">меня</text:span> всё пошло наперекосяк. <text:s/><text:span text:style-name="T159">Тут Двойка с печалью и сочувствием вздохнул.</text:span></text:p>
      <text:p text:style-name="P928"><text:span text:style-name="T159">Ну, а он, тем временем, закончил институт и стал учителем </text:span>хими<text:span text:style-name="T159">и</text:span> в школе <text:span text:style-name="T159">села </text:span>Варваровк<text:span text:style-name="T159">а — <text:s/>за шесть километров от его родного дома. </text:span><text:s/></text:p>
      <text:p text:style-name="P929">Меня не удивило такое вот удачное распределение; в эпоху дефицита у <text:span text:style-name="T159">экспедитора</text:span> районной торговой базы — <text:s/>его мамы — рычаги помощнее, чем у секретаря райкома партии.</text:p>
      <text:p text:style-name="P930">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59">промежутки заполнялись</text:span> гулеванье<text:span text:style-name="T159">м</text:span> с полублатными хлопцами в райцентре, да поездк<text:span text:style-name="T159">ами</text:span> в <text:span text:style-name="T159">Нежин</text:span> – переспать в общаге со студенточкой <text:span text:style-name="T159">пошлюховатей</text:span>.</text:p>
      <text:p text:style-name="P928">В армию сельских учителей не берут, <text:span text:style-name="T157">также как и </text:span>тех, кому исполнилось 27 лет. По достижении <text:span text:style-name="T157">указанного</text:span> возраста Двойка понял, что пора расти. </text:p>
      <text:p text:style-name="P928"><text:span text:style-name="T157">П</text:span>рофессор <text:span text:style-name="T157">из нежинского института</text:span>, которому перепадали дефициты с маминой торг<text:span text:style-name="T157">овой </text:span>базы, составил протекцию в <text:span text:style-name="T157">киевский</text:span> НИИ. </text:p>
      <text:p text:style-name="P928">Аспирантура. У каждой буквы <text:span text:style-name="T159">персональный</text:span> ореол. </text:p>
      <text:p text:style-name="P928">Чтоб влезть в аспирантуру, Двойка готов был помолиться всем богам. Профессор <text:span text:style-name="T157">свёл маму с нужным человеком в НИИ</text:span>, <text:span text:style-name="T160">она провела переговоры, </text:span>но Двойка<text:span text:style-name="T160"> ещё и во Владимирский собор сходил и не поскупился на двухпудовую свечу, а теперь, на всякий, <text:s/></text:span>заявился <text:span text:style-name="T160">и </text:span>ко мне. <text:span text:style-name="T160">Ведь я тот самый </text:span>Ахул<text:span text:style-name="T159">я</text:span> – <text:span text:style-name="T160">элита общаги, </text:span>восходящ<text:span text:style-name="T159">ая</text:span> звезд<text:span text:style-name="T160">ой англофака</text:span>, носител<text:span text:style-name="T159">ь</text:span> благословения, как Иаков, как Иосиф. </text:p>
      <text:p text:style-name="P928">Чёрт его знает, что такое благословение, но Томас Манн говорил, что оно есть. </text:p>
      <text:p text:style-name="P928"><text:span text:style-name="T160">Похоже</text:span> Ахул<text:span text:style-name="T160">я свалился под откос и расплескал </text:span>своё благословение, но <text:span text:style-name="T160">вдруг капля-другая не пролились? Пусть</text:span> брызнет и на него, на Двойку. </text:p>
      <text:p text:style-name="P928"><text:span text:style-name="T160">Про капли он мне ничего не говорил — поставил точку на гигантской свечке, а з</text:span>атем, без околичностей, выложил <text:span text:style-name="T160">деловую </text:span>суть, по которой мне терять нечего и если попадусь на чём, то меня сажать не станут, а у него <text:span text:style-name="T160">впереди </text:span>карьера. <text:span text:style-name="T160">Осталось только поступить в аспирантуру. Но</text:span> в случае удачи будет приличный куш.</text:p>
      <text:p text:style-name="P931">Короче, один <text:span text:style-name="T161">киевский</text:span> хочет закупить сумки две дури. Но не принимать же <text:span text:style-name="T161">Двойке </text:span>его у себя в селе: а вдруг он опер? Лучше <text:span text:style-name="T161">пусть</text:span> я продам в удобном месте. </text:p>
      <text:p text:style-name="P931">От такого предложения мне стало малость тоскливо — за политику в Ромнах держат 45 дней, а на сколько прикроют за анашу? И могут сделать беспробудно спящим. Но Двойка прав — терять мне нечего, план мой исполнен, и я согласился.</text:p>
      <text:p text:style-name="P932">На второй платформе мы обменялись прощальным рукопожатием: да помогут тебе эти капли, <text:soft-page-break/>Двойка. Поступай в свою аспирантуру — большому кораблю большое и плавание.</text:p>
      <text:p text:style-name="P932"/>
      <text:p text:style-name="P928"><text:s/><text:span text:style-name="T162">Т</text:span>елеграмма из Киева: «Суббота 12.30. Метро Вокзальная. Будут ребята». Подписи нет. Значит друг <text:span text:style-name="T162">меня зовёт</text:span> — Двойка. </text:p>
      <text:p text:style-name="P928"/>
      <text:p text:style-name="P928"><text:span text:style-name="T163">Всю почту адресованную мне</text:span> <text:span text:style-name="T162">родители</text:span> кла<text:span text:style-name="T163">дут</text:span> на стол под лампу: с работы приду – увижу <text:span text:style-name="T163">новый номер «Всесвита»</text:span>. <text:span text:style-name="T162">Но телеграмма из Киева приходит впервые, и текст какой-то конспиративный. <text:s/></text:span></text:p>
      <text:p text:style-name="P949">Зная, что на расспросы родителям я буду молчать как рыба об лёд, они поручены Леночке. </text:p>
      <text:p text:style-name="P928"><text:span text:style-name="T162">Я </text:span><text:s/>отвеча<text:span text:style-name="T163">ю</text:span> с уклончивостью дельфийских пифий, <text:span text:style-name="T163">чувствуя как нарастает напряжённая тишину на кухне и в смежной комнате</text:span>. </text:p>
      <text:p text:style-name="P928">- Тебе телеграмма. </text:p>
      <text:p text:style-name="P928">- Как интересно. </text:p>
      <text:p text:style-name="P928">- Уже прочитал? </text:p>
      <text:p text:style-name="P928">- А что ещё оставалось делать? </text:p>
      <text:p text:style-name="P928">- Из Киева? Да? </text:p>
      <text:p text:style-name="P928">- Так здесь написано. </text:p>
      <text:p text:style-name="P928">- А от кого? </text:p>
      <text:p text:style-name="P928">- Здесь не написано. </text:p>
      <text:p text:style-name="P928">- Поедешь? </text:p>
      <text:p text:style-name="P928">- Можно и не е<text:span text:style-name="T163">ха</text:span>ть, если <text:span text:style-name="T163">раздобыть</text:span> <text:span text:style-name="T163">дельтаплан.</text:span></text:p>
      <text:p text:style-name="P928"><text:s/></text:p>
      <text:p text:style-name="P928">Зачем <text:span text:style-name="T163">я </text:span>выпендрива<text:span text:style-name="T163">юсь</text:span> и напуска<text:span text:style-name="T163">ю</text:span> туману? А как 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928"/>
      <text:p text:style-name="P928">Обычно эти прекраснословные беседы обрыва<text:span text:style-name="T163">ются</text:span> яростным негодованием кухни: </text:p>
      <text:p text:style-name="P928">- Поговорила?! Уйди ты от него! </text:p>
      <text:p text:style-name="P928"><text:span text:style-name="T163">С</text:span>высока <text:span text:style-name="T163">по</text:span>коси<text:span text:style-name="T163">вшись</text:span> на меня, <text:span text:style-name="T163">Леночка </text:span>произноси<text:span text:style-name="T163">т</text:span> «странно!» и <text:span text:style-name="T163">идёт</text:span> прочь. </text:p>
      <text:p text:style-name="P928"/>
      <text:p text:style-name="P928"><text:span text:style-name="T164">Умн</text:span>ая <text:span text:style-name="T162">выросла девочка</text:span>. Умеет лавировать, пусть <text:span text:style-name="T164">пока </text:span>ещё наивно, по-детски. </text:p>
      <text:p text:style-name="P928"><text:span text:style-name="T164">За спиною не слабая выучка, особенно от трёх до пяти;</text:span> когда у неё вдруг испарилась мама, а папа <text:span text:style-name="T164">показывался лишь на выходные</text:span>, чтобы уйти к своим друзьям; <text:span text:style-name="T164">вечером по будням </text:span>за стенкою храпел пьянючий дед, <text:span text:style-name="T165">а</text:span> бабушка с досады, что улизнул-таки, хоть вместе шли из цеха к проходной, и что намёрзлась <text:span text:style-name="T165">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65">жутких</text:span> чудищ, повелительница чёрной вьюги, что царапается в стылые окна; и все они против неё — <text:span text:style-name="T165">пяти</text:span>летней, одной, беззащитной. </text:p>
      <text:p text:style-name="P928">Жаловаться — кому? Помощи ждать — откуда? </text:p>
      <text:p text:style-name="P928"><text:span text:style-name="T165">Вот и</text:span> подладилась <text:span text:style-name="T164">Леночка </text:span>к любимой бабуле. <text:span text:style-name="T164">Знает когда обнять</text:span>, и чмокн<text:span text:style-name="T164">уть</text:span>, а та ей пирожные с кремом привозит из магазина «Кулинария» <text:span text:style-name="T165">на Переезде</text:span>, где пересадка в трамвай на <text:span text:style-name="T165">П</text:span>осёлок. <text:span text:style-name="T164">Да ещё и</text:span> шьёт ей всё на машинке. </text:p>
      <text:p text:style-name="P928">С папы ей что? С работы при<text:span text:style-name="T165">ходит</text:span> и шуршит книжками, вон даже настольную лампу купил. Ну, ещё тридцатка в месяц, а что восьмикласснице <text:span text:style-name="T164">с </text:span>тридцат<text:span text:style-name="T164">и</text:span> рублей? </text:p>
      <text:p text:style-name="P928"><text:span text:style-name="T164">Зато бабуля</text:span> на неё страховку завела: <text:span text:style-name="T164">исполнится</text:span> восемнадцать лет — получите, Леночка, две тысячи. </text:p>
      <text:p text:style-name="P928">И <text:span text:style-name="T165">чего хочешь </text:span>вкусненько<text:span text:style-name="T164">го </text:span>попроси — <text:span text:style-name="T164">бабушка </text:span>сготовит. </text:p>
      <text:p text:style-name="P928"><text:span text:style-name="T164">И п</text:span>ро одноклассников всё до капельки знает, есть о чём <text:span text:style-name="T164">разговаривать</text:span>. </text:p>
      <text:p text:style-name="P928"><text:soft-page-break/>Правда, если спросить что <text:span text:style-name="T164">такое</text:span> «счастье», или в чём красота – то <text:span text:style-name="T164">папа</text:span> интересне<text:span text:style-name="T164">й</text:span> объясняет. И новую причёску так похвалить умеет, что от радости аж в носу щекотно. Но всё равно, бабулечка — лучше. </text:p>
      <text:p text:style-name="P928"/>
      <text:p text:style-name="P928">Друг мой Двойка <text:span text:style-name="T164">верно</text:span> <text:span text:style-name="T164">вычислил</text:span>, что встречаться надо в 12.30. <text:span text:style-name="T165">К</text:span>ак раз <text:span text:style-name="T165">к</text:span> этому времени добредает в Киев первая электричка из Конотопа. </text:p>
      <text:p text:style-name="P928">Не учёл он лишь одного — <text:span text:style-name="T164">что не терплю быть поставленным</text:span> в рамки, которые не <text:span text:style-name="T164">от меня исходят</text:span>. Так что в мать городов русских я прибыл двумя часами раньше — скорым поездом.</text:p>
      <text:p text:style-name="P928"><text:s/></text:p>
      <text:p text:style-name="P928">Прогулочной походкой <text:span text:style-name="T165">я покинул</text:span> звенящую трамва<text:span text:style-name="T164">йной</text:span> суматох<text:span text:style-name="T164">ой</text:span> привокзальн<text:span text:style-name="T164">ую</text:span> площад<text:span text:style-name="T164">ь</text:span> и по наклонной плоскости <text:span text:style-name="T164">широкого пустого</text:span> тротуара спустился к перекрёстку. </text:p>
      <text:p text:style-name="P928">В столовую при Доме Быта за мно<text:span text:style-name="T166">ю</text:span> следом зашл<text:span text:style-name="T166">и</text:span> с полд<text:span text:style-name="T166">южины</text:span> разновозрастных цыганок. Снимая плащ и шляпу на вешалку в углу, <text:span text:style-name="T165">я </text:span>чуть пожалел, что так совпало — <text:span text:style-name="T166">дожидайся </text:span>теперь пока <text:span text:style-name="T166">они себе по</text:span>выбирают и <text:span text:style-name="T166">дотолкают</text:span> свои подносы к кассе. </text:p>
      <text:p text:style-name="P928">Впрочем, времени предостаточно. </text:p>
      <text:p text:style-name="P928">Однако, <text:span text:style-name="T166">цыганки</text:span> выжидали, явно не хотели идти первыми. И тоже правильно: как знать что тут у них съ<text:span text:style-name="T165">е</text:span>добное сегодня? </text:p>
      <text:p text:style-name="P928"/>
      <text:p text:style-name="P928">- Хлеб забыли,- скользнув взглядом по моему подносу, буркнула кассирка. </text:p>
      <text:p text:style-name="P928">- Не треба. </text:p>
      <text:p text:style-name="P928">Пожав плечами, она отбросила на счётах уже приплюсованные было костяшки и приняла потёртую рублёвку. </text:p>
      <text:p text:style-name="P928">За столом, скромно потупившись в капустный салат вприкуску с заварным пирожным, я старательно не обращал внимание на диктора <text:span text:style-name="T166">новостей в пальто и шапке</text:span>, что <text:span text:style-name="T165">за соседним столиком выдавал</text:span> сотрапезнице последние известия своего мира, <text:span text:style-name="T165">в котором</text:span> вчера кто-то облопался ноксирон<text:span text:style-name="T165">а</text:span> и — готов. </text:p>
      <text:p text:style-name="P928">Самый застольный разговор. Но что удивительно: этот столичный широковещатель слово в слово повторил слышанное мною в глуши провинциальной. <text:span text:style-name="T165">Виталя-крановщик неделю назад об этом сообщал. </text:span>Совпадение, <text:span text:style-name="T165">или п</text:span>лагиат? </text:p>
      <text:p text:style-name="P928">Перехватив мой взгляд <text:span text:style-name="T166">диктор</text:span> гордо приосанился — владелец сногсшибательной сенсации. </text:p>
      <text:p text:style-name="P928"/>
      <text:p text:style-name="P928">В парикмахерской не<text:span text:style-name="T166">по</text:span>далёк<text:span text:style-name="T166">у</text:span> от столовой очереди не оказалось, так что, когда я вернулся на вокзал <text:span text:style-name="T167">побритым</text:span>, до встречи <text:span text:style-name="T166">с Двойкой </text:span>оставалось полчаса. </text:p>
      <text:p text:style-name="P928">Чистильщик в сатиновом халате наярил мои туфли, мелькая вытатурованными якорями. Вместо того, чтоб глазеть на дамочек снующих мимо будки в женский туалет <text:span text:style-name="T166">и обратно</text:span>, я уставился на его склонённую <text:span text:style-name="T166">к моим коленям </text:span>седеющую голову. <text:span text:style-name="T166">Мужику</text:span> <text:span text:style-name="T167">это </text:span>надоело. </text:p>
      <text:p text:style-name="P928">- Чего смотришь?- спросил он, откладывая щётку и берясь за бархотку. </text:p>
      <text:p text:style-name="P928">- Видать, понравились вы мне. </text:p>
      <text:p text:style-name="P928">- Надо ж,- угрюмо хмыкнул он,- да я <text:span text:style-name="T166">и </text:span>сам себе не нравлюсь, а тут — понравился. </text:p>
      <text:p text:style-name="P928">- <text:span text:style-name="T166">Выходит,</text:span> у нас вкусы разные.</text:p>
      <text:p text:style-name="P928"/>
      <text:p text:style-name="P928">И всё равно <text:span text:style-name="T166">осталось </text:span>ещё пятнадцать минут. </text:p>
      <text:p text:style-name="P928">Я про<text:span text:style-name="T166">хожу</text:span> через необъятный вестибюль вокзала, по белокаменной лестнице <text:span text:style-name="T166">подымаюсь на второй этаж </text:span>и там, наверху, оп<text:span text:style-name="T168">ираюсь</text:span> локтями на широченный парапет над грандиозным <text:s/>залом <text:span text:style-name="T168">вестибюля</text:span>, уходящим в сумеречную высь, <text:span text:style-name="T168">смотрю на</text:span> суматошную неразбериху броуновского движения людей-частичек по выложенному <text:span text:style-name="T168">блестящими </text:span>плитками дну. </text:p>
      <text:p text:style-name="P928">Минут через пять смешается с ними и эта, <text:span text:style-name="T168">пока ещё </text:span>глазеющая на суету, частичка — <text:span text:style-name="T168">я</text:span>. </text:p>
      <text:p text:style-name="P928"/>
      <text:p text:style-name="P928"><text:soft-page-break/><text:span text:style-name="T168">Их т</text:span>оропливые потоки редеют в центре зала, а <text:span text:style-name="T168">затем</text:span> уплотняются вновь. Причина феномена — атлетическая фигура в алой куртке, что похаживает там неспешными кругами. Ждёт кого-то. </text:p>
      <text:p text:style-name="P928">Кого? Не меня. Меня-то никто не ждёт, если не считать Двойки, который сейчас, пожалуй, так же вот кружит у метро в волнах пассажиров из соседнего — <text:span text:style-name="T167">П</text:span>ригородного вокзала.</text:p>
      <text:p text:style-name="P928">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68">состоянии </text:span>ожидани<text:span text:style-name="T168">я</text:span>.</text:p>
      <text:p text:style-name="P928">Если продлить эту линию, то где-то, на трамвайной, скажем, остановке ходит кругами ожидающий <text:span text:style-name="T167">акселерант.</text:span> </text:p>
      <text:p text:style-name="P928">И получается как в детсадовском огнетушителе, давшем мне начальное понятие о бесконечности. </text:p>
      <text:p text:style-name="P928">Конечно, <text:span text:style-name="T168">тогда</text:span> я не знал слова «бесконечность», но бесконечно глаз<text:span text:style-name="T168">ел</text:span> на красный огнетушитель <text:span text:style-name="T168">на лестничной площадке второго детского сада</text:span>. </text:p>
      <text:p text:style-name="P928"><text:span text:style-name="T168">А</text:span> огнетушитель, и не подозревал, что он — наглядное пособие по бесконечности. <text:span text:style-name="T168">Вернее его к</text:span>артинка-инструкция с изображением человека в кепке с огнетушителем в руках, <text:span text:style-name="T167">а</text:span> на том, нарисованном огнетушителе, тоже желтел квадратик с картинкой-инструкцией, а на той, неразличимой картинке <text:span text:style-name="T167">опять</text:span> человек в кепке с огнетушителем, на котором есть картинка, на которой… </text:p>
      <text:p text:style-name="P928"><text:span text:style-name="T168">Я, д</text:span>етсадник, не зна<text:span text:style-name="T168">ю</text:span> слова «бесконечность», но сил<text:span text:style-name="T168">юсь</text:span> понять: когда же и где кончаются эти человечки в кепках? <text:s/></text:p>
      <text:p text:style-name="P950">Тот недотёпа — это я, сменивший его; а меня сменят другие «я» и мы, в отличие от человечков, конечны.</text:p>
      <text:p text:style-name="P928"/>
      <text:p text:style-name="P928">Уп<text:span text:style-name="T169">ерев</text:span> подбород<text:span text:style-name="T169">ок</text:span> в грудь, чтоб скрыть лицо полями шляпы, <text:span text:style-name="T170">я </text:span>приближа<text:span text:style-name="T170">юсь</text:span> к метро, где, вдоль настенной шеренги телефонов, выхажива<text:span text:style-name="T170">ет</text:span> мой друг <text:span text:style-name="T169">Двойка</text:span>, <text:span text:style-name="T169">выгуливает — </text:span>туда-сюда <text:span text:style-name="T169">—</text:span> свои наново отрощенные усики, престижно кожаное пальто, редеющую шевелюру <text:span text:style-name="T169">и</text:span> чуть недовольную задумчивость. </text:p>
      <text:p text:style-name="P928">Вот он <text:span text:style-name="T169">снова </text:span>развернулся и зашагал вспять. <text:span text:style-name="T169">Я н</text:span>аг<text:span text:style-name="T169">о</text:span>н<text:span text:style-name="T169">яю его</text:span>, неслышно <text:span text:style-name="T169">следую позади</text:span>. </text:p>
      <text:p text:style-name="P928">На краю площадки он снова поворачивается <text:span text:style-name="T169">прямиком</text:span> к моей ухмылке и приветствию: </text:p>
      <text:p text:style-name="P928">- Хелло, <text:span text:style-name="T170">Двойка</text:span>. А где ребята? </text:p>
      <text:p text:style-name="P928">- Ахуля! </text:p>
      <text:p text:style-name="P928">Запрокинув широкое лицо, <text:span text:style-name="T169">он </text:span>всхикивает характерным <text:span text:style-name="T170">Д</text:span>во<text:span text:style-name="T169">йки</text:span>ным смешком — <text:span text:style-name="T170">с плотным прищуром</text:span>, чтоб<text:span text:style-name="T170">ы</text:span> <text:span text:style-name="T170">удобнее</text:span> обшарить обстановку: что и как. </text:p>
      <text:p text:style-name="P928"><text:span text:style-name="T169">Он радостно</text:span> облап<text:span text:style-name="T169">ил своего</text:span> друга — <text:span text:style-name="T169">меня, отпустил </text:span>и нач<text:span text:style-name="T169">ал</text:span> сбивчиво толковать про Славика <text:span text:style-name="T170">с</text:span> Петюн<text:span text:style-name="T170">ей</text:span>. </text:p>
      <text:p text:style-name="P928"/>
      <text:p text:style-name="P928">Из пригородного вокзала хлынула волна прибывших очередной электричкой, <text:span text:style-name="T170">и мы </text:span>отходим к стене. <text:span text:style-name="T169">О</text:span>н <text:span text:style-name="T170">прекращает</text:span> строить сбивчивые гипотезы о причине неявки <text:span text:style-name="T170">ребят </text:span>из Чернигова, просит двушку для автомата и крутит диск, заглядывая в записную книжку. </text:p>
      <text:p text:style-name="P928">Как <text:span text:style-name="T169">острил чернявый</text:span> кагебист, лучше иметь тупой карандаш, чем острую память.</text:p>
      <text:p text:style-name="P928"><text:s/></text:p>
      <text:p text:style-name="P928"><text:span text:style-name="T169">М</text:span>имо <text:span text:style-name="T170">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70">бразимой</text:span> и не <text:span text:style-name="T170">слишком</text:span> вообразимой кладью и поносками, поток новоприбывших — в метро и к остановкам всех видов городского транспорта на площади, <text:span text:style-name="T169">вз</text:span>глядывая <text:span text:style-name="T169">на ходу </text:span>на пару столичных дел<text:span text:style-name="T170">овых</text:span>. </text:p>
      <text:p text:style-name="P928">Вон тот, что звонит, с широкой кожаной спиной, видать, босс, а этот, прочёсывающий толпу <text:soft-page-break/>цепким взглядом из-под низко надвинутой шляпы — телохранитель. </text:p>
      <text:p text:style-name="P928"><text:span text:style-name="T171">Хотя</text:span> толпа может и не знать слов «босс», <text:span text:style-name="T171">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928">Откуда <text:span text:style-name="T171">ей, </text:span>толпе, знать, что Двойка <text:span text:style-name="T171">в этом городе</text:span> «чеч<text:span text:style-name="T171">á</text:span>ко», а я <text:span text:style-name="T171">вызван</text:span> его телеграмм<text:span text:style-name="T171">ой</text:span>. </text:p>
      <text:p text:style-name="P928"/>
      <text:p text:style-name="P928">А, кстати, куда он звонит? Понятия не имею. Да и не важно, я ведь всего лишь орудие. </text:p>
      <text:p text:style-name="P928">Есть с нами тот, кто всё за нас решит, <text:span text:style-name="T171">мне остаётся</text:span> только исполня<text:span text:style-name="T171">ть</text:span> приказы. </text:p>
      <text:p text:style-name="P928"><text:span text:style-name="T170">Двойка в прошлом году стал аспирантом — готовится</text:span> в кандидаты.</text:p>
      <text:p text:style-name="P928"><text:span text:style-name="T171">Стипендия выше студенческой, но </text:span>очень-то <text:span text:style-name="T171">не </text:span>разгонишься. </text:p>
      <text:p text:style-name="P928">Насчёт одежды <text:span text:style-name="T171">без</text:span> проблем <text:span text:style-name="T170">—</text:span> у мамы торг<text:span text:style-name="T170">овая </text:span>база. Продовольственная программа тоже решена: на выходные <text:span text:style-name="T170">—</text:span> в родное село, а там такие «торбы» накладут, <text:span text:style-name="T171">что</text:span> руки обрывают. </text:p>
      <text:p text:style-name="P928"><text:span text:style-name="T171">Но за все эти</text:span> блага приходится платить натурой — <text:span text:style-name="T171">сносить</text:span> бесконечные пильбища за рассеянный образ жизни; вперемешку с нескончаемыми работами по хозяйству и в огороде.</text:p>
      <text:p text:style-name="P928"><text:s/></text:p>
      <text:p text:style-name="P928">Силой он не обижен, <text:span text:style-name="T171">и </text:span>работа <text:span text:style-name="T171">ему </text:span>даже в охотку. Особенно<text:span text:style-name="T170"> </text:span>нравится носить что-нибудь веское и габаритное <text:span text:style-name="T170">—</text:span> охапки, вязанки, мешки <text:span text:style-name="T171">с урожаем </text:span>из огорода в сарай. </text:p>
      <text:p text:style-name="P928">Вы<text:span text:style-name="T171">греб</text:span>ать навоз в загородке свиней, или у бычка, <text:s/>не так приятно, но <text:span text:style-name="T171">дело </text:span>знакомое, да и <text:span text:style-name="T171">нужное</text:span> <text:span text:style-name="T170">—</text:span> «где дерьмецо, там и сальцо», <text:span text:style-name="T171">как</text:span> гов<text:span text:style-name="T170">а</text:span>рива<text:span text:style-name="T171">ет</text:span> старый поп их села. </text:p>
      <text:p text:style-name="P928">Но маменькины стоны <text:span text:style-name="T171">и причитания про</text:span> киевских «прохвур», <text:span text:style-name="T171">которые</text:span> объедают и об<text:span text:style-name="T171">ирают его,</text:span> лопуха <text:span text:style-name="T171">такого,</text:span> хоть кого взбесят. </text:p>
      <text:p text:style-name="P928">Вот <text:span text:style-name="T171">почему</text:span> нужны Двойке живые деньги. А где взять? </text:p>
      <text:p text:style-name="P928">Вагоны разгружать как в пору студенчества? Не солидно <text:span text:style-name="T170">для</text:span> аспирант<text:span text:style-name="T170">а</text:span>. </text:p>
      <text:p text:style-name="P928">С общежитейскими соседями пульку расписать? Тут у него квалификация <text:span text:style-name="T172">на все сто</text:span>. </text:p>
      <text:p text:style-name="P928">Преф<text:span text:style-name="T172">еранс</text:span> это ведь <text:span text:style-name="T170">чистая</text:span> арифметика, а у <text:span text:style-name="T170">Двойки</text:span> в биографии два класса математической спецшколы, да плюс к тому внешность <text:span text:style-name="T172">быковато </text:span>наивного <text:span text:style-name="T172">чада</text:span> природы, а ещё нюх на партнёра — <text:span text:style-name="T172">блефует, или впрямь пришло</text:span>. </text:p>
      <text:p text:style-name="P928">Да только в общ<text:span text:style-name="T172">ежитии</text:span> не<text:span text:style-name="T172">т где развернуться</text:span> — обдерёшь <text:span text:style-name="T172">разок </text:span>на пятёрку, <text:span text:style-name="T172">потом ещё</text:span> и — нач<text:span text:style-name="T172">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928"><text:span text:style-name="T172">Однако,</text:span> должен же быть высший свет, элита. <text:span text:style-name="T172">Это</text:span> же столица, как никак. <text:span text:style-name="T172">С</text:span>ыграть <text:span text:style-name="T172">бы </text:span>при свечах, на зелёном сукне, свежевскрытой колодою, да чтоб вист не ниже полтинника! А без денег как тот свет найти, как в него войти?</text:p>
      <text:p text:style-name="P928"><text:s/></text:p>
      <text:p text:style-name="P928">Вот и начал он строить романтические планы на предмет разжиться круглой суммой. </text:p>
      <text:p text:style-name="P928"><text:span text:style-name="T173">Первый план — стать нарко-бароном на рынке конопли как-то усох сам собой. </text:span><text:s/></text:p>
      <text:p text:style-name="P928"><text:span text:style-name="T173">За ним последовал план</text:span> знакомств<text:span text:style-name="T172">а</text:span> с <text:span text:style-name="T172">мелькающими</text:span> <text:span text:style-name="T172">по</text:span> столице иностранцами <text:span text:style-name="T172">для крупного бартера.</text:span></text:p>
      <text:p text:style-name="P928"/>
      <text:p text:style-name="P928"><text:span text:style-name="T172">Меня он привлёк как исполнителя, которому т</text:span>ерять <text:s/>нечего, <text:span text:style-name="T173">и</text:span> я <text:span text:style-name="T173">вошёл</text:span> в услужении <text:span text:style-name="T173">к</text:span> Двойк<text:span text:style-name="T173">е</text:span> на условиях вполне приемлемых <text:span text:style-name="T172">для того, кому всё пофиг</text:span>. </text:p>
      <text:p text:style-name="P928"><text:span text:style-name="T172">Он в</text:span>ызывал меня по выходным и, главным образом, в село, <text:span text:style-name="T172">куда от Конотопа</text:span> полчаса электричкой, <text:span text:style-name="T172">а потом минут десять автобусом.</text:span></text:p>
      <text:p text:style-name="P928"/>
      <text:p text:style-name="P928">Связь с иностранцами <text:span text:style-name="T173">тоже</text:span> не наладилась. В день попытки <text:span text:style-name="T172">завязать подходящее знакомство </text:span>по Хрещатику звучали лишь романские языки — <text:span text:style-name="T174">подходить к</text:span> таким <text:span text:style-name="T174">с</text:span> английск<text:span text:style-name="T174">им</text:span> толку мало. </text:p>
      <text:p text:style-name="P928">Двойка <text:span text:style-name="T174">разок атукнул</text:span> меня на пару негров в широкополых шляпах, но от моего жизнерадостного предложения «tо have a talk» те, почему-то, шарахнулись и отмолчались. <text:soft-page-break/><text:span text:style-name="T174">Наверное, их уже где-то на танцах приглашали «выйти поговорить».</text:span></text:p>
      <text:p text:style-name="P928">Пришлось <text:span text:style-name="T174">пояснить</text:span> боссу, что эт<text:span text:style-name="T174">и</text:span> из бывшей <text:span text:style-name="T174">французской </text:span>колонии, английский <text:span text:style-name="T174">с ними не прокатит</text:span>. </text:p>
      <text:p text:style-name="P928"/>
      <text:p text:style-name="P928">Безрезультатная охота, <text:span text:style-name="T174">похоже, </text:span>притомила <text:span text:style-name="T174">Двойку</text:span>, или <text:span text:style-name="T174">он вознамерился </text:span>обдумать <text:span text:style-name="T174">другой план</text:span>, но плотно <text:span text:style-name="T174">усевшись на скамейку </text:span>в университетском сквере, он дал мне два часа на свободный бесконтрольный поиск. </text:p>
      <text:p text:style-name="P928"/>
      <text:p text:style-name="P928">Задание не слишком <text:span text:style-name="T174">при</text:span>влекательное, но надо же отрабатывать харчи, как потреблённые (пирожки с пепси), так и <text:span text:style-name="T174">грядущие</text:span>. <text:span text:style-name="T174">И</text:span>, покинув его на скамейке, я не отлынивал и не увиливал, а добросовестно локаторил — не забазарят ли где родным шекспировским. </text:p>
      <text:p text:style-name="P928">На бульваре Шевченко группа аккуратных мужчин, минуя Владимирский собор, назвала его «касидрел». Неужто?.. </text:p>
      <text:p text:style-name="P928">- Нет,- пояснил один из них,- мы <text:span text:style-name="T174">разговариваем</text:span> на латышском.</text:p>
      <text:p text:style-name="P928"><text:s/></text:p>
      <text:p text:style-name="P928"><text:span text:style-name="T174">Пожалуй</text:span>, хватит. Зайду, вон, <text:span text:style-name="T174">только </text:span>в отель ИНТУРИСТ и — <text:s/>всё. Последняя попытка. <text:s/><text:span text:style-name="T174">И пусть</text:span>, Двойка, как себе хоче<text:span text:style-name="T174">т</text:span>, а мне надоело. </text:p>
      <text:p text:style-name="P928"/>
      <text:p text:style-name="P928">На широком крыльце <text:span text:style-name="T174">перед</text:span> стеклянны<text:span text:style-name="T174">м</text:span> <text:span text:style-name="T174">входом</text:span> здоровяк с саксофонным шнурком шее вежливо поинтересовался чего мне надобно. </text:p>
      <text:p text:style-name="P928">До чего ж наивный вышибала. Ну откуда мне — <text:s/>интуристу — <text:s/>знать <text:span text:style-name="T174">эти их</text:span> местные наречия? </text:p>
      <text:p text:style-name="P928">Снисходительно обозрев аборигена, <text:span text:style-name="T173">я без слов</text:span> прохожу мимо и <text:span text:style-name="T174">сворачиваю в</text:span>лево — <text:s/>к бару. </text:p>
      <text:p text:style-name="P928">Английская надпись над стойкой <text:span text:style-name="T174">призывает</text:span> <text:span text:style-name="T174">платить</text:span> только <text:span text:style-name="T174">местной валютой</text:span> и <text:span text:style-name="T174">извещает</text:span>, что сегодняшний день недели — <text:s/>выходной. Да, пора <text:span text:style-name="T174">передохнуть</text:span>. </text:p>
      <text:p text:style-name="P928">Массивные с виду кресла <text:span text:style-name="T174">у</text:span> полированных столиков оказ<text:span text:style-name="T173">ались</text:span> <text:span text:style-name="T174">вертлявыми</text:span> и жутко удобны<text:span text:style-name="T174">ми</text:span>. Исполнительность вознаграждается: начни я сачковать – не сидел бы сейчас в такой благодати; чай, <text:span text:style-name="T173">по</text:span>мягче<text:span text:style-name="T173">е</text:span>, чем боссу на <text:span text:style-name="T173">той </text:span>скамейке. </text:p>
      <text:p text:style-name="P928"/>
      <text:p text:style-name="P928">В дальнем конце <text:span text:style-name="T175">не работающего бара</text:span> широким кругом рассел<text:span text:style-name="T175">а</text:span>сь <text:span text:style-name="T175">дюжина</text:span> апостолиц и <text:span text:style-name="T175">их</text:span> <text:span text:style-name="T175">пылко проповедующий истину</text:span> <text:span text:style-name="T175">Учитель с бородкой</text:span>. А <text:span text:style-name="T175">у них что за</text:span> язык? <text:span text:style-name="T175">О том известно только им</text:span>. В отчёте Двойке скажу, <text:span text:style-name="T175">что</text:span> делегация румынских птицеводов. </text:p>
      <text:p text:style-name="P928"/>
      <text:p text:style-name="P928">Через столик от меня, усиленно не глядя в мою сторону, две молодые немецки-бесцветные девицы обменива<text:span text:style-name="T175">ются</text:span> краткими фразами. Проклятый языковой барьер. Девули-то явно маются. <text:span text:style-name="T175">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928">- Эн офули найс плейс,- общительно сообщаю я немочкам,- эйнт ит? Бат (<text:span text:style-name="T175">с лёгким вздохом</text:span>) нобади то хэв э ток виз. </text:p>
      <text:p text:style-name="P928">Галантно киваю на их изумлённые взоры: </text:p>
      <text:p text:style-name="P928">- Бай-бай.</text:p>
      <text:p text:style-name="P928"><text:s/></text:p>
      <text:p text:style-name="P924"><text:span text:style-name="T175">За истекшее с той поры время к</text:span>уш так и не подвернулся, но Двойке понравилось иметь со мной дело. <text:span text:style-name="T176">Я, как юный пионер,</text:span> на всё готов, и я <text:s/>к тому же — реликвия его студенческой юности. Вот и пошли <text:span text:style-name="T176">краткие </text:span>телеграммы <text:span text:style-name="T24">с названием</text:span> старинно<text:span text:style-name="T176">го</text:span> казацко<text:span text:style-name="T176">го</text:span> сел<text:span text:style-name="T176">а и датой, когда мне следует туда явиться</text:span>. </text:p>
      <text:p text:style-name="P928"><text:soft-page-break/>- Чего это ты как выходной с цветами на электричку? К жене что ли? Так, вроде, развёлся. </text:p>
      <text:p text:style-name="P928">- К другу, в село. А цветы <text:span text:style-name="T176">для </text:span>его матери с бабушкой. </text:p>
      <text:p text:style-name="P928">- Так что у них в селе цветов нет? </text:p>
      <text:p text:style-name="P928">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951"/>
      <text:p text:style-name="P952">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952">Дом, конечно, зовётся хатой, но по добротности это, всё-таки, дом.</text:p>
      <text:p text:style-name="P952">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952">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952">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не мереный огород, за которым ровное поле и потом лесополоса скрывающая железную дорогу.</text:p>
      <text:p text:style-name="P952">Колхоз этим полем не пользуется — слишком много влаги в поле. Привольно живут люди на улице Берег.</text:p>
      <text:p text:style-name="P952">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952">Тогда Раиса Александровна <text:span text:style-name="T177">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953">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953">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953">Через полчаса у ворот останавливается «жигуль» и во двор заходит крикливая женщина, которой надо «хáлата».</text:p>
      <text:p text:style-name="P953">Раиса Александровна принимает её на веранде и смиренно делает ей мозги минут сорок, прежде, чем отправить, посулив, что будет ей «хáлат». Она на дому не торгует, за товаром надо ехать на торговую базу. По предварительной договорённости.</text:p>
      <text:p text:style-name="P953">Она подмигивает нам с Двойкой вслед на удаляющуюся «хáлатную» матушку. Свят, свят, свят! </text:p>
      <text:p text:style-name="P953">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953">Но когда мы с Двойкой собираем из брёвен ещё один сарай, то она нам не указ; <text:span text:style-name="T178">тут уже главенствует Сергей — объявил перекур, вот и играем.</text:span></text:p>
      <text:p text:style-name="P953"/>
      <text:p text:style-name="P954"><text:soft-page-break/>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954">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954">Мне нравится такая жизнь. Тут интересней, чем на пляже. Мне нравится напористый одноногий сосед Витюк, мастер игры в подкидного. <text:s/>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954">Врачи вырезали «горошину», а как вернулась домой, муж не отставал пока не показала свежий разрез от хирургического ножа.</text:p>
      <text:p text:style-name="P954">Я знал, что она не выживет, потому что когда перекладывал дымоход плиты в её хате, старый огнеупорный кирпич оказался совсем трухлым. <text:s/>Мне сказали класть его снова, другого нет; но это не надолго.</text:p>
      <text:p text:style-name="P954">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954">- Ну, что? Дозвались Ганьку? Вернули?</text:p>
      <text:p text:style-name="P954">Двойка негодовал на такую жестокую чёрствость; а по-моему это древняя психотерапия и часть ритуала в непрерывном спектакле жизни.</text:p>
      <text:p text:style-name="P955">В мой следующий приезд во дворе под шелковицей сидел и муж покойной. 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Если уж хором не дозвались, куда одному-то.</text:p>
      <text:p text:style-name="P955"/>
      <text:p text:style-name="P955">Их сын, парень лет восемнадцати, по шекспировски враждует с Двойкой из-за того, что полюбил его жену, а Двойка с ней развёлся. Обидел, типа.</text:p>
      <text:p text:style-name="P955">Я вообще не знал, что он успел жениться. Но Двойка сказал, что да, евреечка с биофака, на курс моложе. 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955">Теперь тесть сможет воспитать сына Двойки как захочет, хоть полностью ортодоксальным евреем, под его, Двойкиной, наиукраинской фамилией. И он вздохнул.</text:p>
      <text:p text:style-name="P955">Тут Раиса Александровна крикнула от телефона, чтоб Двойка переоделся в чистое, потому что привезут невесту на «оглядини».</text:p>
      <text:p text:style-name="P956">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956">Двойка беззвучно матюкнулся и пошёл переодеваться.</text:p>
      <text:p text:style-name="P956">Вскоре за воротами послышалась машина и двое родителей провели нарядную девушку в хату.</text:p>
      <text:p text:style-name="P956"/>
      <text:p text:style-name="P956">Я остался на крыльце летней кухни один, но потом ко мне присоединился посетитель. Это был старик согнутый буквально в дугу. Стоя, он не мог смотреть человеку в лицо, а только ниже пояса.</text:p>
      <text:p text:style-name="P956">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text:soft-page-break/>смотреть. А всё 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956">Он так и не дождался Раису и ушёл, опираясь на короткие палки и глядя в песок дороги.</text:p>
      <text:p text:style-name="P956">Оказывается, кража малиновой скатерти не самое худшее, что может с тобой случиться; есть проступки и с более суровым наказанием.</text:p>
      <text:p text:style-name="P956"/>
      <text:p text:style-name="P956">Потом Сергей предложил большой проект — поднять кирпичный цоколь вокруг хаты. Кирпич у него уже несколько лет, как заготовлен.</text:p>
      <text:p text:style-name="P956">На это ушло три приезда; хата не маленькая. Двойка мешал раствор и подносил кирпич. Мы закончили в субботу.</text:p>
      <text:p text:style-name="P956">В воскресенье утром я встал раньше всех и вышел на крыльцо веранды. <text:span text:style-name="T179">Мои туфли стояли на второй ступеньке носом в направлении ворот, хотя вечером я оставлял их в точности наоборот.</text:span></text:p>
      <text:p text:style-name="P957">Я читать умею знаки! Мавр сделал своё дело...</text:p>
      <text:p text:style-name="P957">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957">Всё получается как надо, если правильно прочтёшь.</text:p>
      <text:p text:style-name="P957">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957"/>
      <text:p text:style-name="P957">Зимой в селе работ нет, Двойка вызвал меня только в апреле следующего года. </text:p>
      <text:p text:style-name="P957">Мы вскапывали огород, когда услышали про взрыв в Чернобыле. День был холодный и ветреный; низко неслись серые тучи.</text:p>
      <text:p text:style-name="P957">Двойка начал рассказывать про радиацию, но мне было пофиг. Какая разница?</text:p>
      <text:p text:style-name="P957">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957"/>
      <text:p text:style-name="P928"><text:span text:style-name="T179">Но всё это будет потом, а сейчас <text:s/>Двойка, п</text:span>рислонясь к стене у висячего телефона, <text:s/>набирает номер, <text:span text:style-name="T179">а я </text:span>прочёсыва<text:span text:style-name="T180">ю</text:span> взглядом <text:span text:style-name="T180">нескончаемо спешащую</text:span> за его спиной толпу, которая понятия не имеет про тонкости взаимоотношений мафиозных боссов и их телохранителей, <text:span text:style-name="T180">и </text:span>пытаюсь <text:span text:style-name="T180">взвесить: кому из нас нужнее эта дружба</text:span>? <text:s/><text:span text:style-name="T180">Будущему кандидату наук Двойке, или мне — его джинну из бутылки?</text:span></text:p>
      <text:p text:style-name="P928"/>
      <text:p text:style-name="P928">Дохлое дело заниматься психоанализом, если толком не знаешь как это делается. Объясняли, конечно, что это какая-то зловредная и наглая выдумка загнивающего Запада, шарлатанство и поклёп на гордо звуч<text:span text:style-name="T180">ащ</text:span>ую личность <text:span text:style-name="T180">Человека</text:span>. </text:p>
      <text:p text:style-name="P928">Жаль только не сказали в чём суть и методы у этого непотребства. Вот и приходится под вывеску «психоанализ» придумывать содержание, изобретать методы. <text:span text:style-name="T180">Размахнись рука, раззудись плечо — что нам стоит</text:span> изобресть самолёт понаслышке? </text:p>
      <text:p text:style-name="P928"/>
      <text:p text:style-name="P928">Допустим, суть <text:span text:style-name="T180">анализа </text:span>в том, чтобы ответить на самый <text:span text:style-name="T180">пакостный из всех</text:span> вопрос<text:span text:style-name="T180">ов</text:span>: «почему?»</text:p>
      <text:p text:style-name="P928"/>
      <text:p text:style-name="P928"><text:span text:style-name="T180">Ит</text:span>ак, почему я держусь Двойки? <text:span text:style-name="T24">В чём </text:span>причин<text:span text:style-name="T24">а</text:span>? Здоровая деревенская пища в исполнении <text:soft-page-break/>его бабушки? </text:p>
      <text:p text:style-name="P928"><text:span text:style-name="T180">Это — </text:span>да, предвкушаю <text:span text:style-name="T180">с</text:span> букет<text:span text:style-name="T180">ом</text:span> в электричке. <text:span text:style-name="T180">Плюс приманка, на которую</text:span> я, подобно ослу <text:span text:style-name="T180">Уленшпигеля</text:span>, раскатал губу, <text:span text:style-name="T180">не зная, что она недостижима</text:span>.</text:p>
      <text:p text:style-name="P928">Тиль, сидя на спине <text:span text:style-name="T180">скотины</text:span>, помахивал <text:span text:style-name="T181">ему под</text:span> носом пучком травы на тросточке и <text:span text:style-name="T181">осёл</text:span> за нею гнался <text:span text:style-name="T181">и </text:span>н<text:span text:style-name="T181">ёс</text:span> хозяина на спине и траву <text:span text:style-name="T181">перед своим носом</text:span>. </text:p>
      <text:p text:style-name="P928">Для любого осла можно <text:span text:style-name="T181">найти</text:span> траву, <text:span text:style-name="T181">за которой</text:span> побежит как миленький. </text:p>
      <text:p text:style-name="P928"><text:span text:style-name="T181">Так н</text:span>а какую же клюнул <text:span text:style-name="T181">я</text:span>? </text:p>
      <text:p text:style-name="P928"><text:span text:style-name="T181">Разухабистые к</text:span>артины постельной деятельности, <text:span text:style-name="T181">которыми так щедро делится Двойка</text:span>, <text:span text:style-name="T181">дарят</text:span> надежду, что и мне, слуге верному, перепадут крохи с пиршественного стола. <text:span text:style-name="T181">Скажем, к</text:span>акая-нибудь там подружка <text:span text:style-name="T181">очередной шлюшки</text:span>. </text:p>
      <text:p text:style-name="P928">Это<text:span text:style-name="T181">го</text:span>, <text:span text:style-name="T181">пока что,</text:span> не <text:span text:style-name="T181">случилось</text:span>, но где сказано, что ос<text:span text:style-name="T181">лу</text:span> <text:span text:style-name="T181">удастся</text:span> до<text:span text:style-name="T181">тянуться до</text:span> трав<text:span text:style-name="T181">ы</text:span>? </text:p>
      <text:p text:style-name="P928"><text:span text:style-name="T181">Осёл хитрит и</text:span> на <text:span text:style-name="T181">траву</text:span> даже не смотрит, <text:span text:style-name="T181">прикидывается</text:span>, что <text:span text:style-name="T181">он</text:span> её <text:span text:style-name="T181">в упор не видит, а</text:span> бежит просто так, <text:span text:style-name="T181">ради</text:span> разминки, ведь ему <text:span text:style-name="T181">жуть как </text:span>приятны физические нагрузки и прочие сельхозработы. Однако, чтоб <text:span text:style-name="T182">раскусить осла</text:span>, семи пядей во лбу не требуется. </text:p>
      <text:p text:style-name="P928"/>
      <text:p text:style-name="P958">Вообще-то, насчёт подружки была попытка.</text:p>
      <text:p text:style-name="P958">Они приехали из Нежина в Бахмач: бывшая любовница Двойки и её подруга. Мы с Двойкой встретили их и на автобусе доставили в село.</text:p>
      <text:p text:style-name="P958">На чердаке летней кухни <text:span text:style-name="T183">устланном сеном </text:span>были заранее раз<text:span text:style-name="T183">ложены</text:span> два матраса. Из деликатности Двойка увёл свою любовницу в рощу, <text:span text:style-name="T183">предоставив мне свободу действий.</text:span></text:p>
      <text:p text:style-name="P959">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она мне хрен? Давно знакомый старинный упор — открытый верх, закрытый низ. 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959">Наутро я встал первым и пошёл искупаться в копанке — пруд метров пятнадцати, вырытый экскаватором.</text:p>
      <text:p text:style-name="P959">Когда я вернулся, на крыльце веранды сидела Раиса Александровна.</text:p>
      <text:p text:style-name="P959">- И как водичка?- спросила она с прищуром чёрных глаз.</text:p>
      <text:p text:style-name="P959">- <text:span text:style-name="T184">Холодная,- ответил я во всех смыслах.</text:span></text:p>
      <text:p text:style-name="P960">После завтрака, наедине со мною Двойка спросил напрямую:</text:p>
      <text:p text:style-name="P960">- Ну, как?</text:p>
      <text:p text:style-name="P960">- А никак; у нас с ней несовместимость.</text:p>
      <text:p text:style-name="P960">- Это, как это?</text:p>
      <text:p text:style-name="P960">- Она хотела, чтоб было изнасилование, а я хотел обоюдного удовольствия. Не совместились.</text:p>
      <text:p text:style-name="P928"/>
      <text:p text:style-name="P961"><text:span text:style-name="T184">Так з</text:span>начит на поводке у Двойки меня держит желудок, орган воспроизводства и... и...</text:p>
      <text:p text:style-name="P961">Должен же быть и третий, иначе не сообразишь...</text:p>
      <text:p text:style-name="P928"><text:span text:style-name="T182">А вот и он родимый! Мозг с его духовными запросами. <text:s/>С его потребностью излить </text:span>поглощённые знания. <text:span text:style-name="T182">Иначе и лопнуть недолго.</text:span> Ведь это ж мука, когда бисер есть, дa метать не перед кем. </text:p>
      <text:p text:style-name="P928"><text:span text:style-name="T182">К</text:span>то откажется от роли Ментора? Изрекать перлы мудрости пред наивно вн<text:span text:style-name="T26">емлю</text:span>щим отроком… </text:p>
      <text:p text:style-name="P928">Двойка <text:span text:style-name="T185">даёт мне</text:span> такую возможность своими вопросами. </text:p>
      <text:p text:style-name="P928">Как <text:span text:style-name="T185">правильнее </text:span>вести себя в джунглях возленаучных склок, <text:span text:style-name="T185">где каждый паук за себя, а банка одна на всех</text:span>? </text:p>
      <text:p text:style-name="P928">Кто <text:span text:style-name="T185">полезнее</text:span> <text:span text:style-name="T26">для карьеры — та</text:span>лантливый, но пьющий микрошеф (завлабораторией), или <text:span text:style-name="T185">тупой как валенок</text:span> администратор — макрошеф (нач<text:span text:style-name="T185">альник отдела</text:span> отдела)? </text:p>
      <text:p text:style-name="P928">Кому служить? </text:p>
      <text:p text:style-name="P928"><text:soft-page-break/>Отвечая на эти и подобные вопросы, я поразился <text:s/>запасам <text:span text:style-name="T26">своего </text:span>маккиавелизма. Такое про себя мне <text:span text:style-name="T185">и во сне не снилось</text:span>, общение с Двойкой открыло глаза <text:span text:style-name="T185">и </text:span>на эту мою грань. </text:p>
      <text:p text:style-name="P928"><text:span text:style-name="T185">Впрочем</text:span>, суть моих моралей настолько проста, что <text:span text:style-name="T185">Двойка</text:span> их и сам нутром чувствует и поступает сообразно, вот высказать не может, что мы приходим в этот мир, когда уже всё занято <text:span text:style-name="T26">—</text:span> «местов нет!»; и <text:span text:style-name="T185">тут</text:span> возникает цель <text:span text:style-name="T26">—</text:span> урвать себе место под солнцем, а цель оправдывает средства… </text:p>
      <text:p text:style-name="P928">Двойка с готовностью согласен, <text:span text:style-name="T185">но</text:span> я? <text:span text:style-name="T185">Живу ли я п</text:span>о этой проповеди? Следую <text:span text:style-name="T185">ли </text:span>ей? </text:p>
      <text:p text:style-name="P928"/>
      <text:p text:style-name="P928">Ну, вовсе необязательно следовать собственной теории. Ницше, изобретатель сверхчеловека в образе «белокурой бестии», физически был жалким хлюпиком. </text:p>
      <text:p text:style-name="P928">«Урв<text:span text:style-name="T185">и</text:span> место под солнцем»,- <text:span text:style-name="T185">поучаю</text:span> я. <text:span text:style-name="T185">Всё так</text:span>. Но сам-то <text:span text:style-name="T185">предпочту</text:span> искать другое солнце, чем <text:span text:style-name="T186">лезть</text:span> в <text:span text:style-name="T186">их </text:span>давку и тесноту. </text:p>
      <text:p text:style-name="P928"/>
      <text:p text:style-name="P928">Ну, что <text:span text:style-name="T26">—</text:span> натешился самопсихоанализом? Все изнанки вывернуты? </text:p>
      <text:p text:style-name="P928">Да не стесняйся – я тут один, Двойке не до меня, вон всё крутит телефонный диск, заглядывая в блокнотик. </text:p>
      <text:p text:style-name="P928">Так всё, что ли? Ублажение желудка, поманка подержаными шлюхами, да тщесл<text:span text:style-name="T26">ав</text:span>ное самощекотание сво<text:span text:style-name="T187">им</text:span> интеллектуальн<text:span text:style-name="T187">ым</text:span> бисер<text:span text:style-name="T187">ом</text:span>. Поэтому я с ним? </text:p>
      <text:p text:style-name="P928">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928">Значит ещё из свободолюбия? Ай, молодец! Ну, теперь-то всё? </text:p>
      <text:p text:style-name="P928">Конечно, всё, разве мало такого для дружбы? </text:p>
      <text:p text:style-name="P928">По диалектике – мало. Нужна ещё доля ненависти. </text:p>
      <text:p text:style-name="P928">Хотя, за что мне его ненавидеть? Поит, кормит, даёт возможность вырваться. </text:p>
      <text:p text:style-name="P928">А также поупражняться в мазохизме. Что есть блаженство если не сладкая боль… </text:p>
      <text:p text:style-name="P928">Спал он с ней или нет? Всё во мне стискивается и мучительно-сладко <text:span text:style-name="T186">ноет</text:span>: не может быть… а если?.. </text:p>
      <text:p text:style-name="P928">Снова боль и тягучее тёплое растекание: нет, нет… </text:p>
      <text:p text:style-name="P928"/>
      <text:p text:style-name="P928">В один из моих приездов к нему в село, поздней ветреной ночью мы сидели в автобусной ожидал<text:span text:style-name="T186">ов</text:span>ке <text:span text:style-name="T186">на</text:span> пустой раздольной площадью. <text:s/><text:span text:style-name="T186">Л</text:span>авки и побелку стен <text:span text:style-name="T186">избороздили </text:span>клейм<text:span text:style-name="T186">а разных</text:span> Deep Purple, ДИНАМО, Блицов, Свет<text:span text:style-name="T186">ок</text:span>, Вохов и множества дат. </text:p>
      <text:p text:style-name="P962">Двойка вдруг свёл разговор на Иру.</text:p>
      <text:p text:style-name="P962">- Она говорила, что ни с кем ей не было, как с тобой.</text:p>
      <text:p text:style-name="P963">Он словно скальп с меня содрал этим комплиментом. Такое не говорят за столиком в кафешке. Для этого надо лежать в одной постели после акта.</text:p>
      <text:p text:style-name="P963">Рассчитывала, что когда-нибудь Двойка донесёт до меня эти слова и я дорисую остальное?</text:p>
      <text:p text:style-name="P963">Или просто из кошачьей женской склонности царапнуть партнёра побольнее? То-то он тогда потянулся за <text:s/>«Беломором». Зря комплексовал, Двойка, сексуальным гигантом я никогда не был.</text:p>
      <text:p text:style-name="P963"/>
      <text:p text:style-name="P963">Он вдруг почувствовал, что ляпнул лишнее и, <text:span text:style-name="T785">чтоб замылить,</text:span> начал что есть мочи уверять, что у него с ней в жизни ничего не было. Как будто я его спрашивал.</text:p>
      <text:p text:style-name="P964">Если долго косишь под простачка, то порой таким и становишься.</text:p>
      <text:p text:style-name="P963">- Ты её когда-нибудь бил?- спросил он чуть погодя.</text:p>
      <text:p text:style-name="P963">М-да, и про ту пощёчину рассказала.</text:p>
      <text:p text:style-name="P963">- Ударил один раз, при заключительном свидании,- отчитался я,- но совсем слегка; <text:soft-page-break/>исключительно для соблюдения протокола.</text:p>
      <text:p text:style-name="P963">Двойка хохотнул своим фирменным смешком.</text:p>
      <text:p text:style-name="P963"/>
      <text:p text:style-name="P958">На следующее утро мы пошли искупаться в копанке. Мне не захотелось лезть в воду. Я обошёл пруд кругом и лёг на берегу. Двойка проплыл из конца в конец. Голубое мерцание плавилось в его глазах, когда, поправляя истекающие водой плавки он вышел на берег рядом со мной.</text:p>
      <text:p text:style-name="P958">«С таким же взглядом он слезал с неё,»- подумал я. Эта мысль принесла боль. Слабее, чем я ожидал. Сильнее, чем хотелось бы.</text:p>
      <text:p text:style-name="P932"/>
      <text:p text:style-name="P932"/>
      <text:p text:style-name="P933">Она подошла сама на пляже и начала разговор о «Morning Star», что лежала на песке рядом с розовым одеяльцем, на котором я сидел.</text:p>
      <text:p text:style-name="P933">Это я на самом деле читаю, или такая приманка для девушек? Вот тут про что написано?</text:p>
      <text:p text:style-name="P933">Мне пришлось рассказать, что там про 19-летнего юношу, члена семьи контрабандистов.</text:p>
      <text:p text:style-name="P933">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933">По прибытии на явочную квартиру вся семья проходила промывание желудка и — пожалста! — очередная партия доставлена.</text:p>
      <text:p text:style-name="P933">Прокол случился во время полёта, когда у юноши в желудке лопнул один из пакетиков. Туда 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Вот только семейный бизнес накрылся.</text:p>
      <text:p text:style-name="P933">Грустная, вобщем, история.</text:p>
      <text:p text:style-name="P933">Она посочувствовала и сообщила, что тоже работает медсестрой. </text:p>
      <text:p text:style-name="P933">Хорошая профессия для девушки лет тридцати. Лицом не киноактриса, а остальное всё на месте. Купальник не даст соврать.</text:p>
      <text:p text:style-name="P934">После осмотра мне пришлось подтянуть свои колени к подбородку, чтоб и дальше сидеть культурно.</text:p>
      <text:p text:style-name="P934">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934">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934"/>
      <text:p text:style-name="P934">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935">До условного часа оставалось ещё немало времени и я пошёл пешком обратно на Вокзал, чтобы по Клубной выйти к Семи Ветрам. <text:span text:style-name="T188">На Зеленчаке водитель автокрана из нашего СМП, владимир Гавкалов, который лицом напоминал мне Игоря, брата Иры, рысцой пересёк мне дорогу.</text:span></text:p>
      <text:p text:style-name="P935">- <text:span text:style-name="T188">Серёга!- крикнул он на бегу.- Ты перепутал — баня в другой стороне.</text:span></text:p>
      <text:p text:style-name="P936">Букет мне и самому не слишком нравился, но я продолжил нести его.</text:p>
      <text:p text:style-name="P936">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936">По тропке среди жёстких трав я подошёл к их белоствольной группке.</text:p>
      <text:p text:style-name="P936">Вот же суки!</text:p>
      <text:p text:style-name="P936">Жильцы с ближайшей улицы устроили под деревьями свалку бытового мусора. Солнце <text:soft-page-break/>стиснутое облаками зашло без заката. В расстроенных чувствах я понёс свой дурацкий букет по адресу.</text:p>
      <text:p text:style-name="P936">- О!- сказала она.- С цветами!</text:p>
      <text:p text:style-name="P936">Зря, что не с водкой, подумалось мне.</text:p>
      <text:p text:style-name="P936">Мы о чём-то говорили на кухне однокомнатной квартиры на первом этаже. <text:span text:style-name="T189">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937">Часов в одиннадцать она стала отправлять меня к себе домой. Мне пришлось гнать дуру, что там уже всё заперто и бегают соседкины цепные псы. </text:p>
      <text:p text:style-name="P937">Она, типа, сжалилась и уступила мне половину широкой кровати, но только чтоб не лез.</text:p>
      <text:p text:style-name="P937">Когда она потушила свет и тоже легла, я попытался продолжить отношения самым естественным образом, но встретил упорное сопротивление.</text:p>
      <text:p text:style-name="P937">Вот те на! Приглашала показать свою девочковость?</text:p>
      <text:p text:style-name="P937">Я прекратил попытки и мне стало всё равно, как с бандеролью на полках этажерки.</text:p>
      <text:p text:style-name="P937">А может потрясена утратой варенья. Всё-таки трёхлитровая банка. Недобрый знак для суеверных.</text:p>
      <text:p text:style-name="P937">И наплевать, что они там устроили свалку. <text:span text:style-name="T190">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937"/>
      <text:p text:style-name="P938">Среди ночи я проснулся от осторожного ощупывания моего члена <text:span text:style-name="T191">через трусы</text:span>.</text:p>
      <text:p text:style-name="P938"><text:s/>Не дождавшаяся изнасилования медсестра проверяла на месте ли. Спросила б лучше у пляжного песка на Сейму. </text:p>
      <text:p text:style-name="P938">Но эти чужие пальцы обшаривающие мою плоть... Это уже где-то было. Только я не мог вспомнить где и когда и снова уснул.</text:p>
      <text:p text:style-name="P938">Утром я ушёл отказавшись от чая с сахаром. Как её звали? Убей не помню.</text:p>
      <text:p text:style-name="P938"/>
      <text:p text:style-name="P938">Всё, что мне осталось, так это танцплощадка в центральном парке на Миру.</text:p>
      <text:p text:style-name="P938">Правда, туда я ходил не как запоздалый стрелок в поисках дичи, а просто потосковать.</text:p>
      <text:p text:style-name="P938">Сеанс ностальгии ценой в 50 коп.</text:p>
      <text:p text:style-name="P939">Одним из первых я заходил в круг огороженной танцплощадки и усаживался на давно не крашенные брусья круговой скамьи.</text:p>
      <text:p text:style-name="P939">Большие чёрные ящики колонок в оркестровой раковине бушевали хорошими записями. <text:s/>«Живая» музыка канула в прошлое. Между номерами один, так сказать, диск-жокей включал микрофон и объявлял что прозвучало и то будет дальше. Иногда он пытался нелепо шутить. Хорошо, что редко.</text:p>
      <text:p text:style-name="P939">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939">Точь-в-точь как в день, когда тебе исполнился один месяц и мы привезли тебя на осмотр в детскую поликлинику в коляске с тюлем от сглаза.</text:p>
      <text:p text:style-name="P939">Только те ласточки ещё и пронзительно пищали, кружа над крышей универмага, а этих не слыхать — слишком высоко.</text:p>
      <text:p text:style-name="P939">Потом и небо гасло, наступала ночь, а я всё так же сидел и не танцевал, потому что знал своё место.</text:p>
      <text:p text:style-name="P939">Оно, как и у прочих тридцатилетних, снаружи; под фонарём на парковой аллее. <text:span text:style-name="T192">Можешь остановиться на несколько минут, поглазеть как скачет следующее поколение и — топай в свой быт с диваном напротив телевизора.</text:span></text:p>
      <text:p text:style-name="P940"><text:soft-page-break/>Я сидел тихо, как инородная частица, слушал музыку и наблюдал сблизи уплотняющуюся вокруг массу молодняка.</text:p>
      <text:p text:style-name="P940">Вон у той девушки шея длиннее, чем у Нефертити. Красиво. Словно стебель одуванчика. И я любовался без всякого возбуждения. Когда она пришла с виновато поникшей шеей, я знал — срезалась на экзаменах в институт.</text:p>
      <text:p text:style-name="P940">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или не ждать? Трамваи в эту пору редко ходят.</text:p>
      <text:p text:style-name="P940"/>
      <text:p text:style-name="P940">Однажды на остановке нас встретил стеклянноглазый мужик лет сорока. Он с издёвкой смотрел на подходивших молокососов <text:span text:style-name="T193">своими залитыми зенками</text:span>, уперев ладони в ягодицы; в позе нацистского офицера <text:span text:style-name="T193">у ворот в лагерь смерти, над которыми надпись «забудь надежду всяк сюда входящий».</text:span></text:p>
      <text:p text:style-name="P941">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941">Я остановился напротив него, не доходя метра три. Что, штурмбанфюрер, потягаемся позами?</text:p>
      <text:p text:style-name="P941">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941">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941">Противник не выдержал и минуты. Он горестно опустил голову, сцепил руки <text:span text:style-name="T776">за</text:span> спин<text:span text:style-name="T776">ой</text:span> в зэковской ухватке и начал мелкими шажками ходить туда-сюда поперёк метровой ширины остановки, <text:span text:style-name="T776">насколько пускали стены невидимой клетки</text:span>.</text:p>
      <text:p text:style-name="P941">Молодняк изумился лёгкости моей победы над тараканищем <text:span text:style-name="T194">и они начали заполнять всю остановку, делая себе заметку на будущее, что знание — сила. На самом же деле, всё это был чистый импровиз — подарок моего поколения ихнему.</text:span></text:p>
      <text:p text:style-name="P933"/>
      <text:p text:style-name="P942">И опять как всегда, стуча колёсами и качаясь, вагон электрички уносит меня из Конотопа...</text:p>
      <text:p text:style-name="P942">Куда это, кстати, я?</text:p>
      <text:p text:style-name="P942">За окном чернильная темень, значит не дальше, чем до Нежина; значит к Жомниру еду.</text:p>
      <text:p text:style-name="P942">В чёрном окне моё неясно смазанное двойными стёклами отражение согласно подкивывает в такт перестуку на стыках: ту-да к не-му ку-да ж е-щё?</text:p>
      <text:p text:style-name="P948">А зачем я туда еду?</text:p>
      <text:p text:style-name="P948">Ну, мало ли... Напечатать его машинкой очередной рассказ, или там, триптих... Пойди упомни из эдакого далека...</text:p>
      <text:p text:style-name="P948">Но всё это лишь для отвода глаз, <text:span text:style-name="T792">сплошная ложь</text:span>. На самом деле я еду, чтоб снова и снова испытывать щемящее томление по необратимо невозвратному. 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948"/>
      <text:p text:style-name="P943"><text:span text:style-name="T759">Вот зачем электричка мчит, покачиваясь, через ночь, и в одном из её вагонов, над</text:span> проход<text:span text:style-name="T760">ом</text:span>, <text:span text:style-name="T759"><text:s/>я </text:span>сижу на краю трёхместного сиденья, <text:span text:style-name="T760">где </text:span><text:s/>посер<text:span text:style-name="T760">ё</text:span>д<text:span text:style-name="T760">к</text:span>е <text:span text:style-name="T760">развязно развалился</text:span> мой портфель. Редко, но бывает — вагон пуст.</text:p>
      <text:p text:style-name="P942">Ну, или почти пуст. Метров за двадцать от меня на сиденьи по эту же сторону от прохода едет <text:soft-page-break/>девушка. Она едет спиной по ходу поезда, лицом ко мне, одиноко прислонившись головой к стеклу окна. Ч<text:span text:style-name="T757">ерт её лица с моего места не разобрать: просто девушка, одна в пустом вагоне ночной электрички со стрижкой светлых волос.</text:span></text:p>
      <text:p text:style-name="P944">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944">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944">Двое в пустом вагоне мчащейся сквозь ночь электрички...</text:p>
      <text:p text:style-name="P944">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span text:style-name="T758">Отсюда не видно куда смотрят её глаза, но и мне уже незачем изображать любопытство к пустому тамбуру: я устремляю взгляд на неё и любуюсь, с платоничной откровенностью, обёрнутым ко мне лицом и плечами покрытыми тканью плаща.</text:span></text:p>
      <text:p text:style-name="P945">Это всё, на что я способен; я не подкачу к ней с ухарскими прибауткаи и предложениями: «вы привлекательны, я замечательный, станьте мне третьей женой...» Но — ах, она хороша! — даже на этой отдалённой полуразличимости...</text:p>
      <text:p text:style-name="P945">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945">Она сидела через три столика от него, чтоб он любовался ею после десяти лет разлуки. 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945">Нет. Сопровождающий её разведчик в штатском смотрит на свои часы. Свидание окончено. Он уводит её, чтобы сбить со следа гестаповских ищеек...</text:p>
      <text:p text:style-name="P946">Но здесь, в вагоне, не стихает мелодия Таривердиева — они бесконтрольно одни...</text:p>
      <text:p text:style-name="P946">БРЭННГГ! ЗПРТЫЧ!!</text:p>
      <text:p text:style-name="P946">Из череды сиденных спинок между нами, как из чуть скошенной колоды карт, всплывает красная рожа джокера. </text:p>
      <text:p text:style-name="P946">Мы не одни! Этот алкаш всю дорогу спал между нами!</text:p>
      <text:p text:style-name="P946">Его похмельно красная харя семафорит:</text:p>
      <text:p text:style-name="P946">- Стоп! Дистанционный флирт окончен!</text:p>
      <text:p text:style-name="P946">Как я ржал! Без удержу и остановок.</text:p>
      <text:p text:style-name="P947">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947">Ты прав, ханыга! Каждому — своё. И мне пора завязывать с одной и той же меланхоличной жвачкой...</text:p>
      <text:p text:style-name="P945"/>
      <text:p text:style-name="P942"/>
      <text:p text:style-name="P51">Когда Брежнев умер, <text:span text:style-name="T73">то </text:span>его нехорошо похоронили. Два мужика в чёрно-траурных нарукавных повязках просто сбросили гроб в яму у Кремлёвской стены. Кто смотрел церемонию без урезок для программы «Время», были просто шокированы.</text:p>
      <text:p text:style-name="P51">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text:soft-page-break/>расстрела голодных бунтов воинскими частями, как при Хрущёве.</text:p>
      <text:p text:style-name="P51"/>
      <text:p text:style-name="P51">Выйдя из бани поздним вечером четверга, я воочию увидел как растеряны люди, как сбиваются поплотнее и озираются в поисках пастыря.</text:p>
      <text:p text:style-name="P51">А на Декабристов 13, вроде и со смехом, но всерьёз отгораживались от неведомого грядущего <text:span text:style-name="T30">стеной </text:span>бумажны<text:span text:style-name="T30">х</text:span> грамот, которыми награждались члены семьи на протяжении её существования.</text:p>
      <text:p text:style-name="P51">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ч третьем классе, за второе место в шашечном турнире пионерлагеря, за участие в самодеятельности, а теперь вот служат охранительным частоколом. <text:span text:style-name="T31">Сказать тут нечего, можно лишь пожать плечами.</text:span></text:p>
      <text:p text:style-name="P51"/>
      <text:p text:style-name="P52">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На то он и траур.</text:p>
      <text:p text:style-name="P52"/>
      <text:p text:style-name="P52">Но вот, после очередных похорон, у кормила власти встал Горбачёв — вполне ещё средних лет, хотя и с непонятным пятном на лысине.</text:p>
      <text:p text:style-name="P52">Он начал говорить об ускорении и перестройке, с украинским прононсом выговаривая звук «г». Ну, говорит, пусть говорит — кому мешает?</text:p>
      <text:p text:style-name="P52">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52">У того чёрным по белому сказано — подобные меры принимают лишь те правительства, которые свой народ считают малолетней бестолочью. Типа, задвинуть засов на двери и сказать:</text:p>
      <text:p text:style-name="P52">- Сегодня ты никуда не пойдёшь.</text:p>
      <text:p text:style-name="P52">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span text:style-name="T32">Так выразился мой знак протеста.</text:span></text:p>
      <text:p text:style-name="P53">Кто-то из верноподданных продавщиц начала бухтеть, что нужно меня схватить и вызвать милицию, но в очереди не нашлось исполнителя её проекту. Пустую бутылку я аккуратно опустил в урну у входа в гастроном.</text:p>
      <text:p text:style-name="P53">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53">Моя мать, показавшись из кухни, испуганно закричала:</text:p>
      <text:p text:style-name="P53">- Коля! Он кровью рвёт!</text:p>
      <text:p text:style-name="P53">Отец мой тоже вышел, но почуяв знакомый дух, отмахнулся:</text:p>
      <text:p text:style-name="P53">- Какая кровь! Не видишь? <text:span text:style-name="T796">Налыгался как чувырло последнее.</text:span>..</text:p>
      <text:p text:style-name="P53">Я накрыл ведро крышкой, переобулся в домашники и <text:span text:style-name="T796">молча </text:span>прошёл свалиться на диван, <text:span text:style-name="T796">и не варнякал, что среди чувырл передние ничем не лучше последних</text:span>.</text:p>
      <text:p text:style-name="P53"/>
      <text:p text:style-name="P53">В ту пору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53"/>
      <text:p text:style-name="P53">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text:soft-page-break/>неделю, да и делились не всегда.</text:p>
      <text:p text:style-name="P53">Всё из-за принципа, с которым я вернулся из киевской командировки.</text:p>
      <text:p text:style-name="P53">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53">Прораб утверждал, что работяга ужрался в лоскуты, а я стоял на том, что тому просто стало плохо и доказательство тому — рабочая спецовка; люди не пьют на работе. </text:p>
      <text:p text:style-name="P54">Я знал, что пьёт где угодно и в чём попало, но просто в тот момент встал на позиции идеализма. </text:p>
      <text:p text:style-name="P54">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54">На это последовало резонное возражение, что вагончик не рабочее место.</text:p>
      <text:p text:style-name="P54">Пришлось подредактировать формулировку и «я не пью в рабочей одежде» стало моим принципом.</text:p>
      <text:p text:style-name="P54">Как компромисс мне предложили переодеться в чистое, бухнуть и снова одеть робу.</text:p>
      <text:p text:style-name="P54">Впоследствии процедура сократилась. Я просто раздевался до нижнего, делал пару вежливых глотков и опять натягивал спецуху.</text:p>
      <text:p text:style-name="P54">В нашей бригаде к принципам относились уважительно и принимали меня даже в неглиже.</text:p>
      <text:p text:style-name="P54">Только крановщик Виталя взрывался и выходил из себя:</text:p>
      <text:p text:style-name="P54">- Чё ты ему оставляешь? Он же всех спалит.</text:p>
      <text:p text:style-name="P54">- Не, он не стукач.</text:p>
      <text:p text:style-name="P54">- А если мастер зайдёт, его в трусах увидит; не врубится, что бухаем?</text:p>
      <text:p text:style-name="P54">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54">Как-то в обед, после первой кружки, он начал строить смехуёчки:</text:p>
      <text:p text:style-name="P54">- Ну, чё ты влип в тот «Всесвит»? Иди и тебе налью. Но только не раздеваться. У меня тоже принципы.</text:p>
      <text:p text:style-name="P55">Он хохотал, весело блестел глазами, хватал бутылку четырёхпалой рукой и наливал себе и Кирпе.</text:p>
      <text:p text:style-name="P55">Долг платежом красен.</text:p>
      <text:p text:style-name="P55">В обеденный перерыв следующего дня я взял в гастрономе бутылку «Золотой осени» и плитку шоколада. Виталя с Кирпой играли в вагончике в карты.</text:p>
      <text:p text:style-name="P55">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Это вовсе не месть была, а чистая педагогика. Виталя долго сдерживался, но темперамент взял своё:</text:p>
      <text:p text:style-name="P55">- Блииин! Бормотуху с «Алёнкой»! <text:span text:style-name="T30">Во</text:span>, извращенец!</text:p>
      <text:p text:style-name="P56">Но это он, конечно же, из зависти — сам-то в жизни так не пробовал.</text:p>
      <text:p text:style-name="P56">И<text:span text:style-name="T33"> я невозмутимо допил </text:span>всю <text:span text:style-name="T33">бутылку, даже </text:span>и <text:span text:style-name="T33">Кирпе не оставил, который Витале вчера подхихикивал.</text:span></text:p>
      <text:p text:style-name="P56">Хотя порой закрадывается сомнение — точно ли это педагогика, или мстительный эксгибиционизм?</text:p>
      <text:p text:style-name="P55">Но это исключительные случаи, а в основном я был непьющим, когда грянул указ.</text:p>
      <text:p text:style-name="P55"/>
      <text:p text:style-name="P56">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56">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34">ру</text:span>стью проходил я мимо, покуда не заметил, что дверь забегаловки открылась и <text:span text:style-name="T34">пара мужиков спустились с высокого крыльца.</text:span></text:p>
      <text:p text:style-name="P57">Ну-ка, ну-ка, поглядим!</text:p>
      <text:p text:style-name="P57">Незапертая дверь подалась под лёгким нажимом.</text:p>
      <text:p text:style-name="P57"><text:soft-page-break/>Тут и впрямь горела лишь одна лампочка в 100 ватт, как раз над пивным краном, но из крана текло пиво в бокалы!</text:p>
      <text:p text:style-name="P57">Мужика разбирали их и отходили к высоким круглым столикам. Если б не скудное освещение — всё как в старые добрые беззаконные времена.</text:p>
      <text:p text:style-name="P57">Нет, не всё. Нету прежнего шума и гама тёплых дружеских разговоров. Продавец в белой поварской куртке раз за разом предупреждает из-за стойки:</text:p>
      <text:p text:style-name="P57">- Тише: мужики, и давай по быстрому! И так нарушаем.</text:p>
      <text:p text:style-name="P57">Нет кайфа в кайфе под кнутом секундомера. 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57">- Держи его! Хватай! Зовите милицию!</text:p>
      <text:p text:style-name="P57">Мы вне закона.</text:p>
      <text:p text:style-name="P57"/>
      <text:p text:style-name="P57">Честно говоря, забегаловки мне не сильно нравятся. <text:s/>Стоишь в очереди и смотришь <text:span text:style-name="T35">как подваливают корифаны и просто знакомые к стоящим впереди тебя:</text:span></text:p>
      <text:p text:style-name="P57">- <text:span text:style-name="T35">Братан, и мне парочку.</text:span></text:p>
      <text:p text:style-name="P58">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лыбится:</text:p>
      <text:p text:style-name="P58">- Ты ж не забыл, что и мне три кружки.</text:p>
      <text:p text:style-name="P58">Нет, в следующий раз уж лучше я в кафе; там только бутылочное, подороже, но этих наглых хвостопадных рож не будет.</text:p>
      <text:p text:style-name="P58">И после очередной бани я гордо прохоже мимо забегаловки и топаю до кафе.</text:p>
      <text:p text:style-name="P58">- Пива нет.</text:p>
      <text:p text:style-name="P58">Блин! Придётся на Мир переться.</text:p>
      <text:p text:style-name="P58">Но и в кафе рядом с кинотеатром тоже пива нет. Последний шанс — вокзальный ресторан.</text:p>
      <text:p text:style-name="P58">Та же картина. Но ведь это четверг! Пришлось брать бутылку белого вина.</text:p>
      <text:p text:style-name="P58">Столы в ресторане большие, человек на десять каждый в окружении тяжких стульев в кожаной обивке, а посетителей почти нет. </text:p>
      <text:p text:style-name="P59">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59">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59">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59">Он уставился на тонкую струйку и сообщил, что недавно вышел с зоны.</text:p>
      <text:p text:style-name="P59">Пара парней через один стол притихли.</text:p>
      <text:p text:style-name="P59">Я поздравил его с освобождением и выпил.</text:p>
      <text:p text:style-name="P59">Лицо его вдруг исказилось непонятной злобой и он стал громко угрожать, что когда я окажусь на одной с ним зоне он будет иметь меня в прямой проход. Всё это, конечно, в более общедоступной терминологии.</text:p>
      <text:p text:style-name="P59">Вино допито, сосед по столу мне не по душе и я поднялся уходить. Один из парней, что сидели неподалёку, уже стоял между столами.</text:p>
      <text:p text:style-name="P59">- <text:span text:style-name="T36">Мочи его!- сказал он мне.- Чё тянешь? Мы на подхвате.</text:span></text:p>
      <text:p text:style-name="P60">Совсем незнакомый парень. Видать патриотизм взыграл.</text:p>
      <text:p text:style-name="P59">- <text:span text:style-name="T36">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60">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60"><text:soft-page-break/>Он прибегнул к предельному оскорблению, но магия не сработала — бутылка не превратилась в осколки. Но всё равно, Горбачёву я этого не прощу.</text:p>
      <text:p text:style-name="P60">Ты скажешь при чём тут Горбачёв?</text:p>
      <text:p text:style-name="P60">Даже в эпоху дефицита бутылочное пиво в Конотопе не исчезало. Никогда.</text:p>
      <text:p text:style-name="P60"/>
      <text:p text:style-name="P60">А он всё не унимался и добавлял в сухой закон новые статьи об ужесточении <text:span text:style-name="T37">борьбы.</text:span></text:p>
      <text:p text:style-name="P60"/>
      <text:p text:style-name="P61">Вечером того дня, когда вступала в силу очередная ужесточительная волна, я, как обычно, отправился в парк на Миру на танцы.</text:p>
      <text:p text:style-name="P61">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61">Он мне сказал, что я его не знаю, а он меня — да; он с ХАЗа, где работает с моим братом.</text:p>
      <text:p text:style-name="P61">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61">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Совсем как я — непротивленец; или же натаскан пограничными дозорами не делать лишних звуков. </text:p>
      <text:p text:style-name="P62">Чуть звякнув белым целлофаном, он сказал, что тут у него вино — успел отовариться до запретного часа.</text:p>
      <text:p text:style-name="P62">Не составлю ль я ему компанию? На что последовал ответ в утвердительной форме.</text:p>
      <text:p text:style-name="P62">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62">Все отрицательно качали головой, а некоторые даже испуганно отшатывались — не те теперь времена.</text:p>
      <text:p text:style-name="P62">Возможно это было его формой протеста против этих самых времён.</text:p>
      <text:p text:style-name="P62">Ножа так и не нашлось, но он как-то исхитрился содрать пластмассовую пробку о брус скамьи на аллее и протянул бутылку мне.</text:p>
      <text:p text:style-name="P62">Я сказал, что лучше пуст он начнёт, а то у меня тормоза нет.</text:p>
      <text:p text:style-name="P62">- Ничего, у меня вторая в целлофане.</text:p>
      <text:p text:style-name="P62">Моё дело предупредить... И я засадил все 700 граммов без остатка.</text:p>
      <text:p text:style-name="P62">- Да,- сказал несбывшийся собутыльник,- я ж не подумал...</text:p>
      <text:p text:style-name="P62">Он откупорил вторую бутылку, но мне не да, просто держал в руках, а когда мы опустились на скамью, поставил её между нами.</text:p>
      <text:p text:style-name="P62">Мы начали прощупывать друг друга на какую из философических тем завести дружеский разговор. <text:span text:style-name="T38">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span></text:p>
      <text:p text:style-name="P63">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63">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63">Никто из них за ним не побежал, только тот что постарше, стоя на месте, застучал ногами об асфальт с непонятным криком «улю-лю!». 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63">- Давай,- сказал мне второй мент кивая на уже открытую боковую дверь фургона.</text:p>
      <text:p text:style-name="P64">Я сунул голову внутрь. В тусклом свете крохотной лампочки в потолке на сиденьях вдоль <text:soft-page-break/>бортов различались пойманные до меня, а спиной к кабине пожилой мент с лычками старшины на погонах.</text:p>
      <text:p text:style-name="P64">С безукоризненной чёткостью движений я поднялся в фургон. Дверь захлопнулась.</text:p>
      <text:p text:style-name="P64">- Добрый вечер!- изысканно поприветствовал я честнýю компанию и тут же схлопотал пинок в зад.</text:p>
      <text:p text:style-name="P64">- Он, сука, ещё «добрый вечер» говорит!- провопил пнувший меня старшина.</text:p>
      <text:p text:style-name="P64">Я свалился на кого-то из предыдущего улова и машинально воскликнул:</text:p>
      <text:p text:style-name="P64">- Извините!</text:p>
      <text:p text:style-name="P64">Испуганно оглянувшись на старшину, я увидел, что за «извините» не схлопочу — ему лень подыматься.</text:p>
      <text:p text:style-name="P64">Отвезли нас недалеко, в тот же двор, где когда-то снимались показания с «Орфеев» на тему пропажи баяна; только в другом здании.</text:p>
      <text:p text:style-name="P64">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64">- Домой! Понял? И больше никуда!</text:p>
      <text:p text:style-name="P64">Я вышел за ворота. </text:p>
      <text:p text:style-name="P64">Отчего все мне указывают что делать? А вот вам всем!</text:p>
      <text:p text:style-name="P64">И я упорно вернулся в парк и купил билет на танцплощадку. На входе тоже новость — помимо женщины, которой я отдаю билет, два парня с повязками дружинников и третий в форме сержанта милиции.</text:p>
      <text:p text:style-name="P64">Один из дружинников с сомнением заглянул мне в лицо:</text:p>
      <text:p text:style-name="P64">- Вы сегодня выпивали?</text:p>
      <text:p text:style-name="P64">- Никогда!- отчеканил я и беспрепятственно был <text:span text:style-name="T39">про</text:span>пущен <text:span text:style-name="T39">к скамейке вдоль ограды — досиживать до <text:s/>окончания танцев. Что и случилось через пару номеров.</text:span></text:p>
      <text:p text:style-name="P64"/>
      <text:p text:style-name="P65">Извещение о моём задержании дошло в <text:s/>СМП-615 поздно <text:span text:style-name="T40">—</text:span> через месяц-два. Я уж и думать забыл, когда начальник вызвал меня с объекта и потребовал написать объяснительную.</text:p>
      <text:p text:style-name="P65">Как видно, он решил использовать ситуацию по полной и назначил заседание профкома для рассмотрения моего персонального дела.</text:p>
      <text:p text:style-name="P65">Начинались осенние холода и на заседание я пришёл в плаще и шляпе. Начальник, в пиджаке и галстуке, приступил к изложению моих <text:span text:style-name="T41">прегрешений</text:span>.</text:p>
      <text:p text:style-name="P66">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66">Однако, я избрал позицию наблюдателя и на вопросы с пустым витийством отвечал лишь пожимом левого плеча под плащом.</text:p>
      <text:p text:style-name="P66">А моё издевательское отношение к руководству поезда? Вот, пожалуйста — написал объяснительную стихами.</text:p>
      <text:p text:style-name="P66">Из стопочки бумаг на столе перед собой он приподнят одну и потряс ею.</text:p>
      <text:p text:style-name="P66">Ух, ты! А я и не знал, что на меня такое досье скопилось.</text:p>
      <text:p text:style-name="P66">Или, вот моё напоминание в профком:</text:p>
      <text:p text:style-name="P66">«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66">Профком дружно грохнул хохотом; начальник, повинуясь стадному рефлексу, тоже подхохотнул, не понимая что тут смешного.</text:p>
      <text:p text:style-name="P66">Со мною вообще опасно находиться рядом, я на объекте руки под плиту подкладываю.</text:p>
      <text:p text:style-name="P66"/>
      <text:p text:style-name="P66">Это факт. В тот день нас было четверо: мастер Каренин, плотник Иван, крановщик Виталя и я.</text:p>
      <text:p text:style-name="P66"><text:soft-page-break/>Солнце играло на мартовских снегах строительных угодий, где мы начинали новый объект. </text:p>
      <text:p text:style-name="P66">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42">и смотрел на белые сугробы за окном, или на портреты шлюховатых красоток из цветных журналов, которыми оклеил все стены.</text:span></text:p>
      <text:p text:style-name="P67">В тот день он стал моим подсобником. Всего-то и надо было поднять четыре ряда кладки в короткой стенке в будущем подъезде для монтажа обрубка плиты над <text:s/>входом в подвал под будущей лестничной площадкой первого этажа. 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67">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67">Я попытался объяснить Ивану, что именно сейчас самый удобный момент закончить эту кладку. <text:span text:style-name="T43">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68">Виталя для Ивана оказался дороже логики, он пошёл и зацепил стропы, как тот сказал.</text:p>
      <text:p text:style-name="P68">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68">Вместо раствора я положил на столбик руку, чтоб он не сделал так.</text:p>
      <text:p text:style-name="P68">Виталя темпераментно матерился в своём скворечнике наверху, беспрерывно звенел звонком крана и подносил всё ближе.</text:p>
      <text:p text:style-name="P68">Вобщем, это была лобовая атака двух самолётов друг на друга: кто уступит — трус сопливый.</text:p>
      <text:p text:style-name="P68">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68">Там он и висел на стропах, пока я заканчивал кладку как положено Мастер Каренин стоял на блоках у меня над головой и спрашивал:</text:p>
      <text:p text:style-name="P68">- Зачем ты это делаешь, Сергей? Он же мог и раздавить, дури хватит. Остался б ты калекой.</text:p>
      <text:p text:style-name="P68">- Каренин, у меня и так вся жизнь поломатая. Всё, что осталось — это работа. Не хочу, чтоб из неё сопли делали.</text:p>
      <text:p text:style-name="P68">- А чё это она у него поломатая?- спросил Иван, стоя на блоках другой стены, у меня за спиной.</text:p>
      <text:p text:style-name="P68">- <text:span text:style-name="T44">Это кому что на роду написано,- пояснил ему мастер Каренин.</text:span></text:p>
      <text:p text:style-name="P69">Я заканчивал последний ряд, типа, занят, но не встрять в прекраснословную беседу не мог:</text:p>
      <text:p text:style-name="P69">- Чтоб ему руки отсохли, писателю этому.</text:p>
      <text:p text:style-name="P69">Каренин с Иваном враз умолкли. Мастер как-то съёжился и отвёл глаза.</text:p>
      <text:p text:style-name="P69">И именно в тот момент, <text:s/>жмурясь от лучей предвечернего мартовского солнца и настилая 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69"/>
      <text:p text:style-name="P69">Опаньки! Выходит тем проклятьем я пожелал, чтоб у меня рука отсохла?</text:p>
      <text:p text:style-name="P69"/>
      <text:p text:style-name="P69">Мы с Иваном смонтировали обрубок. Виталя слез с крана и успел пару раз сыграть в карты до выхода на шоссе, откуда нас забирала наша «чаечка».</text:p>
      <text:p text:style-name="P69">Вскоре я забыл про этот случай, а вот начальник пришил в досье.</text:p>
      <text:p text:style-name="P69"><text:soft-page-break/>-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69"/>
      <text:p text:style-name="P69">Всё верно — два дня в Москву за паровозиком для Андрея, один день в Киев, в книгоиздательство «Днипро».</text:p>
      <text:p text:style-name="P69">Я сознавал, что совершаю прогулы, но в СМП-615 немало кто имеет по неделе прогулов, а пара чемпионов до двадцати дней. Вот что я посчитал гарантией дозволенности не выйти на работу три дня — <text:span text:style-name="T45">их нарушения прикроют мою задницу</text:span>. <text:s text:c="2"/></text:p>
      <text:p text:style-name="P70">Ан, нет! Дисциплина прежде всего.</text:p>
      <text:p text:style-name="P70"/>
      <text:p text:style-name="P70">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70">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70">Отчего я до конца остался наблюдателем и не выступил с самозащитной речью про чужие прогулы и моё искреннее раскаяние?</text:p>
      <text:p text:style-name="P70">Надоело. Пришла пора искать новые точки приложения для моего экспериментализма.</text:p>
      <text:p text:style-name="P70">К тому же, летом был сдан 100-квартирный дом. Каменщица из нашей бригады, Нина — толстуха с мохнатой родинкой на щеке, получила в нём квартиру.</text:p>
      <text:p text:style-name="P70">Она поступила в СМП-615 за пару месяцев до сдачи дома, и, получив квартиру, вскоре уволилась.</text:p>
      <text:p text:style-name="P70">Я пошёл в отдел кадров и спросил у Петухова: какая у меня очередь на получение квартиры?</text:p>
      <text:p text:style-name="P70">Он ответил, что я — тридцать пятый.</text:p>
      <text:p text:style-name="P70">Это невозможно! Шесть лет назад я был двадцать четвёртым!</text:p>
      <text:p text:style-name="P71">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71"/>
      <text:p text:style-name="P71">Прощай, любимый поезд! Прощай, бригада! Вагончик я не подожгу, хоть из него пропала моя гитара, принéсенная на день рожденье Грини.</text:p>
      <text:p text:style-name="P71"/>
      <text:p text:style-name="P71">Когда в трудовой книжке последняя запись «уволен по статье», то это, типа, волчий билет — нигде не принимают на работу.</text:p>
      <text:p text:style-name="P71">Однако, в Конотопе есть предприятие, где волков не боятся, это «тряпки», они же фабрика вторсырья. Там, с учётом моей специальности, меня приняли рабочим капремонта.</text:p>
      <text:p text:style-name="P72">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72">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72">Но в самом начале я не скучал, потому что меня послали в командировку в город Киев.</text:p>
      <text:p text:style-name="P72">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72">Когда я прибыл вносить свою лепту, металлические конструкции в цехах фабрики <text:span text:style-name="T46">красили уже по четвёртому разу, а двор фабрики покрывали третьим слоем асфальта. </text:span></text:p>
      <text:p text:style-name="P73"><text:soft-page-break/>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73">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47">и мне пришлось взять небольшую, практичную, но, если присмотреться, всё-таки женскую сумку.</text:span></text:p>
      <text:p text:style-name="P74">Может я действительно извращенец?</text:p>
      <text:p text:style-name="P74">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74">Пансионатом называлась длинная одноэтажка с комнатами пеналами как в общежитиях, только что окна побольше.</text:p>
      <text:p text:style-name="P74">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Три-четыре; выдох, наклон...</text:p>
      <text:p text:style-name="P74"/>
      <text:p text:style-name="P74">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74">Участковый о чём-то стал расспрашивать, а блондин лежал и смотрел, и слова не мог сказать, а по газете муха ползала.</text:p>
      <text:p text:style-name="P74">Пацаны, конечно: «Не, не знаем. Не, не видали».</text:p>
      <text:p text:style-name="P75">Когда участковый ушёл, они ему «скорую» вызвали за то, что не спалил их перед тем.</text:p>
      <text:p text:style-name="P75"/>
      <text:p text:style-name="P75">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75">Мы переодевались тут же в выданные фабрикой спецовки, а одежду складывали на стулья.</text:p>
      <text:p text:style-name="P75">За поворотом коридора постоянно работал душ; не жизнь, а малина.</text:p>
      <text:p text:style-name="P75">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75">После очередного рабочего дня я вернулся в пансионат и понял, что у блондина закончилась командировка, потому что его постел<text:span text:style-name="T48">ь</text:span> уже <text:span text:style-name="T48">исчезла</text:span>, а моя извращенская сумка <text:s/>распахнута и в ней не нашлись мои последние десять рублей.</text:p>
      <text:p text:style-name="P76">До конца моей командировки оставалась ещё неделя.</text:p>
      <text:p text:style-name="P76">Утром следующего дня, это была суббота, я вышел на поиски пищи. Никакого определённого плана я не составил, а просто шёл в сторону далёкого моста через Днепр. Потом шёл по мосту на множестве стальных <text:span text:style-name="T49">канатов</text:span>. За мостом в поле стояли несколько многоэтажек — зародыш района Троещина, но я шёл мимо и дальше; туда, где виднелся лес.</text:p>
      <text:p text:style-name="P76">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76">Голод отступил и я пошёл обратно. 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text:soft-page-break/>карманы картофелинами, а в воскресенье пришёл на то же место с явно женской сумкой.</text:p>
      <text:p text:style-name="P76">В пансионате, в самом конце коридора находилась кухня с газовой плитой <text:span text:style-name="T49">и большой кастрюлей на</text:span> ней. <text:span text:style-name="T49">Я заготовил картошку в мундире впрок на несколько дней.</text:span></text:p>
      <text:p text:style-name="P76"/>
      <text:p text:style-name="P77">А когда я возвращался в Киев по мосту со стальными канатами, то понял что не даёт мне жить нормальной жизнью — моё стихоплётство. Вон все вокруг живут как люди, потому что стихов не пишут. Надо и мне завязать; глядишь — и всё наладится.</text:p>
      <text:p text:style-name="P77">Легко сказать «завяжу я с этим делом», но как?</text:p>
      <text:p text:style-name="P77">Сжечь блокнотик, который блондин великодушно оставил в сумке? Слишком тривиально.</text:p>
      <text:p text:style-name="P77">И я решил сделать сборник стихов и на этом поставить точку. Вот такой план.</text:p>
      <text:p text:style-name="P77">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77">Сверх того она дала мне брак — два не разрезанных листа; получилась папка для остальных.</text:p>
      <text:p text:style-name="P77">В Красном Уголке я попросил художника сделать из этой папки обложку сборника стихов под названием «Таке собi?»</text:p>
      <text:p text:style-name="P77">Вечером в пансионате я почти печатным почерком переписал стихи и предисловие из блокнотика на прине<text:span text:style-name="T50">сённые листы бумаги.</text:span></text:p>
      <text:p text:style-name="P78">Утром на фабрике художник показал как он оформил обложку — абстрактно бежевые волны, 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78">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78"/>
      <text:p text:style-name="P78">Хорошо жить в одном городе с книгоиздательством — заканчивая работу в пять успеваешь посетить их без совершения прогула.</text:p>
      <text:p text:style-name="P78">В том кабинете, откуда молодой человек направлял меня к специалисту по Моэму, сидели уже двое — другой молодой человек и молодая женщина.</text:p>
      <text:p text:style-name="P78">Я спросил куда тут сдают поэзию. Они обрадовались и дали направление в первый кабинет по коридору налево за углом.</text:p>
      <text:p text:style-name="P78">Там, на сообщение о доставке сборника поэзии, прозвучал знакомый мне вопрос:</text:p>
      <text:p text:style-name="P78">- Кто вас прислал?</text:p>
      <text:p text:style-name="P78">- Ах, ну, конечно! Меня прислали из соседнего кабинета. Тут сразу за углом, знаете?</text:p>
      <text:p text:style-name="P78">Это послужило достаточной рекомендацией, чтоб сборник перешёл из рук в руки.</text:p>
      <text:p text:style-name="P78">Я вышел из издательства тоскуя и смеясь.</text:p>
      <text:p text:style-name="P78">Тоскуя?</text:p>
      <text:p text:style-name="P78">Я <text:span text:style-name="T51">отринул</text:span> свои<text:span text:style-name="T51">х</text:span> детищ <text:span text:style-name="T51">и дал зарок блюсти бесплодие отныне и вовеки.</text:span></text:p>
      <text:p text:style-name="P79">Смеясь?</text:p>
      <text:p text:style-name="P79">Я — свободен! Л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p>
      <text:p text:style-name="P79">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79">Всё! Отслужил...</text:p>
      <text:p text:style-name="P79"/>
      <text:p text:style-name="P79">- Как приняли?- спросил художник.</text:p>
      <text:p text:style-name="P79">- На «ура!»</text:p>
      <text:p text:style-name="P79"/>
      <text:p text:style-name="P79">Имевшийся запас картошки мог поддерживать меня до конца недели, но она не насыщала; даже с солью.</text:p>
      <text:p text:style-name="P79">Художник заметил, как в Красном Уголке я подхватил с подоконника забытый кем-то сухарь <text:soft-page-break/>булки и съел его, пряча в кулаке. Он рассказал об этом <text:span text:style-name="T52">вечно всем недовольному</text:span> начальнику отдела кадров. Тот пришёл в уже пустой от командировочных Красный Уголок и спросил в чём дело.</text:p>
      <text:p text:style-name="P79">У меня пропали деньги из сумки.</text:p>
      <text:p text:style-name="P79">Украли? Кто?</text:p>
      <text:p text:style-name="P80">Об этом ничего не знаю; была десятка и — не стало.</text:p>
      <text:p text:style-name="P80">Он недовольно дёрнул лицом и вышел.</text:p>
      <text:p text:style-name="P80">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80">Часа два-три я перелопачивал песок, чтоб спрятать его позади горшков с обречёнными ёлочками.</text:p>
      <text:p text:style-name="P80">За этот труд мне выписали десять рублей, которые я тут же получил в кассе. </text:p>
      <text:p text:style-name="P80">Билет на электричку до Конотопа стоил четыре с чем-то.</text:p>
      <text:p text:style-name="P80">Я пошёл в гастроном, купил бутылку водки, прозрачной как слеза разлуки, что-то там для закуси и вернулся в Красный Уголок. Мы с художником распили её за успех сборника поэзии, который листается сзаду наперёд.</text:p>
      <text:p text:style-name="P80"/>
      <text:p text:style-name="P80"/>
      <text:p text:style-name="P81">Капремонтом 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81">Второго капремонтника звали Арсен, его глаза косили друг на друга, не очень сильно; и он держал себя с важностью аксакала, несмотря на молодой возраст. Сыну исполнилось два года, вот он и загордился.</text:p>
      <text:p text:style-name="P81">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span text:style-name="T53">Арсен пытался увещевательно гасить наши стычки.</text:span></text:p>
      <text:p text:style-name="P81">Однажды в разговоре с Арсеном я привёл цитату из работы Карла Маркса «О происхождении семьи, частной собственности и государства. Вообще-то автором её принято считать Фридриха Энгельса, но Фриц напечатал её после того, как Карл скончался и сам он порылся в архивах неизданных трудов покойного.</text:p>
      <text:p text:style-name="P81">Наверное он, как тот блондин из Южной Украины считал себя вправе присвоить чужое. Как никак он всё жизнь содержал Карла и его жену на деньги своего отца, тоже Фрица.</text:p>
      <text:p text:style-name="P82">Всех этих подробностей я Арсену не излагал, просто повторил пару строк из самой работы.</text:p>
      <text:p text:style-name="P82">Юра вдруг окрысился и потребовал, чтобы я при нём не смел более повторять подобные вещи, потому что он коммунист и позвонит куда следует.</text:p>
      <text:p text:style-name="P82">Впервые последнее слово осталось за ним, он изумил меня до онемения своей угрозой натравить КГБ на основоположников марксизма-ленинизма. <text:s/>Хотя с них станется.</text:p>
      <text:p text:style-name="P82">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82">- Ха-ха-ха!- жизнерадостно прореагировал присутствовавший Юра.</text:p>
      <text:p text:style-name="P82">- И представь, Арсен, во всём зале не нашлось ни одного придурка над нею посмеяться; она поднялась и дотанцевала. Доказала характер.</text:p>
      <text:p text:style-name="P82">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82"/>
      <text:p text:style-name="P82">В чём суть «тряпок»?</text:p>
      <text:p text:style-name="P82"><text:soft-page-break/>Туда вагонами везут утиль отсортированный на свалках. Главным образом, заношенную и выброшенную одежду, а также макулатуру.</text:p>
      <text:p text:style-name="P82">Бабы из села Поповка визжащими дисками своих станков допарывают драное отрепье и снова-таки сортируют в мягкие холмики из просто тряпья, из вязанного тряпья, из воротников искусственного меха от зимних пальто.</text:p>
      <text:p text:style-name="P82">Целый день они стоят перед своими станками в пропылённых халатах с гроздьями булавок на груди, <text:span text:style-name="T54">которые заметили и вытащили из обносков, чтоб те не повредили диск. Вот уж кого никто не сглазит.</text:span></text:p>
      <text:p text:style-name="P83">К холмикам тряпья грузчики приносят глубокий ящик с длинными ручками, типа, носилки. 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83">Несколько раз я пробовал подменить кого-то из грузчиков; больше, чем на пару ходок меня не хватало.</text:p>
      <text:p text:style-name="P83">- Серёга! Ты свободней неси! Свободней!</text:p>
      <text:p text:style-name="P83">Какой там «свободней», если длинные ручки выскальзывают из стиснутых ладоней?</text:p>
      <text:p text:style-name="P83">Принесённое вторсырьё они вываливают возле какого-нибудь пресса; тряпки к одному, бумагу и картонные коробки к другому.</text:p>
      <text:p text:style-name="P83"/>
      <text:p text:style-name="P83">Пресс это тоже ящик, но с дверцей. Открыв её нужно уложить на пол две узкие трёхметровые полоски шинки и вывести её <text:s/>концы за пределы ящика.</text:p>
      <text:p text:style-name="P83"><text:span text:style-name="T55">Шинку накрываешь куском мешковины,</text:span> закрываешь дверцу на крюк и через верх набрасываешь внутрь хлам, натасканный грузчиками. </text:p>
      <text:p text:style-name="P84">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Щит ползёт вверх по направляющей. И эти его продвижения: вверх, вниз, уж очень медленны; душемотательны.</text:p>
      <text:p text:style-name="P85">Теперь в ящик нужно навалить добавку, по норме готовый тюк обязан весить от 60 кГ. Опять врубай пресс вминай её и, после следующей добавки, притиснутой щитом, обматывай тюк парой загодя проложенных шинок, чтоб не распадался. </text:p>
      <text:p text:style-name="P85">Подними щит в исходное положение и теперь можно открыть дверцу и выкатить готовый тюк. Его над откатить подальше, чтоб не мешал выкатывать последующие.</text:p>
      <text:p text:style-name="P85">Как наберётся стадо тюков, приходит грузчик Миша со своей двухколёсной тачкой, <text:span text:style-name="T56">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86">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86">Потом он сбрасывает тук с весов, опять опрокидывает его на тачку и тащит вон из цеха, <text:span text:style-name="T57">на отрытый воздух, а там по бетонной, но раздолбанной дорожке в ангар готовой продукции.</text:span></text:p>
      <text:p text:style-name="P87">Когда к ангару подадут пустой вагон, тюки перегрузят в него и увезут неведомо куда, на фабрики дальнейшей переработки вторсырья.</text:p>
      <text:p text:style-name="P87"/>
      <text:p text:style-name="P87">В прессовочном отделении всего одно окно в корке пыли, что копится там со времён первой пятилетки. Освещение исходит от желтовато тусклых лампочек, по одной над каждым из четырёх прессов. Правда один не работает, но на двух прессовщиков и столько хватит.</text:p>
      <text:p text:style-name="P87">По норме, каждому за смену нужно сделать тридцать два тюка. </text:p>
      <text:p text:style-name="P87">Я едва укладываюсь в рабочее время, а прессовщик Миша, гражданский муж весовщицы Вали, наштампует норму и уйдёт, посвистывая.</text:p>
      <text:p text:style-name="P87">У него опыта больше — лишнего в ящик не положит, а у меня тюки с перегрузом.</text:p>
      <text:p text:style-name="P87"><text:soft-page-break/>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87"/>
      <text:p text:style-name="P87">За смену кроме обеденного есть ещё два получасовых перерыва для отдыха. </text:p>
      <text:p text:style-name="P87">Мы сходимся в бытовку — большую комнату со шкафчиками для переодевания вдоль двух стен. В стене напротив входной двери окна; тоже в пыли, но света хватает.</text:p>
      <text:p text:style-name="P87">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87">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88">Я тут не обедаю; я хожу в столовую завода «Мотордеталь». 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88">Завод очень современный и столовая в нём на втором этаже со стеклянными стенами с видом на поле, откуда я пришёл. На проходной проблем нет — раз в спецовке, значит заводской.</text:p>
      <text:p text:style-name="P88">Порции хавки в столовой хоть и маленькие, зато дешёвые. Съешь, и часа два есть не хочется.</text:p>
      <text:p text:style-name="P88">Иногда весовщица Валя заказывает принести ей пирожное из столовой.</text:p>
      <text:p text:style-name="P88">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88">- Ну, не хочешь, как хочешь,- и я несу пирожное весовщице Вале.</text:p>
      <text:p text:style-name="P88"/>
      <text:p text:style-name="P88">А в получасовые перерывы для отдыха мы играем в «козла» и разговариваем.</text:p>
      <text:p text:style-name="P88">Кроме мужиков здесь отдыхает весовщица Валя, ещё пара баб помоложе, а иногда приходит технолог Валя.</text:p>
      <text:p text:style-name="P88">Крупная женщина, мечта поэта, но я с этим уже завязал.</text:p>
      <text:p text:style-name="P88">Грузчиков в бытовке четверо, <text:span text:style-name="T58">но старый Миша всё время молчит и ни во что не встревает. Даже в «козла» редко садится.</text:span></text:p>
      <text:p text:style-name="P89">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89">Он высокий, спокойный, надёжный и — как тесен мир! — он муж той самой Вали, что напечатала на машинке сборник моих переводов.</text:p>
      <text:p text:style-name="P89">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89">Он женоненавистник и, удерживая в ладони костяшки домино, опять начинает доказывать какие они все курвы:</text:p>
      <text:p text:style-name="P89">- Лежу я на ней, пыхчу, наяриваю, из кожи лезу, а она — глаза в потолок — «ой, Ваня! там в углу столько паутины!» Ну, не суки они?</text:p>
      <text:p text:style-name="P89">Тут и святой не удержится не вставить слова:</text:p>
      <text:p text:style-name="P89">- Да, Ваня,- говорю я,- как после такого не стать голубым?</text:p>
      <text:p text:style-name="P89">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89"/>
      <text:p text:style-name="P89">В конце зимы работники фабрики ежегодно ездят с трёхдневной экскурсией в Москву. Не все, конечно, а желающие.</text:p>
      <text:p text:style-name="P89">Технолог Валя спросила нет ли у меня желания. Пришлось признаться, что у меня денег едва хватит до получки дотянуть.</text:p>
      <text:p text:style-name="P89">- Ой, ладно, - сказала она,- проезд и питание оплачивает профсоюз. Туда можно и с троячкой съездить.</text:p>
      <text:p text:style-name="P50"><text:soft-page-break/>Это был вызов эксперименталисту.</text:p>
      <text:p text:style-name="P50">Я записался на экскурсию и приготовил три рубля.</text:p>
      <text:p text:style-name="P50"/>
      <text:p text:style-name="P50">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50">На площади нас уже ждал автобус, чтоб отвезти по вечерней Москве на Красную площадь.</text:p>
      <text:p text:style-name="P50">Там все вышли пройтись мимо мумии Ленина в Мавзолее. Остались лишь водитель, экскурсовод Оля да я.</text:p>
      <text:p text:style-name="P50">- А ввы что не идёте?- спросила Оля.</text:p>
      <text:p text:style-name="P50">- Не люблю покойников.</text:p>
      <text:p text:style-name="P50">Водитель слегка оглянулся от своего руля.</text:p>
      <text:p text:style-name="P50">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50">Они все знали одна другую и бойко общались о раскладах в своём экскурсионном бюро и про всякое другое.</text:p>
      <text:p text:style-name="P50">Одна из девушек, по-видимому, недавно выучила новое слово от кого-то из экскурсантов, потому что часто повторяла:</text:p>
      <text:p text:style-name="P50">- Я вся такая заиндевелая!</text:p>
      <text:p text:style-name="P50">Я придержал язык, чтобы не ляпнуть:</text:p>
      <text:p text:style-name="P50">- Смотри, не обляденей.</text:p>
      <text:p text:style-name="P50">В конце концов, тут столица, а не бытовка «тряпок».</text:p>
      <text:p text:style-name="P50">Вторсырьевцы вернулись с морозной площади ухая от холода и потирая плечи своих пальто и курток — священный долг отдан.</text:p>
      <text:p text:style-name="P50">Нас отвезли в район ВДНХ, в гостиницу построенную в конце пятидесятых для участников всемирного фестиваля молодёжи и студентов.</text:p>
      <text:p text:style-name="P90">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Все хором сказали, что так.</text:p>
      <text:p text:style-name="P90">Питались мы в отдельном здании столовой по талонам. Работница столовой порекомендовала мне не оставлять пальто на вешалке в конце зала.</text:p>
      <text:p text:style-name="P90">- Но без пальто удобней есть.</text:p>
      <text:p text:style-name="P90">- Глянь, Вера!- крикнула она другой работнице.- Тут ещё один гость из коммунизма!</text:p>
      <text:p text:style-name="P90"/>
      <text:p text:style-name="P90">Поскольку магазины меня никак не интересовали, я в основном гулял по району, <text:s/>катался на троллейбусе аж до конечной и даже нашёл киоск, где продавалась «Morning Star». В Конотоп, из-за заварухи в Польше она стала поступать с перебоями, наверное, они неверно комментировали события.</text:p>
      <text:p text:style-name="P90">На три рубля шибко не разгонишься, но я-таки сходил на исторический боевик с Караченцовым в главной роли.</text:p>
      <text:p text:style-name="P90">Наши, в общем, могут сделать пятнадцать минут экранного времени интересным, но остальные час двадцать полная тягомотина.</text:p>
      <text:p text:style-name="P90">В гостиницу «Полярная» я поехал на метро.</text:p>
      <text:p text:style-name="P90">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90">Я попросил мужика в пиджаке позвать официанта Николая, но тот только пожал плечами. Тогда я потребовал метрдотеля.</text:p>
      <text:p text:style-name="P90">Вышла высокая женщина в таком же пиджаке.</text:p>
      <text:p text:style-name="P90">- Год назад я ужинал в вашем ресторане. При расчёте у меня не хватила рубля. Я обещал официанту занести позд<text:span text:style-name="T59">н</text:span>ее. Зовут его Николай; лицо умное, круглое. Передайте ему, пожалуйста.</text:p>
      <text:p text:style-name="P91"><text:soft-page-break/>И я протянул ей рублёвку. Она молча приняла.</text:p>
      <text:p text:style-name="P91"/>
      <text:p text:style-name="P91">А ещё я нашёл место бесплатного времяпрепровождения — ЦБ им. Ленина.</text:p>
      <text:p text:style-name="P928">По р<text:span text:style-name="T60">á</text:span>зовому билету. <text:s/><text:span text:style-name="T61"><text:s text:c="2"/></text:span></text:p>
      <text:p text:style-name="P928">Шикарно<text:span text:style-name="T61">е место эта Центральная Библиотека имени Ленина</text:span>. Помесь театра с вокзалом. <text:span text:style-name="T61">Короче сказать</text:span>: грамоты храм. </text:p>
      <text:p text:style-name="P928">Двери высоченные и даже на ручке надпись <text:span text:style-name="T61">для грамотных </text:span>«к себе». Ну, к себе — к себе. </text:p>
      <text:p text:style-name="P928">Потянул <text:span text:style-name="T61">я</text:span>, <text:span text:style-name="T61">а </text:span>там ещё двери, а потом большой зал. <text:span text:style-name="T61">Он оказался раздевалкой</text:span>, <text:span text:style-name="T61">но с</text:span> колоннами, а в дальнем конце <text:span text:style-name="T61">зала </text:span>лестница мраморная молочного цвета. </text:p>
      <text:p text:style-name="P928">А <text:span text:style-name="T61">по</text:span> зал<text:span text:style-name="T61">у</text:span> снуёт сплошная дружба народов — бирманцы с сенегальцами, хотя, и белых немало <text:span text:style-name="T61">попадается</text:span>. </text:p>
      <text:p text:style-name="P928">И гляжу — неравновесно <text:span text:style-name="T61">как-то получается</text:span>: с левого боку гардеробщики <text:span text:style-name="T61">за мраморным барьером </text:span>мотаются с пальт<text:span text:style-name="T61">о</text:span> да номерками; <text:span text:style-name="T61">туда-сюда, туда-сюда;и</text:span> <text:span text:style-name="T61">о</text:span>чередь к ним не иссякает; а с правого — стоят, бездельем маются. </text:p>
      <text:p text:style-name="P928">Жалко <text:span text:style-name="T61">мне </text:span>их стало, подхожу, сво<text:span text:style-name="T61">ё</text:span> пальт<text:span text:style-name="T61">о-шинелку</text:span> на <text:span text:style-name="T61">беломраморный барьер</text:span> перед ними скинул, жду. Так хоть бы шевельнулись! </text:p>
      <text:p text:style-name="P928">Потом один <text:span text:style-name="T61">мне </text:span>барственно так поясняет: здесь, мол, только для академиков. </text:p>
      <text:p text:style-name="P928"><text:span text:style-name="T61">Ни хрена себе</text:span> сегрегаци<text:span text:style-name="T61">я</text:span> с дискриминацией! Иль сожрёт моё пальто ихние шубы академические? </text:p>
      <text:p text:style-name="P928">Короче, <text:span text:style-name="T61">по</text:span>благодар<text:span text:style-name="T61">ил</text:span> за информацию и — к раздевалкам напротив. Потом к лестнице молочно мраморной. Там билеты проверяют, ещё пару бумажек дают и <text:span text:style-name="T61">только потом </text:span>запускают, а рядом два милиционера — для порядку. </text:p>
      <text:p text:style-name="P928">На втором этаже, над раздевалками, ящики каталогов — шеренгами, смахивают на автоматические камеры хранения, только цвет деревянный. </text:p>
      <text:p text:style-name="P928">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928">Дежурная в заявку мою глянула, аж взвизгнула, словно караул скликает: Фрейд?!! Вы, не ошиблись, отвечаю, его, <text:span text:style-name="T61">голубчика, </text:span>пожалуйста. </text:p>
      <text:p text:style-name="P928">Не тут-то было. Чтоб допустили к этой книжечке, говорит <text:span text:style-name="T61">она мне</text:span>, нужна, как минимум степень кандидата соответствующих наук, и ещё московская прописка (разовый билет не <text:span text:style-name="T61">катит</text:span>), а также особая бумажка из учёных Олимпов, что мне дозвол<text:span text:style-name="T61">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928">Выхожу, значит, на улицу и такой <text:span text:style-name="T61">я </text:span>ко всему спокойный. Никуда не тянет, ничего неохота. Дошёл до перехода, где в метро спускаться, приткнулся <text:span text:style-name="T61">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928">Люди добрые! Где я? </text:p>
      <text:p text:style-name="P928">Огромный домина, по фронтону отакенными <text:span text:style-name="T60">буквицами «</text:span>Центральная Библиотека им. В. И. Ленина». Так он же для чего старался? Чтобы рабочие могли книжки читать. </text:p>
      <text:p text:style-name="P928"><text:span text:style-name="T60">Нам в</text:span>сем поголовно вдалбливают его главный наказ: «Учиться, учиться и учиться». </text:p>
      <text:p text:style-name="P928">И что же <text:span text:style-name="T60">теперь выходит</text:span>? </text:p>
      <text:p text:style-name="P928">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928"><text:span text:style-name="T60">Т</text:span>ак и стою, <text:span text:style-name="T60">врастаю</text:span> в парапет, <text:s/>и такая во мне тишь и <text:span text:style-name="T60">кристалличность</text:span>. </text:p>
      <text:p text:style-name="P928">Очнулся <text:span text:style-name="T60">только</text:span>, когда со всех сторон скребёж поднялся. </text:p>
      <text:p text:style-name="P928"><text:soft-page-break/>Гляжу — с полдюжины рабочих лопатами снег счищают. Солнце яркое, а они скребут да на меня поглядывают, будто ждут чего. </text:p>
      <text:p text:style-name="P928">А что <text:span text:style-name="T60">я </text:span>дам? Сам несолоно хлебавши. Или здесь тоже хотят чистить? Ну, <text:span text:style-name="T60">отклеился я</text:span> и — в переход, поглубже от сияющих вершин. </text:p>
      <text:p text:style-name="P926"><text:s text:c="2"/></text:p>
      <text:p text:style-name="P927">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927">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927">Технолог Валя не преувеличивала — три рубля на экскурсию в Москву за глаза хватит.</text:p>
      <text:p text:style-name="P927"/>
      <text:p text:style-name="P927">Единственный минус, что я задолжал фабрике эти три дня, то есть три дневных нормы по тридцать два тюка каждая.</text:p>
      <text:p text:style-name="P927">Технолог сказала — ничего, мол, потихоньку, по пять тюков в день сверх нормы — расквитаешься.</text:p>
      <text:p text:style-name="P92">Не люблю ходить в должниках и на третий день после возвращения из Москвы я пришёл на работу с «тормозком» съестного, чтобы стать стахановцем.</text:p>
      <text:p text:style-name="P92">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92">Я отработал вторую смену, потом третью и даже успел поспать в бытовке минут двадцать перед началом нового трудового дня.</text:p>
      <text:p text:style-name="P92"/>
      <text:p text:style-name="P92">Летом к нам добавился ещё один прессовщик и очень вовремя, потому что Миша уходил в отпуск.</text:p>
      <text:p text:style-name="P92">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92">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92">После получки он стал привозить с собой <text:s/>«тормозок» в газете и пищеварение наладилось.</text:p>
      <text:p text:style-name="P92">В его первый рабочий день его первым наставником оказался я.</text:p>
      <text:p text:style-name="P92">Объяснив ему назначение трёх кнопок <text:span text:style-name="T62">пресса и показав как закрывается дверца ящика на крюк, я начал делиться с ним знанием того, что некий немецкий поэт заявил, будто всечайки в полёте похожи на букву «Е», а почему?</text:span></text:p>
      <text:p text:style-name="P93">Его любимую звали Emma!</text:p>
      <text:p text:style-name="P93">Разве не молодец?! Подметил!</text:p>
      <text:p text:style-name="P93">Охваченный лекторским пылом, я в тусклом свете лампочки царапал по серой штукатурке стены эту самую «Е». Ведь точно как чайка, что легла на крыло в развороте!</text:p>
      <text:p text:style-name="P93">Ахмет радостно улыбался и молча кивал в ответ.</text:p>
      <text:p text:style-name="P93"/>
      <text:p text:style-name="P93">Теперь спрашивается: зачем я мучил ни в чём не повинного человека, и навязывал ненужные знания парню слабо понимающему русский язык?</text:p>
      <text:p text:style-name="P93">Ответ: такова людская природа. В наши гены заложено желание поучать. </text:p>
      <text:p text:style-name="P93">Хочешь убедиться?</text:p>
      <text:p text:style-name="P93">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93"><text:soft-page-break/>Желание это неудержимо, как у брадобрея подсмотревшего ослиные уши царя Мидаса: «я знаю! послушайте меня!»</text:p>
      <text:p text:style-name="P93"/>
      <text:p text:style-name="P93">Среди тряпичных отходов иногда попадались пригодные вещи.</text:p>
      <text:p text:style-name="P93">Так в шкафчике грузчика Саши скопилось около полдюжины свитеров, с оленями и без; всяких. И он каждый день пижонил в другом свитере.</text:p>
      <text:p text:style-name="P93">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span text:style-name="T63">Пока что он, через два дня на третий, вынимал из своего шкафчика все три уже собранные воротника, встряхивал их и вопрошал:</text:span></text:p>
      <text:p text:style-name="P93">- <text:span text:style-name="T63">А ништяк должно получиться, да?</text:span></text:p>
      <text:p text:style-name="P94">Ваня в своём шкафчике держал парадный китель подполковника Советской армии, с погонами и всё такое.</text:p>
      <text:p text:style-name="P94"/>
      <text:p text:style-name="P94">Когда меня отрядили гонцом за водярой в вино-водочный магазин на улице Семашко, то экипировали такими джинсами о каких когда-то я мог только мечтать. Только тот кленовый листочек там, по-моему, зря на ляжке вышили.</text:p>
      <text:p text:style-name="P94">Очередь в магазин начиналась задолго до него и непонятно петляла по тротуару, Потому-то подобную очередь тогда звали «петлёй Горбачёва». Но громко об этом говорить не стоит, потому что, по слухам, в очереди подсылают соглядатаев из КГБ — <text:span text:style-name="T64">послушать новые анекдоты и взять на заметку особо недовольных.</text:span></text:p>
      <text:p text:style-name="P95">Именно на этом основании я потребовал на фабрике маскировочный прикид и все согласились, что да, это надо.</text:p>
      <text:p text:style-name="P95">Несмотря на маскировку меня опознали пара гонцов из СМП-615, но в разговор вступать не стали.</text:p>
      <text:p text:style-name="P95">В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p>
      <text:p text:style-name="P95">По ходу продвижения очередь сотрясали панические слухи, что водка кончилась. 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95">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укатывая тюки в ангар. </text:p>
      <text:p text:style-name="P95">Мы с ускорением входили в перестройку.</text:p>
      <text:p text:style-name="P95"/>
      <text:p text:style-name="P95">И даже такой дефицит, как махровые полотенца, висели на трубах в комнате с кранами над жестяным жёлобом, где все смывали разводы пыли с грязных рук перед обедом.</text:p>
      <text:p text:style-name="P95">Своё полотенце я принёс с Декабристов 13, но побоялся оставлять его в умывальнике — а вдруг кто-то использует как общий утиль?</text:p>
      <text:p text:style-name="P95">Его я держал в бытовке на трубе отопления в углу под окном.</text:p>
      <text:p text:style-name="P95">Откуда у меня такой дефицит?</text:p>
      <text:p text:style-name="P95">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96">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96">Но как-то раз, вернувшись из вояжа в далёкую столовую «Мотордетали», я заметил, что нежною белкой утёрлись чьи-то грязные лапы.</text:p>
      <text:p text:style-name="P96">Естественно, я поднял кипиш — что за дела?</text:p>
      <text:p text:style-name="P96">Это полотенце я не из тряпок выудил, а принёс из дому!</text:p>
      <text:p text:style-name="P96">Все указали на Ахмета.</text:p>
      <text:p text:style-name="P96">Я старательно объяснил ещё раз специально для него откуда оно принесено и настоятельно <text:soft-page-break/>просил, чтоб никогда, ни в коем случае, ни под каким видом он не пользовался моим. </text:p>
      <text:p text:style-name="P96">Вон в умывалке десяток из висит; ему что — мало?</text:p>
      <text:p text:style-name="P96">Он извинился и сказал, что он не знал...</text:p>
      <text:p text:style-name="P96">Пришлось отнести полотенце обратно и в понедельник постирать.</text:p>
      <text:p text:style-name="P96">В среду, свежевыстиранное и поглаженное оно висело на своей трубе в бытовке.</text:p>
      <text:p text:style-name="P96">В получасовый перерыв я играл с грузчиками в «козла», когда хлопнула входная дверь на пружине и вошёл припоздавший Ахмет.</text:p>
      <text:p text:style-name="P96">Лялякая какую-то восточную мелодию, он деловито направился в угол.</text:p>
      <text:p text:style-name="P96">Ваня толкнул меня в плечо и подбородком указал: смотри, мол, что Ахмет творит.</text:p>
      <text:p text:style-name="P96">Тот старательно, как хирург, тёр мокрые руки о синюю белку.</text:p>
      <text:p text:style-name="P96">Но, по тому как он косил глазом из-под прижмура оливковых век, я понял — это всё с умыслом.</text:p>
      <text:p text:style-name="P96">- Ахмет,- сказал я в общей тишине.- Вижу тебе понравилось. Я дарю тебе это полотенце.</text:p>
      <text:p text:style-name="P96">- Ой, я забывала!</text:p>
      <text:p text:style-name="P96">- Подарки не обсуждаются. Бери — оно твоё.</text:p>
      <text:p text:style-name="P96">И я отдуплился в оба конца.</text:p>
      <text:p text:style-name="P97">Он-таки еврнул мне должок за того немецкого поэта с его буквальными чайками; а может не простил «Ахмета»?</text:p>
      <text:p text:style-name="P96"/>
      <text:p text:style-name="P98">Помимо прессовочного отделения, пара прессов стояли в других местах.</text:p>
      <text:p text:style-name="P98">Когда я получил задание запрессовать макулатуру возле одного из них, то словно из подземелья вышел — он стоял рядом с большим окном. И тут же находились ещё одни багажные весы.</text:p>
      <text:p text:style-name="P98">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98">Вот почему Валя дала мне карандаш и сказала вести запись веса тюков на бумажке, а в конце дня отдавать её ей, чтоб переписала в свою тетрадь.</text:p>
      <text:p text:style-name="P98">Этот карандаш и сделал из меня то, кем я стал.</text:p>
      <text:p text:style-name="P98">Он превратил меня в отпетого графомана.</text:p>
      <text:p text:style-name="P98">Сначала я писал в него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98">Я прочёл эти полстранички и увидел, что это хорошо. Мне понравилось — ни убавить ничего, ни прибавить.</text:p>
      <text:p text:style-name="P98">Потом к нему добавились зимний «Натюрморт» и летний «Портрет».</text:p>
      <text:p text:style-name="P98">Вместе с «Пасторалью:, они составили «Вернисаж» из четырёх картин.</text:p>
      <text:p text:style-name="P98">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98">Позже появились зимняя, весення и осенняя сонатинки, что составили сборник «Пори року» прозаика Секлетия Быдлюка.</text:p>
      <text:p text:style-name="P98">Разумеется, их писал уже не тот карандаш, но начиналось всё именно с него. </text:p>
      <text:p text:style-name="P99">Это он ввёл меня в транс, сделал из меня зомби, чтоб я хватал его и он продолжал бы писать строчку за строчкой уже на других бумажках, потому что тетрадка Любы Доли закончилась.</text:p>
      <text:p text:style-name="P99"/>
      <text:p text:style-name="P99">Порой совсем так мало нужно, чтобы случилось волшебство. Подумать только — <text:span text:style-name="T65">обыкновенный</text:span> огрызок карандаш<text:span text:style-name="T65">а</text:span>...</text:p>
      <text:p text:style-name="P97">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97">В однокомнатной публичной библиотеки в первом этаже одной из пятиэтажек на Зеленчаке я обнаружил машинку с украинским шрифтом.</text:p>
      <text:p text:style-name="P97"><text:soft-page-break/>Там работали две библиотекарш и — женщина пенсионного возраста и толстая девушка в очках. 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Старушка добавила также, что существует негласное правило снятие таких образцов со всех машинок в любых учреждениях.</text:p>
      <text:p text:style-name="P97">Всё предельно просто и логично — вздумай я печатать прокламации, органы враз по этим образцам увидят кого брать за жабры.</text:p>
      <text:p text:style-name="P97">Приятно сознавать, что тебя охраняют такие предусмотрительные органы.</text:p>
      <text:p text:style-name="P97">Тогда я попросился напечатать один рассказ прямо у них, за столом позади книжных полок. <text:span text:style-name="T66">Воспользуюсь копировальной бумагой, чтобы печатать две экземпляра сразу и один оставлю у них, на всякий.</text:span></text:p>
      <text:p text:style-name="P100">Старшая с сомнением качала головой, но девушка её уговорила.</text:p>
      <text:p text:style-name="P100">О, боги! До чего непростое искусство — печатанье на машинке. <text:s/>Чтоб настукать всего пару страничек, мне потребовались два выходных.</text:p>
      <text:p text:style-name="P100">Бедные библиотекарши, как им, наверное, стучало по мозгам моё затяжное выбивание буквы за буквой указательным пальцем.</text:p>
      <text:p text:style-name="P100">Конечный результат пестрел опечатками, но девушке понравился, хотя она в жизни не слышала выражения «мочить конi» и ей пришлось спрашивать у знакомых.</text:p>
      <text:p text:style-name="P100">А мне пришлось восстановить отношения с Жомниром, потому что он когда-то показал мне портативную машинку в своей архивной комнате.</text:p>
      <text:p text:style-name="P100">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00">Вот я и начал снова бывать в Нежине по выходным.</text:p>
      <text:p text:style-name="P100">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00">Я печатал всю ночь, а утром сходил на вокзал выпить кофе. Потом печатал сидя на балконе.</text:p>
      <text:p text:style-name="P100">В небе кувыркались голуби над кирпичной трубой кочегарки рядом с соседним зданием. <text:span text:style-name="T67">С высоты пятого этажа я посматривал на зелень деревьев внизу и снова оборачивался к машинке с заправленным в неё листом бумаги.</text:span></text:p>
      <text:p text:style-name="P101">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01">Жомнира возмутила концовка зимней сонатинки:</text:p>
      <text:p text:style-name="P101">- Слушай, так нельзя, это ни в какие ворота!</text:p>
      <text:p text:style-name="P101">А я ликовал — он не нашёл в моих рассказах повода придраться к языку, он негодовал и спорил с героем повествования!</text:p>
      <text:p text:style-name="P101">В уплату за пользование машинкой Жомнир, по старой памяти, подсовывал мне стихи для перевода: Шелли, Фроста, Киплинга.</text:p>
      <text:p text:style-name="P101">Я переводил и привозил ему, но это не в счёт; я оставался в завязке.</text:p>
      <text:p text:style-name="P96"/>
      <text:p text:style-name="P99">По советскому трудовому законодательству, каждому трудящемуся полагается ежегодный отпуск. </text:p>
      <text:p text:style-name="P99">Осенью фабрика вторсырья предоставила мне его. Как никак я отпахал на ней одиннадцать месяцев.</text:p>
      <text:p text:style-name="P99">Я не строил планов как провести его. Я твёрдо знал куда поеду.</text:p>
      <text:p text:style-name="P99"/>
      <text:p text:style-name="P1058"><text:span text:style-name="T68">В</text:span> густой тени исхода ночи начинала уже, понемногу, угадываться более сплочённая чернота <text:span text:style-name="T68">при</text:span>дорожной лесополосы. </text:p>
      <text:p text:style-name="P1058">Машине эдакая автострада — высшая, поди, мера без права <text:span text:style-name="T68">переписки</text:span>, а моим двоим — неплоха. Путник в час одолевает пять километров, так нас в школе учили. До райцентра, по <text:soft-page-break/>словам дяди, вёрст 15, не боле. Вышел я в пять с минутами. Автобус на Москву в девять. Йип-понский бог! Смачная, таки, штука — жить. </text:p>
      <text:p text:style-name="P1058">Ветер попутный. Ветер дует прямо в спину, не пора ли к магазину? Не послать ли нам гонца… </text:p>
      <text:p text:style-name="P1058">Эк тебя повело, полег<text:span text:style-name="T69">ч</text:span>е на поворотах, малый. А сухой закон? Запамятовал? «Дура лекс, сед лекс». <text:span text:style-name="T69">П</text:span>еревести? </text:p>
      <text:p text:style-name="P1058">Не иссвольте беспокойисся, с латынью мы на «ты». </text:p>
      <text:p text:style-name="P1058">Но так опуститься! Какая вульгарщина! Пошлость наинизкопробнейшая. Гонца. Винца. Фи! </text:p>
      <text:p text:style-name="P1058">А чё? Народное творчество. Фольклёр. Безупречный ямб. </text:p>
      <text:p text:style-name="P1058">Тебя бы ямбом этим да по вые, чтоб разбирал ямб от дактиля. </text:p>
      <text:p text:style-name="P1058">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058">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058">«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69">вскормленный</text:span>, раскумекал: какого рожна хлюст энтот, Ахиллес, <text:span text:style-name="T69">клеится</text:span> к сынку звезды бразильского футбола. Тут и бумаги не напасёшься! А про рост благосостояния на чём тискать? </text:p>
      <text:p text:style-name="P1058">И то правда, только жить-то хочется, а жить не с кем, вот и живёшь с кем попало. Оттого и тешится народ фольклёрщиной. И <text:span text:style-name="T69">пре</text:span>отменны<text:span text:style-name="T69">е</text:span>, заметьте, <text:span text:style-name="T69">сударь мой, </text:span>поделки встречаются, Взять хоть эту: «…последний раз, падлюги, спрашую — хто сказал на бога «рашпиль»?!.». </text:p>
      <text:p text:style-name="P1058">В чуть белесой уже мгле безлюдья — сдержанное фырканье смешка. Наплыл и отстал ч<text:span text:style-name="T69">ё</text:span>рный сгусток деревца на обочине. </text:p>
      <text:p text:style-name="P1058">Однако же и вышколили тебя. Кому здесь заоглядываться на беспричинный смех? </text:p>
      <text:p text:style-name="P1058">Иду и улыбаюсь сам себе, при мысли же «что встречные подумают?!» и вовсе хохочу. </text:p>
      <text:p text:style-name="P1058">Тоже народ нафольклёрил? </text:p>
      <text:p text:style-name="P1058">Не, какой-то чех с поэтическим уклоном. </text:p>
      <text:p text:style-name="P1058">А чехи не люди? Заколю! </text:p>
      <text:p text:style-name="P1058">Смилуйся, о, Авраам! Пошарь в кусточках, авось разойдёмся красиво — и Яхве сытый, и сыночек целый. </text:p>
      <text:p text:style-name="P1058">А если я — Тарас Бульба? </text:p>
      <text:p text:style-name="P1058">Ну, это, разве что в засушенном виде. Из тебя казак, как из козы Робинзон Крузо. И больше так не скажи — куры засмеют. </text:p>
      <text:p text:style-name="P1058"><text:soft-page-break/>Эва! А говорили будто смех — монопольная собственность Хомы Сапи<text:span text:style-name="T69">е</text:span>нсова. </text:p>
      <text:p text:style-name="P1058">Ну, в смысле физиологии, ясно: спазмы и поп<text:span text:style-name="T69">ё</text:span>рхивания жутко нужные здоровью. А в смысле смысла? Что за прибыль от этой монополии? </text:p>
      <text:p text:style-name="P1058">Помозгуем. Где смеются порядочные люди? В специально отведенных местах. В цирке, скажем, или… </text:p>
      <text:p text:style-name="P1058">Правильно! Айда в кино! Комедия — предел всему! Фантоцци. Ух, даёт! </text:p>
      <text:p text:style-name="P1058">Шмяк! Бряк! Шарах! Дзинь-буль-тресь-бздынь!! Пссс… </text:p>
      <text:p text:style-name="P1058">Гы-гы-га! У-ю-гу-гу! Х-хо-хо! Иа-ха-ха! Вот где смеху-то! </text:p>
      <text:p text:style-name="P1058">Только соседка моя, необъятная дама слева, ни гу-гу. Что такое? Вздремнула? Нет, глядит добросовестно, но молча. </text:p>
      <text:p text:style-name="P1058">И снова человек на экране с разгону ахнулся лбом в столб. Зал грохнул дружным залпом. А ей хоть бы что — молчит! 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058">И спрашивается теперь: отчего смеются люди? Ответствую — от страха. </text:p>
      <text:p text:style-name="P1058">От страха? </text:p>
      <text:p text:style-name="P1058">Именно! Ведь, что может быть женщине страшнее уродящей одежды? 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058">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058">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 Смех над собой — молитва «да не угораздит меня боле». Они неразлучны — страх и смех. Скажи над чем смеёшься и я скажу чего боишься ты! </text:p>
      <text:p text:style-name="P1058">Выходит, тот, кто никогда не смеётся, ничего не боится? </text:p>
      <text:p text:style-name="P1058">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058">Но тогда получается, что с помощью анекдотов можно узнавать… </text:p>
      <text:p text:style-name="P1058">Ага! Доходит? Отлично. Идём дальше. А вот, кстати, и километровый столб. Ну-ка, что <text:soft-page-break/>поведает? Нет, не разберу, темно ещё. </text:p>
      <text:p text:style-name="P1058">Ну, и хрен с ним, пущай стоить. Не он первый, не он последний. Чего пристал к сиротке? Нужóн он тебе? Топаешь и топай своей дорогой. </text:p>
      <text:p text:style-name="P1058">Ах, извините. Право слово — без умысла и подвохов. Ещё раз прощения просим. Счастливо оставаться… </text:p>
      <text:p text:style-name="P1058">М-да… О чём это мы? Ах, ну, конечно: рассмотрение бессмертного вопроса классика: «над чем смеётесь?» Ответ — над тем, что боязно самим изведать. Что есть предтечей смеха? Правильно — улыбка. А улыбка это — что? Точно — это когда зубы скалят. 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058">Ну, ты даёшь! Впору «эврика!» вопить и — галопом в бюро патентов. </text:p>
      <text:p text:style-name="P1058">Зачем, чудак? Давно уж все вело<text:span text:style-name="T69">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058">Красиво токуешь, голубчик. А можно вопрос из зала: гражданин управдом, а вы это хорошо прицепили? </text:p>
      <text:p text:style-name="P1058">Не бойся, нашаван, не сорвёшь! Или есть резонное «но»? </text:p>
      <text:p text:style-name="P1058">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058">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69">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text:soft-page-break/>ещё надо для счастья? </text:p>
      <text:p text:style-name="P1058">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058">- Ай эм хэппи! </text:p>
      <text:p text:style-name="P1058">Кутерьму крупиц на дороге, словно зеркало, повторяет круговерть низко мчащихся облаков. </text:p>
      <text:p text:style-name="P1058">- Эм хэппи,- на этот раз почему-то с угрозой и чуть вопросительно. </text:p>
      <text:p text:style-name="P1058">- Хэппи!- совсем уже грустно. </text:p>
      <text:p text:style-name="P1058">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058">Идиот! И когда уж тебе <text:span text:style-name="T70">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70">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70">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058">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70">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70">н</text:span>ые услуги <text:span text:style-name="T70">развитой</text:span> цивилизации. </text:p>
      <text:p text:style-name="P1058">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058">Какая-то техника. </text:p>
      <text:p text:style-name="P1058">Ага. </text:p>
      <text:p text:style-name="P1058"><text:soft-page-break/>Какая? </text:p>
      <text:p text:style-name="P1058">Ну, мало ли наклёпано всяких для сельхозработ. Ближе подойдём тогда и… </text:p>
      <text:p text:style-name="P1058">В паху явно наклюнулось жжение. </text:p>
      <text:p text:style-name="P1058">Да погоди ты со своими позывами. </text:p>
      <text:p text:style-name="P1058">Точно — техника, хотя из другой сферы. </text:p>
      <text:p text:style-name="P1058">Он остановился у окрашенного в мандариново-жёлтый цвет дорожного катка. </text:p>
      <text:p text:style-name="P1058">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058">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058">Всё течёт, всё изменяется. Один и тот же чай нельзя выпить дважды. </text:p>
      <text:p text:style-name="P1058">В деревню, откуда он сейчас шёл, это был второй его приезд. Хотя, конечно, в первый раз не сам ехал, а был привезён. </text:p>
      <text:p text:style-name="P1058">В то лето дни длились по веку, неспешные, как спокойный ручей, беззвучно кативший гладкую воду, разделяя деревню на ихних и наших. </text:p>
      <text:p text:style-name="P1058">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71">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058">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Уцелевшие безмолвны, приземисты, словно вдавлены океаном <text:span text:style-name="T71">блёклого</text:span> неба. Марианская впадина. </text:p>
      <text:p text:style-name="P1058">- Вы к кому? </text:p>
      <text:p text:style-name="P1058">- <text:span text:style-name="T71">К Сергею Михалычу Огольцову.</text:span></text:p>
      <text:p text:style-name="P1058">- А сами-то кто будете? </text:p>
      <text:p text:style-name="P1058">- <text:span text:style-name="T71">Сергей Огольцов</text:span>. </text:p>
      <text:p text:style-name="P1058">- Выходит, племяш?- скоро догадалась она. </text:p>
      <text:p text:style-name="P1058">- Он самый,- согласился он, сдерживая улыбку. </text:p>
      <text:p text:style-name="P1058"><text:soft-page-break/>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058">Он сидел привалившись к спинке дивана, разглядывая внутренности единственной комнаты с камен<text:span text:style-name="T71">н</text:span>ой печуркой напротив <text:span text:style-name="T71">себя</text:span>, от которой кругло-гладкая серая труба из азбесто-<text:span text:style-name="T71">бетона</text:span> шла кверху, а у потолка преломлялась к кухонной стене. <text:span text:style-name="T71">У</text:span> противоположной стен<text:span text:style-name="T71">ы</text:span> стояла 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058">По эту сторону, впритык к дивану, был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71">на кухню про</text:span>стелился половик-дорожка, а над головой—в том же направлении—шли доски потолка: голые, синие. </text:p>
      <text:p text:style-name="P1058">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058">В кухне стукнула входная дверь. </text:p>
      <text:p text:style-name="P1058">- Бабань! Две пятёрки! </text:p>
      <text:p text:style-name="P1058">-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 </text:p>
      <text:p text:style-name="P1058">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058">- Лены папа,- отвечала она, собирая поесть.- Помнишь, приезжала в то лето к бабушке Саше? </text:p>
      <text:p text:style-name="P1058">Позвала гостя за стол. </text:p>
      <text:p text:style-name="P1058">Хлебая щи, школьник отрешённо глядел на окошко. 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058">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058">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058">Пора уже вторые рамы вставлять. </text:p>
      <text:p text:style-name="P1058"><text:soft-page-break/>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052">Даже странно, до чего всё мне тут по мне. И будет таким во все остальные дни отпуска. </text:p>
      <text:p text:style-name="P1053">По вечерам буду ходить к тётке Александре, объедаться её оладьями, а один раз даже и курицей. Богато живёт. </text:p>
      <text:p text:style-name="P1053">Дядя-кузнец по утрам будет уезжать в кузницу, а я уходить в поля, после обеда рубить поленья из высыпанной возле дома горки дров.</text:p>
      <text:p text:style-name="P1053">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053">Нынешний муж её отведёт меня к магазину и я буду пить бутылочное пиво и слушать трёп мужиков ни о чём, но таким говором аж дух стискивает. <text:s/><text:span text:style-name="T7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span></text:p>
      <text:p text:style-name="P1054">До-библейская простота, а вместе столько всего примешано. </text:p>
      <text:p text:style-name="P1055">Старая женщина сдаёт картошку в сетчатых мешках, по ней видно, что <text:span text:style-name="T791">нуждается</text:span>, а мужики перед ней чуть ли шапки не ломят. Она пережиток прошлого — <text:span text:style-name="T791">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054">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056">В последний вечер перед отъездом я зашёл в дом Валентины — отдариться. 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056">наконец-то избавился.</text:p>
      <text:p text:style-name="P1056">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056">- Будя. Будя.</text:p>
      <text:p text:style-name="P1057">Потом пожал руку её мужу Железину и ушёл. Так странно. В жизни не слыхал этого слова «будя», а само собой выговорилось. <text:span text:style-name="T72">Я родом отсюда; </text:span>жаль, что<text:span text:style-name="T72"> здесь не пригожусь.</text:span></text:p>
      <text:p text:style-name="P99"/>
      <text:p text:style-name="P202">Коситься на меня начали ещё на автовокзале рядом с Измайловским парком, куда прибывает автобус Рязань-Москва.</text:p>
      <text:p text:style-name="P202">В киевском аэропорту Жуляны, где около полуночи приземлился самолёт из Москвы, <text:soft-page-break/>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202">Общественное мнение на мой счёт озвучил следующим утром пассажир на платформе подземной станции метро:</text:p>
      <text:p text:style-name="P202">- Куда, блядь, прёшь среди людей?!</text:p>
      <text:p text:style-name="P202">Моё отличие от них заключалось в том, что я был чёрным человеком. Чёрная телогрейка, чёрные штаны, чёрные полуботинки. Только обтягивавший мою голову «петушок» выпадал из ансамбля своими коричневыми и голубыми полосами.</text:p>
      <text:p text:style-name="P203">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203">Мы их обходим невидящим взглядом, чтоб — упаси, Боже! — не заглянуть в глаза; или рявкаем:</text:p>
      <text:p text:style-name="P203">- Куда прёшь среди людей?!</text:p>
      <text:p text:style-name="P203">Правда, в те времена мы ещё не знали слова «бомж»; для них тогда имелся термин «бич».</text:p>
      <text:p text:style-name="P203">- Куда прёшь, бич?.. <text:s/>Вали отсюда, бичара!..</text:p>
      <text:p text:style-name="P203">И так далее.</text:p>
      <text:p text:style-name="P203">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204">Наши не стали утруждаться и позаимствовали только первое слово. Так людей без определённого места жительства и с неясным родом занятий <text:s/>стали называть бичами.</text:p>
      <text:p text:style-name="P204">Краткий, хлёсткий термин. Однако, не прижился.</text:p>
      <text:p text:style-name="P204">Во-первых, те, кто не владеет английским и далёк от моря, начали сползать в синонимы и подменять «бичей» «кнутами». </text:p>
      <text:p text:style-name="P204">А во-вторых, аббревиатура завсегда сильнее, особенно при поддержке государством.</text:p>
      <text:p text:style-name="P204">Мы все из СССР, ясно? Кто не понял получит разъяснение в ЧК, она же КГБ.</text:p>
      <text:p text:style-name="P204">Когда правоохранительные органы сократили словосочетание «без определённого места жительства» до БОМЖ их порождению не стало равных. 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50"/>
      <text:p text:style-name="P205">Когда-то жили на Руси торговцы пешеходы, они же «офени». В целях выживания, они сложили собственный язык.</text:p>
      <text:p text:style-name="P205">Тёмный для непосвящённых, язык офеней ушёл в небытие вместе со своими носителями — никто не удосужился составить его словарь.</text:p>
      <text:p text:style-name="P206">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Тут и «атас!» (от французского «<text:span text:style-name="T761">atacion!</text:span>»), и <text:s/>«хаза» (от немецкого «<text:span text:style-name="T761">Haus</text:span>»), и «хавать» (от английского «<text:span text:style-name="T761">have a</text:span>»<text:span text:style-name="T761">), и вкрапления от дружной семьи народов свободных сплочённых в единый СССР.</text:span></text:p>
      <text:p text:style-name="P207">Но вернёмся к моей «маляве» (от немецкого «mahlen»)...</text:p>
      <text:p text:style-name="P207"/>
      <text:p text:style-name="P207">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207">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207">В районе Майдана, тогдашняя Октябрьская площадь, стало ясно, что мне не удастся сдержать напор приливов в ампулу (пониже толстой кишки), <text:span text:style-name="T762">а в сквер напротив Университета никак не успеть.</text:span></text:p>
      <text:p text:style-name="P208">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208"/>
      <text:p text:style-name="P208"><text:soft-page-break/>Распахнув высоченную дверь, я сосредоточенной трусцой рванул вверх по мраморной лестнице.</text:p>
      <text:p text:style-name="P208">- Эй! Куда?!- прокричала дежурная слева от входа.</text:p>
      <text:p text:style-name="P208">- Проверка сантех оборудования!- бросил я ей через плечо, не сбавляя деловитого хода.</text:p>
      <text:p text:style-name="P50"/>
      <text:p text:style-name="P208">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208">Мне захотелось поделиться благой вестью и, обернув лицо к дежурной, я благосклонно сообщил:</text:p>
      <text:p text:style-name="P208">- Слышь-ко? По нашей части у вас всё в порядке. Да.</text:p>
      <text:p text:style-name="P208">И я вышел на вопиюще атеистическую улицу Карла Маркса, составленную из плотной стены таких же сурово административных зданий.</text:p>
      <text:p text:style-name="P209">Уж он-то точно знал, что стать венцом природы человеку помог коллектив, В одиночку ни мамонта забить, ни на луну слетать не удастся.</text:p>
      <text:p text:style-name="P209">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209">Непостижимая загадка — как стаду обезьянообразных удаётся действовать сообща при столь хронической склонности к самокастрации?</text:p>
      <text:p text:style-name="P50"/>
      <text:p text:style-name="P19">Побывка в Канино пробудила во мне рост национального самосознания.</text:p>
      <text:p text:style-name="P19">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Так я впервые за свою трудовую карьеру написал заявление с просьбой уволить меня по собственному желанию.</text:p>
      <text:p text:style-name="P19">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Почему?</text:p>
      <text:p text:style-name="P19">Оказывается на меня не осталось квоты.</text:p>
      <text:p text:style-name="P19">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В 5-тысячном коллективе завода на меня не найдётся тысячи бездипломных рабочих. Какие-то дипломированные гады поспели раньше меня и квота кончилась.</text:p>
      <text:p text:style-name="P19">Разочарование меня не убило, мне к ним не привыкать, но ощутимо потряс факт существования «теневого» законодательства, незнание которого не освобождает от применения его к тебе.</text:p>
      <text:p text:style-name="P19">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20">Если не брать в расчёт хавку в столовой, то завод «Мотордеталь» можно считать хрустальной мечтой, образцом промышленного предприятия.</text:p>
      <text:p text:style-name="P20">Взять хотя бы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20">Я знал своё дело и меня применяли как каменщика-одиночку для нестандартных заданий в отдельно взятых местах.</text:p>
      <text:p text:style-name="P20">Дадут пару подсобников, чтоб подавали раствор-кирпич и вперёд — муровать подземный <text:soft-page-break/>водопроводный колодец с круговыми стенами, или выкладывать печные трубы над <text:s/>домиками из двух квартир.</text:p>
      <text:p text:style-name="P20">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20">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20">Ни в бытовке, ни в бригаде я особо ни с кем не общался. Спросят о чём — отвечу, а так всё больше молчу; сам с собой в уме разговариваю.</text:p>
      <text:p text:style-name="P20">Подсобники у меня часто менялись, их поставляло Наркологическое отделение № 2, оно же нарко-два. <text:span text:style-name="T14">Оно было частью конвейерного производства бесплатных рабов.</text:span></text:p>
      <text:p text:style-name="P21">Система работала так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21">Их привозят в нарко-два, типа, на лечение. Кто заерепенится — укол серы вкатят и до конца срока он уже не рискует.</text:p>
      <text:p text:style-name="P21">Срок лечения от двух до трёх месяцев.</text:p>
      <text:p text:style-name="P21">Живут пациенты в общежитии, хавают в столовой, пашут там, куда пошлю. ДЕНЕГ НЕ ПОЛУЧАЮТ.</text:p>
      <text:p text:style-name="P21">Всё уходит на оплату быта, хавки и медицинского обслуживания — раздача таблеток по вечерам, которые они спускают в унитазы.</text:p>
      <text:p text:style-name="P21">При хорошем поведении на выходные отпускают съездить домой на родину.</text:p>
      <text:p text:style-name="P21">В городе проще — участковый говорит кому из алкашей явиться для отбывания и те знают, что лучше не пурхать.</text:p>
      <text:p text:style-name="P21">Вот и стираются грани между городом и деревней.</text:p>
      <text:p text:style-name="P21"/>
      <text:p text:style-name="P21">У каждого человека непременно есть своя история и если молчишь и своею не перебиваешь, он тебе её расскажет. Не обязательно про самого себя, может и про родственника или соседа.</text:p>
      <text:p text:style-name="P21">Я в «Мотордетали» такого наслушался — ни в какую «Тысячу и одну ночь» не влезет.</text:p>
      <text:p text:style-name="P21">Например, про немца, что со своим отделением в сельской хате квартировал.</text:p>
      <text:p text:style-name="P21">Он каждое утро орал чего-то, а товарищи его хохотали.</text:p>
      <text:p text:style-name="P21">Один из них немного говорил по-русски и пояснил хозяйке хаты о чём тот кричит:</text:p>
      <text:p text:style-name="P21">- Этих сук мне дайте — и Сталина, и Гитлера, обоих из «шмайсера» положу!</text:p>
      <text:p text:style-name="P22">Это мне баба рассказала, которая считала дни до пенсии.</text:p>
      <text:p text:style-name="P21">Спрашивается, в Красной армии долго б ему дали покричать?</text:p>
      <text:p text:style-name="P22">Или как мужик в забегаловке с каким-то кентом разговорился, вместе вышли и пошли себе.</text:p>
      <text:p text:style-name="P22">Кент говорит, погоди, мол, в какой-нибудь двор отлить заскочу. 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22">Или ещё как... Нет! Такого вообще никому не надо рассказывать...</text:p>
      <text:p text:style-name="P22">Вобщем, большинство сказок всё про тёмную ночь.</text:p>
      <text:p text:style-name="P22">Но и в трагичности найдётся место оптимизму!</text:p>
      <text:p text:style-name="P22">В ту зиму мороз стоял несусветный. Идёшь так себе, а в голове тихое такое позвякивание — это мысли в мозгу позамерзали и об извилины брякают.</text:p>
      <text:p text:style-name="P22">И в самый разгар этого полюса холода смотрю — объявление в коридоре: желающие пойти в лыжный поход на Сейм обращаться в группу по туризму. </text:p>
      <text:p text:style-name="P22">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22">Нашёл я ту группу, говорят: в субботу утром возле проходной со своими лыжами. <text:s/></text:p>
      <text:p text:style-name="P22">Я принёс те, в которых ещё на Объекте пацаном по лесу бегал. Автобус ждёт. Кто хочет — автобусом, а кто хочет может и на лыжах. </text:p>
      <text:p text:style-name="P22">Мы втроём пошли, <text:span text:style-name="T15">всего-то 12 км. Одна девушка, ухажёр её и я.</text:span></text:p>
      <text:p text:style-name="P23">Лыжню по очереди прокладывали. Но какая красота! Особенно как в лес вошли.</text:p>
      <text:p text:style-name="P23"><text:soft-page-break/>Снег от мороза мелкий-мелкий и весь искрится под солнцем. </text:p>
      <text:p text:style-name="P23">Они знали где заводской лагерь, а я первый раз увидел. Домики как в швейцарских Альпах, с острыми крышами, двухэтажные и все из дерева. Вокруг лес под снегом, а на крышах снег не удерживается. Класс!</text:p>
      <text:p text:style-name="P23">Мне комната как раз под крышей досталась; видно до чего у неё скат крутой.</text:p>
      <text:p text:style-name="P23">Комнату со мной делил один из туристов. Я так понял, у них там своя компания и объявление они для галочки повесили — дирекции показать, мол, привлекаем массы. Не ждали, что я придыбаю.</text:p>
      <text:p text:style-name="P23">Он мне рассказал, как в походе по Уралу целую неделю под дождём шёл. С утра до ночи дождь и дождь. И с тех пор как отрезало — ни в одном походе даже и не моросит.</text:p>
      <text:p text:style-name="P23">Его за это прозвали «сухой талисман». Без него пойдут — мокнут, а с ним и капля не упадёт.</text:p>
      <text:p text:style-name="P23">Потом он ушёл и вернулся со спиртом, налил мне стакан, а себе двадцать капель; бутербродами закусили и он снова ушёл.</text:p>
      <text:p text:style-name="P23">С первого этажа музыка пошла. Я на койку прилёг, смотрю — крыша над головой плавает, вот я и спустился на музыку. </text:p>
      <text:p text:style-name="P23">Они там в одной комнате быстрые танцы устроили. Свет потушили, только цветомузыка моргает. Я чуток тоже попрыгал.</text:p>
      <text:p text:style-name="P23">Потом перешёл в соседнюю комнату. Там свет горел, под стенами сидели женщины не лыжного возраста — наверное, туристические мамаши из автобуса. А по центру биллиардный стол стоит.</text:p>
      <text:p text:style-name="P24">Сухой талисман с кем-то шары гоняет. Я у него кий попросил и — верь не верь! — три шара друг за дружкой по лузам разложил, да хлёстко так. Я и сам обомлел, на бильярде у меня никогда толком не получалось. Дальше я продолжать не стал, кий отдал и во двор вышел.</text:p>
      <text:p text:style-name="P24">Вокруг темень, как в лесу, только свет в окошках да мангале костёр полыхает для шашлыка; и ни души вокруг.</text:p>
      <text:p text:style-name="P24">Подошёл я, на пламя посмотрел и такая вдруг тоска взяла — все люди, как люди только я ото всех ломоть отрезанный. От такой тоски хмель из меня улетучился, поднялся я в комнату, да и уснул с горя.</text:p>
      <text:p text:style-name="P24"/>
      <text:p text:style-name="P25">А летом мне открылось, что есть Игра с большой буквы.</text:p>
      <text:p text:style-name="P25">Стадион в парке на Миру назывался «Авангард» и там встреча встреча по футболу проходила. Играли заводская команда и приезжая.</text:p>
      <text:p text:style-name="P25">Зрителей собралось штук двадцать, такие же ломти отрезанные, кому делать не хрен, и два-три случайных алкаша.</text:p>
      <text:p text:style-name="P25">Ну, выбежали команды на поле, судья, монетка, жребий, всё такое. 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6">А поле-то большое такое, стандартное, пока бедолага с края на край добежит, на него уж и смотреть жалко. Но раз пришёл — сижу, всё равно больше делать нечего. И нечего тут вздыхать.</text:span></text:p>
      <text:p text:style-name="P26">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26">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26">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27">Мы напряжённо следим за полем, где мяч переходит от команды к команде, ускоряясь <text:soft-page-break/>ударами ног и голов, чтоб мчать дальше.</text:p>
      <text:p text:style-name="P27">Это не они играют, это ими играют, это идёт Игра.</text:p>
      <text:p text:style-name="P27">Наконец и алкашам начало доходить, что происходит нечто небывалое. Они взревели и засвистали как многотысячные трибуны.</text:p>
      <text:p text:style-name="P27">Возможно, этим и спугнули невидимку.</text:p>
      <text:p text:style-name="P27">Игроки, один за другим, начали сникать и вскоре просто бегали запаренной трусцой, как и в начале матча.</text:p>
      <text:p text:style-name="P27">Я не слишком большой ценитель футбола, зато теперь убедился, что есть настоящая Игра.</text:p>
      <text:p text:style-name="P27">Пять минут Игры, разве этого мало?</text:p>
      <text:p text:style-name="P27">Фанаты прославленных клубов возможно и больше видали, но не настолько подряд, а по крупицам, как гомеопаты.</text:p>
      <text:p text:style-name="P27">Да, та Игра ушла, растворилась, умчалась, как порыв ветра, как прилив счастья, но она была и восхищает меня до сих пор.</text:p>
      <text:p text:style-name="P27"/>
      <text:p text:style-name="P27">Причиной моей молчаливости стало то, что я прикусил язык.</text:p>
      <text:p text:style-name="P27">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27">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7">Он из утробы матери таким и вышел — полулысый, в очках, с мягким брюшком и холёной степенностью.</text:span></text:p>
      <text:p text:style-name="P28">В своей речи он затронул задачи стоящие перед нами в такой ответственный ускоренно перестроечный период. 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28">Он кончил и председатель собрания спросил нет ли вопросов. Я поднял руку.</text:p>
      <text:p text:style-name="P28">Так не принято — вопрос про вопросы должен закрывать собрание; по негласным правилам. Но я поднял руку, потому что он меня достал, этот соловушка из заводоуправления.</text:p>
      <text:p text:style-name="P28">Я попросил объяснить разницу между экономической и хозяйственной деятельностью; мне интересно; спасибо.</text:p>
      <text:p text:style-name="P28">Руководитель перешепнулся с председателем и тот объявил конец собрания.</text:p>
      <text:p text:style-name="P28">Рабочие с облегчением поспешили по домам.</text:p>
      <text:p text:style-name="P28">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8">громко заметил, что надо бы сменить замок на шкафчике, а то тут шизофреники завелись.</text:span></text:p>
      <text:p text:style-name="P29">Ни к кому конкретно он не обращался, но большинство переодевающихся в спецовки повернули головы ко мне. Вот когда я прикусил язык.</text:p>
      <text:p text:style-name="P29">Против рычагов власти не попрёшь, они негласны и неуловимы и даже дебила из Бочек обучили слову «шизофреник».</text:p>
      <text:p text:style-name="P29"/>
      <text:p text:style-name="P29">- Ты был в Ромнах?</text:p>
      <text:p text:style-name="P29">Здесь, в помывочном зале конотопской бани, <text:s/><text:span text:style-name="T19">где мы голяком намыливаемся над своими жестяными шайками, каждый из нас смахивает на «безвозвратно свободных» с Площадки пятого отделения. <text:s/>Ближайшие соседи по мраморному столику с шайками навострили слух; в Конотопе любят, когда вопрос поставлен прямо, без обиняков.</text:span></text:p>
      <text:p text:style-name="P29">- <text:span text:style-name="T19">В Ромнах я был, но вас не помню.</text:span></text:p>
      <text:p text:style-name="P30">Я и сам залюбовался безупречным поэтическим размером своего ответа. Соседи <text:span text:style-name="T782">перестали втирать мыло в мочалки и с напряжённым вниманием</text:span> п<text:span text:style-name="T782">ри</text:span>двинулись поближе — у конотопчан врождённая склонность к поэзии.</text:p>
      <text:p text:style-name="P30">Я продолжал всматриваться <text:s/>в задавшего мне этот вопрос. Всплыли всхлипы баяна на <text:soft-page-break/>вечерней Площадке. Темнеет, сейчас пойдём на ужин. Эти глаза... Эти же глаза, только <text:span text:style-name="T781">уже без</text:span> сизовато<text:span text:style-name="T781">го отлива поверх радужки</text:span>...</text:p>
      <text:p text:style-name="P30">- Володя!</text:p>
      <text:p text:style-name="P30">Соседи отодвигаются, некоторые, ухватив шайки, переходят к другим столикам. (Их уже двое...)</text:p>
      <text:p text:style-name="P30">Как же я сразу-то не узнал? Один из нас троих спавших на двух койках. Он смущённо улыбается. <text:span text:style-name="T20">Отсутствие той поволоки в глазах сбило меня поначалу...</text:span></text:p>
      <text:p text:style-name="P30"/>
      <text:p text:style-name="P919">Этот отлив не стеклянноглазость; он потусклее.</text:p>
      <text:p text:style-name="P32">Точно такую же сталисто-сизе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31"/>
      <text:p text:style-name="P31"/>
      <text:p text:style-name="P31">По официальной версии карабахская война длилась три года — с 1992 по 1994, но на самом деле началась она намного раньше и не кончилась до сих пор. Хотя признаю, те три года были самыми отвратными.</text:p>
      <text:p text:style-name="P31"/>
      <text:p text:style-name="P31"><text:span text:style-name="T781">На втором <text:s/>(по не официальной разметке) году</text:span> войны, когда мне перестало нравиться выражение глаз Сатэник, я постарался отправить её в эвакуацию. По странному стечению обстоятельств, она, вместе с Рузанной и Ашотом, оказалась в Конотопе на Декабристов 13. </text:p>
      <text:p text:style-name="P33">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33">Город ещё не оправился от шока при гибели 25 человек жителей за один обстрел.</text:p>
      <text:p text:style-name="P33">Незнакомые люди в Ереване, узнав куда мы отправляемся, предлагали хотя бы детей им оставить, Ашота и Рузанну (в алфавитном порядке).</text:p>
      <text:p text:style-name="P33">Когда мы добрались на квартиру, которую знакомые сдавали нам бесплатно, я поинтересовался причиной столь скорого возвращения.</text:p>
      <text:p text:style-name="P33">- Я там поняла, что просто так жить и жить-<text:span text:style-name="T21">то</text:span> не стоит.</text:p>
      <text:p text:style-name="P33"/>
      <text:p text:style-name="P34">Вот тебе наглядный пример воздействия среды. </text:p>
      <text:p text:style-name="P34">Отпусти армянскую женщину, воспитанную <text:span text:style-name="T770">по всей строгости</text:span> патриархального уклада на три месяца в Конотоп, так она тебе без спросу вернётся <text:span text:style-name="T770">философиней </text:span>и начнёт <text:s/><text:span text:style-name="T770">мудрые </text:span>сентенции выдавать. <text:span text:style-name="T770">Здрасьте, пожалуйста — получи и распишись...</text:span></text:p>
      <text:p text:style-name="P34">А ничего, что бояться за одного себя легче, чем ещё и за вас родимых? </text:p>
      <text:p text:style-name="P34">Особенно когда завоют сирены воздушной тревоги, или заухают морские орудия Каспийской флотилии, снятые с кораблей и подв<text:span text:style-name="T21">é</text:span>зенные на тумб Верблюжья спина? <text:s/></text:p>
      <text:p text:style-name="P36">А «Грады» и вовсе без предупрежденья бьют — долетят, взорвутся и полквартала нету. Ведь мы живём в век высоких технологий.</text:p>
      <text:p text:style-name="P35"/>
      <text:p text:style-name="P35">Опять меня куда-то занесло, я ж про Ромны, вроде, говорил, а дурдом и война <text:span text:style-name="T780">две большие разницы</text:span>. Или как?..</text:p>
      <text:p text:style-name="P35"/>
      <text:p text:style-name="P35">Это <text:span text:style-name="T769">всё </text:span>к тому, что, <text:span text:style-name="T769">вобщем-то, </text:span><text:s/>я не успел ознакомить Сатэник с некоторыми фактами своей предыдущей биографии, всё как-то руки не доходили. И мне малость интересно было: какую информацию она там зачерпнёт? </text:p>
      <text:p text:style-name="P35">А никакой. Конотопчане своих не топят. </text:p>
      <text:p text:style-name="P35">Единственный прокол случился в разговоре с сотрудницей. (Сатэник там ещё и не работу успела устроиться в заводе КЭМЗ).</text:p>
      <text:p text:style-name="P35">Узнав, что фамилия её мужа Огольцов, сотрудница сказала:</text:p>
      <text:p text:style-name="P35">- Хм...</text:p>
      <text:p text:style-name="P18"><text:soft-page-break/>Вот, пожалуй, и весь компромат на меня в Закавказьи из конотопских источников.</text:p>
      <text:p text:style-name="P18"/>
      <text:p text:style-name="P18">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8">Я стал как тот мужик, что приоблокотился на оградку детской площадки, типа, понаблюдать как копошится детвора в песочнице: <text:span text:style-name="T22">там </text:span>и Двойка, и руководители с подсобниками, и сам я <text:span text:style-name="T22">со своей ролью, но меня эта возня не цепляла.</text:span></text:p>
      <text:p text:style-name="P18"/>
      <text:p text:style-name="P37">Весной Двойка вызвал меня в Нежин, в общагу, типа, тряхнуть стариной.</text:p>
      <text:p text:style-name="P37">Точно помню, что назначено было на четверг, когда у меня баня и, по-видимому, предпраздничный день — посреди недели он меня не вызывал.</text:p>
      <text:p text:style-name="P37">Я прихватил полотенце и смену нижнего — хотя в общаге нет парной, но душ-то имеется, и поехал в Нежин.</text:p>
      <text:p text:style-name="P37">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23">Д</text:span>войка и сказать, что я в вестибюле.</text:p>
      <text:p text:style-name="P38">Он ушёл, а на меня нагрянуло открытие.</text:p>
      <text:p text:style-name="P38">В вестибюль из коридора общаги вышла молоденькая студенточка в мятом халатике и сонным лицом. На меня она не взглянула — мало ли кто ту торчит, а просто подошла к окну неподалёку от меня.</text:p>
      <text:p text:style-name="P38">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тит правую руку за голову, высоко вскинув локоть.</text:p>
      <text:p text:style-name="P38">Что творит! </text:p>
      <text:p text:style-name="P38">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38">Шокирующее <text:s/>открытие.</text:p>
      <text:p text:style-name="P38">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38">Я вышел из общаги. Успеть в Конотоп до закрытия бани и думать нечего. Но сегодня четверг!</text:p>
      <text:p text:style-name="P38">Ничего. В Графском парке есть озеро. Я направился туда кратчайшим путём.</text:p>
      <text:p text:style-name="P38">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38">Надо же! Похоже тут это стало традицией. Что теперь? Барабанить себя в грудь и орать: «это же я! я — та легенда! это всё от меня пошлó!»</text:p>
      <text:p text:style-name="P39">Я с грусть углубился в парк, но не к широкой части озера, а к затоке с чёрной водой у зарослей в пустынной его части.</text:p>
      <text:p text:style-name="P39">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39">На чёрной ряби расплывались белые разводы. Рожденье Афродиты. Русалочка, итит твою налево; растираясь полотенцем, думал я.</text:p>
      <text:p text:style-name="P39">Нет, я не извращенец, просто такой уродился.</text:p>
      <text:p text:style-name="P39"/>
      <text:p text:style-name="P39">Леночка поступила в швейное училище в Сумах и уехала туда учиться. Мне не оставалось никакого смысла и дальше жить на Декабристов 13.</text:p>
      <text:p text:style-name="P39">Я нашёл другое жильё на другой окраине Конотопа, поближе к заводу «Мотордеталь».</text:p>
      <text:p text:style-name="P39">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39"><text:soft-page-break/>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39">Квартплата составляла всего 15 руб., но тем не менее, я окончательно прекратил рассылать и без того нерегулярные переводы в обе стороны.</text:p>
      <text:p text:style-name="P39">Углубление в немецкий понадобилось мне, чтоб разобраться наконец с этим Фрейдом.</text:p>
      <text:p text:style-name="P39">Как шизофреник со стажем, я не видел резона в его тормознутости на символизме из половых органов.</text:p>
      <text:p text:style-name="P40">Ну, да, сигара смахивает на член, а пепельница на влагалище и тому подобное. Но что из этого? </text:p>
      <text:p text:style-name="P40">На этих толкованиях зациклились до упора, но воз и ныне там.</text:p>
      <text:p text:style-name="P40">Впоследствии я понял, что Фрейд, по сути своей, сказочник, как Ганс Христиан Андерсен, просто у них разный запас слов.</text:p>
      <text:p text:style-name="P40">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40">Красота! Чудо что за сказки, сколько в них поэзии...</text:p>
      <text:p text:style-name="P40">И пошёл жонглировать этими четырьмя погремушками. И пошёл! И пошёл!</text:p>
      <text:p text:style-name="P40">Каждый имеет право на персональную научную теорию, но теории проверяются практическими результатами.</text:p>
      <text:p text:style-name="P40">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К тому же он до сих пор вдохновляет массу художников малевать винегреты из фаллосов и вагин.</text:p>
      <text:p text:style-name="P40"/>
      <text:p text:style-name="P40">Ещё в той кухоньке во мне окончательно утвердился давно возникший план — пора покинуть Конотоп. Возник он ещё прошлой осенью...</text:p>
      <text:p text:style-name="P925"/>
      <text:p text:style-name="P925"><text:span text:style-name="T24">...б</text:span>атареи прожекторов на металлических мачтах освещения <text:span text:style-name="T25">насилу </text:span>сдерживают натиск густо-фиолетовой ночи, <text:span text:style-name="T25">их</text:span> влажный отблеск <text:span text:style-name="T25">тянется </text:span>вдоль натруженных рельс. Колеи раздваиваются, расчетверяются, параллельное многорядье путей заставлено вагонами, цистернами, <text:span text:style-name="T24">платформами</text:span>, на которых громоздится, топорщится, высится зачехл<text:span text:style-name="T2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925"><text:span text:style-name="T26">И</text:span> в ту осеннюю ночь я перес<text:span text:style-name="T25">ёк</text:span> её знакомыми тропами служебных проходов, минуя вагонные лабиринты, <text:span text:style-name="T25">чтобы выйти</text:span> к знакомому пролому в <text:s/>ограде ПМ<text:span text:style-name="T26">С</text:span>-119. <text:span text:style-name="T25">Я </text:span><text:s/>загодя ёж<text:span text:style-name="T25">ился</text:span> и негод<text:span text:style-name="T25">овал</text:span> какая там будет грязь и лужи. </text:p>
      <text:p text:style-name="P922">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925">Неотступный свет прожекторов припечатал мою тень к стене. </text:p>
      <text:p text:style-name="P925"><text:span text:style-name="T25">Чем ближе к ней, </text:span>силуэт <text:span text:style-name="T25">у</text:span>меньша<text:span text:style-name="T25">ется</text:span>, подрагивая полями шляпы <text:span text:style-name="T26">при ходьбе; а вот и утонул</text:span> <text:span text:style-name="T25">во мгле</text:span> пролома. </text:p>
      <text:p text:style-name="P925">Для путешествий во времени нужна машина? Возможно, но если она не по карману, <text:span text:style-name="T25">попробуйте</text:span> пешком. Сейчас, <text:span text:style-name="T26">вслед</text:span> за своей <text:span text:style-name="T26">исчезнувшей </text:span>тенью, я окажусь в таких средневековых непр<text:span text:style-name="T26">ó</text:span>лазях и тьмах… </text:p>
      <text:p text:style-name="P925">- Софокл! Эсхил! </text:p>
      <text:p text:style-name="P925"><text:span text:style-name="T25">Опаньки!</text:span> Неужто так широко шагнул, что п<text:span text:style-name="T26">р</text:span>оскочил по самую античность? </text:p>
      <text:p text:style-name="P925"><text:soft-page-break/>- Эсхил!- хрипло надрывалась средь слякотного мрака ПМСных задворков чёрная тень шагах в <text:span text:style-name="T26">двадцати</text:span> от пролома. </text:p>
      <text:p text:style-name="P925">Моя? Нет, эта пониже и круглее. К тому же в кепке <text:span text:style-name="T25">и</text:span> в кожаном пальто. </text:p>
      <text:p text:style-name="P925">- Чего стал? Тебя звали? Будто понятие имеешь про Софокла. </text:p>
      <text:p text:style-name="P925">- Вы правы, дальше Аристофана я не углублялся. </text:p>
      <text:p text:style-name="P925">Он икнул и чуть покачиваясь, но решительно заступил мне путь. </text:p>
      <text:p text:style-name="P925">- Ты кто?- пахнул он винищем. </text:p>
      <text:p text:style-name="P925">- Прохожий. А вас что сюда привело? </text:p>
      <text:p text:style-name="P925">Он будто не слыхал вопроса. </text:p>
      <text:p text:style-name="P925">- Софокл… Эсхил…- умильно вторил он.- Да, да… Эсхил… Аристофан! А ещё? </text:p>
      <text:p text:style-name="P925">- Ну, ещё Еврипид. </text:p>
      <text:p text:style-name="P925">- Точно! Еврипид!- со слезой воскликнул он и вновь самозабвенно простонал, - Софо-о-о-кл…</text:p>
      <text:p text:style-name="P925"/>
      <text:p text:style-name="P925">Мы стояли друг против друга, словно сошедшиеся после разлуки Санчо Панса и Дон-Кихот. <text:span text:style-name="T25">Вот</text:span> Санчо сокрушённо понурился. Козырёк кожаной кепки клюнул меня в переносицу. Проклятье, Санчо! Я ведь с открытым забралом. </text:p>
      <text:p text:style-name="P925">- Художник я, - горестно поведал он, подняв голову, - а сюда на два месяца. </text:p>
      <text:p text:style-name="P923">И снова кивок-клювок. 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41">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38"/>
      <text:p text:style-name="P42">План безупречен, но как насчёт деталей? Например, куда?</text:p>
      <text:p text:style-name="P42">Ну, во первых, туда, где тепло — хватит с меня обморожений, а во-вторых, где есть море и горы. </text:p>
      <text:p text:style-name="P42">Крым не подходит — горы низковаты, к тому же он занят Ольгой.</text:p>
      <text:p text:style-name="P42">Следуя карте, палец наползает на Баку. Вот и ладненько.</text:p>
      <text:p text:style-name="P42"/>
      <text:p text:style-name="P42">Получив причитающийся мне отпуск в строительном цеху «Мотордетали», я написал заявление на увольнение.</text:p>
      <text:p text:style-name="P42">Но прежде чему уехать, оставалось ещё одно дельце. Обещание данное мною трём незнакомцам в ресторане — наведаться в город Львов.</text:p>
      <text:p text:style-name="P42"/>
      <text:p text:style-name="P42">Чем ближе ко л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42">В ячейке камеры хранения я <text:span text:style-name="T27">о</text:span>ставил свой портфель, где кроме гигиенических необходимостей притаилась и серая полузимняя кепка, <text:span text:style-name="T27">чтобы выйти в город в своей неизменной шляпе</text:span></text:p>
      <text:p text:style-name="P42"><text:span text:style-name="T27">Львов красивый город, в нём немало памятников старинной архитектуры и улиц мощёных булыжником</text:span>. <text:span text:style-name="T27">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43">Я не пользовался во Львове никаким видом транспорта, шёл пешком.</text:p>
      <text:p text:style-name="P43">Куда?</text:p>
      <text:p text:style-name="P43">К оперному театру. Моё обещание исполнено, во Львов я наведался, но отнюдь не собирался бегать по улицам с вопросом: «вы, случайно, не бывали проездом в Конотопе два года назад, после того как откинулись с зоны?» </text:p>
      <text:p text:style-name="P43">Я ж не полудурок.</text:p>
      <text:p text:style-name="P43">Я шёл культурно и приятно провести время, потому что поезд на Киев отправляется ровно в полночь.</text:p>
      <text:p text:style-name="P43"><text:soft-page-break/>Оперный театр во Львове — просто загляденье, дворец; молодцы построившие его поляки; но насчёт приятности, то фиг я угадал.</text:p>
      <text:p text:style-name="P43">Там шла опера современного местного классического композитора о крестьянских волнениях XVI-го века. Творение в стиле «поедят!»</text:p>
      <text:p text:style-name="P43">Но назвался груздем — полезай в кузов, и я отсидел от звонка до звонка.</text:p>
      <text:p text:style-name="P43">К полуночи я вернулся на вокзал, открыл ячейку камеры хранения, а затем портфель.</text:p>
      <text:p text:style-name="P43">Шляпу я положил внутрь ячейки, а на голову плотно насадил серую кепку из портфеля.</text:p>
      <text:p text:style-name="P43">Затем я застегнул портфель, вынул его из ячейки и нежно прикрыл дверцу да ещё и хмыкнул, представляя реакцию следующего её открывателя, когда уткнётся взглядом в шляпу.</text:p>
      <text:p text:style-name="P43">Иди и подумай что подумать.</text:p>
      <text:p text:style-name="P43"/>
      <text:p text:style-name="P43">Вернувшись в Конотоп я начал делать прощальные визиты — к брату Саше на Сосновскую, к сестре Наташе на Семи Ветрах; вот только на Декабристов 13 не пошёл. Всё-таки я полудурок.</text:p>
      <text:p text:style-name="P43">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43">Ещё я сходил в ЗАГС, чтобы мне в паспорте поставили штамп о разводе с Ирой, но меня послали в нежинский ЗАГС, по месту заключения брака.</text:p>
      <text:p text:style-name="P43">Нежинский ЗАГС потребовал справку из конотопского народного суда, где расторгался наш брак.</text:p>
      <text:p text:style-name="P43">- Послушайте,- сказал я,- у вас уже записано, что она со мной в разводе. Поставьте мне штамп на этом основании и дело с концом.</text:p>
      <text:p text:style-name="P43">- Такой записи нет. Она к нам не обращалась.</text:p>
      <text:p text:style-name="P43">Вот так они меня оглаушили.</text:p>
      <text:p text:style-name="P43">Пришлось ехать в Конотоп, брать справку в суде и везти обратно.</text:p>
      <text:p text:style-name="P43">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Наверное, чтобы добавить остроты ощущений в своих отношениях с другими. Типа, наставляет рога своему мужу-геологу, пока он в отъезде.</text:p>
      <text:p text:style-name="P43">А потом я вдруг понял почему мне всегда так нравилась сцена последнего расставания Д'Aртаньяна с Рошфором в романе «Двадцать лет спустя».</text:p>
      <text:p text:style-name="P43"/>
      <text:p text:style-name="P43">«- Иди, старый дьявол,- с грустной улыбкой произнёс Д'Aртаньян, глядя вслед удалявшемуся Рошфору.- Иди. Всё равно, нет уж больше Констанции.»</text:p>
      <text:p text:style-name="P43"/>
      <text:p text:style-name="P44">Я понял, что Констанция — это Ира и я. Только не по отдельности, а вместе. Констанция — это мы, когда ещё мучили друг друга своею любовью.</text:p>
      <text:p text:style-name="P44"/>
      <text:p text:style-name="P44">Потом я поехал в Сумы. Сводил Леночку в кино на «Фанфана-Тюльпана», только в этой роли был уже Ален Делон.</text:p>
      <text:p text:style-name="P44">В парке мы покормили лебедей, бросали им с моста кусочки пирожка с капустой, потом и сами сходили в ресторан. Для неё там всё было в диковинку.</text:p>
      <text:p text:style-name="P44">Она проводила меня на вокзал и расплакалась на прощанье. Красивая, на мать похожа, только волосы как у меня.</text:p>
      <text:p text:style-name="P44"/>
      <text:p text:style-name="P44">На следующий день я пошёл на улицу Гоголя 25 и отдал Саше Плаксину свой чёрный дембельский портфель заряженный словарями и ещё парой книг. <text:s/>Мы условились, что он вышлет их мне, когда где-нибудь обоснуюсь и пришлю адрес.</text:p>
      <text:p text:style-name="P44"/>
      <text:p text:style-name="P44">Конотоп провожал меня угрюмым холодом и ветром, но пальто от Наташи грело очень даже хорошо и я поехал в Нежин, чтобы вернуть книгу рассказов Селинджера.</text:p>
      <text:p text:style-name="P44">Спортивную сумку с одеждой и прочими вещами я запер в камере хранения на вокзале и с <text:soft-page-break/>одним портфелем поехал на улицу Шевченко.</text:p>
      <text:p text:style-name="P44">На мой звонок дверь не открылась, наверно он и Мария Антоновна вышли куда-то в гости.</text:p>
      <text:p text:style-name="P44">Я поехал в центр города, в новый кинотеатр «Космос» напротив универмага.</text:p>
      <text:p text:style-name="P44">Там шла какая-то фигня про Синдбада-морехода производства студии «Узбекфильм», но мне нужно было убить время.</text:p>
      <text:p text:style-name="P44">Я сел и поставил портфель под сиденье. Место слева заняла женщина моих лет, по наклонному проходу справа бегала девочка лет четырёх. Мать, сидевшая в передних рядах, звала её вернуться, но она не слушалась и кричала: «папа!»</text:p>
      <text:p text:style-name="P44">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44">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44">Фильм наконец-то кончился, я взял свою кепку <text:s/>с пальто на коленях и одел её на голову. <text:s/>Соседка слева обронила свои тонкие перчатки мне на колени.</text:p>
      <text:p text:style-name="P44">- Возьми,- сказала она негромко,- проводи меня.</text:p>
      <text:p text:style-name="P44">Я достал портфель из-под сиденья и стал протискиваться за нею.</text:p>
      <text:p text:style-name="P44">В довольно плотной толпе кинозрителей мы спускались по высокой лестнице выхода.</text:p>
      <text:p text:style-name="P44">Офицеры-лётчики поджидали внизу в своих фуражках. Они и не пикнули, когда мы с ней проходили мимо. Кишкá оказалась тонкá.</text:p>
      <text:p text:style-name="P44">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44">Она пригласила к себе на чай.</text:p>
      <text:p text:style-name="P44">Идти пришлось недалеко, в пятиэтажку на спуске от площади.</text:p>
      <text:p text:style-name="P44">Я шёл и места становились всё знакомее и знакомее. Неужто? Не может быть... Точно!</text:p>
      <text:p text:style-name="P45">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45">Но теперь квартира оказалась обставленной и обвешенной. Мы разделись в прихожей и прошли в гостиную.</text:p>
      <text:p text:style-name="P45">На журнальный столик она вместо чая принесла бутылку вина, нарезанную кружками колбасу и шоколадные конфеты.</text:p>
      <text:p text:style-name="P45">Я пил вино, закусывал шоколадом и вспоминал крановщика Виталю.</text:p>
      <text:p text:style-name="P45">Мы не спрашивали имён друг друга. Для того зачем мы тут достаточно и «ты».</text:p>
      <text:p text:style-name="P45">Правда, она не удержалась похвалиться, что работает в прокуратуре. Я не стал уточнять кем, сказал только, что меня ещё не здесь поймают.</text:p>
      <text:p text:style-name="P45">Она ушла в спальню и вернулась запахнувшись в длинный не застёгнутый халат; снова села рядом со мной на диване.</text:p>
      <text:p text:style-name="P45">Я обнял её, запустил руку под воротник халата на спине и расстегнул лифчик. Лицо её радостно просияло. Мы прошли в спальню.</text:p>
      <text:p text:style-name="P45">То, что было потом, можно сравнить с показательными выступлениями чемпионов в фигурном катании. Под стать её точёному телу.</text:p>
      <text:p text:style-name="P45">Оно как раз подходило для всех этих поддержек, тройных тулу<text:span text:style-name="T791">п</text:span>ов и прочей остальной программы.</text:p>
      <text:p text:style-name="P45">Мы переходили от фигуры к фигуре, чётко меняли темп <text:span text:style-name="T28">с</text:span> <text:span text:style-name="T28">произвольной сменой комбинаций и продолжали покорять сердца отсутствующих зрителей своим непревзойдённым мастерством.</text:span></text:p>
      <text:p text:style-name="P46">Упоение восторгом. Сладостное блаженство.</text:p>
      <text:p text:style-name="P47"><text:span text:style-name="T791">Вот только в потоках сладострастья</text:span> у меня зачем-то всплывал<text:span text:style-name="T791">и отрывочные</text:span> мысл<text:span text:style-name="T791">и</text:span> про непонятн<text:span text:style-name="T791">ую</text:span> резиновую грелку <text:span text:style-name="T791">и </text:span>какого-то Тузика <text:span text:style-name="T791">в укромном</text:span> закутк<text:span text:style-name="T791">е</text:span>. При чём тут <text:span text:style-name="T791">грелка</text:span>? Какой <text:span text:style-name="T791">ещё </text:span>Тузик?</text:p>
      <text:p text:style-name="P46">Всё происходящее спрограмированно <text:s/>романом Карпентьера, который я недавно прочёл во «Всесвите». Там тоже герой, перед отправкой в Испанию на войну с генералом Франко в <text:soft-page-break/>рядах Интернациональных бригад, поимел свою подругу трижды за ночь.</text:p>
      <text:p text:style-name="P46"/>
      <text:p text:style-name="P46">Утром она, наконец, приготовила чай, а я позвонил Жомниру, что привёз его книгу и скоро зайду.</text:p>
      <text:p text:style-name="P46"/>
      <text:p text:style-name="P46">Но к Жомниру я не пошёл, а вернулся к скверу Гоголя и в одной из прилегающих улочек зашёл в парикмахерскую.</text:p>
      <text:p text:style-name="P46">Там не ждали клиента в такую рань, но всё-таки одна из парикмахерш вызвалась побрить меня.</text:p>
      <text:p text:style-name="P46">Эта молодая, похожая на цыганку мастерица покарябала мне всё шею, всякий раз при этом ойкала и затирала порез щипучими квасцами. Ещё и плату взять не постеснялась.</text:p>
      <text:p text:style-name="P46"/>
      <text:p text:style-name="P46">Опять же мимо сквера я зашёл в школу номер два.</text:p>
      <text:p text:style-name="P46">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46"/>
      <text:p text:style-name="P46">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46">- Вот эта девочка,- сказала педагог,- но она говорит, что у неё нет папы.</text:p>
      <text:p text:style-name="P46">- <text:span text:style-name="T29">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48">Учительница тактично отошла к окну неподалёку.</text:p>
      <text:p text:style-name="P48">Я расстегнул портфель и опустился рядом с тобою на одно колено, чтоб мы сравнялись. Ты всё так же не смотрела на меня.</text:p>
      <text:p text:style-name="P48">- Лилиана,- позвал я, достал из портфеля «Morning Star» и протянул тебе.- Передай это своей маме.</text:p>
      <text:p text:style-name="P48">Ты приняла сложенную газету и молча стояла, опустив глаза.</text:p>
      <text:p text:style-name="P48">- Ладно, Ли,- сказал я, - иди в класс.</text:p>
      <text:p text:style-name="P48">Ты с облегчением повернулась и пошла к двери своего класса.</text:p>
      <text:p text:style-name="P48">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открыток и телеграмм, что вы с ней меня любите, что поздравляете с днём рожденья, или днём Советской армии.</text:p>
      <text:p text:style-name="P48"/>
      <text:p text:style-name="P48">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48">Он сам когда-то хотел перевести его, но больно уж неконьюктурный этот Джойс.</text:p>
      <text:p text:style-name="P48">Я обещал вернуть оригинал ровно через десять лет.</text:p>
      <text:p text:style-name="P48">Поколебавшись всего мгновенье, он вынес книгу из архивной комнаты и отдал мне. </text:p>
      <text:p text:style-name="P48">Будет чем заполнять отмерянную мне вечность.</text:p>
      <text:p text:style-name="P48">- Куда ты теперь?- спросила Мария Антоновна.</text:p>
      <text:p text:style-name="P48">- В Баку.</text:p>
      <text:p text:style-name="P48"/>
      <text:p text:style-name="P48">Привычным толчком поезд отошёл от нежинского вокзала. Всё было позади, впереди было всё.</text:p>
      <text:p text:style-name="P48">Тридцать лет и три года.</text:p>
      <text:p text:style-name="P48">- Тебе пора творить чудеса,- сказал я знакомому саксофонисту, когда тому исполнилось тридцать три.</text:p>
      <text:p text:style-name="P48">- Чудеса я уже натворил,- ответил он,- и даже успел отсидеть за них.</text:p>
      <text:p text:style-name="P48">И как только люди всё успевают?</text:p>
      <text:p text:style-name="P8"><text:soft-page-break/></text:p>
      <text:p text:style-name="P8">Я думал, что еду в Баку — устраиваться каменщиком четвёртого разряда, чтобы без помех переводить «Улиса».</text:p>
      <text:p text:style-name="P8">Как оказалось, я ехал в Нагорный Карабах с его войной за независимость и прочими вытекающими последствиями.</text:p>
      <text:p text:style-name="P8">Однако, за окнами вагона <text:span text:style-name="T8">пока что </text:span>всё ещё неслись пейзажи 1987-го, <text:span text:style-name="T5">последнего</text:span> мирного года. До развала нерушимого Союза республик свободных оставалось два года.</text:p>
      <text:p text:style-name="P8">Нынче мне талдычат, что и в том году новая эпоха уже <text:s/>витала в воздухе. <text:span text:style-name="T9">Простите</text:span>, не унюхал.</text:p>
      <text:p text:style-name="P920">В чём причина развала СССР?</text:p>
      <text:p text:style-name="P920">Его прикончили парни с обочины. <text:s/>Так назывался английский телефильм в четырёх сериях про жизнь британских безработных.</text:p>
      <text:p text:style-name="P920">Цензоры центрального телевидения не врубились, что рабочий электроцеха завода «Мотордеталь» в конце недели скажет:</text:p>
      <text:p text:style-name="P920">-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920">Волшебная сила искусства затронула живые струны в сердце конотопского мужика и — пошла цепная реакция изменившая лицо мира.</text:p>
      <text:p text:style-name="P920">Поменялась ли его суть, или это была всего лишь пластическая операция?</text:p>
      <text:p text:style-name="P920">Про то пускай ломает голову какой-нибудь другой «я», а то у меня тут уже утро начинает брезжить за тонким <text:s/>полотном палатки оповещая конец бессоной ночи и этого наскончаемого письма.</text:p>
      <text:p text:style-name="P8"/>
      <text:p text:style-name="P14">Ты спросишь как протекала моя дальнейшая жизнь за водоразделом из Кавказского хребта?</text:p>
      <text:p text:style-name="P14">Так можешь и не спрашивать — я всё равно скажу.</text:p>
      <text:p text:style-name="P14">Во-первых, не говори о мое<text:span text:style-name="T10">й</text:span> жизни в прошедшем времени, она всё ещё продолжает течь дальше. Я укатал ей русло как сумел.</text:p>
      <text:p text:style-name="P14">Из-за спиралевидности течения, нам дано лишь проходить через множественные повторения тог<text:span text:style-name="T9">о</text:span> что было и будет.</text:p>
      <text:p text:style-name="P8"><text:s/>«...что было, то и будет...» <text:span text:style-name="T8">сказано в Ветхом завете</text:span>, а В. Даль в своём словаре записал тоже самое на нормальном, людском языке — «хрен редьки не слаще». Но, спрашивается, хоть кому-то помогли эти мудрости?</text:p>
      <text:p text:style-name="P14">А когда подкатывает момент почувствовать, что да пошло оно всё, то <text:span text:style-name="T10">я </text:span>не сопротивляюсь, а иду до конца.</text:p>
      <text:p text:style-name="P1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4">Конечно, когда распознаю повторение знакомых ситуаций, то стараюсь не повторять мерзостей, за которые потом мучительно стыдно. До сих пор, вроде, удавалось.</text:p>
      <text:p text:style-name="P14">Или? Да, нет — точно...</text:p>
      <text:p text:style-name="P14">Если только тот сучий потрох в китайской палатке ещё чего-нибудь не нароет.</text:p>
      <text:p text:style-name="P14"/>
      <text:p text:style-name="P15">Так вот и текём тут себе — я да Варанда.</text:p>
      <text:p text:style-name="P15">Она — к Араксу, а я мимо и — дальше к последнему пределу, за которым неоглядно<text:span text:style-name="T10">е</text:span> безбрежно синее море, а в нём затерявшийся кораблик-парусник.</text:p>
      <text:p text:style-name="P15"/>
      <text:p text:style-name="P10">Что-то опять меня занесло на всякие эпохи с филологией. <text:span text:style-name="T3">В конце концов, это частное письмо отца к своей дочери, местами где-то и дидактическое даже, ну, в некотором роде.</text:span></text:p>
      <text:p text:style-name="P12"><text:s/>Так что пора, пожалуй, и честь знать — пришло время заэпиложиться.</text:p>
      <text:p text:style-name="P9"><text:tab/></text:p>
      <text:p text:style-name="P9"><text:tab/>...<text:span text:style-name="T3">а о себе, доченька, могу сообщить, что...</text:span></text:p>
      <text:p text:style-name="P11">сказанное кем-то и когда-то «я<text:span text:style-name="T4"> знаю, что я ничего не знаю» <text:s/></text:span><text:s/>— это совсем не про меня; хоть <text:s/><text:span text:style-name="T4"><text:s text:c="2"/>я </text:span>и сам, бывало, умничал этим перлом. <text:span text:style-name="T10">Нынче у меня серьёзные сомнения относительно даже </text:span><text:soft-page-break/>и <text:span text:style-name="T4">столь незначительной толики знания.</text:span></text:p>
      <text:p text:style-name="P4">Я сомневаюсь, что знаю хоть что-нибудь <text:span text:style-name="T3">—</text:span> пусть даже и ничего. <text:s/></text:p>
      <text:p text:style-name="P4"/>
      <text:p text:style-name="P4">«<text:span text:style-name="T774">Мы понимаем жизнь лишь оглядываясь на прошлое» изрёк любитель афоризмов. </text:span></text:p>
      <text:p text:style-name="P918">Идиот! Ты не поймёшь её даже если тебя выдернут из могилы и ткнут в неёю безносым черепом!</text:p>
      <text:p text:style-name="P918">И никто не поймёт...</text:p>
      <text:p text:style-name="P4">Несомненно одно <text:span text:style-name="T3">—</text:span> жизнь короче даже, чем ч<text:span text:style-name="T1">ё</text:span>рточка между датой рождения и кончины.</text:p>
      <text:p text:style-name="P4">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всяческое и всевозможнейшее дерьмо, я <text:span text:style-name="T3">— </text:span>вс<text:span text:style-name="T1">ё</text:span> тот же наивный лох готовый увязаться в экспедицию к неведомым кудыкиным горам.</text:p>
      <text:p text:style-name="P11">И<text:span text:style-name="T4"> пусть обшивка ни к черту, мачта скрыпит и вся эта скорлупа не переживёт ближайшего шторма </text:span>—<text:span text:style-name="T4"> вперёд!</text:span></text:p>
      <text:p text:style-name="P11">И<text:span text:style-name="T4"> пусть очередная каллисто или пенелопа (не велика разница) вопит, <text:s/>расхрыстав свои прелести, и мечется вдоль линии прибоя <text:s text:c="2"/>— вперёд!... <text:s/></text:span></text:p>
      <text:p text:style-name="P1"><text:s/></text:p>
      <text:p text:style-name="P2">Утешает лишь одно, что оставшийся отрезок ч<text:span text:style-name="T1">ё</text:span>рточки уже меньше пройденного и край различим. Значит — достигнем. </text:p>
      <text:p text:style-name="P2">А хули нам <text:span text:style-name="T12">ахулинамистам?!</text:span>!</text:p>
      <text:p text:style-name="P1"/>
      <text:p text:style-name="P1">До свиданья, дочка.</text:p>
      <text:p text:style-name="P1">Обнимаю.</text:p>
      <text:p text:style-name="P7">И, раз уж тебе <text:s text:c="2"/>хочется на «Вы» <text:s/>— </text:p>
      <text:p text:style-name="P3">С любовью, твои папы <text:span text:style-name="T2">—</text:span> Сергей и Николаевич.</text:p>
      <text:p text:style-name="P3"/>
      <text:p text:style-name="P13">(и, <text:span text:style-name="T6">какие бы слухи до тебя ни доходили </text:span><text:s/>— <text:span text:style-name="T7">ты твёрдо </text:span>знай: мы жили долго и счастливо и умерли в один день)</text:p>
      <text:p text:style-name="P1"/>
      <text:p text:style-name="P2">P.S.: <text:s/></text:p>
      <text:p text:style-name="P5">а коли родишь ещё и отпрыска мужеска пола — приглядывай! И буде заметишь излишнюю тягу к бумаге, или, <text:span text:style-name="T11">вместо игр</text:span>, в компьютере<text:span text:style-name="T11"> текст начнёт набирать</text:span>, то заверни <text:span text:style-name="T11">родимого</text:span> в белу тряпицу, да брось в быстру реченьку — он же тебе потом спасибо скажет.</text:p>
      <text:p text:style-name="P1"/>
      <text:p text:style-name="P16">P.P.S.:</text:p>
      <text:p text:style-name="P17">чуть не забыл предупредить, что всяк<text:span text:style-name="T13">и</text:span>е совпадени<text:span text:style-name="T13">я</text:span> с именами реальных людей абсолютно случайн<text:span text:style-name="T13">ы</text:span>, потому что любой графоман имеет право на творческий вымысел и мало ли что кому пригрезится в </text:p>
      <text:p text:style-name="P6"><text:tab/><text:tab/><text:tab/>ночь с 20 на 21 августа 2007 г., </text:p>
      <text:p text:style-name="P17"><text:tab/><text:tab/><text:tab/><text:tab/>на левом берегу <text:span text:style-name="T4">р</text:span>еки<text:span text:style-name="T4"> Варáнда...</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4-08T15:08:46.822466592</meta:creation-date>
    <dc:date>2016-11-25T22:25:00.452507553</dc:date>
    <dc:creator>sehrguey </dc:creator>
    <meta:editing-duration>PT12H11M36S</meta:editing-duration>
    <meta:editing-cycles>101</meta:editing-cycles>
    <meta:generator>LibreOffice/4.3.3.2$Linux_x86 LibreOffice_project/430m0$Build-2</meta:generator>
    <meta:document-statistic meta:table-count="0" meta:image-count="0" meta:object-count="0" meta:page-count="328" meta:paragraph-count="8252" meta:word-count="157530" meta:character-count="1001281" meta:non-whitespace-character-count="847380"/>
  </office:meta>
</office:document-meta>
</file>